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ight6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70.5792" calcext:value-type="float">
            <text:p>70.5792</text:p>
          </table:table-cell>
          <table:table-cell office:value-type="float" office:value="281.496" calcext:value-type="float">
            <text:p>281.496</text:p>
          </table:table-cell>
          <table:table-cell office:value-type="float" office:value="41.7645" calcext:value-type="float">
            <text:p>41.7645</text:p>
          </table:table-cell>
          <table:table-cell office:value-type="float" office:value="69.6208" calcext:value-type="float">
            <text:p>69.6208</text:p>
          </table:table-cell>
          <table:table-cell office:value-type="float" office:value="268.571" calcext:value-type="float">
            <text:p>268.571</text:p>
          </table:table-cell>
          <table:table-cell office:value-type="float" office:value="42.1417" calcext:value-type="float">
            <text:p>42.1417</text:p>
          </table:table-cell>
          <table:table-cell/>
          <table:table-cell table:formula="of:=([.D1]-[.A1])/0.0166667" office:value-type="float" office:value="-57.5038849922299" calcext:value-type="float">
            <text:p>-57.5038849922299</text:p>
          </table:table-cell>
          <table:table-cell table:formula="of:=ABS([.E1]-[.B1])/0.0166667" office:value-type="float" office:value="775.498449003099" calcext:value-type="float">
            <text:p>775.498449003099</text:p>
          </table:table-cell>
          <table:table-cell table:formula="of:=([.F1]-[.C1])/0.0166667" office:value-type="float" office:value="22.6319547360906" calcext:value-type="float">
            <text:p>22.6319547360906</text:p>
          </table:table-cell>
          <table:table-cell table:formula="of:=DEGREES(ATAN(ABS([.F1]-[.C1])/ABS([.E1]-[.B1])))" office:value-type="float" office:value="1.67163138027014" calcext:value-type="float">
            <text:p>1.67163138027014</text:p>
          </table:table-cell>
          <table:table-cell table:formula="of:=SQRT(POWER([.H1];2)+POWER([.I1];2)+POWER([.J1];2))" office:value-type="float" office:value="777.956776800992" calcext:value-type="float">
            <text:p>777.956776800992</text:p>
          </table:table-cell>
        </table:table-row>
        <table:table-row table:style-name="ro1">
          <table:table-cell office:value-type="float" office:value="72.865" calcext:value-type="float">
            <text:p>72.865</text:p>
          </table:table-cell>
          <table:table-cell office:value-type="float" office:value="280.363" calcext:value-type="float">
            <text:p>280.363</text:p>
          </table:table-cell>
          <table:table-cell office:value-type="float" office:value="42.177" calcext:value-type="float">
            <text:p>42.177</text:p>
          </table:table-cell>
          <table:table-cell office:value-type="float" office:value="72.342" calcext:value-type="float">
            <text:p>72.342</text:p>
          </table:table-cell>
          <table:table-cell office:value-type="float" office:value="270.166" calcext:value-type="float">
            <text:p>270.166</text:p>
          </table:table-cell>
          <table:table-cell office:value-type="float" office:value="42.0991" calcext:value-type="float">
            <text:p>42.0991</text:p>
          </table:table-cell>
          <table:table-cell/>
          <table:table-cell table:formula="of:=([.D2]-[.A2])/0.0166667" office:value-type="float" office:value="-31.3799372401253" calcext:value-type="float">
            <text:p>-31.3799372401253</text:p>
          </table:table-cell>
          <table:table-cell table:formula="of:=ABS([.E2]-[.B2])/0.0166667" office:value-type="float" office:value="611.818776362447" calcext:value-type="float">
            <text:p>611.818776362447</text:p>
          </table:table-cell>
          <table:table-cell table:formula="of:=([.F2]-[.C2])/0.0166667" office:value-type="float" office:value="-4.67399065201867" calcext:value-type="float">
            <text:p>-4.67399065201867</text:p>
          </table:table-cell>
          <table:table-cell table:formula="of:=DEGREES(ATAN(ABS([.F2]-[.C2])/ABS([.E2]-[.B2])))" office:value-type="float" office:value="0.437702696605592" calcext:value-type="float">
            <text:p>0.437702696605592</text:p>
          </table:table-cell>
          <table:table-cell table:formula="of:=SQRT(POWER([.H2];2)+POWER([.I2];2)+POWER([.J2];2))" office:value-type="float" office:value="612.640809740464" calcext:value-type="float">
            <text:p>612.640809740464</text:p>
          </table:table-cell>
        </table:table-row>
        <table:table-row table:style-name="ro1">
          <table:table-cell office:value-type="float" office:value="71.5964" calcext:value-type="float">
            <text:p>71.5964</text:p>
          </table:table-cell>
          <table:table-cell office:value-type="float" office:value="278.985" calcext:value-type="float">
            <text:p>278.985</text:p>
          </table:table-cell>
          <table:table-cell office:value-type="float" office:value="41.9091" calcext:value-type="float">
            <text:p>41.9091</text:p>
          </table:table-cell>
          <table:table-cell office:value-type="float" office:value="70.8559" calcext:value-type="float">
            <text:p>70.8559</text:p>
          </table:table-cell>
          <table:table-cell office:value-type="float" office:value="267.557" calcext:value-type="float">
            <text:p>267.557</text:p>
          </table:table-cell>
          <table:table-cell office:value-type="float" office:value="41.8074" calcext:value-type="float">
            <text:p>41.8074</text:p>
          </table:table-cell>
          <table:table-cell/>
          <table:table-cell table:formula="of:=([.D3]-[.A3])/0.0166667" office:value-type="float" office:value="-44.4299111401776" calcext:value-type="float">
            <text:p>-44.4299111401776</text:p>
          </table:table-cell>
          <table:table-cell table:formula="of:=ABS([.E3]-[.B3])/0.0166667" office:value-type="float" office:value="685.678628642743" calcext:value-type="float">
            <text:p>685.678628642743</text:p>
          </table:table-cell>
          <table:table-cell table:formula="of:=([.F3]-[.C3])/0.0166667" office:value-type="float" office:value="-6.10198779602447" calcext:value-type="float">
            <text:p>-6.10198779602447</text:p>
          </table:table-cell>
          <table:table-cell table:formula="of:=DEGREES(ATAN(ABS([.F3]-[.C3])/ABS([.E3]-[.B3])))" office:value-type="float" office:value="0.509872852634354" calcext:value-type="float">
            <text:p>0.509872852634354</text:p>
          </table:table-cell>
          <table:table-cell table:formula="of:=SQRT(POWER([.H3];2)+POWER([.I3];2)+POWER([.J3];2))" office:value-type="float" office:value="687.143677142109" calcext:value-type="float">
            <text:p>687.143677142109</text:p>
          </table:table-cell>
        </table:table-row>
        <table:table-row table:style-name="ro1">
          <table:table-cell office:value-type="float" office:value="72.8781" calcext:value-type="float">
            <text:p>72.8781</text:p>
          </table:table-cell>
          <table:table-cell office:value-type="float" office:value="285.613" calcext:value-type="float">
            <text:p>285.613</text:p>
          </table:table-cell>
          <table:table-cell office:value-type="float" office:value="42.0952" calcext:value-type="float">
            <text:p>42.0952</text:p>
          </table:table-cell>
          <table:table-cell office:value-type="float" office:value="72.3479" calcext:value-type="float">
            <text:p>72.3479</text:p>
          </table:table-cell>
          <table:table-cell office:value-type="float" office:value="272.596" calcext:value-type="float">
            <text:p>272.596</text:p>
          </table:table-cell>
          <table:table-cell office:value-type="float" office:value="42.4415" calcext:value-type="float">
            <text:p>42.4415</text:p>
          </table:table-cell>
          <table:table-cell/>
          <table:table-cell table:formula="of:=([.D4]-[.A4])/0.0166667" office:value-type="float" office:value="-31.8119363761277" calcext:value-type="float">
            <text:p>-31.8119363761277</text:p>
          </table:table-cell>
          <table:table-cell table:formula="of:=ABS([.E4]-[.B4])/0.0166667" office:value-type="float" office:value="781.018437963124" calcext:value-type="float">
            <text:p>781.018437963124</text:p>
          </table:table-cell>
          <table:table-cell table:formula="of:=([.F4]-[.C4])/0.0166667" office:value-type="float" office:value="20.7779584440831" calcext:value-type="float">
            <text:p>20.7779584440831</text:p>
          </table:table-cell>
          <table:table-cell table:formula="of:=DEGREES(ATAN(ABS([.F4]-[.C4])/ABS([.E4]-[.B4])))" office:value-type="float" office:value="1.52391867937309" calcext:value-type="float">
            <text:p>1.52391867937309</text:p>
          </table:table-cell>
          <table:table-cell table:formula="of:=SQRT(POWER([.H4];2)+POWER([.I4];2)+POWER([.J4];2))" office:value-type="float" office:value="781.942148302201" calcext:value-type="float">
            <text:p>781.942148302201</text:p>
          </table:table-cell>
        </table:table-row>
        <table:table-row table:style-name="ro1">
          <table:table-cell office:value-type="float" office:value="72.3485" calcext:value-type="float">
            <text:p>72.3485</text:p>
          </table:table-cell>
          <table:table-cell office:value-type="float" office:value="276.576" calcext:value-type="float">
            <text:p>276.576</text:p>
          </table:table-cell>
          <table:table-cell office:value-type="float" office:value="41.5434" calcext:value-type="float">
            <text:p>41.5434</text:p>
          </table:table-cell>
          <table:table-cell office:value-type="float" office:value="71.8415" calcext:value-type="float">
            <text:p>71.8415</text:p>
          </table:table-cell>
          <table:table-cell office:value-type="float" office:value="263.992" calcext:value-type="float">
            <text:p>263.992</text:p>
          </table:table-cell>
          <table:table-cell office:value-type="float" office:value="41.9044" calcext:value-type="float">
            <text:p>41.9044</text:p>
          </table:table-cell>
          <table:table-cell/>
          <table:table-cell table:formula="of:=([.D5]-[.A5])/0.0166667" office:value-type="float" office:value="-30.419939160122" calcext:value-type="float">
            <text:p>-30.419939160122</text:p>
          </table:table-cell>
          <table:table-cell table:formula="of:=ABS([.E5]-[.B5])/0.0166667" office:value-type="float" office:value="755.03848992302" calcext:value-type="float">
            <text:p>755.03848992302</text:p>
          </table:table-cell>
          <table:table-cell table:formula="of:=([.F5]-[.C5])/0.0166667" office:value-type="float" office:value="21.6599566800869" calcext:value-type="float">
            <text:p>21.6599566800869</text:p>
          </table:table-cell>
          <table:table-cell table:formula="of:=DEGREES(ATAN(ABS([.F5]-[.C5])/ABS([.E5]-[.B5])))" office:value-type="float" office:value="1.64320607544862" calcext:value-type="float">
            <text:p>1.64320607544862</text:p>
          </table:table-cell>
          <table:table-cell table:formula="of:=SQRT(POWER([.H5];2)+POWER([.I5];2)+POWER([.J5];2))" office:value-type="float" office:value="755.961406215373" calcext:value-type="float">
            <text:p>755.961406215373</text:p>
          </table:table-cell>
        </table:table-row>
        <table:table-row table:style-name="ro1">
          <table:table-cell office:value-type="float" office:value="71.846" calcext:value-type="float">
            <text:p>71.846</text:p>
          </table:table-cell>
          <table:table-cell office:value-type="float" office:value="284.423" calcext:value-type="float">
            <text:p>284.423</text:p>
          </table:table-cell>
          <table:table-cell office:value-type="float" office:value="41.0268" calcext:value-type="float">
            <text:p>41.0268</text:p>
          </table:table-cell>
          <table:table-cell office:value-type="float" office:value="71.3389" calcext:value-type="float">
            <text:p>71.3389</text:p>
          </table:table-cell>
          <table:table-cell office:value-type="float" office:value="271.577" calcext:value-type="float">
            <text:p>271.577</text:p>
          </table:table-cell>
          <table:table-cell office:value-type="float" office:value="40.6395" calcext:value-type="float">
            <text:p>40.6395</text:p>
          </table:table-cell>
          <table:table-cell/>
          <table:table-cell table:formula="of:=([.D6]-[.A6])/0.0166667" office:value-type="float" office:value="-30.4259391481222" calcext:value-type="float">
            <text:p>-30.4259391481222</text:p>
          </table:table-cell>
          <table:table-cell table:formula="of:=ABS([.E6]-[.B6])/0.0166667" office:value-type="float" office:value="770.758458483083" calcext:value-type="float">
            <text:p>770.758458483083</text:p>
          </table:table-cell>
          <table:table-cell table:formula="of:=([.F6]-[.C6])/0.0166667" office:value-type="float" office:value="-23.2379535240932" calcext:value-type="float">
            <text:p>-23.2379535240932</text:p>
          </table:table-cell>
          <table:table-cell table:formula="of:=DEGREES(ATAN(ABS([.F6]-[.C6])/ABS([.E6]-[.B6])))" office:value-type="float" office:value="1.72691385448075" calcext:value-type="float">
            <text:p>1.72691385448075</text:p>
          </table:table-cell>
          <table:table-cell table:formula="of:=SQRT(POWER([.H6];2)+POWER([.I6];2)+POWER([.J6];2))" office:value-type="float" office:value="771.708715501032" calcext:value-type="float">
            <text:p>771.708715501032</text:p>
          </table:table-cell>
        </table:table-row>
        <table:table-row table:style-name="ro1">
          <table:table-cell office:value-type="float" office:value="72.6178" calcext:value-type="float">
            <text:p>72.6178</text:p>
          </table:table-cell>
          <table:table-cell office:value-type="float" office:value="287.171" calcext:value-type="float">
            <text:p>287.171</text:p>
          </table:table-cell>
          <table:table-cell office:value-type="float" office:value="40.8301" calcext:value-type="float">
            <text:p>40.8301</text:p>
          </table:table-cell>
          <table:table-cell office:value-type="float" office:value="72.0923" calcext:value-type="float">
            <text:p>72.0923</text:p>
          </table:table-cell>
          <table:table-cell office:value-type="float" office:value="275.364" calcext:value-type="float">
            <text:p>275.364</text:p>
          </table:table-cell>
          <table:table-cell office:value-type="float" office:value="40.9966" calcext:value-type="float">
            <text:p>40.9966</text:p>
          </table:table-cell>
          <table:table-cell/>
          <table:table-cell table:formula="of:=([.D7]-[.A7])/0.0166667" office:value-type="float" office:value="-31.5299369401266" calcext:value-type="float">
            <text:p>-31.5299369401266</text:p>
          </table:table-cell>
          <table:table-cell table:formula="of:=ABS([.E7]-[.B7])/0.0166667" office:value-type="float" office:value="708.418583162835" calcext:value-type="float">
            <text:p>708.418583162835</text:p>
          </table:table-cell>
          <table:table-cell table:formula="of:=([.F7]-[.C7])/0.0166667" office:value-type="float" office:value="9.98998002003991" calcext:value-type="float">
            <text:p>9.98998002003991</text:p>
          </table:table-cell>
          <table:table-cell table:formula="of:=DEGREES(ATAN(ABS([.F7]-[.C7])/ABS([.E7]-[.B7])))" office:value-type="float" office:value="0.807920301815264" calcext:value-type="float">
            <text:p>0.807920301815264</text:p>
          </table:table-cell>
          <table:table-cell table:formula="of:=SQRT(POWER([.H7];2)+POWER([.I7];2)+POWER([.J7];2))" office:value-type="float" office:value="709.190260504674" calcext:value-type="float">
            <text:p>709.190260504674</text:p>
          </table:table-cell>
        </table:table-row>
        <table:table-row table:style-name="ro1">
          <table:table-cell office:value-type="float" office:value="73.1473" calcext:value-type="float">
            <text:p>73.1473</text:p>
          </table:table-cell>
          <table:table-cell office:value-type="float" office:value="292.686" calcext:value-type="float">
            <text:p>292.686</text:p>
          </table:table-cell>
          <table:table-cell office:value-type="float" office:value="40.452" calcext:value-type="float">
            <text:p>40.452</text:p>
          </table:table-cell>
          <table:table-cell office:value-type="float" office:value="72.8623" calcext:value-type="float">
            <text:p>72.8623</text:p>
          </table:table-cell>
          <table:table-cell office:value-type="float" office:value="280.476" calcext:value-type="float">
            <text:p>280.476</text:p>
          </table:table-cell>
          <table:table-cell office:value-type="float" office:value="41.656" calcext:value-type="float">
            <text:p>41.656</text:p>
          </table:table-cell>
          <table:table-cell/>
          <table:table-cell table:formula="of:=([.D8]-[.A8])/0.0166667" office:value-type="float" office:value="-17.0999658000682" calcext:value-type="float">
            <text:p>-17.0999658000682</text:p>
          </table:table-cell>
          <table:table-cell table:formula="of:=ABS([.E8]-[.B8])/0.0166667" office:value-type="float" office:value="732.598534802929" calcext:value-type="float">
            <text:p>732.598534802929</text:p>
          </table:table-cell>
          <table:table-cell table:formula="of:=([.F8]-[.C8])/0.0166667" office:value-type="float" office:value="72.239855520289" calcext:value-type="float">
            <text:p>72.239855520289</text:p>
          </table:table-cell>
          <table:table-cell table:formula="of:=DEGREES(ATAN(ABS([.F8]-[.C8])/ABS([.E8]-[.B8])))" office:value-type="float" office:value="5.63159913612348" calcext:value-type="float">
            <text:p>5.63159913612348</text:p>
          </table:table-cell>
          <table:table-cell table:formula="of:=SQRT(POWER([.H8];2)+POWER([.I8];2)+POWER([.J8];2))" office:value-type="float" office:value="736.350201162025" calcext:value-type="float">
            <text:p>736.350201162025</text:p>
          </table:table-cell>
        </table:table-row>
        <table:table-row table:style-name="ro1">
          <table:table-cell office:value-type="float" office:value="72.3454" calcext:value-type="float">
            <text:p>72.3454</text:p>
          </table:table-cell>
          <table:table-cell office:value-type="float" office:value="279.372" calcext:value-type="float">
            <text:p>279.372</text:p>
          </table:table-cell>
          <table:table-cell office:value-type="float" office:value="40.3322" calcext:value-type="float">
            <text:p>40.3322</text:p>
          </table:table-cell>
          <table:table-cell office:value-type="float" office:value="71.8417" calcext:value-type="float">
            <text:p>71.8417</text:p>
          </table:table-cell>
          <table:table-cell office:value-type="float" office:value="266.467" calcext:value-type="float">
            <text:p>266.467</text:p>
          </table:table-cell>
          <table:table-cell office:value-type="float" office:value="41.7348" calcext:value-type="float">
            <text:p>41.7348</text:p>
          </table:table-cell>
          <table:table-cell/>
          <table:table-cell table:formula="of:=([.D9]-[.A9])/0.0166667" office:value-type="float" office:value="-30.2219395561206" calcext:value-type="float">
            <text:p>-30.2219395561206</text:p>
          </table:table-cell>
          <table:table-cell table:formula="of:=ABS([.E9]-[.B9])/0.0166667" office:value-type="float" office:value="774.298451403099" calcext:value-type="float">
            <text:p>774.298451403099</text:p>
          </table:table-cell>
          <table:table-cell table:formula="of:=([.F9]-[.C9])/0.0166667" office:value-type="float" office:value="84.1558316883366" calcext:value-type="float">
            <text:p>84.1558316883366</text:p>
          </table:table-cell>
          <table:table-cell table:formula="of:=DEGREES(ATAN(ABS([.F9]-[.C9])/ABS([.E9]-[.B9])))" office:value-type="float" office:value="6.20293279170242" calcext:value-type="float">
            <text:p>6.20293279170242</text:p>
          </table:table-cell>
          <table:table-cell table:formula="of:=SQRT(POWER([.H9];2)+POWER([.I9];2)+POWER([.J9];2))" office:value-type="float" office:value="779.444456958241" calcext:value-type="float">
            <text:p>779.444456958241</text:p>
          </table:table-cell>
        </table:table-row>
        <table:table-row table:style-name="ro1">
          <table:table-cell office:value-type="float" office:value="70.3336" calcext:value-type="float">
            <text:p>70.3336</text:p>
          </table:table-cell>
          <table:table-cell office:value-type="float" office:value="278.838" calcext:value-type="float">
            <text:p>278.838</text:p>
          </table:table-cell>
          <table:table-cell office:value-type="float" office:value="41.9448" calcext:value-type="float">
            <text:p>41.9448</text:p>
          </table:table-cell>
          <table:table-cell office:value-type="float" office:value="69.3848" calcext:value-type="float">
            <text:p>69.3848</text:p>
          </table:table-cell>
          <table:table-cell office:value-type="float" office:value="266.081" calcext:value-type="float">
            <text:p>266.081</text:p>
          </table:table-cell>
          <table:table-cell office:value-type="float" office:value="42.0667" calcext:value-type="float">
            <text:p>42.0667</text:p>
          </table:table-cell>
          <table:table-cell/>
          <table:table-cell table:formula="of:=([.D10]-[.A10])/0.0166667" office:value-type="float" office:value="-56.9278861442281" calcext:value-type="float">
            <text:p>-56.9278861442281</text:p>
          </table:table-cell>
          <table:table-cell table:formula="of:=ABS([.E10]-[.B10])/0.0166667" office:value-type="float" office:value="765.418469163062" calcext:value-type="float">
            <text:p>765.418469163062</text:p>
          </table:table-cell>
          <table:table-cell table:formula="of:=([.F10]-[.C10])/0.0166667" office:value-type="float" office:value="7.31398537202905" calcext:value-type="float">
            <text:p>7.31398537202905</text:p>
          </table:table-cell>
          <table:table-cell table:formula="of:=DEGREES(ATAN(ABS([.F10]-[.C10])/ABS([.E10]-[.B10])))" office:value-type="float" office:value="0.547475343554562" calcext:value-type="float">
            <text:p>0.547475343554562</text:p>
          </table:table-cell>
          <table:table-cell table:formula="of:=SQRT(POWER([.H10];2)+POWER([.I10];2)+POWER([.J10];2))" office:value-type="float" office:value="767.567398694602" calcext:value-type="float">
            <text:p>767.567398694602</text:p>
          </table:table-cell>
        </table:table-row>
        <table:table-row table:style-name="ro1">
          <table:table-cell office:value-type="float" office:value="72.3667" calcext:value-type="float">
            <text:p>72.3667</text:p>
          </table:table-cell>
          <table:table-cell office:value-type="float" office:value="286.932" calcext:value-type="float">
            <text:p>286.932</text:p>
          </table:table-cell>
          <table:table-cell office:value-type="float" office:value="41.8901" calcext:value-type="float">
            <text:p>41.8901</text:p>
          </table:table-cell>
          <table:table-cell office:value-type="float" office:value="71.3527" calcext:value-type="float">
            <text:p>71.3527</text:p>
          </table:table-cell>
          <table:table-cell office:value-type="float" office:value="273.681" calcext:value-type="float">
            <text:p>273.681</text:p>
          </table:table-cell>
          <table:table-cell office:value-type="float" office:value="42.7698" calcext:value-type="float">
            <text:p>42.7698</text:p>
          </table:table-cell>
          <table:table-cell/>
          <table:table-cell table:formula="of:=([.D11]-[.A11])/0.0166667" office:value-type="float" office:value="-60.8398783202431" calcext:value-type="float">
            <text:p>-60.8398783202431</text:p>
          </table:table-cell>
          <table:table-cell table:formula="of:=ABS([.E11]-[.B11])/0.0166667" office:value-type="float" office:value="795.058409883182" calcext:value-type="float">
            <text:p>795.058409883182</text:p>
          </table:table-cell>
          <table:table-cell table:formula="of:=([.F11]-[.C11])/0.0166667" office:value-type="float" office:value="52.7818944362115" calcext:value-type="float">
            <text:p>52.7818944362115</text:p>
          </table:table-cell>
          <table:table-cell table:formula="of:=DEGREES(ATAN(ABS([.F11]-[.C11])/ABS([.E11]-[.B11])))" office:value-type="float" office:value="3.79814696001642" calcext:value-type="float">
            <text:p>3.79814696001642</text:p>
          </table:table-cell>
          <table:table-cell table:formula="of:=SQRT(POWER([.H11];2)+POWER([.I11];2)+POWER([.J11];2))" office:value-type="float" office:value="799.127833516185" calcext:value-type="float">
            <text:p>799.127833516185</text:p>
          </table:table-cell>
        </table:table-row>
        <table:table-row table:style-name="ro1">
          <table:table-cell office:value-type="float" office:value="71.3497" calcext:value-type="float">
            <text:p>71.3497</text:p>
          </table:table-cell>
          <table:table-cell office:value-type="float" office:value="277.519" calcext:value-type="float">
            <text:p>277.519</text:p>
          </table:table-cell>
          <table:table-cell office:value-type="float" office:value="42.6482" calcext:value-type="float">
            <text:p>42.6482</text:p>
          </table:table-cell>
          <table:table-cell office:value-type="float" office:value="70.3741" calcext:value-type="float">
            <text:p>70.3741</text:p>
          </table:table-cell>
          <table:table-cell office:value-type="float" office:value="266.077" calcext:value-type="float">
            <text:p>266.077</text:p>
          </table:table-cell>
          <table:table-cell office:value-type="float" office:value="42.7906" calcext:value-type="float">
            <text:p>42.7906</text:p>
          </table:table-cell>
          <table:table-cell/>
          <table:table-cell table:formula="of:=([.D12]-[.A12])/0.0166667" office:value-type="float" office:value="-58.5358829282341" calcext:value-type="float">
            <text:p>-58.5358829282341</text:p>
          </table:table-cell>
          <table:table-cell table:formula="of:=ABS([.E12]-[.B12])/0.0166667" office:value-type="float" office:value="686.518626962747" calcext:value-type="float">
            <text:p>686.518626962747</text:p>
          </table:table-cell>
          <table:table-cell table:formula="of:=([.F12]-[.C12])/0.0166667" office:value-type="float" office:value="8.54398291203387" calcext:value-type="float">
            <text:p>8.54398291203387</text:p>
          </table:table-cell>
          <table:table-cell table:formula="of:=DEGREES(ATAN(ABS([.F12]-[.C12])/ABS([.E12]-[.B12])))" office:value-type="float" office:value="0.713030746712623" calcext:value-type="float">
            <text:p>0.713030746712623</text:p>
          </table:table-cell>
          <table:table-cell table:formula="of:=SQRT(POWER([.H12];2)+POWER([.I12];2)+POWER([.J12];2))" office:value-type="float" office:value="689.062605574417" calcext:value-type="float">
            <text:p>689.062605574417</text:p>
          </table:table-cell>
        </table:table-row>
        <table:table-row table:style-name="ro1">
          <table:table-cell office:value-type="float" office:value="72.6134" calcext:value-type="float">
            <text:p>72.6134</text:p>
          </table:table-cell>
          <table:table-cell office:value-type="float" office:value="285.936" calcext:value-type="float">
            <text:p>285.936</text:p>
          </table:table-cell>
          <table:table-cell office:value-type="float" office:value="40.5202" calcext:value-type="float">
            <text:p>40.5202</text:p>
          </table:table-cell>
          <table:table-cell office:value-type="float" office:value="72.3351" calcext:value-type="float">
            <text:p>72.3351</text:p>
          </table:table-cell>
          <table:table-cell office:value-type="float" office:value="271.711" calcext:value-type="float">
            <text:p>271.711</text:p>
          </table:table-cell>
          <table:table-cell office:value-type="float" office:value="40.6079" calcext:value-type="float">
            <text:p>40.6079</text:p>
          </table:table-cell>
          <table:table-cell/>
          <table:table-cell table:formula="of:=([.D13]-[.A13])/0.0166667" office:value-type="float" office:value="-16.6979666040669" calcext:value-type="float">
            <text:p>-16.6979666040669</text:p>
          </table:table-cell>
          <table:table-cell table:formula="of:=ABS([.E13]-[.B13])/0.0166667" office:value-type="float" office:value="853.498293003412" calcext:value-type="float">
            <text:p>853.498293003412</text:p>
          </table:table-cell>
          <table:table-cell table:formula="of:=([.F13]-[.C13])/0.0166667" office:value-type="float" office:value="5.26198947602093" calcext:value-type="float">
            <text:p>5.26198947602093</text:p>
          </table:table-cell>
          <table:table-cell table:formula="of:=DEGREES(ATAN(ABS([.F13]-[.C13])/ABS([.E13]-[.B13])))" office:value-type="float" office:value="0.353235585272546" calcext:value-type="float">
            <text:p>0.353235585272546</text:p>
          </table:table-cell>
          <table:table-cell table:formula="of:=SQRT(POWER([.H13];2)+POWER([.I13];2)+POWER([.J13];2))" office:value-type="float" office:value="853.677835475242" calcext:value-type="float">
            <text:p>853.677835475242</text:p>
          </table:table-cell>
        </table:table-row>
        <table:table-row table:style-name="ro1">
          <table:table-cell office:value-type="float" office:value="72.1082" calcext:value-type="float">
            <text:p>72.1082</text:p>
          </table:table-cell>
          <table:table-cell office:value-type="float" office:value="284.223" calcext:value-type="float">
            <text:p>284.223</text:p>
          </table:table-cell>
          <table:table-cell office:value-type="float" office:value="42.0703" calcext:value-type="float">
            <text:p>42.0703</text:p>
          </table:table-cell>
          <table:table-cell office:value-type="float" office:value="71.3535" calcext:value-type="float">
            <text:p>71.3535</text:p>
          </table:table-cell>
          <table:table-cell office:value-type="float" office:value="271.179" calcext:value-type="float">
            <text:p>271.179</text:p>
          </table:table-cell>
          <table:table-cell office:value-type="float" office:value="42.6818" calcext:value-type="float">
            <text:p>42.6818</text:p>
          </table:table-cell>
          <table:table-cell/>
          <table:table-cell table:formula="of:=([.D14]-[.A14])/0.0166667" office:value-type="float" office:value="-45.2819094361811" calcext:value-type="float">
            <text:p>-45.2819094361811</text:p>
          </table:table-cell>
          <table:table-cell table:formula="of:=ABS([.E14]-[.B14])/0.0166667" office:value-type="float" office:value="782.638434723133" calcext:value-type="float">
            <text:p>782.638434723133</text:p>
          </table:table-cell>
          <table:table-cell table:formula="of:=([.F14]-[.C14])/0.0166667" office:value-type="float" office:value="36.6899266201467" calcext:value-type="float">
            <text:p>36.6899266201467</text:p>
          </table:table-cell>
          <table:table-cell table:formula="of:=DEGREES(ATAN(ABS([.F14]-[.C14])/ABS([.E14]-[.B14])))" office:value-type="float" office:value="2.68404908880751" calcext:value-type="float">
            <text:p>2.68404908880751</text:p>
          </table:table-cell>
          <table:table-cell table:formula="of:=SQRT(POWER([.H14];2)+POWER([.I14];2)+POWER([.J14];2))" office:value-type="float" office:value="784.805403615096" calcext:value-type="float">
            <text:p>784.805403615096</text:p>
          </table:table-cell>
        </table:table-row>
        <table:table-row table:style-name="ro1">
          <table:table-cell office:value-type="float" office:value="72.3667" calcext:value-type="float">
            <text:p>72.3667</text:p>
          </table:table-cell>
          <table:table-cell office:value-type="float" office:value="286.932" calcext:value-type="float">
            <text:p>286.932</text:p>
          </table:table-cell>
          <table:table-cell office:value-type="float" office:value="41.8901" calcext:value-type="float">
            <text:p>41.8901</text:p>
          </table:table-cell>
          <table:table-cell office:value-type="float" office:value="71.6006" calcext:value-type="float">
            <text:p>71.6006</text:p>
          </table:table-cell>
          <table:table-cell office:value-type="float" office:value="273.762" calcext:value-type="float">
            <text:p>273.762</text:p>
          </table:table-cell>
          <table:table-cell office:value-type="float" office:value="42.5064" calcext:value-type="float">
            <text:p>42.5064</text:p>
          </table:table-cell>
          <table:table-cell/>
          <table:table-cell table:formula="of:=([.D15]-[.A15])/0.0166667" office:value-type="float" office:value="-45.9659080681835" calcext:value-type="float">
            <text:p>-45.9659080681835</text:p>
          </table:table-cell>
          <table:table-cell table:formula="of:=ABS([.E15]-[.B15])/0.0166667" office:value-type="float" office:value="790.198419603162" calcext:value-type="float">
            <text:p>790.198419603162</text:p>
          </table:table-cell>
          <table:table-cell table:formula="of:=([.F15]-[.C15])/0.0166667" office:value-type="float" office:value="36.9779260441481" calcext:value-type="float">
            <text:p>36.9779260441481</text:p>
          </table:table-cell>
          <table:table-cell table:formula="of:=DEGREES(ATAN(ABS([.F15]-[.C15])/ABS([.E15]-[.B15])))" office:value-type="float" office:value="2.67924428801012" calcext:value-type="float">
            <text:p>2.67924428801012</text:p>
          </table:table-cell>
          <table:table-cell table:formula="of:=SQRT(POWER([.H15];2)+POWER([.I15];2)+POWER([.J15];2))" office:value-type="float" office:value="792.397484891512" calcext:value-type="float">
            <text:p>792.397484891512</text:p>
          </table:table-cell>
        </table:table-row>
        <table:table-row table:style-name="ro1">
          <table:table-cell office:value-type="float" office:value="70.8387" calcext:value-type="float">
            <text:p>70.8387</text:p>
          </table:table-cell>
          <table:table-cell office:value-type="float" office:value="278.9" calcext:value-type="float">
            <text:p>278.9</text:p>
          </table:table-cell>
          <table:table-cell office:value-type="float" office:value="41.93" calcext:value-type="float">
            <text:p>41.93</text:p>
          </table:table-cell>
          <table:table-cell office:value-type="float" office:value="69.8762" calcext:value-type="float">
            <text:p>69.8762</text:p>
          </table:table-cell>
          <table:table-cell office:value-type="float" office:value="266.151" calcext:value-type="float">
            <text:p>266.151</text:p>
          </table:table-cell>
          <table:table-cell office:value-type="float" office:value="42.0505" calcext:value-type="float">
            <text:p>42.0505</text:p>
          </table:table-cell>
          <table:table-cell/>
          <table:table-cell table:formula="of:=([.D16]-[.A16])/0.0166667" office:value-type="float" office:value="-57.7498845002313" calcext:value-type="float">
            <text:p>-57.7498845002313</text:p>
          </table:table-cell>
          <table:table-cell table:formula="of:=ABS([.E16]-[.B16])/0.0166667" office:value-type="float" office:value="764.938470123058" calcext:value-type="float">
            <text:p>764.938470123058</text:p>
          </table:table-cell>
          <table:table-cell table:formula="of:=([.F16]-[.C16])/0.0166667" office:value-type="float" office:value="7.22998554002891" calcext:value-type="float">
            <text:p>7.22998554002891</text:p>
          </table:table-cell>
          <table:table-cell table:formula="of:=DEGREES(ATAN(ABS([.F16]-[.C16])/ABS([.E16]-[.B16])))" office:value-type="float" office:value="0.541527637337949" calcext:value-type="float">
            <text:p>0.541527637337949</text:p>
          </table:table-cell>
          <table:table-cell table:formula="of:=SQRT(POWER([.H16];2)+POWER([.I16];2)+POWER([.J16];2))" office:value-type="float" office:value="767.149388922981" calcext:value-type="float">
            <text:p>767.149388922981</text:p>
          </table:table-cell>
        </table:table-row>
        <table:table-row table:style-name="ro1">
          <table:table-cell office:value-type="float" office:value="72.3598" calcext:value-type="float">
            <text:p>72.3598</text:p>
          </table:table-cell>
          <table:table-cell office:value-type="float" office:value="283.008" calcext:value-type="float">
            <text:p>283.008</text:p>
          </table:table-cell>
          <table:table-cell office:value-type="float" office:value="41.7566" calcext:value-type="float">
            <text:p>41.7566</text:p>
          </table:table-cell>
          <table:table-cell office:value-type="float" office:value="71.5966" calcext:value-type="float">
            <text:p>71.5966</text:p>
          </table:table-cell>
          <table:table-cell office:value-type="float" office:value="271.364" calcext:value-type="float">
            <text:p>271.364</text:p>
          </table:table-cell>
          <table:table-cell office:value-type="float" office:value="41.9088" calcext:value-type="float">
            <text:p>41.9088</text:p>
          </table:table-cell>
          <table:table-cell/>
          <table:table-cell table:formula="of:=([.D17]-[.A17])/0.0166667" office:value-type="float" office:value="-45.7919084161839" calcext:value-type="float">
            <text:p>-45.7919084161839</text:p>
          </table:table-cell>
          <table:table-cell table:formula="of:=ABS([.E17]-[.B17])/0.0166667" office:value-type="float" office:value="698.638602722795" calcext:value-type="float">
            <text:p>698.638602722795</text:p>
          </table:table-cell>
          <table:table-cell table:formula="of:=([.F17]-[.C17])/0.0166667" office:value-type="float" office:value="9.13198173603656" calcext:value-type="float">
            <text:p>9.13198173603656</text:p>
          </table:table-cell>
          <table:table-cell table:formula="of:=DEGREES(ATAN(ABS([.F17]-[.C17])/ABS([.E17]-[.B17])))" office:value-type="float" office:value="0.74887676517164" calcext:value-type="float">
            <text:p>0.74887676517164</text:p>
          </table:table-cell>
          <table:table-cell table:formula="of:=SQRT(POWER([.H17];2)+POWER([.I17];2)+POWER([.J17];2))" office:value-type="float" office:value="700.197250195459" calcext:value-type="float">
            <text:p>700.197250195459</text:p>
          </table:table-cell>
        </table:table-row>
        <table:table-row table:style-name="ro1">
          <table:table-cell office:value-type="float" office:value="71.5952" calcext:value-type="float">
            <text:p>71.5952</text:p>
          </table:table-cell>
          <table:table-cell office:value-type="float" office:value="281.62" calcext:value-type="float">
            <text:p>281.62</text:p>
          </table:table-cell>
          <table:table-cell office:value-type="float" office:value="41.7348" calcext:value-type="float">
            <text:p>41.7348</text:p>
          </table:table-cell>
          <table:table-cell office:value-type="float" office:value="71.1034" calcext:value-type="float">
            <text:p>71.1034</text:p>
          </table:table-cell>
          <table:table-cell office:value-type="float" office:value="268.771" calcext:value-type="float">
            <text:p>268.771</text:p>
          </table:table-cell>
          <table:table-cell office:value-type="float" office:value="42.0948" calcext:value-type="float">
            <text:p>42.0948</text:p>
          </table:table-cell>
          <table:table-cell/>
          <table:table-cell table:formula="of:=([.D18]-[.A18])/0.0166667" office:value-type="float" office:value="-29.5079409841188" calcext:value-type="float">
            <text:p>-29.5079409841188</text:p>
          </table:table-cell>
          <table:table-cell table:formula="of:=ABS([.E18]-[.B18])/0.0166667" office:value-type="float" office:value="770.938458123083" calcext:value-type="float">
            <text:p>770.938458123083</text:p>
          </table:table-cell>
          <table:table-cell table:formula="of:=([.F18]-[.C18])/0.0166667" office:value-type="float" office:value="21.5999568000864" calcext:value-type="float">
            <text:p>21.5999568000864</text:p>
          </table:table-cell>
          <table:table-cell table:formula="of:=DEGREES(ATAN(ABS([.F18]-[.C18])/ABS([.E18]-[.B18])))" office:value-type="float" office:value="1.60487866325045" calcext:value-type="float">
            <text:p>1.60487866325045</text:p>
          </table:table-cell>
          <table:table-cell table:formula="of:=SQRT(POWER([.H18];2)+POWER([.I18];2)+POWER([.J18];2))" office:value-type="float" office:value="771.805275265779" calcext:value-type="float">
            <text:p>771.805275265779</text:p>
          </table:table-cell>
        </table:table-row>
        <table:table-row table:style-name="ro1">
          <table:table-cell office:value-type="float" office:value="72.1082" calcext:value-type="float">
            <text:p>72.1082</text:p>
          </table:table-cell>
          <table:table-cell office:value-type="float" office:value="281.52" calcext:value-type="float">
            <text:p>281.52</text:p>
          </table:table-cell>
          <table:table-cell office:value-type="float" office:value="42.5018" calcext:value-type="float">
            <text:p>42.5018</text:p>
          </table:table-cell>
          <table:table-cell office:value-type="float" office:value="71.8475" calcext:value-type="float">
            <text:p>71.8475</text:p>
          </table:table-cell>
          <table:table-cell office:value-type="float" office:value="267.536" calcext:value-type="float">
            <text:p>267.536</text:p>
          </table:table-cell>
          <table:table-cell office:value-type="float" office:value="42.5366" calcext:value-type="float">
            <text:p>42.5366</text:p>
          </table:table-cell>
          <table:table-cell/>
          <table:table-cell table:formula="of:=([.D19]-[.A19])/0.0166667" office:value-type="float" office:value="-15.6419687160626" calcext:value-type="float">
            <text:p>-15.6419687160626</text:p>
          </table:table-cell>
          <table:table-cell table:formula="of:=ABS([.E19]-[.B19])/0.0166667" office:value-type="float" office:value="839.038321923355" calcext:value-type="float">
            <text:p>839.038321923355</text:p>
          </table:table-cell>
          <table:table-cell table:formula="of:=([.F19]-[.C19])/0.0166667" office:value-type="float" office:value="2.08799582400818" calcext:value-type="float">
            <text:p>2.08799582400818</text:p>
          </table:table-cell>
          <table:table-cell table:formula="of:=DEGREES(ATAN(ABS([.F19]-[.C19])/ABS([.E19]-[.B19])))" office:value-type="float" office:value="0.142583596328786" calcext:value-type="float">
            <text:p>0.142583596328786</text:p>
          </table:table-cell>
          <table:table-cell table:formula="of:=SQRT(POWER([.H19];2)+POWER([.I19];2)+POWER([.J19];2))" office:value-type="float" office:value="839.186711386587" calcext:value-type="float">
            <text:p>839.186711386587</text:p>
          </table:table-cell>
        </table:table-row>
        <table:table-row table:style-name="ro1">
          <table:table-cell office:value-type="float" office:value="72.8534" calcext:value-type="float">
            <text:p>72.8534</text:p>
          </table:table-cell>
          <table:table-cell office:value-type="float" office:value="275.167" calcext:value-type="float">
            <text:p>275.167</text:p>
          </table:table-cell>
          <table:table-cell office:value-type="float" office:value="42.5153" calcext:value-type="float">
            <text:p>42.5153</text:p>
          </table:table-cell>
          <table:table-cell office:value-type="float" office:value="72.3356" calcext:value-type="float">
            <text:p>72.3356</text:p>
          </table:table-cell>
          <table:table-cell office:value-type="float" office:value="263.916" calcext:value-type="float">
            <text:p>263.916</text:p>
          </table:table-cell>
          <table:table-cell office:value-type="float" office:value="42.642" calcext:value-type="float">
            <text:p>42.642</text:p>
          </table:table-cell>
          <table:table-cell/>
          <table:table-cell table:formula="of:=([.D20]-[.A20])/0.0166667" office:value-type="float" office:value="-31.0679378641239" calcext:value-type="float">
            <text:p>-31.0679378641239</text:p>
          </table:table-cell>
          <table:table-cell table:formula="of:=ABS([.E20]-[.B20])/0.0166667" office:value-type="float" office:value="675.058649882699" calcext:value-type="float">
            <text:p>675.058649882699</text:p>
          </table:table-cell>
          <table:table-cell table:formula="of:=([.F20]-[.C20])/0.0166667" office:value-type="float" office:value="7.60198479603038" calcext:value-type="float">
            <text:p>7.60198479603038</text:p>
          </table:table-cell>
          <table:table-cell table:formula="of:=DEGREES(ATAN(ABS([.F20]-[.C20])/ABS([.E20]-[.B20])))" office:value-type="float" office:value="0.645193175852173" calcext:value-type="float">
            <text:p>0.645193175852173</text:p>
          </table:table-cell>
          <table:table-cell table:formula="of:=SQRT(POWER([.H20];2)+POWER([.I20];2)+POWER([.J20];2))" office:value-type="float" office:value="675.815942189455" calcext:value-type="float">
            <text:p>675.815942189455</text:p>
          </table:table-cell>
        </table:table-row>
        <table:table-row table:style-name="ro1">
          <table:table-cell office:value-type="float" office:value="72.0986" calcext:value-type="float">
            <text:p>72.0986</text:p>
          </table:table-cell>
          <table:table-cell office:value-type="float" office:value="277.824" calcext:value-type="float">
            <text:p>277.824</text:p>
          </table:table-cell>
          <table:table-cell office:value-type="float" office:value="41.592" calcext:value-type="float">
            <text:p>41.592</text:p>
          </table:table-cell>
          <table:table-cell office:value-type="float" office:value="71.8391" calcext:value-type="float">
            <text:p>71.8391</text:p>
          </table:table-cell>
          <table:table-cell office:value-type="float" office:value="265.293" calcext:value-type="float">
            <text:p>265.293</text:p>
          </table:table-cell>
          <table:table-cell office:value-type="float" office:value="41.4426" calcext:value-type="float">
            <text:p>41.4426</text:p>
          </table:table-cell>
          <table:table-cell/>
          <table:table-cell table:formula="of:=([.D21]-[.A21])/0.0166667" office:value-type="float" office:value="-15.5699688600624" calcext:value-type="float">
            <text:p>-15.5699688600624</text:p>
          </table:table-cell>
          <table:table-cell table:formula="of:=ABS([.E21]-[.B21])/0.0166667" office:value-type="float" office:value="751.858496283008" calcext:value-type="float">
            <text:p>751.858496283008</text:p>
          </table:table-cell>
          <table:table-cell table:formula="of:=([.F21]-[.C21])/0.0166667" office:value-type="float" office:value="-8.96398207203585" calcext:value-type="float">
            <text:p>-8.96398207203585</text:p>
          </table:table-cell>
          <table:table-cell table:formula="of:=DEGREES(ATAN(ABS([.F21]-[.C21])/ABS([.E21]-[.B21])))" office:value-type="float" office:value="0.683072692443148" calcext:value-type="float">
            <text:p>0.683072692443148</text:p>
          </table:table-cell>
          <table:table-cell table:formula="of:=SQRT(POWER([.H21];2)+POWER([.I21];2)+POWER([.J21];2))" office:value-type="float" office:value="752.073118345442" calcext:value-type="float">
            <text:p>752.073118345442</text:p>
          </table:table-cell>
        </table:table-row>
        <table:table-row table:style-name="ro1">
          <table:table-cell office:value-type="float" office:value="72.3515" calcext:value-type="float">
            <text:p>72.3515</text:p>
          </table:table-cell>
          <table:table-cell office:value-type="float" office:value="279.185" calcext:value-type="float">
            <text:p>279.185</text:p>
          </table:table-cell>
          <table:table-cell office:value-type="float" office:value="41.368" calcext:value-type="float">
            <text:p>41.368</text:p>
          </table:table-cell>
          <table:table-cell office:value-type="float" office:value="72.0863" calcext:value-type="float">
            <text:p>72.0863</text:p>
          </table:table-cell>
          <table:table-cell office:value-type="float" office:value="265.277" calcext:value-type="float">
            <text:p>265.277</text:p>
          </table:table-cell>
          <table:table-cell office:value-type="float" office:value="41.687" calcext:value-type="float">
            <text:p>41.687</text:p>
          </table:table-cell>
          <table:table-cell/>
          <table:table-cell table:formula="of:=([.D22]-[.A22])/0.0166667" office:value-type="float" office:value="-15.9119681760641" calcext:value-type="float">
            <text:p>-15.9119681760641</text:p>
          </table:table-cell>
          <table:table-cell table:formula="of:=ABS([.E22]-[.B22])/0.0166667" office:value-type="float" office:value="834.478331043339" calcext:value-type="float">
            <text:p>834.478331043339</text:p>
          </table:table-cell>
          <table:table-cell table:formula="of:=([.F22]-[.C22])/0.0166667" office:value-type="float" office:value="19.1399617200763" calcext:value-type="float">
            <text:p>19.1399617200763</text:p>
          </table:table-cell>
          <table:table-cell table:formula="of:=DEGREES(ATAN(ABS([.F22]-[.C22])/ABS([.E22]-[.B22])))" office:value-type="float" office:value="1.31393079937374" calcext:value-type="float">
            <text:p>1.31393079937374</text:p>
          </table:table-cell>
          <table:table-cell table:formula="of:=SQRT(POWER([.H22];2)+POWER([.I22];2)+POWER([.J22];2))" office:value-type="float" office:value="834.849455798324" calcext:value-type="float">
            <text:p>834.849455798324</text:p>
          </table:table-cell>
        </table:table-row>
        <table:table-row table:style-name="ro1">
          <table:table-cell office:value-type="float" office:value="72.8731" calcext:value-type="float">
            <text:p>72.8731</text:p>
          </table:table-cell>
          <table:table-cell office:value-type="float" office:value="284.36" calcext:value-type="float">
            <text:p>284.36</text:p>
          </table:table-cell>
          <table:table-cell office:value-type="float" office:value="41.7879" calcext:value-type="float">
            <text:p>41.7879</text:p>
          </table:table-cell>
          <table:table-cell office:value-type="float" office:value="71.8478" calcext:value-type="float">
            <text:p>71.8478</text:p>
          </table:table-cell>
          <table:table-cell office:value-type="float" office:value="272.591" calcext:value-type="float">
            <text:p>272.591</text:p>
          </table:table-cell>
          <table:table-cell office:value-type="float" office:value="42.1996" calcext:value-type="float">
            <text:p>42.1996</text:p>
          </table:table-cell>
          <table:table-cell/>
          <table:table-cell table:formula="of:=([.D23]-[.A23])/0.0166667" office:value-type="float" office:value="-61.5178769642453" calcext:value-type="float">
            <text:p>-61.5178769642453</text:p>
          </table:table-cell>
          <table:table-cell table:formula="of:=ABS([.E23]-[.B23])/0.0166667" office:value-type="float" office:value="706.138587722825" calcext:value-type="float">
            <text:p>706.138587722825</text:p>
          </table:table-cell>
          <table:table-cell table:formula="of:=([.F23]-[.C23])/0.0166667" office:value-type="float" office:value="24.7019505960986" calcext:value-type="float">
            <text:p>24.7019505960986</text:p>
          </table:table-cell>
          <table:table-cell table:formula="of:=DEGREES(ATAN(ABS([.F23]-[.C23])/ABS([.E23]-[.B23])))" office:value-type="float" office:value="2.00348861374934" calcext:value-type="float">
            <text:p>2.00348861374934</text:p>
          </table:table-cell>
          <table:table-cell table:formula="of:=SQRT(POWER([.H23];2)+POWER([.I23];2)+POWER([.J23];2))" office:value-type="float" office:value="709.243498821544" calcext:value-type="float">
            <text:p>709.243498821544</text:p>
          </table:table-cell>
        </table:table-row>
        <table:table-row table:style-name="ro1">
          <table:table-cell office:value-type="float" office:value="71.5884" calcext:value-type="float">
            <text:p>71.5884</text:p>
          </table:table-cell>
          <table:table-cell office:value-type="float" office:value="283.123" calcext:value-type="float">
            <text:p>283.123</text:p>
          </table:table-cell>
          <table:table-cell office:value-type="float" office:value="40.7335" calcext:value-type="float">
            <text:p>40.7335</text:p>
          </table:table-cell>
          <table:table-cell office:value-type="float" office:value="71.3456" calcext:value-type="float">
            <text:p>71.3456</text:p>
          </table:table-cell>
          <table:table-cell office:value-type="float" office:value="267.699" calcext:value-type="float">
            <text:p>267.699</text:p>
          </table:table-cell>
          <table:table-cell office:value-type="float" office:value="41.2887" calcext:value-type="float">
            <text:p>41.2887</text:p>
          </table:table-cell>
          <table:table-cell/>
          <table:table-cell table:formula="of:=([.D24]-[.A24])/0.0166667" office:value-type="float" office:value="-14.5679708640584" calcext:value-type="float">
            <text:p>-14.5679708640584</text:p>
          </table:table-cell>
          <table:table-cell table:formula="of:=ABS([.E24]-[.B24])/0.0166667" office:value-type="float" office:value="925.438149123701" calcext:value-type="float">
            <text:p>925.438149123701</text:p>
          </table:table-cell>
          <table:table-cell table:formula="of:=([.F24]-[.C24])/0.0166667" office:value-type="float" office:value="33.3119333761332" calcext:value-type="float">
            <text:p>33.3119333761332</text:p>
          </table:table-cell>
          <table:table-cell table:formula="of:=DEGREES(ATAN(ABS([.F24]-[.C24])/ABS([.E24]-[.B24])))" office:value-type="float" office:value="2.06152025661402" calcext:value-type="float">
            <text:p>2.06152025661402</text:p>
          </table:table-cell>
          <table:table-cell table:formula="of:=SQRT(POWER([.H24];2)+POWER([.I24];2)+POWER([.J24];2))" office:value-type="float" office:value="926.152081752156" calcext:value-type="float">
            <text:p>926.152081752156</text:p>
          </table:table-cell>
        </table:table-row>
        <table:table-row table:style-name="ro1">
          <table:table-cell office:value-type="float" office:value="72.8704" calcext:value-type="float">
            <text:p>72.8704</text:p>
          </table:table-cell>
          <table:table-cell office:value-type="float" office:value="284.461" calcext:value-type="float">
            <text:p>284.461</text:p>
          </table:table-cell>
          <table:table-cell office:value-type="float" office:value="41.2647" calcext:value-type="float">
            <text:p>41.2647</text:p>
          </table:table-cell>
          <table:table-cell office:value-type="float" office:value="72.3419" calcext:value-type="float">
            <text:p>72.3419</text:p>
          </table:table-cell>
          <table:table-cell office:value-type="float" office:value="272.788" calcext:value-type="float">
            <text:p>272.788</text:p>
          </table:table-cell>
          <table:table-cell office:value-type="float" office:value="41.4197" calcext:value-type="float">
            <text:p>41.4197</text:p>
          </table:table-cell>
          <table:table-cell/>
          <table:table-cell table:formula="of:=([.D25]-[.A25])/0.0166667" office:value-type="float" office:value="-31.7099365801273" calcext:value-type="float">
            <text:p>-31.7099365801273</text:p>
          </table:table-cell>
          <table:table-cell table:formula="of:=ABS([.E25]-[.B25])/0.0166667" office:value-type="float" office:value="700.378599242802" calcext:value-type="float">
            <text:p>700.378599242802</text:p>
          </table:table-cell>
          <table:table-cell table:formula="of:=([.F25]-[.C25])/0.0166667" office:value-type="float" office:value="9.29998140003727" calcext:value-type="float">
            <text:p>9.29998140003727</text:p>
          </table:table-cell>
          <table:table-cell table:formula="of:=DEGREES(ATAN(ABS([.F25]-[.C25])/ABS([.E25]-[.B25])))" office:value-type="float" office:value="0.760757639562673" calcext:value-type="float">
            <text:p>0.760757639562673</text:p>
          </table:table-cell>
          <table:table-cell table:formula="of:=SQRT(POWER([.H25];2)+POWER([.I25];2)+POWER([.J25];2))" office:value-type="float" office:value="701.15775115823" calcext:value-type="float">
            <text:p>701.15775115823</text:p>
          </table:table-cell>
        </table:table-row>
        <table:table-row table:style-name="ro1">
          <table:table-cell office:value-type="float" office:value="72.373" calcext:value-type="float">
            <text:p>72.373</text:p>
          </table:table-cell>
          <table:table-cell office:value-type="float" office:value="295.263" calcext:value-type="float">
            <text:p>295.263</text:p>
          </table:table-cell>
          <table:table-cell office:value-type="float" office:value="40.8243" calcext:value-type="float">
            <text:p>40.8243</text:p>
          </table:table-cell>
          <table:table-cell office:value-type="float" office:value="71.8534" calcext:value-type="float">
            <text:p>71.8534</text:p>
          </table:table-cell>
          <table:table-cell office:value-type="float" office:value="280.197" calcext:value-type="float">
            <text:p>280.197</text:p>
          </table:table-cell>
          <table:table-cell office:value-type="float" office:value="42.4643" calcext:value-type="float">
            <text:p>42.4643</text:p>
          </table:table-cell>
          <table:table-cell/>
          <table:table-cell table:formula="of:=([.D26]-[.A26])/0.0166667" office:value-type="float" office:value="-31.1759376481254" calcext:value-type="float">
            <text:p>-31.1759376481254</text:p>
          </table:table-cell>
          <table:table-cell table:formula="of:=ABS([.E26]-[.B26])/0.0166667" office:value-type="float" office:value="903.958192083614" calcext:value-type="float">
            <text:p>903.958192083614</text:p>
          </table:table-cell>
          <table:table-cell table:formula="of:=([.F26]-[.C26])/0.0166667" office:value-type="float" office:value="98.3998032003936" calcext:value-type="float">
            <text:p>98.3998032003936</text:p>
          </table:table-cell>
          <table:table-cell table:formula="of:=DEGREES(ATAN(ABS([.F26]-[.C26])/ABS([.E26]-[.B26])))" office:value-type="float" office:value="6.21243565430972" calcext:value-type="float">
            <text:p>6.21243565430972</text:p>
          </table:table-cell>
          <table:table-cell table:formula="of:=SQRT(POWER([.H26];2)+POWER([.I26];2)+POWER([.J26];2))" office:value-type="float" office:value="909.832332571883" calcext:value-type="float">
            <text:p>909.832332571883</text:p>
          </table:table-cell>
        </table:table-row>
        <table:table-row table:style-name="ro1">
          <table:table-cell office:value-type="float" office:value="72.6236" calcext:value-type="float">
            <text:p>72.6236</text:p>
          </table:table-cell>
          <table:table-cell office:value-type="float" office:value="286.965" calcext:value-type="float">
            <text:p>286.965</text:p>
          </table:table-cell>
          <table:table-cell office:value-type="float" office:value="41.8826" calcext:value-type="float">
            <text:p>41.8826</text:p>
          </table:table-cell>
          <table:table-cell office:value-type="float" office:value="71.848" calcext:value-type="float">
            <text:p>71.848</text:p>
          </table:table-cell>
          <table:table-cell office:value-type="float" office:value="275.148" calcext:value-type="float">
            <text:p>275.148</text:p>
          </table:table-cell>
          <table:table-cell office:value-type="float" office:value="42.0304" calcext:value-type="float">
            <text:p>42.0304</text:p>
          </table:table-cell>
          <table:table-cell/>
          <table:table-cell table:formula="of:=([.D27]-[.A27])/0.0166667" office:value-type="float" office:value="-46.535906928186" calcext:value-type="float">
            <text:p>-46.535906928186</text:p>
          </table:table-cell>
          <table:table-cell table:formula="of:=ABS([.E27]-[.B27])/0.0166667" office:value-type="float" office:value="709.018581962833" calcext:value-type="float">
            <text:p>709.018581962833</text:p>
          </table:table-cell>
          <table:table-cell table:formula="of:=([.F27]-[.C27])/0.0166667" office:value-type="float" office:value="8.86798226403569" calcext:value-type="float">
            <text:p>8.86798226403569</text:p>
          </table:table-cell>
          <table:table-cell table:formula="of:=DEGREES(ATAN(ABS([.F27]-[.C27])/ABS([.E27]-[.B27])))" office:value-type="float" office:value="0.716584130714152" calcext:value-type="float">
            <text:p>0.716584130714152</text:p>
          </table:table-cell>
          <table:table-cell table:formula="of:=SQRT(POWER([.H27];2)+POWER([.I27];2)+POWER([.J27];2))" office:value-type="float" office:value="710.599452090734" calcext:value-type="float">
            <text:p>710.599452090734</text:p>
          </table:table-cell>
        </table:table-row>
        <table:table-row table:style-name="ro1">
          <table:table-cell office:value-type="float" office:value="72.3538" calcext:value-type="float">
            <text:p>72.3538</text:p>
          </table:table-cell>
          <table:table-cell office:value-type="float" office:value="277.753" calcext:value-type="float">
            <text:p>277.753</text:p>
          </table:table-cell>
          <table:table-cell office:value-type="float" office:value="42.1015" calcext:value-type="float">
            <text:p>42.1015</text:p>
          </table:table-cell>
          <table:table-cell office:value-type="float" office:value="72.0879" calcext:value-type="float">
            <text:p>72.0879</text:p>
          </table:table-cell>
          <table:table-cell office:value-type="float" office:value="265.23" calcext:value-type="float">
            <text:p>265.23</text:p>
          </table:table-cell>
          <table:table-cell office:value-type="float" office:value="41.9389" calcext:value-type="float">
            <text:p>41.9389</text:p>
          </table:table-cell>
          <table:table-cell/>
          <table:table-cell table:formula="of:=([.D28]-[.A28])/0.0166667" office:value-type="float" office:value="-15.9539680920639" calcext:value-type="float">
            <text:p>-15.9539680920639</text:p>
          </table:table-cell>
          <table:table-cell table:formula="of:=ABS([.E28]-[.B28])/0.0166667" office:value-type="float" office:value="751.378497243004" calcext:value-type="float">
            <text:p>751.378497243004</text:p>
          </table:table-cell>
          <table:table-cell table:formula="of:=([.F28]-[.C28])/0.0166667" office:value-type="float" office:value="-9.75598048803931" calcext:value-type="float">
            <text:p>-9.75598048803931</text:p>
          </table:table-cell>
          <table:table-cell table:formula="of:=DEGREES(ATAN(ABS([.F28]-[.C28])/ABS([.E28]-[.B28])))" office:value-type="float" office:value="0.743892858432633" calcext:value-type="float">
            <text:p>0.743892858432633</text:p>
          </table:table-cell>
          <table:table-cell table:formula="of:=SQRT(POWER([.H28];2)+POWER([.I28];2)+POWER([.J28];2))" office:value-type="float" office:value="751.611172330694" calcext:value-type="float">
            <text:p>751.611172330694</text:p>
          </table:table-cell>
        </table:table-row>
        <table:table-row table:style-name="ro1">
          <table:table-cell office:value-type="float" office:value="72.6176" calcext:value-type="float">
            <text:p>72.6176</text:p>
          </table:table-cell>
          <table:table-cell office:value-type="float" office:value="284.344" calcext:value-type="float">
            <text:p>284.344</text:p>
          </table:table-cell>
          <table:table-cell office:value-type="float" office:value="41.7929" calcext:value-type="float">
            <text:p>41.7929</text:p>
          </table:table-cell>
          <table:table-cell office:value-type="float" office:value="71.8429" calcext:value-type="float">
            <text:p>71.8429</text:p>
          </table:table-cell>
          <table:table-cell office:value-type="float" office:value="272.742" calcext:value-type="float">
            <text:p>272.742</text:p>
          </table:table-cell>
          <table:table-cell office:value-type="float" office:value="41.4319" calcext:value-type="float">
            <text:p>41.4319</text:p>
          </table:table-cell>
          <table:table-cell/>
          <table:table-cell table:formula="of:=([.D29]-[.A29])/0.0166667" office:value-type="float" office:value="-46.4819070361857" calcext:value-type="float">
            <text:p>-46.4819070361857</text:p>
          </table:table-cell>
          <table:table-cell table:formula="of:=ABS([.E29]-[.B29])/0.0166667" office:value-type="float" office:value="696.118607762783" calcext:value-type="float">
            <text:p>696.118607762783</text:p>
          </table:table-cell>
          <table:table-cell table:formula="of:=([.F29]-[.C29])/0.0166667" office:value-type="float" office:value="-21.6599566800869" calcext:value-type="float">
            <text:p>-21.6599566800869</text:p>
          </table:table-cell>
          <table:table-cell table:formula="of:=DEGREES(ATAN(ABS([.F29]-[.C29])/ABS([.E29]-[.B29])))" office:value-type="float" office:value="1.78220179167464" calcext:value-type="float">
            <text:p>1.78220179167464</text:p>
          </table:table-cell>
          <table:table-cell table:formula="of:=SQRT(POWER([.H29];2)+POWER([.I29];2)+POWER([.J29];2))" office:value-type="float" office:value="698.004897890193" calcext:value-type="float">
            <text:p>698.004897890193</text:p>
          </table:table-cell>
        </table:table-row>
        <table:table-row table:style-name="ro1">
          <table:table-cell office:value-type="float" office:value="72.6162" calcext:value-type="float">
            <text:p>72.6162</text:p>
          </table:table-cell>
          <table:table-cell office:value-type="float" office:value="284.395" calcext:value-type="float">
            <text:p>284.395</text:p>
          </table:table-cell>
          <table:table-cell office:value-type="float" office:value="41.5314" calcext:value-type="float">
            <text:p>41.5314</text:p>
          </table:table-cell>
          <table:table-cell office:value-type="float" office:value="72.0939" calcext:value-type="float">
            <text:p>72.0939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41.6798" calcext:value-type="float">
            <text:p>41.6798</text:p>
          </table:table-cell>
          <table:table-cell/>
          <table:table-cell table:formula="of:=([.D30]-[.A30])/0.0166667" office:value-type="float" office:value="-31.3379373241254" calcext:value-type="float">
            <text:p>-31.3379373241254</text:p>
          </table:table-cell>
          <table:table-cell table:formula="of:=ABS([.E30]-[.B30])/0.0166667" office:value-type="float" office:value="700.078599842801" calcext:value-type="float">
            <text:p>700.078599842801</text:p>
          </table:table-cell>
          <table:table-cell table:formula="of:=([.F30]-[.C30])/0.0166667" office:value-type="float" office:value="8.90398219203576" calcext:value-type="float">
            <text:p>8.90398219203576</text:p>
          </table:table-cell>
          <table:table-cell table:formula="of:=DEGREES(ATAN(ABS([.F30]-[.C30])/ABS([.E30]-[.B30])))" office:value-type="float" office:value="0.728679744168261" calcext:value-type="float">
            <text:p>0.728679744168261</text:p>
          </table:table-cell>
          <table:table-cell table:formula="of:=SQRT(POWER([.H30];2)+POWER([.I30];2)+POWER([.J30];2))" office:value-type="float" office:value="700.836209946706" calcext:value-type="float">
            <text:p>700.836209946706</text:p>
          </table:table-cell>
        </table:table-row>
        <table:table-row table:style-name="ro1">
          <table:table-cell office:value-type="float" office:value="72.3621" calcext:value-type="float">
            <text:p>72.3621</text:p>
          </table:table-cell>
          <table:table-cell office:value-type="float" office:value="284.306" calcext:value-type="float">
            <text:p>284.306</text:p>
          </table:table-cell>
          <table:table-cell office:value-type="float" office:value="41.8014" calcext:value-type="float">
            <text:p>41.8014</text:p>
          </table:table-cell>
          <table:table-cell office:value-type="float" office:value="71.3494" calcext:value-type="float">
            <text:p>71.3494</text:p>
          </table:table-cell>
          <table:table-cell office:value-type="float" office:value="272.53" calcext:value-type="float">
            <text:p>272.53</text:p>
          </table:table-cell>
          <table:table-cell office:value-type="float" office:value="42.2143" calcext:value-type="float">
            <text:p>42.2143</text:p>
          </table:table-cell>
          <table:table-cell/>
          <table:table-cell table:formula="of:=([.D31]-[.A31])/0.0166667" office:value-type="float" office:value="-60.7618784762428" calcext:value-type="float">
            <text:p>-60.7618784762428</text:p>
          </table:table-cell>
          <table:table-cell table:formula="of:=ABS([.E31]-[.B31])/0.0166667" office:value-type="float" office:value="706.558586882827" calcext:value-type="float">
            <text:p>706.558586882827</text:p>
          </table:table-cell>
          <table:table-cell table:formula="of:=([.F31]-[.C31])/0.0166667" office:value-type="float" office:value="24.7739504520991" calcext:value-type="float">
            <text:p>24.7739504520991</text:p>
          </table:table-cell>
          <table:table-cell table:formula="of:=DEGREES(ATAN(ABS([.F31]-[.C31])/ABS([.E31]-[.B31])))" office:value-type="float" office:value="2.00813006715037" calcext:value-type="float">
            <text:p>2.00813006715037</text:p>
          </table:table-cell>
          <table:table-cell table:formula="of:=SQRT(POWER([.H31];2)+POWER([.I31];2)+POWER([.J31];2))" office:value-type="float" office:value="709.599035508661" calcext:value-type="float">
            <text:p>709.599035508661</text:p>
          </table:table-cell>
        </table:table-row>
        <table:table-row table:style-name="ro1">
          <table:table-cell office:value-type="float" office:value="73.3782" calcext:value-type="float">
            <text:p>73.3782</text:p>
          </table:table-cell>
          <table:table-cell office:value-type="float" office:value="283.171" calcext:value-type="float">
            <text:p>283.171</text:p>
          </table:table-cell>
          <table:table-cell office:value-type="float" office:value="41.4681" calcext:value-type="float">
            <text:p>41.4681</text:p>
          </table:table-cell>
          <table:table-cell office:value-type="float" office:value="72.8397" calcext:value-type="float">
            <text:p>72.8397</text:p>
          </table:table-cell>
          <table:table-cell office:value-type="float" office:value="272.912" calcext:value-type="float">
            <text:p>272.912</text:p>
          </table:table-cell>
          <table:table-cell office:value-type="float" office:value="41.1465" calcext:value-type="float">
            <text:p>41.1465</text:p>
          </table:table-cell>
          <table:table-cell/>
          <table:table-cell table:formula="of:=([.D32]-[.A32])/0.0166667" office:value-type="float" office:value="-32.30993538013" calcext:value-type="float">
            <text:p>-32.30993538013</text:p>
          </table:table-cell>
          <table:table-cell table:formula="of:=ABS([.E32]-[.B32])/0.0166667" office:value-type="float" office:value="615.538768922463" calcext:value-type="float">
            <text:p>615.538768922463</text:p>
          </table:table-cell>
          <table:table-cell table:formula="of:=([.F32]-[.C32])/0.0166667" office:value-type="float" office:value="-19.295961408077" calcext:value-type="float">
            <text:p>-19.295961408077</text:p>
          </table:table-cell>
          <table:table-cell table:formula="of:=DEGREES(ATAN(ABS([.F32]-[.C32])/ABS([.E32]-[.B32])))" office:value-type="float" office:value="1.79552494238119" calcext:value-type="float">
            <text:p>1.79552494238119</text:p>
          </table:table-cell>
          <table:table-cell table:formula="of:=SQRT(POWER([.H32];2)+POWER([.I32];2)+POWER([.J32];2))" office:value-type="float" office:value="616.688123849902" calcext:value-type="float">
            <text:p>616.688123849902</text:p>
          </table:table-cell>
        </table:table-row>
        <table:table-row table:style-name="ro1">
          <table:table-cell office:value-type="float" office:value="72.3667" calcext:value-type="float">
            <text:p>72.3667</text:p>
          </table:table-cell>
          <table:table-cell office:value-type="float" office:value="286.943" calcext:value-type="float">
            <text:p>286.943</text:p>
          </table:table-cell>
          <table:table-cell office:value-type="float" office:value="41.8884" calcext:value-type="float">
            <text:p>41.8884</text:p>
          </table:table-cell>
          <table:table-cell office:value-type="float" office:value="71.5972" calcext:value-type="float">
            <text:p>71.5972</text:p>
          </table:table-cell>
          <table:table-cell office:value-type="float" office:value="273.859" calcext:value-type="float">
            <text:p>273.859</text:p>
          </table:table-cell>
          <table:table-cell office:value-type="float" office:value="41.9947" calcext:value-type="float">
            <text:p>41.9947</text:p>
          </table:table-cell>
          <table:table-cell/>
          <table:table-cell table:formula="of:=([.D33]-[.A33])/0.0166667" office:value-type="float" office:value="-46.1699076601843" calcext:value-type="float">
            <text:p>-46.1699076601843</text:p>
          </table:table-cell>
          <table:table-cell table:formula="of:=ABS([.E33]-[.B33])/0.0166667" office:value-type="float" office:value="785.03842992314" calcext:value-type="float">
            <text:p>785.03842992314</text:p>
          </table:table-cell>
          <table:table-cell table:formula="of:=([.F33]-[.C33])/0.0166667" office:value-type="float" office:value="6.37798724402578" calcext:value-type="float">
            <text:p>6.37798724402578</text:p>
          </table:table-cell>
          <table:table-cell table:formula="of:=DEGREES(ATAN(ABS([.F33]-[.C33])/ABS([.E33]-[.B33])))" office:value-type="float" office:value="0.465485124031358" calcext:value-type="float">
            <text:p>0.465485124031358</text:p>
          </table:table-cell>
          <table:table-cell table:formula="of:=SQRT(POWER([.H33];2)+POWER([.I33];2)+POWER([.J33];2))" office:value-type="float" office:value="786.420800558342" calcext:value-type="float">
            <text:p>786.420800558342</text:p>
          </table:table-cell>
        </table:table-row>
        <table:table-row table:style-name="ro1">
          <table:table-cell office:value-type="float" office:value="72.353" calcext:value-type="float">
            <text:p>72.353</text:p>
          </table:table-cell>
          <table:table-cell office:value-type="float" office:value="276.425" calcext:value-type="float">
            <text:p>276.425</text:p>
          </table:table-cell>
          <table:table-cell office:value-type="float" office:value="42.3164" calcext:value-type="float">
            <text:p>42.3164</text:p>
          </table:table-cell>
          <table:table-cell office:value-type="float" office:value="72.0895" calcext:value-type="float">
            <text:p>72.0895</text:p>
          </table:table-cell>
          <table:table-cell office:value-type="float" office:value="262.672" calcext:value-type="float">
            <text:p>262.672</text:p>
          </table:table-cell>
          <table:table-cell office:value-type="float" office:value="42.6082" calcext:value-type="float">
            <text:p>42.6082</text:p>
          </table:table-cell>
          <table:table-cell/>
          <table:table-cell table:formula="of:=([.D34]-[.A34])/0.0166667" office:value-type="float" office:value="-15.8099683800628" calcext:value-type="float">
            <text:p>-15.8099683800628</text:p>
          </table:table-cell>
          <table:table-cell table:formula="of:=ABS([.E34]-[.B34])/0.0166667" office:value-type="float" office:value="825.1783496433" calcext:value-type="float">
            <text:p>825.1783496433</text:p>
          </table:table-cell>
          <table:table-cell table:formula="of:=([.F34]-[.C34])/0.0166667" office:value-type="float" office:value="17.5079649840697" calcext:value-type="float">
            <text:p>17.5079649840697</text:p>
          </table:table-cell>
          <table:table-cell table:formula="of:=DEGREES(ATAN(ABS([.F34]-[.C34])/ABS([.E34]-[.B34])))" office:value-type="float" office:value="1.21547301393301" calcext:value-type="float">
            <text:p>1.21547301393301</text:p>
          </table:table-cell>
          <table:table-cell table:formula="of:=SQRT(POWER([.H34];2)+POWER([.I34];2)+POWER([.J34];2))" office:value-type="float" office:value="825.515470877501" calcext:value-type="float">
            <text:p>825.515470877501</text:p>
          </table:table-cell>
        </table:table-row>
        <table:table-row table:style-name="ro1">
          <table:table-cell office:value-type="float" office:value="72.619" calcext:value-type="float">
            <text:p>72.619</text:p>
          </table:table-cell>
          <table:table-cell office:value-type="float" office:value="284.283" calcext:value-type="float">
            <text:p>284.283</text:p>
          </table:table-cell>
          <table:table-cell office:value-type="float" office:value="42.056" calcext:value-type="float">
            <text:p>42.056</text:p>
          </table:table-cell>
          <table:table-cell office:value-type="float" office:value="71.8462" calcext:value-type="float">
            <text:p>71.8462</text:p>
          </table:table-cell>
          <table:table-cell office:value-type="float" office:value="272.637" calcext:value-type="float">
            <text:p>272.637</text:p>
          </table:table-cell>
          <table:table-cell office:value-type="float" office:value="41.9447" calcext:value-type="float">
            <text:p>41.9447</text:p>
          </table:table-cell>
          <table:table-cell/>
          <table:table-cell table:formula="of:=([.D35]-[.A35])/0.0166667" office:value-type="float" office:value="-46.3679072641857" calcext:value-type="float">
            <text:p>-46.3679072641857</text:p>
          </table:table-cell>
          <table:table-cell table:formula="of:=ABS([.E35]-[.B35])/0.0166667" office:value-type="float" office:value="698.758602482796" calcext:value-type="float">
            <text:p>698.758602482796</text:p>
          </table:table-cell>
          <table:table-cell table:formula="of:=([.F35]-[.C35])/0.0166667" office:value-type="float" office:value="-6.67798664402671" calcext:value-type="float">
            <text:p>-6.67798664402671</text:p>
          </table:table-cell>
          <table:table-cell table:formula="of:=DEGREES(ATAN(ABS([.F35]-[.C35])/ABS([.E35]-[.B35])))" office:value-type="float" office:value="0.547555050856589" calcext:value-type="float">
            <text:p>0.547555050856589</text:p>
          </table:table-cell>
          <table:table-cell table:formula="of:=SQRT(POWER([.H35];2)+POWER([.I35];2)+POWER([.J35];2))" office:value-type="float" office:value="700.327182732034" calcext:value-type="float">
            <text:p>700.327182732034</text:p>
          </table:table-cell>
        </table:table-row>
        <table:table-row table:style-name="ro1">
          <table:table-cell office:value-type="float" office:value="71.3393" calcext:value-type="float">
            <text:p>71.3393</text:p>
          </table:table-cell>
          <table:table-cell office:value-type="float" office:value="281.645" calcext:value-type="float">
            <text:p>281.645</text:p>
          </table:table-cell>
          <table:table-cell office:value-type="float" office:value="41.481" calcext:value-type="float">
            <text:p>41.481</text:p>
          </table:table-cell>
          <table:table-cell office:value-type="float" office:value="70.6049" calcext:value-type="float">
            <text:p>70.6049</text:p>
          </table:table-cell>
          <table:table-cell office:value-type="float" office:value="268.802" calcext:value-type="float">
            <text:p>268.802</text:p>
          </table:table-cell>
          <table:table-cell office:value-type="float" office:value="41.6027" calcext:value-type="float">
            <text:p>41.6027</text:p>
          </table:table-cell>
          <table:table-cell/>
          <table:table-cell table:formula="of:=([.D36]-[.A36])/0.0166667" office:value-type="float" office:value="-44.0639118721759" calcext:value-type="float">
            <text:p>-44.0639118721759</text:p>
          </table:table-cell>
          <table:table-cell table:formula="of:=ABS([.E36]-[.B36])/0.0166667" office:value-type="float" office:value="770.57845884308" calcext:value-type="float">
            <text:p>770.57845884308</text:p>
          </table:table-cell>
          <table:table-cell table:formula="of:=([.F36]-[.C36])/0.0166667" office:value-type="float" office:value="7.30198539602903" calcext:value-type="float">
            <text:p>7.30198539602903</text:p>
          </table:table-cell>
          <table:table-cell table:formula="of:=DEGREES(ATAN(ABS([.F36]-[.C36])/ABS([.E36]-[.B36])))" office:value-type="float" office:value="0.542917361168006" calcext:value-type="float">
            <text:p>0.542917361168006</text:p>
          </table:table-cell>
          <table:table-cell table:formula="of:=SQRT(POWER([.H36];2)+POWER([.I36];2)+POWER([.J36];2))" office:value-type="float" office:value="771.871821323449" calcext:value-type="float">
            <text:p>771.871821323449</text:p>
          </table:table-cell>
        </table:table-row>
        <table:table-row table:style-name="ro1">
          <table:table-cell office:value-type="float" office:value="72.8677" calcext:value-type="float">
            <text:p>72.867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42.6957" calcext:value-type="float">
            <text:p>42.6957</text:p>
          </table:table-cell>
          <table:table-cell office:value-type="float" office:value="72.3428" calcext:value-type="float">
            <text:p>72.3428</text:p>
          </table:table-cell>
          <table:table-cell office:value-type="float" office:value="268.825" calcext:value-type="float">
            <text:p>268.825</text:p>
          </table:table-cell>
          <table:table-cell office:value-type="float" office:value="42.5653" calcext:value-type="float">
            <text:p>42.5653</text:p>
          </table:table-cell>
          <table:table-cell/>
          <table:table-cell table:formula="of:=([.D37]-[.A37])/0.0166667" office:value-type="float" office:value="-31.4939370121261" calcext:value-type="float">
            <text:p>-31.4939370121261</text:p>
          </table:table-cell>
          <table:table-cell table:formula="of:=ABS([.E37]-[.B37])/0.0166667" office:value-type="float" office:value="686.158627682747" calcext:value-type="float">
            <text:p>686.158627682747</text:p>
          </table:table-cell>
          <table:table-cell table:formula="of:=([.F37]-[.C37])/0.0166667" office:value-type="float" office:value="-7.82398435203139" calcext:value-type="float">
            <text:p>-7.82398435203139</text:p>
          </table:table-cell>
          <table:table-cell table:formula="of:=DEGREES(ATAN(ABS([.F37]-[.C37])/ABS([.E37]-[.B37])))" office:value-type="float" office:value="0.653291873648436" calcext:value-type="float">
            <text:p>0.653291873648436</text:p>
          </table:table-cell>
          <table:table-cell table:formula="of:=SQRT(POWER([.H37];2)+POWER([.I37];2)+POWER([.J37];2))" office:value-type="float" office:value="686.925574675405" calcext:value-type="float">
            <text:p>686.925574675405</text:p>
          </table:table-cell>
        </table:table-row>
        <table:table-row table:style-name="ro1">
          <table:table-cell office:value-type="float" office:value="72.8805" calcext:value-type="float">
            <text:p>72.8805</text:p>
          </table:table-cell>
          <table:table-cell office:value-type="float" office:value="286.996" calcext:value-type="float">
            <text:p>286.996</text:p>
          </table:table-cell>
          <table:table-cell office:value-type="float" office:value="41.8752" calcext:value-type="float">
            <text:p>41.8752</text:p>
          </table:table-cell>
          <table:table-cell office:value-type="float" office:value="72.3456" calcext:value-type="float">
            <text:p>72.3456</text:p>
          </table:table-cell>
          <table:table-cell office:value-type="float" office:value="273.995" calcext:value-type="float">
            <text:p>273.995</text:p>
          </table:table-cell>
          <table:table-cell office:value-type="float" office:value="41.7172" calcext:value-type="float">
            <text:p>41.7172</text:p>
          </table:table-cell>
          <table:table-cell/>
          <table:table-cell table:formula="of:=([.D38]-[.A38])/0.0166667" office:value-type="float" office:value="-32.093935812128" calcext:value-type="float">
            <text:p>-32.093935812128</text:p>
          </table:table-cell>
          <table:table-cell table:formula="of:=ABS([.E38]-[.B38])/0.0166667" office:value-type="float" office:value="780.058439883119" calcext:value-type="float">
            <text:p>780.058439883119</text:p>
          </table:table-cell>
          <table:table-cell table:formula="of:=([.F38]-[.C38])/0.0166667" office:value-type="float" office:value="-9.479981040038" calcext:value-type="float">
            <text:p>-9.479981040038</text:p>
          </table:table-cell>
          <table:table-cell table:formula="of:=DEGREES(ATAN(ABS([.F38]-[.C38])/ABS([.E38]-[.B38])))" office:value-type="float" office:value="0.696276250033525" calcext:value-type="float">
            <text:p>0.696276250033525</text:p>
          </table:table-cell>
          <table:table-cell table:formula="of:=SQRT(POWER([.H38];2)+POWER([.I38];2)+POWER([.J38];2))" office:value-type="float" office:value="780.775934816973" calcext:value-type="float">
            <text:p>780.775934816973</text:p>
          </table:table-cell>
        </table:table-row>
        <table:table-row table:style-name="ro1">
          <table:table-cell office:value-type="float" office:value="72.8695" calcext:value-type="float">
            <text:p>72.8695</text:p>
          </table:table-cell>
          <table:table-cell office:value-type="float" office:value="283.063" calcext:value-type="float">
            <text:p>283.063</text:p>
          </table:table-cell>
          <table:table-cell office:value-type="float" office:value="41.7431" calcext:value-type="float">
            <text:p>41.7431</text:p>
          </table:table-cell>
          <table:table-cell office:value-type="float" office:value="71.8438" calcext:value-type="float">
            <text:p>71.8438</text:p>
          </table:table-cell>
          <table:table-cell office:value-type="float" office:value="274.001" calcext:value-type="float">
            <text:p>274.001</text:p>
          </table:table-cell>
          <table:table-cell office:value-type="float" office:value="41.4724" calcext:value-type="float">
            <text:p>41.4724</text:p>
          </table:table-cell>
          <table:table-cell/>
          <table:table-cell table:formula="of:=([.D39]-[.A39])/0.0166667" office:value-type="float" office:value="-61.5418769162462" calcext:value-type="float">
            <text:p>-61.5418769162462</text:p>
          </table:table-cell>
          <table:table-cell table:formula="of:=ABS([.E39]-[.B39])/0.0166667" office:value-type="float" office:value="543.718912562176" calcext:value-type="float">
            <text:p>543.718912562176</text:p>
          </table:table-cell>
          <table:table-cell table:formula="of:=([.F39]-[.C39])/0.0166667" office:value-type="float" office:value="-16.2419675160648" calcext:value-type="float">
            <text:p>-16.2419675160648</text:p>
          </table:table-cell>
          <table:table-cell table:formula="of:=DEGREES(ATAN(ABS([.F39]-[.C39])/ABS([.E39]-[.B39])))" office:value-type="float" office:value="1.71103030405661" calcext:value-type="float">
            <text:p>1.71103030405661</text:p>
          </table:table-cell>
          <table:table-cell table:formula="of:=SQRT(POWER([.H39];2)+POWER([.I39];2)+POWER([.J39];2))" office:value-type="float" office:value="547.43169437014" calcext:value-type="float">
            <text:p>547.43169437014</text:p>
          </table:table-cell>
        </table:table-row>
        <table:table-row table:style-name="ro1">
          <table:table-cell office:value-type="float" office:value="72.6176" calcext:value-type="float">
            <text:p>72.6176</text:p>
          </table:table-cell>
          <table:table-cell office:value-type="float" office:value="284.344" calcext:value-type="float">
            <text:p>284.344</text:p>
          </table:table-cell>
          <table:table-cell office:value-type="float" office:value="41.7929" calcext:value-type="float">
            <text:p>41.7929</text:p>
          </table:table-cell>
          <table:table-cell office:value-type="float" office:value="71.8429" calcext:value-type="float">
            <text:p>71.8429</text:p>
          </table:table-cell>
          <table:table-cell office:value-type="float" office:value="272.737" calcext:value-type="float">
            <text:p>272.737</text:p>
          </table:table-cell>
          <table:table-cell office:value-type="float" office:value="41.4327" calcext:value-type="float">
            <text:p>41.4327</text:p>
          </table:table-cell>
          <table:table-cell/>
          <table:table-cell table:formula="of:=([.D40]-[.A40])/0.0166667" office:value-type="float" office:value="-46.4819070361857" calcext:value-type="float">
            <text:p>-46.4819070361857</text:p>
          </table:table-cell>
          <table:table-cell table:formula="of:=ABS([.E40]-[.B40])/0.0166667" office:value-type="float" office:value="696.418607162784" calcext:value-type="float">
            <text:p>696.418607162784</text:p>
          </table:table-cell>
          <table:table-cell table:formula="of:=([.F40]-[.C40])/0.0166667" office:value-type="float" office:value="-21.6119567760868" calcext:value-type="float">
            <text:p>-21.6119567760868</text:p>
          </table:table-cell>
          <table:table-cell table:formula="of:=DEGREES(ATAN(ABS([.F40]-[.C40])/ABS([.E40]-[.B40])))" office:value-type="float" office:value="1.77748931719499" calcext:value-type="float">
            <text:p>1.77748931719499</text:p>
          </table:table-cell>
          <table:table-cell table:formula="of:=SQRT(POWER([.H40];2)+POWER([.I40];2)+POWER([.J40];2))" office:value-type="float" office:value="698.302599708725" calcext:value-type="float">
            <text:p>698.302599708725</text:p>
          </table:table-cell>
        </table:table-row>
        <table:table-row table:style-name="ro1">
          <table:table-cell office:value-type="float" office:value="72.3545" calcext:value-type="float">
            <text:p>72.3545</text:p>
          </table:table-cell>
          <table:table-cell office:value-type="float" office:value="281.815" calcext:value-type="float">
            <text:p>281.815</text:p>
          </table:table-cell>
          <table:table-cell office:value-type="float" office:value="41.1918" calcext:value-type="float">
            <text:p>41.1918</text:p>
          </table:table-cell>
          <table:table-cell office:value-type="float" office:value="71.8418" calcext:value-type="float">
            <text:p>71.8418</text:p>
          </table:table-cell>
          <table:table-cell office:value-type="float" office:value="268.968" calcext:value-type="float">
            <text:p>268.968</text:p>
          </table:table-cell>
          <table:table-cell office:value-type="float" office:value="41.5636" calcext:value-type="float">
            <text:p>41.5636</text:p>
          </table:table-cell>
          <table:table-cell/>
          <table:table-cell table:formula="of:=([.D41]-[.A41])/0.0166667" office:value-type="float" office:value="-30.7619384761228" calcext:value-type="float">
            <text:p>-30.7619384761228</text:p>
          </table:table-cell>
          <table:table-cell table:formula="of:=ABS([.E41]-[.B41])/0.0166667" office:value-type="float" office:value="770.818458363082" calcext:value-type="float">
            <text:p>770.818458363082</text:p>
          </table:table-cell>
          <table:table-cell table:formula="of:=([.F41]-[.C41])/0.0166667" office:value-type="float" office:value="22.3079553840893" calcext:value-type="float">
            <text:p>22.3079553840893</text:p>
          </table:table-cell>
          <table:table-cell table:formula="of:=DEGREES(ATAN(ABS([.F41]-[.C41])/ABS([.E41]-[.B41])))" office:value-type="float" office:value="1.65771202806119" calcext:value-type="float">
            <text:p>1.65771202806119</text:p>
          </table:table-cell>
          <table:table-cell table:formula="of:=SQRT(POWER([.H41];2)+POWER([.I41];2)+POWER([.J41];2))" office:value-type="float" office:value="771.754518927791" calcext:value-type="float">
            <text:p>771.754518927791</text:p>
          </table:table-cell>
        </table:table-row>
        <table:table-row table:style-name="ro1">
          <table:table-cell office:value-type="float" office:value="72.3659" calcext:value-type="float">
            <text:p>72.3659</text:p>
          </table:table-cell>
          <table:table-cell office:value-type="float" office:value="288.36" calcext:value-type="float">
            <text:p>288.36</text:p>
          </table:table-cell>
          <table:table-cell office:value-type="float" office:value="41.4077" calcext:value-type="float">
            <text:p>41.4077</text:p>
          </table:table-cell>
          <table:table-cell office:value-type="float" office:value="71.8465" calcext:value-type="float">
            <text:p>71.8465</text:p>
          </table:table-cell>
          <table:table-cell office:value-type="float" office:value="277.779" calcext:value-type="float">
            <text:p>277.779</text:p>
          </table:table-cell>
          <table:table-cell office:value-type="float" office:value="41.6017" calcext:value-type="float">
            <text:p>41.6017</text:p>
          </table:table-cell>
          <table:table-cell/>
          <table:table-cell table:formula="of:=([.D42]-[.A42])/0.0166667" office:value-type="float" office:value="-31.1639376721241" calcext:value-type="float">
            <text:p>-31.1639376721241</text:p>
          </table:table-cell>
          <table:table-cell table:formula="of:=ABS([.E42]-[.B42])/0.0166667" office:value-type="float" office:value="634.858730282541" calcext:value-type="float">
            <text:p>634.858730282541</text:p>
          </table:table-cell>
          <table:table-cell table:formula="of:=([.F42]-[.C42])/0.0166667" office:value-type="float" office:value="11.6399767200467" calcext:value-type="float">
            <text:p>11.6399767200467</text:p>
          </table:table-cell>
          <table:table-cell table:formula="of:=DEGREES(ATAN(ABS([.F42]-[.C42])/ABS([.E42]-[.B42])))" office:value-type="float" office:value="1.05038615912674" calcext:value-type="float">
            <text:p>1.05038615912674</text:p>
          </table:table-cell>
          <table:table-cell table:formula="of:=SQRT(POWER([.H42];2)+POWER([.I42];2)+POWER([.J42];2))" office:value-type="float" office:value="635.729728332123" calcext:value-type="float">
            <text:p>635.729728332123</text:p>
          </table:table-cell>
        </table:table-row>
        <table:table-row table:style-name="ro1">
          <table:table-cell office:value-type="float" office:value="72.105" calcext:value-type="float">
            <text:p>72.105</text:p>
          </table:table-cell>
          <table:table-cell office:value-type="float" office:value="291.243" calcext:value-type="float">
            <text:p>291.243</text:p>
          </table:table-cell>
          <table:table-cell office:value-type="float" office:value="40.4356" calcext:value-type="float">
            <text:p>40.4356</text:p>
          </table:table-cell>
          <table:table-cell office:value-type="float" office:value="71.5858" calcext:value-type="float">
            <text:p>71.5858</text:p>
          </table:table-cell>
          <table:table-cell office:value-type="float" office:value="279.295" calcext:value-type="float">
            <text:p>279.295</text:p>
          </table:table-cell>
          <table:table-cell office:value-type="float" office:value="40.3521" calcext:value-type="float">
            <text:p>40.3521</text:p>
          </table:table-cell>
          <table:table-cell/>
          <table:table-cell table:formula="of:=([.D43]-[.A43])/0.0166667" office:value-type="float" office:value="-31.1519376961245" calcext:value-type="float">
            <text:p>-31.1519376961245</text:p>
          </table:table-cell>
          <table:table-cell table:formula="of:=ABS([.E43]-[.B43])/0.0166667" office:value-type="float" office:value="716.878566242866" calcext:value-type="float">
            <text:p>716.878566242866</text:p>
          </table:table-cell>
          <table:table-cell table:formula="of:=([.F43]-[.C43])/0.0166667" office:value-type="float" office:value="-5.00998998002009" calcext:value-type="float">
            <text:p>-5.00998998002009</text:p>
          </table:table-cell>
          <table:table-cell table:formula="of:=DEGREES(ATAN(ABS([.F43]-[.C43])/ABS([.E43]-[.B43])))" office:value-type="float" office:value="0.400411759596281" calcext:value-type="float">
            <text:p>0.400411759596281</text:p>
          </table:table-cell>
          <table:table-cell table:formula="of:=SQRT(POWER([.H43];2)+POWER([.I43];2)+POWER([.J43];2))" office:value-type="float" office:value="717.572590028529" calcext:value-type="float">
            <text:p>717.572590028529</text:p>
          </table:table-cell>
        </table:table-row>
        <table:table-row table:style-name="ro1">
          <table:table-cell office:value-type="float" office:value="72.8565" calcext:value-type="float">
            <text:p>72.8565</text:p>
          </table:table-cell>
          <table:table-cell office:value-type="float" office:value="277.847" calcext:value-type="float">
            <text:p>277.847</text:p>
          </table:table-cell>
          <table:table-cell office:value-type="float" office:value="41.8315" calcext:value-type="float">
            <text:p>41.8315</text:p>
          </table:table-cell>
          <table:table-cell office:value-type="float" office:value="72.8243" calcext:value-type="float">
            <text:p>72.8243</text:p>
          </table:table-cell>
          <table:table-cell office:value-type="float" office:value="265.304" calcext:value-type="float">
            <text:p>265.304</text:p>
          </table:table-cell>
          <table:table-cell office:value-type="float" office:value="41.9198" calcext:value-type="float">
            <text:p>41.9198</text:p>
          </table:table-cell>
          <table:table-cell/>
          <table:table-cell table:formula="of:=([.D44]-[.A44])/0.0166667" office:value-type="float" office:value="-1.93199613600792" calcext:value-type="float">
            <text:p>-1.93199613600792</text:p>
          </table:table-cell>
          <table:table-cell table:formula="of:=ABS([.E44]-[.B44])/0.0166667" office:value-type="float" office:value="752.578494843011" calcext:value-type="float">
            <text:p>752.578494843011</text:p>
          </table:table-cell>
          <table:table-cell table:formula="of:=([.F44]-[.C44])/0.0166667" office:value-type="float" office:value="5.29798940402142" calcext:value-type="float">
            <text:p>5.29798940402142</text:p>
          </table:table-cell>
          <table:table-cell table:formula="of:=DEGREES(ATAN(ABS([.F44]-[.C44])/ABS([.E44]-[.B44])))" office:value-type="float" office:value="0.403343200005653" calcext:value-type="float">
            <text:p>0.403343200005653</text:p>
          </table:table-cell>
          <table:table-cell table:formula="of:=SQRT(POWER([.H44];2)+POWER([.I44];2)+POWER([.J44];2))" office:value-type="float" office:value="752.599622774929" calcext:value-type="float">
            <text:p>752.599622774929</text:p>
          </table:table-cell>
        </table:table-row>
        <table:table-row table:style-name="ro1">
          <table:table-cell office:value-type="float" office:value="73.3559" calcext:value-type="float">
            <text:p>73.3559</text:p>
          </table:table-cell>
          <table:table-cell office:value-type="float" office:value="276.637" calcext:value-type="float">
            <text:p>276.637</text:p>
          </table:table-cell>
          <table:table-cell office:value-type="float" office:value="41.7737" calcext:value-type="float">
            <text:p>41.7737</text:p>
          </table:table-cell>
          <table:table-cell office:value-type="float" office:value="72.8243" calcext:value-type="float">
            <text:p>72.8243</text:p>
          </table:table-cell>
          <table:table-cell office:value-type="float" office:value="265.323" calcext:value-type="float">
            <text:p>265.323</text:p>
          </table:table-cell>
          <table:table-cell office:value-type="float" office:value="41.9165" calcext:value-type="float">
            <text:p>41.9165</text:p>
          </table:table-cell>
          <table:table-cell/>
          <table:table-cell table:formula="of:=([.D45]-[.A45])/0.0166667" office:value-type="float" office:value="-31.8959362081283" calcext:value-type="float">
            <text:p>-31.8959362081283</text:p>
          </table:table-cell>
          <table:table-cell table:formula="of:=ABS([.E45]-[.B45])/0.0166667" office:value-type="float" office:value="678.838642322717" calcext:value-type="float">
            <text:p>678.838642322717</text:p>
          </table:table-cell>
          <table:table-cell table:formula="of:=([.F45]-[.C45])/0.0166667" office:value-type="float" office:value="8.56798286403434" calcext:value-type="float">
            <text:p>8.56798286403434</text:p>
          </table:table-cell>
          <table:table-cell table:formula="of:=DEGREES(ATAN(ABS([.F45]-[.C45])/ABS([.E45]-[.B45])))" office:value-type="float" office:value="0.723122051629442" calcext:value-type="float">
            <text:p>0.723122051629442</text:p>
          </table:table-cell>
          <table:table-cell table:formula="of:=SQRT(POWER([.H45];2)+POWER([.I45];2)+POWER([.J45];2))" office:value-type="float" office:value="679.641569790651" calcext:value-type="float">
            <text:p>679.641569790651</text:p>
          </table:table-cell>
        </table:table-row>
        <table:table-row table:style-name="ro1">
          <table:table-cell office:value-type="float" office:value="72.6131" calcext:value-type="float">
            <text:p>72.6131</text:p>
          </table:table-cell>
          <table:table-cell office:value-type="float" office:value="281.685" calcext:value-type="float">
            <text:p>281.685</text:p>
          </table:table-cell>
          <table:table-cell office:value-type="float" office:value="41.967" calcext:value-type="float">
            <text:p>41.967</text:p>
          </table:table-cell>
          <table:table-cell office:value-type="float" office:value="72.0924" calcext:value-type="float">
            <text:p>72.0924</text:p>
          </table:table-cell>
          <table:table-cell office:value-type="float" office:value="268.897" calcext:value-type="float">
            <text:p>268.897</text:p>
          </table:table-cell>
          <table:table-cell office:value-type="float" office:value="42.0647" calcext:value-type="float">
            <text:p>42.0647</text:p>
          </table:table-cell>
          <table:table-cell/>
          <table:table-cell table:formula="of:=([.D46]-[.A46])/0.0166667" office:value-type="float" office:value="-31.2419375161253" calcext:value-type="float">
            <text:p>-31.2419375161253</text:p>
          </table:table-cell>
          <table:table-cell table:formula="of:=ABS([.E46]-[.B46])/0.0166667" office:value-type="float" office:value="767.27846544307" calcext:value-type="float">
            <text:p>767.27846544307</text:p>
          </table:table-cell>
          <table:table-cell table:formula="of:=([.F46]-[.C46])/0.0166667" office:value-type="float" office:value="5.86198827602364" calcext:value-type="float">
            <text:p>5.86198827602364</text:p>
          </table:table-cell>
          <table:table-cell table:formula="of:=DEGREES(ATAN(ABS([.F46]-[.C46])/ABS([.E46]-[.B46])))" office:value-type="float" office:value="0.437729805225147" calcext:value-type="float">
            <text:p>0.437729805225147</text:p>
          </table:table-cell>
          <table:table-cell table:formula="of:=SQRT(POWER([.H46];2)+POWER([.I46];2)+POWER([.J46];2))" office:value-type="float" office:value="767.936628309252" calcext:value-type="float">
            <text:p>767.936628309252</text:p>
          </table:table-cell>
        </table:table-row>
        <table:table-row table:style-name="ro1">
          <table:table-cell office:value-type="float" office:value="71.3505" calcext:value-type="float">
            <text:p>71.3505</text:p>
          </table:table-cell>
          <table:table-cell office:value-type="float" office:value="274.99" calcext:value-type="float">
            <text:p>274.99</text:p>
          </table:table-cell>
          <table:table-cell office:value-type="float" office:value="42.558" calcext:value-type="float">
            <text:p>42.558</text:p>
          </table:table-cell>
          <table:table-cell office:value-type="float" office:value="70.6326" calcext:value-type="float">
            <text:p>70.6326</text:p>
          </table:table-cell>
          <table:table-cell office:value-type="float" office:value="261.194" calcext:value-type="float">
            <text:p>261.194</text:p>
          </table:table-cell>
          <table:table-cell office:value-type="float" office:value="43.109" calcext:value-type="float">
            <text:p>43.109</text:p>
          </table:table-cell>
          <table:table-cell/>
          <table:table-cell table:formula="of:=([.D47]-[.A47])/0.0166667" office:value-type="float" office:value="-43.0739138521723" calcext:value-type="float">
            <text:p>-43.0739138521723</text:p>
          </table:table-cell>
          <table:table-cell table:formula="of:=ABS([.E47]-[.B47])/0.0166667" office:value-type="float" office:value="827.758344483311" calcext:value-type="float">
            <text:p>827.758344483311</text:p>
          </table:table-cell>
          <table:table-cell table:formula="of:=([.F47]-[.C47])/0.0166667" office:value-type="float" office:value="33.0599338801324" calcext:value-type="float">
            <text:p>33.0599338801324</text:p>
          </table:table-cell>
          <table:table-cell table:formula="of:=DEGREES(ATAN(ABS([.F47]-[.C47])/ABS([.E47]-[.B47])))" office:value-type="float" office:value="2.28712702661516" calcext:value-type="float">
            <text:p>2.28712702661516</text:p>
          </table:table-cell>
          <table:table-cell table:formula="of:=SQRT(POWER([.H47];2)+POWER([.I47];2)+POWER([.J47];2))" office:value-type="float" office:value="829.537339813257" calcext:value-type="float">
            <text:p>829.537339813257</text:p>
          </table:table-cell>
        </table:table-row>
        <table:table-row table:style-name="ro1">
          <table:table-cell office:value-type="float" office:value="71.3452" calcext:value-type="float">
            <text:p>71.3452</text:p>
          </table:table-cell>
          <table:table-cell office:value-type="float" office:value="280.192" calcext:value-type="float">
            <text:p>280.192</text:p>
          </table:table-cell>
          <table:table-cell office:value-type="float" office:value="42.2187" calcext:value-type="float">
            <text:p>42.2187</text:p>
          </table:table-cell>
          <table:table-cell office:value-type="float" office:value="70.1171" calcext:value-type="float">
            <text:p>70.1171</text:p>
          </table:table-cell>
          <table:table-cell office:value-type="float" office:value="268.59" calcext:value-type="float">
            <text:p>268.59</text:p>
          </table:table-cell>
          <table:table-cell office:value-type="float" office:value="42.3793" calcext:value-type="float">
            <text:p>42.3793</text:p>
          </table:table-cell>
          <table:table-cell/>
          <table:table-cell table:formula="of:=([.D48]-[.A48])/0.0166667" office:value-type="float" office:value="-73.6858526282955" calcext:value-type="float">
            <text:p>-73.6858526282955</text:p>
          </table:table-cell>
          <table:table-cell table:formula="of:=ABS([.E48]-[.B48])/0.0166667" office:value-type="float" office:value="696.118607762786" calcext:value-type="float">
            <text:p>696.118607762786</text:p>
          </table:table-cell>
          <table:table-cell table:formula="of:=([.F48]-[.C48])/0.0166667" office:value-type="float" office:value="9.63598072803868" calcext:value-type="float">
            <text:p>9.63598072803868</text:p>
          </table:table-cell>
          <table:table-cell table:formula="of:=DEGREES(ATAN(ABS([.F48]-[.C48])/ABS([.E48]-[.B48])))" office:value-type="float" office:value="0.793062793907423" calcext:value-type="float">
            <text:p>0.793062793907423</text:p>
          </table:table-cell>
          <table:table-cell table:formula="of:=SQRT(POWER([.H48];2)+POWER([.I48];2)+POWER([.J48];2))" office:value-type="float" office:value="700.07397685941" calcext:value-type="float">
            <text:p>700.07397685941</text:p>
          </table:table-cell>
        </table:table-row>
        <table:table-row table:style-name="ro1">
          <table:table-cell office:value-type="float" office:value="71.3523" calcext:value-type="float">
            <text:p>71.3523</text:p>
          </table:table-cell>
          <table:table-cell office:value-type="float" office:value="274.938" calcext:value-type="float">
            <text:p>274.938</text:p>
          </table:table-cell>
          <table:table-cell office:value-type="float" office:value="42.8147" calcext:value-type="float">
            <text:p>42.8147</text:p>
          </table:table-cell>
          <table:table-cell office:value-type="float" office:value="70.6304" calcext:value-type="float">
            <text:p>70.6304</text:p>
          </table:table-cell>
          <table:table-cell office:value-type="float" office:value="262.387" calcext:value-type="float">
            <text:p>262.387</text:p>
          </table:table-cell>
          <table:table-cell office:value-type="float" office:value="43.1534" calcext:value-type="float">
            <text:p>43.1534</text:p>
          </table:table-cell>
          <table:table-cell/>
          <table:table-cell table:formula="of:=([.D49]-[.A49])/0.0166667" office:value-type="float" office:value="-43.3139133721736" calcext:value-type="float">
            <text:p>-43.3139133721736</text:p>
          </table:table-cell>
          <table:table-cell table:formula="of:=ABS([.E49]-[.B49])/0.0166667" office:value-type="float" office:value="753.058493883011" calcext:value-type="float">
            <text:p>753.058493883011</text:p>
          </table:table-cell>
          <table:table-cell table:formula="of:=([.F49]-[.C49])/0.0166667" office:value-type="float" office:value="20.321959356081" calcext:value-type="float">
            <text:p>20.321959356081</text:p>
          </table:table-cell>
          <table:table-cell table:formula="of:=DEGREES(ATAN(ABS([.F49]-[.C49])/ABS([.E49]-[.B49])))" office:value-type="float" office:value="1.54580287033799" calcext:value-type="float">
            <text:p>1.54580287033799</text:p>
          </table:table-cell>
          <table:table-cell table:formula="of:=SQRT(POWER([.H49];2)+POWER([.I49];2)+POWER([.J49];2))" office:value-type="float" office:value="754.576816721155" calcext:value-type="float">
            <text:p>754.576816721155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5.42" calcext:value-type="float">
            <text:p>285.42</text:p>
          </table:table-cell>
          <table:table-cell office:value-type="float" office:value="42.6403" calcext:value-type="float">
            <text:p>42.6403</text:p>
          </table:table-cell>
          <table:table-cell office:value-type="float" office:value="71.3545" calcext:value-type="float">
            <text:p>71.3545</text:p>
          </table:table-cell>
          <table:table-cell office:value-type="float" office:value="273.625" calcext:value-type="float">
            <text:p>273.625</text:p>
          </table:table-cell>
          <table:table-cell office:value-type="float" office:value="43.0265" calcext:value-type="float">
            <text:p>43.0265</text:p>
          </table:table-cell>
          <table:table-cell/>
          <table:table-cell table:formula="of:=([.D50]-[.A50])/0.0166667" office:value-type="float" office:value="-45.5099089801819" calcext:value-type="float">
            <text:p>-45.5099089801819</text:p>
          </table:table-cell>
          <table:table-cell table:formula="of:=ABS([.E50]-[.B50])/0.0166667" office:value-type="float" office:value="707.698584602832" calcext:value-type="float">
            <text:p>707.698584602832</text:p>
          </table:table-cell>
          <table:table-cell table:formula="of:=([.F50]-[.C50])/0.0166667" office:value-type="float" office:value="23.1719536560924" calcext:value-type="float">
            <text:p>23.1719536560924</text:p>
          </table:table-cell>
          <table:table-cell table:formula="of:=DEGREES(ATAN(ABS([.F50]-[.C50])/ABS([.E50]-[.B50])))" office:value-type="float" office:value="1.87534782316611" calcext:value-type="float">
            <text:p>1.87534782316611</text:p>
          </table:table-cell>
          <table:table-cell table:formula="of:=SQRT(POWER([.H50];2)+POWER([.I50];2)+POWER([.J50];2))" office:value-type="float" office:value="709.538848760571" calcext:value-type="float">
            <text:p>709.538848760571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5.532" calcext:value-type="float">
            <text:p>285.532</text:p>
          </table:table-cell>
          <table:table-cell office:value-type="float" office:value="42.1152" calcext:value-type="float">
            <text:p>42.1152</text:p>
          </table:table-cell>
          <table:table-cell office:value-type="float" office:value="71.3513" calcext:value-type="float">
            <text:p>71.3513</text:p>
          </table:table-cell>
          <table:table-cell office:value-type="float" office:value="272.474" calcext:value-type="float">
            <text:p>272.474</text:p>
          </table:table-cell>
          <table:table-cell office:value-type="float" office:value="42.4707" calcext:value-type="float">
            <text:p>42.4707</text:p>
          </table:table-cell>
          <table:table-cell/>
          <table:table-cell table:formula="of:=([.D51]-[.A51])/0.0166667" office:value-type="float" office:value="-45.5099089801828" calcext:value-type="float">
            <text:p>-45.5099089801828</text:p>
          </table:table-cell>
          <table:table-cell table:formula="of:=ABS([.E51]-[.B51])/0.0166667" office:value-type="float" office:value="783.478433043134" calcext:value-type="float">
            <text:p>783.478433043134</text:p>
          </table:table-cell>
          <table:table-cell table:formula="of:=([.F51]-[.C51])/0.0166667" office:value-type="float" office:value="21.3299573400853" calcext:value-type="float">
            <text:p>21.3299573400853</text:p>
          </table:table-cell>
          <table:table-cell table:formula="of:=DEGREES(ATAN(ABS([.F51]-[.C51])/ABS([.E51]-[.B51])))" office:value-type="float" office:value="1.5594746170689" calcext:value-type="float">
            <text:p>1.5594746170689</text:p>
          </table:table-cell>
          <table:table-cell table:formula="of:=SQRT(POWER([.H51];2)+POWER([.I51];2)+POWER([.J51];2))" office:value-type="float" office:value="785.088895564851" calcext:value-type="float">
            <text:p>785.088895564851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8.39" calcext:value-type="float">
            <text:p>288.39</text:p>
          </table:table-cell>
          <table:table-cell office:value-type="float" office:value="41.1497" calcext:value-type="float">
            <text:p>41.1497</text:p>
          </table:table-cell>
          <table:table-cell office:value-type="float" office:value="71.5939" calcext:value-type="float">
            <text:p>71.5939</text:p>
          </table:table-cell>
          <table:table-cell office:value-type="float" office:value="275.211" calcext:value-type="float">
            <text:p>275.211</text:p>
          </table:table-cell>
          <table:table-cell office:value-type="float" office:value="41.5247" calcext:value-type="float">
            <text:p>41.5247</text:p>
          </table:table-cell>
          <table:table-cell/>
          <table:table-cell table:formula="of:=([.D52]-[.A52])/0.0166667" office:value-type="float" office:value="-30.7619384761228" calcext:value-type="float">
            <text:p>-30.7619384761228</text:p>
          </table:table-cell>
          <table:table-cell table:formula="of:=ABS([.E52]-[.B52])/0.0166667" office:value-type="float" office:value="790.738418523161" calcext:value-type="float">
            <text:p>790.738418523161</text:p>
          </table:table-cell>
          <table:table-cell table:formula="of:=([.F52]-[.C52])/0.0166667" office:value-type="float" office:value="22.49995500009" calcext:value-type="float">
            <text:p>22.49995500009</text:p>
          </table:table-cell>
          <table:table-cell table:formula="of:=DEGREES(ATAN(ABS([.F52]-[.C52])/ABS([.E52]-[.B52])))" office:value-type="float" office:value="1.62987490991324" calcext:value-type="float">
            <text:p>1.62987490991324</text:p>
          </table:table-cell>
          <table:table-cell table:formula="of:=SQRT(POWER([.H52];2)+POWER([.I52];2)+POWER([.J52];2))" office:value-type="float" office:value="791.656359389808" calcext:value-type="float">
            <text:p>791.656359389808</text:p>
          </table:table-cell>
        </table:table-row>
        <table:table-row table:style-name="ro1">
          <table:table-cell office:value-type="float" office:value="71.5886" calcext:value-type="float">
            <text:p>71.5886</text:p>
          </table:table-cell>
          <table:table-cell office:value-type="float" office:value="284.429" calcext:value-type="float">
            <text:p>284.429</text:p>
          </table:table-cell>
          <table:table-cell office:value-type="float" office:value="40.7745" calcext:value-type="float">
            <text:p>40.7745</text:p>
          </table:table-cell>
          <table:table-cell office:value-type="float" office:value="70.8413" calcext:value-type="float">
            <text:p>70.8413</text:p>
          </table:table-cell>
          <table:table-cell office:value-type="float" office:value="272.698" calcext:value-type="float">
            <text:p>272.698</text:p>
          </table:table-cell>
          <table:table-cell office:value-type="float" office:value="40.9528" calcext:value-type="float">
            <text:p>40.9528</text:p>
          </table:table-cell>
          <table:table-cell/>
          <table:table-cell table:formula="of:=([.D53]-[.A53])/0.0166667" office:value-type="float" office:value="-44.8379103241791" calcext:value-type="float">
            <text:p>-44.8379103241791</text:p>
          </table:table-cell>
          <table:table-cell table:formula="of:=ABS([.E53]-[.B53])/0.0166667" office:value-type="float" office:value="703.858592282815" calcext:value-type="float">
            <text:p>703.858592282815</text:p>
          </table:table-cell>
          <table:table-cell table:formula="of:=([.F53]-[.C53])/0.0166667" office:value-type="float" office:value="10.6979786040428" calcext:value-type="float">
            <text:p>10.6979786040428</text:p>
          </table:table-cell>
          <table:table-cell table:formula="of:=DEGREES(ATAN(ABS([.F53]-[.C53])/ABS([.E53]-[.B53])))" office:value-type="float" office:value="0.870774097633135" calcext:value-type="float">
            <text:p>0.870774097633135</text:p>
          </table:table-cell>
          <table:table-cell table:formula="of:=SQRT(POWER([.H53];2)+POWER([.I53];2)+POWER([.J53];2))" office:value-type="float" office:value="705.366431635925" calcext:value-type="float">
            <text:p>705.366431635925</text:p>
          </table:table-cell>
        </table:table-row>
        <table:table-row table:style-name="ro1">
          <table:table-cell office:value-type="float" office:value="72.1083" calcext:value-type="float">
            <text:p>72.1083</text:p>
          </table:table-cell>
          <table:table-cell office:value-type="float" office:value="291.119" calcext:value-type="float">
            <text:p>291.119</text:p>
          </table:table-cell>
          <table:table-cell office:value-type="float" office:value="40.9697" calcext:value-type="float">
            <text:p>40.9697</text:p>
          </table:table-cell>
          <table:table-cell office:value-type="float" office:value="71.5997" calcext:value-type="float">
            <text:p>71.5997</text:p>
          </table:table-cell>
          <table:table-cell office:value-type="float" office:value="277.612" calcext:value-type="float">
            <text:p>277.612</text:p>
          </table:table-cell>
          <table:table-cell office:value-type="float" office:value="42.3811" calcext:value-type="float">
            <text:p>42.3811</text:p>
          </table:table-cell>
          <table:table-cell/>
          <table:table-cell table:formula="of:=([.D54]-[.A54])/0.0166667" office:value-type="float" office:value="-30.5159389681221" calcext:value-type="float">
            <text:p>-30.5159389681221</text:p>
          </table:table-cell>
          <table:table-cell table:formula="of:=ABS([.E54]-[.B54])/0.0166667" office:value-type="float" office:value="810.418379163242" calcext:value-type="float">
            <text:p>810.418379163242</text:p>
          </table:table-cell>
          <table:table-cell table:formula="of:=([.F54]-[.C54])/0.0166667" office:value-type="float" office:value="84.6838306323388" calcext:value-type="float">
            <text:p>84.6838306323388</text:p>
          </table:table-cell>
          <table:table-cell table:formula="of:=DEGREES(ATAN(ABS([.F54]-[.C54])/ABS([.E54]-[.B54])))" office:value-type="float" office:value="5.96541400582655" calcext:value-type="float">
            <text:p>5.96541400582655</text:p>
          </table:table-cell>
          <table:table-cell table:formula="of:=SQRT(POWER([.H54];2)+POWER([.I54];2)+POWER([.J54];2))" office:value-type="float" office:value="815.402062167646" calcext:value-type="float">
            <text:p>815.402062167646</text:p>
          </table:table-cell>
        </table:table-row>
        <table:table-row table:style-name="ro1">
          <table:table-cell office:value-type="float" office:value="71.859" calcext:value-type="float">
            <text:p>71.859</text:p>
          </table:table-cell>
          <table:table-cell office:value-type="float" office:value="288.034" calcext:value-type="float">
            <text:p>288.034</text:p>
          </table:table-cell>
          <table:table-cell office:value-type="float" office:value="42.7395" calcext:value-type="float">
            <text:p>42.7395</text:p>
          </table:table-cell>
          <table:table-cell office:value-type="float" office:value="70.856" calcext:value-type="float">
            <text:p>70.856</text:p>
          </table:table-cell>
          <table:table-cell office:value-type="float" office:value="275.985" calcext:value-type="float">
            <text:p>275.985</text:p>
          </table:table-cell>
          <table:table-cell office:value-type="float" office:value="43.6454" calcext:value-type="float">
            <text:p>43.6454</text:p>
          </table:table-cell>
          <table:table-cell/>
          <table:table-cell table:formula="of:=([.D55]-[.A55])/0.0166667" office:value-type="float" office:value="-60.1798796402407" calcext:value-type="float">
            <text:p>-60.1798796402407</text:p>
          </table:table-cell>
          <table:table-cell table:formula="of:=ABS([.E55]-[.B55])/0.0166667" office:value-type="float" office:value="722.93855412289" calcext:value-type="float">
            <text:p>722.93855412289</text:p>
          </table:table-cell>
          <table:table-cell table:formula="of:=([.F55]-[.C55])/0.0166667" office:value-type="float" office:value="54.3538912922176" calcext:value-type="float">
            <text:p>54.3538912922176</text:p>
          </table:table-cell>
          <table:table-cell table:formula="of:=DEGREES(ATAN(ABS([.F55]-[.C55])/ABS([.E55]-[.B55])))" office:value-type="float" office:value="4.29967439120617" calcext:value-type="float">
            <text:p>4.29967439120617</text:p>
          </table:table-cell>
          <table:table-cell table:formula="of:=SQRT(POWER([.H55];2)+POWER([.I55];2)+POWER([.J55];2))" office:value-type="float" office:value="727.472416280793" calcext:value-type="float">
            <text:p>727.472416280793</text:p>
          </table:table-cell>
        </table:table-row>
        <table:table-row table:style-name="ro1">
          <table:table-cell office:value-type="float" office:value="72.3696" calcext:value-type="float">
            <text:p>72.3696</text:p>
          </table:table-cell>
          <table:table-cell office:value-type="float" office:value="284.033" calcext:value-type="float">
            <text:p>284.033</text:p>
          </table:table-cell>
          <table:table-cell office:value-type="float" office:value="43.1097" calcext:value-type="float">
            <text:p>43.1097</text:p>
          </table:table-cell>
          <table:table-cell office:value-type="float" office:value="71.8568" calcext:value-type="float">
            <text:p>71.8568</text:p>
          </table:table-cell>
          <table:table-cell office:value-type="float" office:value="271.042" calcext:value-type="float">
            <text:p>271.042</text:p>
          </table:table-cell>
          <table:table-cell office:value-type="float" office:value="43.6845" calcext:value-type="float">
            <text:p>43.6845</text:p>
          </table:table-cell>
          <table:table-cell/>
          <table:table-cell table:formula="of:=([.D56]-[.A56])/0.0166667" office:value-type="float" office:value="-30.767938464123" calcext:value-type="float">
            <text:p>-30.767938464123</text:p>
          </table:table-cell>
          <table:table-cell table:formula="of:=ABS([.E56]-[.B56])/0.0166667" office:value-type="float" office:value="779.45844108312" calcext:value-type="float">
            <text:p>779.45844108312</text:p>
          </table:table-cell>
          <table:table-cell table:formula="of:=([.F56]-[.C56])/0.0166667" office:value-type="float" office:value="34.4879310241381" calcext:value-type="float">
            <text:p>34.4879310241381</text:p>
          </table:table-cell>
          <table:table-cell table:formula="of:=DEGREES(ATAN(ABS([.F56]-[.C56])/ABS([.E56]-[.B56])))" office:value-type="float" office:value="2.53345760796641" calcext:value-type="float">
            <text:p>2.53345760796641</text:p>
          </table:table-cell>
          <table:table-cell table:formula="of:=SQRT(POWER([.H56];2)+POWER([.I56];2)+POWER([.J56];2))" office:value-type="float" office:value="780.82747441377" calcext:value-type="float">
            <text:p>780.82747441377</text:p>
          </table:table-cell>
        </table:table-row>
        <table:table-row table:style-name="ro1">
          <table:table-cell office:value-type="float" office:value="70.8464" calcext:value-type="float">
            <text:p>70.8464</text:p>
          </table:table-cell>
          <table:table-cell office:value-type="float" office:value="277.458" calcext:value-type="float">
            <text:p>277.458</text:p>
          </table:table-cell>
          <table:table-cell office:value-type="float" office:value="42.6627" calcext:value-type="float">
            <text:p>42.6627</text:p>
          </table:table-cell>
          <table:table-cell office:value-type="float" office:value="69.8853" calcext:value-type="float">
            <text:p>69.8853</text:p>
          </table:table-cell>
          <table:table-cell office:value-type="float" office:value="265.961" calcext:value-type="float">
            <text:p>265.961</text:p>
          </table:table-cell>
          <table:table-cell office:value-type="float" office:value="43.0581" calcext:value-type="float">
            <text:p>43.0581</text:p>
          </table:table-cell>
          <table:table-cell/>
          <table:table-cell table:formula="of:=([.D57]-[.A57])/0.0166667" office:value-type="float" office:value="-57.6658846682308" calcext:value-type="float">
            <text:p>-57.6658846682308</text:p>
          </table:table-cell>
          <table:table-cell table:formula="of:=ABS([.E57]-[.B57])/0.0166667" office:value-type="float" office:value="689.81862036276" calcext:value-type="float">
            <text:p>689.81862036276</text:p>
          </table:table-cell>
          <table:table-cell table:formula="of:=([.F57]-[.C57])/0.0166667" office:value-type="float" office:value="23.723952552095" calcext:value-type="float">
            <text:p>23.723952552095</text:p>
          </table:table-cell>
          <table:table-cell table:formula="of:=DEGREES(ATAN(ABS([.F57]-[.C57])/ABS([.E57]-[.B57])))" office:value-type="float" office:value="1.96971607241075" calcext:value-type="float">
            <text:p>1.96971607241075</text:p>
          </table:table-cell>
          <table:table-cell table:formula="of:=SQRT(POWER([.H57];2)+POWER([.I57];2)+POWER([.J57];2))" office:value-type="float" office:value="692.631149442794" calcext:value-type="float">
            <text:p>692.631149442794</text:p>
          </table:table-cell>
        </table:table-row>
        <table:table-row table:style-name="ro1">
          <table:table-cell office:value-type="float" office:value="71.6099" calcext:value-type="float">
            <text:p>71.6099</text:p>
          </table:table-cell>
          <table:table-cell office:value-type="float" office:value="276.025" calcext:value-type="float">
            <text:p>276.025</text:p>
          </table:table-cell>
          <table:table-cell office:value-type="float" office:value="43.8805" calcext:value-type="float">
            <text:p>43.8805</text:p>
          </table:table-cell>
          <table:table-cell office:value-type="float" office:value="70.8821" calcext:value-type="float">
            <text:p>70.8821</text:p>
          </table:table-cell>
          <table:table-cell office:value-type="float" office:value="263.393" calcext:value-type="float">
            <text:p>263.393</text:p>
          </table:table-cell>
          <table:table-cell office:value-type="float" office:value="44.4389" calcext:value-type="float">
            <text:p>44.4389</text:p>
          </table:table-cell>
          <table:table-cell/>
          <table:table-cell table:formula="of:=([.D58]-[.A58])/0.0166667" office:value-type="float" office:value="-43.6679126641748" calcext:value-type="float">
            <text:p>-43.6679126641748</text:p>
          </table:table-cell>
          <table:table-cell table:formula="of:=ABS([.E58]-[.B58])/0.0166667" office:value-type="float" office:value="757.918484163032" calcext:value-type="float">
            <text:p>757.918484163032</text:p>
          </table:table-cell>
          <table:table-cell table:formula="of:=([.F58]-[.C58])/0.0166667" office:value-type="float" office:value="33.5039329921339" calcext:value-type="float">
            <text:p>33.5039329921339</text:p>
          </table:table-cell>
          <table:table-cell table:formula="of:=DEGREES(ATAN(ABS([.F58]-[.C58])/ABS([.E58]-[.B58])))" office:value-type="float" office:value="2.53112317037852" calcext:value-type="float">
            <text:p>2.53112317037852</text:p>
          </table:table-cell>
          <table:table-cell table:formula="of:=SQRT(POWER([.H58];2)+POWER([.I58];2)+POWER([.J58];2))" office:value-type="float" office:value="759.914356199681" calcext:value-type="float">
            <text:p>759.914356199681</text:p>
          </table:table-cell>
        </table:table-row>
        <table:table-row table:style-name="ro1">
          <table:table-cell office:value-type="float" office:value="71.345" calcext:value-type="float">
            <text:p>71.345</text:p>
          </table:table-cell>
          <table:table-cell office:value-type="float" office:value="286.652" calcext:value-type="float">
            <text:p>286.652</text:p>
          </table:table-cell>
          <table:table-cell office:value-type="float" office:value="42.7072" calcext:value-type="float">
            <text:p>42.7072</text:p>
          </table:table-cell>
          <table:table-cell office:value-type="float" office:value="70.368" calcext:value-type="float">
            <text:p>70.368</text:p>
          </table:table-cell>
          <table:table-cell office:value-type="float" office:value="272.052" calcext:value-type="float">
            <text:p>272.052</text:p>
          </table:table-cell>
          <table:table-cell office:value-type="float" office:value="44.0292" calcext:value-type="float">
            <text:p>44.0292</text:p>
          </table:table-cell>
          <table:table-cell/>
          <table:table-cell table:formula="of:=([.D59]-[.A59])/0.0166667" office:value-type="float" office:value="-58.6198827602347" calcext:value-type="float">
            <text:p>-58.6198827602347</text:p>
          </table:table-cell>
          <table:table-cell table:formula="of:=ABS([.E59]-[.B59])/0.0166667" office:value-type="float" office:value="875.998248003502" calcext:value-type="float">
            <text:p>875.998248003502</text:p>
          </table:table-cell>
          <table:table-cell table:formula="of:=([.F59]-[.C59])/0.0166667" office:value-type="float" office:value="79.3198413603174" calcext:value-type="float">
            <text:p>79.3198413603174</text:p>
          </table:table-cell>
          <table:table-cell table:formula="of:=DEGREES(ATAN(ABS([.F59]-[.C59])/ABS([.E59]-[.B59])))" office:value-type="float" office:value="5.17390572330262" calcext:value-type="float">
            <text:p>5.17390572330262</text:p>
          </table:table-cell>
          <table:table-cell table:formula="of:=SQRT(POWER([.H59];2)+POWER([.I59];2)+POWER([.J59];2))" office:value-type="float" office:value="881.533242931572" calcext:value-type="float">
            <text:p>881.533242931572</text:p>
          </table:table-cell>
        </table:table-row>
        <table:table-row table:style-name="ro1">
          <table:table-cell office:value-type="float" office:value="70.3462" calcext:value-type="float">
            <text:p>70.3462</text:p>
          </table:table-cell>
          <table:table-cell office:value-type="float" office:value="276.124" calcext:value-type="float">
            <text:p>276.124</text:p>
          </table:table-cell>
          <table:table-cell office:value-type="float" office:value="42.6328" calcext:value-type="float">
            <text:p>42.6328</text:p>
          </table:table-cell>
          <table:table-cell office:value-type="float" office:value="69.1612" calcext:value-type="float">
            <text:p>69.1612</text:p>
          </table:table-cell>
          <table:table-cell office:value-type="float" office:value="263.429" calcext:value-type="float">
            <text:p>263.429</text:p>
          </table:table-cell>
          <table:table-cell office:value-type="float" office:value="42.9953" calcext:value-type="float">
            <text:p>42.9953</text:p>
          </table:table-cell>
          <table:table-cell/>
          <table:table-cell table:formula="of:=([.D60]-[.A60])/0.0166667" office:value-type="float" office:value="-71.0998578002845" calcext:value-type="float">
            <text:p>-71.0998578002845</text:p>
          </table:table-cell>
          <table:table-cell table:formula="of:=ABS([.E60]-[.B60])/0.0166667" office:value-type="float" office:value="761.69847660305" calcext:value-type="float">
            <text:p>761.69847660305</text:p>
          </table:table-cell>
          <table:table-cell table:formula="of:=([.F60]-[.C60])/0.0166667" office:value-type="float" office:value="21.7499565000868" calcext:value-type="float">
            <text:p>21.7499565000868</text:p>
          </table:table-cell>
          <table:table-cell table:formula="of:=DEGREES(ATAN(ABS([.F60]-[.C60])/ABS([.E60]-[.B60])))" office:value-type="float" office:value="1.6356107038035" calcext:value-type="float">
            <text:p>1.6356107038035</text:p>
          </table:table-cell>
          <table:table-cell table:formula="of:=SQRT(POWER([.H60];2)+POWER([.I60];2)+POWER([.J60];2))" office:value-type="float" office:value="765.31876995562" calcext:value-type="float">
            <text:p>765.31876995562</text:p>
          </table:table-cell>
        </table:table-row>
        <table:table-row table:style-name="ro1">
          <table:table-cell office:value-type="float" office:value="71.3432" calcext:value-type="float">
            <text:p>71.3432</text:p>
          </table:table-cell>
          <table:table-cell office:value-type="float" office:value="286.714" calcext:value-type="float">
            <text:p>286.714</text:p>
          </table:table-cell>
          <table:table-cell office:value-type="float" office:value="42.4432" calcext:value-type="float">
            <text:p>42.4432</text:p>
          </table:table-cell>
          <table:table-cell office:value-type="float" office:value="70.3616" calcext:value-type="float">
            <text:p>70.3616</text:p>
          </table:table-cell>
          <table:table-cell office:value-type="float" office:value="272.202" calcext:value-type="float">
            <text:p>272.202</text:p>
          </table:table-cell>
          <table:table-cell office:value-type="float" office:value="43.2653" calcext:value-type="float">
            <text:p>43.2653</text:p>
          </table:table-cell>
          <table:table-cell/>
          <table:table-cell table:formula="of:=([.D61]-[.A61])/0.0166667" office:value-type="float" office:value="-58.8958822082356" calcext:value-type="float">
            <text:p>-58.8958822082356</text:p>
          </table:table-cell>
          <table:table-cell table:formula="of:=ABS([.E61]-[.B61])/0.0166667" office:value-type="float" office:value="870.718258563483" calcext:value-type="float">
            <text:p>870.718258563483</text:p>
          </table:table-cell>
          <table:table-cell table:formula="of:=([.F61]-[.C61])/0.0166667" office:value-type="float" office:value="49.3259013481977" calcext:value-type="float">
            <text:p>49.3259013481977</text:p>
          </table:table-cell>
          <table:table-cell table:formula="of:=DEGREES(ATAN(ABS([.F61]-[.C61])/ABS([.E61]-[.B61])))" office:value-type="float" office:value="3.2423215182206" calcext:value-type="float">
            <text:p>3.2423215182206</text:p>
          </table:table-cell>
          <table:table-cell table:formula="of:=SQRT(POWER([.H61];2)+POWER([.I61];2)+POWER([.J61];2))" office:value-type="float" office:value="874.100712321368" calcext:value-type="float">
            <text:p>874.100712321368</text:p>
          </table:table-cell>
        </table:table-row>
        <table:table-row table:style-name="ro1">
          <table:table-cell office:value-type="float" office:value="71.3489" calcext:value-type="float">
            <text:p>71.3489</text:p>
          </table:table-cell>
          <table:table-cell office:value-type="float" office:value="280.084" calcext:value-type="float">
            <text:p>280.084</text:p>
          </table:table-cell>
          <table:table-cell office:value-type="float" office:value="42.738" calcext:value-type="float">
            <text:p>42.738</text:p>
          </table:table-cell>
          <table:table-cell office:value-type="float" office:value="70.1157" calcext:value-type="float">
            <text:p>70.1157</text:p>
          </table:table-cell>
          <table:table-cell office:value-type="float" office:value="269.777" calcext:value-type="float">
            <text:p>269.777</text:p>
          </table:table-cell>
          <table:table-cell office:value-type="float" office:value="42.676" calcext:value-type="float">
            <text:p>42.676</text:p>
          </table:table-cell>
          <table:table-cell/>
          <table:table-cell table:formula="of:=([.D62]-[.A62])/0.0166667" office:value-type="float" office:value="-73.9918520162958" calcext:value-type="float">
            <text:p>-73.9918520162958</text:p>
          </table:table-cell>
          <table:table-cell table:formula="of:=ABS([.E62]-[.B62])/0.0166667" office:value-type="float" office:value="618.418763162475" calcext:value-type="float">
            <text:p>618.418763162475</text:p>
          </table:table-cell>
          <table:table-cell table:formula="of:=([.F62]-[.C62])/0.0166667" office:value-type="float" office:value="-3.71999256001474" calcext:value-type="float">
            <text:p>-3.71999256001474</text:p>
          </table:table-cell>
          <table:table-cell table:formula="of:=DEGREES(ATAN(ABS([.F62]-[.C62])/ABS([.E62]-[.B62])))" office:value-type="float" office:value="0.344648829395775" calcext:value-type="float">
            <text:p>0.344648829395775</text:p>
          </table:table-cell>
          <table:table-cell table:formula="of:=SQRT(POWER([.H62];2)+POWER([.I62];2)+POWER([.J62];2))" office:value-type="float" office:value="622.840588867531" calcext:value-type="float">
            <text:p>622.840588867531</text:p>
          </table:table-cell>
        </table:table-row>
        <table:table-row table:style-name="ro1">
          <table:table-cell office:value-type="float" office:value="70.0924" calcext:value-type="float">
            <text:p>70.0924</text:p>
          </table:table-cell>
          <table:table-cell office:value-type="float" office:value="278.536" calcext:value-type="float">
            <text:p>278.536</text:p>
          </table:table-cell>
          <table:table-cell office:value-type="float" office:value="43.2468" calcext:value-type="float">
            <text:p>43.2468</text:p>
          </table:table-cell>
          <table:table-cell office:value-type="float" office:value="68.9141" calcext:value-type="float">
            <text:p>68.9141</text:p>
          </table:table-cell>
          <table:table-cell office:value-type="float" office:value="265.633" calcext:value-type="float">
            <text:p>265.633</text:p>
          </table:table-cell>
          <table:table-cell office:value-type="float" office:value="44.095" calcext:value-type="float">
            <text:p>44.095</text:p>
          </table:table-cell>
          <table:table-cell/>
          <table:table-cell table:formula="of:=([.D63]-[.A63])/0.0166667" office:value-type="float" office:value="-70.6978586042824" calcext:value-type="float">
            <text:p>-70.6978586042824</text:p>
          </table:table-cell>
          <table:table-cell table:formula="of:=ABS([.E63]-[.B63])/0.0166667" office:value-type="float" office:value="774.178451643098" calcext:value-type="float">
            <text:p>774.178451643098</text:p>
          </table:table-cell>
          <table:table-cell table:formula="of:=([.F63]-[.C63])/0.0166667" office:value-type="float" office:value="50.8918982162035" calcext:value-type="float">
            <text:p>50.8918982162035</text:p>
          </table:table-cell>
          <table:table-cell table:formula="of:=DEGREES(ATAN(ABS([.F63]-[.C63])/ABS([.E63]-[.B63])))" office:value-type="float" office:value="3.76102134597472" calcext:value-type="float">
            <text:p>3.76102134597472</text:p>
          </table:table-cell>
          <table:table-cell table:formula="of:=SQRT(POWER([.H63];2)+POWER([.I63];2)+POWER([.J63];2))" office:value-type="float" office:value="779.063827618626" calcext:value-type="float">
            <text:p>779.063827618626</text:p>
          </table:table-cell>
        </table:table-row>
        <table:table-row table:style-name="ro1">
          <table:table-cell office:value-type="float" office:value="70.8543" calcext:value-type="float">
            <text:p>70.8543</text:p>
          </table:table-cell>
          <table:table-cell office:value-type="float" office:value="277.254" calcext:value-type="float">
            <text:p>277.254</text:p>
          </table:table-cell>
          <table:table-cell office:value-type="float" office:value="43.6928" calcext:value-type="float">
            <text:p>43.6928</text:p>
          </table:table-cell>
          <table:table-cell office:value-type="float" office:value="69.6444" calcext:value-type="float">
            <text:p>69.6444</text:p>
          </table:table-cell>
          <table:table-cell office:value-type="float" office:value="266.964" calcext:value-type="float">
            <text:p>266.964</text:p>
          </table:table-cell>
          <table:table-cell office:value-type="float" office:value="44.1168" calcext:value-type="float">
            <text:p>44.1168</text:p>
          </table:table-cell>
          <table:table-cell/>
          <table:table-cell table:formula="of:=([.D64]-[.A64])/0.0166667" office:value-type="float" office:value="-72.5938548122898" calcext:value-type="float">
            <text:p>-72.5938548122898</text:p>
          </table:table-cell>
          <table:table-cell table:formula="of:=ABS([.E64]-[.B64])/0.0166667" office:value-type="float" office:value="617.398765202471" calcext:value-type="float">
            <text:p>617.398765202471</text:p>
          </table:table-cell>
          <table:table-cell table:formula="of:=([.F64]-[.C64])/0.0166667" office:value-type="float" office:value="25.4399491201017" calcext:value-type="float">
            <text:p>25.4399491201017</text:p>
          </table:table-cell>
          <table:table-cell table:formula="of:=DEGREES(ATAN(ABS([.F64]-[.C64])/ABS([.E64]-[.B64])))" office:value-type="float" office:value="2.3595408741534" calcext:value-type="float">
            <text:p>2.3595408741534</text:p>
          </table:table-cell>
          <table:table-cell table:formula="of:=SQRT(POWER([.H64];2)+POWER([.I64];2)+POWER([.J64];2))" office:value-type="float" office:value="622.172238243782" calcext:value-type="float">
            <text:p>622.172238243782</text:p>
          </table:table-cell>
        </table:table-row>
        <table:table-row table:style-name="ro1">
          <table:table-cell office:value-type="float" office:value="70.0879" calcext:value-type="float">
            <text:p>70.0879</text:p>
          </table:table-cell>
          <table:table-cell office:value-type="float" office:value="278.647" calcext:value-type="float">
            <text:p>278.647</text:p>
          </table:table-cell>
          <table:table-cell office:value-type="float" office:value="42.729" calcext:value-type="float">
            <text:p>42.729</text:p>
          </table:table-cell>
          <table:table-cell office:value-type="float" office:value="68.8946" calcext:value-type="float">
            <text:p>68.8946</text:p>
          </table:table-cell>
          <table:table-cell office:value-type="float" office:value="267.092" calcext:value-type="float">
            <text:p>267.092</text:p>
          </table:table-cell>
          <table:table-cell office:value-type="float" office:value="42.882" calcext:value-type="float">
            <text:p>42.882</text:p>
          </table:table-cell>
          <table:table-cell/>
          <table:table-cell table:formula="of:=([.D65]-[.A65])/0.0166667" office:value-type="float" office:value="-71.5978568042869" calcext:value-type="float">
            <text:p>-71.5978568042869</text:p>
          </table:table-cell>
          <table:table-cell table:formula="of:=ABS([.E65]-[.B65])/0.0166667" office:value-type="float" office:value="693.298613402774" calcext:value-type="float">
            <text:p>693.298613402774</text:p>
          </table:table-cell>
          <table:table-cell table:formula="of:=([.F65]-[.C65])/0.0166667" office:value-type="float" office:value="9.17998164003664" calcext:value-type="float">
            <text:p>9.17998164003664</text:p>
          </table:table-cell>
          <table:table-cell table:formula="of:=DEGREES(ATAN(ABS([.F65]-[.C65])/ABS([.E65]-[.B65])))" office:value-type="float" office:value="0.758610299084589" calcext:value-type="float">
            <text:p>0.758610299084589</text:p>
          </table:table-cell>
          <table:table-cell table:formula="of:=SQRT(POWER([.H65];2)+POWER([.I65];2)+POWER([.J65];2))" office:value-type="float" office:value="697.046262817675" calcext:value-type="float">
            <text:p>697.046262817675</text:p>
          </table:table-cell>
        </table:table-row>
        <table:table-row table:style-name="ro1">
          <table:table-cell office:value-type="float" office:value="71.0844" calcext:value-type="float">
            <text:p>71.0844</text:p>
          </table:table-cell>
          <table:table-cell office:value-type="float" office:value="289.338" calcext:value-type="float">
            <text:p>289.338</text:p>
          </table:table-cell>
          <table:table-cell office:value-type="float" office:value="42.5423" calcext:value-type="float">
            <text:p>42.5423</text:p>
          </table:table-cell>
          <table:table-cell office:value-type="float" office:value="69.8514" calcext:value-type="float">
            <text:p>69.8514</text:p>
          </table:table-cell>
          <table:table-cell office:value-type="float" office:value="275.91" calcext:value-type="float">
            <text:p>275.91</text:p>
          </table:table-cell>
          <table:table-cell office:value-type="float" office:value="43.4182" calcext:value-type="float">
            <text:p>43.4182</text:p>
          </table:table-cell>
          <table:table-cell/>
          <table:table-cell table:formula="of:=([.D66]-[.A66])/0.0166667" office:value-type="float" office:value="-73.9798520402962" calcext:value-type="float">
            <text:p>-73.9798520402962</text:p>
          </table:table-cell>
          <table:table-cell table:formula="of:=ABS([.E66]-[.B66])/0.0166667" office:value-type="float" office:value="805.678388643223" calcext:value-type="float">
            <text:p>805.678388643223</text:p>
          </table:table-cell>
          <table:table-cell table:formula="of:=([.F66]-[.C66])/0.0166667" office:value-type="float" office:value="52.5538948922103" calcext:value-type="float">
            <text:p>52.5538948922103</text:p>
          </table:table-cell>
          <table:table-cell table:formula="of:=DEGREES(ATAN(ABS([.F66]-[.C66])/ABS([.E66]-[.B66])))" office:value-type="float" office:value="3.73208050397643" calcext:value-type="float">
            <text:p>3.73208050397643</text:p>
          </table:table-cell>
          <table:table-cell table:formula="of:=SQRT(POWER([.H66];2)+POWER([.I66];2)+POWER([.J66];2))" office:value-type="float" office:value="810.772838903096" calcext:value-type="float">
            <text:p>810.772838903096</text:p>
          </table:table-cell>
        </table:table-row>
        <table:table-row table:style-name="ro1">
          <table:table-cell office:value-type="float" office:value="71.8502" calcext:value-type="float">
            <text:p>71.8502</text:p>
          </table:table-cell>
          <table:table-cell office:value-type="float" office:value="282.947" calcext:value-type="float">
            <text:p>282.947</text:p>
          </table:table-cell>
          <table:table-cell office:value-type="float" office:value="41.7713" calcext:value-type="float">
            <text:p>41.7713</text:p>
          </table:table-cell>
          <table:table-cell office:value-type="float" office:value="71.1023" calcext:value-type="float">
            <text:p>71.1023</text:p>
          </table:table-cell>
          <table:table-cell office:value-type="float" office:value="270.01" calcext:value-type="float">
            <text:p>270.01</text:p>
          </table:table-cell>
          <table:table-cell office:value-type="float" office:value="42.1363" calcext:value-type="float">
            <text:p>42.1363</text:p>
          </table:table-cell>
          <table:table-cell/>
          <table:table-cell table:formula="of:=([.D67]-[.A67])/0.0166667" office:value-type="float" office:value="-44.8739102521796" calcext:value-type="float">
            <text:p>-44.8739102521796</text:p>
          </table:table-cell>
          <table:table-cell table:formula="of:=ABS([.E67]-[.B67])/0.0166667" office:value-type="float" office:value="776.218447563106" calcext:value-type="float">
            <text:p>776.218447563106</text:p>
          </table:table-cell>
          <table:table-cell table:formula="of:=([.F67]-[.C67])/0.0166667" office:value-type="float" office:value="21.8999562000877" calcext:value-type="float">
            <text:p>21.8999562000877</text:p>
          </table:table-cell>
          <table:table-cell table:formula="of:=DEGREES(ATAN(ABS([.F67]-[.C67])/ABS([.E67]-[.B67])))" office:value-type="float" office:value="1.61609439556298" calcext:value-type="float">
            <text:p>1.61609439556298</text:p>
          </table:table-cell>
          <table:table-cell table:formula="of:=SQRT(POWER([.H67];2)+POWER([.I67];2)+POWER([.J67];2))" office:value-type="float" office:value="777.822829595637" calcext:value-type="float">
            <text:p>777.822829595637</text:p>
          </table:table-cell>
        </table:table-row>
        <table:table-row table:style-name="ro1">
          <table:table-cell office:value-type="float" office:value="72.3598" calcext:value-type="float">
            <text:p>72.3598</text:p>
          </table:table-cell>
          <table:table-cell office:value-type="float" office:value="277.542" calcext:value-type="float">
            <text:p>277.542</text:p>
          </table:table-cell>
          <table:table-cell office:value-type="float" office:value="43.1343" calcext:value-type="float">
            <text:p>43.1343</text:p>
          </table:table-cell>
          <table:table-cell office:value-type="float" office:value="71.8495" calcext:value-type="float">
            <text:p>71.8495</text:p>
          </table:table-cell>
          <table:table-cell office:value-type="float" office:value="272.526" calcext:value-type="float">
            <text:p>272.526</text:p>
          </table:table-cell>
          <table:table-cell office:value-type="float" office:value="42.4576" calcext:value-type="float">
            <text:p>42.4576</text:p>
          </table:table-cell>
          <table:table-cell/>
          <table:table-cell table:formula="of:=([.D68]-[.A68])/0.0166667" office:value-type="float" office:value="-30.6179387641225" calcext:value-type="float">
            <text:p>-30.6179387641225</text:p>
          </table:table-cell>
          <table:table-cell table:formula="of:=ABS([.E68]-[.B68])/0.0166667" office:value-type="float" office:value="300.959398081202" calcext:value-type="float">
            <text:p>300.959398081202</text:p>
          </table:table-cell>
          <table:table-cell table:formula="of:=([.F68]-[.C68])/0.0166667" office:value-type="float" office:value="-40.6019187961626" calcext:value-type="float">
            <text:p>-40.6019187961626</text:p>
          </table:table-cell>
          <table:table-cell table:formula="of:=DEGREES(ATAN(ABS([.F68]-[.C68])/ABS([.E68]-[.B68])))" office:value-type="float" office:value="7.68328735691328" calcext:value-type="float">
            <text:p>7.68328735691328</text:p>
          </table:table-cell>
          <table:table-cell table:formula="of:=SQRT(POWER([.H68];2)+POWER([.I68];2)+POWER([.J68];2))" office:value-type="float" office:value="305.22538111614" calcext:value-type="float">
            <text:p>305.22538111614</text:p>
          </table:table-cell>
        </table:table-row>
        <table:table-row table:style-name="ro1">
          <table:table-cell office:value-type="float" office:value="70.8329" calcext:value-type="float">
            <text:p>70.8329</text:p>
          </table:table-cell>
          <table:table-cell office:value-type="float" office:value="280.277" calcext:value-type="float">
            <text:p>280.277</text:p>
          </table:table-cell>
          <table:table-cell office:value-type="float" office:value="41.4558" calcext:value-type="float">
            <text:p>41.4558</text:p>
          </table:table-cell>
          <table:table-cell office:value-type="float" office:value="69.8676" calcext:value-type="float">
            <text:p>69.8676</text:p>
          </table:table-cell>
          <table:table-cell office:value-type="float" office:value="267.451" calcext:value-type="float">
            <text:p>267.451</text:p>
          </table:table-cell>
          <table:table-cell office:value-type="float" office:value="41.5893" calcext:value-type="float">
            <text:p>41.5893</text:p>
          </table:table-cell>
          <table:table-cell/>
          <table:table-cell table:formula="of:=([.D69]-[.A69])/0.0166667" office:value-type="float" office:value="-57.9178841642316" calcext:value-type="float">
            <text:p>-57.9178841642316</text:p>
          </table:table-cell>
          <table:table-cell table:formula="of:=ABS([.E69]-[.B69])/0.0166667" office:value-type="float" office:value="769.558460883076" calcext:value-type="float">
            <text:p>769.558460883076</text:p>
          </table:table-cell>
          <table:table-cell table:formula="of:=([.F69]-[.C69])/0.0166667" office:value-type="float" office:value="8.00998398003192" calcext:value-type="float">
            <text:p>8.00998398003192</text:p>
          </table:table-cell>
          <table:table-cell table:formula="of:=DEGREES(ATAN(ABS([.F69]-[.C69])/ABS([.E69]-[.B69])))" office:value-type="float" office:value="0.596344172628066" calcext:value-type="float">
            <text:p>0.596344172628066</text:p>
          </table:table-cell>
          <table:table-cell table:formula="of:=SQRT(POWER([.H69];2)+POWER([.I69];2)+POWER([.J69];2))" office:value-type="float" office:value="771.776435158622" calcext:value-type="float">
            <text:p>771.776435158622</text:p>
          </table:table-cell>
        </table:table-row>
        <table:table-row table:style-name="ro1">
          <table:table-cell office:value-type="float" office:value="72.1115" calcext:value-type="float">
            <text:p>72.1115</text:p>
          </table:table-cell>
          <table:table-cell office:value-type="float" office:value="293.817" calcext:value-type="float">
            <text:p>293.817</text:p>
          </table:table-cell>
          <table:table-cell office:value-type="float" office:value="41.0558" calcext:value-type="float">
            <text:p>41.0558</text:p>
          </table:table-cell>
          <table:table-cell office:value-type="float" office:value="71.3375" calcext:value-type="float">
            <text:p>71.3375</text:p>
          </table:table-cell>
          <table:table-cell office:value-type="float" office:value="281.679" calcext:value-type="float">
            <text:p>281.679</text:p>
          </table:table-cell>
          <table:table-cell office:value-type="float" office:value="41.2234" calcext:value-type="float">
            <text:p>41.2234</text:p>
          </table:table-cell>
          <table:table-cell/>
          <table:table-cell table:formula="of:=([.D70]-[.A70])/0.0166667" office:value-type="float" office:value="-46.4399071201858" calcext:value-type="float">
            <text:p>-46.4399071201858</text:p>
          </table:table-cell>
          <table:table-cell table:formula="of:=ABS([.E70]-[.B70])/0.0166667" office:value-type="float" office:value="728.278543442915" calcext:value-type="float">
            <text:p>728.278543442915</text:p>
          </table:table-cell>
          <table:table-cell table:formula="of:=([.F70]-[.C70])/0.0166667" office:value-type="float" office:value="10.0559798880402" calcext:value-type="float">
            <text:p>10.0559798880402</text:p>
          </table:table-cell>
          <table:table-cell table:formula="of:=DEGREES(ATAN(ABS([.F70]-[.C70])/ABS([.E70]-[.B70])))" office:value-type="float" office:value="0.791082751373559" calcext:value-type="float">
            <text:p>0.791082751373559</text:p>
          </table:table-cell>
          <table:table-cell table:formula="of:=SQRT(POWER([.H70];2)+POWER([.I70];2)+POWER([.J70];2))" office:value-type="float" office:value="729.826982609012" calcext:value-type="float">
            <text:p>729.826982609012</text:p>
          </table:table-cell>
        </table:table-row>
        <table:table-row table:style-name="ro1">
          <table:table-cell office:value-type="float" office:value="70.8224" calcext:value-type="float">
            <text:p>70.8224</text:p>
          </table:table-cell>
          <table:table-cell office:value-type="float" office:value="289.409" calcext:value-type="float">
            <text:p>289.409</text:p>
          </table:table-cell>
          <table:table-cell office:value-type="float" office:value="42.0224" calcext:value-type="float">
            <text:p>42.0224</text:p>
          </table:table-cell>
          <table:table-cell office:value-type="float" office:value="69.8379" calcext:value-type="float">
            <text:p>69.8379</text:p>
          </table:table-cell>
          <table:table-cell office:value-type="float" office:value="277.369" calcext:value-type="float">
            <text:p>277.369</text:p>
          </table:table-cell>
          <table:table-cell office:value-type="float" office:value="42.437" calcext:value-type="float">
            <text:p>42.437</text:p>
          </table:table-cell>
          <table:table-cell/>
          <table:table-cell table:formula="of:=([.D71]-[.A71])/0.0166667" office:value-type="float" office:value="-59.0698818602361" calcext:value-type="float">
            <text:p>-59.0698818602361</text:p>
          </table:table-cell>
          <table:table-cell table:formula="of:=ABS([.E71]-[.B71])/0.0166667" office:value-type="float" office:value="722.398555202888" calcext:value-type="float">
            <text:p>722.398555202888</text:p>
          </table:table-cell>
          <table:table-cell table:formula="of:=([.F71]-[.C71])/0.0166667" office:value-type="float" office:value="24.8759502480995" calcext:value-type="float">
            <text:p>24.8759502480995</text:p>
          </table:table-cell>
          <table:table-cell table:formula="of:=DEGREES(ATAN(ABS([.F71]-[.C71])/ABS([.E71]-[.B71])))" office:value-type="float" office:value="1.9722132470187" calcext:value-type="float">
            <text:p>1.9722132470187</text:p>
          </table:table-cell>
          <table:table-cell table:formula="of:=SQRT(POWER([.H71];2)+POWER([.I71];2)+POWER([.J71];2))" office:value-type="float" office:value="725.236331414076" calcext:value-type="float">
            <text:p>725.236331414076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6.797" calcext:value-type="float">
            <text:p>286.797</text:p>
          </table:table-cell>
          <table:table-cell office:value-type="float" office:value="42.4228" calcext:value-type="float">
            <text:p>42.4228</text:p>
          </table:table-cell>
          <table:table-cell office:value-type="float" office:value="71.3505" calcext:value-type="float">
            <text:p>71.3505</text:p>
          </table:table-cell>
          <table:table-cell office:value-type="float" office:value="274.99" calcext:value-type="float">
            <text:p>274.99</text:p>
          </table:table-cell>
          <table:table-cell office:value-type="float" office:value="42.558" calcext:value-type="float">
            <text:p>42.558</text:p>
          </table:table-cell>
          <table:table-cell/>
          <table:table-cell table:formula="of:=([.D72]-[.A72])/0.0166667" office:value-type="float" office:value="-45.7499085001832" calcext:value-type="float">
            <text:p>-45.7499085001832</text:p>
          </table:table-cell>
          <table:table-cell table:formula="of:=ABS([.E72]-[.B72])/0.0166667" office:value-type="float" office:value="708.418583162835" calcext:value-type="float">
            <text:p>708.418583162835</text:p>
          </table:table-cell>
          <table:table-cell table:formula="of:=([.F72]-[.C72])/0.0166667" office:value-type="float" office:value="8.1119837760323" calcext:value-type="float">
            <text:p>8.1119837760323</text:p>
          </table:table-cell>
          <table:table-cell table:formula="of:=DEGREES(ATAN(ABS([.F72]-[.C72])/ABS([.E72]-[.B72])))" office:value-type="float" office:value="0.656055801117918" calcext:value-type="float">
            <text:p>0.656055801117918</text:p>
          </table:table-cell>
          <table:table-cell table:formula="of:=SQRT(POWER([.H72];2)+POWER([.I72];2)+POWER([.J72];2))" office:value-type="float" office:value="709.940664688955" calcext:value-type="float">
            <text:p>709.940664688955</text:p>
          </table:table-cell>
        </table:table-row>
        <table:table-row table:style-name="ro1">
          <table:table-cell office:value-type="float" office:value="72.1114" calcext:value-type="float">
            <text:p>72.1114</text:p>
          </table:table-cell>
          <table:table-cell office:value-type="float" office:value="286.848" calcext:value-type="float">
            <text:p>286.848</text:p>
          </table:table-cell>
          <table:table-cell office:value-type="float" office:value="42.1603" calcext:value-type="float">
            <text:p>42.1603</text:p>
          </table:table-cell>
          <table:table-cell office:value-type="float" office:value="71.3523" calcext:value-type="float">
            <text:p>71.3523</text:p>
          </table:table-cell>
          <table:table-cell office:value-type="float" office:value="274.938" calcext:value-type="float">
            <text:p>274.938</text:p>
          </table:table-cell>
          <table:table-cell office:value-type="float" office:value="42.8147" calcext:value-type="float">
            <text:p>42.8147</text:p>
          </table:table-cell>
          <table:table-cell/>
          <table:table-cell table:formula="of:=([.D73]-[.A73])/0.0166667" office:value-type="float" office:value="-45.5459089081824" calcext:value-type="float">
            <text:p>-45.5459089081824</text:p>
          </table:table-cell>
          <table:table-cell table:formula="of:=ABS([.E73]-[.B73])/0.0166667" office:value-type="float" office:value="714.59857080286" calcext:value-type="float">
            <text:p>714.59857080286</text:p>
          </table:table-cell>
          <table:table-cell table:formula="of:=([.F73]-[.C73])/0.0166667" office:value-type="float" office:value="39.2639214721572" calcext:value-type="float">
            <text:p>39.2639214721572</text:p>
          </table:table-cell>
          <table:table-cell table:formula="of:=DEGREES(ATAN(ABS([.F73]-[.C73])/ABS([.E73]-[.B73])))" office:value-type="float" office:value="3.14497854711113" calcext:value-type="float">
            <text:p>3.14497854711113</text:p>
          </table:table-cell>
          <table:table-cell table:formula="of:=SQRT(POWER([.H73];2)+POWER([.I73];2)+POWER([.J73];2))" office:value-type="float" office:value="717.124258926676" calcext:value-type="float">
            <text:p>717.124258926676</text:p>
          </table:table-cell>
        </table:table-row>
        <table:table-row table:style-name="ro1">
          <table:table-cell office:value-type="float" office:value="71.0965" calcext:value-type="float">
            <text:p>71.0965</text:p>
          </table:table-cell>
          <table:table-cell office:value-type="float" office:value="283.837" calcext:value-type="float">
            <text:p>283.837</text:p>
          </table:table-cell>
          <table:table-cell office:value-type="float" office:value="43.405" calcext:value-type="float">
            <text:p>43.405</text:p>
          </table:table-cell>
          <table:table-cell office:value-type="float" office:value="70.1231" calcext:value-type="float">
            <text:p>70.1231</text:p>
          </table:table-cell>
          <table:table-cell office:value-type="float" office:value="270.77" calcext:value-type="float">
            <text:p>270.77</text:p>
          </table:table-cell>
          <table:table-cell office:value-type="float" office:value="43.9902" calcext:value-type="float">
            <text:p>43.9902</text:p>
          </table:table-cell>
          <table:table-cell/>
          <table:table-cell table:formula="of:=([.D74]-[.A74])/0.0166667" office:value-type="float" office:value="-58.4038831922344" calcext:value-type="float">
            <text:p>-58.4038831922344</text:p>
          </table:table-cell>
          <table:table-cell table:formula="of:=ABS([.E74]-[.B74])/0.0166667" office:value-type="float" office:value="784.018431963137" calcext:value-type="float">
            <text:p>784.018431963137</text:p>
          </table:table-cell>
          <table:table-cell table:formula="of:=([.F74]-[.C74])/0.0166667" office:value-type="float" office:value="35.1119297761405" calcext:value-type="float">
            <text:p>35.1119297761405</text:p>
          </table:table-cell>
          <table:table-cell table:formula="of:=DEGREES(ATAN(ABS([.F74]-[.C74])/ABS([.E74]-[.B74])))" office:value-type="float" office:value="2.56425353022056" calcext:value-type="float">
            <text:p>2.56425353022056</text:p>
          </table:table-cell>
          <table:table-cell table:formula="of:=SQRT(POWER([.H74];2)+POWER([.I74];2)+POWER([.J74];2))" office:value-type="float" office:value="786.97443595232" calcext:value-type="float">
            <text:p>786.97443595232</text:p>
          </table:table-cell>
        </table:table-row>
        <table:table-row table:style-name="ro1">
          <table:table-cell office:value-type="float" office:value="72.1145" calcext:value-type="float">
            <text:p>72.1145</text:p>
          </table:table-cell>
          <table:table-cell office:value-type="float" office:value="278.629" calcext:value-type="float">
            <text:p>278.629</text:p>
          </table:table-cell>
          <table:table-cell office:value-type="float" office:value="43.9626" calcext:value-type="float">
            <text:p>43.9626</text:p>
          </table:table-cell>
          <table:table-cell office:value-type="float" office:value="71.3689" calcext:value-type="float">
            <text:p>71.3689</text:p>
          </table:table-cell>
          <table:table-cell office:value-type="float" office:value="267.099" calcext:value-type="float">
            <text:p>267.099</text:p>
          </table:table-cell>
          <table:table-cell office:value-type="float" office:value="44.5665" calcext:value-type="float">
            <text:p>44.5665</text:p>
          </table:table-cell>
          <table:table-cell/>
          <table:table-cell table:formula="of:=([.D75]-[.A75])/0.0166667" office:value-type="float" office:value="-44.7359105281796" calcext:value-type="float">
            <text:p>-44.7359105281796</text:p>
          </table:table-cell>
          <table:table-cell table:formula="of:=ABS([.E75]-[.B75])/0.0166667" office:value-type="float" office:value="691.798616402769" calcext:value-type="float">
            <text:p>691.798616402769</text:p>
          </table:table-cell>
          <table:table-cell table:formula="of:=([.F75]-[.C75])/0.0166667" office:value-type="float" office:value="36.2339275321447" calcext:value-type="float">
            <text:p>36.2339275321447</text:p>
          </table:table-cell>
          <table:table-cell table:formula="of:=DEGREES(ATAN(ABS([.F75]-[.C75])/ABS([.E75]-[.B75])))" office:value-type="float" office:value="2.99820755633494" calcext:value-type="float">
            <text:p>2.99820755633494</text:p>
          </table:table-cell>
          <table:table-cell table:formula="of:=SQRT(POWER([.H75];2)+POWER([.I75];2)+POWER([.J75];2))" office:value-type="float" office:value="694.189833440375" calcext:value-type="float">
            <text:p>694.189833440375</text:p>
          </table:table-cell>
        </table:table-row>
        <table:table-row table:style-name="ro1">
          <table:table-cell office:value-type="float" office:value="71.6063" calcext:value-type="float">
            <text:p>71.6063</text:p>
          </table:table-cell>
          <table:table-cell office:value-type="float" office:value="283.889" calcext:value-type="float">
            <text:p>283.889</text:p>
          </table:table-cell>
          <table:table-cell office:value-type="float" office:value="43.392" calcext:value-type="float">
            <text:p>43.392</text:p>
          </table:table-cell>
          <table:table-cell office:value-type="float" office:value="70.368" calcext:value-type="float">
            <text:p>70.368</text:p>
          </table:table-cell>
          <table:table-cell office:value-type="float" office:value="272.047" calcext:value-type="float">
            <text:p>272.047</text:p>
          </table:table-cell>
          <table:table-cell office:value-type="float" office:value="44.03" calcext:value-type="float">
            <text:p>44.03</text:p>
          </table:table-cell>
          <table:table-cell/>
          <table:table-cell table:formula="of:=([.D76]-[.A76])/0.0166667" office:value-type="float" office:value="-74.2978514042978" calcext:value-type="float">
            <text:p>-74.2978514042978</text:p>
          </table:table-cell>
          <table:table-cell table:formula="of:=ABS([.E76]-[.B76])/0.0166667" office:value-type="float" office:value="710.518578962841" calcext:value-type="float">
            <text:p>710.518578962841</text:p>
          </table:table-cell>
          <table:table-cell table:formula="of:=([.F76]-[.C76])/0.0166667" office:value-type="float" office:value="38.279923440153" calcext:value-type="float">
            <text:p>38.279923440153</text:p>
          </table:table-cell>
          <table:table-cell table:formula="of:=DEGREES(ATAN(ABS([.F76]-[.C76])/ABS([.E76]-[.B76])))" office:value-type="float" office:value="3.0838879049561" calcext:value-type="float">
            <text:p>3.0838879049561</text:p>
          </table:table-cell>
          <table:table-cell table:formula="of:=SQRT(POWER([.H76];2)+POWER([.I76];2)+POWER([.J76];2))" office:value-type="float" office:value="715.41748253258" calcext:value-type="float">
            <text:p>715.41748253258</text:p>
          </table:table-cell>
        </table:table-row>
        <table:table-row table:style-name="ro1">
          <table:table-cell office:value-type="float" office:value="71.6015" calcext:value-type="float">
            <text:p>71.6015</text:p>
          </table:table-cell>
          <table:table-cell office:value-type="float" office:value="286.68" calcext:value-type="float">
            <text:p>286.68</text:p>
          </table:table-cell>
          <table:table-cell office:value-type="float" office:value="42.7003" calcext:value-type="float">
            <text:p>42.7003</text:p>
          </table:table-cell>
          <table:table-cell office:value-type="float" office:value="70.3535" calcext:value-type="float">
            <text:p>70.3535</text:p>
          </table:table-cell>
          <table:table-cell office:value-type="float" office:value="274.757" calcext:value-type="float">
            <text:p>274.757</text:p>
          </table:table-cell>
          <table:table-cell office:value-type="float" office:value="43.1015" calcext:value-type="float">
            <text:p>43.1015</text:p>
          </table:table-cell>
          <table:table-cell/>
          <table:table-cell table:formula="of:=([.D77]-[.A77])/0.0166667" office:value-type="float" office:value="-74.8798502402998" calcext:value-type="float">
            <text:p>-74.8798502402998</text:p>
          </table:table-cell>
          <table:table-cell table:formula="of:=ABS([.E77]-[.B77])/0.0166667" office:value-type="float" office:value="715.378569242862" calcext:value-type="float">
            <text:p>715.378569242862</text:p>
          </table:table-cell>
          <table:table-cell table:formula="of:=([.F77]-[.C77])/0.0166667" office:value-type="float" office:value="24.0719518560965" calcext:value-type="float">
            <text:p>24.0719518560965</text:p>
          </table:table-cell>
          <table:table-cell table:formula="of:=DEGREES(ATAN(ABS([.F77]-[.C77])/ABS([.E77]-[.B77])))" office:value-type="float" office:value="1.92723280713033" calcext:value-type="float">
            <text:p>1.92723280713033</text:p>
          </table:table-cell>
          <table:table-cell table:formula="of:=SQRT(POWER([.H77];2)+POWER([.I77];2)+POWER([.J77];2))" office:value-type="float" office:value="719.689480380348" calcext:value-type="float">
            <text:p>719.689480380348</text:p>
          </table:table-cell>
        </table:table-row>
        <table:table-row table:style-name="ro1">
          <table:table-cell office:value-type="float" office:value="71.357" calcext:value-type="float">
            <text:p>71.357</text:p>
          </table:table-cell>
          <table:table-cell office:value-type="float" office:value="277.315" calcext:value-type="float">
            <text:p>277.315</text:p>
          </table:table-cell>
          <table:table-cell office:value-type="float" office:value="43.6784" calcext:value-type="float">
            <text:p>43.6784</text:p>
          </table:table-cell>
          <table:table-cell office:value-type="float" office:value="70.3825" calcext:value-type="float">
            <text:p>70.3825</text:p>
          </table:table-cell>
          <table:table-cell office:value-type="float" office:value="265.888" calcext:value-type="float">
            <text:p>265.888</text:p>
          </table:table-cell>
          <table:table-cell office:value-type="float" office:value="43.7965" calcext:value-type="float">
            <text:p>43.7965</text:p>
          </table:table-cell>
          <table:table-cell/>
          <table:table-cell table:formula="of:=([.D78]-[.A78])/0.0166667" office:value-type="float" office:value="-58.4698830602343" calcext:value-type="float">
            <text:p>-58.4698830602343</text:p>
          </table:table-cell>
          <table:table-cell table:formula="of:=ABS([.E78]-[.B78])/0.0166667" office:value-type="float" office:value="685.618628762744" calcext:value-type="float">
            <text:p>685.618628762744</text:p>
          </table:table-cell>
          <table:table-cell table:formula="of:=([.F78]-[.C78])/0.0166667" office:value-type="float" office:value="7.08598582802824" calcext:value-type="float">
            <text:p>7.08598582802824</text:p>
          </table:table-cell>
          <table:table-cell table:formula="of:=DEGREES(ATAN(ABS([.F78]-[.C78])/ABS([.E78]-[.B78])))" office:value-type="float" office:value="0.59214060105895" calcext:value-type="float">
            <text:p>0.59214060105895</text:p>
          </table:table-cell>
          <table:table-cell table:formula="of:=SQRT(POWER([.H78];2)+POWER([.I78];2)+POWER([.J78];2))" office:value-type="float" office:value="688.143765885253" calcext:value-type="float">
            <text:p>688.143765885253</text:p>
          </table:table-cell>
        </table:table-row>
        <table:table-row table:style-name="ro1">
          <table:table-cell office:value-type="float" office:value="71.3479" calcext:value-type="float">
            <text:p>71.3479</text:p>
          </table:table-cell>
          <table:table-cell office:value-type="float" office:value="277.572" calcext:value-type="float">
            <text:p>277.572</text:p>
          </table:table-cell>
          <table:table-cell office:value-type="float" office:value="42.39" calcext:value-type="float">
            <text:p>42.39</text:p>
          </table:table-cell>
          <table:table-cell office:value-type="float" office:value="70.6262" calcext:value-type="float">
            <text:p>70.6262</text:p>
          </table:table-cell>
          <table:table-cell office:value-type="float" office:value="263.637" calcext:value-type="float">
            <text:p>263.637</text:p>
          </table:table-cell>
          <table:table-cell office:value-type="float" office:value="42.9471" calcext:value-type="float">
            <text:p>42.9471</text:p>
          </table:table-cell>
          <table:table-cell/>
          <table:table-cell table:formula="of:=([.D79]-[.A79])/0.0166667" office:value-type="float" office:value="-43.3019133961731" calcext:value-type="float">
            <text:p>-43.3019133961731</text:p>
          </table:table-cell>
          <table:table-cell table:formula="of:=ABS([.E79]-[.B79])/0.0166667" office:value-type="float" office:value="836.098327803345" calcext:value-type="float">
            <text:p>836.098327803345</text:p>
          </table:table-cell>
          <table:table-cell table:formula="of:=([.F79]-[.C79])/0.0166667" office:value-type="float" office:value="33.4259331481336" calcext:value-type="float">
            <text:p>33.4259331481336</text:p>
          </table:table-cell>
          <table:table-cell table:formula="of:=DEGREES(ATAN(ABS([.F79]-[.C79])/ABS([.E79]-[.B79])))" office:value-type="float" office:value="2.28937851837841" calcext:value-type="float">
            <text:p>2.28937851837841</text:p>
          </table:table-cell>
          <table:table-cell table:formula="of:=SQRT(POWER([.H79];2)+POWER([.I79];2)+POWER([.J79];2))" office:value-type="float" office:value="837.885888690186" calcext:value-type="float">
            <text:p>837.885888690186</text:p>
          </table:table-cell>
        </table:table-row>
        <table:table-row table:style-name="ro1">
          <table:table-cell office:value-type="float" office:value="71.0948" calcext:value-type="float">
            <text:p>71.0948</text:p>
          </table:table-cell>
          <table:table-cell office:value-type="float" office:value="281.344" calcext:value-type="float">
            <text:p>281.344</text:p>
          </table:table-cell>
          <table:table-cell office:value-type="float" office:value="42.7908" calcext:value-type="float">
            <text:p>42.7908</text:p>
          </table:table-cell>
          <table:table-cell office:value-type="float" office:value="70.3754" calcext:value-type="float">
            <text:p>70.3754</text:p>
          </table:table-cell>
          <table:table-cell office:value-type="float" office:value="267.198" calcext:value-type="float">
            <text:p>267.198</text:p>
          </table:table-cell>
          <table:table-cell office:value-type="float" office:value="43.3395" calcext:value-type="float">
            <text:p>43.3395</text:p>
          </table:table-cell>
          <table:table-cell/>
          <table:table-cell table:formula="of:=([.D80]-[.A80])/0.0166667" office:value-type="float" office:value="-43.1639136721731" calcext:value-type="float">
            <text:p>-43.1639136721731</text:p>
          </table:table-cell>
          <table:table-cell table:formula="of:=ABS([.E80]-[.B80])/0.0166667" office:value-type="float" office:value="848.758302483396" calcext:value-type="float">
            <text:p>848.758302483396</text:p>
          </table:table-cell>
          <table:table-cell table:formula="of:=([.F80]-[.C80])/0.0166667" office:value-type="float" office:value="32.9219341561319" calcext:value-type="float">
            <text:p>32.9219341561319</text:p>
          </table:table-cell>
          <table:table-cell table:formula="of:=DEGREES(ATAN(ABS([.F80]-[.C80])/ABS([.E80]-[.B80])))" office:value-type="float" office:value="2.22129519325022" calcext:value-type="float">
            <text:p>2.22129519325022</text:p>
          </table:table-cell>
          <table:table-cell table:formula="of:=SQRT(POWER([.H80];2)+POWER([.I80];2)+POWER([.J80];2))" office:value-type="float" office:value="850.492582699329" calcext:value-type="float">
            <text:p>850.492582699329</text:p>
          </table:table-cell>
        </table:table-row>
        <table:table-row table:style-name="ro1">
          <table:table-cell office:value-type="float" office:value="71.8517" calcext:value-type="float">
            <text:p>71.8517</text:p>
          </table:table-cell>
          <table:table-cell office:value-type="float" office:value="280.25" calcext:value-type="float">
            <text:p>280.25</text:p>
          </table:table-cell>
          <table:table-cell office:value-type="float" office:value="42.2046" calcext:value-type="float">
            <text:p>42.2046</text:p>
          </table:table-cell>
          <table:table-cell office:value-type="float" office:value="71.1081" calcext:value-type="float">
            <text:p>71.1081</text:p>
          </table:table-cell>
          <table:table-cell office:value-type="float" office:value="267.445" calcext:value-type="float">
            <text:p>267.445</text:p>
          </table:table-cell>
          <table:table-cell office:value-type="float" office:value="42.5584" calcext:value-type="float">
            <text:p>42.5584</text:p>
          </table:table-cell>
          <table:table-cell/>
          <table:table-cell table:formula="of:=([.D81]-[.A81])/0.0166667" office:value-type="float" office:value="-44.6159107681785" calcext:value-type="float">
            <text:p>-44.6159107681785</text:p>
          </table:table-cell>
          <table:table-cell table:formula="of:=ABS([.E81]-[.B81])/0.0166667" office:value-type="float" office:value="768.298463403074" calcext:value-type="float">
            <text:p>768.298463403074</text:p>
          </table:table-cell>
          <table:table-cell table:formula="of:=([.F81]-[.C81])/0.0166667" office:value-type="float" office:value="21.2279575440849" calcext:value-type="float">
            <text:p>21.2279575440849</text:p>
          </table:table-cell>
          <table:table-cell table:formula="of:=DEGREES(ATAN(ABS([.F81]-[.C81])/ABS([.E81]-[.B81])))" office:value-type="float" office:value="1.58267010895127" calcext:value-type="float">
            <text:p>1.58267010895127</text:p>
          </table:table-cell>
          <table:table-cell table:formula="of:=SQRT(POWER([.H81];2)+POWER([.I81];2)+POWER([.J81];2))" office:value-type="float" office:value="769.885533402656" calcext:value-type="float">
            <text:p>769.885533402656</text:p>
          </table:table-cell>
        </table:table-row>
        <table:table-row table:style-name="ro1">
          <table:table-cell office:value-type="float" office:value="72.1129" calcext:value-type="float">
            <text:p>72.1129</text:p>
          </table:table-cell>
          <table:table-cell office:value-type="float" office:value="280.01" calcext:value-type="float">
            <text:p>280.01</text:p>
          </table:table-cell>
          <table:table-cell office:value-type="float" office:value="43.4947" calcext:value-type="float">
            <text:p>43.4947</text:p>
          </table:table-cell>
          <table:table-cell office:value-type="float" office:value="71.365" calcext:value-type="float">
            <text:p>71.365</text:p>
          </table:table-cell>
          <table:table-cell office:value-type="float" office:value="268.419" calcext:value-type="float">
            <text:p>268.419</text:p>
          </table:table-cell>
          <table:table-cell office:value-type="float" office:value="44.1105" calcext:value-type="float">
            <text:p>44.1105</text:p>
          </table:table-cell>
          <table:table-cell/>
          <table:table-cell table:formula="of:=([.D82]-[.A82])/0.0166667" office:value-type="float" office:value="-44.8739102521796" calcext:value-type="float">
            <text:p>-44.8739102521796</text:p>
          </table:table-cell>
          <table:table-cell table:formula="of:=ABS([.E82]-[.B82])/0.0166667" office:value-type="float" office:value="695.458609082782" calcext:value-type="float">
            <text:p>695.458609082782</text:p>
          </table:table-cell>
          <table:table-cell table:formula="of:=([.F82]-[.C82])/0.0166667" office:value-type="float" office:value="36.9479261041478" calcext:value-type="float">
            <text:p>36.9479261041478</text:p>
          </table:table-cell>
          <table:table-cell table:formula="of:=DEGREES(ATAN(ABS([.F82]-[.C82])/ABS([.E82]-[.B82])))" office:value-type="float" office:value="3.04111825325652" calcext:value-type="float">
            <text:p>3.04111825325652</text:p>
          </table:table-cell>
          <table:table-cell table:formula="of:=SQRT(POWER([.H82];2)+POWER([.I82];2)+POWER([.J82];2))" office:value-type="float" office:value="697.883581990633" calcext:value-type="float">
            <text:p>697.883581990633</text:p>
          </table:table-cell>
        </table:table-row>
        <table:table-row table:style-name="ro1">
          <table:table-cell office:value-type="float" office:value="71.8543" calcext:value-type="float">
            <text:p>71.8543</text:p>
          </table:table-cell>
          <table:table-cell office:value-type="float" office:value="281.486" calcext:value-type="float">
            <text:p>281.486</text:p>
          </table:table-cell>
          <table:table-cell office:value-type="float" office:value="42.5095" calcext:value-type="float">
            <text:p>42.5095</text:p>
          </table:table-cell>
          <table:table-cell office:value-type="float" office:value="71.1109" calcext:value-type="float">
            <text:p>71.1109</text:p>
          </table:table-cell>
          <table:table-cell office:value-type="float" office:value="268.576" calcext:value-type="float">
            <text:p>268.576</text:p>
          </table:table-cell>
          <table:table-cell office:value-type="float" office:value="43.108" calcext:value-type="float">
            <text:p>43.108</text:p>
          </table:table-cell>
          <table:table-cell/>
          <table:table-cell table:formula="of:=([.D83]-[.A83])/0.0166667" office:value-type="float" office:value="-44.6039107921781" calcext:value-type="float">
            <text:p>-44.6039107921781</text:p>
          </table:table-cell>
          <table:table-cell table:formula="of:=ABS([.E83]-[.B83])/0.0166667" office:value-type="float" office:value="774.598450803097" calcext:value-type="float">
            <text:p>774.598450803097</text:p>
          </table:table-cell>
          <table:table-cell table:formula="of:=([.F83]-[.C83])/0.0166667" office:value-type="float" office:value="35.9099281801433" calcext:value-type="float">
            <text:p>35.9099281801433</text:p>
          </table:table-cell>
          <table:table-cell table:formula="of:=DEGREES(ATAN(ABS([.F83]-[.C83])/ABS([.E83]-[.B83])))" office:value-type="float" office:value="2.65429816250551" calcext:value-type="float">
            <text:p>2.65429816250551</text:p>
          </table:table-cell>
          <table:table-cell table:formula="of:=SQRT(POWER([.H83];2)+POWER([.I83];2)+POWER([.J83];2))" office:value-type="float" office:value="776.712167914484" calcext:value-type="float">
            <text:p>776.712167914484</text:p>
          </table:table-cell>
        </table:table-row>
        <table:table-row table:style-name="ro1">
          <table:table-cell office:value-type="float" office:value="71.3493" calcext:value-type="float">
            <text:p>71.3493</text:p>
          </table:table-cell>
          <table:table-cell office:value-type="float" office:value="278.801" calcext:value-type="float">
            <text:p>278.801</text:p>
          </table:table-cell>
          <table:table-cell office:value-type="float" office:value="42.6925" calcext:value-type="float">
            <text:p>42.6925</text:p>
          </table:table-cell>
          <table:table-cell office:value-type="float" office:value="70.6218" calcext:value-type="float">
            <text:p>70.6218</text:p>
          </table:table-cell>
          <table:table-cell office:value-type="float" office:value="266.058" calcext:value-type="float">
            <text:p>266.058</text:p>
          </table:table-cell>
          <table:table-cell office:value-type="float" office:value="43.0353" calcext:value-type="float">
            <text:p>43.0353</text:p>
          </table:table-cell>
          <table:table-cell/>
          <table:table-cell table:formula="of:=([.D84]-[.A84])/0.0166667" office:value-type="float" office:value="-43.649912700175" calcext:value-type="float">
            <text:p>-43.649912700175</text:p>
          </table:table-cell>
          <table:table-cell table:formula="of:=ABS([.E84]-[.B84])/0.0166667" office:value-type="float" office:value="764.578470843058" calcext:value-type="float">
            <text:p>764.578470843058</text:p>
          </table:table-cell>
          <table:table-cell table:formula="of:=([.F84]-[.C84])/0.0166667" office:value-type="float" office:value="20.5679588640821" calcext:value-type="float">
            <text:p>20.5679588640821</text:p>
          </table:table-cell>
          <table:table-cell table:formula="of:=DEGREES(ATAN(ABS([.F84]-[.C84])/ABS([.E84]-[.B84])))" office:value-type="float" office:value="1.54094463097584" calcext:value-type="float">
            <text:p>1.54094463097584</text:p>
          </table:table-cell>
          <table:table-cell table:formula="of:=SQRT(POWER([.H84];2)+POWER([.I84];2)+POWER([.J84];2))" office:value-type="float" office:value="766.099597890037" calcext:value-type="float">
            <text:p>766.099597890037</text:p>
          </table:table-cell>
        </table:table-row>
        <table:table-row table:style-name="ro1">
          <table:table-cell office:value-type="float" office:value="71.8603" calcext:value-type="float">
            <text:p>71.8603</text:p>
          </table:table-cell>
          <table:table-cell office:value-type="float" office:value="282.612" calcext:value-type="float">
            <text:p>282.612</text:p>
          </table:table-cell>
          <table:table-cell office:value-type="float" office:value="43.3382" calcext:value-type="float">
            <text:p>43.3382</text:p>
          </table:table-cell>
          <table:table-cell office:value-type="float" office:value="70.6144" calcext:value-type="float">
            <text:p>70.6144</text:p>
          </table:table-cell>
          <table:table-cell office:value-type="float" office:value="272.129" calcext:value-type="float">
            <text:p>272.129</text:p>
          </table:table-cell>
          <table:table-cell office:value-type="float" office:value="43.768" calcext:value-type="float">
            <text:p>43.768</text:p>
          </table:table-cell>
          <table:table-cell/>
          <table:table-cell table:formula="of:=([.D85]-[.A85])/0.0166667" office:value-type="float" office:value="-74.7538504922985" calcext:value-type="float">
            <text:p>-74.7538504922985</text:p>
          </table:table-cell>
          <table:table-cell table:formula="of:=ABS([.E85]-[.B85])/0.0166667" office:value-type="float" office:value="628.978742042516" calcext:value-type="float">
            <text:p>628.978742042516</text:p>
          </table:table-cell>
          <table:table-cell table:formula="of:=([.F85]-[.C85])/0.0166667" office:value-type="float" office:value="25.7879484241032" calcext:value-type="float">
            <text:p>25.7879484241032</text:p>
          </table:table-cell>
          <table:table-cell table:formula="of:=DEGREES(ATAN(ABS([.F85]-[.C85])/ABS([.E85]-[.B85])))" office:value-type="float" office:value="2.34779562266535" calcext:value-type="float">
            <text:p>2.34779562266535</text:p>
          </table:table-cell>
          <table:table-cell table:formula="of:=SQRT(POWER([.H85];2)+POWER([.I85];2)+POWER([.J85];2))" office:value-type="float" office:value="633.930133680941" calcext:value-type="float">
            <text:p>633.930133680941</text:p>
          </table:table-cell>
        </table:table-row>
        <table:table-row table:style-name="ro1">
          <table:table-cell office:value-type="float" office:value="71.5937" calcext:value-type="float">
            <text:p>71.5937</text:p>
          </table:table-cell>
          <table:table-cell office:value-type="float" office:value="292.298" calcext:value-type="float">
            <text:p>292.298</text:p>
          </table:table-cell>
          <table:table-cell office:value-type="float" office:value="41.5588" calcext:value-type="float">
            <text:p>41.5588</text:p>
          </table:table-cell>
          <table:table-cell office:value-type="float" office:value="70.837" calcext:value-type="float">
            <text:p>70.837</text:p>
          </table:table-cell>
          <table:table-cell office:value-type="float" office:value="280.17" calcext:value-type="float">
            <text:p>280.17</text:p>
          </table:table-cell>
          <table:table-cell office:value-type="float" office:value="41.9759" calcext:value-type="float">
            <text:p>41.9759</text:p>
          </table:table-cell>
          <table:table-cell/>
          <table:table-cell table:formula="of:=([.D86]-[.A86])/0.0166667" office:value-type="float" office:value="-45.4019091961813" calcext:value-type="float">
            <text:p>-45.4019091961813</text:p>
          </table:table-cell>
          <table:table-cell table:formula="of:=ABS([.E86]-[.B86])/0.0166667" office:value-type="float" office:value="727.67854464291" calcext:value-type="float">
            <text:p>727.67854464291</text:p>
          </table:table-cell>
          <table:table-cell table:formula="of:=([.F86]-[.C86])/0.0166667" office:value-type="float" office:value="25.0259499481004" calcext:value-type="float">
            <text:p>25.0259499481004</text:p>
          </table:table-cell>
          <table:table-cell table:formula="of:=DEGREES(ATAN(ABS([.F86]-[.C86])/ABS([.E86]-[.B86])))" office:value-type="float" office:value="1.96971094207776" calcext:value-type="float">
            <text:p>1.96971094207776</text:p>
          </table:table-cell>
          <table:table-cell table:formula="of:=SQRT(POWER([.H86];2)+POWER([.I86];2)+POWER([.J86];2))" office:value-type="float" office:value="729.522923466485" calcext:value-type="float">
            <text:p>729.522923466485</text:p>
          </table:table-cell>
        </table:table-row>
        <table:table-row table:style-name="ro1">
          <table:table-cell office:value-type="float" office:value="71.854" calcext:value-type="float">
            <text:p>71.854</text:p>
          </table:table-cell>
          <table:table-cell office:value-type="float" office:value="288.19" calcext:value-type="float">
            <text:p>288.19</text:p>
          </table:table-cell>
          <table:table-cell office:value-type="float" office:value="41.9501" calcext:value-type="float">
            <text:p>41.9501</text:p>
          </table:table-cell>
          <table:table-cell office:value-type="float" office:value="71.3505" calcext:value-type="float">
            <text:p>71.3505</text:p>
          </table:table-cell>
          <table:table-cell office:value-type="float" office:value="274.974" calcext:value-type="float">
            <text:p>274.974</text:p>
          </table:table-cell>
          <table:table-cell office:value-type="float" office:value="42.5605" calcext:value-type="float">
            <text:p>42.5605</text:p>
          </table:table-cell>
          <table:table-cell/>
          <table:table-cell table:formula="of:=([.D87]-[.A87])/0.0166667" office:value-type="float" office:value="-30.209939580121" calcext:value-type="float">
            <text:p>-30.209939580121</text:p>
          </table:table-cell>
          <table:table-cell table:formula="of:=ABS([.E87]-[.B87])/0.0166667" office:value-type="float" office:value="792.958414083172" calcext:value-type="float">
            <text:p>792.958414083172</text:p>
          </table:table-cell>
          <table:table-cell table:formula="of:=([.F87]-[.C87])/0.0166667" office:value-type="float" office:value="36.6239267521464" calcext:value-type="float">
            <text:p>36.6239267521464</text:p>
          </table:table-cell>
          <table:table-cell table:formula="of:=DEGREES(ATAN(ABS([.F87]-[.C87])/ABS([.E87]-[.B87])))" office:value-type="float" office:value="2.64440885022248" calcext:value-type="float">
            <text:p>2.64440885022248</text:p>
          </table:table-cell>
          <table:table-cell table:formula="of:=SQRT(POWER([.H87];2)+POWER([.I87];2)+POWER([.J87];2))" office:value-type="float" office:value="794.378372644599" calcext:value-type="float">
            <text:p>794.378372644599</text:p>
          </table:table-cell>
        </table:table-row>
        <table:table-row table:style-name="ro1">
          <table:table-cell office:value-type="float" office:value="72.6436" calcext:value-type="float">
            <text:p>72.6436</text:p>
          </table:table-cell>
          <table:table-cell office:value-type="float" office:value="297.908" calcext:value-type="float">
            <text:p>297.908</text:p>
          </table:table-cell>
          <table:table-cell office:value-type="float" office:value="41.4439" calcext:value-type="float">
            <text:p>41.4439</text:p>
          </table:table-cell>
          <table:table-cell office:value-type="float" office:value="71.8562" calcext:value-type="float">
            <text:p>71.8562</text:p>
          </table:table-cell>
          <table:table-cell office:value-type="float" office:value="284.073" calcext:value-type="float">
            <text:p>284.073</text:p>
          </table:table-cell>
          <table:table-cell office:value-type="float" office:value="42.6026" calcext:value-type="float">
            <text:p>42.6026</text:p>
          </table:table-cell>
          <table:table-cell/>
          <table:table-cell table:formula="of:=([.D88]-[.A88])/0.0166667" office:value-type="float" office:value="-47.2439055121893" calcext:value-type="float">
            <text:p>-47.2439055121893</text:p>
          </table:table-cell>
          <table:table-cell table:formula="of:=ABS([.E88]-[.B88])/0.0166667" office:value-type="float" office:value="830.098339803323" calcext:value-type="float">
            <text:p>830.098339803323</text:p>
          </table:table-cell>
          <table:table-cell table:formula="of:=([.F88]-[.C88])/0.0166667" office:value-type="float" office:value="69.5218609562783" calcext:value-type="float">
            <text:p>69.5218609562783</text:p>
          </table:table-cell>
          <table:table-cell table:formula="of:=DEGREES(ATAN(ABS([.F88]-[.C88])/ABS([.E88]-[.B88])))" office:value-type="float" office:value="4.7874265800081" calcext:value-type="float">
            <text:p>4.7874265800081</text:p>
          </table:table-cell>
          <table:table-cell table:formula="of:=SQRT(POWER([.H88];2)+POWER([.I88];2)+POWER([.J88];2))" office:value-type="float" office:value="834.343172503438" calcext:value-type="float">
            <text:p>834.343172503438</text:p>
          </table:table-cell>
        </table:table-row>
        <table:table-row table:style-name="ro1">
          <table:table-cell office:value-type="float" office:value="71.0888" calcext:value-type="float">
            <text:p>71.0888</text:p>
          </table:table-cell>
          <table:table-cell office:value-type="float" office:value="284.043" calcext:value-type="float">
            <text:p>284.043</text:p>
          </table:table-cell>
          <table:table-cell office:value-type="float" office:value="42.3617" calcext:value-type="float">
            <text:p>42.3617</text:p>
          </table:table-cell>
          <table:table-cell office:value-type="float" office:value="70.3676" calcext:value-type="float">
            <text:p>70.3676</text:p>
          </table:table-cell>
          <table:table-cell office:value-type="float" office:value="269.697" calcext:value-type="float">
            <text:p>269.697</text:p>
          </table:table-cell>
          <table:table-cell office:value-type="float" office:value="43.1781" calcext:value-type="float">
            <text:p>43.1781</text:p>
          </table:table-cell>
          <table:table-cell/>
          <table:table-cell table:formula="of:=([.D89]-[.A89])/0.0166667" office:value-type="float" office:value="-43.2719134561737" calcext:value-type="float">
            <text:p>-43.2719134561737</text:p>
          </table:table-cell>
          <table:table-cell table:formula="of:=ABS([.E89]-[.B89])/0.0166667" office:value-type="float" office:value="860.758278483443" calcext:value-type="float">
            <text:p>860.758278483443</text:p>
          </table:table-cell>
          <table:table-cell table:formula="of:=([.F89]-[.C89])/0.0166667" office:value-type="float" office:value="48.983902032196" calcext:value-type="float">
            <text:p>48.983902032196</text:p>
          </table:table-cell>
          <table:table-cell table:formula="of:=DEGREES(ATAN(ABS([.F89]-[.C89])/ABS([.E89]-[.B89])))" office:value-type="float" office:value="3.25706658622573" calcext:value-type="float">
            <text:p>3.25706658622573</text:p>
          </table:table-cell>
          <table:table-cell table:formula="of:=SQRT(POWER([.H89];2)+POWER([.I89];2)+POWER([.J89];2))" office:value-type="float" office:value="863.236175753912" calcext:value-type="float">
            <text:p>863.236175753912</text:p>
          </table:table-cell>
        </table:table-row>
        <table:table-row table:style-name="ro1">
          <table:table-cell office:value-type="float" office:value="71.859" calcext:value-type="float">
            <text:p>71.859</text:p>
          </table:table-cell>
          <table:table-cell office:value-type="float" office:value="288.029" calcext:value-type="float">
            <text:p>288.029</text:p>
          </table:table-cell>
          <table:table-cell office:value-type="float" office:value="42.7404" calcext:value-type="float">
            <text:p>42.7404</text:p>
          </table:table-cell>
          <table:table-cell office:value-type="float" office:value="70.6013" calcext:value-type="float">
            <text:p>70.6013</text:p>
          </table:table-cell>
          <table:table-cell office:value-type="float" office:value="276.047" calcext:value-type="float">
            <text:p>276.047</text:p>
          </table:table-cell>
          <table:table-cell office:value-type="float" office:value="43.1406" calcext:value-type="float">
            <text:p>43.1406</text:p>
          </table:table-cell>
          <table:table-cell/>
          <table:table-cell table:formula="of:=([.D90]-[.A90])/0.0166667" office:value-type="float" office:value="-75.4618490763018" calcext:value-type="float">
            <text:p>-75.4618490763018</text:p>
          </table:table-cell>
          <table:table-cell table:formula="of:=ABS([.E90]-[.B90])/0.0166667" office:value-type="float" office:value="718.918562162874" calcext:value-type="float">
            <text:p>718.918562162874</text:p>
          </table:table-cell>
          <table:table-cell table:formula="of:=([.F90]-[.C90])/0.0166667" office:value-type="float" office:value="24.0119519760959" calcext:value-type="float">
            <text:p>24.0119519760959</text:p>
          </table:table-cell>
          <table:table-cell table:formula="of:=DEGREES(ATAN(ABS([.F90]-[.C90])/ABS([.E90]-[.B90])))" office:value-type="float" office:value="1.91297363552523" calcext:value-type="float">
            <text:p>1.91297363552523</text:p>
          </table:table-cell>
          <table:table-cell table:formula="of:=SQRT(POWER([.H90];2)+POWER([.I90];2)+POWER([.J90];2))" office:value-type="float" office:value="723.266868815412" calcext:value-type="float">
            <text:p>723.266868815412</text:p>
          </table:table-cell>
        </table:table-row>
        <table:table-row table:style-name="ro1">
          <table:table-cell office:value-type="float" office:value="71.8619" calcext:value-type="float">
            <text:p>71.8619</text:p>
          </table:table-cell>
          <table:table-cell office:value-type="float" office:value="282.567" calcext:value-type="float">
            <text:p>282.567</text:p>
          </table:table-cell>
          <table:table-cell office:value-type="float" office:value="43.5969" calcext:value-type="float">
            <text:p>43.5969</text:p>
          </table:table-cell>
          <table:table-cell office:value-type="float" office:value="70.8741" calcext:value-type="float">
            <text:p>70.8741</text:p>
          </table:table-cell>
          <table:table-cell office:value-type="float" office:value="269.489" calcext:value-type="float">
            <text:p>269.489</text:p>
          </table:table-cell>
          <table:table-cell office:value-type="float" office:value="44.6785" calcext:value-type="float">
            <text:p>44.6785</text:p>
          </table:table-cell>
          <table:table-cell/>
          <table:table-cell table:formula="of:=([.D91]-[.A91])/0.0166667" office:value-type="float" office:value="-59.2678814642375" calcext:value-type="float">
            <text:p>-59.2678814642375</text:p>
          </table:table-cell>
          <table:table-cell table:formula="of:=ABS([.E91]-[.B91])/0.0166667" office:value-type="float" office:value="784.678430643141" calcext:value-type="float">
            <text:p>784.678430643141</text:p>
          </table:table-cell>
          <table:table-cell table:formula="of:=([.F91]-[.C91])/0.0166667" office:value-type="float" office:value="64.8958702082597" calcext:value-type="float">
            <text:p>64.8958702082597</text:p>
          </table:table-cell>
          <table:table-cell table:formula="of:=DEGREES(ATAN(ABS([.F91]-[.C91])/ABS([.E91]-[.B91])))" office:value-type="float" office:value="4.72781769214485" calcext:value-type="float">
            <text:p>4.72781769214485</text:p>
          </table:table-cell>
          <table:table-cell table:formula="of:=SQRT(POWER([.H91];2)+POWER([.I91];2)+POWER([.J91];2))" office:value-type="float" office:value="789.584951262325" calcext:value-type="float">
            <text:p>789.584951262325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4.056" calcext:value-type="float">
            <text:p>284.056</text:p>
          </table:table-cell>
          <table:table-cell office:value-type="float" office:value="42.8557" calcext:value-type="float">
            <text:p>42.8557</text:p>
          </table:table-cell>
          <table:table-cell office:value-type="float" office:value="71.6073" calcext:value-type="float">
            <text:p>71.6073</text:p>
          </table:table-cell>
          <table:table-cell office:value-type="float" office:value="272.314" calcext:value-type="float">
            <text:p>272.314</text:p>
          </table:table-cell>
          <table:table-cell office:value-type="float" office:value="43.4823" calcext:value-type="float">
            <text:p>43.4823</text:p>
          </table:table-cell>
          <table:table-cell/>
          <table:table-cell table:formula="of:=([.D92]-[.A92])/0.0166667" office:value-type="float" office:value="-30.3419393161216" calcext:value-type="float">
            <text:p>-30.3419393161216</text:p>
          </table:table-cell>
          <table:table-cell table:formula="of:=ABS([.E92]-[.B92])/0.0166667" office:value-type="float" office:value="704.518590962816" calcext:value-type="float">
            <text:p>704.518590962816</text:p>
          </table:table-cell>
          <table:table-cell table:formula="of:=([.F92]-[.C92])/0.0166667" office:value-type="float" office:value="37.5959248081506" calcext:value-type="float">
            <text:p>37.5959248081506</text:p>
          </table:table-cell>
          <table:table-cell table:formula="of:=DEGREES(ATAN(ABS([.F92]-[.C92])/ABS([.E92]-[.B92])))" office:value-type="float" office:value="3.05463417061058" calcext:value-type="float">
            <text:p>3.05463417061058</text:p>
          </table:table-cell>
          <table:table-cell table:formula="of:=SQRT(POWER([.H92];2)+POWER([.I92];2)+POWER([.J92];2))" office:value-type="float" office:value="706.173159965652" calcext:value-type="float">
            <text:p>706.173159965652</text:p>
          </table:table-cell>
        </table:table-row>
        <table:table-row table:style-name="ro1">
          <table:table-cell office:value-type="float" office:value="71.6013" calcext:value-type="float">
            <text:p>71.6013</text:p>
          </table:table-cell>
          <table:table-cell office:value-type="float" office:value="285.37" calcext:value-type="float">
            <text:p>285.37</text:p>
          </table:table-cell>
          <table:table-cell office:value-type="float" office:value="42.653" calcext:value-type="float">
            <text:p>42.653</text:p>
          </table:table-cell>
          <table:table-cell office:value-type="float" office:value="70.8627" calcext:value-type="float">
            <text:p>70.8627</text:p>
          </table:table-cell>
          <table:table-cell office:value-type="float" office:value="270.966" calcext:value-type="float">
            <text:p>270.966</text:p>
          </table:table-cell>
          <table:table-cell office:value-type="float" office:value="43.4598" calcext:value-type="float">
            <text:p>43.4598</text:p>
          </table:table-cell>
          <table:table-cell/>
          <table:table-cell table:formula="of:=([.D93]-[.A93])/0.0166667" office:value-type="float" office:value="-44.3159113681767" calcext:value-type="float">
            <text:p>-44.3159113681767</text:p>
          </table:table-cell>
          <table:table-cell table:formula="of:=ABS([.E93]-[.B93])/0.0166667" office:value-type="float" office:value="864.238271523457" calcext:value-type="float">
            <text:p>864.238271523457</text:p>
          </table:table-cell>
          <table:table-cell table:formula="of:=([.F93]-[.C93])/0.0166667" office:value-type="float" office:value="48.4079031841938" calcext:value-type="float">
            <text:p>48.4079031841938</text:p>
          </table:table-cell>
          <table:table-cell table:formula="of:=DEGREES(ATAN(ABS([.F93]-[.C93])/ABS([.E93]-[.B93])))" office:value-type="float" office:value="3.20591382920811" calcext:value-type="float">
            <text:p>3.20591382920811</text:p>
          </table:table-cell>
          <table:table-cell table:formula="of:=SQRT(POWER([.H93];2)+POWER([.I93];2)+POWER([.J93];2))" office:value-type="float" office:value="866.726609177851" calcext:value-type="float">
            <text:p>866.726609177851</text:p>
          </table:table-cell>
        </table:table-row>
        <table:table-row table:style-name="ro1">
          <table:table-cell office:value-type="float" office:value="71.3518" calcext:value-type="float">
            <text:p>71.3518</text:p>
          </table:table-cell>
          <table:table-cell office:value-type="float" office:value="282.56" calcext:value-type="float">
            <text:p>282.56</text:p>
          </table:table-cell>
          <table:table-cell office:value-type="float" office:value="43.3511" calcext:value-type="float">
            <text:p>43.3511</text:p>
          </table:table-cell>
          <table:table-cell office:value-type="float" office:value="70.3759" calcext:value-type="float">
            <text:p>70.3759</text:p>
          </table:table-cell>
          <table:table-cell office:value-type="float" office:value="269.517" calcext:value-type="float">
            <text:p>269.517</text:p>
          </table:table-cell>
          <table:table-cell office:value-type="float" office:value="44.1887" calcext:value-type="float">
            <text:p>44.1887</text:p>
          </table:table-cell>
          <table:table-cell/>
          <table:table-cell table:formula="of:=([.D94]-[.A94])/0.0166667" office:value-type="float" office:value="-58.553882892234" calcext:value-type="float">
            <text:p>-58.553882892234</text:p>
          </table:table-cell>
          <table:table-cell table:formula="of:=ABS([.E94]-[.B94])/0.0166667" office:value-type="float" office:value="782.578434843131" calcext:value-type="float">
            <text:p>782.578434843131</text:p>
          </table:table-cell>
          <table:table-cell table:formula="of:=([.F94]-[.C94])/0.0166667" office:value-type="float" office:value="50.2558994882007" calcext:value-type="float">
            <text:p>50.2558994882007</text:p>
          </table:table-cell>
          <table:table-cell table:formula="of:=DEGREES(ATAN(ABS([.F94]-[.C94])/ABS([.E94]-[.B94])))" office:value-type="float" office:value="3.6743951679132" calcext:value-type="float">
            <text:p>3.6743951679132</text:p>
          </table:table-cell>
          <table:table-cell table:formula="of:=SQRT(POWER([.H94];2)+POWER([.I94];2)+POWER([.J94];2))" office:value-type="float" office:value="786.373460460518" calcext:value-type="float">
            <text:p>786.373460460518</text:p>
          </table:table-cell>
        </table:table-row>
        <table:table-row table:style-name="ro1">
          <table:table-cell office:value-type="float" office:value="71.3496" calcext:value-type="float">
            <text:p>71.3496</text:p>
          </table:table-cell>
          <table:table-cell office:value-type="float" office:value="283.916" calcext:value-type="float">
            <text:p>283.916</text:p>
          </table:table-cell>
          <table:table-cell office:value-type="float" office:value="43.1377" calcext:value-type="float">
            <text:p>43.1377</text:p>
          </table:table-cell>
          <table:table-cell office:value-type="float" office:value="70.373" calcext:value-type="float">
            <text:p>70.373</text:p>
          </table:table-cell>
          <table:table-cell office:value-type="float" office:value="270.754" calcext:value-type="float">
            <text:p>270.754</text:p>
          </table:table-cell>
          <table:table-cell office:value-type="float" office:value="44.2363" calcext:value-type="float">
            <text:p>44.2363</text:p>
          </table:table-cell>
          <table:table-cell/>
          <table:table-cell table:formula="of:=([.D95]-[.A95])/0.0166667" office:value-type="float" office:value="-58.5958828082338" calcext:value-type="float">
            <text:p>-58.5958828082338</text:p>
          </table:table-cell>
          <table:table-cell table:formula="of:=ABS([.E95]-[.B95])/0.0166667" office:value-type="float" office:value="789.718420563158" calcext:value-type="float">
            <text:p>789.718420563158</text:p>
          </table:table-cell>
          <table:table-cell table:formula="of:=([.F95]-[.C95])/0.0166667" office:value-type="float" office:value="65.9158681682635" calcext:value-type="float">
            <text:p>65.9158681682635</text:p>
          </table:table-cell>
          <table:table-cell table:formula="of:=DEGREES(ATAN(ABS([.F95]-[.C95])/ABS([.E95]-[.B95])))" office:value-type="float" office:value="4.77127908170496" calcext:value-type="float">
            <text:p>4.77127908170496</text:p>
          </table:table-cell>
          <table:table-cell table:formula="of:=SQRT(POWER([.H95];2)+POWER([.I95];2)+POWER([.J95];2))" office:value-type="float" office:value="794.627939941216" calcext:value-type="float">
            <text:p>794.627939941216</text:p>
          </table:table-cell>
        </table:table-row>
        <table:table-row table:style-name="ro1">
          <table:table-cell office:value-type="float" office:value="71.6057" calcext:value-type="float">
            <text:p>71.6057</text:p>
          </table:table-cell>
          <table:table-cell office:value-type="float" office:value="281.3" calcext:value-type="float">
            <text:p>281.3</text:p>
          </table:table-cell>
          <table:table-cell office:value-type="float" office:value="43.2958" calcext:value-type="float">
            <text:p>43.2958</text:p>
          </table:table-cell>
          <table:table-cell office:value-type="float" office:value="70.868" calcext:value-type="float">
            <text:p>70.868</text:p>
          </table:table-cell>
          <table:table-cell office:value-type="float" office:value="268.442" calcext:value-type="float">
            <text:p>268.442</text:p>
          </table:table-cell>
          <table:table-cell office:value-type="float" office:value="43.622" calcext:value-type="float">
            <text:p>43.622</text:p>
          </table:table-cell>
          <table:table-cell/>
          <table:table-cell table:formula="of:=([.D96]-[.A96])/0.0166667" office:value-type="float" office:value="-44.2619114761773" calcext:value-type="float">
            <text:p>-44.2619114761773</text:p>
          </table:table-cell>
          <table:table-cell table:formula="of:=ABS([.E96]-[.B96])/0.0166667" office:value-type="float" office:value="771.478457043086" calcext:value-type="float">
            <text:p>771.478457043086</text:p>
          </table:table-cell>
          <table:table-cell table:formula="of:=([.F96]-[.C96])/0.0166667" office:value-type="float" office:value="19.5719608560783" calcext:value-type="float">
            <text:p>19.5719608560783</text:p>
          </table:table-cell>
          <table:table-cell table:formula="of:=DEGREES(ATAN(ABS([.F96]-[.C96])/ABS([.E96]-[.B96])))" office:value-type="float" office:value="1.45324896371086" calcext:value-type="float">
            <text:p>1.45324896371086</text:p>
          </table:table-cell>
          <table:table-cell table:formula="of:=SQRT(POWER([.H96];2)+POWER([.I96];2)+POWER([.J96];2))" office:value-type="float" office:value="772.994947034493" calcext:value-type="float">
            <text:p>772.994947034493</text:p>
          </table:table-cell>
        </table:table-row>
        <table:table-row table:style-name="ro1">
          <table:table-cell office:value-type="float" office:value="70.3518" calcext:value-type="float">
            <text:p>70.3518</text:p>
          </table:table-cell>
          <table:table-cell office:value-type="float" office:value="277.192" calcext:value-type="float">
            <text:p>277.192</text:p>
          </table:table-cell>
          <table:table-cell office:value-type="float" office:value="43.7073" calcext:value-type="float">
            <text:p>43.7073</text:p>
          </table:table-cell>
          <table:table-cell office:value-type="float" office:value="69.4119" calcext:value-type="float">
            <text:p>69.4119</text:p>
          </table:table-cell>
          <table:table-cell office:value-type="float" office:value="264.443" calcext:value-type="float">
            <text:p>264.443</text:p>
          </table:table-cell>
          <table:table-cell office:value-type="float" office:value="44.283" calcext:value-type="float">
            <text:p>44.283</text:p>
          </table:table-cell>
          <table:table-cell/>
          <table:table-cell table:formula="of:=([.D97]-[.A97])/0.0166667" office:value-type="float" office:value="-56.3938872122252" calcext:value-type="float">
            <text:p>-56.3938872122252</text:p>
          </table:table-cell>
          <table:table-cell table:formula="of:=ABS([.E97]-[.B97])/0.0166667" office:value-type="float" office:value="764.938470123061" calcext:value-type="float">
            <text:p>764.938470123061</text:p>
          </table:table-cell>
          <table:table-cell table:formula="of:=([.F97]-[.C97])/0.0166667" office:value-type="float" office:value="34.541930916138" calcext:value-type="float">
            <text:p>34.541930916138</text:p>
          </table:table-cell>
          <table:table-cell table:formula="of:=DEGREES(ATAN(ABS([.F97]-[.C97])/ABS([.E97]-[.B97])))" office:value-type="float" office:value="2.58551945577194" calcext:value-type="float">
            <text:p>2.58551945577194</text:p>
          </table:table-cell>
          <table:table-cell table:formula="of:=SQRT(POWER([.H97];2)+POWER([.I97];2)+POWER([.J97];2))" office:value-type="float" office:value="767.791819818712" calcext:value-type="float">
            <text:p>767.791819818712</text:p>
          </table:table-cell>
        </table:table-row>
        <table:table-row table:style-name="ro1">
          <table:table-cell office:value-type="float" office:value="70.8529" calcext:value-type="float">
            <text:p>70.8529</text:p>
          </table:table-cell>
          <table:table-cell office:value-type="float" office:value="279.751" calcext:value-type="float">
            <text:p>279.751</text:p>
          </table:table-cell>
          <table:table-cell office:value-type="float" office:value="44.048" calcext:value-type="float">
            <text:p>44.048</text:p>
          </table:table-cell>
          <table:table-cell office:value-type="float" office:value="69.9014" calcext:value-type="float">
            <text:p>69.9014</text:p>
          </table:table-cell>
          <table:table-cell office:value-type="float" office:value="266.755" calcext:value-type="float">
            <text:p>266.755</text:p>
          </table:table-cell>
          <table:table-cell office:value-type="float" office:value="45.3658" calcext:value-type="float">
            <text:p>45.3658</text:p>
          </table:table-cell>
          <table:table-cell/>
          <table:table-cell table:formula="of:=([.D98]-[.A98])/0.0166667" office:value-type="float" office:value="-57.089885820229" calcext:value-type="float">
            <text:p>-57.089885820229</text:p>
          </table:table-cell>
          <table:table-cell table:formula="of:=ABS([.E98]-[.B98])/0.0166667" office:value-type="float" office:value="779.758440483118" calcext:value-type="float">
            <text:p>779.758440483118</text:p>
          </table:table-cell>
          <table:table-cell table:formula="of:=([.F98]-[.C98])/0.0166667" office:value-type="float" office:value="79.0678418643162" calcext:value-type="float">
            <text:p>79.0678418643162</text:p>
          </table:table-cell>
          <table:table-cell table:formula="of:=DEGREES(ATAN(ABS([.F98]-[.C98])/ABS([.E98]-[.B98])))" office:value-type="float" office:value="5.79002640946581" calcext:value-type="float">
            <text:p>5.79002640946581</text:p>
          </table:table-cell>
          <table:table-cell table:formula="of:=SQRT(POWER([.H98];2)+POWER([.I98];2)+POWER([.J98];2))" office:value-type="float" office:value="785.833445575277" calcext:value-type="float">
            <text:p>785.833445575277</text:p>
          </table:table-cell>
        </table:table-row>
        <table:table-row table:style-name="ro1">
          <table:table-cell office:value-type="float" office:value="71.8614" calcext:value-type="float">
            <text:p>71.8614</text:p>
          </table:table-cell>
          <table:table-cell office:value-type="float" office:value="286.594" calcext:value-type="float">
            <text:p>286.594</text:p>
          </table:table-cell>
          <table:table-cell office:value-type="float" office:value="43.2194" calcext:value-type="float">
            <text:p>43.2194</text:p>
          </table:table-cell>
          <table:table-cell office:value-type="float" office:value="71.1144" calcext:value-type="float">
            <text:p>71.1144</text:p>
          </table:table-cell>
          <table:table-cell office:value-type="float" office:value="273.341" calcext:value-type="float">
            <text:p>273.341</text:p>
          </table:table-cell>
          <table:table-cell office:value-type="float" office:value="44.3106" calcext:value-type="float">
            <text:p>44.3106</text:p>
          </table:table-cell>
          <table:table-cell/>
          <table:table-cell table:formula="of:=([.D99]-[.A99])/0.0166667" office:value-type="float" office:value="-44.8199103601793" calcext:value-type="float">
            <text:p>-44.8199103601793</text:p>
          </table:table-cell>
          <table:table-cell table:formula="of:=ABS([.E99]-[.B99])/0.0166667" office:value-type="float" office:value="795.17840964318" calcext:value-type="float">
            <text:p>795.17840964318</text:p>
          </table:table-cell>
          <table:table-cell table:formula="of:=([.F99]-[.C99])/0.0166667" office:value-type="float" office:value="65.4718690562619" calcext:value-type="float">
            <text:p>65.4718690562619</text:p>
          </table:table-cell>
          <table:table-cell table:formula="of:=DEGREES(ATAN(ABS([.F99]-[.C99])/ABS([.E99]-[.B99])))" office:value-type="float" office:value="4.70689238355512" calcext:value-type="float">
            <text:p>4.70689238355512</text:p>
          </table:table-cell>
          <table:table-cell table:formula="of:=SQRT(POWER([.H99];2)+POWER([.I99];2)+POWER([.J99];2))" office:value-type="float" office:value="799.127081987009" calcext:value-type="float">
            <text:p>799.127081987009</text:p>
          </table:table-cell>
        </table:table-row>
        <table:table-row table:style-name="ro1">
          <table:table-cell office:value-type="float" office:value="71.3459" calcext:value-type="float">
            <text:p>71.3459</text:p>
          </table:table-cell>
          <table:table-cell office:value-type="float" office:value="284.027" calcext:value-type="float">
            <text:p>284.027</text:p>
          </table:table-cell>
          <table:table-cell office:value-type="float" office:value="42.6147" calcext:value-type="float">
            <text:p>42.6147</text:p>
          </table:table-cell>
          <table:table-cell office:value-type="float" office:value="70.3667" calcext:value-type="float">
            <text:p>70.3667</text:p>
          </table:table-cell>
          <table:table-cell office:value-type="float" office:value="270.907" calcext:value-type="float">
            <text:p>270.907</text:p>
          </table:table-cell>
          <table:table-cell office:value-type="float" office:value="43.4741" calcext:value-type="float">
            <text:p>43.4741</text:p>
          </table:table-cell>
          <table:table-cell/>
          <table:table-cell table:formula="of:=([.D100]-[.A100])/0.0166667" office:value-type="float" office:value="-58.7518824962354" calcext:value-type="float">
            <text:p>-58.7518824962354</text:p>
          </table:table-cell>
          <table:table-cell table:formula="of:=ABS([.E100]-[.B100])/0.0166667" office:value-type="float" office:value="787.198425603149" calcext:value-type="float">
            <text:p>787.198425603149</text:p>
          </table:table-cell>
          <table:table-cell table:formula="of:=([.F100]-[.C100])/0.0166667" office:value-type="float" office:value="51.5638968722063" calcext:value-type="float">
            <text:p>51.5638968722063</text:p>
          </table:table-cell>
          <table:table-cell table:formula="of:=DEGREES(ATAN(ABS([.F100]-[.C100])/ABS([.E100]-[.B100])))" office:value-type="float" office:value="3.74769434523681" calcext:value-type="float">
            <text:p>3.74769434523681</text:p>
          </table:table-cell>
          <table:table-cell table:formula="of:=SQRT(POWER([.H100];2)+POWER([.I100];2)+POWER([.J100];2))" office:value-type="float" office:value="791.070148867707" calcext:value-type="float">
            <text:p>791.070148867707</text:p>
          </table:table-cell>
        </table:table-row>
        <table:table-row table:style-name="ro1">
          <table:table-cell office:value-type="float" office:value="70.3505" calcext:value-type="float">
            <text:p>70.3505</text:p>
          </table:table-cell>
          <table:table-cell office:value-type="float" office:value="276.026" calcext:value-type="float">
            <text:p>276.026</text:p>
          </table:table-cell>
          <table:table-cell office:value-type="float" office:value="43.1463" calcext:value-type="float">
            <text:p>43.1463</text:p>
          </table:table-cell>
          <table:table-cell office:value-type="float" office:value="69.4178" calcext:value-type="float">
            <text:p>69.4178</text:p>
          </table:table-cell>
          <table:table-cell office:value-type="float" office:value="262.123" calcext:value-type="float">
            <text:p>262.123</text:p>
          </table:table-cell>
          <table:table-cell office:value-type="float" office:value="43.6922" calcext:value-type="float">
            <text:p>43.6922</text:p>
          </table:table-cell>
          <table:table-cell/>
          <table:table-cell table:formula="of:=([.D101]-[.A101])/0.0166667" office:value-type="float" office:value="-55.9618880762237" calcext:value-type="float">
            <text:p>-55.9618880762237</text:p>
          </table:table-cell>
          <table:table-cell table:formula="of:=ABS([.E101]-[.B101])/0.0166667" office:value-type="float" office:value="834.178331643338" calcext:value-type="float">
            <text:p>834.178331643338</text:p>
          </table:table-cell>
          <table:table-cell table:formula="of:=([.F101]-[.C101])/0.0166667" office:value-type="float" office:value="32.7539344921312" calcext:value-type="float">
            <text:p>32.7539344921312</text:p>
          </table:table-cell>
          <table:table-cell table:formula="of:=DEGREES(ATAN(ABS([.F101]-[.C101])/ABS([.E101]-[.B101])))" office:value-type="float" office:value="2.24855836163617" calcext:value-type="float">
            <text:p>2.24855836163617</text:p>
          </table:table-cell>
          <table:table-cell table:formula="of:=SQRT(POWER([.H101];2)+POWER([.I101];2)+POWER([.J101];2))" office:value-type="float" office:value="836.694712619264" calcext:value-type="float">
            <text:p>836.694712619264</text:p>
          </table:table-cell>
        </table:table-row>
        <table:table-row table:style-name="ro1">
          <table:table-cell office:value-type="float" office:value="72.1147" calcext:value-type="float">
            <text:p>72.1147</text:p>
          </table:table-cell>
          <table:table-cell office:value-type="float" office:value="288.119" calcext:value-type="float">
            <text:p>288.119</text:p>
          </table:table-cell>
          <table:table-cell office:value-type="float" office:value="42.469" calcext:value-type="float">
            <text:p>42.469</text:p>
          </table:table-cell>
          <table:table-cell office:value-type="float" office:value="71.3541" calcext:value-type="float">
            <text:p>71.3541</text:p>
          </table:table-cell>
          <table:table-cell office:value-type="float" office:value="274.882" calcext:value-type="float">
            <text:p>274.882</text:p>
          </table:table-cell>
          <table:table-cell office:value-type="float" office:value="43.072" calcext:value-type="float">
            <text:p>43.072</text:p>
          </table:table-cell>
          <table:table-cell/>
          <table:table-cell table:formula="of:=([.D102]-[.A102])/0.0166667" office:value-type="float" office:value="-45.6359087281823" calcext:value-type="float">
            <text:p>-45.6359087281823</text:p>
          </table:table-cell>
          <table:table-cell table:formula="of:=ABS([.E102]-[.B102])/0.0166667" office:value-type="float" office:value="794.218411563178" calcext:value-type="float">
            <text:p>794.218411563178</text:p>
          </table:table-cell>
          <table:table-cell table:formula="of:=([.F102]-[.C102])/0.0166667" office:value-type="float" office:value="36.1799276401448" calcext:value-type="float">
            <text:p>36.1799276401448</text:p>
          </table:table-cell>
          <table:table-cell table:formula="of:=DEGREES(ATAN(ABS([.F102]-[.C102])/ABS([.E102]-[.B102])))" office:value-type="float" office:value="2.6082561051868" calcext:value-type="float">
            <text:p>2.6082561051868</text:p>
          </table:table-cell>
          <table:table-cell table:formula="of:=SQRT(POWER([.H102];2)+POWER([.I102];2)+POWER([.J102];2))" office:value-type="float" office:value="796.350744707024" calcext:value-type="float">
            <text:p>796.350744707024</text:p>
          </table:table-cell>
        </table:table-row>
        <table:table-row table:style-name="ro1">
          <table:table-cell office:value-type="float" office:value="71.8573" calcext:value-type="float">
            <text:p>71.8573</text:p>
          </table:table-cell>
          <table:table-cell office:value-type="float" office:value="288.086" calcext:value-type="float">
            <text:p>288.086</text:p>
          </table:table-cell>
          <table:table-cell office:value-type="float" office:value="42.4765" calcext:value-type="float">
            <text:p>42.4765</text:p>
          </table:table-cell>
          <table:table-cell office:value-type="float" office:value="70.5992" calcext:value-type="float">
            <text:p>70.5992</text:p>
          </table:table-cell>
          <table:table-cell office:value-type="float" office:value="276.104" calcext:value-type="float">
            <text:p>276.104</text:p>
          </table:table-cell>
          <table:table-cell office:value-type="float" office:value="42.8827" calcext:value-type="float">
            <text:p>42.8827</text:p>
          </table:table-cell>
          <table:table-cell/>
          <table:table-cell table:formula="of:=([.D103]-[.A103])/0.0166667" office:value-type="float" office:value="-75.4858490283019" calcext:value-type="float">
            <text:p>-75.4858490283019</text:p>
          </table:table-cell>
          <table:table-cell table:formula="of:=ABS([.E103]-[.B103])/0.0166667" office:value-type="float" office:value="718.918562162877" calcext:value-type="float">
            <text:p>718.918562162877</text:p>
          </table:table-cell>
          <table:table-cell table:formula="of:=([.F103]-[.C103])/0.0166667" office:value-type="float" office:value="24.3719512560974" calcext:value-type="float">
            <text:p>24.3719512560974</text:p>
          </table:table-cell>
          <table:table-cell table:formula="of:=DEGREES(ATAN(ABS([.F103]-[.C103])/ABS([.E103]-[.B103])))" office:value-type="float" office:value="1.9416321095224" calcext:value-type="float">
            <text:p>1.9416321095224</text:p>
          </table:table-cell>
          <table:table-cell table:formula="of:=SQRT(POWER([.H103];2)+POWER([.I103];2)+POWER([.J103];2))" office:value-type="float" office:value="723.281414412048" calcext:value-type="float">
            <text:p>723.281414412048</text:p>
          </table:table-cell>
        </table:table-row>
        <table:table-row table:style-name="ro1">
          <table:table-cell office:value-type="float" office:value="71.6022" calcext:value-type="float">
            <text:p>71.6022</text:p>
          </table:table-cell>
          <table:table-cell office:value-type="float" office:value="281.398" calcext:value-type="float">
            <text:p>281.398</text:p>
          </table:table-cell>
          <table:table-cell office:value-type="float" office:value="42.7776" calcext:value-type="float">
            <text:p>42.7776</text:p>
          </table:table-cell>
          <table:table-cell office:value-type="float" office:value="70.8643" calcext:value-type="float">
            <text:p>70.8643</text:p>
          </table:table-cell>
          <table:table-cell office:value-type="float" office:value="269.733" calcext:value-type="float">
            <text:p>269.733</text:p>
          </table:table-cell>
          <table:table-cell office:value-type="float" office:value="43.4132" calcext:value-type="float">
            <text:p>43.4132</text:p>
          </table:table-cell>
          <table:table-cell/>
          <table:table-cell table:formula="of:=([.D104]-[.A104])/0.0166667" office:value-type="float" office:value="-44.2739114521769" calcext:value-type="float">
            <text:p>-44.2739114521769</text:p>
          </table:table-cell>
          <table:table-cell table:formula="of:=ABS([.E104]-[.B104])/0.0166667" office:value-type="float" office:value="699.898600202801" calcext:value-type="float">
            <text:p>699.898600202801</text:p>
          </table:table-cell>
          <table:table-cell table:formula="of:=([.F104]-[.C104])/0.0166667" office:value-type="float" office:value="38.1359237281528" calcext:value-type="float">
            <text:p>38.1359237281528</text:p>
          </table:table-cell>
          <table:table-cell table:formula="of:=DEGREES(ATAN(ABS([.F104]-[.C104])/ABS([.E104]-[.B104])))" office:value-type="float" office:value="3.11883597291704" calcext:value-type="float">
            <text:p>3.11883597291704</text:p>
          </table:table-cell>
          <table:table-cell table:formula="of:=SQRT(POWER([.H104];2)+POWER([.I104];2)+POWER([.J104];2))" office:value-type="float" office:value="702.333666058886" calcext:value-type="float">
            <text:p>702.333666058886</text:p>
          </table:table-cell>
        </table:table-row>
        <table:table-row table:style-name="ro1">
          <table:table-cell office:value-type="float" office:value="71.8586" calcext:value-type="float">
            <text:p>71.8586</text:p>
          </table:table-cell>
          <table:table-cell office:value-type="float" office:value="282.666" calcext:value-type="float">
            <text:p>282.666</text:p>
          </table:table-cell>
          <table:table-cell office:value-type="float" office:value="43.0776" calcext:value-type="float">
            <text:p>43.0776</text:p>
          </table:table-cell>
          <table:table-cell office:value-type="float" office:value="71.0989" calcext:value-type="float">
            <text:p>71.0989</text:p>
          </table:table-cell>
          <table:table-cell office:value-type="float" office:value="278.702" calcext:value-type="float">
            <text:p>278.702</text:p>
          </table:table-cell>
          <table:table-cell office:value-type="float" office:value="42.9609" calcext:value-type="float">
            <text:p>42.9609</text:p>
          </table:table-cell>
          <table:table-cell/>
          <table:table-cell table:formula="of:=([.D105]-[.A105])/0.0166667" office:value-type="float" office:value="-45.581908836182" calcext:value-type="float">
            <text:p>-45.581908836182</text:p>
          </table:table-cell>
          <table:table-cell table:formula="of:=ABS([.E105]-[.B105])/0.0166667" office:value-type="float" office:value="237.839524320951" calcext:value-type="float">
            <text:p>237.839524320951</text:p>
          </table:table-cell>
          <table:table-cell table:formula="of:=([.F105]-[.C105])/0.0166667" office:value-type="float" office:value="-7.00198599602768" calcext:value-type="float">
            <text:p>-7.00198599602768</text:p>
          </table:table-cell>
          <table:table-cell table:formula="of:=DEGREES(ATAN(ABS([.F105]-[.C105])/ABS([.E105]-[.B105])))" office:value-type="float" office:value="1.68629837085899" calcext:value-type="float">
            <text:p>1.68629837085899</text:p>
          </table:table-cell>
          <table:table-cell table:formula="of:=SQRT(POWER([.H105];2)+POWER([.I105];2)+POWER([.J105];2))" office:value-type="float" office:value="242.26922534704" calcext:value-type="float">
            <text:p>242.26922534704</text:p>
          </table:table-cell>
        </table:table-row>
        <table:table-row table:style-name="ro1">
          <table:table-cell office:value-type="float" office:value="70.8202" calcext:value-type="float">
            <text:p>70.8202</text:p>
          </table:table-cell>
          <table:table-cell office:value-type="float" office:value="288.187" calcext:value-type="float">
            <text:p>288.187</text:p>
          </table:table-cell>
          <table:table-cell office:value-type="float" office:value="41.4497" calcext:value-type="float">
            <text:p>41.4497</text:p>
          </table:table-cell>
          <table:table-cell office:value-type="float" office:value="69.8353" calcext:value-type="float">
            <text:p>69.8353</text:p>
          </table:table-cell>
          <table:table-cell office:value-type="float" office:value="276.252" calcext:value-type="float">
            <text:p>276.252</text:p>
          </table:table-cell>
          <table:table-cell office:value-type="float" office:value="41.62" calcext:value-type="float">
            <text:p>41.62</text:p>
          </table:table-cell>
          <table:table-cell/>
          <table:table-cell table:formula="of:=([.D106]-[.A106])/0.0166667" office:value-type="float" office:value="-59.0938818122361" calcext:value-type="float">
            <text:p>-59.0938818122361</text:p>
          </table:table-cell>
          <table:table-cell table:formula="of:=ABS([.E106]-[.B106])/0.0166667" office:value-type="float" office:value="716.098567802865" calcext:value-type="float">
            <text:p>716.098567802865</text:p>
          </table:table-cell>
          <table:table-cell table:formula="of:=([.F106]-[.C106])/0.0166667" office:value-type="float" office:value="10.2179795640407" calcext:value-type="float">
            <text:p>10.2179795640407</text:p>
          </table:table-cell>
          <table:table-cell table:formula="of:=DEGREES(ATAN(ABS([.F106]-[.C106])/ABS([.E106]-[.B106])))" office:value-type="float" office:value="0.817495526999237" calcext:value-type="float">
            <text:p>0.817495526999237</text:p>
          </table:table-cell>
          <table:table-cell table:formula="of:=SQRT(POWER([.H106];2)+POWER([.I106];2)+POWER([.J106];2))" office:value-type="float" office:value="718.605352598576" calcext:value-type="float">
            <text:p>718.605352598576</text:p>
          </table:table-cell>
        </table:table-row>
        <table:table-row table:style-name="ro1">
          <table:table-cell office:value-type="float" office:value="71.0707" calcext:value-type="float">
            <text:p>71.0707</text:p>
          </table:table-cell>
          <table:table-cell office:value-type="float" office:value="289.717" calcext:value-type="float">
            <text:p>289.717</text:p>
          </table:table-cell>
          <table:table-cell office:value-type="float" office:value="40.6905" calcext:value-type="float">
            <text:p>40.6905</text:p>
          </table:table-cell>
          <table:table-cell office:value-type="float" office:value="70.3407" calcext:value-type="float">
            <text:p>70.3407</text:p>
          </table:table-cell>
          <table:table-cell office:value-type="float" office:value="275.054" calcext:value-type="float">
            <text:p>275.054</text:p>
          </table:table-cell>
          <table:table-cell office:value-type="float" office:value="41.5622" calcext:value-type="float">
            <text:p>41.5622</text:p>
          </table:table-cell>
          <table:table-cell/>
          <table:table-cell table:formula="of:=([.D107]-[.A107])/0.0166667" office:value-type="float" office:value="-43.7999124001754" calcext:value-type="float">
            <text:p>-43.7999124001754</text:p>
          </table:table-cell>
          <table:table-cell table:formula="of:=ABS([.E107]-[.B107])/0.0166667" office:value-type="float" office:value="879.77824044352" calcext:value-type="float">
            <text:p>879.77824044352</text:p>
          </table:table-cell>
          <table:table-cell table:formula="of:=([.F107]-[.C107])/0.0166667" office:value-type="float" office:value="52.301895396209" calcext:value-type="float">
            <text:p>52.301895396209</text:p>
          </table:table-cell>
          <table:table-cell table:formula="of:=DEGREES(ATAN(ABS([.F107]-[.C107])/ABS([.E107]-[.B107])))" office:value-type="float" office:value="3.40216992406198" calcext:value-type="float">
            <text:p>3.40216992406198</text:p>
          </table:table-cell>
          <table:table-cell table:formula="of:=SQRT(POWER([.H107];2)+POWER([.I107];2)+POWER([.J107];2))" office:value-type="float" office:value="882.419216102072" calcext:value-type="float">
            <text:p>882.419216102072</text:p>
          </table:table-cell>
        </table:table-row>
        <table:table-row table:style-name="ro1">
          <table:table-cell office:value-type="float" office:value="71.8563" calcext:value-type="float">
            <text:p>71.8563</text:p>
          </table:table-cell>
          <table:table-cell office:value-type="float" office:value="296.394" calcext:value-type="float">
            <text:p>296.394</text:p>
          </table:table-cell>
          <table:table-cell office:value-type="float" office:value="41.6879" calcext:value-type="float">
            <text:p>41.6879</text:p>
          </table:table-cell>
          <table:table-cell office:value-type="float" office:value="71.0908" calcext:value-type="float">
            <text:p>71.0908</text:p>
          </table:table-cell>
          <table:table-cell office:value-type="float" office:value="283.987" calcext:value-type="float">
            <text:p>283.987</text:p>
          </table:table-cell>
          <table:table-cell office:value-type="float" office:value="42.6234" calcext:value-type="float">
            <text:p>42.6234</text:p>
          </table:table-cell>
          <table:table-cell/>
          <table:table-cell table:formula="of:=([.D108]-[.A108])/0.0166667" office:value-type="float" office:value="-45.9299081401839" calcext:value-type="float">
            <text:p>-45.9299081401839</text:p>
          </table:table-cell>
          <table:table-cell table:formula="of:=ABS([.E108]-[.B108])/0.0166667" office:value-type="float" office:value="744.418511162977" calcext:value-type="float">
            <text:p>744.418511162977</text:p>
          </table:table-cell>
          <table:table-cell table:formula="of:=([.F108]-[.C108])/0.0166667" office:value-type="float" office:value="56.1298877402244" calcext:value-type="float">
            <text:p>56.1298877402244</text:p>
          </table:table-cell>
          <table:table-cell table:formula="of:=DEGREES(ATAN(ABS([.F108]-[.C108])/ABS([.E108]-[.B108])))" office:value-type="float" office:value="4.31199878650794" calcext:value-type="float">
            <text:p>4.31199878650794</text:p>
          </table:table-cell>
          <table:table-cell table:formula="of:=SQRT(POWER([.H108];2)+POWER([.I108];2)+POWER([.J108];2))" office:value-type="float" office:value="747.943206748747" calcext:value-type="float">
            <text:p>747.943206748747</text:p>
          </table:table-cell>
        </table:table-row>
        <table:table-row table:style-name="ro1">
          <table:table-cell office:value-type="float" office:value="70.843" calcext:value-type="float">
            <text:p>70.843</text:p>
          </table:table-cell>
          <table:table-cell office:value-type="float" office:value="280.009" calcext:value-type="float">
            <text:p>280.009</text:p>
          </table:table-cell>
          <table:table-cell office:value-type="float" office:value="42.7548" calcext:value-type="float">
            <text:p>42.7548</text:p>
          </table:table-cell>
          <table:table-cell office:value-type="float" office:value="70.3867" calcext:value-type="float">
            <text:p>70.3867</text:p>
          </table:table-cell>
          <table:table-cell office:value-type="float" office:value="265.793" calcext:value-type="float">
            <text:p>265.793</text:p>
          </table:table-cell>
          <table:table-cell office:value-type="float" office:value="44.2986" calcext:value-type="float">
            <text:p>44.2986</text:p>
          </table:table-cell>
          <table:table-cell/>
          <table:table-cell table:formula="of:=([.D109]-[.A109])/0.0166667" office:value-type="float" office:value="-27.3779452441094" calcext:value-type="float">
            <text:p>-27.3779452441094</text:p>
          </table:table-cell>
          <table:table-cell table:formula="of:=ABS([.E109]-[.B109])/0.0166667" office:value-type="float" office:value="852.958294083413" calcext:value-type="float">
            <text:p>852.958294083413</text:p>
          </table:table-cell>
          <table:table-cell table:formula="of:=([.F109]-[.C109])/0.0166667" office:value-type="float" office:value="92.6278147443704" calcext:value-type="float">
            <text:p>92.6278147443704</text:p>
          </table:table-cell>
          <table:table-cell table:formula="of:=DEGREES(ATAN(ABS([.F109]-[.C109])/ABS([.E109]-[.B109])))" office:value-type="float" office:value="6.19780193088806" calcext:value-type="float">
            <text:p>6.19780193088806</text:p>
          </table:table-cell>
          <table:table-cell table:formula="of:=SQRT(POWER([.H109];2)+POWER([.I109];2)+POWER([.J109];2))" office:value-type="float" office:value="858.40975961122" calcext:value-type="float">
            <text:p>858.40975961122</text:p>
          </table:table-cell>
        </table:table-row>
        <table:table-row table:style-name="ro1">
          <table:table-cell office:value-type="float" office:value="71.8588" calcext:value-type="float">
            <text:p>71.8588</text:p>
          </table:table-cell>
          <table:table-cell office:value-type="float" office:value="285.342" calcext:value-type="float">
            <text:p>285.342</text:p>
          </table:table-cell>
          <table:table-cell office:value-type="float" office:value="42.9085" calcext:value-type="float">
            <text:p>42.9085</text:p>
          </table:table-cell>
          <table:table-cell office:value-type="float" office:value="71.1116" calcext:value-type="float">
            <text:p>71.1116</text:p>
          </table:table-cell>
          <table:table-cell office:value-type="float" office:value="272.197" calcext:value-type="float">
            <text:p>272.197</text:p>
          </table:table-cell>
          <table:table-cell office:value-type="float" office:value="43.7524" calcext:value-type="float">
            <text:p>43.7524</text:p>
          </table:table-cell>
          <table:table-cell/>
          <table:table-cell table:formula="of:=([.D110]-[.A110])/0.0166667" office:value-type="float" office:value="-44.8319103361797" calcext:value-type="float">
            <text:p>-44.8319103361797</text:p>
          </table:table-cell>
          <table:table-cell table:formula="of:=ABS([.E110]-[.B110])/0.0166667" office:value-type="float" office:value="788.698422603154" calcext:value-type="float">
            <text:p>788.698422603154</text:p>
          </table:table-cell>
          <table:table-cell table:formula="of:=([.F110]-[.C110])/0.0166667" office:value-type="float" office:value="50.6338987322024" calcext:value-type="float">
            <text:p>50.6338987322024</text:p>
          </table:table-cell>
          <table:table-cell table:formula="of:=DEGREES(ATAN(ABS([.F110]-[.C110])/ABS([.E110]-[.B110])))" office:value-type="float" office:value="3.67330877282035" calcext:value-type="float">
            <text:p>3.67330877282035</text:p>
          </table:table-cell>
          <table:table-cell table:formula="of:=SQRT(POWER([.H110];2)+POWER([.I110];2)+POWER([.J110];2))" office:value-type="float" office:value="791.592631156908" calcext:value-type="float">
            <text:p>791.592631156908</text:p>
          </table:table-cell>
        </table:table-row>
        <table:table-row table:style-name="ro1">
          <table:table-cell office:value-type="float" office:value="71.6033" calcext:value-type="float">
            <text:p>71.6033</text:p>
          </table:table-cell>
          <table:table-cell office:value-type="float" office:value="286.623" calcext:value-type="float">
            <text:p>286.623</text:p>
          </table:table-cell>
          <table:table-cell office:value-type="float" office:value="42.9633" calcext:value-type="float">
            <text:p>42.9633</text:p>
          </table:table-cell>
          <table:table-cell office:value-type="float" office:value="70.3599" calcext:value-type="float">
            <text:p>70.3599</text:p>
          </table:table-cell>
          <table:table-cell office:value-type="float" office:value="274.609" calcext:value-type="float">
            <text:p>274.609</text:p>
          </table:table-cell>
          <table:table-cell office:value-type="float" office:value="43.869" calcext:value-type="float">
            <text:p>43.869</text:p>
          </table:table-cell>
          <table:table-cell/>
          <table:table-cell table:formula="of:=([.D111]-[.A111])/0.0166667" office:value-type="float" office:value="-74.6038507922989" calcext:value-type="float">
            <text:p>-74.6038507922989</text:p>
          </table:table-cell>
          <table:table-cell table:formula="of:=ABS([.E111]-[.B111])/0.0166667" office:value-type="float" office:value="720.838558322884" calcext:value-type="float">
            <text:p>720.838558322884</text:p>
          </table:table-cell>
          <table:table-cell table:formula="of:=([.F111]-[.C111])/0.0166667" office:value-type="float" office:value="54.3418913162176" calcext:value-type="float">
            <text:p>54.3418913162176</text:p>
          </table:table-cell>
          <table:table-cell table:formula="of:=DEGREES(ATAN(ABS([.F111]-[.C111])/ABS([.E111]-[.B111])))" office:value-type="float" office:value="4.31120488984528" calcext:value-type="float">
            <text:p>4.31120488984528</text:p>
          </table:table-cell>
          <table:table-cell table:formula="of:=SQRT(POWER([.H111];2)+POWER([.I111];2)+POWER([.J111];2))" office:value-type="float" office:value="726.723470702493" calcext:value-type="float">
            <text:p>726.723470702493</text:p>
          </table:table-cell>
        </table:table-row>
        <table:table-row table:style-name="ro1">
          <table:table-cell office:value-type="float" office:value="71.3481" calcext:value-type="float">
            <text:p>71.3481</text:p>
          </table:table-cell>
          <table:table-cell office:value-type="float" office:value="282.675" calcext:value-type="float">
            <text:p>282.675</text:p>
          </table:table-cell>
          <table:table-cell office:value-type="float" office:value="42.829" calcext:value-type="float">
            <text:p>42.829</text:p>
          </table:table-cell>
          <table:table-cell office:value-type="float" office:value="70.6213" calcext:value-type="float">
            <text:p>70.6213</text:p>
          </table:table-cell>
          <table:table-cell office:value-type="float" office:value="268.415" calcext:value-type="float">
            <text:p>268.415</text:p>
          </table:table-cell>
          <table:table-cell office:value-type="float" office:value="43.6288" calcext:value-type="float">
            <text:p>43.6288</text:p>
          </table:table-cell>
          <table:table-cell/>
          <table:table-cell table:formula="of:=([.D112]-[.A112])/0.0166667" office:value-type="float" office:value="-43.6079127841743" calcext:value-type="float">
            <text:p>-43.6079127841743</text:p>
          </table:table-cell>
          <table:table-cell table:formula="of:=ABS([.E112]-[.B112])/0.0166667" office:value-type="float" office:value="855.598288803422" calcext:value-type="float">
            <text:p>855.598288803422</text:p>
          </table:table-cell>
          <table:table-cell table:formula="of:=([.F112]-[.C112])/0.0166667" office:value-type="float" office:value="47.9879040241918" calcext:value-type="float">
            <text:p>47.9879040241918</text:p>
          </table:table-cell>
          <table:table-cell table:formula="of:=DEGREES(ATAN(ABS([.F112]-[.C112])/ABS([.E112]-[.B112])))" office:value-type="float" office:value="3.21018257312276" calcext:value-type="float">
            <text:p>3.21018257312276</text:p>
          </table:table-cell>
          <table:table-cell table:formula="of:=SQRT(POWER([.H112];2)+POWER([.I112];2)+POWER([.J112];2))" office:value-type="float" office:value="858.051817079465" calcext:value-type="float">
            <text:p>858.051817079465</text:p>
          </table:table-cell>
        </table:table-row>
        <table:table-row table:style-name="ro1">
          <table:table-cell office:value-type="float" office:value="71.8583" calcext:value-type="float">
            <text:p>71.8583</text:p>
          </table:table-cell>
          <table:table-cell office:value-type="float" office:value="289.421" calcext:value-type="float">
            <text:p>289.421</text:p>
          </table:table-cell>
          <table:table-cell office:value-type="float" office:value="42.5221" calcext:value-type="float">
            <text:p>42.5221</text:p>
          </table:table-cell>
          <table:table-cell office:value-type="float" office:value="70.8504" calcext:value-type="float">
            <text:p>70.8504</text:p>
          </table:table-cell>
          <table:table-cell office:value-type="float" office:value="277.359" calcext:value-type="float">
            <text:p>277.359</text:p>
          </table:table-cell>
          <table:table-cell office:value-type="float" office:value="43.1776" calcext:value-type="float">
            <text:p>43.1776</text:p>
          </table:table-cell>
          <table:table-cell/>
          <table:table-cell table:formula="of:=([.D113]-[.A113])/0.0166667" office:value-type="float" office:value="-60.4738790522423" calcext:value-type="float">
            <text:p>-60.4738790522423</text:p>
          </table:table-cell>
          <table:table-cell table:formula="of:=ABS([.E113]-[.B113])/0.0166667" office:value-type="float" office:value="723.718552562896" calcext:value-type="float">
            <text:p>723.718552562896</text:p>
          </table:table-cell>
          <table:table-cell table:formula="of:=([.F113]-[.C113])/0.0166667" office:value-type="float" office:value="39.3299213401571" calcext:value-type="float">
            <text:p>39.3299213401571</text:p>
          </table:table-cell>
          <table:table-cell table:formula="of:=DEGREES(ATAN(ABS([.F113]-[.C113])/ABS([.E113]-[.B113])))" office:value-type="float" office:value="3.11063473531686" calcext:value-type="float">
            <text:p>3.11063473531686</text:p>
          </table:table-cell>
          <table:table-cell table:formula="of:=SQRT(POWER([.H113];2)+POWER([.I113];2)+POWER([.J113];2))" office:value-type="float" office:value="727.304940230699" calcext:value-type="float">
            <text:p>727.304940230699</text:p>
          </table:table-cell>
        </table:table-row>
        <table:table-row table:style-name="ro1">
          <table:table-cell office:value-type="float" office:value="71.6063" calcext:value-type="float">
            <text:p>71.6063</text:p>
          </table:table-cell>
          <table:table-cell office:value-type="float" office:value="283.894" calcext:value-type="float">
            <text:p>283.894</text:p>
          </table:table-cell>
          <table:table-cell office:value-type="float" office:value="43.3912" calcext:value-type="float">
            <text:p>43.3912</text:p>
          </table:table-cell>
          <table:table-cell office:value-type="float" office:value="70.865" calcext:value-type="float">
            <text:p>70.865</text:p>
          </table:table-cell>
          <table:table-cell office:value-type="float" office:value="272.116" calcext:value-type="float">
            <text:p>272.116</text:p>
          </table:table-cell>
          <table:table-cell office:value-type="float" office:value="44.0143" calcext:value-type="float">
            <text:p>44.0143</text:p>
          </table:table-cell>
          <table:table-cell/>
          <table:table-cell table:formula="of:=([.D114]-[.A114])/0.0166667" office:value-type="float" office:value="-44.4779110441785" calcext:value-type="float">
            <text:p>-44.4779110441785</text:p>
          </table:table-cell>
          <table:table-cell table:formula="of:=ABS([.E114]-[.B114])/0.0166667" office:value-type="float" office:value="706.678586642828" calcext:value-type="float">
            <text:p>706.678586642828</text:p>
          </table:table-cell>
          <table:table-cell table:formula="of:=([.F114]-[.C114])/0.0166667" office:value-type="float" office:value="37.3859252281496" calcext:value-type="float">
            <text:p>37.3859252281496</text:p>
          </table:table-cell>
          <table:table-cell table:formula="of:=DEGREES(ATAN(ABS([.F114]-[.C114])/ABS([.E114]-[.B114])))" office:value-type="float" office:value="3.02833667346106" calcext:value-type="float">
            <text:p>3.02833667346106</text:p>
          </table:table-cell>
          <table:table-cell table:formula="of:=SQRT(POWER([.H114];2)+POWER([.I114];2)+POWER([.J114];2))" office:value-type="float" office:value="709.063196616157" calcext:value-type="float">
            <text:p>709.063196616157</text:p>
          </table:table-cell>
        </table:table-row>
        <table:table-row table:style-name="ro1">
          <table:table-cell office:value-type="float" office:value="71.6098" calcext:value-type="float">
            <text:p>71.6098</text:p>
          </table:table-cell>
          <table:table-cell office:value-type="float" office:value="283.784" calcext:value-type="float">
            <text:p>283.784</text:p>
          </table:table-cell>
          <table:table-cell office:value-type="float" office:value="43.9132" calcext:value-type="float">
            <text:p>43.9132</text:p>
          </table:table-cell>
          <table:table-cell office:value-type="float" office:value="70.8744" calcext:value-type="float">
            <text:p>70.8744</text:p>
          </table:table-cell>
          <table:table-cell office:value-type="float" office:value="270.67" calcext:value-type="float">
            <text:p>270.67</text:p>
          </table:table-cell>
          <table:table-cell office:value-type="float" office:value="44.9815" calcext:value-type="float">
            <text:p>44.9815</text:p>
          </table:table-cell>
          <table:table-cell/>
          <table:table-cell table:formula="of:=([.D115]-[.A115])/0.0166667" office:value-type="float" office:value="-44.1239117521773" calcext:value-type="float">
            <text:p>-44.1239117521773</text:p>
          </table:table-cell>
          <table:table-cell table:formula="of:=ABS([.E115]-[.B115])/0.0166667" office:value-type="float" office:value="786.838426323146" calcext:value-type="float">
            <text:p>786.838426323146</text:p>
          </table:table-cell>
          <table:table-cell table:formula="of:=([.F115]-[.C115])/0.0166667" office:value-type="float" office:value="64.097871804256" calcext:value-type="float">
            <text:p>64.097871804256</text:p>
          </table:table-cell>
          <table:table-cell table:formula="of:=DEGREES(ATAN(ABS([.F115]-[.C115])/ABS([.E115]-[.B115])))" office:value-type="float" office:value="4.65717708586527" calcext:value-type="float">
            <text:p>4.65717708586527</text:p>
          </table:table-cell>
          <table:table-cell table:formula="of:=SQRT(POWER([.H115];2)+POWER([.I115];2)+POWER([.J115];2))" office:value-type="float" office:value="790.677030080445" calcext:value-type="float">
            <text:p>790.677030080445</text:p>
          </table:table-cell>
        </table:table-row>
        <table:table-row table:style-name="ro1">
          <table:table-cell office:value-type="float" office:value="71.8569" calcext:value-type="float">
            <text:p>71.8569</text:p>
          </table:table-cell>
          <table:table-cell office:value-type="float" office:value="282.737" calcext:value-type="float">
            <text:p>282.737</text:p>
          </table:table-cell>
          <table:table-cell office:value-type="float" office:value="42.8143" calcext:value-type="float">
            <text:p>42.8143</text:p>
          </table:table-cell>
          <table:table-cell office:value-type="float" office:value="71.107" calcext:value-type="float">
            <text:p>71.107</text:p>
          </table:table-cell>
          <table:table-cell office:value-type="float" office:value="271.102" calcext:value-type="float">
            <text:p>271.102</text:p>
          </table:table-cell>
          <table:table-cell office:value-type="float" office:value="42.9429" calcext:value-type="float">
            <text:p>42.9429</text:p>
          </table:table-cell>
          <table:table-cell/>
          <table:table-cell table:formula="of:=([.D116]-[.A116])/0.0166667" office:value-type="float" office:value="-44.9939100121798" calcext:value-type="float">
            <text:p>-44.9939100121798</text:p>
          </table:table-cell>
          <table:table-cell table:formula="of:=ABS([.E116]-[.B116])/0.0166667" office:value-type="float" office:value="698.098603802795" calcext:value-type="float">
            <text:p>698.098603802795</text:p>
          </table:table-cell>
          <table:table-cell table:formula="of:=([.F116]-[.C116])/0.0166667" office:value-type="float" office:value="7.71598456803079" calcext:value-type="float">
            <text:p>7.71598456803079</text:p>
          </table:table-cell>
          <table:table-cell table:formula="of:=DEGREES(ATAN(ABS([.F116]-[.C116])/ABS([.E116]-[.B116])))" office:value-type="float" office:value="0.633256314468451" calcext:value-type="float">
            <text:p>0.633256314468451</text:p>
          </table:table-cell>
          <table:table-cell table:formula="of:=SQRT(POWER([.H116];2)+POWER([.I116];2)+POWER([.J116];2))" office:value-type="float" office:value="699.589628987916" calcext:value-type="float">
            <text:p>699.589628987916</text:p>
          </table:table-cell>
        </table:table-row>
        <table:table-row table:style-name="ro1">
          <table:table-cell office:value-type="float" office:value="71.3507" calcext:value-type="float">
            <text:p>71.3507</text:p>
          </table:table-cell>
          <table:table-cell office:value-type="float" office:value="280.036" calcext:value-type="float">
            <text:p>280.036</text:p>
          </table:table-cell>
          <table:table-cell office:value-type="float" office:value="42.9965" calcext:value-type="float">
            <text:p>42.9965</text:p>
          </table:table-cell>
          <table:table-cell office:value-type="float" office:value="70.6215" calcext:value-type="float">
            <text:p>70.6215</text:p>
          </table:table-cell>
          <table:table-cell office:value-type="float" office:value="267.236" calcext:value-type="float">
            <text:p>267.236</text:p>
          </table:table-cell>
          <table:table-cell office:value-type="float" office:value="43.331" calcext:value-type="float">
            <text:p>43.331</text:p>
          </table:table-cell>
          <table:table-cell/>
          <table:table-cell table:formula="of:=([.D117]-[.A117])/0.0166667" office:value-type="float" office:value="-43.7519124961754" calcext:value-type="float">
            <text:p>-43.7519124961754</text:p>
          </table:table-cell>
          <table:table-cell table:formula="of:=ABS([.E117]-[.B117])/0.0166667" office:value-type="float" office:value="767.998464003073" calcext:value-type="float">
            <text:p>767.998464003073</text:p>
          </table:table-cell>
          <table:table-cell table:formula="of:=([.F117]-[.C117])/0.0166667" office:value-type="float" office:value="20.0699598600806" calcext:value-type="float">
            <text:p>20.0699598600806</text:p>
          </table:table-cell>
          <table:table-cell table:formula="of:=DEGREES(ATAN(ABS([.F117]-[.C117])/ABS([.E117]-[.B117])))" office:value-type="float" office:value="1.4969591553704" calcext:value-type="float">
            <text:p>1.4969591553704</text:p>
          </table:table-cell>
          <table:table-cell table:formula="of:=SQRT(POWER([.H117];2)+POWER([.I117];2)+POWER([.J117];2))" office:value-type="float" office:value="769.505473565287" calcext:value-type="float">
            <text:p>769.505473565287</text:p>
          </table:table-cell>
        </table:table-row>
        <table:table-row table:style-name="ro1">
          <table:table-cell office:value-type="float" office:value="70.1109" calcext:value-type="float">
            <text:p>70.1109</text:p>
          </table:table-cell>
          <table:table-cell office:value-type="float" office:value="275.736" calcext:value-type="float">
            <text:p>275.736</text:p>
          </table:table-cell>
          <table:table-cell office:value-type="float" office:value="44.4367" calcext:value-type="float">
            <text:p>44.4367</text:p>
          </table:table-cell>
          <table:table-cell office:value-type="float" office:value="68.9425" calcext:value-type="float">
            <text:p>68.9425</text:p>
          </table:table-cell>
          <table:table-cell office:value-type="float" office:value="262.939" calcext:value-type="float">
            <text:p>262.939</text:p>
          </table:table-cell>
          <table:table-cell office:value-type="float" office:value="45.4971" calcext:value-type="float">
            <text:p>45.4971</text:p>
          </table:table-cell>
          <table:table-cell/>
          <table:table-cell table:formula="of:=([.D118]-[.A118])/0.0166667" office:value-type="float" office:value="-70.1038597922807" calcext:value-type="float">
            <text:p>-70.1038597922807</text:p>
          </table:table-cell>
          <table:table-cell table:formula="of:=ABS([.E118]-[.B118])/0.0166667" office:value-type="float" office:value="767.818464363069" calcext:value-type="float">
            <text:p>767.818464363069</text:p>
          </table:table-cell>
          <table:table-cell table:formula="of:=([.F118]-[.C118])/0.0166667" office:value-type="float" office:value="63.6238727522546" calcext:value-type="float">
            <text:p>63.6238727522546</text:p>
          </table:table-cell>
          <table:table-cell table:formula="of:=DEGREES(ATAN(ABS([.F118]-[.C118])/ABS([.E118]-[.B118])))" office:value-type="float" office:value="4.73688811897298" calcext:value-type="float">
            <text:p>4.73688811897298</text:p>
          </table:table-cell>
          <table:table-cell table:formula="of:=SQRT(POWER([.H118];2)+POWER([.I118];2)+POWER([.J118];2))" office:value-type="float" office:value="773.632821536569" calcext:value-type="float">
            <text:p>773.632821536569</text:p>
          </table:table-cell>
        </table:table-row>
        <table:table-row table:style-name="ro1">
          <table:table-cell office:value-type="float" office:value="71.8653" calcext:value-type="float">
            <text:p>71.8653</text:p>
          </table:table-cell>
          <table:table-cell office:value-type="float" office:value="282.452" calcext:value-type="float">
            <text:p>282.452</text:p>
          </table:table-cell>
          <table:table-cell office:value-type="float" office:value="44.1181" calcext:value-type="float">
            <text:p>44.1181</text:p>
          </table:table-cell>
          <table:table-cell office:value-type="float" office:value="70.8708" calcext:value-type="float">
            <text:p>70.8708</text:p>
          </table:table-cell>
          <table:table-cell office:value-type="float" office:value="271.966" calcext:value-type="float">
            <text:p>271.966</text:p>
          </table:table-cell>
          <table:table-cell office:value-type="float" office:value="44.7769" calcext:value-type="float">
            <text:p>44.7769</text:p>
          </table:table-cell>
          <table:table-cell/>
          <table:table-cell table:formula="of:=([.D119]-[.A119])/0.0166667" office:value-type="float" office:value="-59.6698806602388" calcext:value-type="float">
            <text:p>-59.6698806602388</text:p>
          </table:table-cell>
          <table:table-cell table:formula="of:=ABS([.E119]-[.B119])/0.0166667" office:value-type="float" office:value="629.158741682516" calcext:value-type="float">
            <text:p>629.158741682516</text:p>
          </table:table-cell>
          <table:table-cell table:formula="of:=([.F119]-[.C119])/0.0166667" office:value-type="float" office:value="39.5279209441581" calcext:value-type="float">
            <text:p>39.5279209441581</text:p>
          </table:table-cell>
          <table:table-cell table:formula="of:=DEGREES(ATAN(ABS([.F119]-[.C119])/ABS([.E119]-[.B119])))" office:value-type="float" office:value="3.5949754670195" calcext:value-type="float">
            <text:p>3.5949754670195</text:p>
          </table:table-cell>
          <table:table-cell table:formula="of:=SQRT(POWER([.H119];2)+POWER([.I119];2)+POWER([.J119];2))" office:value-type="float" office:value="633.216924464043" calcext:value-type="float">
            <text:p>633.216924464043</text:p>
          </table:table-cell>
        </table:table-row>
        <table:table-row table:style-name="ro1">
          <table:table-cell office:value-type="float" office:value="71.3489" calcext:value-type="float">
            <text:p>71.3489</text:p>
          </table:table-cell>
          <table:table-cell office:value-type="float" office:value="280.09" calcext:value-type="float">
            <text:p>280.09</text:p>
          </table:table-cell>
          <table:table-cell office:value-type="float" office:value="42.7371" calcext:value-type="float">
            <text:p>42.7371</text:p>
          </table:table-cell>
          <table:table-cell office:value-type="float" office:value="70.6237" calcext:value-type="float">
            <text:p>70.6237</text:p>
          </table:table-cell>
          <table:table-cell office:value-type="float" office:value="266.02" calcext:value-type="float">
            <text:p>266.02</text:p>
          </table:table-cell>
          <table:table-cell office:value-type="float" office:value="43.2853" calcext:value-type="float">
            <text:p>43.2853</text:p>
          </table:table-cell>
          <table:table-cell/>
          <table:table-cell table:formula="of:=([.D120]-[.A120])/0.0166667" office:value-type="float" office:value="-43.5119129761741" calcext:value-type="float">
            <text:p>-43.5119129761741</text:p>
          </table:table-cell>
          <table:table-cell table:formula="of:=ABS([.E120]-[.B120])/0.0166667" office:value-type="float" office:value="844.198311603376" calcext:value-type="float">
            <text:p>844.198311603376</text:p>
          </table:table-cell>
          <table:table-cell table:formula="of:=([.F120]-[.C120])/0.0166667" office:value-type="float" office:value="32.8919342161317" calcext:value-type="float">
            <text:p>32.8919342161317</text:p>
          </table:table-cell>
          <table:table-cell table:formula="of:=DEGREES(ATAN(ABS([.F120]-[.C120])/ABS([.E120]-[.B120])))" office:value-type="float" office:value="2.23124853571183" calcext:value-type="float">
            <text:p>2.23124853571183</text:p>
          </table:table-cell>
          <table:table-cell table:formula="of:=SQRT(POWER([.H120];2)+POWER([.I120];2)+POWER([.J120];2))" office:value-type="float" office:value="845.958601363752" calcext:value-type="float">
            <text:p>845.958601363752</text:p>
          </table:table-cell>
        </table:table-row>
        <table:table-row table:style-name="ro1">
          <table:table-cell office:value-type="float" office:value="71.3477" calcext:value-type="float">
            <text:p>71.3477</text:p>
          </table:table-cell>
          <table:table-cell office:value-type="float" office:value="283.971" calcext:value-type="float">
            <text:p>283.971</text:p>
          </table:table-cell>
          <table:table-cell office:value-type="float" office:value="42.8763" calcext:value-type="float">
            <text:p>42.8763</text:p>
          </table:table-cell>
          <table:table-cell office:value-type="float" office:value="70.3688" calcext:value-type="float">
            <text:p>70.3688</text:p>
          </table:table-cell>
          <table:table-cell office:value-type="float" office:value="270.858" calcext:value-type="float">
            <text:p>270.858</text:p>
          </table:table-cell>
          <table:table-cell office:value-type="float" office:value="43.728" calcext:value-type="float">
            <text:p>43.728</text:p>
          </table:table-cell>
          <table:table-cell/>
          <table:table-cell table:formula="of:=([.D121]-[.A121])/0.0166667" office:value-type="float" office:value="-58.7338825322355" calcext:value-type="float">
            <text:p>-58.7338825322355</text:p>
          </table:table-cell>
          <table:table-cell table:formula="of:=ABS([.E121]-[.B121])/0.0166667" office:value-type="float" office:value="786.778426443147" calcext:value-type="float">
            <text:p>786.778426443147</text:p>
          </table:table-cell>
          <table:table-cell table:formula="of:=([.F121]-[.C121])/0.0166667" office:value-type="float" office:value="51.1018977962045" calcext:value-type="float">
            <text:p>51.1018977962045</text:p>
          </table:table-cell>
          <table:table-cell table:formula="of:=DEGREES(ATAN(ABS([.F121]-[.C121])/ABS([.E121]-[.B121])))" office:value-type="float" office:value="3.716187566259" calcext:value-type="float">
            <text:p>3.716187566259</text:p>
          </table:table-cell>
          <table:table-cell table:formula="of:=SQRT(POWER([.H121];2)+POWER([.I121];2)+POWER([.J121];2))" office:value-type="float" office:value="790.620873258504" calcext:value-type="float">
            <text:p>790.620873258504</text:p>
          </table:table-cell>
        </table:table-row>
        <table:table-row table:style-name="ro1">
          <table:table-cell office:value-type="float" office:value="71.1036" calcext:value-type="float">
            <text:p>71.1036</text:p>
          </table:table-cell>
          <table:table-cell office:value-type="float" office:value="279.835" calcext:value-type="float">
            <text:p>279.835</text:p>
          </table:table-cell>
          <table:table-cell office:value-type="float" office:value="43.7823" calcext:value-type="float">
            <text:p>43.7823</text:p>
          </table:table-cell>
          <table:table-cell office:value-type="float" office:value="69.8882" calcext:value-type="float">
            <text:p>69.8882</text:p>
          </table:table-cell>
          <table:table-cell office:value-type="float" office:value="268.17" calcext:value-type="float">
            <text:p>268.17</text:p>
          </table:table-cell>
          <table:table-cell office:value-type="float" office:value="44.4089" calcext:value-type="float">
            <text:p>44.4089</text:p>
          </table:table-cell>
          <table:table-cell/>
          <table:table-cell table:formula="of:=([.D122]-[.A122])/0.0166667" office:value-type="float" office:value="-72.9238541522919" calcext:value-type="float">
            <text:p>-72.9238541522919</text:p>
          </table:table-cell>
          <table:table-cell table:formula="of:=ABS([.E122]-[.B122])/0.0166667" office:value-type="float" office:value="699.898600202797" calcext:value-type="float">
            <text:p>699.898600202797</text:p>
          </table:table-cell>
          <table:table-cell table:formula="of:=([.F122]-[.C122])/0.0166667" office:value-type="float" office:value="37.5959248081506" calcext:value-type="float">
            <text:p>37.5959248081506</text:p>
          </table:table-cell>
          <table:table-cell table:formula="of:=DEGREES(ATAN(ABS([.F122]-[.C122])/ABS([.E122]-[.B122])))" office:value-type="float" office:value="3.074759072928" calcext:value-type="float">
            <text:p>3.074759072928</text:p>
          </table:table-cell>
          <table:table-cell table:formula="of:=SQRT(POWER([.H122];2)+POWER([.I122];2)+POWER([.J122];2))" office:value-type="float" office:value="704.69099088355" calcext:value-type="float">
            <text:p>704.69099088355</text:p>
          </table:table-cell>
        </table:table-row>
        <table:table-row table:style-name="ro1">
          <table:table-cell office:value-type="float" office:value="71.3526" calcext:value-type="float">
            <text:p>71.3526</text:p>
          </table:table-cell>
          <table:table-cell office:value-type="float" office:value="279.977" calcext:value-type="float">
            <text:p>279.977</text:p>
          </table:table-cell>
          <table:table-cell office:value-type="float" office:value="43.2565" calcext:value-type="float">
            <text:p>43.2565</text:p>
          </table:table-cell>
          <table:table-cell office:value-type="float" office:value="70.3746" calcext:value-type="float">
            <text:p>70.3746</text:p>
          </table:table-cell>
          <table:table-cell office:value-type="float" office:value="268.387" calcext:value-type="float">
            <text:p>268.387</text:p>
          </table:table-cell>
          <table:table-cell office:value-type="float" office:value="43.6356" calcext:value-type="float">
            <text:p>43.6356</text:p>
          </table:table-cell>
          <table:table-cell/>
          <table:table-cell table:formula="of:=([.D123]-[.A123])/0.0166667" office:value-type="float" office:value="-58.6798826402344" calcext:value-type="float">
            <text:p>-58.6798826402344</text:p>
          </table:table-cell>
          <table:table-cell table:formula="of:=ABS([.E123]-[.B123])/0.0166667" office:value-type="float" office:value="695.39860920278" calcext:value-type="float">
            <text:p>695.39860920278</text:p>
          </table:table-cell>
          <table:table-cell table:formula="of:=([.F123]-[.C123])/0.0166667" office:value-type="float" office:value="22.7459545080906" calcext:value-type="float">
            <text:p>22.7459545080906</text:p>
          </table:table-cell>
          <table:table-cell table:formula="of:=DEGREES(ATAN(ABS([.F123]-[.C123])/ABS([.E123]-[.B123])))" office:value-type="float" office:value="1.87343301593396" calcext:value-type="float">
            <text:p>1.87343301593396</text:p>
          </table:table-cell>
          <table:table-cell table:formula="of:=SQRT(POWER([.H123];2)+POWER([.I123];2)+POWER([.J123];2))" office:value-type="float" office:value="698.240598042191" calcext:value-type="float">
            <text:p>698.240598042191</text:p>
          </table:table-cell>
        </table:table-row>
        <table:table-row table:style-name="ro1">
          <table:table-cell office:value-type="float" office:value="71.1008" calcext:value-type="float">
            <text:p>71.1008</text:p>
          </table:table-cell>
          <table:table-cell office:value-type="float" office:value="278.665" calcext:value-type="float">
            <text:p>278.665</text:p>
          </table:table-cell>
          <table:table-cell office:value-type="float" office:value="43.2168" calcext:value-type="float">
            <text:p>43.2168</text:p>
          </table:table-cell>
          <table:table-cell office:value-type="float" office:value="70.3854" calcext:value-type="float">
            <text:p>70.3854</text:p>
          </table:table-cell>
          <table:table-cell office:value-type="float" office:value="264.673" calcext:value-type="float">
            <text:p>264.673</text:p>
          </table:table-cell>
          <table:table-cell office:value-type="float" office:value="43.7508" calcext:value-type="float">
            <text:p>43.7508</text:p>
          </table:table-cell>
          <table:table-cell/>
          <table:table-cell table:formula="of:=([.D124]-[.A124])/0.0166667" office:value-type="float" office:value="-42.9239141521718" calcext:value-type="float">
            <text:p>-42.9239141521718</text:p>
          </table:table-cell>
          <table:table-cell table:formula="of:=ABS([.E124]-[.B124])/0.0166667" office:value-type="float" office:value="839.518320963359" calcext:value-type="float">
            <text:p>839.518320963359</text:p>
          </table:table-cell>
          <table:table-cell table:formula="of:=([.F124]-[.C124])/0.0166667" office:value-type="float" office:value="32.0399359201281" calcext:value-type="float">
            <text:p>32.0399359201281</text:p>
          </table:table-cell>
          <table:table-cell table:formula="of:=DEGREES(ATAN(ABS([.F124]-[.C124])/ABS([.E124]-[.B124])))" office:value-type="float" office:value="2.18561352710849" calcext:value-type="float">
            <text:p>2.18561352710849</text:p>
          </table:table-cell>
          <table:table-cell table:formula="of:=SQRT(POWER([.H124];2)+POWER([.I124];2)+POWER([.J124];2))" office:value-type="float" office:value="841.2253153187" calcext:value-type="float">
            <text:p>841.2253153187</text:p>
          </table:table-cell>
        </table:table-row>
        <table:table-row table:style-name="ro1">
          <table:table-cell office:value-type="float" office:value="71.0774" calcext:value-type="float">
            <text:p>71.0774</text:p>
          </table:table-cell>
          <table:table-cell office:value-type="float" office:value="290.834" calcext:value-type="float">
            <text:p>290.834</text:p>
          </table:table-cell>
          <table:table-cell office:value-type="float" office:value="41.795" calcext:value-type="float">
            <text:p>41.795</text:p>
          </table:table-cell>
          <table:table-cell office:value-type="float" office:value="70.0835" calcext:value-type="float">
            <text:p>70.0835</text:p>
          </table:table-cell>
          <table:table-cell office:value-type="float" office:value="278.738" calcext:value-type="float">
            <text:p>278.738</text:p>
          </table:table-cell>
          <table:table-cell office:value-type="float" office:value="42.2139" calcext:value-type="float">
            <text:p>42.2139</text:p>
          </table:table-cell>
          <table:table-cell/>
          <table:table-cell table:formula="of:=([.D125]-[.A125])/0.0166667" office:value-type="float" office:value="-59.6338807322383" calcext:value-type="float">
            <text:p>-59.6338807322383</text:p>
          </table:table-cell>
          <table:table-cell table:formula="of:=ABS([.E125]-[.B125])/0.0166667" office:value-type="float" office:value="725.758548482903" calcext:value-type="float">
            <text:p>725.758548482903</text:p>
          </table:table-cell>
          <table:table-cell table:formula="of:=([.F125]-[.C125])/0.0166667" office:value-type="float" office:value="25.1339497321006" calcext:value-type="float">
            <text:p>25.1339497321006</text:p>
          </table:table-cell>
          <table:table-cell table:formula="of:=DEGREES(ATAN(ABS([.F125]-[.C125])/ABS([.E125]-[.B125])))" office:value-type="float" office:value="1.98343368469086" calcext:value-type="float">
            <text:p>1.98343368469086</text:p>
          </table:table-cell>
          <table:table-cell table:formula="of:=SQRT(POWER([.H125];2)+POWER([.I125];2)+POWER([.J125];2))" office:value-type="float" office:value="728.638034868022" calcext:value-type="float">
            <text:p>728.638034868022</text:p>
          </table:table-cell>
        </table:table-row>
        <table:table-row table:style-name="ro1">
          <table:table-cell office:value-type="float" office:value="71.8545" calcext:value-type="float">
            <text:p>71.8545</text:p>
          </table:table-cell>
          <table:table-cell office:value-type="float" office:value="296.455" calcext:value-type="float">
            <text:p>296.455</text:p>
          </table:table-cell>
          <table:table-cell office:value-type="float" office:value="41.4189" calcext:value-type="float">
            <text:p>41.4189</text:p>
          </table:table-cell>
          <table:table-cell office:value-type="float" office:value="70.8317" calcext:value-type="float">
            <text:p>70.8317</text:p>
          </table:table-cell>
          <table:table-cell office:value-type="float" office:value="284.069" calcext:value-type="float">
            <text:p>284.069</text:p>
          </table:table-cell>
          <table:table-cell office:value-type="float" office:value="42.1069" calcext:value-type="float">
            <text:p>42.1069</text:p>
          </table:table-cell>
          <table:table-cell/>
          <table:table-cell table:formula="of:=([.D126]-[.A126])/0.0166667" office:value-type="float" office:value="-61.3678772642457" calcext:value-type="float">
            <text:p>-61.3678772642457</text:p>
          </table:table-cell>
          <table:table-cell table:formula="of:=ABS([.E126]-[.B126])/0.0166667" office:value-type="float" office:value="743.158513682971" calcext:value-type="float">
            <text:p>743.158513682971</text:p>
          </table:table-cell>
          <table:table-cell table:formula="of:=([.F126]-[.C126])/0.0166667" office:value-type="float" office:value="41.2799174401653" calcext:value-type="float">
            <text:p>41.2799174401653</text:p>
          </table:table-cell>
          <table:table-cell table:formula="of:=DEGREES(ATAN(ABS([.F126]-[.C126])/ABS([.E126]-[.B126])))" office:value-type="float" office:value="3.17931771775089" calcext:value-type="float">
            <text:p>3.17931771775089</text:p>
          </table:table-cell>
          <table:table-cell table:formula="of:=SQRT(POWER([.H126];2)+POWER([.I126];2)+POWER([.J126];2))" office:value-type="float" office:value="746.82971580091" calcext:value-type="float">
            <text:p>746.82971580091</text:p>
          </table:table-cell>
        </table:table-row>
        <table:table-row table:style-name="ro1">
          <table:table-cell office:value-type="float" office:value="70.8319" calcext:value-type="float">
            <text:p>70.8319</text:p>
          </table:table-cell>
          <table:table-cell office:value-type="float" office:value="285.329" calcext:value-type="float">
            <text:p>285.329</text:p>
          </table:table-cell>
          <table:table-cell office:value-type="float" office:value="42.4132" calcext:value-type="float">
            <text:p>42.4132</text:p>
          </table:table-cell>
          <table:table-cell office:value-type="float" office:value="69.862" calcext:value-type="float">
            <text:p>69.862</text:p>
          </table:table-cell>
          <table:table-cell office:value-type="float" office:value="272.171" calcext:value-type="float">
            <text:p>272.171</text:p>
          </table:table-cell>
          <table:table-cell office:value-type="float" office:value="43.0281" calcext:value-type="float">
            <text:p>43.0281</text:p>
          </table:table-cell>
          <table:table-cell/>
          <table:table-cell table:formula="of:=([.D127]-[.A127])/0.0166667" office:value-type="float" office:value="-58.1938836122334" calcext:value-type="float">
            <text:p>-58.1938836122334</text:p>
          </table:table-cell>
          <table:table-cell table:formula="of:=ABS([.E127]-[.B127])/0.0166667" office:value-type="float" office:value="789.478421043159" calcext:value-type="float">
            <text:p>789.478421043159</text:p>
          </table:table-cell>
          <table:table-cell table:formula="of:=([.F127]-[.C127])/0.0166667" office:value-type="float" office:value="36.8939262121475" calcext:value-type="float">
            <text:p>36.8939262121475</text:p>
          </table:table-cell>
          <table:table-cell table:formula="of:=DEGREES(ATAN(ABS([.F127]-[.C127])/ABS([.E127]-[.B127])))" office:value-type="float" office:value="2.67560126641667" calcext:value-type="float">
            <text:p>2.67560126641667</text:p>
          </table:table-cell>
          <table:table-cell table:formula="of:=SQRT(POWER([.H127];2)+POWER([.I127];2)+POWER([.J127];2))" office:value-type="float" office:value="792.479568931604" calcext:value-type="float">
            <text:p>792.479568931604</text:p>
          </table:table-cell>
        </table:table-row>
        <table:table-row table:style-name="ro1">
          <table:table-cell office:value-type="float" office:value="69.8202" calcext:value-type="float">
            <text:p>69.8202</text:p>
          </table:table-cell>
          <table:table-cell office:value-type="float" office:value="282.527" calcext:value-type="float">
            <text:p>282.527</text:p>
          </table:table-cell>
          <table:table-cell office:value-type="float" office:value="42.6147" calcext:value-type="float">
            <text:p>42.6147</text:p>
          </table:table-cell>
          <table:table-cell office:value-type="float" office:value="68.8838" calcext:value-type="float">
            <text:p>68.8838</text:p>
          </table:table-cell>
          <table:table-cell office:value-type="float" office:value="269.493" calcext:value-type="float">
            <text:p>269.493</text:p>
          </table:table-cell>
          <table:table-cell office:value-type="float" office:value="43.2253" calcext:value-type="float">
            <text:p>43.2253</text:p>
          </table:table-cell>
          <table:table-cell/>
          <table:table-cell table:formula="of:=([.D128]-[.A128])/0.0166667" office:value-type="float" office:value="-56.1838876322251" calcext:value-type="float">
            <text:p>-56.1838876322251</text:p>
          </table:table-cell>
          <table:table-cell table:formula="of:=ABS([.E128]-[.B128])/0.0166667" office:value-type="float" office:value="782.038435923128" calcext:value-type="float">
            <text:p>782.038435923128</text:p>
          </table:table-cell>
          <table:table-cell table:formula="of:=([.F128]-[.C128])/0.0166667" office:value-type="float" office:value="36.6359267281464" calcext:value-type="float">
            <text:p>36.6359267281464</text:p>
          </table:table-cell>
          <table:table-cell table:formula="of:=DEGREES(ATAN(ABS([.F128]-[.C128])/ABS([.E128]-[.B128])))" office:value-type="float" office:value="2.68215773389454" calcext:value-type="float">
            <text:p>2.68215773389454</text:p>
          </table:table-cell>
          <table:table-cell table:formula="of:=SQRT(POWER([.H128];2)+POWER([.I128];2)+POWER([.J128];2))" office:value-type="float" office:value="784.909507916545" calcext:value-type="float">
            <text:p>784.909507916545</text:p>
          </table:table-cell>
        </table:table-row>
        <table:table-row table:style-name="ro1">
          <table:table-cell office:value-type="float" office:value="71.859" calcext:value-type="float">
            <text:p>71.859</text:p>
          </table:table-cell>
          <table:table-cell office:value-type="float" office:value="288.029" calcext:value-type="float">
            <text:p>288.029</text:p>
          </table:table-cell>
          <table:table-cell office:value-type="float" office:value="42.7404" calcext:value-type="float">
            <text:p>42.7404</text:p>
          </table:table-cell>
          <table:table-cell office:value-type="float" office:value="69.8268" calcext:value-type="float">
            <text:p>69.8268</text:p>
          </table:table-cell>
          <table:table-cell office:value-type="float" office:value="279.991" calcext:value-type="float">
            <text:p>279.991</text:p>
          </table:table-cell>
          <table:table-cell office:value-type="float" office:value="42.2653" calcext:value-type="float">
            <text:p>42.2653</text:p>
          </table:table-cell>
          <table:table-cell/>
          <table:table-cell table:formula="of:=([.D129]-[.A129])/0.0166667" office:value-type="float" office:value="-121.931756136487" calcext:value-type="float">
            <text:p>-121.931756136487</text:p>
          </table:table-cell>
          <table:table-cell table:formula="of:=ABS([.E129]-[.B129])/0.0166667" office:value-type="float" office:value="482.27903544193" calcext:value-type="float">
            <text:p>482.27903544193</text:p>
          </table:table-cell>
          <table:table-cell table:formula="of:=([.F129]-[.C129])/0.0166667" office:value-type="float" office:value="-28.5059429881139" calcext:value-type="float">
            <text:p>-28.5059429881139</text:p>
          </table:table-cell>
          <table:table-cell table:formula="of:=DEGREES(ATAN(ABS([.F129]-[.C129])/ABS([.E129]-[.B129])))" office:value-type="float" office:value="3.38263138119883" calcext:value-type="float">
            <text:p>3.38263138119883</text:p>
          </table:table-cell>
          <table:table-cell table:formula="of:=SQRT(POWER([.H129];2)+POWER([.I129];2)+POWER([.J129];2))" office:value-type="float" office:value="498.270017126224" calcext:value-type="float">
            <text:p>498.270017126224</text:p>
          </table:table-cell>
        </table:table-row>
        <table:table-row table:style-name="ro1">
          <table:table-cell office:value-type="float" office:value="71.101" calcext:value-type="float">
            <text:p>71.101</text:p>
          </table:table-cell>
          <table:table-cell office:value-type="float" office:value="276.172" calcext:value-type="float">
            <text:p>276.172</text:p>
          </table:table-cell>
          <table:table-cell office:value-type="float" office:value="42.8671" calcext:value-type="float">
            <text:p>42.8671</text:p>
          </table:table-cell>
          <table:table-cell office:value-type="float" office:value="69.8916" calcext:value-type="float">
            <text:p>69.8916</text:p>
          </table:table-cell>
          <table:table-cell office:value-type="float" office:value="264.703" calcext:value-type="float">
            <text:p>264.703</text:p>
          </table:table-cell>
          <table:table-cell office:value-type="float" office:value="43.2644" calcext:value-type="float">
            <text:p>43.2644</text:p>
          </table:table-cell>
          <table:table-cell/>
          <table:table-cell table:formula="of:=([.D130]-[.A130])/0.0166667" office:value-type="float" office:value="-72.5638548722904" calcext:value-type="float">
            <text:p>-72.5638548722904</text:p>
          </table:table-cell>
          <table:table-cell table:formula="of:=ABS([.E130]-[.B130])/0.0166667" office:value-type="float" office:value="688.138623722756" calcext:value-type="float">
            <text:p>688.138623722756</text:p>
          </table:table-cell>
          <table:table-cell table:formula="of:=([.F130]-[.C130])/0.0166667" office:value-type="float" office:value="23.8379523240954" calcext:value-type="float">
            <text:p>23.8379523240954</text:p>
          </table:table-cell>
          <table:table-cell table:formula="of:=DEGREES(ATAN(ABS([.F130]-[.C130])/ABS([.E130]-[.B130])))" office:value-type="float" office:value="1.98400158736849" calcext:value-type="float">
            <text:p>1.98400158736849</text:p>
          </table:table-cell>
          <table:table-cell table:formula="of:=SQRT(POWER([.H130];2)+POWER([.I130];2)+POWER([.J130];2))" office:value-type="float" office:value="692.364446273768" calcext:value-type="float">
            <text:p>692.364446273768</text:p>
          </table:table-cell>
        </table:table-row>
        <table:table-row table:style-name="ro1">
          <table:table-cell office:value-type="float" office:value="71.1065" calcext:value-type="float">
            <text:p>71.1065</text:p>
          </table:table-cell>
          <table:table-cell office:value-type="float" office:value="278.506" calcext:value-type="float">
            <text:p>278.506</text:p>
          </table:table-cell>
          <table:table-cell office:value-type="float" office:value="43.9913" calcext:value-type="float">
            <text:p>43.9913</text:p>
          </table:table-cell>
          <table:table-cell office:value-type="float" office:value="69.901" calcext:value-type="float">
            <text:p>69.901</text:p>
          </table:table-cell>
          <table:table-cell office:value-type="float" office:value="265.631" calcext:value-type="float">
            <text:p>265.631</text:p>
          </table:table-cell>
          <table:table-cell office:value-type="float" office:value="44.8154" calcext:value-type="float">
            <text:p>44.8154</text:p>
          </table:table-cell>
          <table:table-cell/>
          <table:table-cell table:formula="of:=([.D131]-[.A131])/0.0166667" office:value-type="float" office:value="-72.3298553402894" calcext:value-type="float">
            <text:p>-72.3298553402894</text:p>
          </table:table-cell>
          <table:table-cell table:formula="of:=ABS([.E131]-[.B131])/0.0166667" office:value-type="float" office:value="772.49845500309" calcext:value-type="float">
            <text:p>772.49845500309</text:p>
          </table:table-cell>
          <table:table-cell table:formula="of:=([.F131]-[.C131])/0.0166667" office:value-type="float" office:value="49.4459011081974" calcext:value-type="float">
            <text:p>49.4459011081974</text:p>
          </table:table-cell>
          <table:table-cell table:formula="of:=DEGREES(ATAN(ABS([.F131]-[.C131])/ABS([.E131]-[.B131])))" office:value-type="float" office:value="3.66237877571467" calcext:value-type="float">
            <text:p>3.66237877571467</text:p>
          </table:table-cell>
          <table:table-cell table:formula="of:=SQRT(POWER([.H131];2)+POWER([.I131];2)+POWER([.J131];2))" office:value-type="float" office:value="777.451199813924" calcext:value-type="float">
            <text:p>777.451199813924</text:p>
          </table:table-cell>
        </table:table-row>
        <table:table-row table:style-name="ro1">
          <table:table-cell office:value-type="float" office:value="71.6022" calcext:value-type="float">
            <text:p>71.6022</text:p>
          </table:table-cell>
          <table:table-cell office:value-type="float" office:value="281.408" calcext:value-type="float">
            <text:p>281.408</text:p>
          </table:table-cell>
          <table:table-cell office:value-type="float" office:value="42.7759" calcext:value-type="float">
            <text:p>42.7759</text:p>
          </table:table-cell>
          <table:table-cell office:value-type="float" office:value="70.864" calcext:value-type="float">
            <text:p>70.864</text:p>
          </table:table-cell>
          <table:table-cell office:value-type="float" office:value="268.544" calcext:value-type="float">
            <text:p>268.544</text:p>
          </table:table-cell>
          <table:table-cell office:value-type="float" office:value="43.1156" calcext:value-type="float">
            <text:p>43.1156</text:p>
          </table:table-cell>
          <table:table-cell/>
          <table:table-cell table:formula="of:=([.D132]-[.A132])/0.0166667" office:value-type="float" office:value="-44.2919114161767" calcext:value-type="float">
            <text:p>-44.2919114161767</text:p>
          </table:table-cell>
          <table:table-cell table:formula="of:=ABS([.E132]-[.B132])/0.0166667" office:value-type="float" office:value="771.838456323089" calcext:value-type="float">
            <text:p>771.838456323089</text:p>
          </table:table-cell>
          <table:table-cell table:formula="of:=([.F132]-[.C132])/0.0166667" office:value-type="float" office:value="20.3819592360816" calcext:value-type="float">
            <text:p>20.3819592360816</text:p>
          </table:table-cell>
          <table:table-cell table:formula="of:=DEGREES(ATAN(ABS([.F132]-[.C132])/ABS([.E132]-[.B132])))" office:value-type="float" office:value="1.5126596745477" calcext:value-type="float">
            <text:p>1.5126596745477</text:p>
          </table:table-cell>
          <table:table-cell table:formula="of:=SQRT(POWER([.H132];2)+POWER([.I132];2)+POWER([.J132];2))" office:value-type="float" office:value="773.376881176577" calcext:value-type="float">
            <text:p>773.376881176577</text:p>
          </table:table-cell>
        </table:table-row>
        <table:table-row table:style-name="ro1">
          <table:table-cell office:value-type="float" office:value="72.1113" calcext:value-type="float">
            <text:p>72.1113</text:p>
          </table:table-cell>
          <table:table-cell office:value-type="float" office:value="278.735" calcext:value-type="float">
            <text:p>278.735</text:p>
          </table:table-cell>
          <table:table-cell office:value-type="float" office:value="43.4463" calcext:value-type="float">
            <text:p>43.4463</text:p>
          </table:table-cell>
          <table:table-cell office:value-type="float" office:value="71.3635" calcext:value-type="float">
            <text:p>71.3635</text:p>
          </table:table-cell>
          <table:table-cell office:value-type="float" office:value="267.243" calcext:value-type="float">
            <text:p>267.243</text:p>
          </table:table-cell>
          <table:table-cell office:value-type="float" office:value="43.8115" calcext:value-type="float">
            <text:p>43.8115</text:p>
          </table:table-cell>
          <table:table-cell/>
          <table:table-cell table:formula="of:=([.D133]-[.A133])/0.0166667" office:value-type="float" office:value="-44.8679102641794" calcext:value-type="float">
            <text:p>-44.8679102641794</text:p>
          </table:table-cell>
          <table:table-cell table:formula="of:=ABS([.E133]-[.B133])/0.0166667" office:value-type="float" office:value="689.518620962759" calcext:value-type="float">
            <text:p>689.518620962759</text:p>
          </table:table-cell>
          <table:table-cell table:formula="of:=([.F133]-[.C133])/0.0166667" office:value-type="float" office:value="21.9119561760877" calcext:value-type="float">
            <text:p>21.9119561760877</text:p>
          </table:table-cell>
          <table:table-cell table:formula="of:=DEGREES(ATAN(ABS([.F133]-[.C133])/ABS([.E133]-[.B133])))" office:value-type="float" office:value="1.82016874496712" calcext:value-type="float">
            <text:p>1.82016874496712</text:p>
          </table:table-cell>
          <table:table-cell table:formula="of:=SQRT(POWER([.H133];2)+POWER([.I133];2)+POWER([.J133];2))" office:value-type="float" office:value="691.324230625054" calcext:value-type="float">
            <text:p>691.324230625054</text:p>
          </table:table-cell>
        </table:table-row>
        <table:table-row table:style-name="ro1">
          <table:table-cell office:value-type="float" office:value="72.8835" calcext:value-type="float">
            <text:p>72.8835</text:p>
          </table:table-cell>
          <table:table-cell office:value-type="float" office:value="285.393" calcext:value-type="float">
            <text:p>285.393</text:p>
          </table:table-cell>
          <table:table-cell office:value-type="float" office:value="43.1442" calcext:value-type="float">
            <text:p>43.1442</text:p>
          </table:table-cell>
          <table:table-cell office:value-type="float" office:value="72.3575" calcext:value-type="float">
            <text:p>72.3575</text:p>
          </table:table-cell>
          <table:table-cell office:value-type="float" office:value="273.598" calcext:value-type="float">
            <text:p>273.598</text:p>
          </table:table-cell>
          <table:table-cell office:value-type="float" office:value="43.7638" calcext:value-type="float">
            <text:p>43.7638</text:p>
          </table:table-cell>
          <table:table-cell/>
          <table:table-cell table:formula="of:=([.D134]-[.A134])/0.0166667" office:value-type="float" office:value="-31.559936880126" calcext:value-type="float">
            <text:p>-31.559936880126</text:p>
          </table:table-cell>
          <table:table-cell table:formula="of:=ABS([.E134]-[.B134])/0.0166667" office:value-type="float" office:value="707.698584602828" calcext:value-type="float">
            <text:p>707.698584602828</text:p>
          </table:table-cell>
          <table:table-cell table:formula="of:=([.F134]-[.C134])/0.0166667" office:value-type="float" office:value="37.175925648149" calcext:value-type="float">
            <text:p>37.175925648149</text:p>
          </table:table-cell>
          <table:table-cell table:formula="of:=DEGREES(ATAN(ABS([.F134]-[.C134])/ABS([.E134]-[.B134])))" office:value-type="float" office:value="3.00702540865565" calcext:value-type="float">
            <text:p>3.00702540865565</text:p>
          </table:table-cell>
          <table:table-cell table:formula="of:=SQRT(POWER([.H134];2)+POWER([.I134];2)+POWER([.J134];2))" office:value-type="float" office:value="709.376744552936" calcext:value-type="float">
            <text:p>709.376744552936</text:p>
          </table:table-cell>
        </table:table-row>
        <table:table-row table:style-name="ro1">
          <table:table-cell office:value-type="float" office:value="72.1114" calcext:value-type="float">
            <text:p>72.1114</text:p>
          </table:table-cell>
          <table:table-cell office:value-type="float" office:value="284.117" calcext:value-type="float">
            <text:p>284.117</text:p>
          </table:table-cell>
          <table:table-cell office:value-type="float" office:value="42.5933" calcext:value-type="float">
            <text:p>42.5933</text:p>
          </table:table-cell>
          <table:table-cell office:value-type="float" office:value="71.3513" calcext:value-type="float">
            <text:p>71.3513</text:p>
          </table:table-cell>
          <table:table-cell office:value-type="float" office:value="272.474" calcext:value-type="float">
            <text:p>272.474</text:p>
          </table:table-cell>
          <table:table-cell office:value-type="float" office:value="42.4707" calcext:value-type="float">
            <text:p>42.4707</text:p>
          </table:table-cell>
          <table:table-cell/>
          <table:table-cell table:formula="of:=([.D135]-[.A135])/0.0166667" office:value-type="float" office:value="-45.6059087881829" calcext:value-type="float">
            <text:p>-45.6059087881829</text:p>
          </table:table-cell>
          <table:table-cell table:formula="of:=ABS([.E135]-[.B135])/0.0166667" office:value-type="float" office:value="698.578602842796" calcext:value-type="float">
            <text:p>698.578602842796</text:p>
          </table:table-cell>
          <table:table-cell table:formula="of:=([.F135]-[.C135])/0.0166667" office:value-type="float" office:value="-7.35598528802933" calcext:value-type="float">
            <text:p>-7.35598528802933</text:p>
          </table:table-cell>
          <table:table-cell table:formula="of:=DEGREES(ATAN(ABS([.F135]-[.C135])/ABS([.E135]-[.B135])))" office:value-type="float" office:value="0.603298373501379" calcext:value-type="float">
            <text:p>0.603298373501379</text:p>
          </table:table-cell>
          <table:table-cell table:formula="of:=SQRT(POWER([.H135];2)+POWER([.I135];2)+POWER([.J135];2))" office:value-type="float" office:value="700.104330643474" calcext:value-type="float">
            <text:p>700.104330643474</text:p>
          </table:table-cell>
        </table:table-row>
        <table:table-row table:style-name="ro1">
          <table:table-cell office:value-type="float" office:value="72.1163" calcext:value-type="float">
            <text:p>72.1163</text:p>
          </table:table-cell>
          <table:table-cell office:value-type="float" office:value="288.056" calcext:value-type="float">
            <text:p>288.056</text:p>
          </table:table-cell>
          <table:table-cell office:value-type="float" office:value="42.7337" calcext:value-type="float">
            <text:p>42.7337</text:p>
          </table:table-cell>
          <table:table-cell office:value-type="float" office:value="71.1067" calcext:value-type="float">
            <text:p>71.1067</text:p>
          </table:table-cell>
          <table:table-cell office:value-type="float" office:value="276.016" calcext:value-type="float">
            <text:p>276.016</text:p>
          </table:table-cell>
          <table:table-cell office:value-type="float" office:value="43.6381" calcext:value-type="float">
            <text:p>43.6381</text:p>
          </table:table-cell>
          <table:table-cell/>
          <table:table-cell table:formula="of:=([.D136]-[.A136])/0.0166667" office:value-type="float" office:value="-60.5758788482418" calcext:value-type="float">
            <text:p>-60.5758788482418</text:p>
          </table:table-cell>
          <table:table-cell table:formula="of:=ABS([.E136]-[.B136])/0.0166667" office:value-type="float" office:value="722.398555202888" calcext:value-type="float">
            <text:p>722.398555202888</text:p>
          </table:table-cell>
          <table:table-cell table:formula="of:=([.F136]-[.C136])/0.0166667" office:value-type="float" office:value="54.2638914722172" calcext:value-type="float">
            <text:p>54.2638914722172</text:p>
          </table:table-cell>
          <table:table-cell table:formula="of:=DEGREES(ATAN(ABS([.F136]-[.C136])/ABS([.E136]-[.B136])))" office:value-type="float" office:value="4.29577830546315" calcext:value-type="float">
            <text:p>4.29577830546315</text:p>
          </table:table-cell>
          <table:table-cell table:formula="of:=SQRT(POWER([.H136];2)+POWER([.I136];2)+POWER([.J136];2))" office:value-type="float" office:value="726.961951944642" calcext:value-type="float">
            <text:p>726.961951944642</text:p>
          </table:table-cell>
        </table:table-row>
        <table:table-row table:style-name="ro1">
          <table:table-cell office:value-type="float" office:value="71.35" calcext:value-type="float">
            <text:p>71.35</text:p>
          </table:table-cell>
          <table:table-cell office:value-type="float" office:value="282.62" calcext:value-type="float">
            <text:p>282.62</text:p>
          </table:table-cell>
          <table:table-cell office:value-type="float" office:value="43.0897" calcext:value-type="float">
            <text:p>43.0897</text:p>
          </table:table-cell>
          <table:table-cell office:value-type="float" office:value="70.621" calcext:value-type="float">
            <text:p>70.621</text:p>
          </table:table-cell>
          <table:table-cell office:value-type="float" office:value="269.603" calcext:value-type="float">
            <text:p>269.603</text:p>
          </table:table-cell>
          <table:table-cell office:value-type="float" office:value="43.9273" calcext:value-type="float">
            <text:p>43.9273</text:p>
          </table:table-cell>
          <table:table-cell/>
          <table:table-cell table:formula="of:=([.D137]-[.A137])/0.0166667" office:value-type="float" office:value="-43.7399125201749" calcext:value-type="float">
            <text:p>-43.7399125201749</text:p>
          </table:table-cell>
          <table:table-cell table:formula="of:=ABS([.E137]-[.B137])/0.0166667" office:value-type="float" office:value="781.018437963124" calcext:value-type="float">
            <text:p>781.018437963124</text:p>
          </table:table-cell>
          <table:table-cell table:formula="of:=([.F137]-[.C137])/0.0166667" office:value-type="float" office:value="50.2558994882011" calcext:value-type="float">
            <text:p>50.2558994882011</text:p>
          </table:table-cell>
          <table:table-cell table:formula="of:=DEGREES(ATAN(ABS([.F137]-[.C137])/ABS([.E137]-[.B137])))" office:value-type="float" office:value="3.68171419473478" calcext:value-type="float">
            <text:p>3.68171419473478</text:p>
          </table:table-cell>
          <table:table-cell table:formula="of:=SQRT(POWER([.H137];2)+POWER([.I137];2)+POWER([.J137];2))" office:value-type="float" office:value="783.85498392177" calcext:value-type="float">
            <text:p>783.85498392177</text:p>
          </table:table-cell>
        </table:table-row>
        <table:table-row table:style-name="ro1">
          <table:table-cell office:value-type="float" office:value="72.1162" calcext:value-type="float">
            <text:p>72.1162</text:p>
          </table:table-cell>
          <table:table-cell office:value-type="float" office:value="286.683" calcext:value-type="float">
            <text:p>286.683</text:p>
          </table:table-cell>
          <table:table-cell office:value-type="float" office:value="42.949" calcext:value-type="float">
            <text:p>42.949</text:p>
          </table:table-cell>
          <table:table-cell office:value-type="float" office:value="71.3578" calcext:value-type="float">
            <text:p>71.3578</text:p>
          </table:table-cell>
          <table:table-cell office:value-type="float" office:value="274.784" calcext:value-type="float">
            <text:p>274.784</text:p>
          </table:table-cell>
          <table:table-cell office:value-type="float" office:value="43.5838" calcext:value-type="float">
            <text:p>43.5838</text:p>
          </table:table-cell>
          <table:table-cell/>
          <table:table-cell table:formula="of:=([.D138]-[.A138])/0.0166667" office:value-type="float" office:value="-45.5039089921826" calcext:value-type="float">
            <text:p>-45.5039089921826</text:p>
          </table:table-cell>
          <table:table-cell table:formula="of:=ABS([.E138]-[.B138])/0.0166667" office:value-type="float" office:value="713.938572122856" calcext:value-type="float">
            <text:p>713.938572122856</text:p>
          </table:table-cell>
          <table:table-cell table:formula="of:=([.F138]-[.C138])/0.0166667" office:value-type="float" office:value="38.0879238241523" calcext:value-type="float">
            <text:p>38.0879238241523</text:p>
          </table:table-cell>
          <table:table-cell table:formula="of:=DEGREES(ATAN(ABS([.F138]-[.C138])/ABS([.E138]-[.B138])))" office:value-type="float" office:value="3.05377879747403" calcext:value-type="float">
            <text:p>3.05377879747403</text:p>
          </table:table-cell>
          <table:table-cell table:formula="of:=SQRT(POWER([.H138];2)+POWER([.I138];2)+POWER([.J138];2))" office:value-type="float" office:value="716.40043302585" calcext:value-type="float">
            <text:p>716.40043302585</text:p>
          </table:table-cell>
        </table:table-row>
        <table:table-row table:style-name="ro1">
          <table:table-cell office:value-type="float" office:value="72.3791" calcext:value-type="float">
            <text:p>72.3791</text:p>
          </table:table-cell>
          <table:table-cell office:value-type="float" office:value="292.145" calcext:value-type="float">
            <text:p>292.145</text:p>
          </table:table-cell>
          <table:table-cell office:value-type="float" office:value="42.6039" calcext:value-type="float">
            <text:p>42.6039</text:p>
          </table:table-cell>
          <table:table-cell office:value-type="float" office:value="71.6087" calcext:value-type="float">
            <text:p>71.6087</text:p>
          </table:table-cell>
          <table:table-cell office:value-type="float" office:value="278.619" calcext:value-type="float">
            <text:p>278.619</text:p>
          </table:table-cell>
          <table:table-cell office:value-type="float" office:value="43.7192" calcext:value-type="float">
            <text:p>43.7192</text:p>
          </table:table-cell>
          <table:table-cell/>
          <table:table-cell table:formula="of:=([.D139]-[.A139])/0.0166667" office:value-type="float" office:value="-46.2239075521846" calcext:value-type="float">
            <text:p>-46.2239075521846</text:p>
          </table:table-cell>
          <table:table-cell table:formula="of:=ABS([.E139]-[.B139])/0.0166667" office:value-type="float" office:value="811.558376883244" calcext:value-type="float">
            <text:p>811.558376883244</text:p>
          </table:table-cell>
          <table:table-cell table:formula="of:=([.F139]-[.C139])/0.0166667" office:value-type="float" office:value="66.9178661642675" calcext:value-type="float">
            <text:p>66.9178661642675</text:p>
          </table:table-cell>
          <table:table-cell table:formula="of:=DEGREES(ATAN(ABS([.F139]-[.C139])/ABS([.E139]-[.B139])))" office:value-type="float" office:value="4.71371785953125" calcext:value-type="float">
            <text:p>4.71371785953125</text:p>
          </table:table-cell>
          <table:table-cell table:formula="of:=SQRT(POWER([.H139];2)+POWER([.I139];2)+POWER([.J139];2))" office:value-type="float" office:value="815.623472890976" calcext:value-type="float">
            <text:p>815.623472890976</text:p>
          </table:table-cell>
        </table:table-row>
        <table:table-row table:style-name="ro1">
          <table:table-cell office:value-type="float" office:value="71.8577" calcext:value-type="float">
            <text:p>71.8577</text:p>
          </table:table-cell>
          <table:table-cell office:value-type="float" office:value="281.383" calcext:value-type="float">
            <text:p>281.383</text:p>
          </table:table-cell>
          <table:table-cell office:value-type="float" office:value="43.029" calcext:value-type="float">
            <text:p>43.029</text:p>
          </table:table-cell>
          <table:table-cell office:value-type="float" office:value="70.8643" calcext:value-type="float">
            <text:p>70.8643</text:p>
          </table:table-cell>
          <table:table-cell office:value-type="float" office:value="269.733" calcext:value-type="float">
            <text:p>269.733</text:p>
          </table:table-cell>
          <table:table-cell office:value-type="float" office:value="43.4132" calcext:value-type="float">
            <text:p>43.4132</text:p>
          </table:table-cell>
          <table:table-cell/>
          <table:table-cell table:formula="of:=([.D140]-[.A140])/0.0166667" office:value-type="float" office:value="-59.6038807922381" calcext:value-type="float">
            <text:p>-59.6038807922381</text:p>
          </table:table-cell>
          <table:table-cell table:formula="of:=ABS([.E140]-[.B140])/0.0166667" office:value-type="float" office:value="698.998602002795" calcext:value-type="float">
            <text:p>698.998602002795</text:p>
          </table:table-cell>
          <table:table-cell table:formula="of:=([.F140]-[.C140])/0.0166667" office:value-type="float" office:value="23.0519538960922" calcext:value-type="float">
            <text:p>23.0519538960922</text:p>
          </table:table-cell>
          <table:table-cell table:formula="of:=DEGREES(ATAN(ABS([.F140]-[.C140])/ABS([.E140]-[.B140])))" office:value-type="float" office:value="1.88884663935903" calcext:value-type="float">
            <text:p>1.88884663935903</text:p>
          </table:table-cell>
          <table:table-cell table:formula="of:=SQRT(POWER([.H140];2)+POWER([.I140];2)+POWER([.J140];2))" office:value-type="float" office:value="701.913855673034" calcext:value-type="float">
            <text:p>701.913855673034</text:p>
          </table:table-cell>
        </table:table-row>
        <table:table-row table:style-name="ro1">
          <table:table-cell office:value-type="float" office:value="72.3689" calcext:value-type="float">
            <text:p>72.3689</text:p>
          </table:table-cell>
          <table:table-cell office:value-type="float" office:value="285.447" calcext:value-type="float">
            <text:p>285.447</text:p>
          </table:table-cell>
          <table:table-cell office:value-type="float" office:value="42.6336" calcext:value-type="float">
            <text:p>42.6336</text:p>
          </table:table-cell>
          <table:table-cell office:value-type="float" office:value="71.3541" calcext:value-type="float">
            <text:p>71.3541</text:p>
          </table:table-cell>
          <table:table-cell office:value-type="float" office:value="274.887" calcext:value-type="float">
            <text:p>274.887</text:p>
          </table:table-cell>
          <table:table-cell office:value-type="float" office:value="43.0712" calcext:value-type="float">
            <text:p>43.0712</text:p>
          </table:table-cell>
          <table:table-cell/>
          <table:table-cell table:formula="of:=([.D141]-[.A141])/0.0166667" office:value-type="float" office:value="-60.8878782242432" calcext:value-type="float">
            <text:p>-60.8878782242432</text:p>
          </table:table-cell>
          <table:table-cell table:formula="of:=ABS([.E141]-[.B141])/0.0166667" office:value-type="float" office:value="633.598732802535" calcext:value-type="float">
            <text:p>633.598732802535</text:p>
          </table:table-cell>
          <table:table-cell table:formula="of:=([.F141]-[.C141])/0.0166667" office:value-type="float" office:value="26.2559474881048" calcext:value-type="float">
            <text:p>26.2559474881048</text:p>
          </table:table-cell>
          <table:table-cell table:formula="of:=DEGREES(ATAN(ABS([.F141]-[.C141])/ABS([.E141]-[.B141])))" office:value-type="float" office:value="2.37294470770996" calcext:value-type="float">
            <text:p>2.37294470770996</text:p>
          </table:table-cell>
          <table:table-cell table:formula="of:=SQRT(POWER([.H141];2)+POWER([.I141];2)+POWER([.J141];2))" office:value-type="float" office:value="637.058916193884" calcext:value-type="float">
            <text:p>637.058916193884</text:p>
          </table:table-cell>
        </table:table-row>
        <table:table-row table:style-name="ro1">
          <table:table-cell office:value-type="float" office:value="72.1178" calcext:value-type="float">
            <text:p>72.1178</text:p>
          </table:table-cell>
          <table:table-cell office:value-type="float" office:value="286.627" calcext:value-type="float">
            <text:p>286.627</text:p>
          </table:table-cell>
          <table:table-cell office:value-type="float" office:value="43.2119" calcext:value-type="float">
            <text:p>43.2119</text:p>
          </table:table-cell>
          <table:table-cell office:value-type="float" office:value="70.8543" calcext:value-type="float">
            <text:p>70.8543</text:p>
          </table:table-cell>
          <table:table-cell office:value-type="float" office:value="277.259" calcext:value-type="float">
            <text:p>277.259</text:p>
          </table:table-cell>
          <table:table-cell office:value-type="float" office:value="43.6919" calcext:value-type="float">
            <text:p>43.6919</text:p>
          </table:table-cell>
          <table:table-cell/>
          <table:table-cell table:formula="of:=([.D142]-[.A142])/0.0166667" office:value-type="float" office:value="-75.8098483803037" calcext:value-type="float">
            <text:p>-75.8098483803037</text:p>
          </table:table-cell>
          <table:table-cell table:formula="of:=ABS([.E142]-[.B142])/0.0166667" office:value-type="float" office:value="562.078875842248" calcext:value-type="float">
            <text:p>562.078875842248</text:p>
          </table:table-cell>
          <table:table-cell table:formula="of:=([.F142]-[.C142])/0.0166667" office:value-type="float" office:value="28.799942400115" calcext:value-type="float">
            <text:p>28.799942400115</text:p>
          </table:table-cell>
          <table:table-cell table:formula="of:=DEGREES(ATAN(ABS([.F142]-[.C142])/ABS([.E142]-[.B142])))" office:value-type="float" office:value="2.9331708462562" calcext:value-type="float">
            <text:p>2.9331708462562</text:p>
          </table:table-cell>
          <table:table-cell table:formula="of:=SQRT(POWER([.H142];2)+POWER([.I142];2)+POWER([.J142];2))" office:value-type="float" office:value="567.898963251193" calcext:value-type="float">
            <text:p>567.898963251193</text:p>
          </table:table-cell>
        </table:table-row>
        <table:table-row table:style-name="ro1">
          <table:table-cell office:value-type="float" office:value="72.3613" calcext:value-type="float">
            <text:p>72.3613</text:p>
          </table:table-cell>
          <table:table-cell office:value-type="float" office:value="277.484" calcext:value-type="float">
            <text:p>277.484</text:p>
          </table:table-cell>
          <table:table-cell office:value-type="float" office:value="43.3929" calcext:value-type="float">
            <text:p>43.3929</text:p>
          </table:table-cell>
          <table:table-cell office:value-type="float" office:value="71.8555" calcext:value-type="float">
            <text:p>71.8555</text:p>
          </table:table-cell>
          <table:table-cell office:value-type="float" office:value="264.827" calcext:value-type="float">
            <text:p>264.827</text:p>
          </table:table-cell>
          <table:table-cell office:value-type="float" office:value="43.9549" calcext:value-type="float">
            <text:p>43.9549</text:p>
          </table:table-cell>
          <table:table-cell/>
          <table:table-cell table:formula="of:=([.D143]-[.A143])/0.0166667" office:value-type="float" office:value="-30.347939304121" calcext:value-type="float">
            <text:p>-30.347939304121</text:p>
          </table:table-cell>
          <table:table-cell table:formula="of:=ABS([.E143]-[.B143])/0.0166667" office:value-type="float" office:value="759.418481163037" calcext:value-type="float">
            <text:p>759.418481163037</text:p>
          </table:table-cell>
          <table:table-cell table:formula="of:=([.F143]-[.C143])/0.0166667" office:value-type="float" office:value="33.7199325601352" calcext:value-type="float">
            <text:p>33.7199325601352</text:p>
          </table:table-cell>
          <table:table-cell table:formula="of:=DEGREES(ATAN(ABS([.F143]-[.C143])/ABS([.E143]-[.B143])))" office:value-type="float" office:value="2.54239483852618" calcext:value-type="float">
            <text:p>2.54239483852618</text:p>
          </table:table-cell>
          <table:table-cell table:formula="of:=SQRT(POWER([.H143];2)+POWER([.I143];2)+POWER([.J143];2))" office:value-type="float" office:value="760.772279203074" calcext:value-type="float">
            <text:p>760.772279203074</text:p>
          </table:table-cell>
        </table:table-row>
        <table:table-row table:style-name="ro1">
          <table:table-cell office:value-type="float" office:value="71.1008" calcext:value-type="float">
            <text:p>71.1008</text:p>
          </table:table-cell>
          <table:table-cell office:value-type="float" office:value="278.665" calcext:value-type="float">
            <text:p>278.665</text:p>
          </table:table-cell>
          <table:table-cell office:value-type="float" office:value="43.2168" calcext:value-type="float">
            <text:p>43.2168</text:p>
          </table:table-cell>
          <table:table-cell office:value-type="float" office:value="70.1351" calcext:value-type="float">
            <text:p>70.1351</text:p>
          </table:table-cell>
          <table:table-cell office:value-type="float" office:value="265.901" calcext:value-type="float">
            <text:p>265.901</text:p>
          </table:table-cell>
          <table:table-cell office:value-type="float" office:value="43.5531" calcext:value-type="float">
            <text:p>43.5531</text:p>
          </table:table-cell>
          <table:table-cell/>
          <table:table-cell table:formula="of:=([.D144]-[.A144])/0.0166667" office:value-type="float" office:value="-57.9418841162325" calcext:value-type="float">
            <text:p>-57.9418841162325</text:p>
          </table:table-cell>
          <table:table-cell table:formula="of:=ABS([.E144]-[.B144])/0.0166667" office:value-type="float" office:value="765.838468323064" calcext:value-type="float">
            <text:p>765.838468323064</text:p>
          </table:table-cell>
          <table:table-cell table:formula="of:=([.F144]-[.C144])/0.0166667" office:value-type="float" office:value="20.1779596440808" calcext:value-type="float">
            <text:p>20.1779596440808</text:p>
          </table:table-cell>
          <table:table-cell table:formula="of:=DEGREES(ATAN(ABS([.F144]-[.C144])/ABS([.E144]-[.B144])))" office:value-type="float" office:value="1.5092536669577" calcext:value-type="float">
            <text:p>1.5092536669577</text:p>
          </table:table-cell>
          <table:table-cell table:formula="of:=SQRT(POWER([.H144];2)+POWER([.I144];2)+POWER([.J144];2))" office:value-type="float" office:value="768.292243585573" calcext:value-type="float">
            <text:p>768.292243585573</text:p>
          </table:table-cell>
        </table:table-row>
        <table:table-row table:style-name="ro1">
          <table:table-cell office:value-type="float" office:value="71.0866" calcext:value-type="float">
            <text:p>71.0866</text:p>
          </table:table-cell>
          <table:table-cell office:value-type="float" office:value="286.674" calcext:value-type="float">
            <text:p>286.674</text:p>
          </table:table-cell>
          <table:table-cell office:value-type="float" office:value="42.4518" calcext:value-type="float">
            <text:p>42.4518</text:p>
          </table:table-cell>
          <table:table-cell office:value-type="float" office:value="70.1472" calcext:value-type="float">
            <text:p>70.1472</text:p>
          </table:table-cell>
          <table:table-cell office:value-type="float" office:value="264.5" calcext:value-type="float">
            <text:p>264.5</text:p>
          </table:table-cell>
          <table:table-cell office:value-type="float" office:value="44.5094" calcext:value-type="float">
            <text:p>44.5094</text:p>
          </table:table-cell>
          <table:table-cell/>
          <table:table-cell table:formula="of:=([.D145]-[.A145])/0.0166667" office:value-type="float" office:value="-56.3638872722258" calcext:value-type="float">
            <text:p>-56.3638872722258</text:p>
          </table:table-cell>
          <table:table-cell table:formula="of:=ABS([.E145]-[.B145])/0.0166667" office:value-type="float" office:value="1330.43733912532" calcext:value-type="float">
            <text:p>1330.43733912532</text:p>
          </table:table-cell>
          <table:table-cell table:formula="of:=([.F145]-[.C145])/0.0166667" office:value-type="float" office:value="123.455753088494" calcext:value-type="float">
            <text:p>123.455753088494</text:p>
          </table:table-cell>
          <table:table-cell table:formula="of:=DEGREES(ATAN(ABS([.F145]-[.C145])/ABS([.E145]-[.B145])))" office:value-type="float" office:value="5.30148642827149" calcext:value-type="float">
            <text:p>5.30148642827149</text:p>
          </table:table-cell>
          <table:table-cell table:formula="of:=SQRT(POWER([.H145];2)+POWER([.I145];2)+POWER([.J145];2))" office:value-type="float" office:value="1337.34128931172" calcext:value-type="float">
            <text:p>1337.34128931172</text:p>
          </table:table-cell>
        </table:table-row>
        <table:table-row table:style-name="ro1">
          <table:table-cell office:value-type="float" office:value="71.8524" calcext:value-type="float">
            <text:p>71.8524</text:p>
          </table:table-cell>
          <table:table-cell office:value-type="float" office:value="290.975" calcext:value-type="float">
            <text:p>290.975</text:p>
          </table:table-cell>
          <table:table-cell office:value-type="float" office:value="41.5088" calcext:value-type="float">
            <text:p>41.5088</text:p>
          </table:table-cell>
          <table:table-cell office:value-type="float" office:value="70.8407" calcext:value-type="float">
            <text:p>70.8407</text:p>
          </table:table-cell>
          <table:table-cell office:value-type="float" office:value="278.837" calcext:value-type="float">
            <text:p>278.837</text:p>
          </table:table-cell>
          <table:table-cell office:value-type="float" office:value="42.1908" calcext:value-type="float">
            <text:p>42.1908</text:p>
          </table:table-cell>
          <table:table-cell/>
          <table:table-cell table:formula="of:=([.D146]-[.A146])/0.0166667" office:value-type="float" office:value="-60.7018785962431" calcext:value-type="float">
            <text:p>-60.7018785962431</text:p>
          </table:table-cell>
          <table:table-cell table:formula="of:=ABS([.E146]-[.B146])/0.0166667" office:value-type="float" office:value="728.278543442915" calcext:value-type="float">
            <text:p>728.278543442915</text:p>
          </table:table-cell>
          <table:table-cell table:formula="of:=([.F146]-[.C146])/0.0166667" office:value-type="float" office:value="40.9199181601638" calcext:value-type="float">
            <text:p>40.9199181601638</text:p>
          </table:table-cell>
          <table:table-cell table:formula="of:=DEGREES(ATAN(ABS([.F146]-[.C146])/ABS([.E146]-[.B146])))" office:value-type="float" office:value="3.21590695900837" calcext:value-type="float">
            <text:p>3.21590695900837</text:p>
          </table:table-cell>
          <table:table-cell table:formula="of:=SQRT(POWER([.H146];2)+POWER([.I146];2)+POWER([.J146];2))" office:value-type="float" office:value="731.948628393196" calcext:value-type="float">
            <text:p>731.948628393196</text:p>
          </table:table-cell>
        </table:table-row>
        <table:table-row table:style-name="ro1">
          <table:table-cell office:value-type="float" office:value="71.8564" calcext:value-type="float">
            <text:p>71.8564</text:p>
          </table:table-cell>
          <table:table-cell office:value-type="float" office:value="286.753" calcext:value-type="float">
            <text:p>286.753</text:p>
          </table:table-cell>
          <table:table-cell office:value-type="float" office:value="42.4321" calcext:value-type="float">
            <text:p>42.4321</text:p>
          </table:table-cell>
          <table:table-cell office:value-type="float" office:value="70.8538" calcext:value-type="float">
            <text:p>70.8538</text:p>
          </table:table-cell>
          <table:table-cell office:value-type="float" office:value="274.805" calcext:value-type="float">
            <text:p>274.805</text:p>
          </table:table-cell>
          <table:table-cell office:value-type="float" office:value="43.0891" calcext:value-type="float">
            <text:p>43.0891</text:p>
          </table:table-cell>
          <table:table-cell/>
          <table:table-cell table:formula="of:=([.D147]-[.A147])/0.0166667" office:value-type="float" office:value="-60.1558796882398" calcext:value-type="float">
            <text:p>-60.1558796882398</text:p>
          </table:table-cell>
          <table:table-cell table:formula="of:=ABS([.E147]-[.B147])/0.0166667" office:value-type="float" office:value="716.878566242866" calcext:value-type="float">
            <text:p>716.878566242866</text:p>
          </table:table-cell>
          <table:table-cell table:formula="of:=([.F147]-[.C147])/0.0166667" office:value-type="float" office:value="39.4199211601579" calcext:value-type="float">
            <text:p>39.4199211601579</text:p>
          </table:table-cell>
          <table:table-cell table:formula="of:=DEGREES(ATAN(ABS([.F147]-[.C147])/ABS([.E147]-[.B147])))" office:value-type="float" office:value="3.14742676388428" calcext:value-type="float">
            <text:p>3.14742676388428</text:p>
          </table:table-cell>
          <table:table-cell table:formula="of:=SQRT(POWER([.H147];2)+POWER([.I147];2)+POWER([.J147];2))" office:value-type="float" office:value="720.477299284139" calcext:value-type="float">
            <text:p>720.477299284139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8.275" calcext:value-type="float">
            <text:p>288.275</text:p>
          </table:table-cell>
          <table:table-cell office:value-type="float" office:value="41.679" calcext:value-type="float">
            <text:p>41.679</text:p>
          </table:table-cell>
          <table:table-cell office:value-type="float" office:value="71.5974" calcext:value-type="float">
            <text:p>71.5974</text:p>
          </table:table-cell>
          <table:table-cell office:value-type="float" office:value="275.108" calcext:value-type="float">
            <text:p>275.108</text:p>
          </table:table-cell>
          <table:table-cell office:value-type="float" office:value="42.0393" calcext:value-type="float">
            <text:p>42.0393</text:p>
          </table:table-cell>
          <table:table-cell/>
          <table:table-cell table:formula="of:=([.D148]-[.A148])/0.0166667" office:value-type="float" office:value="-30.7439385121238" calcext:value-type="float">
            <text:p>-30.7439385121238</text:p>
          </table:table-cell>
          <table:table-cell table:formula="of:=ABS([.E148]-[.B148])/0.0166667" office:value-type="float" office:value="790.018419963159" calcext:value-type="float">
            <text:p>790.018419963159</text:p>
          </table:table-cell>
          <table:table-cell table:formula="of:=([.F148]-[.C148])/0.0166667" office:value-type="float" office:value="21.6179567640862" calcext:value-type="float">
            <text:p>21.6179567640862</text:p>
          </table:table-cell>
          <table:table-cell table:formula="of:=DEGREES(ATAN(ABS([.F148]-[.C148])/ABS([.E148]-[.B148])))" office:value-type="float" office:value="1.56744278443266" calcext:value-type="float">
            <text:p>1.56744278443266</text:p>
          </table:table-cell>
          <table:table-cell table:formula="of:=SQRT(POWER([.H148];2)+POWER([.I148];2)+POWER([.J148];2))" office:value-type="float" office:value="790.911897553057" calcext:value-type="float">
            <text:p>790.911897553057</text:p>
          </table:table-cell>
        </table:table-row>
        <table:table-row table:style-name="ro1">
          <table:table-cell office:value-type="float" office:value="71.0827" calcext:value-type="float">
            <text:p>71.0827</text:p>
          </table:table-cell>
          <table:table-cell office:value-type="float" office:value="286.788" calcext:value-type="float">
            <text:p>286.788</text:p>
          </table:table-cell>
          <table:table-cell office:value-type="float" office:value="41.9251" calcext:value-type="float">
            <text:p>41.9251</text:p>
          </table:table-cell>
          <table:table-cell office:value-type="float" office:value="70.3553" calcext:value-type="float">
            <text:p>70.3553</text:p>
          </table:table-cell>
          <table:table-cell office:value-type="float" office:value="272.337" calcext:value-type="float">
            <text:p>272.337</text:p>
          </table:table-cell>
          <table:table-cell office:value-type="float" office:value="42.5024" calcext:value-type="float">
            <text:p>42.5024</text:p>
          </table:table-cell>
          <table:table-cell/>
          <table:table-cell table:formula="of:=([.D149]-[.A149])/0.0166667" office:value-type="float" office:value="-43.6439127121748" calcext:value-type="float">
            <text:p>-43.6439127121748</text:p>
          </table:table-cell>
          <table:table-cell table:formula="of:=ABS([.E149]-[.B149])/0.0166667" office:value-type="float" office:value="867.05826588347" calcext:value-type="float">
            <text:p>867.05826588347</text:p>
          </table:table-cell>
          <table:table-cell table:formula="of:=([.F149]-[.C149])/0.0166667" office:value-type="float" office:value="34.6379307241386" calcext:value-type="float">
            <text:p>34.6379307241386</text:p>
          </table:table-cell>
          <table:table-cell table:formula="of:=DEGREES(ATAN(ABS([.F149]-[.C149])/ABS([.E149]-[.B149])))" office:value-type="float" office:value="2.28768074822733" calcext:value-type="float">
            <text:p>2.28768074822733</text:p>
          </table:table-cell>
          <table:table-cell table:formula="of:=SQRT(POWER([.H149];2)+POWER([.I149];2)+POWER([.J149];2))" office:value-type="float" office:value="868.846714788361" calcext:value-type="float">
            <text:p>868.846714788361</text:p>
          </table:table-cell>
        </table:table-row>
        <table:table-row table:style-name="ro1">
          <table:table-cell office:value-type="float" office:value="71.5962" calcext:value-type="float">
            <text:p>71.5962</text:p>
          </table:table-cell>
          <table:table-cell office:value-type="float" office:value="286.839" calcext:value-type="float">
            <text:p>286.839</text:p>
          </table:table-cell>
          <table:table-cell office:value-type="float" office:value="41.9121" calcext:value-type="float">
            <text:p>41.9121</text:p>
          </table:table-cell>
          <table:table-cell office:value-type="float" office:value="71.1012" calcext:value-type="float">
            <text:p>71.1012</text:p>
          </table:table-cell>
          <table:table-cell office:value-type="float" office:value="273.685" calcext:value-type="float">
            <text:p>273.685</text:p>
          </table:table-cell>
          <table:table-cell office:value-type="float" office:value="42.5236" calcext:value-type="float">
            <text:p>42.5236</text:p>
          </table:table-cell>
          <table:table-cell/>
          <table:table-cell table:formula="of:=([.D150]-[.A150])/0.0166667" office:value-type="float" office:value="-29.6999406001182" calcext:value-type="float">
            <text:p>-29.6999406001182</text:p>
          </table:table-cell>
          <table:table-cell table:formula="of:=ABS([.E150]-[.B150])/0.0166667" office:value-type="float" office:value="789.238421523157" calcext:value-type="float">
            <text:p>789.238421523157</text:p>
          </table:table-cell>
          <table:table-cell table:formula="of:=([.F150]-[.C150])/0.0166667" office:value-type="float" office:value="36.6899266201467" calcext:value-type="float">
            <text:p>36.6899266201467</text:p>
          </table:table-cell>
          <table:table-cell table:formula="of:=DEGREES(ATAN(ABS([.F150]-[.C150])/ABS([.E150]-[.B150])))" office:value-type="float" office:value="2.66163620781351" calcext:value-type="float">
            <text:p>2.66163620781351</text:p>
          </table:table-cell>
          <table:table-cell table:formula="of:=SQRT(POWER([.H150];2)+POWER([.I150];2)+POWER([.J150];2))" office:value-type="float" office:value="790.648798895822" calcext:value-type="float">
            <text:p>790.648798895822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4.056" calcext:value-type="float">
            <text:p>284.056</text:p>
          </table:table-cell>
          <table:table-cell office:value-type="float" office:value="42.8557" calcext:value-type="float">
            <text:p>42.8557</text:p>
          </table:table-cell>
          <table:table-cell office:value-type="float" office:value="71.3643" calcext:value-type="float">
            <text:p>71.3643</text:p>
          </table:table-cell>
          <table:table-cell office:value-type="float" office:value="270.891" calcext:value-type="float">
            <text:p>270.891</text:p>
          </table:table-cell>
          <table:table-cell office:value-type="float" office:value="44.2051" calcext:value-type="float">
            <text:p>44.2051</text:p>
          </table:table-cell>
          <table:table-cell/>
          <table:table-cell table:formula="of:=([.D151]-[.A151])/0.0166667" office:value-type="float" office:value="-44.9219101561797" calcext:value-type="float">
            <text:p>-44.9219101561797</text:p>
          </table:table-cell>
          <table:table-cell table:formula="of:=ABS([.E151]-[.B151])/0.0166667" office:value-type="float" office:value="789.898420203157" calcext:value-type="float">
            <text:p>789.898420203157</text:p>
          </table:table-cell>
          <table:table-cell table:formula="of:=([.F151]-[.C151])/0.0166667" office:value-type="float" office:value="80.963838072324" calcext:value-type="float">
            <text:p>80.963838072324</text:p>
          </table:table-cell>
          <table:table-cell table:formula="of:=DEGREES(ATAN(ABS([.F151]-[.C151])/ABS([.E151]-[.B151])))" office:value-type="float" office:value="5.85232515291127" calcext:value-type="float">
            <text:p>5.85232515291127</text:p>
          </table:table-cell>
          <table:table-cell table:formula="of:=SQRT(POWER([.H151];2)+POWER([.I151];2)+POWER([.J151];2))" office:value-type="float" office:value="795.306629751648" calcext:value-type="float">
            <text:p>795.306629751648</text:p>
          </table:table-cell>
        </table:table-row>
        <table:table-row table:style-name="ro1">
          <table:table-cell office:value-type="float" office:value="71.6075" calcext:value-type="float">
            <text:p>71.6075</text:p>
          </table:table-cell>
          <table:table-cell office:value-type="float" office:value="281.245" calcext:value-type="float">
            <text:p>281.245</text:p>
          </table:table-cell>
          <table:table-cell office:value-type="float" office:value="43.5556" calcext:value-type="float">
            <text:p>43.5556</text:p>
          </table:table-cell>
          <table:table-cell office:value-type="float" office:value="70.6253" calcext:value-type="float">
            <text:p>70.6253</text:p>
          </table:table-cell>
          <table:table-cell office:value-type="float" office:value="268.318" calcext:value-type="float">
            <text:p>268.318</text:p>
          </table:table-cell>
          <table:table-cell office:value-type="float" office:value="44.1337" calcext:value-type="float">
            <text:p>44.1337</text:p>
          </table:table-cell>
          <table:table-cell/>
          <table:table-cell table:formula="of:=([.D152]-[.A152])/0.0166667" office:value-type="float" office:value="-58.9318821362361" calcext:value-type="float">
            <text:p>-58.9318821362361</text:p>
          </table:table-cell>
          <table:table-cell table:formula="of:=ABS([.E152]-[.B152])/0.0166667" office:value-type="float" office:value="775.618448763104" calcext:value-type="float">
            <text:p>775.618448763104</text:p>
          </table:table-cell>
          <table:table-cell table:formula="of:=([.F152]-[.C152])/0.0166667" office:value-type="float" office:value="34.6859306281387" calcext:value-type="float">
            <text:p>34.6859306281387</text:p>
          </table:table-cell>
          <table:table-cell table:formula="of:=DEGREES(ATAN(ABS([.F152]-[.C152])/ABS([.E152]-[.B152])))" office:value-type="float" office:value="2.56058140290056" calcext:value-type="float">
            <text:p>2.56058140290056</text:p>
          </table:table-cell>
          <table:table-cell table:formula="of:=SQRT(POWER([.H152];2)+POWER([.I152];2)+POWER([.J152];2))" office:value-type="float" office:value="778.627034322173" calcext:value-type="float">
            <text:p>778.627034322173</text:p>
          </table:table-cell>
        </table:table-row>
        <table:table-row table:style-name="ro1">
          <table:table-cell office:value-type="float" office:value="70.8435" calcext:value-type="float">
            <text:p>70.8435</text:p>
          </table:table-cell>
          <table:table-cell office:value-type="float" office:value="282.501" calcext:value-type="float">
            <text:p>282.501</text:p>
          </table:table-cell>
          <table:table-cell office:value-type="float" office:value="43.3651" calcext:value-type="float">
            <text:p>43.3651</text:p>
          </table:table-cell>
          <table:table-cell office:value-type="float" office:value="69.884" calcext:value-type="float">
            <text:p>69.884</text:p>
          </table:table-cell>
          <table:table-cell office:value-type="float" office:value="269.407" calcext:value-type="float">
            <text:p>269.407</text:p>
          </table:table-cell>
          <table:table-cell office:value-type="float" office:value="44.4559" calcext:value-type="float">
            <text:p>44.4559</text:p>
          </table:table-cell>
          <table:table-cell/>
          <table:table-cell table:formula="of:=([.D153]-[.A153])/0.0166667" office:value-type="float" office:value="-57.5698848602306" calcext:value-type="float">
            <text:p>-57.5698848602306</text:p>
          </table:table-cell>
          <table:table-cell table:formula="of:=ABS([.E153]-[.B153])/0.0166667" office:value-type="float" office:value="785.638428723142" calcext:value-type="float">
            <text:p>785.638428723142</text:p>
          </table:table-cell>
          <table:table-cell table:formula="of:=([.F153]-[.C153])/0.0166667" office:value-type="float" office:value="65.4478691042619" calcext:value-type="float">
            <text:p>65.4478691042619</text:p>
          </table:table-cell>
          <table:table-cell table:formula="of:=DEGREES(ATAN(ABS([.F153]-[.C153])/ABS([.E153]-[.B153])))" office:value-type="float" office:value="4.7620483185745" calcext:value-type="float">
            <text:p>4.7620483185745</text:p>
          </table:table-cell>
          <table:table-cell table:formula="of:=SQRT(POWER([.H153];2)+POWER([.I153];2)+POWER([.J153];2))" office:value-type="float" office:value="790.459015951919" calcext:value-type="float">
            <text:p>790.459015951919</text:p>
          </table:table-cell>
        </table:table-row>
        <table:table-row table:style-name="ro1">
          <table:table-cell office:value-type="float" office:value="72.1178" calcext:value-type="float">
            <text:p>72.1178</text:p>
          </table:table-cell>
          <table:table-cell office:value-type="float" office:value="286.621" calcext:value-type="float">
            <text:p>286.621</text:p>
          </table:table-cell>
          <table:table-cell office:value-type="float" office:value="43.2127" calcext:value-type="float">
            <text:p>43.2127</text:p>
          </table:table-cell>
          <table:table-cell office:value-type="float" office:value="71.1163" calcext:value-type="float">
            <text:p>71.1163</text:p>
          </table:table-cell>
          <table:table-cell office:value-type="float" office:value="273.295" calcext:value-type="float">
            <text:p>273.295</text:p>
          </table:table-cell>
          <table:table-cell office:value-type="float" office:value="44.5646" calcext:value-type="float">
            <text:p>44.5646</text:p>
          </table:table-cell>
          <table:table-cell/>
          <table:table-cell table:formula="of:=([.D154]-[.A154])/0.0166667" office:value-type="float" office:value="-60.0898798202408" calcext:value-type="float">
            <text:p>-60.0898798202408</text:p>
          </table:table-cell>
          <table:table-cell table:formula="of:=ABS([.E154]-[.B154])/0.0166667" office:value-type="float" office:value="799.558400883196" calcext:value-type="float">
            <text:p>799.558400883196</text:p>
          </table:table-cell>
          <table:table-cell table:formula="of:=([.F154]-[.C154])/0.0166667" office:value-type="float" office:value="81.1138377723245" calcext:value-type="float">
            <text:p>81.1138377723245</text:p>
          </table:table-cell>
          <table:table-cell table:formula="of:=DEGREES(ATAN(ABS([.F154]-[.C154])/ABS([.E154]-[.B154])))" office:value-type="float" office:value="5.79274098526702" calcext:value-type="float">
            <text:p>5.79274098526702</text:p>
          </table:table-cell>
          <table:table-cell table:formula="of:=SQRT(POWER([.H154];2)+POWER([.I154];2)+POWER([.J154];2))" office:value-type="float" office:value="805.905630181264" calcext:value-type="float">
            <text:p>805.905630181264</text:p>
          </table:table-cell>
        </table:table-row>
        <table:table-row table:style-name="ro1">
          <table:table-cell office:value-type="float" office:value="72.1162" calcext:value-type="float">
            <text:p>72.1162</text:p>
          </table:table-cell>
          <table:table-cell office:value-type="float" office:value="286.678" calcext:value-type="float">
            <text:p>286.678</text:p>
          </table:table-cell>
          <table:table-cell office:value-type="float" office:value="42.9499" calcext:value-type="float">
            <text:p>42.9499</text:p>
          </table:table-cell>
          <table:table-cell office:value-type="float" office:value="71.3596" calcext:value-type="float">
            <text:p>71.3596</text:p>
          </table:table-cell>
          <table:table-cell office:value-type="float" office:value="274.738" calcext:value-type="float">
            <text:p>274.738</text:p>
          </table:table-cell>
          <table:table-cell office:value-type="float" office:value="43.839" calcext:value-type="float">
            <text:p>43.839</text:p>
          </table:table-cell>
          <table:table-cell/>
          <table:table-cell table:formula="of:=([.D155]-[.A155])/0.0166667" office:value-type="float" office:value="-45.3959092081819" calcext:value-type="float">
            <text:p>-45.3959092081819</text:p>
          </table:table-cell>
          <table:table-cell table:formula="of:=ABS([.E155]-[.B155])/0.0166667" office:value-type="float" office:value="716.398567202866" calcext:value-type="float">
            <text:p>716.398567202866</text:p>
          </table:table-cell>
          <table:table-cell table:formula="of:=([.F155]-[.C155])/0.0166667" office:value-type="float" office:value="53.3458933082133" calcext:value-type="float">
            <text:p>53.3458933082133</text:p>
          </table:table-cell>
          <table:table-cell table:formula="of:=DEGREES(ATAN(ABS([.F155]-[.C155])/ABS([.E155]-[.B155])))" office:value-type="float" office:value="4.2586125900134" calcext:value-type="float">
            <text:p>4.2586125900134</text:p>
          </table:table-cell>
          <table:table-cell table:formula="of:=SQRT(POWER([.H155];2)+POWER([.I155];2)+POWER([.J155];2))" office:value-type="float" office:value="719.814892868998" calcext:value-type="float">
            <text:p>719.814892868998</text:p>
          </table:table-cell>
        </table:table-row>
        <table:table-row table:style-name="ro1">
          <table:table-cell office:value-type="float" office:value="71.0968" calcext:value-type="float">
            <text:p>71.0968</text:p>
          </table:table-cell>
          <table:table-cell office:value-type="float" office:value="281.29" calcext:value-type="float">
            <text:p>281.29</text:p>
          </table:table-cell>
          <table:table-cell office:value-type="float" office:value="43.0508" calcext:value-type="float">
            <text:p>43.0508</text:p>
          </table:table-cell>
          <table:table-cell office:value-type="float" office:value="70.128" calcext:value-type="float">
            <text:p>70.128</text:p>
          </table:table-cell>
          <table:table-cell office:value-type="float" office:value="268.349" calcext:value-type="float">
            <text:p>268.349</text:p>
          </table:table-cell>
          <table:table-cell office:value-type="float" office:value="43.6442" calcext:value-type="float">
            <text:p>43.6442</text:p>
          </table:table-cell>
          <table:table-cell/>
          <table:table-cell table:formula="of:=([.D156]-[.A156])/0.0166667" office:value-type="float" office:value="-58.1278837442326" calcext:value-type="float">
            <text:p>-58.1278837442326</text:p>
          </table:table-cell>
          <table:table-cell table:formula="of:=ABS([.E156]-[.B156])/0.0166667" office:value-type="float" office:value="776.458447083108" calcext:value-type="float">
            <text:p>776.458447083108</text:p>
          </table:table-cell>
          <table:table-cell table:formula="of:=([.F156]-[.C156])/0.0166667" office:value-type="float" office:value="35.6039287921421" calcext:value-type="float">
            <text:p>35.6039287921421</text:p>
          </table:table-cell>
          <table:table-cell table:formula="of:=DEGREES(ATAN(ABS([.F156]-[.C156])/ABS([.E156]-[.B156])))" office:value-type="float" office:value="2.62541661712679" calcext:value-type="float">
            <text:p>2.62541661712679</text:p>
          </table:table-cell>
          <table:table-cell table:formula="of:=SQRT(POWER([.H156];2)+POWER([.I156];2)+POWER([.J156];2))" office:value-type="float" office:value="779.444809246126" calcext:value-type="float">
            <text:p>779.444809246126</text:p>
          </table:table-cell>
        </table:table-row>
        <table:table-row table:style-name="ro1">
          <table:table-cell office:value-type="float" office:value="71.6063" calcext:value-type="float">
            <text:p>71.6063</text:p>
          </table:table-cell>
          <table:table-cell office:value-type="float" office:value="283.889" calcext:value-type="float">
            <text:p>283.889</text:p>
          </table:table-cell>
          <table:table-cell office:value-type="float" office:value="43.392" calcext:value-type="float">
            <text:p>43.392</text:p>
          </table:table-cell>
          <table:table-cell office:value-type="float" office:value="70.8705" calcext:value-type="float">
            <text:p>70.8705</text:p>
          </table:table-cell>
          <table:table-cell office:value-type="float" office:value="270.774" calcext:value-type="float">
            <text:p>270.774</text:p>
          </table:table-cell>
          <table:table-cell office:value-type="float" office:value="44.4741" calcext:value-type="float">
            <text:p>44.4741</text:p>
          </table:table-cell>
          <table:table-cell/>
          <table:table-cell table:formula="of:=([.D157]-[.A157])/0.0166667" office:value-type="float" office:value="-44.1479117041764" calcext:value-type="float">
            <text:p>-44.1479117041764</text:p>
          </table:table-cell>
          <table:table-cell table:formula="of:=ABS([.E157]-[.B157])/0.0166667" office:value-type="float" office:value="786.898426203148" calcext:value-type="float">
            <text:p>786.898426203148</text:p>
          </table:table-cell>
          <table:table-cell table:formula="of:=([.F157]-[.C157])/0.0166667" office:value-type="float" office:value="64.9258701482595" calcext:value-type="float">
            <text:p>64.9258701482595</text:p>
          </table:table-cell>
          <table:table-cell table:formula="of:=DEGREES(ATAN(ABS([.F157]-[.C157])/ABS([.E157]-[.B157])))" office:value-type="float" office:value="4.71670939260893" calcext:value-type="float">
            <text:p>4.71670939260893</text:p>
          </table:table-cell>
          <table:table-cell table:formula="of:=SQRT(POWER([.H157];2)+POWER([.I157];2)+POWER([.J157];2))" office:value-type="float" office:value="790.805627119168" calcext:value-type="float">
            <text:p>790.805627119168</text:p>
          </table:table-cell>
        </table:table-row>
        <table:table-row table:style-name="ro1">
          <table:table-cell office:value-type="float" office:value="71.6095" calcext:value-type="float">
            <text:p>71.6095</text:p>
          </table:table-cell>
          <table:table-cell office:value-type="float" office:value="282.484" calcext:value-type="float">
            <text:p>282.484</text:p>
          </table:table-cell>
          <table:table-cell office:value-type="float" office:value="43.864" calcext:value-type="float">
            <text:p>43.864</text:p>
          </table:table-cell>
          <table:table-cell office:value-type="float" office:value="70.3722" calcext:value-type="float">
            <text:p>70.3722</text:p>
          </table:table-cell>
          <table:table-cell office:value-type="float" office:value="271.952" calcext:value-type="float">
            <text:p>271.952</text:p>
          </table:table-cell>
          <table:table-cell office:value-type="float" office:value="44.5376" calcext:value-type="float">
            <text:p>44.5376</text:p>
          </table:table-cell>
          <table:table-cell/>
          <table:table-cell table:formula="of:=([.D158]-[.A158])/0.0166667" office:value-type="float" office:value="-74.2378515242964" calcext:value-type="float">
            <text:p>-74.2378515242964</text:p>
          </table:table-cell>
          <table:table-cell table:formula="of:=ABS([.E158]-[.B158])/0.0166667" office:value-type="float" office:value="631.918736162527" calcext:value-type="float">
            <text:p>631.918736162527</text:p>
          </table:table-cell>
          <table:table-cell table:formula="of:=([.F158]-[.C158])/0.0166667" office:value-type="float" office:value="40.4159191681617" calcext:value-type="float">
            <text:p>40.4159191681617</text:p>
          </table:table-cell>
          <table:table-cell table:formula="of:=DEGREES(ATAN(ABS([.F158]-[.C158])/ABS([.E158]-[.B158])))" office:value-type="float" office:value="3.65950831866522" calcext:value-type="float">
            <text:p>3.65950831866522</text:p>
          </table:table-cell>
          <table:table-cell table:formula="of:=SQRT(POWER([.H158];2)+POWER([.I158];2)+POWER([.J158];2))" office:value-type="float" office:value="637.54685650107" calcext:value-type="float">
            <text:p>637.54685650107</text:p>
          </table:table-cell>
        </table:table-row>
        <table:table-row table:style-name="ro1">
          <table:table-cell office:value-type="float" office:value="71.8556" calcext:value-type="float">
            <text:p>71.8556</text:p>
          </table:table-cell>
          <table:table-cell office:value-type="float" office:value="288.149" calcext:value-type="float">
            <text:p>288.149</text:p>
          </table:table-cell>
          <table:table-cell office:value-type="float" office:value="42.2116" calcext:value-type="float">
            <text:p>42.2116</text:p>
          </table:table-cell>
          <table:table-cell office:value-type="float" office:value="71.102" calcext:value-type="float">
            <text:p>71.102</text:p>
          </table:table-cell>
          <table:table-cell office:value-type="float" office:value="274.908" calcext:value-type="float">
            <text:p>274.908</text:p>
          </table:table-cell>
          <table:table-cell office:value-type="float" office:value="42.822" calcext:value-type="float">
            <text:p>42.822</text:p>
          </table:table-cell>
          <table:table-cell/>
          <table:table-cell table:formula="of:=([.D159]-[.A159])/0.0166667" office:value-type="float" office:value="-45.2159095681804" calcext:value-type="float">
            <text:p>-45.2159095681804</text:p>
          </table:table-cell>
          <table:table-cell table:formula="of:=ABS([.E159]-[.B159])/0.0166667" office:value-type="float" office:value="794.458411083177" calcext:value-type="float">
            <text:p>794.458411083177</text:p>
          </table:table-cell>
          <table:table-cell table:formula="of:=([.F159]-[.C159])/0.0166667" office:value-type="float" office:value="36.6239267521468" calcext:value-type="float">
            <text:p>36.6239267521468</text:p>
          </table:table-cell>
          <table:table-cell table:formula="of:=DEGREES(ATAN(ABS([.F159]-[.C159])/ABS([.E159]-[.B159])))" office:value-type="float" office:value="2.63942307551533" calcext:value-type="float">
            <text:p>2.63942307551533</text:p>
          </table:table-cell>
          <table:table-cell table:formula="of:=SQRT(POWER([.H159];2)+POWER([.I159];2)+POWER([.J159];2))" office:value-type="float" office:value="796.586440651378" calcext:value-type="float">
            <text:p>796.586440651378</text:p>
          </table:table-cell>
        </table:table-row>
        <table:table-row table:style-name="ro1">
          <table:table-cell office:value-type="float" office:value="71.6075" calcext:value-type="float">
            <text:p>71.6075</text:p>
          </table:table-cell>
          <table:table-cell office:value-type="float" office:value="281.24" calcext:value-type="float">
            <text:p>281.24</text:p>
          </table:table-cell>
          <table:table-cell office:value-type="float" office:value="43.5564" calcext:value-type="float">
            <text:p>43.5564</text:p>
          </table:table-cell>
          <table:table-cell office:value-type="float" office:value="70.6208" calcext:value-type="float">
            <text:p>70.6208</text:p>
          </table:table-cell>
          <table:table-cell office:value-type="float" office:value="270.791" calcext:value-type="float">
            <text:p>270.791</text:p>
          </table:table-cell>
          <table:table-cell office:value-type="float" office:value="44.228" calcext:value-type="float">
            <text:p>44.228</text:p>
          </table:table-cell>
          <table:table-cell/>
          <table:table-cell table:formula="of:=([.D160]-[.A160])/0.0166667" office:value-type="float" office:value="-59.2018815962368" calcext:value-type="float">
            <text:p>-59.2018815962368</text:p>
          </table:table-cell>
          <table:table-cell table:formula="of:=ABS([.E160]-[.B160])/0.0166667" office:value-type="float" office:value="626.938746122509" calcext:value-type="float">
            <text:p>626.938746122509</text:p>
          </table:table-cell>
          <table:table-cell table:formula="of:=([.F160]-[.C160])/0.0166667" office:value-type="float" office:value="40.2959194081615" calcext:value-type="float">
            <text:p>40.2959194081615</text:p>
          </table:table-cell>
          <table:table-cell table:formula="of:=DEGREES(ATAN(ABS([.F160]-[.C160])/ABS([.E160]-[.B160])))" office:value-type="float" office:value="3.67757562352922" calcext:value-type="float">
            <text:p>3.67757562352922</text:p>
          </table:table-cell>
          <table:table-cell table:formula="of:=SQRT(POWER([.H160];2)+POWER([.I160];2)+POWER([.J160];2))" office:value-type="float" office:value="631.015701306352" calcext:value-type="float">
            <text:p>631.015701306352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4.061" calcext:value-type="float">
            <text:p>284.061</text:p>
          </table:table-cell>
          <table:table-cell office:value-type="float" office:value="42.8549" calcext:value-type="float">
            <text:p>42.8549</text:p>
          </table:table-cell>
          <table:table-cell office:value-type="float" office:value="71.3585" calcext:value-type="float">
            <text:p>71.3585</text:p>
          </table:table-cell>
          <table:table-cell office:value-type="float" office:value="272.284" calcext:value-type="float">
            <text:p>272.284</text:p>
          </table:table-cell>
          <table:table-cell office:value-type="float" office:value="43.4895" calcext:value-type="float">
            <text:p>43.4895</text:p>
          </table:table-cell>
          <table:table-cell/>
          <table:table-cell table:formula="of:=([.D161]-[.A161])/0.0166667" office:value-type="float" office:value="-45.2699094601807" calcext:value-type="float">
            <text:p>-45.2699094601807</text:p>
          </table:table-cell>
          <table:table-cell table:formula="of:=ABS([.E161]-[.B161])/0.0166667" office:value-type="float" office:value="706.618586762826" calcext:value-type="float">
            <text:p>706.618586762826</text:p>
          </table:table-cell>
          <table:table-cell table:formula="of:=([.F161]-[.C161])/0.0166667" office:value-type="float" office:value="38.0759238481522" calcext:value-type="float">
            <text:p>38.0759238481522</text:p>
          </table:table-cell>
          <table:table-cell table:formula="of:=DEGREES(ATAN(ABS([.F161]-[.C161])/ABS([.E161]-[.B161])))" office:value-type="float" office:value="3.08438242415437" calcext:value-type="float">
            <text:p>3.08438242415437</text:p>
          </table:table-cell>
          <table:table-cell table:formula="of:=SQRT(POWER([.H161];2)+POWER([.I161];2)+POWER([.J161];2))" office:value-type="float" office:value="709.090239559195" calcext:value-type="float">
            <text:p>709.090239559195</text:p>
          </table:table-cell>
        </table:table-row>
        <table:table-row table:style-name="ro1">
          <table:table-cell office:value-type="float" office:value="71.6033" calcext:value-type="float">
            <text:p>71.6033</text:p>
          </table:table-cell>
          <table:table-cell office:value-type="float" office:value="286.628" calcext:value-type="float">
            <text:p>286.628</text:p>
          </table:table-cell>
          <table:table-cell office:value-type="float" office:value="42.9624" calcext:value-type="float">
            <text:p>42.9624</text:p>
          </table:table-cell>
          <table:table-cell office:value-type="float" office:value="70.3556" calcext:value-type="float">
            <text:p>70.3556</text:p>
          </table:table-cell>
          <table:table-cell office:value-type="float" office:value="274.711" calcext:value-type="float">
            <text:p>274.711</text:p>
          </table:table-cell>
          <table:table-cell office:value-type="float" office:value="43.357" calcext:value-type="float">
            <text:p>43.357</text:p>
          </table:table-cell>
          <table:table-cell/>
          <table:table-cell table:formula="of:=([.D162]-[.A162])/0.0166667" office:value-type="float" office:value="-74.8618502763" calcext:value-type="float">
            <text:p>-74.8618502763</text:p>
          </table:table-cell>
          <table:table-cell table:formula="of:=ABS([.E162]-[.B162])/0.0166667" office:value-type="float" office:value="715.018569962859" calcext:value-type="float">
            <text:p>715.018569962859</text:p>
          </table:table-cell>
          <table:table-cell table:formula="of:=([.F162]-[.C162])/0.0166667" office:value-type="float" office:value="23.6759526480945" calcext:value-type="float">
            <text:p>23.6759526480945</text:p>
          </table:table-cell>
          <table:table-cell table:formula="of:=DEGREES(ATAN(ABS([.F162]-[.C162])/ABS([.E162]-[.B162])))" office:value-type="float" office:value="1.8965055809916" calcext:value-type="float">
            <text:p>1.8965055809916</text:p>
          </table:table-cell>
          <table:table-cell table:formula="of:=SQRT(POWER([.H162];2)+POWER([.I162];2)+POWER([.J162];2))" office:value-type="float" office:value="719.316622046451" calcext:value-type="float">
            <text:p>719.316622046451</text:p>
          </table:table-cell>
        </table:table-row>
        <table:table-row table:style-name="ro1">
          <table:table-cell office:value-type="float" office:value="70.8503" calcext:value-type="float">
            <text:p>70.8503</text:p>
          </table:table-cell>
          <table:table-cell office:value-type="float" office:value="277.364" calcext:value-type="float">
            <text:p>277.364</text:p>
          </table:table-cell>
          <table:table-cell office:value-type="float" office:value="43.1768" calcext:value-type="float">
            <text:p>43.1768</text:p>
          </table:table-cell>
          <table:table-cell office:value-type="float" office:value="69.8875" calcext:value-type="float">
            <text:p>69.8875</text:p>
          </table:table-cell>
          <table:table-cell office:value-type="float" office:value="265.919" calcext:value-type="float">
            <text:p>265.919</text:p>
          </table:table-cell>
          <table:table-cell office:value-type="float" office:value="43.3088" calcext:value-type="float">
            <text:p>43.3088</text:p>
          </table:table-cell>
          <table:table-cell/>
          <table:table-cell table:formula="of:=([.D163]-[.A163])/0.0166667" office:value-type="float" office:value="-57.7678844642312" calcext:value-type="float">
            <text:p>-57.7678844642312</text:p>
          </table:table-cell>
          <table:table-cell table:formula="of:=ABS([.E163]-[.B163])/0.0166667" office:value-type="float" office:value="686.698626602747" calcext:value-type="float">
            <text:p>686.698626602747</text:p>
          </table:table-cell>
          <table:table-cell table:formula="of:=([.F163]-[.C163])/0.0166667" office:value-type="float" office:value="7.91998416003155" calcext:value-type="float">
            <text:p>7.91998416003155</text:p>
          </table:table-cell>
          <table:table-cell table:formula="of:=DEGREES(ATAN(ABS([.F163]-[.C163])/ABS([.E163]-[.B163])))" office:value-type="float" office:value="0.660787031689646" calcext:value-type="float">
            <text:p>0.660787031689646</text:p>
          </table:table-cell>
          <table:table-cell table:formula="of:=SQRT(POWER([.H163];2)+POWER([.I163];2)+POWER([.J163];2))" office:value-type="float" office:value="689.169687669638" calcext:value-type="float">
            <text:p>689.169687669638</text:p>
          </table:table-cell>
        </table:table-row>
        <table:table-row table:style-name="ro1">
          <table:table-cell office:value-type="float" office:value="72.3736" calcext:value-type="float">
            <text:p>72.3736</text:p>
          </table:table-cell>
          <table:table-cell office:value-type="float" office:value="288.088" calcext:value-type="float">
            <text:p>288.088</text:p>
          </table:table-cell>
          <table:table-cell office:value-type="float" office:value="42.7263" calcext:value-type="float">
            <text:p>42.7263</text:p>
          </table:table-cell>
          <table:table-cell office:value-type="float" office:value="71.6047" calcext:value-type="float">
            <text:p>71.6047</text:p>
          </table:table-cell>
          <table:table-cell office:value-type="float" office:value="276.18" calcext:value-type="float">
            <text:p>276.18</text:p>
          </table:table-cell>
          <table:table-cell office:value-type="float" office:value="43.1099" calcext:value-type="float">
            <text:p>43.1099</text:p>
          </table:table-cell>
          <table:table-cell/>
          <table:table-cell table:formula="of:=([.D164]-[.A164])/0.0166667" office:value-type="float" office:value="-46.1339077321847" calcext:value-type="float">
            <text:p>-46.1339077321847</text:p>
          </table:table-cell>
          <table:table-cell table:formula="of:=ABS([.E164]-[.B164])/0.0166667" office:value-type="float" office:value="714.478571042859" calcext:value-type="float">
            <text:p>714.478571042859</text:p>
          </table:table-cell>
          <table:table-cell table:formula="of:=([.F164]-[.C164])/0.0166667" office:value-type="float" office:value="23.0159539680921" calcext:value-type="float">
            <text:p>23.0159539680921</text:p>
          </table:table-cell>
          <table:table-cell table:formula="of:=DEGREES(ATAN(ABS([.F164]-[.C164])/ABS([.E164]-[.B164])))" office:value-type="float" office:value="1.84506745021539" calcext:value-type="float">
            <text:p>1.84506745021539</text:p>
          </table:table-cell>
          <table:table-cell table:formula="of:=SQRT(POWER([.H164];2)+POWER([.I164];2)+POWER([.J164];2))" office:value-type="float" office:value="716.336303742278" calcext:value-type="float">
            <text:p>716.336303742278</text:p>
          </table:table-cell>
        </table:table-row>
        <table:table-row table:style-name="ro1">
          <table:table-cell office:value-type="float" office:value="72.1195" calcext:value-type="float">
            <text:p>72.1195</text:p>
          </table:table-cell>
          <table:table-cell office:value-type="float" office:value="287.947" calcext:value-type="float">
            <text:p>287.947</text:p>
          </table:table-cell>
          <table:table-cell office:value-type="float" office:value="43.2601" calcext:value-type="float">
            <text:p>43.2601</text:p>
          </table:table-cell>
          <table:table-cell office:value-type="float" office:value="71.1075" calcext:value-type="float">
            <text:p>71.1075</text:p>
          </table:table-cell>
          <table:table-cell office:value-type="float" office:value="277.232" calcext:value-type="float">
            <text:p>277.232</text:p>
          </table:table-cell>
          <table:table-cell office:value-type="float" office:value="43.9429" calcext:value-type="float">
            <text:p>43.9429</text:p>
          </table:table-cell>
          <table:table-cell/>
          <table:table-cell table:formula="of:=([.D165]-[.A165])/0.0166667" office:value-type="float" office:value="-60.7198785602429" calcext:value-type="float">
            <text:p>-60.7198785602429</text:p>
          </table:table-cell>
          <table:table-cell table:formula="of:=ABS([.E165]-[.B165])/0.0166667" office:value-type="float" office:value="642.89871420257" calcext:value-type="float">
            <text:p>642.89871420257</text:p>
          </table:table-cell>
          <table:table-cell table:formula="of:=([.F165]-[.C165])/0.0166667" office:value-type="float" office:value="40.9679180641639" calcext:value-type="float">
            <text:p>40.9679180641639</text:p>
          </table:table-cell>
          <table:table-cell table:formula="of:=DEGREES(ATAN(ABS([.F165]-[.C165])/ABS([.E165]-[.B165])))" office:value-type="float" office:value="3.64617200597234" calcext:value-type="float">
            <text:p>3.64617200597234</text:p>
          </table:table-cell>
          <table:table-cell table:formula="of:=SQRT(POWER([.H165];2)+POWER([.I165];2)+POWER([.J165];2))" office:value-type="float" office:value="647.057980930767" calcext:value-type="float">
            <text:p>647.057980930767</text:p>
          </table:table-cell>
        </table:table-row>
        <table:table-row table:style-name="ro1">
          <table:table-cell office:value-type="float" office:value="71.8567" calcext:value-type="float">
            <text:p>71.8567</text:p>
          </table:table-cell>
          <table:table-cell office:value-type="float" office:value="280.089" calcext:value-type="float">
            <text:p>280.089</text:p>
          </table:table-cell>
          <table:table-cell office:value-type="float" office:value="42.9833" calcext:value-type="float">
            <text:p>42.9833</text:p>
          </table:table-cell>
          <table:table-cell office:value-type="float" office:value="71.0953" calcext:value-type="float">
            <text:p>71.0953</text:p>
          </table:table-cell>
          <table:table-cell office:value-type="float" office:value="276.312" calcext:value-type="float">
            <text:p>276.312</text:p>
          </table:table-cell>
          <table:table-cell office:value-type="float" office:value="42.0972" calcext:value-type="float">
            <text:p>42.0972</text:p>
          </table:table-cell>
          <table:table-cell/>
          <table:table-cell table:formula="of:=([.D166]-[.A166])/0.0166667" office:value-type="float" office:value="-45.6839086321833" calcext:value-type="float">
            <text:p>-45.6839086321833</text:p>
          </table:table-cell>
          <table:table-cell table:formula="of:=ABS([.E166]-[.B166])/0.0166667" office:value-type="float" office:value="226.619546760906" calcext:value-type="float">
            <text:p>226.619546760906</text:p>
          </table:table-cell>
          <table:table-cell table:formula="of:=([.F166]-[.C166])/0.0166667" office:value-type="float" office:value="-53.1658936682126" calcext:value-type="float">
            <text:p>-53.1658936682126</text:p>
          </table:table-cell>
          <table:table-cell table:formula="of:=DEGREES(ATAN(ABS([.F166]-[.C166])/ABS([.E166]-[.B166])))" office:value-type="float" office:value="13.203057549155" calcext:value-type="float">
            <text:p>13.203057549155</text:p>
          </table:table-cell>
          <table:table-cell table:formula="of:=SQRT(POWER([.H166];2)+POWER([.I166];2)+POWER([.J166];2))" office:value-type="float" office:value="237.213091400057" calcext:value-type="float">
            <text:p>237.213091400057</text:p>
          </table:table-cell>
        </table:table-row>
        <table:table-row table:style-name="ro1">
          <table:table-cell office:value-type="float" office:value="69.8108" calcext:value-type="float">
            <text:p>69.8108</text:p>
          </table:table-cell>
          <table:table-cell office:value-type="float" office:value="282.746" calcext:value-type="float">
            <text:p>282.746</text:p>
          </table:table-cell>
          <table:table-cell office:value-type="float" office:value="41.5701" calcext:value-type="float">
            <text:p>41.5701</text:p>
          </table:table-cell>
          <table:table-cell office:value-type="float" office:value="68.6259" calcext:value-type="float">
            <text:p>68.6259</text:p>
          </table:table-cell>
          <table:table-cell office:value-type="float" office:value="269.652" calcext:value-type="float">
            <text:p>269.652</text:p>
          </table:table-cell>
          <table:table-cell office:value-type="float" office:value="42.2186" calcext:value-type="float">
            <text:p>42.2186</text:p>
          </table:table-cell>
          <table:table-cell/>
          <table:table-cell table:formula="of:=([.D167]-[.A167])/0.0166667" office:value-type="float" office:value="-71.0938578122843" calcext:value-type="float">
            <text:p>-71.0938578122843</text:p>
          </table:table-cell>
          <table:table-cell table:formula="of:=ABS([.E167]-[.B167])/0.0166667" office:value-type="float" office:value="785.638428723142" calcext:value-type="float">
            <text:p>785.638428723142</text:p>
          </table:table-cell>
          <table:table-cell table:formula="of:=([.F167]-[.C167])/0.0166667" office:value-type="float" office:value="38.909922180156" calcext:value-type="float">
            <text:p>38.909922180156</text:p>
          </table:table-cell>
          <table:table-cell table:formula="of:=DEGREES(ATAN(ABS([.F167]-[.C167])/ABS([.E167]-[.B167])))" office:value-type="float" office:value="2.8353427314444" calcext:value-type="float">
            <text:p>2.8353427314444</text:p>
          </table:table-cell>
          <table:table-cell table:formula="of:=SQRT(POWER([.H167];2)+POWER([.I167];2)+POWER([.J167];2))" office:value-type="float" office:value="789.807609072784" calcext:value-type="float">
            <text:p>789.807609072784</text:p>
          </table:table-cell>
        </table:table-row>
        <table:table-row table:style-name="ro1">
          <table:table-cell office:value-type="float" office:value="70.568" calcext:value-type="float">
            <text:p>70.568</text:p>
          </table:table-cell>
          <table:table-cell office:value-type="float" office:value="284.256" calcext:value-type="float">
            <text:p>284.256</text:p>
          </table:table-cell>
          <table:table-cell office:value-type="float" office:value="41.0659" calcext:value-type="float">
            <text:p>41.0659</text:p>
          </table:table-cell>
          <table:table-cell office:value-type="float" office:value="69.5944" calcext:value-type="float">
            <text:p>69.5944</text:p>
          </table:table-cell>
          <table:table-cell office:value-type="float" office:value="272.528" calcext:value-type="float">
            <text:p>272.528</text:p>
          </table:table-cell>
          <table:table-cell office:value-type="float" office:value="40.9928" calcext:value-type="float">
            <text:p>40.9928</text:p>
          </table:table-cell>
          <table:table-cell/>
          <table:table-cell table:formula="of:=([.D168]-[.A168])/0.0166667" office:value-type="float" office:value="-58.415883168234" calcext:value-type="float">
            <text:p>-58.415883168234</text:p>
          </table:table-cell>
          <table:table-cell table:formula="of:=ABS([.E168]-[.B168])/0.0166667" office:value-type="float" office:value="703.678592642812" calcext:value-type="float">
            <text:p>703.678592642812</text:p>
          </table:table-cell>
          <table:table-cell table:formula="of:=([.F168]-[.C168])/0.0166667" office:value-type="float" office:value="-4.38599122801734" calcext:value-type="float">
            <text:p>-4.38599122801734</text:p>
          </table:table-cell>
          <table:table-cell table:formula="of:=DEGREES(ATAN(ABS([.F168]-[.C168])/ABS([.E168]-[.B168])))" office:value-type="float" office:value="0.357116920653965" calcext:value-type="float">
            <text:p>0.357116920653965</text:p>
          </table:table-cell>
          <table:table-cell table:formula="of:=SQRT(POWER([.H168];2)+POWER([.I168];2)+POWER([.J168];2))" office:value-type="float" office:value="706.112748836293" calcext:value-type="float">
            <text:p>706.112748836293</text:p>
          </table:table-cell>
        </table:table-row>
        <table:table-row table:style-name="ro1">
          <table:table-cell office:value-type="float" office:value="72.1198" calcext:value-type="float">
            <text:p>72.1198</text:p>
          </table:table-cell>
          <table:table-cell office:value-type="float" office:value="296.369" calcext:value-type="float">
            <text:p>296.369</text:p>
          </table:table-cell>
          <table:table-cell office:value-type="float" office:value="41.9485" calcext:value-type="float">
            <text:p>41.9485</text:p>
          </table:table-cell>
          <table:table-cell office:value-type="float" office:value="71.3481" calcext:value-type="float">
            <text:p>71.3481</text:p>
          </table:table-cell>
          <table:table-cell office:value-type="float" office:value="282.653" calcext:value-type="float">
            <text:p>282.653</text:p>
          </table:table-cell>
          <table:table-cell office:value-type="float" office:value="42.8324" calcext:value-type="float">
            <text:p>42.8324</text:p>
          </table:table-cell>
          <table:table-cell/>
          <table:table-cell table:formula="of:=([.D169]-[.A169])/0.0166667" office:value-type="float" office:value="-46.3019073961849" calcext:value-type="float">
            <text:p>-46.3019073961849</text:p>
          </table:table-cell>
          <table:table-cell table:formula="of:=ABS([.E169]-[.B169])/0.0166667" office:value-type="float" office:value="822.958354083292" calcext:value-type="float">
            <text:p>822.958354083292</text:p>
          </table:table-cell>
          <table:table-cell table:formula="of:=([.F169]-[.C169])/0.0166667" office:value-type="float" office:value="53.033893932212" calcext:value-type="float">
            <text:p>53.033893932212</text:p>
          </table:table-cell>
          <table:table-cell table:formula="of:=DEGREES(ATAN(ABS([.F169]-[.C169])/ABS([.E169]-[.B169])))" office:value-type="float" office:value="3.687212567675" calcext:value-type="float">
            <text:p>3.687212567675</text:p>
          </table:table-cell>
          <table:table-cell table:formula="of:=SQRT(POWER([.H169];2)+POWER([.I169];2)+POWER([.J169];2))" office:value-type="float" office:value="825.964232330686" calcext:value-type="float">
            <text:p>825.964232330686</text:p>
          </table:table-cell>
        </table:table-row>
        <table:table-row table:style-name="ro1">
          <table:table-cell office:value-type="float" office:value="70.5687" calcext:value-type="float">
            <text:p>70.5687</text:p>
          </table:table-cell>
          <table:table-cell office:value-type="float" office:value="289.264" calcext:value-type="float">
            <text:p>289.264</text:p>
          </table:table-cell>
          <table:table-cell office:value-type="float" office:value="42.5587" calcext:value-type="float">
            <text:p>42.5587</text:p>
          </table:table-cell>
          <table:table-cell office:value-type="float" office:value="69.3365" calcext:value-type="float">
            <text:p>69.3365</text:p>
          </table:table-cell>
          <table:table-cell office:value-type="float" office:value="278.434" calcext:value-type="float">
            <text:p>278.434</text:p>
          </table:table-cell>
          <table:table-cell office:value-type="float" office:value="43.2701" calcext:value-type="float">
            <text:p>43.2701</text:p>
          </table:table-cell>
          <table:table-cell/>
          <table:table-cell table:formula="of:=([.D170]-[.A170])/0.0166667" office:value-type="float" office:value="-73.9318521362961" calcext:value-type="float">
            <text:p>-73.9318521362961</text:p>
          </table:table-cell>
          <table:table-cell table:formula="of:=ABS([.E170]-[.B170])/0.0166667" office:value-type="float" office:value="649.798700402598" calcext:value-type="float">
            <text:p>649.798700402598</text:p>
          </table:table-cell>
          <table:table-cell table:formula="of:=([.F170]-[.C170])/0.0166667" office:value-type="float" office:value="42.6839146321706" calcext:value-type="float">
            <text:p>42.6839146321706</text:p>
          </table:table-cell>
          <table:table-cell table:formula="of:=DEGREES(ATAN(ABS([.F170]-[.C170])/ABS([.E170]-[.B170])))" office:value-type="float" office:value="3.75824039024396" calcext:value-type="float">
            <text:p>3.75824039024396</text:p>
          </table:table-cell>
          <table:table-cell table:formula="of:=SQRT(POWER([.H170];2)+POWER([.I170];2)+POWER([.J170];2))" office:value-type="float" office:value="655.382473349368" calcext:value-type="float">
            <text:p>655.382473349368</text:p>
          </table:table-cell>
        </table:table-row>
        <table:table-row table:style-name="ro1">
          <table:table-cell office:value-type="float" office:value="70.8314" calcext:value-type="float">
            <text:p>70.8314</text:p>
          </table:table-cell>
          <table:table-cell office:value-type="float" office:value="282.814" calcext:value-type="float">
            <text:p>282.814</text:p>
          </table:table-cell>
          <table:table-cell office:value-type="float" office:value="41.8022" calcext:value-type="float">
            <text:p>41.8022</text:p>
          </table:table-cell>
          <table:table-cell office:value-type="float" office:value="69.8594" calcext:value-type="float">
            <text:p>69.8594</text:p>
          </table:table-cell>
          <table:table-cell office:value-type="float" office:value="271.073" calcext:value-type="float">
            <text:p>271.073</text:p>
          </table:table-cell>
          <table:table-cell office:value-type="float" office:value="42.2198" calcext:value-type="float">
            <text:p>42.2198</text:p>
          </table:table-cell>
          <table:table-cell/>
          <table:table-cell table:formula="of:=([.D171]-[.A171])/0.0166667" office:value-type="float" office:value="-58.3198833602338" calcext:value-type="float">
            <text:p>-58.3198833602338</text:p>
          </table:table-cell>
          <table:table-cell table:formula="of:=ABS([.E171]-[.B171])/0.0166667" office:value-type="float" office:value="704.45859108282" calcext:value-type="float">
            <text:p>704.45859108282</text:p>
          </table:table-cell>
          <table:table-cell table:formula="of:=([.F171]-[.C171])/0.0166667" office:value-type="float" office:value="25.0559498881002" calcext:value-type="float">
            <text:p>25.0559498881002</text:p>
          </table:table-cell>
          <table:table-cell table:formula="of:=DEGREES(ATAN(ABS([.F171]-[.C171])/ABS([.E171]-[.B171])))" office:value-type="float" office:value="2.03701861900777" calcext:value-type="float">
            <text:p>2.03701861900777</text:p>
          </table:table-cell>
          <table:table-cell table:formula="of:=SQRT(POWER([.H171];2)+POWER([.I171];2)+POWER([.J171];2))" office:value-type="float" office:value="707.312459928664" calcext:value-type="float">
            <text:p>707.312459928664</text:p>
          </table:table-cell>
        </table:table-row>
        <table:table-row table:style-name="ro1">
          <table:table-cell office:value-type="float" office:value="71.0987" calcext:value-type="float">
            <text:p>71.0987</text:p>
          </table:table-cell>
          <table:table-cell office:value-type="float" office:value="281.241" calcext:value-type="float">
            <text:p>281.241</text:p>
          </table:table-cell>
          <table:table-cell office:value-type="float" office:value="43.3098" calcext:value-type="float">
            <text:p>43.3098</text:p>
          </table:table-cell>
          <table:table-cell office:value-type="float" office:value="70.3767" calcext:value-type="float">
            <text:p>70.3767</text:p>
          </table:table-cell>
          <table:table-cell office:value-type="float" office:value="268.339" calcext:value-type="float">
            <text:p>268.339</text:p>
          </table:table-cell>
          <table:table-cell office:value-type="float" office:value="43.8882" calcext:value-type="float">
            <text:p>43.8882</text:p>
          </table:table-cell>
          <table:table-cell/>
          <table:table-cell table:formula="of:=([.D172]-[.A172])/0.0166667" office:value-type="float" office:value="-43.3199133601729" calcext:value-type="float">
            <text:p>-43.3199133601729</text:p>
          </table:table-cell>
          <table:table-cell table:formula="of:=ABS([.E172]-[.B172])/0.0166667" office:value-type="float" office:value="774.118451763096" calcext:value-type="float">
            <text:p>774.118451763096</text:p>
          </table:table-cell>
          <table:table-cell table:formula="of:=([.F172]-[.C172])/0.0166667" office:value-type="float" office:value="34.7039305921385" calcext:value-type="float">
            <text:p>34.7039305921385</text:p>
          </table:table-cell>
          <table:table-cell table:formula="of:=DEGREES(ATAN(ABS([.F172]-[.C172])/ABS([.E172]-[.B172])))" office:value-type="float" office:value="2.56686596051563" calcext:value-type="float">
            <text:p>2.56686596051563</text:p>
          </table:table-cell>
          <table:table-cell table:formula="of:=SQRT(POWER([.H172];2)+POWER([.I172];2)+POWER([.J172];2))" office:value-type="float" office:value="776.105891648923" calcext:value-type="float">
            <text:p>776.105891648923</text:p>
          </table:table-cell>
        </table:table-row>
        <table:table-row table:style-name="ro1">
          <table:table-cell office:value-type="float" office:value="71.3518" calcext:value-type="float">
            <text:p>71.3518</text:p>
          </table:table-cell>
          <table:table-cell office:value-type="float" office:value="282.565" calcext:value-type="float">
            <text:p>282.565</text:p>
          </table:table-cell>
          <table:table-cell office:value-type="float" office:value="43.3503" calcext:value-type="float">
            <text:p>43.3503</text:p>
          </table:table-cell>
          <table:table-cell office:value-type="float" office:value="70.1173" calcext:value-type="float">
            <text:p>70.1173</text:p>
          </table:table-cell>
          <table:table-cell office:value-type="float" office:value="272.069" calcext:value-type="float">
            <text:p>272.069</text:p>
          </table:table-cell>
          <table:table-cell office:value-type="float" office:value="43.7823" calcext:value-type="float">
            <text:p>43.7823</text:p>
          </table:table-cell>
          <table:table-cell/>
          <table:table-cell table:formula="of:=([.D173]-[.A173])/0.0166667" office:value-type="float" office:value="-74.0698518602961" calcext:value-type="float">
            <text:p>-74.0698518602961</text:p>
          </table:table-cell>
          <table:table-cell table:formula="of:=ABS([.E173]-[.B173])/0.0166667" office:value-type="float" office:value="629.758740482518" calcext:value-type="float">
            <text:p>629.758740482518</text:p>
          </table:table-cell>
          <table:table-cell table:formula="of:=([.F173]-[.C173])/0.0166667" office:value-type="float" office:value="25.9199481601038" calcext:value-type="float">
            <text:p>25.9199481601038</text:p>
          </table:table-cell>
          <table:table-cell table:formula="of:=DEGREES(ATAN(ABS([.F173]-[.C173])/ABS([.E173]-[.B173])))" office:value-type="float" office:value="2.35688016653808" calcext:value-type="float">
            <text:p>2.35688016653808</text:p>
          </table:table-cell>
          <table:table-cell table:formula="of:=SQRT(POWER([.H173];2)+POWER([.I173];2)+POWER([.J173];2))" office:value-type="float" office:value="634.629228669273" calcext:value-type="float">
            <text:p>634.629228669273</text:p>
          </table:table-cell>
        </table:table-row>
        <table:table-row table:style-name="ro1">
          <table:table-cell office:value-type="float" office:value="71.3481" calcext:value-type="float">
            <text:p>71.3481</text:p>
          </table:table-cell>
          <table:table-cell office:value-type="float" office:value="282.675" calcext:value-type="float">
            <text:p>282.675</text:p>
          </table:table-cell>
          <table:table-cell office:value-type="float" office:value="42.829" calcext:value-type="float">
            <text:p>42.829</text:p>
          </table:table-cell>
          <table:table-cell office:value-type="float" office:value="70.3624" calcext:value-type="float">
            <text:p>70.3624</text:p>
          </table:table-cell>
          <table:table-cell office:value-type="float" office:value="271.001" calcext:value-type="float">
            <text:p>271.001</text:p>
          </table:table-cell>
          <table:table-cell office:value-type="float" office:value="42.9664" calcext:value-type="float">
            <text:p>42.9664</text:p>
          </table:table-cell>
          <table:table-cell/>
          <table:table-cell table:formula="of:=([.D174]-[.A174])/0.0166667" office:value-type="float" office:value="-59.1418817162371" calcext:value-type="float">
            <text:p>-59.1418817162371</text:p>
          </table:table-cell>
          <table:table-cell table:formula="of:=ABS([.E174]-[.B174])/0.0166667" office:value-type="float" office:value="700.438599122804" calcext:value-type="float">
            <text:p>700.438599122804</text:p>
          </table:table-cell>
          <table:table-cell table:formula="of:=([.F174]-[.C174])/0.0166667" office:value-type="float" office:value="8.24398351203295" calcext:value-type="float">
            <text:p>8.24398351203295</text:p>
          </table:table-cell>
          <table:table-cell table:formula="of:=DEGREES(ATAN(ABS([.F174]-[.C174])/ABS([.E174]-[.B174])))" office:value-type="float" office:value="0.674325562825438" calcext:value-type="float">
            <text:p>0.674325562825438</text:p>
          </table:table-cell>
          <table:table-cell table:formula="of:=SQRT(POWER([.H174];2)+POWER([.I174];2)+POWER([.J174];2))" office:value-type="float" office:value="702.979342924243" calcext:value-type="float">
            <text:p>702.979342924243</text:p>
          </table:table-cell>
        </table:table-row>
        <table:table-row table:style-name="ro1">
          <table:table-cell office:value-type="float" office:value="71.3532" calcext:value-type="float">
            <text:p>71.3532</text:p>
          </table:table-cell>
          <table:table-cell office:value-type="float" office:value="283.805" calcext:value-type="float">
            <text:p>283.805</text:p>
          </table:table-cell>
          <table:table-cell office:value-type="float" office:value="43.66" calcext:value-type="float">
            <text:p>43.66</text:p>
          </table:table-cell>
          <table:table-cell office:value-type="float" office:value="69.8691" calcext:value-type="float">
            <text:p>69.8691</text:p>
          </table:table-cell>
          <table:table-cell office:value-type="float" office:value="273.186" calcext:value-type="float">
            <text:p>273.186</text:p>
          </table:table-cell>
          <table:table-cell office:value-type="float" office:value="44.3467" calcext:value-type="float">
            <text:p>44.3467</text:p>
          </table:table-cell>
          <table:table-cell/>
          <table:table-cell table:formula="of:=([.D175]-[.A175])/0.0166667" office:value-type="float" office:value="-89.0458219083561" calcext:value-type="float">
            <text:p>-89.0458219083561</text:p>
          </table:table-cell>
          <table:table-cell table:formula="of:=ABS([.E175]-[.B175])/0.0166667" office:value-type="float" office:value="637.13872572255" calcext:value-type="float">
            <text:p>637.13872572255</text:p>
          </table:table-cell>
          <table:table-cell table:formula="of:=([.F175]-[.C175])/0.0166667" office:value-type="float" office:value="41.2019175961649" calcext:value-type="float">
            <text:p>41.2019175961649</text:p>
          </table:table-cell>
          <table:table-cell table:formula="of:=DEGREES(ATAN(ABS([.F175]-[.C175])/ABS([.E175]-[.B175])))" office:value-type="float" office:value="3.70000039698418" calcext:value-type="float">
            <text:p>3.70000039698418</text:p>
          </table:table-cell>
          <table:table-cell table:formula="of:=SQRT(POWER([.H175];2)+POWER([.I175];2)+POWER([.J175];2))" office:value-type="float" office:value="644.649138856394" calcext:value-type="float">
            <text:p>644.649138856394</text:p>
          </table:table-cell>
        </table:table-row>
        <table:table-row table:style-name="ro1">
          <table:table-cell office:value-type="float" office:value="71.1008" calcext:value-type="float">
            <text:p>71.1008</text:p>
          </table:table-cell>
          <table:table-cell office:value-type="float" office:value="278.665" calcext:value-type="float">
            <text:p>278.665</text:p>
          </table:table-cell>
          <table:table-cell office:value-type="float" office:value="43.2168" calcext:value-type="float">
            <text:p>43.2168</text:p>
          </table:table-cell>
          <table:table-cell office:value-type="float" office:value="69.8792" calcext:value-type="float">
            <text:p>69.8792</text:p>
          </table:table-cell>
          <table:table-cell office:value-type="float" office:value="268.368" calcext:value-type="float">
            <text:p>268.368</text:p>
          </table:table-cell>
          <table:table-cell office:value-type="float" office:value="43.3985" calcext:value-type="float">
            <text:p>43.3985</text:p>
          </table:table-cell>
          <table:table-cell/>
          <table:table-cell table:formula="of:=([.D176]-[.A176])/0.0166667" office:value-type="float" office:value="-73.2958534082938" calcext:value-type="float">
            <text:p>-73.2958534082938</text:p>
          </table:table-cell>
          <table:table-cell table:formula="of:=ABS([.E176]-[.B176])/0.0166667" office:value-type="float" office:value="617.818764362473" calcext:value-type="float">
            <text:p>617.818764362473</text:p>
          </table:table-cell>
          <table:table-cell table:formula="of:=([.F176]-[.C176])/0.0166667" office:value-type="float" office:value="10.9019781960436" calcext:value-type="float">
            <text:p>10.9019781960436</text:p>
          </table:table-cell>
          <table:table-cell table:formula="of:=DEGREES(ATAN(ABS([.F176]-[.C176])/ABS([.E176]-[.B176])))" office:value-type="float" office:value="1.01093161014764" calcext:value-type="float">
            <text:p>1.01093161014764</text:p>
          </table:table-cell>
          <table:table-cell table:formula="of:=SQRT(POWER([.H176];2)+POWER([.I176];2)+POWER([.J176];2))" office:value-type="float" office:value="622.24686488066" calcext:value-type="float">
            <text:p>622.24686488066</text:p>
          </table:table-cell>
        </table:table-row>
        <table:table-row table:style-name="ro1">
          <table:table-cell office:value-type="float" office:value="71.8579" calcext:value-type="float">
            <text:p>71.8579</text:p>
          </table:table-cell>
          <table:table-cell office:value-type="float" office:value="284.023" calcext:value-type="float">
            <text:p>284.023</text:p>
          </table:table-cell>
          <table:table-cell office:value-type="float" office:value="42.8634" calcext:value-type="float">
            <text:p>42.8634</text:p>
          </table:table-cell>
          <table:table-cell office:value-type="float" office:value="70.3484" calcext:value-type="float">
            <text:p>70.3484</text:p>
          </table:table-cell>
          <table:table-cell office:value-type="float" office:value="276.073" calcext:value-type="float">
            <text:p>276.073</text:p>
          </table:table-cell>
          <table:table-cell office:value-type="float" office:value="42.8901" calcext:value-type="float">
            <text:p>42.8901</text:p>
          </table:table-cell>
          <table:table-cell/>
          <table:table-cell table:formula="of:=([.D177]-[.A177])/0.0166667" office:value-type="float" office:value="-90.5698188603624" calcext:value-type="float">
            <text:p>-90.5698188603624</text:p>
          </table:table-cell>
          <table:table-cell table:formula="of:=ABS([.E177]-[.B177])/0.0166667" office:value-type="float" office:value="476.999046001911" calcext:value-type="float">
            <text:p>476.999046001911</text:p>
          </table:table-cell>
          <table:table-cell table:formula="of:=([.F177]-[.C177])/0.0166667" office:value-type="float" office:value="1.6019967960063" calcext:value-type="float">
            <text:p>1.6019967960063</text:p>
          </table:table-cell>
          <table:table-cell table:formula="of:=DEGREES(ATAN(ABS([.F177]-[.C177])/ABS([.E177]-[.B177])))" office:value-type="float" office:value="0.192426611481276" calcext:value-type="float">
            <text:p>0.192426611481276</text:p>
          </table:table-cell>
          <table:table-cell table:formula="of:=SQRT(POWER([.H177];2)+POWER([.I177];2)+POWER([.J177];2))" office:value-type="float" office:value="485.523993607799" calcext:value-type="float">
            <text:p>485.523993607799</text:p>
          </table:table-cell>
        </table:table-row>
        <table:table-row table:style-name="ro1">
          <table:table-cell office:value-type="float" office:value="70.8472" calcext:value-type="float">
            <text:p>70.8472</text:p>
          </table:table-cell>
          <table:table-cell office:value-type="float" office:value="281.146" calcext:value-type="float">
            <text:p>281.146</text:p>
          </table:table-cell>
          <table:table-cell office:value-type="float" office:value="43.5783" calcext:value-type="float">
            <text:p>43.5783</text:p>
          </table:table-cell>
          <table:table-cell office:value-type="float" office:value="69.372" calcext:value-type="float">
            <text:p>69.372</text:p>
          </table:table-cell>
          <table:table-cell office:value-type="float" office:value="271.964" calcext:value-type="float">
            <text:p>271.964</text:p>
          </table:table-cell>
          <table:table-cell office:value-type="float" office:value="43.8061" calcext:value-type="float">
            <text:p>43.8061</text:p>
          </table:table-cell>
          <table:table-cell/>
          <table:table-cell table:formula="of:=([.D178]-[.A178])/0.0166667" office:value-type="float" office:value="-88.5118229763541" calcext:value-type="float">
            <text:p>-88.5118229763541</text:p>
          </table:table-cell>
          <table:table-cell table:formula="of:=ABS([.E178]-[.B178])/0.0166667" office:value-type="float" office:value="550.918898162205" calcext:value-type="float">
            <text:p>550.918898162205</text:p>
          </table:table-cell>
          <table:table-cell table:formula="of:=([.F178]-[.C178])/0.0166667" office:value-type="float" office:value="13.6679726640548" calcext:value-type="float">
            <text:p>13.6679726640548</text:p>
          </table:table-cell>
          <table:table-cell table:formula="of:=DEGREES(ATAN(ABS([.F178]-[.C178])/ABS([.E178]-[.B178])))" office:value-type="float" office:value="1.42118293411278" calcext:value-type="float">
            <text:p>1.42118293411278</text:p>
          </table:table-cell>
          <table:table-cell table:formula="of:=SQRT(POWER([.H178];2)+POWER([.I178];2)+POWER([.J178];2))" office:value-type="float" office:value="558.151223805521" calcext:value-type="float">
            <text:p>558.151223805521</text:p>
          </table:table-cell>
        </table:table-row>
        <table:table-row table:style-name="ro1">
          <table:table-cell office:value-type="float" office:value="71.1027" calcext:value-type="float">
            <text:p>71.1027</text:p>
          </table:table-cell>
          <table:table-cell office:value-type="float" office:value="278.612" calcext:value-type="float">
            <text:p>278.612</text:p>
          </table:table-cell>
          <table:table-cell office:value-type="float" office:value="43.4752" calcext:value-type="float">
            <text:p>43.4752</text:p>
          </table:table-cell>
          <table:table-cell office:value-type="float" office:value="69.8878" calcext:value-type="float">
            <text:p>69.8878</text:p>
          </table:table-cell>
          <table:table-cell office:value-type="float" office:value="267.05" calcext:value-type="float">
            <text:p>267.05</text:p>
          </table:table-cell>
          <table:table-cell office:value-type="float" office:value="43.8565" calcext:value-type="float">
            <text:p>43.8565</text:p>
          </table:table-cell>
          <table:table-cell/>
          <table:table-cell table:formula="of:=([.D179]-[.A179])/0.0166667" office:value-type="float" office:value="-72.8938542122916" calcext:value-type="float">
            <text:p>-72.8938542122916</text:p>
          </table:table-cell>
          <table:table-cell table:formula="of:=ABS([.E179]-[.B179])/0.0166667" office:value-type="float" office:value="693.718612562776" calcext:value-type="float">
            <text:p>693.718612562776</text:p>
          </table:table-cell>
          <table:table-cell table:formula="of:=([.F179]-[.C179])/0.0166667" office:value-type="float" office:value="22.8779542440913" calcext:value-type="float">
            <text:p>22.8779542440913</text:p>
          </table:table-cell>
          <table:table-cell table:formula="of:=DEGREES(ATAN(ABS([.F179]-[.C179])/ABS([.E179]-[.B179])))" office:value-type="float" office:value="1.88885709201774" calcext:value-type="float">
            <text:p>1.88885709201774</text:p>
          </table:table-cell>
          <table:table-cell table:formula="of:=SQRT(POWER([.H179];2)+POWER([.I179];2)+POWER([.J179];2))" office:value-type="float" office:value="697.912908741728" calcext:value-type="float">
            <text:p>697.912908741728</text:p>
          </table:table-cell>
        </table:table-row>
        <table:table-row table:style-name="ro1">
          <table:table-cell office:value-type="float" office:value="72.1145" calcext:value-type="float">
            <text:p>72.1145</text:p>
          </table:table-cell>
          <table:table-cell office:value-type="float" office:value="278.624" calcext:value-type="float">
            <text:p>278.624</text:p>
          </table:table-cell>
          <table:table-cell office:value-type="float" office:value="43.9635" calcext:value-type="float">
            <text:p>43.9635</text:p>
          </table:table-cell>
          <table:table-cell office:value-type="float" office:value="71.3689" calcext:value-type="float">
            <text:p>71.3689</text:p>
          </table:table-cell>
          <table:table-cell office:value-type="float" office:value="267.099" calcext:value-type="float">
            <text:p>267.099</text:p>
          </table:table-cell>
          <table:table-cell office:value-type="float" office:value="44.5665" calcext:value-type="float">
            <text:p>44.5665</text:p>
          </table:table-cell>
          <table:table-cell/>
          <table:table-cell table:formula="of:=([.D180]-[.A180])/0.0166667" office:value-type="float" office:value="-44.7359105281796" calcext:value-type="float">
            <text:p>-44.7359105281796</text:p>
          </table:table-cell>
          <table:table-cell table:formula="of:=ABS([.E180]-[.B180])/0.0166667" office:value-type="float" office:value="691.498617002768" calcext:value-type="float">
            <text:p>691.498617002768</text:p>
          </table:table-cell>
          <table:table-cell table:formula="of:=([.F180]-[.C180])/0.0166667" office:value-type="float" office:value="36.1799276401444" calcext:value-type="float">
            <text:p>36.1799276401444</text:p>
          </table:table-cell>
          <table:table-cell table:formula="of:=DEGREES(ATAN(ABS([.F180]-[.C180])/ABS([.E180]-[.B180])))" office:value-type="float" office:value="2.99504386464593" calcext:value-type="float">
            <text:p>2.99504386464593</text:p>
          </table:table-cell>
          <table:table-cell table:formula="of:=SQRT(POWER([.H180];2)+POWER([.I180];2)+POWER([.J180];2))" office:value-type="float" office:value="693.888050172052" calcext:value-type="float">
            <text:p>693.888050172052</text:p>
          </table:table-cell>
        </table:table-row>
        <table:table-row table:style-name="ro1">
          <table:table-cell office:value-type="float" office:value="70.8342" calcext:value-type="float">
            <text:p>70.8342</text:p>
          </table:table-cell>
          <table:table-cell office:value-type="float" office:value="286.527" calcext:value-type="float">
            <text:p>286.527</text:p>
          </table:table-cell>
          <table:table-cell office:value-type="float" office:value="42.9856" calcext:value-type="float">
            <text:p>42.9856</text:p>
          </table:table-cell>
          <table:table-cell office:value-type="float" office:value="69.858" calcext:value-type="float">
            <text:p>69.858</text:p>
          </table:table-cell>
          <table:table-cell office:value-type="float" office:value="274.585" calcext:value-type="float">
            <text:p>274.585</text:p>
          </table:table-cell>
          <table:table-cell office:value-type="float" office:value="43.6297" calcext:value-type="float">
            <text:p>43.6297</text:p>
          </table:table-cell>
          <table:table-cell/>
          <table:table-cell table:formula="of:=([.D181]-[.A181])/0.0166667" office:value-type="float" office:value="-58.5718828562338" calcext:value-type="float">
            <text:p>-58.5718828562338</text:p>
          </table:table-cell>
          <table:table-cell table:formula="of:=ABS([.E181]-[.B181])/0.0166667" office:value-type="float" office:value="716.518566962867" calcext:value-type="float">
            <text:p>716.518566962867</text:p>
          </table:table-cell>
          <table:table-cell table:formula="of:=([.F181]-[.C181])/0.0166667" office:value-type="float" office:value="38.6459227081547" calcext:value-type="float">
            <text:p>38.6459227081547</text:p>
          </table:table-cell>
          <table:table-cell table:formula="of:=DEGREES(ATAN(ABS([.F181]-[.C181])/ABS([.E181]-[.B181])))" office:value-type="float" office:value="3.08729596482041" calcext:value-type="float">
            <text:p>3.08729596482041</text:p>
          </table:table-cell>
          <table:table-cell table:formula="of:=SQRT(POWER([.H181];2)+POWER([.I181];2)+POWER([.J181];2))" office:value-type="float" office:value="719.946546353137" calcext:value-type="float">
            <text:p>719.946546353137</text:p>
          </table:table-cell>
        </table:table-row>
        <table:table-row table:style-name="ro1">
          <table:table-cell office:value-type="float" office:value="70.3172" calcext:value-type="float">
            <text:p>70.3172</text:p>
          </table:table-cell>
          <table:table-cell office:value-type="float" office:value="286.581" calcext:value-type="float">
            <text:p>286.581</text:p>
          </table:table-cell>
          <table:table-cell office:value-type="float" office:value="42.4738" calcext:value-type="float">
            <text:p>42.4738</text:p>
          </table:table-cell>
          <table:table-cell office:value-type="float" office:value="69.3592" calcext:value-type="float">
            <text:p>69.3592</text:p>
          </table:table-cell>
          <table:table-cell office:value-type="float" office:value="273.351" calcext:value-type="float">
            <text:p>273.351</text:p>
          </table:table-cell>
          <table:table-cell office:value-type="float" office:value="43.0894" calcext:value-type="float">
            <text:p>43.0894</text:p>
          </table:table-cell>
          <table:table-cell/>
          <table:table-cell table:formula="of:=([.D182]-[.A182])/0.0166667" office:value-type="float" office:value="-57.4798850402298" calcext:value-type="float">
            <text:p>-57.4798850402298</text:p>
          </table:table-cell>
          <table:table-cell table:formula="of:=ABS([.E182]-[.B182])/0.0166667" office:value-type="float" office:value="793.798412403176" calcext:value-type="float">
            <text:p>793.798412403176</text:p>
          </table:table-cell>
          <table:table-cell table:formula="of:=([.F182]-[.C182])/0.0166667" office:value-type="float" office:value="36.9359261281478" calcext:value-type="float">
            <text:p>36.9359261281478</text:p>
          </table:table-cell>
          <table:table-cell table:formula="of:=DEGREES(ATAN(ABS([.F182]-[.C182])/ABS([.E182]-[.B182])))" office:value-type="float" office:value="2.66408613952575" calcext:value-type="float">
            <text:p>2.66408613952575</text:p>
          </table:table-cell>
          <table:table-cell table:formula="of:=SQRT(POWER([.H182];2)+POWER([.I182];2)+POWER([.J182];2))" office:value-type="float" office:value="796.733405448137" calcext:value-type="float">
            <text:p>796.733405448137</text:p>
          </table:table-cell>
        </table:table-row>
        <table:table-row table:style-name="ro1">
          <table:table-cell office:value-type="float" office:value="69.5633" calcext:value-type="float">
            <text:p>69.5633</text:p>
          </table:table-cell>
          <table:table-cell office:value-type="float" office:value="283.744" calcext:value-type="float">
            <text:p>283.744</text:p>
          </table:table-cell>
          <table:table-cell office:value-type="float" office:value="42.9289" calcext:value-type="float">
            <text:p>42.9289</text:p>
          </table:table-cell>
          <table:table-cell office:value-type="float" office:value="68.3869" calcext:value-type="float">
            <text:p>68.3869</text:p>
          </table:table-cell>
          <table:table-cell office:value-type="float" office:value="270.57" calcext:value-type="float">
            <text:p>270.57</text:p>
          </table:table-cell>
          <table:table-cell office:value-type="float" office:value="43.793" calcext:value-type="float">
            <text:p>43.793</text:p>
          </table:table-cell>
          <table:table-cell/>
          <table:table-cell table:formula="of:=([.D183]-[.A183])/0.0166667" office:value-type="float" office:value="-70.5838588322824" calcext:value-type="float">
            <text:p>-70.5838588322824</text:p>
          </table:table-cell>
          <table:table-cell table:formula="of:=ABS([.E183]-[.B183])/0.0166667" office:value-type="float" office:value="790.438419123164" calcext:value-type="float">
            <text:p>790.438419123164</text:p>
          </table:table-cell>
          <table:table-cell table:formula="of:=([.F183]-[.C183])/0.0166667" office:value-type="float" office:value="51.8458963082074" calcext:value-type="float">
            <text:p>51.8458963082074</text:p>
          </table:table-cell>
          <table:table-cell table:formula="of:=DEGREES(ATAN(ABS([.F183]-[.C183])/ABS([.E183]-[.B183])))" office:value-type="float" office:value="3.75273006187821" calcext:value-type="float">
            <text:p>3.75273006187821</text:p>
          </table:table-cell>
          <table:table-cell table:formula="of:=SQRT(POWER([.H183];2)+POWER([.I183];2)+POWER([.J183];2))" office:value-type="float" office:value="795.275406709892" calcext:value-type="float">
            <text:p>795.275406709892</text:p>
          </table:table-cell>
        </table:table-row>
        <table:table-row table:style-name="ro1">
          <table:table-cell office:value-type="float" office:value="71.3363" calcext:value-type="float">
            <text:p>71.3363</text:p>
          </table:table-cell>
          <table:table-cell office:value-type="float" office:value="290.867" calcext:value-type="float">
            <text:p>290.867</text:p>
          </table:table-cell>
          <table:table-cell office:value-type="float" office:value="41.7873" calcext:value-type="float">
            <text:p>41.7873</text:p>
          </table:table-cell>
          <table:table-cell office:value-type="float" office:value="70.3389" calcext:value-type="float">
            <text:p>70.3389</text:p>
          </table:table-cell>
          <table:table-cell office:value-type="float" office:value="277.485" calcext:value-type="float">
            <text:p>277.485</text:p>
          </table:table-cell>
          <table:table-cell office:value-type="float" office:value="42.1637" calcext:value-type="float">
            <text:p>42.1637</text:p>
          </table:table-cell>
          <table:table-cell/>
          <table:table-cell table:formula="of:=([.D184]-[.A184])/0.0166667" office:value-type="float" office:value="-59.8438803122393" calcext:value-type="float">
            <text:p>-59.8438803122393</text:p>
          </table:table-cell>
          <table:table-cell table:formula="of:=ABS([.E184]-[.B184])/0.0166667" office:value-type="float" office:value="802.918394163212" calcext:value-type="float">
            <text:p>802.918394163212</text:p>
          </table:table-cell>
          <table:table-cell table:formula="of:=([.F184]-[.C184])/0.0166667" office:value-type="float" office:value="22.5839548320901" calcext:value-type="float">
            <text:p>22.5839548320901</text:p>
          </table:table-cell>
          <table:table-cell table:formula="of:=DEGREES(ATAN(ABS([.F184]-[.C184])/ABS([.E184]-[.B184])))" office:value-type="float" office:value="1.61115280079795" calcext:value-type="float">
            <text:p>1.61115280079795</text:p>
          </table:table-cell>
          <table:table-cell table:formula="of:=SQRT(POWER([.H184];2)+POWER([.I184];2)+POWER([.J184];2))" office:value-type="float" office:value="805.462148528604" calcext:value-type="float">
            <text:p>805.462148528604</text:p>
          </table:table-cell>
        </table:table-row>
        <table:table-row table:style-name="ro1">
          <table:table-cell office:value-type="float" office:value="72.3575" calcext:value-type="float">
            <text:p>72.3575</text:p>
          </table:table-cell>
          <table:table-cell office:value-type="float" office:value="276.274" calcext:value-type="float">
            <text:p>276.274</text:p>
          </table:table-cell>
          <table:table-cell office:value-type="float" office:value="43.0879" calcext:value-type="float">
            <text:p>43.0879</text:p>
          </table:table-cell>
          <table:table-cell office:value-type="float" office:value="71.853" calcext:value-type="float">
            <text:p>71.853</text:p>
          </table:table-cell>
          <table:table-cell office:value-type="float" office:value="263.672" calcext:value-type="float">
            <text:p>263.672</text:p>
          </table:table-cell>
          <table:table-cell office:value-type="float" office:value="43.6577" calcext:value-type="float">
            <text:p>43.6577</text:p>
          </table:table-cell>
          <table:table-cell/>
          <table:table-cell table:formula="of:=([.D185]-[.A185])/0.0166667" office:value-type="float" office:value="-30.2699394601215" calcext:value-type="float">
            <text:p>-30.2699394601215</text:p>
          </table:table-cell>
          <table:table-cell table:formula="of:=ABS([.E185]-[.B185])/0.0166667" office:value-type="float" office:value="756.118487763023" calcext:value-type="float">
            <text:p>756.118487763023</text:p>
          </table:table-cell>
          <table:table-cell table:formula="of:=([.F185]-[.C185])/0.0166667" office:value-type="float" office:value="34.1879316241368" calcext:value-type="float">
            <text:p>34.1879316241368</text:p>
          </table:table-cell>
          <table:table-cell table:formula="of:=DEGREES(ATAN(ABS([.F185]-[.C185])/ABS([.E185]-[.B185])))" office:value-type="float" office:value="2.58886799549057" calcext:value-type="float">
            <text:p>2.58886799549057</text:p>
          </table:table-cell>
          <table:table-cell table:formula="of:=SQRT(POWER([.H185];2)+POWER([.I185];2)+POWER([.J185];2))" office:value-type="float" office:value="757.496040544567" calcext:value-type="float">
            <text:p>757.496040544567</text:p>
          </table:table-cell>
        </table:table-row>
        <table:table-row table:style-name="ro1">
          <table:table-cell office:value-type="float" office:value="71.8608" calcext:value-type="float">
            <text:p>71.8608</text:p>
          </table:table-cell>
          <table:table-cell office:value-type="float" office:value="278.653" calcext:value-type="float">
            <text:p>278.653</text:p>
          </table:table-cell>
          <table:table-cell office:value-type="float" office:value="43.7114" calcext:value-type="float">
            <text:p>43.7114</text:p>
          </table:table-cell>
          <table:table-cell office:value-type="float" office:value="71.3678" calcext:value-type="float">
            <text:p>71.3678</text:p>
          </table:table-cell>
          <table:table-cell office:value-type="float" office:value="264.712" calcext:value-type="float">
            <text:p>264.712</text:p>
          </table:table-cell>
          <table:table-cell office:value-type="float" office:value="44.221" calcext:value-type="float">
            <text:p>44.221</text:p>
          </table:table-cell>
          <table:table-cell/>
          <table:table-cell table:formula="of:=([.D186]-[.A186])/0.0166667" office:value-type="float" office:value="-29.579940840118" calcext:value-type="float">
            <text:p>-29.579940840118</text:p>
          </table:table-cell>
          <table:table-cell table:formula="of:=ABS([.E186]-[.B186])/0.0166667" office:value-type="float" office:value="836.458327083348" calcext:value-type="float">
            <text:p>836.458327083348</text:p>
          </table:table-cell>
          <table:table-cell table:formula="of:=([.F186]-[.C186])/0.0166667" office:value-type="float" office:value="30.5759388481222" calcext:value-type="float">
            <text:p>30.5759388481222</text:p>
          </table:table-cell>
          <table:table-cell table:formula="of:=DEGREES(ATAN(ABS([.F186]-[.C186])/ABS([.E186]-[.B186])))" office:value-type="float" office:value="2.0934606493696" calcext:value-type="float">
            <text:p>2.0934606493696</text:p>
          </table:table-cell>
          <table:table-cell table:formula="of:=SQRT(POWER([.H186];2)+POWER([.I186];2)+POWER([.J186];2))" office:value-type="float" office:value="837.53948795482" calcext:value-type="float">
            <text:p>837.53948795482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1.465" calcext:value-type="float">
            <text:p>281.465</text:p>
          </table:table-cell>
          <table:table-cell office:value-type="float" office:value="42.762" calcext:value-type="float">
            <text:p>42.762</text:p>
          </table:table-cell>
          <table:table-cell office:value-type="float" office:value="71.1099" calcext:value-type="float">
            <text:p>71.1099</text:p>
          </table:table-cell>
          <table:table-cell office:value-type="float" office:value="269.814" calcext:value-type="float">
            <text:p>269.814</text:p>
          </table:table-cell>
          <table:table-cell office:value-type="float" office:value="43.1521" calcext:value-type="float">
            <text:p>43.1521</text:p>
          </table:table-cell>
          <table:table-cell/>
          <table:table-cell table:formula="of:=([.D187]-[.A187])/0.0166667" office:value-type="float" office:value="-59.9938800122406" calcext:value-type="float">
            <text:p>-59.9938800122406</text:p>
          </table:table-cell>
          <table:table-cell table:formula="of:=ABS([.E187]-[.B187])/0.0166667" office:value-type="float" office:value="699.058601882794" calcext:value-type="float">
            <text:p>699.058601882794</text:p>
          </table:table-cell>
          <table:table-cell table:formula="of:=([.F187]-[.C187])/0.0166667" office:value-type="float" office:value="23.4059531880934" calcext:value-type="float">
            <text:p>23.4059531880934</text:p>
          </table:table-cell>
          <table:table-cell table:formula="of:=DEGREES(ATAN(ABS([.F187]-[.C187])/ABS([.E187]-[.B187])))" office:value-type="float" office:value="1.91766689247654" calcext:value-type="float">
            <text:p>1.91766689247654</text:p>
          </table:table-cell>
          <table:table-cell table:formula="of:=SQRT(POWER([.H187];2)+POWER([.I187];2)+POWER([.J187];2))" office:value-type="float" office:value="702.01854188468" calcext:value-type="float">
            <text:p>702.01854188468</text:p>
          </table:table-cell>
        </table:table-row>
        <table:table-row table:style-name="ro1">
          <table:table-cell office:value-type="float" office:value="72.3712" calcext:value-type="float">
            <text:p>72.3712</text:p>
          </table:table-cell>
          <table:table-cell office:value-type="float" office:value="286.767" calcext:value-type="float">
            <text:p>286.767</text:p>
          </table:table-cell>
          <table:table-cell office:value-type="float" office:value="42.6794" calcext:value-type="float">
            <text:p>42.6794</text:p>
          </table:table-cell>
          <table:table-cell office:value-type="float" office:value="71.6061" calcext:value-type="float">
            <text:p>71.6061</text:p>
          </table:table-cell>
          <table:table-cell office:value-type="float" office:value="274.871" calcext:value-type="float">
            <text:p>274.871</text:p>
          </table:table-cell>
          <table:table-cell office:value-type="float" office:value="43.3195" calcext:value-type="float">
            <text:p>43.3195</text:p>
          </table:table-cell>
          <table:table-cell/>
          <table:table-cell table:formula="of:=([.D188]-[.A188])/0.0166667" office:value-type="float" office:value="-45.9059081881839" calcext:value-type="float">
            <text:p>-45.9059081881839</text:p>
          </table:table-cell>
          <table:table-cell table:formula="of:=ABS([.E188]-[.B188])/0.0166667" office:value-type="float" office:value="713.758572482856" calcext:value-type="float">
            <text:p>713.758572482856</text:p>
          </table:table-cell>
          <table:table-cell table:formula="of:=([.F188]-[.C188])/0.0166667" office:value-type="float" office:value="38.4059231881534" calcext:value-type="float">
            <text:p>38.4059231881534</text:p>
          </table:table-cell>
          <table:table-cell table:formula="of:=DEGREES(ATAN(ABS([.F188]-[.C188])/ABS([.E188]-[.B188])))" office:value-type="float" office:value="3.08000123932675" calcext:value-type="float">
            <text:p>3.08000123932675</text:p>
          </table:table-cell>
          <table:table-cell table:formula="of:=SQRT(POWER([.H188];2)+POWER([.I188];2)+POWER([.J188];2))" office:value-type="float" office:value="716.263685478526" calcext:value-type="float">
            <text:p>716.263685478526</text:p>
          </table:table-cell>
        </table:table-row>
        <table:table-row table:style-name="ro1">
          <table:table-cell office:value-type="float" office:value="72.1146" calcext:value-type="float">
            <text:p>72.1146</text:p>
          </table:table-cell>
          <table:table-cell office:value-type="float" office:value="284.006" calcext:value-type="float">
            <text:p>284.006</text:p>
          </table:table-cell>
          <table:table-cell office:value-type="float" office:value="43.1164" calcext:value-type="float">
            <text:p>43.1164</text:p>
          </table:table-cell>
          <table:table-cell office:value-type="float" office:value="71.3607" calcext:value-type="float">
            <text:p>71.3607</text:p>
          </table:table-cell>
          <table:table-cell office:value-type="float" office:value="270.99" calcext:value-type="float">
            <text:p>270.99</text:p>
          </table:table-cell>
          <table:table-cell office:value-type="float" office:value="43.6974" calcext:value-type="float">
            <text:p>43.6974</text:p>
          </table:table-cell>
          <table:table-cell/>
          <table:table-cell table:formula="of:=([.D189]-[.A189])/0.0166667" office:value-type="float" office:value="-45.233909532181" calcext:value-type="float">
            <text:p>-45.233909532181</text:p>
          </table:table-cell>
          <table:table-cell table:formula="of:=ABS([.E189]-[.B189])/0.0166667" office:value-type="float" office:value="780.958438083122" calcext:value-type="float">
            <text:p>780.958438083122</text:p>
          </table:table-cell>
          <table:table-cell table:formula="of:=([.F189]-[.C189])/0.0166667" office:value-type="float" office:value="34.8599302801396" calcext:value-type="float">
            <text:p>34.8599302801396</text:p>
          </table:table-cell>
          <table:table-cell table:formula="of:=DEGREES(ATAN(ABS([.F189]-[.C189])/ABS([.E189]-[.B189])))" office:value-type="float" office:value="2.55583627890862" calcext:value-type="float">
            <text:p>2.55583627890862</text:p>
          </table:table-cell>
          <table:table-cell table:formula="of:=SQRT(POWER([.H189];2)+POWER([.I189];2)+POWER([.J189];2))" office:value-type="float" office:value="783.043679065179" calcext:value-type="float">
            <text:p>783.043679065179</text:p>
          </table:table-cell>
        </table:table-row>
        <table:table-row table:style-name="ro1">
          <table:table-cell office:value-type="float" office:value="71.3444" calcext:value-type="float">
            <text:p>71.3444</text:p>
          </table:table-cell>
          <table:table-cell office:value-type="float" office:value="282.784" calcext:value-type="float">
            <text:p>282.784</text:p>
          </table:table-cell>
          <table:table-cell office:value-type="float" office:value="42.3071" calcext:value-type="float">
            <text:p>42.3071</text:p>
          </table:table-cell>
          <table:table-cell office:value-type="float" office:value="70.6152" calcext:value-type="float">
            <text:p>70.6152</text:p>
          </table:table-cell>
          <table:table-cell office:value-type="float" office:value="268.565" calcext:value-type="float">
            <text:p>268.565</text:p>
          </table:table-cell>
          <table:table-cell office:value-type="float" office:value="42.8694" calcext:value-type="float">
            <text:p>42.8694</text:p>
          </table:table-cell>
          <table:table-cell/>
          <table:table-cell table:formula="of:=([.D190]-[.A190])/0.0166667" office:value-type="float" office:value="-43.7519124961745" calcext:value-type="float">
            <text:p>-43.7519124961745</text:p>
          </table:table-cell>
          <table:table-cell table:formula="of:=ABS([.E190]-[.B190])/0.0166667" office:value-type="float" office:value="853.138293723412" calcext:value-type="float">
            <text:p>853.138293723412</text:p>
          </table:table-cell>
          <table:table-cell table:formula="of:=([.F190]-[.C190])/0.0166667" office:value-type="float" office:value="33.737932524135" calcext:value-type="float">
            <text:p>33.737932524135</text:p>
          </table:table-cell>
          <table:table-cell table:formula="of:=DEGREES(ATAN(ABS([.F190]-[.C190])/ABS([.E190]-[.B190])))" office:value-type="float" office:value="2.26462044054706" calcext:value-type="float">
            <text:p>2.26462044054706</text:p>
          </table:table-cell>
          <table:table-cell table:formula="of:=SQRT(POWER([.H190];2)+POWER([.I190];2)+POWER([.J190];2))" office:value-type="float" office:value="854.925392157334" calcext:value-type="float">
            <text:p>854.925392157334</text:p>
          </table:table-cell>
        </table:table-row>
        <table:table-row table:style-name="ro1">
          <table:table-cell office:value-type="float" office:value="71.073" calcext:value-type="float">
            <text:p>71.073</text:p>
          </table:table-cell>
          <table:table-cell office:value-type="float" office:value="287.067" calcext:value-type="float">
            <text:p>287.067</text:p>
          </table:table-cell>
          <table:table-cell office:value-type="float" office:value="40.6062" calcext:value-type="float">
            <text:p>40.6062</text:p>
          </table:table-cell>
          <table:table-cell office:value-type="float" office:value="70.1198" calcext:value-type="float">
            <text:p>70.1198</text:p>
          </table:table-cell>
          <table:table-cell office:value-type="float" office:value="266.237" calcext:value-type="float">
            <text:p>266.237</text:p>
          </table:table-cell>
          <table:table-cell office:value-type="float" office:value="41.7894" calcext:value-type="float">
            <text:p>41.7894</text:p>
          </table:table-cell>
          <table:table-cell/>
          <table:table-cell table:formula="of:=([.D191]-[.A191])/0.0166667" office:value-type="float" office:value="-57.1918856162285" calcext:value-type="float">
            <text:p>-57.1918856162285</text:p>
          </table:table-cell>
          <table:table-cell table:formula="of:=ABS([.E191]-[.B191])/0.0166667" office:value-type="float" office:value="1249.797500405" calcext:value-type="float">
            <text:p>1249.797500405</text:p>
          </table:table-cell>
          <table:table-cell table:formula="of:=([.F191]-[.C191])/0.0166667" office:value-type="float" office:value="70.9918580162839" calcext:value-type="float">
            <text:p>70.9918580162839</text:p>
          </table:table-cell>
          <table:table-cell table:formula="of:=DEGREES(ATAN(ABS([.F191]-[.C191])/ABS([.E191]-[.B191])))" office:value-type="float" office:value="3.2510607504066" calcext:value-type="float">
            <text:p>3.2510607504066</text:p>
          </table:table-cell>
          <table:table-cell table:formula="of:=SQRT(POWER([.H191];2)+POWER([.I191];2)+POWER([.J191];2))" office:value-type="float" office:value="1253.11793048521" calcext:value-type="float">
            <text:p>1253.11793048521</text:p>
          </table:table-cell>
        </table:table-row>
        <table:table-row table:style-name="ro1">
          <table:table-cell office:value-type="float" office:value="70.5516" calcext:value-type="float">
            <text:p>70.5516</text:p>
          </table:table-cell>
          <table:table-cell office:value-type="float" office:value="289.723" calcext:value-type="float">
            <text:p>289.723</text:p>
          </table:table-cell>
          <table:table-cell office:value-type="float" office:value="40.4379" calcext:value-type="float">
            <text:p>40.4379</text:p>
          </table:table-cell>
          <table:table-cell office:value-type="float" office:value="69.3256" calcext:value-type="float">
            <text:p>69.3256</text:p>
          </table:table-cell>
          <table:table-cell office:value-type="float" office:value="276.336" calcext:value-type="float">
            <text:p>276.336</text:p>
          </table:table-cell>
          <table:table-cell office:value-type="float" office:value="40.8621" calcext:value-type="float">
            <text:p>40.8621</text:p>
          </table:table-cell>
          <table:table-cell/>
          <table:table-cell table:formula="of:=([.D192]-[.A192])/0.0166667" office:value-type="float" office:value="-73.5598528802942" calcext:value-type="float">
            <text:p>-73.5598528802942</text:p>
          </table:table-cell>
          <table:table-cell table:formula="of:=ABS([.E192]-[.B192])/0.0166667" office:value-type="float" office:value="803.218393563213" calcext:value-type="float">
            <text:p>803.218393563213</text:p>
          </table:table-cell>
          <table:table-cell table:formula="of:=([.F192]-[.C192])/0.0166667" office:value-type="float" office:value="25.4519490961018" calcext:value-type="float">
            <text:p>25.4519490961018</text:p>
          </table:table-cell>
          <table:table-cell table:formula="of:=DEGREES(ATAN(ABS([.F192]-[.C192])/ABS([.E192]-[.B192])))" office:value-type="float" office:value="1.8149503075736" calcext:value-type="float">
            <text:p>1.8149503075736</text:p>
          </table:table-cell>
          <table:table-cell table:formula="of:=SQRT(POWER([.H192];2)+POWER([.I192];2)+POWER([.J192];2))" office:value-type="float" office:value="806.9811902559" calcext:value-type="float">
            <text:p>806.9811902559</text:p>
          </table:table-cell>
        </table:table-row>
        <table:table-row table:style-name="ro1">
          <table:table-cell office:value-type="float" office:value="71.0727" calcext:value-type="float">
            <text:p>71.0727</text:p>
          </table:table-cell>
          <table:table-cell office:value-type="float" office:value="289.67" calcext:value-type="float">
            <text:p>289.67</text:p>
          </table:table-cell>
          <table:table-cell office:value-type="float" office:value="40.9544" calcext:value-type="float">
            <text:p>40.9544</text:p>
          </table:table-cell>
          <table:table-cell office:value-type="float" office:value="69.8286" calcext:value-type="float">
            <text:p>69.8286</text:p>
          </table:table-cell>
          <table:table-cell office:value-type="float" office:value="277.584" calcext:value-type="float">
            <text:p>277.584</text:p>
          </table:table-cell>
          <table:table-cell office:value-type="float" office:value="41.4024" calcext:value-type="float">
            <text:p>41.4024</text:p>
          </table:table-cell>
          <table:table-cell/>
          <table:table-cell table:formula="of:=([.D193]-[.A193])/0.0166667" office:value-type="float" office:value="-74.6458507082988" calcext:value-type="float">
            <text:p>-74.6458507082988</text:p>
          </table:table-cell>
          <table:table-cell table:formula="of:=ABS([.E193]-[.B193])/0.0166667" office:value-type="float" office:value="725.158549682901" calcext:value-type="float">
            <text:p>725.158549682901</text:p>
          </table:table-cell>
          <table:table-cell table:formula="of:=([.F193]-[.C193])/0.0166667" office:value-type="float" office:value="26.8799462401075" calcext:value-type="float">
            <text:p>26.8799462401075</text:p>
          </table:table-cell>
          <table:table-cell table:formula="of:=DEGREES(ATAN(ABS([.F193]-[.C193])/ABS([.E193]-[.B193])))" office:value-type="float" office:value="2.12284979444874" calcext:value-type="float">
            <text:p>2.12284979444874</text:p>
          </table:table-cell>
          <table:table-cell table:formula="of:=SQRT(POWER([.H193];2)+POWER([.I193];2)+POWER([.J193];2))" office:value-type="float" office:value="729.485748124009" calcext:value-type="float">
            <text:p>729.485748124009</text:p>
          </table:table-cell>
        </table:table-row>
        <table:table-row table:style-name="ro1">
          <table:table-cell office:value-type="float" office:value="71.8481" calcext:value-type="float">
            <text:p>71.8481</text:p>
          </table:table-cell>
          <table:table-cell office:value-type="float" office:value="289.753" calcext:value-type="float">
            <text:p>289.753</text:p>
          </table:table-cell>
          <table:table-cell office:value-type="float" office:value="40.9338" calcext:value-type="float">
            <text:p>40.9338</text:p>
          </table:table-cell>
          <table:table-cell office:value-type="float" office:value="70.8344" calcext:value-type="float">
            <text:p>70.8344</text:p>
          </table:table-cell>
          <table:table-cell office:value-type="float" office:value="277.758" calcext:value-type="float">
            <text:p>277.758</text:p>
          </table:table-cell>
          <table:table-cell office:value-type="float" office:value="41.114" calcext:value-type="float">
            <text:p>41.114</text:p>
          </table:table-cell>
          <table:table-cell/>
          <table:table-cell table:formula="of:=([.D194]-[.A194])/0.0166667" office:value-type="float" office:value="-60.8218783562433" calcext:value-type="float">
            <text:p>-60.8218783562433</text:p>
          </table:table-cell>
          <table:table-cell table:formula="of:=ABS([.E194]-[.B194])/0.0166667" office:value-type="float" office:value="719.698560602879" calcext:value-type="float">
            <text:p>719.698560602879</text:p>
          </table:table-cell>
          <table:table-cell table:formula="of:=([.F194]-[.C194])/0.0166667" office:value-type="float" office:value="10.8119783760432" calcext:value-type="float">
            <text:p>10.8119783760432</text:p>
          </table:table-cell>
          <table:table-cell table:formula="of:=DEGREES(ATAN(ABS([.F194]-[.C194])/ABS([.E194]-[.B194])))" office:value-type="float" office:value="0.860685523308571" calcext:value-type="float">
            <text:p>0.860685523308571</text:p>
          </table:table-cell>
          <table:table-cell table:formula="of:=SQRT(POWER([.H194];2)+POWER([.I194];2)+POWER([.J194];2))" office:value-type="float" office:value="722.344943844035" calcext:value-type="float">
            <text:p>722.344943844035</text:p>
          </table:table-cell>
        </table:table-row>
        <table:table-row table:style-name="ro1">
          <table:table-cell office:value-type="float" office:value="70.2855" calcext:value-type="float">
            <text:p>70.2855</text:p>
          </table:table-cell>
          <table:table-cell office:value-type="float" office:value="293.686" calcext:value-type="float">
            <text:p>293.686</text:p>
          </table:table-cell>
          <table:table-cell office:value-type="float" office:value="40.8355" calcext:value-type="float">
            <text:p>40.8355</text:p>
          </table:table-cell>
          <table:table-cell office:value-type="float" office:value="68.8071" calcext:value-type="float">
            <text:p>68.8071</text:p>
          </table:table-cell>
          <table:table-cell office:value-type="float" office:value="280.021" calcext:value-type="float">
            <text:p>280.021</text:p>
          </table:table-cell>
          <table:table-cell office:value-type="float" office:value="41.5165" calcext:value-type="float">
            <text:p>41.5165</text:p>
          </table:table-cell>
          <table:table-cell/>
          <table:table-cell table:formula="of:=([.D195]-[.A195])/0.0166667" office:value-type="float" office:value="-88.7038225923544" calcext:value-type="float">
            <text:p>-88.7038225923544</text:p>
          </table:table-cell>
          <table:table-cell table:formula="of:=ABS([.E195]-[.B195])/0.0166667" office:value-type="float" office:value="819.898360203277" calcext:value-type="float">
            <text:p>819.898360203277</text:p>
          </table:table-cell>
          <table:table-cell table:formula="of:=([.F195]-[.C195])/0.0166667" office:value-type="float" office:value="40.8599182801633" calcext:value-type="float">
            <text:p>40.8599182801633</text:p>
          </table:table-cell>
          <table:table-cell table:formula="of:=DEGREES(ATAN(ABS([.F195]-[.C195])/ABS([.E195]-[.B195])))" office:value-type="float" office:value="2.8529946828445" calcext:value-type="float">
            <text:p>2.8529946828445</text:p>
          </table:table-cell>
          <table:table-cell table:formula="of:=SQRT(POWER([.H195];2)+POWER([.I195];2)+POWER([.J195];2))" office:value-type="float" office:value="825.694387850844" calcext:value-type="float">
            <text:p>825.694387850844</text:p>
          </table:table-cell>
        </table:table-row>
        <table:table-row table:style-name="ro1">
          <table:table-cell office:value-type="float" office:value="71.8523" calcext:value-type="float">
            <text:p>71.8523</text:p>
          </table:table-cell>
          <table:table-cell office:value-type="float" office:value="288.253" calcext:value-type="float">
            <text:p>288.253</text:p>
          </table:table-cell>
          <table:table-cell office:value-type="float" office:value="41.6848" calcext:value-type="float">
            <text:p>41.6848</text:p>
          </table:table-cell>
          <table:table-cell office:value-type="float" office:value="71.0953" calcext:value-type="float">
            <text:p>71.0953</text:p>
          </table:table-cell>
          <table:table-cell office:value-type="float" office:value="276.317" calcext:value-type="float">
            <text:p>276.317</text:p>
          </table:table-cell>
          <table:table-cell office:value-type="float" office:value="42.0963" calcext:value-type="float">
            <text:p>42.0963</text:p>
          </table:table-cell>
          <table:table-cell/>
          <table:table-cell table:formula="of:=([.D196]-[.A196])/0.0166667" office:value-type="float" office:value="-45.419909160182" calcext:value-type="float">
            <text:p>-45.419909160182</text:p>
          </table:table-cell>
          <table:table-cell table:formula="of:=ABS([.E196]-[.B196])/0.0166667" office:value-type="float" office:value="716.158567682863" calcext:value-type="float">
            <text:p>716.158567682863</text:p>
          </table:table-cell>
          <table:table-cell table:formula="of:=([.F196]-[.C196])/0.0166667" office:value-type="float" office:value="24.6899506200986" calcext:value-type="float">
            <text:p>24.6899506200986</text:p>
          </table:table-cell>
          <table:table-cell table:formula="of:=DEGREES(ATAN(ABS([.F196]-[.C196])/ABS([.E196]-[.B196])))" office:value-type="float" office:value="1.97452068762269" calcext:value-type="float">
            <text:p>1.97452068762269</text:p>
          </table:table-cell>
          <table:table-cell table:formula="of:=SQRT(POWER([.H196];2)+POWER([.I196];2)+POWER([.J196];2))" office:value-type="float" office:value="718.022044143014" calcext:value-type="float">
            <text:p>718.022044143014</text:p>
          </table:table-cell>
        </table:table-row>
        <table:table-row table:style-name="ro1">
          <table:table-cell office:value-type="float" office:value="73.1531" calcext:value-type="float">
            <text:p>73.1531</text:p>
          </table:table-cell>
          <table:table-cell office:value-type="float" office:value="293.984" calcext:value-type="float">
            <text:p>293.984</text:p>
          </table:table-cell>
          <table:table-cell office:value-type="float" office:value="40.7613" calcext:value-type="float">
            <text:p>40.7613</text:p>
          </table:table-cell>
          <table:table-cell office:value-type="float" office:value="72.6074" calcext:value-type="float">
            <text:p>72.6074</text:p>
          </table:table-cell>
          <table:table-cell office:value-type="float" office:value="281.887" calcext:value-type="float">
            <text:p>281.887</text:p>
          </table:table-cell>
          <table:table-cell office:value-type="float" office:value="40.9253" calcext:value-type="float">
            <text:p>40.9253</text:p>
          </table:table-cell>
          <table:table-cell/>
          <table:table-cell table:formula="of:=([.D197]-[.A197])/0.0166667" office:value-type="float" office:value="-32.7419345161308" calcext:value-type="float">
            <text:p>-32.7419345161308</text:p>
          </table:table-cell>
          <table:table-cell table:formula="of:=ABS([.E197]-[.B197])/0.0166667" office:value-type="float" office:value="725.818548362902" calcext:value-type="float">
            <text:p>725.818548362902</text:p>
          </table:table-cell>
          <table:table-cell table:formula="of:=([.F197]-[.C197])/0.0166667" office:value-type="float" office:value="9.83998032003945" calcext:value-type="float">
            <text:p>9.83998032003945</text:p>
          </table:table-cell>
          <table:table-cell table:formula="of:=DEGREES(ATAN(ABS([.F197]-[.C197])/ABS([.E197]-[.B197])))" office:value-type="float" office:value="0.77671589884829" calcext:value-type="float">
            <text:p>0.77671589884829</text:p>
          </table:table-cell>
          <table:table-cell table:formula="of:=SQRT(POWER([.H197];2)+POWER([.I197];2)+POWER([.J197];2))" office:value-type="float" office:value="726.623303119428" calcext:value-type="float">
            <text:p>726.623303119428</text:p>
          </table:table-cell>
        </table:table-row>
        <table:table-row table:style-name="ro1">
          <table:table-cell office:value-type="float" office:value="72.6264" calcext:value-type="float">
            <text:p>72.6264</text:p>
          </table:table-cell>
          <table:table-cell office:value-type="float" office:value="286.856" calcext:value-type="float">
            <text:p>286.856</text:p>
          </table:table-cell>
          <table:table-cell office:value-type="float" office:value="42.4087" calcext:value-type="float">
            <text:p>42.4087</text:p>
          </table:table-cell>
          <table:table-cell office:value-type="float" office:value="71.5942" calcext:value-type="float">
            <text:p>71.5942</text:p>
          </table:table-cell>
          <table:table-cell office:value-type="float" office:value="276.477" calcext:value-type="float">
            <text:p>276.477</text:p>
          </table:table-cell>
          <table:table-cell office:value-type="float" office:value="41.5667" calcext:value-type="float">
            <text:p>41.5667</text:p>
          </table:table-cell>
          <table:table-cell/>
          <table:table-cell table:formula="of:=([.D198]-[.A198])/0.0166667" office:value-type="float" office:value="-61.9318761362479" calcext:value-type="float">
            <text:p>-61.9318761362479</text:p>
          </table:table-cell>
          <table:table-cell table:formula="of:=ABS([.E198]-[.B198])/0.0166667" office:value-type="float" office:value="622.738754522492" calcext:value-type="float">
            <text:p>622.738754522492</text:p>
          </table:table-cell>
          <table:table-cell table:formula="of:=([.F198]-[.C198])/0.0166667" office:value-type="float" office:value="-50.5198989602024" calcext:value-type="float">
            <text:p>-50.5198989602024</text:p>
          </table:table-cell>
          <table:table-cell table:formula="of:=DEGREES(ATAN(ABS([.F198]-[.C198])/ABS([.E198]-[.B198])))" office:value-type="float" office:value="4.63798323228593" calcext:value-type="float">
            <text:p>4.63798323228593</text:p>
          </table:table-cell>
          <table:table-cell table:formula="of:=SQRT(POWER([.H198];2)+POWER([.I198];2)+POWER([.J198];2))" office:value-type="float" office:value="627.846616505122" calcext:value-type="float">
            <text:p>627.846616505122</text:p>
          </table:table-cell>
        </table:table-row>
        <table:table-row table:style-name="ro1">
          <table:table-cell office:value-type="float" office:value="72.8808" calcext:value-type="float">
            <text:p>72.8808</text:p>
          </table:table-cell>
          <table:table-cell office:value-type="float" office:value="285.506" calcext:value-type="float">
            <text:p>285.506</text:p>
          </table:table-cell>
          <table:table-cell office:value-type="float" office:value="42.6196" calcext:value-type="float">
            <text:p>42.6196</text:p>
          </table:table-cell>
          <table:table-cell office:value-type="float" office:value="71.857" calcext:value-type="float">
            <text:p>71.857</text:p>
          </table:table-cell>
          <table:table-cell office:value-type="float" office:value="273.594" calcext:value-type="float">
            <text:p>273.594</text:p>
          </table:table-cell>
          <table:table-cell office:value-type="float" office:value="43.5217" calcext:value-type="float">
            <text:p>43.5217</text:p>
          </table:table-cell>
          <table:table-cell/>
          <table:table-cell table:formula="of:=([.D199]-[.A199])/0.0166667" office:value-type="float" office:value="-61.4278771442454" calcext:value-type="float">
            <text:p>-61.4278771442454</text:p>
          </table:table-cell>
          <table:table-cell table:formula="of:=ABS([.E199]-[.B199])/0.0166667" office:value-type="float" office:value="714.718570562858" calcext:value-type="float">
            <text:p>714.718570562858</text:p>
          </table:table-cell>
          <table:table-cell table:formula="of:=([.F199]-[.C199])/0.0166667" office:value-type="float" office:value="54.1258917482168" calcext:value-type="float">
            <text:p>54.1258917482168</text:p>
          </table:table-cell>
          <table:table-cell table:formula="of:=DEGREES(ATAN(ABS([.F199]-[.C199])/ABS([.E199]-[.B199])))" office:value-type="float" office:value="4.33076329923183" calcext:value-type="float">
            <text:p>4.33076329923183</text:p>
          </table:table-cell>
          <table:table-cell table:formula="of:=SQRT(POWER([.H199];2)+POWER([.I199];2)+POWER([.J199];2))" office:value-type="float" office:value="719.392543299833" calcext:value-type="float">
            <text:p>719.392543299833</text:p>
          </table:table-cell>
        </table:table-row>
        <table:table-row table:style-name="ro1">
          <table:table-cell office:value-type="float" office:value="72.3636" calcext:value-type="float">
            <text:p>72.3636</text:p>
          </table:table-cell>
          <table:table-cell office:value-type="float" office:value="281.493" calcext:value-type="float">
            <text:p>281.493</text:p>
          </table:table-cell>
          <table:table-cell office:value-type="float" office:value="42.7552" calcext:value-type="float">
            <text:p>42.7552</text:p>
          </table:table-cell>
          <table:table-cell office:value-type="float" office:value="71.8526" calcext:value-type="float">
            <text:p>71.8526</text:p>
          </table:table-cell>
          <table:table-cell office:value-type="float" office:value="269.908" calcext:value-type="float">
            <text:p>269.908</text:p>
          </table:table-cell>
          <table:table-cell office:value-type="float" office:value="43.1299" calcext:value-type="float">
            <text:p>43.1299</text:p>
          </table:table-cell>
          <table:table-cell/>
          <table:table-cell table:formula="of:=([.D200]-[.A200])/0.0166667" office:value-type="float" office:value="-30.6599386801232" calcext:value-type="float">
            <text:p>-30.6599386801232</text:p>
          </table:table-cell>
          <table:table-cell table:formula="of:=ABS([.E200]-[.B200])/0.0166667" office:value-type="float" office:value="695.098609802779" calcext:value-type="float">
            <text:p>695.098609802779</text:p>
          </table:table-cell>
          <table:table-cell table:formula="of:=([.F200]-[.C200])/0.0166667" office:value-type="float" office:value="22.4819550360898" calcext:value-type="float">
            <text:p>22.4819550360898</text:p>
          </table:table-cell>
          <table:table-cell table:formula="of:=DEGREES(ATAN(ABS([.F200]-[.C200])/ABS([.E200]-[.B200])))" office:value-type="float" office:value="1.85250298634893" calcext:value-type="float">
            <text:p>1.85250298634893</text:p>
          </table:table-cell>
          <table:table-cell table:formula="of:=SQRT(POWER([.H200];2)+POWER([.I200];2)+POWER([.J200];2))" office:value-type="float" office:value="696.137592356475" calcext:value-type="float">
            <text:p>696.137592356475</text:p>
          </table:table-cell>
        </table:table-row>
        <table:table-row table:style-name="ro1">
          <table:table-cell office:value-type="float" office:value="72.6249" calcext:value-type="float">
            <text:p>72.6249</text:p>
          </table:table-cell>
          <table:table-cell office:value-type="float" office:value="285.479" calcext:value-type="float">
            <text:p>285.479</text:p>
          </table:table-cell>
          <table:table-cell office:value-type="float" office:value="42.6262" calcext:value-type="float">
            <text:p>42.6262</text:p>
          </table:table-cell>
          <table:table-cell office:value-type="float" office:value="72.1034" calcext:value-type="float">
            <text:p>72.1034</text:p>
          </table:table-cell>
          <table:table-cell office:value-type="float" office:value="272.42" calcext:value-type="float">
            <text:p>272.42</text:p>
          </table:table-cell>
          <table:table-cell office:value-type="float" office:value="43.2137" calcext:value-type="float">
            <text:p>43.2137</text:p>
          </table:table-cell>
          <table:table-cell/>
          <table:table-cell table:formula="of:=([.D201]-[.A201])/0.0166667" office:value-type="float" office:value="-31.2899374201254" calcext:value-type="float">
            <text:p>-31.2899374201254</text:p>
          </table:table-cell>
          <table:table-cell table:formula="of:=ABS([.E201]-[.B201])/0.0166667" office:value-type="float" office:value="783.538432923132" calcext:value-type="float">
            <text:p>783.538432923132</text:p>
          </table:table-cell>
          <table:table-cell table:formula="of:=([.F201]-[.C201])/0.0166667" office:value-type="float" office:value="35.2499295001413" calcext:value-type="float">
            <text:p>35.2499295001413</text:p>
          </table:table-cell>
          <table:table-cell table:formula="of:=DEGREES(ATAN(ABS([.F201]-[.C201])/ABS([.E201]-[.B201])))" office:value-type="float" office:value="2.57589314865626" calcext:value-type="float">
            <text:p>2.57589314865626</text:p>
          </table:table-cell>
          <table:table-cell table:formula="of:=SQRT(POWER([.H201];2)+POWER([.I201];2)+POWER([.J201];2))" office:value-type="float" office:value="784.954835376634" calcext:value-type="float">
            <text:p>784.954835376634</text:p>
          </table:table-cell>
        </table:table-row>
        <table:table-row table:style-name="ro1">
          <table:table-cell office:value-type="float" office:value="72.6249" calcext:value-type="float">
            <text:p>72.6249</text:p>
          </table:table-cell>
          <table:table-cell office:value-type="float" office:value="285.479" calcext:value-type="float">
            <text:p>285.479</text:p>
          </table:table-cell>
          <table:table-cell office:value-type="float" office:value="42.6262" calcext:value-type="float">
            <text:p>42.6262</text:p>
          </table:table-cell>
          <table:table-cell office:value-type="float" office:value="72.1034" calcext:value-type="float">
            <text:p>72.1034</text:p>
          </table:table-cell>
          <table:table-cell office:value-type="float" office:value="273.721" calcext:value-type="float">
            <text:p>273.721</text:p>
          </table:table-cell>
          <table:table-cell office:value-type="float" office:value="43.004" calcext:value-type="float">
            <text:p>43.004</text:p>
          </table:table-cell>
          <table:table-cell/>
          <table:table-cell table:formula="of:=([.D202]-[.A202])/0.0166667" office:value-type="float" office:value="-31.2899374201254" calcext:value-type="float">
            <text:p>-31.2899374201254</text:p>
          </table:table-cell>
          <table:table-cell table:formula="of:=ABS([.E202]-[.B202])/0.0166667" office:value-type="float" office:value="705.478589042821" calcext:value-type="float">
            <text:p>705.478589042821</text:p>
          </table:table-cell>
          <table:table-cell table:formula="of:=([.F202]-[.C202])/0.0166667" office:value-type="float" office:value="22.6679546640907" calcext:value-type="float">
            <text:p>22.6679546640907</text:p>
          </table:table-cell>
          <table:table-cell table:formula="of:=DEGREES(ATAN(ABS([.F202]-[.C202])/ABS([.E202]-[.B202])))" office:value-type="float" office:value="1.84035556453356" calcext:value-type="float">
            <text:p>1.84035556453356</text:p>
          </table:table-cell>
          <table:table-cell table:formula="of:=SQRT(POWER([.H202];2)+POWER([.I202];2)+POWER([.J202];2))" office:value-type="float" office:value="706.535870250236" calcext:value-type="float">
            <text:p>706.535870250236</text:p>
          </table:table-cell>
        </table:table-row>
        <table:table-row table:style-name="ro1">
          <table:table-cell office:value-type="float" office:value="72.1065" calcext:value-type="float">
            <text:p>72.1065</text:p>
          </table:table-cell>
          <table:table-cell office:value-type="float" office:value="273.624" calcext:value-type="float">
            <text:p>273.624</text:p>
          </table:table-cell>
          <table:table-cell office:value-type="float" office:value="43.5146" calcext:value-type="float">
            <text:p>43.5146</text:p>
          </table:table-cell>
          <table:table-cell office:value-type="float" office:value="71.6099" calcext:value-type="float">
            <text:p>71.6099</text:p>
          </table:table-cell>
          <table:table-cell office:value-type="float" office:value="261.192" calcext:value-type="float">
            <text:p>261.192</text:p>
          </table:table-cell>
          <table:table-cell office:value-type="float" office:value="43.8243" calcext:value-type="float">
            <text:p>43.8243</text:p>
          </table:table-cell>
          <table:table-cell/>
          <table:table-cell table:formula="of:=([.D203]-[.A203])/0.0166667" office:value-type="float" office:value="-29.7959404081192" calcext:value-type="float">
            <text:p>-29.7959404081192</text:p>
          </table:table-cell>
          <table:table-cell table:formula="of:=ABS([.E203]-[.B203])/0.0166667" office:value-type="float" office:value="745.918508162985" calcext:value-type="float">
            <text:p>745.918508162985</text:p>
          </table:table-cell>
          <table:table-cell table:formula="of:=([.F203]-[.C203])/0.0166667" office:value-type="float" office:value="18.5819628360743" calcext:value-type="float">
            <text:p>18.5819628360743</text:p>
          </table:table-cell>
          <table:table-cell table:formula="of:=DEGREES(ATAN(ABS([.F203]-[.C203])/ABS([.E203]-[.B203])))" office:value-type="float" office:value="1.4270297322425" calcext:value-type="float">
            <text:p>1.4270297322425</text:p>
          </table:table-cell>
          <table:table-cell table:formula="of:=SQRT(POWER([.H203];2)+POWER([.I203];2)+POWER([.J203];2))" office:value-type="float" office:value="746.744607096521" calcext:value-type="float">
            <text:p>746.744607096521</text:p>
          </table:table-cell>
        </table:table-row>
        <table:table-row table:style-name="ro1">
          <table:table-cell office:value-type="float" office:value="71.8537" calcext:value-type="float">
            <text:p>71.8537</text:p>
          </table:table-cell>
          <table:table-cell office:value-type="float" office:value="273.691" calcext:value-type="float">
            <text:p>273.691</text:p>
          </table:table-cell>
          <table:table-cell office:value-type="float" office:value="43.0112" calcext:value-type="float">
            <text:p>43.0112</text:p>
          </table:table-cell>
          <table:table-cell office:value-type="float" office:value="71.3635" calcext:value-type="float">
            <text:p>71.3635</text:p>
          </table:table-cell>
          <table:table-cell office:value-type="float" office:value="261.25" calcext:value-type="float">
            <text:p>261.25</text:p>
          </table:table-cell>
          <table:table-cell office:value-type="float" office:value="43.3344" calcext:value-type="float">
            <text:p>43.3344</text:p>
          </table:table-cell>
          <table:table-cell/>
          <table:table-cell table:formula="of:=([.D204]-[.A204])/0.0166667" office:value-type="float" office:value="-29.4119411761177" calcext:value-type="float">
            <text:p>-29.4119411761177</text:p>
          </table:table-cell>
          <table:table-cell table:formula="of:=ABS([.E204]-[.B204])/0.0166667" office:value-type="float" office:value="746.458507082984" calcext:value-type="float">
            <text:p>746.458507082984</text:p>
          </table:table-cell>
          <table:table-cell table:formula="of:=([.F204]-[.C204])/0.0166667" office:value-type="float" office:value="19.3919612160776" calcext:value-type="float">
            <text:p>19.3919612160776</text:p>
          </table:table-cell>
          <table:table-cell table:formula="of:=DEGREES(ATAN(ABS([.F204]-[.C204])/ABS([.E204]-[.B204])))" office:value-type="float" office:value="1.488130517077" calcext:value-type="float">
            <text:p>1.488130517077</text:p>
          </table:table-cell>
          <table:table-cell table:formula="of:=SQRT(POWER([.H204];2)+POWER([.I204];2)+POWER([.J204];2))" office:value-type="float" office:value="747.289377176011" calcext:value-type="float">
            <text:p>747.289377176011</text:p>
          </table:table-cell>
        </table:table-row>
        <table:table-row table:style-name="ro1">
          <table:table-cell office:value-type="float" office:value="72.6175" calcext:value-type="float">
            <text:p>72.6175</text:p>
          </table:table-cell>
          <table:table-cell office:value-type="float" office:value="282.925" calcext:value-type="float">
            <text:p>282.925</text:p>
          </table:table-cell>
          <table:table-cell office:value-type="float" office:value="42.2727" calcext:value-type="float">
            <text:p>42.2727</text:p>
          </table:table-cell>
          <table:table-cell office:value-type="float" office:value="71.8502" calcext:value-type="float">
            <text:p>71.8502</text:p>
          </table:table-cell>
          <table:table-cell office:value-type="float" office:value="271.251" calcext:value-type="float">
            <text:p>271.251</text:p>
          </table:table-cell>
          <table:table-cell office:value-type="float" office:value="42.6654" calcext:value-type="float">
            <text:p>42.6654</text:p>
          </table:table-cell>
          <table:table-cell/>
          <table:table-cell table:formula="of:=([.D205]-[.A205])/0.0166667" office:value-type="float" office:value="-46.0379079241845" calcext:value-type="float">
            <text:p>-46.0379079241845</text:p>
          </table:table-cell>
          <table:table-cell table:formula="of:=ABS([.E205]-[.B205])/0.0166667" office:value-type="float" office:value="700.438599122804" calcext:value-type="float">
            <text:p>700.438599122804</text:p>
          </table:table-cell>
          <table:table-cell table:formula="of:=([.F205]-[.C205])/0.0166667" office:value-type="float" office:value="23.5619528760941" calcext:value-type="float">
            <text:p>23.5619528760941</text:p>
          </table:table-cell>
          <table:table-cell table:formula="of:=DEGREES(ATAN(ABS([.F205]-[.C205])/ABS([.E205]-[.B205])))" office:value-type="float" office:value="1.92663796109495" calcext:value-type="float">
            <text:p>1.92663796109495</text:p>
          </table:table-cell>
          <table:table-cell table:formula="of:=SQRT(POWER([.H205];2)+POWER([.I205];2)+POWER([.J205];2))" office:value-type="float" office:value="702.34527529591" calcext:value-type="float">
            <text:p>702.34527529591</text:p>
          </table:table-cell>
        </table:table-row>
        <table:table-row table:style-name="ro1">
          <table:table-cell office:value-type="float" office:value="72.1034" calcext:value-type="float">
            <text:p>72.1034</text:p>
          </table:table-cell>
          <table:table-cell office:value-type="float" office:value="276.349" calcext:value-type="float">
            <text:p>276.349</text:p>
          </table:table-cell>
          <table:table-cell office:value-type="float" office:value="42.5802" calcext:value-type="float">
            <text:p>42.5802</text:p>
          </table:table-cell>
          <table:table-cell office:value-type="float" office:value="71.6022" calcext:value-type="float">
            <text:p>71.6022</text:p>
          </table:table-cell>
          <table:table-cell office:value-type="float" office:value="265.035" calcext:value-type="float">
            <text:p>265.035</text:p>
          </table:table-cell>
          <table:table-cell office:value-type="float" office:value="42.7071" calcext:value-type="float">
            <text:p>42.7071</text:p>
          </table:table-cell>
          <table:table-cell/>
          <table:table-cell table:formula="of:=([.D206]-[.A206])/0.0166667" office:value-type="float" office:value="-30.0719398561201" calcext:value-type="float">
            <text:p>-30.0719398561201</text:p>
          </table:table-cell>
          <table:table-cell table:formula="of:=ABS([.E206]-[.B206])/0.0166667" office:value-type="float" office:value="678.838642322713" calcext:value-type="float">
            <text:p>678.838642322713</text:p>
          </table:table-cell>
          <table:table-cell table:formula="of:=([.F206]-[.C206])/0.0166667" office:value-type="float" office:value="7.6139847720304" calcext:value-type="float">
            <text:p>7.6139847720304</text:p>
          </table:table-cell>
          <table:table-cell table:formula="of:=DEGREES(ATAN(ABS([.F206]-[.C206])/ABS([.E206]-[.B206])))" office:value-type="float" office:value="0.642613535946611" calcext:value-type="float">
            <text:p>0.642613535946611</text:p>
          </table:table-cell>
          <table:table-cell table:formula="of:=SQRT(POWER([.H206];2)+POWER([.I206];2)+POWER([.J206];2))" office:value-type="float" office:value="679.547052558808" calcext:value-type="float">
            <text:p>679.547052558808</text:p>
          </table:table-cell>
        </table:table-row>
        <table:table-row table:style-name="ro1">
          <table:table-cell office:value-type="float" office:value="72.6264" calcext:value-type="float">
            <text:p>72.6264</text:p>
          </table:table-cell>
          <table:table-cell office:value-type="float" office:value="286.851" calcext:value-type="float">
            <text:p>286.851</text:p>
          </table:table-cell>
          <table:table-cell office:value-type="float" office:value="42.4096" calcext:value-type="float">
            <text:p>42.4096</text:p>
          </table:table-cell>
          <table:table-cell office:value-type="float" office:value="71.853" calcext:value-type="float">
            <text:p>71.853</text:p>
          </table:table-cell>
          <table:table-cell office:value-type="float" office:value="274.999" calcext:value-type="float">
            <text:p>274.999</text:p>
          </table:table-cell>
          <table:table-cell office:value-type="float" office:value="42.8002" calcext:value-type="float">
            <text:p>42.8002</text:p>
          </table:table-cell>
          <table:table-cell/>
          <table:table-cell table:formula="of:=([.D207]-[.A207])/0.0166667" office:value-type="float" office:value="-46.4039071921862" calcext:value-type="float">
            <text:p>-46.4039071921862</text:p>
          </table:table-cell>
          <table:table-cell table:formula="of:=ABS([.E207]-[.B207])/0.0166667" office:value-type="float" office:value="711.118577762843" calcext:value-type="float">
            <text:p>711.118577762843</text:p>
          </table:table-cell>
          <table:table-cell table:formula="of:=([.F207]-[.C207])/0.0166667" office:value-type="float" office:value="23.4359531280937" calcext:value-type="float">
            <text:p>23.4359531280937</text:p>
          </table:table-cell>
          <table:table-cell table:formula="of:=DEGREES(ATAN(ABS([.F207]-[.C207])/ABS([.E207]-[.B207])))" office:value-type="float" office:value="1.88758305204278" calcext:value-type="float">
            <text:p>1.88758305204278</text:p>
          </table:table-cell>
          <table:table-cell table:formula="of:=SQRT(POWER([.H207];2)+POWER([.I207];2)+POWER([.J207];2))" office:value-type="float" office:value="713.016267795604" calcext:value-type="float">
            <text:p>713.016267795604</text:p>
          </table:table-cell>
        </table:table-row>
        <table:table-row table:style-name="ro1">
          <table:table-cell office:value-type="float" office:value="71.6017" calcext:value-type="float">
            <text:p>71.6017</text:p>
          </table:table-cell>
          <table:table-cell office:value-type="float" office:value="278.831" calcext:value-type="float">
            <text:p>278.831</text:p>
          </table:table-cell>
          <table:table-cell office:value-type="float" office:value="42.6854" calcext:value-type="float">
            <text:p>42.6854</text:p>
          </table:table-cell>
          <table:table-cell office:value-type="float" office:value="70.6152" calcext:value-type="float">
            <text:p>70.6152</text:p>
          </table:table-cell>
          <table:table-cell office:value-type="float" office:value="268.565" calcext:value-type="float">
            <text:p>268.565</text:p>
          </table:table-cell>
          <table:table-cell office:value-type="float" office:value="42.8694" calcext:value-type="float">
            <text:p>42.8694</text:p>
          </table:table-cell>
          <table:table-cell/>
          <table:table-cell table:formula="of:=([.D208]-[.A208])/0.0166667" office:value-type="float" office:value="-59.1898816202363" calcext:value-type="float">
            <text:p>-59.1898816202363</text:p>
          </table:table-cell>
          <table:table-cell table:formula="of:=ABS([.E208]-[.B208])/0.0166667" office:value-type="float" office:value="615.958768082465" calcext:value-type="float">
            <text:p>615.958768082465</text:p>
          </table:table-cell>
          <table:table-cell table:formula="of:=([.F208]-[.C208])/0.0166667" office:value-type="float" office:value="11.039977920044" calcext:value-type="float">
            <text:p>11.039977920044</text:p>
          </table:table-cell>
          <table:table-cell table:formula="of:=DEGREES(ATAN(ABS([.F208]-[.C208])/ABS([.E208]-[.B208])))" office:value-type="float" office:value="1.02681616560725" calcext:value-type="float">
            <text:p>1.02681616560725</text:p>
          </table:table-cell>
          <table:table-cell table:formula="of:=SQRT(POWER([.H208];2)+POWER([.I208];2)+POWER([.J208];2))" office:value-type="float" office:value="618.894601023761" calcext:value-type="float">
            <text:p>618.894601023761</text:p>
          </table:table-cell>
        </table:table-row>
        <table:table-row table:style-name="ro1">
          <table:table-cell office:value-type="float" office:value="72.3689" calcext:value-type="float">
            <text:p>72.3689</text:p>
          </table:table-cell>
          <table:table-cell office:value-type="float" office:value="285.458" calcext:value-type="float">
            <text:p>285.458</text:p>
          </table:table-cell>
          <table:table-cell office:value-type="float" office:value="42.6319" calcext:value-type="float">
            <text:p>42.6319</text:p>
          </table:table-cell>
          <table:table-cell office:value-type="float" office:value="71.8545" calcext:value-type="float">
            <text:p>71.8545</text:p>
          </table:table-cell>
          <table:table-cell office:value-type="float" office:value="272.395" calcext:value-type="float">
            <text:p>272.395</text:p>
          </table:table-cell>
          <table:table-cell office:value-type="float" office:value="43.2201" calcext:value-type="float">
            <text:p>43.2201</text:p>
          </table:table-cell>
          <table:table-cell/>
          <table:table-cell table:formula="of:=([.D209]-[.A209])/0.0166667" office:value-type="float" office:value="-30.8639382721231" calcext:value-type="float">
            <text:p>-30.8639382721231</text:p>
          </table:table-cell>
          <table:table-cell table:formula="of:=ABS([.E209]-[.B209])/0.0166667" office:value-type="float" office:value="783.778432443138" calcext:value-type="float">
            <text:p>783.778432443138</text:p>
          </table:table-cell>
          <table:table-cell table:formula="of:=([.F209]-[.C209])/0.0166667" office:value-type="float" office:value="35.2919294161412" calcext:value-type="float">
            <text:p>35.2919294161412</text:p>
          </table:table-cell>
          <table:table-cell table:formula="of:=DEGREES(ATAN(ABS([.F209]-[.C209])/ABS([.E209]-[.B209])))" office:value-type="float" office:value="2.57816952376707" calcext:value-type="float">
            <text:p>2.57816952376707</text:p>
          </table:table-cell>
          <table:table-cell table:formula="of:=SQRT(POWER([.H209];2)+POWER([.I209];2)+POWER([.J209];2))" office:value-type="float" office:value="785.179427984841" calcext:value-type="float">
            <text:p>785.179427984841</text:p>
          </table:table-cell>
        </table:table-row>
        <table:table-row table:style-name="ro1">
          <table:table-cell office:value-type="float" office:value="71.5992" calcext:value-type="float">
            <text:p>71.5992</text:p>
          </table:table-cell>
          <table:table-cell office:value-type="float" office:value="284.116" calcext:value-type="float">
            <text:p>284.116</text:p>
          </table:table-cell>
          <table:table-cell office:value-type="float" office:value="42.3452" calcext:value-type="float">
            <text:p>42.3452</text:p>
          </table:table-cell>
          <table:table-cell office:value-type="float" office:value="70.1026" calcext:value-type="float">
            <text:p>70.1026</text:p>
          </table:table-cell>
          <table:table-cell office:value-type="float" office:value="273.573" calcext:value-type="float">
            <text:p>273.573</text:p>
          </table:table-cell>
          <table:table-cell office:value-type="float" office:value="42.5513" calcext:value-type="float">
            <text:p>42.5513</text:p>
          </table:table-cell>
          <table:table-cell/>
          <table:table-cell table:formula="of:=([.D210]-[.A210])/0.0166667" office:value-type="float" office:value="-89.7958204083592" calcext:value-type="float">
            <text:p>-89.7958204083592</text:p>
          </table:table-cell>
          <table:table-cell table:formula="of:=ABS([.E210]-[.B210])/0.0166667" office:value-type="float" office:value="632.578734842531" calcext:value-type="float">
            <text:p>632.578734842531</text:p>
          </table:table-cell>
          <table:table-cell table:formula="of:=([.F210]-[.C210])/0.0166667" office:value-type="float" office:value="12.3659752680494" calcext:value-type="float">
            <text:p>12.3659752680494</text:p>
          </table:table-cell>
          <table:table-cell table:formula="of:=DEGREES(ATAN(ABS([.F210]-[.C210])/ABS([.E210]-[.B210])))" office:value-type="float" office:value="1.11990479917963" calcext:value-type="float">
            <text:p>1.11990479917963</text:p>
          </table:table-cell>
          <table:table-cell table:formula="of:=SQRT(POWER([.H210];2)+POWER([.I210];2)+POWER([.J210];2))" office:value-type="float" office:value="639.03995374477" calcext:value-type="float">
            <text:p>639.03995374477</text:p>
          </table:table-cell>
        </table:table-row>
        <table:table-row table:style-name="ro1">
          <table:table-cell office:value-type="float" office:value="70.8347" calcext:value-type="float">
            <text:p>70.8347</text:p>
          </table:table-cell>
          <table:table-cell office:value-type="float" office:value="278.991" calcext:value-type="float">
            <text:p>278.991</text:p>
          </table:table-cell>
          <table:table-cell office:value-type="float" office:value="41.4138" calcext:value-type="float">
            <text:p>41.4138</text:p>
          </table:table-cell>
          <table:table-cell office:value-type="float" office:value="70.1198" calcext:value-type="float">
            <text:p>70.1198</text:p>
          </table:table-cell>
          <table:table-cell office:value-type="float" office:value="266.222" calcext:value-type="float">
            <text:p>266.222</text:p>
          </table:table-cell>
          <table:table-cell office:value-type="float" office:value="41.7918" calcext:value-type="float">
            <text:p>41.7918</text:p>
          </table:table-cell>
          <table:table-cell/>
          <table:table-cell table:formula="of:=([.D211]-[.A211])/0.0166667" office:value-type="float" office:value="-42.8939142121716" calcext:value-type="float">
            <text:p>-42.8939142121716</text:p>
          </table:table-cell>
          <table:table-cell table:formula="of:=ABS([.E211]-[.B211])/0.0166667" office:value-type="float" office:value="766.138467723065" calcext:value-type="float">
            <text:p>766.138467723065</text:p>
          </table:table-cell>
          <table:table-cell table:formula="of:=([.F211]-[.C211])/0.0166667" office:value-type="float" office:value="22.6799546400907" calcext:value-type="float">
            <text:p>22.6799546400907</text:p>
          </table:table-cell>
          <table:table-cell table:formula="of:=DEGREES(ATAN(ABS([.F211]-[.C211])/ABS([.E211]-[.B211])))" office:value-type="float" office:value="1.69562859172639" calcext:value-type="float">
            <text:p>1.69562859172639</text:p>
          </table:table-cell>
          <table:table-cell table:formula="of:=SQRT(POWER([.H211];2)+POWER([.I211];2)+POWER([.J211];2))" office:value-type="float" office:value="767.673381031258" calcext:value-type="float">
            <text:p>767.673381031258</text:p>
          </table:table-cell>
        </table:table-row>
        <table:table-row table:style-name="ro1">
          <table:table-cell office:value-type="float" office:value="71.8547" calcext:value-type="float">
            <text:p>71.8547</text:p>
          </table:table-cell>
          <table:table-cell office:value-type="float" office:value="286.816" calcext:value-type="float">
            <text:p>286.816</text:p>
          </table:table-cell>
          <table:table-cell office:value-type="float" office:value="42.1679" calcext:value-type="float">
            <text:p>42.1679</text:p>
          </table:table-cell>
          <table:table-cell office:value-type="float" office:value="70.8498" calcext:value-type="float">
            <text:p>70.8498</text:p>
          </table:table-cell>
          <table:table-cell office:value-type="float" office:value="274.917" calcext:value-type="float">
            <text:p>274.917</text:p>
          </table:table-cell>
          <table:table-cell office:value-type="float" office:value="42.5744" calcext:value-type="float">
            <text:p>42.5744</text:p>
          </table:table-cell>
          <table:table-cell/>
          <table:table-cell table:formula="of:=([.D212]-[.A212])/0.0166667" office:value-type="float" office:value="-60.2938794122407" calcext:value-type="float">
            <text:p>-60.2938794122407</text:p>
          </table:table-cell>
          <table:table-cell table:formula="of:=ABS([.E212]-[.B212])/0.0166667" office:value-type="float" office:value="713.938572122856" calcext:value-type="float">
            <text:p>713.938572122856</text:p>
          </table:table-cell>
          <table:table-cell table:formula="of:=([.F212]-[.C212])/0.0166667" office:value-type="float" office:value="24.3899512200972" calcext:value-type="float">
            <text:p>24.3899512200972</text:p>
          </table:table-cell>
          <table:table-cell table:formula="of:=DEGREES(ATAN(ABS([.F212]-[.C212])/ABS([.E212]-[.B212])))" office:value-type="float" office:value="1.9566081186884" calcext:value-type="float">
            <text:p>1.9566081186884</text:p>
          </table:table-cell>
          <table:table-cell table:formula="of:=SQRT(POWER([.H212];2)+POWER([.I212];2)+POWER([.J212];2))" office:value-type="float" office:value="716.895045581931" calcext:value-type="float">
            <text:p>716.895045581931</text:p>
          </table:table-cell>
        </table:table-row>
        <table:table-row table:style-name="ro1">
          <table:table-cell office:value-type="float" office:value="70.8179" calcext:value-type="float">
            <text:p>70.8179</text:p>
          </table:table-cell>
          <table:table-cell office:value-type="float" office:value="286.981" calcext:value-type="float">
            <text:p>286.981</text:p>
          </table:table-cell>
          <table:table-cell office:value-type="float" office:value="40.8776" calcext:value-type="float">
            <text:p>40.8776</text:p>
          </table:table-cell>
          <table:table-cell office:value-type="float" office:value="69.5844" calcext:value-type="float">
            <text:p>69.5844</text:p>
          </table:table-cell>
          <table:table-cell office:value-type="float" office:value="275.053" calcext:value-type="float">
            <text:p>275.053</text:p>
          </table:table-cell>
          <table:table-cell office:value-type="float" office:value="41.0715" calcext:value-type="float">
            <text:p>41.0715</text:p>
          </table:table-cell>
          <table:table-cell/>
          <table:table-cell table:formula="of:=([.D213]-[.A213])/0.0166667" office:value-type="float" office:value="-74.0098519802956" calcext:value-type="float">
            <text:p>-74.0098519802956</text:p>
          </table:table-cell>
          <table:table-cell table:formula="of:=ABS([.E213]-[.B213])/0.0166667" office:value-type="float" office:value="715.678568642863" calcext:value-type="float">
            <text:p>715.678568642863</text:p>
          </table:table-cell>
          <table:table-cell table:formula="of:=([.F213]-[.C213])/0.0166667" office:value-type="float" office:value="11.6339767320465" calcext:value-type="float">
            <text:p>11.6339767320465</text:p>
          </table:table-cell>
          <table:table-cell table:formula="of:=DEGREES(ATAN(ABS([.F213]-[.C213])/ABS([.E213]-[.B213])))" office:value-type="float" office:value="0.931310631747532" calcext:value-type="float">
            <text:p>0.931310631747532</text:p>
          </table:table-cell>
          <table:table-cell table:formula="of:=SQRT(POWER([.H213];2)+POWER([.I213];2)+POWER([.J213];2))" office:value-type="float" office:value="719.589203100938" calcext:value-type="float">
            <text:p>719.589203100938</text:p>
          </table:table-cell>
        </table:table-row>
        <table:table-row table:style-name="ro1">
          <table:table-cell office:value-type="float" office:value="71.0871" calcext:value-type="float">
            <text:p>71.0871</text:p>
          </table:table-cell>
          <table:table-cell office:value-type="float" office:value="281.551" calcext:value-type="float">
            <text:p>281.551</text:p>
          </table:table-cell>
          <table:table-cell office:value-type="float" office:value="41.7508" calcext:value-type="float">
            <text:p>41.7508</text:p>
          </table:table-cell>
          <table:table-cell office:value-type="float" office:value="70.3569" calcext:value-type="float">
            <text:p>70.3569</text:p>
          </table:table-cell>
          <table:table-cell office:value-type="float" office:value="269.947" calcext:value-type="float">
            <text:p>269.947</text:p>
          </table:table-cell>
          <table:table-cell office:value-type="float" office:value="41.9075" calcext:value-type="float">
            <text:p>41.9075</text:p>
          </table:table-cell>
          <table:table-cell/>
          <table:table-cell table:formula="of:=([.D214]-[.A214])/0.0166667" office:value-type="float" office:value="-43.8119123761759" calcext:value-type="float">
            <text:p>-43.8119123761759</text:p>
          </table:table-cell>
          <table:table-cell table:formula="of:=ABS([.E214]-[.B214])/0.0166667" office:value-type="float" office:value="696.238607522784" calcext:value-type="float">
            <text:p>696.238607522784</text:p>
          </table:table-cell>
          <table:table-cell table:formula="of:=([.F214]-[.C214])/0.0166667" office:value-type="float" office:value="9.40198119603765" calcext:value-type="float">
            <text:p>9.40198119603765</text:p>
          </table:table-cell>
          <table:table-cell table:formula="of:=DEGREES(ATAN(ABS([.F214]-[.C214])/ABS([.E214]-[.B214])))" office:value-type="float" office:value="0.773673126545358" calcext:value-type="float">
            <text:p>0.773673126545358</text:p>
          </table:table-cell>
          <table:table-cell table:formula="of:=SQRT(POWER([.H214];2)+POWER([.I214];2)+POWER([.J214];2))" office:value-type="float" office:value="697.679066277421" calcext:value-type="float">
            <text:p>697.679066277421</text:p>
          </table:table-cell>
        </table:table-row>
        <table:table-row table:style-name="ro1">
          <table:table-cell office:value-type="float" office:value="71.5927" calcext:value-type="float">
            <text:p>71.5927</text:p>
          </table:table-cell>
          <table:table-cell office:value-type="float" office:value="286.953" calcext:value-type="float">
            <text:p>286.953</text:p>
          </table:table-cell>
          <table:table-cell office:value-type="float" office:value="41.3847" calcext:value-type="float">
            <text:p>41.3847</text:p>
          </table:table-cell>
          <table:table-cell office:value-type="float" office:value="70.8419" calcext:value-type="float">
            <text:p>70.8419</text:p>
          </table:table-cell>
          <table:table-cell office:value-type="float" office:value="275.113" calcext:value-type="float">
            <text:p>275.113</text:p>
          </table:table-cell>
          <table:table-cell office:value-type="float" office:value="41.5479" calcext:value-type="float">
            <text:p>41.5479</text:p>
          </table:table-cell>
          <table:table-cell/>
          <table:table-cell table:formula="of:=([.D215]-[.A215])/0.0166667" office:value-type="float" office:value="-45.0479099041801" calcext:value-type="float">
            <text:p>-45.0479099041801</text:p>
          </table:table-cell>
          <table:table-cell table:formula="of:=ABS([.E215]-[.B215])/0.0166667" office:value-type="float" office:value="710.39857920284" calcext:value-type="float">
            <text:p>710.39857920284</text:p>
          </table:table-cell>
          <table:table-cell table:formula="of:=([.F215]-[.C215])/0.0166667" office:value-type="float" office:value="9.79198041603894" calcext:value-type="float">
            <text:p>9.79198041603894</text:p>
          </table:table-cell>
          <table:table-cell table:formula="of:=DEGREES(ATAN(ABS([.F215]-[.C215])/ABS([.E215]-[.B215])))" office:value-type="float" office:value="0.789702626488423" calcext:value-type="float">
            <text:p>0.789702626488423</text:p>
          </table:table-cell>
          <table:table-cell table:formula="of:=SQRT(POWER([.H215];2)+POWER([.I215];2)+POWER([.J215];2))" office:value-type="float" office:value="711.8927857484" calcext:value-type="float">
            <text:p>711.8927857484</text:p>
          </table:table-cell>
        </table:table-row>
        <table:table-row table:style-name="ro1">
          <table:table-cell office:value-type="float" office:value="71.5911" calcext:value-type="float">
            <text:p>71.5911</text:p>
          </table:table-cell>
          <table:table-cell office:value-type="float" office:value="288.336" calcext:value-type="float">
            <text:p>288.336</text:p>
          </table:table-cell>
          <table:table-cell office:value-type="float" office:value="41.1633" calcext:value-type="float">
            <text:p>41.1633</text:p>
          </table:table-cell>
          <table:table-cell office:value-type="float" office:value="70.8419" calcext:value-type="float">
            <text:p>70.8419</text:p>
          </table:table-cell>
          <table:table-cell office:value-type="float" office:value="275.118" calcext:value-type="float">
            <text:p>275.118</text:p>
          </table:table-cell>
          <table:table-cell office:value-type="float" office:value="41.547" calcext:value-type="float">
            <text:p>41.547</text:p>
          </table:table-cell>
          <table:table-cell/>
          <table:table-cell table:formula="of:=([.D216]-[.A216])/0.0166667" office:value-type="float" office:value="-44.9519100961799" calcext:value-type="float">
            <text:p>-44.9519100961799</text:p>
          </table:table-cell>
          <table:table-cell table:formula="of:=ABS([.E216]-[.B216])/0.0166667" office:value-type="float" office:value="793.078413843173" calcext:value-type="float">
            <text:p>793.078413843173</text:p>
          </table:table-cell>
          <table:table-cell table:formula="of:=([.F216]-[.C216])/0.0166667" office:value-type="float" office:value="23.0219539560919" calcext:value-type="float">
            <text:p>23.0219539560919</text:p>
          </table:table-cell>
          <table:table-cell table:formula="of:=DEGREES(ATAN(ABS([.F216]-[.C216])/ABS([.E216]-[.B216])))" office:value-type="float" office:value="1.66274917545244" calcext:value-type="float">
            <text:p>1.66274917545244</text:p>
          </table:table-cell>
          <table:table-cell table:formula="of:=SQRT(POWER([.H216];2)+POWER([.I216];2)+POWER([.J216];2))" office:value-type="float" office:value="794.68487785364" calcext:value-type="float">
            <text:p>794.68487785364</text:p>
          </table:table-cell>
        </table:table-row>
        <table:table-row table:style-name="ro1">
          <table:table-cell office:value-type="float" office:value="71.333" calcext:value-type="float">
            <text:p>71.333</text:p>
          </table:table-cell>
          <table:table-cell office:value-type="float" office:value="289.64" calcext:value-type="float">
            <text:p>289.64</text:p>
          </table:table-cell>
          <table:table-cell office:value-type="float" office:value="41.213" calcext:value-type="float">
            <text:p>41.213</text:p>
          </table:table-cell>
          <table:table-cell office:value-type="float" office:value="70.3355" calcext:value-type="float">
            <text:p>70.3355</text:p>
          </table:table-cell>
          <table:table-cell office:value-type="float" office:value="276.374" calcext:value-type="float">
            <text:p>276.374</text:p>
          </table:table-cell>
          <table:table-cell office:value-type="float" office:value="41.3458" calcext:value-type="float">
            <text:p>41.3458</text:p>
          </table:table-cell>
          <table:table-cell/>
          <table:table-cell table:formula="of:=([.D217]-[.A217])/0.0166667" office:value-type="float" office:value="-59.8498803002395" calcext:value-type="float">
            <text:p>-59.8498803002395</text:p>
          </table:table-cell>
          <table:table-cell table:formula="of:=ABS([.E217]-[.B217])/0.0166667" office:value-type="float" office:value="795.958408083182" calcext:value-type="float">
            <text:p>795.958408083182</text:p>
          </table:table-cell>
          <table:table-cell table:formula="of:=([.F217]-[.C217])/0.0166667" office:value-type="float" office:value="7.96798406403163" calcext:value-type="float">
            <text:p>7.96798406403163</text:p>
          </table:table-cell>
          <table:table-cell table:formula="of:=DEGREES(ATAN(ABS([.F217]-[.C217])/ABS([.E217]-[.B217])))" office:value-type="float" office:value="0.573543296373691" calcext:value-type="float">
            <text:p>0.573543296373691</text:p>
          </table:table-cell>
          <table:table-cell table:formula="of:=SQRT(POWER([.H217];2)+POWER([.I217];2)+POWER([.J217];2))" office:value-type="float" office:value="798.24512797781" calcext:value-type="float">
            <text:p>798.24512797781</text:p>
          </table:table-cell>
        </table:table-row>
        <table:table-row table:style-name="ro1">
          <table:table-cell office:value-type="float" office:value="71.8494" calcext:value-type="float">
            <text:p>71.8494</text:p>
          </table:table-cell>
          <table:table-cell office:value-type="float" office:value="284.296" calcext:value-type="float">
            <text:p>284.296</text:p>
          </table:table-cell>
          <table:table-cell office:value-type="float" office:value="41.5545" calcext:value-type="float">
            <text:p>41.5545</text:p>
          </table:table-cell>
          <table:table-cell office:value-type="float" office:value="71.0995" calcext:value-type="float">
            <text:p>71.0995</text:p>
          </table:table-cell>
          <table:table-cell office:value-type="float" office:value="271.281" calcext:value-type="float">
            <text:p>271.281</text:p>
          </table:table-cell>
          <table:table-cell office:value-type="float" office:value="41.9272" calcext:value-type="float">
            <text:p>41.9272</text:p>
          </table:table-cell>
          <table:table-cell/>
          <table:table-cell table:formula="of:=([.D218]-[.A218])/0.0166667" office:value-type="float" office:value="-44.9939100121798" calcext:value-type="float">
            <text:p>-44.9939100121798</text:p>
          </table:table-cell>
          <table:table-cell table:formula="of:=ABS([.E218]-[.B218])/0.0166667" office:value-type="float" office:value="780.898438203123" calcext:value-type="float">
            <text:p>780.898438203123</text:p>
          </table:table-cell>
          <table:table-cell table:formula="of:=([.F218]-[.C218])/0.0166667" office:value-type="float" office:value="22.3619552760896" calcext:value-type="float">
            <text:p>22.3619552760896</text:p>
          </table:table-cell>
          <table:table-cell table:formula="of:=DEGREES(ATAN(ABS([.F218]-[.C218])/ABS([.E218]-[.B218])))" office:value-type="float" office:value="1.64028450821127" calcext:value-type="float">
            <text:p>1.64028450821127</text:p>
          </table:table-cell>
          <table:table-cell table:formula="of:=SQRT(POWER([.H218];2)+POWER([.I218];2)+POWER([.J218];2))" office:value-type="float" office:value="782.513181850651" calcext:value-type="float">
            <text:p>782.513181850651</text:p>
          </table:table-cell>
        </table:table-row>
        <table:table-row table:style-name="ro1">
          <table:table-cell office:value-type="float" office:value="72.1034" calcext:value-type="float">
            <text:p>72.1034</text:p>
          </table:table-cell>
          <table:table-cell office:value-type="float" office:value="279.001" calcext:value-type="float">
            <text:p>279.001</text:p>
          </table:table-cell>
          <table:table-cell office:value-type="float" office:value="42.1525" calcext:value-type="float">
            <text:p>42.1525</text:p>
          </table:table-cell>
          <table:table-cell office:value-type="float" office:value="71.351" calcext:value-type="float">
            <text:p>71.351</text:p>
          </table:table-cell>
          <table:table-cell office:value-type="float" office:value="267.579" calcext:value-type="float">
            <text:p>267.579</text:p>
          </table:table-cell>
          <table:table-cell office:value-type="float" office:value="42.0443" calcext:value-type="float">
            <text:p>42.0443</text:p>
          </table:table-cell>
          <table:table-cell/>
          <table:table-cell table:formula="of:=([.D219]-[.A219])/0.0166667" office:value-type="float" office:value="-45.1439097121802" calcext:value-type="float">
            <text:p>-45.1439097121802</text:p>
          </table:table-cell>
          <table:table-cell table:formula="of:=ABS([.E219]-[.B219])/0.0166667" office:value-type="float" office:value="685.318629362739" calcext:value-type="float">
            <text:p>685.318629362739</text:p>
          </table:table-cell>
          <table:table-cell table:formula="of:=([.F219]-[.C219])/0.0166667" office:value-type="float" office:value="-6.49198701602619" calcext:value-type="float">
            <text:p>-6.49198701602619</text:p>
          </table:table-cell>
          <table:table-cell table:formula="of:=DEGREES(ATAN(ABS([.F219]-[.C219])/ABS([.E219]-[.B219])))" office:value-type="float" office:value="0.542743645180434" calcext:value-type="float">
            <text:p>0.542743645180434</text:p>
          </table:table-cell>
          <table:table-cell table:formula="of:=SQRT(POWER([.H219];2)+POWER([.I219];2)+POWER([.J219];2))" office:value-type="float" office:value="686.834581417638" calcext:value-type="float">
            <text:p>686.834581417638</text:p>
          </table:table-cell>
        </table:table-row>
        <table:table-row table:style-name="ro1">
          <table:table-cell office:value-type="float" office:value="73.1195" calcext:value-type="float">
            <text:p>73.1195</text:p>
          </table:table-cell>
          <table:table-cell office:value-type="float" office:value="276.02" calcext:value-type="float">
            <text:p>276.02</text:p>
          </table:table-cell>
          <table:table-cell office:value-type="float" office:value="44.8601" calcext:value-type="float">
            <text:p>44.8601</text:p>
          </table:table-cell>
          <table:table-cell office:value-type="float" office:value="71.6047" calcext:value-type="float">
            <text:p>71.6047</text:p>
          </table:table-cell>
          <table:table-cell office:value-type="float" office:value="268.645" calcext:value-type="float">
            <text:p>268.645</text:p>
          </table:table-cell>
          <table:table-cell office:value-type="float" office:value="43.0922" calcext:value-type="float">
            <text:p>43.0922</text:p>
          </table:table-cell>
          <table:table-cell/>
          <table:table-cell table:formula="of:=([.D220]-[.A220])/0.0166667" office:value-type="float" office:value="-90.887818224364" calcext:value-type="float">
            <text:p>-90.887818224364</text:p>
          </table:table-cell>
          <table:table-cell table:formula="of:=ABS([.E220]-[.B220])/0.0166667" office:value-type="float" office:value="442.49911500177" calcext:value-type="float">
            <text:p>442.49911500177</text:p>
          </table:table-cell>
          <table:table-cell table:formula="of:=([.F220]-[.C220])/0.0166667" office:value-type="float" office:value="-106.073787852425" calcext:value-type="float">
            <text:p>-106.073787852425</text:p>
          </table:table-cell>
          <table:table-cell table:formula="of:=DEGREES(ATAN(ABS([.F220]-[.C220])/ABS([.E220]-[.B220])))" office:value-type="float" office:value="13.4803061019749" calcext:value-type="float">
            <text:p>13.4803061019749</text:p>
          </table:table-cell>
          <table:table-cell table:formula="of:=SQRT(POWER([.H220];2)+POWER([.I220];2)+POWER([.J220];2))" office:value-type="float" office:value="464.023394613134" calcext:value-type="float">
            <text:p>464.023394613134</text:p>
          </table:table-cell>
        </table:table-row>
        <table:table-row table:style-name="ro1">
          <table:table-cell office:value-type="float" office:value="71.0863" calcext:value-type="float">
            <text:p>71.0863</text:p>
          </table:table-cell>
          <table:table-cell office:value-type="float" office:value="280.334" calcext:value-type="float">
            <text:p>280.334</text:p>
          </table:table-cell>
          <table:table-cell office:value-type="float" office:value="41.4442" calcext:value-type="float">
            <text:p>41.4442</text:p>
          </table:table-cell>
          <table:table-cell office:value-type="float" office:value="70.6095" calcext:value-type="float">
            <text:p>70.6095</text:p>
          </table:table-cell>
          <table:table-cell office:value-type="float" office:value="266.352" calcext:value-type="float">
            <text:p>266.352</text:p>
          </table:table-cell>
          <table:table-cell office:value-type="float" office:value="41.5209" calcext:value-type="float">
            <text:p>41.5209</text:p>
          </table:table-cell>
          <table:table-cell/>
          <table:table-cell table:formula="of:=([.D221]-[.A221])/0.0166667" office:value-type="float" office:value="-28.6079427841143" calcext:value-type="float">
            <text:p>-28.6079427841143</text:p>
          </table:table-cell>
          <table:table-cell table:formula="of:=ABS([.E221]-[.B221])/0.0166667" office:value-type="float" office:value="838.918322163357" calcext:value-type="float">
            <text:p>838.918322163357</text:p>
          </table:table-cell>
          <table:table-cell table:formula="of:=([.F221]-[.C221])/0.0166667" office:value-type="float" office:value="4.60199079601813" calcext:value-type="float">
            <text:p>4.60199079601813</text:p>
          </table:table-cell>
          <table:table-cell table:formula="of:=DEGREES(ATAN(ABS([.F221]-[.C221])/ABS([.E221]-[.B221])))" office:value-type="float" office:value="0.314299972014681" calcext:value-type="float">
            <text:p>0.314299972014681</text:p>
          </table:table-cell>
          <table:table-cell table:formula="of:=SQRT(POWER([.H221];2)+POWER([.I221];2)+POWER([.J221];2))" office:value-type="float" office:value="839.418574949952" calcext:value-type="float">
            <text:p>839.418574949952</text:p>
          </table:table-cell>
        </table:table-row>
        <table:table-row table:style-name="ro1">
          <table:table-cell office:value-type="float" office:value="72.3613" calcext:value-type="float">
            <text:p>72.3613</text:p>
          </table:table-cell>
          <table:table-cell office:value-type="float" office:value="282.948" calcext:value-type="float">
            <text:p>282.948</text:p>
          </table:table-cell>
          <table:table-cell office:value-type="float" office:value="42.019" calcext:value-type="float">
            <text:p>42.019</text:p>
          </table:table-cell>
          <table:table-cell office:value-type="float" office:value="71.3516" calcext:value-type="float">
            <text:p>71.3516</text:p>
          </table:table-cell>
          <table:table-cell office:value-type="float" office:value="271.233" calcext:value-type="float">
            <text:p>271.233</text:p>
          </table:table-cell>
          <table:table-cell office:value-type="float" office:value="42.4262" calcext:value-type="float">
            <text:p>42.4262</text:p>
          </table:table-cell>
          <table:table-cell/>
          <table:table-cell table:formula="of:=([.D222]-[.A222])/0.0166667" office:value-type="float" office:value="-60.581878836242" calcext:value-type="float">
            <text:p>-60.581878836242</text:p>
          </table:table-cell>
          <table:table-cell table:formula="of:=ABS([.E222]-[.B222])/0.0166667" office:value-type="float" office:value="702.89859420281" calcext:value-type="float">
            <text:p>702.89859420281</text:p>
          </table:table-cell>
          <table:table-cell table:formula="of:=([.F222]-[.C222])/0.0166667" office:value-type="float" office:value="24.4319511360979" calcext:value-type="float">
            <text:p>24.4319511360979</text:p>
          </table:table-cell>
          <table:table-cell table:formula="of:=DEGREES(ATAN(ABS([.F222]-[.C222])/ABS([.E222]-[.B222])))" office:value-type="float" office:value="1.99073429670978" calcext:value-type="float">
            <text:p>1.99073429670978</text:p>
          </table:table-cell>
          <table:table-cell table:formula="of:=SQRT(POWER([.H222];2)+POWER([.I222];2)+POWER([.J222];2))" office:value-type="float" office:value="705.927416957248" calcext:value-type="float">
            <text:p>705.927416957248</text:p>
          </table:table-cell>
        </table:table-row>
        <table:table-row table:style-name="ro1">
          <table:table-cell office:value-type="float" office:value="72.8791" calcext:value-type="float">
            <text:p>72.8791</text:p>
          </table:table-cell>
          <table:table-cell office:value-type="float" office:value="287.053" calcext:value-type="float">
            <text:p>287.053</text:p>
          </table:table-cell>
          <table:table-cell office:value-type="float" office:value="41.6114" calcext:value-type="float">
            <text:p>41.6114</text:p>
          </table:table-cell>
          <table:table-cell office:value-type="float" office:value="72.0954" calcext:value-type="float">
            <text:p>72.0954</text:p>
          </table:table-cell>
          <table:table-cell office:value-type="float" office:value="276.604" calcext:value-type="float">
            <text:p>276.604</text:p>
          </table:table-cell>
          <table:table-cell office:value-type="float" office:value="41.2915" calcext:value-type="float">
            <text:p>41.2915</text:p>
          </table:table-cell>
          <table:table-cell/>
          <table:table-cell table:formula="of:=([.D223]-[.A223])/0.0166667" office:value-type="float" office:value="-47.0219059561879" calcext:value-type="float">
            <text:p>-47.0219059561879</text:p>
          </table:table-cell>
          <table:table-cell table:formula="of:=ABS([.E223]-[.B223])/0.0166667" office:value-type="float" office:value="626.938746122509" calcext:value-type="float">
            <text:p>626.938746122509</text:p>
          </table:table-cell>
          <table:table-cell table:formula="of:=([.F223]-[.C223])/0.0166667" office:value-type="float" office:value="-19.193961612077" calcext:value-type="float">
            <text:p>-19.193961612077</text:p>
          </table:table-cell>
          <table:table-cell table:formula="of:=DEGREES(ATAN(ABS([.F223]-[.C223])/ABS([.E223]-[.B223])))" office:value-type="float" office:value="1.75358374138434" calcext:value-type="float">
            <text:p>1.75358374138434</text:p>
          </table:table-cell>
          <table:table-cell table:formula="of:=SQRT(POWER([.H223];2)+POWER([.I223];2)+POWER([.J223];2))" office:value-type="float" office:value="628.992574830404" calcext:value-type="float">
            <text:p>628.992574830404</text:p>
          </table:table-cell>
        </table:table-row>
        <table:table-row table:style-name="ro1">
          <table:table-cell office:value-type="float" office:value="71.848" calcext:value-type="float">
            <text:p>71.848</text:p>
          </table:table-cell>
          <table:table-cell office:value-type="float" office:value="275.148" calcext:value-type="float">
            <text:p>275.148</text:p>
          </table:table-cell>
          <table:table-cell office:value-type="float" office:value="42.0304" calcext:value-type="float">
            <text:p>42.0304</text:p>
          </table:table-cell>
          <table:table-cell office:value-type="float" office:value="70.8666" calcext:value-type="float">
            <text:p>70.8666</text:p>
          </table:table-cell>
          <table:table-cell office:value-type="float" office:value="263.773" calcext:value-type="float">
            <text:p>263.773</text:p>
          </table:table-cell>
          <table:table-cell office:value-type="float" office:value="42.4365" calcext:value-type="float">
            <text:p>42.4365</text:p>
          </table:table-cell>
          <table:table-cell/>
          <table:table-cell table:formula="of:=([.D224]-[.A224])/0.0166667" office:value-type="float" office:value="-58.8838822322352" calcext:value-type="float">
            <text:p>-58.8838822322352</text:p>
          </table:table-cell>
          <table:table-cell table:formula="of:=ABS([.E224]-[.B224])/0.0166667" office:value-type="float" office:value="682.49863500273" calcext:value-type="float">
            <text:p>682.49863500273</text:p>
          </table:table-cell>
          <table:table-cell table:formula="of:=([.F224]-[.C224])/0.0166667" office:value-type="float" office:value="24.3659512680976" calcext:value-type="float">
            <text:p>24.3659512680976</text:p>
          </table:table-cell>
          <table:table-cell table:formula="of:=DEGREES(ATAN(ABS([.F224]-[.C224])/ABS([.E224]-[.B224])))" office:value-type="float" office:value="2.044653902274" calcext:value-type="float">
            <text:p>2.044653902274</text:p>
          </table:table-cell>
          <table:table-cell table:formula="of:=SQRT(POWER([.H224];2)+POWER([.I224];2)+POWER([.J224];2))" office:value-type="float" office:value="685.467284375067" calcext:value-type="float">
            <text:p>685.467284375067</text:p>
          </table:table-cell>
        </table:table-row>
        <table:table-row table:style-name="ro1">
          <table:table-cell office:value-type="float" office:value="71.8465" calcext:value-type="float">
            <text:p>71.8465</text:p>
          </table:table-cell>
          <table:table-cell office:value-type="float" office:value="277.8" calcext:value-type="float">
            <text:p>277.8</text:p>
          </table:table-cell>
          <table:table-cell office:value-type="float" office:value="41.5983" calcext:value-type="float">
            <text:p>41.5983</text:p>
          </table:table-cell>
          <table:table-cell office:value-type="float" office:value="71.3499" calcext:value-type="float">
            <text:p>71.3499</text:p>
          </table:table-cell>
          <table:table-cell office:value-type="float" office:value="265.195" calcext:value-type="float">
            <text:p>265.195</text:p>
          </table:table-cell>
          <table:table-cell office:value-type="float" office:value="41.7076" calcext:value-type="float">
            <text:p>41.7076</text:p>
          </table:table-cell>
          <table:table-cell/>
          <table:table-cell table:formula="of:=([.D225]-[.A225])/0.0166667" office:value-type="float" office:value="-29.7959404081192" calcext:value-type="float">
            <text:p>-29.7959404081192</text:p>
          </table:table-cell>
          <table:table-cell table:formula="of:=ABS([.E225]-[.B225])/0.0166667" office:value-type="float" office:value="756.298487403026" calcext:value-type="float">
            <text:p>756.298487403026</text:p>
          </table:table-cell>
          <table:table-cell table:formula="of:=([.F225]-[.C225])/0.0166667" office:value-type="float" office:value="6.55798688402608" calcext:value-type="float">
            <text:p>6.55798688402608</text:p>
          </table:table-cell>
          <table:table-cell table:formula="of:=DEGREES(ATAN(ABS([.F225]-[.C225])/ABS([.E225]-[.B225])))" office:value-type="float" office:value="0.496808548393159" calcext:value-type="float">
            <text:p>0.496808548393159</text:p>
          </table:table-cell>
          <table:table-cell table:formula="of:=SQRT(POWER([.H225];2)+POWER([.I225];2)+POWER([.J225];2))" office:value-type="float" office:value="756.913606235798" calcext:value-type="float">
            <text:p>756.913606235798</text:p>
          </table:table-cell>
        </table:table-row>
        <table:table-row table:style-name="ro1">
          <table:table-cell office:value-type="float" office:value="71.8424" calcext:value-type="float">
            <text:p>71.8424</text:p>
          </table:table-cell>
          <table:table-cell office:value-type="float" office:value="279.239" calcext:value-type="float">
            <text:p>279.239</text:p>
          </table:table-cell>
          <table:table-cell office:value-type="float" office:value="40.8617" calcext:value-type="float">
            <text:p>40.8617</text:p>
          </table:table-cell>
          <table:table-cell office:value-type="float" office:value="71.5886" calcext:value-type="float">
            <text:p>71.5886</text:p>
          </table:table-cell>
          <table:table-cell office:value-type="float" office:value="266.631" calcext:value-type="float">
            <text:p>266.631</text:p>
          </table:table-cell>
          <table:table-cell office:value-type="float" office:value="40.7301" calcext:value-type="float">
            <text:p>40.7301</text:p>
          </table:table-cell>
          <table:table-cell/>
          <table:table-cell table:formula="of:=([.D226]-[.A226])/0.0166667" office:value-type="float" office:value="-15.2279695440608" calcext:value-type="float">
            <text:p>-15.2279695440608</text:p>
          </table:table-cell>
          <table:table-cell table:formula="of:=ABS([.E226]-[.B226])/0.0166667" office:value-type="float" office:value="756.478487043026" calcext:value-type="float">
            <text:p>756.478487043026</text:p>
          </table:table-cell>
          <table:table-cell table:formula="of:=([.F226]-[.C226])/0.0166667" office:value-type="float" office:value="-7.89598420803151" calcext:value-type="float">
            <text:p>-7.89598420803151</text:p>
          </table:table-cell>
          <table:table-cell table:formula="of:=DEGREES(ATAN(ABS([.F226]-[.C226])/ABS([.E226]-[.B226])))" office:value-type="float" office:value="0.598021159151517" calcext:value-type="float">
            <text:p>0.598021159151517</text:p>
          </table:table-cell>
          <table:table-cell table:formula="of:=SQRT(POWER([.H226];2)+POWER([.I226];2)+POWER([.J226];2))" office:value-type="float" office:value="756.672940564121" calcext:value-type="float">
            <text:p>756.672940564121</text:p>
          </table:table-cell>
        </table:table-row>
        <table:table-row table:style-name="ro1">
          <table:table-cell office:value-type="float" office:value="72.6059" calcext:value-type="float">
            <text:p>72.6059</text:p>
          </table:table-cell>
          <table:table-cell office:value-type="float" office:value="281.963" calcext:value-type="float">
            <text:p>281.963</text:p>
          </table:table-cell>
          <table:table-cell office:value-type="float" office:value="40.6603" calcext:value-type="float">
            <text:p>40.6603</text:p>
          </table:table-cell>
          <table:table-cell office:value-type="float" office:value="72.3308" calcext:value-type="float">
            <text:p>72.3308</text:p>
          </table:table-cell>
          <table:table-cell office:value-type="float" office:value="269.23" calcext:value-type="float">
            <text:p>269.23</text:p>
          </table:table-cell>
          <table:table-cell office:value-type="float" office:value="40.5303" calcext:value-type="float">
            <text:p>40.5303</text:p>
          </table:table-cell>
          <table:table-cell/>
          <table:table-cell table:formula="of:=([.D227]-[.A227])/0.0166667" office:value-type="float" office:value="-16.5059669880666" calcext:value-type="float">
            <text:p>-16.5059669880666</text:p>
          </table:table-cell>
          <table:table-cell table:formula="of:=ABS([.E227]-[.B227])/0.0166667" office:value-type="float" office:value="763.978472043056" calcext:value-type="float">
            <text:p>763.978472043056</text:p>
          </table:table-cell>
          <table:table-cell table:formula="of:=([.F227]-[.C227])/0.0166667" office:value-type="float" office:value="-7.79998440003135" calcext:value-type="float">
            <text:p>-7.79998440003135</text:p>
          </table:table-cell>
          <table:table-cell table:formula="of:=DEGREES(ATAN(ABS([.F227]-[.C227])/ABS([.E227]-[.B227])))" office:value-type="float" office:value="0.584951900533924" calcext:value-type="float">
            <text:p>0.584951900533924</text:p>
          </table:table-cell>
          <table:table-cell table:formula="of:=SQRT(POWER([.H227];2)+POWER([.I227];2)+POWER([.J227];2))" office:value-type="float" office:value="764.196566629355" calcext:value-type="float">
            <text:p>764.196566629355</text:p>
          </table:table-cell>
        </table:table-row>
        <table:table-row table:style-name="ro1">
          <table:table-cell office:value-type="float" office:value="72.6117" calcext:value-type="float">
            <text:p>72.6117</text:p>
          </table:table-cell>
          <table:table-cell office:value-type="float" office:value="281.744" calcext:value-type="float">
            <text:p>281.744</text:p>
          </table:table-cell>
          <table:table-cell office:value-type="float" office:value="41.7053" calcext:value-type="float">
            <text:p>41.7053</text:p>
          </table:table-cell>
          <table:table-cell office:value-type="float" office:value="72.0893" calcext:value-type="float">
            <text:p>72.0893</text:p>
          </table:table-cell>
          <table:table-cell office:value-type="float" office:value="270.289" calcext:value-type="float">
            <text:p>270.289</text:p>
          </table:table-cell>
          <table:table-cell office:value-type="float" office:value="41.3417" calcext:value-type="float">
            <text:p>41.3417</text:p>
          </table:table-cell>
          <table:table-cell/>
          <table:table-cell table:formula="of:=([.D228]-[.A228])/0.0166667" office:value-type="float" office:value="-31.3439373121257" calcext:value-type="float">
            <text:p>-31.3439373121257</text:p>
          </table:table-cell>
          <table:table-cell table:formula="of:=ABS([.E228]-[.B228])/0.0166667" office:value-type="float" office:value="687.298625402752" calcext:value-type="float">
            <text:p>687.298625402752</text:p>
          </table:table-cell>
          <table:table-cell table:formula="of:=([.F228]-[.C228])/0.0166667" office:value-type="float" office:value="-21.8159563680872" calcext:value-type="float">
            <text:p>-21.8159563680872</text:p>
          </table:table-cell>
          <table:table-cell table:formula="of:=DEGREES(ATAN(ABS([.F228]-[.C228])/ABS([.E228]-[.B228])))" office:value-type="float" office:value="1.8180491598088" calcext:value-type="float">
            <text:p>1.8180491598088</text:p>
          </table:table-cell>
          <table:table-cell table:formula="of:=SQRT(POWER([.H228];2)+POWER([.I228];2)+POWER([.J228];2))" office:value-type="float" office:value="688.358757363479" calcext:value-type="float">
            <text:p>688.358757363479</text:p>
          </table:table-cell>
        </table:table-row>
        <table:table-row table:style-name="ro1">
          <table:table-cell office:value-type="float" office:value="73.13" calcext:value-type="float">
            <text:p>73.13</text:p>
          </table:table-cell>
          <table:table-cell office:value-type="float" office:value="284.336" calcext:value-type="float">
            <text:p>284.336</text:p>
          </table:table-cell>
          <table:table-cell office:value-type="float" office:value="42.0427" calcext:value-type="float">
            <text:p>42.0427</text:p>
          </table:table-cell>
          <table:table-cell office:value-type="float" office:value="72.5971" calcext:value-type="float">
            <text:p>72.5971</text:p>
          </table:table-cell>
          <table:table-cell office:value-type="float" office:value="273.983" calcext:value-type="float">
            <text:p>273.983</text:p>
          </table:table-cell>
          <table:table-cell office:value-type="float" office:value="41.965" calcext:value-type="float">
            <text:p>41.965</text:p>
          </table:table-cell>
          <table:table-cell/>
          <table:table-cell table:formula="of:=([.D229]-[.A229])/0.0166667" office:value-type="float" office:value="-31.9739360521278" calcext:value-type="float">
            <text:p>-31.9739360521278</text:p>
          </table:table-cell>
          <table:table-cell table:formula="of:=ABS([.E229]-[.B229])/0.0166667" office:value-type="float" office:value="621.178757642485" calcext:value-type="float">
            <text:p>621.178757642485</text:p>
          </table:table-cell>
          <table:table-cell table:formula="of:=([.F229]-[.C229])/0.0166667" office:value-type="float" office:value="-4.66199067601865" calcext:value-type="float">
            <text:p>-4.66199067601865</text:p>
          </table:table-cell>
          <table:table-cell table:formula="of:=DEGREES(ATAN(ABS([.F229]-[.C229])/ABS([.E229]-[.B229])))" office:value-type="float" office:value="0.430000819596923" calcext:value-type="float">
            <text:p>0.430000819596923</text:p>
          </table:table-cell>
          <table:table-cell table:formula="of:=SQRT(POWER([.H229];2)+POWER([.I229];2)+POWER([.J229];2))" office:value-type="float" office:value="622.018581466816" calcext:value-type="float">
            <text:p>622.018581466816</text:p>
          </table:table-cell>
        </table:table-row>
        <table:table-row table:style-name="ro1">
          <table:table-cell office:value-type="float" office:value="73.1262" calcext:value-type="float">
            <text:p>73.1262</text:p>
          </table:table-cell>
          <table:table-cell office:value-type="float" office:value="284.509" calcext:value-type="float">
            <text:p>284.509</text:p>
          </table:table-cell>
          <table:table-cell office:value-type="float" office:value="41.2546" calcext:value-type="float">
            <text:p>41.2546</text:p>
          </table:table-cell>
          <table:table-cell office:value-type="float" office:value="72.3433" calcext:value-type="float">
            <text:p>72.3433</text:p>
          </table:table-cell>
          <table:table-cell office:value-type="float" office:value="275.429" calcext:value-type="float">
            <text:p>275.429</text:p>
          </table:table-cell>
          <table:table-cell office:value-type="float" office:value="40.9834" calcext:value-type="float">
            <text:p>40.9834</text:p>
          </table:table-cell>
          <table:table-cell/>
          <table:table-cell table:formula="of:=([.D230]-[.A230])/0.0166667" office:value-type="float" office:value="-46.9739060521878" calcext:value-type="float">
            <text:p>-46.9739060521878</text:p>
          </table:table-cell>
          <table:table-cell table:formula="of:=ABS([.E230]-[.B230])/0.0166667" office:value-type="float" office:value="544.798910402182" calcext:value-type="float">
            <text:p>544.798910402182</text:p>
          </table:table-cell>
          <table:table-cell table:formula="of:=([.F230]-[.C230])/0.0166667" office:value-type="float" office:value="-16.2719674560651" calcext:value-type="float">
            <text:p>-16.2719674560651</text:p>
          </table:table-cell>
          <table:table-cell table:formula="of:=DEGREES(ATAN(ABS([.F230]-[.C230])/ABS([.E230]-[.B230])))" office:value-type="float" office:value="1.71079265106914" calcext:value-type="float">
            <text:p>1.71079265106914</text:p>
          </table:table-cell>
          <table:table-cell table:formula="of:=SQRT(POWER([.H230];2)+POWER([.I230];2)+POWER([.J230];2))" office:value-type="float" office:value="547.062315966011" calcext:value-type="float">
            <text:p>547.062315966011</text:p>
          </table:table-cell>
        </table:table-row>
        <table:table-row table:style-name="ro1">
          <table:table-cell office:value-type="float" office:value="71.8471" calcext:value-type="float">
            <text:p>71.8471</text:p>
          </table:table-cell>
          <table:table-cell office:value-type="float" office:value="288.426" calcext:value-type="float">
            <text:p>288.426</text:p>
          </table:table-cell>
          <table:table-cell office:value-type="float" office:value="40.8907" calcext:value-type="float">
            <text:p>40.8907</text:p>
          </table:table-cell>
          <table:table-cell office:value-type="float" office:value="71.0876" calcext:value-type="float">
            <text:p>71.0876</text:p>
          </table:table-cell>
          <table:table-cell office:value-type="float" office:value="276.52" calcext:value-type="float">
            <text:p>276.52</text:p>
          </table:table-cell>
          <table:table-cell office:value-type="float" office:value="41.0649" calcext:value-type="float">
            <text:p>41.0649</text:p>
          </table:table-cell>
          <table:table-cell/>
          <table:table-cell table:formula="of:=([.D231]-[.A231])/0.0166667" office:value-type="float" office:value="-45.5699088601824" calcext:value-type="float">
            <text:p>-45.5699088601824</text:p>
          </table:table-cell>
          <table:table-cell table:formula="of:=ABS([.E231]-[.B231])/0.0166667" office:value-type="float" office:value="714.358571282858" calcext:value-type="float">
            <text:p>714.358571282858</text:p>
          </table:table-cell>
          <table:table-cell table:formula="of:=([.F231]-[.C231])/0.0166667" office:value-type="float" office:value="10.4519790960418" calcext:value-type="float">
            <text:p>10.4519790960418</text:p>
          </table:table-cell>
          <table:table-cell table:formula="of:=DEGREES(ATAN(ABS([.F231]-[.C231])/ABS([.E231]-[.B231])))" office:value-type="float" office:value="0.838250685603573" calcext:value-type="float">
            <text:p>0.838250685603573</text:p>
          </table:table-cell>
          <table:table-cell table:formula="of:=SQRT(POWER([.H231];2)+POWER([.I231];2)+POWER([.J231];2))" office:value-type="float" office:value="715.886882702732" calcext:value-type="float">
            <text:p>715.886882702732</text:p>
          </table:table-cell>
        </table:table-row>
        <table:table-row table:style-name="ro1">
          <table:table-cell office:value-type="float" office:value="72.6134" calcext:value-type="float">
            <text:p>72.6134</text:p>
          </table:table-cell>
          <table:table-cell office:value-type="float" office:value="287.354" calcext:value-type="float">
            <text:p>287.354</text:p>
          </table:table-cell>
          <table:table-cell office:value-type="float" office:value="40.0345" calcext:value-type="float">
            <text:p>40.0345</text:p>
          </table:table-cell>
          <table:table-cell office:value-type="float" office:value="72.3365" calcext:value-type="float">
            <text:p>72.3365</text:p>
          </table:table-cell>
          <table:table-cell office:value-type="float" office:value="274.302" calcext:value-type="float">
            <text:p>274.302</text:p>
          </table:table-cell>
          <table:table-cell office:value-type="float" office:value="40.1741" calcext:value-type="float">
            <text:p>40.1741</text:p>
          </table:table-cell>
          <table:table-cell/>
          <table:table-cell table:formula="of:=([.D232]-[.A232])/0.0166667" office:value-type="float" office:value="-16.6139667720663" calcext:value-type="float">
            <text:p>-16.6139667720663</text:p>
          </table:table-cell>
          <table:table-cell table:formula="of:=ABS([.E232]-[.B232])/0.0166667" office:value-type="float" office:value="783.11843376313" calcext:value-type="float">
            <text:p>783.11843376313</text:p>
          </table:table-cell>
          <table:table-cell table:formula="of:=([.F232]-[.C232])/0.0166667" office:value-type="float" office:value="8.37598324803359" calcext:value-type="float">
            <text:p>8.37598324803359</text:p>
          </table:table-cell>
          <table:table-cell table:formula="of:=DEGREES(ATAN(ABS([.F232]-[.C232])/ABS([.E232]-[.B232])))" office:value-type="float" office:value="0.612793888935576" calcext:value-type="float">
            <text:p>0.612793888935576</text:p>
          </table:table-cell>
          <table:table-cell table:formula="of:=SQRT(POWER([.H232];2)+POWER([.I232];2)+POWER([.J232];2))" office:value-type="float" office:value="783.33942980479" calcext:value-type="float">
            <text:p>783.33942980479</text:p>
          </table:table-cell>
        </table:table-row>
        <table:table-row table:style-name="ro1">
          <table:table-cell office:value-type="float" office:value="71.5866" calcext:value-type="float">
            <text:p>71.5866</text:p>
          </table:table-cell>
          <table:table-cell office:value-type="float" office:value="283.178" calcext:value-type="float">
            <text:p>283.178</text:p>
          </table:table-cell>
          <table:table-cell office:value-type="float" office:value="40.4712" calcext:value-type="float">
            <text:p>40.4712</text:p>
          </table:table-cell>
          <table:table-cell office:value-type="float" office:value="70.839" calcext:value-type="float">
            <text:p>70.839</text:p>
          </table:table-cell>
          <table:table-cell office:value-type="float" office:value="271.543" calcext:value-type="float">
            <text:p>271.543</text:p>
          </table:table-cell>
          <table:table-cell office:value-type="float" office:value="40.4023" calcext:value-type="float">
            <text:p>40.4023</text:p>
          </table:table-cell>
          <table:table-cell/>
          <table:table-cell table:formula="of:=([.D233]-[.A233])/0.0166667" office:value-type="float" office:value="-44.8559102881798" calcext:value-type="float">
            <text:p>-44.8559102881798</text:p>
          </table:table-cell>
          <table:table-cell table:formula="of:=ABS([.E233]-[.B233])/0.0166667" office:value-type="float" office:value="698.098603802792" calcext:value-type="float">
            <text:p>698.098603802792</text:p>
          </table:table-cell>
          <table:table-cell table:formula="of:=([.F233]-[.C233])/0.0166667" office:value-type="float" office:value="-4.13399173201692" calcext:value-type="float">
            <text:p>-4.13399173201692</text:p>
          </table:table-cell>
          <table:table-cell table:formula="of:=DEGREES(ATAN(ABS([.F233]-[.C233])/ABS([.E233]-[.B233])))" office:value-type="float" office:value="0.339289476944627" calcext:value-type="float">
            <text:p>0.339289476944627</text:p>
          </table:table-cell>
          <table:table-cell table:formula="of:=SQRT(POWER([.H233];2)+POWER([.I233];2)+POWER([.J233];2))" office:value-type="float" office:value="699.550429352187" calcext:value-type="float">
            <text:p>699.550429352187</text:p>
          </table:table-cell>
        </table:table-row>
        <table:table-row table:style-name="ro1">
          <table:table-cell office:value-type="float" office:value="71.8375" calcext:value-type="float">
            <text:p>71.8375</text:p>
          </table:table-cell>
          <table:table-cell office:value-type="float" office:value="284.681" calcext:value-type="float">
            <text:p>284.681</text:p>
          </table:table-cell>
          <table:table-cell office:value-type="float" office:value="39.7146" calcext:value-type="float">
            <text:p>39.7146</text:p>
          </table:table-cell>
          <table:table-cell office:value-type="float" office:value="71.3315" calcext:value-type="float">
            <text:p>71.3315</text:p>
          </table:table-cell>
          <table:table-cell office:value-type="float" office:value="271.767" calcext:value-type="float">
            <text:p>271.767</text:p>
          </table:table-cell>
          <table:table-cell office:value-type="float" office:value="39.6162" calcext:value-type="float">
            <text:p>39.6162</text:p>
          </table:table-cell>
          <table:table-cell/>
          <table:table-cell table:formula="of:=([.D234]-[.A234])/0.0166667" office:value-type="float" office:value="-30.3599392801215" calcext:value-type="float">
            <text:p>-30.3599392801215</text:p>
          </table:table-cell>
          <table:table-cell table:formula="of:=ABS([.E234]-[.B234])/0.0166667" office:value-type="float" office:value="774.838450323099" calcext:value-type="float">
            <text:p>774.838450323099</text:p>
          </table:table-cell>
          <table:table-cell table:formula="of:=([.F234]-[.C234])/0.0166667" office:value-type="float" office:value="-5.9039881920235" calcext:value-type="float">
            <text:p>-5.9039881920235</text:p>
          </table:table-cell>
          <table:table-cell table:formula="of:=DEGREES(ATAN(ABS([.F234]-[.C234])/ABS([.E234]-[.B234])))" office:value-type="float" office:value="0.436564627361698" calcext:value-type="float">
            <text:p>0.436564627361698</text:p>
          </table:table-cell>
          <table:table-cell table:formula="of:=SQRT(POWER([.H234];2)+POWER([.I234];2)+POWER([.J234];2))" office:value-type="float" office:value="775.455483628019" calcext:value-type="float">
            <text:p>775.455483628019</text:p>
          </table:table-cell>
        </table:table-row>
        <table:table-row table:style-name="ro1">
          <table:table-cell office:value-type="float" office:value="72.3629" calcext:value-type="float">
            <text:p>72.3629</text:p>
          </table:table-cell>
          <table:table-cell office:value-type="float" office:value="291.328" calcext:value-type="float">
            <text:p>291.328</text:p>
          </table:table-cell>
          <table:table-cell office:value-type="float" office:value="40.1621" calcext:value-type="float">
            <text:p>40.1621</text:p>
          </table:table-cell>
          <table:table-cell office:value-type="float" office:value="71.8381" calcext:value-type="float">
            <text:p>71.8381</text:p>
          </table:table-cell>
          <table:table-cell office:value-type="float" office:value="278.049" calcext:value-type="float">
            <text:p>278.049</text:p>
          </table:table-cell>
          <table:table-cell office:value-type="float" office:value="40.3047" calcext:value-type="float">
            <text:p>40.3047</text:p>
          </table:table-cell>
          <table:table-cell/>
          <table:table-cell table:formula="of:=([.D235]-[.A235])/0.0166667" office:value-type="float" office:value="-31.4879370241259" calcext:value-type="float">
            <text:p>-31.4879370241259</text:p>
          </table:table-cell>
          <table:table-cell table:formula="of:=ABS([.E235]-[.B235])/0.0166667" office:value-type="float" office:value="796.738406523187" calcext:value-type="float">
            <text:p>796.738406523187</text:p>
          </table:table-cell>
          <table:table-cell table:formula="of:=([.F235]-[.C235])/0.0166667" office:value-type="float" office:value="8.5559828880339" calcext:value-type="float">
            <text:p>8.5559828880339</text:p>
          </table:table-cell>
          <table:table-cell table:formula="of:=DEGREES(ATAN(ABS([.F235]-[.C235])/ABS([.E235]-[.B235])))" office:value-type="float" office:value="0.615262000775694" calcext:value-type="float">
            <text:p>0.615262000775694</text:p>
          </table:table-cell>
          <table:table-cell table:formula="of:=SQRT(POWER([.H235];2)+POWER([.I235];2)+POWER([.J235];2))" office:value-type="float" office:value="797.406285058202" calcext:value-type="float">
            <text:p>797.406285058202</text:p>
          </table:table-cell>
        </table:table-row>
        <table:table-row table:style-name="ro1">
          <table:table-cell office:value-type="float" office:value="71.8407" calcext:value-type="float">
            <text:p>71.8407</text:p>
          </table:table-cell>
          <table:table-cell office:value-type="float" office:value="279.276" calcext:value-type="float">
            <text:p>279.276</text:p>
          </table:table-cell>
          <table:table-cell office:value-type="float" office:value="40.6042" calcext:value-type="float">
            <text:p>40.6042</text:p>
          </table:table-cell>
          <table:table-cell office:value-type="float" office:value="71.5884" calcext:value-type="float">
            <text:p>71.5884</text:p>
          </table:table-cell>
          <table:table-cell office:value-type="float" office:value="265.388" calcext:value-type="float">
            <text:p>265.388</text:p>
          </table:table-cell>
          <table:table-cell office:value-type="float" office:value="40.6959" calcext:value-type="float">
            <text:p>40.6959</text:p>
          </table:table-cell>
          <table:table-cell/>
          <table:table-cell table:formula="of:=([.D236]-[.A236])/0.0166667" office:value-type="float" office:value="-15.13796972406" calcext:value-type="float">
            <text:p>-15.13796972406</text:p>
          </table:table-cell>
          <table:table-cell table:formula="of:=ABS([.E236]-[.B236])/0.0166667" office:value-type="float" office:value="833.278333443335" calcext:value-type="float">
            <text:p>833.278333443335</text:p>
          </table:table-cell>
          <table:table-cell table:formula="of:=([.F236]-[.C236])/0.0166667" office:value-type="float" office:value="5.50198899602219" calcext:value-type="float">
            <text:p>5.50198899602219</text:p>
          </table:table-cell>
          <table:table-cell table:formula="of:=DEGREES(ATAN(ABS([.F236]-[.C236])/ABS([.E236]-[.B236])))" office:value-type="float" office:value="0.378308369071703" calcext:value-type="float">
            <text:p>0.378308369071703</text:p>
          </table:table-cell>
          <table:table-cell table:formula="of:=SQRT(POWER([.H236];2)+POWER([.I236];2)+POWER([.J236];2))" office:value-type="float" office:value="833.433987185776" calcext:value-type="float">
            <text:p>833.433987185776</text:p>
          </table:table-cell>
        </table:table-row>
        <table:table-row table:style-name="ro1">
          <table:table-cell office:value-type="float" office:value="73.1271" calcext:value-type="float">
            <text:p>73.1271</text:p>
          </table:table-cell>
          <table:table-cell office:value-type="float" office:value="287.453" calcext:value-type="float">
            <text:p>287.453</text:p>
          </table:table-cell>
          <table:table-cell office:value-type="float" office:value="39.7579" calcext:value-type="float">
            <text:p>39.7579</text:p>
          </table:table-cell>
          <table:table-cell office:value-type="float" office:value="72.337" calcext:value-type="float">
            <text:p>72.337</text:p>
          </table:table-cell>
          <table:table-cell office:value-type="float" office:value="278.314" calcext:value-type="float">
            <text:p>278.314</text:p>
          </table:table-cell>
          <table:table-cell office:value-type="float" office:value="39.2511" calcext:value-type="float">
            <text:p>39.2511</text:p>
          </table:table-cell>
          <table:table-cell/>
          <table:table-cell table:formula="of:=([.D237]-[.A237])/0.0166667" office:value-type="float" office:value="-47.4059051881893" calcext:value-type="float">
            <text:p>-47.4059051881893</text:p>
          </table:table-cell>
          <table:table-cell table:formula="of:=ABS([.E237]-[.B237])/0.0166667" office:value-type="float" office:value="548.338903322191" calcext:value-type="float">
            <text:p>548.338903322191</text:p>
          </table:table-cell>
          <table:table-cell table:formula="of:=([.F237]-[.C237])/0.0166667" office:value-type="float" office:value="-30.4079391841215" calcext:value-type="float">
            <text:p>-30.4079391841215</text:p>
          </table:table-cell>
          <table:table-cell table:formula="of:=DEGREES(ATAN(ABS([.F237]-[.C237])/ABS([.E237]-[.B237])))" office:value-type="float" office:value="3.1740661246306" calcext:value-type="float">
            <text:p>3.1740661246306</text:p>
          </table:table-cell>
          <table:table-cell table:formula="of:=SQRT(POWER([.H237];2)+POWER([.I237];2)+POWER([.J237];2))" office:value-type="float" office:value="551.223652893015" calcext:value-type="float">
            <text:p>551.223652893015</text:p>
          </table:table-cell>
        </table:table-row>
        <table:table-row table:style-name="ro1">
          <table:table-cell office:value-type="float" office:value="72.6104" calcext:value-type="float">
            <text:p>72.6104</text:p>
          </table:table-cell>
          <table:table-cell office:value-type="float" office:value="284.608" calcext:value-type="float">
            <text:p>284.608</text:p>
          </table:table-cell>
          <table:table-cell office:value-type="float" office:value="40.482" calcext:value-type="float">
            <text:p>40.482</text:p>
          </table:table-cell>
          <table:table-cell office:value-type="float" office:value="72.3358" calcext:value-type="float">
            <text:p>72.3358</text:p>
          </table:table-cell>
          <table:table-cell office:value-type="float" office:value="272.99" calcext:value-type="float">
            <text:p>272.99</text:p>
          </table:table-cell>
          <table:table-cell office:value-type="float" office:value="40.3937" calcext:value-type="float">
            <text:p>40.3937</text:p>
          </table:table-cell>
          <table:table-cell/>
          <table:table-cell table:formula="of:=([.D238]-[.A238])/0.0166667" office:value-type="float" office:value="-16.4759670480655" calcext:value-type="float">
            <text:p>-16.4759670480655</text:p>
          </table:table-cell>
          <table:table-cell table:formula="of:=ABS([.E238]-[.B238])/0.0166667" office:value-type="float" office:value="697.078605842788" calcext:value-type="float">
            <text:p>697.078605842788</text:p>
          </table:table-cell>
          <table:table-cell table:formula="of:=([.F238]-[.C238])/0.0166667" office:value-type="float" office:value="-5.297989404021" calcext:value-type="float">
            <text:p>-5.297989404021</text:p>
          </table:table-cell>
          <table:table-cell table:formula="of:=DEGREES(ATAN(ABS([.F238]-[.C238])/ABS([.E238]-[.B238])))" office:value-type="float" office:value="0.435455321098549" calcext:value-type="float">
            <text:p>0.435455321098549</text:p>
          </table:table-cell>
          <table:table-cell table:formula="of:=SQRT(POWER([.H238];2)+POWER([.I238];2)+POWER([.J238];2))" office:value-type="float" office:value="697.293416651569" calcext:value-type="float">
            <text:p>697.293416651569</text:p>
          </table:table-cell>
        </table:table-row>
        <table:table-row table:style-name="ro1">
          <table:table-cell office:value-type="float" office:value="72.6238" calcext:value-type="float">
            <text:p>72.6238</text:p>
          </table:table-cell>
          <table:table-cell office:value-type="float" office:value="289.855" calcext:value-type="float">
            <text:p>289.855</text:p>
          </table:table-cell>
          <table:table-cell office:value-type="float" office:value="40.9102" calcext:value-type="float">
            <text:p>40.9102</text:p>
          </table:table-cell>
          <table:table-cell office:value-type="float" office:value="71.5787" calcext:value-type="float">
            <text:p>71.5787</text:p>
          </table:table-cell>
          <table:table-cell office:value-type="float" office:value="279.509" calcext:value-type="float">
            <text:p>279.509</text:p>
          </table:table-cell>
          <table:table-cell office:value-type="float" office:value="39.3096" calcext:value-type="float">
            <text:p>39.3096</text:p>
          </table:table-cell>
          <table:table-cell/>
          <table:table-cell table:formula="of:=([.D239]-[.A239])/0.0166667" office:value-type="float" office:value="-62.7058745882511" calcext:value-type="float">
            <text:p>-62.7058745882511</text:p>
          </table:table-cell>
          <table:table-cell table:formula="of:=ABS([.E239]-[.B239])/0.0166667" office:value-type="float" office:value="620.758758482483" calcext:value-type="float">
            <text:p>620.758758482483</text:p>
          </table:table-cell>
          <table:table-cell table:formula="of:=([.F239]-[.C239])/0.0166667" office:value-type="float" office:value="-96.0358079283841" calcext:value-type="float">
            <text:p>-96.0358079283841</text:p>
          </table:table-cell>
          <table:table-cell table:formula="of:=DEGREES(ATAN(ABS([.F239]-[.C239])/ABS([.E239]-[.B239])))" office:value-type="float" office:value="8.79434590998029" calcext:value-type="float">
            <text:p>8.79434590998029</text:p>
          </table:table-cell>
          <table:table-cell table:formula="of:=SQRT(POWER([.H239];2)+POWER([.I239];2)+POWER([.J239];2))" office:value-type="float" office:value="631.265664633401" calcext:value-type="float">
            <text:p>631.265664633401</text:p>
          </table:table-cell>
        </table:table-row>
        <table:table-row table:style-name="ro1">
          <table:table-cell office:value-type="float" office:value="71.8425" calcext:value-type="float">
            <text:p>71.8425</text:p>
          </table:table-cell>
          <table:table-cell office:value-type="float" office:value="281.873" calcext:value-type="float">
            <text:p>281.873</text:p>
          </table:table-cell>
          <table:table-cell office:value-type="float" office:value="40.6822" calcext:value-type="float">
            <text:p>40.6822</text:p>
          </table:table-cell>
          <table:table-cell office:value-type="float" office:value="71.3477" calcext:value-type="float">
            <text:p>71.3477</text:p>
          </table:table-cell>
          <table:table-cell office:value-type="float" office:value="266.451" calcext:value-type="float">
            <text:p>266.451</text:p>
          </table:table-cell>
          <table:table-cell office:value-type="float" office:value="41.4975" calcext:value-type="float">
            <text:p>41.4975</text:p>
          </table:table-cell>
          <table:table-cell/>
          <table:table-cell table:formula="of:=([.D240]-[.A240])/0.0166667" office:value-type="float" office:value="-29.6879406241186" calcext:value-type="float">
            <text:p>-29.6879406241186</text:p>
          </table:table-cell>
          <table:table-cell table:formula="of:=ABS([.E240]-[.B240])/0.0166667" office:value-type="float" office:value="925.318149363699" calcext:value-type="float">
            <text:p>925.318149363699</text:p>
          </table:table-cell>
          <table:table-cell table:formula="of:=([.F240]-[.C240])/0.0166667" office:value-type="float" office:value="48.9179021641957" calcext:value-type="float">
            <text:p>48.9179021641957</text:p>
          </table:table-cell>
          <table:table-cell table:formula="of:=DEGREES(ATAN(ABS([.F240]-[.C240])/ABS([.E240]-[.B240])))" office:value-type="float" office:value="3.02618360319876" calcext:value-type="float">
            <text:p>3.02618360319876</text:p>
          </table:table-cell>
          <table:table-cell table:formula="of:=SQRT(POWER([.H240];2)+POWER([.I240];2)+POWER([.J240];2))" office:value-type="float" office:value="927.085763299442" calcext:value-type="float">
            <text:p>927.085763299442</text:p>
          </table:table-cell>
        </table:table-row>
        <table:table-row table:style-name="ro1">
          <table:table-cell office:value-type="float" office:value="72.359" calcext:value-type="float">
            <text:p>72.359</text:p>
          </table:table-cell>
          <table:table-cell office:value-type="float" office:value="281.662" calcext:value-type="float">
            <text:p>281.662</text:p>
          </table:table-cell>
          <table:table-cell office:value-type="float" office:value="41.973" calcext:value-type="float">
            <text:p>41.973</text:p>
          </table:table-cell>
          <table:table-cell office:value-type="float" office:value="71.5949" calcext:value-type="float">
            <text:p>71.5949</text:p>
          </table:table-cell>
          <table:table-cell office:value-type="float" office:value="271.419" calcext:value-type="float">
            <text:p>271.419</text:p>
          </table:table-cell>
          <table:table-cell office:value-type="float" office:value="41.6528" calcext:value-type="float">
            <text:p>41.6528</text:p>
          </table:table-cell>
          <table:table-cell/>
          <table:table-cell table:formula="of:=([.D241]-[.A241])/0.0166667" office:value-type="float" office:value="-45.8459083081833" calcext:value-type="float">
            <text:p>-45.8459083081833</text:p>
          </table:table-cell>
          <table:table-cell table:formula="of:=ABS([.E241]-[.B241])/0.0166667" office:value-type="float" office:value="614.578770842458" calcext:value-type="float">
            <text:p>614.578770842458</text:p>
          </table:table-cell>
          <table:table-cell table:formula="of:=([.F241]-[.C241])/0.0166667" office:value-type="float" office:value="-19.2119615760768" calcext:value-type="float">
            <text:p>-19.2119615760768</text:p>
          </table:table-cell>
          <table:table-cell table:formula="of:=DEGREES(ATAN(ABS([.F241]-[.C241])/ABS([.E241]-[.B241])))" office:value-type="float" office:value="1.79050435377051" calcext:value-type="float">
            <text:p>1.79050435377051</text:p>
          </table:table-cell>
          <table:table-cell table:formula="of:=SQRT(POWER([.H241];2)+POWER([.I241];2)+POWER([.J241];2))" office:value-type="float" office:value="616.585770470281" calcext:value-type="float">
            <text:p>616.585770470281</text:p>
          </table:table-cell>
        </table:table-row>
        <table:table-row table:style-name="ro1">
          <table:table-cell office:value-type="float" office:value="72.856" calcext:value-type="float">
            <text:p>72.856</text:p>
          </table:table-cell>
          <table:table-cell office:value-type="float" office:value="279.305" calcext:value-type="float">
            <text:p>279.305</text:p>
          </table:table-cell>
          <table:table-cell office:value-type="float" office:value="41.0926" calcext:value-type="float">
            <text:p>41.0926</text:p>
          </table:table-cell>
          <table:table-cell office:value-type="float" office:value="72.5774" calcext:value-type="float">
            <text:p>72.5774</text:p>
          </table:table-cell>
          <table:table-cell office:value-type="float" office:value="265.349" calcext:value-type="float">
            <text:p>265.349</text:p>
          </table:table-cell>
          <table:table-cell office:value-type="float" office:value="41.6704" calcext:value-type="float">
            <text:p>41.6704</text:p>
          </table:table-cell>
          <table:table-cell/>
          <table:table-cell table:formula="of:=([.D242]-[.A242])/0.0166667" office:value-type="float" office:value="-16.7159665680667" calcext:value-type="float">
            <text:p>-16.7159665680667</text:p>
          </table:table-cell>
          <table:table-cell table:formula="of:=ABS([.E242]-[.B242])/0.0166667" office:value-type="float" office:value="837.358325283351" calcext:value-type="float">
            <text:p>837.358325283351</text:p>
          </table:table-cell>
          <table:table-cell table:formula="of:=([.F242]-[.C242])/0.0166667" office:value-type="float" office:value="34.6679306641389" calcext:value-type="float">
            <text:p>34.6679306641389</text:p>
          </table:table-cell>
          <table:table-cell table:formula="of:=DEGREES(ATAN(ABS([.F242]-[.C242])/ABS([.E242]-[.B242])))" office:value-type="float" office:value="2.37077999305364" calcext:value-type="float">
            <text:p>2.37077999305364</text:p>
          </table:table-cell>
          <table:table-cell table:formula="of:=SQRT(POWER([.H242];2)+POWER([.I242];2)+POWER([.J242];2))" office:value-type="float" office:value="838.242359867464" calcext:value-type="float">
            <text:p>838.242359867464</text:p>
          </table:table-cell>
        </table:table-row>
        <table:table-row table:style-name="ro1">
          <table:table-cell office:value-type="float" office:value="72.3515" calcext:value-type="float">
            <text:p>72.3515</text:p>
          </table:table-cell>
          <table:table-cell office:value-type="float" office:value="279.2" calcext:value-type="float">
            <text:p>279.2</text:p>
          </table:table-cell>
          <table:table-cell office:value-type="float" office:value="41.3655" calcext:value-type="float">
            <text:p>41.3655</text:p>
          </table:table-cell>
          <table:table-cell office:value-type="float" office:value="71.8376" calcext:value-type="float">
            <text:p>71.8376</text:p>
          </table:table-cell>
          <table:table-cell office:value-type="float" office:value="267.84" calcext:value-type="float">
            <text:p>267.84</text:p>
          </table:table-cell>
          <table:table-cell office:value-type="float" office:value="41.0148" calcext:value-type="float">
            <text:p>41.0148</text:p>
          </table:table-cell>
          <table:table-cell/>
          <table:table-cell table:formula="of:=([.D243]-[.A243])/0.0166667" office:value-type="float" office:value="-30.8339383321237" calcext:value-type="float">
            <text:p>-30.8339383321237</text:p>
          </table:table-cell>
          <table:table-cell table:formula="of:=ABS([.E243]-[.B243])/0.0166667" office:value-type="float" office:value="681.598636802727" calcext:value-type="float">
            <text:p>681.598636802727</text:p>
          </table:table-cell>
          <table:table-cell table:formula="of:=([.F243]-[.C243])/0.0166667" office:value-type="float" office:value="-21.0419579160839" calcext:value-type="float">
            <text:p>-21.0419579160839</text:p>
          </table:table-cell>
          <table:table-cell table:formula="of:=DEGREES(ATAN(ABS([.F243]-[.C243])/ABS([.E243]-[.B243])))" office:value-type="float" office:value="1.76824384891314" calcext:value-type="float">
            <text:p>1.76824384891314</text:p>
          </table:table-cell>
          <table:table-cell table:formula="of:=SQRT(POWER([.H243];2)+POWER([.I243];2)+POWER([.J243];2))" office:value-type="float" office:value="682.620097446118" calcext:value-type="float">
            <text:p>682.620097446118</text:p>
          </table:table-cell>
        </table:table-row>
        <table:table-row table:style-name="ro1">
          <table:table-cell office:value-type="float" office:value="73.1249" calcext:value-type="float">
            <text:p>73.1249</text:p>
          </table:table-cell>
          <table:table-cell office:value-type="float" office:value="284.571" calcext:value-type="float">
            <text:p>284.571</text:p>
          </table:table-cell>
          <table:table-cell office:value-type="float" office:value="40.991" calcext:value-type="float">
            <text:p>40.991</text:p>
          </table:table-cell>
          <table:table-cell office:value-type="float" office:value="72.3373" calcext:value-type="float">
            <text:p>72.3373</text:p>
          </table:table-cell>
          <table:table-cell office:value-type="float" office:value="272.96" calcext:value-type="float">
            <text:p>272.96</text:p>
          </table:table-cell>
          <table:table-cell office:value-type="float" office:value="40.6471" calcext:value-type="float">
            <text:p>40.6471</text:p>
          </table:table-cell>
          <table:table-cell/>
          <table:table-cell table:formula="of:=([.D244]-[.A244])/0.0166667" office:value-type="float" office:value="-47.2559054881889" calcext:value-type="float">
            <text:p>-47.2559054881889</text:p>
          </table:table-cell>
          <table:table-cell table:formula="of:=ABS([.E244]-[.B244])/0.0166667" office:value-type="float" office:value="696.65860668279" calcext:value-type="float">
            <text:p>696.65860668279</text:p>
          </table:table-cell>
          <table:table-cell table:formula="of:=([.F244]-[.C244])/0.0166667" office:value-type="float" office:value="-20.6339587320824" calcext:value-type="float">
            <text:p>-20.6339587320824</text:p>
          </table:table-cell>
          <table:table-cell table:formula="of:=DEGREES(ATAN(ABS([.F244]-[.C244])/ABS([.E244]-[.B244])))" office:value-type="float" office:value="1.69651707855277" calcext:value-type="float">
            <text:p>1.69651707855277</text:p>
          </table:table-cell>
          <table:table-cell table:formula="of:=SQRT(POWER([.H244];2)+POWER([.I244];2)+POWER([.J244];2))" office:value-type="float" office:value="698.564309939802" calcext:value-type="float">
            <text:p>698.564309939802</text:p>
          </table:table-cell>
        </table:table-row>
        <table:table-row table:style-name="ro1">
          <table:table-cell office:value-type="float" office:value="72.6059" calcext:value-type="float">
            <text:p>72.6059</text:p>
          </table:table-cell>
          <table:table-cell office:value-type="float" office:value="281.952" calcext:value-type="float">
            <text:p>281.952</text:p>
          </table:table-cell>
          <table:table-cell office:value-type="float" office:value="40.6621" calcext:value-type="float">
            <text:p>40.6621</text:p>
          </table:table-cell>
          <table:table-cell office:value-type="float" office:value="72.3338" calcext:value-type="float">
            <text:p>72.3338</text:p>
          </table:table-cell>
          <table:table-cell office:value-type="float" office:value="269.128" calcext:value-type="float">
            <text:p>269.128</text:p>
          </table:table-cell>
          <table:table-cell office:value-type="float" office:value="41.0402" calcext:value-type="float">
            <text:p>41.0402</text:p>
          </table:table-cell>
          <table:table-cell/>
          <table:table-cell table:formula="of:=([.D245]-[.A245])/0.0166667" office:value-type="float" office:value="-16.3259673480658" calcext:value-type="float">
            <text:p>-16.3259673480658</text:p>
          </table:table-cell>
          <table:table-cell table:formula="of:=ABS([.E245]-[.B245])/0.0166667" office:value-type="float" office:value="769.438461123078" calcext:value-type="float">
            <text:p>769.438461123078</text:p>
          </table:table-cell>
          <table:table-cell table:formula="of:=([.F245]-[.C245])/0.0166667" office:value-type="float" office:value="22.6859546280905" calcext:value-type="float">
            <text:p>22.6859546280905</text:p>
          </table:table-cell>
          <table:table-cell table:formula="of:=DEGREES(ATAN(ABS([.F245]-[.C245])/ABS([.E245]-[.B245])))" office:value-type="float" office:value="1.68880693887948" calcext:value-type="float">
            <text:p>1.68880693887948</text:p>
          </table:table-cell>
          <table:table-cell table:formula="of:=SQRT(POWER([.H245];2)+POWER([.I245];2)+POWER([.J245];2))" office:value-type="float" office:value="769.945930051383" calcext:value-type="float">
            <text:p>769.945930051383</text:p>
          </table:table-cell>
        </table:table-row>
        <table:table-row table:style-name="ro1">
          <table:table-cell office:value-type="float" office:value="71.843" calcext:value-type="float">
            <text:p>71.843</text:p>
          </table:table-cell>
          <table:table-cell office:value-type="float" office:value="275.318" calcext:value-type="float">
            <text:p>275.318</text:p>
          </table:table-cell>
          <table:table-cell office:value-type="float" office:value="41.2557" calcext:value-type="float">
            <text:p>41.2557</text:p>
          </table:table-cell>
          <table:table-cell office:value-type="float" office:value="71.3492" calcext:value-type="float">
            <text:p>71.3492</text:p>
          </table:table-cell>
          <table:table-cell office:value-type="float" office:value="261.613" calcext:value-type="float">
            <text:p>261.613</text:p>
          </table:table-cell>
          <table:table-cell office:value-type="float" office:value="41.3383" calcext:value-type="float">
            <text:p>41.3383</text:p>
          </table:table-cell>
          <table:table-cell/>
          <table:table-cell table:formula="of:=([.D246]-[.A246])/0.0166667" office:value-type="float" office:value="-29.6279407441189" calcext:value-type="float">
            <text:p>-29.6279407441189</text:p>
          </table:table-cell>
          <table:table-cell table:formula="of:=ABS([.E246]-[.B246])/0.0166667" office:value-type="float" office:value="822.298355403288" calcext:value-type="float">
            <text:p>822.298355403288</text:p>
          </table:table-cell>
          <table:table-cell table:formula="of:=([.F246]-[.C246])/0.0166667" office:value-type="float" office:value="4.95599008801978" calcext:value-type="float">
            <text:p>4.95599008801978</text:p>
          </table:table-cell>
          <table:table-cell table:formula="of:=DEGREES(ATAN(ABS([.F246]-[.C246])/ABS([.E246]-[.B246])))" office:value-type="float" office:value="0.3453173356605" calcext:value-type="float">
            <text:p>0.3453173356605</text:p>
          </table:table-cell>
          <table:table-cell table:formula="of:=SQRT(POWER([.H246];2)+POWER([.I246];2)+POWER([.J246];2))" office:value-type="float" office:value="822.846864252056" calcext:value-type="float">
            <text:p>822.846864252056</text:p>
          </table:table-cell>
        </table:table-row>
        <table:table-row table:style-name="ro1">
          <table:table-cell office:value-type="float" office:value="72.3448" calcext:value-type="float">
            <text:p>72.3448</text:p>
          </table:table-cell>
          <table:table-cell office:value-type="float" office:value="275.378" calcext:value-type="float">
            <text:p>275.378</text:p>
          </table:table-cell>
          <table:table-cell office:value-type="float" office:value="41.2412" calcext:value-type="float">
            <text:p>41.2412</text:p>
          </table:table-cell>
          <table:table-cell office:value-type="float" office:value="72.0801" calcext:value-type="float">
            <text:p>72.0801</text:p>
          </table:table-cell>
          <table:table-cell office:value-type="float" office:value="262.963" calcext:value-type="float">
            <text:p>262.963</text:p>
          </table:table-cell>
          <table:table-cell office:value-type="float" office:value="41.1026" calcext:value-type="float">
            <text:p>41.1026</text:p>
          </table:table-cell>
          <table:table-cell/>
          <table:table-cell table:formula="of:=([.D247]-[.A247])/0.0166667" office:value-type="float" office:value="-15.8819682360638" calcext:value-type="float">
            <text:p>-15.8819682360638</text:p>
          </table:table-cell>
          <table:table-cell table:formula="of:=ABS([.E247]-[.B247])/0.0166667" office:value-type="float" office:value="744.898510202977" calcext:value-type="float">
            <text:p>744.898510202977</text:p>
          </table:table-cell>
          <table:table-cell table:formula="of:=([.F247]-[.C247])/0.0166667" office:value-type="float" office:value="-8.31598336803307" calcext:value-type="float">
            <text:p>-8.31598336803307</text:p>
          </table:table-cell>
          <table:table-cell table:formula="of:=DEGREES(ATAN(ABS([.F247]-[.C247])/ABS([.E247]-[.B247])))" office:value-type="float" office:value="0.639618618892887" calcext:value-type="float">
            <text:p>0.639618618892887</text:p>
          </table:table-cell>
          <table:table-cell table:formula="of:=SQRT(POWER([.H247];2)+POWER([.I247];2)+POWER([.J247];2))" office:value-type="float" office:value="745.114208022531" calcext:value-type="float">
            <text:p>745.114208022531</text:p>
          </table:table-cell>
        </table:table-row>
        <table:table-row table:style-name="ro1">
          <table:table-cell office:value-type="float" office:value="72.8587" calcext:value-type="float">
            <text:p>72.8587</text:p>
          </table:table-cell>
          <table:table-cell office:value-type="float" office:value="279.193" calcext:value-type="float">
            <text:p>279.193</text:p>
          </table:table-cell>
          <table:table-cell office:value-type="float" office:value="41.6129" calcext:value-type="float">
            <text:p>41.6129</text:p>
          </table:table-cell>
          <table:table-cell office:value-type="float" office:value="72.3346" calcext:value-type="float">
            <text:p>72.3346</text:p>
          </table:table-cell>
          <table:table-cell office:value-type="float" office:value="267.806" calcext:value-type="float">
            <text:p>267.806</text:p>
          </table:table-cell>
          <table:table-cell office:value-type="float" office:value="41.5069" calcext:value-type="float">
            <text:p>41.5069</text:p>
          </table:table-cell>
          <table:table-cell/>
          <table:table-cell table:formula="of:=([.D248]-[.A248])/0.0166667" office:value-type="float" office:value="-31.445937108126" calcext:value-type="float">
            <text:p>-31.445937108126</text:p>
          </table:table-cell>
          <table:table-cell table:formula="of:=ABS([.E248]-[.B248])/0.0166667" office:value-type="float" office:value="683.218633562733" calcext:value-type="float">
            <text:p>683.218633562733</text:p>
          </table:table-cell>
          <table:table-cell table:formula="of:=([.F248]-[.C248])/0.0166667" office:value-type="float" office:value="-6.35998728002554" calcext:value-type="float">
            <text:p>-6.35998728002554</text:p>
          </table:table-cell>
          <table:table-cell table:formula="of:=DEGREES(ATAN(ABS([.F248]-[.C248])/ABS([.E248]-[.B248])))" office:value-type="float" office:value="0.533343041093677" calcext:value-type="float">
            <text:p>0.533343041093677</text:p>
          </table:table-cell>
          <table:table-cell table:formula="of:=SQRT(POWER([.H248];2)+POWER([.I248];2)+POWER([.J248];2))" office:value-type="float" office:value="683.971488913199" calcext:value-type="float">
            <text:p>683.971488913199</text:p>
          </table:table-cell>
        </table:table-row>
        <table:table-row table:style-name="ro1">
          <table:table-cell office:value-type="float" office:value="72.8732" calcext:value-type="float">
            <text:p>72.8732</text:p>
          </table:table-cell>
          <table:table-cell office:value-type="float" office:value="284.371" calcext:value-type="float">
            <text:p>284.371</text:p>
          </table:table-cell>
          <table:table-cell office:value-type="float" office:value="41.7862" calcext:value-type="float">
            <text:p>41.7862</text:p>
          </table:table-cell>
          <table:table-cell office:value-type="float" office:value="72.3441" calcext:value-type="float">
            <text:p>72.3441</text:p>
          </table:table-cell>
          <table:table-cell office:value-type="float" office:value="274.066" calcext:value-type="float">
            <text:p>274.066</text:p>
          </table:table-cell>
          <table:table-cell office:value-type="float" office:value="41.457" calcext:value-type="float">
            <text:p>41.457</text:p>
          </table:table-cell>
          <table:table-cell/>
          <table:table-cell table:formula="of:=([.D249]-[.A249])/0.0166667" office:value-type="float" office:value="-31.745936508127" calcext:value-type="float">
            <text:p>-31.745936508127</text:p>
          </table:table-cell>
          <table:table-cell table:formula="of:=ABS([.E249]-[.B249])/0.0166667" office:value-type="float" office:value="618.298763402474" calcext:value-type="float">
            <text:p>618.298763402474</text:p>
          </table:table-cell>
          <table:table-cell table:formula="of:=([.F249]-[.C249])/0.0166667" office:value-type="float" office:value="-19.751960496079" calcext:value-type="float">
            <text:p>-19.751960496079</text:p>
          </table:table-cell>
          <table:table-cell table:formula="of:=DEGREES(ATAN(ABS([.F249]-[.C249])/ABS([.E249]-[.B249])))" office:value-type="float" office:value="1.82972908671881" calcext:value-type="float">
            <text:p>1.82972908671881</text:p>
          </table:table-cell>
          <table:table-cell table:formula="of:=SQRT(POWER([.H249];2)+POWER([.I249];2)+POWER([.J249];2))" office:value-type="float" office:value="619.428208312509" calcext:value-type="float">
            <text:p>619.428208312509</text:p>
          </table:table-cell>
        </table:table-row>
        <table:table-row table:style-name="ro1">
          <table:table-cell office:value-type="float" office:value="71.8482" calcext:value-type="float">
            <text:p>71.8482</text:p>
          </table:table-cell>
          <table:table-cell office:value-type="float" office:value="277.752" calcext:value-type="float">
            <text:p>277.752</text:p>
          </table:table-cell>
          <table:table-cell office:value-type="float" office:value="41.8562" calcext:value-type="float">
            <text:p>41.8562</text:p>
          </table:table-cell>
          <table:table-cell office:value-type="float" office:value="71.5968" calcext:value-type="float">
            <text:p>71.5968</text:p>
          </table:table-cell>
          <table:table-cell office:value-type="float" office:value="263.965" calcext:value-type="float">
            <text:p>263.965</text:p>
          </table:table-cell>
          <table:table-cell office:value-type="float" office:value="41.9113" calcext:value-type="float">
            <text:p>41.9113</text:p>
          </table:table-cell>
          <table:table-cell/>
          <table:table-cell table:formula="of:=([.D250]-[.A250])/0.0166667" office:value-type="float" office:value="-15.0839698320606" calcext:value-type="float">
            <text:p>-15.0839698320606</text:p>
          </table:table-cell>
          <table:table-cell table:formula="of:=ABS([.E250]-[.B250])/0.0166667" office:value-type="float" office:value="827.218345563311" calcext:value-type="float">
            <text:p>827.218345563311</text:p>
          </table:table-cell>
          <table:table-cell table:formula="of:=([.F250]-[.C250])/0.0166667" office:value-type="float" office:value="3.30599338801298" calcext:value-type="float">
            <text:p>3.30599338801298</text:p>
          </table:table-cell>
          <table:table-cell table:formula="of:=DEGREES(ATAN(ABS([.F250]-[.C250])/ABS([.E250]-[.B250])))" office:value-type="float" office:value="0.228982421361361" calcext:value-type="float">
            <text:p>0.228982421361361</text:p>
          </table:table-cell>
          <table:table-cell table:formula="of:=SQRT(POWER([.H250];2)+POWER([.I250];2)+POWER([.J250];2))" office:value-type="float" office:value="827.362464083716" calcext:value-type="float">
            <text:p>827.362464083716</text:p>
          </table:table-cell>
        </table:table-row>
        <table:table-row table:style-name="ro1">
          <table:table-cell office:value-type="float" office:value="72.3629" calcext:value-type="float">
            <text:p>72.3629</text:p>
          </table:table-cell>
          <table:table-cell office:value-type="float" office:value="291.323" calcext:value-type="float">
            <text:p>291.323</text:p>
          </table:table-cell>
          <table:table-cell office:value-type="float" office:value="40.163" calcext:value-type="float">
            <text:p>40.163</text:p>
          </table:table-cell>
          <table:table-cell office:value-type="float" office:value="72.0906" calcext:value-type="float">
            <text:p>72.0906</text:p>
          </table:table-cell>
          <table:table-cell office:value-type="float" office:value="278.073" calcext:value-type="float">
            <text:p>278.073</text:p>
          </table:table-cell>
          <table:table-cell office:value-type="float" office:value="40.2983" calcext:value-type="float">
            <text:p>40.2983</text:p>
          </table:table-cell>
          <table:table-cell/>
          <table:table-cell table:formula="of:=([.D251]-[.A251])/0.0166667" office:value-type="float" office:value="-16.3379673240654" calcext:value-type="float">
            <text:p>-16.3379673240654</text:p>
          </table:table-cell>
          <table:table-cell table:formula="of:=ABS([.E251]-[.B251])/0.0166667" office:value-type="float" office:value="794.99841000318" calcext:value-type="float">
            <text:p>794.99841000318</text:p>
          </table:table-cell>
          <table:table-cell table:formula="of:=([.F251]-[.C251])/0.0166667" office:value-type="float" office:value="8.11798376403252" calcext:value-type="float">
            <text:p>8.11798376403252</text:p>
          </table:table-cell>
          <table:table-cell table:formula="of:=DEGREES(ATAN(ABS([.F251]-[.C251])/ABS([.E251]-[.B251])))" office:value-type="float" office:value="0.585045248633349" calcext:value-type="float">
            <text:p>0.585045248633349</text:p>
          </table:table-cell>
          <table:table-cell table:formula="of:=SQRT(POWER([.H251];2)+POWER([.I251];2)+POWER([.J251];2))" office:value-type="float" office:value="795.207710440649" calcext:value-type="float">
            <text:p>795.207710440649</text:p>
          </table:table-cell>
        </table:table-row>
        <table:table-row table:style-name="ro1">
          <table:table-cell office:value-type="float" office:value="72.1017" calcext:value-type="float">
            <text:p>72.1017</text:p>
          </table:table-cell>
          <table:table-cell office:value-type="float" office:value="292.763" calcext:value-type="float">
            <text:p>292.763</text:p>
          </table:table-cell>
          <table:table-cell office:value-type="float" office:value="39.6748" calcext:value-type="float">
            <text:p>39.6748</text:p>
          </table:table-cell>
          <table:table-cell office:value-type="float" office:value="71.8394" calcext:value-type="float">
            <text:p>71.8394</text:p>
          </table:table-cell>
          <table:table-cell office:value-type="float" office:value="270.302" calcext:value-type="float">
            <text:p>270.302</text:p>
          </table:table-cell>
          <table:table-cell office:value-type="float" office:value="41.0951" calcext:value-type="float">
            <text:p>41.0951</text:p>
          </table:table-cell>
          <table:table-cell/>
          <table:table-cell table:formula="of:=([.D252]-[.A252])/0.0166667" office:value-type="float" office:value="-15.7379685240627" calcext:value-type="float">
            <text:p>-15.7379685240627</text:p>
          </table:table-cell>
          <table:table-cell table:formula="of:=ABS([.E252]-[.B252])/0.0166667" office:value-type="float" office:value="1347.65730468539" calcext:value-type="float">
            <text:p>1347.65730468539</text:p>
          </table:table-cell>
          <table:table-cell table:formula="of:=([.F252]-[.C252])/0.0166667" office:value-type="float" office:value="85.2178295643411" calcext:value-type="float">
            <text:p>85.2178295643411</text:p>
          </table:table-cell>
          <table:table-cell table:formula="of:=DEGREES(ATAN(ABS([.F252]-[.C252])/ABS([.E252]-[.B252])))" office:value-type="float" office:value="3.61822677783561" calcext:value-type="float">
            <text:p>3.61822677783561</text:p>
          </table:table-cell>
          <table:table-cell table:formula="of:=SQRT(POWER([.H252];2)+POWER([.I252];2)+POWER([.J252];2))" office:value-type="float" office:value="1350.44065882245" calcext:value-type="float">
            <text:p>1350.44065882245</text:p>
          </table:table-cell>
        </table:table-row>
        <table:table-row table:style-name="ro1">
          <table:table-cell office:value-type="float" office:value="72.8636" calcext:value-type="float">
            <text:p>72.8636</text:p>
          </table:table-cell>
          <table:table-cell office:value-type="float" office:value="284.742" calcext:value-type="float">
            <text:p>284.742</text:p>
          </table:table-cell>
          <table:table-cell office:value-type="float" office:value="39.9494" calcext:value-type="float">
            <text:p>39.9494</text:p>
          </table:table-cell>
          <table:table-cell office:value-type="float" office:value="72.3319" calcext:value-type="float">
            <text:p>72.3319</text:p>
          </table:table-cell>
          <table:table-cell office:value-type="float" office:value="274.456" calcext:value-type="float">
            <text:p>274.456</text:p>
          </table:table-cell>
          <table:table-cell office:value-type="float" office:value="39.4003" calcext:value-type="float">
            <text:p>39.4003</text:p>
          </table:table-cell>
          <table:table-cell/>
          <table:table-cell table:formula="of:=([.D253]-[.A253])/0.0166667" office:value-type="float" office:value="-31.9019361961277" calcext:value-type="float">
            <text:p>-31.9019361961277</text:p>
          </table:table-cell>
          <table:table-cell table:formula="of:=ABS([.E253]-[.B253])/0.0166667" office:value-type="float" office:value="617.158765682469" calcext:value-type="float">
            <text:p>617.158765682469</text:p>
          </table:table-cell>
          <table:table-cell table:formula="of:=([.F253]-[.C253])/0.0166667" office:value-type="float" office:value="-32.9459341081315" calcext:value-type="float">
            <text:p>-32.9459341081315</text:p>
          </table:table-cell>
          <table:table-cell table:formula="of:=DEGREES(ATAN(ABS([.F253]-[.C253])/ABS([.E253]-[.B253])))" office:value-type="float" office:value="3.05573380125794" calcext:value-type="float">
            <text:p>3.05573380125794</text:p>
          </table:table-cell>
          <table:table-cell table:formula="of:=SQRT(POWER([.H253];2)+POWER([.I253];2)+POWER([.J253];2))" office:value-type="float" office:value="618.860331711467" calcext:value-type="float">
            <text:p>618.860331711467</text:p>
          </table:table-cell>
        </table:table-row>
        <table:table-row table:style-name="ro1">
          <table:table-cell office:value-type="float" office:value="72.6164" calcext:value-type="float">
            <text:p>72.6164</text:p>
          </table:table-cell>
          <table:table-cell office:value-type="float" office:value="288.675" calcext:value-type="float">
            <text:p>288.675</text:p>
          </table:table-cell>
          <table:table-cell office:value-type="float" office:value="40.0754" calcext:value-type="float">
            <text:p>40.0754</text:p>
          </table:table-cell>
          <table:table-cell office:value-type="float" office:value="72.0874" calcext:value-type="float">
            <text:p>72.0874</text:p>
          </table:table-cell>
          <table:table-cell office:value-type="float" office:value="276.85" calcext:value-type="float">
            <text:p>276.85</text:p>
          </table:table-cell>
          <table:table-cell office:value-type="float" office:value="40.0003" calcext:value-type="float">
            <text:p>40.0003</text:p>
          </table:table-cell>
          <table:table-cell/>
          <table:table-cell table:formula="of:=([.D254]-[.A254])/0.0166667" office:value-type="float" office:value="-31.7399365201267" calcext:value-type="float">
            <text:p>-31.7399365201267</text:p>
          </table:table-cell>
          <table:table-cell table:formula="of:=ABS([.E254]-[.B254])/0.0166667" office:value-type="float" office:value="709.498581002837" calcext:value-type="float">
            <text:p>709.498581002837</text:p>
          </table:table-cell>
          <table:table-cell table:formula="of:=([.F254]-[.C254])/0.0166667" office:value-type="float" office:value="-4.50599098801797" calcext:value-type="float">
            <text:p>-4.50599098801797</text:p>
          </table:table-cell>
          <table:table-cell table:formula="of:=DEGREES(ATAN(ABS([.F254]-[.C254])/ABS([.E254]-[.B254])))" office:value-type="float" office:value="0.363877817400778" calcext:value-type="float">
            <text:p>0.363877817400778</text:p>
          </table:table-cell>
          <table:table-cell table:formula="of:=SQRT(POWER([.H254];2)+POWER([.I254];2)+POWER([.J254];2))" office:value-type="float" office:value="710.2224749824" calcext:value-type="float">
            <text:p>710.2224749824</text:p>
          </table:table-cell>
        </table:table-row>
        <table:table-row table:style-name="ro1">
          <table:table-cell office:value-type="float" office:value="72.0952" calcext:value-type="float">
            <text:p>72.0952</text:p>
          </table:table-cell>
          <table:table-cell office:value-type="float" office:value="287.398" calcext:value-type="float">
            <text:p>287.398</text:p>
          </table:table-cell>
          <table:table-cell office:value-type="float" office:value="39.5209" calcext:value-type="float">
            <text:p>39.5209</text:p>
          </table:table-cell>
          <table:table-cell office:value-type="float" office:value="71.5849" calcext:value-type="float">
            <text:p>71.5849</text:p>
          </table:table-cell>
          <table:table-cell office:value-type="float" office:value="274.206" calcext:value-type="float">
            <text:p>274.206</text:p>
          </table:table-cell>
          <table:table-cell office:value-type="float" office:value="40.1972" calcext:value-type="float">
            <text:p>40.1972</text:p>
          </table:table-cell>
          <table:table-cell/>
          <table:table-cell table:formula="of:=([.D255]-[.A255])/0.0166667" office:value-type="float" office:value="-30.6179387641225" calcext:value-type="float">
            <text:p>-30.6179387641225</text:p>
          </table:table-cell>
          <table:table-cell table:formula="of:=ABS([.E255]-[.B255])/0.0166667" office:value-type="float" office:value="791.518416963167" calcext:value-type="float">
            <text:p>791.518416963167</text:p>
          </table:table-cell>
          <table:table-cell table:formula="of:=([.F255]-[.C255])/0.0166667" office:value-type="float" office:value="40.5779188441626" calcext:value-type="float">
            <text:p>40.5779188441626</text:p>
          </table:table-cell>
          <table:table-cell table:formula="of:=DEGREES(ATAN(ABS([.F255]-[.C255])/ABS([.E255]-[.B255])))" office:value-type="float" office:value="2.93475154347304" calcext:value-type="float">
            <text:p>2.93475154347304</text:p>
          </table:table-cell>
          <table:table-cell table:formula="of:=SQRT(POWER([.H255];2)+POWER([.I255];2)+POWER([.J255];2))" office:value-type="float" office:value="793.149059170951" calcext:value-type="float">
            <text:p>793.149059170951</text:p>
          </table:table-cell>
        </table:table-row>
        <table:table-row table:style-name="ro1">
          <table:table-cell office:value-type="float" office:value="72.3498" calcext:value-type="float">
            <text:p>72.3498</text:p>
          </table:table-cell>
          <table:table-cell office:value-type="float" office:value="284.743" calcext:value-type="float">
            <text:p>284.743</text:p>
          </table:table-cell>
          <table:table-cell office:value-type="float" office:value="39.6996" calcext:value-type="float">
            <text:p>39.6996</text:p>
          </table:table-cell>
          <table:table-cell office:value-type="float" office:value="72.0796" calcext:value-type="float">
            <text:p>72.0796</text:p>
          </table:table-cell>
          <table:table-cell office:value-type="float" office:value="271.861" calcext:value-type="float">
            <text:p>271.861</text:p>
          </table:table-cell>
          <table:table-cell office:value-type="float" office:value="39.5933" calcext:value-type="float">
            <text:p>39.5933</text:p>
          </table:table-cell>
          <table:table-cell/>
          <table:table-cell table:formula="of:=([.D256]-[.A256])/0.0166667" office:value-type="float" office:value="-16.211967576065" calcext:value-type="float">
            <text:p>-16.211967576065</text:p>
          </table:table-cell>
          <table:table-cell table:formula="of:=ABS([.E256]-[.B256])/0.0166667" office:value-type="float" office:value="772.918454163092" calcext:value-type="float">
            <text:p>772.918454163092</text:p>
          </table:table-cell>
          <table:table-cell table:formula="of:=([.F256]-[.C256])/0.0166667" office:value-type="float" office:value="-6.37798724402536" calcext:value-type="float">
            <text:p>-6.37798724402536</text:p>
          </table:table-cell>
          <table:table-cell table:formula="of:=DEGREES(ATAN(ABS([.F256]-[.C256])/ABS([.E256]-[.B256])))" office:value-type="float" office:value="0.47278397202418" calcext:value-type="float">
            <text:p>0.47278397202418</text:p>
          </table:table-cell>
          <table:table-cell table:formula="of:=SQRT(POWER([.H256];2)+POWER([.I256];2)+POWER([.J256];2))" office:value-type="float" office:value="773.114767288684" calcext:value-type="float">
            <text:p>773.114767288684</text:p>
          </table:table-cell>
        </table:table-row>
        <table:table-row table:style-name="ro1">
          <table:table-cell office:value-type="float" office:value="72.0905" calcext:value-type="float">
            <text:p>72.0905</text:p>
          </table:table-cell>
          <table:table-cell office:value-type="float" office:value="280.75" calcext:value-type="float">
            <text:p>280.75</text:p>
          </table:table-cell>
          <table:table-cell office:value-type="float" office:value="39.8548" calcext:value-type="float">
            <text:p>39.8548</text:p>
          </table:table-cell>
          <table:table-cell office:value-type="float" office:value="71.5819" calcext:value-type="float">
            <text:p>71.5819</text:p>
          </table:table-cell>
          <table:table-cell office:value-type="float" office:value="268.026" calcext:value-type="float">
            <text:p>268.026</text:p>
          </table:table-cell>
          <table:table-cell office:value-type="float" office:value="39.7563" calcext:value-type="float">
            <text:p>39.7563</text:p>
          </table:table-cell>
          <table:table-cell/>
          <table:table-cell table:formula="of:=([.D257]-[.A257])/0.0166667" office:value-type="float" office:value="-30.5159389681221" calcext:value-type="float">
            <text:p>-30.5159389681221</text:p>
          </table:table-cell>
          <table:table-cell table:formula="of:=ABS([.E257]-[.B257])/0.0166667" office:value-type="float" office:value="763.438473123053" calcext:value-type="float">
            <text:p>763.438473123053</text:p>
          </table:table-cell>
          <table:table-cell table:formula="of:=([.F257]-[.C257])/0.0166667" office:value-type="float" office:value="-5.9099881800233" calcext:value-type="float">
            <text:p>-5.9099881800233</text:p>
          </table:table-cell>
          <table:table-cell table:formula="of:=DEGREES(ATAN(ABS([.F257]-[.C257])/ABS([.E257]-[.B257])))" office:value-type="float" office:value="0.443533601859382" calcext:value-type="float">
            <text:p>0.443533601859382</text:p>
          </table:table-cell>
          <table:table-cell table:formula="of:=SQRT(POWER([.H257];2)+POWER([.I257];2)+POWER([.J257];2))" office:value-type="float" office:value="764.070973624737" calcext:value-type="float">
            <text:p>764.070973624737</text:p>
          </table:table-cell>
        </table:table-row>
        <table:table-row table:style-name="ro1">
          <table:table-cell office:value-type="float" office:value="73.1341" calcext:value-type="float">
            <text:p>73.1341</text:p>
          </table:table-cell>
          <table:table-cell office:value-type="float" office:value="288.675" calcext:value-type="float">
            <text:p>288.675</text:p>
          </table:table-cell>
          <table:table-cell office:value-type="float" office:value="40.3268" calcext:value-type="float">
            <text:p>40.3268</text:p>
          </table:table-cell>
          <table:table-cell office:value-type="float" office:value="72.5943" calcext:value-type="float">
            <text:p>72.5943</text:p>
          </table:table-cell>
          <table:table-cell office:value-type="float" office:value="278.184" calcext:value-type="float">
            <text:p>278.184</text:p>
          </table:table-cell>
          <table:table-cell office:value-type="float" office:value="40.0242" calcext:value-type="float">
            <text:p>40.0242</text:p>
          </table:table-cell>
          <table:table-cell/>
          <table:table-cell table:formula="of:=([.D258]-[.A258])/0.0166667" office:value-type="float" office:value="-32.3879352241295" calcext:value-type="float">
            <text:p>-32.3879352241295</text:p>
          </table:table-cell>
          <table:table-cell table:formula="of:=ABS([.E258]-[.B258])/0.0166667" office:value-type="float" office:value="629.458741082517" calcext:value-type="float">
            <text:p>629.458741082517</text:p>
          </table:table-cell>
          <table:table-cell table:formula="of:=([.F258]-[.C258])/0.0166667" office:value-type="float" office:value="-18.1559636880725" calcext:value-type="float">
            <text:p>-18.1559636880725</text:p>
          </table:table-cell>
          <table:table-cell table:formula="of:=DEGREES(ATAN(ABS([.F258]-[.C258])/ABS([.E258]-[.B258])))" office:value-type="float" office:value="1.65216825560566" calcext:value-type="float">
            <text:p>1.65216825560566</text:p>
          </table:table-cell>
          <table:table-cell table:formula="of:=SQRT(POWER([.H258];2)+POWER([.I258];2)+POWER([.J258];2))" office:value-type="float" office:value="630.552871764702" calcext:value-type="float">
            <text:p>630.552871764702</text:p>
          </table:table-cell>
        </table:table-row>
        <table:table-row table:style-name="ro1">
          <table:table-cell office:value-type="float" office:value="72.0953" calcext:value-type="float">
            <text:p>72.0953</text:p>
          </table:table-cell>
          <table:table-cell office:value-type="float" office:value="281.94" calcext:value-type="float">
            <text:p>281.94</text:p>
          </table:table-cell>
          <table:table-cell office:value-type="float" office:value="40.4161" calcext:value-type="float">
            <text:p>40.4161</text:p>
          </table:table-cell>
          <table:table-cell office:value-type="float" office:value="71.8335" calcext:value-type="float">
            <text:p>71.8335</text:p>
          </table:table-cell>
          <table:table-cell office:value-type="float" office:value="269.193" calcext:value-type="float">
            <text:p>269.193</text:p>
          </table:table-cell>
          <table:table-cell office:value-type="float" office:value="40.2948" calcext:value-type="float">
            <text:p>40.2948</text:p>
          </table:table-cell>
          <table:table-cell/>
          <table:table-cell table:formula="of:=([.D259]-[.A259])/0.0166667" office:value-type="float" office:value="-15.7079685840625" calcext:value-type="float">
            <text:p>-15.7079685840625</text:p>
          </table:table-cell>
          <table:table-cell table:formula="of:=ABS([.E259]-[.B259])/0.0166667" office:value-type="float" office:value="764.81847036306" calcext:value-type="float">
            <text:p>764.81847036306</text:p>
          </table:table-cell>
          <table:table-cell table:formula="of:=([.F259]-[.C259])/0.0166667" office:value-type="float" office:value="-7.27798544402899" calcext:value-type="float">
            <text:p>-7.27798544402899</text:p>
          </table:table-cell>
          <table:table-cell table:formula="of:=DEGREES(ATAN(ABS([.F259]-[.C259])/ABS([.E259]-[.B259])))" office:value-type="float" office:value="0.545208149724119" calcext:value-type="float">
            <text:p>0.545208149724119</text:p>
          </table:table-cell>
          <table:table-cell table:formula="of:=SQRT(POWER([.H259];2)+POWER([.I259];2)+POWER([.J259];2))" office:value-type="float" office:value="765.014380229321" calcext:value-type="float">
            <text:p>765.014380229321</text:p>
          </table:table-cell>
        </table:table-row>
        <table:table-row table:style-name="ro1">
          <table:table-cell office:value-type="float" office:value="72.1018" calcext:value-type="float">
            <text:p>72.1018</text:p>
          </table:table-cell>
          <table:table-cell office:value-type="float" office:value="285.83" calcext:value-type="float">
            <text:p>285.83</text:p>
          </table:table-cell>
          <table:table-cell office:value-type="float" office:value="40.7967" calcext:value-type="float">
            <text:p>40.7967</text:p>
          </table:table-cell>
          <table:table-cell office:value-type="float" office:value="71.0732" calcext:value-type="float">
            <text:p>71.0732</text:p>
          </table:table-cell>
          <table:table-cell office:value-type="float" office:value="275.661" calcext:value-type="float">
            <text:p>275.661</text:p>
          </table:table-cell>
          <table:table-cell office:value-type="float" office:value="38.9582" calcext:value-type="float">
            <text:p>38.9582</text:p>
          </table:table-cell>
          <table:table-cell/>
          <table:table-cell table:formula="of:=([.D260]-[.A260])/0.0166667" office:value-type="float" office:value="-61.7158765682467" calcext:value-type="float">
            <text:p>-61.7158765682467</text:p>
          </table:table-cell>
          <table:table-cell table:formula="of:=ABS([.E260]-[.B260])/0.0166667" office:value-type="float" office:value="610.13877972244" calcext:value-type="float">
            <text:p>610.13877972244</text:p>
          </table:table-cell>
          <table:table-cell table:formula="of:=([.F260]-[.C260])/0.0166667" office:value-type="float" office:value="-110.309779380441" calcext:value-type="float">
            <text:p>-110.309779380441</text:p>
          </table:table-cell>
          <table:table-cell table:formula="of:=DEGREES(ATAN(ABS([.F260]-[.C260])/ABS([.E260]-[.B260])))" office:value-type="float" office:value="10.2480644734875" calcext:value-type="float">
            <text:p>10.2480644734875</text:p>
          </table:table-cell>
          <table:table-cell table:formula="of:=SQRT(POWER([.H260];2)+POWER([.I260];2)+POWER([.J260];2))" office:value-type="float" office:value="623.094236346908" calcext:value-type="float">
            <text:p>623.094236346908</text:p>
          </table:table-cell>
        </table:table-row>
        <table:table-row table:style-name="ro1">
          <table:table-cell office:value-type="float" office:value="72.0954" calcext:value-type="float">
            <text:p>72.0954</text:p>
          </table:table-cell>
          <table:table-cell office:value-type="float" office:value="276.609" calcext:value-type="float">
            <text:p>276.609</text:p>
          </table:table-cell>
          <table:table-cell office:value-type="float" office:value="41.2906" calcext:value-type="float">
            <text:p>41.2906</text:p>
          </table:table-cell>
          <table:table-cell office:value-type="float" office:value="71.5933" calcext:value-type="float">
            <text:p>71.5933</text:p>
          </table:table-cell>
          <table:table-cell office:value-type="float" office:value="264.058" calcext:value-type="float">
            <text:p>264.058</text:p>
          </table:table-cell>
          <table:table-cell office:value-type="float" office:value="41.4087" calcext:value-type="float">
            <text:p>41.4087</text:p>
          </table:table-cell>
          <table:table-cell/>
          <table:table-cell table:formula="of:=([.D261]-[.A261])/0.0166667" office:value-type="float" office:value="-30.1259397481204" calcext:value-type="float">
            <text:p>-30.1259397481204</text:p>
          </table:table-cell>
          <table:table-cell table:formula="of:=ABS([.E261]-[.B261])/0.0166667" office:value-type="float" office:value="753.058493883011" calcext:value-type="float">
            <text:p>753.058493883011</text:p>
          </table:table-cell>
          <table:table-cell table:formula="of:=([.F261]-[.C261])/0.0166667" office:value-type="float" office:value="7.08598582802867" calcext:value-type="float">
            <text:p>7.08598582802867</text:p>
          </table:table-cell>
          <table:table-cell table:formula="of:=DEGREES(ATAN(ABS([.F261]-[.C261])/ABS([.E261]-[.B261])))" office:value-type="float" office:value="0.539114960049982" calcext:value-type="float">
            <text:p>0.539114960049982</text:p>
          </table:table-cell>
          <table:table-cell table:formula="of:=SQRT(POWER([.H261];2)+POWER([.I261];2)+POWER([.J261];2))" office:value-type="float" office:value="753.694154581427" calcext:value-type="float">
            <text:p>753.694154581427</text:p>
          </table:table-cell>
        </table:table-row>
        <table:table-row table:style-name="ro1">
          <table:table-cell office:value-type="float" office:value="71.8463" calcext:value-type="float">
            <text:p>71.8463</text:p>
          </table:table-cell>
          <table:table-cell office:value-type="float" office:value="275.205" calcext:value-type="float">
            <text:p>275.205</text:p>
          </table:table-cell>
          <table:table-cell office:value-type="float" office:value="41.7723" calcext:value-type="float">
            <text:p>41.7723</text:p>
          </table:table-cell>
          <table:table-cell office:value-type="float" office:value="71.5982" calcext:value-type="float">
            <text:p>71.5982</text:p>
          </table:table-cell>
          <table:table-cell office:value-type="float" office:value="262.714" calcext:value-type="float">
            <text:p>262.714</text:p>
          </table:table-cell>
          <table:table-cell office:value-type="float" office:value="42.1207" calcext:value-type="float">
            <text:p>42.1207</text:p>
          </table:table-cell>
          <table:table-cell/>
          <table:table-cell table:formula="of:=([.D262]-[.A262])/0.0166667" office:value-type="float" office:value="-14.8859702280592" calcext:value-type="float">
            <text:p>-14.8859702280592</text:p>
          </table:table-cell>
          <table:table-cell table:formula="of:=ABS([.E262]-[.B262])/0.0166667" office:value-type="float" office:value="749.458501082997" calcext:value-type="float">
            <text:p>749.458501082997</text:p>
          </table:table-cell>
          <table:table-cell table:formula="of:=([.F262]-[.C262])/0.0166667" office:value-type="float" office:value="20.9039581920835" calcext:value-type="float">
            <text:p>20.9039581920835</text:p>
          </table:table-cell>
          <table:table-cell table:formula="of:=DEGREES(ATAN(ABS([.F262]-[.C262])/ABS([.E262]-[.B262])))" office:value-type="float" office:value="1.59768436759061" calcext:value-type="float">
            <text:p>1.59768436759061</text:p>
          </table:table-cell>
          <table:table-cell table:formula="of:=SQRT(POWER([.H262];2)+POWER([.I262];2)+POWER([.J262];2))" office:value-type="float" office:value="749.897734643398" calcext:value-type="float">
            <text:p>749.897734643398</text:p>
          </table:table-cell>
        </table:table-row>
        <table:table-row table:style-name="ro1">
          <table:table-cell office:value-type="float" office:value="72.1017" calcext:value-type="float">
            <text:p>72.1017</text:p>
          </table:table-cell>
          <table:table-cell office:value-type="float" office:value="287.201" calcext:value-type="float">
            <text:p>287.201</text:p>
          </table:table-cell>
          <table:table-cell office:value-type="float" office:value="40.5749" calcext:value-type="float">
            <text:p>40.5749</text:p>
          </table:table-cell>
          <table:table-cell office:value-type="float" office:value="71.5914" calcext:value-type="float">
            <text:p>71.5914</text:p>
          </table:table-cell>
          <table:table-cell office:value-type="float" office:value="271.519" calcext:value-type="float">
            <text:p>271.519</text:p>
          </table:table-cell>
          <table:table-cell office:value-type="float" office:value="41.1419" calcext:value-type="float">
            <text:p>41.1419</text:p>
          </table:table-cell>
          <table:table-cell/>
          <table:table-cell table:formula="of:=([.D263]-[.A263])/0.0166667" office:value-type="float" office:value="-30.6179387641225" calcext:value-type="float">
            <text:p>-30.6179387641225</text:p>
          </table:table-cell>
          <table:table-cell table:formula="of:=ABS([.E263]-[.B263])/0.0166667" office:value-type="float" office:value="940.918118163765" calcext:value-type="float">
            <text:p>940.918118163765</text:p>
          </table:table-cell>
          <table:table-cell table:formula="of:=([.F263]-[.C263])/0.0166667" office:value-type="float" office:value="34.0199319601361" calcext:value-type="float">
            <text:p>34.0199319601361</text:p>
          </table:table-cell>
          <table:table-cell table:formula="of:=DEGREES(ATAN(ABS([.F263]-[.C263])/ABS([.E263]-[.B263])))" office:value-type="float" office:value="2.07069008070676" calcext:value-type="float">
            <text:p>2.07069008070676</text:p>
          </table:table-cell>
          <table:table-cell table:formula="of:=SQRT(POWER([.H263];2)+POWER([.I263];2)+POWER([.J263];2))" office:value-type="float" office:value="942.030635931537" calcext:value-type="float">
            <text:p>942.030635931537</text:p>
          </table:table-cell>
        </table:table-row>
        <table:table-row table:style-name="ro1">
          <table:table-cell office:value-type="float" office:value="72.3552" calcext:value-type="float">
            <text:p>72.3552</text:p>
          </table:table-cell>
          <table:table-cell office:value-type="float" office:value="283.179" calcext:value-type="float">
            <text:p>283.179</text:p>
          </table:table-cell>
          <table:table-cell office:value-type="float" office:value="40.9703" calcext:value-type="float">
            <text:p>40.9703</text:p>
          </table:table-cell>
          <table:table-cell office:value-type="float" office:value="71.8385" calcext:value-type="float">
            <text:p>71.8385</text:p>
          </table:table-cell>
          <table:table-cell office:value-type="float" office:value="269.071" calcext:value-type="float">
            <text:p>269.071</text:p>
          </table:table-cell>
          <table:table-cell office:value-type="float" office:value="41.0544" calcext:value-type="float">
            <text:p>41.0544</text:p>
          </table:table-cell>
          <table:table-cell/>
          <table:table-cell table:formula="of:=([.D264]-[.A264])/0.0166667" office:value-type="float" office:value="-31.001937996124" calcext:value-type="float">
            <text:p>-31.001937996124</text:p>
          </table:table-cell>
          <table:table-cell table:formula="of:=ABS([.E264]-[.B264])/0.0166667" office:value-type="float" office:value="846.478307043383" calcext:value-type="float">
            <text:p>846.478307043383</text:p>
          </table:table-cell>
          <table:table-cell table:formula="of:=([.F264]-[.C264])/0.0166667" office:value-type="float" office:value="5.04598990802015" calcext:value-type="float">
            <text:p>5.04598990802015</text:p>
          </table:table-cell>
          <table:table-cell table:formula="of:=DEGREES(ATAN(ABS([.F264]-[.C264])/ABS([.E264]-[.B264])))" office:value-type="float" office:value="0.341545079502318" calcext:value-type="float">
            <text:p>0.341545079502318</text:p>
          </table:table-cell>
          <table:table-cell table:formula="of:=SQRT(POWER([.H264];2)+POWER([.I264];2)+POWER([.J264];2))" office:value-type="float" office:value="847.060863497245" calcext:value-type="float">
            <text:p>847.060863497245</text:p>
          </table:table-cell>
        </table:table-row>
        <table:table-row table:style-name="ro1">
          <table:table-cell office:value-type="float" office:value="71.8467" calcext:value-type="float">
            <text:p>71.8467</text:p>
          </table:table-cell>
          <table:table-cell office:value-type="float" office:value="280.417" calcext:value-type="float">
            <text:p>280.417</text:p>
          </table:table-cell>
          <table:table-cell office:value-type="float" office:value="41.4235" calcext:value-type="float">
            <text:p>41.4235</text:p>
          </table:table-cell>
          <table:table-cell office:value-type="float" office:value="71.1006" calcext:value-type="float">
            <text:p>71.1006</text:p>
          </table:table-cell>
          <table:table-cell office:value-type="float" office:value="267.643" calcext:value-type="float">
            <text:p>267.643</text:p>
          </table:table-cell>
          <table:table-cell office:value-type="float" office:value="41.5457" calcext:value-type="float">
            <text:p>41.5457</text:p>
          </table:table-cell>
          <table:table-cell/>
          <table:table-cell table:formula="of:=([.D265]-[.A265])/0.0166667" office:value-type="float" office:value="-44.765910468179" calcext:value-type="float">
            <text:p>-44.765910468179</text:p>
          </table:table-cell>
          <table:table-cell table:formula="of:=ABS([.E265]-[.B265])/0.0166667" office:value-type="float" office:value="766.438467123066" calcext:value-type="float">
            <text:p>766.438467123066</text:p>
          </table:table-cell>
          <table:table-cell table:formula="of:=([.F265]-[.C265])/0.0166667" office:value-type="float" office:value="7.33198533602929" calcext:value-type="float">
            <text:p>7.33198533602929</text:p>
          </table:table-cell>
          <table:table-cell table:formula="of:=DEGREES(ATAN(ABS([.F265]-[.C265])/ABS([.E265]-[.B265])))" office:value-type="float" office:value="0.548092272423304" calcext:value-type="float">
            <text:p>0.548092272423304</text:p>
          </table:table-cell>
          <table:table-cell table:formula="of:=SQRT(POWER([.H265];2)+POWER([.I265];2)+POWER([.J265];2))" office:value-type="float" office:value="767.77970058798" calcext:value-type="float">
            <text:p>767.77970058798</text:p>
          </table:table-cell>
        </table:table-row>
        <table:table-row table:style-name="ro1">
          <table:table-cell office:value-type="float" office:value="72.5957" calcext:value-type="float">
            <text:p>72.5957</text:p>
          </table:table-cell>
          <table:table-cell office:value-type="float" office:value="275.407" calcext:value-type="float">
            <text:p>275.407</text:p>
          </table:table-cell>
          <table:table-cell office:value-type="float" office:value="41.2341" calcext:value-type="float">
            <text:p>41.2341</text:p>
          </table:table-cell>
          <table:table-cell office:value-type="float" office:value="72.3224" calcext:value-type="float">
            <text:p>72.3224</text:p>
          </table:table-cell>
          <table:table-cell office:value-type="float" office:value="261.789" calcext:value-type="float">
            <text:p>261.789</text:p>
          </table:table-cell>
          <table:table-cell office:value-type="float" office:value="41.0568" calcext:value-type="float">
            <text:p>41.0568</text:p>
          </table:table-cell>
          <table:table-cell/>
          <table:table-cell table:formula="of:=([.D266]-[.A266])/0.0166667" office:value-type="float" office:value="-16.3979672040651" calcext:value-type="float">
            <text:p>-16.3979672040651</text:p>
          </table:table-cell>
          <table:table-cell table:formula="of:=ABS([.E266]-[.B266])/0.0166667" office:value-type="float" office:value="817.078365843268" calcext:value-type="float">
            <text:p>817.078365843268</text:p>
          </table:table-cell>
          <table:table-cell table:formula="of:=([.F266]-[.C266])/0.0166667" office:value-type="float" office:value="-10.6379787240423" calcext:value-type="float">
            <text:p>-10.6379787240423</text:p>
          </table:table-cell>
          <table:table-cell table:formula="of:=DEGREES(ATAN(ABS([.F266]-[.C266])/ABS([.E266]-[.B266])))" office:value-type="float" office:value="0.745922145728802" calcext:value-type="float">
            <text:p>0.745922145728802</text:p>
          </table:table-cell>
          <table:table-cell table:formula="of:=SQRT(POWER([.H266];2)+POWER([.I266];2)+POWER([.J266];2))" office:value-type="float" office:value="817.312128778757" calcext:value-type="float">
            <text:p>817.312128778757</text:p>
          </table:table-cell>
        </table:table-row>
        <table:table-row table:style-name="ro1">
          <table:table-cell office:value-type="float" office:value="72.861" calcext:value-type="float">
            <text:p>72.861</text:p>
          </table:table-cell>
          <table:table-cell office:value-type="float" office:value="280.536" calcext:value-type="float">
            <text:p>280.536</text:p>
          </table:table-cell>
          <table:table-cell office:value-type="float" office:value="41.3948" calcext:value-type="float">
            <text:p>41.3948</text:p>
          </table:table-cell>
          <table:table-cell office:value-type="float" office:value="72.3353" calcext:value-type="float">
            <text:p>72.3353</text:p>
          </table:table-cell>
          <table:table-cell office:value-type="float" office:value="269.084" calcext:value-type="float">
            <text:p>269.084</text:p>
          </table:table-cell>
          <table:table-cell office:value-type="float" office:value="41.2937" calcext:value-type="float">
            <text:p>41.2937</text:p>
          </table:table-cell>
          <table:table-cell/>
          <table:table-cell table:formula="of:=([.D267]-[.A267])/0.0166667" office:value-type="float" office:value="-31.5419369161262" calcext:value-type="float">
            <text:p>-31.5419369161262</text:p>
          </table:table-cell>
          <table:table-cell table:formula="of:=ABS([.E267]-[.B267])/0.0166667" office:value-type="float" office:value="687.118625762748" calcext:value-type="float">
            <text:p>687.118625762748</text:p>
          </table:table-cell>
          <table:table-cell table:formula="of:=([.F267]-[.C267])/0.0166667" office:value-type="float" office:value="-6.06598786802441" calcext:value-type="float">
            <text:p>-6.06598786802441</text:p>
          </table:table-cell>
          <table:table-cell table:formula="of:=DEGREES(ATAN(ABS([.F267]-[.C267])/ABS([.E267]-[.B267])))" office:value-type="float" office:value="0.505802727136922" calcext:value-type="float">
            <text:p>0.505802727136922</text:p>
          </table:table-cell>
          <table:table-cell table:formula="of:=SQRT(POWER([.H267];2)+POWER([.I267];2)+POWER([.J267];2))" office:value-type="float" office:value="687.868952536254" calcext:value-type="float">
            <text:p>687.868952536254</text:p>
          </table:table-cell>
        </table:table-row>
        <table:table-row table:style-name="ro1">
          <table:table-cell office:value-type="float" office:value="72.3492" calcext:value-type="float">
            <text:p>72.3492</text:p>
          </table:table-cell>
          <table:table-cell office:value-type="float" office:value="277.911" calcext:value-type="float">
            <text:p>277.911</text:p>
          </table:table-cell>
          <table:table-cell office:value-type="float" office:value="41.3252" calcext:value-type="float">
            <text:p>41.3252</text:p>
          </table:table-cell>
          <table:table-cell office:value-type="float" office:value="71.8408" calcext:value-type="float">
            <text:p>71.8408</text:p>
          </table:table-cell>
          <table:table-cell office:value-type="float" office:value="265.255" calcext:value-type="float">
            <text:p>265.255</text:p>
          </table:table-cell>
          <table:table-cell office:value-type="float" office:value="41.693" calcext:value-type="float">
            <text:p>41.693</text:p>
          </table:table-cell>
          <table:table-cell/>
          <table:table-cell table:formula="of:=([.D268]-[.A268])/0.0166667" office:value-type="float" office:value="-30.5039389921217" calcext:value-type="float">
            <text:p>-30.5039389921217</text:p>
          </table:table-cell>
          <table:table-cell table:formula="of:=ABS([.E268]-[.B268])/0.0166667" office:value-type="float" office:value="759.358481283038" calcext:value-type="float">
            <text:p>759.358481283038</text:p>
          </table:table-cell>
          <table:table-cell table:formula="of:=([.F268]-[.C268])/0.0166667" office:value-type="float" office:value="22.067955864088" calcext:value-type="float">
            <text:p>22.067955864088</text:p>
          </table:table-cell>
          <table:table-cell table:formula="of:=DEGREES(ATAN(ABS([.F268]-[.C268])/ABS([.E268]-[.B268])))" office:value-type="float" office:value="1.66462216570181" calcext:value-type="float">
            <text:p>1.66462216570181</text:p>
          </table:table-cell>
          <table:table-cell table:formula="of:=SQRT(POWER([.H268];2)+POWER([.I268];2)+POWER([.J268];2))" office:value-type="float" office:value="760.291252130745" calcext:value-type="float">
            <text:p>760.291252130745</text:p>
          </table:table-cell>
        </table:table-row>
        <table:table-row table:style-name="ro1">
          <table:table-cell office:value-type="float" office:value="72.8754" calcext:value-type="float">
            <text:p>72.8754</text:p>
          </table:table-cell>
          <table:table-cell office:value-type="float" office:value="285.732" calcext:value-type="float">
            <text:p>285.732</text:p>
          </table:table-cell>
          <table:table-cell office:value-type="float" office:value="41.5683" calcext:value-type="float">
            <text:p>41.5683</text:p>
          </table:table-cell>
          <table:table-cell office:value-type="float" office:value="72.3434" calcext:value-type="float">
            <text:p>72.3434</text:p>
          </table:table-cell>
          <table:table-cell office:value-type="float" office:value="272.757" calcext:value-type="float">
            <text:p>272.757</text:p>
          </table:table-cell>
          <table:table-cell office:value-type="float" office:value="41.6725" calcext:value-type="float">
            <text:p>41.6725</text:p>
          </table:table-cell>
          <table:table-cell/>
          <table:table-cell table:formula="of:=([.D269]-[.A269])/0.0166667" office:value-type="float" office:value="-31.9199361601275" calcext:value-type="float">
            <text:p>-31.9199361601275</text:p>
          </table:table-cell>
          <table:table-cell table:formula="of:=ABS([.E269]-[.B269])/0.0166667" office:value-type="float" office:value="778.498443003115" calcext:value-type="float">
            <text:p>778.498443003115</text:p>
          </table:table-cell>
          <table:table-cell table:formula="of:=([.F269]-[.C269])/0.0166667" office:value-type="float" office:value="6.25198749602493" calcext:value-type="float">
            <text:p>6.25198749602493</text:p>
          </table:table-cell>
          <table:table-cell table:formula="of:=DEGREES(ATAN(ABS([.F269]-[.C269])/ABS([.E269]-[.B269])))" office:value-type="float" office:value="0.460122688402607" calcext:value-type="float">
            <text:p>0.460122688402607</text:p>
          </table:table-cell>
          <table:table-cell table:formula="of:=SQRT(POWER([.H269];2)+POWER([.I269];2)+POWER([.J269];2))" office:value-type="float" office:value="779.177640484115" calcext:value-type="float">
            <text:p>779.177640484115</text:p>
          </table:table-cell>
        </table:table-row>
        <table:table-row table:style-name="ro1">
          <table:table-cell office:value-type="float" office:value="72.3568" calcext:value-type="float">
            <text:p>72.3568</text:p>
          </table:table-cell>
          <table:table-cell office:value-type="float" office:value="280.377" calcext:value-type="float">
            <text:p>280.377</text:p>
          </table:table-cell>
          <table:table-cell office:value-type="float" office:value="41.9282" calcext:value-type="float">
            <text:p>41.9282</text:p>
          </table:table-cell>
          <table:table-cell office:value-type="float" office:value="71.5964" calcext:value-type="float">
            <text:p>71.5964</text:p>
          </table:table-cell>
          <table:table-cell office:value-type="float" office:value="270.128" calcext:value-type="float">
            <text:p>270.128</text:p>
          </table:table-cell>
          <table:table-cell office:value-type="float" office:value="41.866" calcext:value-type="float">
            <text:p>41.866</text:p>
          </table:table-cell>
          <table:table-cell/>
          <table:table-cell table:formula="of:=([.D270]-[.A270])/0.0166667" office:value-type="float" office:value="-45.6239087521828" calcext:value-type="float">
            <text:p>-45.6239087521828</text:p>
          </table:table-cell>
          <table:table-cell table:formula="of:=ABS([.E270]-[.B270])/0.0166667" office:value-type="float" office:value="614.938770122461" calcext:value-type="float">
            <text:p>614.938770122461</text:p>
          </table:table-cell>
          <table:table-cell table:formula="of:=([.F270]-[.C270])/0.0166667" office:value-type="float" office:value="-3.73199253601476" calcext:value-type="float">
            <text:p>-3.73199253601476</text:p>
          </table:table-cell>
          <table:table-cell table:formula="of:=DEGREES(ATAN(ABS([.F270]-[.C270])/ABS([.E270]-[.B270])))" office:value-type="float" office:value="0.347717214704678" calcext:value-type="float">
            <text:p>0.347717214704678</text:p>
          </table:table-cell>
          <table:table-cell table:formula="of:=SQRT(POWER([.H270];2)+POWER([.I270];2)+POWER([.J270];2))" office:value-type="float" office:value="616.640219104983" calcext:value-type="float">
            <text:p>616.640219104983</text:p>
          </table:table-cell>
        </table:table-row>
        <table:table-row table:style-name="ro1">
          <table:table-cell office:value-type="float" office:value="72.097" calcext:value-type="float">
            <text:p>72.097</text:p>
          </table:table-cell>
          <table:table-cell office:value-type="float" office:value="279.214" calcext:value-type="float">
            <text:p>279.214</text:p>
          </table:table-cell>
          <table:table-cell office:value-type="float" office:value="41.1144" calcext:value-type="float">
            <text:p>41.1144</text:p>
          </table:table-cell>
          <table:table-cell office:value-type="float" office:value="71.3437" calcext:value-type="float">
            <text:p>71.3437</text:p>
          </table:table-cell>
          <table:table-cell office:value-type="float" office:value="267.776" calcext:value-type="float">
            <text:p>267.776</text:p>
          </table:table-cell>
          <table:table-cell office:value-type="float" office:value="41.0301" calcext:value-type="float">
            <text:p>41.0301</text:p>
          </table:table-cell>
          <table:table-cell/>
          <table:table-cell table:formula="of:=([.D271]-[.A271])/0.0166667" office:value-type="float" office:value="-45.1979096041806" calcext:value-type="float">
            <text:p>-45.1979096041806</text:p>
          </table:table-cell>
          <table:table-cell table:formula="of:=ABS([.E271]-[.B271])/0.0166667" office:value-type="float" office:value="686.278627442744" calcext:value-type="float">
            <text:p>686.278627442744</text:p>
          </table:table-cell>
          <table:table-cell table:formula="of:=([.F271]-[.C271])/0.0166667" office:value-type="float" office:value="-5.05798988402059" calcext:value-type="float">
            <text:p>-5.05798988402059</text:p>
          </table:table-cell>
          <table:table-cell table:formula="of:=DEGREES(ATAN(ABS([.F271]-[.C271])/ABS([.E271]-[.B271])))" office:value-type="float" office:value="0.422271967210157" calcext:value-type="float">
            <text:p>0.422271967210157</text:p>
          </table:table-cell>
          <table:table-cell table:formula="of:=SQRT(POWER([.H271];2)+POWER([.I271];2)+POWER([.J271];2))" office:value-type="float" office:value="687.78396955654" calcext:value-type="float">
            <text:p>687.78396955654</text:p>
          </table:table-cell>
        </table:table-row>
        <table:table-row table:style-name="ro1">
          <table:table-cell office:value-type="float" office:value="72.6103" calcext:value-type="float">
            <text:p>72.6103</text:p>
          </table:table-cell>
          <table:table-cell office:value-type="float" office:value="283.191" calcext:value-type="float">
            <text:p>283.191</text:p>
          </table:table-cell>
          <table:table-cell office:value-type="float" office:value="40.966" calcext:value-type="float">
            <text:p>40.966</text:p>
          </table:table-cell>
          <table:table-cell office:value-type="float" office:value="72.0877" calcext:value-type="float">
            <text:p>72.0877</text:p>
          </table:table-cell>
          <table:table-cell office:value-type="float" office:value="270.318" calcext:value-type="float">
            <text:p>270.318</text:p>
          </table:table-cell>
          <table:table-cell office:value-type="float" office:value="41.0901" calcext:value-type="float">
            <text:p>41.0901</text:p>
          </table:table-cell>
          <table:table-cell/>
          <table:table-cell table:formula="of:=([.D272]-[.A272])/0.0166667" office:value-type="float" office:value="-31.3559372881252" calcext:value-type="float">
            <text:p>-31.3559372881252</text:p>
          </table:table-cell>
          <table:table-cell table:formula="of:=ABS([.E272]-[.B272])/0.0166667" office:value-type="float" office:value="772.378455243089" calcext:value-type="float">
            <text:p>772.378455243089</text:p>
          </table:table-cell>
          <table:table-cell table:formula="of:=([.F272]-[.C272])/0.0166667" office:value-type="float" office:value="7.4459851080297" calcext:value-type="float">
            <text:p>7.4459851080297</text:p>
          </table:table-cell>
          <table:table-cell table:formula="of:=DEGREES(ATAN(ABS([.F272]-[.C272])/ABS([.E272]-[.B272])))" office:value-type="float" office:value="0.552333254014306" calcext:value-type="float">
            <text:p>0.552333254014306</text:p>
          </table:table-cell>
          <table:table-cell table:formula="of:=SQRT(POWER([.H272];2)+POWER([.I272];2)+POWER([.J272];2))" office:value-type="float" office:value="773.050525917385" calcext:value-type="float">
            <text:p>773.050525917385</text:p>
          </table:table-cell>
        </table:table-row>
        <table:table-row table:style-name="ro1">
          <table:table-cell office:value-type="float" office:value="72.1018" calcext:value-type="float">
            <text:p>72.1018</text:p>
          </table:table-cell>
          <table:table-cell office:value-type="float" office:value="285.809" calcext:value-type="float">
            <text:p>285.809</text:p>
          </table:table-cell>
          <table:table-cell office:value-type="float" office:value="40.8002" calcext:value-type="float">
            <text:p>40.8002</text:p>
          </table:table-cell>
          <table:table-cell office:value-type="float" office:value="71.5899" calcext:value-type="float">
            <text:p>71.5899</text:p>
          </table:table-cell>
          <table:table-cell office:value-type="float" office:value="272.798" calcext:value-type="float">
            <text:p>272.798</text:p>
          </table:table-cell>
          <table:table-cell office:value-type="float" office:value="40.9292" calcext:value-type="float">
            <text:p>40.9292</text:p>
          </table:table-cell>
          <table:table-cell/>
          <table:table-cell table:formula="of:=([.D273]-[.A273])/0.0166667" office:value-type="float" office:value="-30.7139385721227" calcext:value-type="float">
            <text:p>-30.7139385721227</text:p>
          </table:table-cell>
          <table:table-cell table:formula="of:=ABS([.E273]-[.B273])/0.0166667" office:value-type="float" office:value="780.658438683124" calcext:value-type="float">
            <text:p>780.658438683124</text:p>
          </table:table-cell>
          <table:table-cell table:formula="of:=([.F273]-[.C273])/0.0166667" office:value-type="float" office:value="7.73998452003125" calcext:value-type="float">
            <text:p>7.73998452003125</text:p>
          </table:table-cell>
          <table:table-cell table:formula="of:=DEGREES(ATAN(ABS([.F273]-[.C273])/ABS([.E273]-[.B273])))" office:value-type="float" office:value="0.568051140220119" calcext:value-type="float">
            <text:p>0.568051140220119</text:p>
          </table:table-cell>
          <table:table-cell table:formula="of:=SQRT(POWER([.H273];2)+POWER([.I273];2)+POWER([.J273];2))" office:value-type="float" office:value="781.300743164984" calcext:value-type="float">
            <text:p>781.300743164984</text:p>
          </table:table-cell>
        </table:table-row>
        <table:table-row table:style-name="ro1">
          <table:table-cell office:value-type="float" office:value="72.8875" calcext:value-type="float">
            <text:p>72.8875</text:p>
          </table:table-cell>
          <table:table-cell office:value-type="float" office:value="291.144" calcext:value-type="float">
            <text:p>291.144</text:p>
          </table:table-cell>
          <table:table-cell office:value-type="float" office:value="41.2155" calcext:value-type="float">
            <text:p>41.2155</text:p>
          </table:table-cell>
          <table:table-cell office:value-type="float" office:value="72.6029" calcext:value-type="float">
            <text:p>72.6029</text:p>
          </table:table-cell>
          <table:table-cell office:value-type="float" office:value="277.871" calcext:value-type="float">
            <text:p>277.871</text:p>
          </table:table-cell>
          <table:table-cell office:value-type="float" office:value="41.5796" calcext:value-type="float">
            <text:p>41.5796</text:p>
          </table:table-cell>
          <table:table-cell/>
          <table:table-cell table:formula="of:=([.D274]-[.A274])/0.0166667" office:value-type="float" office:value="-17.0759658480682" calcext:value-type="float">
            <text:p>-17.0759658480682</text:p>
          </table:table-cell>
          <table:table-cell table:formula="of:=ABS([.E274]-[.B274])/0.0166667" office:value-type="float" office:value="796.378407243187" calcext:value-type="float">
            <text:p>796.378407243187</text:p>
          </table:table-cell>
          <table:table-cell table:formula="of:=([.F274]-[.C274])/0.0166667" office:value-type="float" office:value="21.8459563080874" calcext:value-type="float">
            <text:p>21.8459563080874</text:p>
          </table:table-cell>
          <table:table-cell table:formula="of:=DEGREES(ATAN(ABS([.F274]-[.C274])/ABS([.E274]-[.B274])))" office:value-type="float" office:value="1.57132245832494" calcext:value-type="float">
            <text:p>1.57132245832494</text:p>
          </table:table-cell>
          <table:table-cell table:formula="of:=SQRT(POWER([.H274];2)+POWER([.I274];2)+POWER([.J274];2))" office:value-type="float" office:value="796.860967760283" calcext:value-type="float">
            <text:p>796.860967760283</text:p>
          </table:table-cell>
        </table:table-row>
        <table:table-row table:style-name="ro1">
          <table:table-cell office:value-type="float" office:value="72.0937" calcext:value-type="float">
            <text:p>72.0937</text:p>
          </table:table-cell>
          <table:table-cell office:value-type="float" office:value="280.641" calcext:value-type="float">
            <text:p>280.641</text:p>
          </table:table-cell>
          <table:table-cell office:value-type="float" office:value="40.3771" calcext:value-type="float">
            <text:p>40.3771</text:p>
          </table:table-cell>
          <table:table-cell office:value-type="float" office:value="71.5857" calcext:value-type="float">
            <text:p>71.5857</text:p>
          </table:table-cell>
          <table:table-cell office:value-type="float" office:value="269.166" calcext:value-type="float">
            <text:p>269.166</text:p>
          </table:table-cell>
          <table:table-cell office:value-type="float" office:value="40.3016" calcext:value-type="float">
            <text:p>40.3016</text:p>
          </table:table-cell>
          <table:table-cell/>
          <table:table-cell table:formula="of:=([.D275]-[.A275])/0.0166667" office:value-type="float" office:value="-30.4799390401217" calcext:value-type="float">
            <text:p>-30.4799390401217</text:p>
          </table:table-cell>
          <table:table-cell table:formula="of:=ABS([.E275]-[.B275])/0.0166667" office:value-type="float" office:value="688.498623002755" calcext:value-type="float">
            <text:p>688.498623002755</text:p>
          </table:table-cell>
          <table:table-cell table:formula="of:=([.F275]-[.C275])/0.0166667" office:value-type="float" office:value="-4.52999094001801" calcext:value-type="float">
            <text:p>-4.52999094001801</text:p>
          </table:table-cell>
          <table:table-cell table:formula="of:=DEGREES(ATAN(ABS([.F275]-[.C275])/ABS([.E275]-[.B275])))" office:value-type="float" office:value="0.376973327492718" calcext:value-type="float">
            <text:p>0.376973327492718</text:p>
          </table:table-cell>
          <table:table-cell table:formula="of:=SQRT(POWER([.H275];2)+POWER([.I275];2)+POWER([.J275];2))" office:value-type="float" office:value="689.187856377705" calcext:value-type="float">
            <text:p>689.187856377705</text:p>
          </table:table-cell>
        </table:table-row>
        <table:table-row table:style-name="ro1">
          <table:table-cell office:value-type="float" office:value="73.1411" calcext:value-type="float">
            <text:p>73.1411</text:p>
          </table:table-cell>
          <table:table-cell office:value-type="float" office:value="289.89" calcext:value-type="float">
            <text:p>289.89</text:p>
          </table:table-cell>
          <table:table-cell office:value-type="float" office:value="40.8998" calcext:value-type="float">
            <text:p>40.8998</text:p>
          </table:table-cell>
          <table:table-cell office:value-type="float" office:value="72.851" calcext:value-type="float">
            <text:p>72.851</text:p>
          </table:table-cell>
          <table:table-cell office:value-type="float" office:value="278.053" calcext:value-type="float">
            <text:p>278.053</text:p>
          </table:table-cell>
          <table:table-cell office:value-type="float" office:value="40.7961" calcext:value-type="float">
            <text:p>40.7961</text:p>
          </table:table-cell>
          <table:table-cell/>
          <table:table-cell table:formula="of:=([.D276]-[.A276])/0.0166667" office:value-type="float" office:value="-17.4059651880693" calcext:value-type="float">
            <text:p>-17.4059651880693</text:p>
          </table:table-cell>
          <table:table-cell table:formula="of:=ABS([.E276]-[.B276])/0.0166667" office:value-type="float" office:value="710.21857956284" calcext:value-type="float">
            <text:p>710.21857956284</text:p>
          </table:table-cell>
          <table:table-cell table:formula="of:=([.F276]-[.C276])/0.0166667" office:value-type="float" office:value="-6.22198755602467" calcext:value-type="float">
            <text:p>-6.22198755602467</text:p>
          </table:table-cell>
          <table:table-cell table:formula="of:=DEGREES(ATAN(ABS([.F276]-[.C276])/ABS([.E276]-[.B276])))" office:value-type="float" office:value="0.501936330044648" calcext:value-type="float">
            <text:p>0.501936330044648</text:p>
          </table:table-cell>
          <table:table-cell table:formula="of:=SQRT(POWER([.H276];2)+POWER([.I276];2)+POWER([.J276];2))" office:value-type="float" office:value="710.459085035538" calcext:value-type="float">
            <text:p>710.459085035538</text:p>
          </table:table-cell>
        </table:table-row>
        <table:table-row table:style-name="ro1">
          <table:table-cell office:value-type="float" office:value="71.3292" calcext:value-type="float">
            <text:p>71.3292</text:p>
          </table:table-cell>
          <table:table-cell office:value-type="float" office:value="289.762" calcext:value-type="float">
            <text:p>289.762</text:p>
          </table:table-cell>
          <table:table-cell office:value-type="float" office:value="40.6809" calcext:value-type="float">
            <text:p>40.6809</text:p>
          </table:table-cell>
          <table:table-cell office:value-type="float" office:value="70.3311" calcext:value-type="float">
            <text:p>70.3311</text:p>
          </table:table-cell>
          <table:table-cell office:value-type="float" office:value="276.478" calcext:value-type="float">
            <text:p>276.478</text:p>
          </table:table-cell>
          <table:table-cell office:value-type="float" office:value="40.8292" calcext:value-type="float">
            <text:p>40.8292</text:p>
          </table:table-cell>
          <table:table-cell/>
          <table:table-cell table:formula="of:=([.D277]-[.A277])/0.0166667" office:value-type="float" office:value="-59.8858802282392" calcext:value-type="float">
            <text:p>-59.8858802282392</text:p>
          </table:table-cell>
          <table:table-cell table:formula="of:=ABS([.E277]-[.B277])/0.0166667" office:value-type="float" office:value="797.038405923188" calcext:value-type="float">
            <text:p>797.038405923188</text:p>
          </table:table-cell>
          <table:table-cell table:formula="of:=([.F277]-[.C277])/0.0166667" office:value-type="float" office:value="8.89798220403553" calcext:value-type="float">
            <text:p>8.89798220403553</text:p>
          </table:table-cell>
          <table:table-cell table:formula="of:=DEGREES(ATAN(ABS([.F277]-[.C277])/ABS([.E277]-[.B277])))" office:value-type="float" office:value="0.639612400961171" calcext:value-type="float">
            <text:p>0.639612400961171</text:p>
          </table:table-cell>
          <table:table-cell table:formula="of:=SQRT(POWER([.H277];2)+POWER([.I277];2)+POWER([.J277];2))" office:value-type="float" office:value="799.334544014326" calcext:value-type="float">
            <text:p>799.334544014326</text:p>
          </table:table-cell>
        </table:table-row>
        <table:table-row table:style-name="ro1">
          <table:table-cell office:value-type="float" office:value="72.6222" calcext:value-type="float">
            <text:p>72.6222</text:p>
          </table:table-cell>
          <table:table-cell office:value-type="float" office:value="288.449" calcext:value-type="float">
            <text:p>288.449</text:p>
          </table:table-cell>
          <table:table-cell office:value-type="float" office:value="41.1354" calcext:value-type="float">
            <text:p>41.1354</text:p>
          </table:table-cell>
          <table:table-cell office:value-type="float" office:value="72.3463" calcext:value-type="float">
            <text:p>72.3463</text:p>
          </table:table-cell>
          <table:table-cell office:value-type="float" office:value="275.3" calcext:value-type="float">
            <text:p>275.3</text:p>
          </table:table-cell>
          <table:table-cell office:value-type="float" office:value="41.503" calcext:value-type="float">
            <text:p>41.503</text:p>
          </table:table-cell>
          <table:table-cell/>
          <table:table-cell table:formula="of:=([.D278]-[.A278])/0.0166667" office:value-type="float" office:value="-16.5539668920666" calcext:value-type="float">
            <text:p>-16.5539668920666</text:p>
          </table:table-cell>
          <table:table-cell table:formula="of:=ABS([.E278]-[.B278])/0.0166667" office:value-type="float" office:value="788.938422123156" calcext:value-type="float">
            <text:p>788.938422123156</text:p>
          </table:table-cell>
          <table:table-cell table:formula="of:=([.F278]-[.C278])/0.0166667" office:value-type="float" office:value="22.0559558880884" calcext:value-type="float">
            <text:p>22.0559558880884</text:p>
          </table:table-cell>
          <table:table-cell table:formula="of:=DEGREES(ATAN(ABS([.F278]-[.C278])/ABS([.E278]-[.B278])))" office:value-type="float" office:value="1.60137227365185" calcext:value-type="float">
            <text:p>1.60137227365185</text:p>
          </table:table-cell>
          <table:table-cell table:formula="of:=SQRT(POWER([.H278];2)+POWER([.I278];2)+POWER([.J278];2))" office:value-type="float" office:value="789.420251141416" calcext:value-type="float">
            <text:p>789.420251141416</text:p>
          </table:table-cell>
        </table:table-row>
        <table:table-row table:style-name="ro1">
          <table:table-cell office:value-type="float" office:value="72.8885" calcext:value-type="float">
            <text:p>72.8885</text:p>
          </table:table-cell>
          <table:table-cell office:value-type="float" office:value="292.607" calcext:value-type="float">
            <text:p>292.607</text:p>
          </table:table-cell>
          <table:table-cell office:value-type="float" office:value="40.7249" calcext:value-type="float">
            <text:p>40.7249</text:p>
          </table:table-cell>
          <table:table-cell office:value-type="float" office:value="72.3507" calcext:value-type="float">
            <text:p>72.3507</text:p>
          </table:table-cell>
          <table:table-cell office:value-type="float" office:value="280.567" calcext:value-type="float">
            <text:p>280.567</text:p>
          </table:table-cell>
          <table:table-cell office:value-type="float" office:value="40.8909" calcext:value-type="float">
            <text:p>40.8909</text:p>
          </table:table-cell>
          <table:table-cell/>
          <table:table-cell table:formula="of:=([.D279]-[.A279])/0.0166667" office:value-type="float" office:value="-32.2679354641285" calcext:value-type="float">
            <text:p>-32.2679354641285</text:p>
          </table:table-cell>
          <table:table-cell table:formula="of:=ABS([.E279]-[.B279])/0.0166667" office:value-type="float" office:value="722.398555202891" calcext:value-type="float">
            <text:p>722.398555202891</text:p>
          </table:table-cell>
          <table:table-cell table:formula="of:=([.F279]-[.C279])/0.0166667" office:value-type="float" office:value="9.95998008004008" calcext:value-type="float">
            <text:p>9.95998008004008</text:p>
          </table:table-cell>
          <table:table-cell table:formula="of:=DEGREES(ATAN(ABS([.F279]-[.C279])/ABS([.E279]-[.B279])))" office:value-type="float" office:value="0.789908372714427" calcext:value-type="float">
            <text:p>0.789908372714427</text:p>
          </table:table-cell>
          <table:table-cell table:formula="of:=SQRT(POWER([.H279];2)+POWER([.I279];2)+POWER([.J279];2))" office:value-type="float" office:value="723.18745386071" calcext:value-type="float">
            <text:p>723.18745386071</text:p>
          </table:table-cell>
        </table:table-row>
        <table:table-row table:style-name="ro1">
          <table:table-cell office:value-type="float" office:value="72.1034" calcext:value-type="float">
            <text:p>72.1034</text:p>
          </table:table-cell>
          <table:table-cell office:value-type="float" office:value="289.897" calcext:value-type="float">
            <text:p>289.897</text:p>
          </table:table-cell>
          <table:table-cell office:value-type="float" office:value="40.3953" calcext:value-type="float">
            <text:p>40.3953</text:p>
          </table:table-cell>
          <table:table-cell office:value-type="float" office:value="71.5904" calcext:value-type="float">
            <text:p>71.5904</text:p>
          </table:table-cell>
          <table:table-cell office:value-type="float" office:value="275.314" calcext:value-type="float">
            <text:p>275.314</text:p>
          </table:table-cell>
          <table:table-cell office:value-type="float" office:value="41.0095" calcext:value-type="float">
            <text:p>41.0095</text:p>
          </table:table-cell>
          <table:table-cell/>
          <table:table-cell table:formula="of:=([.D280]-[.A280])/0.0166667" office:value-type="float" office:value="-30.7799384401226" calcext:value-type="float">
            <text:p>-30.7799384401226</text:p>
          </table:table-cell>
          <table:table-cell table:formula="of:=ABS([.E280]-[.B280])/0.0166667" office:value-type="float" office:value="874.978250043498" calcext:value-type="float">
            <text:p>874.978250043498</text:p>
          </table:table-cell>
          <table:table-cell table:formula="of:=([.F280]-[.C280])/0.0166667" office:value-type="float" office:value="36.8519262961476" calcext:value-type="float">
            <text:p>36.8519262961476</text:p>
          </table:table-cell>
          <table:table-cell table:formula="of:=DEGREES(ATAN(ABS([.F280]-[.C280])/ABS([.E280]-[.B280])))" office:value-type="float" office:value="2.41173157606449" calcext:value-type="float">
            <text:p>2.41173157606449</text:p>
          </table:table-cell>
          <table:table-cell table:formula="of:=SQRT(POWER([.H280];2)+POWER([.I280];2)+POWER([.J280];2))" office:value-type="float" office:value="876.294703356865" calcext:value-type="float">
            <text:p>876.294703356865</text:p>
          </table:table-cell>
        </table:table-row>
        <table:table-row table:style-name="ro1">
          <table:table-cell office:value-type="float" office:value="72.3629" calcext:value-type="float">
            <text:p>72.3629</text:p>
          </table:table-cell>
          <table:table-cell office:value-type="float" office:value="288.481" calcext:value-type="float">
            <text:p>288.481</text:p>
          </table:table-cell>
          <table:table-cell office:value-type="float" office:value="40.8771" calcext:value-type="float">
            <text:p>40.8771</text:p>
          </table:table-cell>
          <table:table-cell office:value-type="float" office:value="71.848" calcext:value-type="float">
            <text:p>71.848</text:p>
          </table:table-cell>
          <table:table-cell office:value-type="float" office:value="275.158" calcext:value-type="float">
            <text:p>275.158</text:p>
          </table:table-cell>
          <table:table-cell office:value-type="float" office:value="42.0287" calcext:value-type="float">
            <text:p>42.0287</text:p>
          </table:table-cell>
          <table:table-cell/>
          <table:table-cell table:formula="of:=([.D281]-[.A281])/0.0166667" office:value-type="float" office:value="-30.8939382121234" calcext:value-type="float">
            <text:p>-30.8939382121234</text:p>
          </table:table-cell>
          <table:table-cell table:formula="of:=ABS([.E281]-[.B281])/0.0166667" office:value-type="float" office:value="799.378401243196" calcext:value-type="float">
            <text:p>799.378401243196</text:p>
          </table:table-cell>
          <table:table-cell table:formula="of:=([.F281]-[.C281])/0.0166667" office:value-type="float" office:value="69.0958618082765" calcext:value-type="float">
            <text:p>69.0958618082765</text:p>
          </table:table-cell>
          <table:table-cell table:formula="of:=DEGREES(ATAN(ABS([.F281]-[.C281])/ABS([.E281]-[.B281])))" office:value-type="float" office:value="4.94019574611619" calcext:value-type="float">
            <text:p>4.94019574611619</text:p>
          </table:table-cell>
          <table:table-cell table:formula="of:=SQRT(POWER([.H281];2)+POWER([.I281];2)+POWER([.J281];2))" office:value-type="float" office:value="802.953611307286" calcext:value-type="float">
            <text:p>802.953611307286</text:p>
          </table:table-cell>
        </table:table-row>
        <table:table-row table:style-name="ro1">
          <table:table-cell office:value-type="float" office:value="71.0984" calcext:value-type="float">
            <text:p>71.0984</text:p>
          </table:table-cell>
          <table:table-cell office:value-type="float" office:value="272.559" calcext:value-type="float">
            <text:p>272.559</text:p>
          </table:table-cell>
          <table:table-cell office:value-type="float" office:value="41.9645" calcext:value-type="float">
            <text:p>41.9645</text:p>
          </table:table-cell>
          <table:table-cell office:value-type="float" office:value="70.3821" calcext:value-type="float">
            <text:p>70.3821</text:p>
          </table:table-cell>
          <table:table-cell office:value-type="float" office:value="260.196" calcext:value-type="float">
            <text:p>260.196</text:p>
          </table:table-cell>
          <table:table-cell office:value-type="float" office:value="41.8294" calcext:value-type="float">
            <text:p>41.8294</text:p>
          </table:table-cell>
          <table:table-cell/>
          <table:table-cell table:formula="of:=([.D282]-[.A282])/0.0166667" office:value-type="float" office:value="-42.9779140441721" calcext:value-type="float">
            <text:p>-42.9779140441721</text:p>
          </table:table-cell>
          <table:table-cell table:formula="of:=ABS([.E282]-[.B282])/0.0166667" office:value-type="float" office:value="741.778516442967" calcext:value-type="float">
            <text:p>741.778516442967</text:p>
          </table:table-cell>
          <table:table-cell table:formula="of:=([.F282]-[.C282])/0.0166667" office:value-type="float" office:value="-8.1059837880325" calcext:value-type="float">
            <text:p>-8.1059837880325</text:p>
          </table:table-cell>
          <table:table-cell table:formula="of:=DEGREES(ATAN(ABS([.F282]-[.C282])/ABS([.E282]-[.B282])))" office:value-type="float" office:value="0.626090084480811" calcext:value-type="float">
            <text:p>0.626090084480811</text:p>
          </table:table-cell>
          <table:table-cell table:formula="of:=SQRT(POWER([.H282];2)+POWER([.I282];2)+POWER([.J282];2))" office:value-type="float" office:value="743.066736925486" calcext:value-type="float">
            <text:p>743.066736925486</text:p>
          </table:table-cell>
        </table:table-row>
        <table:table-row table:style-name="ro1">
          <table:table-cell office:value-type="float" office:value="72.0987" calcext:value-type="float">
            <text:p>72.0987</text:p>
          </table:table-cell>
          <table:table-cell office:value-type="float" office:value="273.879" calcext:value-type="float">
            <text:p>273.879</text:p>
          </table:table-cell>
          <table:table-cell office:value-type="float" office:value="42.2349" calcext:value-type="float">
            <text:p>42.2349</text:p>
          </table:table-cell>
          <table:table-cell office:value-type="float" office:value="71.3524" calcext:value-type="float">
            <text:p>71.3524</text:p>
          </table:table-cell>
          <table:table-cell office:value-type="float" office:value="262.722" calcext:value-type="float">
            <text:p>262.722</text:p>
          </table:table-cell>
          <table:table-cell office:value-type="float" office:value="41.8789" calcext:value-type="float">
            <text:p>41.8789</text:p>
          </table:table-cell>
          <table:table-cell/>
          <table:table-cell table:formula="of:=([.D283]-[.A283])/0.0166667" office:value-type="float" office:value="-44.7779104441786" calcext:value-type="float">
            <text:p>-44.7779104441786</text:p>
          </table:table-cell>
          <table:table-cell table:formula="of:=ABS([.E283]-[.B283])/0.0166667" office:value-type="float" office:value="669.41866116268" calcext:value-type="float">
            <text:p>669.41866116268</text:p>
          </table:table-cell>
          <table:table-cell table:formula="of:=([.F283]-[.C283])/0.0166667" office:value-type="float" office:value="-21.3599572800855" calcext:value-type="float">
            <text:p>-21.3599572800855</text:p>
          </table:table-cell>
          <table:table-cell table:formula="of:=DEGREES(ATAN(ABS([.F283]-[.C283])/ABS([.E283]-[.B283])))" office:value-type="float" office:value="1.82758620913291" calcext:value-type="float">
            <text:p>1.82758620913291</text:p>
          </table:table-cell>
          <table:table-cell table:formula="of:=SQRT(POWER([.H283];2)+POWER([.I283];2)+POWER([.J283];2))" office:value-type="float" office:value="671.254536633898" calcext:value-type="float">
            <text:p>671.254536633898</text:p>
          </table:table-cell>
        </table:table-row>
        <table:table-row table:style-name="ro1">
          <table:table-cell office:value-type="float" office:value="72.356" calcext:value-type="float">
            <text:p>72.356</text:p>
          </table:table-cell>
          <table:table-cell office:value-type="float" office:value="276.326" calcext:value-type="float">
            <text:p>276.326</text:p>
          </table:table-cell>
          <table:table-cell office:value-type="float" office:value="42.8306" calcext:value-type="float">
            <text:p>42.8306</text:p>
          </table:table-cell>
          <table:table-cell office:value-type="float" office:value="71.6054" calcext:value-type="float">
            <text:p>71.6054</text:p>
          </table:table-cell>
          <table:table-cell office:value-type="float" office:value="263.728" calcext:value-type="float">
            <text:p>263.728</text:p>
          </table:table-cell>
          <table:table-cell office:value-type="float" office:value="43.1657" calcext:value-type="float">
            <text:p>43.1657</text:p>
          </table:table-cell>
          <table:table-cell/>
          <table:table-cell table:formula="of:=([.D284]-[.A284])/0.0166667" office:value-type="float" office:value="-45.0359099281796" calcext:value-type="float">
            <text:p>-45.0359099281796</text:p>
          </table:table-cell>
          <table:table-cell table:formula="of:=ABS([.E284]-[.B284])/0.0166667" office:value-type="float" office:value="755.878488243024" calcext:value-type="float">
            <text:p>755.878488243024</text:p>
          </table:table-cell>
          <table:table-cell table:formula="of:=([.F284]-[.C284])/0.0166667" office:value-type="float" office:value="20.1059597880807" calcext:value-type="float">
            <text:p>20.1059597880807</text:p>
          </table:table-cell>
          <table:table-cell table:formula="of:=DEGREES(ATAN(ABS([.F284]-[.C284])/ABS([.E284]-[.B284])))" office:value-type="float" office:value="1.52367752654323" calcext:value-type="float">
            <text:p>1.52367752654323</text:p>
          </table:table-cell>
          <table:table-cell table:formula="of:=SQRT(POWER([.H284];2)+POWER([.I284];2)+POWER([.J284];2))" office:value-type="float" office:value="757.485822831437" calcext:value-type="float">
            <text:p>757.485822831437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78.895" calcext:value-type="float">
            <text:p>278.895</text:p>
          </table:table-cell>
          <table:table-cell office:value-type="float" office:value="42.6705" calcext:value-type="float">
            <text:p>42.6705</text:p>
          </table:table-cell>
          <table:table-cell office:value-type="float" office:value="71.3585" calcext:value-type="float">
            <text:p>71.3585</text:p>
          </table:table-cell>
          <table:table-cell office:value-type="float" office:value="266.171" calcext:value-type="float">
            <text:p>266.171</text:p>
          </table:table-cell>
          <table:table-cell office:value-type="float" office:value="43.0099" calcext:value-type="float">
            <text:p>43.0099</text:p>
          </table:table-cell>
          <table:table-cell/>
          <table:table-cell table:formula="of:=([.D285]-[.A285])/0.0166667" office:value-type="float" office:value="-44.8859102281792" calcext:value-type="float">
            <text:p>-44.8859102281792</text:p>
          </table:table-cell>
          <table:table-cell table:formula="of:=ABS([.E285]-[.B285])/0.0166667" office:value-type="float" office:value="763.438473123053" calcext:value-type="float">
            <text:p>763.438473123053</text:p>
          </table:table-cell>
          <table:table-cell table:formula="of:=([.F285]-[.C285])/0.0166667" office:value-type="float" office:value="20.3639592720817" calcext:value-type="float">
            <text:p>20.3639592720817</text:p>
          </table:table-cell>
          <table:table-cell table:formula="of:=DEGREES(ATAN(ABS([.F285]-[.C285])/ABS([.E285]-[.B285])))" office:value-type="float" office:value="1.52794542060052" calcext:value-type="float">
            <text:p>1.52794542060052</text:p>
          </table:table-cell>
          <table:table-cell table:formula="of:=SQRT(POWER([.H285];2)+POWER([.I285];2)+POWER([.J285];2))" office:value-type="float" office:value="765.027932835597" calcext:value-type="float">
            <text:p>765.027932835597</text:p>
          </table:table-cell>
        </table:table-row>
        <table:table-row table:style-name="ro1">
          <table:table-cell office:value-type="float" office:value="72.3538" calcext:value-type="float">
            <text:p>72.3538</text:p>
          </table:table-cell>
          <table:table-cell office:value-type="float" office:value="277.758" calcext:value-type="float">
            <text:p>277.758</text:p>
          </table:table-cell>
          <table:table-cell office:value-type="float" office:value="42.1006" calcext:value-type="float">
            <text:p>42.1006</text:p>
          </table:table-cell>
          <table:table-cell office:value-type="float" office:value="71.8448" calcext:value-type="float">
            <text:p>71.8448</text:p>
          </table:table-cell>
          <table:table-cell office:value-type="float" office:value="263.899" calcext:value-type="float">
            <text:p>263.899</text:p>
          </table:table-cell>
          <table:table-cell office:value-type="float" office:value="42.4063" calcext:value-type="float">
            <text:p>42.4063</text:p>
          </table:table-cell>
          <table:table-cell/>
          <table:table-cell table:formula="of:=([.D286]-[.A286])/0.0166667" office:value-type="float" office:value="-30.5399389201222" calcext:value-type="float">
            <text:p>-30.5399389201222</text:p>
          </table:table-cell>
          <table:table-cell table:formula="of:=ABS([.E286]-[.B286])/0.0166667" office:value-type="float" office:value="831.538336923325" calcext:value-type="float">
            <text:p>831.538336923325</text:p>
          </table:table-cell>
          <table:table-cell table:formula="of:=([.F286]-[.C286])/0.0166667" office:value-type="float" office:value="18.3419633160735" calcext:value-type="float">
            <text:p>18.3419633160735</text:p>
          </table:table-cell>
          <table:table-cell table:formula="of:=DEGREES(ATAN(ABS([.F286]-[.C286])/ABS([.E286]-[.B286])))" office:value-type="float" office:value="1.26361786101006" calcext:value-type="float">
            <text:p>1.26361786101006</text:p>
          </table:table-cell>
          <table:table-cell table:formula="of:=SQRT(POWER([.H286];2)+POWER([.I286];2)+POWER([.J286];2))" office:value-type="float" office:value="832.301100119868" calcext:value-type="float">
            <text:p>832.301100119868</text:p>
          </table:table-cell>
        </table:table-row>
        <table:table-row table:style-name="ro1">
          <table:table-cell office:value-type="float" office:value="72.1002" calcext:value-type="float">
            <text:p>72.1002</text:p>
          </table:table-cell>
          <table:table-cell office:value-type="float" office:value="277.777" calcext:value-type="float">
            <text:p>277.777</text:p>
          </table:table-cell>
          <table:table-cell office:value-type="float" office:value="41.8499" calcext:value-type="float">
            <text:p>41.8499</text:p>
          </table:table-cell>
          <table:table-cell office:value-type="float" office:value="71.5985" calcext:value-type="float">
            <text:p>71.5985</text:p>
          </table:table-cell>
          <table:table-cell office:value-type="float" office:value="263.914" calcext:value-type="float">
            <text:p>263.914</text:p>
          </table:table-cell>
          <table:table-cell office:value-type="float" office:value="42.1631" calcext:value-type="float">
            <text:p>42.1631</text:p>
          </table:table-cell>
          <table:table-cell/>
          <table:table-cell table:formula="of:=([.D287]-[.A287])/0.0166667" office:value-type="float" office:value="-30.1019397961204" calcext:value-type="float">
            <text:p>-30.1019397961204</text:p>
          </table:table-cell>
          <table:table-cell table:formula="of:=ABS([.E287]-[.B287])/0.0166667" office:value-type="float" office:value="831.778336443327" calcext:value-type="float">
            <text:p>831.778336443327</text:p>
          </table:table-cell>
          <table:table-cell table:formula="of:=([.F287]-[.C287])/0.0166667" office:value-type="float" office:value="18.7919624160753" calcext:value-type="float">
            <text:p>18.7919624160753</text:p>
          </table:table-cell>
          <table:table-cell table:formula="of:=DEGREES(ATAN(ABS([.F287]-[.C287])/ABS([.E287]-[.B287])))" office:value-type="float" office:value="1.2942354396401" calcext:value-type="float">
            <text:p>1.2942354396401</text:p>
          </table:table-cell>
          <table:table-cell table:formula="of:=SQRT(POWER([.H287];2)+POWER([.I287];2)+POWER([.J287];2))" office:value-type="float" office:value="832.534963594542" calcext:value-type="float">
            <text:p>832.534963594542</text:p>
          </table:table-cell>
        </table:table-row>
        <table:table-row table:style-name="ro1">
          <table:table-cell office:value-type="float" office:value="72.8709" calcext:value-type="float">
            <text:p>72.8709</text:p>
          </table:table-cell>
          <table:table-cell office:value-type="float" office:value="283.002" calcext:value-type="float">
            <text:p>283.002</text:p>
          </table:table-cell>
          <table:table-cell office:value-type="float" office:value="42.0055" calcext:value-type="float">
            <text:p>42.0055</text:p>
          </table:table-cell>
          <table:table-cell office:value-type="float" office:value="71.8486" calcext:value-type="float">
            <text:p>71.8486</text:p>
          </table:table-cell>
          <table:table-cell office:value-type="float" office:value="271.3" calcext:value-type="float">
            <text:p>271.3</text:p>
          </table:table-cell>
          <table:table-cell office:value-type="float" office:value="42.4106" calcext:value-type="float">
            <text:p>42.4106</text:p>
          </table:table-cell>
          <table:table-cell/>
          <table:table-cell table:formula="of:=([.D288]-[.A288])/0.0166667" office:value-type="float" office:value="-61.3378773242454" calcext:value-type="float">
            <text:p>-61.3378773242454</text:p>
          </table:table-cell>
          <table:table-cell table:formula="of:=ABS([.E288]-[.B288])/0.0166667" office:value-type="float" office:value="702.118595762808" calcext:value-type="float">
            <text:p>702.118595762808</text:p>
          </table:table-cell>
          <table:table-cell table:formula="of:=([.F288]-[.C288])/0.0166667" office:value-type="float" office:value="24.3059513880975" calcext:value-type="float">
            <text:p>24.3059513880975</text:p>
          </table:table-cell>
          <table:table-cell table:formula="of:=DEGREES(ATAN(ABS([.F288]-[.C288])/ABS([.E288]-[.B288])))" office:value-type="float" office:value="1.98267433425335" calcext:value-type="float">
            <text:p>1.98267433425335</text:p>
          </table:table-cell>
          <table:table-cell table:formula="of:=SQRT(POWER([.H288];2)+POWER([.I288];2)+POWER([.J288];2))" office:value-type="float" office:value="705.211767473759" calcext:value-type="float">
            <text:p>705.211767473759</text:p>
          </table:table-cell>
        </table:table-row>
        <table:table-row table:style-name="ro1">
          <table:table-cell office:value-type="float" office:value="70.8438" calcext:value-type="float">
            <text:p>70.8438</text:p>
          </table:table-cell>
          <table:table-cell office:value-type="float" office:value="275.087" calcext:value-type="float">
            <text:p>275.087</text:p>
          </table:table-cell>
          <table:table-cell office:value-type="float" office:value="41.801" calcext:value-type="float">
            <text:p>41.801</text:p>
          </table:table-cell>
          <table:table-cell office:value-type="float" office:value="70.1303" calcext:value-type="float">
            <text:p>70.1303</text:p>
          </table:table-cell>
          <table:table-cell office:value-type="float" office:value="262.598" calcext:value-type="float">
            <text:p>262.598</text:p>
          </table:table-cell>
          <table:table-cell office:value-type="float" office:value="41.6684" calcext:value-type="float">
            <text:p>41.6684</text:p>
          </table:table-cell>
          <table:table-cell/>
          <table:table-cell table:formula="of:=([.D289]-[.A289])/0.0166667" office:value-type="float" office:value="-42.809914380171" calcext:value-type="float">
            <text:p>-42.809914380171</text:p>
          </table:table-cell>
          <table:table-cell table:formula="of:=ABS([.E289]-[.B289])/0.0166667" office:value-type="float" office:value="749.338501322996" calcext:value-type="float">
            <text:p>749.338501322996</text:p>
          </table:table-cell>
          <table:table-cell table:formula="of:=([.F289]-[.C289])/0.0166667" office:value-type="float" office:value="-7.95598408803204" calcext:value-type="float">
            <text:p>-7.95598408803204</text:p>
          </table:table-cell>
          <table:table-cell table:formula="of:=DEGREES(ATAN(ABS([.F289]-[.C289])/ABS([.E289]-[.B289])))" office:value-type="float" office:value="0.608306101539807" calcext:value-type="float">
            <text:p>0.608306101539807</text:p>
          </table:table-cell>
          <table:table-cell table:formula="of:=SQRT(POWER([.H289];2)+POWER([.I289];2)+POWER([.J289];2))" office:value-type="float" office:value="750.602541973474" calcext:value-type="float">
            <text:p>750.602541973474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77.566" calcext:value-type="float">
            <text:p>277.566</text:p>
          </table:table-cell>
          <table:table-cell office:value-type="float" office:value="42.8833" calcext:value-type="float">
            <text:p>42.8833</text:p>
          </table:table-cell>
          <table:table-cell office:value-type="float" office:value="71.3603" calcext:value-type="float">
            <text:p>71.3603</text:p>
          </table:table-cell>
          <table:table-cell office:value-type="float" office:value="266.123" calcext:value-type="float">
            <text:p>266.123</text:p>
          </table:table-cell>
          <table:table-cell office:value-type="float" office:value="43.2616" calcext:value-type="float">
            <text:p>43.2616</text:p>
          </table:table-cell>
          <table:table-cell/>
          <table:table-cell table:formula="of:=([.D290]-[.A290])/0.0166667" office:value-type="float" office:value="-44.7779104441794" calcext:value-type="float">
            <text:p>-44.7779104441794</text:p>
          </table:table-cell>
          <table:table-cell table:formula="of:=ABS([.E290]-[.B290])/0.0166667" office:value-type="float" office:value="686.578626842745" calcext:value-type="float">
            <text:p>686.578626842745</text:p>
          </table:table-cell>
          <table:table-cell table:formula="of:=([.F290]-[.C290])/0.0166667" office:value-type="float" office:value="22.697954604091" calcext:value-type="float">
            <text:p>22.697954604091</text:p>
          </table:table-cell>
          <table:table-cell table:formula="of:=DEGREES(ATAN(ABS([.F290]-[.C290])/ABS([.E290]-[.B290])))" office:value-type="float" office:value="1.89348091735203" calcext:value-type="float">
            <text:p>1.89348091735203</text:p>
          </table:table-cell>
          <table:table-cell table:formula="of:=SQRT(POWER([.H290];2)+POWER([.I290];2)+POWER([.J290];2))" office:value-type="float" office:value="688.411555135608" calcext:value-type="float">
            <text:p>688.411555135608</text:p>
          </table:table-cell>
        </table:table-row>
        <table:table-row table:style-name="ro1">
          <table:table-cell office:value-type="float" office:value="72.625" calcext:value-type="float">
            <text:p>72.625</text:p>
          </table:table-cell>
          <table:table-cell office:value-type="float" office:value="286.913" calcext:value-type="float">
            <text:p>286.913</text:p>
          </table:table-cell>
          <table:table-cell office:value-type="float" office:value="42.1453" calcext:value-type="float">
            <text:p>42.1453</text:p>
          </table:table-cell>
          <table:table-cell office:value-type="float" office:value="71.5994" calcext:value-type="float">
            <text:p>71.5994</text:p>
          </table:table-cell>
          <table:table-cell office:value-type="float" office:value="276.341" calcext:value-type="float">
            <text:p>276.341</text:p>
          </table:table-cell>
          <table:table-cell office:value-type="float" office:value="42.3369" calcext:value-type="float">
            <text:p>42.3369</text:p>
          </table:table-cell>
          <table:table-cell/>
          <table:table-cell table:formula="of:=([.D291]-[.A291])/0.0166667" office:value-type="float" office:value="-61.535876928246" calcext:value-type="float">
            <text:p>-61.535876928246</text:p>
          </table:table-cell>
          <table:table-cell table:formula="of:=ABS([.E291]-[.B291])/0.0166667" office:value-type="float" office:value="634.318731362538" calcext:value-type="float">
            <text:p>634.318731362538</text:p>
          </table:table-cell>
          <table:table-cell table:formula="of:=([.F291]-[.C291])/0.0166667" office:value-type="float" office:value="11.4959770080461" calcext:value-type="float">
            <text:p>11.4959770080461</text:p>
          </table:table-cell>
          <table:table-cell table:formula="of:=DEGREES(ATAN(ABS([.F291]-[.C291])/ABS([.E291]-[.B291])))" office:value-type="float" office:value="1.03827749498611" calcext:value-type="float">
            <text:p>1.03827749498611</text:p>
          </table:table-cell>
          <table:table-cell table:formula="of:=SQRT(POWER([.H291];2)+POWER([.I291];2)+POWER([.J291];2))" office:value-type="float" office:value="637.400246779115" calcext:value-type="float">
            <text:p>637.400246779115</text:p>
          </table:table-cell>
        </table:table-row>
        <table:table-row table:style-name="ro1">
          <table:table-cell office:value-type="float" office:value="71.8509" calcext:value-type="float">
            <text:p>71.8509</text:p>
          </table:table-cell>
          <table:table-cell office:value-type="float" office:value="281.6" calcext:value-type="float">
            <text:p>281.6</text:p>
          </table:table-cell>
          <table:table-cell office:value-type="float" office:value="41.9877" calcext:value-type="float">
            <text:p>41.9877</text:p>
          </table:table-cell>
          <table:table-cell office:value-type="float" office:value="71.1052" calcext:value-type="float">
            <text:p>71.1052</text:p>
          </table:table-cell>
          <table:table-cell office:value-type="float" office:value="268.727" calcext:value-type="float">
            <text:p>268.727</text:p>
          </table:table-cell>
          <table:table-cell office:value-type="float" office:value="42.3475" calcext:value-type="float">
            <text:p>42.3475</text:p>
          </table:table-cell>
          <table:table-cell/>
          <table:table-cell table:formula="of:=([.D292]-[.A292])/0.0166667" office:value-type="float" office:value="-44.7419105161789" calcext:value-type="float">
            <text:p>-44.7419105161789</text:p>
          </table:table-cell>
          <table:table-cell table:formula="of:=ABS([.E292]-[.B292])/0.0166667" office:value-type="float" office:value="772.378455243092" calcext:value-type="float">
            <text:p>772.378455243092</text:p>
          </table:table-cell>
          <table:table-cell table:formula="of:=([.F292]-[.C292])/0.0166667" office:value-type="float" office:value="21.5879568240863" calcext:value-type="float">
            <text:p>21.5879568240863</text:p>
          </table:table-cell>
          <table:table-cell table:formula="of:=DEGREES(ATAN(ABS([.F292]-[.C292])/ABS([.E292]-[.B292])))" office:value-type="float" office:value="1.60099866583114" calcext:value-type="float">
            <text:p>1.60099866583114</text:p>
          </table:table-cell>
          <table:table-cell table:formula="of:=SQRT(POWER([.H292];2)+POWER([.I292];2)+POWER([.J292];2))" office:value-type="float" office:value="773.974390119067" calcext:value-type="float">
            <text:p>773.974390119067</text:p>
          </table:table-cell>
        </table:table-row>
        <table:table-row table:style-name="ro1">
          <table:table-cell office:value-type="float" office:value="71.3297" calcext:value-type="float">
            <text:p>71.3297</text:p>
          </table:table-cell>
          <table:table-cell office:value-type="float" office:value="288.428" calcext:value-type="float">
            <text:p>288.428</text:p>
          </table:table-cell>
          <table:table-cell office:value-type="float" office:value="40.6394" calcext:value-type="float">
            <text:p>40.6394</text:p>
          </table:table-cell>
          <table:table-cell office:value-type="float" office:value="70.3363" calcext:value-type="float">
            <text:p>70.3363</text:p>
          </table:table-cell>
          <table:table-cell office:value-type="float" office:value="275.162" calcext:value-type="float">
            <text:p>275.162</text:p>
          </table:table-cell>
          <table:table-cell office:value-type="float" office:value="41.0464" calcext:value-type="float">
            <text:p>41.0464</text:p>
          </table:table-cell>
          <table:table-cell/>
          <table:table-cell table:formula="of:=([.D293]-[.A293])/0.0166667" office:value-type="float" office:value="-59.6038807922389" calcext:value-type="float">
            <text:p>-59.6038807922389</text:p>
          </table:table-cell>
          <table:table-cell table:formula="of:=ABS([.E293]-[.B293])/0.0166667" office:value-type="float" office:value="795.958408083185" calcext:value-type="float">
            <text:p>795.958408083185</text:p>
          </table:table-cell>
          <table:table-cell table:formula="of:=([.F293]-[.C293])/0.0166667" office:value-type="float" office:value="24.4199511600975" calcext:value-type="float">
            <text:p>24.4199511600975</text:p>
          </table:table-cell>
          <table:table-cell table:formula="of:=DEGREES(ATAN(ABS([.F293]-[.C293])/ABS([.E293]-[.B293])))" office:value-type="float" office:value="1.75727950174564" calcext:value-type="float">
            <text:p>1.75727950174564</text:p>
          </table:table-cell>
          <table:table-cell table:formula="of:=SQRT(POWER([.H293];2)+POWER([.I293];2)+POWER([.J293];2))" office:value-type="float" office:value="798.560419767017" calcext:value-type="float">
            <text:p>798.560419767017</text:p>
          </table:table-cell>
        </table:table-row>
        <table:table-row table:style-name="ro1">
          <table:table-cell office:value-type="float" office:value="72.6015" calcext:value-type="float">
            <text:p>72.6015</text:p>
          </table:table-cell>
          <table:table-cell office:value-type="float" office:value="280.698" calcext:value-type="float">
            <text:p>280.698</text:p>
          </table:table-cell>
          <table:table-cell office:value-type="float" office:value="40.363" calcext:value-type="float">
            <text:p>40.363</text:p>
          </table:table-cell>
          <table:table-cell office:value-type="float" office:value="72.0814" calcext:value-type="float">
            <text:p>72.0814</text:p>
          </table:table-cell>
          <table:table-cell office:value-type="float" office:value="269.229" calcext:value-type="float">
            <text:p>269.229</text:p>
          </table:table-cell>
          <table:table-cell office:value-type="float" office:value="40.2863" calcext:value-type="float">
            <text:p>40.2863</text:p>
          </table:table-cell>
          <table:table-cell/>
          <table:table-cell table:formula="of:=([.D294]-[.A294])/0.0166667" office:value-type="float" office:value="-31.2059375881248" calcext:value-type="float">
            <text:p>-31.2059375881248</text:p>
          </table:table-cell>
          <table:table-cell table:formula="of:=ABS([.E294]-[.B294])/0.0166667" office:value-type="float" office:value="688.138623722752" calcext:value-type="float">
            <text:p>688.138623722752</text:p>
          </table:table-cell>
          <table:table-cell table:formula="of:=([.F294]-[.C294])/0.0166667" office:value-type="float" office:value="-4.60199079601855" calcext:value-type="float">
            <text:p>-4.60199079601855</text:p>
          </table:table-cell>
          <table:table-cell table:formula="of:=DEGREES(ATAN(ABS([.F294]-[.C294])/ABS([.E294]-[.B294])))" office:value-type="float" office:value="0.383165121289778" calcext:value-type="float">
            <text:p>0.383165121289778</text:p>
          </table:table-cell>
          <table:table-cell table:formula="of:=SQRT(POWER([.H294];2)+POWER([.I294];2)+POWER([.J294];2))" office:value-type="float" office:value="688.861201055107" calcext:value-type="float">
            <text:p>688.861201055107</text:p>
          </table:table-cell>
        </table:table-row>
        <table:table-row table:style-name="ro1">
          <table:table-cell office:value-type="float" office:value="71.3329" calcext:value-type="float">
            <text:p>71.3329</text:p>
          </table:table-cell>
          <table:table-cell office:value-type="float" office:value="284.406" calcext:value-type="float">
            <text:p>284.406</text:p>
          </table:table-cell>
          <table:table-cell office:value-type="float" office:value="40.7807" calcext:value-type="float">
            <text:p>40.7807</text:p>
          </table:table-cell>
          <table:table-cell office:value-type="float" office:value="70.0848" calcext:value-type="float">
            <text:p>70.0848</text:p>
          </table:table-cell>
          <table:table-cell office:value-type="float" office:value="273.958" calcext:value-type="float">
            <text:p>273.958</text:p>
          </table:table-cell>
          <table:table-cell office:value-type="float" office:value="40.5016" calcext:value-type="float">
            <text:p>40.5016</text:p>
          </table:table-cell>
          <table:table-cell/>
          <table:table-cell table:formula="of:=([.D295]-[.A295])/0.0166667" office:value-type="float" office:value="-74.8858502282992" calcext:value-type="float">
            <text:p>-74.8858502282992</text:p>
          </table:table-cell>
          <table:table-cell table:formula="of:=ABS([.E295]-[.B295])/0.0166667" office:value-type="float" office:value="626.878746242506" calcext:value-type="float">
            <text:p>626.878746242506</text:p>
          </table:table-cell>
          <table:table-cell table:formula="of:=([.F295]-[.C295])/0.0166667" office:value-type="float" office:value="-16.745966508067" calcext:value-type="float">
            <text:p>-16.745966508067</text:p>
          </table:table-cell>
          <table:table-cell table:formula="of:=DEGREES(ATAN(ABS([.F295]-[.C295])/ABS([.E295]-[.B295])))" office:value-type="float" office:value="1.53019237338921" calcext:value-type="float">
            <text:p>1.53019237338921</text:p>
          </table:table-cell>
          <table:table-cell table:formula="of:=SQRT(POWER([.H295];2)+POWER([.I295];2)+POWER([.J295];2))" office:value-type="float" office:value="631.557820353197" calcext:value-type="float">
            <text:p>631.557820353197</text:p>
          </table:table-cell>
        </table:table-row>
        <table:table-row table:style-name="ro1">
          <table:table-cell office:value-type="float" office:value="72.1099" calcext:value-type="float">
            <text:p>72.1099</text:p>
          </table:table-cell>
          <table:table-cell office:value-type="float" office:value="292.47" calcext:value-type="float">
            <text:p>292.47</text:p>
          </table:table-cell>
          <table:table-cell office:value-type="float" office:value="41.0117" calcext:value-type="float">
            <text:p>41.0117</text:p>
          </table:table-cell>
          <table:table-cell office:value-type="float" office:value="71.0833" calcext:value-type="float">
            <text:p>71.0833</text:p>
          </table:table-cell>
          <table:table-cell office:value-type="float" office:value="281.66" calcext:value-type="float">
            <text:p>281.66</text:p>
          </table:table-cell>
          <table:table-cell office:value-type="float" office:value="41.2289" calcext:value-type="float">
            <text:p>41.2289</text:p>
          </table:table-cell>
          <table:table-cell/>
          <table:table-cell table:formula="of:=([.D296]-[.A296])/0.0166667" office:value-type="float" office:value="-61.5958768082465" calcext:value-type="float">
            <text:p>-61.5958768082465</text:p>
          </table:table-cell>
          <table:table-cell table:formula="of:=ABS([.E296]-[.B296])/0.0166667" office:value-type="float" office:value="648.598702802595" calcext:value-type="float">
            <text:p>648.598702802595</text:p>
          </table:table-cell>
          <table:table-cell table:formula="of:=([.F296]-[.C296])/0.0166667" office:value-type="float" office:value="13.0319739360525" calcext:value-type="float">
            <text:p>13.0319739360525</text:p>
          </table:table-cell>
          <table:table-cell table:formula="of:=DEGREES(ATAN(ABS([.F296]-[.C296])/ABS([.E296]-[.B296])))" office:value-type="float" office:value="1.15106096623077" calcext:value-type="float">
            <text:p>1.15106096623077</text:p>
          </table:table-cell>
          <table:table-cell table:formula="of:=SQRT(POWER([.H296];2)+POWER([.I296];2)+POWER([.J296];2))" office:value-type="float" office:value="651.647267823364" calcext:value-type="float">
            <text:p>651.647267823364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92.59" calcext:value-type="float">
            <text:p>292.59</text:p>
          </table:table-cell>
          <table:table-cell office:value-type="float" office:value="40.4771" calcext:value-type="float">
            <text:p>40.4771</text:p>
          </table:table-cell>
          <table:table-cell office:value-type="float" office:value="71.3342" calcext:value-type="float">
            <text:p>71.3342</text:p>
          </table:table-cell>
          <table:table-cell office:value-type="float" office:value="280.504" calcext:value-type="float">
            <text:p>280.504</text:p>
          </table:table-cell>
          <table:table-cell office:value-type="float" office:value="40.6588" calcext:value-type="float">
            <text:p>40.6588</text:p>
          </table:table-cell>
          <table:table-cell/>
          <table:table-cell table:formula="of:=([.D297]-[.A297])/0.0166667" office:value-type="float" office:value="-46.3439073121857" calcext:value-type="float">
            <text:p>-46.3439073121857</text:p>
          </table:table-cell>
          <table:table-cell table:formula="of:=ABS([.E297]-[.B297])/0.0166667" office:value-type="float" office:value="725.158549682898" calcext:value-type="float">
            <text:p>725.158549682898</text:p>
          </table:table-cell>
          <table:table-cell table:formula="of:=([.F297]-[.C297])/0.0166667" office:value-type="float" office:value="10.9019781960436" calcext:value-type="float">
            <text:p>10.9019781960436</text:p>
          </table:table-cell>
          <table:table-cell table:formula="of:=DEGREES(ATAN(ABS([.F297]-[.C297])/ABS([.E297]-[.B297])))" office:value-type="float" office:value="0.861315481547747" calcext:value-type="float">
            <text:p>0.861315481547747</text:p>
          </table:table-cell>
          <table:table-cell table:formula="of:=SQRT(POWER([.H297];2)+POWER([.I297];2)+POWER([.J297];2))" office:value-type="float" office:value="726.719707350607" calcext:value-type="float">
            <text:p>726.719707350607</text:p>
          </table:table-cell>
        </table:table-row>
        <table:table-row table:style-name="ro1">
          <table:table-cell office:value-type="float" office:value="72.8824" calcext:value-type="float">
            <text:p>72.8824</text:p>
          </table:table-cell>
          <table:table-cell office:value-type="float" office:value="289.865" calcext:value-type="float">
            <text:p>289.865</text:p>
          </table:table-cell>
          <table:table-cell office:value-type="float" office:value="40.9063" calcext:value-type="float">
            <text:p>40.9063</text:p>
          </table:table-cell>
          <table:table-cell office:value-type="float" office:value="72.3477" calcext:value-type="float">
            <text:p>72.3477</text:p>
          </table:table-cell>
          <table:table-cell office:value-type="float" office:value="277.948" calcext:value-type="float">
            <text:p>277.948</text:p>
          </table:table-cell>
          <table:table-cell office:value-type="float" office:value="41.0686" calcext:value-type="float">
            <text:p>41.0686</text:p>
          </table:table-cell>
          <table:table-cell/>
          <table:table-cell table:formula="of:=([.D298]-[.A298])/0.0166667" office:value-type="float" office:value="-32.0819358361284" calcext:value-type="float">
            <text:p>-32.0819358361284</text:p>
          </table:table-cell>
          <table:table-cell table:formula="of:=ABS([.E298]-[.B298])/0.0166667" office:value-type="float" office:value="715.018569962862" calcext:value-type="float">
            <text:p>715.018569962862</text:p>
          </table:table-cell>
          <table:table-cell table:formula="of:=([.F298]-[.C298])/0.0166667" office:value-type="float" office:value="9.73798052403907" calcext:value-type="float">
            <text:p>9.73798052403907</text:p>
          </table:table-cell>
          <table:table-cell table:formula="of:=DEGREES(ATAN(ABS([.F298]-[.C298])/ABS([.E298]-[.B298])))" office:value-type="float" office:value="0.78027440951943" calcext:value-type="float">
            <text:p>0.78027440951943</text:p>
          </table:table-cell>
          <table:table-cell table:formula="of:=SQRT(POWER([.H298];2)+POWER([.I298];2)+POWER([.J298];2))" office:value-type="float" office:value="715.804187095477" calcext:value-type="float">
            <text:p>715.804187095477</text:p>
          </table:table-cell>
        </table:table-row>
        <table:table-row table:style-name="ro1">
          <table:table-cell office:value-type="float" office:value="72.359" calcext:value-type="float">
            <text:p>72.359</text:p>
          </table:table-cell>
          <table:table-cell office:value-type="float" office:value="287.207" calcext:value-type="float">
            <text:p>287.207</text:p>
          </table:table-cell>
          <table:table-cell office:value-type="float" office:value="40.5715" calcext:value-type="float">
            <text:p>40.5715</text:p>
          </table:table-cell>
          <table:table-cell office:value-type="float" office:value="71.838" calcext:value-type="float">
            <text:p>71.838</text:p>
          </table:table-cell>
          <table:table-cell office:value-type="float" office:value="275.448" calcext:value-type="float">
            <text:p>275.448</text:p>
          </table:table-cell>
          <table:table-cell office:value-type="float" office:value="40.4863" calcext:value-type="float">
            <text:p>40.4863</text:p>
          </table:table-cell>
          <table:table-cell/>
          <table:table-cell table:formula="of:=([.D299]-[.A299])/0.0166667" office:value-type="float" office:value="-31.2599374801251" calcext:value-type="float">
            <text:p>-31.2599374801251</text:p>
          </table:table-cell>
          <table:table-cell table:formula="of:=ABS([.E299]-[.B299])/0.0166667" office:value-type="float" office:value="705.538588922823" calcext:value-type="float">
            <text:p>705.538588922823</text:p>
          </table:table-cell>
          <table:table-cell table:formula="of:=([.F299]-[.C299])/0.0166667" office:value-type="float" office:value="-5.11198977602047" calcext:value-type="float">
            <text:p>-5.11198977602047</text:p>
          </table:table-cell>
          <table:table-cell table:formula="of:=DEGREES(ATAN(ABS([.F299]-[.C299])/ABS([.E299]-[.B299])))" office:value-type="float" office:value="0.415130112535758" calcext:value-type="float">
            <text:p>0.415130112535758</text:p>
          </table:table-cell>
          <table:table-cell table:formula="of:=SQRT(POWER([.H299];2)+POWER([.I299];2)+POWER([.J299];2))" office:value-type="float" office:value="706.249259532313" calcext:value-type="float">
            <text:p>706.249259532313</text:p>
          </table:table-cell>
        </table:table-row>
        <table:table-row table:style-name="ro1">
          <table:table-cell office:value-type="float" office:value="72.1002" calcext:value-type="float">
            <text:p>72.1002</text:p>
          </table:table-cell>
          <table:table-cell office:value-type="float" office:value="281.776" calcext:value-type="float">
            <text:p>281.776</text:p>
          </table:table-cell>
          <table:table-cell office:value-type="float" office:value="41.2005" calcext:value-type="float">
            <text:p>41.2005</text:p>
          </table:table-cell>
          <table:table-cell office:value-type="float" office:value="71.8418" calcext:value-type="float">
            <text:p>71.8418</text:p>
          </table:table-cell>
          <table:table-cell office:value-type="float" office:value="268.953" calcext:value-type="float">
            <text:p>268.953</text:p>
          </table:table-cell>
          <table:table-cell office:value-type="float" office:value="41.566" calcext:value-type="float">
            <text:p>41.566</text:p>
          </table:table-cell>
          <table:table-cell/>
          <table:table-cell table:formula="of:=([.D300]-[.A300])/0.0166667" office:value-type="float" office:value="-15.5039689920617" calcext:value-type="float">
            <text:p>-15.5039689920617</text:p>
          </table:table-cell>
          <table:table-cell table:formula="of:=ABS([.E300]-[.B300])/0.0166667" office:value-type="float" office:value="769.37846124308" calcext:value-type="float">
            <text:p>769.37846124308</text:p>
          </table:table-cell>
          <table:table-cell table:formula="of:=([.F300]-[.C300])/0.0166667" office:value-type="float" office:value="21.929956140088" calcext:value-type="float">
            <text:p>21.929956140088</text:p>
          </table:table-cell>
          <table:table-cell table:formula="of:=DEGREES(ATAN(ABS([.F300]-[.C300])/ABS([.E300]-[.B300])))" office:value-type="float" office:value="1.63268648942672" calcext:value-type="float">
            <text:p>1.63268648942672</text:p>
          </table:table-cell>
          <table:table-cell table:formula="of:=SQRT(POWER([.H300];2)+POWER([.I300];2)+POWER([.J300];2))" office:value-type="float" office:value="769.847070953434" calcext:value-type="float">
            <text:p>769.847070953434</text:p>
          </table:table-cell>
        </table:table-row>
        <table:table-row table:style-name="ro1">
          <table:table-cell office:value-type="float" office:value="72.6345" calcext:value-type="float">
            <text:p>72.6345</text:p>
          </table:table-cell>
          <table:table-cell office:value-type="float" office:value="295.293" calcext:value-type="float">
            <text:p>295.293</text:p>
          </table:table-cell>
          <table:table-cell office:value-type="float" office:value="40.817" calcext:value-type="float">
            <text:p>40.817</text:p>
          </table:table-cell>
          <table:table-cell office:value-type="float" office:value="72.3568" calcext:value-type="float">
            <text:p>72.3568</text:p>
          </table:table-cell>
          <table:table-cell office:value-type="float" office:value="280.356" calcext:value-type="float">
            <text:p>280.356</text:p>
          </table:table-cell>
          <table:table-cell office:value-type="float" office:value="41.9316" calcext:value-type="float">
            <text:p>41.9316</text:p>
          </table:table-cell>
          <table:table-cell/>
          <table:table-cell table:formula="of:=([.D301]-[.A301])/0.0166667" office:value-type="float" office:value="-16.6619666760664" calcext:value-type="float">
            <text:p>-16.6619666760664</text:p>
          </table:table-cell>
          <table:table-cell table:formula="of:=ABS([.E301]-[.B301])/0.0166667" office:value-type="float" office:value="896.218207563586" calcext:value-type="float">
            <text:p>896.218207563586</text:p>
          </table:table-cell>
          <table:table-cell table:formula="of:=([.F301]-[.C301])/0.0166667" office:value-type="float" office:value="66.8758662482677" calcext:value-type="float">
            <text:p>66.8758662482677</text:p>
          </table:table-cell>
          <table:table-cell table:formula="of:=DEGREES(ATAN(ABS([.F301]-[.C301])/ABS([.E301]-[.B301])))" office:value-type="float" office:value="4.26750614818034" calcext:value-type="float">
            <text:p>4.26750614818034</text:p>
          </table:table-cell>
          <table:table-cell table:formula="of:=SQRT(POWER([.H301];2)+POWER([.I301];2)+POWER([.J301];2))" office:value-type="float" office:value="898.864326908381" calcext:value-type="float">
            <text:p>898.864326908381</text:p>
          </table:table-cell>
        </table:table-row>
        <table:table-row table:style-name="ro1">
          <table:table-cell office:value-type="float" office:value="72.3553" calcext:value-type="float">
            <text:p>72.3553</text:p>
          </table:table-cell>
          <table:table-cell office:value-type="float" office:value="280.426" calcext:value-type="float">
            <text:p>280.426</text:p>
          </table:table-cell>
          <table:table-cell office:value-type="float" office:value="41.6689" calcext:value-type="float">
            <text:p>41.6689</text:p>
          </table:table-cell>
          <table:table-cell office:value-type="float" office:value="71.8426" calcext:value-type="float">
            <text:p>71.8426</text:p>
          </table:table-cell>
          <table:table-cell office:value-type="float" office:value="267.7" calcext:value-type="float">
            <text:p>267.7</text:p>
          </table:table-cell>
          <table:table-cell office:value-type="float" office:value="41.7744" calcext:value-type="float">
            <text:p>41.7744</text:p>
          </table:table-cell>
          <table:table-cell/>
          <table:table-cell table:formula="of:=([.D302]-[.A302])/0.0166667" office:value-type="float" office:value="-30.7619384761228" calcext:value-type="float">
            <text:p>-30.7619384761228</text:p>
          </table:table-cell>
          <table:table-cell table:formula="of:=ABS([.E302]-[.B302])/0.0166667" office:value-type="float" office:value="763.558472883054" calcext:value-type="float">
            <text:p>763.558472883054</text:p>
          </table:table-cell>
          <table:table-cell table:formula="of:=([.F302]-[.C302])/0.0166667" office:value-type="float" office:value="6.32998734002528" calcext:value-type="float">
            <text:p>6.32998734002528</text:p>
          </table:table-cell>
          <table:table-cell table:formula="of:=DEGREES(ATAN(ABS([.F302]-[.C302])/ABS([.E302]-[.B302])))" office:value-type="float" office:value="0.47497770455836" calcext:value-type="float">
            <text:p>0.47497770455836</text:p>
          </table:table-cell>
          <table:table-cell table:formula="of:=SQRT(POWER([.H302];2)+POWER([.I302];2)+POWER([.J302];2))" office:value-type="float" office:value="764.204100427389" calcext:value-type="float">
            <text:p>764.204100427389</text:p>
          </table:table-cell>
        </table:table-row>
        <table:table-row table:style-name="ro1">
          <table:table-cell office:value-type="float" office:value="71.8521" calcext:value-type="float">
            <text:p>71.8521</text:p>
          </table:table-cell>
          <table:table-cell office:value-type="float" office:value="273.752" calcext:value-type="float">
            <text:p>273.752</text:p>
          </table:table-cell>
          <table:table-cell office:value-type="float" office:value="42.7536" calcext:value-type="float">
            <text:p>42.7536</text:p>
          </table:table-cell>
          <table:table-cell office:value-type="float" office:value="71.3578" calcext:value-type="float">
            <text:p>71.3578</text:p>
          </table:table-cell>
          <table:table-cell office:value-type="float" office:value="262.589" calcext:value-type="float">
            <text:p>262.589</text:p>
          </table:table-cell>
          <table:table-cell office:value-type="float" office:value="42.6288" calcext:value-type="float">
            <text:p>42.6288</text:p>
          </table:table-cell>
          <table:table-cell/>
          <table:table-cell table:formula="of:=([.D303]-[.A303])/0.0166667" office:value-type="float" office:value="-29.6579406841192" calcext:value-type="float">
            <text:p>-29.6579406841192</text:p>
          </table:table-cell>
          <table:table-cell table:formula="of:=ABS([.E303]-[.B303])/0.0166667" office:value-type="float" office:value="669.77866044268" calcext:value-type="float">
            <text:p>669.77866044268</text:p>
          </table:table-cell>
          <table:table-cell table:formula="of:=([.F303]-[.C303])/0.0166667" office:value-type="float" office:value="-7.48798502402998" calcext:value-type="float">
            <text:p>-7.48798502402998</text:p>
          </table:table-cell>
          <table:table-cell table:formula="of:=DEGREES(ATAN(ABS([.F303]-[.C303])/ABS([.E303]-[.B303])))" office:value-type="float" office:value="0.640528119394832" calcext:value-type="float">
            <text:p>0.640528119394832</text:p>
          </table:table-cell>
          <table:table-cell table:formula="of:=SQRT(POWER([.H303];2)+POWER([.I303];2)+POWER([.J303];2))" office:value-type="float" office:value="670.476783602336" calcext:value-type="float">
            <text:p>670.476783602336</text:p>
          </table:table-cell>
        </table:table-row>
        <table:table-row table:style-name="ro1">
          <table:table-cell office:value-type="float" office:value="71.8465" calcext:value-type="float">
            <text:p>71.8465</text:p>
          </table:table-cell>
          <table:table-cell office:value-type="float" office:value="277.8" calcext:value-type="float">
            <text:p>277.8</text:p>
          </table:table-cell>
          <table:table-cell office:value-type="float" office:value="41.5983" calcext:value-type="float">
            <text:p>41.5983</text:p>
          </table:table-cell>
          <table:table-cell office:value-type="float" office:value="70.8555" calcext:value-type="float">
            <text:p>70.8555</text:p>
          </table:table-cell>
          <table:table-cell office:value-type="float" office:value="266.39" calcext:value-type="float">
            <text:p>266.39</text:p>
          </table:table-cell>
          <table:table-cell office:value-type="float" office:value="41.5122" calcext:value-type="float">
            <text:p>41.5122</text:p>
          </table:table-cell>
          <table:table-cell/>
          <table:table-cell table:formula="of:=([.D304]-[.A304])/0.0166667" office:value-type="float" office:value="-59.4598810802378" calcext:value-type="float">
            <text:p>-59.4598810802378</text:p>
          </table:table-cell>
          <table:table-cell table:formula="of:=ABS([.E304]-[.B304])/0.0166667" office:value-type="float" office:value="684.59863080274" calcext:value-type="float">
            <text:p>684.59863080274</text:p>
          </table:table-cell>
          <table:table-cell table:formula="of:=([.F304]-[.C304])/0.0166667" office:value-type="float" office:value="-5.16598966802077" calcext:value-type="float">
            <text:p>-5.16598966802077</text:p>
          </table:table-cell>
          <table:table-cell table:formula="of:=DEGREES(ATAN(ABS([.F304]-[.C304])/ABS([.E304]-[.B304])))" office:value-type="float" office:value="0.432346449078793" calcext:value-type="float">
            <text:p>0.432346449078793</text:p>
          </table:table-cell>
          <table:table-cell table:formula="of:=SQRT(POWER([.H304];2)+POWER([.I304];2)+POWER([.J304];2))" office:value-type="float" office:value="687.195350831416" calcext:value-type="float">
            <text:p>687.195350831416</text:p>
          </table:table-cell>
        </table:table-row>
        <table:table-row table:style-name="ro1">
          <table:table-cell office:value-type="float" office:value="72.6176" calcext:value-type="float">
            <text:p>72.6176</text:p>
          </table:table-cell>
          <table:table-cell office:value-type="float" office:value="284.344" calcext:value-type="float">
            <text:p>284.344</text:p>
          </table:table-cell>
          <table:table-cell office:value-type="float" office:value="41.7929" calcext:value-type="float">
            <text:p>41.7929</text:p>
          </table:table-cell>
          <table:table-cell office:value-type="float" office:value="72.0955" calcext:value-type="float">
            <text:p>72.0955</text:p>
          </table:table-cell>
          <table:table-cell office:value-type="float" office:value="271.381" calcext:value-type="float">
            <text:p>271.381</text:p>
          </table:table-cell>
          <table:table-cell office:value-type="float" office:value="42.1484" calcext:value-type="float">
            <text:p>42.1484</text:p>
          </table:table-cell>
          <table:table-cell/>
          <table:table-cell table:formula="of:=([.D305]-[.A305])/0.0166667" office:value-type="float" office:value="-31.325937348125" calcext:value-type="float">
            <text:p>-31.325937348125</text:p>
          </table:table-cell>
          <table:table-cell table:formula="of:=ABS([.E305]-[.B305])/0.0166667" office:value-type="float" office:value="777.778444443112" calcext:value-type="float">
            <text:p>777.778444443112</text:p>
          </table:table-cell>
          <table:table-cell table:formula="of:=([.F305]-[.C305])/0.0166667" office:value-type="float" office:value="21.3299573400853" calcext:value-type="float">
            <text:p>21.3299573400853</text:p>
          </table:table-cell>
          <table:table-cell table:formula="of:=DEGREES(ATAN(ABS([.F305]-[.C305])/ABS([.E305]-[.B305])))" office:value-type="float" office:value="1.57089759983798" calcext:value-type="float">
            <text:p>1.57089759983798</text:p>
          </table:table-cell>
          <table:table-cell table:formula="of:=SQRT(POWER([.H305];2)+POWER([.I305];2)+POWER([.J305];2))" office:value-type="float" office:value="778.701220026793" calcext:value-type="float">
            <text:p>778.701220026793</text:p>
          </table:table-cell>
        </table:table-row>
        <table:table-row table:style-name="ro1">
          <table:table-cell office:value-type="float" office:value="72.3568" calcext:value-type="float">
            <text:p>72.3568</text:p>
          </table:table-cell>
          <table:table-cell office:value-type="float" office:value="277.647" calcext:value-type="float">
            <text:p>277.647</text:p>
          </table:table-cell>
          <table:table-cell office:value-type="float" office:value="42.6182" calcext:value-type="float">
            <text:p>42.6182</text:p>
          </table:table-cell>
          <table:table-cell office:value-type="float" office:value="71.3524" calcext:value-type="float">
            <text:p>71.3524</text:p>
          </table:table-cell>
          <table:table-cell office:value-type="float" office:value="268.764" calcext:value-type="float">
            <text:p>268.764</text:p>
          </table:table-cell>
          <table:table-cell office:value-type="float" office:value="42.3391" calcext:value-type="float">
            <text:p>42.3391</text:p>
          </table:table-cell>
          <table:table-cell/>
          <table:table-cell table:formula="of:=([.D306]-[.A306])/0.0166667" office:value-type="float" office:value="-60.2638794722413" calcext:value-type="float">
            <text:p>-60.2638794722413</text:p>
          </table:table-cell>
          <table:table-cell table:formula="of:=ABS([.E306]-[.B306])/0.0166667" office:value-type="float" office:value="532.978934042131" calcext:value-type="float">
            <text:p>532.978934042131</text:p>
          </table:table-cell>
          <table:table-cell table:formula="of:=([.F306]-[.C306])/0.0166667" office:value-type="float" office:value="-16.745966508067" calcext:value-type="float">
            <text:p>-16.745966508067</text:p>
          </table:table-cell>
          <table:table-cell table:formula="of:=DEGREES(ATAN(ABS([.F306]-[.C306])/ABS([.E306]-[.B306])))" office:value-type="float" office:value="1.79961646367872" calcext:value-type="float">
            <text:p>1.79961646367872</text:p>
          </table:table-cell>
          <table:table-cell table:formula="of:=SQRT(POWER([.H306];2)+POWER([.I306];2)+POWER([.J306];2))" office:value-type="float" office:value="536.636475368587" calcext:value-type="float">
            <text:p>536.636475368587</text:p>
          </table:table-cell>
        </table:table-row>
        <table:table-row table:style-name="ro1">
          <table:table-cell office:value-type="float" office:value="72.8736" calcext:value-type="float">
            <text:p>72.8736</text:p>
          </table:table-cell>
          <table:table-cell office:value-type="float" office:value="282.897" calcext:value-type="float">
            <text:p>282.897</text:p>
          </table:table-cell>
          <table:table-cell office:value-type="float" office:value="42.5272" calcext:value-type="float">
            <text:p>42.5272</text:p>
          </table:table-cell>
          <table:table-cell office:value-type="float" office:value="72.1003" calcext:value-type="float">
            <text:p>72.1003</text:p>
          </table:table-cell>
          <table:table-cell office:value-type="float" office:value="271.226" calcext:value-type="float">
            <text:p>271.226</text:p>
          </table:table-cell>
          <table:table-cell office:value-type="float" office:value="42.9136" calcext:value-type="float">
            <text:p>42.9136</text:p>
          </table:table-cell>
          <table:table-cell/>
          <table:table-cell table:formula="of:=([.D307]-[.A307])/0.0166667" office:value-type="float" office:value="-46.3979072041851" calcext:value-type="float">
            <text:p>-46.3979072041851</text:p>
          </table:table-cell>
          <table:table-cell table:formula="of:=ABS([.E307]-[.B307])/0.0166667" office:value-type="float" office:value="700.258599482801" calcext:value-type="float">
            <text:p>700.258599482801</text:p>
          </table:table-cell>
          <table:table-cell table:formula="of:=([.F307]-[.C307])/0.0166667" office:value-type="float" office:value="23.1839536320928" calcext:value-type="float">
            <text:p>23.1839536320928</text:p>
          </table:table-cell>
          <table:table-cell table:formula="of:=DEGREES(ATAN(ABS([.F307]-[.C307])/ABS([.E307]-[.B307])))" office:value-type="float" office:value="1.89623901010122" calcext:value-type="float">
            <text:p>1.89623901010122</text:p>
          </table:table-cell>
          <table:table-cell table:formula="of:=SQRT(POWER([.H307];2)+POWER([.I307];2)+POWER([.J307];2))" office:value-type="float" office:value="702.176877751295" calcext:value-type="float">
            <text:p>702.176877751295</text:p>
          </table:table-cell>
        </table:table-row>
        <table:table-row table:style-name="ro1">
          <table:table-cell office:value-type="float" office:value="72.1002" calcext:value-type="float">
            <text:p>72.1002</text:p>
          </table:table-cell>
          <table:table-cell office:value-type="float" office:value="277.782" calcext:value-type="float">
            <text:p>277.782</text:p>
          </table:table-cell>
          <table:table-cell office:value-type="float" office:value="41.8491" calcext:value-type="float">
            <text:p>41.8491</text:p>
          </table:table-cell>
          <table:table-cell office:value-type="float" office:value="71.8415" calcext:value-type="float">
            <text:p>71.8415</text:p>
          </table:table-cell>
          <table:table-cell office:value-type="float" office:value="263.992" calcext:value-type="float">
            <text:p>263.992</text:p>
          </table:table-cell>
          <table:table-cell office:value-type="float" office:value="41.9044" calcext:value-type="float">
            <text:p>41.9044</text:p>
          </table:table-cell>
          <table:table-cell/>
          <table:table-cell table:formula="of:=([.D308]-[.A308])/0.0166667" office:value-type="float" office:value="-15.5219689560624" calcext:value-type="float">
            <text:p>-15.5219689560624</text:p>
          </table:table-cell>
          <table:table-cell table:formula="of:=ABS([.E308]-[.B308])/0.0166667" office:value-type="float" office:value="827.398345203308" calcext:value-type="float">
            <text:p>827.398345203308</text:p>
          </table:table-cell>
          <table:table-cell table:formula="of:=([.F308]-[.C308])/0.0166667" office:value-type="float" office:value="3.31799336401343" calcext:value-type="float">
            <text:p>3.31799336401343</text:p>
          </table:table-cell>
          <table:table-cell table:formula="of:=DEGREES(ATAN(ABS([.F308]-[.C308])/ABS([.E308]-[.B308])))" office:value-type="float" office:value="0.229763569464433" calcext:value-type="float">
            <text:p>0.229763569464433</text:p>
          </table:table-cell>
          <table:table-cell table:formula="of:=SQRT(POWER([.H308];2)+POWER([.I308];2)+POWER([.J308];2))" office:value-type="float" office:value="827.55057987135" calcext:value-type="float">
            <text:p>827.55057987135</text:p>
          </table:table-cell>
        </table:table-row>
        <table:table-row table:style-name="ro1">
          <table:table-cell office:value-type="float" office:value="72.3583" calcext:value-type="float">
            <text:p>72.3583</text:p>
          </table:table-cell>
          <table:table-cell office:value-type="float" office:value="280.318" calcext:value-type="float">
            <text:p>280.318</text:p>
          </table:table-cell>
          <table:table-cell office:value-type="float" office:value="42.189" calcext:value-type="float">
            <text:p>42.189</text:p>
          </table:table-cell>
          <table:table-cell office:value-type="float" office:value="71.8459" calcext:value-type="float">
            <text:p>71.8459</text:p>
          </table:table-cell>
          <table:table-cell office:value-type="float" office:value="267.599" calcext:value-type="float">
            <text:p>267.599</text:p>
          </table:table-cell>
          <table:table-cell office:value-type="float" office:value="42.2813" calcext:value-type="float">
            <text:p>42.2813</text:p>
          </table:table-cell>
          <table:table-cell/>
          <table:table-cell table:formula="of:=([.D309]-[.A309])/0.0166667" office:value-type="float" office:value="-30.7439385121229" calcext:value-type="float">
            <text:p>-30.7439385121229</text:p>
          </table:table-cell>
          <table:table-cell table:formula="of:=ABS([.E309]-[.B309])/0.0166667" office:value-type="float" office:value="763.138473723052" calcext:value-type="float">
            <text:p>763.138473723052</text:p>
          </table:table-cell>
          <table:table-cell table:formula="of:=([.F309]-[.C309])/0.0166667" office:value-type="float" office:value="5.53798892402225" calcext:value-type="float">
            <text:p>5.53798892402225</text:p>
          </table:table-cell>
          <table:table-cell table:formula="of:=DEGREES(ATAN(ABS([.F309]-[.C309])/ABS([.E309]-[.B309])))" office:value-type="float" office:value="0.415780141472119" calcext:value-type="float">
            <text:p>0.415780141472119</text:p>
          </table:table-cell>
          <table:table-cell table:formula="of:=SQRT(POWER([.H309];2)+POWER([.I309];2)+POWER([.J309];2))" office:value-type="float" office:value="763.777578325594" calcext:value-type="float">
            <text:p>763.777578325594</text:p>
          </table:table-cell>
        </table:table-row>
        <table:table-row table:style-name="ro1">
          <table:table-cell office:value-type="float" office:value="72.3598" calcext:value-type="float">
            <text:p>72.3598</text:p>
          </table:table-cell>
          <table:table-cell office:value-type="float" office:value="280.264" calcext:value-type="float">
            <text:p>280.264</text:p>
          </table:table-cell>
          <table:table-cell office:value-type="float" office:value="42.4488" calcext:value-type="float">
            <text:p>42.4488</text:p>
          </table:table-cell>
          <table:table-cell office:value-type="float" office:value="71.8475" calcext:value-type="float">
            <text:p>71.8475</text:p>
          </table:table-cell>
          <table:table-cell office:value-type="float" office:value="267.551" calcext:value-type="float">
            <text:p>267.551</text:p>
          </table:table-cell>
          <table:table-cell office:value-type="float" office:value="42.5341" calcext:value-type="float">
            <text:p>42.5341</text:p>
          </table:table-cell>
          <table:table-cell/>
          <table:table-cell table:formula="of:=([.D310]-[.A310])/0.0166667" office:value-type="float" office:value="-30.7379385241236" calcext:value-type="float">
            <text:p>-30.7379385241236</text:p>
          </table:table-cell>
          <table:table-cell table:formula="of:=ABS([.E310]-[.B310])/0.0166667" office:value-type="float" office:value="762.778474443052" calcext:value-type="float">
            <text:p>762.778474443052</text:p>
          </table:table-cell>
          <table:table-cell table:formula="of:=([.F310]-[.C310])/0.0166667" office:value-type="float" office:value="5.11798976402069" calcext:value-type="float">
            <text:p>5.11798976402069</text:p>
          </table:table-cell>
          <table:table-cell table:formula="of:=DEGREES(ATAN(ABS([.F310]-[.C310])/ABS([.E310]-[.B310])))" office:value-type="float" office:value="0.384429847597727" calcext:value-type="float">
            <text:p>0.384429847597727</text:p>
          </table:table-cell>
          <table:table-cell table:formula="of:=SQRT(POWER([.H310];2)+POWER([.I310];2)+POWER([.J310];2))" office:value-type="float" office:value="763.414707585339" calcext:value-type="float">
            <text:p>763.414707585339</text:p>
          </table:table-cell>
        </table:table-row>
        <table:table-row table:style-name="ro1">
          <table:table-cell office:value-type="float" office:value="72.6249" calcext:value-type="float">
            <text:p>72.6249</text:p>
          </table:table-cell>
          <table:table-cell office:value-type="float" office:value="285.485" calcext:value-type="float">
            <text:p>285.485</text:p>
          </table:table-cell>
          <table:table-cell office:value-type="float" office:value="42.6253" calcext:value-type="float">
            <text:p>42.6253</text:p>
          </table:table-cell>
          <table:table-cell office:value-type="float" office:value="72.1034" calcext:value-type="float">
            <text:p>72.1034</text:p>
          </table:table-cell>
          <table:table-cell office:value-type="float" office:value="273.726" calcext:value-type="float">
            <text:p>273.726</text:p>
          </table:table-cell>
          <table:table-cell office:value-type="float" office:value="43.0032" calcext:value-type="float">
            <text:p>43.0032</text:p>
          </table:table-cell>
          <table:table-cell/>
          <table:table-cell table:formula="of:=([.D311]-[.A311])/0.0166667" office:value-type="float" office:value="-31.2899374201254" calcext:value-type="float">
            <text:p>-31.2899374201254</text:p>
          </table:table-cell>
          <table:table-cell table:formula="of:=ABS([.E311]-[.B311])/0.0166667" office:value-type="float" office:value="705.538588922823" calcext:value-type="float">
            <text:p>705.538588922823</text:p>
          </table:table-cell>
          <table:table-cell table:formula="of:=([.F311]-[.C311])/0.0166667" office:value-type="float" office:value="22.6739546520905" calcext:value-type="float">
            <text:p>22.6739546520905</text:p>
          </table:table-cell>
          <table:table-cell table:formula="of:=DEGREES(ATAN(ABS([.F311]-[.C311])/ABS([.E311]-[.B311])))" office:value-type="float" office:value="1.84068591388113" calcext:value-type="float">
            <text:p>1.84068591388113</text:p>
          </table:table-cell>
          <table:table-cell table:formula="of:=SQRT(POWER([.H311];2)+POWER([.I311];2)+POWER([.J311];2))" office:value-type="float" office:value="706.595972860395" calcext:value-type="float">
            <text:p>706.595972860395</text:p>
          </table:table-cell>
        </table:table-row>
        <table:table-row table:style-name="ro1">
          <table:table-cell office:value-type="float" office:value="72.628" calcext:value-type="float">
            <text:p>72.628</text:p>
          </table:table-cell>
          <table:table-cell office:value-type="float" office:value="288.23" calcext:value-type="float">
            <text:p>288.23</text:p>
          </table:table-cell>
          <table:table-cell office:value-type="float" office:value="42.1918" calcext:value-type="float">
            <text:p>42.1918</text:p>
          </table:table-cell>
          <table:table-cell office:value-type="float" office:value="71.8547" calcext:value-type="float">
            <text:p>71.8547</text:p>
          </table:table-cell>
          <table:table-cell office:value-type="float" office:value="274.953" calcext:value-type="float">
            <text:p>274.953</text:p>
          </table:table-cell>
          <table:table-cell office:value-type="float" office:value="43.056" calcext:value-type="float">
            <text:p>43.056</text:p>
          </table:table-cell>
          <table:table-cell/>
          <table:table-cell table:formula="of:=([.D312]-[.A312])/0.0166667" office:value-type="float" office:value="-46.397907204186" calcext:value-type="float">
            <text:p>-46.397907204186</text:p>
          </table:table-cell>
          <table:table-cell table:formula="of:=ABS([.E312]-[.B312])/0.0166667" office:value-type="float" office:value="796.618406763189" calcext:value-type="float">
            <text:p>796.618406763189</text:p>
          </table:table-cell>
          <table:table-cell table:formula="of:=([.F312]-[.C312])/0.0166667" office:value-type="float" office:value="51.8518962962072" calcext:value-type="float">
            <text:p>51.8518962962072</text:p>
          </table:table-cell>
          <table:table-cell table:formula="of:=DEGREES(ATAN(ABS([.F312]-[.C312])/ABS([.E312]-[.B312])))" office:value-type="float" office:value="3.72412916913386" calcext:value-type="float">
            <text:p>3.72412916913386</text:p>
          </table:table-cell>
          <table:table-cell table:formula="of:=SQRT(POWER([.H312];2)+POWER([.I312];2)+POWER([.J312];2))" office:value-type="float" office:value="799.651343359319" calcext:value-type="float">
            <text:p>799.651343359319</text:p>
          </table:table-cell>
        </table:table-row>
        <table:table-row table:style-name="ro1">
          <table:table-cell office:value-type="float" office:value="71.5932" calcext:value-type="float">
            <text:p>71.5932</text:p>
          </table:table-cell>
          <table:table-cell office:value-type="float" office:value="289.609" calcext:value-type="float">
            <text:p>289.609</text:p>
          </table:table-cell>
          <table:table-cell office:value-type="float" office:value="41.4716" calcext:value-type="float">
            <text:p>41.4716</text:p>
          </table:table-cell>
          <table:table-cell office:value-type="float" office:value="70.593" calcext:value-type="float">
            <text:p>70.593</text:p>
          </table:table-cell>
          <table:table-cell office:value-type="float" office:value="276.25" calcext:value-type="float">
            <text:p>276.25</text:p>
          </table:table-cell>
          <table:table-cell office:value-type="float" office:value="42.112" calcext:value-type="float">
            <text:p>42.112</text:p>
          </table:table-cell>
          <table:table-cell/>
          <table:table-cell table:formula="of:=([.D313]-[.A313])/0.0166667" office:value-type="float" office:value="-60.0118799762396" calcext:value-type="float">
            <text:p>-60.0118799762396</text:p>
          </table:table-cell>
          <table:table-cell table:formula="of:=ABS([.E313]-[.B313])/0.0166667" office:value-type="float" office:value="801.538396923205" calcext:value-type="float">
            <text:p>801.538396923205</text:p>
          </table:table-cell>
          <table:table-cell table:formula="of:=([.F313]-[.C313])/0.0166667" office:value-type="float" office:value="38.4239231521537" calcext:value-type="float">
            <text:p>38.4239231521537</text:p>
          </table:table-cell>
          <table:table-cell table:formula="of:=DEGREES(ATAN(ABS([.F313]-[.C313])/ABS([.E313]-[.B313])))" office:value-type="float" office:value="2.74452798460995" calcext:value-type="float">
            <text:p>2.74452798460995</text:p>
          </table:table-cell>
          <table:table-cell table:formula="of:=SQRT(POWER([.H313];2)+POWER([.I313];2)+POWER([.J313];2))" office:value-type="float" office:value="804.699711290433" calcext:value-type="float">
            <text:p>804.699711290433</text:p>
          </table:table-cell>
        </table:table-row>
        <table:table-row table:style-name="ro1">
          <table:table-cell office:value-type="float" office:value="72.1018" calcext:value-type="float">
            <text:p>72.1018</text:p>
          </table:table-cell>
          <table:table-cell office:value-type="float" office:value="283.075" calcext:value-type="float">
            <text:p>283.075</text:p>
          </table:table-cell>
          <table:table-cell office:value-type="float" office:value="41.2426" calcext:value-type="float">
            <text:p>41.2426</text:p>
          </table:table-cell>
          <table:table-cell office:value-type="float" office:value="71.3426" calcext:value-type="float">
            <text:p>71.3426</text:p>
          </table:table-cell>
          <table:table-cell office:value-type="float" office:value="271.467" calcext:value-type="float">
            <text:p>271.467</text:p>
          </table:table-cell>
          <table:table-cell office:value-type="float" office:value="41.1527" calcext:value-type="float">
            <text:p>41.1527</text:p>
          </table:table-cell>
          <table:table-cell/>
          <table:table-cell table:formula="of:=([.D314]-[.A314])/0.0166667" office:value-type="float" office:value="-45.5519088961818" calcext:value-type="float">
            <text:p>-45.5519088961818</text:p>
          </table:table-cell>
          <table:table-cell table:formula="of:=ABS([.E314]-[.B314])/0.0166667" office:value-type="float" office:value="696.478607042786" calcext:value-type="float">
            <text:p>696.478607042786</text:p>
          </table:table-cell>
          <table:table-cell table:formula="of:=([.F314]-[.C314])/0.0166667" office:value-type="float" office:value="-5.39398921202158" calcext:value-type="float">
            <text:p>-5.39398921202158</text:p>
          </table:table-cell>
          <table:table-cell table:formula="of:=DEGREES(ATAN(ABS([.F314]-[.C314])/ABS([.E314]-[.B314])))" office:value-type="float" office:value="0.443727394805723" calcext:value-type="float">
            <text:p>0.443727394805723</text:p>
          </table:table-cell>
          <table:table-cell table:formula="of:=SQRT(POWER([.H314];2)+POWER([.I314];2)+POWER([.J314];2))" office:value-type="float" office:value="697.987479538111" calcext:value-type="float">
            <text:p>697.987479538111</text:p>
          </table:table-cell>
        </table:table-row>
        <table:table-row table:style-name="ro1">
          <table:table-cell office:value-type="float" office:value="71.8502" calcext:value-type="float">
            <text:p>71.8502</text:p>
          </table:table-cell>
          <table:table-cell office:value-type="float" office:value="282.941" calcext:value-type="float">
            <text:p>282.941</text:p>
          </table:table-cell>
          <table:table-cell office:value-type="float" office:value="41.7721" calcext:value-type="float">
            <text:p>41.7721</text:p>
          </table:table-cell>
          <table:table-cell office:value-type="float" office:value="71.3484" calcext:value-type="float">
            <text:p>71.3484</text:p>
          </table:table-cell>
          <table:table-cell office:value-type="float" office:value="270.077" calcext:value-type="float">
            <text:p>270.077</text:p>
          </table:table-cell>
          <table:table-cell office:value-type="float" office:value="41.8768" calcext:value-type="float">
            <text:p>41.8768</text:p>
          </table:table-cell>
          <table:table-cell/>
          <table:table-cell table:formula="of:=([.D315]-[.A315])/0.0166667" office:value-type="float" office:value="-30.1079397841206" calcext:value-type="float">
            <text:p>-30.1079397841206</text:p>
          </table:table-cell>
          <table:table-cell table:formula="of:=ABS([.E315]-[.B315])/0.0166667" office:value-type="float" office:value="771.838456323086" calcext:value-type="float">
            <text:p>771.838456323086</text:p>
          </table:table-cell>
          <table:table-cell table:formula="of:=([.F315]-[.C315])/0.0166667" office:value-type="float" office:value="6.2819874360252" calcext:value-type="float">
            <text:p>6.2819874360252</text:p>
          </table:table-cell>
          <table:table-cell table:formula="of:=DEGREES(ATAN(ABS([.F315]-[.C315])/ABS([.E315]-[.B315])))" office:value-type="float" office:value="0.466319625223766" calcext:value-type="float">
            <text:p>0.466319625223766</text:p>
          </table:table-cell>
          <table:table-cell table:formula="of:=SQRT(POWER([.H315];2)+POWER([.I315];2)+POWER([.J315];2))" office:value-type="float" office:value="772.451004312503" calcext:value-type="float">
            <text:p>772.451004312503</text:p>
          </table:table-cell>
        </table:table-row>
        <table:table-row table:style-name="ro1">
          <table:table-cell office:value-type="float" office:value="71.0833" calcext:value-type="float">
            <text:p>71.0833</text:p>
          </table:table-cell>
          <table:table-cell office:value-type="float" office:value="281.66" calcext:value-type="float">
            <text:p>281.66</text:p>
          </table:table-cell>
          <table:table-cell office:value-type="float" office:value="41.2289" calcext:value-type="float">
            <text:p>41.2289</text:p>
          </table:table-cell>
          <table:table-cell office:value-type="float" office:value="70.3628" calcext:value-type="float">
            <text:p>70.3628</text:p>
          </table:table-cell>
          <table:table-cell office:value-type="float" office:value="267.481" calcext:value-type="float">
            <text:p>267.481</text:p>
          </table:table-cell>
          <table:table-cell office:value-type="float" office:value="41.8248" calcext:value-type="float">
            <text:p>41.8248</text:p>
          </table:table-cell>
          <table:table-cell/>
          <table:table-cell table:formula="of:=([.D316]-[.A316])/0.0166667" office:value-type="float" office:value="-43.229913540173" calcext:value-type="float">
            <text:p>-43.229913540173</text:p>
          </table:table-cell>
          <table:table-cell table:formula="of:=ABS([.E316]-[.B316])/0.0166667" office:value-type="float" office:value="850.738298523405" calcext:value-type="float">
            <text:p>850.738298523405</text:p>
          </table:table-cell>
          <table:table-cell table:formula="of:=([.F316]-[.C316])/0.0166667" office:value-type="float" office:value="35.753928492143" calcext:value-type="float">
            <text:p>35.753928492143</text:p>
          </table:table-cell>
          <table:table-cell table:formula="of:=DEGREES(ATAN(ABS([.F316]-[.C316])/ABS([.E316]-[.B316])))" office:value-type="float" office:value="2.40655015879915" calcext:value-type="float">
            <text:p>2.40655015879915</text:p>
          </table:table-cell>
          <table:table-cell table:formula="of:=SQRT(POWER([.H316];2)+POWER([.I316];2)+POWER([.J316];2))" office:value-type="float" office:value="852.585961297634" calcext:value-type="float">
            <text:p>852.585961297634</text:p>
          </table:table-cell>
        </table:table-row>
        <table:table-row table:style-name="ro1">
          <table:table-cell office:value-type="float" office:value="71.5906" calcext:value-type="float">
            <text:p>71.5906</text:p>
          </table:table-cell>
          <table:table-cell office:value-type="float" office:value="285.691" calcext:value-type="float">
            <text:p>285.691</text:p>
          </table:table-cell>
          <table:table-cell office:value-type="float" office:value="41.0784" calcext:value-type="float">
            <text:p>41.0784</text:p>
          </table:table-cell>
          <table:table-cell office:value-type="float" office:value="70.8489" calcext:value-type="float">
            <text:p>70.8489</text:p>
          </table:table-cell>
          <table:table-cell office:value-type="float" office:value="271.304" calcext:value-type="float">
            <text:p>271.304</text:p>
          </table:table-cell>
          <table:table-cell office:value-type="float" office:value="41.6788" calcext:value-type="float">
            <text:p>41.6788</text:p>
          </table:table-cell>
          <table:table-cell/>
          <table:table-cell table:formula="of:=([.D317]-[.A317])/0.0166667" office:value-type="float" office:value="-44.5019109961777" calcext:value-type="float">
            <text:p>-44.5019109961777</text:p>
          </table:table-cell>
          <table:table-cell table:formula="of:=ABS([.E317]-[.B317])/0.0166667" office:value-type="float" office:value="863.218273563453" calcext:value-type="float">
            <text:p>863.218273563453</text:p>
          </table:table-cell>
          <table:table-cell table:formula="of:=([.F317]-[.C317])/0.0166667" office:value-type="float" office:value="36.0239279521441" calcext:value-type="float">
            <text:p>36.0239279521441</text:p>
          </table:table-cell>
          <table:table-cell table:formula="of:=DEGREES(ATAN(ABS([.F317]-[.C317])/ABS([.E317]-[.B317])))" office:value-type="float" office:value="2.38968767896203" calcext:value-type="float">
            <text:p>2.38968767896203</text:p>
          </table:table-cell>
          <table:table-cell table:formula="of:=SQRT(POWER([.H317];2)+POWER([.I317];2)+POWER([.J317];2))" office:value-type="float" office:value="865.114981537877" calcext:value-type="float">
            <text:p>865.114981537877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2.915" calcext:value-type="float">
            <text:p>282.915</text:p>
          </table:table-cell>
          <table:table-cell office:value-type="float" office:value="42.0266" calcext:value-type="float">
            <text:p>42.0266</text:p>
          </table:table-cell>
          <table:table-cell office:value-type="float" office:value="71.5998" calcext:value-type="float">
            <text:p>71.5998</text:p>
          </table:table-cell>
          <table:table-cell office:value-type="float" office:value="270.01" calcext:value-type="float">
            <text:p>270.01</text:p>
          </table:table-cell>
          <table:table-cell office:value-type="float" office:value="42.3779" calcext:value-type="float">
            <text:p>42.3779</text:p>
          </table:table-cell>
          <table:table-cell/>
          <table:table-cell table:formula="of:=([.D318]-[.A318])/0.0166667" office:value-type="float" office:value="-30.4079391841215" calcext:value-type="float">
            <text:p>-30.4079391841215</text:p>
          </table:table-cell>
          <table:table-cell table:formula="of:=ABS([.E318]-[.B318])/0.0166667" office:value-type="float" office:value="774.298451403099" calcext:value-type="float">
            <text:p>774.298451403099</text:p>
          </table:table-cell>
          <table:table-cell table:formula="of:=([.F318]-[.C318])/0.0166667" office:value-type="float" office:value="21.077957844084" calcext:value-type="float">
            <text:p>21.077957844084</text:p>
          </table:table-cell>
          <table:table-cell table:formula="of:=DEGREES(ATAN(ABS([.F318]-[.C318])/ABS([.E318]-[.B318])))" office:value-type="float" office:value="1.55932101370554" calcext:value-type="float">
            <text:p>1.55932101370554</text:p>
          </table:table-cell>
          <table:table-cell table:formula="of:=SQRT(POWER([.H318];2)+POWER([.I318];2)+POWER([.J318];2))" office:value-type="float" office:value="775.181923755669" calcext:value-type="float">
            <text:p>775.181923755669</text:p>
          </table:table-cell>
        </table:table-row>
        <table:table-row table:style-name="ro1">
          <table:table-cell office:value-type="float" office:value="72.1083" calcext:value-type="float">
            <text:p>72.1083</text:p>
          </table:table-cell>
          <table:table-cell office:value-type="float" office:value="291.125" calcext:value-type="float">
            <text:p>291.125</text:p>
          </table:table-cell>
          <table:table-cell office:value-type="float" office:value="40.9688" calcext:value-type="float">
            <text:p>40.9688</text:p>
          </table:table-cell>
          <table:table-cell office:value-type="float" office:value="71.3387" calcext:value-type="float">
            <text:p>71.3387</text:p>
          </table:table-cell>
          <table:table-cell office:value-type="float" office:value="277.825" calcext:value-type="float">
            <text:p>277.825</text:p>
          </table:table-cell>
          <table:table-cell office:value-type="float" office:value="41.0983" calcext:value-type="float">
            <text:p>41.0983</text:p>
          </table:table-cell>
          <table:table-cell/>
          <table:table-cell table:formula="of:=([.D319]-[.A319])/0.0166667" office:value-type="float" office:value="-46.1759076481845" calcext:value-type="float">
            <text:p>-46.1759076481845</text:p>
          </table:table-cell>
          <table:table-cell table:formula="of:=ABS([.E319]-[.B319])/0.0166667" office:value-type="float" office:value="797.998404003193" calcext:value-type="float">
            <text:p>797.998404003193</text:p>
          </table:table-cell>
          <table:table-cell table:formula="of:=([.F319]-[.C319])/0.0166667" office:value-type="float" office:value="7.76998446003109" calcext:value-type="float">
            <text:p>7.76998446003109</text:p>
          </table:table-cell>
          <table:table-cell table:formula="of:=DEGREES(ATAN(ABS([.F319]-[.C319])/ABS([.E319]-[.B319])))" office:value-type="float" office:value="0.557862329279693" calcext:value-type="float">
            <text:p>0.557862329279693</text:p>
          </table:table-cell>
          <table:table-cell table:formula="of:=SQRT(POWER([.H319];2)+POWER([.I319];2)+POWER([.J319];2))" office:value-type="float" office:value="799.371027681943" calcext:value-type="float">
            <text:p>799.371027681943</text:p>
          </table:table-cell>
        </table:table-row>
        <table:table-row table:style-name="ro1">
          <table:table-cell office:value-type="float" office:value="72.8627" calcext:value-type="float">
            <text:p>72.8627</text:p>
          </table:table-cell>
          <table:table-cell office:value-type="float" office:value="283.324" calcext:value-type="float">
            <text:p>283.324</text:p>
          </table:table-cell>
          <table:table-cell office:value-type="float" office:value="40.4355" calcext:value-type="float">
            <text:p>40.4355</text:p>
          </table:table-cell>
          <table:table-cell office:value-type="float" office:value="72.3336" calcext:value-type="float">
            <text:p>72.3336</text:p>
          </table:table-cell>
          <table:table-cell office:value-type="float" office:value="271.746" calcext:value-type="float">
            <text:p>271.746</text:p>
          </table:table-cell>
          <table:table-cell office:value-type="float" office:value="40.3543" calcext:value-type="float">
            <text:p>40.3543</text:p>
          </table:table-cell>
          <table:table-cell/>
          <table:table-cell table:formula="of:=([.D320]-[.A320])/0.0166667" office:value-type="float" office:value="-31.745936508127" calcext:value-type="float">
            <text:p>-31.745936508127</text:p>
          </table:table-cell>
          <table:table-cell table:formula="of:=ABS([.E320]-[.B320])/0.0166667" office:value-type="float" office:value="694.678610642781" calcext:value-type="float">
            <text:p>694.678610642781</text:p>
          </table:table-cell>
          <table:table-cell table:formula="of:=([.F320]-[.C320])/0.0166667" office:value-type="float" office:value="-4.87199025601922" calcext:value-type="float">
            <text:p>-4.87199025601922</text:p>
          </table:table-cell>
          <table:table-cell table:formula="of:=DEGREES(ATAN(ABS([.F320]-[.C320])/ABS([.E320]-[.B320])))" office:value-type="float" office:value="0.401825964775654" calcext:value-type="float">
            <text:p>0.401825964775654</text:p>
          </table:table-cell>
          <table:table-cell table:formula="of:=SQRT(POWER([.H320];2)+POWER([.I320];2)+POWER([.J320];2))" office:value-type="float" office:value="695.420673303876" calcext:value-type="float">
            <text:p>695.420673303876</text:p>
          </table:table-cell>
        </table:table-row>
        <table:table-row table:style-name="ro1">
          <table:table-cell office:value-type="float" office:value="71.8468" calcext:value-type="float">
            <text:p>71.8468</text:p>
          </table:table-cell>
          <table:table-cell office:value-type="float" office:value="283.046" calcext:value-type="float">
            <text:p>283.046</text:p>
          </table:table-cell>
          <table:table-cell office:value-type="float" office:value="41.2496" calcext:value-type="float">
            <text:p>41.2496</text:p>
          </table:table-cell>
          <table:table-cell office:value-type="float" office:value="70.8433" calcext:value-type="float">
            <text:p>70.8433</text:p>
          </table:table-cell>
          <table:table-cell office:value-type="float" office:value="272.658" calcext:value-type="float">
            <text:p>272.658</text:p>
          </table:table-cell>
          <table:table-cell office:value-type="float" office:value="41.2074" calcext:value-type="float">
            <text:p>41.2074</text:p>
          </table:table-cell>
          <table:table-cell/>
          <table:table-cell table:formula="of:=([.D321]-[.A321])/0.0166667" office:value-type="float" office:value="-60.209879580241" calcext:value-type="float">
            <text:p>-60.209879580241</text:p>
          </table:table-cell>
          <table:table-cell table:formula="of:=ABS([.E321]-[.B321])/0.0166667" office:value-type="float" office:value="623.278753442492" calcext:value-type="float">
            <text:p>623.278753442492</text:p>
          </table:table-cell>
          <table:table-cell table:formula="of:=([.F321]-[.C321])/0.0166667" office:value-type="float" office:value="-2.5319949360102" calcext:value-type="float">
            <text:p>-2.5319949360102</text:p>
          </table:table-cell>
          <table:table-cell table:formula="of:=DEGREES(ATAN(ABS([.F321]-[.C321])/ABS([.E321]-[.B321])))" office:value-type="float" office:value="0.232755929425597" calcext:value-type="float">
            <text:p>0.232755929425597</text:p>
          </table:table-cell>
          <table:table-cell table:formula="of:=SQRT(POWER([.H321];2)+POWER([.I321];2)+POWER([.J321];2))" office:value-type="float" office:value="626.185312100379" calcext:value-type="float">
            <text:p>626.185312100379</text:p>
          </table:table-cell>
        </table:table-row>
        <table:table-row table:style-name="ro1">
          <table:table-cell office:value-type="float" office:value="72.8845" calcext:value-type="float">
            <text:p>72.8845</text:p>
          </table:table-cell>
          <table:table-cell office:value-type="float" office:value="286.825" calcext:value-type="float">
            <text:p>286.825</text:p>
          </table:table-cell>
          <table:table-cell office:value-type="float" office:value="42.6654" calcext:value-type="float">
            <text:p>42.6654</text:p>
          </table:table-cell>
          <table:table-cell office:value-type="float" office:value="71.8489" calcext:value-type="float">
            <text:p>71.8489</text:p>
          </table:table-cell>
          <table:table-cell office:value-type="float" office:value="276.408" calcext:value-type="float">
            <text:p>276.408</text:p>
          </table:table-cell>
          <table:table-cell office:value-type="float" office:value="42.0745" calcext:value-type="float">
            <text:p>42.0745</text:p>
          </table:table-cell>
          <table:table-cell/>
          <table:table-cell table:formula="of:=([.D322]-[.A322])/0.0166667" office:value-type="float" office:value="-62.1358757282487" calcext:value-type="float">
            <text:p>-62.1358757282487</text:p>
          </table:table-cell>
          <table:table-cell table:formula="of:=ABS([.E322]-[.B322])/0.0166667" office:value-type="float" office:value="625.018749962499" calcext:value-type="float">
            <text:p>625.018749962499</text:p>
          </table:table-cell>
          <table:table-cell table:formula="of:=([.F322]-[.C322])/0.0166667" office:value-type="float" office:value="-35.4539290921417" calcext:value-type="float">
            <text:p>-35.4539290921417</text:p>
          </table:table-cell>
          <table:table-cell table:formula="of:=DEGREES(ATAN(ABS([.F322]-[.C322])/ABS([.E322]-[.B322])))" office:value-type="float" office:value="3.24660011545634" calcext:value-type="float">
            <text:p>3.24660011545634</text:p>
          </table:table-cell>
          <table:table-cell table:formula="of:=SQRT(POWER([.H322];2)+POWER([.I322];2)+POWER([.J322];2))" office:value-type="float" office:value="629.099583488394" calcext:value-type="float">
            <text:p>629.099583488394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78.889" calcext:value-type="float">
            <text:p>278.889</text:p>
          </table:table-cell>
          <table:table-cell office:value-type="float" office:value="42.6713" calcext:value-type="float">
            <text:p>42.6713</text:p>
          </table:table-cell>
          <table:table-cell office:value-type="float" office:value="71.6059" calcext:value-type="float">
            <text:p>71.6059</text:p>
          </table:table-cell>
          <table:table-cell office:value-type="float" office:value="266.15" calcext:value-type="float">
            <text:p>266.15</text:p>
          </table:table-cell>
          <table:table-cell office:value-type="float" office:value="43.2548" calcext:value-type="float">
            <text:p>43.2548</text:p>
          </table:table-cell>
          <table:table-cell/>
          <table:table-cell table:formula="of:=([.D323]-[.A323])/0.0166667" office:value-type="float" office:value="-30.0419399161199" calcext:value-type="float">
            <text:p>-30.0419399161199</text:p>
          </table:table-cell>
          <table:table-cell table:formula="of:=ABS([.E323]-[.B323])/0.0166667" office:value-type="float" office:value="764.338471323059" calcext:value-type="float">
            <text:p>764.338471323059</text:p>
          </table:table-cell>
          <table:table-cell table:formula="of:=([.F323]-[.C323])/0.0166667" office:value-type="float" office:value="35.0099299801401" calcext:value-type="float">
            <text:p>35.0099299801401</text:p>
          </table:table-cell>
          <table:table-cell table:formula="of:=DEGREES(ATAN(ABS([.F323]-[.C323])/ABS([.E323]-[.B323])))" office:value-type="float" office:value="2.62255563710393" calcext:value-type="float">
            <text:p>2.62255563710393</text:p>
          </table:table-cell>
          <table:table-cell table:formula="of:=SQRT(POWER([.H323];2)+POWER([.I323];2)+POWER([.J323];2))" office:value-type="float" office:value="765.729398740579" calcext:value-type="float">
            <text:p>765.729398740579</text:p>
          </table:table-cell>
        </table:table-row>
        <table:table-row table:style-name="ro1">
          <table:table-cell office:value-type="float" office:value="71.3493" calcext:value-type="float">
            <text:p>71.3493</text:p>
          </table:table-cell>
          <table:table-cell office:value-type="float" office:value="278.807" calcext:value-type="float">
            <text:p>278.807</text:p>
          </table:table-cell>
          <table:table-cell office:value-type="float" office:value="42.6917" calcext:value-type="float">
            <text:p>42.6917</text:p>
          </table:table-cell>
          <table:table-cell office:value-type="float" office:value="70.626" calcext:value-type="float">
            <text:p>70.626</text:p>
          </table:table-cell>
          <table:table-cell office:value-type="float" office:value="264.81" calcext:value-type="float">
            <text:p>264.81</text:p>
          </table:table-cell>
          <table:table-cell office:value-type="float" office:value="43.24" calcext:value-type="float">
            <text:p>43.24</text:p>
          </table:table-cell>
          <table:table-cell/>
          <table:table-cell table:formula="of:=([.D324]-[.A324])/0.0166667" office:value-type="float" office:value="-43.3979132041733" calcext:value-type="float">
            <text:p>-43.3979132041733</text:p>
          </table:table-cell>
          <table:table-cell table:formula="of:=ABS([.E324]-[.B324])/0.0166667" office:value-type="float" office:value="839.81832036336" calcext:value-type="float">
            <text:p>839.81832036336</text:p>
          </table:table-cell>
          <table:table-cell table:formula="of:=([.F324]-[.C324])/0.0166667" office:value-type="float" office:value="32.8979342041319" calcext:value-type="float">
            <text:p>32.8979342041319</text:p>
          </table:table-cell>
          <table:table-cell table:formula="of:=DEGREES(ATAN(ABS([.F324]-[.C324])/ABS([.E324]-[.B324])))" office:value-type="float" office:value="2.24328225933388" calcext:value-type="float">
            <text:p>2.24328225933388</text:p>
          </table:table-cell>
          <table:table-cell table:formula="of:=SQRT(POWER([.H324];2)+POWER([.I324];2)+POWER([.J324];2))" office:value-type="float" office:value="841.582119678948" calcext:value-type="float">
            <text:p>841.582119678948</text:p>
          </table:table-cell>
        </table:table-row>
        <table:table-row table:style-name="ro1">
          <table:table-cell office:value-type="float" office:value="71.8562" calcext:value-type="float">
            <text:p>71.8562</text:p>
          </table:table-cell>
          <table:table-cell office:value-type="float" office:value="284.089" calcext:value-type="float">
            <text:p>284.089</text:p>
          </table:table-cell>
          <table:table-cell office:value-type="float" office:value="42.6001" calcext:value-type="float">
            <text:p>42.6001</text:p>
          </table:table-cell>
          <table:table-cell office:value-type="float" office:value="70.8512" calcext:value-type="float">
            <text:p>70.8512</text:p>
          </table:table-cell>
          <table:table-cell office:value-type="float" office:value="272.462" calcext:value-type="float">
            <text:p>272.462</text:p>
          </table:table-cell>
          <table:table-cell office:value-type="float" office:value="42.2301" calcext:value-type="float">
            <text:p>42.2301</text:p>
          </table:table-cell>
          <table:table-cell/>
          <table:table-cell table:formula="of:=([.D325]-[.A325])/0.0166667" office:value-type="float" office:value="-60.2998794002409" calcext:value-type="float">
            <text:p>-60.2998794002409</text:p>
          </table:table-cell>
          <table:table-cell table:formula="of:=ABS([.E325]-[.B325])/0.0166667" office:value-type="float" office:value="697.618604762791" calcext:value-type="float">
            <text:p>697.618604762791</text:p>
          </table:table-cell>
          <table:table-cell table:formula="of:=([.F325]-[.C325])/0.0166667" office:value-type="float" office:value="-22.1999556000886" calcext:value-type="float">
            <text:p>-22.1999556000886</text:p>
          </table:table-cell>
          <table:table-cell table:formula="of:=DEGREES(ATAN(ABS([.F325]-[.C325])/ABS([.E325]-[.B325])))" office:value-type="float" office:value="1.82267882947641" calcext:value-type="float">
            <text:p>1.82267882947641</text:p>
          </table:table-cell>
          <table:table-cell table:formula="of:=SQRT(POWER([.H325];2)+POWER([.I325];2)+POWER([.J325];2))" office:value-type="float" office:value="700.571646011679" calcext:value-type="float">
            <text:p>700.571646011679</text:p>
          </table:table-cell>
        </table:table-row>
        <table:table-row table:style-name="ro1">
          <table:table-cell office:value-type="float" office:value="72.6176" calcext:value-type="float">
            <text:p>72.6176</text:p>
          </table:table-cell>
          <table:table-cell office:value-type="float" office:value="284.344" calcext:value-type="float">
            <text:p>284.344</text:p>
          </table:table-cell>
          <table:table-cell office:value-type="float" office:value="41.7929" calcext:value-type="float">
            <text:p>41.7929</text:p>
          </table:table-cell>
          <table:table-cell office:value-type="float" office:value="72.0955" calcext:value-type="float">
            <text:p>72.0955</text:p>
          </table:table-cell>
          <table:table-cell office:value-type="float" office:value="271.381" calcext:value-type="float">
            <text:p>271.381</text:p>
          </table:table-cell>
          <table:table-cell office:value-type="float" office:value="42.1484" calcext:value-type="float">
            <text:p>42.1484</text:p>
          </table:table-cell>
          <table:table-cell/>
          <table:table-cell table:formula="of:=([.D326]-[.A326])/0.0166667" office:value-type="float" office:value="-31.325937348125" calcext:value-type="float">
            <text:p>-31.325937348125</text:p>
          </table:table-cell>
          <table:table-cell table:formula="of:=ABS([.E326]-[.B326])/0.0166667" office:value-type="float" office:value="777.778444443112" calcext:value-type="float">
            <text:p>777.778444443112</text:p>
          </table:table-cell>
          <table:table-cell table:formula="of:=([.F326]-[.C326])/0.0166667" office:value-type="float" office:value="21.3299573400853" calcext:value-type="float">
            <text:p>21.3299573400853</text:p>
          </table:table-cell>
          <table:table-cell table:formula="of:=DEGREES(ATAN(ABS([.F326]-[.C326])/ABS([.E326]-[.B326])))" office:value-type="float" office:value="1.57089759983798" calcext:value-type="float">
            <text:p>1.57089759983798</text:p>
          </table:table-cell>
          <table:table-cell table:formula="of:=SQRT(POWER([.H326];2)+POWER([.I326];2)+POWER([.J326];2))" office:value-type="float" office:value="778.701220026793" calcext:value-type="float">
            <text:p>778.701220026793</text:p>
          </table:table-cell>
        </table:table-row>
        <table:table-row table:style-name="ro1">
          <table:table-cell office:value-type="float" office:value="72.3666" calcext:value-type="float">
            <text:p>72.3666</text:p>
          </table:table-cell>
          <table:table-cell office:value-type="float" office:value="284.145" calcext:value-type="float">
            <text:p>284.145</text:p>
          </table:table-cell>
          <table:table-cell office:value-type="float" office:value="42.5865" calcext:value-type="float">
            <text:p>42.5865</text:p>
          </table:table-cell>
          <table:table-cell office:value-type="float" office:value="71.3567" calcext:value-type="float">
            <text:p>71.3567</text:p>
          </table:table-cell>
          <table:table-cell office:value-type="float" office:value="272.334" calcext:value-type="float">
            <text:p>272.334</text:p>
          </table:table-cell>
          <table:table-cell office:value-type="float" office:value="43.2347" calcext:value-type="float">
            <text:p>43.2347</text:p>
          </table:table-cell>
          <table:table-cell/>
          <table:table-cell table:formula="of:=([.D327]-[.A327])/0.0166667" office:value-type="float" office:value="-60.5938788122425" calcext:value-type="float">
            <text:p>-60.5938788122425</text:p>
          </table:table-cell>
          <table:table-cell table:formula="of:=ABS([.E327]-[.B327])/0.0166667" office:value-type="float" office:value="708.658582682833" calcext:value-type="float">
            <text:p>708.658582682833</text:p>
          </table:table-cell>
          <table:table-cell table:formula="of:=([.F327]-[.C327])/0.0166667" office:value-type="float" office:value="38.8919222161553" calcext:value-type="float">
            <text:p>38.8919222161553</text:p>
          </table:table-cell>
          <table:table-cell table:formula="of:=DEGREES(ATAN(ABS([.F327]-[.C327])/ABS([.E327]-[.B327])))" office:value-type="float" office:value="3.14130088209255" calcext:value-type="float">
            <text:p>3.14130088209255</text:p>
          </table:table-cell>
          <table:table-cell table:formula="of:=SQRT(POWER([.H327];2)+POWER([.I327];2)+POWER([.J327];2))" office:value-type="float" office:value="712.3069468798" calcext:value-type="float">
            <text:p>712.3069468798</text:p>
          </table:table-cell>
        </table:table-row>
        <table:table-row table:style-name="ro1">
          <table:table-cell office:value-type="float" office:value="71.6012" calcext:value-type="float">
            <text:p>71.6012</text:p>
          </table:table-cell>
          <table:table-cell office:value-type="float" office:value="276.295" calcext:value-type="float">
            <text:p>276.295</text:p>
          </table:table-cell>
          <table:table-cell office:value-type="float" office:value="42.5936" calcext:value-type="float">
            <text:p>42.5936</text:p>
          </table:table-cell>
          <table:table-cell office:value-type="float" office:value="70.8685" calcext:value-type="float">
            <text:p>70.8685</text:p>
          </table:table-cell>
          <table:table-cell office:value-type="float" office:value="263.727" calcext:value-type="float">
            <text:p>263.727</text:p>
          </table:table-cell>
          <table:table-cell office:value-type="float" office:value="42.6871" calcext:value-type="float">
            <text:p>42.6871</text:p>
          </table:table-cell>
          <table:table-cell/>
          <table:table-cell table:formula="of:=([.D328]-[.A328])/0.0166667" office:value-type="float" office:value="-43.9619120761764" calcext:value-type="float">
            <text:p>-43.9619120761764</text:p>
          </table:table-cell>
          <table:table-cell table:formula="of:=ABS([.E328]-[.B328])/0.0166667" office:value-type="float" office:value="754.078491843019" calcext:value-type="float">
            <text:p>754.078491843019</text:p>
          </table:table-cell>
          <table:table-cell table:formula="of:=([.F328]-[.C328])/0.0166667" office:value-type="float" office:value="5.60998878002237" calcext:value-type="float">
            <text:p>5.60998878002237</text:p>
          </table:table-cell>
          <table:table-cell table:formula="of:=DEGREES(ATAN(ABS([.F328]-[.C328])/ABS([.E328]-[.B328])))" office:value-type="float" office:value="0.426245747479741" calcext:value-type="float">
            <text:p>0.426245747479741</text:p>
          </table:table-cell>
          <table:table-cell table:formula="of:=SQRT(POWER([.H328];2)+POWER([.I328];2)+POWER([.J328];2))" office:value-type="float" office:value="755.379701572492" calcext:value-type="float">
            <text:p>755.379701572492</text:p>
          </table:table-cell>
        </table:table-row>
        <table:table-row table:style-name="ro1">
          <table:table-cell office:value-type="float" office:value="72.6146" calcext:value-type="float">
            <text:p>72.6146</text:p>
          </table:table-cell>
          <table:table-cell office:value-type="float" office:value="281.625" calcext:value-type="float">
            <text:p>281.625</text:p>
          </table:table-cell>
          <table:table-cell office:value-type="float" office:value="42.2285" calcext:value-type="float">
            <text:p>42.2285</text:p>
          </table:table-cell>
          <table:table-cell office:value-type="float" office:value="72.0987" calcext:value-type="float">
            <text:p>72.0987</text:p>
          </table:table-cell>
          <table:table-cell office:value-type="float" office:value="268.712" calcext:value-type="float">
            <text:p>268.712</text:p>
          </table:table-cell>
          <table:table-cell office:value-type="float" office:value="43.0767" calcext:value-type="float">
            <text:p>43.0767</text:p>
          </table:table-cell>
          <table:table-cell/>
          <table:table-cell table:formula="of:=([.D329]-[.A329])/0.0166667" office:value-type="float" office:value="-30.9539380921239" calcext:value-type="float">
            <text:p>-30.9539380921239</text:p>
          </table:table-cell>
          <table:table-cell table:formula="of:=ABS([.E329]-[.B329])/0.0166667" office:value-type="float" office:value="774.7784504431" calcext:value-type="float">
            <text:p>774.7784504431</text:p>
          </table:table-cell>
          <table:table-cell table:formula="of:=([.F329]-[.C329])/0.0166667" office:value-type="float" office:value="50.8918982162039" calcext:value-type="float">
            <text:p>50.8918982162039</text:p>
          </table:table-cell>
          <table:table-cell table:formula="of:=DEGREES(ATAN(ABS([.F329]-[.C329])/ABS([.E329]-[.B329])))" office:value-type="float" office:value="3.75811711052383" calcext:value-type="float">
            <text:p>3.75811711052383</text:p>
          </table:table-cell>
          <table:table-cell table:formula="of:=SQRT(POWER([.H329];2)+POWER([.I329];2)+POWER([.J329];2))" office:value-type="float" office:value="777.064848554141" calcext:value-type="float">
            <text:p>777.064848554141</text:p>
          </table:table-cell>
        </table:table-row>
        <table:table-row table:style-name="ro1">
          <table:table-cell office:value-type="float" office:value="72.1114" calcext:value-type="float">
            <text:p>72.1114</text:p>
          </table:table-cell>
          <table:table-cell office:value-type="float" office:value="286.854" calcext:value-type="float">
            <text:p>286.854</text:p>
          </table:table-cell>
          <table:table-cell office:value-type="float" office:value="42.1595" calcext:value-type="float">
            <text:p>42.1595</text:p>
          </table:table-cell>
          <table:table-cell office:value-type="float" office:value="71.3505" calcext:value-type="float">
            <text:p>71.3505</text:p>
          </table:table-cell>
          <table:table-cell office:value-type="float" office:value="274.995" calcext:value-type="float">
            <text:p>274.995</text:p>
          </table:table-cell>
          <table:table-cell office:value-type="float" office:value="42.5571" calcext:value-type="float">
            <text:p>42.5571</text:p>
          </table:table-cell>
          <table:table-cell/>
          <table:table-cell table:formula="of:=([.D330]-[.A330])/0.0166667" office:value-type="float" office:value="-45.653908692183" calcext:value-type="float">
            <text:p>-45.653908692183</text:p>
          </table:table-cell>
          <table:table-cell table:formula="of:=ABS([.E330]-[.B330])/0.0166667" office:value-type="float" office:value="711.538576922845" calcext:value-type="float">
            <text:p>711.538576922845</text:p>
          </table:table-cell>
          <table:table-cell table:formula="of:=([.F330]-[.C330])/0.0166667" office:value-type="float" office:value="23.8559522880952" calcext:value-type="float">
            <text:p>23.8559522880952</text:p>
          </table:table-cell>
          <table:table-cell table:formula="of:=DEGREES(ATAN(ABS([.F330]-[.C330])/ABS([.E330]-[.B330])))" office:value-type="float" office:value="1.92025228805602" calcext:value-type="float">
            <text:p>1.92025228805602</text:p>
          </table:table-cell>
          <table:table-cell table:formula="of:=SQRT(POWER([.H330];2)+POWER([.I330];2)+POWER([.J330];2))" office:value-type="float" office:value="713.400681446152" calcext:value-type="float">
            <text:p>713.400681446152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1.579" calcext:value-type="float">
            <text:p>281.579</text:p>
          </table:table-cell>
          <table:table-cell office:value-type="float" office:value="42.2405" calcext:value-type="float">
            <text:p>42.2405</text:p>
          </table:table-cell>
          <table:table-cell office:value-type="float" office:value="71.352" calcext:value-type="float">
            <text:p>71.352</text:p>
          </table:table-cell>
          <table:table-cell office:value-type="float" office:value="270.003" calcext:value-type="float">
            <text:p>270.003</text:p>
          </table:table-cell>
          <table:table-cell office:value-type="float" office:value="42.3813" calcext:value-type="float">
            <text:p>42.3813</text:p>
          </table:table-cell>
          <table:table-cell/>
          <table:table-cell table:formula="of:=([.D331]-[.A331])/0.0166667" office:value-type="float" office:value="-45.2759094481809" calcext:value-type="float">
            <text:p>-45.2759094481809</text:p>
          </table:table-cell>
          <table:table-cell table:formula="of:=ABS([.E331]-[.B331])/0.0166667" office:value-type="float" office:value="694.55861088278" calcext:value-type="float">
            <text:p>694.55861088278</text:p>
          </table:table-cell>
          <table:table-cell table:formula="of:=([.F331]-[.C331])/0.0166667" office:value-type="float" office:value="8.44798310403414" calcext:value-type="float">
            <text:p>8.44798310403414</text:p>
          </table:table-cell>
          <table:table-cell table:formula="of:=DEGREES(ATAN(ABS([.F331]-[.C331])/ABS([.E331]-[.B331])))" office:value-type="float" office:value="0.696859706767156" calcext:value-type="float">
            <text:p>0.696859706767156</text:p>
          </table:table-cell>
          <table:table-cell table:formula="of:=SQRT(POWER([.H331];2)+POWER([.I331];2)+POWER([.J331];2))" office:value-type="float" office:value="696.084003800046" calcext:value-type="float">
            <text:p>696.084003800046</text:p>
          </table:table-cell>
        </table:table-row>
        <table:table-row table:style-name="ro1">
          <table:table-cell office:value-type="float" office:value="71.8498" calcext:value-type="float">
            <text:p>71.8498</text:p>
          </table:table-cell>
          <table:table-cell office:value-type="float" office:value="277.7" calcext:value-type="float">
            <text:p>277.7</text:p>
          </table:table-cell>
          <table:table-cell office:value-type="float" office:value="42.1148" calcext:value-type="float">
            <text:p>42.1148</text:p>
          </table:table-cell>
          <table:table-cell office:value-type="float" office:value="70.6136" calcext:value-type="float">
            <text:p>70.6136</text:p>
          </table:table-cell>
          <table:table-cell office:value-type="float" office:value="266.262" calcext:value-type="float">
            <text:p>266.262</text:p>
          </table:table-cell>
          <table:table-cell office:value-type="float" office:value="42.025" calcext:value-type="float">
            <text:p>42.025</text:p>
          </table:table-cell>
          <table:table-cell/>
          <table:table-cell table:formula="of:=([.D332]-[.A332])/0.0166667" office:value-type="float" office:value="-74.1718516562965" calcext:value-type="float">
            <text:p>-74.1718516562965</text:p>
          </table:table-cell>
          <table:table-cell table:formula="of:=ABS([.E332]-[.B332])/0.0166667" office:value-type="float" office:value="686.278627442744" calcext:value-type="float">
            <text:p>686.278627442744</text:p>
          </table:table-cell>
          <table:table-cell table:formula="of:=([.F332]-[.C332])/0.0166667" office:value-type="float" office:value="-5.38798922402178" calcext:value-type="float">
            <text:p>-5.38798922402178</text:p>
          </table:table-cell>
          <table:table-cell table:formula="of:=DEGREES(ATAN(ABS([.F332]-[.C332])/ABS([.E332]-[.B332])))" office:value-type="float" office:value="0.449821235420962" calcext:value-type="float">
            <text:p>0.449821235420962</text:p>
          </table:table-cell>
          <table:table-cell table:formula="of:=SQRT(POWER([.H332];2)+POWER([.I332];2)+POWER([.J332];2))" office:value-type="float" office:value="690.296203445086" calcext:value-type="float">
            <text:p>690.296203445086</text:p>
          </table:table-cell>
        </table:table-row>
        <table:table-row table:style-name="ro1">
          <table:table-cell office:value-type="float" office:value="71.8547" calcext:value-type="float">
            <text:p>71.8547</text:p>
          </table:table-cell>
          <table:table-cell office:value-type="float" office:value="274.953" calcext:value-type="float">
            <text:p>274.953</text:p>
          </table:table-cell>
          <table:table-cell office:value-type="float" office:value="43.056" calcext:value-type="float">
            <text:p>43.056</text:p>
          </table:table-cell>
          <table:table-cell office:value-type="float" office:value="71.3484" calcext:value-type="float">
            <text:p>71.3484</text:p>
          </table:table-cell>
          <table:table-cell office:value-type="float" office:value="270.077" calcext:value-type="float">
            <text:p>270.077</text:p>
          </table:table-cell>
          <table:table-cell office:value-type="float" office:value="41.8768" calcext:value-type="float">
            <text:p>41.8768</text:p>
          </table:table-cell>
          <table:table-cell/>
          <table:table-cell table:formula="of:=([.D333]-[.A333])/0.0166667" office:value-type="float" office:value="-30.3779392441213" calcext:value-type="float">
            <text:p>-30.3779392441213</text:p>
          </table:table-cell>
          <table:table-cell table:formula="of:=ABS([.E333]-[.B333])/0.0166667" office:value-type="float" office:value="292.559414881169" calcext:value-type="float">
            <text:p>292.559414881169</text:p>
          </table:table-cell>
          <table:table-cell table:formula="of:=([.F333]-[.C333])/0.0166667" office:value-type="float" office:value="-70.7518584962827" calcext:value-type="float">
            <text:p>-70.7518584962827</text:p>
          </table:table-cell>
          <table:table-cell table:formula="of:=DEGREES(ATAN(ABS([.F333]-[.C333])/ABS([.E333]-[.B333])))" office:value-type="float" office:value="13.5952426570689" calcext:value-type="float">
            <text:p>13.5952426570689</text:p>
          </table:table-cell>
          <table:table-cell table:formula="of:=SQRT(POWER([.H333];2)+POWER([.I333];2)+POWER([.J333];2))" office:value-type="float" office:value="302.522157715777" calcext:value-type="float">
            <text:p>302.522157715777</text:p>
          </table:table-cell>
        </table:table-row>
        <table:table-row table:style-name="ro1">
          <table:table-cell office:value-type="float" office:value="71.8467" calcext:value-type="float">
            <text:p>71.8467</text:p>
          </table:table-cell>
          <table:table-cell office:value-type="float" office:value="295.345" calcext:value-type="float">
            <text:p>295.345</text:p>
          </table:table-cell>
          <table:table-cell office:value-type="float" office:value="40.2977" calcext:value-type="float">
            <text:p>40.2977</text:p>
          </table:table-cell>
          <table:table-cell office:value-type="float" office:value="71.0835" calcext:value-type="float">
            <text:p>71.0835</text:p>
          </table:table-cell>
          <table:table-cell office:value-type="float" office:value="279.128" calcext:value-type="float">
            <text:p>279.128</text:p>
          </table:table-cell>
          <table:table-cell office:value-type="float" office:value="40.8869" calcext:value-type="float">
            <text:p>40.8869</text:p>
          </table:table-cell>
          <table:table-cell/>
          <table:table-cell table:formula="of:=([.D334]-[.A334])/0.0166667" office:value-type="float" office:value="-45.791908416183" calcext:value-type="float">
            <text:p>-45.791908416183</text:p>
          </table:table-cell>
          <table:table-cell table:formula="of:=ABS([.E334]-[.B334])/0.0166667" office:value-type="float" office:value="973.018053963895" calcext:value-type="float">
            <text:p>973.018053963895</text:p>
          </table:table-cell>
          <table:table-cell table:formula="of:=([.F334]-[.C334])/0.0166667" office:value-type="float" office:value="35.3519292961413" calcext:value-type="float">
            <text:p>35.3519292961413</text:p>
          </table:table-cell>
          <table:table-cell table:formula="of:=DEGREES(ATAN(ABS([.F334]-[.C334])/ABS([.E334]-[.B334])))" office:value-type="float" office:value="2.08076899963269" calcext:value-type="float">
            <text:p>2.08076899963269</text:p>
          </table:table-cell>
          <table:table-cell table:formula="of:=SQRT(POWER([.H334];2)+POWER([.I334];2)+POWER([.J334];2))" office:value-type="float" office:value="974.736267469842" calcext:value-type="float">
            <text:p>974.736267469842</text:p>
          </table:table-cell>
        </table:table-row>
        <table:table-row table:style-name="ro1">
          <table:table-cell office:value-type="float" office:value="71.5955" calcext:value-type="float">
            <text:p>71.5955</text:p>
          </table:table-cell>
          <table:table-cell office:value-type="float" office:value="282.913" calcext:value-type="float">
            <text:p>282.913</text:p>
          </table:table-cell>
          <table:table-cell office:value-type="float" office:value="41.7791" calcext:value-type="float">
            <text:p>41.7791</text:p>
          </table:table-cell>
          <table:table-cell office:value-type="float" office:value="70.8565" calcext:value-type="float">
            <text:p>70.8565</text:p>
          </table:table-cell>
          <table:table-cell office:value-type="float" office:value="269.919" calcext:value-type="float">
            <text:p>269.919</text:p>
          </table:table-cell>
          <table:table-cell office:value-type="float" office:value="42.3997" calcext:value-type="float">
            <text:p>42.3997</text:p>
          </table:table-cell>
          <table:table-cell/>
          <table:table-cell table:formula="of:=([.D335]-[.A335])/0.0166667" office:value-type="float" office:value="-44.3399113201776" calcext:value-type="float">
            <text:p>-44.3399113201776</text:p>
          </table:table-cell>
          <table:table-cell table:formula="of:=ABS([.E335]-[.B335])/0.0166667" office:value-type="float" office:value="779.63844072312" calcext:value-type="float">
            <text:p>779.63844072312</text:p>
          </table:table-cell>
          <table:table-cell table:formula="of:=([.F335]-[.C335])/0.0166667" office:value-type="float" office:value="37.2359255281491" calcext:value-type="float">
            <text:p>37.2359255281491</text:p>
          </table:table-cell>
          <table:table-cell table:formula="of:=DEGREES(ATAN(ABS([.F335]-[.C335])/ABS([.E335]-[.B335])))" office:value-type="float" office:value="2.73439750484477" calcext:value-type="float">
            <text:p>2.73439750484477</text:p>
          </table:table-cell>
          <table:table-cell table:formula="of:=SQRT(POWER([.H335];2)+POWER([.I335];2)+POWER([.J335];2))" office:value-type="float" office:value="781.785546130777" calcext:value-type="float">
            <text:p>781.785546130777</text:p>
          </table:table-cell>
        </table:table-row>
        <table:table-row table:style-name="ro1">
          <table:table-cell office:value-type="float" office:value="71.3323" calcext:value-type="float">
            <text:p>71.3323</text:p>
          </table:table-cell>
          <table:table-cell office:value-type="float" office:value="280.553" calcext:value-type="float">
            <text:p>280.553</text:p>
          </table:table-cell>
          <table:table-cell office:value-type="float" office:value="40.3988" calcext:value-type="float">
            <text:p>40.3988</text:p>
          </table:table-cell>
          <table:table-cell office:value-type="float" office:value="70.8497" calcext:value-type="float">
            <text:p>70.8497</text:p>
          </table:table-cell>
          <table:table-cell office:value-type="float" office:value="266.514" calcext:value-type="float">
            <text:p>266.514</text:p>
          </table:table-cell>
          <table:table-cell office:value-type="float" office:value="40.7569" calcext:value-type="float">
            <text:p>40.7569</text:p>
          </table:table-cell>
          <table:table-cell/>
          <table:table-cell table:formula="of:=([.D336]-[.A336])/0.0166667" office:value-type="float" office:value="-28.9559420881161" calcext:value-type="float">
            <text:p>-28.9559420881161</text:p>
          </table:table-cell>
          <table:table-cell table:formula="of:=ABS([.E336]-[.B336])/0.0166667" office:value-type="float" office:value="842.338315323369" calcext:value-type="float">
            <text:p>842.338315323369</text:p>
          </table:table-cell>
          <table:table-cell table:formula="of:=([.F336]-[.C336])/0.0166667" office:value-type="float" office:value="21.485957028086" calcext:value-type="float">
            <text:p>21.485957028086</text:p>
          </table:table-cell>
          <table:table-cell table:formula="of:=DEGREES(ATAN(ABS([.F336]-[.C336])/ABS([.E336]-[.B336])))" office:value-type="float" office:value="1.46115610546106" calcext:value-type="float">
            <text:p>1.46115610546106</text:p>
          </table:table-cell>
          <table:table-cell table:formula="of:=SQRT(POWER([.H336];2)+POWER([.I336];2)+POWER([.J336];2))" office:value-type="float" office:value="843.109678744963" calcext:value-type="float">
            <text:p>843.109678744963</text:p>
          </table:table-cell>
        </table:table-row>
        <table:table-row table:style-name="ro1">
          <table:table-cell office:value-type="float" office:value="71.5891" calcext:value-type="float">
            <text:p>71.5891</text:p>
          </table:table-cell>
          <table:table-cell office:value-type="float" office:value="287.072" calcext:value-type="float">
            <text:p>287.072</text:p>
          </table:table-cell>
          <table:table-cell office:value-type="float" office:value="40.8556" calcext:value-type="float">
            <text:p>40.8556</text:p>
          </table:table-cell>
          <table:table-cell office:value-type="float" office:value="71.0946" calcext:value-type="float">
            <text:p>71.0946</text:p>
          </table:table-cell>
          <table:table-cell office:value-type="float" office:value="272.634" calcext:value-type="float">
            <text:p>272.634</text:p>
          </table:table-cell>
          <table:table-cell office:value-type="float" office:value="41.4568" calcext:value-type="float">
            <text:p>41.4568</text:p>
          </table:table-cell>
          <table:table-cell/>
          <table:table-cell table:formula="of:=([.D337]-[.A337])/0.0166667" office:value-type="float" office:value="-29.6699406601188" calcext:value-type="float">
            <text:p>-29.6699406601188</text:p>
          </table:table-cell>
          <table:table-cell table:formula="of:=ABS([.E337]-[.B337])/0.0166667" office:value-type="float" office:value="866.278267443465" calcext:value-type="float">
            <text:p>866.278267443465</text:p>
          </table:table-cell>
          <table:table-cell table:formula="of:=([.F337]-[.C337])/0.0166667" office:value-type="float" office:value="36.0719278561442" calcext:value-type="float">
            <text:p>36.0719278561442</text:p>
          </table:table-cell>
          <table:table-cell table:formula="of:=DEGREES(ATAN(ABS([.F337]-[.C337])/ABS([.E337]-[.B337])))" office:value-type="float" office:value="2.38442544460355" calcext:value-type="float">
            <text:p>2.38442544460355</text:p>
          </table:table-cell>
          <table:table-cell table:formula="of:=SQRT(POWER([.H337];2)+POWER([.I337];2)+POWER([.J337];2))" office:value-type="float" office:value="867.536469552078" calcext:value-type="float">
            <text:p>867.536469552078</text:p>
          </table:table-cell>
        </table:table-row>
        <table:table-row table:style-name="ro1">
          <table:table-cell office:value-type="float" office:value="71.8496" calcext:value-type="float">
            <text:p>71.8496</text:p>
          </table:table-cell>
          <table:table-cell office:value-type="float" office:value="286.981" calcext:value-type="float">
            <text:p>286.981</text:p>
          </table:table-cell>
          <table:table-cell office:value-type="float" office:value="41.3778" calcext:value-type="float">
            <text:p>41.3778</text:p>
          </table:table-cell>
          <table:table-cell office:value-type="float" office:value="71.3454" calcext:value-type="float">
            <text:p>71.3454</text:p>
          </table:table-cell>
          <table:table-cell office:value-type="float" office:value="273.869" calcext:value-type="float">
            <text:p>273.869</text:p>
          </table:table-cell>
          <table:table-cell office:value-type="float" office:value="41.7472" calcext:value-type="float">
            <text:p>41.7472</text:p>
          </table:table-cell>
          <table:table-cell/>
          <table:table-cell table:formula="of:=([.D338]-[.A338])/0.0166667" office:value-type="float" office:value="-30.2519394961208" calcext:value-type="float">
            <text:p>-30.2519394961208</text:p>
          </table:table-cell>
          <table:table-cell table:formula="of:=ABS([.E338]-[.B338])/0.0166667" office:value-type="float" office:value="786.718426563145" calcext:value-type="float">
            <text:p>786.718426563145</text:p>
          </table:table-cell>
          <table:table-cell table:formula="of:=([.F338]-[.C338])/0.0166667" office:value-type="float" office:value="22.1639556720886" calcext:value-type="float">
            <text:p>22.1639556720886</text:p>
          </table:table-cell>
          <table:table-cell table:formula="of:=DEGREES(ATAN(ABS([.F338]-[.C338])/ABS([.E338]-[.B338])))" office:value-type="float" office:value="1.61374802118638" calcext:value-type="float">
            <text:p>1.61374802118638</text:p>
          </table:table-cell>
          <table:table-cell table:formula="of:=SQRT(POWER([.H338];2)+POWER([.I338];2)+POWER([.J338];2))" office:value-type="float" office:value="787.611772047817" calcext:value-type="float">
            <text:p>787.611772047817</text:p>
          </table:table-cell>
        </table:table-row>
        <table:table-row table:style-name="ro1">
          <table:table-cell office:value-type="float" office:value="72.3667" calcext:value-type="float">
            <text:p>72.3667</text:p>
          </table:table-cell>
          <table:table-cell office:value-type="float" office:value="289.754" calcext:value-type="float">
            <text:p>289.754</text:p>
          </table:table-cell>
          <table:table-cell office:value-type="float" office:value="41.1851" calcext:value-type="float">
            <text:p>41.1851</text:p>
          </table:table-cell>
          <table:table-cell office:value-type="float" office:value="71.3401" calcext:value-type="float">
            <text:p>71.3401</text:p>
          </table:table-cell>
          <table:table-cell office:value-type="float" office:value="279.057" calcext:value-type="float">
            <text:p>279.057</text:p>
          </table:table-cell>
          <table:table-cell office:value-type="float" office:value="41.3983" calcext:value-type="float">
            <text:p>41.3983</text:p>
          </table:table-cell>
          <table:table-cell/>
          <table:table-cell table:formula="of:=([.D339]-[.A339])/0.0166667" office:value-type="float" office:value="-61.5958768082457" calcext:value-type="float">
            <text:p>-61.5958768082457</text:p>
          </table:table-cell>
          <table:table-cell table:formula="of:=ABS([.E339]-[.B339])/0.0166667" office:value-type="float" office:value="641.818716362567" calcext:value-type="float">
            <text:p>641.818716362567</text:p>
          </table:table-cell>
          <table:table-cell table:formula="of:=([.F339]-[.C339])/0.0166667" office:value-type="float" office:value="12.7919744160512" calcext:value-type="float">
            <text:p>12.7919744160512</text:p>
          </table:table-cell>
          <table:table-cell table:formula="of:=DEGREES(ATAN(ABS([.F339]-[.C339])/ABS([.E339]-[.B339])))" office:value-type="float" office:value="1.14180079436681" calcext:value-type="float">
            <text:p>1.14180079436681</text:p>
          </table:table-cell>
          <table:table-cell table:formula="of:=SQRT(POWER([.H339];2)+POWER([.I339];2)+POWER([.J339];2))" office:value-type="float" office:value="644.894527285301" calcext:value-type="float">
            <text:p>644.894527285301</text:p>
          </table:table-cell>
        </table:table-row>
        <table:table-row table:style-name="ro1">
          <table:table-cell office:value-type="float" office:value="72.1083" calcext:value-type="float">
            <text:p>72.1083</text:p>
          </table:table-cell>
          <table:table-cell office:value-type="float" office:value="291.125" calcext:value-type="float">
            <text:p>291.125</text:p>
          </table:table-cell>
          <table:table-cell office:value-type="float" office:value="40.9688" calcext:value-type="float">
            <text:p>40.9688</text:p>
          </table:table-cell>
          <table:table-cell office:value-type="float" office:value="71.3383" calcext:value-type="float">
            <text:p>71.3383</text:p>
          </table:table-cell>
          <table:table-cell office:value-type="float" office:value="279.11" calcext:value-type="float">
            <text:p>279.11</text:p>
          </table:table-cell>
          <table:table-cell office:value-type="float" office:value="41.1386" calcext:value-type="float">
            <text:p>41.1386</text:p>
          </table:table-cell>
          <table:table-cell/>
          <table:table-cell table:formula="of:=([.D340]-[.A340])/0.0166667" office:value-type="float" office:value="-46.1999076001846" calcext:value-type="float">
            <text:p>-46.1999076001846</text:p>
          </table:table-cell>
          <table:table-cell table:formula="of:=ABS([.E340]-[.B340])/0.0166667" office:value-type="float" office:value="720.898558202883" calcext:value-type="float">
            <text:p>720.898558202883</text:p>
          </table:table-cell>
          <table:table-cell table:formula="of:=([.F340]-[.C340])/0.0166667" office:value-type="float" office:value="10.1879796240405" calcext:value-type="float">
            <text:p>10.1879796240405</text:p>
          </table:table-cell>
          <table:table-cell table:formula="of:=DEGREES(ATAN(ABS([.F340]-[.C340])/ABS([.E340]-[.B340])))" office:value-type="float" office:value="0.809669225916144" calcext:value-type="float">
            <text:p>0.809669225916144</text:p>
          </table:table-cell>
          <table:table-cell table:formula="of:=SQRT(POWER([.H340];2)+POWER([.I340];2)+POWER([.J340];2))" office:value-type="float" office:value="722.449276842382" calcext:value-type="float">
            <text:p>722.449276842382</text:p>
          </table:table-cell>
        </table:table-row>
        <table:table-row table:style-name="ro1">
          <table:table-cell office:value-type="float" office:value="71.339" calcext:value-type="float">
            <text:p>71.339</text:p>
          </table:table-cell>
          <table:table-cell office:value-type="float" office:value="288.14" calcext:value-type="float">
            <text:p>288.14</text:p>
          </table:table-cell>
          <table:table-cell office:value-type="float" office:value="41.9628" calcext:value-type="float">
            <text:p>41.9628</text:p>
          </table:table-cell>
          <table:table-cell office:value-type="float" office:value="69.8355" calcext:value-type="float">
            <text:p>69.8355</text:p>
          </table:table-cell>
          <table:table-cell office:value-type="float" office:value="277.426" calcext:value-type="float">
            <text:p>277.426</text:p>
          </table:table-cell>
          <table:table-cell office:value-type="float" office:value="42.1779" calcext:value-type="float">
            <text:p>42.1779</text:p>
          </table:table-cell>
          <table:table-cell/>
          <table:table-cell table:formula="of:=([.D341]-[.A341])/0.0166667" office:value-type="float" office:value="-90.209819580361" calcext:value-type="float">
            <text:p>-90.209819580361</text:p>
          </table:table-cell>
          <table:table-cell table:formula="of:=ABS([.E341]-[.B341])/0.0166667" office:value-type="float" office:value="642.838714322571" calcext:value-type="float">
            <text:p>642.838714322571</text:p>
          </table:table-cell>
          <table:table-cell table:formula="of:=([.F341]-[.C341])/0.0166667" office:value-type="float" office:value="12.9059741880516" calcext:value-type="float">
            <text:p>12.9059741880516</text:p>
          </table:table-cell>
          <table:table-cell table:formula="of:=DEGREES(ATAN(ABS([.F341]-[.C341])/ABS([.E341]-[.B341])))" office:value-type="float" office:value="1.15014623202882" calcext:value-type="float">
            <text:p>1.15014623202882</text:p>
          </table:table-cell>
          <table:table-cell table:formula="of:=SQRT(POWER([.H341];2)+POWER([.I341];2)+POWER([.J341];2))" office:value-type="float" office:value="649.265730152424" calcext:value-type="float">
            <text:p>649.265730152424</text:p>
          </table:table-cell>
        </table:table-row>
        <table:table-row table:style-name="ro1">
          <table:table-cell office:value-type="float" office:value="72.1099" calcext:value-type="float">
            <text:p>72.1099</text:p>
          </table:table-cell>
          <table:table-cell office:value-type="float" office:value="291.066" calcext:value-type="float">
            <text:p>291.066</text:p>
          </table:table-cell>
          <table:table-cell office:value-type="float" office:value="41.2351" calcext:value-type="float">
            <text:p>41.2351</text:p>
          </table:table-cell>
          <table:table-cell office:value-type="float" office:value="71.5944" calcext:value-type="float">
            <text:p>71.5944</text:p>
          </table:table-cell>
          <table:table-cell office:value-type="float" office:value="277.755" calcext:value-type="float">
            <text:p>277.755</text:p>
          </table:table-cell>
          <table:table-cell office:value-type="float" office:value="41.6081" calcext:value-type="float">
            <text:p>41.6081</text:p>
          </table:table-cell>
          <table:table-cell/>
          <table:table-cell table:formula="of:=([.D342]-[.A342])/0.0166667" office:value-type="float" office:value="-30.9299381401239" calcext:value-type="float">
            <text:p>-30.9299381401239</text:p>
          </table:table-cell>
          <table:table-cell table:formula="of:=ABS([.E342]-[.B342])/0.0166667" office:value-type="float" office:value="798.658402683193" calcext:value-type="float">
            <text:p>798.658402683193</text:p>
          </table:table-cell>
          <table:table-cell table:formula="of:=([.F342]-[.C342])/0.0166667" office:value-type="float" office:value="22.3799552400894" calcext:value-type="float">
            <text:p>22.3799552400894</text:p>
          </table:table-cell>
          <table:table-cell table:formula="of:=DEGREES(ATAN(ABS([.F342]-[.C342])/ABS([.E342]-[.B342])))" office:value-type="float" office:value="1.60511866860982" calcext:value-type="float">
            <text:p>1.60511866860982</text:p>
          </table:table-cell>
          <table:table-cell table:formula="of:=SQRT(POWER([.H342];2)+POWER([.I342];2)+POWER([.J342];2))" office:value-type="float" office:value="799.57036441227" calcext:value-type="float">
            <text:p>799.57036441227</text:p>
          </table:table-cell>
        </table:table-row>
        <table:table-row table:style-name="ro1">
          <table:table-cell office:value-type="float" office:value="71.8517" calcext:value-type="float">
            <text:p>71.851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42.2029" calcext:value-type="float">
            <text:p>42.2029</text:p>
          </table:table-cell>
          <table:table-cell office:value-type="float" office:value="70.8466" calcext:value-type="float">
            <text:p>70.8466</text:p>
          </table:table-cell>
          <table:table-cell office:value-type="float" office:value="270.165" calcext:value-type="float">
            <text:p>270.165</text:p>
          </table:table-cell>
          <table:table-cell office:value-type="float" office:value="41.1272" calcext:value-type="float">
            <text:p>41.1272</text:p>
          </table:table-cell>
          <table:table-cell/>
          <table:table-cell table:formula="of:=([.D343]-[.A343])/0.0166667" office:value-type="float" office:value="-60.3058793882412" calcext:value-type="float">
            <text:p>-60.3058793882412</text:p>
          </table:table-cell>
          <table:table-cell table:formula="of:=ABS([.E343]-[.B343])/0.0166667" office:value-type="float" office:value="605.758788482423" calcext:value-type="float">
            <text:p>605.758788482423</text:p>
          </table:table-cell>
          <table:table-cell table:formula="of:=([.F343]-[.C343])/0.0166667" office:value-type="float" office:value="-64.541870916258" calcext:value-type="float">
            <text:p>-64.541870916258</text:p>
          </table:table-cell>
          <table:table-cell table:formula="of:=DEGREES(ATAN(ABS([.F343]-[.C343])/ABS([.E343]-[.B343])))" office:value-type="float" office:value="6.08175715640957" calcext:value-type="float">
            <text:p>6.08175715640957</text:p>
          </table:table-cell>
          <table:table-cell table:formula="of:=SQRT(POWER([.H343];2)+POWER([.I343];2)+POWER([.J343];2))" office:value-type="float" office:value="612.165142762844" calcext:value-type="float">
            <text:p>612.165142762844</text:p>
          </table:table-cell>
        </table:table-row>
        <table:table-row table:style-name="ro1">
          <table:table-cell office:value-type="float" office:value="72.8795" calcext:value-type="float">
            <text:p>72.8795</text:p>
          </table:table-cell>
          <table:table-cell office:value-type="float" office:value="285.568" calcext:value-type="float">
            <text:p>285.568</text:p>
          </table:table-cell>
          <table:table-cell office:value-type="float" office:value="42.3562" calcext:value-type="float">
            <text:p>42.3562</text:p>
          </table:table-cell>
          <table:table-cell office:value-type="float" office:value="72.3494" calcext:value-type="float">
            <text:p>72.3494</text:p>
          </table:table-cell>
          <table:table-cell office:value-type="float" office:value="272.551" calcext:value-type="float">
            <text:p>272.551</text:p>
          </table:table-cell>
          <table:table-cell office:value-type="float" office:value="42.6962" calcext:value-type="float">
            <text:p>42.6962</text:p>
          </table:table-cell>
          <table:table-cell/>
          <table:table-cell table:formula="of:=([.D344]-[.A344])/0.0166667" office:value-type="float" office:value="-31.8059363881266" calcext:value-type="float">
            <text:p>-31.8059363881266</text:p>
          </table:table-cell>
          <table:table-cell table:formula="of:=ABS([.E344]-[.B344])/0.0166667" office:value-type="float" office:value="781.018437963124" calcext:value-type="float">
            <text:p>781.018437963124</text:p>
          </table:table-cell>
          <table:table-cell table:formula="of:=([.F344]-[.C344])/0.0166667" office:value-type="float" office:value="20.3999592000814" calcext:value-type="float">
            <text:p>20.3999592000814</text:p>
          </table:table-cell>
          <table:table-cell table:formula="of:=DEGREES(ATAN(ABS([.F344]-[.C344])/ABS([.E344]-[.B344])))" office:value-type="float" office:value="1.49620778355621" calcext:value-type="float">
            <text:p>1.49620778355621</text:p>
          </table:table-cell>
          <table:table-cell table:formula="of:=SQRT(POWER([.H344];2)+POWER([.I344];2)+POWER([.J344];2))" office:value-type="float" office:value="781.931951235687" calcext:value-type="float">
            <text:p>781.931951235687</text:p>
          </table:table-cell>
        </table:table-row>
        <table:table-row table:style-name="ro1">
          <table:table-cell office:value-type="float" office:value="71.3501" calcext:value-type="float">
            <text:p>71.3501</text:p>
          </table:table-cell>
          <table:table-cell office:value-type="float" office:value="276.259" calcext:value-type="float">
            <text:p>276.259</text:p>
          </table:table-cell>
          <table:table-cell office:value-type="float" office:value="42.6017" calcext:value-type="float">
            <text:p>42.6017</text:p>
          </table:table-cell>
          <table:table-cell office:value-type="float" office:value="70.3749" calcext:value-type="float">
            <text:p>70.3749</text:p>
          </table:table-cell>
          <table:table-cell office:value-type="float" office:value="264.912" calcext:value-type="float">
            <text:p>264.912</text:p>
          </table:table-cell>
          <table:table-cell office:value-type="float" office:value="42.4954" calcext:value-type="float">
            <text:p>42.4954</text:p>
          </table:table-cell>
          <table:table-cell/>
          <table:table-cell table:formula="of:=([.D345]-[.A345])/0.0166667" office:value-type="float" office:value="-58.5118829762341" calcext:value-type="float">
            <text:p>-58.5118829762341</text:p>
          </table:table-cell>
          <table:table-cell table:formula="of:=ABS([.E345]-[.B345])/0.0166667" office:value-type="float" office:value="680.818638362726" calcext:value-type="float">
            <text:p>680.818638362726</text:p>
          </table:table-cell>
          <table:table-cell table:formula="of:=([.F345]-[.C345])/0.0166667" office:value-type="float" office:value="-6.37798724402578" calcext:value-type="float">
            <text:p>-6.37798724402578</text:p>
          </table:table-cell>
          <table:table-cell table:formula="of:=DEGREES(ATAN(ABS([.F345]-[.C345])/ABS([.E345]-[.B345])))" office:value-type="float" office:value="0.536737745640585" calcext:value-type="float">
            <text:p>0.536737745640585</text:p>
          </table:table-cell>
          <table:table-cell table:formula="of:=SQRT(POWER([.H345];2)+POWER([.I345];2)+POWER([.J345];2))" office:value-type="float" office:value="683.35813268943" calcext:value-type="float">
            <text:p>683.35813268943</text:p>
          </table:table-cell>
        </table:table-row>
        <table:table-row table:style-name="ro1">
          <table:table-cell office:value-type="float" office:value="72.3659" calcext:value-type="float">
            <text:p>72.3659</text:p>
          </table:table-cell>
          <table:table-cell office:value-type="float" office:value="285.565" calcext:value-type="float">
            <text:p>285.565</text:p>
          </table:table-cell>
          <table:table-cell office:value-type="float" office:value="42.1076" calcext:value-type="float">
            <text:p>42.1076</text:p>
          </table:table-cell>
          <table:table-cell office:value-type="float" office:value="71.3505" calcext:value-type="float">
            <text:p>71.3505</text:p>
          </table:table-cell>
          <table:table-cell office:value-type="float" office:value="274.995" calcext:value-type="float">
            <text:p>274.995</text:p>
          </table:table-cell>
          <table:table-cell office:value-type="float" office:value="42.5571" calcext:value-type="float">
            <text:p>42.5571</text:p>
          </table:table-cell>
          <table:table-cell/>
          <table:table-cell table:formula="of:=([.D346]-[.A346])/0.0166667" office:value-type="float" office:value="-60.9238781522437" calcext:value-type="float">
            <text:p>-60.9238781522437</text:p>
          </table:table-cell>
          <table:table-cell table:formula="of:=ABS([.E346]-[.B346])/0.0166667" office:value-type="float" office:value="634.198731602536" calcext:value-type="float">
            <text:p>634.198731602536</text:p>
          </table:table-cell>
          <table:table-cell table:formula="of:=([.F346]-[.C346])/0.0166667" office:value-type="float" office:value="26.9699460601079" calcext:value-type="float">
            <text:p>26.9699460601079</text:p>
          </table:table-cell>
          <table:table-cell table:formula="of:=DEGREES(ATAN(ABS([.F346]-[.C346])/ABS([.E346]-[.B346])))" office:value-type="float" office:value="2.43509407739261" calcext:value-type="float">
            <text:p>2.43509407739261</text:p>
          </table:table-cell>
          <table:table-cell table:formula="of:=SQRT(POWER([.H346];2)+POWER([.I346];2)+POWER([.J346];2))" office:value-type="float" office:value="637.688896003263" calcext:value-type="float">
            <text:p>637.688896003263</text:p>
          </table:table-cell>
        </table:table-row>
        <table:table-row table:style-name="ro1">
          <table:table-cell office:value-type="float" office:value="71.8564" calcext:value-type="float">
            <text:p>71.8564</text:p>
          </table:table-cell>
          <table:table-cell office:value-type="float" office:value="286.775" calcext:value-type="float">
            <text:p>286.775</text:p>
          </table:table-cell>
          <table:table-cell office:value-type="float" office:value="42.4287" calcext:value-type="float">
            <text:p>42.4287</text:p>
          </table:table-cell>
          <table:table-cell office:value-type="float" office:value="70.8554" calcext:value-type="float">
            <text:p>70.8554</text:p>
          </table:table-cell>
          <table:table-cell office:value-type="float" office:value="273.568" calcext:value-type="float">
            <text:p>273.568</text:p>
          </table:table-cell>
          <table:table-cell office:value-type="float" office:value="43.0404" calcext:value-type="float">
            <text:p>43.0404</text:p>
          </table:table-cell>
          <table:table-cell/>
          <table:table-cell table:formula="of:=([.D347]-[.A347])/0.0166667" office:value-type="float" office:value="-60.0598798802397" calcext:value-type="float">
            <text:p>-60.0598798802397</text:p>
          </table:table-cell>
          <table:table-cell table:formula="of:=ABS([.E347]-[.B347])/0.0166667" office:value-type="float" office:value="792.418415163169" calcext:value-type="float">
            <text:p>792.418415163169</text:p>
          </table:table-cell>
          <table:table-cell table:formula="of:=([.F347]-[.C347])/0.0166667" office:value-type="float" office:value="36.7019265961467" calcext:value-type="float">
            <text:p>36.7019265961467</text:p>
          </table:table-cell>
          <table:table-cell table:formula="of:=DEGREES(ATAN(ABS([.F347]-[.C347])/ABS([.E347]-[.B347])))" office:value-type="float" office:value="2.65183606838843" calcext:value-type="float">
            <text:p>2.65183606838843</text:p>
          </table:table-cell>
          <table:table-cell table:formula="of:=SQRT(POWER([.H347];2)+POWER([.I347];2)+POWER([.J347];2))" office:value-type="float" office:value="795.53828649337" calcext:value-type="float">
            <text:p>795.53828649337</text:p>
          </table:table-cell>
        </table:table-row>
        <table:table-row table:style-name="ro1">
          <table:table-cell office:value-type="float" office:value="72.6264" calcext:value-type="float">
            <text:p>72.6264</text:p>
          </table:table-cell>
          <table:table-cell office:value-type="float" office:value="286.856" calcext:value-type="float">
            <text:p>286.856</text:p>
          </table:table-cell>
          <table:table-cell office:value-type="float" office:value="42.4087" calcext:value-type="float">
            <text:p>42.4087</text:p>
          </table:table-cell>
          <table:table-cell office:value-type="float" office:value="71.8513" calcext:value-type="float">
            <text:p>71.8513</text:p>
          </table:table-cell>
          <table:table-cell office:value-type="float" office:value="275.055" calcext:value-type="float">
            <text:p>275.055</text:p>
          </table:table-cell>
          <table:table-cell office:value-type="float" office:value="42.5427" calcext:value-type="float">
            <text:p>42.5427</text:p>
          </table:table-cell>
          <table:table-cell/>
          <table:table-cell table:formula="of:=([.D348]-[.A348])/0.0166667" office:value-type="float" office:value="-46.5059069881866" calcext:value-type="float">
            <text:p>-46.5059069881866</text:p>
          </table:table-cell>
          <table:table-cell table:formula="of:=ABS([.E348]-[.B348])/0.0166667" office:value-type="float" office:value="708.058583882832" calcext:value-type="float">
            <text:p>708.058583882832</text:p>
          </table:table-cell>
          <table:table-cell table:formula="of:=([.F348]-[.C348])/0.0166667" office:value-type="float" office:value="8.03998392003218" calcext:value-type="float">
            <text:p>8.03998392003218</text:p>
          </table:table-cell>
          <table:table-cell table:formula="of:=DEGREES(ATAN(ABS([.F348]-[.C348])/ABS([.E348]-[.B348])))" office:value-type="float" office:value="0.650563893523445" calcext:value-type="float">
            <text:p>0.650563893523445</text:p>
          </table:table-cell>
          <table:table-cell table:formula="of:=SQRT(POWER([.H348];2)+POWER([.I348];2)+POWER([.J348];2))" office:value-type="float" office:value="709.629761873323" calcext:value-type="float">
            <text:p>709.629761873323</text:p>
          </table:table-cell>
        </table:table-row>
        <table:table-row table:style-name="ro1">
          <table:table-cell office:value-type="float" office:value="72.1018" calcext:value-type="float">
            <text:p>72.1018</text:p>
          </table:table-cell>
          <table:table-cell office:value-type="float" office:value="279.06" calcext:value-type="float">
            <text:p>279.06</text:p>
          </table:table-cell>
          <table:table-cell office:value-type="float" office:value="41.8924" calcext:value-type="float">
            <text:p>41.8924</text:p>
          </table:table-cell>
          <table:table-cell office:value-type="float" office:value="71.3491" calcext:value-type="float">
            <text:p>71.3491</text:p>
          </table:table-cell>
          <table:table-cell office:value-type="float" office:value="267.632" calcext:value-type="float">
            <text:p>267.632</text:p>
          </table:table-cell>
          <table:table-cell office:value-type="float" office:value="41.7904" calcext:value-type="float">
            <text:p>41.7904</text:p>
          </table:table-cell>
          <table:table-cell/>
          <table:table-cell table:formula="of:=([.D349]-[.A349])/0.0166667" office:value-type="float" office:value="-45.1619096761801" calcext:value-type="float">
            <text:p>-45.1619096761801</text:p>
          </table:table-cell>
          <table:table-cell table:formula="of:=ABS([.E349]-[.B349])/0.0166667" office:value-type="float" office:value="685.678628642743" calcext:value-type="float">
            <text:p>685.678628642743</text:p>
          </table:table-cell>
          <table:table-cell table:formula="of:=([.F349]-[.C349])/0.0166667" office:value-type="float" office:value="-6.11998776002471" calcext:value-type="float">
            <text:p>-6.11998776002471</text:p>
          </table:table-cell>
          <table:table-cell table:formula="of:=DEGREES(ATAN(ABS([.F349]-[.C349])/ABS([.E349]-[.B349])))" office:value-type="float" office:value="0.511376822591451" calcext:value-type="float">
            <text:p>0.511376822591451</text:p>
          </table:table-cell>
          <table:table-cell table:formula="of:=SQRT(POWER([.H349];2)+POWER([.I349];2)+POWER([.J349];2))" office:value-type="float" office:value="687.191555618355" calcext:value-type="float">
            <text:p>687.191555618355</text:p>
          </table:table-cell>
        </table:table-row>
        <table:table-row table:style-name="ro1">
          <table:table-cell office:value-type="float" office:value="71.8534" calcext:value-type="float">
            <text:p>71.8534</text:p>
          </table:table-cell>
          <table:table-cell office:value-type="float" office:value="280.207" calcext:value-type="float">
            <text:p>280.207</text:p>
          </table:table-cell>
          <table:table-cell office:value-type="float" office:value="42.4626" calcext:value-type="float">
            <text:p>42.4626</text:p>
          </table:table-cell>
          <table:table-cell office:value-type="float" office:value="70.8601" calcext:value-type="float">
            <text:p>70.8601</text:p>
          </table:table-cell>
          <table:table-cell office:value-type="float" office:value="268.651" calcext:value-type="float">
            <text:p>268.651</text:p>
          </table:table-cell>
          <table:table-cell office:value-type="float" office:value="42.6077" calcext:value-type="float">
            <text:p>42.6077</text:p>
          </table:table-cell>
          <table:table-cell/>
          <table:table-cell table:formula="of:=([.D350]-[.A350])/0.0166667" office:value-type="float" office:value="-59.5978808042378" calcext:value-type="float">
            <text:p>-59.5978808042378</text:p>
          </table:table-cell>
          <table:table-cell table:formula="of:=ABS([.E350]-[.B350])/0.0166667" office:value-type="float" office:value="693.358613282773" calcext:value-type="float">
            <text:p>693.358613282773</text:p>
          </table:table-cell>
          <table:table-cell table:formula="of:=([.F350]-[.C350])/0.0166667" office:value-type="float" office:value="8.70598258803478" calcext:value-type="float">
            <text:p>8.70598258803478</text:p>
          </table:table-cell>
          <table:table-cell table:formula="of:=DEGREES(ATAN(ABS([.F350]-[.C350])/ABS([.E350]-[.B350])))" office:value-type="float" office:value="0.719382203368812" calcext:value-type="float">
            <text:p>0.719382203368812</text:p>
          </table:table-cell>
          <table:table-cell table:formula="of:=SQRT(POWER([.H350];2)+POWER([.I350];2)+POWER([.J350];2))" office:value-type="float" office:value="695.969732202909" calcext:value-type="float">
            <text:p>695.969732202909</text:p>
          </table:table-cell>
        </table:table-row>
        <table:table-row table:style-name="ro1">
          <table:table-cell office:value-type="float" office:value="72.3583" calcext:value-type="float">
            <text:p>72.3583</text:p>
          </table:table-cell>
          <table:table-cell office:value-type="float" office:value="280.313" calcext:value-type="float">
            <text:p>280.313</text:p>
          </table:table-cell>
          <table:table-cell office:value-type="float" office:value="42.1898" calcext:value-type="float">
            <text:p>42.1898</text:p>
          </table:table-cell>
          <table:table-cell office:value-type="float" office:value="71.8459" calcext:value-type="float">
            <text:p>71.8459</text:p>
          </table:table-cell>
          <table:table-cell office:value-type="float" office:value="267.599" calcext:value-type="float">
            <text:p>267.599</text:p>
          </table:table-cell>
          <table:table-cell office:value-type="float" office:value="42.2813" calcext:value-type="float">
            <text:p>42.2813</text:p>
          </table:table-cell>
          <table:table-cell/>
          <table:table-cell table:formula="of:=([.D351]-[.A351])/0.0166667" office:value-type="float" office:value="-30.7439385121229" calcext:value-type="float">
            <text:p>-30.7439385121229</text:p>
          </table:table-cell>
          <table:table-cell table:formula="of:=ABS([.E351]-[.B351])/0.0166667" office:value-type="float" office:value="762.838474323051" calcext:value-type="float">
            <text:p>762.838474323051</text:p>
          </table:table-cell>
          <table:table-cell table:formula="of:=([.F351]-[.C351])/0.0166667" office:value-type="float" office:value="5.48998902002217" calcext:value-type="float">
            <text:p>5.48998902002217</text:p>
          </table:table-cell>
          <table:table-cell table:formula="of:=DEGREES(ATAN(ABS([.F351]-[.C351])/ABS([.E351]-[.B351])))" office:value-type="float" office:value="0.412338628086578" calcext:value-type="float">
            <text:p>0.412338628086578</text:p>
          </table:table-cell>
          <table:table-cell table:formula="of:=SQRT(POWER([.H351];2)+POWER([.I351];2)+POWER([.J351];2))" office:value-type="float" office:value="763.477483389129" calcext:value-type="float">
            <text:p>763.477483389129</text:p>
          </table:table-cell>
        </table:table-row>
        <table:table-row table:style-name="ro1">
          <table:table-cell office:value-type="float" office:value="72.6057" calcext:value-type="float">
            <text:p>72.6057</text:p>
          </table:table-cell>
          <table:table-cell office:value-type="float" office:value="276.412" calcext:value-type="float">
            <text:p>276.412</text:p>
          </table:table-cell>
          <table:table-cell office:value-type="float" office:value="42.5654" calcext:value-type="float">
            <text:p>42.5654</text:p>
          </table:table-cell>
          <table:table-cell office:value-type="float" office:value="72.091" calcext:value-type="float">
            <text:p>72.091</text:p>
          </table:table-cell>
          <table:table-cell office:value-type="float" office:value="265.141" calcext:value-type="float">
            <text:p>265.141</text:p>
          </table:table-cell>
          <table:table-cell office:value-type="float" office:value="42.4414" calcext:value-type="float">
            <text:p>42.4414</text:p>
          </table:table-cell>
          <table:table-cell/>
          <table:table-cell table:formula="of:=([.D352]-[.A352])/0.0166667" office:value-type="float" office:value="-30.8819382361238" calcext:value-type="float">
            <text:p>-30.8819382361238</text:p>
          </table:table-cell>
          <table:table-cell table:formula="of:=ABS([.E352]-[.B352])/0.0166667" office:value-type="float" office:value="676.258647482702" calcext:value-type="float">
            <text:p>676.258647482702</text:p>
          </table:table-cell>
          <table:table-cell table:formula="of:=([.F352]-[.C352])/0.0166667" office:value-type="float" office:value="-7.43998512002947" calcext:value-type="float">
            <text:p>-7.43998512002947</text:p>
          </table:table-cell>
          <table:table-cell table:formula="of:=DEGREES(ATAN(ABS([.F352]-[.C352])/ABS([.E352]-[.B352])))" office:value-type="float" office:value="0.630324730486148" calcext:value-type="float">
            <text:p>0.630324730486148</text:p>
          </table:table-cell>
          <table:table-cell table:formula="of:=SQRT(POWER([.H352];2)+POWER([.I352];2)+POWER([.J352];2))" office:value-type="float" office:value="677.004287861562" calcext:value-type="float">
            <text:p>677.004287861562</text:p>
          </table:table-cell>
        </table:table-row>
        <table:table-row table:style-name="ro1">
          <table:table-cell office:value-type="float" office:value="72.3598" calcext:value-type="float">
            <text:p>72.3598</text:p>
          </table:table-cell>
          <table:table-cell office:value-type="float" office:value="283.019" calcext:value-type="float">
            <text:p>283.019</text:p>
          </table:table-cell>
          <table:table-cell office:value-type="float" office:value="41.7549" calcext:value-type="float">
            <text:p>41.7549</text:p>
          </table:table-cell>
          <table:table-cell office:value-type="float" office:value="71.8381" calcext:value-type="float">
            <text:p>71.8381</text:p>
          </table:table-cell>
          <table:table-cell office:value-type="float" office:value="278.049" calcext:value-type="float">
            <text:p>278.049</text:p>
          </table:table-cell>
          <table:table-cell office:value-type="float" office:value="40.3047" calcext:value-type="float">
            <text:p>40.3047</text:p>
          </table:table-cell>
          <table:table-cell/>
          <table:table-cell table:formula="of:=([.D353]-[.A353])/0.0166667" office:value-type="float" office:value="-31.3019373961258" calcext:value-type="float">
            <text:p>-31.3019373961258</text:p>
          </table:table-cell>
          <table:table-cell table:formula="of:=ABS([.E353]-[.B353])/0.0166667" office:value-type="float" office:value="298.199403601194" calcext:value-type="float">
            <text:p>298.199403601194</text:p>
          </table:table-cell>
          <table:table-cell table:formula="of:=([.F353]-[.C353])/0.0166667" office:value-type="float" office:value="-87.0118259763482" calcext:value-type="float">
            <text:p>-87.0118259763482</text:p>
          </table:table-cell>
          <table:table-cell table:formula="of:=DEGREES(ATAN(ABS([.F353]-[.C353])/ABS([.E353]-[.B353])))" office:value-type="float" office:value="16.2667562679265" calcext:value-type="float">
            <text:p>16.2667562679265</text:p>
          </table:table-cell>
          <table:table-cell table:formula="of:=SQRT(POWER([.H353];2)+POWER([.I353];2)+POWER([.J353];2))" office:value-type="float" office:value="312.207868979303" calcext:value-type="float">
            <text:p>312.207868979303</text:p>
          </table:table-cell>
        </table:table-row>
        <table:table-row table:style-name="ro1">
          <table:table-cell office:value-type="float" office:value="72.6256" calcext:value-type="float">
            <text:p>72.6256</text:p>
          </table:table-cell>
          <table:table-cell office:value-type="float" office:value="294.17" calcext:value-type="float">
            <text:p>294.17</text:p>
          </table:table-cell>
          <table:table-cell office:value-type="float" office:value="39.7013" calcext:value-type="float">
            <text:p>39.7013</text:p>
          </table:table-cell>
          <table:table-cell office:value-type="float" office:value="71.8357" calcext:value-type="float">
            <text:p>71.8357</text:p>
          </table:table-cell>
          <table:table-cell office:value-type="float" office:value="282.076" calcext:value-type="float">
            <text:p>282.076</text:p>
          </table:table-cell>
          <table:table-cell office:value-type="float" office:value="39.6374" calcext:value-type="float">
            <text:p>39.6374</text:p>
          </table:table-cell>
          <table:table-cell/>
          <table:table-cell table:formula="of:=([.D354]-[.A354])/0.0166667" office:value-type="float" office:value="-47.3939052121898" calcext:value-type="float">
            <text:p>-47.3939052121898</text:p>
          </table:table-cell>
          <table:table-cell table:formula="of:=ABS([.E354]-[.B354])/0.0166667" office:value-type="float" office:value="725.638548722902" calcext:value-type="float">
            <text:p>725.638548722902</text:p>
          </table:table-cell>
          <table:table-cell table:formula="of:=([.F354]-[.C354])/0.0166667" office:value-type="float" office:value="-3.83399233201557" calcext:value-type="float">
            <text:p>-3.83399233201557</text:p>
          </table:table-cell>
          <table:table-cell table:formula="of:=DEGREES(ATAN(ABS([.F354]-[.C354])/ABS([.E354]-[.B354])))" office:value-type="float" office:value="0.302725834471063" calcext:value-type="float">
            <text:p>0.302725834471063</text:p>
          </table:table-cell>
          <table:table-cell table:formula="of:=SQRT(POWER([.H354];2)+POWER([.I354];2)+POWER([.J354];2))" office:value-type="float" office:value="727.194736739165" calcext:value-type="float">
            <text:p>727.194736739165</text:p>
          </table:table-cell>
        </table:table-row>
        <table:table-row table:style-name="ro1">
          <table:table-cell office:value-type="float" office:value="72.6178" calcext:value-type="float">
            <text:p>72.6178</text:p>
          </table:table-cell>
          <table:table-cell office:value-type="float" office:value="287.177" calcext:value-type="float">
            <text:p>287.177</text:p>
          </table:table-cell>
          <table:table-cell office:value-type="float" office:value="40.8292" calcext:value-type="float">
            <text:p>40.8292</text:p>
          </table:table-cell>
          <table:table-cell office:value-type="float" office:value="72.3433" calcext:value-type="float">
            <text:p>72.3433</text:p>
          </table:table-cell>
          <table:table-cell office:value-type="float" office:value="275.409" calcext:value-type="float">
            <text:p>275.409</text:p>
          </table:table-cell>
          <table:table-cell office:value-type="float" office:value="40.9868" calcext:value-type="float">
            <text:p>40.9868</text:p>
          </table:table-cell>
          <table:table-cell/>
          <table:table-cell table:formula="of:=([.D355]-[.A355])/0.0166667" office:value-type="float" office:value="-16.4699670600661" calcext:value-type="float">
            <text:p>-16.4699670600661</text:p>
          </table:table-cell>
          <table:table-cell table:formula="of:=ABS([.E355]-[.B355])/0.0166667" office:value-type="float" office:value="706.078587842826" calcext:value-type="float">
            <text:p>706.078587842826</text:p>
          </table:table-cell>
          <table:table-cell table:formula="of:=([.F355]-[.C355])/0.0166667" office:value-type="float" office:value="9.45598108803796" calcext:value-type="float">
            <text:p>9.45598108803796</text:p>
          </table:table-cell>
          <table:table-cell table:formula="of:=DEGREES(ATAN(ABS([.F355]-[.C355])/ABS([.E355]-[.B355])))" office:value-type="float" office:value="0.767273544340483" calcext:value-type="float">
            <text:p>0.767273544340483</text:p>
          </table:table-cell>
          <table:table-cell table:formula="of:=SQRT(POWER([.H355];2)+POWER([.I355];2)+POWER([.J355];2))" office:value-type="float" office:value="706.333949066174" calcext:value-type="float">
            <text:p>706.333949066174</text:p>
          </table:table-cell>
        </table:table-row>
        <table:table-row table:style-name="ro1">
          <table:table-cell office:value-type="float" office:value="71.8402" calcext:value-type="float">
            <text:p>71.8402</text:p>
          </table:table-cell>
          <table:table-cell office:value-type="float" office:value="285.945" calcext:value-type="float">
            <text:p>285.945</text:p>
          </table:table-cell>
          <table:table-cell office:value-type="float" office:value="40.0164" calcext:value-type="float">
            <text:p>40.0164</text:p>
          </table:table-cell>
          <table:table-cell office:value-type="float" office:value="71.0801" calcext:value-type="float">
            <text:p>71.0801</text:p>
          </table:table-cell>
          <table:table-cell office:value-type="float" office:value="274.246" calcext:value-type="float">
            <text:p>274.246</text:p>
          </table:table-cell>
          <table:table-cell office:value-type="float" office:value="39.6969" calcext:value-type="float">
            <text:p>39.6969</text:p>
          </table:table-cell>
          <table:table-cell/>
          <table:table-cell table:formula="of:=([.D356]-[.A356])/0.0166667" office:value-type="float" office:value="-45.6059087881821" calcext:value-type="float">
            <text:p>-45.6059087881821</text:p>
          </table:table-cell>
          <table:table-cell table:formula="of:=ABS([.E356]-[.B356])/0.0166667" office:value-type="float" office:value="701.938596122808" calcext:value-type="float">
            <text:p>701.938596122808</text:p>
          </table:table-cell>
          <table:table-cell table:formula="of:=([.F356]-[.C356])/0.0166667" office:value-type="float" office:value="-19.1699616600766" calcext:value-type="float">
            <text:p>-19.1699616600766</text:p>
          </table:table-cell>
          <table:table-cell table:formula="of:=DEGREES(ATAN(ABS([.F356]-[.C356])/ABS([.E356]-[.B356])))" office:value-type="float" office:value="1.56436041446913" calcext:value-type="float">
            <text:p>1.56436041446913</text:p>
          </table:table-cell>
          <table:table-cell table:formula="of:=SQRT(POWER([.H356];2)+POWER([.I356];2)+POWER([.J356];2))" office:value-type="float" office:value="703.679741838078" calcext:value-type="float">
            <text:p>703.679741838078</text:p>
          </table:table-cell>
        </table:table-row>
        <table:table-row table:style-name="ro1">
          <table:table-cell office:value-type="float" office:value="71.3306" calcext:value-type="float">
            <text:p>71.3306</text:p>
          </table:table-cell>
          <table:table-cell office:value-type="float" office:value="285.77" calcext:value-type="float">
            <text:p>285.77</text:p>
          </table:table-cell>
          <table:table-cell office:value-type="float" office:value="40.5592" calcext:value-type="float">
            <text:p>40.5592</text:p>
          </table:table-cell>
          <table:table-cell office:value-type="float" office:value="70.0871" calcext:value-type="float">
            <text:p>70.0871</text:p>
          </table:table-cell>
          <table:table-cell office:value-type="float" office:value="273.913" calcext:value-type="float">
            <text:p>273.913</text:p>
          </table:table-cell>
          <table:table-cell office:value-type="float" office:value="40.758" calcext:value-type="float">
            <text:p>40.758</text:p>
          </table:table-cell>
          <table:table-cell/>
          <table:table-cell table:formula="of:=([.D357]-[.A357])/0.0166667" office:value-type="float" office:value="-74.6098507802983" calcext:value-type="float">
            <text:p>-74.6098507802983</text:p>
          </table:table-cell>
          <table:table-cell table:formula="of:=ABS([.E357]-[.B357])/0.0166667" office:value-type="float" office:value="711.418577162844" calcext:value-type="float">
            <text:p>711.418577162844</text:p>
          </table:table-cell>
          <table:table-cell table:formula="of:=([.F357]-[.C357])/0.0166667" office:value-type="float" office:value="11.9279761440481" calcext:value-type="float">
            <text:p>11.9279761440481</text:p>
          </table:table-cell>
          <table:table-cell table:formula="of:=DEGREES(ATAN(ABS([.F357]-[.C357])/ABS([.E357]-[.B357])))" office:value-type="float" office:value="0.960557798083712" calcext:value-type="float">
            <text:p>0.960557798083712</text:p>
          </table:table-cell>
          <table:table-cell table:formula="of:=SQRT(POWER([.H357];2)+POWER([.I357];2)+POWER([.J357];2))" office:value-type="float" office:value="715.419665916975" calcext:value-type="float">
            <text:p>715.419665916975</text:p>
          </table:table-cell>
        </table:table-row>
        <table:table-row table:style-name="ro1">
          <table:table-cell office:value-type="float" office:value="72.3613" calcext:value-type="float">
            <text:p>72.3613</text:p>
          </table:table-cell>
          <table:table-cell office:value-type="float" office:value="285.729" calcext:value-type="float">
            <text:p>285.729</text:p>
          </table:table-cell>
          <table:table-cell office:value-type="float" office:value="41.3194" calcext:value-type="float">
            <text:p>41.3194</text:p>
          </table:table-cell>
          <table:table-cell office:value-type="float" office:value="71.5904" calcext:value-type="float">
            <text:p>71.5904</text:p>
          </table:table-cell>
          <table:table-cell office:value-type="float" office:value="275.319" calcext:value-type="float">
            <text:p>275.319</text:p>
          </table:table-cell>
          <table:table-cell office:value-type="float" office:value="41.0087" calcext:value-type="float">
            <text:p>41.0087</text:p>
          </table:table-cell>
          <table:table-cell/>
          <table:table-cell table:formula="of:=([.D358]-[.A358])/0.0166667" office:value-type="float" office:value="-46.2539074921849" calcext:value-type="float">
            <text:p>-46.2539074921849</text:p>
          </table:table-cell>
          <table:table-cell table:formula="of:=ABS([.E358]-[.B358])/0.0166667" office:value-type="float" office:value="624.598750802497" calcext:value-type="float">
            <text:p>624.598750802497</text:p>
          </table:table-cell>
          <table:table-cell table:formula="of:=([.F358]-[.C358])/0.0166667" office:value-type="float" office:value="-18.6419627160748" calcext:value-type="float">
            <text:p>-18.6419627160748</text:p>
          </table:table-cell>
          <table:table-cell table:formula="of:=DEGREES(ATAN(ABS([.F358]-[.C358])/ABS([.E358]-[.B358])))" office:value-type="float" office:value="1.70955961196192" calcext:value-type="float">
            <text:p>1.70955961196192</text:p>
          </table:table-cell>
          <table:table-cell table:formula="of:=SQRT(POWER([.H358];2)+POWER([.I358];2)+POWER([.J358];2))" office:value-type="float" office:value="626.58642359713" calcext:value-type="float">
            <text:p>626.58642359713</text:p>
          </table:table-cell>
        </table:table-row>
        <table:table-row table:style-name="ro1">
          <table:table-cell office:value-type="float" office:value="71.8462" calcext:value-type="float">
            <text:p>71.8462</text:p>
          </table:table-cell>
          <table:table-cell office:value-type="float" office:value="287.1" calcext:value-type="float">
            <text:p>287.1</text:p>
          </table:table-cell>
          <table:table-cell office:value-type="float" office:value="40.8487" calcext:value-type="float">
            <text:p>40.8487</text:p>
          </table:table-cell>
          <table:table-cell office:value-type="float" office:value="71.3399" calcext:value-type="float">
            <text:p>71.3399</text:p>
          </table:table-cell>
          <table:table-cell office:value-type="float" office:value="274.022" calcext:value-type="float">
            <text:p>274.022</text:p>
          </table:table-cell>
          <table:table-cell office:value-type="float" office:value="40.9767" calcext:value-type="float">
            <text:p>40.9767</text:p>
          </table:table-cell>
          <table:table-cell/>
          <table:table-cell table:formula="of:=([.D359]-[.A359])/0.0166667" office:value-type="float" office:value="-30.3779392441213" calcext:value-type="float">
            <text:p>-30.3779392441213</text:p>
          </table:table-cell>
          <table:table-cell table:formula="of:=ABS([.E359]-[.B359])/0.0166667" office:value-type="float" office:value="784.678430643141" calcext:value-type="float">
            <text:p>784.678430643141</text:p>
          </table:table-cell>
          <table:table-cell table:formula="of:=([.F359]-[.C359])/0.0166667" office:value-type="float" office:value="7.67998464003073" calcext:value-type="float">
            <text:p>7.67998464003073</text:p>
          </table:table-cell>
          <table:table-cell table:formula="of:=DEGREES(ATAN(ABS([.F359]-[.C359])/ABS([.E359]-[.B359])))" office:value-type="float" office:value="0.560760484154322" calcext:value-type="float">
            <text:p>0.560760484154322</text:p>
          </table:table-cell>
          <table:table-cell table:formula="of:=SQRT(POWER([.H359];2)+POWER([.I359];2)+POWER([.J359];2))" office:value-type="float" office:value="785.303788908071" calcext:value-type="float">
            <text:p>785.303788908071</text:p>
          </table:table-cell>
        </table:table-row>
        <table:table-row table:style-name="ro1">
          <table:table-cell office:value-type="float" office:value="72.8741" calcext:value-type="float">
            <text:p>72.8741</text:p>
          </table:table-cell>
          <table:table-cell office:value-type="float" office:value="285.777" calcext:value-type="float">
            <text:p>285.777</text:p>
          </table:table-cell>
          <table:table-cell office:value-type="float" office:value="41.3068" calcext:value-type="float">
            <text:p>41.3068</text:p>
          </table:table-cell>
          <table:table-cell office:value-type="float" office:value="72.3448" calcext:value-type="float">
            <text:p>72.3448</text:p>
          </table:table-cell>
          <table:table-cell office:value-type="float" office:value="275.357" calcext:value-type="float">
            <text:p>275.357</text:p>
          </table:table-cell>
          <table:table-cell office:value-type="float" office:value="41.2446" calcext:value-type="float">
            <text:p>41.2446</text:p>
          </table:table-cell>
          <table:table-cell/>
          <table:table-cell table:formula="of:=([.D360]-[.A360])/0.0166667" office:value-type="float" office:value="-31.7579364841266" calcext:value-type="float">
            <text:p>-31.7579364841266</text:p>
          </table:table-cell>
          <table:table-cell table:formula="of:=ABS([.E360]-[.B360])/0.0166667" office:value-type="float" office:value="625.198749602498" calcext:value-type="float">
            <text:p>625.198749602498</text:p>
          </table:table-cell>
          <table:table-cell table:formula="of:=([.F360]-[.C360])/0.0166667" office:value-type="float" office:value="-3.73199253601518" calcext:value-type="float">
            <text:p>-3.73199253601518</text:p>
          </table:table-cell>
          <table:table-cell table:formula="of:=DEGREES(ATAN(ABS([.F360]-[.C360])/ABS([.E360]-[.B360])))" office:value-type="float" office:value="0.342011051603463" calcext:value-type="float">
            <text:p>0.342011051603463</text:p>
          </table:table-cell>
          <table:table-cell table:formula="of:=SQRT(POWER([.H360];2)+POWER([.I360];2)+POWER([.J360];2))" office:value-type="float" office:value="626.015950917024" calcext:value-type="float">
            <text:p>626.015950917024</text:p>
          </table:table-cell>
        </table:table-row>
        <table:table-row table:style-name="ro1">
          <table:table-cell office:value-type="float" office:value="72.1017" calcext:value-type="float">
            <text:p>72.1017</text:p>
          </table:table-cell>
          <table:table-cell office:value-type="float" office:value="292.769" calcext:value-type="float">
            <text:p>292.769</text:p>
          </table:table-cell>
          <table:table-cell office:value-type="float" office:value="39.6739" calcext:value-type="float">
            <text:p>39.6739</text:p>
          </table:table-cell>
          <table:table-cell office:value-type="float" office:value="71.8347" calcext:value-type="float">
            <text:p>71.8347</text:p>
          </table:table-cell>
          <table:table-cell office:value-type="float" office:value="278.154" calcext:value-type="float">
            <text:p>278.154</text:p>
          </table:table-cell>
          <table:table-cell office:value-type="float" office:value="39.7851" calcext:value-type="float">
            <text:p>39.7851</text:p>
          </table:table-cell>
          <table:table-cell/>
          <table:table-cell table:formula="of:=([.D361]-[.A361])/0.0166667" office:value-type="float" office:value="-16.0199679600638" calcext:value-type="float">
            <text:p>-16.0199679600638</text:p>
          </table:table-cell>
          <table:table-cell table:formula="of:=ABS([.E361]-[.B361])/0.0166667" office:value-type="float" office:value="876.898246203508" calcext:value-type="float">
            <text:p>876.898246203508</text:p>
          </table:table-cell>
          <table:table-cell table:formula="of:=([.F361]-[.C361])/0.0166667" office:value-type="float" office:value="6.67198665602649" calcext:value-type="float">
            <text:p>6.67198665602649</text:p>
          </table:table-cell>
          <table:table-cell table:formula="of:=DEGREES(ATAN(ABS([.F361]-[.C361])/ABS([.E361]-[.B361])))" office:value-type="float" office:value="0.435933475133664" calcext:value-type="float">
            <text:p>0.435933475133664</text:p>
          </table:table-cell>
          <table:table-cell table:formula="of:=SQRT(POWER([.H361];2)+POWER([.I361];2)+POWER([.J361];2))" office:value-type="float" office:value="877.069945314607" calcext:value-type="float">
            <text:p>877.069945314607</text:p>
          </table:table-cell>
        </table:table-row>
        <table:table-row table:style-name="ro1">
          <table:table-cell office:value-type="float" office:value="71.5825" calcext:value-type="float">
            <text:p>71.5825</text:p>
          </table:table-cell>
          <table:table-cell office:value-type="float" office:value="280.696" calcext:value-type="float">
            <text:p>280.696</text:p>
          </table:table-cell>
          <table:table-cell office:value-type="float" office:value="39.8684" calcext:value-type="float">
            <text:p>39.8684</text:p>
          </table:table-cell>
          <table:table-cell office:value-type="float" office:value="70.8381" calcext:value-type="float">
            <text:p>70.8381</text:p>
          </table:table-cell>
          <table:table-cell office:value-type="float" office:value="267.976" calcext:value-type="float">
            <text:p>267.976</text:p>
          </table:table-cell>
          <table:table-cell office:value-type="float" office:value="39.5255" calcext:value-type="float">
            <text:p>39.5255</text:p>
          </table:table-cell>
          <table:table-cell/>
          <table:table-cell table:formula="of:=([.D362]-[.A362])/0.0166667" office:value-type="float" office:value="-44.6639106721786" calcext:value-type="float">
            <text:p>-44.6639106721786</text:p>
          </table:table-cell>
          <table:table-cell table:formula="of:=ABS([.E362]-[.B362])/0.0166667" office:value-type="float" office:value="763.198473603055" calcext:value-type="float">
            <text:p>763.198473603055</text:p>
          </table:table-cell>
          <table:table-cell table:formula="of:=([.F362]-[.C362])/0.0166667" office:value-type="float" office:value="-20.5739588520823" calcext:value-type="float">
            <text:p>-20.5739588520823</text:p>
          </table:table-cell>
          <table:table-cell table:formula="of:=DEGREES(ATAN(ABS([.F362]-[.C362])/ABS([.E362]-[.B362])))" office:value-type="float" office:value="1.54417969470845" calcext:value-type="float">
            <text:p>1.54417969470845</text:p>
          </table:table-cell>
          <table:table-cell table:formula="of:=SQRT(POWER([.H362];2)+POWER([.I362];2)+POWER([.J362];2))" office:value-type="float" office:value="764.781055472357" calcext:value-type="float">
            <text:p>764.781055472357</text:p>
          </table:table-cell>
        </table:table-row>
        <table:table-row table:style-name="ro1">
          <table:table-cell office:value-type="float" office:value="72.6134" calcext:value-type="float">
            <text:p>72.6134</text:p>
          </table:table-cell>
          <table:table-cell office:value-type="float" office:value="287.343" calcext:value-type="float">
            <text:p>287.343</text:p>
          </table:table-cell>
          <table:table-cell office:value-type="float" office:value="40.0363" calcext:value-type="float">
            <text:p>40.0363</text:p>
          </table:table-cell>
          <table:table-cell office:value-type="float" office:value="72.0874" calcext:value-type="float">
            <text:p>72.0874</text:p>
          </table:table-cell>
          <table:table-cell office:value-type="float" office:value="276.85" calcext:value-type="float">
            <text:p>276.85</text:p>
          </table:table-cell>
          <table:table-cell office:value-type="float" office:value="40.0003" calcext:value-type="float">
            <text:p>40.0003</text:p>
          </table:table-cell>
          <table:table-cell/>
          <table:table-cell table:formula="of:=([.D363]-[.A363])/0.0166667" office:value-type="float" office:value="-31.559936880126" calcext:value-type="float">
            <text:p>-31.559936880126</text:p>
          </table:table-cell>
          <table:table-cell table:formula="of:=ABS([.E363]-[.B363])/0.0166667" office:value-type="float" office:value="629.578740842518" calcext:value-type="float">
            <text:p>629.578740842518</text:p>
          </table:table-cell>
          <table:table-cell table:formula="of:=([.F363]-[.C363])/0.0166667" office:value-type="float" office:value="-2.1599956800083" calcext:value-type="float">
            <text:p>-2.1599956800083</text:p>
          </table:table-cell>
          <table:table-cell table:formula="of:=DEGREES(ATAN(ABS([.F363]-[.C363])/ABS([.E363]-[.B363])))" office:value-type="float" office:value="0.196572950493463" calcext:value-type="float">
            <text:p>0.196572950493463</text:p>
          </table:table-cell>
          <table:table-cell table:formula="of:=SQRT(POWER([.H363];2)+POWER([.I363];2)+POWER([.J363];2))" office:value-type="float" office:value="630.372973816348" calcext:value-type="float">
            <text:p>630.372973816348</text:p>
          </table:table-cell>
        </table:table-row>
        <table:table-row table:style-name="ro1">
          <table:table-cell office:value-type="float" office:value="73.1405" calcext:value-type="float">
            <text:p>73.1405</text:p>
          </table:table-cell>
          <table:table-cell office:value-type="float" office:value="288.402" calcext:value-type="float">
            <text:p>288.402</text:p>
          </table:table-cell>
          <table:table-cell office:value-type="float" office:value="41.6492" calcext:value-type="float">
            <text:p>41.6492</text:p>
          </table:table-cell>
          <table:table-cell office:value-type="float" office:value="72.3508" calcext:value-type="float">
            <text:p>72.3508</text:p>
          </table:table-cell>
          <table:table-cell office:value-type="float" office:value="277.869" calcext:value-type="float">
            <text:p>277.869</text:p>
          </table:table-cell>
          <table:table-cell office:value-type="float" office:value="41.5824" calcext:value-type="float">
            <text:p>41.5824</text:p>
          </table:table-cell>
          <table:table-cell/>
          <table:table-cell table:formula="of:=([.D364]-[.A364])/0.0166667" office:value-type="float" office:value="-47.3819052361893" calcext:value-type="float">
            <text:p>-47.3819052361893</text:p>
          </table:table-cell>
          <table:table-cell table:formula="of:=ABS([.E364]-[.B364])/0.0166667" office:value-type="float" office:value="631.978736042526" calcext:value-type="float">
            <text:p>631.978736042526</text:p>
          </table:table-cell>
          <table:table-cell table:formula="of:=([.F364]-[.C364])/0.0166667" office:value-type="float" office:value="-4.00799198401607" calcext:value-type="float">
            <text:p>-4.00799198401607</text:p>
          </table:table-cell>
          <table:table-cell table:formula="of:=DEGREES(ATAN(ABS([.F364]-[.C364])/ABS([.E364]-[.B364])))" office:value-type="float" office:value="0.363363406418672" calcext:value-type="float">
            <text:p>0.363363406418672</text:p>
          </table:table-cell>
          <table:table-cell table:formula="of:=SQRT(POWER([.H364];2)+POWER([.I364];2)+POWER([.J364];2))" office:value-type="float" office:value="633.765123490922" calcext:value-type="float">
            <text:p>633.765123490922</text:p>
          </table:table-cell>
        </table:table-row>
        <table:table-row table:style-name="ro1">
          <table:table-cell office:value-type="float" office:value="72.3538" calcext:value-type="float">
            <text:p>72.3538</text:p>
          </table:table-cell>
          <table:table-cell office:value-type="float" office:value="277.763" calcext:value-type="float">
            <text:p>277.763</text:p>
          </table:table-cell>
          <table:table-cell office:value-type="float" office:value="42.0998" calcext:value-type="float">
            <text:p>42.0998</text:p>
          </table:table-cell>
          <table:table-cell office:value-type="float" office:value="72.0879" calcext:value-type="float">
            <text:p>72.0879</text:p>
          </table:table-cell>
          <table:table-cell office:value-type="float" office:value="265.24" calcext:value-type="float">
            <text:p>265.24</text:p>
          </table:table-cell>
          <table:table-cell office:value-type="float" office:value="41.9373" calcext:value-type="float">
            <text:p>41.9373</text:p>
          </table:table-cell>
          <table:table-cell/>
          <table:table-cell table:formula="of:=([.D365]-[.A365])/0.0166667" office:value-type="float" office:value="-15.9539680920639" calcext:value-type="float">
            <text:p>-15.9539680920639</text:p>
          </table:table-cell>
          <table:table-cell table:formula="of:=ABS([.E365]-[.B365])/0.0166667" office:value-type="float" office:value="751.378497243004" calcext:value-type="float">
            <text:p>751.378497243004</text:p>
          </table:table-cell>
          <table:table-cell table:formula="of:=([.F365]-[.C365])/0.0166667" office:value-type="float" office:value="-9.74998050003909" calcext:value-type="float">
            <text:p>-9.74998050003909</text:p>
          </table:table-cell>
          <table:table-cell table:formula="of:=DEGREES(ATAN(ABS([.F365]-[.C365])/ABS([.E365]-[.B365])))" office:value-type="float" office:value="0.743435411113688" calcext:value-type="float">
            <text:p>0.743435411113688</text:p>
          </table:table-cell>
          <table:table-cell table:formula="of:=SQRT(POWER([.H365];2)+POWER([.I365];2)+POWER([.J365];2))" office:value-type="float" office:value="751.611094474255" calcext:value-type="float">
            <text:p>751.611094474255</text:p>
          </table:table-cell>
        </table:table-row>
        <table:table-row table:style-name="ro1">
          <table:table-cell office:value-type="float" office:value="72.1034" calcext:value-type="float">
            <text:p>72.1034</text:p>
          </table:table-cell>
          <table:table-cell office:value-type="float" office:value="277.671" calcext:value-type="float">
            <text:p>277.671</text:p>
          </table:table-cell>
          <table:table-cell office:value-type="float" office:value="42.3669" calcext:value-type="float">
            <text:p>42.3669</text:p>
          </table:table-cell>
          <table:table-cell office:value-type="float" office:value="71.5988" calcext:value-type="float">
            <text:p>71.5988</text:p>
          </table:table-cell>
          <table:table-cell office:value-type="float" office:value="265.124" calcext:value-type="float">
            <text:p>265.124</text:p>
          </table:table-cell>
          <table:table-cell office:value-type="float" office:value="42.205" calcext:value-type="float">
            <text:p>42.205</text:p>
          </table:table-cell>
          <table:table-cell/>
          <table:table-cell table:formula="of:=([.D366]-[.A366])/0.0166667" office:value-type="float" office:value="-30.2759394481209" calcext:value-type="float">
            <text:p>-30.2759394481209</text:p>
          </table:table-cell>
          <table:table-cell table:formula="of:=ABS([.E366]-[.B366])/0.0166667" office:value-type="float" office:value="752.818494363009" calcext:value-type="float">
            <text:p>752.818494363009</text:p>
          </table:table-cell>
          <table:table-cell table:formula="of:=([.F366]-[.C366])/0.0166667" office:value-type="float" office:value="-9.71398057203903" calcext:value-type="float">
            <text:p>-9.71398057203903</text:p>
          </table:table-cell>
          <table:table-cell table:formula="of:=DEGREES(ATAN(ABS([.F366]-[.C366])/ABS([.E366]-[.B366])))" office:value-type="float" office:value="0.739274083576156" calcext:value-type="float">
            <text:p>0.739274083576156</text:p>
          </table:table-cell>
          <table:table-cell table:formula="of:=SQRT(POWER([.H366];2)+POWER([.I366];2)+POWER([.J366];2))" office:value-type="float" office:value="753.48966773474" calcext:value-type="float">
            <text:p>753.48966773474</text:p>
          </table:table-cell>
        </table:table-row>
        <table:table-row table:style-name="ro1">
          <table:table-cell office:value-type="float" office:value="71.344" calcext:value-type="float">
            <text:p>71.344</text:p>
          </table:table-cell>
          <table:table-cell office:value-type="float" office:value="272.686" calcext:value-type="float">
            <text:p>272.686</text:p>
          </table:table-cell>
          <table:table-cell office:value-type="float" office:value="41.4459" calcext:value-type="float">
            <text:p>41.4459</text:p>
          </table:table-cell>
          <table:table-cell office:value-type="float" office:value="70.8691" calcext:value-type="float">
            <text:p>70.8691</text:p>
          </table:table-cell>
          <table:table-cell office:value-type="float" office:value="259.076" calcext:value-type="float">
            <text:p>259.076</text:p>
          </table:table-cell>
          <table:table-cell office:value-type="float" office:value="41.7732" calcext:value-type="float">
            <text:p>41.7732</text:p>
          </table:table-cell>
          <table:table-cell/>
          <table:table-cell table:formula="of:=([.D367]-[.A367])/0.0166667" office:value-type="float" office:value="-28.4939430121134" calcext:value-type="float">
            <text:p>-28.4939430121134</text:p>
          </table:table-cell>
          <table:table-cell table:formula="of:=ABS([.E367]-[.B367])/0.0166667" office:value-type="float" office:value="816.598366803264" calcext:value-type="float">
            <text:p>816.598366803264</text:p>
          </table:table-cell>
          <table:table-cell table:formula="of:=([.F367]-[.C367])/0.0166667" office:value-type="float" office:value="19.6379607240786" calcext:value-type="float">
            <text:p>19.6379607240786</text:p>
          </table:table-cell>
          <table:table-cell table:formula="of:=DEGREES(ATAN(ABS([.F367]-[.C367])/ABS([.E367]-[.B367])))" office:value-type="float" office:value="1.37761166532062" calcext:value-type="float">
            <text:p>1.37761166532062</text:p>
          </table:table-cell>
          <table:table-cell table:formula="of:=SQRT(POWER([.H367];2)+POWER([.I367];2)+POWER([.J367];2))" office:value-type="float" office:value="817.331295715229" calcext:value-type="float">
            <text:p>817.331295715229</text:p>
          </table:table-cell>
        </table:table-row>
        <table:table-row table:style-name="ro1">
          <table:table-cell office:value-type="float" office:value="72.3471" calcext:value-type="float">
            <text:p>72.3471</text:p>
          </table:table-cell>
          <table:table-cell office:value-type="float" office:value="273.964" calcext:value-type="float">
            <text:p>273.964</text:p>
          </table:table-cell>
          <table:table-cell office:value-type="float" office:value="41.9704" calcext:value-type="float">
            <text:p>41.9704</text:p>
          </table:table-cell>
          <table:table-cell office:value-type="float" office:value="71.8399" calcext:value-type="float">
            <text:p>71.8399</text:p>
          </table:table-cell>
          <table:table-cell office:value-type="float" office:value="264.044" calcext:value-type="float">
            <text:p>264.044</text:p>
          </table:table-cell>
          <table:table-cell office:value-type="float" office:value="41.6523" calcext:value-type="float">
            <text:p>41.6523</text:p>
          </table:table-cell>
          <table:table-cell/>
          <table:table-cell table:formula="of:=([.D368]-[.A368])/0.0166667" office:value-type="float" office:value="-30.4319391361216" calcext:value-type="float">
            <text:p>-30.4319391361216</text:p>
          </table:table-cell>
          <table:table-cell table:formula="of:=ABS([.E368]-[.B368])/0.0166667" office:value-type="float" office:value="595.198809602382" calcext:value-type="float">
            <text:p>595.198809602382</text:p>
          </table:table-cell>
          <table:table-cell table:formula="of:=([.F368]-[.C368])/0.0166667" office:value-type="float" office:value="-19.0859618280764" calcext:value-type="float">
            <text:p>-19.0859618280764</text:p>
          </table:table-cell>
          <table:table-cell table:formula="of:=DEGREES(ATAN(ABS([.F368]-[.C368])/ABS([.E368]-[.B368])))" office:value-type="float" office:value="1.83664761591282" calcext:value-type="float">
            <text:p>1.83664761591282</text:p>
          </table:table-cell>
          <table:table-cell table:formula="of:=SQRT(POWER([.H368];2)+POWER([.I368];2)+POWER([.J368];2))" office:value-type="float" office:value="596.281812409686" calcext:value-type="float">
            <text:p>596.281812409686</text:p>
          </table:table-cell>
        </table:table-row>
        <table:table-row table:style-name="ro1">
          <table:table-cell office:value-type="float" office:value="71.8448" calcext:value-type="float">
            <text:p>71.8448</text:p>
          </table:table-cell>
          <table:table-cell office:value-type="float" office:value="277.858" calcext:value-type="float">
            <text:p>277.858</text:p>
          </table:table-cell>
          <table:table-cell office:value-type="float" office:value="41.3386" calcext:value-type="float">
            <text:p>41.3386</text:p>
          </table:table-cell>
          <table:table-cell office:value-type="float" office:value="71.5933" calcext:value-type="float">
            <text:p>71.5933</text:p>
          </table:table-cell>
          <table:table-cell office:value-type="float" office:value="264.058" calcext:value-type="float">
            <text:p>264.058</text:p>
          </table:table-cell>
          <table:table-cell office:value-type="float" office:value="41.4087" calcext:value-type="float">
            <text:p>41.4087</text:p>
          </table:table-cell>
          <table:table-cell/>
          <table:table-cell table:formula="of:=([.D369]-[.A369])/0.0166667" office:value-type="float" office:value="-15.0899698200608" calcext:value-type="float">
            <text:p>-15.0899698200608</text:p>
          </table:table-cell>
          <table:table-cell table:formula="of:=ABS([.E369]-[.B369])/0.0166667" office:value-type="float" office:value="827.998344003313" calcext:value-type="float">
            <text:p>827.998344003313</text:p>
          </table:table-cell>
          <table:table-cell table:formula="of:=([.F369]-[.C369])/0.0166667" office:value-type="float" office:value="4.20599158801704" calcext:value-type="float">
            <text:p>4.20599158801704</text:p>
          </table:table-cell>
          <table:table-cell table:formula="of:=DEGREES(ATAN(ABS([.F369]-[.C369])/ABS([.E369]-[.B369])))" office:value-type="float" office:value="0.291043449162512" calcext:value-type="float">
            <text:p>0.291043449162512</text:p>
          </table:table-cell>
          <table:table-cell table:formula="of:=SQRT(POWER([.H369];2)+POWER([.I369];2)+POWER([.J369];2))" office:value-type="float" office:value="828.146517970484" calcext:value-type="float">
            <text:p>828.146517970484</text:p>
          </table:table-cell>
        </table:table-row>
        <table:table-row table:style-name="ro1">
          <table:table-cell office:value-type="float" office:value="73.6793" calcext:value-type="float">
            <text:p>73.6793</text:p>
          </table:table-cell>
          <table:table-cell office:value-type="float" office:value="293.807" calcext:value-type="float">
            <text:p>293.807</text:p>
          </table:table-cell>
          <table:table-cell office:value-type="float" office:value="41.8173" calcext:value-type="float">
            <text:p>41.8173</text:p>
          </table:table-cell>
          <table:table-cell office:value-type="float" office:value="73.1227" calcext:value-type="float">
            <text:p>73.1227</text:p>
          </table:table-cell>
          <table:table-cell office:value-type="float" office:value="281.695" calcext:value-type="float">
            <text:p>281.695</text:p>
          </table:table-cell>
          <table:table-cell office:value-type="float" office:value="42.2125" calcext:value-type="float">
            <text:p>42.2125</text:p>
          </table:table-cell>
          <table:table-cell/>
          <table:table-cell table:formula="of:=([.D370]-[.A370])/0.0166667" office:value-type="float" office:value="-33.3959332081338" calcext:value-type="float">
            <text:p>-33.3959332081338</text:p>
          </table:table-cell>
          <table:table-cell table:formula="of:=ABS([.E370]-[.B370])/0.0166667" office:value-type="float" office:value="726.718546562908" calcext:value-type="float">
            <text:p>726.718546562908</text:p>
          </table:table-cell>
          <table:table-cell table:formula="of:=([.F370]-[.C370])/0.0166667" office:value-type="float" office:value="23.7119525760946" calcext:value-type="float">
            <text:p>23.7119525760946</text:p>
          </table:table-cell>
          <table:table-cell table:formula="of:=DEGREES(ATAN(ABS([.F370]-[.C370])/ABS([.E370]-[.B370])))" office:value-type="float" office:value="1.8688293884495" calcext:value-type="float">
            <text:p>1.8688293884495</text:p>
          </table:table-cell>
          <table:table-cell table:formula="of:=SQRT(POWER([.H370];2)+POWER([.I370];2)+POWER([.J370];2))" office:value-type="float" office:value="727.871823172404" calcext:value-type="float">
            <text:p>727.871823172404</text:p>
          </table:table-cell>
        </table:table-row>
        <table:table-row table:style-name="ro1">
          <table:table-cell office:value-type="float" office:value="72.3507" calcext:value-type="float">
            <text:p>72.3507</text:p>
          </table:table-cell>
          <table:table-cell office:value-type="float" office:value="280.588" calcext:value-type="float">
            <text:p>280.588</text:p>
          </table:table-cell>
          <table:table-cell office:value-type="float" office:value="40.8875" calcext:value-type="float">
            <text:p>40.8875</text:p>
          </table:table-cell>
          <table:table-cell office:value-type="float" office:value="72.0831" calcext:value-type="float">
            <text:p>72.0831</text:p>
          </table:table-cell>
          <table:table-cell office:value-type="float" office:value="265.381" calcext:value-type="float">
            <text:p>265.381</text:p>
          </table:table-cell>
          <table:table-cell office:value-type="float" office:value="41.1812" calcext:value-type="float">
            <text:p>41.1812</text:p>
          </table:table-cell>
          <table:table-cell/>
          <table:table-cell table:formula="of:=([.D371]-[.A371])/0.0166667" office:value-type="float" office:value="-16.0559678880643" calcext:value-type="float">
            <text:p>-16.0559678880643</text:p>
          </table:table-cell>
          <table:table-cell table:formula="of:=ABS([.E371]-[.B371])/0.0166667" office:value-type="float" office:value="912.418175163653" calcext:value-type="float">
            <text:p>912.418175163653</text:p>
          </table:table-cell>
          <table:table-cell table:formula="of:=([.F371]-[.C371])/0.0166667" office:value-type="float" office:value="17.6219647560701" calcext:value-type="float">
            <text:p>17.6219647560701</text:p>
          </table:table-cell>
          <table:table-cell table:formula="of:=DEGREES(ATAN(ABS([.F371]-[.C371])/ABS([.E371]-[.B371])))" office:value-type="float" office:value="1.10644299340325" calcext:value-type="float">
            <text:p>1.10644299340325</text:p>
          </table:table-cell>
          <table:table-cell table:formula="of:=SQRT(POWER([.H371];2)+POWER([.I371];2)+POWER([.J371];2))" office:value-type="float" office:value="912.729562420138" calcext:value-type="float">
            <text:p>912.729562420138</text:p>
          </table:table-cell>
        </table:table-row>
        <table:table-row table:style-name="ro1">
          <table:table-cell office:value-type="float" office:value="70.8435" calcext:value-type="float">
            <text:p>70.8435</text:p>
          </table:table-cell>
          <table:table-cell office:value-type="float" office:value="273.877" calcext:value-type="float">
            <text:p>273.877</text:p>
          </table:table-cell>
          <table:table-cell office:value-type="float" office:value="41.5022" calcext:value-type="float">
            <text:p>41.5022</text:p>
          </table:table-cell>
          <table:table-cell office:value-type="float" office:value="70.1338" calcext:value-type="float">
            <text:p>70.1338</text:p>
          </table:table-cell>
          <table:table-cell office:value-type="float" office:value="261.402" calcext:value-type="float">
            <text:p>261.402</text:p>
          </table:table-cell>
          <table:table-cell office:value-type="float" office:value="41.6279" calcext:value-type="float">
            <text:p>41.6279</text:p>
          </table:table-cell>
          <table:table-cell/>
          <table:table-cell table:formula="of:=([.D372]-[.A372])/0.0166667" office:value-type="float" office:value="-42.5819148361711" calcext:value-type="float">
            <text:p>-42.5819148361711</text:p>
          </table:table-cell>
          <table:table-cell table:formula="of:=ABS([.E372]-[.B372])/0.0166667" office:value-type="float" office:value="748.498503002995" calcext:value-type="float">
            <text:p>748.498503002995</text:p>
          </table:table-cell>
          <table:table-cell table:formula="of:=([.F372]-[.C372])/0.0166667" office:value-type="float" office:value="7.54198491602986" calcext:value-type="float">
            <text:p>7.54198491602986</text:p>
          </table:table-cell>
          <table:table-cell table:formula="of:=DEGREES(ATAN(ABS([.F372]-[.C372])/ABS([.E372]-[.B372])))" office:value-type="float" office:value="0.57730146373038" calcext:value-type="float">
            <text:p>0.57730146373038</text:p>
          </table:table-cell>
          <table:table-cell table:formula="of:=SQRT(POWER([.H372];2)+POWER([.I372];2)+POWER([.J372];2))" office:value-type="float" office:value="749.74669722868" calcext:value-type="float">
            <text:p>749.74669722868</text:p>
          </table:table-cell>
        </table:table-row>
        <table:table-row table:style-name="ro1">
          <table:table-cell office:value-type="float" office:value="72.8768" calcext:value-type="float">
            <text:p>72.8768</text:p>
          </table:table-cell>
          <table:table-cell office:value-type="float" office:value="285.686" calcext:value-type="float">
            <text:p>285.686</text:p>
          </table:table-cell>
          <table:table-cell office:value-type="float" office:value="41.8297" calcext:value-type="float">
            <text:p>41.8297</text:p>
          </table:table-cell>
          <table:table-cell office:value-type="float" office:value="72.0939" calcext:value-type="float">
            <text:p>72.0939</text:p>
          </table:table-cell>
          <table:table-cell office:value-type="float" office:value="274.037" calcext:value-type="float">
            <text:p>274.037</text:p>
          </table:table-cell>
          <table:table-cell office:value-type="float" office:value="41.4643" calcext:value-type="float">
            <text:p>41.4643</text:p>
          </table:table-cell>
          <table:table-cell/>
          <table:table-cell table:formula="of:=([.D373]-[.A373])/0.0166667" office:value-type="float" office:value="-46.9739060521878" calcext:value-type="float">
            <text:p>-46.9739060521878</text:p>
          </table:table-cell>
          <table:table-cell table:formula="of:=ABS([.E373]-[.B373])/0.0166667" office:value-type="float" office:value="698.938602122796" calcext:value-type="float">
            <text:p>698.938602122796</text:p>
          </table:table-cell>
          <table:table-cell table:formula="of:=([.F373]-[.C373])/0.0166667" office:value-type="float" office:value="-21.9239561520878" calcext:value-type="float">
            <text:p>-21.9239561520878</text:p>
          </table:table-cell>
          <table:table-cell table:formula="of:=DEGREES(ATAN(ABS([.F373]-[.C373])/ABS([.E373]-[.B373])))" office:value-type="float" office:value="1.7966362327309" calcext:value-type="float">
            <text:p>1.7966362327309</text:p>
          </table:table-cell>
          <table:table-cell table:formula="of:=SQRT(POWER([.H373];2)+POWER([.I373];2)+POWER([.J373];2))" office:value-type="float" office:value="700.858314668897" calcext:value-type="float">
            <text:p>700.858314668897</text:p>
          </table:table-cell>
        </table:table-row>
        <table:table-row table:style-name="ro1">
          <table:table-cell office:value-type="float" office:value="72.3575" calcext:value-type="float">
            <text:p>72.3575</text:p>
          </table:table-cell>
          <table:table-cell office:value-type="float" office:value="287.275" calcext:value-type="float">
            <text:p>287.275</text:p>
          </table:table-cell>
          <table:table-cell office:value-type="float" office:value="40.3052" calcext:value-type="float">
            <text:p>40.3052</text:p>
          </table:table-cell>
          <table:table-cell office:value-type="float" office:value="72.0862" calcext:value-type="float">
            <text:p>72.0862</text:p>
          </table:table-cell>
          <table:table-cell office:value-type="float" office:value="266.556" calcext:value-type="float">
            <text:p>266.556</text:p>
          </table:table-cell>
          <table:table-cell office:value-type="float" office:value="41.4729" calcext:value-type="float">
            <text:p>41.4729</text:p>
          </table:table-cell>
          <table:table-cell/>
          <table:table-cell table:formula="of:=([.D374]-[.A374])/0.0166667" office:value-type="float" office:value="-16.2779674440649" calcext:value-type="float">
            <text:p>-16.2779674440649</text:p>
          </table:table-cell>
          <table:table-cell table:formula="of:=ABS([.E374]-[.B374])/0.0166667" office:value-type="float" office:value="1243.13751372497" calcext:value-type="float">
            <text:p>1243.13751372497</text:p>
          </table:table-cell>
          <table:table-cell table:formula="of:=([.F374]-[.C374])/0.0166667" office:value-type="float" office:value="70.0618598762805" calcext:value-type="float">
            <text:p>70.0618598762805</text:p>
          </table:table-cell>
          <table:table-cell table:formula="of:=DEGREES(ATAN(ABS([.F374]-[.C374])/ABS([.E374]-[.B374])))" office:value-type="float" office:value="3.22571455395519" calcext:value-type="float">
            <text:p>3.22571455395519</text:p>
          </table:table-cell>
          <table:table-cell table:formula="of:=SQRT(POWER([.H374];2)+POWER([.I374];2)+POWER([.J374];2))" office:value-type="float" office:value="1245.21665362448" calcext:value-type="float">
            <text:p>1245.21665362448</text:p>
          </table:table-cell>
        </table:table-row>
        <table:table-row table:style-name="ro1">
          <table:table-cell office:value-type="float" office:value="72.9047" calcext:value-type="float">
            <text:p>72.9047</text:p>
          </table:table-cell>
          <table:table-cell office:value-type="float" office:value="299.563" calcext:value-type="float">
            <text:p>299.563</text:p>
          </table:table-cell>
          <table:table-cell office:value-type="float" office:value="40.3993" calcext:value-type="float">
            <text:p>40.3993</text:p>
          </table:table-cell>
          <table:table-cell office:value-type="float" office:value="71.8454" calcext:value-type="float">
            <text:p>71.8454</text:p>
          </table:table-cell>
          <table:table-cell office:value-type="float" office:value="288.484" calcext:value-type="float">
            <text:p>288.484</text:p>
          </table:table-cell>
          <table:table-cell office:value-type="float" office:value="40.6256" calcext:value-type="float">
            <text:p>40.6256</text:p>
          </table:table-cell>
          <table:table-cell/>
          <table:table-cell table:formula="of:=([.D375]-[.A375])/0.0166667" office:value-type="float" office:value="-63.5578728842547" calcext:value-type="float">
            <text:p>-63.5578728842547</text:p>
          </table:table-cell>
          <table:table-cell table:formula="of:=ABS([.E375]-[.B375])/0.0166667" office:value-type="float" office:value="664.738670522659" calcext:value-type="float">
            <text:p>664.738670522659</text:p>
          </table:table-cell>
          <table:table-cell table:formula="of:=([.F375]-[.C375])/0.0166667" office:value-type="float" office:value="13.5779728440544" calcext:value-type="float">
            <text:p>13.5779728440544</text:p>
          </table:table-cell>
          <table:table-cell table:formula="of:=DEGREES(ATAN(ABS([.F375]-[.C375])/ABS([.E375]-[.B375])))" office:value-type="float" office:value="1.17016266030333" calcext:value-type="float">
            <text:p>1.17016266030333</text:p>
          </table:table-cell>
          <table:table-cell table:formula="of:=SQRT(POWER([.H375];2)+POWER([.I375];2)+POWER([.J375];2))" office:value-type="float" office:value="667.908275619009" calcext:value-type="float">
            <text:p>667.908275619009</text:p>
          </table:table-cell>
        </table:table-row>
        <table:table-row table:style-name="ro1">
          <table:table-cell office:value-type="float" office:value="71.8402" calcext:value-type="float">
            <text:p>71.8402</text:p>
          </table:table-cell>
          <table:table-cell office:value-type="float" office:value="285.951" calcext:value-type="float">
            <text:p>285.951</text:p>
          </table:table-cell>
          <table:table-cell office:value-type="float" office:value="40.0156" calcext:value-type="float">
            <text:p>40.0156</text:p>
          </table:table-cell>
          <table:table-cell office:value-type="float" office:value="71.3352" calcext:value-type="float">
            <text:p>71.3352</text:p>
          </table:table-cell>
          <table:table-cell office:value-type="float" office:value="271.667" calcext:value-type="float">
            <text:p>271.667</text:p>
          </table:table-cell>
          <table:table-cell office:value-type="float" office:value="40.1291" calcext:value-type="float">
            <text:p>40.1291</text:p>
          </table:table-cell>
          <table:table-cell/>
          <table:table-cell table:formula="of:=([.D376]-[.A376])/0.0166667" office:value-type="float" office:value="-30.2999394001209" calcext:value-type="float">
            <text:p>-30.2999394001209</text:p>
          </table:table-cell>
          <table:table-cell table:formula="of:=ABS([.E376]-[.B376])/0.0166667" office:value-type="float" office:value="857.038285923431" calcext:value-type="float">
            <text:p>857.038285923431</text:p>
          </table:table-cell>
          <table:table-cell table:formula="of:=([.F376]-[.C376])/0.0166667" office:value-type="float" office:value="6.80998638002736" calcext:value-type="float">
            <text:p>6.80998638002736</text:p>
          </table:table-cell>
          <table:table-cell table:formula="of:=DEGREES(ATAN(ABS([.F376]-[.C376])/ABS([.E376]-[.B376])))" office:value-type="float" office:value="0.455260019315566" calcext:value-type="float">
            <text:p>0.455260019315566</text:p>
          </table:table-cell>
          <table:table-cell table:formula="of:=SQRT(POWER([.H376];2)+POWER([.I376];2)+POWER([.J376];2))" office:value-type="float" office:value="857.600772959493" calcext:value-type="float">
            <text:p>857.600772959493</text:p>
          </table:table-cell>
        </table:table-row>
        <table:table-row table:style-name="ro1">
          <table:table-cell office:value-type="float" office:value="73.1486" calcext:value-type="float">
            <text:p>73.1486</text:p>
          </table:table-cell>
          <table:table-cell office:value-type="float" office:value="292.632" calcext:value-type="float">
            <text:p>292.632</text:p>
          </table:table-cell>
          <table:table-cell office:value-type="float" office:value="40.7185" calcext:value-type="float">
            <text:p>40.7185</text:p>
          </table:table-cell>
          <table:table-cell office:value-type="float" office:value="72.856" calcext:value-type="float">
            <text:p>72.856</text:p>
          </table:table-cell>
          <table:table-cell office:value-type="float" office:value="279.289" calcext:value-type="float">
            <text:p>279.289</text:p>
          </table:table-cell>
          <table:table-cell office:value-type="float" office:value="41.0951" calcext:value-type="float">
            <text:p>41.0951</text:p>
          </table:table-cell>
          <table:table-cell/>
          <table:table-cell table:formula="of:=([.D377]-[.A377])/0.0166667" office:value-type="float" office:value="-17.5559648880707" calcext:value-type="float">
            <text:p>-17.5559648880707</text:p>
          </table:table-cell>
          <table:table-cell table:formula="of:=ABS([.E377]-[.B377])/0.0166667" office:value-type="float" office:value="800.578398843203" calcext:value-type="float">
            <text:p>800.578398843203</text:p>
          </table:table-cell>
          <table:table-cell table:formula="of:=([.F377]-[.C377])/0.0166667" office:value-type="float" office:value="22.5959548080906" calcext:value-type="float">
            <text:p>22.5959548080906</text:p>
          </table:table-cell>
          <table:table-cell table:formula="of:=DEGREES(ATAN(ABS([.F377]-[.C377])/ABS([.E377]-[.B377])))" office:value-type="float" office:value="1.61671764640432" calcext:value-type="float">
            <text:p>1.61671764640432</text:p>
          </table:table-cell>
          <table:table-cell table:formula="of:=SQRT(POWER([.H377];2)+POWER([.I377];2)+POWER([.J377];2))" office:value-type="float" office:value="801.089609077029" calcext:value-type="float">
            <text:p>801.089609077029</text:p>
          </table:table-cell>
        </table:table-row>
        <table:table-row table:style-name="ro1">
          <table:table-cell office:value-type="float" office:value="71.8454" calcext:value-type="float">
            <text:p>71.8454</text:p>
          </table:table-cell>
          <table:table-cell office:value-type="float" office:value="288.489" calcext:value-type="float">
            <text:p>288.489</text:p>
          </table:table-cell>
          <table:table-cell office:value-type="float" office:value="40.6247" calcext:value-type="float">
            <text:p>40.6247</text:p>
          </table:table-cell>
          <table:table-cell office:value-type="float" office:value="71.3358" calcext:value-type="float">
            <text:p>71.3358</text:p>
          </table:table-cell>
          <table:table-cell office:value-type="float" office:value="275.387" calcext:value-type="float">
            <text:p>275.387</text:p>
          </table:table-cell>
          <table:table-cell office:value-type="float" office:value="40.5011" calcext:value-type="float">
            <text:p>40.5011</text:p>
          </table:table-cell>
          <table:table-cell/>
          <table:table-cell table:formula="of:=([.D378]-[.A378])/0.0166667" office:value-type="float" office:value="-30.5759388481218" calcext:value-type="float">
            <text:p>-30.5759388481218</text:p>
          </table:table-cell>
          <table:table-cell table:formula="of:=ABS([.E378]-[.B378])/0.0166667" office:value-type="float" office:value="786.118427763143" calcext:value-type="float">
            <text:p>786.118427763143</text:p>
          </table:table-cell>
          <table:table-cell table:formula="of:=([.F378]-[.C378])/0.0166667" office:value-type="float" office:value="-7.41598516802943" calcext:value-type="float">
            <text:p>-7.41598516802943</text:p>
          </table:table-cell>
          <table:table-cell table:formula="of:=DEGREES(ATAN(ABS([.F378]-[.C378])/ABS([.E378]-[.B378])))" office:value-type="float" office:value="0.5404936865011" calcext:value-type="float">
            <text:p>0.5404936865011</text:p>
          </table:table-cell>
          <table:table-cell table:formula="of:=SQRT(POWER([.H378];2)+POWER([.I378];2)+POWER([.J378];2))" office:value-type="float" office:value="786.747778732964" calcext:value-type="float">
            <text:p>786.747778732964</text:p>
          </table:table-cell>
        </table:table-row>
        <table:table-row table:style-name="ro1">
          <table:table-cell office:value-type="float" office:value="72.3522" calcext:value-type="float">
            <text:p>72.3522</text:p>
          </table:table-cell>
          <table:table-cell office:value-type="float" office:value="283.269" calcext:value-type="float">
            <text:p>283.269</text:p>
          </table:table-cell>
          <table:table-cell office:value-type="float" office:value="40.4493" calcext:value-type="float">
            <text:p>40.4493</text:p>
          </table:table-cell>
          <table:table-cell office:value-type="float" office:value="72.3331" calcext:value-type="float">
            <text:p>72.3331</text:p>
          </table:table-cell>
          <table:table-cell office:value-type="float" office:value="267.835" calcext:value-type="float">
            <text:p>267.835</text:p>
          </table:table-cell>
          <table:table-cell office:value-type="float" office:value="41.2567" calcext:value-type="float">
            <text:p>41.2567</text:p>
          </table:table-cell>
          <table:table-cell/>
          <table:table-cell table:formula="of:=([.D379]-[.A379])/0.0166667" office:value-type="float" office:value="-1.14599770800426" calcext:value-type="float">
            <text:p>-1.14599770800426</text:p>
          </table:table-cell>
          <table:table-cell table:formula="of:=ABS([.E379]-[.B379])/0.0166667" office:value-type="float" office:value="926.038147923706" calcext:value-type="float">
            <text:p>926.038147923706</text:p>
          </table:table-cell>
          <table:table-cell table:formula="of:=([.F379]-[.C379])/0.0166667" office:value-type="float" office:value="48.4439031121939" calcext:value-type="float">
            <text:p>48.4439031121939</text:p>
          </table:table-cell>
          <table:table-cell table:formula="of:=DEGREES(ATAN(ABS([.F379]-[.C379])/ABS([.E379]-[.B379])))" office:value-type="float" office:value="2.99458868170227" calcext:value-type="float">
            <text:p>2.99458868170227</text:p>
          </table:table-cell>
          <table:table-cell table:formula="of:=SQRT(POWER([.H379];2)+POWER([.I379];2)+POWER([.J379];2))" office:value-type="float" office:value="927.305115088587" calcext:value-type="float">
            <text:p>927.305115088587</text:p>
          </table:table-cell>
        </table:table-row>
        <table:table-row table:style-name="ro1">
          <table:table-cell office:value-type="float" office:value="71.5837" calcext:value-type="float">
            <text:p>71.5837</text:p>
          </table:table-cell>
          <table:table-cell office:value-type="float" office:value="287.238" calcext:value-type="float">
            <text:p>287.238</text:p>
          </table:table-cell>
          <table:table-cell office:value-type="float" office:value="40.063" calcext:value-type="float">
            <text:p>40.063</text:p>
          </table:table-cell>
          <table:table-cell office:value-type="float" office:value="70.8278" calcext:value-type="float">
            <text:p>70.8278</text:p>
          </table:table-cell>
          <table:table-cell office:value-type="float" office:value="275.474" calcext:value-type="float">
            <text:p>275.474</text:p>
          </table:table-cell>
          <table:table-cell office:value-type="float" office:value="39.7423" calcext:value-type="float">
            <text:p>39.7423</text:p>
          </table:table-cell>
          <table:table-cell/>
          <table:table-cell table:formula="of:=([.D380]-[.A380])/0.0166667" office:value-type="float" office:value="-45.3539092921812" calcext:value-type="float">
            <text:p>-45.3539092921812</text:p>
          </table:table-cell>
          <table:table-cell table:formula="of:=ABS([.E380]-[.B380])/0.0166667" office:value-type="float" office:value="705.838588322824" calcext:value-type="float">
            <text:p>705.838588322824</text:p>
          </table:table-cell>
          <table:table-cell table:formula="of:=([.F380]-[.C380])/0.0166667" office:value-type="float" office:value="-19.2419615160771" calcext:value-type="float">
            <text:p>-19.2419615160771</text:p>
          </table:table-cell>
          <table:table-cell table:formula="of:=DEGREES(ATAN(ABS([.F380]-[.C380])/ABS([.E380]-[.B380])))" office:value-type="float" office:value="1.56156126024088" calcext:value-type="float">
            <text:p>1.56156126024088</text:p>
          </table:table-cell>
          <table:table-cell table:formula="of:=SQRT(POWER([.H380];2)+POWER([.I380];2)+POWER([.J380];2))" office:value-type="float" office:value="707.555893860426" calcext:value-type="float">
            <text:p>707.555893860426</text:p>
          </table:table-cell>
        </table:table-row>
        <table:table-row table:style-name="ro1">
          <table:table-cell office:value-type="float" office:value="72.1017" calcext:value-type="float">
            <text:p>72.1017</text:p>
          </table:table-cell>
          <table:table-cell office:value-type="float" office:value="287.185" calcext:value-type="float">
            <text:p>287.185</text:p>
          </table:table-cell>
          <table:table-cell office:value-type="float" office:value="40.5775" calcext:value-type="float">
            <text:p>40.5775</text:p>
          </table:table-cell>
          <table:table-cell office:value-type="float" office:value="71.3358" calcext:value-type="float">
            <text:p>71.3358</text:p>
          </table:table-cell>
          <table:table-cell office:value-type="float" office:value="275.392" calcext:value-type="float">
            <text:p>275.392</text:p>
          </table:table-cell>
          <table:table-cell office:value-type="float" office:value="40.5003" calcext:value-type="float">
            <text:p>40.5003</text:p>
          </table:table-cell>
          <table:table-cell/>
          <table:table-cell table:formula="of:=([.D381]-[.A381])/0.0166667" office:value-type="float" office:value="-45.9539080921831" calcext:value-type="float">
            <text:p>-45.9539080921831</text:p>
          </table:table-cell>
          <table:table-cell table:formula="of:=ABS([.E381]-[.B381])/0.0166667" office:value-type="float" office:value="707.578584842831" calcext:value-type="float">
            <text:p>707.578584842831</text:p>
          </table:table-cell>
          <table:table-cell table:formula="of:=([.F381]-[.C381])/0.0166667" office:value-type="float" office:value="-4.63199073601839" calcext:value-type="float">
            <text:p>-4.63199073601839</text:p>
          </table:table-cell>
          <table:table-cell table:formula="of:=DEGREES(ATAN(ABS([.F381]-[.C381])/ABS([.E381]-[.B381])))" office:value-type="float" office:value="0.375067497361874" calcext:value-type="float">
            <text:p>0.375067497361874</text:p>
          </table:table-cell>
          <table:table-cell table:formula="of:=SQRT(POWER([.H381];2)+POWER([.I381];2)+POWER([.J381];2))" office:value-type="float" office:value="709.084389008323" calcext:value-type="float">
            <text:p>709.084389008323</text:p>
          </table:table-cell>
        </table:table-row>
        <table:table-row table:style-name="ro1">
          <table:table-cell office:value-type="float" office:value="71.5896" calcext:value-type="float">
            <text:p>71.5896</text:p>
          </table:table-cell>
          <table:table-cell office:value-type="float" office:value="280.475" calcext:value-type="float">
            <text:p>280.475</text:p>
          </table:table-cell>
          <table:table-cell office:value-type="float" office:value="40.9131" calcext:value-type="float">
            <text:p>40.9131</text:p>
          </table:table-cell>
          <table:table-cell office:value-type="float" office:value="70.85" calcext:value-type="float">
            <text:p>70.85</text:p>
          </table:table-cell>
          <table:table-cell office:value-type="float" office:value="267.691" calcext:value-type="float">
            <text:p>267.691</text:p>
          </table:table-cell>
          <table:table-cell office:value-type="float" office:value="41.049" calcext:value-type="float">
            <text:p>41.049</text:p>
          </table:table-cell>
          <table:table-cell/>
          <table:table-cell table:formula="of:=([.D382]-[.A382])/0.0166667" office:value-type="float" office:value="-44.3759112481781" calcext:value-type="float">
            <text:p>-44.3759112481781</text:p>
          </table:table-cell>
          <table:table-cell table:formula="of:=ABS([.E382]-[.B382])/0.0166667" office:value-type="float" office:value="767.038465923071" calcext:value-type="float">
            <text:p>767.038465923071</text:p>
          </table:table-cell>
          <table:table-cell table:formula="of:=([.F382]-[.C382])/0.0166667" office:value-type="float" office:value="8.15398369203258" calcext:value-type="float">
            <text:p>8.15398369203258</text:p>
          </table:table-cell>
          <table:table-cell table:formula="of:=DEGREES(ATAN(ABS([.F382]-[.C382])/ABS([.E382]-[.B382])))" office:value-type="float" office:value="0.609058443847787" calcext:value-type="float">
            <text:p>0.609058443847787</text:p>
          </table:table-cell>
          <table:table-cell table:formula="of:=SQRT(POWER([.H382];2)+POWER([.I382];2)+POWER([.J382];2))" office:value-type="float" office:value="768.364312780581" calcext:value-type="float">
            <text:p>768.364312780581</text:p>
          </table:table-cell>
        </table:table-row>
        <table:table-row table:style-name="ro1">
          <table:table-cell office:value-type="float" office:value="72.3522" calcext:value-type="float">
            <text:p>72.3522</text:p>
          </table:table-cell>
          <table:table-cell office:value-type="float" office:value="283.269" calcext:value-type="float">
            <text:p>283.269</text:p>
          </table:table-cell>
          <table:table-cell office:value-type="float" office:value="40.4493" calcext:value-type="float">
            <text:p>40.4493</text:p>
          </table:table-cell>
          <table:table-cell office:value-type="float" office:value="72.3323" calcext:value-type="float">
            <text:p>72.3323</text:p>
          </table:table-cell>
          <table:table-cell office:value-type="float" office:value="269.162" calcext:value-type="float">
            <text:p>269.162</text:p>
          </table:table-cell>
          <table:table-cell office:value-type="float" office:value="40.7882" calcext:value-type="float">
            <text:p>40.7882</text:p>
          </table:table-cell>
          <table:table-cell/>
          <table:table-cell table:formula="of:=([.D383]-[.A383])/0.0166667" office:value-type="float" office:value="-1.19399761200434" calcext:value-type="float">
            <text:p>-1.19399761200434</text:p>
          </table:table-cell>
          <table:table-cell table:formula="of:=ABS([.E383]-[.B383])/0.0166667" office:value-type="float" office:value="846.418307163387" calcext:value-type="float">
            <text:p>846.418307163387</text:p>
          </table:table-cell>
          <table:table-cell table:formula="of:=([.F383]-[.C383])/0.0166667" office:value-type="float" office:value="20.3339593320815" calcext:value-type="float">
            <text:p>20.3339593320815</text:p>
          </table:table-cell>
          <table:table-cell table:formula="of:=DEGREES(ATAN(ABS([.F383]-[.C383])/ABS([.E383]-[.B383])))" office:value-type="float" office:value="1.37618242624772" calcext:value-type="float">
            <text:p>1.37618242624772</text:p>
          </table:table-cell>
          <table:table-cell table:formula="of:=SQRT(POWER([.H383];2)+POWER([.I383];2)+POWER([.J383];2))" office:value-type="float" office:value="846.663360630275" calcext:value-type="float">
            <text:p>846.663360630275</text:p>
          </table:table-cell>
        </table:table-row>
        <table:table-row table:style-name="ro1">
          <table:table-cell office:value-type="float" office:value="72.3606" calcext:value-type="float">
            <text:p>72.3606</text:p>
          </table:table-cell>
          <table:table-cell office:value-type="float" office:value="287.155" calcext:value-type="float">
            <text:p>287.155</text:p>
          </table:table-cell>
          <table:table-cell office:value-type="float" office:value="40.8351" calcext:value-type="float">
            <text:p>40.8351</text:p>
          </table:table-cell>
          <table:table-cell office:value-type="float" office:value="71.5886" calcext:value-type="float">
            <text:p>71.5886</text:p>
          </table:table-cell>
          <table:table-cell office:value-type="float" office:value="275.371" calcext:value-type="float">
            <text:p>275.371</text:p>
          </table:table-cell>
          <table:table-cell office:value-type="float" office:value="40.7508" calcext:value-type="float">
            <text:p>40.7508</text:p>
          </table:table-cell>
          <table:table-cell/>
          <table:table-cell table:formula="of:=([.D384]-[.A384])/0.0166667" office:value-type="float" office:value="-46.3199073601856" calcext:value-type="float">
            <text:p>-46.3199073601856</text:p>
          </table:table-cell>
          <table:table-cell table:formula="of:=ABS([.E384]-[.B384])/0.0166667" office:value-type="float" office:value="707.038585922828" calcext:value-type="float">
            <text:p>707.038585922828</text:p>
          </table:table-cell>
          <table:table-cell table:formula="of:=([.F384]-[.C384])/0.0166667" office:value-type="float" office:value="-5.05798988402017" calcext:value-type="float">
            <text:p>-5.05798988402017</text:p>
          </table:table-cell>
          <table:table-cell table:formula="of:=DEGREES(ATAN(ABS([.F384]-[.C384])/ABS([.E384]-[.B384])))" office:value-type="float" office:value="0.409873711889397" calcext:value-type="float">
            <text:p>0.409873711889397</text:p>
          </table:table-cell>
          <table:table-cell table:formula="of:=SQRT(POWER([.H384];2)+POWER([.I384];2)+POWER([.J384];2))" office:value-type="float" office:value="708.572282172592" calcext:value-type="float">
            <text:p>708.572282172592</text:p>
          </table:table-cell>
        </table:table-row>
        <table:table-row table:style-name="ro1">
          <table:table-cell office:value-type="float" office:value="72.3629" calcext:value-type="float">
            <text:p>72.3629</text:p>
          </table:table-cell>
          <table:table-cell office:value-type="float" office:value="288.481" calcext:value-type="float">
            <text:p>288.481</text:p>
          </table:table-cell>
          <table:table-cell office:value-type="float" office:value="40.8771" calcext:value-type="float">
            <text:p>40.8771</text:p>
          </table:table-cell>
          <table:table-cell office:value-type="float" office:value="71.8422" calcext:value-type="float">
            <text:p>71.8422</text:p>
          </table:table-cell>
          <table:table-cell office:value-type="float" office:value="276.617" calcext:value-type="float">
            <text:p>276.617</text:p>
          </table:table-cell>
          <table:table-cell office:value-type="float" office:value="41.042" calcext:value-type="float">
            <text:p>41.042</text:p>
          </table:table-cell>
          <table:table-cell/>
          <table:table-cell table:formula="of:=([.D385]-[.A385])/0.0166667" office:value-type="float" office:value="-31.2419375161244" calcext:value-type="float">
            <text:p>-31.2419375161244</text:p>
          </table:table-cell>
          <table:table-cell table:formula="of:=ABS([.E385]-[.B385])/0.0166667" office:value-type="float" office:value="711.838576322846" calcext:value-type="float">
            <text:p>711.838576322846</text:p>
          </table:table-cell>
          <table:table-cell table:formula="of:=([.F385]-[.C385])/0.0166667" office:value-type="float" office:value="9.89398021203975" calcext:value-type="float">
            <text:p>9.89398021203975</text:p>
          </table:table-cell>
          <table:table-cell table:formula="of:=DEGREES(ATAN(ABS([.F385]-[.C385])/ABS([.E385]-[.B385])))" office:value-type="float" office:value="0.796313696527438" calcext:value-type="float">
            <text:p>0.796313696527438</text:p>
          </table:table-cell>
          <table:table-cell table:formula="of:=SQRT(POWER([.H385];2)+POWER([.I385];2)+POWER([.J385];2))" office:value-type="float" office:value="712.592526094355" calcext:value-type="float">
            <text:p>712.592526094355</text:p>
          </table:table-cell>
        </table:table-row>
        <table:table-row table:style-name="ro1">
          <table:table-cell office:value-type="float" office:value="72.6072" calcext:value-type="float">
            <text:p>72.6072</text:p>
          </table:table-cell>
          <table:table-cell office:value-type="float" office:value="277.734" calcext:value-type="float">
            <text:p>277.734</text:p>
          </table:table-cell>
          <table:table-cell office:value-type="float" office:value="42.3521" calcext:value-type="float">
            <text:p>42.3521</text:p>
          </table:table-cell>
          <table:table-cell office:value-type="float" office:value="72.0909" calcext:value-type="float">
            <text:p>72.0909</text:p>
          </table:table-cell>
          <table:table-cell office:value-type="float" office:value="266.409" calcext:value-type="float">
            <text:p>266.409</text:p>
          </table:table-cell>
          <table:table-cell office:value-type="float" office:value="42.2313" calcext:value-type="float">
            <text:p>42.2313</text:p>
          </table:table-cell>
          <table:table-cell/>
          <table:table-cell table:formula="of:=([.D386]-[.A386])/0.0166667" office:value-type="float" office:value="-30.977938044124" calcext:value-type="float">
            <text:p>-30.977938044124</text:p>
          </table:table-cell>
          <table:table-cell table:formula="of:=ABS([.E386]-[.B386])/0.0166667" office:value-type="float" office:value="679.498641002717" calcext:value-type="float">
            <text:p>679.498641002717</text:p>
          </table:table-cell>
          <table:table-cell table:formula="of:=([.F386]-[.C386])/0.0166667" office:value-type="float" office:value="-7.24798550402915" calcext:value-type="float">
            <text:p>-7.24798550402915</text:p>
          </table:table-cell>
          <table:table-cell table:formula="of:=DEGREES(ATAN(ABS([.F386]-[.C386])/ABS([.E386]-[.B386])))" office:value-type="float" office:value="0.611131804436534" calcext:value-type="float">
            <text:p>0.611131804436534</text:p>
          </table:table-cell>
          <table:table-cell table:formula="of:=SQRT(POWER([.H386];2)+POWER([.I386];2)+POWER([.J386];2))" office:value-type="float" office:value="680.243022061875" calcext:value-type="float">
            <text:p>680.243022061875</text:p>
          </table:table-cell>
        </table:table-row>
        <table:table-row table:style-name="ro1">
          <table:table-cell office:value-type="float" office:value="71.8456" calcext:value-type="float">
            <text:p>71.8456</text:p>
          </table:table-cell>
          <table:table-cell office:value-type="float" office:value="276.533" calcext:value-type="float">
            <text:p>276.533</text:p>
          </table:table-cell>
          <table:table-cell office:value-type="float" office:value="41.5552" calcext:value-type="float">
            <text:p>41.5552</text:p>
          </table:table-cell>
          <table:table-cell office:value-type="float" office:value="71.1055" calcext:value-type="float">
            <text:p>71.1055</text:p>
          </table:table-cell>
          <table:table-cell office:value-type="float" office:value="263.951" calcext:value-type="float">
            <text:p>263.951</text:p>
          </table:table-cell>
          <table:table-cell office:value-type="float" office:value="41.6749" calcext:value-type="float">
            <text:p>41.6749</text:p>
          </table:table-cell>
          <table:table-cell/>
          <table:table-cell table:formula="of:=([.D387]-[.A387])/0.0166667" office:value-type="float" office:value="-44.4059111881775" calcext:value-type="float">
            <text:p>-44.4059111881775</text:p>
          </table:table-cell>
          <table:table-cell table:formula="of:=ABS([.E387]-[.B387])/0.0166667" office:value-type="float" office:value="754.918490163019" calcext:value-type="float">
            <text:p>754.918490163019</text:p>
          </table:table-cell>
          <table:table-cell table:formula="of:=([.F387]-[.C387])/0.0166667" office:value-type="float" office:value="7.18198563602883" calcext:value-type="float">
            <text:p>7.18198563602883</text:p>
          </table:table-cell>
          <table:table-cell table:formula="of:=DEGREES(ATAN(ABS([.F387]-[.C387])/ABS([.E387]-[.B387])))" office:value-type="float" office:value="0.545072159237705" calcext:value-type="float">
            <text:p>0.545072159237705</text:p>
          </table:table-cell>
          <table:table-cell table:formula="of:=SQRT(POWER([.H387];2)+POWER([.I387];2)+POWER([.J387];2))" office:value-type="float" office:value="756.257490975224" calcext:value-type="float">
            <text:p>756.257490975224</text:p>
          </table:table-cell>
        </table:table-row>
        <table:table-row table:style-name="ro1">
          <table:table-cell office:value-type="float" office:value="72.097" calcext:value-type="float">
            <text:p>72.097</text:p>
          </table:table-cell>
          <table:table-cell office:value-type="float" office:value="279.214" calcext:value-type="float">
            <text:p>279.214</text:p>
          </table:table-cell>
          <table:table-cell office:value-type="float" office:value="41.1144" calcext:value-type="float">
            <text:p>41.1144</text:p>
          </table:table-cell>
          <table:table-cell office:value-type="float" office:value="71.3499" calcext:value-type="float">
            <text:p>71.3499</text:p>
          </table:table-cell>
          <table:table-cell office:value-type="float" office:value="265.195" calcext:value-type="float">
            <text:p>265.195</text:p>
          </table:table-cell>
          <table:table-cell office:value-type="float" office:value="41.7076" calcext:value-type="float">
            <text:p>41.7076</text:p>
          </table:table-cell>
          <table:table-cell/>
          <table:table-cell table:formula="of:=([.D388]-[.A388])/0.0166667" office:value-type="float" office:value="-44.8259103481786" calcext:value-type="float">
            <text:p>-44.8259103481786</text:p>
          </table:table-cell>
          <table:table-cell table:formula="of:=ABS([.E388]-[.B388])/0.0166667" office:value-type="float" office:value="841.138317723365" calcext:value-type="float">
            <text:p>841.138317723365</text:p>
          </table:table-cell>
          <table:table-cell table:formula="of:=([.F388]-[.C388])/0.0166667" office:value-type="float" office:value="35.5919288161421" calcext:value-type="float">
            <text:p>35.5919288161421</text:p>
          </table:table-cell>
          <table:table-cell table:formula="of:=DEGREES(ATAN(ABS([.F388]-[.C388])/ABS([.E388]-[.B388])))" office:value-type="float" office:value="2.42296835514908" calcext:value-type="float">
            <text:p>2.42296835514908</text:p>
          </table:table-cell>
          <table:table-cell table:formula="of:=SQRT(POWER([.H388];2)+POWER([.I388];2)+POWER([.J388];2))" office:value-type="float" office:value="843.083517320727" calcext:value-type="float">
            <text:p>843.083517320727</text:p>
          </table:table-cell>
        </table:table-row>
        <table:table-row table:style-name="ro1">
          <table:table-cell office:value-type="float" office:value="71.8448" calcext:value-type="float">
            <text:p>71.8448</text:p>
          </table:table-cell>
          <table:table-cell office:value-type="float" office:value="277.858" calcext:value-type="float">
            <text:p>277.858</text:p>
          </table:table-cell>
          <table:table-cell office:value-type="float" office:value="41.3386" calcext:value-type="float">
            <text:p>41.3386</text:p>
          </table:table-cell>
          <table:table-cell office:value-type="float" office:value="71.3481" calcext:value-type="float">
            <text:p>71.3481</text:p>
          </table:table-cell>
          <table:table-cell office:value-type="float" office:value="265.243" calcext:value-type="float">
            <text:p>265.243</text:p>
          </table:table-cell>
          <table:table-cell office:value-type="float" office:value="41.4556" calcext:value-type="float">
            <text:p>41.4556</text:p>
          </table:table-cell>
          <table:table-cell/>
          <table:table-cell table:formula="of:=([.D389]-[.A389])/0.0166667" office:value-type="float" office:value="-29.8019403961195" calcext:value-type="float">
            <text:p>-29.8019403961195</text:p>
          </table:table-cell>
          <table:table-cell table:formula="of:=ABS([.E389]-[.B389])/0.0166667" office:value-type="float" office:value="756.898486203028" calcext:value-type="float">
            <text:p>756.898486203028</text:p>
          </table:table-cell>
          <table:table-cell table:formula="of:=([.F389]-[.C389])/0.0166667" office:value-type="float" office:value="7.01998596002792" calcext:value-type="float">
            <text:p>7.01998596002792</text:p>
          </table:table-cell>
          <table:table-cell table:formula="of:=DEGREES(ATAN(ABS([.F389]-[.C389])/ABS([.E389]-[.B389])))" office:value-type="float" office:value="0.531384383606791" calcext:value-type="float">
            <text:p>0.531384383606791</text:p>
          </table:table-cell>
          <table:table-cell table:formula="of:=SQRT(POWER([.H389];2)+POWER([.I389];2)+POWER([.J389];2))" office:value-type="float" office:value="757.517494366096" calcext:value-type="float">
            <text:p>757.517494366096</text:p>
          </table:table-cell>
        </table:table-row>
        <table:table-row table:style-name="ro1">
          <table:table-cell office:value-type="float" office:value="72.1018" calcext:value-type="float">
            <text:p>72.1018</text:p>
          </table:table-cell>
          <table:table-cell office:value-type="float" office:value="283.101" calcext:value-type="float">
            <text:p>283.101</text:p>
          </table:table-cell>
          <table:table-cell office:value-type="float" office:value="41.2383" calcext:value-type="float">
            <text:p>41.2383</text:p>
          </table:table-cell>
          <table:table-cell office:value-type="float" office:value="71.8401" calcext:value-type="float">
            <text:p>71.8401</text:p>
          </table:table-cell>
          <table:table-cell office:value-type="float" office:value="269.027" calcext:value-type="float">
            <text:p>269.027</text:p>
          </table:table-cell>
          <table:table-cell office:value-type="float" office:value="41.3078" calcext:value-type="float">
            <text:p>41.3078</text:p>
          </table:table-cell>
          <table:table-cell/>
          <table:table-cell table:formula="of:=([.D390]-[.A390])/0.0166667" office:value-type="float" office:value="-15.7019685960622" calcext:value-type="float">
            <text:p>-15.7019685960622</text:p>
          </table:table-cell>
          <table:table-cell table:formula="of:=ABS([.E390]-[.B390])/0.0166667" office:value-type="float" office:value="844.438311123379" calcext:value-type="float">
            <text:p>844.438311123379</text:p>
          </table:table-cell>
          <table:table-cell table:formula="of:=([.F390]-[.C390])/0.0166667" office:value-type="float" office:value="4.16999166001655" calcext:value-type="float">
            <text:p>4.16999166001655</text:p>
          </table:table-cell>
          <table:table-cell table:formula="of:=DEGREES(ATAN(ABS([.F390]-[.C390])/ABS([.E390]-[.B390])))" office:value-type="float" office:value="0.2829347952446" calcext:value-type="float">
            <text:p>0.2829347952446</text:p>
          </table:table-cell>
          <table:table-cell table:formula="of:=SQRT(POWER([.H390];2)+POWER([.I390];2)+POWER([.J390];2))" office:value-type="float" office:value="844.594578446452" calcext:value-type="float">
            <text:p>844.594578446452</text:p>
          </table:table-cell>
        </table:table-row>
        <table:table-row table:style-name="ro1">
          <table:table-cell office:value-type="float" office:value="71.8491" calcext:value-type="float">
            <text:p>71.8491</text:p>
          </table:table-cell>
          <table:table-cell office:value-type="float" office:value="279.03" calcext:value-type="float">
            <text:p>279.03</text:p>
          </table:table-cell>
          <table:table-cell office:value-type="float" office:value="41.8994" calcext:value-type="float">
            <text:p>41.8994</text:p>
          </table:table-cell>
          <table:table-cell office:value-type="float" office:value="71.1054" calcext:value-type="float">
            <text:p>71.1054</text:p>
          </table:table-cell>
          <table:table-cell office:value-type="float" office:value="266.328" calcext:value-type="float">
            <text:p>266.328</text:p>
          </table:table-cell>
          <table:table-cell office:value-type="float" office:value="42.0094" calcext:value-type="float">
            <text:p>42.0094</text:p>
          </table:table-cell>
          <table:table-cell/>
          <table:table-cell table:formula="of:=([.D391]-[.A391])/0.0166667" office:value-type="float" office:value="-44.6219107561787" calcext:value-type="float">
            <text:p>-44.6219107561787</text:p>
          </table:table-cell>
          <table:table-cell table:formula="of:=ABS([.E391]-[.B391])/0.0166667" office:value-type="float" office:value="762.118475763048" calcext:value-type="float">
            <text:p>762.118475763048</text:p>
          </table:table-cell>
          <table:table-cell table:formula="of:=([.F391]-[.C391])/0.0166667" office:value-type="float" office:value="6.59998680002637" calcext:value-type="float">
            <text:p>6.59998680002637</text:p>
          </table:table-cell>
          <table:table-cell table:formula="of:=DEGREES(ATAN(ABS([.F391]-[.C391])/ABS([.E391]-[.B391])))" office:value-type="float" office:value="0.496172114425322" calcext:value-type="float">
            <text:p>0.496172114425322</text:p>
          </table:table-cell>
          <table:table-cell table:formula="of:=SQRT(POWER([.H391];2)+POWER([.I391];2)+POWER([.J391];2))" office:value-type="float" office:value="763.452189625968" calcext:value-type="float">
            <text:p>763.452189625968</text:p>
          </table:table-cell>
        </table:table-row>
        <table:table-row table:style-name="ro1">
          <table:table-cell office:value-type="float" office:value="72.3613" calcext:value-type="float">
            <text:p>72.3613</text:p>
          </table:table-cell>
          <table:table-cell office:value-type="float" office:value="282.958" calcext:value-type="float">
            <text:p>282.958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71.5966" calcext:value-type="float">
            <text:p>71.5966</text:p>
          </table:table-cell>
          <table:table-cell office:value-type="float" office:value="271.364" calcext:value-type="float">
            <text:p>271.364</text:p>
          </table:table-cell>
          <table:table-cell office:value-type="float" office:value="41.9088" calcext:value-type="float">
            <text:p>41.9088</text:p>
          </table:table-cell>
          <table:table-cell/>
          <table:table-cell table:formula="of:=([.D392]-[.A392])/0.0166667" office:value-type="float" office:value="-45.8819082361838" calcext:value-type="float">
            <text:p>-45.8819082361838</text:p>
          </table:table-cell>
          <table:table-cell table:formula="of:=ABS([.E392]-[.B392])/0.0166667" office:value-type="float" office:value="695.638608722786" calcext:value-type="float">
            <text:p>695.638608722786</text:p>
          </table:table-cell>
          <table:table-cell table:formula="of:=([.F392]-[.C392])/0.0166667" office:value-type="float" office:value="-6.50398699202621" calcext:value-type="float">
            <text:p>-6.50398699202621</text:p>
          </table:table-cell>
          <table:table-cell table:formula="of:=DEGREES(ATAN(ABS([.F392]-[.C392])/ABS([.E392]-[.B392])))" office:value-type="float" office:value="0.535680656548513" calcext:value-type="float">
            <text:p>0.535680656548513</text:p>
          </table:table-cell>
          <table:table-cell table:formula="of:=SQRT(POWER([.H392];2)+POWER([.I392];2)+POWER([.J392];2))" office:value-type="float" office:value="697.180410866484" calcext:value-type="float">
            <text:p>697.180410866484</text:p>
          </table:table-cell>
        </table:table-row>
        <table:table-row table:style-name="ro1">
          <table:table-cell office:value-type="float" office:value="72.8673" calcext:value-type="float">
            <text:p>72.8673</text:p>
          </table:table-cell>
          <table:table-cell office:value-type="float" office:value="281.722" calcext:value-type="float">
            <text:p>281.722</text:p>
          </table:table-cell>
          <table:table-cell office:value-type="float" office:value="41.9585" calcext:value-type="float">
            <text:p>41.9585</text:p>
          </table:table-cell>
          <table:table-cell office:value-type="float" office:value="72.0924" calcext:value-type="float">
            <text:p>72.0924</text:p>
          </table:table-cell>
          <table:table-cell office:value-type="float" office:value="271.48" calcext:value-type="float">
            <text:p>271.48</text:p>
          </table:table-cell>
          <table:table-cell office:value-type="float" office:value="41.638" calcext:value-type="float">
            <text:p>41.638</text:p>
          </table:table-cell>
          <table:table-cell/>
          <table:table-cell table:formula="of:=([.D393]-[.A393])/0.0166667" office:value-type="float" office:value="-46.4939070121861" calcext:value-type="float">
            <text:p>-46.4939070121861</text:p>
          </table:table-cell>
          <table:table-cell table:formula="of:=ABS([.E393]-[.B393])/0.0166667" office:value-type="float" office:value="614.518770962456" calcext:value-type="float">
            <text:p>614.518770962456</text:p>
          </table:table-cell>
          <table:table-cell table:formula="of:=([.F393]-[.C393])/0.0166667" office:value-type="float" office:value="-19.2299615400771" calcext:value-type="float">
            <text:p>-19.2299615400771</text:p>
          </table:table-cell>
          <table:table-cell table:formula="of:=DEGREES(ATAN(ABS([.F393]-[.C393])/ABS([.E393]-[.B393])))" office:value-type="float" office:value="1.79235567899497" calcext:value-type="float">
            <text:p>1.79235567899497</text:p>
          </table:table-cell>
          <table:table-cell table:formula="of:=SQRT(POWER([.H393];2)+POWER([.I393];2)+POWER([.J393];2))" office:value-type="float" office:value="616.575051940393" calcext:value-type="float">
            <text:p>616.575051940393</text:p>
          </table:table-cell>
        </table:table-row>
        <table:table-row table:style-name="ro1">
          <table:table-cell office:value-type="float" office:value="72.3507" calcext:value-type="float">
            <text:p>72.3507</text:p>
          </table:table-cell>
          <table:table-cell office:value-type="float" office:value="280.583" calcext:value-type="float">
            <text:p>280.583</text:p>
          </table:table-cell>
          <table:table-cell office:value-type="float" office:value="40.8884" calcext:value-type="float">
            <text:p>40.8884</text:p>
          </table:table-cell>
          <table:table-cell office:value-type="float" office:value="71.8409" calcext:value-type="float">
            <text:p>71.8409</text:p>
          </table:table-cell>
          <table:table-cell office:value-type="float" office:value="267.748" calcext:value-type="float">
            <text:p>267.748</text:p>
          </table:table-cell>
          <table:table-cell office:value-type="float" office:value="41.5211" calcext:value-type="float">
            <text:p>41.5211</text:p>
          </table:table-cell>
          <table:table-cell/>
          <table:table-cell table:formula="of:=([.D394]-[.A394])/0.0166667" office:value-type="float" office:value="-30.5879388241223" calcext:value-type="float">
            <text:p>-30.5879388241223</text:p>
          </table:table-cell>
          <table:table-cell table:formula="of:=ABS([.E394]-[.B394])/0.0166667" office:value-type="float" office:value="770.098459803083" calcext:value-type="float">
            <text:p>770.098459803083</text:p>
          </table:table-cell>
          <table:table-cell table:formula="of:=([.F394]-[.C394])/0.0166667" office:value-type="float" office:value="37.9619240761518" calcext:value-type="float">
            <text:p>37.9619240761518</text:p>
          </table:table-cell>
          <table:table-cell table:formula="of:=DEGREES(ATAN(ABS([.F394]-[.C394])/ABS([.E394]-[.B394])))" office:value-type="float" office:value="2.82210512285371" calcext:value-type="float">
            <text:p>2.82210512285371</text:p>
          </table:table-cell>
          <table:table-cell table:formula="of:=SQRT(POWER([.H394];2)+POWER([.I394];2)+POWER([.J394];2))" office:value-type="float" office:value="771.64005045886" calcext:value-type="float">
            <text:p>771.64005045886</text:p>
          </table:table-cell>
        </table:table-row>
        <table:table-row table:style-name="ro1">
          <table:table-cell office:value-type="float" office:value="73.1387" calcext:value-type="float">
            <text:p>73.1387</text:p>
          </table:table-cell>
          <table:table-cell office:value-type="float" office:value="286.965" calcext:value-type="float">
            <text:p>286.965</text:p>
          </table:table-cell>
          <table:table-cell office:value-type="float" office:value="42.1323" calcext:value-type="float">
            <text:p>42.1323</text:p>
          </table:table-cell>
          <table:table-cell office:value-type="float" office:value="72.1018" calcext:value-type="float">
            <text:p>72.1018</text:p>
          </table:table-cell>
          <table:table-cell office:value-type="float" office:value="277.729" calcext:value-type="float">
            <text:p>277.729</text:p>
          </table:table-cell>
          <table:table-cell office:value-type="float" office:value="42.1077" calcext:value-type="float">
            <text:p>42.1077</text:p>
          </table:table-cell>
          <table:table-cell/>
          <table:table-cell table:formula="of:=([.D395]-[.A395])/0.0166667" office:value-type="float" office:value="-62.213875572249" calcext:value-type="float">
            <text:p>-62.213875572249</text:p>
          </table:table-cell>
          <table:table-cell table:formula="of:=ABS([.E395]-[.B395])/0.0166667" office:value-type="float" office:value="554.158891682216" calcext:value-type="float">
            <text:p>554.158891682216</text:p>
          </table:table-cell>
          <table:table-cell table:formula="of:=([.F395]-[.C395])/0.0166667" office:value-type="float" office:value="-1.47599704800587" calcext:value-type="float">
            <text:p>-1.47599704800587</text:p>
          </table:table-cell>
          <table:table-cell table:formula="of:=DEGREES(ATAN(ABS([.F395]-[.C395])/ABS([.E395]-[.B395])))" office:value-type="float" office:value="0.152606414357822" calcext:value-type="float">
            <text:p>0.152606414357822</text:p>
          </table:table-cell>
          <table:table-cell table:formula="of:=SQRT(POWER([.H395];2)+POWER([.I395];2)+POWER([.J395];2))" office:value-type="float" office:value="557.6421990053" calcext:value-type="float">
            <text:p>557.6421990053</text:p>
          </table:table-cell>
        </table:table-row>
        <table:table-row table:style-name="ro1">
          <table:table-cell office:value-type="float" office:value="71.0763" calcext:value-type="float">
            <text:p>71.0763</text:p>
          </table:table-cell>
          <table:table-cell office:value-type="float" office:value="283.119" calcext:value-type="float">
            <text:p>283.119</text:p>
          </table:table-cell>
          <table:table-cell office:value-type="float" office:value="40.4856" calcext:value-type="float">
            <text:p>40.4856</text:p>
          </table:table-cell>
          <table:table-cell office:value-type="float" office:value="70.098" calcext:value-type="float">
            <text:p>70.098</text:p>
          </table:table-cell>
          <table:table-cell office:value-type="float" office:value="270.154" calcext:value-type="float">
            <text:p>270.154</text:p>
          </table:table-cell>
          <table:table-cell office:value-type="float" office:value="40.6425" calcext:value-type="float">
            <text:p>40.6425</text:p>
          </table:table-cell>
          <table:table-cell/>
          <table:table-cell table:formula="of:=([.D396]-[.A396])/0.0166667" office:value-type="float" office:value="-58.6978826042351" calcext:value-type="float">
            <text:p>-58.6978826042351</text:p>
          </table:table-cell>
          <table:table-cell table:formula="of:=ABS([.E396]-[.B396])/0.0166667" office:value-type="float" office:value="777.898444203114" calcext:value-type="float">
            <text:p>777.898444203114</text:p>
          </table:table-cell>
          <table:table-cell table:formula="of:=([.F396]-[.C396])/0.0166667" office:value-type="float" office:value="9.41398117203767" calcext:value-type="float">
            <text:p>9.41398117203767</text:p>
          </table:table-cell>
          <table:table-cell table:formula="of:=DEGREES(ATAN(ABS([.F396]-[.C396])/ABS([.E396]-[.B396])))" office:value-type="float" office:value="0.693348938295676" calcext:value-type="float">
            <text:p>0.693348938295676</text:p>
          </table:table-cell>
          <table:table-cell table:formula="of:=SQRT(POWER([.H396];2)+POWER([.I396];2)+POWER([.J396];2))" office:value-type="float" office:value="780.16668344486" calcext:value-type="float">
            <text:p>780.16668344486</text:p>
          </table:table-cell>
        </table:table-row>
        <table:table-row table:style-name="ro1">
          <table:table-cell office:value-type="float" office:value="71.8412" calcext:value-type="float">
            <text:p>71.8412</text:p>
          </table:table-cell>
          <table:table-cell office:value-type="float" office:value="289.992" calcext:value-type="float">
            <text:p>289.992</text:p>
          </table:table-cell>
          <table:table-cell office:value-type="float" office:value="39.8688" calcext:value-type="float">
            <text:p>39.8688</text:p>
          </table:table-cell>
          <table:table-cell office:value-type="float" office:value="71.3367" calcext:value-type="float">
            <text:p>71.3367</text:p>
          </table:table-cell>
          <table:table-cell office:value-type="float" office:value="272.867" calcext:value-type="float">
            <text:p>272.867</text:p>
          </table:table-cell>
          <table:table-cell office:value-type="float" office:value="40.4236" calcext:value-type="float">
            <text:p>40.4236</text:p>
          </table:table-cell>
          <table:table-cell/>
          <table:table-cell table:formula="of:=([.D397]-[.A397])/0.0166667" office:value-type="float" office:value="-30.2699394601215" calcext:value-type="float">
            <text:p>-30.2699394601215</text:p>
          </table:table-cell>
          <table:table-cell table:formula="of:=ABS([.E397]-[.B397])/0.0166667" office:value-type="float" office:value="1027.49794500411" calcext:value-type="float">
            <text:p>1027.49794500411</text:p>
          </table:table-cell>
          <table:table-cell table:formula="of:=([.F397]-[.C397])/0.0166667" office:value-type="float" office:value="33.2879334241332" calcext:value-type="float">
            <text:p>33.2879334241332</text:p>
          </table:table-cell>
          <table:table-cell table:formula="of:=DEGREES(ATAN(ABS([.F397]-[.C397])/ABS([.E397]-[.B397])))" office:value-type="float" office:value="1.85556696789743" calcext:value-type="float">
            <text:p>1.85556696789743</text:p>
          </table:table-cell>
          <table:table-cell table:formula="of:=SQRT(POWER([.H397];2)+POWER([.I397];2)+POWER([.J397];2))" office:value-type="float" office:value="1028.4825631649" calcext:value-type="float">
            <text:p>1028.4825631649</text:p>
          </table:table-cell>
        </table:table-row>
        <table:table-row table:style-name="ro1">
          <table:table-cell office:value-type="float" office:value="71.3541" calcext:value-type="float">
            <text:p>71.3541</text:p>
          </table:table-cell>
          <table:table-cell office:value-type="float" office:value="274.897" calcext:value-type="float">
            <text:p>274.897</text:p>
          </table:table-cell>
          <table:table-cell office:value-type="float" office:value="43.0695" calcext:value-type="float">
            <text:p>43.0695</text:p>
          </table:table-cell>
          <table:table-cell office:value-type="float" office:value="70.3966" calcext:value-type="float">
            <text:p>70.3966</text:p>
          </table:table-cell>
          <table:table-cell office:value-type="float" office:value="259.883" calcext:value-type="float">
            <text:p>259.883</text:p>
          </table:table-cell>
          <table:table-cell office:value-type="float" office:value="43.5692" calcext:value-type="float">
            <text:p>43.5692</text:p>
          </table:table-cell>
          <table:table-cell/>
          <table:table-cell table:formula="of:=([.D398]-[.A398])/0.0166667" office:value-type="float" office:value="-57.4498851002296" calcext:value-type="float">
            <text:p>-57.4498851002296</text:p>
          </table:table-cell>
          <table:table-cell table:formula="of:=ABS([.E398]-[.B398])/0.0166667" office:value-type="float" office:value="900.838198323604" calcext:value-type="float">
            <text:p>900.838198323604</text:p>
          </table:table-cell>
          <table:table-cell table:formula="of:=([.F398]-[.C398])/0.0166667" office:value-type="float" office:value="29.9819400361202" calcext:value-type="float">
            <text:p>29.9819400361202</text:p>
          </table:table-cell>
          <table:table-cell table:formula="of:=DEGREES(ATAN(ABS([.F398]-[.C398])/ABS([.E398]-[.B398])))" office:value-type="float" office:value="1.90622995494174" calcext:value-type="float">
            <text:p>1.90622995494174</text:p>
          </table:table-cell>
          <table:table-cell table:formula="of:=SQRT(POWER([.H398];2)+POWER([.I398];2)+POWER([.J398];2))" office:value-type="float" office:value="903.166023267747" calcext:value-type="float">
            <text:p>903.166023267747</text:p>
          </table:table-cell>
        </table:table-row>
        <table:table-row table:style-name="ro1">
          <table:table-cell office:value-type="float" office:value="72.6131" calcext:value-type="float">
            <text:p>72.6131</text:p>
          </table:table-cell>
          <table:table-cell office:value-type="float" office:value="281.685" calcext:value-type="float">
            <text:p>281.685</text:p>
          </table:table-cell>
          <table:table-cell office:value-type="float" office:value="41.967" calcext:value-type="float">
            <text:p>41.967</text:p>
          </table:table-cell>
          <table:table-cell office:value-type="float" office:value="72.094" calcext:value-type="float">
            <text:p>72.094</text:p>
          </table:table-cell>
          <table:table-cell office:value-type="float" office:value="268.863" calcext:value-type="float">
            <text:p>268.863</text:p>
          </table:table-cell>
          <table:table-cell office:value-type="float" office:value="42.3159" calcext:value-type="float">
            <text:p>42.3159</text:p>
          </table:table-cell>
          <table:table-cell/>
          <table:table-cell table:formula="of:=([.D399]-[.A399])/0.0166667" office:value-type="float" office:value="-31.1459377081251" calcext:value-type="float">
            <text:p>-31.1459377081251</text:p>
          </table:table-cell>
          <table:table-cell table:formula="of:=ABS([.E399]-[.B399])/0.0166667" office:value-type="float" office:value="769.318461363077" calcext:value-type="float">
            <text:p>769.318461363077</text:p>
          </table:table-cell>
          <table:table-cell table:formula="of:=([.F399]-[.C399])/0.0166667" office:value-type="float" office:value="20.9339581320838" calcext:value-type="float">
            <text:p>20.9339581320838</text:p>
          </table:table-cell>
          <table:table-cell table:formula="of:=DEGREES(ATAN(ABS([.F399]-[.C399])/ABS([.E399]-[.B399])))" office:value-type="float" office:value="1.55869331895821" calcext:value-type="float">
            <text:p>1.55869331895821</text:p>
          </table:table-cell>
          <table:table-cell table:formula="of:=SQRT(POWER([.H399];2)+POWER([.I399];2)+POWER([.J399];2))" office:value-type="float" office:value="770.233208212193" calcext:value-type="float">
            <text:p>770.233208212193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2.931" calcext:value-type="float">
            <text:p>282.931</text:p>
          </table:table-cell>
          <table:table-cell office:value-type="float" office:value="42.0241" calcext:value-type="float">
            <text:p>42.0241</text:p>
          </table:table-cell>
          <table:table-cell office:value-type="float" office:value="71.352" calcext:value-type="float">
            <text:p>71.352</text:p>
          </table:table-cell>
          <table:table-cell office:value-type="float" office:value="270.003" calcext:value-type="float">
            <text:p>270.003</text:p>
          </table:table-cell>
          <table:table-cell office:value-type="float" office:value="42.3813" calcext:value-type="float">
            <text:p>42.3813</text:p>
          </table:table-cell>
          <table:table-cell/>
          <table:table-cell table:formula="of:=([.D400]-[.A400])/0.0166667" office:value-type="float" office:value="-45.2759094481809" calcext:value-type="float">
            <text:p>-45.2759094481809</text:p>
          </table:table-cell>
          <table:table-cell table:formula="of:=ABS([.E400]-[.B400])/0.0166667" office:value-type="float" office:value="775.678448643103" calcext:value-type="float">
            <text:p>775.678448643103</text:p>
          </table:table-cell>
          <table:table-cell table:formula="of:=([.F400]-[.C400])/0.0166667" office:value-type="float" office:value="21.4319571360861" calcext:value-type="float">
            <text:p>21.4319571360861</text:p>
          </table:table-cell>
          <table:table-cell table:formula="of:=DEGREES(ATAN(ABS([.F400]-[.C400])/ABS([.E400]-[.B400])))" office:value-type="float" office:value="1.58267688749435" calcext:value-type="float">
            <text:p>1.58267688749435</text:p>
          </table:table-cell>
          <table:table-cell table:formula="of:=SQRT(POWER([.H400];2)+POWER([.I400];2)+POWER([.J400];2))" office:value-type="float" office:value="777.294212285421" calcext:value-type="float">
            <text:p>777.294212285421</text:p>
          </table:table-cell>
        </table:table-row>
        <table:table-row table:style-name="ro1">
          <table:table-cell office:value-type="float" office:value="72.1034" calcext:value-type="float">
            <text:p>72.1034</text:p>
          </table:table-cell>
          <table:table-cell office:value-type="float" office:value="276.349" calcext:value-type="float">
            <text:p>276.349</text:p>
          </table:table-cell>
          <table:table-cell office:value-type="float" office:value="42.5802" calcext:value-type="float">
            <text:p>42.5802</text:p>
          </table:table-cell>
          <table:table-cell office:value-type="float" office:value="71.3571" calcext:value-type="float">
            <text:p>71.3571</text:p>
          </table:table-cell>
          <table:table-cell office:value-type="float" office:value="265.003" calcext:value-type="float">
            <text:p>265.003</text:p>
          </table:table-cell>
          <table:table-cell office:value-type="float" office:value="42.7147" calcext:value-type="float">
            <text:p>42.7147</text:p>
          </table:table-cell>
          <table:table-cell/>
          <table:table-cell table:formula="of:=([.D401]-[.A401])/0.0166667" office:value-type="float" office:value="-44.7779104441786" calcext:value-type="float">
            <text:p>-44.7779104441786</text:p>
          </table:table-cell>
          <table:table-cell table:formula="of:=ABS([.E401]-[.B401])/0.0166667" office:value-type="float" office:value="680.758638482723" calcext:value-type="float">
            <text:p>680.758638482723</text:p>
          </table:table-cell>
          <table:table-cell table:formula="of:=([.F401]-[.C401])/0.0166667" office:value-type="float" office:value="8.06998386003244" calcext:value-type="float">
            <text:p>8.06998386003244</text:p>
          </table:table-cell>
          <table:table-cell table:formula="of:=DEGREES(ATAN(ABS([.F401]-[.C401])/ABS([.E401]-[.B401])))" office:value-type="float" office:value="0.679175162641666" calcext:value-type="float">
            <text:p>0.679175162641666</text:p>
          </table:table-cell>
          <table:table-cell table:formula="of:=SQRT(POWER([.H401];2)+POWER([.I401];2)+POWER([.J401];2))" office:value-type="float" office:value="682.27744339975" calcext:value-type="float">
            <text:p>682.27744339975</text:p>
          </table:table-cell>
        </table:table-row>
        <table:table-row table:style-name="ro1">
          <table:table-cell office:value-type="float" office:value="71.8567" calcext:value-type="float">
            <text:p>71.8567</text:p>
          </table:table-cell>
          <table:table-cell office:value-type="float" office:value="280.094" calcext:value-type="float">
            <text:p>280.094</text:p>
          </table:table-cell>
          <table:table-cell office:value-type="float" office:value="42.9825" calcext:value-type="float">
            <text:p>42.9825</text:p>
          </table:table-cell>
          <table:table-cell office:value-type="float" office:value="70.8624" calcext:value-type="float">
            <text:p>70.8624</text:p>
          </table:table-cell>
          <table:table-cell office:value-type="float" office:value="269.787" calcext:value-type="float">
            <text:p>269.787</text:p>
          </table:table-cell>
          <table:table-cell office:value-type="float" office:value="43.1588" calcext:value-type="float">
            <text:p>43.1588</text:p>
          </table:table-cell>
          <table:table-cell/>
          <table:table-cell table:formula="of:=([.D402]-[.A402])/0.0166667" office:value-type="float" office:value="-59.6578806842392" calcext:value-type="float">
            <text:p>-59.6578806842392</text:p>
          </table:table-cell>
          <table:table-cell table:formula="of:=ABS([.E402]-[.B402])/0.0166667" office:value-type="float" office:value="618.418763162475" calcext:value-type="float">
            <text:p>618.418763162475</text:p>
          </table:table-cell>
          <table:table-cell table:formula="of:=([.F402]-[.C402])/0.0166667" office:value-type="float" office:value="10.5779788440422" calcext:value-type="float">
            <text:p>10.5779788440422</text:p>
          </table:table-cell>
          <table:table-cell table:formula="of:=DEGREES(ATAN(ABS([.F402]-[.C402])/ABS([.E402]-[.B402])))" office:value-type="float" office:value="0.979941881300293" calcext:value-type="float">
            <text:p>0.979941881300293</text:p>
          </table:table-cell>
          <table:table-cell table:formula="of:=SQRT(POWER([.H402];2)+POWER([.I402];2)+POWER([.J402];2))" office:value-type="float" office:value="621.379693098805" calcext:value-type="float">
            <text:p>621.379693098805</text:p>
          </table:table-cell>
        </table:table-row>
        <table:table-row table:style-name="ro1">
          <table:table-cell office:value-type="float" office:value="72.3613" calcext:value-type="float">
            <text:p>72.3613</text:p>
          </table:table-cell>
          <table:table-cell office:value-type="float" office:value="282.958" calcext:value-type="float">
            <text:p>282.958</text:p>
          </table:table-cell>
          <table:table-cell office:value-type="float" office:value="42.0172" calcext:value-type="float">
            <text:p>42.0172</text:p>
          </table:table-cell>
          <table:table-cell office:value-type="float" office:value="71.3476" calcext:value-type="float">
            <text:p>71.3476</text:p>
          </table:table-cell>
          <table:table-cell office:value-type="float" office:value="272.59" calcext:value-type="float">
            <text:p>272.59</text:p>
          </table:table-cell>
          <table:table-cell office:value-type="float" office:value="41.957" calcext:value-type="float">
            <text:p>41.957</text:p>
          </table:table-cell>
          <table:table-cell/>
          <table:table-cell table:formula="of:=([.D403]-[.A403])/0.0166667" office:value-type="float" office:value="-60.8218783562433" calcext:value-type="float">
            <text:p>-60.8218783562433</text:p>
          </table:table-cell>
          <table:table-cell table:formula="of:=ABS([.E403]-[.B403])/0.0166667" office:value-type="float" office:value="622.078755842491" calcext:value-type="float">
            <text:p>622.078755842491</text:p>
          </table:table-cell>
          <table:table-cell table:formula="of:=([.F403]-[.C403])/0.0166667" office:value-type="float" office:value="-3.61199277601456" calcext:value-type="float">
            <text:p>-3.61199277601456</text:p>
          </table:table-cell>
          <table:table-cell table:formula="of:=DEGREES(ATAN(ABS([.F403]-[.C403])/ABS([.E403]-[.B403])))" office:value-type="float" office:value="0.332674302270928" calcext:value-type="float">
            <text:p>0.332674302270928</text:p>
          </table:table-cell>
          <table:table-cell table:formula="of:=SQRT(POWER([.H403];2)+POWER([.I403];2)+POWER([.J403];2))" office:value-type="float" office:value="625.055458218819" calcext:value-type="float">
            <text:p>625.055458218819</text:p>
          </table:table-cell>
        </table:table-row>
        <table:table-row table:style-name="ro1">
          <table:table-cell office:value-type="float" office:value="72.3598" calcext:value-type="float">
            <text:p>72.3598</text:p>
          </table:table-cell>
          <table:table-cell office:value-type="float" office:value="282.992" calcext:value-type="float">
            <text:p>282.992</text:p>
          </table:table-cell>
          <table:table-cell office:value-type="float" office:value="41.7592" calcext:value-type="float">
            <text:p>41.7592</text:p>
          </table:table-cell>
          <table:table-cell office:value-type="float" office:value="71.5984" calcext:value-type="float">
            <text:p>71.5984</text:p>
          </table:table-cell>
          <table:table-cell office:value-type="float" office:value="271.304" calcext:value-type="float">
            <text:p>271.304</text:p>
          </table:table-cell>
          <table:table-cell office:value-type="float" office:value="42.1656" calcext:value-type="float">
            <text:p>42.1656</text:p>
          </table:table-cell>
          <table:table-cell/>
          <table:table-cell table:formula="of:=([.D404]-[.A404])/0.0166667" office:value-type="float" office:value="-45.6839086321833" calcext:value-type="float">
            <text:p>-45.6839086321833</text:p>
          </table:table-cell>
          <table:table-cell table:formula="of:=ABS([.E404]-[.B404])/0.0166667" office:value-type="float" office:value="701.278597442808" calcext:value-type="float">
            <text:p>701.278597442808</text:p>
          </table:table-cell>
          <table:table-cell table:formula="of:=([.F404]-[.C404])/0.0166667" office:value-type="float" office:value="24.3839512320974" calcext:value-type="float">
            <text:p>24.3839512320974</text:p>
          </table:table-cell>
          <table:table-cell table:formula="of:=DEGREES(ATAN(ABS([.F404]-[.C404])/ABS([.E404]-[.B404])))" office:value-type="float" office:value="1.99141236511246" calcext:value-type="float">
            <text:p>1.99141236511246</text:p>
          </table:table-cell>
          <table:table-cell table:formula="of:=SQRT(POWER([.H404];2)+POWER([.I404];2)+POWER([.J404];2))" office:value-type="float" office:value="703.187932075739" calcext:value-type="float">
            <text:p>703.187932075739</text:p>
          </table:table-cell>
        </table:table-row>
        <table:table-row table:style-name="ro1">
          <table:table-cell office:value-type="float" office:value="71.5952" calcext:value-type="float">
            <text:p>71.5952</text:p>
          </table:table-cell>
          <table:table-cell office:value-type="float" office:value="281.615" calcext:value-type="float">
            <text:p>281.615</text:p>
          </table:table-cell>
          <table:table-cell office:value-type="float" office:value="41.7357" calcext:value-type="float">
            <text:p>41.7357</text:p>
          </table:table-cell>
          <table:table-cell office:value-type="float" office:value="70.8526" calcext:value-type="float">
            <text:p>70.8526</text:p>
          </table:table-cell>
          <table:table-cell office:value-type="float" office:value="270.017" calcext:value-type="float">
            <text:p>270.017</text:p>
          </table:table-cell>
          <table:table-cell office:value-type="float" office:value="41.8912" calcext:value-type="float">
            <text:p>41.8912</text:p>
          </table:table-cell>
          <table:table-cell/>
          <table:table-cell table:formula="of:=([.D405]-[.A405])/0.0166667" office:value-type="float" office:value="-44.5559108881788" calcext:value-type="float">
            <text:p>-44.5559108881788</text:p>
          </table:table-cell>
          <table:table-cell table:formula="of:=ABS([.E405]-[.B405])/0.0166667" office:value-type="float" office:value="695.878608242784" calcext:value-type="float">
            <text:p>695.878608242784</text:p>
          </table:table-cell>
          <table:table-cell table:formula="of:=([.F405]-[.C405])/0.0166667" office:value-type="float" office:value="9.32998134003711" calcext:value-type="float">
            <text:p>9.32998134003711</text:p>
          </table:table-cell>
          <table:table-cell table:formula="of:=DEGREES(ATAN(ABS([.F405]-[.C405])/ABS([.E405]-[.B405])))" office:value-type="float" office:value="0.768146224618623" calcext:value-type="float">
            <text:p>0.768146224618623</text:p>
          </table:table-cell>
          <table:table-cell table:formula="of:=SQRT(POWER([.H405];2)+POWER([.I405];2)+POWER([.J405];2))" office:value-type="float" office:value="697.365983653344" calcext:value-type="float">
            <text:p>697.365983653344</text:p>
          </table:table-cell>
        </table:table-row>
        <table:table-row table:style-name="ro1">
          <table:table-cell office:value-type="float" office:value="71.5909" calcext:value-type="float">
            <text:p>71.5909</text:p>
          </table:table-cell>
          <table:table-cell office:value-type="float" office:value="277.855" calcext:value-type="float">
            <text:p>277.855</text:p>
          </table:table-cell>
          <table:table-cell office:value-type="float" office:value="41.091" calcext:value-type="float">
            <text:p>41.091</text:p>
          </table:table-cell>
          <table:table-cell office:value-type="float" office:value="70.8516" calcext:value-type="float">
            <text:p>70.8516</text:p>
          </table:table-cell>
          <table:table-cell office:value-type="float" office:value="266.466" calcext:value-type="float">
            <text:p>266.466</text:p>
          </table:table-cell>
          <table:table-cell office:value-type="float" office:value="41.0099" calcext:value-type="float">
            <text:p>41.0099</text:p>
          </table:table-cell>
          <table:table-cell/>
          <table:table-cell table:formula="of:=([.D406]-[.A406])/0.0166667" office:value-type="float" office:value="-44.3579112841774" calcext:value-type="float">
            <text:p>-44.3579112841774</text:p>
          </table:table-cell>
          <table:table-cell table:formula="of:=ABS([.E406]-[.B406])/0.0166667" office:value-type="float" office:value="683.338633322734" calcext:value-type="float">
            <text:p>683.338633322734</text:p>
          </table:table-cell>
          <table:table-cell table:formula="of:=([.F406]-[.C406])/0.0166667" office:value-type="float" office:value="-4.86599026801942" calcext:value-type="float">
            <text:p>-4.86599026801942</text:p>
          </table:table-cell>
          <table:table-cell table:formula="of:=DEGREES(ATAN(ABS([.F406]-[.C406])/ABS([.E406]-[.B406])))" office:value-type="float" office:value="0.40799097204008" calcext:value-type="float">
            <text:p>0.40799097204008</text:p>
          </table:table-cell>
          <table:table-cell table:formula="of:=SQRT(POWER([.H406];2)+POWER([.I406];2)+POWER([.J406];2))" office:value-type="float" office:value="684.794122306964" calcext:value-type="float">
            <text:p>684.794122306964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4.273" calcext:value-type="float">
            <text:p>284.273</text:p>
          </table:table-cell>
          <table:table-cell office:value-type="float" office:value="41.809" calcext:value-type="float">
            <text:p>41.809</text:p>
          </table:table-cell>
          <table:table-cell office:value-type="float" office:value="71.5984" calcext:value-type="float">
            <text:p>71.5984</text:p>
          </table:table-cell>
          <table:table-cell office:value-type="float" office:value="271.304" calcext:value-type="float">
            <text:p>271.304</text:p>
          </table:table-cell>
          <table:table-cell office:value-type="float" office:value="42.1656" calcext:value-type="float">
            <text:p>42.1656</text:p>
          </table:table-cell>
          <table:table-cell/>
          <table:table-cell table:formula="of:=([.D407]-[.A407])/0.0166667" office:value-type="float" office:value="-30.4919390161221" calcext:value-type="float">
            <text:p>-30.4919390161221</text:p>
          </table:table-cell>
          <table:table-cell table:formula="of:=ABS([.E407]-[.B407])/0.0166667" office:value-type="float" office:value="778.138443723116" calcext:value-type="float">
            <text:p>778.138443723116</text:p>
          </table:table-cell>
          <table:table-cell table:formula="of:=([.F407]-[.C407])/0.0166667" office:value-type="float" office:value="21.3959572080856" calcext:value-type="float">
            <text:p>21.3959572080856</text:p>
          </table:table-cell>
          <table:table-cell table:formula="of:=DEGREES(ATAN(ABS([.F407]-[.C407])/ABS([.E407]-[.B407])))" office:value-type="float" office:value="1.57502723386533" calcext:value-type="float">
            <text:p>1.57502723386533</text:p>
          </table:table-cell>
          <table:table-cell table:formula="of:=SQRT(POWER([.H407];2)+POWER([.I407];2)+POWER([.J407];2))" office:value-type="float" office:value="779.02951351643" calcext:value-type="float">
            <text:p>779.02951351643</text:p>
          </table:table-cell>
        </table:table-row>
        <table:table-row table:style-name="ro1">
          <table:table-cell office:value-type="float" office:value="72.1002" calcext:value-type="float">
            <text:p>72.1002</text:p>
          </table:table-cell>
          <table:table-cell office:value-type="float" office:value="281.776" calcext:value-type="float">
            <text:p>281.776</text:p>
          </table:table-cell>
          <table:table-cell office:value-type="float" office:value="41.2005" calcext:value-type="float">
            <text:p>41.2005</text:p>
          </table:table-cell>
          <table:table-cell office:value-type="float" office:value="71.5924" calcext:value-type="float">
            <text:p>71.5924</text:p>
          </table:table-cell>
          <table:table-cell office:value-type="float" office:value="267.741" calcext:value-type="float">
            <text:p>267.741</text:p>
          </table:table-cell>
          <table:table-cell office:value-type="float" office:value="41.2793" calcext:value-type="float">
            <text:p>41.2793</text:p>
          </table:table-cell>
          <table:table-cell/>
          <table:table-cell table:formula="of:=([.D408]-[.A408])/0.0166667" office:value-type="float" office:value="-30.4679390641221" calcext:value-type="float">
            <text:p>-30.4679390641221</text:p>
          </table:table-cell>
          <table:table-cell table:formula="of:=ABS([.E408]-[.B408])/0.0166667" office:value-type="float" office:value="842.09831580337" calcext:value-type="float">
            <text:p>842.09831580337</text:p>
          </table:table-cell>
          <table:table-cell table:formula="of:=([.F408]-[.C408])/0.0166667" office:value-type="float" office:value="4.72799054401898" calcext:value-type="float">
            <text:p>4.72799054401898</text:p>
          </table:table-cell>
          <table:table-cell table:formula="of:=DEGREES(ATAN(ABS([.F408]-[.C408])/ABS([.E408]-[.B408])))" office:value-type="float" office:value="0.321685784494443" calcext:value-type="float">
            <text:p>0.321685784494443</text:p>
          </table:table-cell>
          <table:table-cell table:formula="of:=SQRT(POWER([.H408];2)+POWER([.I408];2)+POWER([.J408];2))" office:value-type="float" office:value="842.662579378171" calcext:value-type="float">
            <text:p>842.662579378171</text:p>
          </table:table-cell>
        </table:table-row>
        <table:table-row table:style-name="ro1">
          <table:table-cell office:value-type="float" office:value="71.3389" calcext:value-type="float">
            <text:p>71.3389</text:p>
          </table:table-cell>
          <table:table-cell office:value-type="float" office:value="282.933" calcext:value-type="float">
            <text:p>282.933</text:p>
          </table:table-cell>
          <table:table-cell office:value-type="float" office:value="41.5255" calcext:value-type="float">
            <text:p>41.5255</text:p>
          </table:table-cell>
          <table:table-cell office:value-type="float" office:value="70.3569" calcext:value-type="float">
            <text:p>70.3569</text:p>
          </table:table-cell>
          <table:table-cell office:value-type="float" office:value="269.947" calcext:value-type="float">
            <text:p>269.947</text:p>
          </table:table-cell>
          <table:table-cell office:value-type="float" office:value="41.9075" calcext:value-type="float">
            <text:p>41.9075</text:p>
          </table:table-cell>
          <table:table-cell/>
          <table:table-cell table:formula="of:=([.D409]-[.A409])/0.0166667" office:value-type="float" office:value="-58.9198821602356" calcext:value-type="float">
            <text:p>-58.9198821602356</text:p>
          </table:table-cell>
          <table:table-cell table:formula="of:=ABS([.E409]-[.B409])/0.0166667" office:value-type="float" office:value="779.158441683116" calcext:value-type="float">
            <text:p>779.158441683116</text:p>
          </table:table-cell>
          <table:table-cell table:formula="of:=([.F409]-[.C409])/0.0166667" office:value-type="float" office:value="22.9199541600916" calcext:value-type="float">
            <text:p>22.9199541600916</text:p>
          </table:table-cell>
          <table:table-cell table:formula="of:=DEGREES(ATAN(ABS([.F409]-[.C409])/ABS([.E409]-[.B409])))" office:value-type="float" office:value="1.68494362996497" calcext:value-type="float">
            <text:p>1.68494362996497</text:p>
          </table:table-cell>
          <table:table-cell table:formula="of:=SQRT(POWER([.H409];2)+POWER([.I409];2)+POWER([.J409];2))" office:value-type="float" office:value="781.719101761329" calcext:value-type="float">
            <text:p>781.719101761329</text:p>
          </table:table-cell>
        </table:table-row>
        <table:table-row table:style-name="ro1">
          <table:table-cell office:value-type="float" office:value="71.8464" calcext:value-type="float">
            <text:p>71.8464</text:p>
          </table:table-cell>
          <table:table-cell office:value-type="float" office:value="289.817" calcext:value-type="float">
            <text:p>289.817</text:p>
          </table:table-cell>
          <table:table-cell office:value-type="float" office:value="40.6671" calcext:value-type="float">
            <text:p>40.6671</text:p>
          </table:table-cell>
          <table:table-cell office:value-type="float" office:value="70.5757" calcext:value-type="float">
            <text:p>70.5757</text:p>
          </table:table-cell>
          <table:table-cell office:value-type="float" office:value="279.119" calcext:value-type="float">
            <text:p>279.119</text:p>
          </table:table-cell>
          <table:table-cell office:value-type="float" office:value="40.6419" calcext:value-type="float">
            <text:p>40.6419</text:p>
          </table:table-cell>
          <table:table-cell/>
          <table:table-cell table:formula="of:=([.D410]-[.A410])/0.0166667" office:value-type="float" office:value="-76.2418475163053" calcext:value-type="float">
            <text:p>-76.2418475163053</text:p>
          </table:table-cell>
          <table:table-cell table:formula="of:=ABS([.E410]-[.B410])/0.0166667" office:value-type="float" office:value="641.878716242566" calcext:value-type="float">
            <text:p>641.878716242566</text:p>
          </table:table-cell>
          <table:table-cell table:formula="of:=([.F410]-[.C410])/0.0166667" office:value-type="float" office:value="-1.51199697600593" calcext:value-type="float">
            <text:p>-1.51199697600593</text:p>
          </table:table-cell>
          <table:table-cell table:formula="of:=DEGREES(ATAN(ABS([.F410]-[.C410])/ABS([.E410]-[.B410])))" office:value-type="float" office:value="0.134964570312796" calcext:value-type="float">
            <text:p>0.134964570312796</text:p>
          </table:table-cell>
          <table:table-cell table:formula="of:=SQRT(POWER([.H410];2)+POWER([.I410];2)+POWER([.J410];2))" office:value-type="float" office:value="646.392598822697" calcext:value-type="float">
            <text:p>646.392598822697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5.64" calcext:value-type="float">
            <text:p>285.64</text:p>
          </table:table-cell>
          <table:table-cell office:value-type="float" office:value="41.5902" calcext:value-type="float">
            <text:p>41.5902</text:p>
          </table:table-cell>
          <table:table-cell office:value-type="float" office:value="71.5969" calcext:value-type="float">
            <text:p>71.5969</text:p>
          </table:table-cell>
          <table:table-cell office:value-type="float" office:value="272.596" calcext:value-type="float">
            <text:p>272.596</text:p>
          </table:table-cell>
          <table:table-cell office:value-type="float" office:value="41.9537" calcext:value-type="float">
            <text:p>41.9537</text:p>
          </table:table-cell>
          <table:table-cell/>
          <table:table-cell table:formula="of:=([.D411]-[.A411])/0.0166667" office:value-type="float" office:value="-30.581938836122" calcext:value-type="float">
            <text:p>-30.581938836122</text:p>
          </table:table-cell>
          <table:table-cell table:formula="of:=ABS([.E411]-[.B411])/0.0166667" office:value-type="float" office:value="782.63843472313" calcext:value-type="float">
            <text:p>782.63843472313</text:p>
          </table:table-cell>
          <table:table-cell table:formula="of:=([.F411]-[.C411])/0.0166667" office:value-type="float" office:value="21.8099563800869" calcext:value-type="float">
            <text:p>21.8099563800869</text:p>
          </table:table-cell>
          <table:table-cell table:formula="of:=DEGREES(ATAN(ABS([.F411]-[.C411])/ABS([.E411]-[.B411])))" office:value-type="float" office:value="1.59626089154714" calcext:value-type="float">
            <text:p>1.59626089154714</text:p>
          </table:table-cell>
          <table:table-cell table:formula="of:=SQRT(POWER([.H411];2)+POWER([.I411];2)+POWER([.J411];2))" office:value-type="float" office:value="783.539308960404" calcext:value-type="float">
            <text:p>783.539308960404</text:p>
          </table:table-cell>
        </table:table-row>
        <table:table-row table:style-name="ro1">
          <table:table-cell office:value-type="float" office:value="70.8349" calcext:value-type="float">
            <text:p>70.8349</text:p>
          </table:table-cell>
          <table:table-cell office:value-type="float" office:value="280.234" calcext:value-type="float">
            <text:p>280.234</text:p>
          </table:table-cell>
          <table:table-cell office:value-type="float" office:value="41.7142" calcext:value-type="float">
            <text:p>41.7142</text:p>
          </table:table-cell>
          <table:table-cell office:value-type="float" office:value="69.8698" calcext:value-type="float">
            <text:p>69.8698</text:p>
          </table:table-cell>
          <table:table-cell office:value-type="float" office:value="267.418" calcext:value-type="float">
            <text:p>267.418</text:p>
          </table:table-cell>
          <table:table-cell office:value-type="float" office:value="41.8399" calcext:value-type="float">
            <text:p>41.8399</text:p>
          </table:table-cell>
          <table:table-cell/>
          <table:table-cell table:formula="of:=([.D412]-[.A412])/0.0166667" office:value-type="float" office:value="-57.905884188232" calcext:value-type="float">
            <text:p>-57.905884188232</text:p>
          </table:table-cell>
          <table:table-cell table:formula="of:=ABS([.E412]-[.B412])/0.0166667" office:value-type="float" office:value="768.958462083074" calcext:value-type="float">
            <text:p>768.958462083074</text:p>
          </table:table-cell>
          <table:table-cell table:formula="of:=([.F412]-[.C412])/0.0166667" office:value-type="float" office:value="7.54198491603028" calcext:value-type="float">
            <text:p>7.54198491603028</text:p>
          </table:table-cell>
          <table:table-cell table:formula="of:=DEGREES(ATAN(ABS([.F412]-[.C412])/ABS([.E412]-[.B412])))" office:value-type="float" office:value="0.561941990987866" calcext:value-type="float">
            <text:p>0.561941990987866</text:p>
          </table:table-cell>
          <table:table-cell table:formula="of:=SQRT(POWER([.H412];2)+POWER([.I412];2)+POWER([.J412];2))" office:value-type="float" office:value="771.172541892709" calcext:value-type="float">
            <text:p>771.172541892709</text:p>
          </table:table-cell>
        </table:table-row>
        <table:table-row table:style-name="ro1">
          <table:table-cell office:value-type="float" office:value="72.359" calcext:value-type="float">
            <text:p>72.359</text:p>
          </table:table-cell>
          <table:table-cell office:value-type="float" office:value="284.402" calcext:value-type="float">
            <text:p>284.402</text:p>
          </table:table-cell>
          <table:table-cell office:value-type="float" office:value="41.2791" calcext:value-type="float">
            <text:p>41.2791</text:p>
          </table:table-cell>
          <table:table-cell office:value-type="float" office:value="71.3476" calcext:value-type="float">
            <text:p>71.3476</text:p>
          </table:table-cell>
          <table:table-cell office:value-type="float" office:value="272.575" calcext:value-type="float">
            <text:p>272.575</text:p>
          </table:table-cell>
          <table:table-cell office:value-type="float" office:value="41.9595" calcext:value-type="float">
            <text:p>41.9595</text:p>
          </table:table-cell>
          <table:table-cell/>
          <table:table-cell table:formula="of:=([.D413]-[.A413])/0.0166667" office:value-type="float" office:value="-60.6838786322424" calcext:value-type="float">
            <text:p>-60.6838786322424</text:p>
          </table:table-cell>
          <table:table-cell table:formula="of:=ABS([.E413]-[.B413])/0.0166667" office:value-type="float" office:value="709.618580762838" calcext:value-type="float">
            <text:p>709.618580762838</text:p>
          </table:table-cell>
          <table:table-cell table:formula="of:=([.F413]-[.C413])/0.0166667" office:value-type="float" office:value="40.8239183521632" calcext:value-type="float">
            <text:p>40.8239183521632</text:p>
          </table:table-cell>
          <table:table-cell table:formula="of:=DEGREES(ATAN(ABS([.F413]-[.C413])/ABS([.E413]-[.B413])))" office:value-type="float" office:value="3.29256159580875" calcext:value-type="float">
            <text:p>3.29256159580875</text:p>
          </table:table-cell>
          <table:table-cell table:formula="of:=SQRT(POWER([.H413];2)+POWER([.I413];2)+POWER([.J413];2))" office:value-type="float" office:value="713.377638841688" calcext:value-type="float">
            <text:p>713.377638841688</text:p>
          </table:table-cell>
        </table:table-row>
        <table:table-row table:style-name="ro1">
          <table:table-cell office:value-type="float" office:value="71.5929" calcext:value-type="float">
            <text:p>71.5929</text:p>
          </table:table-cell>
          <table:table-cell office:value-type="float" office:value="288.278" calcext:value-type="float">
            <text:p>288.278</text:p>
          </table:table-cell>
          <table:table-cell office:value-type="float" office:value="41.428" calcext:value-type="float">
            <text:p>41.428</text:p>
          </table:table-cell>
          <table:table-cell office:value-type="float" office:value="70.5909" calcext:value-type="float">
            <text:p>70.5909</text:p>
          </table:table-cell>
          <table:table-cell office:value-type="float" office:value="276.307" calcext:value-type="float">
            <text:p>276.307</text:p>
          </table:table-cell>
          <table:table-cell office:value-type="float" office:value="41.8534" calcext:value-type="float">
            <text:p>41.8534</text:p>
          </table:table-cell>
          <table:table-cell/>
          <table:table-cell table:formula="of:=([.D414]-[.A414])/0.0166667" office:value-type="float" office:value="-60.1198797602402" calcext:value-type="float">
            <text:p>-60.1198797602402</text:p>
          </table:table-cell>
          <table:table-cell table:formula="of:=ABS([.E414]-[.B414])/0.0166667" office:value-type="float" office:value="718.258563482873" calcext:value-type="float">
            <text:p>718.258563482873</text:p>
          </table:table-cell>
          <table:table-cell table:formula="of:=([.F414]-[.C414])/0.0166667" office:value-type="float" office:value="25.5239489521023" calcext:value-type="float">
            <text:p>25.5239489521023</text:p>
          </table:table-cell>
          <table:table-cell table:formula="of:=DEGREES(ATAN(ABS([.F414]-[.C414])/ABS([.E414]-[.B414])))" office:value-type="float" office:value="2.03519945796469" calcext:value-type="float">
            <text:p>2.03519945796469</text:p>
          </table:table-cell>
          <table:table-cell table:formula="of:=SQRT(POWER([.H414];2)+POWER([.I414];2)+POWER([.J414];2))" office:value-type="float" office:value="721.222043429744" calcext:value-type="float">
            <text:p>721.222043429744</text:p>
          </table:table-cell>
        </table:table-row>
        <table:table-row table:style-name="ro1">
          <table:table-cell office:value-type="float" office:value="70.8389" calcext:value-type="float">
            <text:p>70.8389</text:p>
          </table:table-cell>
          <table:table-cell office:value-type="float" office:value="280.126" calcext:value-type="float">
            <text:p>280.126</text:p>
          </table:table-cell>
          <table:table-cell office:value-type="float" office:value="42.234" calcext:value-type="float">
            <text:p>42.234</text:p>
          </table:table-cell>
          <table:table-cell office:value-type="float" office:value="70.3895" calcext:value-type="float">
            <text:p>70.3895</text:p>
          </table:table-cell>
          <table:table-cell office:value-type="float" office:value="264.6" calcext:value-type="float">
            <text:p>264.6</text:p>
          </table:table-cell>
          <table:table-cell office:value-type="float" office:value="44.2484" calcext:value-type="float">
            <text:p>44.2484</text:p>
          </table:table-cell>
          <table:table-cell/>
          <table:table-cell table:formula="of:=([.D415]-[.A415])/0.0166667" office:value-type="float" office:value="-26.9639460721077" calcext:value-type="float">
            <text:p>-26.9639460721077</text:p>
          </table:table-cell>
          <table:table-cell table:formula="of:=ABS([.E415]-[.B415])/0.0166667" office:value-type="float" office:value="931.558136883723" calcext:value-type="float">
            <text:p>931.558136883723</text:p>
          </table:table-cell>
          <table:table-cell table:formula="of:=([.F415]-[.C415])/0.0166667" office:value-type="float" office:value="120.863758272483" calcext:value-type="float">
            <text:p>120.863758272483</text:p>
          </table:table-cell>
          <table:table-cell table:formula="of:=DEGREES(ATAN(ABS([.F415]-[.C415])/ABS([.E415]-[.B415])))" office:value-type="float" office:value="7.39246830746404" calcext:value-type="float">
            <text:p>7.39246830746404</text:p>
          </table:table-cell>
          <table:table-cell table:formula="of:=SQRT(POWER([.H415];2)+POWER([.I415];2)+POWER([.J415];2))" office:value-type="float" office:value="939.752980759201" calcext:value-type="float">
            <text:p>939.752980759201</text:p>
          </table:table-cell>
        </table:table-row>
        <table:table-row table:style-name="ro1">
          <table:table-cell office:value-type="float" office:value="72.3613" calcext:value-type="float">
            <text:p>72.3613</text:p>
          </table:table-cell>
          <table:table-cell office:value-type="float" office:value="280.21" calcext:value-type="float">
            <text:p>280.21</text:p>
          </table:table-cell>
          <table:table-cell office:value-type="float" office:value="42.7084" calcext:value-type="float">
            <text:p>42.7084</text:p>
          </table:table-cell>
          <table:table-cell office:value-type="float" office:value="71.8501" calcext:value-type="float">
            <text:p>71.8501</text:p>
          </table:table-cell>
          <table:table-cell office:value-type="float" office:value="268.735" calcext:value-type="float">
            <text:p>268.735</text:p>
          </table:table-cell>
          <table:table-cell office:value-type="float" office:value="42.8301" calcext:value-type="float">
            <text:p>42.8301</text:p>
          </table:table-cell>
          <table:table-cell/>
          <table:table-cell table:formula="of:=([.D416]-[.A416])/0.0166667" office:value-type="float" office:value="-30.6719386561228" calcext:value-type="float">
            <text:p>-30.6719386561228</text:p>
          </table:table-cell>
          <table:table-cell table:formula="of:=ABS([.E416]-[.B416])/0.0166667" office:value-type="float" office:value="688.498623002752" calcext:value-type="float">
            <text:p>688.498623002752</text:p>
          </table:table-cell>
          <table:table-cell table:formula="of:=([.F416]-[.C416])/0.0166667" office:value-type="float" office:value="7.30198539602946" calcext:value-type="float">
            <text:p>7.30198539602946</text:p>
          </table:table-cell>
          <table:table-cell table:formula="of:=DEGREES(ATAN(ABS([.F416]-[.C416])/ABS([.E416]-[.B416])))" office:value-type="float" office:value="0.607637032416554" calcext:value-type="float">
            <text:p>0.607637032416554</text:p>
          </table:table-cell>
          <table:table-cell table:formula="of:=SQRT(POWER([.H416];2)+POWER([.I416];2)+POWER([.J416];2))" office:value-type="float" office:value="689.220168515355" calcext:value-type="float">
            <text:p>689.220168515355</text:p>
          </table:table-cell>
        </table:table-row>
        <table:table-row table:style-name="ro1">
          <table:table-cell office:value-type="float" office:value="72.6218" calcext:value-type="float">
            <text:p>72.6218</text:p>
          </table:table-cell>
          <table:table-cell office:value-type="float" office:value="282.766" calcext:value-type="float">
            <text:p>282.766</text:p>
          </table:table-cell>
          <table:table-cell office:value-type="float" office:value="43.0548" calcext:value-type="float">
            <text:p>43.0548</text:p>
          </table:table-cell>
          <table:table-cell office:value-type="float" office:value="72.1034" calcext:value-type="float">
            <text:p>72.1034</text:p>
          </table:table-cell>
          <table:table-cell office:value-type="float" office:value="271.132" calcext:value-type="float">
            <text:p>271.132</text:p>
          </table:table-cell>
          <table:table-cell office:value-type="float" office:value="43.4215" calcext:value-type="float">
            <text:p>43.4215</text:p>
          </table:table-cell>
          <table:table-cell/>
          <table:table-cell table:formula="of:=([.D417]-[.A417])/0.0166667" office:value-type="float" office:value="-31.1039377921244" calcext:value-type="float">
            <text:p>-31.1039377921244</text:p>
          </table:table-cell>
          <table:table-cell table:formula="of:=ABS([.E417]-[.B417])/0.0166667" office:value-type="float" office:value="698.038603922793" calcext:value-type="float">
            <text:p>698.038603922793</text:p>
          </table:table-cell>
          <table:table-cell table:formula="of:=([.F417]-[.C417])/0.0166667" office:value-type="float" office:value="22.0019559960881" calcext:value-type="float">
            <text:p>22.0019559960881</text:p>
          </table:table-cell>
          <table:table-cell table:formula="of:=DEGREES(ATAN(ABS([.F417]-[.C417])/ABS([.E417]-[.B417])))" office:value-type="float" office:value="1.80534714003792" calcext:value-type="float">
            <text:p>1.80534714003792</text:p>
          </table:table-cell>
          <table:table-cell table:formula="of:=SQRT(POWER([.H417];2)+POWER([.I417];2)+POWER([.J417];2))" office:value-type="float" office:value="699.077559059302" calcext:value-type="float">
            <text:p>699.077559059302</text:p>
          </table:table-cell>
        </table:table-row>
        <table:table-row table:style-name="ro1">
          <table:table-cell office:value-type="float" office:value="72.1129" calcext:value-type="float">
            <text:p>72.1129</text:p>
          </table:table-cell>
          <table:table-cell office:value-type="float" office:value="278.682" calcext:value-type="float">
            <text:p>278.682</text:p>
          </table:table-cell>
          <table:table-cell office:value-type="float" office:value="43.7045" calcext:value-type="float">
            <text:p>43.7045</text:p>
          </table:table-cell>
          <table:table-cell office:value-type="float" office:value="71.3671" calcext:value-type="float">
            <text:p>71.3671</text:p>
          </table:table-cell>
          <table:table-cell office:value-type="float" office:value="267.157" calcext:value-type="float">
            <text:p>267.157</text:p>
          </table:table-cell>
          <table:table-cell office:value-type="float" office:value="44.3134" calcext:value-type="float">
            <text:p>44.3134</text:p>
          </table:table-cell>
          <table:table-cell/>
          <table:table-cell table:formula="of:=([.D418]-[.A418])/0.0166667" office:value-type="float" office:value="-44.7479105041792" calcext:value-type="float">
            <text:p>-44.7479105041792</text:p>
          </table:table-cell>
          <table:table-cell table:formula="of:=ABS([.E418]-[.B418])/0.0166667" office:value-type="float" office:value="691.498617002768" calcext:value-type="float">
            <text:p>691.498617002768</text:p>
          </table:table-cell>
          <table:table-cell table:formula="of:=([.F418]-[.C418])/0.0166667" office:value-type="float" office:value="36.533926932146" calcext:value-type="float">
            <text:p>36.533926932146</text:p>
          </table:table-cell>
          <table:table-cell table:formula="of:=DEGREES(ATAN(ABS([.F418]-[.C418])/ABS([.E418]-[.B418])))" office:value-type="float" office:value="3.02429446731931" calcext:value-type="float">
            <text:p>3.02429446731931</text:p>
          </table:table-cell>
          <table:table-cell table:formula="of:=SQRT(POWER([.H418];2)+POWER([.I418];2)+POWER([.J418];2))" office:value-type="float" office:value="693.907371792745" calcext:value-type="float">
            <text:p>693.907371792745</text:p>
          </table:table-cell>
        </table:table-row>
        <table:table-row table:style-name="ro1">
          <table:table-cell office:value-type="float" office:value="71.8569" calcext:value-type="float">
            <text:p>71.8569</text:p>
          </table:table-cell>
          <table:table-cell office:value-type="float" office:value="282.737" calcext:value-type="float">
            <text:p>282.737</text:p>
          </table:table-cell>
          <table:table-cell office:value-type="float" office:value="42.8143" calcext:value-type="float">
            <text:p>42.8143</text:p>
          </table:table-cell>
          <table:table-cell office:value-type="float" office:value="70.8643" calcext:value-type="float">
            <text:p>70.8643</text:p>
          </table:table-cell>
          <table:table-cell office:value-type="float" office:value="269.738" calcext:value-type="float">
            <text:p>269.738</text:p>
          </table:table-cell>
          <table:table-cell office:value-type="float" office:value="43.4124" calcext:value-type="float">
            <text:p>43.4124</text:p>
          </table:table-cell>
          <table:table-cell/>
          <table:table-cell table:formula="of:=([.D419]-[.A419])/0.0166667" office:value-type="float" office:value="-59.555880888238" calcext:value-type="float">
            <text:p>-59.555880888238</text:p>
          </table:table-cell>
          <table:table-cell table:formula="of:=ABS([.E419]-[.B419])/0.0166667" office:value-type="float" office:value="779.938440123121" calcext:value-type="float">
            <text:p>779.938440123121</text:p>
          </table:table-cell>
          <table:table-cell table:formula="of:=([.F419]-[.C419])/0.0166667" office:value-type="float" office:value="35.8859282281433" calcext:value-type="float">
            <text:p>35.8859282281433</text:p>
          </table:table-cell>
          <table:table-cell table:formula="of:=DEGREES(ATAN(ABS([.F419]-[.C419])/ABS([.E419]-[.B419])))" office:value-type="float" office:value="2.63439139956179" calcext:value-type="float">
            <text:p>2.63439139956179</text:p>
          </table:table-cell>
          <table:table-cell table:formula="of:=SQRT(POWER([.H419];2)+POWER([.I419];2)+POWER([.J419];2))" office:value-type="float" office:value="783.031719137135" calcext:value-type="float">
            <text:p>783.031719137135</text:p>
          </table:table-cell>
        </table:table-row>
        <table:table-row table:style-name="ro1">
          <table:table-cell office:value-type="float" office:value="71.1008" calcext:value-type="float">
            <text:p>71.1008</text:p>
          </table:table-cell>
          <table:table-cell office:value-type="float" office:value="278.671" calcext:value-type="float">
            <text:p>278.671</text:p>
          </table:table-cell>
          <table:table-cell office:value-type="float" office:value="43.216" calcext:value-type="float">
            <text:p>43.216</text:p>
          </table:table-cell>
          <table:table-cell office:value-type="float" office:value="69.6491" calcext:value-type="float">
            <text:p>69.6491</text:p>
          </table:table-cell>
          <table:table-cell office:value-type="float" office:value="265.758" calcext:value-type="float">
            <text:p>265.758</text:p>
          </table:table-cell>
          <table:table-cell office:value-type="float" office:value="44.0679" calcext:value-type="float">
            <text:p>44.0679</text:p>
          </table:table-cell>
          <table:table-cell/>
          <table:table-cell table:formula="of:=([.D420]-[.A420])/0.0166667" office:value-type="float" office:value="-87.1018257963486" calcext:value-type="float">
            <text:p>-87.1018257963486</text:p>
          </table:table-cell>
          <table:table-cell table:formula="of:=ABS([.E420]-[.B420])/0.0166667" office:value-type="float" office:value="774.7784504431" calcext:value-type="float">
            <text:p>774.7784504431</text:p>
          </table:table-cell>
          <table:table-cell table:formula="of:=([.F420]-[.C420])/0.0166667" office:value-type="float" office:value="51.1138977722045" calcext:value-type="float">
            <text:p>51.1138977722045</text:p>
          </table:table-cell>
          <table:table-cell table:formula="of:=DEGREES(ATAN(ABS([.F420]-[.C420])/ABS([.E420]-[.B420])))" office:value-type="float" office:value="3.7744634032332" calcext:value-type="float">
            <text:p>3.7744634032332</text:p>
          </table:table-cell>
          <table:table-cell table:formula="of:=SQRT(POWER([.H420];2)+POWER([.I420];2)+POWER([.J420];2))" office:value-type="float" office:value="781.332839367152" calcext:value-type="float">
            <text:p>781.332839367152</text:p>
          </table:table-cell>
        </table:table-row>
        <table:table-row table:style-name="ro1">
          <table:table-cell office:value-type="float" office:value="71.8569" calcext:value-type="float">
            <text:p>71.8569</text:p>
          </table:table-cell>
          <table:table-cell office:value-type="float" office:value="282.737" calcext:value-type="float">
            <text:p>282.737</text:p>
          </table:table-cell>
          <table:table-cell office:value-type="float" office:value="42.8143" calcext:value-type="float">
            <text:p>42.8143</text:p>
          </table:table-cell>
          <table:table-cell office:value-type="float" office:value="71.1099" calcext:value-type="float">
            <text:p>71.1099</text:p>
          </table:table-cell>
          <table:table-cell office:value-type="float" office:value="269.819" calcext:value-type="float">
            <text:p>269.819</text:p>
          </table:table-cell>
          <table:table-cell office:value-type="float" office:value="43.1513" calcext:value-type="float">
            <text:p>43.1513</text:p>
          </table:table-cell>
          <table:table-cell/>
          <table:table-cell table:formula="of:=([.D421]-[.A421])/0.0166667" office:value-type="float" office:value="-44.8199103601793" calcext:value-type="float">
            <text:p>-44.8199103601793</text:p>
          </table:table-cell>
          <table:table-cell table:formula="of:=ABS([.E421]-[.B421])/0.0166667" office:value-type="float" office:value="775.078449843101" calcext:value-type="float">
            <text:p>775.078449843101</text:p>
          </table:table-cell>
          <table:table-cell table:formula="of:=([.F421]-[.C421])/0.0166667" office:value-type="float" office:value="20.2199595600807" calcext:value-type="float">
            <text:p>20.2199595600807</text:p>
          </table:table-cell>
          <table:table-cell table:formula="of:=DEGREES(ATAN(ABS([.F421]-[.C421])/ABS([.E421]-[.B421])))" office:value-type="float" office:value="1.49437213324944" calcext:value-type="float">
            <text:p>1.49437213324944</text:p>
          </table:table-cell>
          <table:table-cell table:formula="of:=SQRT(POWER([.H421];2)+POWER([.I421];2)+POWER([.J421];2))" office:value-type="float" office:value="776.636513782664" calcext:value-type="float">
            <text:p>776.636513782664</text:p>
          </table:table-cell>
        </table:table-row>
        <table:table-row table:style-name="ro1">
          <table:table-cell office:value-type="float" office:value="72.372" calcext:value-type="float">
            <text:p>72.372</text:p>
          </table:table-cell>
          <table:table-cell office:value-type="float" office:value="285.34" calcext:value-type="float">
            <text:p>285.34</text:p>
          </table:table-cell>
          <table:table-cell office:value-type="float" office:value="43.1573" calcext:value-type="float">
            <text:p>43.1573</text:p>
          </table:table-cell>
          <table:table-cell office:value-type="float" office:value="71.3617" calcext:value-type="float">
            <text:p>71.3617</text:p>
          </table:table-cell>
          <table:table-cell office:value-type="float" office:value="273.432" calcext:value-type="float">
            <text:p>273.432</text:p>
          </table:table-cell>
          <table:table-cell office:value-type="float" office:value="44.0467" calcext:value-type="float">
            <text:p>44.0467</text:p>
          </table:table-cell>
          <table:table-cell/>
          <table:table-cell table:formula="of:=([.D422]-[.A422])/0.0166667" office:value-type="float" office:value="-60.6178787642425" calcext:value-type="float">
            <text:p>-60.6178787642425</text:p>
          </table:table-cell>
          <table:table-cell table:formula="of:=ABS([.E422]-[.B422])/0.0166667" office:value-type="float" office:value="714.478571042856" calcext:value-type="float">
            <text:p>714.478571042856</text:p>
          </table:table-cell>
          <table:table-cell table:formula="of:=([.F422]-[.C422])/0.0166667" office:value-type="float" office:value="53.3638932722136" calcext:value-type="float">
            <text:p>53.3638932722136</text:p>
          </table:table-cell>
          <table:table-cell table:formula="of:=DEGREES(ATAN(ABS([.F422]-[.C422])/ABS([.E422]-[.B422])))" office:value-type="float" office:value="4.27144981316234" calcext:value-type="float">
            <text:p>4.27144981316234</text:p>
          </table:table-cell>
          <table:table-cell table:formula="of:=SQRT(POWER([.H422];2)+POWER([.I422];2)+POWER([.J422];2))" office:value-type="float" office:value="719.028414466692" calcext:value-type="float">
            <text:p>719.028414466692</text:p>
          </table:table-cell>
        </table:table-row>
        <table:table-row table:style-name="ro1">
          <table:table-cell office:value-type="float" office:value="72.3697" calcext:value-type="float">
            <text:p>72.3697</text:p>
          </table:table-cell>
          <table:table-cell office:value-type="float" office:value="286.829" calcext:value-type="float">
            <text:p>286.829</text:p>
          </table:table-cell>
          <table:table-cell office:value-type="float" office:value="42.4153" calcext:value-type="float">
            <text:p>42.4153</text:p>
          </table:table-cell>
          <table:table-cell office:value-type="float" office:value="71.3501" calcext:value-type="float">
            <text:p>71.3501</text:p>
          </table:table-cell>
          <table:table-cell office:value-type="float" office:value="276.259" calcext:value-type="float">
            <text:p>276.259</text:p>
          </table:table-cell>
          <table:table-cell office:value-type="float" office:value="42.6017" calcext:value-type="float">
            <text:p>42.6017</text:p>
          </table:table-cell>
          <table:table-cell/>
          <table:table-cell table:formula="of:=([.D423]-[.A423])/0.0166667" office:value-type="float" office:value="-61.1758776482445" calcext:value-type="float">
            <text:p>-61.1758776482445</text:p>
          </table:table-cell>
          <table:table-cell table:formula="of:=ABS([.E423]-[.B423])/0.0166667" office:value-type="float" office:value="634.198731602536" calcext:value-type="float">
            <text:p>634.198731602536</text:p>
          </table:table-cell>
          <table:table-cell table:formula="of:=([.F423]-[.C423])/0.0166667" office:value-type="float" office:value="11.1839776320447" calcext:value-type="float">
            <text:p>11.1839776320447</text:p>
          </table:table-cell>
          <table:table-cell table:formula="of:=DEGREES(ATAN(ABS([.F423]-[.C423])/ABS([.E423]-[.B423])))" office:value-type="float" office:value="1.01029578069696" calcext:value-type="float">
            <text:p>1.01029578069696</text:p>
          </table:table-cell>
          <table:table-cell table:formula="of:=SQRT(POWER([.H423];2)+POWER([.I423];2)+POWER([.J423];2))" office:value-type="float" office:value="637.240614311402" calcext:value-type="float">
            <text:p>637.240614311402</text:p>
          </table:table-cell>
        </table:table-row>
        <table:table-row table:style-name="ro1">
          <table:table-cell office:value-type="float" office:value="71.8521" calcext:value-type="float">
            <text:p>71.8521</text:p>
          </table:table-cell>
          <table:table-cell office:value-type="float" office:value="285.556" calcext:value-type="float">
            <text:p>285.556</text:p>
          </table:table-cell>
          <table:table-cell office:value-type="float" office:value="41.86" calcext:value-type="float">
            <text:p>41.86</text:p>
          </table:table-cell>
          <table:table-cell office:value-type="float" office:value="70.8495" calcext:value-type="float">
            <text:p>70.8495</text:p>
          </table:table-cell>
          <table:table-cell office:value-type="float" office:value="273.71" calcext:value-type="float">
            <text:p>273.71</text:p>
          </table:table-cell>
          <table:table-cell office:value-type="float" office:value="42.2741" calcext:value-type="float">
            <text:p>42.2741</text:p>
          </table:table-cell>
          <table:table-cell/>
          <table:table-cell table:formula="of:=([.D424]-[.A424])/0.0166667" office:value-type="float" office:value="-60.1558796882407" calcext:value-type="float">
            <text:p>-60.1558796882407</text:p>
          </table:table-cell>
          <table:table-cell table:formula="of:=ABS([.E424]-[.B424])/0.0166667" office:value-type="float" office:value="710.758578482843" calcext:value-type="float">
            <text:p>710.758578482843</text:p>
          </table:table-cell>
          <table:table-cell table:formula="of:=([.F424]-[.C424])/0.0166667" office:value-type="float" office:value="24.8459503080992" calcext:value-type="float">
            <text:p>24.8459503080992</text:p>
          </table:table-cell>
          <table:table-cell table:formula="of:=DEGREES(ATAN(ABS([.F424]-[.C424])/ABS([.E424]-[.B424])))" office:value-type="float" office:value="2.00207031948435" calcext:value-type="float">
            <text:p>2.00207031948435</text:p>
          </table:table-cell>
          <table:table-cell table:formula="of:=SQRT(POWER([.H424];2)+POWER([.I424];2)+POWER([.J424];2))" office:value-type="float" office:value="713.732308358485" calcext:value-type="float">
            <text:p>713.732308358485</text:p>
          </table:table-cell>
        </table:table-row>
        <table:table-row table:style-name="ro1">
          <table:table-cell office:value-type="float" office:value="72.1146" calcext:value-type="float">
            <text:p>72.1146</text:p>
          </table:table-cell>
          <table:table-cell office:value-type="float" office:value="286.729" calcext:value-type="float">
            <text:p>286.729</text:p>
          </table:table-cell>
          <table:table-cell office:value-type="float" office:value="42.6877" calcext:value-type="float">
            <text:p>42.6877</text:p>
          </table:table-cell>
          <table:table-cell office:value-type="float" office:value="71.3578" calcext:value-type="float">
            <text:p>71.3578</text:p>
          </table:table-cell>
          <table:table-cell office:value-type="float" office:value="274.779" calcext:value-type="float">
            <text:p>274.779</text:p>
          </table:table-cell>
          <table:table-cell office:value-type="float" office:value="43.5846" calcext:value-type="float">
            <text:p>43.5846</text:p>
          </table:table-cell>
          <table:table-cell/>
          <table:table-cell table:formula="of:=([.D425]-[.A425])/0.0166667" office:value-type="float" office:value="-45.4079091841815" calcext:value-type="float">
            <text:p>-45.4079091841815</text:p>
          </table:table-cell>
          <table:table-cell table:formula="of:=ABS([.E425]-[.B425])/0.0166667" office:value-type="float" office:value="716.998566002867" calcext:value-type="float">
            <text:p>716.998566002867</text:p>
          </table:table-cell>
          <table:table-cell table:formula="of:=([.F425]-[.C425])/0.0166667" office:value-type="float" office:value="53.8138923722154" calcext:value-type="float">
            <text:p>53.8138923722154</text:p>
          </table:table-cell>
          <table:table-cell table:formula="of:=DEGREES(ATAN(ABS([.F425]-[.C425])/ABS([.E425]-[.B425])))" office:value-type="float" office:value="4.29225239078526" calcext:value-type="float">
            <text:p>4.29225239078526</text:p>
          </table:table-cell>
          <table:table-cell table:formula="of:=SQRT(POWER([.H425];2)+POWER([.I425];2)+POWER([.J425];2))" office:value-type="float" office:value="720.447608698159" calcext:value-type="float">
            <text:p>720.447608698159</text:p>
          </table:table-cell>
        </table:table-row>
        <table:table-row table:style-name="ro1">
          <table:table-cell office:value-type="float" office:value="70.5792" calcext:value-type="float">
            <text:p>70.5792</text:p>
          </table:table-cell>
          <table:table-cell office:value-type="float" office:value="281.49" calcext:value-type="float">
            <text:p>281.49</text:p>
          </table:table-cell>
          <table:table-cell office:value-type="float" office:value="41.7653" calcext:value-type="float">
            <text:p>41.7653</text:p>
          </table:table-cell>
          <table:table-cell office:value-type="float" office:value="69.6281" calcext:value-type="float">
            <text:p>69.6281</text:p>
          </table:table-cell>
          <table:table-cell office:value-type="float" office:value="267.288" calcext:value-type="float">
            <text:p>267.288</text:p>
          </table:table-cell>
          <table:table-cell office:value-type="float" office:value="42.3536" calcext:value-type="float">
            <text:p>42.3536</text:p>
          </table:table-cell>
          <table:table-cell/>
          <table:table-cell table:formula="of:=([.D426]-[.A426])/0.0166667" office:value-type="float" office:value="-57.0658858682281" calcext:value-type="float">
            <text:p>-57.0658858682281</text:p>
          </table:table-cell>
          <table:table-cell table:formula="of:=ABS([.E426]-[.B426])/0.0166667" office:value-type="float" office:value="852.118295763408" calcext:value-type="float">
            <text:p>852.118295763408</text:p>
          </table:table-cell>
          <table:table-cell table:formula="of:=([.F426]-[.C426])/0.0166667" office:value-type="float" office:value="35.297929404141" calcext:value-type="float">
            <text:p>35.297929404141</text:p>
          </table:table-cell>
          <table:table-cell table:formula="of:=DEGREES(ATAN(ABS([.F426]-[.C426])/ABS([.E426]-[.B426])))" office:value-type="float" office:value="2.37204951931694" calcext:value-type="float">
            <text:p>2.37204951931694</text:p>
          </table:table-cell>
          <table:table-cell table:formula="of:=SQRT(POWER([.H426];2)+POWER([.I426];2)+POWER([.J426];2))" office:value-type="float" office:value="854.75613430082" calcext:value-type="float">
            <text:p>854.75613430082</text:p>
          </table:table-cell>
        </table:table-row>
        <table:table-row table:style-name="ro1">
          <table:table-cell office:value-type="float" office:value="72.3643" calcext:value-type="float">
            <text:p>72.3643</text:p>
          </table:table-cell>
          <table:table-cell office:value-type="float" office:value="282.827" calcext:value-type="float">
            <text:p>282.827</text:p>
          </table:table-cell>
          <table:table-cell office:value-type="float" office:value="42.5431" calcext:value-type="float">
            <text:p>42.5431</text:p>
          </table:table-cell>
          <table:table-cell office:value-type="float" office:value="71.6024" calcext:value-type="float">
            <text:p>71.6024</text:p>
          </table:table-cell>
          <table:table-cell office:value-type="float" office:value="273.706" calcext:value-type="float">
            <text:p>273.706</text:p>
          </table:table-cell>
          <table:table-cell office:value-type="float" office:value="42.7633" calcext:value-type="float">
            <text:p>42.7633</text:p>
          </table:table-cell>
          <table:table-cell/>
          <table:table-cell table:formula="of:=([.D427]-[.A427])/0.0166667" office:value-type="float" office:value="-45.7139085721827" calcext:value-type="float">
            <text:p>-45.7139085721827</text:p>
          </table:table-cell>
          <table:table-cell table:formula="of:=ABS([.E427]-[.B427])/0.0166667" office:value-type="float" office:value="547.258905482188" calcext:value-type="float">
            <text:p>547.258905482188</text:p>
          </table:table-cell>
          <table:table-cell table:formula="of:=([.F427]-[.C427])/0.0166667" office:value-type="float" office:value="13.2119735760528" calcext:value-type="float">
            <text:p>13.2119735760528</text:p>
          </table:table-cell>
          <table:table-cell table:formula="of:=DEGREES(ATAN(ABS([.F427]-[.C427])/ABS([.E427]-[.B427])))" office:value-type="float" office:value="1.38297120534433" calcext:value-type="float">
            <text:p>1.38297120534433</text:p>
          </table:table-cell>
          <table:table-cell table:formula="of:=SQRT(POWER([.H427];2)+POWER([.I427];2)+POWER([.J427];2))" office:value-type="float" office:value="549.323790957831" calcext:value-type="float">
            <text:p>549.323790957831</text:p>
          </table:table-cell>
        </table:table-row>
        <table:table-row table:style-name="ro1">
          <table:table-cell office:value-type="float" office:value="71.0869" calcext:value-type="float">
            <text:p>71.0869</text:p>
          </table:table-cell>
          <table:table-cell office:value-type="float" office:value="284.103" calcext:value-type="float">
            <text:p>284.103</text:p>
          </table:table-cell>
          <table:table-cell office:value-type="float" office:value="42.099" calcext:value-type="float">
            <text:p>42.099</text:p>
          </table:table-cell>
          <table:table-cell office:value-type="float" office:value="70.3633" calcext:value-type="float">
            <text:p>70.3633</text:p>
          </table:table-cell>
          <table:table-cell office:value-type="float" office:value="269.805" calcext:value-type="float">
            <text:p>269.805</text:p>
          </table:table-cell>
          <table:table-cell office:value-type="float" office:value="42.6691" calcext:value-type="float">
            <text:p>42.6691</text:p>
          </table:table-cell>
          <table:table-cell/>
          <table:table-cell table:formula="of:=([.D428]-[.A428])/0.0166667" office:value-type="float" office:value="-43.415913168174" calcext:value-type="float">
            <text:p>-43.415913168174</text:p>
          </table:table-cell>
          <table:table-cell table:formula="of:=ABS([.E428]-[.B428])/0.0166667" office:value-type="float" office:value="857.878284243432" calcext:value-type="float">
            <text:p>857.878284243432</text:p>
          </table:table-cell>
          <table:table-cell table:formula="of:=([.F428]-[.C428])/0.0166667" office:value-type="float" office:value="34.205931588137" calcext:value-type="float">
            <text:p>34.205931588137</text:p>
          </table:table-cell>
          <table:table-cell table:formula="of:=DEGREES(ATAN(ABS([.F428]-[.C428])/ABS([.E428]-[.B428])))" office:value-type="float" office:value="2.28332844600805" calcext:value-type="float">
            <text:p>2.28332844600805</text:p>
          </table:table-cell>
          <table:table-cell table:formula="of:=SQRT(POWER([.H428];2)+POWER([.I428];2)+POWER([.J428];2))" office:value-type="float" office:value="859.656988483484" calcext:value-type="float">
            <text:p>859.656988483484</text:p>
          </table:table-cell>
        </table:table-row>
        <table:table-row table:style-name="ro1">
          <table:table-cell office:value-type="float" office:value="71.0844" calcext:value-type="float">
            <text:p>71.0844</text:p>
          </table:table-cell>
          <table:table-cell office:value-type="float" office:value="289.327" calcext:value-type="float">
            <text:p>289.327</text:p>
          </table:table-cell>
          <table:table-cell office:value-type="float" office:value="42.5441" calcext:value-type="float">
            <text:p>42.5441</text:p>
          </table:table-cell>
          <table:table-cell office:value-type="float" office:value="69.8447" calcext:value-type="float">
            <text:p>69.8447</text:p>
          </table:table-cell>
          <table:table-cell office:value-type="float" office:value="277.233" calcext:value-type="float">
            <text:p>277.233</text:p>
          </table:table-cell>
          <table:table-cell office:value-type="float" office:value="43.2072" calcext:value-type="float">
            <text:p>43.2072</text:p>
          </table:table-cell>
          <table:table-cell/>
          <table:table-cell table:formula="of:=([.D429]-[.A429])/0.0166667" office:value-type="float" office:value="-74.3818512362975" calcext:value-type="float">
            <text:p>-74.3818512362975</text:p>
          </table:table-cell>
          <table:table-cell table:formula="of:=ABS([.E429]-[.B429])/0.0166667" office:value-type="float" office:value="725.638548722902" calcext:value-type="float">
            <text:p>725.638548722902</text:p>
          </table:table-cell>
          <table:table-cell table:formula="of:=([.F429]-[.C429])/0.0166667" office:value-type="float" office:value="39.7859204281591" calcext:value-type="float">
            <text:p>39.7859204281591</text:p>
          </table:table-cell>
          <table:table-cell table:formula="of:=DEGREES(ATAN(ABS([.F429]-[.C429])/ABS([.E429]-[.B429])))" office:value-type="float" office:value="3.13831888090988" calcext:value-type="float">
            <text:p>3.13831888090988</text:p>
          </table:table-cell>
          <table:table-cell table:formula="of:=SQRT(POWER([.H429];2)+POWER([.I429];2)+POWER([.J429];2))" office:value-type="float" office:value="730.525073252338" calcext:value-type="float">
            <text:p>730.525073252338</text:p>
          </table:table-cell>
        </table:table-row>
        <table:table-row table:style-name="ro1">
          <table:table-cell office:value-type="float" office:value="71.0888" calcext:value-type="float">
            <text:p>71.0888</text:p>
          </table:table-cell>
          <table:table-cell office:value-type="float" office:value="284.048" calcext:value-type="float">
            <text:p>284.048</text:p>
          </table:table-cell>
          <table:table-cell office:value-type="float" office:value="42.3608" calcext:value-type="float">
            <text:p>42.3608</text:p>
          </table:table-cell>
          <table:table-cell office:value-type="float" office:value="70.3624" calcext:value-type="float">
            <text:p>70.3624</text:p>
          </table:table-cell>
          <table:table-cell office:value-type="float" office:value="271.001" calcext:value-type="float">
            <text:p>271.001</text:p>
          </table:table-cell>
          <table:table-cell office:value-type="float" office:value="42.9664" calcext:value-type="float">
            <text:p>42.9664</text:p>
          </table:table-cell>
          <table:table-cell/>
          <table:table-cell table:formula="of:=([.D430]-[.A430])/0.0166667" office:value-type="float" office:value="-43.5839128321751" calcext:value-type="float">
            <text:p>-43.5839128321751</text:p>
          </table:table-cell>
          <table:table-cell table:formula="of:=ABS([.E430]-[.B430])/0.0166667" office:value-type="float" office:value="782.818434363133" calcext:value-type="float">
            <text:p>782.818434363133</text:p>
          </table:table-cell>
          <table:table-cell table:formula="of:=([.F430]-[.C430])/0.0166667" office:value-type="float" office:value="36.3359273281455" calcext:value-type="float">
            <text:p>36.3359273281455</text:p>
          </table:table-cell>
          <table:table-cell table:formula="of:=DEGREES(ATAN(ABS([.F430]-[.C430])/ABS([.E430]-[.B430])))" office:value-type="float" office:value="2.65757927747045" calcext:value-type="float">
            <text:p>2.65757927747045</text:p>
          </table:table-cell>
          <table:table-cell table:formula="of:=SQRT(POWER([.H430];2)+POWER([.I430];2)+POWER([.J430];2))" office:value-type="float" office:value="784.872319712771" calcext:value-type="float">
            <text:p>784.872319712771</text:p>
          </table:table-cell>
        </table:table-row>
        <table:table-row table:style-name="ro1">
          <table:table-cell office:value-type="float" office:value="71.3489" calcext:value-type="float">
            <text:p>71.3489</text:p>
          </table:table-cell>
          <table:table-cell office:value-type="float" office:value="280.074" calcext:value-type="float">
            <text:p>280.074</text:p>
          </table:table-cell>
          <table:table-cell office:value-type="float" office:value="42.7397" calcext:value-type="float">
            <text:p>42.7397</text:p>
          </table:table-cell>
          <table:table-cell office:value-type="float" office:value="70.8693" calcext:value-type="float">
            <text:p>70.8693</text:p>
          </table:table-cell>
          <table:table-cell office:value-type="float" office:value="266.044" calcext:value-type="float">
            <text:p>266.044</text:p>
          </table:table-cell>
          <table:table-cell office:value-type="float" office:value="43.2792" calcext:value-type="float">
            <text:p>43.2792</text:p>
          </table:table-cell>
          <table:table-cell/>
          <table:table-cell table:formula="of:=([.D431]-[.A431])/0.0166667" office:value-type="float" office:value="-28.7759424481154" calcext:value-type="float">
            <text:p>-28.7759424481154</text:p>
          </table:table-cell>
          <table:table-cell table:formula="of:=ABS([.E431]-[.B431])/0.0166667" office:value-type="float" office:value="841.798316403369" calcext:value-type="float">
            <text:p>841.798316403369</text:p>
          </table:table-cell>
          <table:table-cell table:formula="of:=([.F431]-[.C431])/0.0166667" office:value-type="float" office:value="32.3699352601297" calcext:value-type="float">
            <text:p>32.3699352601297</text:p>
          </table:table-cell>
          <table:table-cell table:formula="of:=DEGREES(ATAN(ABS([.F431]-[.C431])/ABS([.E431]-[.B431])))" office:value-type="float" office:value="2.2021276494101" calcext:value-type="float">
            <text:p>2.2021276494101</text:p>
          </table:table-cell>
          <table:table-cell table:formula="of:=SQRT(POWER([.H431];2)+POWER([.I431];2)+POWER([.J431];2))" office:value-type="float" office:value="842.911782496881" calcext:value-type="float">
            <text:p>842.911782496881</text:p>
          </table:table-cell>
        </table:table-row>
        <table:table-row table:style-name="ro1">
          <table:table-cell office:value-type="float" office:value="72.1082" calcext:value-type="float">
            <text:p>72.1082</text:p>
          </table:table-cell>
          <table:table-cell office:value-type="float" office:value="281.509" calcext:value-type="float">
            <text:p>281.509</text:p>
          </table:table-cell>
          <table:table-cell office:value-type="float" office:value="42.5035" calcext:value-type="float">
            <text:p>42.5035</text:p>
          </table:table-cell>
          <table:table-cell office:value-type="float" office:value="71.3556" calcext:value-type="float">
            <text:p>71.3556</text:p>
          </table:table-cell>
          <table:table-cell office:value-type="float" office:value="269.885" calcext:value-type="float">
            <text:p>269.885</text:p>
          </table:table-cell>
          <table:table-cell office:value-type="float" office:value="42.8925" calcext:value-type="float">
            <text:p>42.8925</text:p>
          </table:table-cell>
          <table:table-cell/>
          <table:table-cell table:formula="of:=([.D432]-[.A432])/0.0166667" office:value-type="float" office:value="-45.1559096881807" calcext:value-type="float">
            <text:p>-45.1559096881807</text:p>
          </table:table-cell>
          <table:table-cell table:formula="of:=ABS([.E432]-[.B432])/0.0166667" office:value-type="float" office:value="697.438605122791" calcext:value-type="float">
            <text:p>697.438605122791</text:p>
          </table:table-cell>
          <table:table-cell table:formula="of:=([.F432]-[.C432])/0.0166667" office:value-type="float" office:value="23.3399533200931" calcext:value-type="float">
            <text:p>23.3399533200931</text:p>
          </table:table-cell>
          <table:table-cell table:formula="of:=DEGREES(ATAN(ABS([.F432]-[.C432])/ABS([.E432]-[.B432])))" office:value-type="float" office:value="1.91670195432737" calcext:value-type="float">
            <text:p>1.91670195432737</text:p>
          </table:table-cell>
          <table:table-cell table:formula="of:=SQRT(POWER([.H432];2)+POWER([.I432];2)+POWER([.J432];2))" office:value-type="float" office:value="699.288508068291" calcext:value-type="float">
            <text:p>699.288508068291</text:p>
          </table:table-cell>
        </table:table-row>
        <table:table-row table:style-name="ro1">
          <table:table-cell office:value-type="float" office:value="71.0786" calcext:value-type="float">
            <text:p>71.0786</text:p>
          </table:table-cell>
          <table:table-cell office:value-type="float" office:value="289.496" calcext:value-type="float">
            <text:p>289.496</text:p>
          </table:table-cell>
          <table:table-cell office:value-type="float" office:value="41.7505" calcext:value-type="float">
            <text:p>41.7505</text:p>
          </table:table-cell>
          <table:table-cell office:value-type="float" office:value="70.0894" calcext:value-type="float">
            <text:p>70.0894</text:p>
          </table:table-cell>
          <table:table-cell office:value-type="float" office:value="277.411" calcext:value-type="float">
            <text:p>277.411</text:p>
          </table:table-cell>
          <table:table-cell office:value-type="float" office:value="42.4277" calcext:value-type="float">
            <text:p>42.4277</text:p>
          </table:table-cell>
          <table:table-cell/>
          <table:table-cell table:formula="of:=([.D433]-[.A433])/0.0166667" office:value-type="float" office:value="-59.3518812962372" calcext:value-type="float">
            <text:p>-59.3518812962372</text:p>
          </table:table-cell>
          <table:table-cell table:formula="of:=ABS([.E433]-[.B433])/0.0166667" office:value-type="float" office:value="725.098549802899" calcext:value-type="float">
            <text:p>725.098549802899</text:p>
          </table:table-cell>
          <table:table-cell table:formula="of:=([.F433]-[.C433])/0.0166667" office:value-type="float" office:value="40.6319187361625" calcext:value-type="float">
            <text:p>40.6319187361625</text:p>
          </table:table-cell>
          <table:table-cell table:formula="of:=DEGREES(ATAN(ABS([.F433]-[.C433])/ABS([.E433]-[.B433])))" office:value-type="float" office:value="3.20729547425227" calcext:value-type="float">
            <text:p>3.20729547425227</text:p>
          </table:table-cell>
          <table:table-cell table:formula="of:=SQRT(POWER([.H433];2)+POWER([.I433];2)+POWER([.J433];2))" office:value-type="float" office:value="728.65733068422" calcext:value-type="float">
            <text:p>728.65733068422</text:p>
          </table:table-cell>
        </table:table-row>
        <table:table-row table:style-name="ro1">
          <table:table-cell office:value-type="float" office:value="71.8485" calcext:value-type="float">
            <text:p>71.8485</text:p>
          </table:table-cell>
          <table:table-cell office:value-type="float" office:value="282.991" calcext:value-type="float">
            <text:p>282.991</text:p>
          </table:table-cell>
          <table:table-cell office:value-type="float" office:value="41.5114" calcext:value-type="float">
            <text:p>41.5114</text:p>
          </table:table-cell>
          <table:table-cell office:value-type="float" office:value="71.0975" calcext:value-type="float">
            <text:p>71.0975</text:p>
          </table:table-cell>
          <table:table-cell office:value-type="float" office:value="271.341" calcext:value-type="float">
            <text:p>271.341</text:p>
          </table:table-cell>
          <table:table-cell office:value-type="float" office:value="41.6703" calcext:value-type="float">
            <text:p>41.6703</text:p>
          </table:table-cell>
          <table:table-cell/>
          <table:table-cell table:formula="of:=([.D434]-[.A434])/0.0166667" office:value-type="float" office:value="-45.0599098801805" calcext:value-type="float">
            <text:p>-45.0599098801805</text:p>
          </table:table-cell>
          <table:table-cell table:formula="of:=ABS([.E434]-[.B434])/0.0166667" office:value-type="float" office:value="698.998602002795" calcext:value-type="float">
            <text:p>698.998602002795</text:p>
          </table:table-cell>
          <table:table-cell table:formula="of:=([.F434]-[.C434])/0.0166667" office:value-type="float" office:value="9.53398093203787" calcext:value-type="float">
            <text:p>9.53398093203787</text:p>
          </table:table-cell>
          <table:table-cell table:formula="of:=DEGREES(ATAN(ABS([.F434]-[.C434])/ABS([.E434]-[.B434])))" office:value-type="float" office:value="0.78143646808504" calcext:value-type="float">
            <text:p>0.78143646808504</text:p>
          </table:table-cell>
          <table:table-cell table:formula="of:=SQRT(POWER([.H434];2)+POWER([.I434];2)+POWER([.J434];2))" office:value-type="float" office:value="700.514338092151" calcext:value-type="float">
            <text:p>700.514338092151</text:p>
          </table:table-cell>
        </table:table-row>
        <table:table-row table:style-name="ro1">
          <table:table-cell office:value-type="float" office:value="72.1018" calcext:value-type="float">
            <text:p>72.1018</text:p>
          </table:table-cell>
          <table:table-cell office:value-type="float" office:value="281.716" calcext:value-type="float">
            <text:p>281.716</text:p>
          </table:table-cell>
          <table:table-cell office:value-type="float" office:value="41.4624" calcext:value-type="float">
            <text:p>41.4624</text:p>
          </table:table-cell>
          <table:table-cell office:value-type="float" office:value="71.3488" calcext:value-type="float">
            <text:p>71.3488</text:p>
          </table:table-cell>
          <table:table-cell office:value-type="float" office:value="268.836" calcext:value-type="float">
            <text:p>268.836</text:p>
          </table:table-cell>
          <table:table-cell office:value-type="float" office:value="41.8359" calcext:value-type="float">
            <text:p>41.8359</text:p>
          </table:table-cell>
          <table:table-cell/>
          <table:table-cell table:formula="of:=([.D435]-[.A435])/0.0166667" office:value-type="float" office:value="-45.1799096401807" calcext:value-type="float">
            <text:p>-45.1799096401807</text:p>
          </table:table-cell>
          <table:table-cell table:formula="of:=ABS([.E435]-[.B435])/0.0166667" office:value-type="float" office:value="772.798454403091" calcext:value-type="float">
            <text:p>772.798454403091</text:p>
          </table:table-cell>
          <table:table-cell table:formula="of:=([.F435]-[.C435])/0.0166667" office:value-type="float" office:value="22.4099551800896" calcext:value-type="float">
            <text:p>22.4099551800896</text:p>
          </table:table-cell>
          <table:table-cell table:formula="of:=DEGREES(ATAN(ABS([.F435]-[.C435])/ABS([.E435]-[.B435])))" office:value-type="float" office:value="1.66102315134389" calcext:value-type="float">
            <text:p>1.66102315134389</text:p>
          </table:table-cell>
          <table:table-cell table:formula="of:=SQRT(POWER([.H435];2)+POWER([.I435];2)+POWER([.J435];2))" office:value-type="float" office:value="774.442303502381" calcext:value-type="float">
            <text:p>774.442303502381</text:p>
          </table:table-cell>
        </table:table-row>
        <table:table-row table:style-name="ro1">
          <table:table-cell office:value-type="float" office:value="72.3689" calcext:value-type="float">
            <text:p>72.3689</text:p>
          </table:table-cell>
          <table:table-cell office:value-type="float" office:value="285.453" calcext:value-type="float">
            <text:p>285.453</text:p>
          </table:table-cell>
          <table:table-cell office:value-type="float" office:value="42.6328" calcext:value-type="float">
            <text:p>42.6328</text:p>
          </table:table-cell>
          <table:table-cell office:value-type="float" office:value="71.3491" calcext:value-type="float">
            <text:p>71.3491</text:p>
          </table:table-cell>
          <table:table-cell office:value-type="float" office:value="273.767" calcext:value-type="float">
            <text:p>273.767</text:p>
          </table:table-cell>
          <table:table-cell office:value-type="float" office:value="42.2601" calcext:value-type="float">
            <text:p>42.2601</text:p>
          </table:table-cell>
          <table:table-cell/>
          <table:table-cell table:formula="of:=([.D436]-[.A436])/0.0166667" office:value-type="float" office:value="-61.1878776242441" calcext:value-type="float">
            <text:p>-61.1878776242441</text:p>
          </table:table-cell>
          <table:table-cell table:formula="of:=ABS([.E436]-[.B436])/0.0166667" office:value-type="float" office:value="701.158597682803" calcext:value-type="float">
            <text:p>701.158597682803</text:p>
          </table:table-cell>
          <table:table-cell table:formula="of:=([.F436]-[.C436])/0.0166667" office:value-type="float" office:value="-22.3619552760896" calcext:value-type="float">
            <text:p>-22.3619552760896</text:p>
          </table:table-cell>
          <table:table-cell table:formula="of:=DEGREES(ATAN(ABS([.F436]-[.C436])/ABS([.E436]-[.B436])))" office:value-type="float" office:value="1.82670728103113" calcext:value-type="float">
            <text:p>1.82670728103113</text:p>
          </table:table-cell>
          <table:table-cell table:formula="of:=SQRT(POWER([.H436];2)+POWER([.I436];2)+POWER([.J436];2))" office:value-type="float" office:value="704.17852318602" calcext:value-type="float">
            <text:p>704.17852318602</text:p>
          </table:table-cell>
        </table:table-row>
        <table:table-row table:style-name="ro1">
          <table:table-cell office:value-type="float" office:value="72.6296" calcext:value-type="float">
            <text:p>72.6296</text:p>
          </table:table-cell>
          <table:table-cell office:value-type="float" office:value="289.616" calcext:value-type="float">
            <text:p>289.616</text:p>
          </table:table-cell>
          <table:table-cell office:value-type="float" office:value="41.9727" calcext:value-type="float">
            <text:p>41.9727</text:p>
          </table:table-cell>
          <table:table-cell office:value-type="float" office:value="71.8532" calcext:value-type="float">
            <text:p>71.8532</text:p>
          </table:table-cell>
          <table:table-cell office:value-type="float" office:value="277.589" calcext:value-type="float">
            <text:p>277.589</text:p>
          </table:table-cell>
          <table:table-cell office:value-type="float" office:value="42.6322" calcext:value-type="float">
            <text:p>42.6322</text:p>
          </table:table-cell>
          <table:table-cell/>
          <table:table-cell table:formula="of:=([.D437]-[.A437])/0.0166667" office:value-type="float" office:value="-46.5839068321861" calcext:value-type="float">
            <text:p>-46.5839068321861</text:p>
          </table:table-cell>
          <table:table-cell table:formula="of:=ABS([.E437]-[.B437])/0.0166667" office:value-type="float" office:value="721.618556762886" calcext:value-type="float">
            <text:p>721.618556762886</text:p>
          </table:table-cell>
          <table:table-cell table:formula="of:=([.F437]-[.C437])/0.0166667" office:value-type="float" office:value="39.5699208601579" calcext:value-type="float">
            <text:p>39.5699208601579</text:p>
          </table:table-cell>
          <table:table-cell table:formula="of:=DEGREES(ATAN(ABS([.F437]-[.C437])/ABS([.E437]-[.B437])))" office:value-type="float" office:value="3.13866813370132" calcext:value-type="float">
            <text:p>3.13866813370132</text:p>
          </table:table-cell>
          <table:table-cell table:formula="of:=SQRT(POWER([.H437];2)+POWER([.I437];2)+POWER([.J437];2))" office:value-type="float" office:value="724.202444401549" calcext:value-type="float">
            <text:p>724.202444401549</text:p>
          </table:table-cell>
        </table:table-row>
        <table:table-row table:style-name="ro1">
          <table:table-cell office:value-type="float" office:value="72.3583" calcext:value-type="float">
            <text:p>72.3583</text:p>
          </table:table-cell>
          <table:table-cell office:value-type="float" office:value="277.595" calcext:value-type="float">
            <text:p>277.595</text:p>
          </table:table-cell>
          <table:table-cell office:value-type="float" office:value="42.8763" calcext:value-type="float">
            <text:p>42.8763</text:p>
          </table:table-cell>
          <table:table-cell office:value-type="float" office:value="71.6059" calcext:value-type="float">
            <text:p>71.6059</text:p>
          </table:table-cell>
          <table:table-cell office:value-type="float" office:value="266.16" calcext:value-type="float">
            <text:p>266.16</text:p>
          </table:table-cell>
          <table:table-cell office:value-type="float" office:value="43.2532" calcext:value-type="float">
            <text:p>43.2532</text:p>
          </table:table-cell>
          <table:table-cell/>
          <table:table-cell table:formula="of:=([.D438]-[.A438])/0.0166667" office:value-type="float" office:value="-45.1439097121802" calcext:value-type="float">
            <text:p>-45.1439097121802</text:p>
          </table:table-cell>
          <table:table-cell table:formula="of:=ABS([.E438]-[.B438])/0.0166667" office:value-type="float" office:value="686.098627802745" calcext:value-type="float">
            <text:p>686.098627802745</text:p>
          </table:table-cell>
          <table:table-cell table:formula="of:=([.F438]-[.C438])/0.0166667" office:value-type="float" office:value="22.6139547720904" calcext:value-type="float">
            <text:p>22.6139547720904</text:p>
          </table:table-cell>
          <table:table-cell table:formula="of:=DEGREES(ATAN(ABS([.F438]-[.C438])/ABS([.E438]-[.B438])))" office:value-type="float" office:value="1.88779749708984" calcext:value-type="float">
            <text:p>1.88779749708984</text:p>
          </table:table-cell>
          <table:table-cell table:formula="of:=SQRT(POWER([.H438];2)+POWER([.I438];2)+POWER([.J438];2))" office:value-type="float" office:value="687.953988728421" calcext:value-type="float">
            <text:p>687.953988728421</text:p>
          </table:table-cell>
        </table:table-row>
        <table:table-row table:style-name="ro1">
          <table:table-cell office:value-type="float" office:value="72.3728" calcext:value-type="float">
            <text:p>72.3728</text:p>
          </table:table-cell>
          <table:table-cell office:value-type="float" office:value="286.716" calcext:value-type="float">
            <text:p>286.716</text:p>
          </table:table-cell>
          <table:table-cell office:value-type="float" office:value="42.9416" calcext:value-type="float">
            <text:p>42.9416</text:p>
          </table:table-cell>
          <table:table-cell office:value-type="float" office:value="71.6093" calcext:value-type="float">
            <text:p>71.6093</text:p>
          </table:table-cell>
          <table:table-cell office:value-type="float" office:value="273.519" calcext:value-type="float">
            <text:p>273.519</text:p>
          </table:table-cell>
          <table:table-cell office:value-type="float" office:value="43.7834" calcext:value-type="float">
            <text:p>43.7834</text:p>
          </table:table-cell>
          <table:table-cell/>
          <table:table-cell table:formula="of:=([.D439]-[.A439])/0.0166667" office:value-type="float" office:value="-45.8099083801829" calcext:value-type="float">
            <text:p>-45.8099083801829</text:p>
          </table:table-cell>
          <table:table-cell table:formula="of:=ABS([.E439]-[.B439])/0.0166667" office:value-type="float" office:value="791.818416363167" calcext:value-type="float">
            <text:p>791.818416363167</text:p>
          </table:table-cell>
          <table:table-cell table:formula="of:=([.F439]-[.C439])/0.0166667" office:value-type="float" office:value="50.507898984202" calcext:value-type="float">
            <text:p>50.507898984202</text:p>
          </table:table-cell>
          <table:table-cell table:formula="of:=DEGREES(ATAN(ABS([.F439]-[.C439])/ABS([.E439]-[.B439])))" office:value-type="float" office:value="3.6497939966402" calcext:value-type="float">
            <text:p>3.6497939966402</text:p>
          </table:table-cell>
          <table:table-cell table:formula="of:=SQRT(POWER([.H439];2)+POWER([.I439];2)+POWER([.J439];2))" office:value-type="float" office:value="794.749017022024" calcext:value-type="float">
            <text:p>794.749017022024</text:p>
          </table:table-cell>
        </table:table-row>
        <table:table-row table:style-name="ro1">
          <table:table-cell office:value-type="float" office:value="72.6203" calcext:value-type="float">
            <text:p>72.6203</text:p>
          </table:table-cell>
          <table:table-cell office:value-type="float" office:value="281.417" calcext:value-type="float">
            <text:p>281.417</text:p>
          </table:table-cell>
          <table:table-cell office:value-type="float" office:value="43.2678" calcext:value-type="float">
            <text:p>43.2678</text:p>
          </table:table-cell>
          <table:table-cell office:value-type="float" office:value="72.1034" calcext:value-type="float">
            <text:p>72.1034</text:p>
          </table:table-cell>
          <table:table-cell office:value-type="float" office:value="269.84" calcext:value-type="float">
            <text:p>269.84</text:p>
          </table:table-cell>
          <table:table-cell office:value-type="float" office:value="43.6298" calcext:value-type="float">
            <text:p>43.6298</text:p>
          </table:table-cell>
          <table:table-cell/>
          <table:table-cell table:formula="of:=([.D440]-[.A440])/0.0166667" office:value-type="float" office:value="-31.0139379721245" calcext:value-type="float">
            <text:p>-31.0139379721245</text:p>
          </table:table-cell>
          <table:table-cell table:formula="of:=ABS([.E440]-[.B440])/0.0166667" office:value-type="float" office:value="694.618610762778" calcext:value-type="float">
            <text:p>694.618610762778</text:p>
          </table:table-cell>
          <table:table-cell table:formula="of:=([.F440]-[.C440])/0.0166667" office:value-type="float" office:value="21.719956560087" calcext:value-type="float">
            <text:p>21.719956560087</text:p>
          </table:table-cell>
          <table:table-cell table:formula="of:=DEGREES(ATAN(ABS([.F440]-[.C440])/ABS([.E440]-[.B440])))" office:value-type="float" office:value="1.79099216794401" calcext:value-type="float">
            <text:p>1.79099216794401</text:p>
          </table:table-cell>
          <table:table-cell table:formula="of:=SQRT(POWER([.H440];2)+POWER([.I440];2)+POWER([.J440];2))" office:value-type="float" office:value="695.649793559606" calcext:value-type="float">
            <text:p>695.649793559606</text:p>
          </table:table-cell>
        </table:table-row>
        <table:table-row table:style-name="ro1">
          <table:table-cell office:value-type="float" office:value="72.1176" calcext:value-type="float">
            <text:p>72.1176</text:p>
          </table:table-cell>
          <table:table-cell office:value-type="float" office:value="277.199" calcext:value-type="float">
            <text:p>277.199</text:p>
          </table:table-cell>
          <table:table-cell office:value-type="float" office:value="44.6853" calcext:value-type="float">
            <text:p>44.6853</text:p>
          </table:table-cell>
          <table:table-cell office:value-type="float" office:value="71.1286" calcext:value-type="float">
            <text:p>71.1286</text:p>
          </table:table-cell>
          <table:table-cell office:value-type="float" office:value="266.924" calcext:value-type="float">
            <text:p>266.924</text:p>
          </table:table-cell>
          <table:table-cell office:value-type="float" office:value="45.3274" calcext:value-type="float">
            <text:p>45.3274</text:p>
          </table:table-cell>
          <table:table-cell/>
          <table:table-cell table:formula="of:=([.D441]-[.A441])/0.0166667" office:value-type="float" office:value="-59.3398813202368" calcext:value-type="float">
            <text:p>-59.3398813202368</text:p>
          </table:table-cell>
          <table:table-cell table:formula="of:=ABS([.E441]-[.B441])/0.0166667" office:value-type="float" office:value="616.498767002468" calcext:value-type="float">
            <text:p>616.498767002468</text:p>
          </table:table-cell>
          <table:table-cell table:formula="of:=([.F441]-[.C441])/0.0166667" office:value-type="float" office:value="38.5259229481541" calcext:value-type="float">
            <text:p>38.5259229481541</text:p>
          </table:table-cell>
          <table:table-cell table:formula="of:=DEGREES(ATAN(ABS([.F441]-[.C441])/ABS([.E441]-[.B441])))" office:value-type="float" office:value="3.57584835299861" calcext:value-type="float">
            <text:p>3.57584835299861</text:p>
          </table:table-cell>
          <table:table-cell table:formula="of:=SQRT(POWER([.H441];2)+POWER([.I441];2)+POWER([.J441];2))" office:value-type="float" office:value="620.54508133549" calcext:value-type="float">
            <text:p>620.54508133549</text:p>
          </table:table-cell>
        </table:table-row>
        <table:table-row table:style-name="ro1">
          <table:table-cell office:value-type="float" office:value="72.116" calcext:value-type="float">
            <text:p>72.116</text:p>
          </table:table-cell>
          <table:table-cell office:value-type="float" office:value="278.576" calcext:value-type="float">
            <text:p>278.576</text:p>
          </table:table-cell>
          <table:table-cell office:value-type="float" office:value="44.2206" calcext:value-type="float">
            <text:p>44.2206</text:p>
          </table:table-cell>
          <table:table-cell office:value-type="float" office:value="71.3724" calcext:value-type="float">
            <text:p>71.3724</text:p>
          </table:table-cell>
          <table:table-cell office:value-type="float" office:value="267.009" calcext:value-type="float">
            <text:p>267.009</text:p>
          </table:table-cell>
          <table:table-cell office:value-type="float" office:value="45.0682" calcext:value-type="float">
            <text:p>45.0682</text:p>
          </table:table-cell>
          <table:table-cell/>
          <table:table-cell table:formula="of:=([.D442]-[.A442])/0.0166667" office:value-type="float" office:value="-44.6159107681785" calcext:value-type="float">
            <text:p>-44.6159107681785</text:p>
          </table:table-cell>
          <table:table-cell table:formula="of:=ABS([.E442]-[.B442])/0.0166667" office:value-type="float" office:value="694.018611962777" calcext:value-type="float">
            <text:p>694.018611962777</text:p>
          </table:table-cell>
          <table:table-cell table:formula="of:=([.F442]-[.C442])/0.0166667" office:value-type="float" office:value="50.8558982882034" calcext:value-type="float">
            <text:p>50.8558982882034</text:p>
          </table:table-cell>
          <table:table-cell table:formula="of:=DEGREES(ATAN(ABS([.F442]-[.C442])/ABS([.E442]-[.B442])))" office:value-type="float" office:value="4.19099672170936" calcext:value-type="float">
            <text:p>4.19099672170936</text:p>
          </table:table-cell>
          <table:table-cell table:formula="of:=SQRT(POWER([.H442];2)+POWER([.I442];2)+POWER([.J442];2))" office:value-type="float" office:value="697.308207061349" calcext:value-type="float">
            <text:p>697.308207061349</text:p>
          </table:table-cell>
        </table:table-row>
        <table:table-row table:style-name="ro1">
          <table:table-cell office:value-type="float" office:value="72.1128" calcext:value-type="float">
            <text:p>72.1128</text:p>
          </table:table-cell>
          <table:table-cell office:value-type="float" office:value="276.037" calcext:value-type="float">
            <text:p>276.037</text:p>
          </table:table-cell>
          <table:table-cell office:value-type="float" office:value="44.1223" calcext:value-type="float">
            <text:p>44.1223</text:p>
          </table:table-cell>
          <table:table-cell office:value-type="float" office:value="71.3713" calcext:value-type="float">
            <text:p>71.3713</text:p>
          </table:table-cell>
          <table:table-cell office:value-type="float" office:value="264.628" calcext:value-type="float">
            <text:p>264.628</text:p>
          </table:table-cell>
          <table:table-cell office:value-type="float" office:value="44.7198" calcext:value-type="float">
            <text:p>44.7198</text:p>
          </table:table-cell>
          <table:table-cell/>
          <table:table-cell table:formula="of:=([.D443]-[.A443])/0.0166667" office:value-type="float" office:value="-44.4899110201772" calcext:value-type="float">
            <text:p>-44.4899110201772</text:p>
          </table:table-cell>
          <table:table-cell table:formula="of:=ABS([.E443]-[.B443])/0.0166667" office:value-type="float" office:value="684.538630922738" calcext:value-type="float">
            <text:p>684.538630922738</text:p>
          </table:table-cell>
          <table:table-cell table:formula="of:=([.F443]-[.C443])/0.0166667" office:value-type="float" office:value="35.8499283001432" calcext:value-type="float">
            <text:p>35.8499283001432</text:p>
          </table:table-cell>
          <table:table-cell table:formula="of:=DEGREES(ATAN(ABS([.F443]-[.C443])/ABS([.E443]-[.B443])))" office:value-type="float" office:value="2.99789476917533" calcext:value-type="float">
            <text:p>2.99789476917533</text:p>
          </table:table-cell>
          <table:table-cell table:formula="of:=SQRT(POWER([.H443];2)+POWER([.I443];2)+POWER([.J443];2))" office:value-type="float" office:value="686.918995782825" calcext:value-type="float">
            <text:p>686.918995782825</text:p>
          </table:table-cell>
        </table:table-row>
        <table:table-row table:style-name="ro1">
          <table:table-cell office:value-type="float" office:value="71.6101" calcext:value-type="float">
            <text:p>71.6101</text:p>
          </table:table-cell>
          <table:table-cell office:value-type="float" office:value="277.292" calcext:value-type="float">
            <text:p>277.292</text:p>
          </table:table-cell>
          <table:table-cell office:value-type="float" office:value="43.9287" calcext:value-type="float">
            <text:p>43.9287</text:p>
          </table:table-cell>
          <table:table-cell office:value-type="float" office:value="71.1278" calcext:value-type="float">
            <text:p>71.1278</text:p>
          </table:table-cell>
          <table:table-cell office:value-type="float" office:value="263.385" calcext:value-type="float">
            <text:p>263.385</text:p>
          </table:table-cell>
          <table:table-cell office:value-type="float" office:value="44.6799" calcext:value-type="float">
            <text:p>44.6799</text:p>
          </table:table-cell>
          <table:table-cell/>
          <table:table-cell table:formula="of:=([.D444]-[.A444])/0.0166667" office:value-type="float" office:value="-28.9379421241163" calcext:value-type="float">
            <text:p>-28.9379421241163</text:p>
          </table:table-cell>
          <table:table-cell table:formula="of:=ABS([.E444]-[.B444])/0.0166667" office:value-type="float" office:value="834.418331163337" calcext:value-type="float">
            <text:p>834.418331163337</text:p>
          </table:table-cell>
          <table:table-cell table:formula="of:=([.F444]-[.C444])/0.0166667" office:value-type="float" office:value="45.0719098561805" calcext:value-type="float">
            <text:p>45.0719098561805</text:p>
          </table:table-cell>
          <table:table-cell table:formula="of:=DEGREES(ATAN(ABS([.F444]-[.C444])/ABS([.E444]-[.B444])))" office:value-type="float" office:value="3.09188196654147" calcext:value-type="float">
            <text:p>3.09188196654147</text:p>
          </table:table-cell>
          <table:table-cell table:formula="of:=SQRT(POWER([.H444];2)+POWER([.I444];2)+POWER([.J444];2))" office:value-type="float" office:value="836.135654624218" calcext:value-type="float">
            <text:p>836.135654624218</text:p>
          </table:table-cell>
        </table:table-row>
        <table:table-row table:style-name="ro1">
          <table:table-cell office:value-type="float" office:value="72.3697" calcext:value-type="float">
            <text:p>72.3697</text:p>
          </table:table-cell>
          <table:table-cell office:value-type="float" office:value="286.819" calcext:value-type="float">
            <text:p>286.819</text:p>
          </table:table-cell>
          <table:table-cell office:value-type="float" office:value="42.417" calcext:value-type="float">
            <text:p>42.417</text:p>
          </table:table-cell>
          <table:table-cell office:value-type="float" office:value="71.8554" calcext:value-type="float">
            <text:p>71.8554</text:p>
          </table:table-cell>
          <table:table-cell office:value-type="float" office:value="273.635" calcext:value-type="float">
            <text:p>273.635</text:p>
          </table:table-cell>
          <table:table-cell office:value-type="float" office:value="43.2677" calcext:value-type="float">
            <text:p>43.2677</text:p>
          </table:table-cell>
          <table:table-cell/>
          <table:table-cell table:formula="of:=([.D445]-[.A445])/0.0166667" office:value-type="float" office:value="-30.8579382841229" calcext:value-type="float">
            <text:p>-30.8579382841229</text:p>
          </table:table-cell>
          <table:table-cell table:formula="of:=ABS([.E445]-[.B445])/0.0166667" office:value-type="float" office:value="791.038417923166" calcext:value-type="float">
            <text:p>791.038417923166</text:p>
          </table:table-cell>
          <table:table-cell table:formula="of:=([.F445]-[.C445])/0.0166667" office:value-type="float" office:value="51.0418979162039" calcext:value-type="float">
            <text:p>51.0418979162039</text:p>
          </table:table-cell>
          <table:table-cell table:formula="of:=DEGREES(ATAN(ABS([.F445]-[.C445])/ABS([.E445]-[.B445])))" office:value-type="float" office:value="3.6919025351716" calcext:value-type="float">
            <text:p>3.6919025351716</text:p>
          </table:table-cell>
          <table:table-cell table:formula="of:=SQRT(POWER([.H445];2)+POWER([.I445];2)+POWER([.J445];2))" office:value-type="float" office:value="793.283849784187" calcext:value-type="float">
            <text:p>793.283849784187</text:p>
          </table:table-cell>
        </table:table-row>
        <table:table-row table:style-name="ro1">
          <table:table-cell office:value-type="float" office:value="72.6371" calcext:value-type="float">
            <text:p>72.6371</text:p>
          </table:table-cell>
          <table:table-cell office:value-type="float" office:value="292.224" calcext:value-type="float">
            <text:p>292.224</text:p>
          </table:table-cell>
          <table:table-cell office:value-type="float" office:value="42.3322" calcext:value-type="float">
            <text:p>42.3322</text:p>
          </table:table-cell>
          <table:table-cell office:value-type="float" office:value="71.8584" calcext:value-type="float">
            <text:p>71.8584</text:p>
          </table:table-cell>
          <table:table-cell office:value-type="float" office:value="280.025" calcext:value-type="float">
            <text:p>280.025</text:p>
          </table:table-cell>
          <table:table-cell office:value-type="float" office:value="43.2442" calcext:value-type="float">
            <text:p>43.2442</text:p>
          </table:table-cell>
          <table:table-cell/>
          <table:table-cell table:formula="of:=([.D446]-[.A446])/0.0166667" office:value-type="float" office:value="-46.7219065561869" calcext:value-type="float">
            <text:p>-46.7219065561869</text:p>
          </table:table-cell>
          <table:table-cell table:formula="of:=ABS([.E446]-[.B446])/0.0166667" office:value-type="float" office:value="731.938536122929" calcext:value-type="float">
            <text:p>731.938536122929</text:p>
          </table:table-cell>
          <table:table-cell table:formula="of:=([.F446]-[.C446])/0.0166667" office:value-type="float" office:value="54.7198905602188" calcext:value-type="float">
            <text:p>54.7198905602188</text:p>
          </table:table-cell>
          <table:table-cell table:formula="of:=DEGREES(ATAN(ABS([.F446]-[.C446])/ABS([.E446]-[.B446])))" office:value-type="float" office:value="4.27549190489056" calcext:value-type="float">
            <text:p>4.27549190489056</text:p>
          </table:table-cell>
          <table:table-cell table:formula="of:=SQRT(POWER([.H446];2)+POWER([.I446];2)+POWER([.J446];2))" office:value-type="float" office:value="735.466670649964" calcext:value-type="float">
            <text:p>735.466670649964</text:p>
          </table:table-cell>
        </table:table-row>
        <table:table-row table:style-name="ro1">
          <table:table-cell office:value-type="float" office:value="71.8547" calcext:value-type="float">
            <text:p>71.8547</text:p>
          </table:table-cell>
          <table:table-cell office:value-type="float" office:value="286.81" calcext:value-type="float">
            <text:p>286.81</text:p>
          </table:table-cell>
          <table:table-cell office:value-type="float" office:value="42.1688" calcext:value-type="float">
            <text:p>42.1688</text:p>
          </table:table-cell>
          <table:table-cell office:value-type="float" office:value="71.0972" calcext:value-type="float">
            <text:p>71.0972</text:p>
          </table:table-cell>
          <table:table-cell office:value-type="float" office:value="276.265" calcext:value-type="float">
            <text:p>276.265</text:p>
          </table:table-cell>
          <table:table-cell office:value-type="float" office:value="42.354" calcext:value-type="float">
            <text:p>42.354</text:p>
          </table:table-cell>
          <table:table-cell/>
          <table:table-cell table:formula="of:=([.D447]-[.A447])/0.0166667" office:value-type="float" office:value="-45.4499091001814" calcext:value-type="float">
            <text:p>-45.4499091001814</text:p>
          </table:table-cell>
          <table:table-cell table:formula="of:=ABS([.E447]-[.B447])/0.0166667" office:value-type="float" office:value="632.698734602532" calcext:value-type="float">
            <text:p>632.698734602532</text:p>
          </table:table-cell>
          <table:table-cell table:formula="of:=([.F447]-[.C447])/0.0166667" office:value-type="float" office:value="11.1119777760446" calcext:value-type="float">
            <text:p>11.1119777760446</text:p>
          </table:table-cell>
          <table:table-cell table:formula="of:=DEGREES(ATAN(ABS([.F447]-[.C447])/ABS([.E447]-[.B447])))" office:value-type="float" office:value="1.00617236146059" calcext:value-type="float">
            <text:p>1.00617236146059</text:p>
          </table:table-cell>
          <table:table-cell table:formula="of:=SQRT(POWER([.H447];2)+POWER([.I447];2)+POWER([.J447];2))" office:value-type="float" office:value="634.426401606171" calcext:value-type="float">
            <text:p>634.426401606171</text:p>
          </table:table-cell>
        </table:table-row>
        <table:table-row table:style-name="ro1">
          <table:table-cell office:value-type="float" office:value="72.1081" calcext:value-type="float">
            <text:p>72.1081</text:p>
          </table:table-cell>
          <table:table-cell office:value-type="float" office:value="278.831" calcext:value-type="float">
            <text:p>278.831</text:p>
          </table:table-cell>
          <table:table-cell office:value-type="float" office:value="42.9309" calcext:value-type="float">
            <text:p>42.9309</text:p>
          </table:table-cell>
          <table:table-cell office:value-type="float" office:value="71.3578" calcext:value-type="float">
            <text:p>71.3578</text:p>
          </table:table-cell>
          <table:table-cell office:value-type="float" office:value="268.598" calcext:value-type="float">
            <text:p>268.598</text:p>
          </table:table-cell>
          <table:table-cell office:value-type="float" office:value="43.1021" calcext:value-type="float">
            <text:p>43.1021</text:p>
          </table:table-cell>
          <table:table-cell/>
          <table:table-cell table:formula="of:=([.D448]-[.A448])/0.0166667" office:value-type="float" office:value="-45.0179099641798" calcext:value-type="float">
            <text:p>-45.0179099641798</text:p>
          </table:table-cell>
          <table:table-cell table:formula="of:=ABS([.E448]-[.B448])/0.0166667" office:value-type="float" office:value="613.978772042456" calcext:value-type="float">
            <text:p>613.978772042456</text:p>
          </table:table-cell>
          <table:table-cell table:formula="of:=([.F448]-[.C448])/0.0166667" office:value-type="float" office:value="10.271979456041" calcext:value-type="float">
            <text:p>10.271979456041</text:p>
          </table:table-cell>
          <table:table-cell table:formula="of:=DEGREES(ATAN(ABS([.F448]-[.C448])/ABS([.E448]-[.B448])))" office:value-type="float" office:value="0.9584796663641" calcext:value-type="float">
            <text:p>0.9584796663641</text:p>
          </table:table-cell>
          <table:table-cell table:formula="of:=SQRT(POWER([.H448];2)+POWER([.I448];2)+POWER([.J448];2))" office:value-type="float" office:value="615.712642633112" calcext:value-type="float">
            <text:p>615.712642633112</text:p>
          </table:table-cell>
        </table:table-row>
        <table:table-row table:style-name="ro1">
          <table:table-cell office:value-type="float" office:value="72.3752" calcext:value-type="float">
            <text:p>72.3752</text:p>
          </table:table-cell>
          <table:table-cell office:value-type="float" office:value="290.868" calcext:value-type="float">
            <text:p>290.868</text:p>
          </table:table-cell>
          <table:table-cell office:value-type="float" office:value="42.2904" calcext:value-type="float">
            <text:p>42.2904</text:p>
          </table:table-cell>
          <table:table-cell office:value-type="float" office:value="71.8572" calcext:value-type="float">
            <text:p>71.8572</text:p>
          </table:table-cell>
          <table:table-cell office:value-type="float" office:value="276.148" calcext:value-type="float">
            <text:p>276.148</text:p>
          </table:table-cell>
          <table:table-cell office:value-type="float" office:value="43.3615" calcext:value-type="float">
            <text:p>43.3615</text:p>
          </table:table-cell>
          <table:table-cell/>
          <table:table-cell table:formula="of:=([.D449]-[.A449])/0.0166667" office:value-type="float" office:value="-31.0799378401244" calcext:value-type="float">
            <text:p>-31.0799378401244</text:p>
          </table:table-cell>
          <table:table-cell table:formula="of:=ABS([.E449]-[.B449])/0.0166667" office:value-type="float" office:value="883.198233603531" calcext:value-type="float">
            <text:p>883.198233603531</text:p>
          </table:table-cell>
          <table:table-cell table:formula="of:=([.F449]-[.C449])/0.0166667" office:value-type="float" office:value="64.2658714682572" calcext:value-type="float">
            <text:p>64.2658714682572</text:p>
          </table:table-cell>
          <table:table-cell table:formula="of:=DEGREES(ATAN(ABS([.F449]-[.C449])/ABS([.E449]-[.B449])))" office:value-type="float" office:value="4.1617894306701" calcext:value-type="float">
            <text:p>4.1617894306701</text:p>
          </table:table-cell>
          <table:table-cell table:formula="of:=SQRT(POWER([.H449];2)+POWER([.I449];2)+POWER([.J449];2))" office:value-type="float" office:value="886.078543139443" calcext:value-type="float">
            <text:p>886.078543139443</text:p>
          </table:table-cell>
        </table:table-row>
        <table:table-row table:style-name="ro1">
          <table:table-cell office:value-type="float" office:value="71.3504" calcext:value-type="float">
            <text:p>71.3504</text:p>
          </table:table-cell>
          <table:table-cell office:value-type="float" office:value="281.314" calcext:value-type="float">
            <text:p>281.314</text:p>
          </table:table-cell>
          <table:table-cell office:value-type="float" office:value="43.0446" calcext:value-type="float">
            <text:p>43.0446</text:p>
          </table:table-cell>
          <table:table-cell office:value-type="float" office:value="70.3747" calcext:value-type="float">
            <text:p>70.3747</text:p>
          </table:table-cell>
          <table:table-cell office:value-type="float" office:value="268.372" calcext:value-type="float">
            <text:p>268.372</text:p>
          </table:table-cell>
          <table:table-cell office:value-type="float" office:value="43.6381" calcext:value-type="float">
            <text:p>43.6381</text:p>
          </table:table-cell>
          <table:table-cell/>
          <table:table-cell table:formula="of:=([.D450]-[.A450])/0.0166667" office:value-type="float" office:value="-58.5418829162335" calcext:value-type="float">
            <text:p>-58.5418829162335</text:p>
          </table:table-cell>
          <table:table-cell table:formula="of:=ABS([.E450]-[.B450])/0.0166667" office:value-type="float" office:value="776.518446963107" calcext:value-type="float">
            <text:p>776.518446963107</text:p>
          </table:table-cell>
          <table:table-cell table:formula="of:=([.F450]-[.C450])/0.0166667" office:value-type="float" office:value="35.6099287801424" calcext:value-type="float">
            <text:p>35.6099287801424</text:p>
          </table:table-cell>
          <table:table-cell table:formula="of:=DEGREES(ATAN(ABS([.F450]-[.C450])/ABS([.E450]-[.B450])))" office:value-type="float" office:value="2.62565582377152" calcext:value-type="float">
            <text:p>2.62565582377152</text:p>
          </table:table-cell>
          <table:table-cell table:formula="of:=SQRT(POWER([.H450];2)+POWER([.I450];2)+POWER([.J450];2))" office:value-type="float" office:value="779.535834684397" calcext:value-type="float">
            <text:p>779.535834684397</text:p>
          </table:table-cell>
        </table:table-row>
        <table:table-row table:style-name="ro1">
          <table:table-cell office:value-type="float" office:value="71.3417" calcext:value-type="float">
            <text:p>71.3417</text:p>
          </table:table-cell>
          <table:table-cell office:value-type="float" office:value="285.448" calcext:value-type="float">
            <text:p>285.448</text:p>
          </table:table-cell>
          <table:table-cell office:value-type="float" office:value="42.1358" calcext:value-type="float">
            <text:p>42.1358</text:p>
          </table:table-cell>
          <table:table-cell office:value-type="float" office:value="70.3501" calcext:value-type="float">
            <text:p>70.3501</text:p>
          </table:table-cell>
          <table:table-cell office:value-type="float" office:value="273.64" calcext:value-type="float">
            <text:p>273.64</text:p>
          </table:table-cell>
          <table:table-cell office:value-type="float" office:value="42.2901" calcext:value-type="float">
            <text:p>42.2901</text:p>
          </table:table-cell>
          <table:table-cell/>
          <table:table-cell table:formula="of:=([.D451]-[.A451])/0.0166667" office:value-type="float" office:value="-59.4958810082383" calcext:value-type="float">
            <text:p>-59.4958810082383</text:p>
          </table:table-cell>
          <table:table-cell table:formula="of:=ABS([.E451]-[.B451])/0.0166667" office:value-type="float" office:value="708.478583042834" calcext:value-type="float">
            <text:p>708.478583042834</text:p>
          </table:table-cell>
          <table:table-cell table:formula="of:=([.F451]-[.C451])/0.0166667" office:value-type="float" office:value="9.25798148403699" calcext:value-type="float">
            <text:p>9.25798148403699</text:p>
          </table:table-cell>
          <table:table-cell table:formula="of:=DEGREES(ATAN(ABS([.F451]-[.C451])/ABS([.E451]-[.B451])))" office:value-type="float" office:value="0.748664941027927" calcext:value-type="float">
            <text:p>0.748664941027927</text:p>
          </table:table-cell>
          <table:table-cell table:formula="of:=SQRT(POWER([.H451];2)+POWER([.I451];2)+POWER([.J451];2))" office:value-type="float" office:value="711.032610158273" calcext:value-type="float">
            <text:p>711.032610158273</text:p>
          </table:table-cell>
        </table:table-row>
        <table:table-row table:style-name="ro1">
          <table:table-cell office:value-type="float" office:value="71.344" calcext:value-type="float">
            <text:p>71.344</text:p>
          </table:table-cell>
          <table:table-cell office:value-type="float" office:value="284.077" calcext:value-type="float">
            <text:p>284.077</text:p>
          </table:table-cell>
          <table:table-cell office:value-type="float" office:value="42.3538" calcext:value-type="float">
            <text:p>42.3538</text:p>
          </table:table-cell>
          <table:table-cell office:value-type="float" office:value="70.3675" calcext:value-type="float">
            <text:p>70.3675</text:p>
          </table:table-cell>
          <table:table-cell office:value-type="float" office:value="269.707" calcext:value-type="float">
            <text:p>269.707</text:p>
          </table:table-cell>
          <table:table-cell office:value-type="float" office:value="43.1765" calcext:value-type="float">
            <text:p>43.1765</text:p>
          </table:table-cell>
          <table:table-cell/>
          <table:table-cell table:formula="of:=([.D452]-[.A452])/0.0166667" office:value-type="float" office:value="-58.5898828202336" calcext:value-type="float">
            <text:p>-58.5898828202336</text:p>
          </table:table-cell>
          <table:table-cell table:formula="of:=ABS([.E452]-[.B452])/0.0166667" office:value-type="float" office:value="862.198275603449" calcext:value-type="float">
            <text:p>862.198275603449</text:p>
          </table:table-cell>
          <table:table-cell table:formula="of:=([.F452]-[.C452])/0.0166667" office:value-type="float" office:value="49.3619012761973" calcext:value-type="float">
            <text:p>49.3619012761973</text:p>
          </table:table-cell>
          <table:table-cell table:formula="of:=DEGREES(ATAN(ABS([.F452]-[.C452])/ABS([.E452]-[.B452])))" office:value-type="float" office:value="3.27667628711101" calcext:value-type="float">
            <text:p>3.27667628711101</text:p>
          </table:table-cell>
          <table:table-cell table:formula="of:=SQRT(POWER([.H452];2)+POWER([.I452];2)+POWER([.J452];2))" office:value-type="float" office:value="865.595308513194" calcext:value-type="float">
            <text:p>865.595308513194</text:p>
          </table:table-cell>
        </table:table-row>
        <table:table-row table:style-name="ro1">
          <table:table-cell office:value-type="float" office:value="71.3413" calcext:value-type="float">
            <text:p>71.3413</text:p>
          </table:table-cell>
          <table:table-cell office:value-type="float" office:value="286.765" calcext:value-type="float">
            <text:p>286.765</text:p>
          </table:table-cell>
          <table:table-cell office:value-type="float" office:value="42.1808" calcext:value-type="float">
            <text:p>42.1808</text:p>
          </table:table-cell>
          <table:table-cell office:value-type="float" office:value="70.3544" calcext:value-type="float">
            <text:p>70.3544</text:p>
          </table:table-cell>
          <table:table-cell office:value-type="float" office:value="273.539" calcext:value-type="float">
            <text:p>273.539</text:p>
          </table:table-cell>
          <table:table-cell office:value-type="float" office:value="42.8021" calcext:value-type="float">
            <text:p>42.8021</text:p>
          </table:table-cell>
          <table:table-cell/>
          <table:table-cell table:formula="of:=([.D453]-[.A453])/0.0166667" office:value-type="float" office:value="-59.2138815722372" calcext:value-type="float">
            <text:p>-59.2138815722372</text:p>
          </table:table-cell>
          <table:table-cell table:formula="of:=ABS([.E453]-[.B453])/0.0166667" office:value-type="float" office:value="793.558412883174" calcext:value-type="float">
            <text:p>793.558412883174</text:p>
          </table:table-cell>
          <table:table-cell table:formula="of:=([.F453]-[.C453])/0.0166667" office:value-type="float" office:value="37.2779254441494" calcext:value-type="float">
            <text:p>37.2779254441494</text:p>
          </table:table-cell>
          <table:table-cell table:formula="of:=DEGREES(ATAN(ABS([.F453]-[.C453])/ABS([.E453]-[.B453])))" office:value-type="float" office:value="2.6895295386402" calcext:value-type="float">
            <text:p>2.6895295386402</text:p>
          </table:table-cell>
          <table:table-cell table:formula="of:=SQRT(POWER([.H453];2)+POWER([.I453];2)+POWER([.J453];2))" office:value-type="float" office:value="796.637233723062" calcext:value-type="float">
            <text:p>796.637233723062</text:p>
          </table:table-cell>
        </table:table-row>
        <table:table-row table:style-name="ro1">
          <table:table-cell office:value-type="float" office:value="72.1131" calcext:value-type="float">
            <text:p>72.1131</text:p>
          </table:table-cell>
          <table:table-cell office:value-type="float" office:value="290.954" calcext:value-type="float">
            <text:p>290.954</text:p>
          </table:table-cell>
          <table:table-cell office:value-type="float" office:value="41.7663" calcext:value-type="float">
            <text:p>41.7663</text:p>
          </table:table-cell>
          <table:table-cell office:value-type="float" office:value="71.3497" calcext:value-type="float">
            <text:p>71.3497</text:p>
          </table:table-cell>
          <table:table-cell office:value-type="float" office:value="277.514" calcext:value-type="float">
            <text:p>277.514</text:p>
          </table:table-cell>
          <table:table-cell office:value-type="float" office:value="42.649" calcext:value-type="float">
            <text:p>42.649</text:p>
          </table:table-cell>
          <table:table-cell/>
          <table:table-cell table:formula="of:=([.D454]-[.A454])/0.0166667" office:value-type="float" office:value="-45.8039083921835" calcext:value-type="float">
            <text:p>-45.8039083921835</text:p>
          </table:table-cell>
          <table:table-cell table:formula="of:=ABS([.E454]-[.B454])/0.0166667" office:value-type="float" office:value="806.398387203226" calcext:value-type="float">
            <text:p>806.398387203226</text:p>
          </table:table-cell>
          <table:table-cell table:formula="of:=([.F454]-[.C454])/0.0166667" office:value-type="float" office:value="52.9618940762118" calcext:value-type="float">
            <text:p>52.9618940762118</text:p>
          </table:table-cell>
          <table:table-cell table:formula="of:=DEGREES(ATAN(ABS([.F454]-[.C454])/ABS([.E454]-[.B454])))" office:value-type="float" office:value="3.75762307661368" calcext:value-type="float">
            <text:p>3.75762307661368</text:p>
          </table:table-cell>
          <table:table-cell table:formula="of:=SQRT(POWER([.H454];2)+POWER([.I454];2)+POWER([.J454];2))" office:value-type="float" office:value="809.432714394534" calcext:value-type="float">
            <text:p>809.432714394534</text:p>
          </table:table-cell>
        </table:table-row>
        <table:table-row table:style-name="ro1">
          <table:table-cell office:value-type="float" office:value="70.8303" calcext:value-type="float">
            <text:p>70.8303</text:p>
          </table:table-cell>
          <table:table-cell office:value-type="float" office:value="287.911" calcext:value-type="float">
            <text:p>287.911</text:p>
          </table:table-cell>
          <table:table-cell office:value-type="float" office:value="42.7685" calcext:value-type="float">
            <text:p>42.7685</text:p>
          </table:table-cell>
          <table:table-cell office:value-type="float" office:value="69.3553" calcext:value-type="float">
            <text:p>69.3553</text:p>
          </table:table-cell>
          <table:table-cell office:value-type="float" office:value="275.731" calcext:value-type="float">
            <text:p>275.731</text:p>
          </table:table-cell>
          <table:table-cell office:value-type="float" office:value="43.9483" calcext:value-type="float">
            <text:p>43.9483</text:p>
          </table:table-cell>
          <table:table-cell/>
          <table:table-cell table:formula="of:=([.D455]-[.A455])/0.0166667" office:value-type="float" office:value="-88.4998230003537" calcext:value-type="float">
            <text:p>-88.4998230003537</text:p>
          </table:table-cell>
          <table:table-cell table:formula="of:=ABS([.E455]-[.B455])/0.0166667" office:value-type="float" office:value="730.798538402924" calcext:value-type="float">
            <text:p>730.798538402924</text:p>
          </table:table-cell>
          <table:table-cell table:formula="of:=([.F455]-[.C455])/0.0166667" office:value-type="float" office:value="70.7878584242832" calcext:value-type="float">
            <text:p>70.7878584242832</text:p>
          </table:table-cell>
          <table:table-cell table:formula="of:=DEGREES(ATAN(ABS([.F455]-[.C455])/ABS([.E455]-[.B455])))" office:value-type="float" office:value="5.53262149189355" calcext:value-type="float">
            <text:p>5.53262149189355</text:p>
          </table:table-cell>
          <table:table-cell table:formula="of:=SQRT(POWER([.H455];2)+POWER([.I455];2)+POWER([.J455];2))" office:value-type="float" office:value="739.533395664617" calcext:value-type="float">
            <text:p>739.533395664617</text:p>
          </table:table-cell>
        </table:table-row>
        <table:table-row table:style-name="ro1">
          <table:table-cell office:value-type="float" office:value="70.5743" calcext:value-type="float">
            <text:p>70.5743</text:p>
          </table:table-cell>
          <table:table-cell office:value-type="float" office:value="284.094" calcext:value-type="float">
            <text:p>284.094</text:p>
          </table:table-cell>
          <table:table-cell office:value-type="float" office:value="41.8521" calcext:value-type="float">
            <text:p>41.8521</text:p>
          </table:table-cell>
          <table:table-cell office:value-type="float" office:value="69.1197" calcext:value-type="float">
            <text:p>69.1197</text:p>
          </table:table-cell>
          <table:table-cell office:value-type="float" office:value="270.877" calcext:value-type="float">
            <text:p>270.877</text:p>
          </table:table-cell>
          <table:table-cell office:value-type="float" office:value="42.752" calcext:value-type="float">
            <text:p>42.752</text:p>
          </table:table-cell>
          <table:table-cell/>
          <table:table-cell table:formula="of:=([.D456]-[.A456])/0.0166667" office:value-type="float" office:value="-87.2758254483491" calcext:value-type="float">
            <text:p>-87.2758254483491</text:p>
          </table:table-cell>
          <table:table-cell table:formula="of:=ABS([.E456]-[.B456])/0.0166667" office:value-type="float" office:value="793.018413963171" calcext:value-type="float">
            <text:p>793.018413963171</text:p>
          </table:table-cell>
          <table:table-cell table:formula="of:=([.F456]-[.C456])/0.0166667" office:value-type="float" office:value="53.9938920122161" calcext:value-type="float">
            <text:p>53.9938920122161</text:p>
          </table:table-cell>
          <table:table-cell table:formula="of:=DEGREES(ATAN(ABS([.F456]-[.C456])/ABS([.E456]-[.B456])))" office:value-type="float" office:value="3.89506079643191" calcext:value-type="float">
            <text:p>3.89506079643191</text:p>
          </table:table-cell>
          <table:table-cell table:formula="of:=SQRT(POWER([.H456];2)+POWER([.I456];2)+POWER([.J456];2))" office:value-type="float" office:value="799.63154950701" calcext:value-type="float">
            <text:p>799.63154950701</text:p>
          </table:table-cell>
        </table:table-row>
        <table:table-row table:style-name="ro1">
          <table:table-cell office:value-type="float" office:value="71.8519" calcext:value-type="float">
            <text:p>71.8519</text:p>
          </table:table-cell>
          <table:table-cell office:value-type="float" office:value="282.892" calcext:value-type="float">
            <text:p>282.892</text:p>
          </table:table-cell>
          <table:table-cell office:value-type="float" office:value="42.0327" calcext:value-type="float">
            <text:p>42.0327</text:p>
          </table:table-cell>
          <table:table-cell office:value-type="float" office:value="71.3542" calcext:value-type="float">
            <text:p>71.3542</text:p>
          </table:table-cell>
          <table:table-cell office:value-type="float" office:value="268.7" calcext:value-type="float">
            <text:p>268.7</text:p>
          </table:table-cell>
          <table:table-cell office:value-type="float" office:value="42.595" calcext:value-type="float">
            <text:p>42.595</text:p>
          </table:table-cell>
          <table:table-cell/>
          <table:table-cell table:formula="of:=([.D457]-[.A457])/0.0166667" office:value-type="float" office:value="-29.8619402761191" calcext:value-type="float">
            <text:p>-29.8619402761191</text:p>
          </table:table-cell>
          <table:table-cell table:formula="of:=ABS([.E457]-[.B457])/0.0166667" office:value-type="float" office:value="851.518296963407" calcext:value-type="float">
            <text:p>851.518296963407</text:p>
          </table:table-cell>
          <table:table-cell table:formula="of:=([.F457]-[.C457])/0.0166667" office:value-type="float" office:value="33.737932524135" calcext:value-type="float">
            <text:p>33.737932524135</text:p>
          </table:table-cell>
          <table:table-cell table:formula="of:=DEGREES(ATAN(ABS([.F457]-[.C457])/ABS([.E457]-[.B457])))" office:value-type="float" office:value="2.26892433772124" calcext:value-type="float">
            <text:p>2.26892433772124</text:p>
          </table:table-cell>
          <table:table-cell table:formula="of:=SQRT(POWER([.H457];2)+POWER([.I457];2)+POWER([.J457];2))" office:value-type="float" office:value="852.709442677585" calcext:value-type="float">
            <text:p>852.709442677585</text:p>
          </table:table-cell>
        </table:table-row>
        <table:table-row table:style-name="ro1">
          <table:table-cell office:value-type="float" office:value="71.1046" calcext:value-type="float">
            <text:p>71.1046</text:p>
          </table:table-cell>
          <table:table-cell office:value-type="float" office:value="278.57" calcext:value-type="float">
            <text:p>278.57</text:p>
          </table:table-cell>
          <table:table-cell office:value-type="float" office:value="43.7317" calcext:value-type="float">
            <text:p>43.7317</text:p>
          </table:table-cell>
          <table:table-cell office:value-type="float" office:value="70.1394" calcext:value-type="float">
            <text:p>70.1394</text:p>
          </table:table-cell>
          <table:table-cell office:value-type="float" office:value="265.812" calcext:value-type="float">
            <text:p>265.812</text:p>
          </table:table-cell>
          <table:table-cell office:value-type="float" office:value="44.0546" calcext:value-type="float">
            <text:p>44.0546</text:p>
          </table:table-cell>
          <table:table-cell/>
          <table:table-cell table:formula="of:=([.D458]-[.A458])/0.0166667" office:value-type="float" office:value="-57.9118841762323" calcext:value-type="float">
            <text:p>-57.9118841762323</text:p>
          </table:table-cell>
          <table:table-cell table:formula="of:=ABS([.E458]-[.B458])/0.0166667" office:value-type="float" office:value="765.478469043061" calcext:value-type="float">
            <text:p>765.478469043061</text:p>
          </table:table-cell>
          <table:table-cell table:formula="of:=([.F458]-[.C458])/0.0166667" office:value-type="float" office:value="19.3739612520773" calcext:value-type="float">
            <text:p>19.3739612520773</text:p>
          </table:table-cell>
          <table:table-cell table:formula="of:=DEGREES(ATAN(ABS([.F458]-[.C458])/ABS([.E458]-[.B458])))" office:value-type="float" office:value="1.44982429293531" calcext:value-type="float">
            <text:p>1.44982429293531</text:p>
          </table:table-cell>
          <table:table-cell table:formula="of:=SQRT(POWER([.H458];2)+POWER([.I458];2)+POWER([.J458];2))" office:value-type="float" office:value="767.910426594109" calcext:value-type="float">
            <text:p>767.910426594109</text:p>
          </table:table-cell>
        </table:table-row>
        <table:table-row table:style-name="ro1">
          <table:table-cell office:value-type="float" office:value="72.3735" calcext:value-type="float">
            <text:p>72.3735</text:p>
          </table:table-cell>
          <table:table-cell office:value-type="float" office:value="285.289" calcext:value-type="float">
            <text:p>285.289</text:p>
          </table:table-cell>
          <table:table-cell office:value-type="float" office:value="43.4185" calcext:value-type="float">
            <text:p>43.4185</text:p>
          </table:table-cell>
          <table:table-cell office:value-type="float" office:value="71.6159" calcext:value-type="float">
            <text:p>71.6159</text:p>
          </table:table-cell>
          <table:table-cell office:value-type="float" office:value="272.064" calcext:value-type="float">
            <text:p>272.064</text:p>
          </table:table-cell>
          <table:table-cell office:value-type="float" office:value="44.7544" calcext:value-type="float">
            <text:p>44.7544</text:p>
          </table:table-cell>
          <table:table-cell/>
          <table:table-cell table:formula="of:=([.D459]-[.A459])/0.0166667" office:value-type="float" office:value="-45.4559090881825" calcext:value-type="float">
            <text:p>-45.4559090881825</text:p>
          </table:table-cell>
          <table:table-cell table:formula="of:=ABS([.E459]-[.B459])/0.0166667" office:value-type="float" office:value="793.498413003172" calcext:value-type="float">
            <text:p>793.498413003172</text:p>
          </table:table-cell>
          <table:table-cell table:formula="of:=([.F459]-[.C459])/0.0166667" office:value-type="float" office:value="80.1538396923203" calcext:value-type="float">
            <text:p>80.1538396923203</text:p>
          </table:table-cell>
          <table:table-cell table:formula="of:=DEGREES(ATAN(ABS([.F459]-[.C459])/ABS([.E459]-[.B459])))" office:value-type="float" office:value="5.76806650766559" calcext:value-type="float">
            <text:p>5.76806650766559</text:p>
          </table:table-cell>
          <table:table-cell table:formula="of:=SQRT(POWER([.H459];2)+POWER([.I459];2)+POWER([.J459];2))" office:value-type="float" office:value="798.830776276808" calcext:value-type="float">
            <text:p>798.830776276808</text:p>
          </table:table-cell>
        </table:table-row>
        <table:table-row table:style-name="ro1">
          <table:table-cell office:value-type="float" office:value="71.3548" calcext:value-type="float">
            <text:p>71.3548</text:p>
          </table:table-cell>
          <table:table-cell office:value-type="float" office:value="278.647" calcext:value-type="float">
            <text:p>278.647</text:p>
          </table:table-cell>
          <table:table-cell office:value-type="float" office:value="43.4672" calcext:value-type="float">
            <text:p>43.4672</text:p>
          </table:table-cell>
          <table:table-cell office:value-type="float" office:value="70.3846" calcext:value-type="float">
            <text:p>70.3846</text:p>
          </table:table-cell>
          <table:table-cell office:value-type="float" office:value="265.845" calcext:value-type="float">
            <text:p>265.845</text:p>
          </table:table-cell>
          <table:table-cell office:value-type="float" office:value="44.0468" calcext:value-type="float">
            <text:p>44.0468</text:p>
          </table:table-cell>
          <table:table-cell/>
          <table:table-cell table:formula="of:=([.D460]-[.A460])/0.0166667" office:value-type="float" office:value="-58.2118835762323" calcext:value-type="float">
            <text:p>-58.2118835762323</text:p>
          </table:table-cell>
          <table:table-cell table:formula="of:=ABS([.E460]-[.B460])/0.0166667" office:value-type="float" office:value="768.11846376307" calcext:value-type="float">
            <text:p>768.11846376307</text:p>
          </table:table-cell>
          <table:table-cell table:formula="of:=([.F460]-[.C460])/0.0166667" office:value-type="float" office:value="34.7759304481391" calcext:value-type="float">
            <text:p>34.7759304481391</text:p>
          </table:table-cell>
          <table:table-cell table:formula="of:=DEGREES(ATAN(ABS([.F460]-[.C460])/ABS([.E460]-[.B460])))" office:value-type="float" office:value="2.59224901264669" calcext:value-type="float">
            <text:p>2.59224901264669</text:p>
          </table:table-cell>
          <table:table-cell table:formula="of:=SQRT(POWER([.H460];2)+POWER([.I460];2)+POWER([.J460];2))" office:value-type="float" office:value="771.10567570325" calcext:value-type="float">
            <text:p>771.10567570325</text:p>
          </table:table-cell>
        </table:table-row>
        <table:table-row table:style-name="ro1">
          <table:table-cell office:value-type="float" office:value="71.6127" calcext:value-type="float">
            <text:p>71.6127</text:p>
          </table:table-cell>
          <table:table-cell office:value-type="float" office:value="273.417" calcext:value-type="float">
            <text:p>273.417</text:p>
          </table:table-cell>
          <table:table-cell office:value-type="float" office:value="44.2938" calcext:value-type="float">
            <text:p>44.2938</text:p>
          </table:table-cell>
          <table:table-cell office:value-type="float" office:value="70.889" calcext:value-type="float">
            <text:p>70.889</text:p>
          </table:table-cell>
          <table:table-cell office:value-type="float" office:value="260.917" calcext:value-type="float">
            <text:p>260.917</text:p>
          </table:table-cell>
          <table:table-cell office:value-type="float" office:value="44.8396" calcext:value-type="float">
            <text:p>44.8396</text:p>
          </table:table-cell>
          <table:table-cell/>
          <table:table-cell table:formula="of:=([.D461]-[.A461])/0.0166667" office:value-type="float" office:value="-43.4219131561742" calcext:value-type="float">
            <text:p>-43.4219131561742</text:p>
          </table:table-cell>
          <table:table-cell table:formula="of:=ABS([.E461]-[.B461])/0.0166667" office:value-type="float" office:value="749.998500003" calcext:value-type="float">
            <text:p>749.998500003</text:p>
          </table:table-cell>
          <table:table-cell table:formula="of:=([.F461]-[.C461])/0.0166667" office:value-type="float" office:value="32.747934504131" calcext:value-type="float">
            <text:p>32.747934504131</text:p>
          </table:table-cell>
          <table:table-cell table:formula="of:=DEGREES(ATAN(ABS([.F461]-[.C461])/ABS([.E461]-[.B461])))" office:value-type="float" office:value="2.50017482515118" calcext:value-type="float">
            <text:p>2.50017482515118</text:p>
          </table:table-cell>
          <table:table-cell table:formula="of:=SQRT(POWER([.H461];2)+POWER([.I461];2)+POWER([.J461];2))" office:value-type="float" office:value="751.967844899753" calcext:value-type="float">
            <text:p>751.967844899753</text:p>
          </table:table-cell>
        </table:table-row>
        <table:table-row table:style-name="ro1">
          <table:table-cell office:value-type="float" office:value="71.1044" calcext:value-type="float">
            <text:p>71.1044</text:p>
          </table:table-cell>
          <table:table-cell office:value-type="float" office:value="281.079" calcext:value-type="float">
            <text:p>281.079</text:p>
          </table:table-cell>
          <table:table-cell office:value-type="float" office:value="44.0884" calcext:value-type="float">
            <text:p>44.0884</text:p>
          </table:table-cell>
          <table:table-cell office:value-type="float" office:value="69.8886" calcext:value-type="float">
            <text:p>69.8886</text:p>
          </table:table-cell>
          <table:table-cell office:value-type="float" office:value="269.309" calcext:value-type="float">
            <text:p>269.309</text:p>
          </table:table-cell>
          <table:table-cell office:value-type="float" office:value="44.9611" calcext:value-type="float">
            <text:p>44.9611</text:p>
          </table:table-cell>
          <table:table-cell/>
          <table:table-cell table:formula="of:=([.D462]-[.A462])/0.0166667" office:value-type="float" office:value="-72.9478541042919" calcext:value-type="float">
            <text:p>-72.9478541042919</text:p>
          </table:table-cell>
          <table:table-cell table:formula="of:=ABS([.E462]-[.B462])/0.0166667" office:value-type="float" office:value="706.198587602824" calcext:value-type="float">
            <text:p>706.198587602824</text:p>
          </table:table-cell>
          <table:table-cell table:formula="of:=([.F462]-[.C462])/0.0166667" office:value-type="float" office:value="52.3618952762096" calcext:value-type="float">
            <text:p>52.3618952762096</text:p>
          </table:table-cell>
          <table:table-cell table:formula="of:=DEGREES(ATAN(ABS([.F462]-[.C462])/ABS([.E462]-[.B462])))" office:value-type="float" office:value="4.24050098994914" calcext:value-type="float">
            <text:p>4.24050098994914</text:p>
          </table:table-cell>
          <table:table-cell table:formula="of:=SQRT(POWER([.H462];2)+POWER([.I462];2)+POWER([.J462];2))" office:value-type="float" office:value="711.884543045824" calcext:value-type="float">
            <text:p>711.884543045824</text:p>
          </table:table-cell>
        </table:table-row>
        <table:table-row table:style-name="ro1">
          <table:table-cell office:value-type="float" office:value="71.3628" calcext:value-type="float">
            <text:p>71.3628</text:p>
          </table:table-cell>
          <table:table-cell office:value-type="float" office:value="275.897" calcext:value-type="float">
            <text:p>275.897</text:p>
          </table:table-cell>
          <table:table-cell office:value-type="float" office:value="44.3997" calcext:value-type="float">
            <text:p>44.3997</text:p>
          </table:table-cell>
          <table:table-cell office:value-type="float" office:value="70.6462" calcext:value-type="float">
            <text:p>70.6462</text:p>
          </table:table-cell>
          <table:table-cell office:value-type="float" office:value="263.181" calcext:value-type="float">
            <text:p>263.181</text:p>
          </table:table-cell>
          <table:table-cell office:value-type="float" office:value="45.4424" calcext:value-type="float">
            <text:p>45.4424</text:p>
          </table:table-cell>
          <table:table-cell/>
          <table:table-cell table:formula="of:=([.D463]-[.A463])/0.0166667" office:value-type="float" office:value="-42.995914008172" calcext:value-type="float">
            <text:p>-42.995914008172</text:p>
          </table:table-cell>
          <table:table-cell table:formula="of:=ABS([.E463]-[.B463])/0.0166667" office:value-type="float" office:value="762.958474083052" calcext:value-type="float">
            <text:p>762.958474083052</text:p>
          </table:table-cell>
          <table:table-cell table:formula="of:=([.F463]-[.C463])/0.0166667" office:value-type="float" office:value="62.56187487625" calcext:value-type="float">
            <text:p>62.56187487625</text:p>
          </table:table-cell>
          <table:table-cell table:formula="of:=DEGREES(ATAN(ABS([.F463]-[.C463])/ABS([.E463]-[.B463])))" office:value-type="float" office:value="4.68771213913471" calcext:value-type="float">
            <text:p>4.68771213913471</text:p>
          </table:table-cell>
          <table:table-cell table:formula="of:=SQRT(POWER([.H463];2)+POWER([.I463];2)+POWER([.J463];2))" office:value-type="float" office:value="766.725681051945" calcext:value-type="float">
            <text:p>766.725681051945</text:p>
          </table:table-cell>
        </table:table-row>
        <table:table-row table:style-name="ro1">
          <table:table-cell office:value-type="float" office:value="71.8626" calcext:value-type="float">
            <text:p>71.8626</text:p>
          </table:table-cell>
          <table:table-cell office:value-type="float" office:value="281.225" calcext:value-type="float">
            <text:p>281.225</text:p>
          </table:table-cell>
          <table:table-cell office:value-type="float" office:value="43.8074" calcext:value-type="float">
            <text:p>43.8074</text:p>
          </table:table-cell>
          <table:table-cell office:value-type="float" office:value="71.3707" calcext:value-type="float">
            <text:p>71.3707</text:p>
          </table:table-cell>
          <table:table-cell office:value-type="float" office:value="267.052" calcext:value-type="float">
            <text:p>267.052</text:p>
          </table:table-cell>
          <table:table-cell office:value-type="float" office:value="44.8178" calcext:value-type="float">
            <text:p>44.8178</text:p>
          </table:table-cell>
          <table:table-cell/>
          <table:table-cell table:formula="of:=([.D464]-[.A464])/0.0166667" office:value-type="float" office:value="-29.5139409721181" calcext:value-type="float">
            <text:p>-29.5139409721181</text:p>
          </table:table-cell>
          <table:table-cell table:formula="of:=ABS([.E464]-[.B464])/0.0166667" office:value-type="float" office:value="850.378299243402" calcext:value-type="float">
            <text:p>850.378299243402</text:p>
          </table:table-cell>
          <table:table-cell table:formula="of:=([.F464]-[.C464])/0.0166667" office:value-type="float" office:value="60.6238787522423" calcext:value-type="float">
            <text:p>60.6238787522423</text:p>
          </table:table-cell>
          <table:table-cell table:formula="of:=DEGREES(ATAN(ABS([.F464]-[.C464])/ABS([.E464]-[.B464])))" office:value-type="float" office:value="4.07774491788635" calcext:value-type="float">
            <text:p>4.07774491788635</text:p>
          </table:table-cell>
          <table:table-cell table:formula="of:=SQRT(POWER([.H464];2)+POWER([.I464];2)+POWER([.J464];2))" office:value-type="float" office:value="853.047231524007" calcext:value-type="float">
            <text:p>853.047231524007</text:p>
          </table:table-cell>
        </table:table-row>
        <table:table-row table:style-name="ro1">
          <table:table-cell office:value-type="float" office:value="72.1165" calcext:value-type="float">
            <text:p>72.1165</text:p>
          </table:table-cell>
          <table:table-cell office:value-type="float" office:value="295.066" calcext:value-type="float">
            <text:p>295.066</text:p>
          </table:table-cell>
          <table:table-cell office:value-type="float" office:value="41.6344" calcext:value-type="float">
            <text:p>41.6344</text:p>
          </table:table-cell>
          <table:table-cell office:value-type="float" office:value="71.3467" calcext:value-type="float">
            <text:p>71.3467</text:p>
          </table:table-cell>
          <table:table-cell office:value-type="float" office:value="281.423" calcext:value-type="float">
            <text:p>281.423</text:p>
          </table:table-cell>
          <table:table-cell office:value-type="float" office:value="42.5244" calcext:value-type="float">
            <text:p>42.5244</text:p>
          </table:table-cell>
          <table:table-cell/>
          <table:table-cell table:formula="of:=([.D465]-[.A465])/0.0166667" office:value-type="float" office:value="-46.187907624185" calcext:value-type="float">
            <text:p>-46.187907624185</text:p>
          </table:table-cell>
          <table:table-cell table:formula="of:=ABS([.E465]-[.B465])/0.0166667" office:value-type="float" office:value="818.578362843273" calcext:value-type="float">
            <text:p>818.578362843273</text:p>
          </table:table-cell>
          <table:table-cell table:formula="of:=([.F465]-[.C465])/0.0166667" office:value-type="float" office:value="53.3998932002136" calcext:value-type="float">
            <text:p>53.3998932002136</text:p>
          </table:table-cell>
          <table:table-cell table:formula="of:=DEGREES(ATAN(ABS([.F465]-[.C465])/ABS([.E465]-[.B465])))" office:value-type="float" office:value="3.73239700800551" calcext:value-type="float">
            <text:p>3.73239700800551</text:p>
          </table:table-cell>
          <table:table-cell table:formula="of:=SQRT(POWER([.H465];2)+POWER([.I465];2)+POWER([.J465];2))" office:value-type="float" office:value="821.617555508442" calcext:value-type="float">
            <text:p>821.617555508442</text:p>
          </table:table-cell>
        </table:table-row>
        <table:table-row table:style-name="ro1">
          <table:table-cell office:value-type="float" office:value="71.3423" calcext:value-type="float">
            <text:p>71.3423</text:p>
          </table:table-cell>
          <table:table-cell office:value-type="float" office:value="289.36" calcext:value-type="float">
            <text:p>289.36</text:p>
          </table:table-cell>
          <table:table-cell office:value-type="float" office:value="42.5364" calcext:value-type="float">
            <text:p>42.5364</text:p>
          </table:table-cell>
          <table:table-cell office:value-type="float" office:value="70.6034" calcext:value-type="float">
            <text:p>70.6034</text:p>
          </table:table-cell>
          <table:table-cell office:value-type="float" office:value="275.996" calcext:value-type="float">
            <text:p>275.996</text:p>
          </table:table-cell>
          <table:table-cell office:value-type="float" office:value="43.3975" calcext:value-type="float">
            <text:p>43.3975</text:p>
          </table:table-cell>
          <table:table-cell/>
          <table:table-cell table:formula="of:=([.D466]-[.A466])/0.0166667" office:value-type="float" office:value="-44.3339113321774" calcext:value-type="float">
            <text:p>-44.3339113321774</text:p>
          </table:table-cell>
          <table:table-cell table:formula="of:=ABS([.E466]-[.B466])/0.0166667" office:value-type="float" office:value="801.838396323209" calcext:value-type="float">
            <text:p>801.838396323209</text:p>
          </table:table-cell>
          <table:table-cell table:formula="of:=([.F466]-[.C466])/0.0166667" office:value-type="float" office:value="51.6658966682067" calcext:value-type="float">
            <text:p>51.6658966682067</text:p>
          </table:table-cell>
          <table:table-cell table:formula="of:=DEGREES(ATAN(ABS([.F466]-[.C466])/ABS([.E466]-[.B466])))" office:value-type="float" office:value="3.68671700093809" calcext:value-type="float">
            <text:p>3.68671700093809</text:p>
          </table:table-cell>
          <table:table-cell table:formula="of:=SQRT(POWER([.H466];2)+POWER([.I466];2)+POWER([.J466];2))" office:value-type="float" office:value="804.723352706205" calcext:value-type="float">
            <text:p>804.723352706205</text:p>
          </table:table-cell>
        </table:table-row>
        <table:table-row table:style-name="ro1">
          <table:table-cell office:value-type="float" office:value="72.1145" calcext:value-type="float">
            <text:p>72.1145</text:p>
          </table:table-cell>
          <table:table-cell office:value-type="float" office:value="281.297" calcext:value-type="float">
            <text:p>281.297</text:p>
          </table:table-cell>
          <table:table-cell office:value-type="float" office:value="43.5427" calcext:value-type="float">
            <text:p>43.5427</text:p>
          </table:table-cell>
          <table:table-cell office:value-type="float" office:value="71.6116" calcext:value-type="float">
            <text:p>71.6116</text:p>
          </table:table-cell>
          <table:table-cell office:value-type="float" office:value="268.436" calcext:value-type="float">
            <text:p>268.436</text:p>
          </table:table-cell>
          <table:table-cell office:value-type="float" office:value="44.1056" calcext:value-type="float">
            <text:p>44.1056</text:p>
          </table:table-cell>
          <table:table-cell/>
          <table:table-cell table:formula="of:=([.D467]-[.A467])/0.0166667" office:value-type="float" office:value="-30.1739396521214" calcext:value-type="float">
            <text:p>-30.1739396521214</text:p>
          </table:table-cell>
          <table:table-cell table:formula="of:=ABS([.E467]-[.B467])/0.0166667" office:value-type="float" office:value="771.658456683089" calcext:value-type="float">
            <text:p>771.658456683089</text:p>
          </table:table-cell>
          <table:table-cell table:formula="of:=([.F467]-[.C467])/0.0166667" office:value-type="float" office:value="33.773932452135" calcext:value-type="float">
            <text:p>33.773932452135</text:p>
          </table:table-cell>
          <table:table-cell table:formula="of:=DEGREES(ATAN(ABS([.F467]-[.C467])/ABS([.E467]-[.B467])))" office:value-type="float" office:value="2.50612111748792" calcext:value-type="float">
            <text:p>2.50612111748792</text:p>
          </table:table-cell>
          <table:table-cell table:formula="of:=SQRT(POWER([.H467];2)+POWER([.I467];2)+POWER([.J467];2))" office:value-type="float" office:value="772.986363992237" calcext:value-type="float">
            <text:p>772.986363992237</text:p>
          </table:table-cell>
        </table:table-row>
        <table:table-row table:style-name="ro1">
          <table:table-cell office:value-type="float" office:value="70.8281" calcext:value-type="float">
            <text:p>70.8281</text:p>
          </table:table-cell>
          <table:table-cell office:value-type="float" office:value="286.702" calcext:value-type="float">
            <text:p>286.702</text:p>
          </table:table-cell>
          <table:table-cell office:value-type="float" office:value="42.1955" calcext:value-type="float">
            <text:p>42.1955</text:p>
          </table:table-cell>
          <table:table-cell office:value-type="float" office:value="69.0896" calcext:value-type="float">
            <text:p>69.0896</text:p>
          </table:table-cell>
          <table:table-cell office:value-type="float" office:value="276.007" calcext:value-type="float">
            <text:p>276.007</text:p>
          </table:table-cell>
          <table:table-cell office:value-type="float" office:value="42.4146" calcext:value-type="float">
            <text:p>42.4146</text:p>
          </table:table-cell>
          <table:table-cell/>
          <table:table-cell table:formula="of:=([.D468]-[.A468])/0.0166667" office:value-type="float" office:value="-104.309791380417" calcext:value-type="float">
            <text:p>-104.309791380417</text:p>
          </table:table-cell>
          <table:table-cell table:formula="of:=ABS([.E468]-[.B468])/0.0166667" office:value-type="float" office:value="641.698716602566" calcext:value-type="float">
            <text:p>641.698716602566</text:p>
          </table:table-cell>
          <table:table-cell table:formula="of:=([.F468]-[.C468])/0.0166667" office:value-type="float" office:value="13.1459737080524" calcext:value-type="float">
            <text:p>13.1459737080524</text:p>
          </table:table-cell>
          <table:table-cell table:formula="of:=DEGREES(ATAN(ABS([.F468]-[.C468])/ABS([.E468]-[.B468])))" office:value-type="float" office:value="1.17360912219503" calcext:value-type="float">
            <text:p>1.17360912219503</text:p>
          </table:table-cell>
          <table:table-cell table:formula="of:=SQRT(POWER([.H468];2)+POWER([.I468];2)+POWER([.J468];2))" office:value-type="float" office:value="650.254251883015" calcext:value-type="float">
            <text:p>650.254251883015</text:p>
          </table:table-cell>
        </table:table-row>
        <table:table-row table:style-name="ro1">
          <table:table-cell office:value-type="float" office:value="70.8489" calcext:value-type="float">
            <text:p>70.8489</text:p>
          </table:table-cell>
          <table:table-cell office:value-type="float" office:value="279.853" calcext:value-type="float">
            <text:p>279.853</text:p>
          </table:table-cell>
          <table:table-cell office:value-type="float" office:value="43.5314" calcext:value-type="float">
            <text:p>43.5314</text:p>
          </table:table-cell>
          <table:table-cell office:value-type="float" office:value="69.8902" calcext:value-type="float">
            <text:p>69.8902</text:p>
          </table:table-cell>
          <table:table-cell office:value-type="float" office:value="266.983" calcext:value-type="float">
            <text:p>266.983</text:p>
          </table:table-cell>
          <table:table-cell office:value-type="float" office:value="44.1114" calcext:value-type="float">
            <text:p>44.1114</text:p>
          </table:table-cell>
          <table:table-cell/>
          <table:table-cell table:formula="of:=([.D469]-[.A469])/0.0166667" office:value-type="float" office:value="-57.5218849562305" calcext:value-type="float">
            <text:p>-57.5218849562305</text:p>
          </table:table-cell>
          <table:table-cell table:formula="of:=ABS([.E469]-[.B469])/0.0166667" office:value-type="float" office:value="772.198455603089" calcext:value-type="float">
            <text:p>772.198455603089</text:p>
          </table:table-cell>
          <table:table-cell table:formula="of:=([.F469]-[.C469])/0.0166667" office:value-type="float" office:value="34.7999304001395" calcext:value-type="float">
            <text:p>34.7999304001395</text:p>
          </table:table-cell>
          <table:table-cell table:formula="of:=DEGREES(ATAN(ABS([.F469]-[.C469])/ABS([.E469]-[.B469])))" office:value-type="float" office:value="2.58034827528057" calcext:value-type="float">
            <text:p>2.58034827528057</text:p>
          </table:table-cell>
          <table:table-cell table:formula="of:=SQRT(POWER([.H469];2)+POWER([.I469];2)+POWER([.J469];2))" office:value-type="float" office:value="775.119511585516" calcext:value-type="float">
            <text:p>775.119511585516</text:p>
          </table:table-cell>
        </table:table-row>
        <table:table-row table:style-name="ro1">
          <table:table-cell office:value-type="float" office:value="71.5965" calcext:value-type="float">
            <text:p>71.5965</text:p>
          </table:table-cell>
          <table:table-cell office:value-type="float" office:value="288.168" calcext:value-type="float">
            <text:p>288.168</text:p>
          </table:table-cell>
          <table:table-cell office:value-type="float" office:value="41.956" calcext:value-type="float">
            <text:p>41.956</text:p>
          </table:table-cell>
          <table:table-cell office:value-type="float" office:value="70.8535" calcext:value-type="float">
            <text:p>70.8535</text:p>
          </table:table-cell>
          <table:table-cell office:value-type="float" office:value="273.608" calcext:value-type="float">
            <text:p>273.608</text:p>
          </table:table-cell>
          <table:table-cell office:value-type="float" office:value="42.7862" calcext:value-type="float">
            <text:p>42.7862</text:p>
          </table:table-cell>
          <table:table-cell/>
          <table:table-cell table:formula="of:=([.D470]-[.A470])/0.0166667" office:value-type="float" office:value="-44.5799108401789" calcext:value-type="float">
            <text:p>-44.5799108401789</text:p>
          </table:table-cell>
          <table:table-cell table:formula="of:=ABS([.E470]-[.B470])/0.0166667" office:value-type="float" office:value="873.598252803495" calcext:value-type="float">
            <text:p>873.598252803495</text:p>
          </table:table-cell>
          <table:table-cell table:formula="of:=([.F470]-[.C470])/0.0166667" office:value-type="float" office:value="49.8119003761991" calcext:value-type="float">
            <text:p>49.8119003761991</text:p>
          </table:table-cell>
          <table:table-cell table:formula="of:=DEGREES(ATAN(ABS([.F470]-[.C470])/ABS([.E470]-[.B470])))" office:value-type="float" office:value="3.26342765782552" calcext:value-type="float">
            <text:p>3.26342765782552</text:p>
          </table:table-cell>
          <table:table-cell table:formula="of:=SQRT(POWER([.H470];2)+POWER([.I470];2)+POWER([.J470];2))" office:value-type="float" office:value="876.152099336026" calcext:value-type="float">
            <text:p>876.152099336026</text:p>
          </table:table-cell>
        </table:table-row>
        <table:table-row table:style-name="ro1">
          <table:table-cell office:value-type="float" office:value="69.8157" calcext:value-type="float">
            <text:p>69.8157</text:p>
          </table:table-cell>
          <table:table-cell office:value-type="float" office:value="283.842" calcext:value-type="float">
            <text:p>283.842</text:p>
          </table:table-cell>
          <table:table-cell office:value-type="float" office:value="42.6584" calcext:value-type="float">
            <text:p>42.6584</text:p>
          </table:table-cell>
          <table:table-cell office:value-type="float" office:value="68.6366" calcext:value-type="float">
            <text:p>68.6366</text:p>
          </table:table-cell>
          <table:table-cell office:value-type="float" office:value="269.463" calcext:value-type="float">
            <text:p>269.463</text:p>
          </table:table-cell>
          <table:table-cell office:value-type="float" office:value="43.2325" calcext:value-type="float">
            <text:p>43.2325</text:p>
          </table:table-cell>
          <table:table-cell/>
          <table:table-cell table:formula="of:=([.D471]-[.A471])/0.0166667" office:value-type="float" office:value="-70.7458585082833" calcext:value-type="float">
            <text:p>-70.7458585082833</text:p>
          </table:table-cell>
          <table:table-cell table:formula="of:=ABS([.E471]-[.B471])/0.0166667" office:value-type="float" office:value="862.738274523449" calcext:value-type="float">
            <text:p>862.738274523449</text:p>
          </table:table-cell>
          <table:table-cell table:formula="of:=([.F471]-[.C471])/0.0166667" office:value-type="float" office:value="34.4459311081379" calcext:value-type="float">
            <text:p>34.4459311081379</text:p>
          </table:table-cell>
          <table:table-cell table:formula="of:=DEGREES(ATAN(ABS([.F471]-[.C471])/ABS([.E471]-[.B471])))" office:value-type="float" office:value="2.28639301181037" calcext:value-type="float">
            <text:p>2.28639301181037</text:p>
          </table:table-cell>
          <table:table-cell table:formula="of:=SQRT(POWER([.H471];2)+POWER([.I471];2)+POWER([.J471];2))" office:value-type="float" office:value="866.31912653114" calcext:value-type="float">
            <text:p>866.31912653114</text:p>
          </table:table-cell>
        </table:table-row>
        <table:table-row table:style-name="ro1">
          <table:table-cell office:value-type="float" office:value="71.3413" calcext:value-type="float">
            <text:p>71.3413</text:p>
          </table:table-cell>
          <table:table-cell office:value-type="float" office:value="286.76" calcext:value-type="float">
            <text:p>286.76</text:p>
          </table:table-cell>
          <table:table-cell office:value-type="float" office:value="42.1816" calcext:value-type="float">
            <text:p>42.1816</text:p>
          </table:table-cell>
          <table:table-cell office:value-type="float" office:value="70.3471" calcext:value-type="float">
            <text:p>70.3471</text:p>
          </table:table-cell>
          <table:table-cell office:value-type="float" office:value="274.9" calcext:value-type="float">
            <text:p>274.9</text:p>
          </table:table-cell>
          <table:table-cell office:value-type="float" office:value="42.3334" calcext:value-type="float">
            <text:p>42.3334</text:p>
          </table:table-cell>
          <table:table-cell/>
          <table:table-cell table:formula="of:=([.D472]-[.A472])/0.0166667" office:value-type="float" office:value="-59.651880696239" calcext:value-type="float">
            <text:p>-59.651880696239</text:p>
          </table:table-cell>
          <table:table-cell table:formula="of:=ABS([.E472]-[.B472])/0.0166667" office:value-type="float" office:value="711.598576802847" calcext:value-type="float">
            <text:p>711.598576802847</text:p>
          </table:table-cell>
          <table:table-cell table:formula="of:=([.F472]-[.C472])/0.0166667" office:value-type="float" office:value="9.1079817840361" calcext:value-type="float">
            <text:p>9.1079817840361</text:p>
          </table:table-cell>
          <table:table-cell table:formula="of:=DEGREES(ATAN(ABS([.F472]-[.C472])/ABS([.E472]-[.B472])))" office:value-type="float" office:value="0.73330728730155" calcext:value-type="float">
            <text:p>0.73330728730155</text:p>
          </table:table-cell>
          <table:table-cell table:formula="of:=SQRT(POWER([.H472];2)+POWER([.I472];2)+POWER([.J472];2))" office:value-type="float" office:value="714.152530423728" calcext:value-type="float">
            <text:p>714.152530423728</text:p>
          </table:table-cell>
        </table:table-row>
        <table:table-row table:style-name="ro1">
          <table:table-cell office:value-type="float" office:value="71.3436" calcext:value-type="float">
            <text:p>71.3436</text:p>
          </table:table-cell>
          <table:table-cell office:value-type="float" office:value="285.392" calcext:value-type="float">
            <text:p>285.392</text:p>
          </table:table-cell>
          <table:table-cell office:value-type="float" office:value="42.3983" calcext:value-type="float">
            <text:p>42.3983</text:p>
          </table:table-cell>
          <table:table-cell office:value-type="float" office:value="70.6062" calcext:value-type="float">
            <text:p>70.6062</text:p>
          </table:table-cell>
          <table:table-cell office:value-type="float" office:value="272.324" calcext:value-type="float">
            <text:p>272.324</text:p>
          </table:table-cell>
          <table:table-cell office:value-type="float" office:value="42.7493" calcext:value-type="float">
            <text:p>42.7493</text:p>
          </table:table-cell>
          <table:table-cell/>
          <table:table-cell table:formula="of:=([.D473]-[.A473])/0.0166667" office:value-type="float" office:value="-44.2439115121766" calcext:value-type="float">
            <text:p>-44.2439115121766</text:p>
          </table:table-cell>
          <table:table-cell table:formula="of:=ABS([.E473]-[.B473])/0.0166667" office:value-type="float" office:value="784.078431843135" calcext:value-type="float">
            <text:p>784.078431843135</text:p>
          </table:table-cell>
          <table:table-cell table:formula="of:=([.F473]-[.C473])/0.0166667" office:value-type="float" office:value="21.0599578800842" calcext:value-type="float">
            <text:p>21.0599578800842</text:p>
          </table:table-cell>
          <table:table-cell table:formula="of:=DEGREES(ATAN(ABS([.F473]-[.C473])/ABS([.E473]-[.B473])))" office:value-type="float" office:value="1.53856630692765" calcext:value-type="float">
            <text:p>1.53856630692765</text:p>
          </table:table-cell>
          <table:table-cell table:formula="of:=SQRT(POWER([.H473];2)+POWER([.I473];2)+POWER([.J473];2))" office:value-type="float" office:value="785.608065649404" calcext:value-type="float">
            <text:p>785.608065649404</text:p>
          </table:table-cell>
        </table:table-row>
        <table:table-row table:style-name="ro1">
          <table:table-cell office:value-type="float" office:value="71.5898" calcext:value-type="float">
            <text:p>71.5898</text:p>
          </table:table-cell>
          <table:table-cell office:value-type="float" office:value="291.076" calcext:value-type="float">
            <text:p>291.076</text:p>
          </table:table-cell>
          <table:table-cell office:value-type="float" office:value="40.9813" calcext:value-type="float">
            <text:p>40.9813</text:p>
          </table:table-cell>
          <table:table-cell office:value-type="float" office:value="70.8344" calcext:value-type="float">
            <text:p>70.8344</text:p>
          </table:table-cell>
          <table:table-cell office:value-type="float" office:value="277.769" calcext:value-type="float">
            <text:p>277.769</text:p>
          </table:table-cell>
          <table:table-cell office:value-type="float" office:value="41.1123" calcext:value-type="float">
            <text:p>41.1123</text:p>
          </table:table-cell>
          <table:table-cell/>
          <table:table-cell table:formula="of:=([.D474]-[.A474])/0.0166667" office:value-type="float" office:value="-45.323909352181" calcext:value-type="float">
            <text:p>-45.323909352181</text:p>
          </table:table-cell>
          <table:table-cell table:formula="of:=ABS([.E474]-[.B474])/0.0166667" office:value-type="float" office:value="798.418403163195" calcext:value-type="float">
            <text:p>798.418403163195</text:p>
          </table:table-cell>
          <table:table-cell table:formula="of:=([.F474]-[.C474])/0.0166667" office:value-type="float" office:value="7.85998428003145" calcext:value-type="float">
            <text:p>7.85998428003145</text:p>
          </table:table-cell>
          <table:table-cell table:formula="of:=DEGREES(ATAN(ABS([.F474]-[.C474])/ABS([.E474]-[.B474])))" office:value-type="float" office:value="0.564026802586692" calcext:value-type="float">
            <text:p>0.564026802586692</text:p>
          </table:table-cell>
          <table:table-cell table:formula="of:=SQRT(POWER([.H474];2)+POWER([.I474];2)+POWER([.J474];2))" office:value-type="float" office:value="799.742447680197" calcext:value-type="float">
            <text:p>799.742447680197</text:p>
          </table:table-cell>
        </table:table-row>
        <table:table-row table:style-name="ro1">
          <table:table-cell office:value-type="float" office:value="71.8515" calcext:value-type="float">
            <text:p>71.8515</text:p>
          </table:table-cell>
          <table:table-cell office:value-type="float" office:value="289.642" calcext:value-type="float">
            <text:p>289.642</text:p>
          </table:table-cell>
          <table:table-cell office:value-type="float" office:value="41.4639" calcext:value-type="float">
            <text:p>41.4639</text:p>
          </table:table-cell>
          <table:table-cell office:value-type="float" office:value="70.8404" calcext:value-type="float">
            <text:p>70.8404</text:p>
          </table:table-cell>
          <table:table-cell office:value-type="float" office:value="277.611" calcext:value-type="float">
            <text:p>277.611</text:p>
          </table:table-cell>
          <table:table-cell office:value-type="float" office:value="41.8887" calcext:value-type="float">
            <text:p>41.8887</text:p>
          </table:table-cell>
          <table:table-cell/>
          <table:table-cell table:formula="of:=([.D475]-[.A475])/0.0166667" office:value-type="float" office:value="-60.6658786682426" calcext:value-type="float">
            <text:p>-60.6658786682426</text:p>
          </table:table-cell>
          <table:table-cell table:formula="of:=ABS([.E475]-[.B475])/0.0166667" office:value-type="float" office:value="721.858556282888" calcext:value-type="float">
            <text:p>721.858556282888</text:p>
          </table:table-cell>
          <table:table-cell table:formula="of:=([.F475]-[.C475])/0.0166667" office:value-type="float" office:value="25.4879490241018" calcext:value-type="float">
            <text:p>25.4879490241018</text:p>
          </table:table-cell>
          <table:table-cell table:formula="of:=DEGREES(ATAN(ABS([.F475]-[.C475])/ABS([.E475]-[.B475])))" office:value-type="float" office:value="2.02220430826554" calcext:value-type="float">
            <text:p>2.02220430826554</text:p>
          </table:table-cell>
          <table:table-cell table:formula="of:=SQRT(POWER([.H475];2)+POWER([.I475];2)+POWER([.J475];2))" office:value-type="float" office:value="724.851543185817" calcext:value-type="float">
            <text:p>724.851543185817</text:p>
          </table:table-cell>
        </table:table-row>
        <table:table-row table:style-name="ro1">
          <table:table-cell office:value-type="float" office:value="71.5947" calcext:value-type="float">
            <text:p>71.5947</text:p>
          </table:table-cell>
          <table:table-cell office:value-type="float" office:value="279.033" calcext:value-type="float">
            <text:p>279.033</text:p>
          </table:table-cell>
          <table:table-cell office:value-type="float" office:value="41.6506" calcext:value-type="float">
            <text:p>41.6506</text:p>
          </table:table-cell>
          <table:table-cell office:value-type="float" office:value="70.8559" calcext:value-type="float">
            <text:p>70.8559</text:p>
          </table:table-cell>
          <table:table-cell office:value-type="float" office:value="267.552" calcext:value-type="float">
            <text:p>267.552</text:p>
          </table:table-cell>
          <table:table-cell office:value-type="float" office:value="41.8083" calcext:value-type="float">
            <text:p>41.8083</text:p>
          </table:table-cell>
          <table:table-cell/>
          <table:table-cell table:formula="of:=([.D476]-[.A476])/0.0166667" office:value-type="float" office:value="-44.3279113441772" calcext:value-type="float">
            <text:p>-44.3279113441772</text:p>
          </table:table-cell>
          <table:table-cell table:formula="of:=ABS([.E476]-[.B476])/0.0166667" office:value-type="float" office:value="688.858622282755" calcext:value-type="float">
            <text:p>688.858622282755</text:p>
          </table:table-cell>
          <table:table-cell table:formula="of:=([.F476]-[.C476])/0.0166667" office:value-type="float" office:value="9.46198107603818" calcext:value-type="float">
            <text:p>9.46198107603818</text:p>
          </table:table-cell>
          <table:table-cell table:formula="of:=DEGREES(ATAN(ABS([.F476]-[.C476])/ABS([.E476]-[.B476])))" office:value-type="float" office:value="0.786950287143872" calcext:value-type="float">
            <text:p>0.786950287143872</text:p>
          </table:table-cell>
          <table:table-cell table:formula="of:=SQRT(POWER([.H476];2)+POWER([.I476];2)+POWER([.J476];2))" office:value-type="float" office:value="690.348241327025" calcext:value-type="float">
            <text:p>690.348241327025</text:p>
          </table:table-cell>
        </table:table-row>
        <table:table-row table:style-name="ro1">
          <table:table-cell office:value-type="float" office:value="71.0788" calcext:value-type="float">
            <text:p>71.0788</text:p>
          </table:table-cell>
          <table:table-cell office:value-type="float" office:value="286.902" calcext:value-type="float">
            <text:p>286.902</text:p>
          </table:table-cell>
          <table:table-cell office:value-type="float" office:value="41.3977" calcext:value-type="float">
            <text:p>41.3977</text:p>
          </table:table-cell>
          <table:table-cell office:value-type="float" office:value="70.351" calcext:value-type="float">
            <text:p>70.351</text:p>
          </table:table-cell>
          <table:table-cell office:value-type="float" office:value="272.437" calcext:value-type="float">
            <text:p>272.437</text:p>
          </table:table-cell>
          <table:table-cell office:value-type="float" office:value="41.9914" calcext:value-type="float">
            <text:p>41.9914</text:p>
          </table:table-cell>
          <table:table-cell/>
          <table:table-cell table:formula="of:=([.D477]-[.A477])/0.0166667" office:value-type="float" office:value="-43.6679126641748" calcext:value-type="float">
            <text:p>-43.6679126641748</text:p>
          </table:table-cell>
          <table:table-cell table:formula="of:=ABS([.E477]-[.B477])/0.0166667" office:value-type="float" office:value="867.89826420347" calcext:value-type="float">
            <text:p>867.89826420347</text:p>
          </table:table-cell>
          <table:table-cell table:formula="of:=([.F477]-[.C477])/0.0166667" office:value-type="float" office:value="35.6219287561424" calcext:value-type="float">
            <text:p>35.6219287561424</text:p>
          </table:table-cell>
          <table:table-cell table:formula="of:=DEGREES(ATAN(ABS([.F477]-[.C477])/ABS([.E477]-[.B477])))" office:value-type="float" office:value="2.3503229976442" calcext:value-type="float">
            <text:p>2.3503229976442</text:p>
          </table:table-cell>
          <table:table-cell table:formula="of:=SQRT(POWER([.H477];2)+POWER([.I477];2)+POWER([.J477];2))" office:value-type="float" office:value="869.725936954941" calcext:value-type="float">
            <text:p>869.725936954941</text:p>
          </table:table-cell>
        </table:table-row>
        <table:table-row table:style-name="ro1">
          <table:table-cell office:value-type="float" office:value="71.3481" calcext:value-type="float">
            <text:p>71.3481</text:p>
          </table:table-cell>
          <table:table-cell office:value-type="float" office:value="282.664" calcext:value-type="float">
            <text:p>282.664</text:p>
          </table:table-cell>
          <table:table-cell office:value-type="float" office:value="42.8307" calcext:value-type="float">
            <text:p>42.8307</text:p>
          </table:table-cell>
          <table:table-cell office:value-type="float" office:value="70.3696" calcext:value-type="float">
            <text:p>70.3696</text:p>
          </table:table-cell>
          <table:table-cell office:value-type="float" office:value="269.653" calcext:value-type="float">
            <text:p>269.653</text:p>
          </table:table-cell>
          <table:table-cell office:value-type="float" office:value="43.4308" calcext:value-type="float">
            <text:p>43.4308</text:p>
          </table:table-cell>
          <table:table-cell/>
          <table:table-cell table:formula="of:=([.D478]-[.A478])/0.0166667" office:value-type="float" office:value="-58.7098825802346" calcext:value-type="float">
            <text:p>-58.7098825802346</text:p>
          </table:table-cell>
          <table:table-cell table:formula="of:=ABS([.E478]-[.B478])/0.0166667" office:value-type="float" office:value="780.658438683121" calcext:value-type="float">
            <text:p>780.658438683121</text:p>
          </table:table-cell>
          <table:table-cell table:formula="of:=([.F478]-[.C478])/0.0166667" office:value-type="float" office:value="36.0059279881439" calcext:value-type="float">
            <text:p>36.0059279881439</text:p>
          </table:table-cell>
          <table:table-cell table:formula="of:=DEGREES(ATAN(ABS([.F478]-[.C478])/ABS([.E478]-[.B478])))" office:value-type="float" office:value="2.64075377695984" calcext:value-type="float">
            <text:p>2.64075377695984</text:p>
          </table:table-cell>
          <table:table-cell table:formula="of:=SQRT(POWER([.H478];2)+POWER([.I478];2)+POWER([.J478];2))" office:value-type="float" office:value="783.690548016269" calcext:value-type="float">
            <text:p>783.690548016269</text:p>
          </table:table-cell>
        </table:table-row>
        <table:table-row table:style-name="ro1">
          <table:table-cell office:value-type="float" office:value="71.0967" calcext:value-type="float">
            <text:p>71.0967</text:p>
          </table:table-cell>
          <table:table-cell office:value-type="float" office:value="281.301" calcext:value-type="float">
            <text:p>281.301</text:p>
          </table:table-cell>
          <table:table-cell office:value-type="float" office:value="43.0491" calcext:value-type="float">
            <text:p>43.0491</text:p>
          </table:table-cell>
          <table:table-cell office:value-type="float" office:value="70.1258" calcext:value-type="float">
            <text:p>70.1258</text:p>
          </table:table-cell>
          <table:table-cell office:value-type="float" office:value="268.407" calcext:value-type="float">
            <text:p>268.407</text:p>
          </table:table-cell>
          <table:table-cell office:value-type="float" office:value="43.3899" calcext:value-type="float">
            <text:p>43.3899</text:p>
          </table:table-cell>
          <table:table-cell/>
          <table:table-cell table:formula="of:=([.D479]-[.A479])/0.0166667" office:value-type="float" office:value="-58.253883492233" calcext:value-type="float">
            <text:p>-58.253883492233</text:p>
          </table:table-cell>
          <table:table-cell table:formula="of:=ABS([.E479]-[.B479])/0.0166667" office:value-type="float" office:value="773.638452723095" calcext:value-type="float">
            <text:p>773.638452723095</text:p>
          </table:table-cell>
          <table:table-cell table:formula="of:=([.F479]-[.C479])/0.0166667" office:value-type="float" office:value="20.4479591040815" calcext:value-type="float">
            <text:p>20.4479591040815</text:p>
          </table:table-cell>
          <table:table-cell table:formula="of:=DEGREES(ATAN(ABS([.F479]-[.C479])/ABS([.E479]-[.B479])))" office:value-type="float" office:value="1.51402641263975" calcext:value-type="float">
            <text:p>1.51402641263975</text:p>
          </table:table-cell>
          <table:table-cell table:formula="of:=SQRT(POWER([.H479];2)+POWER([.I479];2)+POWER([.J479];2))" office:value-type="float" office:value="776.097989628393" calcext:value-type="float">
            <text:p>776.097989628393</text:p>
          </table:table-cell>
        </table:table-row>
        <table:table-row table:style-name="ro1">
          <table:table-cell office:value-type="float" office:value="72.6203" calcext:value-type="float">
            <text:p>72.6203</text:p>
          </table:table-cell>
          <table:table-cell office:value-type="float" office:value="281.412" calcext:value-type="float">
            <text:p>281.412</text:p>
          </table:table-cell>
          <table:table-cell office:value-type="float" office:value="43.2686" calcext:value-type="float">
            <text:p>43.2686</text:p>
          </table:table-cell>
          <table:table-cell office:value-type="float" office:value="72.3524" calcext:value-type="float">
            <text:p>72.3524</text:p>
          </table:table-cell>
          <table:table-cell office:value-type="float" office:value="269.826" calcext:value-type="float">
            <text:p>269.826</text:p>
          </table:table-cell>
          <table:table-cell office:value-type="float" office:value="43.8751" calcext:value-type="float">
            <text:p>43.8751</text:p>
          </table:table-cell>
          <table:table-cell/>
          <table:table-cell table:formula="of:=([.D480]-[.A480])/0.0166667" office:value-type="float" office:value="-16.0739678520641" calcext:value-type="float">
            <text:p>-16.0739678520641</text:p>
          </table:table-cell>
          <table:table-cell table:formula="of:=ABS([.E480]-[.B480])/0.0166667" office:value-type="float" office:value="695.158609682778" calcext:value-type="float">
            <text:p>695.158609682778</text:p>
          </table:table-cell>
          <table:table-cell table:formula="of:=([.F480]-[.C480])/0.0166667" office:value-type="float" office:value="36.3899272201458" calcext:value-type="float">
            <text:p>36.3899272201458</text:p>
          </table:table-cell>
          <table:table-cell table:formula="of:=DEGREES(ATAN(ABS([.F480]-[.C480])/ABS([.E480]-[.B480])))" office:value-type="float" office:value="2.99656489834586" calcext:value-type="float">
            <text:p>2.99656489834586</text:p>
          </table:table-cell>
          <table:table-cell table:formula="of:=SQRT(POWER([.H480];2)+POWER([.I480];2)+POWER([.J480];2))" office:value-type="float" office:value="696.295980070034" calcext:value-type="float">
            <text:p>696.295980070034</text:p>
          </table:table-cell>
        </table:table-row>
        <table:table-row table:style-name="ro1">
          <table:table-cell office:value-type="float" office:value="72.6144" calcext:value-type="float">
            <text:p>72.6144</text:p>
          </table:table-cell>
          <table:table-cell office:value-type="float" office:value="278.84" calcext:value-type="float">
            <text:p>278.84</text:p>
          </table:table-cell>
          <table:table-cell office:value-type="float" office:value="43.175" calcext:value-type="float">
            <text:p>43.175</text:p>
          </table:table-cell>
          <table:table-cell office:value-type="float" office:value="72.1019" calcext:value-type="float">
            <text:p>72.1019</text:p>
          </table:table-cell>
          <table:table-cell office:value-type="float" office:value="266.076" calcext:value-type="float">
            <text:p>266.076</text:p>
          </table:table-cell>
          <table:table-cell office:value-type="float" office:value="43.9934" calcext:value-type="float">
            <text:p>43.9934</text:p>
          </table:table-cell>
          <table:table-cell/>
          <table:table-cell table:formula="of:=([.D481]-[.A481])/0.0166667" office:value-type="float" office:value="-30.7499385001232" calcext:value-type="float">
            <text:p>-30.7499385001232</text:p>
          </table:table-cell>
          <table:table-cell table:formula="of:=ABS([.E481]-[.B481])/0.0166667" office:value-type="float" office:value="765.838468323061" calcext:value-type="float">
            <text:p>765.838468323061</text:p>
          </table:table-cell>
          <table:table-cell table:formula="of:=([.F481]-[.C481])/0.0166667" office:value-type="float" office:value="49.1039017921967" calcext:value-type="float">
            <text:p>49.1039017921967</text:p>
          </table:table-cell>
          <table:table-cell table:formula="of:=DEGREES(ATAN(ABS([.F481]-[.C481])/ABS([.E481]-[.B481])))" office:value-type="float" office:value="3.66865922667007" calcext:value-type="float">
            <text:p>3.66865922667007</text:p>
          </table:table-cell>
          <table:table-cell table:formula="of:=SQRT(POWER([.H481];2)+POWER([.I481];2)+POWER([.J481];2))" office:value-type="float" office:value="768.026895005891" calcext:value-type="float">
            <text:p>768.026895005891</text:p>
          </table:table-cell>
        </table:table-row>
        <table:table-row table:style-name="ro1">
          <table:table-cell office:value-type="float" office:value="71.8603" calcext:value-type="float">
            <text:p>71.8603</text:p>
          </table:table-cell>
          <table:table-cell office:value-type="float" office:value="282.633" calcext:value-type="float">
            <text:p>282.633</text:p>
          </table:table-cell>
          <table:table-cell office:value-type="float" office:value="43.3348" calcext:value-type="float">
            <text:p>43.3348</text:p>
          </table:table-cell>
          <table:table-cell office:value-type="float" office:value="70.8663" calcext:value-type="float">
            <text:p>70.8663</text:p>
          </table:table-cell>
          <table:table-cell office:value-type="float" office:value="269.684" calcext:value-type="float">
            <text:p>269.684</text:p>
          </table:table-cell>
          <table:table-cell office:value-type="float" office:value="43.6665" calcext:value-type="float">
            <text:p>43.6665</text:p>
          </table:table-cell>
          <table:table-cell/>
          <table:table-cell table:formula="of:=([.D482]-[.A482])/0.0166667" office:value-type="float" office:value="-59.6398807202385" calcext:value-type="float">
            <text:p>-59.6398807202385</text:p>
          </table:table-cell>
          <table:table-cell table:formula="of:=ABS([.E482]-[.B482])/0.0166667" office:value-type="float" office:value="776.938446123105" calcext:value-type="float">
            <text:p>776.938446123105</text:p>
          </table:table-cell>
          <table:table-cell table:formula="of:=([.F482]-[.C482])/0.0166667" office:value-type="float" office:value="19.9019601960795" calcext:value-type="float">
            <text:p>19.9019601960795</text:p>
          </table:table-cell>
          <table:table-cell table:formula="of:=DEGREES(ATAN(ABS([.F482]-[.C482])/ABS([.E482]-[.B482])))" office:value-type="float" office:value="1.46736078777827" calcext:value-type="float">
            <text:p>1.46736078777827</text:p>
          </table:table-cell>
          <table:table-cell table:formula="of:=SQRT(POWER([.H482];2)+POWER([.I482];2)+POWER([.J482];2))" office:value-type="float" office:value="779.478256564066" calcext:value-type="float">
            <text:p>779.478256564066</text:p>
          </table:table-cell>
        </table:table-row>
        <table:table-row table:style-name="ro1">
          <table:table-cell office:value-type="float" office:value="71.6057" calcext:value-type="float">
            <text:p>71.6057</text:p>
          </table:table-cell>
          <table:table-cell office:value-type="float" office:value="281.305" calcext:value-type="float">
            <text:p>281.305</text:p>
          </table:table-cell>
          <table:table-cell office:value-type="float" office:value="43.295" calcext:value-type="float">
            <text:p>43.295</text:p>
          </table:table-cell>
          <table:table-cell office:value-type="float" office:value="70.8679" calcext:value-type="float">
            <text:p>70.8679</text:p>
          </table:table-cell>
          <table:table-cell office:value-type="float" office:value="268.457" calcext:value-type="float">
            <text:p>268.457</text:p>
          </table:table-cell>
          <table:table-cell office:value-type="float" office:value="43.6196" calcext:value-type="float">
            <text:p>43.6196</text:p>
          </table:table-cell>
          <table:table-cell/>
          <table:table-cell table:formula="of:=([.D483]-[.A483])/0.0166667" office:value-type="float" office:value="-44.2679114641767" calcext:value-type="float">
            <text:p>-44.2679114641767</text:p>
          </table:table-cell>
          <table:table-cell table:formula="of:=ABS([.E483]-[.B483])/0.0166667" office:value-type="float" office:value="770.878458243084" calcext:value-type="float">
            <text:p>770.878458243084</text:p>
          </table:table-cell>
          <table:table-cell table:formula="of:=([.F483]-[.C483])/0.0166667" office:value-type="float" office:value="19.4759610480777" calcext:value-type="float">
            <text:p>19.4759610480777</text:p>
          </table:table-cell>
          <table:table-cell table:formula="of:=DEGREES(ATAN(ABS([.F483]-[.C483])/ABS([.E483]-[.B483])))" office:value-type="float" office:value="1.44724894577284" calcext:value-type="float">
            <text:p>1.44724894577284</text:p>
          </table:table-cell>
          <table:table-cell table:formula="of:=SQRT(POWER([.H483];2)+POWER([.I483];2)+POWER([.J483];2))" office:value-type="float" office:value="772.394043495534" calcext:value-type="float">
            <text:p>772.394043495534</text:p>
          </table:table-cell>
        </table:table-row>
        <table:table-row table:style-name="ro1">
          <table:table-cell office:value-type="float" office:value="71.8584" calcext:value-type="float">
            <text:p>71.8584</text:p>
          </table:table-cell>
          <table:table-cell office:value-type="float" office:value="280.041" calcext:value-type="float">
            <text:p>280.041</text:p>
          </table:table-cell>
          <table:table-cell office:value-type="float" office:value="43.2417" calcext:value-type="float">
            <text:p>43.2417</text:p>
          </table:table-cell>
          <table:table-cell office:value-type="float" office:value="71.1128" calcext:value-type="float">
            <text:p>71.1128</text:p>
          </table:table-cell>
          <table:table-cell office:value-type="float" office:value="268.533" calcext:value-type="float">
            <text:p>268.533</text:p>
          </table:table-cell>
          <table:table-cell office:value-type="float" office:value="43.3601" calcext:value-type="float">
            <text:p>43.3601</text:p>
          </table:table-cell>
          <table:table-cell/>
          <table:table-cell table:formula="of:=([.D484]-[.A484])/0.0166667" office:value-type="float" office:value="-44.7359105281796" calcext:value-type="float">
            <text:p>-44.7359105281796</text:p>
          </table:table-cell>
          <table:table-cell table:formula="of:=ABS([.E484]-[.B484])/0.0166667" office:value-type="float" office:value="690.478619042761" calcext:value-type="float">
            <text:p>690.478619042761</text:p>
          </table:table-cell>
          <table:table-cell table:formula="of:=([.F484]-[.C484])/0.0166667" office:value-type="float" office:value="7.10398579202849" calcext:value-type="float">
            <text:p>7.10398579202849</text:p>
          </table:table-cell>
          <table:table-cell table:formula="of:=DEGREES(ATAN(ABS([.F484]-[.C484])/ABS([.E484]-[.B484])))" office:value-type="float" office:value="0.589466540379132" calcext:value-type="float">
            <text:p>0.589466540379132</text:p>
          </table:table-cell>
          <table:table-cell table:formula="of:=SQRT(POWER([.H484];2)+POWER([.I484];2)+POWER([.J484];2))" office:value-type="float" office:value="691.962781990561" calcext:value-type="float">
            <text:p>691.962781990561</text:p>
          </table:table-cell>
        </table:table-row>
        <table:table-row table:style-name="ro1">
          <table:table-cell office:value-type="float" office:value="72.372" calcext:value-type="float">
            <text:p>72.372</text:p>
          </table:table-cell>
          <table:table-cell office:value-type="float" office:value="285.34" calcext:value-type="float">
            <text:p>285.34</text:p>
          </table:table-cell>
          <table:table-cell office:value-type="float" office:value="43.1573" calcext:value-type="float">
            <text:p>43.1573</text:p>
          </table:table-cell>
          <table:table-cell office:value-type="float" office:value="71.3614" calcext:value-type="float">
            <text:p>71.3614</text:p>
          </table:table-cell>
          <table:table-cell office:value-type="float" office:value="274.692" calcext:value-type="float">
            <text:p>274.692</text:p>
          </table:table-cell>
          <table:table-cell office:value-type="float" office:value="44.094" calcext:value-type="float">
            <text:p>44.094</text:p>
          </table:table-cell>
          <table:table-cell/>
          <table:table-cell table:formula="of:=([.D485]-[.A485])/0.0166667" office:value-type="float" office:value="-60.6358787282423" calcext:value-type="float">
            <text:p>-60.6358787282423</text:p>
          </table:table-cell>
          <table:table-cell table:formula="of:=ABS([.E485]-[.B485])/0.0166667" office:value-type="float" office:value="638.878722242554" calcext:value-type="float">
            <text:p>638.878722242554</text:p>
          </table:table-cell>
          <table:table-cell table:formula="of:=([.F485]-[.C485])/0.0166667" office:value-type="float" office:value="56.2018875962249" calcext:value-type="float">
            <text:p>56.2018875962249</text:p>
          </table:table-cell>
          <table:table-cell table:formula="of:=DEGREES(ATAN(ABS([.F485]-[.C485])/ABS([.E485]-[.B485])))" office:value-type="float" office:value="5.02734356413952" calcext:value-type="float">
            <text:p>5.02734356413952</text:p>
          </table:table-cell>
          <table:table-cell table:formula="of:=SQRT(POWER([.H485];2)+POWER([.I485];2)+POWER([.J485];2))" office:value-type="float" office:value="644.206010289257" calcext:value-type="float">
            <text:p>644.206010289257</text:p>
          </table:table-cell>
        </table:table-row>
        <table:table-row table:style-name="ro1">
          <table:table-cell office:value-type="float" office:value="70.8395" calcext:value-type="float">
            <text:p>70.8395</text:p>
          </table:table-cell>
          <table:table-cell office:value-type="float" office:value="282.605" calcext:value-type="float">
            <text:p>282.605</text:p>
          </table:table-cell>
          <table:table-cell office:value-type="float" office:value="42.8448" calcext:value-type="float">
            <text:p>42.8448</text:p>
          </table:table-cell>
          <table:table-cell office:value-type="float" office:value="69.875" calcext:value-type="float">
            <text:p>69.875</text:p>
          </table:table-cell>
          <table:table-cell office:value-type="float" office:value="269.591" calcext:value-type="float">
            <text:p>269.591</text:p>
          </table:table-cell>
          <table:table-cell office:value-type="float" office:value="43.4454" calcext:value-type="float">
            <text:p>43.4454</text:p>
          </table:table-cell>
          <table:table-cell/>
          <table:table-cell table:formula="of:=([.D486]-[.A486])/0.0166667" office:value-type="float" office:value="-57.8698842602315" calcext:value-type="float">
            <text:p>-57.8698842602315</text:p>
          </table:table-cell>
          <table:table-cell table:formula="of:=ABS([.E486]-[.B486])/0.0166667" office:value-type="float" office:value="780.838438323124" calcext:value-type="float">
            <text:p>780.838438323124</text:p>
          </table:table-cell>
          <table:table-cell table:formula="of:=([.F486]-[.C486])/0.0166667" office:value-type="float" office:value="36.0359279281441" calcext:value-type="float">
            <text:p>36.0359279281441</text:p>
          </table:table-cell>
          <table:table-cell table:formula="of:=DEGREES(ATAN(ABS([.F486]-[.C486])/ABS([.E486]-[.B486])))" office:value-type="float" office:value="2.64234252781971" calcext:value-type="float">
            <text:p>2.64234252781971</text:p>
          </table:table-cell>
          <table:table-cell table:formula="of:=SQRT(POWER([.H486];2)+POWER([.I486];2)+POWER([.J486];2))" office:value-type="float" office:value="783.808763901521" calcext:value-type="float">
            <text:p>783.808763901521</text:p>
          </table:table-cell>
        </table:table-row>
        <table:table-row table:style-name="ro1">
          <table:table-cell office:value-type="float" office:value="70.8429" calcext:value-type="float">
            <text:p>70.8429</text:p>
          </table:table-cell>
          <table:table-cell office:value-type="float" office:value="280.024" calcext:value-type="float">
            <text:p>280.024</text:p>
          </table:table-cell>
          <table:table-cell office:value-type="float" office:value="42.7523" calcext:value-type="float">
            <text:p>42.7523</text:p>
          </table:table-cell>
          <table:table-cell office:value-type="float" office:value="70.1308" calcext:value-type="float">
            <text:p>70.1308</text:p>
          </table:table-cell>
          <table:table-cell office:value-type="float" office:value="265.986" calcext:value-type="float">
            <text:p>265.986</text:p>
          </table:table-cell>
          <table:table-cell office:value-type="float" office:value="43.0518" calcext:value-type="float">
            <text:p>43.0518</text:p>
          </table:table-cell>
          <table:table-cell/>
          <table:table-cell table:formula="of:=([.D487]-[.A487])/0.0166667" office:value-type="float" office:value="-42.7259145481713" calcext:value-type="float">
            <text:p>-42.7259145481713</text:p>
          </table:table-cell>
          <table:table-cell table:formula="of:=ABS([.E487]-[.B487])/0.0166667" office:value-type="float" office:value="842.27831544337" calcext:value-type="float">
            <text:p>842.27831544337</text:p>
          </table:table-cell>
          <table:table-cell table:formula="of:=([.F487]-[.C487])/0.0166667" office:value-type="float" office:value="17.969964060072" calcext:value-type="float">
            <text:p>17.969964060072</text:p>
          </table:table-cell>
          <table:table-cell table:formula="of:=DEGREES(ATAN(ABS([.F487]-[.C487])/ABS([.E487]-[.B487])))" office:value-type="float" office:value="1.22221705601474" calcext:value-type="float">
            <text:p>1.22221705601474</text:p>
          </table:table-cell>
          <table:table-cell table:formula="of:=SQRT(POWER([.H487];2)+POWER([.I487];2)+POWER([.J487];2))" office:value-type="float" office:value="843.55271563099" calcext:value-type="float">
            <text:p>843.55271563099</text:p>
          </table:table-cell>
        </table:table-row>
        <table:table-row table:style-name="ro1">
          <table:table-cell office:value-type="float" office:value="71.0749" calcext:value-type="float">
            <text:p>71.0749</text:p>
          </table:table-cell>
          <table:table-cell office:value-type="float" office:value="287.01" calcext:value-type="float">
            <text:p>287.01</text:p>
          </table:table-cell>
          <table:table-cell office:value-type="float" office:value="40.8705" calcext:value-type="float">
            <text:p>40.8705</text:p>
          </table:table-cell>
          <table:table-cell office:value-type="float" office:value="70.0834" calcext:value-type="float">
            <text:p>70.0834</text:p>
          </table:table-cell>
          <table:table-cell office:value-type="float" office:value="275.176" calcext:value-type="float">
            <text:p>275.176</text:p>
          </table:table-cell>
          <table:table-cell office:value-type="float" office:value="40.7973" calcext:value-type="float">
            <text:p>40.7973</text:p>
          </table:table-cell>
          <table:table-cell/>
          <table:table-cell table:formula="of:=([.D488]-[.A488])/0.0166667" office:value-type="float" office:value="-59.4898810202381" calcext:value-type="float">
            <text:p>-59.4898810202381</text:p>
          </table:table-cell>
          <table:table-cell table:formula="of:=ABS([.E488]-[.B488])/0.0166667" office:value-type="float" office:value="710.03857992284" calcext:value-type="float">
            <text:p>710.03857992284</text:p>
          </table:table-cell>
          <table:table-cell table:formula="of:=([.F488]-[.C488])/0.0166667" office:value-type="float" office:value="-4.39199121601756" calcext:value-type="float">
            <text:p>-4.39199121601756</text:p>
          </table:table-cell>
          <table:table-cell table:formula="of:=DEGREES(ATAN(ABS([.F488]-[.C488])/ABS([.E488]-[.B488])))" office:value-type="float" office:value="0.354402363674318" calcext:value-type="float">
            <text:p>0.354402363674318</text:p>
          </table:table-cell>
          <table:table-cell table:formula="of:=SQRT(POWER([.H488];2)+POWER([.I488];2)+POWER([.J488];2))" office:value-type="float" office:value="712.539908011816" calcext:value-type="float">
            <text:p>712.539908011816</text:p>
          </table:table-cell>
        </table:table-row>
        <table:table-row table:style-name="ro1">
          <table:table-cell office:value-type="float" office:value="71.337" calcext:value-type="float">
            <text:p>71.337</text:p>
          </table:table-cell>
          <table:table-cell office:value-type="float" office:value="282.989" calcext:value-type="float">
            <text:p>282.989</text:p>
          </table:table-cell>
          <table:table-cell office:value-type="float" office:value="41.2637" calcext:value-type="float">
            <text:p>41.2637</text:p>
          </table:table-cell>
          <table:table-cell office:value-type="float" office:value="70.093" calcext:value-type="float">
            <text:p>70.093</text:p>
          </table:table-cell>
          <table:table-cell office:value-type="float" office:value="272.605" calcext:value-type="float">
            <text:p>272.605</text:p>
          </table:table-cell>
          <table:table-cell office:value-type="float" office:value="40.9753" calcext:value-type="float">
            <text:p>40.9753</text:p>
          </table:table-cell>
          <table:table-cell/>
          <table:table-cell table:formula="of:=([.D489]-[.A489])/0.0166667" office:value-type="float" office:value="-74.6398507202986" calcext:value-type="float">
            <text:p>-74.6398507202986</text:p>
          </table:table-cell>
          <table:table-cell table:formula="of:=ABS([.E489]-[.B489])/0.0166667" office:value-type="float" office:value="623.03875392249" calcext:value-type="float">
            <text:p>623.03875392249</text:p>
          </table:table-cell>
          <table:table-cell table:formula="of:=([.F489]-[.C489])/0.0166667" office:value-type="float" office:value="-17.3039653920694" calcext:value-type="float">
            <text:p>-17.3039653920694</text:p>
          </table:table-cell>
          <table:table-cell table:formula="of:=DEGREES(ATAN(ABS([.F489]-[.C489])/ABS([.E489]-[.B489])))" office:value-type="float" office:value="1.59089522920397" calcext:value-type="float">
            <text:p>1.59089522920397</text:p>
          </table:table-cell>
          <table:table-cell table:formula="of:=SQRT(POWER([.H489];2)+POWER([.I489];2)+POWER([.J489];2))" office:value-type="float" office:value="627.732286427205" calcext:value-type="float">
            <text:p>627.732286427205</text:p>
          </table:table-cell>
        </table:table-row>
        <table:table-row table:style-name="ro1">
          <table:table-cell office:value-type="float" office:value="70.3059" calcext:value-type="float">
            <text:p>70.3059</text:p>
          </table:table-cell>
          <table:table-cell office:value-type="float" office:value="284.392" calcext:value-type="float">
            <text:p>284.392</text:p>
          </table:table-cell>
          <table:table-cell office:value-type="float" office:value="40.2848" calcext:value-type="float">
            <text:p>40.2848</text:p>
          </table:table-cell>
          <table:table-cell office:value-type="float" office:value="69.3432" calcext:value-type="float">
            <text:p>69.3432</text:p>
          </table:table-cell>
          <table:table-cell office:value-type="float" office:value="271.397" calcext:value-type="float">
            <text:p>271.397</text:p>
          </table:table-cell>
          <table:table-cell office:value-type="float" office:value="40.1934" calcext:value-type="float">
            <text:p>40.1934</text:p>
          </table:table-cell>
          <table:table-cell/>
          <table:table-cell table:formula="of:=([.D490]-[.A490])/0.0166667" office:value-type="float" office:value="-57.7618844762309" calcext:value-type="float">
            <text:p>-57.7618844762309</text:p>
          </table:table-cell>
          <table:table-cell table:formula="of:=ABS([.E490]-[.B490])/0.0166667" office:value-type="float" office:value="779.698440603119" calcext:value-type="float">
            <text:p>779.698440603119</text:p>
          </table:table-cell>
          <table:table-cell table:formula="of:=([.F490]-[.C490])/0.0166667" office:value-type="float" office:value="-5.48398903202195" calcext:value-type="float">
            <text:p>-5.48398903202195</text:p>
          </table:table-cell>
          <table:table-cell table:formula="of:=DEGREES(ATAN(ABS([.F490]-[.C490])/ABS([.E490]-[.B490])))" office:value-type="float" office:value="0.402981754142129" calcext:value-type="float">
            <text:p>0.402981754142129</text:p>
          </table:table-cell>
          <table:table-cell table:formula="of:=SQRT(POWER([.H490];2)+POWER([.I490];2)+POWER([.J490];2))" office:value-type="float" office:value="781.854313611484" calcext:value-type="float">
            <text:p>781.854313611484</text:p>
          </table:table-cell>
        </table:table-row>
        <table:table-row table:style-name="ro1">
          <table:table-cell office:value-type="float" office:value="71.0752" calcext:value-type="float">
            <text:p>71.0752</text:p>
          </table:table-cell>
          <table:table-cell office:value-type="float" office:value="284.427" calcext:value-type="float">
            <text:p>284.427</text:p>
          </table:table-cell>
          <table:table-cell office:value-type="float" office:value="40.5258" calcext:value-type="float">
            <text:p>40.5258</text:p>
          </table:table-cell>
          <table:table-cell office:value-type="float" office:value="70.093" calcext:value-type="float">
            <text:p>70.093</text:p>
          </table:table-cell>
          <table:table-cell office:value-type="float" office:value="272.61" calcext:value-type="float">
            <text:p>272.61</text:p>
          </table:table-cell>
          <table:table-cell office:value-type="float" office:value="40.9744" calcext:value-type="float">
            <text:p>40.9744</text:p>
          </table:table-cell>
          <table:table-cell/>
          <table:table-cell table:formula="of:=([.D491]-[.A491])/0.0166667" office:value-type="float" office:value="-58.9318821362352" calcext:value-type="float">
            <text:p>-58.9318821362352</text:p>
          </table:table-cell>
          <table:table-cell table:formula="of:=ABS([.E491]-[.B491])/0.0166667" office:value-type="float" office:value="709.018581962837" calcext:value-type="float">
            <text:p>709.018581962837</text:p>
          </table:table-cell>
          <table:table-cell table:formula="of:=([.F491]-[.C491])/0.0166667" office:value-type="float" office:value="26.915946168108" calcext:value-type="float">
            <text:p>26.915946168108</text:p>
          </table:table-cell>
          <table:table-cell table:formula="of:=DEGREES(ATAN(ABS([.F491]-[.C491])/ABS([.E491]-[.B491])))" office:value-type="float" office:value="2.17403319472066" calcext:value-type="float">
            <text:p>2.17403319472066</text:p>
          </table:table-cell>
          <table:table-cell table:formula="of:=SQRT(POWER([.H491];2)+POWER([.I491];2)+POWER([.J491];2))" office:value-type="float" office:value="711.97246046377" calcext:value-type="float">
            <text:p>711.97246046377</text:p>
          </table:table-cell>
        </table:table-row>
        <table:table-row table:style-name="ro1">
          <table:table-cell office:value-type="float" office:value="70.8177" calcext:value-type="float">
            <text:p>70.8177</text:p>
          </table:table-cell>
          <table:table-cell office:value-type="float" office:value="285.717" calcext:value-type="float">
            <text:p>285.717</text:p>
          </table:table-cell>
          <table:table-cell office:value-type="float" office:value="40.5726" calcext:value-type="float">
            <text:p>40.5726</text:p>
          </table:table-cell>
          <table:table-cell office:value-type="float" office:value="69.8413" calcext:value-type="float">
            <text:p>69.8413</text:p>
          </table:table-cell>
          <table:table-cell office:value-type="float" office:value="272.627" calcext:value-type="float">
            <text:p>272.627</text:p>
          </table:table-cell>
          <table:table-cell office:value-type="float" office:value="40.726" calcext:value-type="float">
            <text:p>40.726</text:p>
          </table:table-cell>
          <table:table-cell/>
          <table:table-cell table:formula="of:=([.D492]-[.A492])/0.0166667" office:value-type="float" office:value="-58.5838828322342" calcext:value-type="float">
            <text:p>-58.5838828322342</text:p>
          </table:table-cell>
          <table:table-cell table:formula="of:=ABS([.E492]-[.B492])/0.0166667" office:value-type="float" office:value="785.39842920314" calcext:value-type="float">
            <text:p>785.39842920314</text:p>
          </table:table-cell>
          <table:table-cell table:formula="of:=([.F492]-[.C492])/0.0166667" office:value-type="float" office:value="9.20398159203668" calcext:value-type="float">
            <text:p>9.20398159203668</text:p>
          </table:table-cell>
          <table:table-cell table:formula="of:=DEGREES(ATAN(ABS([.F492]-[.C492])/ABS([.E492]-[.B492])))" office:value-type="float" office:value="0.671411021074774" calcext:value-type="float">
            <text:p>0.671411021074774</text:p>
          </table:table-cell>
          <table:table-cell table:formula="of:=SQRT(POWER([.H492];2)+POWER([.I492];2)+POWER([.J492];2))" office:value-type="float" office:value="787.634101089845" calcext:value-type="float">
            <text:p>787.634101089845</text:p>
          </table:table-cell>
        </table:table-row>
        <table:table-row table:style-name="ro1">
          <table:table-cell office:value-type="float" office:value="71.8436" calcext:value-type="float">
            <text:p>71.8436</text:p>
          </table:table-cell>
          <table:table-cell office:value-type="float" office:value="285.838" calcext:value-type="float">
            <text:p>285.838</text:p>
          </table:table-cell>
          <table:table-cell office:value-type="float" office:value="40.5434" calcext:value-type="float">
            <text:p>40.5434</text:p>
          </table:table-cell>
          <table:table-cell office:value-type="float" office:value="70.8318" calcext:value-type="float">
            <text:p>70.8318</text:p>
          </table:table-cell>
          <table:table-cell office:value-type="float" office:value="275.381" calcext:value-type="float">
            <text:p>275.381</text:p>
          </table:table-cell>
          <table:table-cell office:value-type="float" office:value="40.2573" calcext:value-type="float">
            <text:p>40.2573</text:p>
          </table:table-cell>
          <table:table-cell/>
          <table:table-cell table:formula="of:=([.D493]-[.A493])/0.0166667" office:value-type="float" office:value="-60.7078785842425" calcext:value-type="float">
            <text:p>-60.7078785842425</text:p>
          </table:table-cell>
          <table:table-cell table:formula="of:=ABS([.E493]-[.B493])/0.0166667" office:value-type="float" office:value="627.418745162513" calcext:value-type="float">
            <text:p>627.418745162513</text:p>
          </table:table-cell>
          <table:table-cell table:formula="of:=([.F493]-[.C493])/0.0166667" office:value-type="float" office:value="-17.1659656680685" calcext:value-type="float">
            <text:p>-17.1659656680685</text:p>
          </table:table-cell>
          <table:table-cell table:formula="of:=DEGREES(ATAN(ABS([.F493]-[.C493])/ABS([.E493]-[.B493])))" office:value-type="float" office:value="1.56720227508897" calcext:value-type="float">
            <text:p>1.56720227508897</text:p>
          </table:table-cell>
          <table:table-cell table:formula="of:=SQRT(POWER([.H493];2)+POWER([.I493];2)+POWER([.J493];2))" office:value-type="float" office:value="630.582586725021" calcext:value-type="float">
            <text:p>630.582586725021</text:p>
          </table:table-cell>
        </table:table-row>
        <table:table-row table:style-name="ro1">
          <table:table-cell office:value-type="float" office:value="70.3237" calcext:value-type="float">
            <text:p>70.3237</text:p>
          </table:table-cell>
          <table:table-cell office:value-type="float" office:value="277.864" calcext:value-type="float">
            <text:p>277.864</text:p>
          </table:table-cell>
          <table:table-cell office:value-type="float" office:value="40.3496" calcext:value-type="float">
            <text:p>40.3496</text:p>
          </table:table-cell>
          <table:table-cell office:value-type="float" office:value="69.1141" calcext:value-type="float">
            <text:p>69.1141</text:p>
          </table:table-cell>
          <table:table-cell office:value-type="float" office:value="266.5" calcext:value-type="float">
            <text:p>266.5</text:p>
          </table:table-cell>
          <table:table-cell office:value-type="float" office:value="39.5491" calcext:value-type="float">
            <text:p>39.5491</text:p>
          </table:table-cell>
          <table:table-cell/>
          <table:table-cell table:formula="of:=([.D494]-[.A494])/0.0166667" office:value-type="float" office:value="-72.5758548482908" calcext:value-type="float">
            <text:p>-72.5758548482908</text:p>
          </table:table-cell>
          <table:table-cell table:formula="of:=ABS([.E494]-[.B494])/0.0166667" office:value-type="float" office:value="681.838636322726" calcext:value-type="float">
            <text:p>681.838636322726</text:p>
          </table:table-cell>
          <table:table-cell table:formula="of:=([.F494]-[.C494])/0.0166667" office:value-type="float" office:value="-48.0299039401921" calcext:value-type="float">
            <text:p>-48.0299039401921</text:p>
          </table:table-cell>
          <table:table-cell table:formula="of:=DEGREES(ATAN(ABS([.F494]-[.C494])/ABS([.E494]-[.B494])))" office:value-type="float" office:value="4.02935892259385" calcext:value-type="float">
            <text:p>4.02935892259385</text:p>
          </table:table-cell>
          <table:table-cell table:formula="of:=SQRT(POWER([.H494];2)+POWER([.I494];2)+POWER([.J494];2))" office:value-type="float" office:value="687.370389500376" calcext:value-type="float">
            <text:p>687.370389500376</text:p>
          </table:table-cell>
        </table:table-row>
        <table:table-row table:style-name="ro1">
          <table:table-cell office:value-type="float" office:value="71.3244" calcext:value-type="float">
            <text:p>71.3244</text:p>
          </table:table-cell>
          <table:table-cell office:value-type="float" office:value="282.066" calcext:value-type="float">
            <text:p>282.066</text:p>
          </table:table-cell>
          <table:table-cell office:value-type="float" office:value="39.3906" calcext:value-type="float">
            <text:p>39.3906</text:p>
          </table:table-cell>
          <table:table-cell office:value-type="float" office:value="70.3341" calcext:value-type="float">
            <text:p>70.3341</text:p>
          </table:table-cell>
          <table:table-cell office:value-type="float" office:value="269.291" calcext:value-type="float">
            <text:p>269.291</text:p>
          </table:table-cell>
          <table:table-cell office:value-type="float" office:value="38.8108" calcext:value-type="float">
            <text:p>38.8108</text:p>
          </table:table-cell>
          <table:table-cell/>
          <table:table-cell table:formula="of:=([.D495]-[.A495])/0.0166667" office:value-type="float" office:value="-59.4178811642371" calcext:value-type="float">
            <text:p>-59.4178811642371</text:p>
          </table:table-cell>
          <table:table-cell table:formula="of:=ABS([.E495]-[.B495])/0.0166667" office:value-type="float" office:value="766.498467003065" calcext:value-type="float">
            <text:p>766.498467003065</text:p>
          </table:table-cell>
          <table:table-cell table:formula="of:=([.F495]-[.C495])/0.0166667" office:value-type="float" office:value="-34.7879304241391" calcext:value-type="float">
            <text:p>-34.7879304241391</text:p>
          </table:table-cell>
          <table:table-cell table:formula="of:=DEGREES(ATAN(ABS([.F495]-[.C495])/ABS([.E495]-[.B495])))" office:value-type="float" office:value="2.59861539672572" calcext:value-type="float">
            <text:p>2.59861539672572</text:p>
          </table:table-cell>
          <table:table-cell table:formula="of:=SQRT(POWER([.H495];2)+POWER([.I495];2)+POWER([.J495];2))" office:value-type="float" office:value="769.584683204708" calcext:value-type="float">
            <text:p>769.584683204708</text:p>
          </table:table-cell>
        </table:table-row>
        <table:table-row table:style-name="ro1">
          <table:table-cell office:value-type="float" office:value="71.3272" calcext:value-type="float">
            <text:p>71.3272</text:p>
          </table:table-cell>
          <table:table-cell office:value-type="float" office:value="284.578" calcext:value-type="float">
            <text:p>284.578</text:p>
          </table:table-cell>
          <table:table-cell office:value-type="float" office:value="39.9906" calcext:value-type="float">
            <text:p>39.9906</text:p>
          </table:table-cell>
          <table:table-cell office:value-type="float" office:value="70.0795" calcext:value-type="float">
            <text:p>70.0795</text:p>
          </table:table-cell>
          <table:table-cell office:value-type="float" office:value="272.902" calcext:value-type="float">
            <text:p>272.902</text:p>
          </table:table-cell>
          <table:table-cell office:value-type="float" office:value="39.4355" calcext:value-type="float">
            <text:p>39.4355</text:p>
          </table:table-cell>
          <table:table-cell/>
          <table:table-cell table:formula="of:=([.D496]-[.A496])/0.0166667" office:value-type="float" office:value="-74.8618502763" calcext:value-type="float">
            <text:p>-74.8618502763</text:p>
          </table:table-cell>
          <table:table-cell table:formula="of:=ABS([.E496]-[.B496])/0.0166667" office:value-type="float" office:value="700.558598882802" calcext:value-type="float">
            <text:p>700.558598882802</text:p>
          </table:table-cell>
          <table:table-cell table:formula="of:=([.F496]-[.C496])/0.0166667" office:value-type="float" office:value="-33.3059333881334" calcext:value-type="float">
            <text:p>-33.3059333881334</text:p>
          </table:table-cell>
          <table:table-cell table:formula="of:=DEGREES(ATAN(ABS([.F496]-[.C496])/ABS([.E496]-[.B496])))" office:value-type="float" office:value="2.72190454270154" calcext:value-type="float">
            <text:p>2.72190454270154</text:p>
          </table:table-cell>
          <table:table-cell table:formula="of:=SQRT(POWER([.H496];2)+POWER([.I496];2)+POWER([.J496];2))" office:value-type="float" office:value="705.333915457268" calcext:value-type="float">
            <text:p>705.333915457268</text:p>
          </table:table-cell>
        </table:table-row>
        <table:table-row table:style-name="ro1">
          <table:table-cell office:value-type="float" office:value="70.0509" calcext:value-type="float">
            <text:p>70.0509</text:p>
          </table:table-cell>
          <table:table-cell office:value-type="float" office:value="281.913" calcext:value-type="float">
            <text:p>281.913</text:p>
          </table:table-cell>
          <table:table-cell office:value-type="float" office:value="39.4281" calcext:value-type="float">
            <text:p>39.4281</text:p>
          </table:table-cell>
          <table:table-cell office:value-type="float" office:value="68.3285" calcext:value-type="float">
            <text:p>68.3285</text:p>
          </table:table-cell>
          <table:table-cell office:value-type="float" office:value="271.603" calcext:value-type="float">
            <text:p>271.603</text:p>
          </table:table-cell>
          <table:table-cell office:value-type="float" office:value="38.4311" calcext:value-type="float">
            <text:p>38.4311</text:p>
          </table:table-cell>
          <table:table-cell/>
          <table:table-cell table:formula="of:=([.D497]-[.A497])/0.0166667" office:value-type="float" office:value="-103.343793312413" calcext:value-type="float">
            <text:p>-103.343793312413</text:p>
          </table:table-cell>
          <table:table-cell table:formula="of:=ABS([.E497]-[.B497])/0.0166667" office:value-type="float" office:value="618.598762802475" calcext:value-type="float">
            <text:p>618.598762802475</text:p>
          </table:table-cell>
          <table:table-cell table:formula="of:=([.F497]-[.C497])/0.0166667" office:value-type="float" office:value="-59.8198803602393" calcext:value-type="float">
            <text:p>-59.8198803602393</text:p>
          </table:table-cell>
          <table:table-cell table:formula="of:=DEGREES(ATAN(ABS([.F497]-[.C497])/ABS([.E497]-[.B497])))" office:value-type="float" office:value="5.52345522034298" calcext:value-type="float">
            <text:p>5.52345522034298</text:p>
          </table:table-cell>
          <table:table-cell table:formula="of:=SQRT(POWER([.H497];2)+POWER([.I497];2)+POWER([.J497];2))" office:value-type="float" office:value="630.018084695403" calcext:value-type="float">
            <text:p>630.018084695403</text:p>
          </table:table-cell>
        </table:table-row>
        <table:table-row table:style-name="ro1">
          <table:table-cell office:value-type="float" office:value="70.3171" calcext:value-type="float">
            <text:p>70.3171</text:p>
          </table:table-cell>
          <table:table-cell office:value-type="float" office:value="278.022" calcext:value-type="float">
            <text:p>278.022</text:p>
          </table:table-cell>
          <table:table-cell office:value-type="float" office:value="39.5704" calcext:value-type="float">
            <text:p>39.5704</text:p>
          </table:table-cell>
          <table:table-cell office:value-type="float" office:value="68.8478" calcext:value-type="float">
            <text:p>68.8478</text:p>
          </table:table-cell>
          <table:table-cell office:value-type="float" office:value="267.94" calcext:value-type="float">
            <text:p>267.94</text:p>
          </table:table-cell>
          <table:table-cell office:value-type="float" office:value="38.318" calcext:value-type="float">
            <text:p>38.318</text:p>
          </table:table-cell>
          <table:table-cell/>
          <table:table-cell table:formula="of:=([.D498]-[.A498])/0.0166667" office:value-type="float" office:value="-88.157823684352" calcext:value-type="float">
            <text:p>-88.157823684352</text:p>
          </table:table-cell>
          <table:table-cell table:formula="of:=ABS([.E498]-[.B498])/0.0166667" office:value-type="float" office:value="604.918790162419" calcext:value-type="float">
            <text:p>604.918790162419</text:p>
          </table:table-cell>
          <table:table-cell table:formula="of:=([.F498]-[.C498])/0.0166667" office:value-type="float" office:value="-75.1438497123007" calcext:value-type="float">
            <text:p>-75.1438497123007</text:p>
          </table:table-cell>
          <table:table-cell table:formula="of:=DEGREES(ATAN(ABS([.F498]-[.C498])/ABS([.E498]-[.B498])))" office:value-type="float" office:value="7.0810871029592" calcext:value-type="float">
            <text:p>7.0810871029592</text:p>
          </table:table-cell>
          <table:table-cell table:formula="of:=SQRT(POWER([.H498];2)+POWER([.I498];2)+POWER([.J498];2))" office:value-type="float" office:value="615.910011866921" calcext:value-type="float">
            <text:p>615.910011866921</text:p>
          </table:table-cell>
        </table:table-row>
        <table:table-row table:style-name="ro1">
          <table:table-cell office:value-type="float" office:value="71.5855" calcext:value-type="float">
            <text:p>71.5855</text:p>
          </table:table-cell>
          <table:table-cell office:value-type="float" office:value="287.187" calcext:value-type="float">
            <text:p>287.187</text:p>
          </table:table-cell>
          <table:table-cell office:value-type="float" office:value="40.3268" calcext:value-type="float">
            <text:p>40.3268</text:p>
          </table:table-cell>
          <table:table-cell office:value-type="float" office:value="70.5832" calcext:value-type="float">
            <text:p>70.5832</text:p>
          </table:table-cell>
          <table:table-cell office:value-type="float" office:value="274.08" calcext:value-type="float">
            <text:p>274.08</text:p>
          </table:table-cell>
          <table:table-cell office:value-type="float" office:value="40.2277" calcext:value-type="float">
            <text:p>40.2277</text:p>
          </table:table-cell>
          <table:table-cell/>
          <table:table-cell table:formula="of:=([.D499]-[.A499])/0.0166667" office:value-type="float" office:value="-60.13787972424" calcext:value-type="float">
            <text:p>-60.13787972424</text:p>
          </table:table-cell>
          <table:table-cell table:formula="of:=ABS([.E499]-[.B499])/0.0166667" office:value-type="float" office:value="786.418427163147" calcext:value-type="float">
            <text:p>786.418427163147</text:p>
          </table:table-cell>
          <table:table-cell table:formula="of:=([.F499]-[.C499])/0.0166667" office:value-type="float" office:value="-5.94598810802378" calcext:value-type="float">
            <text:p>-5.94598810802378</text:p>
          </table:table-cell>
          <table:table-cell table:formula="of:=DEGREES(ATAN(ABS([.F499]-[.C499])/ABS([.E499]-[.B499])))" office:value-type="float" office:value="0.433196273466629" calcext:value-type="float">
            <text:p>0.433196273466629</text:p>
          </table:table-cell>
          <table:table-cell table:formula="of:=SQRT(POWER([.H499];2)+POWER([.I499];2)+POWER([.J499];2))" office:value-type="float" office:value="788.73687750356" calcext:value-type="float">
            <text:p>788.73687750356</text:p>
          </table:table-cell>
        </table:table-row>
        <table:table-row table:style-name="ro1">
          <table:table-cell office:value-type="float" office:value="72.1034" calcext:value-type="float">
            <text:p>72.1034</text:p>
          </table:table-cell>
          <table:table-cell office:value-type="float" office:value="284.401" calcext:value-type="float">
            <text:p>284.401</text:p>
          </table:table-cell>
          <table:table-cell office:value-type="float" office:value="41.2817" calcext:value-type="float">
            <text:p>41.2817</text:p>
          </table:table-cell>
          <table:table-cell office:value-type="float" office:value="71.0926" calcext:value-type="float">
            <text:p>71.0926</text:p>
          </table:table-cell>
          <table:table-cell office:value-type="float" office:value="272.715" calcext:value-type="float">
            <text:p>272.715</text:p>
          </table:table-cell>
          <table:table-cell office:value-type="float" office:value="41.1956" calcext:value-type="float">
            <text:p>41.1956</text:p>
          </table:table-cell>
          <table:table-cell/>
          <table:table-cell table:formula="of:=([.D500]-[.A500])/0.0166667" office:value-type="float" office:value="-60.6478787042419" calcext:value-type="float">
            <text:p>-60.6478787042419</text:p>
          </table:table-cell>
          <table:table-cell table:formula="of:=ABS([.E500]-[.B500])/0.0166667" office:value-type="float" office:value="701.158597682807" calcext:value-type="float">
            <text:p>701.158597682807</text:p>
          </table:table-cell>
          <table:table-cell table:formula="of:=([.F500]-[.C500])/0.0166667" office:value-type="float" office:value="-5.16598966802077" calcext:value-type="float">
            <text:p>-5.16598966802077</text:p>
          </table:table-cell>
          <table:table-cell table:formula="of:=DEGREES(ATAN(ABS([.F500]-[.C500])/ABS([.E500]-[.B500])))" office:value-type="float" office:value="0.422135662709556" calcext:value-type="float">
            <text:p>0.422135662709556</text:p>
          </table:table-cell>
          <table:table-cell table:formula="of:=SQRT(POWER([.H500];2)+POWER([.I500];2)+POWER([.J500];2))" office:value-type="float" office:value="703.79558946124" calcext:value-type="float">
            <text:p>703.79558946124</text:p>
          </table:table-cell>
        </table:table-row>
        <table:table-row table:style-name="ro1">
          <table:table-cell office:value-type="float" office:value="71.5929" calcext:value-type="float">
            <text:p>71.5929</text:p>
          </table:table-cell>
          <table:table-cell office:value-type="float" office:value="279.113" calcext:value-type="float">
            <text:p>279.113</text:p>
          </table:table-cell>
          <table:table-cell office:value-type="float" office:value="41.3868" calcext:value-type="float">
            <text:p>41.3868</text:p>
          </table:table-cell>
          <table:table-cell office:value-type="float" office:value="70.8552" calcext:value-type="float">
            <text:p>70.8552</text:p>
          </table:table-cell>
          <table:table-cell office:value-type="float" office:value="265.224" calcext:value-type="float">
            <text:p>265.224</text:p>
          </table:table-cell>
          <table:table-cell office:value-type="float" office:value="41.2193" calcext:value-type="float">
            <text:p>41.2193</text:p>
          </table:table-cell>
          <table:table-cell/>
          <table:table-cell table:formula="of:=([.D501]-[.A501])/0.0166667" office:value-type="float" office:value="-44.2619114761773" calcext:value-type="float">
            <text:p>-44.2619114761773</text:p>
          </table:table-cell>
          <table:table-cell table:formula="of:=ABS([.E501]-[.B501])/0.0166667" office:value-type="float" office:value="833.338333323334" calcext:value-type="float">
            <text:p>833.338333323334</text:p>
          </table:table-cell>
          <table:table-cell table:formula="of:=([.F501]-[.C501])/0.0166667" office:value-type="float" office:value="-10.0499799000404" calcext:value-type="float">
            <text:p>-10.0499799000404</text:p>
          </table:table-cell>
          <table:table-cell table:formula="of:=DEGREES(ATAN(ABS([.F501]-[.C501])/ABS([.E501]-[.B501])))" office:value-type="float" office:value="0.690948076918337" calcext:value-type="float">
            <text:p>0.690948076918337</text:p>
          </table:table-cell>
          <table:table-cell table:formula="of:=SQRT(POWER([.H501];2)+POWER([.I501];2)+POWER([.J501];2))" office:value-type="float" office:value="834.573481899364" calcext:value-type="float">
            <text:p>834.573481899364</text:p>
          </table:table-cell>
        </table:table-row>
        <table:table-row table:style-name="ro1">
          <table:table-cell office:value-type="float" office:value="70.5896" calcext:value-type="float">
            <text:p>70.5896</text:p>
          </table:table-cell>
          <table:table-cell office:value-type="float" office:value="272.751" calcext:value-type="float">
            <text:p>272.751</text:p>
          </table:table-cell>
          <table:table-cell office:value-type="float" office:value="40.6982" calcext:value-type="float">
            <text:p>40.6982</text:p>
          </table:table-cell>
          <table:table-cell office:value-type="float" office:value="69.3846" calcext:value-type="float">
            <text:p>69.3846</text:p>
          </table:table-cell>
          <table:table-cell office:value-type="float" office:value="261.657" calcext:value-type="float">
            <text:p>261.657</text:p>
          </table:table-cell>
          <table:table-cell office:value-type="float" office:value="39.6498" calcext:value-type="float">
            <text:p>39.6498</text:p>
          </table:table-cell>
          <table:table-cell/>
          <table:table-cell table:formula="of:=([.D502]-[.A502])/0.0166667" office:value-type="float" office:value="-72.2998554002891" calcext:value-type="float">
            <text:p>-72.2998554002891</text:p>
          </table:table-cell>
          <table:table-cell table:formula="of:=ABS([.E502]-[.B502])/0.0166667" office:value-type="float" office:value="665.638668722662" calcext:value-type="float">
            <text:p>665.638668722662</text:p>
          </table:table-cell>
          <table:table-cell table:formula="of:=([.F502]-[.C502])/0.0166667" office:value-type="float" office:value="-62.9038741922517" calcext:value-type="float">
            <text:p>-62.9038741922517</text:p>
          </table:table-cell>
          <table:table-cell table:formula="of:=DEGREES(ATAN(ABS([.F502]-[.C502])/ABS([.E502]-[.B502])))" office:value-type="float" office:value="5.39850652984588" calcext:value-type="float">
            <text:p>5.39850652984588</text:p>
          </table:table-cell>
          <table:table-cell table:formula="of:=SQRT(POWER([.H502];2)+POWER([.I502];2)+POWER([.J502];2))" office:value-type="float" office:value="672.502047415601" calcext:value-type="float">
            <text:p>672.502047415601</text:p>
          </table:table-cell>
        </table:table-row>
        <table:table-row table:style-name="ro1">
          <table:table-cell office:value-type="float" office:value="71.0942" calcext:value-type="float">
            <text:p>71.0942</text:p>
          </table:table-cell>
          <table:table-cell office:value-type="float" office:value="277.615" calcext:value-type="float">
            <text:p>277.615</text:p>
          </table:table-cell>
          <table:table-cell office:value-type="float" office:value="42.1356" calcext:value-type="float">
            <text:p>42.1356</text:p>
          </table:table-cell>
          <table:table-cell office:value-type="float" office:value="69.8825" calcext:value-type="float">
            <text:p>69.8825</text:p>
          </table:table-cell>
          <table:table-cell office:value-type="float" office:value="264.905" calcext:value-type="float">
            <text:p>264.905</text:p>
          </table:table-cell>
          <table:table-cell office:value-type="float" office:value="42.2576" calcext:value-type="float">
            <text:p>42.2576</text:p>
          </table:table-cell>
          <table:table-cell/>
          <table:table-cell table:formula="of:=([.D503]-[.A503])/0.0166667" office:value-type="float" office:value="-72.7018545962913" calcext:value-type="float">
            <text:p>-72.7018545962913</text:p>
          </table:table-cell>
          <table:table-cell table:formula="of:=ABS([.E503]-[.B503])/0.0166667" office:value-type="float" office:value="762.598474803053" calcext:value-type="float">
            <text:p>762.598474803053</text:p>
          </table:table-cell>
          <table:table-cell table:formula="of:=([.F503]-[.C503])/0.0166667" office:value-type="float" office:value="7.31998536002927" calcext:value-type="float">
            <text:p>7.31998536002927</text:p>
          </table:table-cell>
          <table:table-cell table:formula="of:=DEGREES(ATAN(ABS([.F503]-[.C503])/ABS([.E503]-[.B503])))" office:value-type="float" office:value="0.549950466826255" calcext:value-type="float">
            <text:p>0.549950466826255</text:p>
          </table:table-cell>
          <table:table-cell table:formula="of:=SQRT(POWER([.H503];2)+POWER([.I503];2)+POWER([.J503];2))" office:value-type="float" office:value="766.091101383741" calcext:value-type="float">
            <text:p>766.091101383741</text:p>
          </table:table-cell>
        </table:table-row>
        <table:table-row table:style-name="ro1">
          <table:table-cell office:value-type="float" office:value="72.356" calcext:value-type="float">
            <text:p>72.356</text:p>
          </table:table-cell>
          <table:table-cell office:value-type="float" office:value="281.776" calcext:value-type="float">
            <text:p>281.776</text:p>
          </table:table-cell>
          <table:table-cell office:value-type="float" office:value="41.4504" calcext:value-type="float">
            <text:p>41.4504</text:p>
          </table:table-cell>
          <table:table-cell office:value-type="float" office:value="71.5929" calcext:value-type="float">
            <text:p>71.5929</text:p>
          </table:table-cell>
          <table:table-cell office:value-type="float" office:value="270.236" calcext:value-type="float">
            <text:p>270.236</text:p>
          </table:table-cell>
          <table:table-cell office:value-type="float" office:value="41.355" calcext:value-type="float">
            <text:p>41.355</text:p>
          </table:table-cell>
          <table:table-cell/>
          <table:table-cell table:formula="of:=([.D504]-[.A504])/0.0166667" office:value-type="float" office:value="-45.7859084281828" calcext:value-type="float">
            <text:p>-45.7859084281828</text:p>
          </table:table-cell>
          <table:table-cell table:formula="of:=ABS([.E504]-[.B504])/0.0166667" office:value-type="float" office:value="692.398615202771" calcext:value-type="float">
            <text:p>692.398615202771</text:p>
          </table:table-cell>
          <table:table-cell table:formula="of:=([.F504]-[.C504])/0.0166667" office:value-type="float" office:value="-5.7239885520232" calcext:value-type="float">
            <text:p>-5.7239885520232</text:p>
          </table:table-cell>
          <table:table-cell table:formula="of:=DEGREES(ATAN(ABS([.F504]-[.C504])/ABS([.E504]-[.B504])))" office:value-type="float" office:value="0.473647560820292" calcext:value-type="float">
            <text:p>0.473647560820292</text:p>
          </table:table-cell>
          <table:table-cell table:formula="of:=SQRT(POWER([.H504];2)+POWER([.I504];2)+POWER([.J504];2))" office:value-type="float" office:value="693.934403088831" calcext:value-type="float">
            <text:p>693.934403088831</text:p>
          </table:table-cell>
        </table:table-row>
        <table:table-row table:style-name="ro1">
          <table:table-cell office:value-type="float" office:value="71.8448" calcext:value-type="float">
            <text:p>71.8448</text:p>
          </table:table-cell>
          <table:table-cell office:value-type="float" office:value="277.858" calcext:value-type="float">
            <text:p>277.858</text:p>
          </table:table-cell>
          <table:table-cell office:value-type="float" office:value="41.3386" calcext:value-type="float">
            <text:p>41.3386</text:p>
          </table:table-cell>
          <table:table-cell office:value-type="float" office:value="71.3502" calcext:value-type="float">
            <text:p>71.3502</text:p>
          </table:table-cell>
          <table:table-cell office:value-type="float" office:value="263.984" calcext:value-type="float">
            <text:p>263.984</text:p>
          </table:table-cell>
          <table:table-cell office:value-type="float" office:value="41.667" calcext:value-type="float">
            <text:p>41.667</text:p>
          </table:table-cell>
          <table:table-cell/>
          <table:table-cell table:formula="of:=([.D505]-[.A505])/0.0166667" office:value-type="float" office:value="-29.675940648119" calcext:value-type="float">
            <text:p>-29.675940648119</text:p>
          </table:table-cell>
          <table:table-cell table:formula="of:=ABS([.E505]-[.B505])/0.0166667" office:value-type="float" office:value="832.438335123331" calcext:value-type="float">
            <text:p>832.438335123331</text:p>
          </table:table-cell>
          <table:table-cell table:formula="of:=([.F505]-[.C505])/0.0166667" office:value-type="float" office:value="19.7039605920789" calcext:value-type="float">
            <text:p>19.7039605920789</text:p>
          </table:table-cell>
          <table:table-cell table:formula="of:=DEGREES(ATAN(ABS([.F505]-[.C505])/ABS([.E505]-[.B505])))" office:value-type="float" office:value="1.35594789728441" calcext:value-type="float">
            <text:p>1.35594789728441</text:p>
          </table:table-cell>
          <table:table-cell table:formula="of:=SQRT(POWER([.H505];2)+POWER([.I505];2)+POWER([.J505];2))" office:value-type="float" office:value="833.200149603484" calcext:value-type="float">
            <text:p>833.200149603484</text:p>
          </table:table-cell>
        </table:table-row>
        <table:table-row table:style-name="ro1">
          <table:table-cell office:value-type="float" office:value="72.353" calcext:value-type="float">
            <text:p>72.353</text:p>
          </table:table-cell>
          <table:table-cell office:value-type="float" office:value="281.88" calcext:value-type="float">
            <text:p>281.88</text:p>
          </table:table-cell>
          <table:table-cell office:value-type="float" office:value="40.9288" calcext:value-type="float">
            <text:p>40.9288</text:p>
          </table:table-cell>
          <table:table-cell office:value-type="float" office:value="71.8377" calcext:value-type="float">
            <text:p>71.8377</text:p>
          </table:table-cell>
          <table:table-cell office:value-type="float" office:value="270.366" calcext:value-type="float">
            <text:p>270.366</text:p>
          </table:table-cell>
          <table:table-cell office:value-type="float" office:value="40.8375" calcext:value-type="float">
            <text:p>40.8375</text:p>
          </table:table-cell>
          <table:table-cell/>
          <table:table-cell table:formula="of:=([.D506]-[.A506])/0.0166667" office:value-type="float" office:value="-30.9179381641235" calcext:value-type="float">
            <text:p>-30.9179381641235</text:p>
          </table:table-cell>
          <table:table-cell table:formula="of:=ABS([.E506]-[.B506])/0.0166667" office:value-type="float" office:value="690.838618322764" calcext:value-type="float">
            <text:p>690.838618322764</text:p>
          </table:table-cell>
          <table:table-cell table:formula="of:=([.F506]-[.C506])/0.0166667" office:value-type="float" office:value="-5.47798904402215" calcext:value-type="float">
            <text:p>-5.47798904402215</text:p>
          </table:table-cell>
          <table:table-cell table:formula="of:=DEGREES(ATAN(ABS([.F506]-[.C506])/ABS([.E506]-[.B506])))" office:value-type="float" office:value="0.45431605312154" calcext:value-type="float">
            <text:p>0.45431605312154</text:p>
          </table:table-cell>
          <table:table-cell table:formula="of:=SQRT(POWER([.H506];2)+POWER([.I506];2)+POWER([.J506];2))" office:value-type="float" office:value="691.55182295356" calcext:value-type="float">
            <text:p>691.55182295356</text:p>
          </table:table-cell>
        </table:table-row>
        <table:table-row table:style-name="ro1">
          <table:table-cell office:value-type="float" office:value="71.3304" calcext:value-type="float">
            <text:p>71.3304</text:p>
          </table:table-cell>
          <table:table-cell office:value-type="float" office:value="280.612" calcext:value-type="float">
            <text:p>280.612</text:p>
          </table:table-cell>
          <table:table-cell office:value-type="float" office:value="40.1369" calcext:value-type="float">
            <text:p>40.1369</text:p>
          </table:table-cell>
          <table:table-cell office:value-type="float" office:value="70.3478" calcext:value-type="float">
            <text:p>70.3478</text:p>
          </table:table-cell>
          <table:table-cell office:value-type="float" office:value="267.817" calcext:value-type="float">
            <text:p>267.817</text:p>
          </table:table-cell>
          <table:table-cell office:value-type="float" office:value="40.0495" calcext:value-type="float">
            <text:p>40.0495</text:p>
          </table:table-cell>
          <table:table-cell/>
          <table:table-cell table:formula="of:=([.D507]-[.A507])/0.0166667" office:value-type="float" office:value="-58.9558820882353" calcext:value-type="float">
            <text:p>-58.9558820882353</text:p>
          </table:table-cell>
          <table:table-cell table:formula="of:=ABS([.E507]-[.B507])/0.0166667" office:value-type="float" office:value="767.698464603072" calcext:value-type="float">
            <text:p>767.698464603072</text:p>
          </table:table-cell>
          <table:table-cell table:formula="of:=([.F507]-[.C507])/0.0166667" office:value-type="float" office:value="-5.24398951202069" calcext:value-type="float">
            <text:p>-5.24398951202069</text:p>
          </table:table-cell>
          <table:table-cell table:formula="of:=DEGREES(ATAN(ABS([.F507]-[.C507])/ABS([.E507]-[.B507])))" office:value-type="float" office:value="0.391369538600671" calcext:value-type="float">
            <text:p>0.391369538600671</text:p>
          </table:table-cell>
          <table:table-cell table:formula="of:=SQRT(POWER([.H507];2)+POWER([.I507];2)+POWER([.J507];2))" office:value-type="float" office:value="769.976771086452" calcext:value-type="float">
            <text:p>769.976771086452</text:p>
          </table:table-cell>
        </table:table-row>
        <table:table-row table:style-name="ro1">
          <table:table-cell office:value-type="float" office:value="72.0858" calcext:value-type="float">
            <text:p>72.0858</text:p>
          </table:table-cell>
          <table:table-cell office:value-type="float" office:value="278.237" calcext:value-type="float">
            <text:p>278.237</text:p>
          </table:table-cell>
          <table:table-cell office:value-type="float" office:value="39.5178" calcext:value-type="float">
            <text:p>39.5178</text:p>
          </table:table-cell>
          <table:table-cell office:value-type="float" office:value="71.0796" calcext:value-type="float">
            <text:p>71.0796</text:p>
          </table:table-cell>
          <table:table-cell office:value-type="float" office:value="268.159" calcext:value-type="float">
            <text:p>268.159</text:p>
          </table:table-cell>
          <table:table-cell office:value-type="float" office:value="38.7522" calcext:value-type="float">
            <text:p>38.7522</text:p>
          </table:table-cell>
          <table:table-cell/>
          <table:table-cell table:formula="of:=([.D508]-[.A508])/0.0166667" office:value-type="float" office:value="-60.3718792562419" calcext:value-type="float">
            <text:p>-60.3718792562419</text:p>
          </table:table-cell>
          <table:table-cell table:formula="of:=ABS([.E508]-[.B508])/0.0166667" office:value-type="float" office:value="604.678790642421" calcext:value-type="float">
            <text:p>604.678790642421</text:p>
          </table:table-cell>
          <table:table-cell table:formula="of:=([.F508]-[.C508])/0.0166667" office:value-type="float" office:value="-45.9359081281837" calcext:value-type="float">
            <text:p>-45.9359081281837</text:p>
          </table:table-cell>
          <table:table-cell table:formula="of:=DEGREES(ATAN(ABS([.F508]-[.C508])/ABS([.E508]-[.B508])))" office:value-type="float" office:value="4.3442703025541" calcext:value-type="float">
            <text:p>4.3442703025541</text:p>
          </table:table-cell>
          <table:table-cell table:formula="of:=SQRT(POWER([.H508];2)+POWER([.I508];2)+POWER([.J508];2))" office:value-type="float" office:value="609.418830783289" calcext:value-type="float">
            <text:p>609.418830783289</text:p>
          </table:table-cell>
        </table:table-row>
        <table:table-row table:style-name="ro1">
          <table:table-cell office:value-type="float" office:value="70.0616" calcext:value-type="float">
            <text:p>70.0616</text:p>
          </table:table-cell>
          <table:table-cell office:value-type="float" office:value="280.453" calcext:value-type="float">
            <text:p>280.453</text:p>
          </table:table-cell>
          <table:table-cell office:value-type="float" office:value="40.1752" calcext:value-type="float">
            <text:p>40.1752</text:p>
          </table:table-cell>
          <table:table-cell office:value-type="float" office:value="68.348" calcext:value-type="float">
            <text:p>68.348</text:p>
          </table:table-cell>
          <table:table-cell office:value-type="float" office:value="270.155" calcext:value-type="float">
            <text:p>270.155</text:p>
          </table:table-cell>
          <table:table-cell office:value-type="float" office:value="39.4233" calcext:value-type="float">
            <text:p>39.4233</text:p>
          </table:table-cell>
          <table:table-cell/>
          <table:table-cell table:formula="of:=([.D509]-[.A509])/0.0166667" office:value-type="float" office:value="-102.815794368411" calcext:value-type="float">
            <text:p>-102.815794368411</text:p>
          </table:table-cell>
          <table:table-cell table:formula="of:=ABS([.E509]-[.B509])/0.0166667" office:value-type="float" office:value="617.878764242472" calcext:value-type="float">
            <text:p>617.878764242472</text:p>
          </table:table-cell>
          <table:table-cell table:formula="of:=([.F509]-[.C509])/0.0166667" office:value-type="float" office:value="-45.1139097721804" calcext:value-type="float">
            <text:p>-45.1139097721804</text:p>
          </table:table-cell>
          <table:table-cell table:formula="of:=DEGREES(ATAN(ABS([.F509]-[.C509])/ABS([.E509]-[.B509])))" office:value-type="float" office:value="4.17599389743928" calcext:value-type="float">
            <text:p>4.17599389743928</text:p>
          </table:table-cell>
          <table:table-cell table:formula="of:=SQRT(POWER([.H509];2)+POWER([.I509];2)+POWER([.J509];2))" office:value-type="float" office:value="627.997229076963" calcext:value-type="float">
            <text:p>627.997229076963</text:p>
          </table:table-cell>
        </table:table-row>
        <table:table-row table:style-name="ro1">
          <table:table-cell office:value-type="float" office:value="72.0985" calcext:value-type="float">
            <text:p>72.0985</text:p>
          </table:table-cell>
          <table:table-cell office:value-type="float" office:value="283.191" calcext:value-type="float">
            <text:p>283.191</text:p>
          </table:table-cell>
          <table:table-cell office:value-type="float" office:value="40.7177" calcext:value-type="float">
            <text:p>40.7177</text:p>
          </table:table-cell>
          <table:table-cell office:value-type="float" office:value="71.5892" calcext:value-type="float">
            <text:p>71.5892</text:p>
          </table:table-cell>
          <table:table-cell office:value-type="float" office:value="269.068" calcext:value-type="float">
            <text:p>269.068</text:p>
          </table:table-cell>
          <table:table-cell office:value-type="float" office:value="40.8109" calcext:value-type="float">
            <text:p>40.8109</text:p>
          </table:table-cell>
          <table:table-cell/>
          <table:table-cell table:formula="of:=([.D510]-[.A510])/0.0166667" office:value-type="float" office:value="-30.557938884122" calcext:value-type="float">
            <text:p>-30.557938884122</text:p>
          </table:table-cell>
          <table:table-cell table:formula="of:=ABS([.E510]-[.B510])/0.0166667" office:value-type="float" office:value="847.378305243389" calcext:value-type="float">
            <text:p>847.378305243389</text:p>
          </table:table-cell>
          <table:table-cell table:formula="of:=([.F510]-[.C510])/0.0166667" office:value-type="float" office:value="5.59198881602213" calcext:value-type="float">
            <text:p>5.59198881602213</text:p>
          </table:table-cell>
          <table:table-cell table:formula="of:=DEGREES(ATAN(ABS([.F510]-[.C510])/ABS([.E510]-[.B510])))" office:value-type="float" office:value="0.378098784674546" calcext:value-type="float">
            <text:p>0.378098784674546</text:p>
          </table:table-cell>
          <table:table-cell table:formula="of:=SQRT(POWER([.H510];2)+POWER([.I510];2)+POWER([.J510];2))" office:value-type="float" office:value="847.947551541322" calcext:value-type="float">
            <text:p>847.947551541322</text:p>
          </table:table-cell>
        </table:table-row>
        <table:table-row table:style-name="ro1">
          <table:table-cell office:value-type="float" office:value="71.8322" calcext:value-type="float">
            <text:p>71.8322</text:p>
          </table:table-cell>
          <table:table-cell office:value-type="float" office:value="279.549" calcext:value-type="float">
            <text:p>279.549</text:p>
          </table:table-cell>
          <table:table-cell office:value-type="float" office:value="39.3005" calcext:value-type="float">
            <text:p>39.3005</text:p>
          </table:table-cell>
          <table:table-cell office:value-type="float" office:value="71.0758" calcext:value-type="float">
            <text:p>71.0758</text:p>
          </table:table-cell>
          <table:table-cell office:value-type="float" office:value="268.256" calcext:value-type="float">
            <text:p>268.256</text:p>
          </table:table-cell>
          <table:table-cell office:value-type="float" office:value="38.2418" calcext:value-type="float">
            <text:p>38.2418</text:p>
          </table:table-cell>
          <table:table-cell/>
          <table:table-cell table:formula="of:=([.D511]-[.A511])/0.0166667" office:value-type="float" office:value="-45.3839092321815" calcext:value-type="float">
            <text:p>-45.3839092321815</text:p>
          </table:table-cell>
          <table:table-cell table:formula="of:=ABS([.E511]-[.B511])/0.0166667" office:value-type="float" office:value="677.578644842711" calcext:value-type="float">
            <text:p>677.578644842711</text:p>
          </table:table-cell>
          <table:table-cell table:formula="of:=([.F511]-[.C511])/0.0166667" office:value-type="float" office:value="-63.5218729562542" calcext:value-type="float">
            <text:p>-63.5218729562542</text:p>
          </table:table-cell>
          <table:table-cell table:formula="of:=DEGREES(ATAN(ABS([.F511]-[.C511])/ABS([.E511]-[.B511])))" office:value-type="float" office:value="5.35573074229375" calcext:value-type="float">
            <text:p>5.35573074229375</text:p>
          </table:table-cell>
          <table:table-cell table:formula="of:=SQRT(POWER([.H511];2)+POWER([.I511];2)+POWER([.J511];2))" office:value-type="float" office:value="682.061249088342" calcext:value-type="float">
            <text:p>682.061249088342</text:p>
          </table:table-cell>
        </table:table-row>
        <table:table-row table:style-name="ro1">
          <table:table-cell office:value-type="float" office:value="73.121" calcext:value-type="float">
            <text:p>73.121</text:p>
          </table:table-cell>
          <table:table-cell office:value-type="float" office:value="284.712" calcext:value-type="float">
            <text:p>284.712</text:p>
          </table:table-cell>
          <table:table-cell office:value-type="float" office:value="40.2061" calcext:value-type="float">
            <text:p>40.2061</text:p>
          </table:table-cell>
          <table:table-cell office:value-type="float" office:value="72.8321" calcext:value-type="float">
            <text:p>72.8321</text:p>
          </table:table-cell>
          <table:table-cell office:value-type="float" office:value="271.805" calcext:value-type="float">
            <text:p>271.805</text:p>
          </table:table-cell>
          <table:table-cell office:value-type="float" office:value="40.3396" calcext:value-type="float">
            <text:p>40.3396</text:p>
          </table:table-cell>
          <table:table-cell/>
          <table:table-cell table:formula="of:=([.D512]-[.A512])/0.0166667" office:value-type="float" office:value="-17.3339653320692" calcext:value-type="float">
            <text:p>-17.3339653320692</text:p>
          </table:table-cell>
          <table:table-cell table:formula="of:=ABS([.E512]-[.B512])/0.0166667" office:value-type="float" office:value="774.418451163097" calcext:value-type="float">
            <text:p>774.418451163097</text:p>
          </table:table-cell>
          <table:table-cell table:formula="of:=([.F512]-[.C512])/0.0166667" office:value-type="float" office:value="8.00998398003192" calcext:value-type="float">
            <text:p>8.00998398003192</text:p>
          </table:table-cell>
          <table:table-cell table:formula="of:=DEGREES(ATAN(ABS([.F512]-[.C512])/ABS([.E512]-[.B512])))" office:value-type="float" office:value="0.592601984488327" calcext:value-type="float">
            <text:p>0.592601984488327</text:p>
          </table:table-cell>
          <table:table-cell table:formula="of:=SQRT(POWER([.H512];2)+POWER([.I512];2)+POWER([.J512];2))" office:value-type="float" office:value="774.653834754171" calcext:value-type="float">
            <text:p>774.653834754171</text:p>
          </table:table-cell>
        </table:table-row>
        <table:table-row table:style-name="ro1">
          <table:table-cell office:value-type="float" office:value="71.8409" calcext:value-type="float">
            <text:p>71.8409</text:p>
          </table:table-cell>
          <table:table-cell office:value-type="float" office:value="284.575" calcext:value-type="float">
            <text:p>284.575</text:p>
          </table:table-cell>
          <table:table-cell office:value-type="float" office:value="40.2405" calcext:value-type="float">
            <text:p>40.2405</text:p>
          </table:table-cell>
          <table:table-cell office:value-type="float" office:value="71.088" calcext:value-type="float">
            <text:p>71.088</text:p>
          </table:table-cell>
          <table:table-cell office:value-type="float" office:value="271.585" calcext:value-type="float">
            <text:p>271.585</text:p>
          </table:table-cell>
          <table:table-cell office:value-type="float" office:value="40.3929" calcext:value-type="float">
            <text:p>40.3929</text:p>
          </table:table-cell>
          <table:table-cell/>
          <table:table-cell table:formula="of:=([.D513]-[.A513])/0.0166667" office:value-type="float" office:value="-45.1739096521814" calcext:value-type="float">
            <text:p>-45.1739096521814</text:p>
          </table:table-cell>
          <table:table-cell table:formula="of:=ABS([.E513]-[.B513])/0.0166667" office:value-type="float" office:value="779.398441203118" calcext:value-type="float">
            <text:p>779.398441203118</text:p>
          </table:table-cell>
          <table:table-cell table:formula="of:=([.F513]-[.C513])/0.0166667" office:value-type="float" office:value="9.14398171203658" calcext:value-type="float">
            <text:p>9.14398171203658</text:p>
          </table:table-cell>
          <table:table-cell table:formula="of:=DEGREES(ATAN(ABS([.F513]-[.C513])/ABS([.E513]-[.B513])))" office:value-type="float" office:value="0.672169068971601" calcext:value-type="float">
            <text:p>0.672169068971601</text:p>
          </table:table-cell>
          <table:table-cell table:formula="of:=SQRT(POWER([.H513];2)+POWER([.I513];2)+POWER([.J513];2))" office:value-type="float" office:value="780.760030140288" calcext:value-type="float">
            <text:p>780.760030140288</text:p>
          </table:table-cell>
        </table:table-row>
        <table:table-row table:style-name="ro1">
          <table:table-cell office:value-type="float" office:value="70.8225" calcext:value-type="float">
            <text:p>70.8225</text:p>
          </table:table-cell>
          <table:table-cell office:value-type="float" office:value="279.321" calcext:value-type="float">
            <text:p>279.321</text:p>
          </table:table-cell>
          <table:table-cell office:value-type="float" office:value="39.8518" calcext:value-type="float">
            <text:p>39.8518</text:p>
          </table:table-cell>
          <table:table-cell office:value-type="float" office:value="69.5973" calcext:value-type="float">
            <text:p>69.5973</text:p>
          </table:table-cell>
          <table:table-cell office:value-type="float" office:value="267.902" calcext:value-type="float">
            <text:p>267.902</text:p>
          </table:table-cell>
          <table:table-cell office:value-type="float" office:value="39.0572" calcext:value-type="float">
            <text:p>39.0572</text:p>
          </table:table-cell>
          <table:table-cell/>
          <table:table-cell table:formula="of:=([.D514]-[.A514])/0.0166667" office:value-type="float" office:value="-73.5118529762941" calcext:value-type="float">
            <text:p>-73.5118529762941</text:p>
          </table:table-cell>
          <table:table-cell table:formula="of:=ABS([.E514]-[.B514])/0.0166667" office:value-type="float" office:value="685.138629722743" calcext:value-type="float">
            <text:p>685.138629722743</text:p>
          </table:table-cell>
          <table:table-cell table:formula="of:=([.F514]-[.C514])/0.0166667" office:value-type="float" office:value="-47.6759046481904" calcext:value-type="float">
            <text:p>-47.6759046481904</text:p>
          </table:table-cell>
          <table:table-cell table:formula="of:=DEGREES(ATAN(ABS([.F514]-[.C514])/ABS([.E514]-[.B514])))" office:value-type="float" office:value="3.98055481875754" calcext:value-type="float">
            <text:p>3.98055481875754</text:p>
          </table:table-cell>
          <table:table-cell table:formula="of:=SQRT(POWER([.H514];2)+POWER([.I514];2)+POWER([.J514];2))" office:value-type="float" office:value="690.718413212207" calcext:value-type="float">
            <text:p>690.718413212207</text:p>
          </table:table-cell>
        </table:table-row>
        <table:table-row table:style-name="ro1">
          <table:table-cell office:value-type="float" office:value="70.8151" calcext:value-type="float">
            <text:p>70.8151</text:p>
          </table:table-cell>
          <table:table-cell office:value-type="float" office:value="283.255" calcext:value-type="float">
            <text:p>283.255</text:p>
          </table:table-cell>
          <table:table-cell office:value-type="float" office:value="39.7054" calcext:value-type="float">
            <text:p>39.7054</text:p>
          </table:table-cell>
          <table:table-cell office:value-type="float" office:value="69.5922" calcext:value-type="float">
            <text:p>69.5922</text:p>
          </table:table-cell>
          <table:table-cell office:value-type="float" office:value="270.288" calcext:value-type="float">
            <text:p>270.288</text:p>
          </table:table-cell>
          <table:table-cell office:value-type="float" office:value="39.6362" calcext:value-type="float">
            <text:p>39.6362</text:p>
          </table:table-cell>
          <table:table-cell/>
          <table:table-cell table:formula="of:=([.D515]-[.A515])/0.0166667" office:value-type="float" office:value="-73.3738532522932" calcext:value-type="float">
            <text:p>-73.3738532522932</text:p>
          </table:table-cell>
          <table:table-cell table:formula="of:=ABS([.E515]-[.B515])/0.0166667" office:value-type="float" office:value="778.018443963111" calcext:value-type="float">
            <text:p>778.018443963111</text:p>
          </table:table-cell>
          <table:table-cell table:formula="of:=([.F515]-[.C515])/0.0166667" office:value-type="float" office:value="-4.15199169601631" calcext:value-type="float">
            <text:p>-4.15199169601631</text:p>
          </table:table-cell>
          <table:table-cell table:formula="of:=DEGREES(ATAN(ABS([.F515]-[.C515])/ABS([.E515]-[.B515])))" office:value-type="float" office:value="0.305763114346114" calcext:value-type="float">
            <text:p>0.305763114346114</text:p>
          </table:table-cell>
          <table:table-cell table:formula="of:=SQRT(POWER([.H515];2)+POWER([.I515];2)+POWER([.J515];2))" office:value-type="float" office:value="781.481708373852" calcext:value-type="float">
            <text:p>781.481708373852</text:p>
          </table:table-cell>
        </table:table-row>
        <table:table-row table:style-name="ro1">
          <table:table-cell office:value-type="float" office:value="72.8591" calcext:value-type="float">
            <text:p>72.8591</text:p>
          </table:table-cell>
          <table:table-cell office:value-type="float" office:value="282.03" calcext:value-type="float">
            <text:p>282.03</text:p>
          </table:table-cell>
          <table:table-cell office:value-type="float" office:value="40.3943" calcext:value-type="float">
            <text:p>40.3943</text:p>
          </table:table-cell>
          <table:table-cell office:value-type="float" office:value="72.0812" calcext:value-type="float">
            <text:p>72.0812</text:p>
          </table:table-cell>
          <table:table-cell office:value-type="float" office:value="271.815" calcext:value-type="float">
            <text:p>271.815</text:p>
          </table:table-cell>
          <table:table-cell office:value-type="float" office:value="39.8491" calcext:value-type="float">
            <text:p>39.8491</text:p>
          </table:table-cell>
          <table:table-cell/>
          <table:table-cell table:formula="of:=([.D516]-[.A516])/0.0166667" office:value-type="float" office:value="-46.6739066521869" calcext:value-type="float">
            <text:p>-46.6739066521869</text:p>
          </table:table-cell>
          <table:table-cell table:formula="of:=ABS([.E516]-[.B516])/0.0166667" office:value-type="float" office:value="612.89877420245" calcext:value-type="float">
            <text:p>612.89877420245</text:p>
          </table:table-cell>
          <table:table-cell table:formula="of:=([.F516]-[.C516])/0.0166667" office:value-type="float" office:value="-32.7119345761309" calcext:value-type="float">
            <text:p>-32.7119345761309</text:p>
          </table:table-cell>
          <table:table-cell table:formula="of:=DEGREES(ATAN(ABS([.F516]-[.C516])/ABS([.E516]-[.B516])))" office:value-type="float" office:value="3.05511974036658" calcext:value-type="float">
            <text:p>3.05511974036658</text:p>
          </table:table-cell>
          <table:table-cell table:formula="of:=SQRT(POWER([.H516];2)+POWER([.I516];2)+POWER([.J516];2))" office:value-type="float" office:value="615.543200469923" calcext:value-type="float">
            <text:p>615.543200469923</text:p>
          </table:table-cell>
        </table:table-row>
        <table:table-row table:style-name="ro1">
          <table:table-cell office:value-type="float" office:value="71.067" calcext:value-type="float">
            <text:p>71.067</text:p>
          </table:table-cell>
          <table:table-cell office:value-type="float" office:value="287.243" calcext:value-type="float">
            <text:p>287.243</text:p>
          </table:table-cell>
          <table:table-cell office:value-type="float" office:value="39.8114" calcext:value-type="float">
            <text:p>39.8114</text:p>
          </table:table-cell>
          <table:table-cell office:value-type="float" office:value="70.0721" calcext:value-type="float">
            <text:p>70.0721</text:p>
          </table:table-cell>
          <table:table-cell office:value-type="float" office:value="275.438" calcext:value-type="float">
            <text:p>275.438</text:p>
          </table:table-cell>
          <table:table-cell office:value-type="float" office:value="39.5054" calcext:value-type="float">
            <text:p>39.5054</text:p>
          </table:table-cell>
          <table:table-cell/>
          <table:table-cell table:formula="of:=([.D517]-[.A517])/0.0166667" office:value-type="float" office:value="-59.693880612238" calcext:value-type="float">
            <text:p>-59.693880612238</text:p>
          </table:table-cell>
          <table:table-cell table:formula="of:=ABS([.E517]-[.B517])/0.0166667" office:value-type="float" office:value="708.298583402834" calcext:value-type="float">
            <text:p>708.298583402834</text:p>
          </table:table-cell>
          <table:table-cell table:formula="of:=([.F517]-[.C517])/0.0166667" office:value-type="float" office:value="-18.3599632800733" calcext:value-type="float">
            <text:p>-18.3599632800733</text:p>
          </table:table-cell>
          <table:table-cell table:formula="of:=DEGREES(ATAN(ABS([.F517]-[.C517])/ABS([.E517]-[.B517])))" office:value-type="float" office:value="1.48484399487363" calcext:value-type="float">
            <text:p>1.48484399487363</text:p>
          </table:table-cell>
          <table:table-cell table:formula="of:=SQRT(POWER([.H517];2)+POWER([.I517];2)+POWER([.J517];2))" office:value-type="float" office:value="711.046644661695" calcext:value-type="float">
            <text:p>711.046644661695</text:p>
          </table:table-cell>
        </table:table-row>
        <table:table-row table:style-name="ro1">
          <table:table-cell office:value-type="float" office:value="72.3567" calcext:value-type="float">
            <text:p>72.3567</text:p>
          </table:table-cell>
          <table:table-cell office:value-type="float" office:value="288.712" calcext:value-type="float">
            <text:p>288.712</text:p>
          </table:table-cell>
          <table:table-cell office:value-type="float" office:value="39.8156" calcext:value-type="float">
            <text:p>39.8156</text:p>
          </table:table-cell>
          <table:table-cell office:value-type="float" office:value="71.8346" calcext:value-type="float">
            <text:p>71.8346</text:p>
          </table:table-cell>
          <table:table-cell office:value-type="float" office:value="275.556" calcext:value-type="float">
            <text:p>275.556</text:p>
          </table:table-cell>
          <table:table-cell office:value-type="float" office:value="39.9688" calcext:value-type="float">
            <text:p>39.9688</text:p>
          </table:table-cell>
          <table:table-cell/>
          <table:table-cell table:formula="of:=([.D518]-[.A518])/0.0166667" office:value-type="float" office:value="-31.3259373481258" calcext:value-type="float">
            <text:p>-31.3259373481258</text:p>
          </table:table-cell>
          <table:table-cell table:formula="of:=ABS([.E518]-[.B518])/0.0166667" office:value-type="float" office:value="789.358421283158" calcext:value-type="float">
            <text:p>789.358421283158</text:p>
          </table:table-cell>
          <table:table-cell table:formula="of:=([.F518]-[.C518])/0.0166667" office:value-type="float" office:value="9.19198161603666" calcext:value-type="float">
            <text:p>9.19198161603666</text:p>
          </table:table-cell>
          <table:table-cell table:formula="of:=DEGREES(ATAN(ABS([.F518]-[.C518])/ABS([.E518]-[.B518])))" office:value-type="float" office:value="0.667172141365016" calcext:value-type="float">
            <text:p>0.667172141365016</text:p>
          </table:table-cell>
          <table:table-cell table:formula="of:=SQRT(POWER([.H518];2)+POWER([.I518];2)+POWER([.J518];2))" office:value-type="float" office:value="790.033242419208" calcext:value-type="float">
            <text:p>790.033242419208</text:p>
          </table:table-cell>
        </table:table-row>
        <table:table-row table:style-name="ro1">
          <table:table-cell office:value-type="float" office:value="72.3515" calcext:value-type="float">
            <text:p>72.3515</text:p>
          </table:table-cell>
          <table:table-cell office:value-type="float" office:value="279.2" calcext:value-type="float">
            <text:p>279.2</text:p>
          </table:table-cell>
          <table:table-cell office:value-type="float" office:value="41.3655" calcext:value-type="float">
            <text:p>41.3655</text:p>
          </table:table-cell>
          <table:table-cell office:value-type="float" office:value="71.5801" calcext:value-type="float">
            <text:p>71.5801</text:p>
          </table:table-cell>
          <table:table-cell office:value-type="float" office:value="268.084" calcext:value-type="float">
            <text:p>268.084</text:p>
          </table:table-cell>
          <table:table-cell office:value-type="float" office:value="39.5001" calcext:value-type="float">
            <text:p>39.5001</text:p>
          </table:table-cell>
          <table:table-cell/>
          <table:table-cell table:formula="of:=([.D519]-[.A519])/0.0166667" office:value-type="float" office:value="-46.2839074321851" calcext:value-type="float">
            <text:p>-46.2839074321851</text:p>
          </table:table-cell>
          <table:table-cell table:formula="of:=ABS([.E519]-[.B519])/0.0166667" office:value-type="float" office:value="666.958666082667" calcext:value-type="float">
            <text:p>666.958666082667</text:p>
          </table:table-cell>
          <table:table-cell table:formula="of:=([.F519]-[.C519])/0.0166667" office:value-type="float" office:value="-111.923776152447" calcext:value-type="float">
            <text:p>-111.923776152447</text:p>
          </table:table-cell>
          <table:table-cell table:formula="of:=DEGREES(ATAN(ABS([.F519]-[.C519])/ABS([.E519]-[.B519])))" office:value-type="float" office:value="9.52616856680695" calcext:value-type="float">
            <text:p>9.52616856680695</text:p>
          </table:table-cell>
          <table:table-cell table:formula="of:=SQRT(POWER([.H519];2)+POWER([.I519];2)+POWER([.J519];2))" office:value-type="float" office:value="677.86650161974" calcext:value-type="float">
            <text:p>677.86650161974</text:p>
          </table:table-cell>
        </table:table-row>
        <table:table-row table:style-name="ro1">
          <table:table-cell office:value-type="float" office:value="72.6073" calcext:value-type="float">
            <text:p>72.6073</text:p>
          </table:table-cell>
          <table:table-cell office:value-type="float" office:value="280.508" calcext:value-type="float">
            <text:p>280.508</text:p>
          </table:table-cell>
          <table:table-cell office:value-type="float" office:value="41.4017" calcext:value-type="float">
            <text:p>41.4017</text:p>
          </table:table-cell>
          <table:table-cell office:value-type="float" office:value="71.8401" calcext:value-type="float">
            <text:p>71.8401</text:p>
          </table:table-cell>
          <table:table-cell office:value-type="float" office:value="269.037" calcext:value-type="float">
            <text:p>269.037</text:p>
          </table:table-cell>
          <table:table-cell office:value-type="float" office:value="41.3062" calcext:value-type="float">
            <text:p>41.3062</text:p>
          </table:table-cell>
          <table:table-cell/>
          <table:table-cell table:formula="of:=([.D520]-[.A520])/0.0166667" office:value-type="float" office:value="-46.0319079361834" calcext:value-type="float">
            <text:p>-46.0319079361834</text:p>
          </table:table-cell>
          <table:table-cell table:formula="of:=ABS([.E520]-[.B520])/0.0166667" office:value-type="float" office:value="688.258623482753" calcext:value-type="float">
            <text:p>688.258623482753</text:p>
          </table:table-cell>
          <table:table-cell table:formula="of:=([.F520]-[.C520])/0.0166667" office:value-type="float" office:value="-5.729988540023" calcext:value-type="float">
            <text:p>-5.729988540023</text:p>
          </table:table-cell>
          <table:table-cell table:formula="of:=DEGREES(ATAN(ABS([.F520]-[.C520])/ABS([.E520]-[.B520])))" office:value-type="float" office:value="0.476995948980155" calcext:value-type="float">
            <text:p>0.476995948980155</text:p>
          </table:table-cell>
          <table:table-cell table:formula="of:=SQRT(POWER([.H520];2)+POWER([.I520];2)+POWER([.J520];2))" office:value-type="float" office:value="689.820050531505" calcext:value-type="float">
            <text:p>689.820050531505</text:p>
          </table:table-cell>
        </table:table-row>
        <table:table-row table:style-name="ro1">
          <table:table-cell office:value-type="float" office:value="71.0924" calcext:value-type="float">
            <text:p>71.0924</text:p>
          </table:table-cell>
          <table:table-cell office:value-type="float" office:value="275.18" calcext:value-type="float">
            <text:p>275.18</text:p>
          </table:table-cell>
          <table:table-cell office:value-type="float" office:value="41.5345" calcext:value-type="float">
            <text:p>41.5345</text:p>
          </table:table-cell>
          <table:table-cell office:value-type="float" office:value="70.1202" calcext:value-type="float">
            <text:p>70.1202</text:p>
          </table:table-cell>
          <table:table-cell office:value-type="float" office:value="263.954" calcext:value-type="float">
            <text:p>263.954</text:p>
          </table:table-cell>
          <table:table-cell office:value-type="float" office:value="40.9528" calcext:value-type="float">
            <text:p>40.9528</text:p>
          </table:table-cell>
          <table:table-cell/>
          <table:table-cell table:formula="of:=([.D521]-[.A521])/0.0166667" office:value-type="float" office:value="-58.3318833362334" calcext:value-type="float">
            <text:p>-58.3318833362334</text:p>
          </table:table-cell>
          <table:table-cell table:formula="of:=ABS([.E521]-[.B521])/0.0166667" office:value-type="float" office:value="673.558652882694" calcext:value-type="float">
            <text:p>673.558652882694</text:p>
          </table:table-cell>
          <table:table-cell table:formula="of:=([.F521]-[.C521])/0.0166667" office:value-type="float" office:value="-34.9019301961395" calcext:value-type="float">
            <text:p>-34.9019301961395</text:p>
          </table:table-cell>
          <table:table-cell table:formula="of:=DEGREES(ATAN(ABS([.F521]-[.C521])/ABS([.E521]-[.B521])))" office:value-type="float" office:value="2.96625451930815" calcext:value-type="float">
            <text:p>2.96625451930815</text:p>
          </table:table-cell>
          <table:table-cell table:formula="of:=SQRT(POWER([.H521];2)+POWER([.I521];2)+POWER([.J521];2))" office:value-type="float" office:value="676.980067814495" calcext:value-type="float">
            <text:p>676.980067814495</text:p>
          </table:table-cell>
        </table:table-row>
        <table:table-row table:style-name="ro1">
          <table:table-cell office:value-type="float" office:value="71.5974" calcext:value-type="float">
            <text:p>71.5974</text:p>
          </table:table-cell>
          <table:table-cell office:value-type="float" office:value="275.133" calcext:value-type="float">
            <text:p>275.133</text:p>
          </table:table-cell>
          <table:table-cell office:value-type="float" office:value="42.0351" calcext:value-type="float">
            <text:p>42.0351</text:p>
          </table:table-cell>
          <table:table-cell office:value-type="float" office:value="70.8627" calcext:value-type="float">
            <text:p>70.8627</text:p>
          </table:table-cell>
          <table:table-cell office:value-type="float" office:value="263.871" calcext:value-type="float">
            <text:p>263.871</text:p>
          </table:table-cell>
          <table:table-cell office:value-type="float" office:value="41.9339" calcext:value-type="float">
            <text:p>41.9339</text:p>
          </table:table-cell>
          <table:table-cell/>
          <table:table-cell table:formula="of:=([.D522]-[.A522])/0.0166667" office:value-type="float" office:value="-44.0819118361757" calcext:value-type="float">
            <text:p>-44.0819118361757</text:p>
          </table:table-cell>
          <table:table-cell table:formula="of:=ABS([.E522]-[.B522])/0.0166667" office:value-type="float" office:value="675.718648562703" calcext:value-type="float">
            <text:p>675.718648562703</text:p>
          </table:table-cell>
          <table:table-cell table:formula="of:=([.F522]-[.C522])/0.0166667" office:value-type="float" office:value="-6.07198785602421" calcext:value-type="float">
            <text:p>-6.07198785602421</text:p>
          </table:table-cell>
          <table:table-cell table:formula="of:=DEGREES(ATAN(ABS([.F522]-[.C522])/ABS([.E522]-[.B522])))" office:value-type="float" office:value="0.514844328449818" calcext:value-type="float">
            <text:p>0.514844328449818</text:p>
          </table:table-cell>
          <table:table-cell table:formula="of:=SQRT(POWER([.H522];2)+POWER([.I522];2)+POWER([.J522];2))" office:value-type="float" office:value="677.182232492157" calcext:value-type="float">
            <text:p>677.182232492157</text:p>
          </table:table-cell>
        </table:table-row>
        <table:table-row table:style-name="ro1">
          <table:table-cell office:value-type="float" office:value="71.0937" calcext:value-type="float">
            <text:p>71.0937</text:p>
          </table:table-cell>
          <table:table-cell office:value-type="float" office:value="271.46" calcext:value-type="float">
            <text:p>271.46</text:p>
          </table:table-cell>
          <table:table-cell office:value-type="float" office:value="41.1562" calcext:value-type="float">
            <text:p>41.1562</text:p>
          </table:table-cell>
          <table:table-cell office:value-type="float" office:value="69.6354" calcext:value-type="float">
            <text:p>69.6354</text:p>
          </table:table-cell>
          <table:table-cell office:value-type="float" office:value="261.562" calcext:value-type="float">
            <text:p>261.562</text:p>
          </table:table-cell>
          <table:table-cell office:value-type="float" office:value="40.3928" calcext:value-type="float">
            <text:p>40.3928</text:p>
          </table:table-cell>
          <table:table-cell/>
          <table:table-cell table:formula="of:=([.D523]-[.A523])/0.0166667" office:value-type="float" office:value="-87.4978250043496" calcext:value-type="float">
            <text:p>-87.4978250043496</text:p>
          </table:table-cell>
          <table:table-cell table:formula="of:=ABS([.E523]-[.B523])/0.0166667" office:value-type="float" office:value="593.878812242374" calcext:value-type="float">
            <text:p>593.878812242374</text:p>
          </table:table-cell>
          <table:table-cell table:formula="of:=([.F523]-[.C523])/0.0166667" office:value-type="float" office:value="-45.8039083921831" calcext:value-type="float">
            <text:p>-45.8039083921831</text:p>
          </table:table-cell>
          <table:table-cell table:formula="of:=DEGREES(ATAN(ABS([.F523]-[.C523])/ABS([.E523]-[.B523])))" office:value-type="float" office:value="4.41030284847687" calcext:value-type="float">
            <text:p>4.41030284847687</text:p>
          </table:table-cell>
          <table:table-cell table:formula="of:=SQRT(POWER([.H523];2)+POWER([.I523];2)+POWER([.J523];2))" office:value-type="float" office:value="602.034808823297" calcext:value-type="float">
            <text:p>602.034808823297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5.661" calcext:value-type="float">
            <text:p>285.661</text:p>
          </table:table-cell>
          <table:table-cell office:value-type="float" office:value="41.5868" calcext:value-type="float">
            <text:p>41.5868</text:p>
          </table:table-cell>
          <table:table-cell office:value-type="float" office:value="71.3435" calcext:value-type="float">
            <text:p>71.3435</text:p>
          </table:table-cell>
          <table:table-cell office:value-type="float" office:value="273.95" calcext:value-type="float">
            <text:p>273.95</text:p>
          </table:table-cell>
          <table:table-cell office:value-type="float" office:value="41.4855" calcext:value-type="float">
            <text:p>41.4855</text:p>
          </table:table-cell>
          <table:table-cell/>
          <table:table-cell table:formula="of:=([.D524]-[.A524])/0.0166667" office:value-type="float" office:value="-45.7859084281828" calcext:value-type="float">
            <text:p>-45.7859084281828</text:p>
          </table:table-cell>
          <table:table-cell table:formula="of:=ABS([.E524]-[.B524])/0.0166667" office:value-type="float" office:value="702.658594682811" calcext:value-type="float">
            <text:p>702.658594682811</text:p>
          </table:table-cell>
          <table:table-cell table:formula="of:=([.F524]-[.C524])/0.0166667" office:value-type="float" office:value="-6.077987844024" calcext:value-type="float">
            <text:p>-6.077987844024</text:p>
          </table:table-cell>
          <table:table-cell table:formula="of:=DEGREES(ATAN(ABS([.F524]-[.C524])/ABS([.E524]-[.B524])))" office:value-type="float" office:value="0.495595398637808" calcext:value-type="float">
            <text:p>0.495595398637808</text:p>
          </table:table-cell>
          <table:table-cell table:formula="of:=SQRT(POWER([.H524];2)+POWER([.I524];2)+POWER([.J524];2))" office:value-type="float" office:value="704.174972594489" calcext:value-type="float">
            <text:p>704.174972594489</text:p>
          </table:table-cell>
        </table:table-row>
        <table:table-row table:style-name="ro1">
          <table:table-cell office:value-type="float" office:value="72.1001" calcext:value-type="float">
            <text:p>72.1001</text:p>
          </table:table-cell>
          <table:table-cell office:value-type="float" office:value="284.518" calcext:value-type="float">
            <text:p>284.518</text:p>
          </table:table-cell>
          <table:table-cell office:value-type="float" office:value="40.7553" calcext:value-type="float">
            <text:p>40.7553</text:p>
          </table:table-cell>
          <table:table-cell office:value-type="float" office:value="71.3411" calcext:value-type="float">
            <text:p>71.3411</text:p>
          </table:table-cell>
          <table:table-cell office:value-type="float" office:value="270.303" calcext:value-type="float">
            <text:p>270.303</text:p>
          </table:table-cell>
          <table:table-cell office:value-type="float" office:value="40.8527" calcext:value-type="float">
            <text:p>40.8527</text:p>
          </table:table-cell>
          <table:table-cell/>
          <table:table-cell table:formula="of:=([.D525]-[.A525])/0.0166667" office:value-type="float" office:value="-45.5399089201822" calcext:value-type="float">
            <text:p>-45.5399089201822</text:p>
          </table:table-cell>
          <table:table-cell table:formula="of:=ABS([.E525]-[.B525])/0.0166667" office:value-type="float" office:value="852.89829420341" calcext:value-type="float">
            <text:p>852.89829420341</text:p>
          </table:table-cell>
          <table:table-cell table:formula="of:=([.F525]-[.C525])/0.0166667" office:value-type="float" office:value="5.8439883120234" calcext:value-type="float">
            <text:p>5.8439883120234</text:p>
          </table:table-cell>
          <table:table-cell table:formula="of:=DEGREES(ATAN(ABS([.F525]-[.C525])/ABS([.E525]-[.B525])))" office:value-type="float" office:value="0.392579781413953" calcext:value-type="float">
            <text:p>0.392579781413953</text:p>
          </table:table-cell>
          <table:table-cell table:formula="of:=SQRT(POWER([.H525];2)+POWER([.I525];2)+POWER([.J525];2))" office:value-type="float" office:value="854.133207268595" calcext:value-type="float">
            <text:p>854.133207268595</text:p>
          </table:table-cell>
        </table:table-row>
        <table:table-row table:style-name="ro1">
          <table:table-cell office:value-type="float" office:value="72.3545" calcext:value-type="float">
            <text:p>72.3545</text:p>
          </table:table-cell>
          <table:table-cell office:value-type="float" office:value="281.831" calcext:value-type="float">
            <text:p>281.831</text:p>
          </table:table-cell>
          <table:table-cell office:value-type="float" office:value="41.1892" calcext:value-type="float">
            <text:p>41.1892</text:p>
          </table:table-cell>
          <table:table-cell office:value-type="float" office:value="71.3429" calcext:value-type="float">
            <text:p>71.3429</text:p>
          </table:table-cell>
          <table:table-cell office:value-type="float" office:value="270.254" calcext:value-type="float">
            <text:p>270.254</text:p>
          </table:table-cell>
          <table:table-cell office:value-type="float" office:value="41.1077" calcext:value-type="float">
            <text:p>41.1077</text:p>
          </table:table-cell>
          <table:table-cell/>
          <table:table-cell table:formula="of:=([.D526]-[.A526])/0.0166667" office:value-type="float" office:value="-60.6958786082429" calcext:value-type="float">
            <text:p>-60.6958786082429</text:p>
          </table:table-cell>
          <table:table-cell table:formula="of:=ABS([.E526]-[.B526])/0.0166667" office:value-type="float" office:value="694.618610762778" calcext:value-type="float">
            <text:p>694.618610762778</text:p>
          </table:table-cell>
          <table:table-cell table:formula="of:=([.F526]-[.C526])/0.0166667" office:value-type="float" office:value="-4.88999022001946" calcext:value-type="float">
            <text:p>-4.88999022001946</text:p>
          </table:table-cell>
          <table:table-cell table:formula="of:=DEGREES(ATAN(ABS([.F526]-[.C526])/ABS([.E526]-[.B526])))" office:value-type="float" office:value="0.403345330583509" calcext:value-type="float">
            <text:p>0.403345330583509</text:p>
          </table:table-cell>
          <table:table-cell table:formula="of:=SQRT(POWER([.H526];2)+POWER([.I526];2)+POWER([.J526];2))" office:value-type="float" office:value="697.282522441507" calcext:value-type="float">
            <text:p>697.282522441507</text:p>
          </table:table-cell>
        </table:table-row>
        <table:table-row table:style-name="ro1">
          <table:table-cell office:value-type="float" office:value="71.5812" calcext:value-type="float">
            <text:p>71.5812</text:p>
          </table:table-cell>
          <table:table-cell office:value-type="float" office:value="283.354" calcext:value-type="float">
            <text:p>283.354</text:p>
          </table:table-cell>
          <table:table-cell office:value-type="float" office:value="39.6817" calcext:value-type="float">
            <text:p>39.6817</text:p>
          </table:table-cell>
          <table:table-cell office:value-type="float" office:value="70.8364" calcext:value-type="float">
            <text:p>70.8364</text:p>
          </table:table-cell>
          <table:table-cell office:value-type="float" office:value="269.216" calcext:value-type="float">
            <text:p>269.216</text:p>
          </table:table-cell>
          <table:table-cell office:value-type="float" office:value="39.5601" calcext:value-type="float">
            <text:p>39.5601</text:p>
          </table:table-cell>
          <table:table-cell/>
          <table:table-cell table:formula="of:=([.D527]-[.A527])/0.0166667" office:value-type="float" office:value="-44.6879106241786" calcext:value-type="float">
            <text:p>-44.6879106241786</text:p>
          </table:table-cell>
          <table:table-cell table:formula="of:=ABS([.E527]-[.B527])/0.0166667" office:value-type="float" office:value="848.278303443392" calcext:value-type="float">
            <text:p>848.278303443392</text:p>
          </table:table-cell>
          <table:table-cell table:formula="of:=([.F527]-[.C527])/0.0166667" office:value-type="float" office:value="-7.29598540802923" calcext:value-type="float">
            <text:p>-7.29598540802923</text:p>
          </table:table-cell>
          <table:table-cell table:formula="of:=DEGREES(ATAN(ABS([.F527]-[.C527])/ABS([.E527]-[.B527])))" office:value-type="float" office:value="0.492785047052894" calcext:value-type="float">
            <text:p>0.492785047052894</text:p>
          </table:table-cell>
          <table:table-cell table:formula="of:=SQRT(POWER([.H527];2)+POWER([.I527];2)+POWER([.J527];2))" office:value-type="float" office:value="849.485915628875" calcext:value-type="float">
            <text:p>849.485915628875</text:p>
          </table:table-cell>
        </table:table-row>
        <table:table-row table:style-name="ro1">
          <table:table-cell office:value-type="float" office:value="71.5792" calcext:value-type="float">
            <text:p>71.5792</text:p>
          </table:table-cell>
          <table:table-cell office:value-type="float" office:value="282.107" calcext:value-type="float">
            <text:p>282.107</text:p>
          </table:table-cell>
          <table:table-cell office:value-type="float" office:value="39.3815" calcext:value-type="float">
            <text:p>39.3815</text:p>
          </table:table-cell>
          <table:table-cell office:value-type="float" office:value="71.0796" calcext:value-type="float">
            <text:p>71.0796</text:p>
          </table:table-cell>
          <table:table-cell office:value-type="float" office:value="268.159" calcext:value-type="float">
            <text:p>268.159</text:p>
          </table:table-cell>
          <table:table-cell office:value-type="float" office:value="38.7522" calcext:value-type="float">
            <text:p>38.7522</text:p>
          </table:table-cell>
          <table:table-cell/>
          <table:table-cell table:formula="of:=([.D528]-[.A528])/0.0166667" office:value-type="float" office:value="-29.97594004812" calcext:value-type="float">
            <text:p>-29.97594004812</text:p>
          </table:table-cell>
          <table:table-cell table:formula="of:=ABS([.E528]-[.B528])/0.0166667" office:value-type="float" office:value="836.87832624335" calcext:value-type="float">
            <text:p>836.87832624335</text:p>
          </table:table-cell>
          <table:table-cell table:formula="of:=([.F528]-[.C528])/0.0166667" office:value-type="float" office:value="-37.7579244841511" calcext:value-type="float">
            <text:p>-37.7579244841511</text:p>
          </table:table-cell>
          <table:table-cell table:formula="of:=DEGREES(ATAN(ABS([.F528]-[.C528])/ABS([.E528]-[.B528])))" office:value-type="float" office:value="2.58329499402402" calcext:value-type="float">
            <text:p>2.58329499402402</text:p>
          </table:table-cell>
          <table:table-cell table:formula="of:=SQRT(POWER([.H528];2)+POWER([.I528];2)+POWER([.J528];2))" office:value-type="float" office:value="838.265799599978" calcext:value-type="float">
            <text:p>838.265799599978</text:p>
          </table:table-cell>
        </table:table-row>
        <table:table-row table:style-name="ro1">
          <table:table-cell office:value-type="float" office:value="70.8172" calcext:value-type="float">
            <text:p>70.8172</text:p>
          </table:table-cell>
          <table:table-cell office:value-type="float" office:value="283.205" calcext:value-type="float">
            <text:p>283.205</text:p>
          </table:table-cell>
          <table:table-cell office:value-type="float" office:value="39.9672" calcext:value-type="float">
            <text:p>39.9672</text:p>
          </table:table-cell>
          <table:table-cell office:value-type="float" office:value="69.3326" calcext:value-type="float">
            <text:p>69.3326</text:p>
          </table:table-cell>
          <table:table-cell office:value-type="float" office:value="272.76" calcext:value-type="float">
            <text:p>272.76</text:p>
          </table:table-cell>
          <table:table-cell office:value-type="float" office:value="39.7152" calcext:value-type="float">
            <text:p>39.7152</text:p>
          </table:table-cell>
          <table:table-cell/>
          <table:table-cell table:formula="of:=([.D529]-[.A529])/0.0166667" office:value-type="float" office:value="-89.0758218483563" calcext:value-type="float">
            <text:p>-89.0758218483563</text:p>
          </table:table-cell>
          <table:table-cell table:formula="of:=ABS([.E529]-[.B529])/0.0166667" office:value-type="float" office:value="626.698746602506" calcext:value-type="float">
            <text:p>626.698746602506</text:p>
          </table:table-cell>
          <table:table-cell table:formula="of:=([.F529]-[.C529])/0.0166667" office:value-type="float" office:value="-15.1199697600602" calcext:value-type="float">
            <text:p>-15.1199697600602</text:p>
          </table:table-cell>
          <table:table-cell table:formula="of:=DEGREES(ATAN(ABS([.F529]-[.C529])/ABS([.E529]-[.B529])))" office:value-type="float" office:value="1.38207141641251" calcext:value-type="float">
            <text:p>1.38207141641251</text:p>
          </table:table-cell>
          <table:table-cell table:formula="of:=SQRT(POWER([.H529];2)+POWER([.I529];2)+POWER([.J529];2))" office:value-type="float" office:value="633.178043299559" calcext:value-type="float">
            <text:p>633.178043299559</text:p>
          </table:table-cell>
        </table:table-row>
        <table:table-row table:style-name="ro1">
          <table:table-cell office:value-type="float" office:value="70.8074" calcext:value-type="float">
            <text:p>70.8074</text:p>
          </table:table-cell>
          <table:table-cell office:value-type="float" office:value="286.004" calcext:value-type="float">
            <text:p>286.004</text:p>
          </table:table-cell>
          <table:table-cell office:value-type="float" office:value="39.2513" calcext:value-type="float">
            <text:p>39.2513</text:p>
          </table:table-cell>
          <table:table-cell office:value-type="float" office:value="69.8316" calcext:value-type="float">
            <text:p>69.8316</text:p>
          </table:table-cell>
          <table:table-cell office:value-type="float" office:value="271.674" calcext:value-type="float">
            <text:p>271.674</text:p>
          </table:table-cell>
          <table:table-cell office:value-type="float" office:value="39.1498" calcext:value-type="float">
            <text:p>39.1498</text:p>
          </table:table-cell>
          <table:table-cell/>
          <table:table-cell table:formula="of:=([.D530]-[.A530])/0.0166667" office:value-type="float" office:value="-58.5478829042346" calcext:value-type="float">
            <text:p>-58.5478829042346</text:p>
          </table:table-cell>
          <table:table-cell table:formula="of:=ABS([.E530]-[.B530])/0.0166667" office:value-type="float" office:value="859.798280403442" calcext:value-type="float">
            <text:p>859.798280403442</text:p>
          </table:table-cell>
          <table:table-cell table:formula="of:=([.F530]-[.C530])/0.0166667" office:value-type="float" office:value="-6.08998782002445" calcext:value-type="float">
            <text:p>-6.08998782002445</text:p>
          </table:table-cell>
          <table:table-cell table:formula="of:=DEGREES(ATAN(ABS([.F530]-[.C530])/ABS([.E530]-[.B530])))" office:value-type="float" office:value="0.405821658728784" calcext:value-type="float">
            <text:p>0.405821658728784</text:p>
          </table:table-cell>
          <table:table-cell table:formula="of:=SQRT(POWER([.H530];2)+POWER([.I530];2)+POWER([.J530];2))" office:value-type="float" office:value="861.810898938353" calcext:value-type="float">
            <text:p>861.810898938353</text:p>
          </table:table-cell>
        </table:table-row>
        <table:table-row table:style-name="ro1">
          <table:table-cell office:value-type="float" office:value="72.0985" calcext:value-type="float">
            <text:p>72.0985</text:p>
          </table:table-cell>
          <table:table-cell office:value-type="float" office:value="285.922" calcext:value-type="float">
            <text:p>285.922</text:p>
          </table:table-cell>
          <table:table-cell office:value-type="float" office:value="40.2726" calcext:value-type="float">
            <text:p>40.2726</text:p>
          </table:table-cell>
          <table:table-cell office:value-type="float" office:value="71.0839" calcext:value-type="float">
            <text:p>71.0839</text:p>
          </table:table-cell>
          <table:table-cell office:value-type="float" office:value="274.154" calcext:value-type="float">
            <text:p>274.154</text:p>
          </table:table-cell>
          <table:table-cell office:value-type="float" office:value="40.2106" calcext:value-type="float">
            <text:p>40.2106</text:p>
          </table:table-cell>
          <table:table-cell/>
          <table:table-cell table:formula="of:=([.D531]-[.A531])/0.0166667" office:value-type="float" office:value="-60.8758782482436" calcext:value-type="float">
            <text:p>-60.8758782482436</text:p>
          </table:table-cell>
          <table:table-cell table:formula="of:=ABS([.E531]-[.B531])/0.0166667" office:value-type="float" office:value="706.078587842826" calcext:value-type="float">
            <text:p>706.078587842826</text:p>
          </table:table-cell>
          <table:table-cell table:formula="of:=([.F531]-[.C531])/0.0166667" office:value-type="float" office:value="-3.71999256001474" calcext:value-type="float">
            <text:p>-3.71999256001474</text:p>
          </table:table-cell>
          <table:table-cell table:formula="of:=DEGREES(ATAN(ABS([.F531]-[.C531])/ABS([.E531]-[.B531])))" office:value-type="float" office:value="0.301861443110229" calcext:value-type="float">
            <text:p>0.301861443110229</text:p>
          </table:table-cell>
          <table:table-cell table:formula="of:=SQRT(POWER([.H531];2)+POWER([.I531];2)+POWER([.J531];2))" office:value-type="float" office:value="708.707755783201" calcext:value-type="float">
            <text:p>708.707755783201</text:p>
          </table:table-cell>
        </table:table-row>
        <table:table-row table:style-name="ro1">
          <table:table-cell office:value-type="float" office:value="71.578" calcext:value-type="float">
            <text:p>71.578</text:p>
          </table:table-cell>
          <table:table-cell office:value-type="float" office:value="286.092" calcext:value-type="float">
            <text:p>286.092</text:p>
          </table:table-cell>
          <table:table-cell office:value-type="float" office:value="39.2296" calcext:value-type="float">
            <text:p>39.2296</text:p>
          </table:table-cell>
          <table:table-cell office:value-type="float" office:value="70.8252" calcext:value-type="float">
            <text:p>70.8252</text:p>
          </table:table-cell>
          <table:table-cell office:value-type="float" office:value="273.112" calcext:value-type="float">
            <text:p>273.112</text:p>
          </table:table-cell>
          <table:table-cell office:value-type="float" office:value="38.895" calcext:value-type="float">
            <text:p>38.895</text:p>
          </table:table-cell>
          <table:table-cell/>
          <table:table-cell table:formula="of:=([.D532]-[.A532])/0.0166667" office:value-type="float" office:value="-45.1679096641811" calcext:value-type="float">
            <text:p>-45.1679096641811</text:p>
          </table:table-cell>
          <table:table-cell table:formula="of:=ABS([.E532]-[.B532])/0.0166667" office:value-type="float" office:value="778.798442403113" calcext:value-type="float">
            <text:p>778.798442403113</text:p>
          </table:table-cell>
          <table:table-cell table:formula="of:=([.F532]-[.C532])/0.0166667" office:value-type="float" office:value="-20.07595984808" calcext:value-type="float">
            <text:p>-20.07595984808</text:p>
          </table:table-cell>
          <table:table-cell table:formula="of:=DEGREES(ATAN(ABS([.F532]-[.C532])/ABS([.E532]-[.B532])))" office:value-type="float" office:value="1.47665046458713" calcext:value-type="float">
            <text:p>1.47665046458713</text:p>
          </table:table-cell>
          <table:table-cell table:formula="of:=SQRT(POWER([.H532];2)+POWER([.I532];2)+POWER([.J532];2))" office:value-type="float" office:value="780.365426013203" calcext:value-type="float">
            <text:p>780.365426013203</text:p>
          </table:table-cell>
        </table:table-row>
        <table:table-row table:style-name="ro1">
          <table:table-cell office:value-type="float" office:value="73.1184" calcext:value-type="float">
            <text:p>73.1184</text:p>
          </table:table-cell>
          <table:table-cell office:value-type="float" office:value="280.39" calcext:value-type="float">
            <text:p>280.39</text:p>
          </table:table-cell>
          <table:table-cell office:value-type="float" office:value="42.1703" calcext:value-type="float">
            <text:p>42.1703</text:p>
          </table:table-cell>
          <table:table-cell office:value-type="float" office:value="72.8338" calcext:value-type="float">
            <text:p>72.8338</text:p>
          </table:table-cell>
          <table:table-cell office:value-type="float" office:value="267.664" calcext:value-type="float">
            <text:p>267.664</text:p>
          </table:table-cell>
          <table:table-cell office:value-type="float" office:value="42.5064" calcext:value-type="float">
            <text:p>42.5064</text:p>
          </table:table-cell>
          <table:table-cell/>
          <table:table-cell table:formula="of:=([.D533]-[.A533])/0.0166667" office:value-type="float" office:value="-17.0759658480682" calcext:value-type="float">
            <text:p>-17.0759658480682</text:p>
          </table:table-cell>
          <table:table-cell table:formula="of:=ABS([.E533]-[.B533])/0.0166667" office:value-type="float" office:value="763.558472883054" calcext:value-type="float">
            <text:p>763.558472883054</text:p>
          </table:table-cell>
          <table:table-cell table:formula="of:=([.F533]-[.C533])/0.0166667" office:value-type="float" office:value="20.1659596680808" calcext:value-type="float">
            <text:p>20.1659596680808</text:p>
          </table:table-cell>
          <table:table-cell table:formula="of:=DEGREES(ATAN(ABS([.F533]-[.C533])/ABS([.E533]-[.B533])))" office:value-type="float" office:value="1.51285839983349" calcext:value-type="float">
            <text:p>1.51285839983349</text:p>
          </table:table-cell>
          <table:table-cell table:formula="of:=SQRT(POWER([.H533];2)+POWER([.I533];2)+POWER([.J533];2))" office:value-type="float" office:value="764.015573172747" calcext:value-type="float">
            <text:p>764.015573172747</text:p>
          </table:table-cell>
        </table:table-row>
        <table:table-row table:style-name="ro1">
          <table:table-cell office:value-type="float" office:value="71.8589" calcext:value-type="float">
            <text:p>71.8589</text:p>
          </table:table-cell>
          <table:table-cell office:value-type="float" office:value="276.117" calcext:value-type="float">
            <text:p>276.117</text:p>
          </table:table-cell>
          <table:table-cell office:value-type="float" office:value="43.6151" calcext:value-type="float">
            <text:p>43.6151</text:p>
          </table:table-cell>
          <table:table-cell office:value-type="float" office:value="70.8725" calcext:value-type="float">
            <text:p>70.8725</text:p>
          </table:table-cell>
          <table:table-cell office:value-type="float" office:value="263.62" calcext:value-type="float">
            <text:p>263.62</text:p>
          </table:table-cell>
          <table:table-cell office:value-type="float" office:value="43.1904" calcext:value-type="float">
            <text:p>43.1904</text:p>
          </table:table-cell>
          <table:table-cell/>
          <table:table-cell table:formula="of:=([.D534]-[.A534])/0.0166667" office:value-type="float" office:value="-59.1838816322369" calcext:value-type="float">
            <text:p>-59.1838816322369</text:p>
          </table:table-cell>
          <table:table-cell table:formula="of:=ABS([.E534]-[.B534])/0.0166667" office:value-type="float" office:value="749.818500363" calcext:value-type="float">
            <text:p>749.818500363</text:p>
          </table:table-cell>
          <table:table-cell table:formula="of:=([.F534]-[.C534])/0.0166667" office:value-type="float" office:value="-25.481949036102" calcext:value-type="float">
            <text:p>-25.481949036102</text:p>
          </table:table-cell>
          <table:table-cell table:formula="of:=DEGREES(ATAN(ABS([.F534]-[.C534])/ABS([.E534]-[.B534])))" office:value-type="float" office:value="1.94639963724314" calcext:value-type="float">
            <text:p>1.94639963724314</text:p>
          </table:table-cell>
          <table:table-cell table:formula="of:=SQRT(POWER([.H534];2)+POWER([.I534];2)+POWER([.J534];2))" office:value-type="float" office:value="752.582118481668" calcext:value-type="float">
            <text:p>752.582118481668</text:p>
          </table:table-cell>
        </table:table-row>
        <table:table-row table:style-name="ro1">
          <table:table-cell office:value-type="float" office:value="71.8584" calcext:value-type="float">
            <text:p>71.8584</text:p>
          </table:table-cell>
          <table:table-cell office:value-type="float" office:value="280.041" calcext:value-type="float">
            <text:p>280.041</text:p>
          </table:table-cell>
          <table:table-cell office:value-type="float" office:value="43.2417" calcext:value-type="float">
            <text:p>43.2417</text:p>
          </table:table-cell>
          <table:table-cell office:value-type="float" office:value="70.8715" calcext:value-type="float">
            <text:p>70.8715</text:p>
          </table:table-cell>
          <table:table-cell office:value-type="float" office:value="267.183" calcext:value-type="float">
            <text:p>267.183</text:p>
          </table:table-cell>
          <table:table-cell office:value-type="float" office:value="43.8257" calcext:value-type="float">
            <text:p>43.8257</text:p>
          </table:table-cell>
          <table:table-cell/>
          <table:table-cell table:formula="of:=([.D535]-[.A535])/0.0166667" office:value-type="float" office:value="-59.2138815722372" calcext:value-type="float">
            <text:p>-59.2138815722372</text:p>
          </table:table-cell>
          <table:table-cell table:formula="of:=ABS([.E535]-[.B535])/0.0166667" office:value-type="float" office:value="771.478457043086" calcext:value-type="float">
            <text:p>771.478457043086</text:p>
          </table:table-cell>
          <table:table-cell table:formula="of:=([.F535]-[.C535])/0.0166667" office:value-type="float" office:value="35.0399299201399" calcext:value-type="float">
            <text:p>35.0399299201399</text:p>
          </table:table-cell>
          <table:table-cell table:formula="of:=DEGREES(ATAN(ABS([.F535]-[.C535])/ABS([.E535]-[.B535])))" office:value-type="float" office:value="2.60054090215796" calcext:value-type="float">
            <text:p>2.60054090215796</text:p>
          </table:table-cell>
          <table:table-cell table:formula="of:=SQRT(POWER([.H535];2)+POWER([.I535];2)+POWER([.J535];2))" office:value-type="float" office:value="774.540567137216" calcext:value-type="float">
            <text:p>774.540567137216</text:p>
          </table:table-cell>
        </table:table-row>
        <table:table-row table:style-name="ro1">
          <table:table-cell office:value-type="float" office:value="71.6001" calcext:value-type="float">
            <text:p>71.6001</text:p>
          </table:table-cell>
          <table:table-cell office:value-type="float" office:value="271.274" calcext:value-type="float">
            <text:p>271.274</text:p>
          </table:table-cell>
          <table:table-cell office:value-type="float" office:value="42.4172" calcext:value-type="float">
            <text:p>42.4172</text:p>
          </table:table-cell>
          <table:table-cell office:value-type="float" office:value="70.848" calcext:value-type="float">
            <text:p>70.848</text:p>
          </table:table-cell>
          <table:table-cell office:value-type="float" office:value="267.745" calcext:value-type="float">
            <text:p>267.745</text:p>
          </table:table-cell>
          <table:table-cell office:value-type="float" office:value="40.7945" calcext:value-type="float">
            <text:p>40.7945</text:p>
          </table:table-cell>
          <table:table-cell/>
          <table:table-cell table:formula="of:=([.D536]-[.A536])/0.0166667" office:value-type="float" office:value="-45.1259097481804" calcext:value-type="float">
            <text:p>-45.1259097481804</text:p>
          </table:table-cell>
          <table:table-cell table:formula="of:=ABS([.E536]-[.B536])/0.0166667" office:value-type="float" office:value="211.739576520847" calcext:value-type="float">
            <text:p>211.739576520847</text:p>
          </table:table-cell>
          <table:table-cell table:formula="of:=([.F536]-[.C536])/0.0166667" office:value-type="float" office:value="-97.3618052763896" calcext:value-type="float">
            <text:p>-97.3618052763896</text:p>
          </table:table-cell>
          <table:table-cell table:formula="of:=DEGREES(ATAN(ABS([.F536]-[.C536])/ABS([.E536]-[.B536])))" office:value-type="float" office:value="24.6938535008237" calcext:value-type="float">
            <text:p>24.6938535008237</text:p>
          </table:table-cell>
          <table:table-cell table:formula="of:=SQRT(POWER([.H536];2)+POWER([.I536];2)+POWER([.J536];2))" office:value-type="float" office:value="237.380111050833" calcext:value-type="float">
            <text:p>237.380111050833</text:p>
          </table:table-cell>
        </table:table-row>
        <table:table-row table:style-name="ro1">
          <table:table-cell office:value-type="float" office:value="71.0822" calcext:value-type="float">
            <text:p>71.0822</text:p>
          </table:table-cell>
          <table:table-cell office:value-type="float" office:value="282.964" calcext:value-type="float">
            <text:p>282.964</text:p>
          </table:table-cell>
          <table:table-cell office:value-type="float" office:value="41.27" calcext:value-type="float">
            <text:p>41.27</text:p>
          </table:table-cell>
          <table:table-cell office:value-type="float" office:value="70.1105" calcext:value-type="float">
            <text:p>70.1105</text:p>
          </table:table-cell>
          <table:table-cell office:value-type="float" office:value="268.726" calcext:value-type="float">
            <text:p>268.726</text:p>
          </table:table-cell>
          <table:table-cell office:value-type="float" office:value="41.6201" calcext:value-type="float">
            <text:p>41.6201</text:p>
          </table:table-cell>
          <table:table-cell/>
          <table:table-cell table:formula="of:=([.D537]-[.A537])/0.0166667" office:value-type="float" office:value="-58.3018833962331" calcext:value-type="float">
            <text:p>-58.3018833962331</text:p>
          </table:table-cell>
          <table:table-cell table:formula="of:=ABS([.E537]-[.B537])/0.0166667" office:value-type="float" office:value="854.278291443417" calcext:value-type="float">
            <text:p>854.278291443417</text:p>
          </table:table-cell>
          <table:table-cell table:formula="of:=([.F537]-[.C537])/0.0166667" office:value-type="float" office:value="21.0059579880839" calcext:value-type="float">
            <text:p>21.0059579880839</text:p>
          </table:table-cell>
          <table:table-cell table:formula="of:=DEGREES(ATAN(ABS([.F537]-[.C537])/ABS([.E537]-[.B537])))" office:value-type="float" office:value="1.40856939858221" calcext:value-type="float">
            <text:p>1.40856939858221</text:p>
          </table:table-cell>
          <table:table-cell table:formula="of:=SQRT(POWER([.H537];2)+POWER([.I537];2)+POWER([.J537];2))" office:value-type="float" office:value="856.523063968525" calcext:value-type="float">
            <text:p>856.523063968525</text:p>
          </table:table-cell>
        </table:table-row>
        <table:table-row table:style-name="ro1">
          <table:table-cell office:value-type="float" office:value="71.8483" calcext:value-type="float">
            <text:p>71.8483</text:p>
          </table:table-cell>
          <table:table-cell office:value-type="float" office:value="280.353" calcext:value-type="float">
            <text:p>280.353</text:p>
          </table:table-cell>
          <table:table-cell office:value-type="float" office:value="41.6855" calcext:value-type="float">
            <text:p>41.6855</text:p>
          </table:table-cell>
          <table:table-cell office:value-type="float" office:value="70.8523" calcext:value-type="float">
            <text:p>70.8523</text:p>
          </table:table-cell>
          <table:table-cell office:value-type="float" office:value="268.825" calcext:value-type="float">
            <text:p>268.825</text:p>
          </table:table-cell>
          <table:table-cell office:value-type="float" office:value="41.5966" calcext:value-type="float">
            <text:p>41.5966</text:p>
          </table:table-cell>
          <table:table-cell/>
          <table:table-cell table:formula="of:=([.D538]-[.A538])/0.0166667" office:value-type="float" office:value="-59.7598804802388" calcext:value-type="float">
            <text:p>-59.7598804802388</text:p>
          </table:table-cell>
          <table:table-cell table:formula="of:=ABS([.E538]-[.B538])/0.0166667" office:value-type="float" office:value="691.678616642768" calcext:value-type="float">
            <text:p>691.678616642768</text:p>
          </table:table-cell>
          <table:table-cell table:formula="of:=([.F538]-[.C538])/0.0166667" office:value-type="float" office:value="-5.33398933202106" calcext:value-type="float">
            <text:p>-5.33398933202106</text:p>
          </table:table-cell>
          <table:table-cell table:formula="of:=DEGREES(ATAN(ABS([.F538]-[.C538])/ABS([.E538]-[.B538])))" office:value-type="float" office:value="0.441836730641459" calcext:value-type="float">
            <text:p>0.441836730641459</text:p>
          </table:table-cell>
          <table:table-cell table:formula="of:=SQRT(POWER([.H538];2)+POWER([.I538];2)+POWER([.J538];2))" office:value-type="float" office:value="694.275884269402" calcext:value-type="float">
            <text:p>694.275884269402</text:p>
          </table:table-cell>
        </table:table-row>
        <table:table-row table:style-name="ro1">
          <table:table-cell office:value-type="float" office:value="72.35" calcext:value-type="float">
            <text:p>72.35</text:p>
          </table:table-cell>
          <table:table-cell office:value-type="float" office:value="279.222" calcext:value-type="float">
            <text:p>279.222</text:p>
          </table:table-cell>
          <table:table-cell office:value-type="float" office:value="41.1108" calcext:value-type="float">
            <text:p>41.1108</text:p>
          </table:table-cell>
          <table:table-cell office:value-type="float" office:value="71.8409" calcext:value-type="float">
            <text:p>71.8409</text:p>
          </table:table-cell>
          <table:table-cell office:value-type="float" office:value="267.729" calcext:value-type="float">
            <text:p>267.729</text:p>
          </table:table-cell>
          <table:table-cell office:value-type="float" office:value="41.5243" calcext:value-type="float">
            <text:p>41.5243</text:p>
          </table:table-cell>
          <table:table-cell/>
          <table:table-cell table:formula="of:=([.D539]-[.A539])/0.0166667" office:value-type="float" office:value="-30.5459389081216" calcext:value-type="float">
            <text:p>-30.5459389081216</text:p>
          </table:table-cell>
          <table:table-cell table:formula="of:=ABS([.E539]-[.B539])/0.0166667" office:value-type="float" office:value="689.578620842758" calcext:value-type="float">
            <text:p>689.578620842758</text:p>
          </table:table-cell>
          <table:table-cell table:formula="of:=([.F539]-[.C539])/0.0166667" office:value-type="float" office:value="24.8099503800992" calcext:value-type="float">
            <text:p>24.8099503800992</text:p>
          </table:table-cell>
          <table:table-cell table:formula="of:=DEGREES(ATAN(ABS([.F539]-[.C539])/ABS([.E539]-[.B539])))" office:value-type="float" office:value="2.06052294153378" calcext:value-type="float">
            <text:p>2.06052294153378</text:p>
          </table:table-cell>
          <table:table-cell table:formula="of:=SQRT(POWER([.H539];2)+POWER([.I539];2)+POWER([.J539];2))" office:value-type="float" office:value="690.700559102888" calcext:value-type="float">
            <text:p>690.700559102888</text:p>
          </table:table-cell>
        </table:table-row>
        <table:table-row table:style-name="ro1">
          <table:table-cell office:value-type="float" office:value="70.8347" calcext:value-type="float">
            <text:p>70.8347</text:p>
          </table:table-cell>
          <table:table-cell office:value-type="float" office:value="278.996" calcext:value-type="float">
            <text:p>278.996</text:p>
          </table:table-cell>
          <table:table-cell office:value-type="float" office:value="41.4129" calcext:value-type="float">
            <text:p>41.4129</text:p>
          </table:table-cell>
          <table:table-cell office:value-type="float" office:value="69.8717" calcext:value-type="float">
            <text:p>69.8717</text:p>
          </table:table-cell>
          <table:table-cell office:value-type="float" office:value="266.24" calcext:value-type="float">
            <text:p>266.24</text:p>
          </table:table-cell>
          <table:table-cell office:value-type="float" office:value="41.5466" calcext:value-type="float">
            <text:p>41.5466</text:p>
          </table:table-cell>
          <table:table-cell/>
          <table:table-cell table:formula="of:=([.D540]-[.A540])/0.0166667" office:value-type="float" office:value="-57.7798844402308" calcext:value-type="float">
            <text:p>-57.7798844402308</text:p>
          </table:table-cell>
          <table:table-cell table:formula="of:=ABS([.E540]-[.B540])/0.0166667" office:value-type="float" office:value="765.35846928306" calcext:value-type="float">
            <text:p>765.35846928306</text:p>
          </table:table-cell>
          <table:table-cell table:formula="of:=([.F540]-[.C540])/0.0166667" office:value-type="float" office:value="8.02198395603194" calcext:value-type="float">
            <text:p>8.02198395603194</text:p>
          </table:table-cell>
          <table:table-cell table:formula="of:=DEGREES(ATAN(ABS([.F540]-[.C540])/ABS([.E540]-[.B540])))" office:value-type="float" office:value="0.600514676827618" calcext:value-type="float">
            <text:p>0.600514676827618</text:p>
          </table:table-cell>
          <table:table-cell table:formula="of:=SQRT(POWER([.H540];2)+POWER([.I540];2)+POWER([.J540];2))" office:value-type="float" office:value="767.578304654206" calcext:value-type="float">
            <text:p>767.578304654206</text:p>
          </table:table-cell>
        </table:table-row>
        <table:table-row table:style-name="ro1">
          <table:table-cell office:value-type="float" office:value="71.3432" calcext:value-type="float">
            <text:p>71.3432</text:p>
          </table:table-cell>
          <table:table-cell office:value-type="float" office:value="275.19" calcext:value-type="float">
            <text:p>275.19</text:p>
          </table:table-cell>
          <table:table-cell office:value-type="float" office:value="41.5304" calcext:value-type="float">
            <text:p>41.5304</text:p>
          </table:table-cell>
          <table:table-cell office:value-type="float" office:value="70.3693" calcext:value-type="float">
            <text:p>70.3693</text:p>
          </table:table-cell>
          <table:table-cell office:value-type="float" office:value="263.877" calcext:value-type="float">
            <text:p>263.877</text:p>
          </table:table-cell>
          <table:table-cell office:value-type="float" office:value="41.4508" calcext:value-type="float">
            <text:p>41.4508</text:p>
          </table:table-cell>
          <table:table-cell/>
          <table:table-cell table:formula="of:=([.D541]-[.A541])/0.0166667" office:value-type="float" office:value="-58.4338831322338" calcext:value-type="float">
            <text:p>-58.4338831322338</text:p>
          </table:table-cell>
          <table:table-cell table:formula="of:=ABS([.E541]-[.B541])/0.0166667" office:value-type="float" office:value="678.778642442714" calcext:value-type="float">
            <text:p>678.778642442714</text:p>
          </table:table-cell>
          <table:table-cell table:formula="of:=([.F541]-[.C541])/0.0166667" office:value-type="float" office:value="-4.77599044801906" calcext:value-type="float">
            <text:p>-4.77599044801906</text:p>
          </table:table-cell>
          <table:table-cell table:formula="of:=DEGREES(ATAN(ABS([.F541]-[.C541])/ABS([.E541]-[.B541])))" office:value-type="float" office:value="0.403135223890533" calcext:value-type="float">
            <text:p>0.403135223890533</text:p>
          </table:table-cell>
          <table:table-cell table:formula="of:=SQRT(POWER([.H541];2)+POWER([.I541];2)+POWER([.J541];2))" office:value-type="float" office:value="681.305932910499" calcext:value-type="float">
            <text:p>681.305932910499</text:p>
          </table:table-cell>
        </table:table-row>
        <table:table-row table:style-name="ro1">
          <table:table-cell office:value-type="float" office:value="71.8483" calcext:value-type="float">
            <text:p>71.8483</text:p>
          </table:table-cell>
          <table:table-cell office:value-type="float" office:value="280.353" calcext:value-type="float">
            <text:p>280.353</text:p>
          </table:table-cell>
          <table:table-cell office:value-type="float" office:value="41.6855" calcext:value-type="float">
            <text:p>41.6855</text:p>
          </table:table-cell>
          <table:table-cell office:value-type="float" office:value="71.347" calcext:value-type="float">
            <text:p>71.347</text:p>
          </table:table-cell>
          <table:table-cell office:value-type="float" office:value="268.89" calcext:value-type="float">
            <text:p>268.89</text:p>
          </table:table-cell>
          <table:table-cell office:value-type="float" office:value="41.5812" calcext:value-type="float">
            <text:p>41.5812</text:p>
          </table:table-cell>
          <table:table-cell/>
          <table:table-cell table:formula="of:=([.D542]-[.A542])/0.0166667" office:value-type="float" office:value="-30.0779398441203" calcext:value-type="float">
            <text:p>-30.0779398441203</text:p>
          </table:table-cell>
          <table:table-cell table:formula="of:=ABS([.E542]-[.B542])/0.0166667" office:value-type="float" office:value="687.778624442753" calcext:value-type="float">
            <text:p>687.778624442753</text:p>
          </table:table-cell>
          <table:table-cell table:formula="of:=([.F542]-[.C542])/0.0166667" office:value-type="float" office:value="-6.25798748402473" calcext:value-type="float">
            <text:p>-6.25798748402473</text:p>
          </table:table-cell>
          <table:table-cell table:formula="of:=DEGREES(ATAN(ABS([.F542]-[.C542])/ABS([.E542]-[.B542])))" office:value-type="float" office:value="0.521310729942636" calcext:value-type="float">
            <text:p>0.521310729942636</text:p>
          </table:table-cell>
          <table:table-cell table:formula="of:=SQRT(POWER([.H542];2)+POWER([.I542];2)+POWER([.J542];2))" office:value-type="float" office:value="688.464437072084" calcext:value-type="float">
            <text:p>688.464437072084</text:p>
          </table:table-cell>
        </table:table-row>
        <table:table-row table:style-name="ro1">
          <table:table-cell office:value-type="float" office:value="71.5884" calcext:value-type="float">
            <text:p>71.5884</text:p>
          </table:table-cell>
          <table:table-cell office:value-type="float" office:value="274.114" calcext:value-type="float">
            <text:p>274.114</text:p>
          </table:table-cell>
          <table:table-cell office:value-type="float" office:value="40.7104" calcext:value-type="float">
            <text:p>40.7104</text:p>
          </table:table-cell>
          <table:table-cell office:value-type="float" office:value="70.8507" calcext:value-type="float">
            <text:p>70.8507</text:p>
          </table:table-cell>
          <table:table-cell office:value-type="float" office:value="262.963" calcext:value-type="float">
            <text:p>262.963</text:p>
          </table:table-cell>
          <table:table-cell office:value-type="float" office:value="40.1405" calcext:value-type="float">
            <text:p>40.1405</text:p>
          </table:table-cell>
          <table:table-cell/>
          <table:table-cell table:formula="of:=([.D543]-[.A543])/0.0166667" office:value-type="float" office:value="-44.2619114761773" calcext:value-type="float">
            <text:p>-44.2619114761773</text:p>
          </table:table-cell>
          <table:table-cell table:formula="of:=ABS([.E543]-[.B543])/0.0166667" office:value-type="float" office:value="669.058661882674" calcext:value-type="float">
            <text:p>669.058661882674</text:p>
          </table:table-cell>
          <table:table-cell table:formula="of:=([.F543]-[.C543])/0.0166667" office:value-type="float" office:value="-34.1939316121366" calcext:value-type="float">
            <text:p>-34.1939316121366</text:p>
          </table:table-cell>
          <table:table-cell table:formula="of:=DEGREES(ATAN(ABS([.F543]-[.C543])/ABS([.E543]-[.B543])))" office:value-type="float" office:value="2.92569990884494" calcext:value-type="float">
            <text:p>2.92569990884494</text:p>
          </table:table-cell>
          <table:table-cell table:formula="of:=SQRT(POWER([.H543];2)+POWER([.I543];2)+POWER([.J543];2))" office:value-type="float" office:value="671.392459599342" calcext:value-type="float">
            <text:p>671.392459599342</text:p>
          </table:table-cell>
        </table:table-row>
        <table:table-row table:style-name="ro1">
          <table:table-cell office:value-type="float" office:value="71.5927" calcext:value-type="float">
            <text:p>71.5927</text:p>
          </table:table-cell>
          <table:table-cell office:value-type="float" office:value="277.818" calcext:value-type="float">
            <text:p>277.818</text:p>
          </table:table-cell>
          <table:table-cell office:value-type="float" office:value="41.3475" calcext:value-type="float">
            <text:p>41.3475</text:p>
          </table:table-cell>
          <table:table-cell office:value-type="float" office:value="71.1055" calcext:value-type="float">
            <text:p>71.1055</text:p>
          </table:table-cell>
          <table:table-cell office:value-type="float" office:value="263.931" calcext:value-type="float">
            <text:p>263.931</text:p>
          </table:table-cell>
          <table:table-cell office:value-type="float" office:value="41.6781" calcext:value-type="float">
            <text:p>41.6781</text:p>
          </table:table-cell>
          <table:table-cell/>
          <table:table-cell table:formula="of:=([.D544]-[.A544])/0.0166667" office:value-type="float" office:value="-29.2319415361162" calcext:value-type="float">
            <text:p>-29.2319415361162</text:p>
          </table:table-cell>
          <table:table-cell table:formula="of:=ABS([.E544]-[.B544])/0.0166667" office:value-type="float" office:value="833.218333563333" calcext:value-type="float">
            <text:p>833.218333563333</text:p>
          </table:table-cell>
          <table:table-cell table:formula="of:=([.F544]-[.C544])/0.0166667" office:value-type="float" office:value="19.8359603280796" calcext:value-type="float">
            <text:p>19.8359603280796</text:p>
          </table:table-cell>
          <table:table-cell table:formula="of:=DEGREES(ATAN(ABS([.F544]-[.C544])/ABS([.E544]-[.B544])))" office:value-type="float" office:value="1.36375080931944" calcext:value-type="float">
            <text:p>1.36375080931944</text:p>
          </table:table-cell>
          <table:table-cell table:formula="of:=SQRT(POWER([.H544];2)+POWER([.I544];2)+POWER([.J544];2))" office:value-type="float" office:value="833.966883703523" calcext:value-type="float">
            <text:p>833.966883703523</text:p>
          </table:table-cell>
        </table:table-row>
        <table:table-row table:style-name="ro1">
          <table:table-cell office:value-type="float" office:value="71.8462" calcext:value-type="float">
            <text:p>71.8462</text:p>
          </table:table-cell>
          <table:table-cell office:value-type="float" office:value="287.106" calcext:value-type="float">
            <text:p>287.106</text:p>
          </table:table-cell>
          <table:table-cell office:value-type="float" office:value="40.8478" calcext:value-type="float">
            <text:p>40.8478</text:p>
          </table:table-cell>
          <table:table-cell office:value-type="float" office:value="71.0897" calcext:value-type="float">
            <text:p>71.0897</text:p>
          </table:table-cell>
          <table:table-cell office:value-type="float" office:value="273.996" calcext:value-type="float">
            <text:p>273.996</text:p>
          </table:table-cell>
          <table:table-cell office:value-type="float" office:value="40.9834" calcext:value-type="float">
            <text:p>40.9834</text:p>
          </table:table-cell>
          <table:table-cell/>
          <table:table-cell table:formula="of:=([.D545]-[.A545])/0.0166667" office:value-type="float" office:value="-45.3899092201817" calcext:value-type="float">
            <text:p>-45.3899092201817</text:p>
          </table:table-cell>
          <table:table-cell table:formula="of:=ABS([.E545]-[.B545])/0.0166667" office:value-type="float" office:value="786.598426803147" calcext:value-type="float">
            <text:p>786.598426803147</text:p>
          </table:table-cell>
          <table:table-cell table:formula="of:=([.F545]-[.C545])/0.0166667" office:value-type="float" office:value="8.13598372803277" calcext:value-type="float">
            <text:p>8.13598372803277</text:p>
          </table:table-cell>
          <table:table-cell table:formula="of:=DEGREES(ATAN(ABS([.F545]-[.C545])/ABS([.E545]-[.B545])))" office:value-type="float" office:value="0.592603406481361" calcext:value-type="float">
            <text:p>0.592603406481361</text:p>
          </table:table-cell>
          <table:table-cell table:formula="of:=SQRT(POWER([.H545];2)+POWER([.I545];2)+POWER([.J545];2))" office:value-type="float" office:value="787.948934347541" calcext:value-type="float">
            <text:p>787.948934347541</text:p>
          </table:table-cell>
        </table:table-row>
        <table:table-row table:style-name="ro1">
          <table:table-cell office:value-type="float" office:value="72.3613" calcext:value-type="float">
            <text:p>72.3613</text:p>
          </table:table-cell>
          <table:table-cell office:value-type="float" office:value="285.729" calcext:value-type="float">
            <text:p>285.729</text:p>
          </table:table-cell>
          <table:table-cell office:value-type="float" office:value="41.3194" calcext:value-type="float">
            <text:p>41.3194</text:p>
          </table:table-cell>
          <table:table-cell office:value-type="float" office:value="71.8429" calcext:value-type="float">
            <text:p>71.8429</text:p>
          </table:table-cell>
          <table:table-cell office:value-type="float" office:value="272.737" calcext:value-type="float">
            <text:p>272.737</text:p>
          </table:table-cell>
          <table:table-cell office:value-type="float" office:value="41.4327" calcext:value-type="float">
            <text:p>41.4327</text:p>
          </table:table-cell>
          <table:table-cell/>
          <table:table-cell table:formula="of:=([.D546]-[.A546])/0.0166667" office:value-type="float" office:value="-31.1039377921244" calcext:value-type="float">
            <text:p>-31.1039377921244</text:p>
          </table:table-cell>
          <table:table-cell table:formula="of:=ABS([.E546]-[.B546])/0.0166667" office:value-type="float" office:value="779.518440963116" calcext:value-type="float">
            <text:p>779.518440963116</text:p>
          </table:table-cell>
          <table:table-cell table:formula="of:=([.F546]-[.C546])/0.0166667" office:value-type="float" office:value="6.79798640402691" calcext:value-type="float">
            <text:p>6.79798640402691</text:p>
          </table:table-cell>
          <table:table-cell table:formula="of:=DEGREES(ATAN(ABS([.F546]-[.C546])/ABS([.E546]-[.B546])))" office:value-type="float" office:value="0.49964957364001" calcext:value-type="float">
            <text:p>0.49964957364001</text:p>
          </table:table-cell>
          <table:table-cell table:formula="of:=SQRT(POWER([.H546];2)+POWER([.I546];2)+POWER([.J546];2))" office:value-type="float" office:value="780.168358347666" calcext:value-type="float">
            <text:p>780.168358347666</text:p>
          </table:table-cell>
        </table:table-row>
        <table:table-row table:style-name="ro1">
          <table:table-cell office:value-type="float" office:value="71.8521" calcext:value-type="float">
            <text:p>71.8521</text:p>
          </table:table-cell>
          <table:table-cell office:value-type="float" office:value="285.561" calcext:value-type="float">
            <text:p>285.561</text:p>
          </table:table-cell>
          <table:table-cell office:value-type="float" office:value="41.8592" calcext:value-type="float">
            <text:p>41.8592</text:p>
          </table:table-cell>
          <table:table-cell office:value-type="float" office:value="71.1003" calcext:value-type="float">
            <text:p>71.1003</text:p>
          </table:table-cell>
          <table:table-cell office:value-type="float" office:value="272.488" calcext:value-type="float">
            <text:p>272.488</text:p>
          </table:table-cell>
          <table:table-cell office:value-type="float" office:value="42.2234" calcext:value-type="float">
            <text:p>42.2234</text:p>
          </table:table-cell>
          <table:table-cell/>
          <table:table-cell table:formula="of:=([.D547]-[.A547])/0.0166667" office:value-type="float" office:value="-45.1079097841806" calcext:value-type="float">
            <text:p>-45.1079097841806</text:p>
          </table:table-cell>
          <table:table-cell table:formula="of:=ABS([.E547]-[.B547])/0.0166667" office:value-type="float" office:value="784.378431243136" calcext:value-type="float">
            <text:p>784.378431243136</text:p>
          </table:table-cell>
          <table:table-cell table:formula="of:=([.F547]-[.C547])/0.0166667" office:value-type="float" office:value="21.8519562960872" calcext:value-type="float">
            <text:p>21.8519562960872</text:p>
          </table:table-cell>
          <table:table-cell table:formula="of:=DEGREES(ATAN(ABS([.F547]-[.C547])/ABS([.E547]-[.B547])))" office:value-type="float" office:value="1.59578726698899" calcext:value-type="float">
            <text:p>1.59578726698899</text:p>
          </table:table-cell>
          <table:table-cell table:formula="of:=SQRT(POWER([.H547];2)+POWER([.I547];2)+POWER([.J547];2))" office:value-type="float" office:value="785.978215295124" calcext:value-type="float">
            <text:p>785.978215295124</text:p>
          </table:table-cell>
        </table:table-row>
        <table:table-row table:style-name="ro1">
          <table:table-cell office:value-type="float" office:value="72.0969" calcext:value-type="float">
            <text:p>72.0969</text:p>
          </table:table-cell>
          <table:table-cell office:value-type="float" office:value="283.235" calcext:value-type="float">
            <text:p>283.235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71.5929" calcext:value-type="float">
            <text:p>71.5929</text:p>
          </table:table-cell>
          <table:table-cell office:value-type="float" office:value="270.217" calcext:value-type="float">
            <text:p>270.217</text:p>
          </table:table-cell>
          <table:table-cell office:value-type="float" office:value="41.3583" calcext:value-type="float">
            <text:p>41.3583</text:p>
          </table:table-cell>
          <table:table-cell/>
          <table:table-cell table:formula="of:=([.D548]-[.A548])/0.0166667" office:value-type="float" office:value="-30.2399395201213" calcext:value-type="float">
            <text:p>-30.2399395201213</text:p>
          </table:table-cell>
          <table:table-cell table:formula="of:=ABS([.E548]-[.B548])/0.0166667" office:value-type="float" office:value="781.078437843126" calcext:value-type="float">
            <text:p>781.078437843126</text:p>
          </table:table-cell>
          <table:table-cell table:formula="of:=([.F548]-[.C548])/0.0166667" office:value-type="float" office:value="54.0718918562165" calcext:value-type="float">
            <text:p>54.0718918562165</text:p>
          </table:table-cell>
          <table:table-cell table:formula="of:=DEGREES(ATAN(ABS([.F548]-[.C548])/ABS([.E548]-[.B548])))" office:value-type="float" office:value="3.96010966366998" calcext:value-type="float">
            <text:p>3.96010966366998</text:p>
          </table:table-cell>
          <table:table-cell table:formula="of:=SQRT(POWER([.H548];2)+POWER([.I548];2)+POWER([.J548];2))" office:value-type="float" office:value="783.531588064291" calcext:value-type="float">
            <text:p>783.531588064291</text:p>
          </table:table-cell>
        </table:table-row>
        <table:table-row table:style-name="ro1">
          <table:table-cell office:value-type="float" office:value="71.0802" calcext:value-type="float">
            <text:p>71.0802</text:p>
          </table:table-cell>
          <table:table-cell office:value-type="float" office:value="283.019" calcext:value-type="float">
            <text:p>283.019</text:p>
          </table:table-cell>
          <table:table-cell office:value-type="float" office:value="41.0082" calcext:value-type="float">
            <text:p>41.0082</text:p>
          </table:table-cell>
          <table:table-cell office:value-type="float" office:value="70.3585" calcext:value-type="float">
            <text:p>70.3585</text:p>
          </table:table-cell>
          <table:table-cell office:value-type="float" office:value="267.577" calcext:value-type="float">
            <text:p>267.577</text:p>
          </table:table-cell>
          <table:table-cell office:value-type="float" office:value="41.3183" calcext:value-type="float">
            <text:p>41.3183</text:p>
          </table:table-cell>
          <table:table-cell/>
          <table:table-cell table:formula="of:=([.D549]-[.A549])/0.0166667" office:value-type="float" office:value="-43.3019133961731" calcext:value-type="float">
            <text:p>-43.3019133961731</text:p>
          </table:table-cell>
          <table:table-cell table:formula="of:=ABS([.E549]-[.B549])/0.0166667" office:value-type="float" office:value="926.518146963707" calcext:value-type="float">
            <text:p>926.518146963707</text:p>
          </table:table-cell>
          <table:table-cell table:formula="of:=([.F549]-[.C549])/0.0166667" office:value-type="float" office:value="18.6059627880743" calcext:value-type="float">
            <text:p>18.6059627880743</text:p>
          </table:table-cell>
          <table:table-cell table:formula="of:=DEGREES(ATAN(ABS([.F549]-[.C549])/ABS([.E549]-[.B549])))" office:value-type="float" office:value="1.15043604752505" calcext:value-type="float">
            <text:p>1.15043604752505</text:p>
          </table:table-cell>
          <table:table-cell table:formula="of:=SQRT(POWER([.H549];2)+POWER([.I549];2)+POWER([.J549];2))" office:value-type="float" office:value="927.716074134808" calcext:value-type="float">
            <text:p>927.716074134808</text:p>
          </table:table-cell>
        </table:table-row>
        <table:table-row table:style-name="ro1">
          <table:table-cell office:value-type="float" office:value="71.3406" calcext:value-type="float">
            <text:p>71.3406</text:p>
          </table:table-cell>
          <table:table-cell office:value-type="float" office:value="277.772" calcext:value-type="float">
            <text:p>277.772</text:p>
          </table:table-cell>
          <table:table-cell office:value-type="float" office:value="41.3573" calcext:value-type="float">
            <text:p>41.3573</text:p>
          </table:table-cell>
          <table:table-cell office:value-type="float" office:value="70.6181" calcext:value-type="float">
            <text:p>70.6181</text:p>
          </table:table-cell>
          <table:table-cell office:value-type="float" office:value="263.818" calcext:value-type="float">
            <text:p>263.818</text:p>
          </table:table-cell>
          <table:table-cell office:value-type="float" office:value="41.9451" calcext:value-type="float">
            <text:p>41.9451</text:p>
          </table:table-cell>
          <table:table-cell/>
          <table:table-cell table:formula="of:=([.D550]-[.A550])/0.0166667" office:value-type="float" office:value="-43.3499133001732" calcext:value-type="float">
            <text:p>-43.3499133001732</text:p>
          </table:table-cell>
          <table:table-cell table:formula="of:=ABS([.E550]-[.B550])/0.0166667" office:value-type="float" office:value="837.238325523349" calcext:value-type="float">
            <text:p>837.238325523349</text:p>
          </table:table-cell>
          <table:table-cell table:formula="of:=([.F550]-[.C550])/0.0166667" office:value-type="float" office:value="35.2679294641407" calcext:value-type="float">
            <text:p>35.2679294641407</text:p>
          </table:table-cell>
          <table:table-cell table:formula="of:=DEGREES(ATAN(ABS([.F550]-[.C550])/ABS([.E550]-[.B550])))" office:value-type="float" office:value="2.41210837218788" calcext:value-type="float">
            <text:p>2.41210837218788</text:p>
          </table:table-cell>
          <table:table-cell table:formula="of:=SQRT(POWER([.H550];2)+POWER([.I550];2)+POWER([.J550];2))" office:value-type="float" office:value="839.101338073633" calcext:value-type="float">
            <text:p>839.101338073633</text:p>
          </table:table-cell>
        </table:table-row>
        <table:table-row table:style-name="ro1">
          <table:table-cell office:value-type="float" office:value="71.5922" calcext:value-type="float">
            <text:p>71.5922</text:p>
          </table:table-cell>
          <table:table-cell office:value-type="float" office:value="284.328" calcext:value-type="float">
            <text:p>284.328</text:p>
          </table:table-cell>
          <table:table-cell office:value-type="float" office:value="41.2981" calcext:value-type="float">
            <text:p>41.2981</text:p>
          </table:table-cell>
          <table:table-cell office:value-type="float" office:value="70.5983" calcext:value-type="float">
            <text:p>70.5983</text:p>
          </table:table-cell>
          <table:table-cell office:value-type="float" office:value="271.326" calcext:value-type="float">
            <text:p>271.326</text:p>
          </table:table-cell>
          <table:table-cell office:value-type="float" office:value="41.4304" calcext:value-type="float">
            <text:p>41.4304</text:p>
          </table:table-cell>
          <table:table-cell/>
          <table:table-cell table:formula="of:=([.D551]-[.A551])/0.0166667" office:value-type="float" office:value="-59.6338807322392" calcext:value-type="float">
            <text:p>-59.6338807322392</text:p>
          </table:table-cell>
          <table:table-cell table:formula="of:=ABS([.E551]-[.B551])/0.0166667" office:value-type="float" office:value="780.118439763118" calcext:value-type="float">
            <text:p>780.118439763118</text:p>
          </table:table-cell>
          <table:table-cell table:formula="of:=([.F551]-[.C551])/0.0166667" office:value-type="float" office:value="7.9379841240318" calcext:value-type="float">
            <text:p>7.9379841240318</text:p>
          </table:table-cell>
          <table:table-cell table:formula="of:=DEGREES(ATAN(ABS([.F551]-[.C551])/ABS([.E551]-[.B551])))" office:value-type="float" office:value="0.582984927862584" calcext:value-type="float">
            <text:p>0.582984927862584</text:p>
          </table:table-cell>
          <table:table-cell table:formula="of:=SQRT(POWER([.H551];2)+POWER([.I551];2)+POWER([.J551];2))" office:value-type="float" office:value="782.434656301458" calcext:value-type="float">
            <text:p>782.434656301458</text:p>
          </table:table-cell>
        </table:table-row>
        <table:table-row table:style-name="ro1">
          <table:table-cell office:value-type="float" office:value="71.6052" calcext:value-type="float">
            <text:p>71.6052</text:p>
          </table:table-cell>
          <table:table-cell office:value-type="float" office:value="278.735" calcext:value-type="float">
            <text:p>278.735</text:p>
          </table:table-cell>
          <table:table-cell office:value-type="float" office:value="43.201" calcext:value-type="float">
            <text:p>43.201</text:p>
          </table:table-cell>
          <table:table-cell office:value-type="float" office:value="70.8711" calcext:value-type="float">
            <text:p>70.8711</text:p>
          </table:table-cell>
          <table:table-cell office:value-type="float" office:value="266.016" calcext:value-type="float">
            <text:p>266.016</text:p>
          </table:table-cell>
          <table:table-cell office:value-type="float" office:value="43.5275" calcext:value-type="float">
            <text:p>43.5275</text:p>
          </table:table-cell>
          <table:table-cell/>
          <table:table-cell table:formula="of:=([.D552]-[.A552])/0.0166667" office:value-type="float" office:value="-44.0459119081761" calcext:value-type="float">
            <text:p>-44.0459119081761</text:p>
          </table:table-cell>
          <table:table-cell table:formula="of:=ABS([.E552]-[.B552])/0.0166667" office:value-type="float" office:value="763.138473723052" calcext:value-type="float">
            <text:p>763.138473723052</text:p>
          </table:table-cell>
          <table:table-cell table:formula="of:=([.F552]-[.C552])/0.0166667" office:value-type="float" office:value="19.5899608200785" calcext:value-type="float">
            <text:p>19.5899608200785</text:p>
          </table:table-cell>
          <table:table-cell table:formula="of:=DEGREES(ATAN(ABS([.F552]-[.C552])/ABS([.E552]-[.B552])))" office:value-type="float" office:value="1.47047445169278" calcext:value-type="float">
            <text:p>1.47047445169278</text:p>
          </table:table-cell>
          <table:table-cell table:formula="of:=SQRT(POWER([.H552];2)+POWER([.I552];2)+POWER([.J552];2))" office:value-type="float" office:value="764.659492190547" calcext:value-type="float">
            <text:p>764.659492190547</text:p>
          </table:table-cell>
        </table:table-row>
        <table:table-row table:style-name="ro1">
          <table:table-cell office:value-type="float" office:value="71.8532" calcext:value-type="float">
            <text:p>71.8532</text:p>
          </table:table-cell>
          <table:table-cell office:value-type="float" office:value="277.595" calcext:value-type="float">
            <text:p>277.595</text:p>
          </table:table-cell>
          <table:table-cell office:value-type="float" office:value="42.6314" calcext:value-type="float">
            <text:p>42.6314</text:p>
          </table:table-cell>
          <table:table-cell office:value-type="float" office:value="70.8653" calcext:value-type="float">
            <text:p>70.8653</text:p>
          </table:table-cell>
          <table:table-cell office:value-type="float" office:value="266.153" calcext:value-type="float">
            <text:p>266.153</text:p>
          </table:table-cell>
          <table:table-cell office:value-type="float" office:value="42.7734" calcext:value-type="float">
            <text:p>42.7734</text:p>
          </table:table-cell>
          <table:table-cell/>
          <table:table-cell table:formula="of:=([.D553]-[.A553])/0.0166667" office:value-type="float" office:value="-59.2738814522369" calcext:value-type="float">
            <text:p>-59.2738814522369</text:p>
          </table:table-cell>
          <table:table-cell table:formula="of:=ABS([.E553]-[.B553])/0.0166667" office:value-type="float" office:value="686.518626962747" calcext:value-type="float">
            <text:p>686.518626962747</text:p>
          </table:table-cell>
          <table:table-cell table:formula="of:=([.F553]-[.C553])/0.0166667" office:value-type="float" office:value="8.51998296003426" calcext:value-type="float">
            <text:p>8.51998296003426</text:p>
          </table:table-cell>
          <table:table-cell table:formula="of:=DEGREES(ATAN(ABS([.F553]-[.C553])/ABS([.E553]-[.B553])))" office:value-type="float" office:value="0.711028057274101" calcext:value-type="float">
            <text:p>0.711028057274101</text:p>
          </table:table-cell>
          <table:table-cell table:formula="of:=SQRT(POWER([.H553];2)+POWER([.I553];2)+POWER([.J553];2))" office:value-type="float" office:value="689.12539374113" calcext:value-type="float">
            <text:p>689.12539374113</text:p>
          </table:table-cell>
        </table:table-row>
        <table:table-row table:style-name="ro1">
          <table:table-cell office:value-type="float" office:value="72.3636" calcext:value-type="float">
            <text:p>72.3636</text:p>
          </table:table-cell>
          <table:table-cell office:value-type="float" office:value="281.499" calcext:value-type="float">
            <text:p>281.499</text:p>
          </table:table-cell>
          <table:table-cell office:value-type="float" office:value="42.7544" calcext:value-type="float">
            <text:p>42.7544</text:p>
          </table:table-cell>
          <table:table-cell office:value-type="float" office:value="71.1099" calcext:value-type="float">
            <text:p>71.1099</text:p>
          </table:table-cell>
          <table:table-cell office:value-type="float" office:value="269.819" calcext:value-type="float">
            <text:p>269.819</text:p>
          </table:table-cell>
          <table:table-cell office:value-type="float" office:value="43.1513" calcext:value-type="float">
            <text:p>43.1513</text:p>
          </table:table-cell>
          <table:table-cell/>
          <table:table-cell table:formula="of:=([.D554]-[.A554])/0.0166667" office:value-type="float" office:value="-75.2218495563014" calcext:value-type="float">
            <text:p>-75.2218495563014</text:p>
          </table:table-cell>
          <table:table-cell table:formula="of:=ABS([.E554]-[.B554])/0.0166667" office:value-type="float" office:value="700.798598402804" calcext:value-type="float">
            <text:p>700.798598402804</text:p>
          </table:table-cell>
          <table:table-cell table:formula="of:=([.F554]-[.C554])/0.0166667" office:value-type="float" office:value="23.8139523720954" calcext:value-type="float">
            <text:p>23.8139523720954</text:p>
          </table:table-cell>
          <table:table-cell table:formula="of:=DEGREES(ATAN(ABS([.F554]-[.C554])/ABS([.E554]-[.B554])))" office:value-type="float" office:value="1.94622841666127" calcext:value-type="float">
            <text:p>1.94622841666127</text:p>
          </table:table-cell>
          <table:table-cell table:formula="of:=SQRT(POWER([.H554];2)+POWER([.I554];2)+POWER([.J554];2))" office:value-type="float" office:value="705.226280353749" calcext:value-type="float">
            <text:p>705.226280353749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78.9" calcext:value-type="float">
            <text:p>278.9</text:p>
          </table:table-cell>
          <table:table-cell office:value-type="float" office:value="42.6697" calcext:value-type="float">
            <text:p>42.6697</text:p>
          </table:table-cell>
          <table:table-cell office:value-type="float" office:value="71.3582" calcext:value-type="float">
            <text:p>71.3582</text:p>
          </table:table-cell>
          <table:table-cell office:value-type="float" office:value="267.392" calcext:value-type="float">
            <text:p>267.392</text:p>
          </table:table-cell>
          <table:table-cell office:value-type="float" office:value="43.0542" calcext:value-type="float">
            <text:p>43.0542</text:p>
          </table:table-cell>
          <table:table-cell/>
          <table:table-cell table:formula="of:=([.D555]-[.A555])/0.0166667" office:value-type="float" office:value="-44.9039101921798" calcext:value-type="float">
            <text:p>-44.9039101921798</text:p>
          </table:table-cell>
          <table:table-cell table:formula="of:=ABS([.E555]-[.B555])/0.0166667" office:value-type="float" office:value="690.478619042761" calcext:value-type="float">
            <text:p>690.478619042761</text:p>
          </table:table-cell>
          <table:table-cell table:formula="of:=([.F555]-[.C555])/0.0166667" office:value-type="float" office:value="23.0699538600924" calcext:value-type="float">
            <text:p>23.0699538600924</text:p>
          </table:table-cell>
          <table:table-cell table:formula="of:=DEGREES(ATAN(ABS([.F555]-[.C555])/ABS([.E555]-[.B555])))" office:value-type="float" office:value="1.91362834845871" calcext:value-type="float">
            <text:p>1.91362834845871</text:p>
          </table:table-cell>
          <table:table-cell table:formula="of:=SQRT(POWER([.H555];2)+POWER([.I555];2)+POWER([.J555];2))" office:value-type="float" office:value="692.321679045841" calcext:value-type="float">
            <text:p>692.321679045841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4.167" calcext:value-type="float">
            <text:p>284.167</text:p>
          </table:table-cell>
          <table:table-cell office:value-type="float" office:value="42.3323" calcext:value-type="float">
            <text:p>42.3323</text:p>
          </table:table-cell>
          <table:table-cell office:value-type="float" office:value="71.3513" calcext:value-type="float">
            <text:p>71.3513</text:p>
          </table:table-cell>
          <table:table-cell office:value-type="float" office:value="272.469" calcext:value-type="float">
            <text:p>272.469</text:p>
          </table:table-cell>
          <table:table-cell office:value-type="float" office:value="42.4715" calcext:value-type="float">
            <text:p>42.4715</text:p>
          </table:table-cell>
          <table:table-cell/>
          <table:table-cell table:formula="of:=([.D556]-[.A556])/0.0166667" office:value-type="float" office:value="-45.5099089801828" calcext:value-type="float">
            <text:p>-45.5099089801828</text:p>
          </table:table-cell>
          <table:table-cell table:formula="of:=ABS([.E556]-[.B556])/0.0166667" office:value-type="float" office:value="701.878596242806" calcext:value-type="float">
            <text:p>701.878596242806</text:p>
          </table:table-cell>
          <table:table-cell table:formula="of:=([.F556]-[.C556])/0.0166667" office:value-type="float" office:value="8.35198329603313" calcext:value-type="float">
            <text:p>8.35198329603313</text:p>
          </table:table-cell>
          <table:table-cell table:formula="of:=DEGREES(ATAN(ABS([.F556]-[.C556])/ABS([.E556]-[.B556])))" office:value-type="float" office:value="0.681757232016234" calcext:value-type="float">
            <text:p>0.681757232016234</text:p>
          </table:table-cell>
          <table:table-cell table:formula="of:=SQRT(POWER([.H556];2)+POWER([.I556];2)+POWER([.J556];2))" office:value-type="float" office:value="703.402069448288" calcext:value-type="float">
            <text:p>703.402069448288</text:p>
          </table:table-cell>
        </table:table-row>
        <table:table-row table:style-name="ro1">
          <table:table-cell office:value-type="float" office:value="71.3401" calcext:value-type="float">
            <text:p>71.3401</text:p>
          </table:table-cell>
          <table:table-cell office:value-type="float" office:value="279.057" calcext:value-type="float">
            <text:p>279.057</text:p>
          </table:table-cell>
          <table:table-cell office:value-type="float" office:value="41.3983" calcext:value-type="float">
            <text:p>41.3983</text:p>
          </table:table-cell>
          <table:table-cell office:value-type="float" office:value="70.3585" calcext:value-type="float">
            <text:p>70.3585</text:p>
          </table:table-cell>
          <table:table-cell office:value-type="float" office:value="267.582" calcext:value-type="float">
            <text:p>267.582</text:p>
          </table:table-cell>
          <table:table-cell office:value-type="float" office:value="41.3175" calcext:value-type="float">
            <text:p>41.3175</text:p>
          </table:table-cell>
          <table:table-cell/>
          <table:table-cell table:formula="of:=([.D557]-[.A557])/0.0166667" office:value-type="float" office:value="-58.8958822082356" calcext:value-type="float">
            <text:p>-58.8958822082356</text:p>
          </table:table-cell>
          <table:table-cell table:formula="of:=ABS([.E557]-[.B557])/0.0166667" office:value-type="float" office:value="688.498623002755" calcext:value-type="float">
            <text:p>688.498623002755</text:p>
          </table:table-cell>
          <table:table-cell table:formula="of:=([.F557]-[.C557])/0.0166667" office:value-type="float" office:value="-4.84799030401918" calcext:value-type="float">
            <text:p>-4.84799030401918</text:p>
          </table:table-cell>
          <table:table-cell table:formula="of:=DEGREES(ATAN(ABS([.F557]-[.C557])/ABS([.E557]-[.B557])))" office:value-type="float" office:value="0.403435509790134" calcext:value-type="float">
            <text:p>0.403435509790134</text:p>
          </table:table-cell>
          <table:table-cell table:formula="of:=SQRT(POWER([.H557];2)+POWER([.I557];2)+POWER([.J557];2))" office:value-type="float" office:value="691.030087498196" calcext:value-type="float">
            <text:p>691.030087498196</text:p>
          </table:table-cell>
        </table:table-row>
        <table:table-row table:style-name="ro1">
          <table:table-cell office:value-type="float" office:value="71.3403" calcext:value-type="float">
            <text:p>71.3403</text:p>
          </table:table-cell>
          <table:table-cell office:value-type="float" office:value="284.188" calcext:value-type="float">
            <text:p>284.188</text:p>
          </table:table-cell>
          <table:table-cell office:value-type="float" office:value="41.8298" calcext:value-type="float">
            <text:p>41.8298</text:p>
          </table:table-cell>
          <table:table-cell office:value-type="float" office:value="70.356" calcext:value-type="float">
            <text:p>70.356</text:p>
          </table:table-cell>
          <table:table-cell office:value-type="float" office:value="271.149" calcext:value-type="float">
            <text:p>271.149</text:p>
          </table:table-cell>
          <table:table-cell office:value-type="float" office:value="42.2026" calcext:value-type="float">
            <text:p>42.2026</text:p>
          </table:table-cell>
          <table:table-cell/>
          <table:table-cell table:formula="of:=([.D558]-[.A558])/0.0166667" office:value-type="float" office:value="-59.0578818842365" calcext:value-type="float">
            <text:p>-59.0578818842365</text:p>
          </table:table-cell>
          <table:table-cell table:formula="of:=ABS([.E558]-[.B558])/0.0166667" office:value-type="float" office:value="782.338435323129" calcext:value-type="float">
            <text:p>782.338435323129</text:p>
          </table:table-cell>
          <table:table-cell table:formula="of:=([.F558]-[.C558])/0.0166667" office:value-type="float" office:value="22.3679552640894" calcext:value-type="float">
            <text:p>22.3679552640894</text:p>
          </table:table-cell>
          <table:table-cell table:formula="of:=DEGREES(ATAN(ABS([.F558]-[.C558])/ABS([.E558]-[.B558])))" office:value-type="float" office:value="1.63770605265007" calcext:value-type="float">
            <text:p>1.63770605265007</text:p>
          </table:table-cell>
          <table:table-cell table:formula="of:=SQRT(POWER([.H558];2)+POWER([.I558];2)+POWER([.J558];2))" office:value-type="float" office:value="784.88316724159" calcext:value-type="float">
            <text:p>784.88316724159</text:p>
          </table:table-cell>
        </table:table-row>
        <table:table-row table:style-name="ro1">
          <table:table-cell office:value-type="float" office:value="71.3475" calcext:value-type="float">
            <text:p>71.3475</text:p>
          </table:table-cell>
          <table:table-cell office:value-type="float" office:value="278.854" calcext:value-type="float">
            <text:p>278.854</text:p>
          </table:table-cell>
          <table:table-cell office:value-type="float" office:value="42.4336" calcext:value-type="float">
            <text:p>42.4336</text:p>
          </table:table-cell>
          <table:table-cell office:value-type="float" office:value="70.624" calcext:value-type="float">
            <text:p>70.624</text:p>
          </table:table-cell>
          <table:table-cell office:value-type="float" office:value="264.847" calcext:value-type="float">
            <text:p>264.847</text:p>
          </table:table-cell>
          <table:table-cell office:value-type="float" office:value="42.9906" calcext:value-type="float">
            <text:p>42.9906</text:p>
          </table:table-cell>
          <table:table-cell/>
          <table:table-cell table:formula="of:=([.D559]-[.A559])/0.0166667" office:value-type="float" office:value="-43.4099131801737" calcext:value-type="float">
            <text:p>-43.4099131801737</text:p>
          </table:table-cell>
          <table:table-cell table:formula="of:=ABS([.E559]-[.B559])/0.0166667" office:value-type="float" office:value="840.418319163362" calcext:value-type="float">
            <text:p>840.418319163362</text:p>
          </table:table-cell>
          <table:table-cell table:formula="of:=([.F559]-[.C559])/0.0166667" office:value-type="float" office:value="33.4199331601338" calcext:value-type="float">
            <text:p>33.4199331601338</text:p>
          </table:table-cell>
          <table:table-cell table:formula="of:=DEGREES(ATAN(ABS([.F559]-[.C559])/ABS([.E559]-[.B559])))" office:value-type="float" office:value="2.27721447612488" calcext:value-type="float">
            <text:p>2.27721447612488</text:p>
          </table:table-cell>
          <table:table-cell table:formula="of:=SQRT(POWER([.H559];2)+POWER([.I559];2)+POWER([.J559];2))" office:value-type="float" office:value="842.202032578946" calcext:value-type="float">
            <text:p>842.202032578946</text:p>
          </table:table-cell>
        </table:table-row>
        <table:table-row table:style-name="ro1">
          <table:table-cell office:value-type="float" office:value="71.8483" calcext:value-type="float">
            <text:p>71.8483</text:p>
          </table:table-cell>
          <table:table-cell office:value-type="float" office:value="280.358" calcext:value-type="float">
            <text:p>280.358</text:p>
          </table:table-cell>
          <table:table-cell office:value-type="float" office:value="41.6846" calcext:value-type="float">
            <text:p>41.6846</text:p>
          </table:table-cell>
          <table:table-cell office:value-type="float" office:value="71.1025" calcext:value-type="float">
            <text:p>71.1025</text:p>
          </table:table-cell>
          <table:table-cell office:value-type="float" office:value="267.585" calcext:value-type="float">
            <text:p>267.585</text:p>
          </table:table-cell>
          <table:table-cell office:value-type="float" office:value="41.8005" calcext:value-type="float">
            <text:p>41.8005</text:p>
          </table:table-cell>
          <table:table-cell/>
          <table:table-cell table:formula="of:=([.D560]-[.A560])/0.0166667" office:value-type="float" office:value="-44.7479105041783" calcext:value-type="float">
            <text:p>-44.7479105041783</text:p>
          </table:table-cell>
          <table:table-cell table:formula="of:=ABS([.E560]-[.B560])/0.0166667" office:value-type="float" office:value="766.378467243067" calcext:value-type="float">
            <text:p>766.378467243067</text:p>
          </table:table-cell>
          <table:table-cell table:formula="of:=([.F560]-[.C560])/0.0166667" office:value-type="float" office:value="6.9539860920276" calcext:value-type="float">
            <text:p>6.9539860920276</text:p>
          </table:table-cell>
          <table:table-cell table:formula="of:=DEGREES(ATAN(ABS([.F560]-[.C560])/ABS([.E560]-[.B560])))" office:value-type="float" office:value="0.519877758183038" calcext:value-type="float">
            <text:p>0.519877758183038</text:p>
          </table:table-cell>
          <table:table-cell table:formula="of:=SQRT(POWER([.H560];2)+POWER([.I560];2)+POWER([.J560];2))" office:value-type="float" office:value="767.715239181098" calcext:value-type="float">
            <text:p>767.715239181098</text:p>
          </table:table-cell>
        </table:table-row>
        <table:table-row table:style-name="ro1">
          <table:table-cell office:value-type="float" office:value="70.8273" calcext:value-type="float">
            <text:p>70.8273</text:p>
          </table:table-cell>
          <table:table-cell office:value-type="float" office:value="282.934" calcext:value-type="float">
            <text:p>282.934</text:p>
          </table:table-cell>
          <table:table-cell office:value-type="float" office:value="41.2773" calcext:value-type="float">
            <text:p>41.2773</text:p>
          </table:table-cell>
          <table:table-cell office:value-type="float" office:value="69.8568" calcext:value-type="float">
            <text:p>69.8568</text:p>
          </table:table-cell>
          <table:table-cell office:value-type="float" office:value="269.983" calcext:value-type="float">
            <text:p>269.983</text:p>
          </table:table-cell>
          <table:table-cell office:value-type="float" office:value="41.4135" calcext:value-type="float">
            <text:p>41.4135</text:p>
          </table:table-cell>
          <table:table-cell/>
          <table:table-cell table:formula="of:=([.D561]-[.A561])/0.0166667" office:value-type="float" office:value="-58.2298835402322" calcext:value-type="float">
            <text:p>-58.2298835402322</text:p>
          </table:table-cell>
          <table:table-cell table:formula="of:=ABS([.E561]-[.B561])/0.0166667" office:value-type="float" office:value="777.05844588311" calcext:value-type="float">
            <text:p>777.05844588311</text:p>
          </table:table-cell>
          <table:table-cell table:formula="of:=([.F561]-[.C561])/0.0166667" office:value-type="float" office:value="8.17198365603283" calcext:value-type="float">
            <text:p>8.17198365603283</text:p>
          </table:table-cell>
          <table:table-cell table:formula="of:=DEGREES(ATAN(ABS([.F561]-[.C561])/ABS([.E561]-[.B561])))" office:value-type="float" office:value="0.602532429765418" calcext:value-type="float">
            <text:p>0.602532429765418</text:p>
          </table:table-cell>
          <table:table-cell table:formula="of:=SQRT(POWER([.H561];2)+POWER([.I561];2)+POWER([.J561];2))" office:value-type="float" office:value="779.280006783349" calcext:value-type="float">
            <text:p>779.280006783349</text:p>
          </table:table-cell>
        </table:table-row>
        <table:table-row table:style-name="ro1">
          <table:table-cell office:value-type="float" office:value="72.3613" calcext:value-type="float">
            <text:p>72.3613</text:p>
          </table:table-cell>
          <table:table-cell office:value-type="float" office:value="285.729" calcext:value-type="float">
            <text:p>285.729</text:p>
          </table:table-cell>
          <table:table-cell office:value-type="float" office:value="41.3194" calcext:value-type="float">
            <text:p>41.3194</text:p>
          </table:table-cell>
          <table:table-cell office:value-type="float" office:value="71.3395" calcext:value-type="float">
            <text:p>71.3395</text:p>
          </table:table-cell>
          <table:table-cell office:value-type="float" office:value="275.288" calcext:value-type="float">
            <text:p>275.288</text:p>
          </table:table-cell>
          <table:table-cell office:value-type="float" office:value="41.0161" calcext:value-type="float">
            <text:p>41.0161</text:p>
          </table:table-cell>
          <table:table-cell/>
          <table:table-cell table:formula="of:=([.D562]-[.A562])/0.0166667" office:value-type="float" office:value="-61.3078773842452" calcext:value-type="float">
            <text:p>-61.3078773842452</text:p>
          </table:table-cell>
          <table:table-cell table:formula="of:=ABS([.E562]-[.B562])/0.0166667" office:value-type="float" office:value="626.458747082504" calcext:value-type="float">
            <text:p>626.458747082504</text:p>
          </table:table-cell>
          <table:table-cell table:formula="of:=([.F562]-[.C562])/0.0166667" office:value-type="float" office:value="-18.1979636040728" calcext:value-type="float">
            <text:p>-18.1979636040728</text:p>
          </table:table-cell>
          <table:table-cell table:formula="of:=DEGREES(ATAN(ABS([.F562]-[.C562])/ABS([.E562]-[.B562])))" office:value-type="float" office:value="1.66391383616729" calcext:value-type="float">
            <text:p>1.66391383616729</text:p>
          </table:table-cell>
          <table:table-cell table:formula="of:=SQRT(POWER([.H562];2)+POWER([.I562];2)+POWER([.J562];2))" office:value-type="float" office:value="629.714525404074" calcext:value-type="float">
            <text:p>629.714525404074</text:p>
          </table:table-cell>
        </table:table-row>
        <table:table-row table:style-name="ro1">
          <table:table-cell office:value-type="float" office:value="72.3621" calcext:value-type="float">
            <text:p>72.3621</text:p>
          </table:table-cell>
          <table:table-cell office:value-type="float" office:value="287.098" calcext:value-type="float">
            <text:p>287.098</text:p>
          </table:table-cell>
          <table:table-cell office:value-type="float" office:value="41.0993" calcext:value-type="float">
            <text:p>41.0993</text:p>
          </table:table-cell>
          <table:table-cell office:value-type="float" office:value="71.3391" calcext:value-type="float">
            <text:p>71.3391</text:p>
          </table:table-cell>
          <table:table-cell office:value-type="float" office:value="276.561" calcext:value-type="float">
            <text:p>276.561</text:p>
          </table:table-cell>
          <table:table-cell office:value-type="float" office:value="41.0558" calcext:value-type="float">
            <text:p>41.0558</text:p>
          </table:table-cell>
          <table:table-cell/>
          <table:table-cell table:formula="of:=([.D563]-[.A563])/0.0166667" office:value-type="float" office:value="-61.3798772402453" calcext:value-type="float">
            <text:p>-61.3798772402453</text:p>
          </table:table-cell>
          <table:table-cell table:formula="of:=ABS([.E563]-[.B563])/0.0166667" office:value-type="float" office:value="632.218735562531" calcext:value-type="float">
            <text:p>632.218735562531</text:p>
          </table:table-cell>
          <table:table-cell table:formula="of:=([.F563]-[.C563])/0.0166667" office:value-type="float" office:value="-2.60999478001054" calcext:value-type="float">
            <text:p>-2.60999478001054</text:p>
          </table:table-cell>
          <table:table-cell table:formula="of:=DEGREES(ATAN(ABS([.F563]-[.C563])/ABS([.E563]-[.B563])))" office:value-type="float" office:value="0.236533382355411" calcext:value-type="float">
            <text:p>0.236533382355411</text:p>
          </table:table-cell>
          <table:table-cell table:formula="of:=SQRT(POWER([.H563];2)+POWER([.I563];2)+POWER([.J563];2))" office:value-type="float" office:value="635.1966868609" calcext:value-type="float">
            <text:p>635.1966868609</text:p>
          </table:table-cell>
        </table:table-row>
        <table:table-row table:style-name="ro1">
          <table:table-cell office:value-type="float" office:value="71.5952" calcext:value-type="float">
            <text:p>71.5952</text:p>
          </table:table-cell>
          <table:table-cell office:value-type="float" office:value="281.615" calcext:value-type="float">
            <text:p>281.615</text:p>
          </table:table-cell>
          <table:table-cell office:value-type="float" office:value="41.7357" calcext:value-type="float">
            <text:p>41.7357</text:p>
          </table:table-cell>
          <table:table-cell office:value-type="float" office:value="70.6047" calcext:value-type="float">
            <text:p>70.6047</text:p>
          </table:table-cell>
          <table:table-cell office:value-type="float" office:value="269.985" calcext:value-type="float">
            <text:p>269.985</text:p>
          </table:table-cell>
          <table:table-cell office:value-type="float" office:value="41.8989" calcext:value-type="float">
            <text:p>41.8989</text:p>
          </table:table-cell>
          <table:table-cell/>
          <table:table-cell table:formula="of:=([.D564]-[.A564])/0.0166667" office:value-type="float" office:value="-59.4298811402384" calcext:value-type="float">
            <text:p>-59.4298811402384</text:p>
          </table:table-cell>
          <table:table-cell table:formula="of:=ABS([.E564]-[.B564])/0.0166667" office:value-type="float" office:value="697.798604402791" calcext:value-type="float">
            <text:p>697.798604402791</text:p>
          </table:table-cell>
          <table:table-cell table:formula="of:=([.F564]-[.C564])/0.0166667" office:value-type="float" office:value="9.79198041603894" calcext:value-type="float">
            <text:p>9.79198041603894</text:p>
          </table:table-cell>
          <table:table-cell table:formula="of:=DEGREES(ATAN(ABS([.F564]-[.C564])/ABS([.E564]-[.B564])))" office:value-type="float" office:value="0.803960234189816" calcext:value-type="float">
            <text:p>0.803960234189816</text:p>
          </table:table-cell>
          <table:table-cell table:formula="of:=SQRT(POWER([.H564];2)+POWER([.I564];2)+POWER([.J564];2))" office:value-type="float" office:value="700.393236660159" calcext:value-type="float">
            <text:p>700.393236660159</text:p>
          </table:table-cell>
        </table:table-row>
        <table:table-row table:style-name="ro1">
          <table:table-cell office:value-type="float" office:value="71.0904" calcext:value-type="float">
            <text:p>71.0904</text:p>
          </table:table-cell>
          <table:table-cell office:value-type="float" office:value="277.699" calcext:value-type="float">
            <text:p>277.699</text:p>
          </table:table-cell>
          <table:table-cell office:value-type="float" office:value="41.6218" calcext:value-type="float">
            <text:p>41.6218</text:p>
          </table:table-cell>
          <table:table-cell office:value-type="float" office:value="70.1176" calcext:value-type="float">
            <text:p>70.1176</text:p>
          </table:table-cell>
          <table:table-cell office:value-type="float" office:value="266.275" calcext:value-type="float">
            <text:p>266.275</text:p>
          </table:table-cell>
          <table:table-cell office:value-type="float" office:value="41.5385" calcext:value-type="float">
            <text:p>41.5385</text:p>
          </table:table-cell>
          <table:table-cell/>
          <table:table-cell table:formula="of:=([.D565]-[.A565])/0.0166667" office:value-type="float" office:value="-58.3678832642339" calcext:value-type="float">
            <text:p>-58.3678832642339</text:p>
          </table:table-cell>
          <table:table-cell table:formula="of:=ABS([.E565]-[.B565])/0.0166667" office:value-type="float" office:value="685.438629122744" calcext:value-type="float">
            <text:p>685.438629122744</text:p>
          </table:table-cell>
          <table:table-cell table:formula="of:=([.F565]-[.C565])/0.0166667" office:value-type="float" office:value="-4.99799000402007" calcext:value-type="float">
            <text:p>-4.99799000402007</text:p>
          </table:table-cell>
          <table:table-cell table:formula="of:=DEGREES(ATAN(ABS([.F565]-[.C565])/ABS([.E565]-[.B565])))" office:value-type="float" office:value="0.417774321590071" calcext:value-type="float">
            <text:p>0.417774321590071</text:p>
          </table:table-cell>
          <table:table-cell table:formula="of:=SQRT(POWER([.H565];2)+POWER([.I565];2)+POWER([.J565];2))" office:value-type="float" office:value="687.937427383112" calcext:value-type="float">
            <text:p>687.937427383112</text:p>
          </table:table-cell>
        </table:table-row>
        <table:table-row table:style-name="ro1">
          <table:table-cell office:value-type="float" office:value="70.8291" calcext:value-type="float">
            <text:p>70.8291</text:p>
          </table:table-cell>
          <table:table-cell office:value-type="float" office:value="281.635" calcext:value-type="float">
            <text:p>281.635</text:p>
          </table:table-cell>
          <table:table-cell office:value-type="float" office:value="41.2354" calcext:value-type="float">
            <text:p>41.2354</text:p>
          </table:table-cell>
          <table:table-cell office:value-type="float" office:value="69.8633" calcext:value-type="float">
            <text:p>69.8633</text:p>
          </table:table-cell>
          <table:table-cell office:value-type="float" office:value="268.702" calcext:value-type="float">
            <text:p>268.702</text:p>
          </table:table-cell>
          <table:table-cell office:value-type="float" office:value="41.6264" calcext:value-type="float">
            <text:p>41.6264</text:p>
          </table:table-cell>
          <table:table-cell/>
          <table:table-cell table:formula="of:=([.D566]-[.A566])/0.0166667" office:value-type="float" office:value="-57.9478841042319" calcext:value-type="float">
            <text:p>-57.9478841042319</text:p>
          </table:table-cell>
          <table:table-cell table:formula="of:=ABS([.E566]-[.B566])/0.0166667" office:value-type="float" office:value="775.978448043104" calcext:value-type="float">
            <text:p>775.978448043104</text:p>
          </table:table-cell>
          <table:table-cell table:formula="of:=([.F566]-[.C566])/0.0166667" office:value-type="float" office:value="23.4599530800937" calcext:value-type="float">
            <text:p>23.4599530800937</text:p>
          </table:table-cell>
          <table:table-cell table:formula="of:=DEGREES(ATAN(ABS([.F566]-[.C566])/ABS([.E566]-[.B566])))" office:value-type="float" office:value="1.73168082053434" calcext:value-type="float">
            <text:p>1.73168082053434</text:p>
          </table:table-cell>
          <table:table-cell table:formula="of:=SQRT(POWER([.H566];2)+POWER([.I566];2)+POWER([.J566];2))" office:value-type="float" office:value="778.492696496288" calcext:value-type="float">
            <text:p>778.492696496288</text:p>
          </table:table-cell>
        </table:table-row>
        <table:table-row table:style-name="ro1">
          <table:table-cell office:value-type="float" office:value="71.0876" calcext:value-type="float">
            <text:p>71.0876</text:p>
          </table:table-cell>
          <table:table-cell office:value-type="float" office:value="276.525" calcext:value-type="float">
            <text:p>276.525</text:p>
          </table:table-cell>
          <table:table-cell office:value-type="float" office:value="41.0641" calcext:value-type="float">
            <text:p>41.0641</text:p>
          </table:table-cell>
          <table:table-cell office:value-type="float" office:value="70.3622" calcext:value-type="float">
            <text:p>70.3622</text:p>
          </table:table-cell>
          <table:table-cell office:value-type="float" office:value="265.184" calcext:value-type="float">
            <text:p>265.184</text:p>
          </table:table-cell>
          <table:table-cell office:value-type="float" office:value="40.9863" calcext:value-type="float">
            <text:p>40.9863</text:p>
          </table:table-cell>
          <table:table-cell/>
          <table:table-cell table:formula="of:=([.D567]-[.A567])/0.0166667" office:value-type="float" office:value="-43.5239129521737" calcext:value-type="float">
            <text:p>-43.5239129521737</text:p>
          </table:table-cell>
          <table:table-cell table:formula="of:=ABS([.E567]-[.B567])/0.0166667" office:value-type="float" office:value="680.458639082719" calcext:value-type="float">
            <text:p>680.458639082719</text:p>
          </table:table-cell>
          <table:table-cell table:formula="of:=([.F567]-[.C567])/0.0166667" office:value-type="float" office:value="-4.66799066401888" calcext:value-type="float">
            <text:p>-4.66799066401888</text:p>
          </table:table-cell>
          <table:table-cell table:formula="of:=DEGREES(ATAN(ABS([.F567]-[.C567])/ABS([.E567]-[.B567])))" office:value-type="float" office:value="0.393046620429285" calcext:value-type="float">
            <text:p>0.393046620429285</text:p>
          </table:table-cell>
          <table:table-cell table:formula="of:=SQRT(POWER([.H567];2)+POWER([.I567];2)+POWER([.J567];2))" office:value-type="float" office:value="681.865148425855" calcext:value-type="float">
            <text:p>681.865148425855</text:p>
          </table:table-cell>
        </table:table-row>
        <table:table-row table:style-name="ro1">
          <table:table-cell office:value-type="float" office:value="71.5942" calcext:value-type="float">
            <text:p>71.5942</text:p>
          </table:table-cell>
          <table:table-cell office:value-type="float" office:value="285.584" calcext:value-type="float">
            <text:p>285.584</text:p>
          </table:table-cell>
          <table:table-cell office:value-type="float" office:value="41.6039" calcext:value-type="float">
            <text:p>41.6039</text:p>
          </table:table-cell>
          <table:table-cell office:value-type="float" office:value="70.5957" calcext:value-type="float">
            <text:p>70.5957</text:p>
          </table:table-cell>
          <table:table-cell office:value-type="float" office:value="273.779" calcext:value-type="float">
            <text:p>273.779</text:p>
          </table:table-cell>
          <table:table-cell office:value-type="float" office:value="41.7689" calcext:value-type="float">
            <text:p>41.7689</text:p>
          </table:table-cell>
          <table:table-cell/>
          <table:table-cell table:formula="of:=([.D568]-[.A568])/0.0166667" office:value-type="float" office:value="-59.9098801802401" calcext:value-type="float">
            <text:p>-59.9098801802401</text:p>
          </table:table-cell>
          <table:table-cell table:formula="of:=ABS([.E568]-[.B568])/0.0166667" office:value-type="float" office:value="708.298583402834" calcext:value-type="float">
            <text:p>708.298583402834</text:p>
          </table:table-cell>
          <table:table-cell table:formula="of:=([.F568]-[.C568])/0.0166667" office:value-type="float" office:value="9.89998020003955" calcext:value-type="float">
            <text:p>9.89998020003955</text:p>
          </table:table-cell>
          <table:table-cell table:formula="of:=DEGREES(ATAN(ABS([.F568]-[.C568])/ABS([.E568]-[.B568])))" office:value-type="float" office:value="0.800778319335161" calcext:value-type="float">
            <text:p>0.800778319335161</text:p>
          </table:table-cell>
          <table:table-cell table:formula="of:=SQRT(POWER([.H568];2)+POWER([.I568];2)+POWER([.J568];2))" office:value-type="float" office:value="710.896677866505" calcext:value-type="float">
            <text:p>710.896677866505</text:p>
          </table:table-cell>
        </table:table-row>
        <table:table-row table:style-name="ro1">
          <table:table-cell office:value-type="float" office:value="72.1034" calcext:value-type="float">
            <text:p>72.1034</text:p>
          </table:table-cell>
          <table:table-cell office:value-type="float" office:value="277.661" calcext:value-type="float">
            <text:p>277.661</text:p>
          </table:table-cell>
          <table:table-cell office:value-type="float" office:value="42.3686" calcext:value-type="float">
            <text:p>42.3686</text:p>
          </table:table-cell>
          <table:table-cell office:value-type="float" office:value="71.3549" calcext:value-type="float">
            <text:p>71.3549</text:p>
          </table:table-cell>
          <table:table-cell office:value-type="float" office:value="266.251" calcext:value-type="float">
            <text:p>266.251</text:p>
          </table:table-cell>
          <table:table-cell office:value-type="float" office:value="42.5085" calcext:value-type="float">
            <text:p>42.5085</text:p>
          </table:table-cell>
          <table:table-cell/>
          <table:table-cell table:formula="of:=([.D569]-[.A569])/0.0166667" office:value-type="float" office:value="-44.9099101801792" calcext:value-type="float">
            <text:p>-44.9099101801792</text:p>
          </table:table-cell>
          <table:table-cell table:formula="of:=ABS([.E569]-[.B569])/0.0166667" office:value-type="float" office:value="684.59863080274" calcext:value-type="float">
            <text:p>684.59863080274</text:p>
          </table:table-cell>
          <table:table-cell table:formula="of:=([.F569]-[.C569])/0.0166667" office:value-type="float" office:value="8.39398321203341" calcext:value-type="float">
            <text:p>8.39398321203341</text:p>
          </table:table-cell>
          <table:table-cell table:formula="of:=DEGREES(ATAN(ABS([.F569]-[.C569])/ABS([.E569]-[.B569])))" office:value-type="float" office:value="0.702478344199106" calcext:value-type="float">
            <text:p>0.702478344199106</text:p>
          </table:table-cell>
          <table:table-cell table:formula="of:=SQRT(POWER([.H569];2)+POWER([.I569];2)+POWER([.J569];2))" office:value-type="float" office:value="686.121450097242" calcext:value-type="float">
            <text:p>686.121450097242</text:p>
          </table:table-cell>
        </table:table-row>
        <table:table-row table:style-name="ro1">
          <table:table-cell office:value-type="float" office:value="71.8438" calcext:value-type="float">
            <text:p>71.8438</text:p>
          </table:table-cell>
          <table:table-cell office:value-type="float" office:value="273.991" calcext:value-type="float">
            <text:p>273.991</text:p>
          </table:table-cell>
          <table:table-cell office:value-type="float" office:value="41.4741" calcext:value-type="float">
            <text:p>41.4741</text:p>
          </table:table-cell>
          <table:table-cell office:value-type="float" office:value="71.3514" calcext:value-type="float">
            <text:p>71.3514</text:p>
          </table:table-cell>
          <table:table-cell office:value-type="float" office:value="260.363" calcext:value-type="float">
            <text:p>260.363</text:p>
          </table:table-cell>
          <table:table-cell office:value-type="float" office:value="41.5503" calcext:value-type="float">
            <text:p>41.5503</text:p>
          </table:table-cell>
          <table:table-cell/>
          <table:table-cell table:formula="of:=([.D570]-[.A570])/0.0166667" office:value-type="float" office:value="-29.5439409121184" calcext:value-type="float">
            <text:p>-29.5439409121184</text:p>
          </table:table-cell>
          <table:table-cell table:formula="of:=ABS([.E570]-[.B570])/0.0166667" office:value-type="float" office:value="817.67836464327" calcext:value-type="float">
            <text:p>817.67836464327</text:p>
          </table:table-cell>
          <table:table-cell table:formula="of:=([.F570]-[.C570])/0.0166667" office:value-type="float" office:value="4.57199085601829" calcext:value-type="float">
            <text:p>4.57199085601829</text:p>
          </table:table-cell>
          <table:table-cell table:formula="of:=DEGREES(ATAN(ABS([.F570]-[.C570])/ABS([.E570]-[.B570])))" office:value-type="float" office:value="0.320361968060641" calcext:value-type="float">
            <text:p>0.320361968060641</text:p>
          </table:table-cell>
          <table:table-cell table:formula="of:=SQRT(POWER([.H570];2)+POWER([.I570];2)+POWER([.J570];2))" office:value-type="float" office:value="818.224697470505" calcext:value-type="float">
            <text:p>818.224697470505</text:p>
          </table:table-cell>
        </table:table-row>
        <table:table-row table:style-name="ro1">
          <table:table-cell office:value-type="float" office:value="71.596" calcext:value-type="float">
            <text:p>71.596</text:p>
          </table:table-cell>
          <table:table-cell office:value-type="float" office:value="285.528" calcext:value-type="float">
            <text:p>285.528</text:p>
          </table:table-cell>
          <table:table-cell office:value-type="float" office:value="41.8669" calcext:value-type="float">
            <text:p>41.8669</text:p>
          </table:table-cell>
          <table:table-cell office:value-type="float" office:value="71.1118" calcext:value-type="float">
            <text:p>71.1118</text:p>
          </table:table-cell>
          <table:table-cell office:value-type="float" office:value="269.77" calcext:value-type="float">
            <text:p>269.77</text:p>
          </table:table-cell>
          <table:table-cell office:value-type="float" office:value="43.4049" calcext:value-type="float">
            <text:p>43.4049</text:p>
          </table:table-cell>
          <table:table-cell/>
          <table:table-cell table:formula="of:=([.D571]-[.A571])/0.0166667" office:value-type="float" office:value="-29.0519418961163" calcext:value-type="float">
            <text:p>-29.0519418961163</text:p>
          </table:table-cell>
          <table:table-cell table:formula="of:=ABS([.E571]-[.B571])/0.0166667" office:value-type="float" office:value="945.478109043784" calcext:value-type="float">
            <text:p>945.478109043784</text:p>
          </table:table-cell>
          <table:table-cell table:formula="of:=([.F571]-[.C571])/0.0166667" office:value-type="float" office:value="92.2798154403689" calcext:value-type="float">
            <text:p>92.2798154403689</text:p>
          </table:table-cell>
          <table:table-cell table:formula="of:=DEGREES(ATAN(ABS([.F571]-[.C571])/ABS([.E571]-[.B571])))" office:value-type="float" office:value="5.57448179928222" calcext:value-type="float">
            <text:p>5.57448179928222</text:p>
          </table:table-cell>
          <table:table-cell table:formula="of:=SQRT(POWER([.H571];2)+POWER([.I571];2)+POWER([.J571];2))" office:value-type="float" office:value="950.414874855531" calcext:value-type="float">
            <text:p>950.414874855531</text:p>
          </table:table-cell>
        </table:table-row>
        <table:table-row table:style-name="ro1">
          <table:table-cell office:value-type="float" office:value="71.8552" calcext:value-type="float">
            <text:p>71.8552</text:p>
          </table:table-cell>
          <table:table-cell office:value-type="float" office:value="282.798" calcext:value-type="float">
            <text:p>282.798</text:p>
          </table:table-cell>
          <table:table-cell office:value-type="float" office:value="42.5525" calcext:value-type="float">
            <text:p>42.5525</text:p>
          </table:table-cell>
          <table:table-cell office:value-type="float" office:value="70.8604" calcext:value-type="float">
            <text:p>70.8604</text:p>
          </table:table-cell>
          <table:table-cell office:value-type="float" office:value="269.846" calcext:value-type="float">
            <text:p>269.846</text:p>
          </table:table-cell>
          <table:table-cell office:value-type="float" office:value="42.9035" calcext:value-type="float">
            <text:p>42.9035</text:p>
          </table:table-cell>
          <table:table-cell/>
          <table:table-cell table:formula="of:=([.D572]-[.A572])/0.0166667" office:value-type="float" office:value="-59.6878806242386" calcext:value-type="float">
            <text:p>-59.6878806242386</text:p>
          </table:table-cell>
          <table:table-cell table:formula="of:=ABS([.E572]-[.B572])/0.0166667" office:value-type="float" office:value="777.118445763108" calcext:value-type="float">
            <text:p>777.118445763108</text:p>
          </table:table-cell>
          <table:table-cell table:formula="of:=([.F572]-[.C572])/0.0166667" office:value-type="float" office:value="21.0599578800842" calcext:value-type="float">
            <text:p>21.0599578800842</text:p>
          </table:table-cell>
          <table:table-cell table:formula="of:=DEGREES(ATAN(ABS([.F572]-[.C572])/ABS([.E572]-[.B572])))" office:value-type="float" office:value="1.55233921861389" calcext:value-type="float">
            <text:p>1.55233921861389</text:p>
          </table:table-cell>
          <table:table-cell table:formula="of:=SQRT(POWER([.H572];2)+POWER([.I572];2)+POWER([.J572];2))" office:value-type="float" office:value="779.69176195763" calcext:value-type="float">
            <text:p>779.69176195763</text:p>
          </table:table-cell>
        </table:table-row>
        <table:table-row table:style-name="ro1">
          <table:table-cell office:value-type="float" office:value="71.5982" calcext:value-type="float">
            <text:p>71.5982</text:p>
          </table:table-cell>
          <table:table-cell office:value-type="float" office:value="278.948" calcext:value-type="float">
            <text:p>278.948</text:p>
          </table:table-cell>
          <table:table-cell office:value-type="float" office:value="42.1658" calcext:value-type="float">
            <text:p>42.1658</text:p>
          </table:table-cell>
          <table:table-cell office:value-type="float" office:value="70.8705" calcext:value-type="float">
            <text:p>70.8705</text:p>
          </table:table-cell>
          <table:table-cell office:value-type="float" office:value="263.69" calcext:value-type="float">
            <text:p>263.69</text:p>
          </table:table-cell>
          <table:table-cell office:value-type="float" office:value="42.936" calcext:value-type="float">
            <text:p>42.936</text:p>
          </table:table-cell>
          <table:table-cell/>
          <table:table-cell table:formula="of:=([.D573]-[.A573])/0.0166667" office:value-type="float" office:value="-43.6619126761746" calcext:value-type="float">
            <text:p>-43.6619126761746</text:p>
          </table:table-cell>
          <table:table-cell table:formula="of:=ABS([.E573]-[.B573])/0.0166667" office:value-type="float" office:value="915.478169043661" calcext:value-type="float">
            <text:p>915.478169043661</text:p>
          </table:table-cell>
          <table:table-cell table:formula="of:=([.F573]-[.C573])/0.0166667" office:value-type="float" office:value="46.211907576185" calcext:value-type="float">
            <text:p>46.211907576185</text:p>
          </table:table-cell>
          <table:table-cell table:formula="of:=DEGREES(ATAN(ABS([.F573]-[.C573])/ABS([.E573]-[.B573])))" office:value-type="float" office:value="2.8897486631894" calcext:value-type="float">
            <text:p>2.8897486631894</text:p>
          </table:table-cell>
          <table:table-cell table:formula="of:=SQRT(POWER([.H573];2)+POWER([.I573];2)+POWER([.J573];2))" office:value-type="float" office:value="917.683050413325" calcext:value-type="float">
            <text:p>917.683050413325</text:p>
          </table:table-cell>
        </table:table-row>
        <table:table-row table:style-name="ro1">
          <table:table-cell office:value-type="float" office:value="72.105" calcext:value-type="float">
            <text:p>72.105</text:p>
          </table:table-cell>
          <table:table-cell office:value-type="float" office:value="274.992" calcext:value-type="float">
            <text:p>274.992</text:p>
          </table:table-cell>
          <table:table-cell office:value-type="float" office:value="43.0472" calcext:value-type="float">
            <text:p>43.0472</text:p>
          </table:table-cell>
          <table:table-cell office:value-type="float" office:value="71.3631" calcext:value-type="float">
            <text:p>71.3631</text:p>
          </table:table-cell>
          <table:table-cell office:value-type="float" office:value="262.456" calcext:value-type="float">
            <text:p>262.456</text:p>
          </table:table-cell>
          <table:table-cell office:value-type="float" office:value="43.3773" calcext:value-type="float">
            <text:p>43.3773</text:p>
          </table:table-cell>
          <table:table-cell/>
          <table:table-cell table:formula="of:=([.D574]-[.A574])/0.0166667" office:value-type="float" office:value="-44.5139109721781" calcext:value-type="float">
            <text:p>-44.5139109721781</text:p>
          </table:table-cell>
          <table:table-cell table:formula="of:=ABS([.E574]-[.B574])/0.0166667" office:value-type="float" office:value="752.158495683009" calcext:value-type="float">
            <text:p>752.158495683009</text:p>
          </table:table-cell>
          <table:table-cell table:formula="of:=([.F574]-[.C574])/0.0166667" office:value-type="float" office:value="19.8059603880793" calcext:value-type="float">
            <text:p>19.8059603880793</text:p>
          </table:table-cell>
          <table:table-cell table:formula="of:=DEGREES(ATAN(ABS([.F574]-[.C574])/ABS([.E574]-[.B574])))" office:value-type="float" office:value="1.5083732642531" calcext:value-type="float">
            <text:p>1.5083732642531</text:p>
          </table:table-cell>
          <table:table-cell table:formula="of:=SQRT(POWER([.H574];2)+POWER([.I574];2)+POWER([.J574];2))" office:value-type="float" office:value="753.734812095779" calcext:value-type="float">
            <text:p>753.734812095779</text:p>
          </table:table-cell>
        </table:table-row>
        <table:table-row table:style-name="ro1">
          <table:table-cell office:value-type="float" office:value="71.5999" calcext:value-type="float">
            <text:p>71.5999</text:p>
          </table:table-cell>
          <table:table-cell office:value-type="float" office:value="278.895" calcext:value-type="float">
            <text:p>278.895</text:p>
          </table:table-cell>
          <table:table-cell office:value-type="float" office:value="42.4248" calcext:value-type="float">
            <text:p>42.4248</text:p>
          </table:table-cell>
          <table:table-cell office:value-type="float" office:value="70.369" calcext:value-type="float">
            <text:p>70.369</text:p>
          </table:table-cell>
          <table:table-cell office:value-type="float" office:value="267.366" calcext:value-type="float">
            <text:p>267.366</text:p>
          </table:table-cell>
          <table:table-cell office:value-type="float" office:value="42.5784" calcext:value-type="float">
            <text:p>42.5784</text:p>
          </table:table-cell>
          <table:table-cell/>
          <table:table-cell table:formula="of:=([.D575]-[.A575])/0.0166667" office:value-type="float" office:value="-73.8538522922957" calcext:value-type="float">
            <text:p>-73.8538522922957</text:p>
          </table:table-cell>
          <table:table-cell table:formula="of:=ABS([.E575]-[.B575])/0.0166667" office:value-type="float" office:value="691.738616522767" calcext:value-type="float">
            <text:p>691.738616522767</text:p>
          </table:table-cell>
          <table:table-cell table:formula="of:=([.F575]-[.C575])/0.0166667" office:value-type="float" office:value="9.21598156803713" calcext:value-type="float">
            <text:p>9.21598156803713</text:p>
          </table:table-cell>
          <table:table-cell table:formula="of:=DEGREES(ATAN(ABS([.F575]-[.C575])/ABS([.E575]-[.B575])))" office:value-type="float" office:value="0.763302201722587" calcext:value-type="float">
            <text:p>0.763302201722587</text:p>
          </table:table-cell>
          <table:table-cell table:formula="of:=SQRT(POWER([.H575];2)+POWER([.I575];2)+POWER([.J575];2))" office:value-type="float" office:value="695.731010810576" calcext:value-type="float">
            <text:p>695.731010810576</text:p>
          </table:table-cell>
        </table:table-row>
        <table:table-row table:style-name="ro1">
          <table:table-cell office:value-type="float" office:value="71.5888" calcext:value-type="float">
            <text:p>71.5888</text:p>
          </table:table-cell>
          <table:table-cell office:value-type="float" office:value="285.753" calcext:value-type="float">
            <text:p>285.753</text:p>
          </table:table-cell>
          <table:table-cell office:value-type="float" office:value="40.814" calcext:value-type="float">
            <text:p>40.814</text:p>
          </table:table-cell>
          <table:table-cell office:value-type="float" office:value="70.5939" calcext:value-type="float">
            <text:p>70.5939</text:p>
          </table:table-cell>
          <table:table-cell office:value-type="float" office:value="272.63" calcext:value-type="float">
            <text:p>272.63</text:p>
          </table:table-cell>
          <table:table-cell office:value-type="float" office:value="41.2143" calcext:value-type="float">
            <text:p>41.2143</text:p>
          </table:table-cell>
          <table:table-cell/>
          <table:table-cell table:formula="of:=([.D576]-[.A576])/0.0166667" office:value-type="float" office:value="-59.6938806122389" calcext:value-type="float">
            <text:p>-59.6938806122389</text:p>
          </table:table-cell>
          <table:table-cell table:formula="of:=ABS([.E576]-[.B576])/0.0166667" office:value-type="float" office:value="787.378425243149" calcext:value-type="float">
            <text:p>787.378425243149</text:p>
          </table:table-cell>
          <table:table-cell table:formula="of:=([.F576]-[.C576])/0.0166667" office:value-type="float" office:value="24.0179519640962" calcext:value-type="float">
            <text:p>24.0179519640962</text:p>
          </table:table-cell>
          <table:table-cell table:formula="of:=DEGREES(ATAN(ABS([.F576]-[.C576])/ABS([.E576]-[.B576])))" office:value-type="float" office:value="1.74719125716456" calcext:value-type="float">
            <text:p>1.74719125716456</text:p>
          </table:table-cell>
          <table:table-cell table:formula="of:=SQRT(POWER([.H576];2)+POWER([.I576];2)+POWER([.J576];2))" office:value-type="float" office:value="790.003168308507" calcext:value-type="float">
            <text:p>790.003168308507</text:p>
          </table:table-cell>
        </table:table-row>
        <table:table-row table:style-name="ro1">
          <table:table-cell office:value-type="float" office:value="71.3339" calcext:value-type="float">
            <text:p>71.3339</text:p>
          </table:table-cell>
          <table:table-cell office:value-type="float" office:value="286.987" calcext:value-type="float">
            <text:p>286.987</text:p>
          </table:table-cell>
          <table:table-cell office:value-type="float" office:value="41.1268" calcext:value-type="float">
            <text:p>41.1268</text:p>
          </table:table-cell>
          <table:table-cell office:value-type="float" office:value="69.8373" calcext:value-type="float">
            <text:p>69.8373</text:p>
          </table:table-cell>
          <table:table-cell office:value-type="float" office:value="275.045" calcext:value-type="float">
            <text:p>275.045</text:p>
          </table:table-cell>
          <table:table-cell office:value-type="float" office:value="41.3194" calcext:value-type="float">
            <text:p>41.3194</text:p>
          </table:table-cell>
          <table:table-cell/>
          <table:table-cell table:formula="of:=([.D577]-[.A577])/0.0166667" office:value-type="float" office:value="-89.7958204083592" calcext:value-type="float">
            <text:p>-89.7958204083592</text:p>
          </table:table-cell>
          <table:table-cell table:formula="of:=ABS([.E577]-[.B577])/0.0166667" office:value-type="float" office:value="716.518566962867" calcext:value-type="float">
            <text:p>716.518566962867</text:p>
          </table:table-cell>
          <table:table-cell table:formula="of:=([.F577]-[.C577])/0.0166667" office:value-type="float" office:value="11.5559768880461" calcext:value-type="float">
            <text:p>11.5559768880461</text:p>
          </table:table-cell>
          <table:table-cell table:formula="of:=DEGREES(ATAN(ABS([.F577]-[.C577])/ABS([.E577]-[.B577])))" office:value-type="float" office:value="0.923983461287362" calcext:value-type="float">
            <text:p>0.923983461287362</text:p>
          </table:table-cell>
          <table:table-cell table:formula="of:=SQRT(POWER([.H577];2)+POWER([.I577];2)+POWER([.J577];2))" office:value-type="float" office:value="722.215817306134" calcext:value-type="float">
            <text:p>722.215817306134</text:p>
          </table:table-cell>
        </table:table-row>
        <table:table-row table:style-name="ro1">
          <table:table-cell office:value-type="float" office:value="70.8349" calcext:value-type="float">
            <text:p>70.8349</text:p>
          </table:table-cell>
          <table:table-cell office:value-type="float" office:value="280.234" calcext:value-type="float">
            <text:p>280.234</text:p>
          </table:table-cell>
          <table:table-cell office:value-type="float" office:value="41.7142" calcext:value-type="float">
            <text:p>41.7142</text:p>
          </table:table-cell>
          <table:table-cell office:value-type="float" office:value="69.3691" calcext:value-type="float">
            <text:p>69.3691</text:p>
          </table:table-cell>
          <table:table-cell office:value-type="float" office:value="268.623" calcext:value-type="float">
            <text:p>268.623</text:p>
          </table:table-cell>
          <table:table-cell office:value-type="float" office:value="41.6442" calcext:value-type="float">
            <text:p>41.6442</text:p>
          </table:table-cell>
          <table:table-cell/>
          <table:table-cell table:formula="of:=([.D578]-[.A578])/0.0166667" office:value-type="float" office:value="-87.9478241043519" calcext:value-type="float">
            <text:p>-87.9478241043519</text:p>
          </table:table-cell>
          <table:table-cell table:formula="of:=ABS([.E578]-[.B578])/0.0166667" office:value-type="float" office:value="696.658606682786" calcext:value-type="float">
            <text:p>696.658606682786</text:p>
          </table:table-cell>
          <table:table-cell table:formula="of:=([.F578]-[.C578])/0.0166667" office:value-type="float" office:value="-4.19999160001682" calcext:value-type="float">
            <text:p>-4.19999160001682</text:p>
          </table:table-cell>
          <table:table-cell table:formula="of:=DEGREES(ATAN(ABS([.F578]-[.C578])/ABS([.E578]-[.B578])))" office:value-type="float" office:value="0.345418652650888" calcext:value-type="float">
            <text:p>0.345418652650888</text:p>
          </table:table-cell>
          <table:table-cell table:formula="of:=SQRT(POWER([.H578];2)+POWER([.I578];2)+POWER([.J578];2))" office:value-type="float" office:value="702.200593818697" calcext:value-type="float">
            <text:p>702.200593818697</text:p>
          </table:table-cell>
        </table:table-row>
        <table:table-row table:style-name="ro1">
          <table:table-cell office:value-type="float" office:value="72.0985" calcext:value-type="float">
            <text:p>72.0985</text:p>
          </table:table-cell>
          <table:table-cell office:value-type="float" office:value="283.191" calcext:value-type="float">
            <text:p>283.191</text:p>
          </table:table-cell>
          <table:table-cell office:value-type="float" office:value="40.7177" calcext:value-type="float">
            <text:p>40.7177</text:p>
          </table:table-cell>
          <table:table-cell office:value-type="float" office:value="71.5926" calcext:value-type="float">
            <text:p>71.5926</text:p>
          </table:table-cell>
          <table:table-cell office:value-type="float" office:value="268.981" calcext:value-type="float">
            <text:p>268.981</text:p>
          </table:table-cell>
          <table:table-cell office:value-type="float" office:value="41.3179" calcext:value-type="float">
            <text:p>41.3179</text:p>
          </table:table-cell>
          <table:table-cell/>
          <table:table-cell table:formula="of:=([.D579]-[.A579])/0.0166667" office:value-type="float" office:value="-30.3539392921212" calcext:value-type="float">
            <text:p>-30.3539392921212</text:p>
          </table:table-cell>
          <table:table-cell table:formula="of:=ABS([.E579]-[.B579])/0.0166667" office:value-type="float" office:value="852.598294803409" calcext:value-type="float">
            <text:p>852.598294803409</text:p>
          </table:table-cell>
          <table:table-cell table:formula="of:=([.F579]-[.C579])/0.0166667" office:value-type="float" office:value="36.0119279761441" calcext:value-type="float">
            <text:p>36.0119279761441</text:p>
          </table:table-cell>
          <table:table-cell table:formula="of:=DEGREES(ATAN(ABS([.F579]-[.C579])/ABS([.E579]-[.B579])))" office:value-type="float" office:value="2.41861353661081" calcext:value-type="float">
            <text:p>2.41861353661081</text:p>
          </table:table-cell>
          <table:table-cell table:formula="of:=SQRT(POWER([.H579];2)+POWER([.I579];2)+POWER([.J579];2))" office:value-type="float" office:value="853.898163066762" calcext:value-type="float">
            <text:p>853.898163066762</text:p>
          </table:table-cell>
        </table:table-row>
        <table:table-row table:style-name="ro1">
          <table:table-cell office:value-type="float" office:value="70.3302" calcext:value-type="float">
            <text:p>70.3302</text:p>
          </table:table-cell>
          <table:table-cell office:value-type="float" office:value="277.7" calcext:value-type="float">
            <text:p>277.7</text:p>
          </table:table-cell>
          <table:table-cell office:value-type="float" office:value="41.1282" calcext:value-type="float">
            <text:p>41.1282</text:p>
          </table:table-cell>
          <table:table-cell office:value-type="float" office:value="69.1378" calcext:value-type="float">
            <text:p>69.1378</text:p>
          </table:table-cell>
          <table:table-cell office:value-type="float" office:value="264.957" calcext:value-type="float">
            <text:p>264.957</text:p>
          </table:table-cell>
          <table:table-cell office:value-type="float" office:value="41.2804" calcext:value-type="float">
            <text:p>41.2804</text:p>
          </table:table-cell>
          <table:table-cell/>
          <table:table-cell table:formula="of:=([.D580]-[.A580])/0.0166667" office:value-type="float" office:value="-71.5438569122866" calcext:value-type="float">
            <text:p>-71.5438569122866</text:p>
          </table:table-cell>
          <table:table-cell table:formula="of:=ABS([.E580]-[.B580])/0.0166667" office:value-type="float" office:value="764.578470843058" calcext:value-type="float">
            <text:p>764.578470843058</text:p>
          </table:table-cell>
          <table:table-cell table:formula="of:=([.F580]-[.C580])/0.0166667" office:value-type="float" office:value="9.13198173603656" calcext:value-type="float">
            <text:p>9.13198173603656</text:p>
          </table:table-cell>
          <table:table-cell table:formula="of:=DEGREES(ATAN(ABS([.F580]-[.C580])/ABS([.E580]-[.B580])))" office:value-type="float" office:value="0.684297497292548" calcext:value-type="float">
            <text:p>0.684297497292548</text:p>
          </table:table-cell>
          <table:table-cell table:formula="of:=SQRT(POWER([.H580];2)+POWER([.I580];2)+POWER([.J580];2))" office:value-type="float" office:value="767.972756436725" calcext:value-type="float">
            <text:p>767.972756436725</text:p>
          </table:table-cell>
        </table:table-row>
        <table:table-row table:style-name="ro1">
          <table:table-cell office:value-type="float" office:value="70.3302" calcext:value-type="float">
            <text:p>70.3302</text:p>
          </table:table-cell>
          <table:table-cell office:value-type="float" office:value="277.711" calcext:value-type="float">
            <text:p>277.711</text:p>
          </table:table-cell>
          <table:table-cell office:value-type="float" office:value="41.1265" calcext:value-type="float">
            <text:p>41.1265</text:p>
          </table:table-cell>
          <table:table-cell office:value-type="float" office:value="69.1291" calcext:value-type="float">
            <text:p>69.1291</text:p>
          </table:table-cell>
          <table:table-cell office:value-type="float" office:value="266.235" calcext:value-type="float">
            <text:p>266.235</text:p>
          </table:table-cell>
          <table:table-cell office:value-type="float" office:value="41.0652" calcext:value-type="float">
            <text:p>41.0652</text:p>
          </table:table-cell>
          <table:table-cell/>
          <table:table-cell table:formula="of:=([.D581]-[.A581])/0.0166667" office:value-type="float" office:value="-72.0658558682889" calcext:value-type="float">
            <text:p>-72.0658558682889</text:p>
          </table:table-cell>
          <table:table-cell table:formula="of:=ABS([.E581]-[.B581])/0.0166667" office:value-type="float" office:value="688.558622882754" calcext:value-type="float">
            <text:p>688.558622882754</text:p>
          </table:table-cell>
          <table:table-cell table:formula="of:=([.F581]-[.C581])/0.0166667" office:value-type="float" office:value="-3.67799264401488" calcext:value-type="float">
            <text:p>-3.67799264401488</text:p>
          </table:table-cell>
          <table:table-cell table:formula="of:=DEGREES(ATAN(ABS([.F581]-[.C581])/ABS([.E581]-[.B581])))" office:value-type="float" office:value="0.306047218584368" calcext:value-type="float">
            <text:p>0.306047218584368</text:p>
          </table:table-cell>
          <table:table-cell table:formula="of:=SQRT(POWER([.H581];2)+POWER([.I581];2)+POWER([.J581];2))" office:value-type="float" office:value="692.329395850063" calcext:value-type="float">
            <text:p>692.329395850063</text:p>
          </table:table-cell>
        </table:table-row>
        <table:table-row table:style-name="ro1">
          <table:table-cell office:value-type="float" office:value="71.0895" calcext:value-type="float">
            <text:p>71.0895</text:p>
          </table:table-cell>
          <table:table-cell office:value-type="float" office:value="276.473" calcext:value-type="float">
            <text:p>276.473</text:p>
          </table:table-cell>
          <table:table-cell office:value-type="float" office:value="41.3224" calcext:value-type="float">
            <text:p>41.3224</text:p>
          </table:table-cell>
          <table:table-cell office:value-type="float" office:value="70.1189" calcext:value-type="float">
            <text:p>70.1189</text:p>
          </table:table-cell>
          <table:table-cell office:value-type="float" office:value="265.102" calcext:value-type="float">
            <text:p>265.102</text:p>
          </table:table-cell>
          <table:table-cell office:value-type="float" office:value="41.2466" calcext:value-type="float">
            <text:p>41.2466</text:p>
          </table:table-cell>
          <table:table-cell/>
          <table:table-cell table:formula="of:=([.D582]-[.A582])/0.0166667" office:value-type="float" office:value="-58.2358835282332" calcext:value-type="float">
            <text:p>-58.2358835282332</text:p>
          </table:table-cell>
          <table:table-cell table:formula="of:=ABS([.E582]-[.B582])/0.0166667" office:value-type="float" office:value="682.258635482731" calcext:value-type="float">
            <text:p>682.258635482731</text:p>
          </table:table-cell>
          <table:table-cell table:formula="of:=([.F582]-[.C582])/0.0166667" office:value-type="float" office:value="-4.54799090401825" calcext:value-type="float">
            <text:p>-4.54799090401825</text:p>
          </table:table-cell>
          <table:table-cell table:formula="of:=DEGREES(ATAN(ABS([.F582]-[.C582])/ABS([.E582]-[.B582])))" office:value-type="float" office:value="0.381932614465276" calcext:value-type="float">
            <text:p>0.381932614465276</text:p>
          </table:table-cell>
          <table:table-cell table:formula="of:=SQRT(POWER([.H582];2)+POWER([.I582];2)+POWER([.J582];2))" office:value-type="float" office:value="684.754662665641" calcext:value-type="float">
            <text:p>684.754662665641</text:p>
          </table:table-cell>
        </table:table-row>
        <table:table-row table:style-name="ro1">
          <table:table-cell office:value-type="float" office:value="70.3398" calcext:value-type="float">
            <text:p>70.3398</text:p>
          </table:table-cell>
          <table:table-cell office:value-type="float" office:value="276.28" calcext:value-type="float">
            <text:p>276.28</text:p>
          </table:table-cell>
          <table:table-cell office:value-type="float" office:value="41.8601" calcext:value-type="float">
            <text:p>41.8601</text:p>
          </table:table-cell>
          <table:table-cell office:value-type="float" office:value="68.8885" calcext:value-type="float">
            <text:p>68.8885</text:p>
          </table:table-cell>
          <table:table-cell office:value-type="float" office:value="266.099" calcext:value-type="float">
            <text:p>266.099</text:p>
          </table:table-cell>
          <table:table-cell office:value-type="float" office:value="41.5795" calcext:value-type="float">
            <text:p>41.5795</text:p>
          </table:table-cell>
          <table:table-cell/>
          <table:table-cell table:formula="of:=([.D583]-[.A583])/0.0166667" office:value-type="float" office:value="-87.0778258443485" calcext:value-type="float">
            <text:p>-87.0778258443485</text:p>
          </table:table-cell>
          <table:table-cell table:formula="of:=ABS([.E583]-[.B583])/0.0166667" office:value-type="float" office:value="610.858778282443" calcext:value-type="float">
            <text:p>610.858778282443</text:p>
          </table:table-cell>
          <table:table-cell table:formula="of:=([.F583]-[.C583])/0.0166667" office:value-type="float" office:value="-16.8359663280673" calcext:value-type="float">
            <text:p>-16.8359663280673</text:p>
          </table:table-cell>
          <table:table-cell table:formula="of:=DEGREES(ATAN(ABS([.F583]-[.C583])/ABS([.E583]-[.B583])))" office:value-type="float" office:value="1.57873752585213" calcext:value-type="float">
            <text:p>1.57873752585213</text:p>
          </table:table-cell>
          <table:table-cell table:formula="of:=SQRT(POWER([.H583];2)+POWER([.I583];2)+POWER([.J583];2))" office:value-type="float" office:value="617.263675037416" calcext:value-type="float">
            <text:p>617.263675037416</text:p>
          </table:table-cell>
        </table:table-row>
        <table:table-row table:style-name="ro1">
          <table:table-cell office:value-type="float" office:value="70.3354" calcext:value-type="float">
            <text:p>70.3354</text:p>
          </table:table-cell>
          <table:table-cell office:value-type="float" office:value="276.379" calcext:value-type="float">
            <text:p>276.379</text:p>
          </table:table-cell>
          <table:table-cell office:value-type="float" office:value="41.345" calcext:value-type="float">
            <text:p>41.345</text:p>
          </table:table-cell>
          <table:table-cell office:value-type="float" office:value="68.8926" calcext:value-type="float">
            <text:p>68.8926</text:p>
          </table:table-cell>
          <table:table-cell office:value-type="float" office:value="264.926" calcext:value-type="float">
            <text:p>264.926</text:p>
          </table:table-cell>
          <table:table-cell office:value-type="float" office:value="41.288" calcext:value-type="float">
            <text:p>41.288</text:p>
          </table:table-cell>
          <table:table-cell/>
          <table:table-cell table:formula="of:=([.D584]-[.A584])/0.0166667" office:value-type="float" office:value="-86.5678268643466" calcext:value-type="float">
            <text:p>-86.5678268643466</text:p>
          </table:table-cell>
          <table:table-cell table:formula="of:=ABS([.E584]-[.B584])/0.0166667" office:value-type="float" office:value="687.178625642751" calcext:value-type="float">
            <text:p>687.178625642751</text:p>
          </table:table-cell>
          <table:table-cell table:formula="of:=([.F584]-[.C584])/0.0166667" office:value-type="float" office:value="-3.41999316001381" calcext:value-type="float">
            <text:p>-3.41999316001381</text:p>
          </table:table-cell>
          <table:table-cell table:formula="of:=DEGREES(ATAN(ABS([.F584]-[.C584])/ABS([.E584]-[.B584])))" office:value-type="float" office:value="0.285150831088253" calcext:value-type="float">
            <text:p>0.285150831088253</text:p>
          </table:table-cell>
          <table:table-cell table:formula="of:=SQRT(POWER([.H584];2)+POWER([.I584];2)+POWER([.J584];2))" office:value-type="float" office:value="692.618328187675" calcext:value-type="float">
            <text:p>692.618328187675</text:p>
          </table:table-cell>
        </table:table-row>
        <table:table-row table:style-name="ro1">
          <table:table-cell office:value-type="float" office:value="70.8344" calcext:value-type="float">
            <text:p>70.8344</text:p>
          </table:table-cell>
          <table:table-cell office:value-type="float" office:value="277.774" calcext:value-type="float">
            <text:p>277.774</text:p>
          </table:table-cell>
          <table:table-cell office:value-type="float" office:value="41.1114" calcext:value-type="float">
            <text:p>41.1114</text:p>
          </table:table-cell>
          <table:table-cell office:value-type="float" office:value="69.8736" calcext:value-type="float">
            <text:p>69.8736</text:p>
          </table:table-cell>
          <table:table-cell office:value-type="float" office:value="265.073" calcext:value-type="float">
            <text:p>265.073</text:p>
          </table:table-cell>
          <table:table-cell office:value-type="float" office:value="41.2539" calcext:value-type="float">
            <text:p>41.2539</text:p>
          </table:table-cell>
          <table:table-cell/>
          <table:table-cell table:formula="of:=([.D585]-[.A585])/0.0166667" office:value-type="float" office:value="-57.647884704231" calcext:value-type="float">
            <text:p>-57.647884704231</text:p>
          </table:table-cell>
          <table:table-cell table:formula="of:=ABS([.E585]-[.B585])/0.0166667" office:value-type="float" office:value="762.05847588305" calcext:value-type="float">
            <text:p>762.05847588305</text:p>
          </table:table-cell>
          <table:table-cell table:formula="of:=([.F585]-[.C585])/0.0166667" office:value-type="float" office:value="8.5499829000341" calcext:value-type="float">
            <text:p>8.5499829000341</text:p>
          </table:table-cell>
          <table:table-cell table:formula="of:=DEGREES(ATAN(ABS([.F585]-[.C585])/ABS([.E585]-[.B585])))" office:value-type="float" office:value="0.642808126924687" calcext:value-type="float">
            <text:p>0.642808126924687</text:p>
          </table:table-cell>
          <table:table-cell table:formula="of:=SQRT(POWER([.H585];2)+POWER([.I585];2)+POWER([.J585];2))" office:value-type="float" office:value="764.283652503218" calcext:value-type="float">
            <text:p>764.283652503218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1.569" calcext:value-type="float">
            <text:p>281.569</text:p>
          </table:table-cell>
          <table:table-cell office:value-type="float" office:value="42.2422" calcext:value-type="float">
            <text:p>42.2422</text:p>
          </table:table-cell>
          <table:table-cell office:value-type="float" office:value="71.352" calcext:value-type="float">
            <text:p>71.352</text:p>
          </table:table-cell>
          <table:table-cell office:value-type="float" office:value="269.983" calcext:value-type="float">
            <text:p>269.983</text:p>
          </table:table-cell>
          <table:table-cell office:value-type="float" office:value="42.3846" calcext:value-type="float">
            <text:p>42.3846</text:p>
          </table:table-cell>
          <table:table-cell/>
          <table:table-cell table:formula="of:=([.D586]-[.A586])/0.0166667" office:value-type="float" office:value="-45.2759094481809" calcext:value-type="float">
            <text:p>-45.2759094481809</text:p>
          </table:table-cell>
          <table:table-cell table:formula="of:=ABS([.E586]-[.B586])/0.0166667" office:value-type="float" office:value="695.158609682781" calcext:value-type="float">
            <text:p>695.158609682781</text:p>
          </table:table-cell>
          <table:table-cell table:formula="of:=([.F586]-[.C586])/0.0166667" office:value-type="float" office:value="8.5439829120343" calcext:value-type="float">
            <text:p>8.5439829120343</text:p>
          </table:table-cell>
          <table:table-cell table:formula="of:=DEGREES(ATAN(ABS([.F586]-[.C586])/ABS([.E586]-[.B586])))" office:value-type="float" office:value="0.704169532872758" calcext:value-type="float">
            <text:p>0.704169532872758</text:p>
          </table:table-cell>
          <table:table-cell table:formula="of:=SQRT(POWER([.H586];2)+POWER([.I586];2)+POWER([.J586];2))" office:value-type="float" office:value="696.683859606679" calcext:value-type="float">
            <text:p>696.683859606679</text:p>
          </table:table-cell>
        </table:table-row>
        <table:table-row table:style-name="ro1">
          <table:table-cell office:value-type="float" office:value="72.359" calcext:value-type="float">
            <text:p>72.359</text:p>
          </table:table-cell>
          <table:table-cell office:value-type="float" office:value="287.218" calcext:value-type="float">
            <text:p>287.218</text:p>
          </table:table-cell>
          <table:table-cell office:value-type="float" office:value="40.5698" calcext:value-type="float">
            <text:p>40.5698</text:p>
          </table:table-cell>
          <table:table-cell office:value-type="float" office:value="71.8387" calcext:value-type="float">
            <text:p>71.8387</text:p>
          </table:table-cell>
          <table:table-cell office:value-type="float" office:value="274.144" calcext:value-type="float">
            <text:p>274.144</text:p>
          </table:table-cell>
          <table:table-cell office:value-type="float" office:value="40.7029" calcext:value-type="float">
            <text:p>40.7029</text:p>
          </table:table-cell>
          <table:table-cell/>
          <table:table-cell table:formula="of:=([.D587]-[.A587])/0.0166667" office:value-type="float" office:value="-31.2179375641244" calcext:value-type="float">
            <text:p>-31.2179375641244</text:p>
          </table:table-cell>
          <table:table-cell table:formula="of:=ABS([.E587]-[.B587])/0.0166667" office:value-type="float" office:value="784.438431123138" calcext:value-type="float">
            <text:p>784.438431123138</text:p>
          </table:table-cell>
          <table:table-cell table:formula="of:=([.F587]-[.C587])/0.0166667" office:value-type="float" office:value="7.98598402803188" calcext:value-type="float">
            <text:p>7.98598402803188</text:p>
          </table:table-cell>
          <table:table-cell table:formula="of:=DEGREES(ATAN(ABS([.F587]-[.C587])/ABS([.E587]-[.B587])))" office:value-type="float" office:value="0.583280159645898" calcext:value-type="float">
            <text:p>0.583280159645898</text:p>
          </table:table-cell>
          <table:table-cell table:formula="of:=SQRT(POWER([.H587];2)+POWER([.I587];2)+POWER([.J587];2))" office:value-type="float" office:value="785.09998585504" calcext:value-type="float">
            <text:p>785.09998585504</text:p>
          </table:table-cell>
        </table:table-row>
        <table:table-row table:style-name="ro1">
          <table:table-cell office:value-type="float" office:value="72.3667" calcext:value-type="float">
            <text:p>72.3667</text:p>
          </table:table-cell>
          <table:table-cell office:value-type="float" office:value="289.76" calcext:value-type="float">
            <text:p>289.76</text:p>
          </table:table-cell>
          <table:table-cell office:value-type="float" office:value="41.1843" calcext:value-type="float">
            <text:p>41.1843</text:p>
          </table:table-cell>
          <table:table-cell office:value-type="float" office:value="71.3387" calcext:value-type="float">
            <text:p>71.3387</text:p>
          </table:table-cell>
          <table:table-cell office:value-type="float" office:value="277.83" calcext:value-type="float">
            <text:p>277.83</text:p>
          </table:table-cell>
          <table:table-cell office:value-type="float" office:value="41.0975" calcext:value-type="float">
            <text:p>41.0975</text:p>
          </table:table-cell>
          <table:table-cell/>
          <table:table-cell table:formula="of:=([.D588]-[.A588])/0.0166667" office:value-type="float" office:value="-61.6798766402462" calcext:value-type="float">
            <text:p>-61.6798766402462</text:p>
          </table:table-cell>
          <table:table-cell table:formula="of:=ABS([.E588]-[.B588])/0.0166667" office:value-type="float" office:value="715.798568402864" calcext:value-type="float">
            <text:p>715.798568402864</text:p>
          </table:table-cell>
          <table:table-cell table:formula="of:=([.F588]-[.C588])/0.0166667" office:value-type="float" office:value="-5.20798958402106" calcext:value-type="float">
            <text:p>-5.20798958402106</text:p>
          </table:table-cell>
          <table:table-cell table:formula="of:=DEGREES(ATAN(ABS([.F588]-[.C588])/ABS([.E588]-[.B588])))" office:value-type="float" office:value="0.416863864874084" calcext:value-type="float">
            <text:p>0.416863864874084</text:p>
          </table:table-cell>
          <table:table-cell table:formula="of:=SQRT(POWER([.H588];2)+POWER([.I588];2)+POWER([.J588];2))" office:value-type="float" office:value="718.469986057492" calcext:value-type="float">
            <text:p>718.469986057492</text:p>
          </table:table-cell>
        </table:table-row>
        <table:table-row table:style-name="ro1">
          <table:table-cell office:value-type="float" office:value="71.0816" calcext:value-type="float">
            <text:p>71.0816</text:p>
          </table:table-cell>
          <table:table-cell office:value-type="float" office:value="279.192" calcext:value-type="float">
            <text:p>279.192</text:p>
          </table:table-cell>
          <table:table-cell office:value-type="float" office:value="40.6252" calcext:value-type="float">
            <text:p>40.6252</text:p>
          </table:table-cell>
          <table:table-cell office:value-type="float" office:value="70.61" calcext:value-type="float">
            <text:p>70.61</text:p>
          </table:table-cell>
          <table:table-cell office:value-type="float" office:value="264.004" calcext:value-type="float">
            <text:p>264.004</text:p>
          </table:table-cell>
          <table:table-cell office:value-type="float" office:value="40.9398" calcext:value-type="float">
            <text:p>40.9398</text:p>
          </table:table-cell>
          <table:table-cell/>
          <table:table-cell table:formula="of:=([.D589]-[.A589])/0.0166667" office:value-type="float" office:value="-28.2959434081129" calcext:value-type="float">
            <text:p>-28.2959434081129</text:p>
          </table:table-cell>
          <table:table-cell table:formula="of:=ABS([.E589]-[.B589])/0.0166667" office:value-type="float" office:value="911.278177443644" calcext:value-type="float">
            <text:p>911.278177443644</text:p>
          </table:table-cell>
          <table:table-cell table:formula="of:=([.F589]-[.C589])/0.0166667" office:value-type="float" office:value="18.8759622480754" calcext:value-type="float">
            <text:p>18.8759622480754</text:p>
          </table:table-cell>
          <table:table-cell table:formula="of:=DEGREES(ATAN(ABS([.F589]-[.C589])/ABS([.E589]-[.B589])))" office:value-type="float" office:value="1.18663911885663" calcext:value-type="float">
            <text:p>1.18663911885663</text:p>
          </table:table-cell>
          <table:table-cell table:formula="of:=SQRT(POWER([.H589];2)+POWER([.I589];2)+POWER([.J589];2))" office:value-type="float" office:value="911.912758463854" calcext:value-type="float">
            <text:p>911.912758463854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7.014" calcext:value-type="float">
            <text:p>287.014</text:p>
          </table:table-cell>
          <table:table-cell office:value-type="float" office:value="41.3701" calcext:value-type="float">
            <text:p>41.3701</text:p>
          </table:table-cell>
          <table:table-cell office:value-type="float" office:value="71.0914" calcext:value-type="float">
            <text:p>71.0914</text:p>
          </table:table-cell>
          <table:table-cell office:value-type="float" office:value="276.421" calcext:value-type="float">
            <text:p>276.421</text:p>
          </table:table-cell>
          <table:table-cell office:value-type="float" office:value="41.5805" calcext:value-type="float">
            <text:p>41.5805</text:p>
          </table:table-cell>
          <table:table-cell/>
          <table:table-cell table:formula="of:=([.D590]-[.A590])/0.0166667" office:value-type="float" office:value="-60.9118781762441" calcext:value-type="float">
            <text:p>-60.9118781762441</text:p>
          </table:table-cell>
          <table:table-cell table:formula="of:=ABS([.E590]-[.B590])/0.0166667" office:value-type="float" office:value="635.578728842543" calcext:value-type="float">
            <text:p>635.578728842543</text:p>
          </table:table-cell>
          <table:table-cell table:formula="of:=([.F590]-[.C590])/0.0166667" office:value-type="float" office:value="12.6239747520505" calcext:value-type="float">
            <text:p>12.6239747520505</text:p>
          </table:table-cell>
          <table:table-cell table:formula="of:=DEGREES(ATAN(ABS([.F590]-[.C590])/ABS([.E590]-[.B590])))" office:value-type="float" office:value="1.13786907619932" calcext:value-type="float">
            <text:p>1.13786907619932</text:p>
          </table:table-cell>
          <table:table-cell table:formula="of:=SQRT(POWER([.H590];2)+POWER([.I590];2)+POWER([.J590];2))" office:value-type="float" office:value="638.615645125142" calcext:value-type="float">
            <text:p>638.615645125142</text:p>
          </table:table-cell>
        </table:table-row>
        <table:table-row table:style-name="ro1">
          <table:table-cell office:value-type="float" office:value="71.0876" calcext:value-type="float">
            <text:p>71.0876</text:p>
          </table:table-cell>
          <table:table-cell office:value-type="float" office:value="276.53" calcext:value-type="float">
            <text:p>276.53</text:p>
          </table:table-cell>
          <table:table-cell office:value-type="float" office:value="41.0632" calcext:value-type="float">
            <text:p>41.0632</text:p>
          </table:table-cell>
          <table:table-cell office:value-type="float" office:value="70.126" calcext:value-type="float">
            <text:p>70.126</text:p>
          </table:table-cell>
          <table:table-cell office:value-type="float" office:value="262.68" calcext:value-type="float">
            <text:p>262.68</text:p>
          </table:table-cell>
          <table:table-cell office:value-type="float" office:value="41.1688" calcext:value-type="float">
            <text:p>41.1688</text:p>
          </table:table-cell>
          <table:table-cell/>
          <table:table-cell table:formula="of:=([.D591]-[.A591])/0.0166667" office:value-type="float" office:value="-57.6958846082302" calcext:value-type="float">
            <text:p>-57.6958846082302</text:p>
          </table:table-cell>
          <table:table-cell table:formula="of:=ABS([.E591]-[.B591])/0.0166667" office:value-type="float" office:value="830.998338003322" calcext:value-type="float">
            <text:p>830.998338003322</text:p>
          </table:table-cell>
          <table:table-cell table:formula="of:=([.F591]-[.C591])/0.0166667" office:value-type="float" office:value="6.33598732802507" calcext:value-type="float">
            <text:p>6.33598732802507</text:p>
          </table:table-cell>
          <table:table-cell table:formula="of:=DEGREES(ATAN(ABS([.F591]-[.C591])/ABS([.E591]-[.B591])))" office:value-type="float" office:value="0.436845998257896" calcext:value-type="float">
            <text:p>0.436845998257896</text:p>
          </table:table-cell>
          <table:table-cell table:formula="of:=SQRT(POWER([.H591];2)+POWER([.I591];2)+POWER([.J591];2))" office:value-type="float" office:value="833.022927415825" calcext:value-type="float">
            <text:p>833.022927415825</text:p>
          </table:table-cell>
        </table:table-row>
        <table:table-row table:style-name="ro1">
          <table:table-cell office:value-type="float" office:value="70.8346" calcext:value-type="float">
            <text:p>70.8346</text:p>
          </table:table-cell>
          <table:table-cell office:value-type="float" office:value="279.001" calcext:value-type="float">
            <text:p>279.001</text:p>
          </table:table-cell>
          <table:table-cell office:value-type="float" office:value="41.4121" calcext:value-type="float">
            <text:p>41.4121</text:p>
          </table:table-cell>
          <table:table-cell office:value-type="float" office:value="69.8717" calcext:value-type="float">
            <text:p>69.8717</text:p>
          </table:table-cell>
          <table:table-cell office:value-type="float" office:value="266.24" calcext:value-type="float">
            <text:p>266.24</text:p>
          </table:table-cell>
          <table:table-cell office:value-type="float" office:value="41.5466" calcext:value-type="float">
            <text:p>41.5466</text:p>
          </table:table-cell>
          <table:table-cell/>
          <table:table-cell table:formula="of:=([.D592]-[.A592])/0.0166667" office:value-type="float" office:value="-57.7738844522305" calcext:value-type="float">
            <text:p>-57.7738844522305</text:p>
          </table:table-cell>
          <table:table-cell table:formula="of:=ABS([.E592]-[.B592])/0.0166667" office:value-type="float" office:value="765.658468683061" calcext:value-type="float">
            <text:p>765.658468683061</text:p>
          </table:table-cell>
          <table:table-cell table:formula="of:=([.F592]-[.C592])/0.0166667" office:value-type="float" office:value="8.06998386003202" calcext:value-type="float">
            <text:p>8.06998386003202</text:p>
          </table:table-cell>
          <table:table-cell table:formula="of:=DEGREES(ATAN(ABS([.F592]-[.C592])/ABS([.E592]-[.B592])))" office:value-type="float" office:value="0.603870934861843" calcext:value-type="float">
            <text:p>0.603870934861843</text:p>
          </table:table-cell>
          <table:table-cell table:formula="of:=SQRT(POWER([.H592];2)+POWER([.I592];2)+POWER([.J592];2))" office:value-type="float" office:value="767.877488295034" calcext:value-type="float">
            <text:p>767.877488295034</text:p>
          </table:table-cell>
        </table:table-row>
        <table:table-row table:style-name="ro1">
          <table:table-cell office:value-type="float" office:value="71.8558" calcext:value-type="float">
            <text:p>71.8558</text:p>
          </table:table-cell>
          <table:table-cell office:value-type="float" office:value="278.823" calcext:value-type="float">
            <text:p>278.823</text:p>
          </table:table-cell>
          <table:table-cell office:value-type="float" office:value="42.9346" calcext:value-type="float">
            <text:p>42.9346</text:p>
          </table:table-cell>
          <table:table-cell office:value-type="float" office:value="70.8637" calcext:value-type="float">
            <text:p>70.8637</text:p>
          </table:table-cell>
          <table:table-cell office:value-type="float" office:value="267.38" calcext:value-type="float">
            <text:p>267.38</text:p>
          </table:table-cell>
          <table:table-cell office:value-type="float" office:value="42.8162" calcext:value-type="float">
            <text:p>42.8162</text:p>
          </table:table-cell>
          <table:table-cell/>
          <table:table-cell table:formula="of:=([.D593]-[.A593])/0.0166667" office:value-type="float" office:value="-59.5258809482386" calcext:value-type="float">
            <text:p>-59.5258809482386</text:p>
          </table:table-cell>
          <table:table-cell table:formula="of:=ABS([.E593]-[.B593])/0.0166667" office:value-type="float" office:value="686.578626842745" calcext:value-type="float">
            <text:p>686.578626842745</text:p>
          </table:table-cell>
          <table:table-cell table:formula="of:=([.F593]-[.C593])/0.0166667" office:value-type="float" office:value="-7.10398579202849" calcext:value-type="float">
            <text:p>-7.10398579202849</text:p>
          </table:table-cell>
          <table:table-cell table:formula="of:=DEGREES(ATAN(ABS([.F593]-[.C593])/ABS([.E593]-[.B593])))" office:value-type="float" office:value="0.592814665733514" calcext:value-type="float">
            <text:p>0.592814665733514</text:p>
          </table:table-cell>
          <table:table-cell table:formula="of:=SQRT(POWER([.H593];2)+POWER([.I593];2)+POWER([.J593];2))" office:value-type="float" office:value="689.190835657343" calcext:value-type="float">
            <text:p>689.190835657343</text:p>
          </table:table-cell>
        </table:table-row>
        <table:table-row table:style-name="ro1">
          <table:table-cell office:value-type="float" office:value="71.352" calcext:value-type="float">
            <text:p>71.352</text:p>
          </table:table-cell>
          <table:table-cell office:value-type="float" office:value="270.008" calcext:value-type="float">
            <text:p>270.008</text:p>
          </table:table-cell>
          <table:table-cell office:value-type="float" office:value="42.3805" calcext:value-type="float">
            <text:p>42.3805</text:p>
          </table:table-cell>
          <table:table-cell office:value-type="float" office:value="70.6393" calcext:value-type="float">
            <text:p>70.6393</text:p>
          </table:table-cell>
          <table:table-cell office:value-type="float" office:value="256.516" calcext:value-type="float">
            <text:p>256.516</text:p>
          </table:table-cell>
          <table:table-cell office:value-type="float" office:value="42.6885" calcext:value-type="float">
            <text:p>42.6885</text:p>
          </table:table-cell>
          <table:table-cell/>
          <table:table-cell table:formula="of:=([.D594]-[.A594])/0.0166667" office:value-type="float" office:value="-42.7619144761709" calcext:value-type="float">
            <text:p>-42.7619144761709</text:p>
          </table:table-cell>
          <table:table-cell table:formula="of:=ABS([.E594]-[.B594])/0.0166667" office:value-type="float" office:value="809.518380963236" calcext:value-type="float">
            <text:p>809.518380963236</text:p>
          </table:table-cell>
          <table:table-cell table:formula="of:=([.F594]-[.C594])/0.0166667" office:value-type="float" office:value="18.4799630400739" calcext:value-type="float">
            <text:p>18.4799630400739</text:p>
          </table:table-cell>
          <table:table-cell table:formula="of:=DEGREES(ATAN(ABS([.F594]-[.C594])/ABS([.E594]-[.B594])))" office:value-type="float" office:value="1.3077405537672" calcext:value-type="float">
            <text:p>1.3077405537672</text:p>
          </table:table-cell>
          <table:table-cell table:formula="of:=SQRT(POWER([.H594];2)+POWER([.I594];2)+POWER([.J594];2))" office:value-type="float" office:value="810.857632066794" calcext:value-type="float">
            <text:p>810.857632066794</text:p>
          </table:table-cell>
        </table:table-row>
        <table:table-row table:style-name="ro1">
          <table:table-cell office:value-type="float" office:value="72.3568" calcext:value-type="float">
            <text:p>72.3568</text:p>
          </table:table-cell>
          <table:table-cell office:value-type="float" office:value="277.658" calcext:value-type="float">
            <text:p>277.658</text:p>
          </table:table-cell>
          <table:table-cell office:value-type="float" office:value="42.6165" calcext:value-type="float">
            <text:p>42.6165</text:p>
          </table:table-cell>
          <table:table-cell office:value-type="float" office:value="71.3527" calcext:value-type="float">
            <text:p>71.3527</text:p>
          </table:table-cell>
          <table:table-cell office:value-type="float" office:value="267.545" calcext:value-type="float">
            <text:p>267.545</text:p>
          </table:table-cell>
          <table:table-cell office:value-type="float" office:value="42.2948" calcext:value-type="float">
            <text:p>42.2948</text:p>
          </table:table-cell>
          <table:table-cell/>
          <table:table-cell table:formula="of:=([.D595]-[.A595])/0.0166667" office:value-type="float" office:value="-60.2458795082415" calcext:value-type="float">
            <text:p>-60.2458795082415</text:p>
          </table:table-cell>
          <table:table-cell table:formula="of:=ABS([.E595]-[.B595])/0.0166667" office:value-type="float" office:value="606.778786442427" calcext:value-type="float">
            <text:p>606.778786442427</text:p>
          </table:table-cell>
          <table:table-cell table:formula="of:=([.F595]-[.C595])/0.0166667" office:value-type="float" office:value="-19.3019613960772" calcext:value-type="float">
            <text:p>-19.3019613960772</text:p>
          </table:table-cell>
          <table:table-cell table:formula="of:=DEGREES(ATAN(ABS([.F595]-[.C595])/ABS([.E595]-[.B595])))" office:value-type="float" office:value="1.82199533724573" calcext:value-type="float">
            <text:p>1.82199533724573</text:p>
          </table:table-cell>
          <table:table-cell table:formula="of:=SQRT(POWER([.H595];2)+POWER([.I595];2)+POWER([.J595];2))" office:value-type="float" office:value="610.067723607799" calcext:value-type="float">
            <text:p>610.067723607799</text:p>
          </table:table-cell>
        </table:table-row>
        <table:table-row table:style-name="ro1">
          <table:table-cell office:value-type="float" office:value="71.8424" calcext:value-type="float">
            <text:p>71.8424</text:p>
          </table:table-cell>
          <table:table-cell office:value-type="float" office:value="279.228" calcext:value-type="float">
            <text:p>279.228</text:p>
          </table:table-cell>
          <table:table-cell office:value-type="float" office:value="40.8634" calcext:value-type="float">
            <text:p>40.8634</text:p>
          </table:table-cell>
          <table:table-cell office:value-type="float" office:value="71.0978" calcext:value-type="float">
            <text:p>71.0978</text:p>
          </table:table-cell>
          <table:table-cell office:value-type="float" office:value="266.509" calcext:value-type="float">
            <text:p>266.509</text:p>
          </table:table-cell>
          <table:table-cell office:value-type="float" office:value="41.0004" calcext:value-type="float">
            <text:p>41.0004</text:p>
          </table:table-cell>
          <table:table-cell/>
          <table:table-cell table:formula="of:=([.D596]-[.A596])/0.0166667" office:value-type="float" office:value="-44.6759106481782" calcext:value-type="float">
            <text:p>-44.6759106481782</text:p>
          </table:table-cell>
          <table:table-cell table:formula="of:=ABS([.E596]-[.B596])/0.0166667" office:value-type="float" office:value="763.138473723052" calcext:value-type="float">
            <text:p>763.138473723052</text:p>
          </table:table-cell>
          <table:table-cell table:formula="of:=([.F596]-[.C596])/0.0166667" office:value-type="float" office:value="8.21998356003291" calcext:value-type="float">
            <text:p>8.21998356003291</text:p>
          </table:table-cell>
          <table:table-cell table:formula="of:=DEGREES(ATAN(ABS([.F596]-[.C596])/ABS([.E596]-[.B596])))" office:value-type="float" office:value="0.617125422251377" calcext:value-type="float">
            <text:p>0.617125422251377</text:p>
          </table:table-cell>
          <table:table-cell table:formula="of:=SQRT(POWER([.H596];2)+POWER([.I596];2)+POWER([.J596];2))" office:value-type="float" office:value="764.48926427931" calcext:value-type="float">
            <text:p>764.48926427931</text:p>
          </table:table-cell>
        </table:table-row>
        <table:table-row table:style-name="ro1">
          <table:table-cell office:value-type="float" office:value="71.8487" calcext:value-type="float">
            <text:p>71.8487</text:p>
          </table:table-cell>
          <table:table-cell office:value-type="float" office:value="285.674" calcext:value-type="float">
            <text:p>285.674</text:p>
          </table:table-cell>
          <table:table-cell office:value-type="float" office:value="41.333" calcext:value-type="float">
            <text:p>41.333</text:p>
          </table:table-cell>
          <table:table-cell office:value-type="float" office:value="70.8452" calcext:value-type="float">
            <text:p>70.8452</text:p>
          </table:table-cell>
          <table:table-cell office:value-type="float" office:value="272.612" calcext:value-type="float">
            <text:p>272.612</text:p>
          </table:table-cell>
          <table:table-cell office:value-type="float" office:value="41.4627" calcext:value-type="float">
            <text:p>41.4627</text:p>
          </table:table-cell>
          <table:table-cell/>
          <table:table-cell table:formula="of:=([.D597]-[.A597])/0.0166667" office:value-type="float" office:value="-60.2098795802401" calcext:value-type="float">
            <text:p>-60.2098795802401</text:p>
          </table:table-cell>
          <table:table-cell table:formula="of:=ABS([.E597]-[.B597])/0.0166667" office:value-type="float" office:value="783.718432563132" calcext:value-type="float">
            <text:p>783.718432563132</text:p>
          </table:table-cell>
          <table:table-cell table:formula="of:=([.F597]-[.C597])/0.0166667" office:value-type="float" office:value="7.78198443603111" calcext:value-type="float">
            <text:p>7.78198443603111</text:p>
          </table:table-cell>
          <table:table-cell table:formula="of:=DEGREES(ATAN(ABS([.F597]-[.C597])/ABS([.E597]-[.B597])))" office:value-type="float" office:value="0.568903566501451" calcext:value-type="float">
            <text:p>0.568903566501451</text:p>
          </table:table-cell>
          <table:table-cell table:formula="of:=SQRT(POWER([.H597];2)+POWER([.I597];2)+POWER([.J597];2))" office:value-type="float" office:value="786.066390593086" calcext:value-type="float">
            <text:p>786.066390593086</text:p>
          </table:table-cell>
        </table:table-row>
        <table:table-row table:style-name="ro1">
          <table:table-cell office:value-type="float" office:value="71.5919" calcext:value-type="float">
            <text:p>71.5919</text:p>
          </table:table-cell>
          <table:table-cell office:value-type="float" office:value="283.023" calcext:value-type="float">
            <text:p>283.023</text:p>
          </table:table-cell>
          <table:table-cell office:value-type="float" office:value="41.2558" calcext:value-type="float">
            <text:p>41.2558</text:p>
          </table:table-cell>
          <table:table-cell office:value-type="float" office:value="70.5985" calcext:value-type="float">
            <text:p>70.5985</text:p>
          </table:table-cell>
          <table:table-cell office:value-type="float" office:value="270.132" calcext:value-type="float">
            <text:p>270.132</text:p>
          </table:table-cell>
          <table:table-cell office:value-type="float" office:value="41.135" calcext:value-type="float">
            <text:p>41.135</text:p>
          </table:table-cell>
          <table:table-cell/>
          <table:table-cell table:formula="of:=([.D598]-[.A598])/0.0166667" office:value-type="float" office:value="-59.6038807922381" calcext:value-type="float">
            <text:p>-59.6038807922381</text:p>
          </table:table-cell>
          <table:table-cell table:formula="of:=ABS([.E598]-[.B598])/0.0166667" office:value-type="float" office:value="773.458453083095" calcext:value-type="float">
            <text:p>773.458453083095</text:p>
          </table:table-cell>
          <table:table-cell table:formula="of:=([.F598]-[.C598])/0.0166667" office:value-type="float" office:value="-7.24798550402915" calcext:value-type="float">
            <text:p>-7.24798550402915</text:p>
          </table:table-cell>
          <table:table-cell table:formula="of:=DEGREES(ATAN(ABS([.F598]-[.C598])/ABS([.E598]-[.B598])))" office:value-type="float" office:value="0.536896096558978" calcext:value-type="float">
            <text:p>0.536896096558978</text:p>
          </table:table-cell>
          <table:table-cell table:formula="of:=SQRT(POWER([.H598];2)+POWER([.I598];2)+POWER([.J598];2))" office:value-type="float" office:value="775.785495188623" calcext:value-type="float">
            <text:p>775.785495188623</text:p>
          </table:table-cell>
        </table:table-row>
        <table:table-row table:style-name="ro1">
          <table:table-cell office:value-type="float" office:value="71.8434" calcext:value-type="float">
            <text:p>71.8434</text:p>
          </table:table-cell>
          <table:table-cell office:value-type="float" office:value="283.162" calcext:value-type="float">
            <text:p>283.162</text:p>
          </table:table-cell>
          <table:table-cell office:value-type="float" office:value="40.7247" calcext:value-type="float">
            <text:p>40.7247</text:p>
          </table:table-cell>
          <table:table-cell office:value-type="float" office:value="71.3455" calcext:value-type="float">
            <text:p>71.3455</text:p>
          </table:table-cell>
          <table:table-cell office:value-type="float" office:value="267.713" calcext:value-type="float">
            <text:p>267.713</text:p>
          </table:table-cell>
          <table:table-cell office:value-type="float" office:value="41.2862" calcext:value-type="float">
            <text:p>41.2862</text:p>
          </table:table-cell>
          <table:table-cell/>
          <table:table-cell table:formula="of:=([.D599]-[.A599])/0.0166667" office:value-type="float" office:value="-29.8739402521196" calcext:value-type="float">
            <text:p>-29.8739402521196</text:p>
          </table:table-cell>
          <table:table-cell table:formula="of:=ABS([.E599]-[.B599])/0.0166667" office:value-type="float" office:value="926.938146123705" calcext:value-type="float">
            <text:p>926.938146123705</text:p>
          </table:table-cell>
          <table:table-cell table:formula="of:=([.F599]-[.C599])/0.0166667" office:value-type="float" office:value="33.6899326201349" calcext:value-type="float">
            <text:p>33.6899326201349</text:p>
          </table:table-cell>
          <table:table-cell table:formula="of:=DEGREES(ATAN(ABS([.F599]-[.C599])/ABS([.E599]-[.B599])))" office:value-type="float" office:value="2.08152147884475" calcext:value-type="float">
            <text:p>2.08152147884475</text:p>
          </table:table-cell>
          <table:table-cell table:formula="of:=SQRT(POWER([.H599];2)+POWER([.I599];2)+POWER([.J599];2))" office:value-type="float" office:value="928.031136657272" calcext:value-type="float">
            <text:p>928.031136657272</text:p>
          </table:table-cell>
        </table:table-row>
        <table:table-row table:style-name="ro1">
          <table:table-cell office:value-type="float" office:value="72.1001" calcext:value-type="float">
            <text:p>72.1001</text:p>
          </table:table-cell>
          <table:table-cell office:value-type="float" office:value="285.866" calcext:value-type="float">
            <text:p>285.866</text:p>
          </table:table-cell>
          <table:table-cell office:value-type="float" office:value="40.5365" calcext:value-type="float">
            <text:p>40.5365</text:p>
          </table:table-cell>
          <table:table-cell office:value-type="float" office:value="71.3362" calcext:value-type="float">
            <text:p>71.3362</text:p>
          </table:table-cell>
          <table:table-cell office:value-type="float" office:value="274.129" calcext:value-type="float">
            <text:p>274.129</text:p>
          </table:table-cell>
          <table:table-cell office:value-type="float" office:value="40.4614" calcext:value-type="float">
            <text:p>40.4614</text:p>
          </table:table-cell>
          <table:table-cell/>
          <table:table-cell table:formula="of:=([.D600]-[.A600])/0.0166667" office:value-type="float" office:value="-45.8339083321829" calcext:value-type="float">
            <text:p>-45.8339083321829</text:p>
          </table:table-cell>
          <table:table-cell table:formula="of:=ABS([.E600]-[.B600])/0.0166667" office:value-type="float" office:value="704.218591562815" calcext:value-type="float">
            <text:p>704.218591562815</text:p>
          </table:table-cell>
          <table:table-cell table:formula="of:=([.F600]-[.C600])/0.0166667" office:value-type="float" office:value="-4.50599098801797" calcext:value-type="float">
            <text:p>-4.50599098801797</text:p>
          </table:table-cell>
          <table:table-cell table:formula="of:=DEGREES(ATAN(ABS([.F600]-[.C600])/ABS([.E600]-[.B600])))" office:value-type="float" office:value="0.366605974273205" calcext:value-type="float">
            <text:p>0.366605974273205</text:p>
          </table:table-cell>
          <table:table-cell table:formula="of:=SQRT(POWER([.H600];2)+POWER([.I600];2)+POWER([.J600];2))" office:value-type="float" office:value="705.722945503759" calcext:value-type="float">
            <text:p>705.722945503759</text:p>
          </table:table-cell>
        </table:table-row>
        <table:table-row table:style-name="ro1">
          <table:table-cell office:value-type="float" office:value="71.5927" calcext:value-type="float">
            <text:p>71.5927</text:p>
          </table:table-cell>
          <table:table-cell office:value-type="float" office:value="286.959" calcext:value-type="float">
            <text:p>286.959</text:p>
          </table:table-cell>
          <table:table-cell office:value-type="float" office:value="41.3838" calcext:value-type="float">
            <text:p>41.3838</text:p>
          </table:table-cell>
          <table:table-cell office:value-type="float" office:value="70.5957" calcext:value-type="float">
            <text:p>70.5957</text:p>
          </table:table-cell>
          <table:table-cell office:value-type="float" office:value="273.779" calcext:value-type="float">
            <text:p>273.779</text:p>
          </table:table-cell>
          <table:table-cell office:value-type="float" office:value="41.7689" calcext:value-type="float">
            <text:p>41.7689</text:p>
          </table:table-cell>
          <table:table-cell/>
          <table:table-cell table:formula="of:=([.D601]-[.A601])/0.0166667" office:value-type="float" office:value="-59.8198803602393" calcext:value-type="float">
            <text:p>-59.8198803602393</text:p>
          </table:table-cell>
          <table:table-cell table:formula="of:=ABS([.E601]-[.B601])/0.0166667" office:value-type="float" office:value="790.798418403164" calcext:value-type="float">
            <text:p>790.798418403164</text:p>
          </table:table-cell>
          <table:table-cell table:formula="of:=([.F601]-[.C601])/0.0166667" office:value-type="float" office:value="23.1059537880925" calcext:value-type="float">
            <text:p>23.1059537880925</text:p>
          </table:table-cell>
          <table:table-cell table:formula="of:=DEGREES(ATAN(ABS([.F601]-[.C601])/ABS([.E601]-[.B601])))" office:value-type="float" office:value="1.67362131227123" calcext:value-type="float">
            <text:p>1.67362131227123</text:p>
          </table:table-cell>
          <table:table-cell table:formula="of:=SQRT(POWER([.H601];2)+POWER([.I601];2)+POWER([.J601];2))" office:value-type="float" office:value="793.394253656854" calcext:value-type="float">
            <text:p>793.394253656854</text:p>
          </table:table-cell>
        </table:table-row>
        <table:table-row table:style-name="ro1">
          <table:table-cell office:value-type="float" office:value="71.5909" calcext:value-type="float">
            <text:p>71.5909</text:p>
          </table:table-cell>
          <table:table-cell office:value-type="float" office:value="287.015" calcext:value-type="float">
            <text:p>287.015</text:p>
          </table:table-cell>
          <table:table-cell office:value-type="float" office:value="41.1198" calcext:value-type="float">
            <text:p>41.1198</text:p>
          </table:table-cell>
          <table:table-cell office:value-type="float" office:value="70.3415" calcext:value-type="float">
            <text:p>70.3415</text:p>
          </table:table-cell>
          <table:table-cell office:value-type="float" office:value="273.849" calcext:value-type="float">
            <text:p>273.849</text:p>
          </table:table-cell>
          <table:table-cell office:value-type="float" office:value="41.2633" calcext:value-type="float">
            <text:p>41.2633</text:p>
          </table:table-cell>
          <table:table-cell/>
          <table:table-cell table:formula="of:=([.D602]-[.A602])/0.0166667" office:value-type="float" office:value="-74.9638500723004" calcext:value-type="float">
            <text:p>-74.9638500723004</text:p>
          </table:table-cell>
          <table:table-cell table:formula="of:=ABS([.E602]-[.B602])/0.0166667" office:value-type="float" office:value="789.95842008316" calcext:value-type="float">
            <text:p>789.95842008316</text:p>
          </table:table-cell>
          <table:table-cell table:formula="of:=([.F602]-[.C602])/0.0166667" office:value-type="float" office:value="8.60998278003462" calcext:value-type="float">
            <text:p>8.60998278003462</text:p>
          </table:table-cell>
          <table:table-cell table:formula="of:=DEGREES(ATAN(ABS([.F602]-[.C602])/ABS([.E602]-[.B602])))" office:value-type="float" office:value="0.624458363176603" calcext:value-type="float">
            <text:p>0.624458363176603</text:p>
          </table:table-cell>
          <table:table-cell table:formula="of:=SQRT(POWER([.H602];2)+POWER([.I602];2)+POWER([.J602];2))" office:value-type="float" office:value="793.554041059219" calcext:value-type="float">
            <text:p>793.554041059219</text:p>
          </table:table-cell>
        </table:table-row>
        <table:table-row table:style-name="ro1">
          <table:table-cell office:value-type="float" office:value="72.8659" calcext:value-type="float">
            <text:p>72.8659</text:p>
          </table:table-cell>
          <table:table-cell office:value-type="float" office:value="281.761" calcext:value-type="float">
            <text:p>281.761</text:p>
          </table:table-cell>
          <table:table-cell office:value-type="float" office:value="41.7002" calcext:value-type="float">
            <text:p>41.7002</text:p>
          </table:table-cell>
          <table:table-cell office:value-type="float" office:value="72.339" calcext:value-type="float">
            <text:p>72.339</text:p>
          </table:table-cell>
          <table:table-cell office:value-type="float" office:value="270.26" calcext:value-type="float">
            <text:p>270.26</text:p>
          </table:table-cell>
          <table:table-cell office:value-type="float" office:value="41.5908" calcext:value-type="float">
            <text:p>41.5908</text:p>
          </table:table-cell>
          <table:table-cell/>
          <table:table-cell table:formula="of:=([.D603]-[.A603])/0.0166667" office:value-type="float" office:value="-31.6139367721263" calcext:value-type="float">
            <text:p>-31.6139367721263</text:p>
          </table:table-cell>
          <table:table-cell table:formula="of:=ABS([.E603]-[.B603])/0.0166667" office:value-type="float" office:value="690.058619882762" calcext:value-type="float">
            <text:p>690.058619882762</text:p>
          </table:table-cell>
          <table:table-cell table:formula="of:=([.F603]-[.C603])/0.0166667" office:value-type="float" office:value="-6.56398687202631" calcext:value-type="float">
            <text:p>-6.56398687202631</text:p>
          </table:table-cell>
          <table:table-cell table:formula="of:=DEGREES(ATAN(ABS([.F603]-[.C603])/ABS([.E603]-[.B603])))" office:value-type="float" office:value="0.544993412452784" calcext:value-type="float">
            <text:p>0.544993412452784</text:p>
          </table:table-cell>
          <table:table-cell table:formula="of:=SQRT(POWER([.H603];2)+POWER([.I603];2)+POWER([.J603];2))" office:value-type="float" office:value="690.813596997331" calcext:value-type="float">
            <text:p>690.813596997331</text:p>
          </table:table-cell>
        </table:table-row>
        <table:table-row table:style-name="ro1">
          <table:table-cell office:value-type="float" office:value="70.5666" calcext:value-type="float">
            <text:p>70.5666</text:p>
          </table:table-cell>
          <table:table-cell office:value-type="float" office:value="281.817" calcext:value-type="float">
            <text:p>281.817</text:p>
          </table:table-cell>
          <table:table-cell office:value-type="float" office:value="40.198" calcext:value-type="float">
            <text:p>40.198</text:p>
          </table:table-cell>
          <table:table-cell office:value-type="float" office:value="69.3414" calcext:value-type="float">
            <text:p>69.3414</text:p>
          </table:table-cell>
          <table:table-cell office:value-type="float" office:value="270.297" calcext:value-type="float">
            <text:p>270.297</text:p>
          </table:table-cell>
          <table:table-cell office:value-type="float" office:value="39.3895" calcext:value-type="float">
            <text:p>39.3895</text:p>
          </table:table-cell>
          <table:table-cell/>
          <table:table-cell table:formula="of:=([.D604]-[.A604])/0.0166667" office:value-type="float" office:value="-73.5118529762941" calcext:value-type="float">
            <text:p>-73.5118529762941</text:p>
          </table:table-cell>
          <table:table-cell table:formula="of:=ABS([.E604]-[.B604])/0.0166667" office:value-type="float" office:value="691.198617602764" calcext:value-type="float">
            <text:p>691.198617602764</text:p>
          </table:table-cell>
          <table:table-cell table:formula="of:=([.F604]-[.C604])/0.0166667" office:value-type="float" office:value="-48.5099029801942" calcext:value-type="float">
            <text:p>-48.5099029801942</text:p>
          </table:table-cell>
          <table:table-cell table:formula="of:=DEGREES(ATAN(ABS([.F604]-[.C604])/ABS([.E604]-[.B604])))" office:value-type="float" office:value="4.01456642304663" calcext:value-type="float">
            <text:p>4.01456642304663</text:p>
          </table:table-cell>
          <table:table-cell table:formula="of:=SQRT(POWER([.H604];2)+POWER([.I604];2)+POWER([.J604];2))" office:value-type="float" office:value="696.787436878083" calcext:value-type="float">
            <text:p>696.787436878083</text:p>
          </table:table-cell>
        </table:table-row>
        <table:table-row table:style-name="ro1">
          <table:table-cell office:value-type="float" office:value="71.3334" calcext:value-type="float">
            <text:p>71.3334</text:p>
          </table:table-cell>
          <table:table-cell office:value-type="float" office:value="288.318" calcext:value-type="float">
            <text:p>288.318</text:p>
          </table:table-cell>
          <table:table-cell office:value-type="float" office:value="41.1684" calcext:value-type="float">
            <text:p>41.1684</text:p>
          </table:table-cell>
          <table:table-cell office:value-type="float" office:value="70.3458" calcext:value-type="float">
            <text:p>70.3458</text:p>
          </table:table-cell>
          <table:table-cell office:value-type="float" office:value="273.752" calcext:value-type="float">
            <text:p>273.752</text:p>
          </table:table-cell>
          <table:table-cell office:value-type="float" office:value="41.7757" calcext:value-type="float">
            <text:p>41.7757</text:p>
          </table:table-cell>
          <table:table-cell/>
          <table:table-cell table:formula="of:=([.D605]-[.A605])/0.0166667" office:value-type="float" office:value="-59.2558814882371" calcext:value-type="float">
            <text:p>-59.2558814882371</text:p>
          </table:table-cell>
          <table:table-cell table:formula="of:=ABS([.E605]-[.B605])/0.0166667" office:value-type="float" office:value="873.958252083494" calcext:value-type="float">
            <text:p>873.958252083494</text:p>
          </table:table-cell>
          <table:table-cell table:formula="of:=([.F605]-[.C605])/0.0166667" office:value-type="float" office:value="36.4379271241459" calcext:value-type="float">
            <text:p>36.4379271241459</text:p>
          </table:table-cell>
          <table:table-cell table:formula="of:=DEGREES(ATAN(ABS([.F605]-[.C605])/ABS([.E605]-[.B605])))" office:value-type="float" office:value="2.38744926815858" calcext:value-type="float">
            <text:p>2.38744926815858</text:p>
          </table:table-cell>
          <table:table-cell table:formula="of:=SQRT(POWER([.H605];2)+POWER([.I605];2)+POWER([.J605];2))" office:value-type="float" office:value="876.722309747442" calcext:value-type="float">
            <text:p>876.722309747442</text:p>
          </table:table-cell>
        </table:table-row>
        <table:table-row table:style-name="ro1">
          <table:table-cell office:value-type="float" office:value="71.3341" calcext:value-type="float">
            <text:p>71.3341</text:p>
          </table:table-cell>
          <table:table-cell office:value-type="float" office:value="280.51" calcext:value-type="float">
            <text:p>280.51</text:p>
          </table:table-cell>
          <table:table-cell office:value-type="float" office:value="40.6579" calcext:value-type="float">
            <text:p>40.6579</text:p>
          </table:table-cell>
          <table:table-cell office:value-type="float" office:value="70.0972" calcext:value-type="float">
            <text:p>70.0972</text:p>
          </table:table-cell>
          <table:table-cell office:value-type="float" office:value="269.018" calcext:value-type="float">
            <text:p>269.018</text:p>
          </table:table-cell>
          <table:table-cell office:value-type="float" office:value="40.0942" calcext:value-type="float">
            <text:p>40.0942</text:p>
          </table:table-cell>
          <table:table-cell/>
          <table:table-cell table:formula="of:=([.D606]-[.A606])/0.0166667" office:value-type="float" office:value="-74.2138515722972" calcext:value-type="float">
            <text:p>-74.2138515722972</text:p>
          </table:table-cell>
          <table:table-cell table:formula="of:=ABS([.E606]-[.B606])/0.0166667" office:value-type="float" office:value="689.518620962759" calcext:value-type="float">
            <text:p>689.518620962759</text:p>
          </table:table-cell>
          <table:table-cell table:formula="of:=([.F606]-[.C606])/0.0166667" office:value-type="float" office:value="-33.8219323561351" calcext:value-type="float">
            <text:p>-33.8219323561351</text:p>
          </table:table-cell>
          <table:table-cell table:formula="of:=DEGREES(ATAN(ABS([.F606]-[.C606])/ABS([.E606]-[.B606])))" office:value-type="float" office:value="2.80819396037869" calcext:value-type="float">
            <text:p>2.80819396037869</text:p>
          </table:table-cell>
          <table:table-cell table:formula="of:=SQRT(POWER([.H606];2)+POWER([.I606];2)+POWER([.J606];2))" office:value-type="float" office:value="694.325246212381" calcext:value-type="float">
            <text:p>694.325246212381</text:p>
          </table:table-cell>
        </table:table-row>
        <table:table-row table:style-name="ro1">
          <table:table-cell office:value-type="float" office:value="71.3314" calcext:value-type="float">
            <text:p>71.3314</text:p>
          </table:table-cell>
          <table:table-cell office:value-type="float" office:value="283.154" calcext:value-type="float">
            <text:p>283.154</text:p>
          </table:table-cell>
          <table:table-cell office:value-type="float" office:value="40.4775" calcext:value-type="float">
            <text:p>40.4775</text:p>
          </table:table-cell>
          <table:table-cell office:value-type="float" office:value="70.5967" calcext:value-type="float">
            <text:p>70.5967</text:p>
          </table:table-cell>
          <table:table-cell office:value-type="float" office:value="268.992" calcext:value-type="float">
            <text:p>268.992</text:p>
          </table:table-cell>
          <table:table-cell office:value-type="float" office:value="40.5867" calcext:value-type="float">
            <text:p>40.5867</text:p>
          </table:table-cell>
          <table:table-cell/>
          <table:table-cell table:formula="of:=([.D607]-[.A607])/0.0166667" office:value-type="float" office:value="-44.0819118361766" calcext:value-type="float">
            <text:p>-44.0819118361766</text:p>
          </table:table-cell>
          <table:table-cell table:formula="of:=ABS([.E607]-[.B607])/0.0166667" office:value-type="float" office:value="849.718300563398" calcext:value-type="float">
            <text:p>849.718300563398</text:p>
          </table:table-cell>
          <table:table-cell table:formula="of:=([.F607]-[.C607])/0.0166667" office:value-type="float" office:value="6.55198689602629" calcext:value-type="float">
            <text:p>6.55198689602629</text:p>
          </table:table-cell>
          <table:table-cell table:formula="of:=DEGREES(ATAN(ABS([.F607]-[.C607])/ABS([.E607]-[.B607])))" office:value-type="float" office:value="0.441786126797131" calcext:value-type="float">
            <text:p>0.441786126797131</text:p>
          </table:table-cell>
          <table:table-cell table:formula="of:=SQRT(POWER([.H607];2)+POWER([.I607];2)+POWER([.J607];2))" office:value-type="float" office:value="850.886204962665" calcext:value-type="float">
            <text:p>850.886204962665</text:p>
          </table:table-cell>
        </table:table-row>
        <table:table-row table:style-name="ro1">
          <table:table-cell office:value-type="float" office:value="71.8441" calcext:value-type="float">
            <text:p>71.8441</text:p>
          </table:table-cell>
          <table:table-cell office:value-type="float" office:value="279.175" calcext:value-type="float">
            <text:p>279.175</text:p>
          </table:table-cell>
          <table:table-cell office:value-type="float" office:value="41.1233" calcext:value-type="float">
            <text:p>41.1233</text:p>
          </table:table-cell>
          <table:table-cell office:value-type="float" office:value="71.3481" calcext:value-type="float">
            <text:p>71.3481</text:p>
          </table:table-cell>
          <table:table-cell office:value-type="float" office:value="265.223" calcext:value-type="float">
            <text:p>265.223</text:p>
          </table:table-cell>
          <table:table-cell office:value-type="float" office:value="41.4589" calcext:value-type="float">
            <text:p>41.4589</text:p>
          </table:table-cell>
          <table:table-cell/>
          <table:table-cell table:formula="of:=([.D608]-[.A608])/0.0166667" office:value-type="float" office:value="-29.7599404801187" calcext:value-type="float">
            <text:p>-29.7599404801187</text:p>
          </table:table-cell>
          <table:table-cell table:formula="of:=ABS([.E608]-[.B608])/0.0166667" office:value-type="float" office:value="837.118325763348" calcext:value-type="float">
            <text:p>837.118325763348</text:p>
          </table:table-cell>
          <table:table-cell table:formula="of:=([.F608]-[.C608])/0.0166667" office:value-type="float" office:value="20.1359597280805" calcext:value-type="float">
            <text:p>20.1359597280805</text:p>
          </table:table-cell>
          <table:table-cell table:formula="of:=DEGREES(ATAN(ABS([.F608]-[.C608])/ABS([.E608]-[.B608])))" office:value-type="float" office:value="1.37792118875361" calcext:value-type="float">
            <text:p>1.37792118875361</text:p>
          </table:table-cell>
          <table:table-cell table:formula="of:=SQRT(POWER([.H608];2)+POWER([.I608];2)+POWER([.J608];2))" office:value-type="float" office:value="837.889134826549" calcext:value-type="float">
            <text:p>837.889134826549</text:p>
          </table:table-cell>
        </table:table-row>
        <table:table-row table:style-name="ro1">
          <table:table-cell office:value-type="float" office:value="71.5904" calcext:value-type="float">
            <text:p>71.5904</text:p>
          </table:table-cell>
          <table:table-cell office:value-type="float" office:value="284.384" calcext:value-type="float">
            <text:p>284.384</text:p>
          </table:table-cell>
          <table:table-cell office:value-type="float" office:value="41.0355" calcext:value-type="float">
            <text:p>41.0355</text:p>
          </table:table-cell>
          <table:table-cell office:value-type="float" office:value="70.3423" calcext:value-type="float">
            <text:p>70.3423</text:p>
          </table:table-cell>
          <table:table-cell office:value-type="float" office:value="272.648" calcext:value-type="float">
            <text:p>272.648</text:p>
          </table:table-cell>
          <table:table-cell office:value-type="float" office:value="40.9658" calcext:value-type="float">
            <text:p>40.9658</text:p>
          </table:table-cell>
          <table:table-cell/>
          <table:table-cell table:formula="of:=([.D609]-[.A609])/0.0166667" office:value-type="float" office:value="-74.8858502283" calcext:value-type="float">
            <text:p>-74.8858502283</text:p>
          </table:table-cell>
          <table:table-cell table:formula="of:=ABS([.E609]-[.B609])/0.0166667" office:value-type="float" office:value="704.158591682816" calcext:value-type="float">
            <text:p>704.158591682816</text:p>
          </table:table-cell>
          <table:table-cell table:formula="of:=([.F609]-[.C609])/0.0166667" office:value-type="float" office:value="-4.18199163601657" calcext:value-type="float">
            <text:p>-4.18199163601657</text:p>
          </table:table-cell>
          <table:table-cell table:formula="of:=DEGREES(ATAN(ABS([.F609]-[.C609])/ABS([.E609]-[.B609])))" office:value-type="float" office:value="0.340275126147753" calcext:value-type="float">
            <text:p>0.340275126147753</text:p>
          </table:table-cell>
          <table:table-cell table:formula="of:=SQRT(POWER([.H609];2)+POWER([.I609];2)+POWER([.J609];2))" office:value-type="float" office:value="708.141724416226" calcext:value-type="float">
            <text:p>708.141724416226</text:p>
          </table:table-cell>
        </table:table-row>
        <table:table-row table:style-name="ro1">
          <table:table-cell office:value-type="float" office:value="71.336" calcext:value-type="float">
            <text:p>71.336</text:p>
          </table:table-cell>
          <table:table-cell office:value-type="float" office:value="280.451" calcext:value-type="float">
            <text:p>280.451</text:p>
          </table:table-cell>
          <table:table-cell office:value-type="float" office:value="40.9195" calcext:value-type="float">
            <text:p>40.9195</text:p>
          </table:table-cell>
          <table:table-cell office:value-type="float" office:value="70.3513" calcext:value-type="float">
            <text:p>70.3513</text:p>
          </table:table-cell>
          <table:table-cell office:value-type="float" office:value="268.915" calcext:value-type="float">
            <text:p>268.915</text:p>
          </table:table-cell>
          <table:table-cell office:value-type="float" office:value="40.8482" calcext:value-type="float">
            <text:p>40.8482</text:p>
          </table:table-cell>
          <table:table-cell/>
          <table:table-cell table:formula="of:=([.D610]-[.A610])/0.0166667" office:value-type="float" office:value="-59.0818818362366" calcext:value-type="float">
            <text:p>-59.0818818362366</text:p>
          </table:table-cell>
          <table:table-cell table:formula="of:=ABS([.E610]-[.B610])/0.0166667" office:value-type="float" office:value="692.158615682769" calcext:value-type="float">
            <text:p>692.158615682769</text:p>
          </table:table-cell>
          <table:table-cell table:formula="of:=([.F610]-[.C610])/0.0166667" office:value-type="float" office:value="-4.27799144401716" calcext:value-type="float">
            <text:p>-4.27799144401716</text:p>
          </table:table-cell>
          <table:table-cell table:formula="of:=DEGREES(ATAN(ABS([.F610]-[.C610])/ABS([.E610]-[.B610])))" office:value-type="float" office:value="0.354120757782395" calcext:value-type="float">
            <text:p>0.354120757782395</text:p>
          </table:table-cell>
          <table:table-cell table:formula="of:=SQRT(POWER([.H610];2)+POWER([.I610];2)+POWER([.J610];2))" office:value-type="float" office:value="694.688793083632" calcext:value-type="float">
            <text:p>694.688793083632</text:p>
          </table:table-cell>
        </table:table-row>
        <table:table-row table:style-name="ro1">
          <table:table-cell office:value-type="float" office:value="71.3314" calcext:value-type="float">
            <text:p>71.3314</text:p>
          </table:table-cell>
          <table:table-cell office:value-type="float" office:value="283.159" calcext:value-type="float">
            <text:p>283.159</text:p>
          </table:table-cell>
          <table:table-cell office:value-type="float" office:value="40.4767" calcext:value-type="float">
            <text:p>40.4767</text:p>
          </table:table-cell>
          <table:table-cell office:value-type="float" office:value="69.8366" calcext:value-type="float">
            <text:p>69.8366</text:p>
          </table:table-cell>
          <table:table-cell office:value-type="float" office:value="272.728" calcext:value-type="float">
            <text:p>272.728</text:p>
          </table:table-cell>
          <table:table-cell office:value-type="float" office:value="40.2128" calcext:value-type="float">
            <text:p>40.2128</text:p>
          </table:table-cell>
          <table:table-cell/>
          <table:table-cell table:formula="of:=([.D611]-[.A611])/0.0166667" office:value-type="float" office:value="-89.6878206243586" calcext:value-type="float">
            <text:p>-89.6878206243586</text:p>
          </table:table-cell>
          <table:table-cell table:formula="of:=ABS([.E611]-[.B611])/0.0166667" office:value-type="float" office:value="625.858748282503" calcext:value-type="float">
            <text:p>625.858748282503</text:p>
          </table:table-cell>
          <table:table-cell table:formula="of:=([.F611]-[.C611])/0.0166667" office:value-type="float" office:value="-15.8339683320633" calcext:value-type="float">
            <text:p>-15.8339683320633</text:p>
          </table:table-cell>
          <table:table-cell table:formula="of:=DEGREES(ATAN(ABS([.F611]-[.C611])/ABS([.E611]-[.B611])))" office:value-type="float" office:value="1.44925044841257" calcext:value-type="float">
            <text:p>1.44925044841257</text:p>
          </table:table-cell>
          <table:table-cell table:formula="of:=SQRT(POWER([.H611];2)+POWER([.I611];2)+POWER([.J611];2))" office:value-type="float" office:value="632.450624573356" calcext:value-type="float">
            <text:p>632.450624573356</text:p>
          </table:table-cell>
        </table:table-row>
        <table:table-row table:style-name="ro1">
          <table:table-cell office:value-type="float" office:value="71.8383" calcext:value-type="float">
            <text:p>71.8383</text:p>
          </table:table-cell>
          <table:table-cell office:value-type="float" office:value="283.323" calcext:value-type="float">
            <text:p>283.323</text:p>
          </table:table-cell>
          <table:table-cell office:value-type="float" office:value="39.9382" calcext:value-type="float">
            <text:p>39.9382</text:p>
          </table:table-cell>
          <table:table-cell office:value-type="float" office:value="70.8407" calcext:value-type="float">
            <text:p>70.8407</text:p>
          </table:table-cell>
          <table:table-cell office:value-type="float" office:value="270.313" calcext:value-type="float">
            <text:p>270.313</text:p>
          </table:table-cell>
          <table:table-cell office:value-type="float" office:value="40.3618" calcext:value-type="float">
            <text:p>40.3618</text:p>
          </table:table-cell>
          <table:table-cell/>
          <table:table-cell table:formula="of:=([.D612]-[.A612])/0.0166667" office:value-type="float" office:value="-59.8558802882398" calcext:value-type="float">
            <text:p>-59.8558802882398</text:p>
          </table:table-cell>
          <table:table-cell table:formula="of:=ABS([.E612]-[.B612])/0.0166667" office:value-type="float" office:value="780.598438803122" calcext:value-type="float">
            <text:p>780.598438803122</text:p>
          </table:table-cell>
          <table:table-cell table:formula="of:=([.F612]-[.C612])/0.0166667" office:value-type="float" office:value="25.4159491681017" calcext:value-type="float">
            <text:p>25.4159491681017</text:p>
          </table:table-cell>
          <table:table-cell table:formula="of:=DEGREES(ATAN(ABS([.F612]-[.C612])/ABS([.E612]-[.B612])))" office:value-type="float" office:value="1.86486710708515" calcext:value-type="float">
            <text:p>1.86486710708515</text:p>
          </table:table-cell>
          <table:table-cell table:formula="of:=SQRT(POWER([.H612];2)+POWER([.I612];2)+POWER([.J612];2))" office:value-type="float" office:value="783.302380654538" calcext:value-type="float">
            <text:p>783.302380654538</text:p>
          </table:table-cell>
        </table:table-row>
        <table:table-row table:style-name="ro1">
          <table:table-cell office:value-type="float" office:value="71.0835" calcext:value-type="float">
            <text:p>71.0835</text:p>
          </table:table-cell>
          <table:table-cell office:value-type="float" office:value="279.138" calcext:value-type="float">
            <text:p>279.138</text:p>
          </table:table-cell>
          <table:table-cell office:value-type="float" office:value="40.8852" calcext:value-type="float">
            <text:p>40.8852</text:p>
          </table:table-cell>
          <table:table-cell office:value-type="float" office:value="70.3622" calcext:value-type="float">
            <text:p>70.3622</text:p>
          </table:table-cell>
          <table:table-cell office:value-type="float" office:value="265.184" calcext:value-type="float">
            <text:p>265.184</text:p>
          </table:table-cell>
          <table:table-cell office:value-type="float" office:value="40.9863" calcext:value-type="float">
            <text:p>40.9863</text:p>
          </table:table-cell>
          <table:table-cell/>
          <table:table-cell table:formula="of:=([.D613]-[.A613])/0.0166667" office:value-type="float" office:value="-43.2779134441731" calcext:value-type="float">
            <text:p>-43.2779134441731</text:p>
          </table:table-cell>
          <table:table-cell table:formula="of:=ABS([.E613]-[.B613])/0.0166667" office:value-type="float" office:value="837.238325523346" calcext:value-type="float">
            <text:p>837.238325523346</text:p>
          </table:table-cell>
          <table:table-cell table:formula="of:=([.F613]-[.C613])/0.0166667" office:value-type="float" office:value="6.06598786802441" calcext:value-type="float">
            <text:p>6.06598786802441</text:p>
          </table:table-cell>
          <table:table-cell table:formula="of:=DEGREES(ATAN(ABS([.F613]-[.C613])/ABS([.E613]-[.B613])))" office:value-type="float" office:value="0.415114085861471" calcext:value-type="float">
            <text:p>0.415114085861471</text:p>
          </table:table-cell>
          <table:table-cell table:formula="of:=SQRT(POWER([.H613];2)+POWER([.I613];2)+POWER([.J613];2))" office:value-type="float" office:value="838.378069683381" calcext:value-type="float">
            <text:p>838.378069683381</text:p>
          </table:table-cell>
        </table:table-row>
        <table:table-row table:style-name="ro1">
          <table:table-cell office:value-type="float" office:value="72.3493" calcext:value-type="float">
            <text:p>72.3493</text:p>
          </table:table-cell>
          <table:table-cell office:value-type="float" office:value="275.223" calcext:value-type="float">
            <text:p>275.223</text:p>
          </table:table-cell>
          <table:table-cell office:value-type="float" office:value="42.0135" calcext:value-type="float">
            <text:p>42.0135</text:p>
          </table:table-cell>
          <table:table-cell office:value-type="float" office:value="71.3427" calcext:value-type="float">
            <text:p>71.3427</text:p>
          </table:table-cell>
          <table:table-cell office:value-type="float" office:value="265.365" calcext:value-type="float">
            <text:p>265.365</text:p>
          </table:table-cell>
          <table:table-cell office:value-type="float" office:value="40.7021" calcext:value-type="float">
            <text:p>40.7021</text:p>
          </table:table-cell>
          <table:table-cell/>
          <table:table-cell table:formula="of:=([.D614]-[.A614])/0.0166667" office:value-type="float" office:value="-60.395879208242" calcext:value-type="float">
            <text:p>-60.395879208242</text:p>
          </table:table-cell>
          <table:table-cell table:formula="of:=ABS([.E614]-[.B614])/0.0166667" office:value-type="float" office:value="591.478817042366" calcext:value-type="float">
            <text:p>591.478817042366</text:p>
          </table:table-cell>
          <table:table-cell table:formula="of:=([.F614]-[.C614])/0.0166667" office:value-type="float" office:value="-78.6838426323147" calcext:value-type="float">
            <text:p>-78.6838426323147</text:p>
          </table:table-cell>
          <table:table-cell table:formula="of:=DEGREES(ATAN(ABS([.F614]-[.C614])/ABS([.E614]-[.B614])))" office:value-type="float" office:value="7.57751092105079" calcext:value-type="float">
            <text:p>7.57751092105079</text:p>
          </table:table-cell>
          <table:table-cell table:formula="of:=SQRT(POWER([.H614];2)+POWER([.I614];2)+POWER([.J614];2))" office:value-type="float" office:value="599.738276522818" calcext:value-type="float">
            <text:p>599.738276522818</text:p>
          </table:table-cell>
        </table:table-row>
        <table:table-row table:style-name="ro1">
          <table:table-cell office:value-type="float" office:value="71.3497" calcext:value-type="float">
            <text:p>71.3497</text:p>
          </table:table-cell>
          <table:table-cell office:value-type="float" office:value="277.54" calcext:value-type="float">
            <text:p>277.54</text:p>
          </table:table-cell>
          <table:table-cell office:value-type="float" office:value="42.6448" calcext:value-type="float">
            <text:p>42.6448</text:p>
          </table:table-cell>
          <table:table-cell office:value-type="float" office:value="70.3748" calcext:value-type="float">
            <text:p>70.3748</text:p>
          </table:table-cell>
          <table:table-cell office:value-type="float" office:value="264.922" calcext:value-type="float">
            <text:p>264.922</text:p>
          </table:table-cell>
          <table:table-cell office:value-type="float" office:value="42.4938" calcext:value-type="float">
            <text:p>42.4938</text:p>
          </table:table-cell>
          <table:table-cell/>
          <table:table-cell table:formula="of:=([.D615]-[.A615])/0.0166667" office:value-type="float" office:value="-58.4938830122343" calcext:value-type="float">
            <text:p>-58.4938830122343</text:p>
          </table:table-cell>
          <table:table-cell table:formula="of:=ABS([.E615]-[.B615])/0.0166667" office:value-type="float" office:value="757.078485843028" calcext:value-type="float">
            <text:p>757.078485843028</text:p>
          </table:table-cell>
          <table:table-cell table:formula="of:=([.F615]-[.C615])/0.0166667" office:value-type="float" office:value="-9.05998188003644" calcext:value-type="float">
            <text:p>-9.05998188003644</text:p>
          </table:table-cell>
          <table:table-cell table:formula="of:=DEGREES(ATAN(ABS([.F615]-[.C615])/ABS([.E615]-[.B615])))" office:value-type="float" office:value="0.685627654215622" calcext:value-type="float">
            <text:p>0.685627654215622</text:p>
          </table:table-cell>
          <table:table-cell table:formula="of:=SQRT(POWER([.H615];2)+POWER([.I615];2)+POWER([.J615];2))" office:value-type="float" office:value="759.388867016029" calcext:value-type="float">
            <text:p>759.388867016029</text:p>
          </table:table-cell>
        </table:table-row>
        <table:table-row table:style-name="ro1">
          <table:table-cell office:value-type="float" office:value="71.8511" calcext:value-type="float">
            <text:p>71.8511</text:p>
          </table:table-cell>
          <table:table-cell office:value-type="float" office:value="284.267" calcext:value-type="float">
            <text:p>284.267</text:p>
          </table:table-cell>
          <table:table-cell office:value-type="float" office:value="41.8125" calcext:value-type="float">
            <text:p>41.8125</text:p>
          </table:table-cell>
          <table:table-cell office:value-type="float" office:value="70.6023" calcext:value-type="float">
            <text:p>70.6023</text:p>
          </table:table-cell>
          <table:table-cell office:value-type="float" office:value="271.252" calcext:value-type="float">
            <text:p>271.252</text:p>
          </table:table-cell>
          <table:table-cell office:value-type="float" office:value="41.9366" calcext:value-type="float">
            <text:p>41.9366</text:p>
          </table:table-cell>
          <table:table-cell/>
          <table:table-cell table:formula="of:=([.D616]-[.A616])/0.0166667" office:value-type="float" office:value="-74.9278501442999" calcext:value-type="float">
            <text:p>-74.9278501442999</text:p>
          </table:table-cell>
          <table:table-cell table:formula="of:=ABS([.E616]-[.B616])/0.0166667" office:value-type="float" office:value="780.898438203123" calcext:value-type="float">
            <text:p>780.898438203123</text:p>
          </table:table-cell>
          <table:table-cell table:formula="of:=([.F616]-[.C616])/0.0166667" office:value-type="float" office:value="7.4459851080297" calcext:value-type="float">
            <text:p>7.4459851080297</text:p>
          </table:table-cell>
          <table:table-cell table:formula="of:=DEGREES(ATAN(ABS([.F616]-[.C616])/ABS([.E616]-[.B616])))" office:value-type="float" office:value="0.546307395981923" calcext:value-type="float">
            <text:p>0.546307395981923</text:p>
          </table:table-cell>
          <table:table-cell table:formula="of:=SQRT(POWER([.H616];2)+POWER([.I616];2)+POWER([.J616];2))" office:value-type="float" office:value="784.520233142238" calcext:value-type="float">
            <text:p>784.520233142238</text:p>
          </table:table-cell>
        </table:table-row>
        <table:table-row table:style-name="ro1">
          <table:table-cell office:value-type="float" office:value="72.0969" calcext:value-type="float">
            <text:p>72.0969</text:p>
          </table:table-cell>
          <table:table-cell office:value-type="float" office:value="283.251" calcext:value-type="float">
            <text:p>283.251</text:p>
          </table:table-cell>
          <table:table-cell office:value-type="float" office:value="40.4545" calcext:value-type="float">
            <text:p>40.4545</text:p>
          </table:table-cell>
          <table:table-cell office:value-type="float" office:value="71.3374" calcext:value-type="float">
            <text:p>71.3374</text:p>
          </table:table-cell>
          <table:table-cell office:value-type="float" office:value="270.382" calcext:value-type="float">
            <text:p>270.382</text:p>
          </table:table-cell>
          <table:table-cell office:value-type="float" office:value="40.3455" calcext:value-type="float">
            <text:p>40.3455</text:p>
          </table:table-cell>
          <table:table-cell/>
          <table:table-cell table:formula="of:=([.D617]-[.A617])/0.0166667" office:value-type="float" office:value="-45.5699088601824" calcext:value-type="float">
            <text:p>-45.5699088601824</text:p>
          </table:table-cell>
          <table:table-cell table:formula="of:=ABS([.E617]-[.B617])/0.0166667" office:value-type="float" office:value="772.138455723087" calcext:value-type="float">
            <text:p>772.138455723087</text:p>
          </table:table-cell>
          <table:table-cell table:formula="of:=([.F617]-[.C617])/0.0166667" office:value-type="float" office:value="-6.53998692002627" calcext:value-type="float">
            <text:p>-6.53998692002627</text:p>
          </table:table-cell>
          <table:table-cell table:formula="of:=DEGREES(ATAN(ABS([.F617]-[.C617])/ABS([.E617]-[.B617])))" office:value-type="float" office:value="0.485281733479981" calcext:value-type="float">
            <text:p>0.485281733479981</text:p>
          </table:table-cell>
          <table:table-cell table:formula="of:=SQRT(POWER([.H617];2)+POWER([.I617];2)+POWER([.J617];2))" office:value-type="float" office:value="773.509652705687" calcext:value-type="float">
            <text:p>773.509652705687</text:p>
          </table:table-cell>
        </table:table-row>
        <table:table-row table:style-name="ro1">
          <table:table-cell office:value-type="float" office:value="71.8434" calcext:value-type="float">
            <text:p>71.8434</text:p>
          </table:table-cell>
          <table:table-cell office:value-type="float" office:value="283.162" calcext:value-type="float">
            <text:p>283.162</text:p>
          </table:table-cell>
          <table:table-cell office:value-type="float" office:value="40.7247" calcext:value-type="float">
            <text:p>40.7247</text:p>
          </table:table-cell>
          <table:table-cell office:value-type="float" office:value="70.5921" calcext:value-type="float">
            <text:p>70.5921</text:p>
          </table:table-cell>
          <table:table-cell office:value-type="float" office:value="271.48" calcext:value-type="float">
            <text:p>271.48</text:p>
          </table:table-cell>
          <table:table-cell office:value-type="float" office:value="40.6627" calcext:value-type="float">
            <text:p>40.6627</text:p>
          </table:table-cell>
          <table:table-cell/>
          <table:table-cell table:formula="of:=([.D618]-[.A618])/0.0166667" office:value-type="float" office:value="-75.0778498443003" calcext:value-type="float">
            <text:p>-75.0778498443003</text:p>
          </table:table-cell>
          <table:table-cell table:formula="of:=ABS([.E618]-[.B618])/0.0166667" office:value-type="float" office:value="700.918598162801" calcext:value-type="float">
            <text:p>700.918598162801</text:p>
          </table:table-cell>
          <table:table-cell table:formula="of:=([.F618]-[.C618])/0.0166667" office:value-type="float" office:value="-3.71999256001474" calcext:value-type="float">
            <text:p>-3.71999256001474</text:p>
          </table:table-cell>
          <table:table-cell table:formula="of:=DEGREES(ATAN(ABS([.F618]-[.C618])/ABS([.E618]-[.B618])))" office:value-type="float" office:value="0.304083630955864" calcext:value-type="float">
            <text:p>0.304083630955864</text:p>
          </table:table-cell>
          <table:table-cell table:formula="of:=SQRT(POWER([.H618];2)+POWER([.I618];2)+POWER([.J618];2))" office:value-type="float" office:value="704.937871824458" calcext:value-type="float">
            <text:p>704.937871824458</text:p>
          </table:table-cell>
        </table:table-row>
        <table:table-row table:style-name="ro1">
          <table:table-cell office:value-type="float" office:value="72.8448" calcext:value-type="float">
            <text:p>72.8448</text:p>
          </table:table-cell>
          <table:table-cell office:value-type="float" office:value="276.89" calcext:value-type="float">
            <text:p>276.89</text:p>
          </table:table-cell>
          <table:table-cell office:value-type="float" office:value="40.237" calcext:value-type="float">
            <text:p>40.237</text:p>
          </table:table-cell>
          <table:table-cell office:value-type="float" office:value="72.5633" calcext:value-type="float">
            <text:p>72.5633</text:p>
          </table:table-cell>
          <table:table-cell office:value-type="float" office:value="263.197" calcext:value-type="float">
            <text:p>263.197</text:p>
          </table:table-cell>
          <table:table-cell office:value-type="float" office:value="40.0843" calcext:value-type="float">
            <text:p>40.0843</text:p>
          </table:table-cell>
          <table:table-cell/>
          <table:table-cell table:formula="of:=([.D619]-[.A619])/0.0166667" office:value-type="float" office:value="-16.8899662200681" calcext:value-type="float">
            <text:p>-16.8899662200681</text:p>
          </table:table-cell>
          <table:table-cell table:formula="of:=ABS([.E619]-[.B619])/0.0166667" office:value-type="float" office:value="821.578356843285" calcext:value-type="float">
            <text:p>821.578356843285</text:p>
          </table:table-cell>
          <table:table-cell table:formula="of:=([.F619]-[.C619])/0.0166667" office:value-type="float" office:value="-9.16198167603683" calcext:value-type="float">
            <text:p>-9.16198167603683</text:p>
          </table:table-cell>
          <table:table-cell table:formula="of:=DEGREES(ATAN(ABS([.F619]-[.C619])/ABS([.E619]-[.B619])))" office:value-type="float" office:value="0.638917905547111" calcext:value-type="float">
            <text:p>0.638917905547111</text:p>
          </table:table-cell>
          <table:table-cell table:formula="of:=SQRT(POWER([.H619];2)+POWER([.I619];2)+POWER([.J619];2))" office:value-type="float" office:value="821.803023418909" calcext:value-type="float">
            <text:p>821.803023418909</text:p>
          </table:table-cell>
        </table:table-row>
        <table:table-row table:style-name="ro1">
          <table:table-cell office:value-type="float" office:value="71.8417" calcext:value-type="float">
            <text:p>71.8417</text:p>
          </table:table-cell>
          <table:table-cell office:value-type="float" office:value="283.217" calcext:value-type="float">
            <text:p>283.217</text:p>
          </table:table-cell>
          <table:table-cell office:value-type="float" office:value="40.4624" calcext:value-type="float">
            <text:p>40.4624</text:p>
          </table:table-cell>
          <table:table-cell office:value-type="float" office:value="71.0929" calcext:value-type="float">
            <text:p>71.0929</text:p>
          </table:table-cell>
          <table:table-cell office:value-type="float" office:value="270.252" calcext:value-type="float">
            <text:p>270.252</text:p>
          </table:table-cell>
          <table:table-cell office:value-type="float" office:value="40.8637" calcext:value-type="float">
            <text:p>40.8637</text:p>
          </table:table-cell>
          <table:table-cell/>
          <table:table-cell table:formula="of:=([.D620]-[.A620])/0.0166667" office:value-type="float" office:value="-44.9279101441799" calcext:value-type="float">
            <text:p>-44.9279101441799</text:p>
          </table:table-cell>
          <table:table-cell table:formula="of:=ABS([.E620]-[.B620])/0.0166667" office:value-type="float" office:value="777.89844420311" calcext:value-type="float">
            <text:p>777.89844420311</text:p>
          </table:table-cell>
          <table:table-cell table:formula="of:=([.F620]-[.C620])/0.0166667" office:value-type="float" office:value="24.0779518440963" calcext:value-type="float">
            <text:p>24.0779518440963</text:p>
          </table:table-cell>
          <table:table-cell table:formula="of:=DEGREES(ATAN(ABS([.F620]-[.C620])/ABS([.E620]-[.B620])))" office:value-type="float" office:value="1.77288528352324" calcext:value-type="float">
            <text:p>1.77288528352324</text:p>
          </table:table-cell>
          <table:table-cell table:formula="of:=SQRT(POWER([.H620];2)+POWER([.I620];2)+POWER([.J620];2))" office:value-type="float" office:value="779.566709376785" calcext:value-type="float">
            <text:p>779.566709376785</text:p>
          </table:table-cell>
        </table:table-row>
        <table:table-row table:style-name="ro1">
          <table:table-cell office:value-type="float" office:value="71.8392" calcext:value-type="float">
            <text:p>71.8392</text:p>
          </table:table-cell>
          <table:table-cell office:value-type="float" office:value="284.641" calcext:value-type="float">
            <text:p>284.641</text:p>
          </table:table-cell>
          <table:table-cell office:value-type="float" office:value="39.9754" calcext:value-type="float">
            <text:p>39.9754</text:p>
          </table:table-cell>
          <table:table-cell office:value-type="float" office:value="71.0822" calcext:value-type="float">
            <text:p>71.0822</text:p>
          </table:table-cell>
          <table:table-cell office:value-type="float" office:value="271.745" calcext:value-type="float">
            <text:p>271.745</text:p>
          </table:table-cell>
          <table:table-cell office:value-type="float" office:value="39.6223" calcext:value-type="float">
            <text:p>39.6223</text:p>
          </table:table-cell>
          <table:table-cell/>
          <table:table-cell table:formula="of:=([.D621]-[.A621])/0.0166667" office:value-type="float" office:value="-45.419909160182" calcext:value-type="float">
            <text:p>-45.419909160182</text:p>
          </table:table-cell>
          <table:table-cell table:formula="of:=ABS([.E621]-[.B621])/0.0166667" office:value-type="float" office:value="773.758452483096" calcext:value-type="float">
            <text:p>773.758452483096</text:p>
          </table:table-cell>
          <table:table-cell table:formula="of:=([.F621]-[.C621])/0.0166667" office:value-type="float" office:value="-21.1859576280846" calcext:value-type="float">
            <text:p>-21.1859576280846</text:p>
          </table:table-cell>
          <table:table-cell table:formula="of:=DEGREES(ATAN(ABS([.F621]-[.C621])/ABS([.E621]-[.B621])))" office:value-type="float" office:value="1.56839999084396" calcext:value-type="float">
            <text:p>1.56839999084396</text:p>
          </table:table-cell>
          <table:table-cell table:formula="of:=SQRT(POWER([.H621];2)+POWER([.I621];2)+POWER([.J621];2))" office:value-type="float" office:value="775.379878342077" calcext:value-type="float">
            <text:p>775.379878342077</text:p>
          </table:table-cell>
        </table:table-row>
        <table:table-row table:style-name="ro1">
          <table:table-cell office:value-type="float" office:value="72.0969" calcext:value-type="float">
            <text:p>72.0969</text:p>
          </table:table-cell>
          <table:table-cell office:value-type="float" office:value="283.251" calcext:value-type="float">
            <text:p>283.251</text:p>
          </table:table-cell>
          <table:table-cell office:value-type="float" office:value="40.4545" calcext:value-type="float">
            <text:p>40.4545</text:p>
          </table:table-cell>
          <table:table-cell office:value-type="float" office:value="71.3348" calcext:value-type="float">
            <text:p>71.3348</text:p>
          </table:table-cell>
          <table:table-cell office:value-type="float" office:value="272.928" calcext:value-type="float">
            <text:p>272.928</text:p>
          </table:table-cell>
          <table:table-cell office:value-type="float" office:value="40.1651" calcext:value-type="float">
            <text:p>40.1651</text:p>
          </table:table-cell>
          <table:table-cell/>
          <table:table-cell table:formula="of:=([.D622]-[.A622])/0.0166667" office:value-type="float" office:value="-45.7259085481831" calcext:value-type="float">
            <text:p>-45.7259085481831</text:p>
          </table:table-cell>
          <table:table-cell table:formula="of:=ABS([.E622]-[.B622])/0.0166667" office:value-type="float" office:value="619.378761242476" calcext:value-type="float">
            <text:p>619.378761242476</text:p>
          </table:table-cell>
          <table:table-cell table:formula="of:=([.F622]-[.C622])/0.0166667" office:value-type="float" office:value="-17.3639652720695" calcext:value-type="float">
            <text:p>-17.3639652720695</text:p>
          </table:table-cell>
          <table:table-cell table:formula="of:=DEGREES(ATAN(ABS([.F622]-[.C622])/ABS([.E622]-[.B622])))" office:value-type="float" office:value="1.60583712927562" calcext:value-type="float">
            <text:p>1.60583712927562</text:p>
          </table:table-cell>
          <table:table-cell table:formula="of:=SQRT(POWER([.H622];2)+POWER([.I622];2)+POWER([.J622];2))" office:value-type="float" office:value="621.307022236825" calcext:value-type="float">
            <text:p>621.307022236825</text:p>
          </table:table-cell>
        </table:table-row>
        <table:table-row table:style-name="ro1">
          <table:table-cell office:value-type="float" office:value="71.8373" calcext:value-type="float">
            <text:p>71.8373</text:p>
          </table:table-cell>
          <table:table-cell office:value-type="float" office:value="279.399" calcext:value-type="float">
            <text:p>279.399</text:p>
          </table:table-cell>
          <table:table-cell office:value-type="float" office:value="40.081" calcext:value-type="float">
            <text:p>40.081</text:p>
          </table:table-cell>
          <table:table-cell office:value-type="float" office:value="71.0902" calcext:value-type="float">
            <text:p>71.0902</text:p>
          </table:table-cell>
          <table:table-cell office:value-type="float" office:value="266.7" calcext:value-type="float">
            <text:p>266.7</text:p>
          </table:table-cell>
          <table:table-cell office:value-type="float" office:value="39.9873" calcext:value-type="float">
            <text:p>39.9873</text:p>
          </table:table-cell>
          <table:table-cell/>
          <table:table-cell table:formula="of:=([.D623]-[.A623])/0.0166667" office:value-type="float" office:value="-44.8259103481795" calcext:value-type="float">
            <text:p>-44.8259103481795</text:p>
          </table:table-cell>
          <table:table-cell table:formula="of:=ABS([.E623]-[.B623])/0.0166667" office:value-type="float" office:value="761.938476123049" calcext:value-type="float">
            <text:p>761.938476123049</text:p>
          </table:table-cell>
          <table:table-cell table:formula="of:=([.F623]-[.C623])/0.0166667" office:value-type="float" office:value="-5.62198875602282" calcext:value-type="float">
            <text:p>-5.62198875602282</text:p>
          </table:table-cell>
          <table:table-cell table:formula="of:=DEGREES(ATAN(ABS([.F623]-[.C623])/ABS([.E623]-[.B623])))" office:value-type="float" office:value="0.422751170655999" calcext:value-type="float">
            <text:p>0.422751170655999</text:p>
          </table:table-cell>
          <table:table-cell table:formula="of:=SQRT(POWER([.H623];2)+POWER([.I623];2)+POWER([.J623];2))" office:value-type="float" office:value="763.276627699833" calcext:value-type="float">
            <text:p>763.276627699833</text:p>
          </table:table-cell>
        </table:table-row>
        <table:table-row table:style-name="ro1">
          <table:table-cell office:value-type="float" office:value="71.5906" calcext:value-type="float">
            <text:p>71.5906</text:p>
          </table:table-cell>
          <table:table-cell office:value-type="float" office:value="276.592" calcext:value-type="float">
            <text:p>276.592</text:p>
          </table:table-cell>
          <table:table-cell office:value-type="float" office:value="41.0484" calcext:value-type="float">
            <text:p>41.0484</text:p>
          </table:table-cell>
          <table:table-cell office:value-type="float" office:value="71.1056" calcext:value-type="float">
            <text:p>71.1056</text:p>
          </table:table-cell>
          <table:table-cell office:value-type="float" office:value="261.565" calcext:value-type="float">
            <text:p>261.565</text:p>
          </table:table-cell>
          <table:table-cell office:value-type="float" office:value="41.3487" calcext:value-type="float">
            <text:p>41.3487</text:p>
          </table:table-cell>
          <table:table-cell/>
          <table:table-cell table:formula="of:=([.D624]-[.A624])/0.0166667" office:value-type="float" office:value="-29.0999418001164" calcext:value-type="float">
            <text:p>-29.0999418001164</text:p>
          </table:table-cell>
          <table:table-cell table:formula="of:=ABS([.E624]-[.B624])/0.0166667" office:value-type="float" office:value="901.618196763606" calcext:value-type="float">
            <text:p>901.618196763606</text:p>
          </table:table-cell>
          <table:table-cell table:formula="of:=([.F624]-[.C624])/0.0166667" office:value-type="float" office:value="18.0179639640721" calcext:value-type="float">
            <text:p>18.0179639640721</text:p>
          </table:table-cell>
          <table:table-cell table:formula="of:=DEGREES(ATAN(ABS([.F624]-[.C624])/ABS([.E624]-[.B624])))" office:value-type="float" office:value="1.14484811845225" calcext:value-type="float">
            <text:p>1.14484811845225</text:p>
          </table:table-cell>
          <table:table-cell table:formula="of:=SQRT(POWER([.H624];2)+POWER([.I624];2)+POWER([.J624];2))" office:value-type="float" office:value="902.267602418172" calcext:value-type="float">
            <text:p>902.267602418172</text:p>
          </table:table-cell>
        </table:table-row>
        <table:table-row table:style-name="ro1">
          <table:table-cell office:value-type="float" office:value="72.0889" calcext:value-type="float">
            <text:p>72.0889</text:p>
          </table:table-cell>
          <table:table-cell office:value-type="float" office:value="280.814" calcext:value-type="float">
            <text:p>280.814</text:p>
          </table:table-cell>
          <table:table-cell office:value-type="float" office:value="39.5916" calcext:value-type="float">
            <text:p>39.5916</text:p>
          </table:table-cell>
          <table:table-cell office:value-type="float" office:value="71.5817" calcext:value-type="float">
            <text:p>71.5817</text:p>
          </table:table-cell>
          <table:table-cell office:value-type="float" office:value="266.808" calcext:value-type="float">
            <text:p>266.808</text:p>
          </table:table-cell>
          <table:table-cell office:value-type="float" office:value="39.7186" calcext:value-type="float">
            <text:p>39.7186</text:p>
          </table:table-cell>
          <table:table-cell/>
          <table:table-cell table:formula="of:=([.D625]-[.A625])/0.0166667" office:value-type="float" office:value="-30.4319391361216" calcext:value-type="float">
            <text:p>-30.4319391361216</text:p>
          </table:table-cell>
          <table:table-cell table:formula="of:=ABS([.E625]-[.B625])/0.0166667" office:value-type="float" office:value="840.358319283363" calcext:value-type="float">
            <text:p>840.358319283363</text:p>
          </table:table-cell>
          <table:table-cell table:formula="of:=([.F625]-[.C625])/0.0166667" office:value-type="float" office:value="7.61998476003063" calcext:value-type="float">
            <text:p>7.61998476003063</text:p>
          </table:table-cell>
          <table:table-cell table:formula="of:=DEGREES(ATAN(ABS([.F625]-[.C625])/ABS([.E625]-[.B625])))" office:value-type="float" office:value="0.519517676770162" calcext:value-type="float">
            <text:p>0.519517676770162</text:p>
          </table:table-cell>
          <table:table-cell table:formula="of:=SQRT(POWER([.H625];2)+POWER([.I625];2)+POWER([.J625];2))" office:value-type="float" office:value="840.94367937222" calcext:value-type="float">
            <text:p>840.94367937222</text:p>
          </table:table-cell>
        </table:table-row>
        <table:table-row table:style-name="ro1">
          <table:table-cell office:value-type="float" office:value="72.875" calcext:value-type="float">
            <text:p>72.875</text:p>
          </table:table-cell>
          <table:table-cell office:value-type="float" office:value="287.214" calcext:value-type="float">
            <text:p>287.214</text:p>
          </table:table-cell>
          <table:table-cell office:value-type="float" office:value="40.8208" calcext:value-type="float">
            <text:p>40.8208</text:p>
          </table:table-cell>
          <table:table-cell office:value-type="float" office:value="72.3402" calcext:value-type="float">
            <text:p>72.3402</text:p>
          </table:table-cell>
          <table:table-cell office:value-type="float" office:value="275.518" calcext:value-type="float">
            <text:p>275.518</text:p>
          </table:table-cell>
          <table:table-cell office:value-type="float" office:value="40.4699" calcext:value-type="float">
            <text:p>40.4699</text:p>
          </table:table-cell>
          <table:table-cell/>
          <table:table-cell table:formula="of:=([.D626]-[.A626])/0.0166667" office:value-type="float" office:value="-32.0879358241286" calcext:value-type="float">
            <text:p>-32.0879358241286</text:p>
          </table:table-cell>
          <table:table-cell table:formula="of:=ABS([.E626]-[.B626])/0.0166667" office:value-type="float" office:value="701.758596482809" calcext:value-type="float">
            <text:p>701.758596482809</text:p>
          </table:table-cell>
          <table:table-cell table:formula="of:=([.F626]-[.C626])/0.0166667" office:value-type="float" office:value="-21.053957892084" calcext:value-type="float">
            <text:p>-21.053957892084</text:p>
          </table:table-cell>
          <table:table-cell table:formula="of:=DEGREES(ATAN(ABS([.F626]-[.C626])/ABS([.E626]-[.B626])))" office:value-type="float" office:value="1.71845588855137" calcext:value-type="float">
            <text:p>1.71845588855137</text:p>
          </table:table-cell>
          <table:table-cell table:formula="of:=SQRT(POWER([.H626];2)+POWER([.I626];2)+POWER([.J626];2))" office:value-type="float" office:value="702.807251318522" calcext:value-type="float">
            <text:p>702.807251318522</text:p>
          </table:table-cell>
        </table:table-row>
        <table:table-row table:style-name="ro1">
          <table:table-cell office:value-type="float" office:value="71.8392" calcext:value-type="float">
            <text:p>71.8392</text:p>
          </table:table-cell>
          <table:table-cell office:value-type="float" office:value="284.641" calcext:value-type="float">
            <text:p>284.641</text:p>
          </table:table-cell>
          <table:table-cell office:value-type="float" office:value="39.9754" calcext:value-type="float">
            <text:p>39.9754</text:p>
          </table:table-cell>
          <table:table-cell office:value-type="float" office:value="71.3338" calcext:value-type="float">
            <text:p>71.3338</text:p>
          </table:table-cell>
          <table:table-cell office:value-type="float" office:value="270.476" calcext:value-type="float">
            <text:p>270.476</text:p>
          </table:table-cell>
          <table:table-cell office:value-type="float" office:value="39.8351" calcext:value-type="float">
            <text:p>39.8351</text:p>
          </table:table-cell>
          <table:table-cell/>
          <table:table-cell table:formula="of:=([.D627]-[.A627])/0.0166667" office:value-type="float" office:value="-30.3239393521218" calcext:value-type="float">
            <text:p>-30.3239393521218</text:p>
          </table:table-cell>
          <table:table-cell table:formula="of:=ABS([.E627]-[.B627])/0.0166667" office:value-type="float" office:value="849.898300203401" calcext:value-type="float">
            <text:p>849.898300203401</text:p>
          </table:table-cell>
          <table:table-cell table:formula="of:=([.F627]-[.C627])/0.0166667" office:value-type="float" office:value="-8.41798316403388" calcext:value-type="float">
            <text:p>-8.41798316403388</text:p>
          </table:table-cell>
          <table:table-cell table:formula="of:=DEGREES(ATAN(ABS([.F627]-[.C627])/ABS([.E627]-[.B627])))" office:value-type="float" office:value="0.567478645325217" calcext:value-type="float">
            <text:p>0.567478645325217</text:p>
          </table:table-cell>
          <table:table-cell table:formula="of:=SQRT(POWER([.H627];2)+POWER([.I627];2)+POWER([.J627];2))" office:value-type="float" office:value="850.480760762412" calcext:value-type="float">
            <text:p>850.480760762412</text:p>
          </table:table-cell>
        </table:table-row>
        <table:table-row table:style-name="ro1">
          <table:table-cell office:value-type="float" office:value="71.8329" calcext:value-type="float">
            <text:p>71.8329</text:p>
          </table:table-cell>
          <table:table-cell office:value-type="float" office:value="275.613" calcext:value-type="float">
            <text:p>275.613</text:p>
          </table:table-cell>
          <table:table-cell office:value-type="float" office:value="39.7094" calcext:value-type="float">
            <text:p>39.7094</text:p>
          </table:table-cell>
          <table:table-cell office:value-type="float" office:value="71.3387" calcext:value-type="float">
            <text:p>71.3387</text:p>
          </table:table-cell>
          <table:table-cell office:value-type="float" office:value="260.679" calcext:value-type="float">
            <text:p>260.679</text:p>
          </table:table-cell>
          <table:table-cell office:value-type="float" office:value="39.8011" calcext:value-type="float">
            <text:p>39.8011</text:p>
          </table:table-cell>
          <table:table-cell/>
          <table:table-cell table:formula="of:=([.D628]-[.A628])/0.0166667" office:value-type="float" office:value="-29.6519406961181" calcext:value-type="float">
            <text:p>-29.6519406961181</text:p>
          </table:table-cell>
          <table:table-cell table:formula="of:=ABS([.E628]-[.B628])/0.0166667" office:value-type="float" office:value="896.038207923586" calcext:value-type="float">
            <text:p>896.038207923586</text:p>
          </table:table-cell>
          <table:table-cell table:formula="of:=([.F628]-[.C628])/0.0166667" office:value-type="float" office:value="5.50198899602176" calcext:value-type="float">
            <text:p>5.50198899602176</text:p>
          </table:table-cell>
          <table:table-cell table:formula="of:=DEGREES(ATAN(ABS([.F628]-[.C628])/ABS([.E628]-[.B628])))" office:value-type="float" office:value="0.351811768477427" calcext:value-type="float">
            <text:p>0.351811768477427</text:p>
          </table:table-cell>
          <table:table-cell table:formula="of:=SQRT(POWER([.H628];2)+POWER([.I628];2)+POWER([.J628];2))" office:value-type="float" office:value="896.545581400561" calcext:value-type="float">
            <text:p>896.545581400561</text:p>
          </table:table-cell>
        </table:table-row>
        <table:table-row table:style-name="ro1">
          <table:table-cell office:value-type="float" office:value="72.1001" calcext:value-type="float">
            <text:p>72.1001</text:p>
          </table:table-cell>
          <table:table-cell office:value-type="float" office:value="285.871" calcext:value-type="float">
            <text:p>285.871</text:p>
          </table:table-cell>
          <table:table-cell office:value-type="float" office:value="40.5356" calcext:value-type="float">
            <text:p>40.5356</text:p>
          </table:table-cell>
          <table:table-cell office:value-type="float" office:value="71.8377" calcext:value-type="float">
            <text:p>71.8377</text:p>
          </table:table-cell>
          <table:table-cell office:value-type="float" office:value="270.342" calcext:value-type="float">
            <text:p>270.342</text:p>
          </table:table-cell>
          <table:table-cell office:value-type="float" office:value="40.8416" calcext:value-type="float">
            <text:p>40.8416</text:p>
          </table:table-cell>
          <table:table-cell/>
          <table:table-cell table:formula="of:=([.D629]-[.A629])/0.0166667" office:value-type="float" office:value="-15.7439685120629" calcext:value-type="float">
            <text:p>-15.7439685120629</text:p>
          </table:table-cell>
          <table:table-cell table:formula="of:=ABS([.E629]-[.B629])/0.0166667" office:value-type="float" office:value="931.738136523727" calcext:value-type="float">
            <text:p>931.738136523727</text:p>
          </table:table-cell>
          <table:table-cell table:formula="of:=([.F629]-[.C629])/0.0166667" office:value-type="float" office:value="18.3599632800733" calcext:value-type="float">
            <text:p>18.3599632800733</text:p>
          </table:table-cell>
          <table:table-cell table:formula="of:=DEGREES(ATAN(ABS([.F629]-[.C629])/ABS([.E629]-[.B629])))" office:value-type="float" office:value="1.12887113327888" calcext:value-type="float">
            <text:p>1.12887113327888</text:p>
          </table:table-cell>
          <table:table-cell table:formula="of:=SQRT(POWER([.H629];2)+POWER([.I629];2)+POWER([.J629];2))" office:value-type="float" office:value="932.05199203095" calcext:value-type="float">
            <text:p>932.05199203095</text:p>
          </table:table-cell>
        </table:table-row>
        <table:table-row table:style-name="ro1">
          <table:table-cell office:value-type="float" office:value="71.8394" calcext:value-type="float">
            <text:p>71.8394</text:p>
          </table:table-cell>
          <table:table-cell office:value-type="float" office:value="287.329" calcext:value-type="float">
            <text:p>287.329</text:p>
          </table:table-cell>
          <table:table-cell office:value-type="float" office:value="39.7902" calcext:value-type="float">
            <text:p>39.7902</text:p>
          </table:table-cell>
          <table:table-cell office:value-type="float" office:value="71.3311" calcext:value-type="float">
            <text:p>71.3311</text:p>
          </table:table-cell>
          <table:table-cell office:value-type="float" office:value="273.024" calcext:value-type="float">
            <text:p>273.024</text:p>
          </table:table-cell>
          <table:table-cell office:value-type="float" office:value="39.6518" calcext:value-type="float">
            <text:p>39.6518</text:p>
          </table:table-cell>
          <table:table-cell/>
          <table:table-cell table:formula="of:=([.D630]-[.A630])/0.0166667" office:value-type="float" office:value="-30.4979390041215" calcext:value-type="float">
            <text:p>-30.4979390041215</text:p>
          </table:table-cell>
          <table:table-cell table:formula="of:=ABS([.E630]-[.B630])/0.0166667" office:value-type="float" office:value="858.298283403434" calcext:value-type="float">
            <text:p>858.298283403434</text:p>
          </table:table-cell>
          <table:table-cell table:formula="of:=([.F630]-[.C630])/0.0166667" office:value-type="float" office:value="-8.30398339203305" calcext:value-type="float">
            <text:p>-8.30398339203305</text:p>
          </table:table-cell>
          <table:table-cell table:formula="of:=DEGREES(ATAN(ABS([.F630]-[.C630])/ABS([.E630]-[.B630])))" office:value-type="float" office:value="0.554315867109814" calcext:value-type="float">
            <text:p>0.554315867109814</text:p>
          </table:table-cell>
          <table:table-cell table:formula="of:=SQRT(POWER([.H630];2)+POWER([.I630];2)+POWER([.J630];2))" office:value-type="float" office:value="858.880098568453" calcext:value-type="float">
            <text:p>858.880098568453</text:p>
          </table:table-cell>
        </table:table-row>
        <table:table-row table:style-name="ro1">
          <table:table-cell office:value-type="float" office:value="71.8391" calcext:value-type="float">
            <text:p>71.8391</text:p>
          </table:table-cell>
          <table:table-cell office:value-type="float" office:value="281.972" calcext:value-type="float">
            <text:p>281.972</text:p>
          </table:table-cell>
          <table:table-cell office:value-type="float" office:value="40.1606" calcext:value-type="float">
            <text:p>40.1606</text:p>
          </table:table-cell>
          <table:table-cell office:value-type="float" office:value="71.093" calcext:value-type="float">
            <text:p>71.093</text:p>
          </table:table-cell>
          <table:table-cell office:value-type="float" office:value="267.821" calcext:value-type="float">
            <text:p>267.821</text:p>
          </table:table-cell>
          <table:table-cell office:value-type="float" office:value="40.5337" calcext:value-type="float">
            <text:p>40.5337</text:p>
          </table:table-cell>
          <table:table-cell/>
          <table:table-cell table:formula="of:=([.D631]-[.A631])/0.0166667" office:value-type="float" office:value="-44.765910468179" calcext:value-type="float">
            <text:p>-44.765910468179</text:p>
          </table:table-cell>
          <table:table-cell table:formula="of:=ABS([.E631]-[.B631])/0.0166667" office:value-type="float" office:value="849.058301883393" calcext:value-type="float">
            <text:p>849.058301883393</text:p>
          </table:table-cell>
          <table:table-cell table:formula="of:=([.F631]-[.C631])/0.0166667" office:value-type="float" office:value="22.3859552280896" calcext:value-type="float">
            <text:p>22.3859552280896</text:p>
          </table:table-cell>
          <table:table-cell table:formula="of:=DEGREES(ATAN(ABS([.F631]-[.C631])/ABS([.E631]-[.B631])))" office:value-type="float" office:value="1.51028930870116" calcext:value-type="float">
            <text:p>1.51028930870116</text:p>
          </table:table-cell>
          <table:table-cell table:formula="of:=SQRT(POWER([.H631];2)+POWER([.I631];2)+POWER([.J631];2))" office:value-type="float" office:value="850.532255548625" calcext:value-type="float">
            <text:p>850.532255548625</text:p>
          </table:table-cell>
        </table:table-row>
        <table:table-row table:style-name="ro1">
          <table:table-cell office:value-type="float" office:value="72.6179" calcext:value-type="float">
            <text:p>72.6179</text:p>
          </table:table-cell>
          <table:table-cell office:value-type="float" office:value="288.628" calcext:value-type="float">
            <text:p>288.628</text:p>
          </table:table-cell>
          <table:table-cell office:value-type="float" office:value="40.3391" calcext:value-type="float">
            <text:p>40.3391</text:p>
          </table:table-cell>
          <table:table-cell office:value-type="float" office:value="72.089" calcext:value-type="float">
            <text:p>72.089</text:p>
          </table:table-cell>
          <table:table-cell office:value-type="float" office:value="276.808" calcext:value-type="float">
            <text:p>276.808</text:p>
          </table:table-cell>
          <table:table-cell office:value-type="float" office:value="40.2577" calcext:value-type="float">
            <text:p>40.2577</text:p>
          </table:table-cell>
          <table:table-cell/>
          <table:table-cell table:formula="of:=([.D632]-[.A632])/0.0166667" office:value-type="float" office:value="-31.7339365321274" calcext:value-type="float">
            <text:p>-31.7339365321274</text:p>
          </table:table-cell>
          <table:table-cell table:formula="of:=ABS([.E632]-[.B632])/0.0166667" office:value-type="float" office:value="709.198581602836" calcext:value-type="float">
            <text:p>709.198581602836</text:p>
          </table:table-cell>
          <table:table-cell table:formula="of:=([.F632]-[.C632])/0.0166667" office:value-type="float" office:value="-4.88399023201966" calcext:value-type="float">
            <text:p>-4.88399023201966</text:p>
          </table:table-cell>
          <table:table-cell table:formula="of:=DEGREES(ATAN(ABS([.F632]-[.C632])/ABS([.E632]-[.B632])))" office:value-type="float" office:value="0.394568758480793" calcext:value-type="float">
            <text:p>0.394568758480793</text:p>
          </table:table-cell>
          <table:table-cell table:formula="of:=SQRT(POWER([.H632];2)+POWER([.I632];2)+POWER([.J632];2))" office:value-type="float" office:value="709.925013107643" calcext:value-type="float">
            <text:p>709.925013107643</text:p>
          </table:table-cell>
        </table:table-row>
        <table:table-row table:style-name="ro1">
          <table:table-cell office:value-type="float" office:value="72.0953" calcext:value-type="float">
            <text:p>72.0953</text:p>
          </table:table-cell>
          <table:table-cell office:value-type="float" office:value="284.675" calcext:value-type="float">
            <text:p>284.675</text:p>
          </table:table-cell>
          <table:table-cell office:value-type="float" office:value="39.9675" calcext:value-type="float">
            <text:p>39.9675</text:p>
          </table:table-cell>
          <table:table-cell office:value-type="float" office:value="72.0798" calcext:value-type="float">
            <text:p>72.0798</text:p>
          </table:table-cell>
          <table:table-cell office:value-type="float" office:value="269.288" calcext:value-type="float">
            <text:p>269.288</text:p>
          </table:table-cell>
          <table:table-cell office:value-type="float" office:value="40.0298" calcext:value-type="float">
            <text:p>40.0298</text:p>
          </table:table-cell>
          <table:table-cell/>
          <table:table-cell table:formula="of:=([.D633]-[.A633])/0.0166667" office:value-type="float" office:value="-0.929998140003045" calcext:value-type="float">
            <text:p>-0.929998140003045</text:p>
          </table:table-cell>
          <table:table-cell table:formula="of:=ABS([.E633]-[.B633])/0.0166667" office:value-type="float" office:value="923.218153563693" calcext:value-type="float">
            <text:p>923.218153563693</text:p>
          </table:table-cell>
          <table:table-cell table:formula="of:=([.F633]-[.C633])/0.0166667" office:value-type="float" office:value="3.73799252401498" calcext:value-type="float">
            <text:p>3.73799252401498</text:p>
          </table:table-cell>
          <table:table-cell table:formula="of:=DEGREES(ATAN(ABS([.F633]-[.C633])/ABS([.E633]-[.B633])))" office:value-type="float" office:value="0.231982034076391" calcext:value-type="float">
            <text:p>0.231982034076391</text:p>
          </table:table-cell>
          <table:table-cell table:formula="of:=SQRT(POWER([.H633];2)+POWER([.I633];2)+POWER([.J633];2))" office:value-type="float" office:value="923.226189270108" calcext:value-type="float">
            <text:p>923.226189270108</text:p>
          </table:table-cell>
        </table:table-row>
        <table:table-row table:style-name="ro1">
          <table:table-cell office:value-type="float" office:value="72.3567" calcext:value-type="float">
            <text:p>72.3567</text:p>
          </table:table-cell>
          <table:table-cell office:value-type="float" office:value="283.108" calcext:value-type="float">
            <text:p>283.108</text:p>
          </table:table-cell>
          <table:table-cell office:value-type="float" office:value="41.2349" calcext:value-type="float">
            <text:p>41.2349</text:p>
          </table:table-cell>
          <table:table-cell office:value-type="float" office:value="71.8403" calcext:value-type="float">
            <text:p>71.8403</text:p>
          </table:table-cell>
          <table:table-cell office:value-type="float" office:value="271.54" calcext:value-type="float">
            <text:p>271.54</text:p>
          </table:table-cell>
          <table:table-cell office:value-type="float" office:value="41.136" calcext:value-type="float">
            <text:p>41.136</text:p>
          </table:table-cell>
          <table:table-cell/>
          <table:table-cell table:formula="of:=([.D634]-[.A634])/0.0166667" office:value-type="float" office:value="-30.9839380321242" calcext:value-type="float">
            <text:p>-30.9839380321242</text:p>
          </table:table-cell>
          <table:table-cell table:formula="of:=ABS([.E634]-[.B634])/0.0166667" office:value-type="float" office:value="694.078611842775" calcext:value-type="float">
            <text:p>694.078611842775</text:p>
          </table:table-cell>
          <table:table-cell table:formula="of:=([.F634]-[.C634])/0.0166667" office:value-type="float" office:value="-5.93398813202376" calcext:value-type="float">
            <text:p>-5.93398813202376</text:p>
          </table:table-cell>
          <table:table-cell table:formula="of:=DEGREES(ATAN(ABS([.F634]-[.C634])/ABS([.E634]-[.B634])))" office:value-type="float" office:value="0.489835281643075" calcext:value-type="float">
            <text:p>0.489835281643075</text:p>
          </table:table-cell>
          <table:table-cell table:formula="of:=SQRT(POWER([.H634];2)+POWER([.I634];2)+POWER([.J634];2))" office:value-type="float" office:value="694.795175608412" calcext:value-type="float">
            <text:p>694.795175608412</text:p>
          </table:table-cell>
        </table:table-row>
        <table:table-row table:style-name="ro1">
          <table:table-cell office:value-type="float" office:value="72.6015" calcext:value-type="float">
            <text:p>72.6015</text:p>
          </table:table-cell>
          <table:table-cell office:value-type="float" office:value="279.341" calcext:value-type="float">
            <text:p>279.341</text:p>
          </table:table-cell>
          <table:table-cell office:value-type="float" office:value="40.8379" calcext:value-type="float">
            <text:p>40.8379</text:p>
          </table:table-cell>
          <table:table-cell office:value-type="float" office:value="72.0719" calcext:value-type="float">
            <text:p>72.0719</text:p>
          </table:table-cell>
          <table:table-cell office:value-type="float" office:value="266.968" calcext:value-type="float">
            <text:p>266.968</text:p>
          </table:table-cell>
          <table:table-cell office:value-type="float" office:value="39.195" calcext:value-type="float">
            <text:p>39.195</text:p>
          </table:table-cell>
          <table:table-cell/>
          <table:table-cell table:formula="of:=([.D635]-[.A635])/0.0166667" office:value-type="float" office:value="-31.7759364481272" calcext:value-type="float">
            <text:p>-31.7759364481272</text:p>
          </table:table-cell>
          <table:table-cell table:formula="of:=ABS([.E635]-[.B635])/0.0166667" office:value-type="float" office:value="742.378515242969" calcext:value-type="float">
            <text:p>742.378515242969</text:p>
          </table:table-cell>
          <table:table-cell table:formula="of:=([.F635]-[.C635])/0.0166667" office:value-type="float" office:value="-98.5738028523941" calcext:value-type="float">
            <text:p>-98.5738028523941</text:p>
          </table:table-cell>
          <table:table-cell table:formula="of:=DEGREES(ATAN(ABS([.F635]-[.C635])/ABS([.E635]-[.B635])))" office:value-type="float" office:value="7.56355065390793" calcext:value-type="float">
            <text:p>7.56355065390793</text:p>
          </table:table-cell>
          <table:table-cell table:formula="of:=SQRT(POWER([.H635];2)+POWER([.I635];2)+POWER([.J635];2))" office:value-type="float" office:value="749.568118745917" calcext:value-type="float">
            <text:p>749.568118745917</text:p>
          </table:table-cell>
        </table:table-row>
        <table:table-row table:style-name="ro1">
          <table:table-cell office:value-type="float" office:value="72.353" calcext:value-type="float">
            <text:p>72.353</text:p>
          </table:table-cell>
          <table:table-cell office:value-type="float" office:value="281.896" calcext:value-type="float">
            <text:p>281.896</text:p>
          </table:table-cell>
          <table:table-cell office:value-type="float" office:value="40.9262" calcext:value-type="float">
            <text:p>40.9262</text:p>
          </table:table-cell>
          <table:table-cell office:value-type="float" office:value="72.0831" calcext:value-type="float">
            <text:p>72.0831</text:p>
          </table:table-cell>
          <table:table-cell office:value-type="float" office:value="266.657" calcext:value-type="float">
            <text:p>266.657</text:p>
          </table:table-cell>
          <table:table-cell office:value-type="float" office:value="40.9662" calcext:value-type="float">
            <text:p>40.9662</text:p>
          </table:table-cell>
          <table:table-cell/>
          <table:table-cell table:formula="of:=([.D636]-[.A636])/0.0166667" office:value-type="float" office:value="-16.1939676120643" calcext:value-type="float">
            <text:p>-16.1939676120643</text:p>
          </table:table-cell>
          <table:table-cell table:formula="of:=ABS([.E636]-[.B636])/0.0166667" office:value-type="float" office:value="914.338171323659" calcext:value-type="float">
            <text:p>914.338171323659</text:p>
          </table:table-cell>
          <table:table-cell table:formula="of:=([.F636]-[.C636])/0.0166667" office:value-type="float" office:value="2.39999520000955" calcext:value-type="float">
            <text:p>2.39999520000955</text:p>
          </table:table-cell>
          <table:table-cell table:formula="of:=DEGREES(ATAN(ABS([.F636]-[.C636])/ABS([.E636]-[.B636])))" office:value-type="float" office:value="0.150392146277335" calcext:value-type="float">
            <text:p>0.150392146277335</text:p>
          </table:table-cell>
          <table:table-cell table:formula="of:=SQRT(POWER([.H636];2)+POWER([.I636];2)+POWER([.J636];2))" office:value-type="float" office:value="914.484716167238" calcext:value-type="float">
            <text:p>914.484716167238</text:p>
          </table:table-cell>
        </table:table-row>
        <table:table-row table:style-name="ro1">
          <table:table-cell office:value-type="float" office:value="71.8445" calcext:value-type="float">
            <text:p>71.8445</text:p>
          </table:table-cell>
          <table:table-cell office:value-type="float" office:value="272.707" calcext:value-type="float">
            <text:p>272.707</text:p>
          </table:table-cell>
          <table:table-cell office:value-type="float" office:value="41.6854" calcext:value-type="float">
            <text:p>41.6854</text:p>
          </table:table-cell>
          <table:table-cell office:value-type="float" office:value="71.3556" calcext:value-type="float">
            <text:p>71.3556</text:p>
          </table:table-cell>
          <table:table-cell office:value-type="float" office:value="257.931" calcext:value-type="float">
            <text:p>257.931</text:p>
          </table:table-cell>
          <table:table-cell office:value-type="float" office:value="41.9628" calcext:value-type="float">
            <text:p>41.9628</text:p>
          </table:table-cell>
          <table:table-cell/>
          <table:table-cell table:formula="of:=([.D637]-[.A637])/0.0166667" office:value-type="float" office:value="-29.3339413321174" calcext:value-type="float">
            <text:p>-29.3339413321174</text:p>
          </table:table-cell>
          <table:table-cell table:formula="of:=ABS([.E637]-[.B637])/0.0166667" office:value-type="float" office:value="886.558226883547" calcext:value-type="float">
            <text:p>886.558226883547</text:p>
          </table:table-cell>
          <table:table-cell table:formula="of:=([.F637]-[.C637])/0.0166667" office:value-type="float" office:value="16.6439667120666" calcext:value-type="float">
            <text:p>16.6439667120666</text:p>
          </table:table-cell>
          <table:table-cell table:formula="of:=DEGREES(ATAN(ABS([.F637]-[.C637])/ABS([.E637]-[.B637])))" office:value-type="float" office:value="1.07552668938079" calcext:value-type="float">
            <text:p>1.07552668938079</text:p>
          </table:table-cell>
          <table:table-cell table:formula="of:=SQRT(POWER([.H637];2)+POWER([.I637];2)+POWER([.J637];2))" office:value-type="float" office:value="887.199521751949" calcext:value-type="float">
            <text:p>887.199521751949</text:p>
          </table:table-cell>
        </table:table-row>
        <table:table-row table:style-name="ro1">
          <table:table-cell office:value-type="float" office:value="72.3575" calcext:value-type="float">
            <text:p>72.3575</text:p>
          </table:table-cell>
          <table:table-cell office:value-type="float" office:value="287.28" calcext:value-type="float">
            <text:p>287.28</text:p>
          </table:table-cell>
          <table:table-cell office:value-type="float" office:value="40.3043" calcext:value-type="float">
            <text:p>40.3043</text:p>
          </table:table-cell>
          <table:table-cell office:value-type="float" office:value="71.8384" calcext:value-type="float">
            <text:p>71.8384</text:p>
          </table:table-cell>
          <table:table-cell office:value-type="float" office:value="266.582" calcext:value-type="float">
            <text:p>266.582</text:p>
          </table:table-cell>
          <table:table-cell office:value-type="float" office:value="41.226" calcext:value-type="float">
            <text:p>41.226</text:p>
          </table:table-cell>
          <table:table-cell/>
          <table:table-cell table:formula="of:=([.D638]-[.A638])/0.0166667" office:value-type="float" office:value="-31.1459377081243" calcext:value-type="float">
            <text:p>-31.1459377081243</text:p>
          </table:table-cell>
          <table:table-cell table:formula="of:=ABS([.E638]-[.B638])/0.0166667" office:value-type="float" office:value="1241.87751624497" calcext:value-type="float">
            <text:p>1241.87751624497</text:p>
          </table:table-cell>
          <table:table-cell table:formula="of:=([.F638]-[.C638])/0.0166667" office:value-type="float" office:value="55.3018893962213" calcext:value-type="float">
            <text:p>55.3018893962213</text:p>
          </table:table-cell>
          <table:table-cell table:formula="of:=DEGREES(ATAN(ABS([.F638]-[.C638])/ABS([.E638]-[.B638])))" office:value-type="float" office:value="2.54974656404663" calcext:value-type="float">
            <text:p>2.54974656404663</text:p>
          </table:table-cell>
          <table:table-cell table:formula="of:=SQRT(POWER([.H638];2)+POWER([.I638];2)+POWER([.J638];2))" office:value-type="float" office:value="1243.49834489688" calcext:value-type="float">
            <text:p>1243.49834489688</text:p>
          </table:table-cell>
        </table:table-row>
        <table:table-row table:style-name="ro1">
          <table:table-cell office:value-type="float" office:value="73.1236" calcext:value-type="float">
            <text:p>73.1236</text:p>
          </table:table-cell>
          <table:table-cell office:value-type="float" office:value="284.611" calcext:value-type="float">
            <text:p>284.611</text:p>
          </table:table-cell>
          <table:table-cell office:value-type="float" office:value="40.7307" calcext:value-type="float">
            <text:p>40.7307</text:p>
          </table:table-cell>
          <table:table-cell office:value-type="float" office:value="73.0827" calcext:value-type="float">
            <text:p>73.0827</text:p>
          </table:table-cell>
          <table:table-cell office:value-type="float" office:value="271.789" calcext:value-type="float">
            <text:p>271.789</text:p>
          </table:table-cell>
          <table:table-cell office:value-type="float" office:value="40.5877" calcext:value-type="float">
            <text:p>40.5877</text:p>
          </table:table-cell>
          <table:table-cell/>
          <table:table-cell table:formula="of:=([.D639]-[.A639])/0.0166667" office:value-type="float" office:value="-2.45399509200943" calcext:value-type="float">
            <text:p>-2.45399509200943</text:p>
          </table:table-cell>
          <table:table-cell table:formula="of:=ABS([.E639]-[.B639])/0.0166667" office:value-type="float" office:value="769.318461363077" calcext:value-type="float">
            <text:p>769.318461363077</text:p>
          </table:table-cell>
          <table:table-cell table:formula="of:=([.F639]-[.C639])/0.0166667" office:value-type="float" office:value="-8.57998284003436" calcext:value-type="float">
            <text:p>-8.57998284003436</text:p>
          </table:table-cell>
          <table:table-cell table:formula="of:=DEGREES(ATAN(ABS([.F639]-[.C639])/ABS([.E639]-[.B639])))" office:value-type="float" office:value="0.638976508644878" calcext:value-type="float">
            <text:p>0.638976508644878</text:p>
          </table:table-cell>
          <table:table-cell table:formula="of:=SQRT(POWER([.H639];2)+POWER([.I639];2)+POWER([.J639];2))" office:value-type="float" office:value="769.370218549886" calcext:value-type="float">
            <text:p>769.370218549886</text:p>
          </table:table-cell>
        </table:table-row>
        <table:table-row table:style-name="ro1">
          <table:table-cell office:value-type="float" office:value="72.0827" calcext:value-type="float">
            <text:p>72.0827</text:p>
          </table:table-cell>
          <table:table-cell office:value-type="float" office:value="274.375" calcext:value-type="float">
            <text:p>274.375</text:p>
          </table:table-cell>
          <table:table-cell office:value-type="float" office:value="39.6658" calcext:value-type="float">
            <text:p>39.6658</text:p>
          </table:table-cell>
          <table:table-cell office:value-type="float" office:value="71.0876" calcext:value-type="float">
            <text:p>71.0876</text:p>
          </table:table-cell>
          <table:table-cell office:value-type="float" office:value="263.186" calcext:value-type="float">
            <text:p>263.186</text:p>
          </table:table-cell>
          <table:table-cell office:value-type="float" office:value="39.1243" calcext:value-type="float">
            <text:p>39.1243</text:p>
          </table:table-cell>
          <table:table-cell/>
          <table:table-cell table:formula="of:=([.D640]-[.A640])/0.0166667" office:value-type="float" office:value="-59.7058805882393" calcext:value-type="float">
            <text:p>-59.7058805882393</text:p>
          </table:table-cell>
          <table:table-cell table:formula="of:=ABS([.E640]-[.B640])/0.0166667" office:value-type="float" office:value="671.338657322687" calcext:value-type="float">
            <text:p>671.338657322687</text:p>
          </table:table-cell>
          <table:table-cell table:formula="of:=([.F640]-[.C640])/0.0166667" office:value-type="float" office:value="-32.4899350201299" calcext:value-type="float">
            <text:p>-32.4899350201299</text:p>
          </table:table-cell>
          <table:table-cell table:formula="of:=DEGREES(ATAN(ABS([.F640]-[.C640])/ABS([.E640]-[.B640])))" office:value-type="float" office:value="2.77071019338202" calcext:value-type="float">
            <text:p>2.77071019338202</text:p>
          </table:table-cell>
          <table:table-cell table:formula="of:=SQRT(POWER([.H640];2)+POWER([.I640];2)+POWER([.J640];2))" office:value-type="float" office:value="674.77105811546" calcext:value-type="float">
            <text:p>674.77105811546</text:p>
          </table:table-cell>
        </table:table-row>
        <table:table-row table:style-name="ro1">
          <table:table-cell office:value-type="float" office:value="71.5816" calcext:value-type="float">
            <text:p>71.5816</text:p>
          </table:table-cell>
          <table:table-cell office:value-type="float" office:value="275.583" calcext:value-type="float">
            <text:p>275.583</text:p>
          </table:table-cell>
          <table:table-cell office:value-type="float" office:value="39.7169" calcext:value-type="float">
            <text:p>39.7169</text:p>
          </table:table-cell>
          <table:table-cell office:value-type="float" office:value="71.0924" calcext:value-type="float">
            <text:p>71.0924</text:p>
          </table:table-cell>
          <table:table-cell office:value-type="float" office:value="261.889" calcext:value-type="float">
            <text:p>261.889</text:p>
          </table:table-cell>
          <table:table-cell office:value-type="float" office:value="39.5934" calcext:value-type="float">
            <text:p>39.5934</text:p>
          </table:table-cell>
          <table:table-cell/>
          <table:table-cell table:formula="of:=([.D641]-[.A641])/0.0166667" office:value-type="float" office:value="-29.3519412961172" calcext:value-type="float">
            <text:p>-29.3519412961172</text:p>
          </table:table-cell>
          <table:table-cell table:formula="of:=ABS([.E641]-[.B641])/0.0166667" office:value-type="float" office:value="821.638356723287" calcext:value-type="float">
            <text:p>821.638356723287</text:p>
          </table:table-cell>
          <table:table-cell table:formula="of:=([.F641]-[.C641])/0.0166667" office:value-type="float" office:value="-7.40998518002964" calcext:value-type="float">
            <text:p>-7.40998518002964</text:p>
          </table:table-cell>
          <table:table-cell table:formula="of:=DEGREES(ATAN(ABS([.F641]-[.C641])/ABS([.E641]-[.B641])))" office:value-type="float" office:value="0.516710744716684" calcext:value-type="float">
            <text:p>0.516710744716684</text:p>
          </table:table-cell>
          <table:table-cell table:formula="of:=SQRT(POWER([.H641];2)+POWER([.I641];2)+POWER([.J641];2))" office:value-type="float" office:value="822.195860836798" calcext:value-type="float">
            <text:p>822.195860836798</text:p>
          </table:table-cell>
        </table:table-row>
        <table:table-row table:style-name="ro1">
          <table:table-cell office:value-type="float" office:value="72.0953" calcext:value-type="float">
            <text:p>72.0953</text:p>
          </table:table-cell>
          <table:table-cell office:value-type="float" office:value="284.67" calcext:value-type="float">
            <text:p>284.67</text:p>
          </table:table-cell>
          <table:table-cell office:value-type="float" office:value="39.9684" calcext:value-type="float">
            <text:p>39.9684</text:p>
          </table:table-cell>
          <table:table-cell office:value-type="float" office:value="71.5793" calcext:value-type="float">
            <text:p>71.5793</text:p>
          </table:table-cell>
          <table:table-cell office:value-type="float" office:value="273.111" calcext:value-type="float">
            <text:p>273.111</text:p>
          </table:table-cell>
          <table:table-cell office:value-type="float" office:value="39.3859" calcext:value-type="float">
            <text:p>39.3859</text:p>
          </table:table-cell>
          <table:table-cell/>
          <table:table-cell table:formula="of:=([.D642]-[.A642])/0.0166667" office:value-type="float" office:value="-30.9599380801233" calcext:value-type="float">
            <text:p>-30.9599380801233</text:p>
          </table:table-cell>
          <table:table-cell table:formula="of:=ABS([.E642]-[.B642])/0.0166667" office:value-type="float" office:value="693.538612922776" calcext:value-type="float">
            <text:p>693.538612922776</text:p>
          </table:table-cell>
          <table:table-cell table:formula="of:=([.F642]-[.C642])/0.0166667" office:value-type="float" office:value="-34.94993010014" calcext:value-type="float">
            <text:p>-34.94993010014</text:p>
          </table:table-cell>
          <table:table-cell table:formula="of:=DEGREES(ATAN(ABS([.F642]-[.C642])/ABS([.E642]-[.B642])))" office:value-type="float" office:value="2.88490203067569" calcext:value-type="float">
            <text:p>2.88490203067569</text:p>
          </table:table-cell>
          <table:table-cell table:formula="of:=SQRT(POWER([.H642];2)+POWER([.I642];2)+POWER([.J642];2))" office:value-type="float" office:value="695.108497282818" calcext:value-type="float">
            <text:p>695.108497282818</text:p>
          </table:table-cell>
        </table:table-row>
        <table:table-row table:style-name="ro1">
          <table:table-cell office:value-type="float" office:value="72.1034" calcext:value-type="float">
            <text:p>72.1034</text:p>
          </table:table-cell>
          <table:table-cell office:value-type="float" office:value="284.385" calcext:value-type="float">
            <text:p>284.385</text:p>
          </table:table-cell>
          <table:table-cell office:value-type="float" office:value="41.2842" calcext:value-type="float">
            <text:p>41.2842</text:p>
          </table:table-cell>
          <table:table-cell office:value-type="float" office:value="71.3422" calcext:value-type="float">
            <text:p>71.3422</text:p>
          </table:table-cell>
          <table:table-cell office:value-type="float" office:value="272.721" calcext:value-type="float">
            <text:p>272.721</text:p>
          </table:table-cell>
          <table:table-cell office:value-type="float" office:value="41.1922" calcext:value-type="float">
            <text:p>41.1922</text:p>
          </table:table-cell>
          <table:table-cell/>
          <table:table-cell table:formula="of:=([.D643]-[.A643])/0.0166667" office:value-type="float" office:value="-45.671908656182" calcext:value-type="float">
            <text:p>-45.671908656182</text:p>
          </table:table-cell>
          <table:table-cell table:formula="of:=ABS([.E643]-[.B643])/0.0166667" office:value-type="float" office:value="699.838600322799" calcext:value-type="float">
            <text:p>699.838600322799</text:p>
          </table:table-cell>
          <table:table-cell table:formula="of:=([.F643]-[.C643])/0.0166667" office:value-type="float" office:value="-5.51998896002201" calcext:value-type="float">
            <text:p>-5.51998896002201</text:p>
          </table:table-cell>
          <table:table-cell table:formula="of:=DEGREES(ATAN(ABS([.F643]-[.C643])/ABS([.E643]-[.B643])))" office:value-type="float" office:value="0.451912071911948" calcext:value-type="float">
            <text:p>0.451912071911948</text:p>
          </table:table-cell>
          <table:table-cell table:formula="of:=SQRT(POWER([.H643];2)+POWER([.I643];2)+POWER([.J643];2))" office:value-type="float" office:value="701.349028672737" calcext:value-type="float">
            <text:p>701.349028672737</text:p>
          </table:table-cell>
        </table:table-row>
        <table:table-row table:style-name="ro1">
          <table:table-cell office:value-type="float" office:value="71.5856" calcext:value-type="float">
            <text:p>71.5856</text:p>
          </table:table-cell>
          <table:table-cell office:value-type="float" office:value="278.029" calcext:value-type="float">
            <text:p>278.029</text:p>
          </table:table-cell>
          <table:table-cell office:value-type="float" office:value="40.3104" calcext:value-type="float">
            <text:p>40.3104</text:p>
          </table:table-cell>
          <table:table-cell office:value-type="float" office:value="70.8474" calcext:value-type="float">
            <text:p>70.8474</text:p>
          </table:table-cell>
          <table:table-cell office:value-type="float" office:value="265.393" calcext:value-type="float">
            <text:p>265.393</text:p>
          </table:table-cell>
          <table:table-cell office:value-type="float" office:value="40.2127" calcext:value-type="float">
            <text:p>40.2127</text:p>
          </table:table-cell>
          <table:table-cell/>
          <table:table-cell table:formula="of:=([.D644]-[.A644])/0.0166667" office:value-type="float" office:value="-44.2919114161775" calcext:value-type="float">
            <text:p>-44.2919114161775</text:p>
          </table:table-cell>
          <table:table-cell table:formula="of:=ABS([.E644]-[.B644])/0.0166667" office:value-type="float" office:value="758.158483683034" calcext:value-type="float">
            <text:p>758.158483683034</text:p>
          </table:table-cell>
          <table:table-cell table:formula="of:=([.F644]-[.C644])/0.0166667" office:value-type="float" office:value="-5.86198827602364" calcext:value-type="float">
            <text:p>-5.86198827602364</text:p>
          </table:table-cell>
          <table:table-cell table:formula="of:=DEGREES(ATAN(ABS([.F644]-[.C644])/ABS([.E644]-[.B644])))" office:value-type="float" office:value="0.44299510235755" calcext:value-type="float">
            <text:p>0.44299510235755</text:p>
          </table:table-cell>
          <table:table-cell table:formula="of:=SQRT(POWER([.H644];2)+POWER([.I644];2)+POWER([.J644];2))" office:value-type="float" office:value="759.473780129376" calcext:value-type="float">
            <text:p>759.473780129376</text:p>
          </table:table-cell>
        </table:table-row>
        <table:table-row table:style-name="ro1">
          <table:table-cell office:value-type="float" office:value="72.0953" calcext:value-type="float">
            <text:p>72.0953</text:p>
          </table:table-cell>
          <table:table-cell office:value-type="float" office:value="283.306" calcext:value-type="float">
            <text:p>283.306</text:p>
          </table:table-cell>
          <table:table-cell office:value-type="float" office:value="40.192" calcext:value-type="float">
            <text:p>40.192</text:p>
          </table:table-cell>
          <table:table-cell office:value-type="float" office:value="71.5857" calcext:value-type="float">
            <text:p>71.5857</text:p>
          </table:table-cell>
          <table:table-cell office:value-type="float" office:value="269.171" calcext:value-type="float">
            <text:p>269.171</text:p>
          </table:table-cell>
          <table:table-cell office:value-type="float" office:value="40.3008" calcext:value-type="float">
            <text:p>40.3008</text:p>
          </table:table-cell>
          <table:table-cell/>
          <table:table-cell table:formula="of:=([.D645]-[.A645])/0.0166667" office:value-type="float" office:value="-30.5759388481218" calcext:value-type="float">
            <text:p>-30.5759388481218</text:p>
          </table:table-cell>
          <table:table-cell table:formula="of:=ABS([.E645]-[.B645])/0.0166667" office:value-type="float" office:value="848.098303803392" calcext:value-type="float">
            <text:p>848.098303803392</text:p>
          </table:table-cell>
          <table:table-cell table:formula="of:=([.F645]-[.C645])/0.0166667" office:value-type="float" office:value="6.52798694402625" calcext:value-type="float">
            <text:p>6.52798694402625</text:p>
          </table:table-cell>
          <table:table-cell table:formula="of:=DEGREES(ATAN(ABS([.F645]-[.C645])/ABS([.E645]-[.B645])))" office:value-type="float" office:value="0.441008680899821" calcext:value-type="float">
            <text:p>0.441008680899821</text:p>
          </table:table-cell>
          <table:table-cell table:formula="of:=SQRT(POWER([.H645];2)+POWER([.I645];2)+POWER([.J645];2))" office:value-type="float" office:value="848.674399027198" calcext:value-type="float">
            <text:p>848.674399027198</text:p>
          </table:table-cell>
        </table:table-row>
        <table:table-row table:style-name="ro1">
          <table:table-cell office:value-type="float" office:value="71.3296" calcext:value-type="float">
            <text:p>71.3296</text:p>
          </table:table-cell>
          <table:table-cell office:value-type="float" office:value="283.214" calcext:value-type="float">
            <text:p>283.214</text:p>
          </table:table-cell>
          <table:table-cell office:value-type="float" office:value="40.2143" calcext:value-type="float">
            <text:p>40.2143</text:p>
          </table:table-cell>
          <table:table-cell office:value-type="float" office:value="70.8424" calcext:value-type="float">
            <text:p>70.8424</text:p>
          </table:table-cell>
          <table:table-cell office:value-type="float" office:value="269.074" calcext:value-type="float">
            <text:p>269.074</text:p>
          </table:table-cell>
          <table:table-cell office:value-type="float" office:value="40.3241" calcext:value-type="float">
            <text:p>40.3241</text:p>
          </table:table-cell>
          <table:table-cell/>
          <table:table-cell table:formula="of:=([.D646]-[.A646])/0.0166667" office:value-type="float" office:value="-29.231941536117" calcext:value-type="float">
            <text:p>-29.231941536117</text:p>
          </table:table-cell>
          <table:table-cell table:formula="of:=ABS([.E646]-[.B646])/0.0166667" office:value-type="float" office:value="848.398303203393" calcext:value-type="float">
            <text:p>848.398303203393</text:p>
          </table:table-cell>
          <table:table-cell table:formula="of:=([.F646]-[.C646])/0.0166667" office:value-type="float" office:value="6.58798682402635" calcext:value-type="float">
            <text:p>6.58798682402635</text:p>
          </table:table-cell>
          <table:table-cell table:formula="of:=DEGREES(ATAN(ABS([.F646]-[.C646])/ABS([.E646]-[.B646])))" office:value-type="float" office:value="0.444904536619911" calcext:value-type="float">
            <text:p>0.444904536619911</text:p>
          </table:table-cell>
          <table:table-cell table:formula="of:=SQRT(POWER([.H646];2)+POWER([.I646];2)+POWER([.J646];2))" office:value-type="float" office:value="848.927316591215" calcext:value-type="float">
            <text:p>848.927316591215</text:p>
          </table:table-cell>
        </table:table-row>
        <table:table-row table:style-name="ro1">
          <table:table-cell office:value-type="float" office:value="71.8373" calcext:value-type="float">
            <text:p>71.8373</text:p>
          </table:table-cell>
          <table:table-cell office:value-type="float" office:value="279.394" calcext:value-type="float">
            <text:p>279.394</text:p>
          </table:table-cell>
          <table:table-cell office:value-type="float" office:value="40.0818" calcext:value-type="float">
            <text:p>40.0818</text:p>
          </table:table-cell>
          <table:table-cell office:value-type="float" office:value="71.3372" calcext:value-type="float">
            <text:p>71.3372</text:p>
          </table:table-cell>
          <table:table-cell office:value-type="float" office:value="265.506" calcext:value-type="float">
            <text:p>265.506</text:p>
          </table:table-cell>
          <table:table-cell office:value-type="float" office:value="39.9438" calcext:value-type="float">
            <text:p>39.9438</text:p>
          </table:table-cell>
          <table:table-cell/>
          <table:table-cell table:formula="of:=([.D647]-[.A647])/0.0166667" office:value-type="float" office:value="-30.0059399881202" calcext:value-type="float">
            <text:p>-30.0059399881202</text:p>
          </table:table-cell>
          <table:table-cell table:formula="of:=ABS([.E647]-[.B647])/0.0166667" office:value-type="float" office:value="833.278333443335" calcext:value-type="float">
            <text:p>833.278333443335</text:p>
          </table:table-cell>
          <table:table-cell table:formula="of:=([.F647]-[.C647])/0.0166667" office:value-type="float" office:value="-8.27998344003301" calcext:value-type="float">
            <text:p>-8.27998344003301</text:p>
          </table:table-cell>
          <table:table-cell table:formula="of:=DEGREES(ATAN(ABS([.F647]-[.C647])/ABS([.E647]-[.B647])))" office:value-type="float" office:value="0.569308565459861" calcext:value-type="float">
            <text:p>0.569308565459861</text:p>
          </table:table-cell>
          <table:table-cell table:formula="of:=SQRT(POWER([.H647];2)+POWER([.I647];2)+POWER([.J647];2))" office:value-type="float" office:value="833.859517872429" calcext:value-type="float">
            <text:p>833.859517872429</text:p>
          </table:table-cell>
        </table:table-row>
        <table:table-row table:style-name="ro1">
          <table:table-cell office:value-type="float" office:value="73.1685" calcext:value-type="float">
            <text:p>73.1685</text:p>
          </table:table-cell>
          <table:table-cell office:value-type="float" office:value="299.592" calcext:value-type="float">
            <text:p>299.592</text:p>
          </table:table-cell>
          <table:table-cell office:value-type="float" office:value="40.3922" calcext:value-type="float">
            <text:p>40.3922</text:p>
          </table:table-cell>
          <table:table-cell office:value-type="float" office:value="72.1017" calcext:value-type="float">
            <text:p>72.1017</text:p>
          </table:table-cell>
          <table:table-cell office:value-type="float" office:value="287.191" calcext:value-type="float">
            <text:p>287.191</text:p>
          </table:table-cell>
          <table:table-cell office:value-type="float" office:value="40.5766" calcext:value-type="float">
            <text:p>40.5766</text:p>
          </table:table-cell>
          <table:table-cell/>
          <table:table-cell table:formula="of:=([.D648]-[.A648])/0.0166667" office:value-type="float" office:value="-64.0078719842561" calcext:value-type="float">
            <text:p>-64.0078719842561</text:p>
          </table:table-cell>
          <table:table-cell table:formula="of:=ABS([.E648]-[.B648])/0.0166667" office:value-type="float" office:value="744.058511882977" calcext:value-type="float">
            <text:p>744.058511882977</text:p>
          </table:table-cell>
          <table:table-cell table:formula="of:=([.F648]-[.C648])/0.0166667" office:value-type="float" office:value="11.0639778720441" calcext:value-type="float">
            <text:p>11.0639778720441</text:p>
          </table:table-cell>
          <table:table-cell table:formula="of:=DEGREES(ATAN(ABS([.F648]-[.C648])/ABS([.E648]-[.B648])))" office:value-type="float" office:value="0.851912196156608" calcext:value-type="float">
            <text:p>0.851912196156608</text:p>
          </table:table-cell>
          <table:table-cell table:formula="of:=SQRT(POWER([.H648];2)+POWER([.I648];2)+POWER([.J648];2))" office:value-type="float" office:value="746.888538128559" calcext:value-type="float">
            <text:p>746.888538128559</text:p>
          </table:table-cell>
        </table:table-row>
        <table:table-row table:style-name="ro1">
          <table:table-cell office:value-type="float" office:value="72.1017" calcext:value-type="float">
            <text:p>72.1017</text:p>
          </table:table-cell>
          <table:table-cell office:value-type="float" office:value="289.967" calcext:value-type="float">
            <text:p>289.967</text:p>
          </table:table-cell>
          <table:table-cell office:value-type="float" office:value="40.1274" calcext:value-type="float">
            <text:p>40.1274</text:p>
          </table:table-cell>
          <table:table-cell office:value-type="float" office:value="71.8363" calcext:value-type="float">
            <text:p>71.8363</text:p>
          </table:table-cell>
          <table:table-cell office:value-type="float" office:value="275.51" calcext:value-type="float">
            <text:p>275.51</text:p>
          </table:table-cell>
          <table:table-cell office:value-type="float" office:value="40.2264" calcext:value-type="float">
            <text:p>40.2264</text:p>
          </table:table-cell>
          <table:table-cell/>
          <table:table-cell table:formula="of:=([.D649]-[.A649])/0.0166667" office:value-type="float" office:value="-15.9239681520637" calcext:value-type="float">
            <text:p>-15.9239681520637</text:p>
          </table:table-cell>
          <table:table-cell table:formula="of:=ABS([.E649]-[.B649])/0.0166667" office:value-type="float" office:value="867.418265163469" calcext:value-type="float">
            <text:p>867.418265163469</text:p>
          </table:table-cell>
          <table:table-cell table:formula="of:=([.F649]-[.C649])/0.0166667" office:value-type="float" office:value="5.93998812002356" calcext:value-type="float">
            <text:p>5.93998812002356</text:p>
          </table:table-cell>
          <table:table-cell table:formula="of:=DEGREES(ATAN(ABS([.F649]-[.C649])/ABS([.E649]-[.B649])))" office:value-type="float" office:value="0.392349277832198" calcext:value-type="float">
            <text:p>0.392349277832198</text:p>
          </table:table-cell>
          <table:table-cell table:formula="of:=SQRT(POWER([.H649];2)+POWER([.I649];2)+POWER([.J649];2))" office:value-type="float" office:value="867.584752609091" calcext:value-type="float">
            <text:p>867.584752609091</text:p>
          </table:table-cell>
        </table:table-row>
        <table:table-row table:style-name="ro1">
          <table:table-cell office:value-type="float" office:value="71.8415" calcext:value-type="float">
            <text:p>71.8415</text:p>
          </table:table-cell>
          <table:table-cell office:value-type="float" office:value="277.948" calcext:value-type="float">
            <text:p>277.948</text:p>
          </table:table-cell>
          <table:table-cell office:value-type="float" office:value="40.8228" calcext:value-type="float">
            <text:p>40.8228</text:p>
          </table:table-cell>
          <table:table-cell office:value-type="float" office:value="71.096" calcext:value-type="float">
            <text:p>71.096</text:p>
          </table:table-cell>
          <table:table-cell office:value-type="float" office:value="266.552" calcext:value-type="float">
            <text:p>266.552</text:p>
          </table:table-cell>
          <table:table-cell office:value-type="float" office:value="40.7482" calcext:value-type="float">
            <text:p>40.7482</text:p>
          </table:table-cell>
          <table:table-cell/>
          <table:table-cell table:formula="of:=([.D650]-[.A650])/0.0166667" office:value-type="float" office:value="-44.7299105401785" calcext:value-type="float">
            <text:p>-44.7299105401785</text:p>
          </table:table-cell>
          <table:table-cell table:formula="of:=ABS([.E650]-[.B650])/0.0166667" office:value-type="float" office:value="683.758632482733" calcext:value-type="float">
            <text:p>683.758632482733</text:p>
          </table:table-cell>
          <table:table-cell table:formula="of:=([.F650]-[.C650])/0.0166667" office:value-type="float" office:value="-4.47599104801813" calcext:value-type="float">
            <text:p>-4.47599104801813</text:p>
          </table:table-cell>
          <table:table-cell table:formula="of:=DEGREES(ATAN(ABS([.F650]-[.C650])/ABS([.E650]-[.B650])))" office:value-type="float" office:value="0.375061784784717" calcext:value-type="float">
            <text:p>0.375061784784717</text:p>
          </table:table-cell>
          <table:table-cell table:formula="of:=SQRT(POWER([.H650];2)+POWER([.I650];2)+POWER([.J650];2))" office:value-type="float" office:value="685.234753122936" calcext:value-type="float">
            <text:p>685.234753122936</text:p>
          </table:table-cell>
        </table:table-row>
        <table:table-row table:style-name="ro1">
          <table:table-cell office:value-type="float" office:value="72.8524" calcext:value-type="float">
            <text:p>72.8524</text:p>
          </table:table-cell>
          <table:table-cell office:value-type="float" office:value="278.016" calcext:value-type="float">
            <text:p>278.016</text:p>
          </table:table-cell>
          <table:table-cell office:value-type="float" office:value="41.0528" calcext:value-type="float">
            <text:p>41.0528</text:p>
          </table:table-cell>
          <table:table-cell office:value-type="float" office:value="72.5731" calcext:value-type="float">
            <text:p>72.5731</text:p>
          </table:table-cell>
          <table:table-cell office:value-type="float" office:value="265.482" calcext:value-type="float">
            <text:p>265.482</text:p>
          </table:table-cell>
          <table:table-cell office:value-type="float" office:value="40.9153" calcext:value-type="float">
            <text:p>40.9153</text:p>
          </table:table-cell>
          <table:table-cell/>
          <table:table-cell table:formula="of:=([.D651]-[.A651])/0.0166667" office:value-type="float" office:value="-16.7579664840674" calcext:value-type="float">
            <text:p>-16.7579664840674</text:p>
          </table:table-cell>
          <table:table-cell table:formula="of:=ABS([.E651]-[.B651])/0.0166667" office:value-type="float" office:value="752.038495923008" calcext:value-type="float">
            <text:p>752.038495923008</text:p>
          </table:table-cell>
          <table:table-cell table:formula="of:=([.F651]-[.C651])/0.0166667" office:value-type="float" office:value="-8.24998350003274" calcext:value-type="float">
            <text:p>-8.24998350003274</text:p>
          </table:table-cell>
          <table:table-cell table:formula="of:=DEGREES(ATAN(ABS([.F651]-[.C651])/ABS([.E651]-[.B651])))" office:value-type="float" office:value="0.628518723038988" calcext:value-type="float">
            <text:p>0.628518723038988</text:p>
          </table:table-cell>
          <table:table-cell table:formula="of:=SQRT(POWER([.H651];2)+POWER([.I651];2)+POWER([.J651];2))" office:value-type="float" office:value="752.270424128565" calcext:value-type="float">
            <text:p>752.270424128565</text:p>
          </table:table-cell>
        </table:table-row>
        <table:table-row table:style-name="ro1">
          <table:table-cell office:value-type="float" office:value="72.353" calcext:value-type="float">
            <text:p>72.353</text:p>
          </table:table-cell>
          <table:table-cell office:value-type="float" office:value="281.875" calcext:value-type="float">
            <text:p>281.875</text:p>
          </table:table-cell>
          <table:table-cell office:value-type="float" office:value="40.9296" calcext:value-type="float">
            <text:p>40.9296</text:p>
          </table:table-cell>
          <table:table-cell office:value-type="float" office:value="72.0847" calcext:value-type="float">
            <text:p>72.0847</text:p>
          </table:table-cell>
          <table:table-cell office:value-type="float" office:value="266.59" calcext:value-type="float">
            <text:p>266.59</text:p>
          </table:table-cell>
          <table:table-cell office:value-type="float" office:value="41.2225" calcext:value-type="float">
            <text:p>41.2225</text:p>
          </table:table-cell>
          <table:table-cell/>
          <table:table-cell table:formula="of:=([.D652]-[.A652])/0.0166667" office:value-type="float" office:value="-16.0979678040642" calcext:value-type="float">
            <text:p>-16.0979678040642</text:p>
          </table:table-cell>
          <table:table-cell table:formula="of:=ABS([.E652]-[.B652])/0.0166667" office:value-type="float" office:value="917.09816580367" calcext:value-type="float">
            <text:p>917.09816580367</text:p>
          </table:table-cell>
          <table:table-cell table:formula="of:=([.F652]-[.C652])/0.0166667" office:value-type="float" office:value="17.5739648520701" calcext:value-type="float">
            <text:p>17.5739648520701</text:p>
          </table:table-cell>
          <table:table-cell table:formula="of:=DEGREES(ATAN(ABS([.F652]-[.C652])/ABS([.E652]-[.B652])))" office:value-type="float" office:value="1.09780046703388" calcext:value-type="float">
            <text:p>1.09780046703388</text:p>
          </table:table-cell>
          <table:table-cell table:formula="of:=SQRT(POWER([.H652];2)+POWER([.I652];2)+POWER([.J652];2))" office:value-type="float" office:value="917.40777984956" calcext:value-type="float">
            <text:p>917.40777984956</text:p>
          </table:table-cell>
        </table:table-row>
        <table:table-row table:style-name="ro1">
          <table:table-cell office:value-type="float" office:value="72.335" calcext:value-type="float">
            <text:p>72.335</text:p>
          </table:table-cell>
          <table:table-cell office:value-type="float" office:value="274.358" calcext:value-type="float">
            <text:p>274.358</text:p>
          </table:table-cell>
          <table:table-cell office:value-type="float" office:value="39.9155" calcext:value-type="float">
            <text:p>39.9155</text:p>
          </table:table-cell>
          <table:table-cell office:value-type="float" office:value="71.8257" calcext:value-type="float">
            <text:p>71.8257</text:p>
          </table:table-cell>
          <table:table-cell office:value-type="float" office:value="260.746" calcext:value-type="float">
            <text:p>260.746</text:p>
          </table:table-cell>
          <table:table-cell office:value-type="float" office:value="39.7849" calcext:value-type="float">
            <text:p>39.7849</text:p>
          </table:table-cell>
          <table:table-cell/>
          <table:table-cell table:formula="of:=([.D653]-[.A653])/0.0166667" office:value-type="float" office:value="-30.557938884122" calcext:value-type="float">
            <text:p>-30.557938884122</text:p>
          </table:table-cell>
          <table:table-cell table:formula="of:=ABS([.E653]-[.B653])/0.0166667" office:value-type="float" office:value="816.718366563268" calcext:value-type="float">
            <text:p>816.718366563268</text:p>
          </table:table-cell>
          <table:table-cell table:formula="of:=([.F653]-[.C653])/0.0166667" office:value-type="float" office:value="-7.83598432803141" calcext:value-type="float">
            <text:p>-7.83598432803141</text:p>
          </table:table-cell>
          <table:table-cell table:formula="of:=DEGREES(ATAN(ABS([.F653]-[.C653])/ABS([.E653]-[.B653])))" office:value-type="float" office:value="0.549706083535353" calcext:value-type="float">
            <text:p>0.549706083535353</text:p>
          </table:table-cell>
          <table:table-cell table:formula="of:=SQRT(POWER([.H653];2)+POWER([.I653];2)+POWER([.J653];2))" office:value-type="float" office:value="817.327401082949" calcext:value-type="float">
            <text:p>817.327401082949</text:p>
          </table:table-cell>
        </table:table-row>
        <table:table-row table:style-name="ro1">
          <table:table-cell office:value-type="float" office:value="72.3529" calcext:value-type="float">
            <text:p>72.3529</text:p>
          </table:table-cell>
          <table:table-cell office:value-type="float" office:value="284.642" calcext:value-type="float">
            <text:p>284.642</text:p>
          </table:table-cell>
          <table:table-cell office:value-type="float" office:value="40.2248" calcext:value-type="float">
            <text:p>40.2248</text:p>
          </table:table-cell>
          <table:table-cell office:value-type="float" office:value="72.0844" calcext:value-type="float">
            <text:p>72.0844</text:p>
          </table:table-cell>
          <table:table-cell office:value-type="float" office:value="271.72" calcext:value-type="float">
            <text:p>271.72</text:p>
          </table:table-cell>
          <table:table-cell office:value-type="float" office:value="40.3609" calcext:value-type="float">
            <text:p>40.3609</text:p>
          </table:table-cell>
          <table:table-cell/>
          <table:table-cell table:formula="of:=([.D654]-[.A654])/0.0166667" office:value-type="float" office:value="-16.1099677800646" calcext:value-type="float">
            <text:p>-16.1099677800646</text:p>
          </table:table-cell>
          <table:table-cell table:formula="of:=ABS([.E654]-[.B654])/0.0166667" office:value-type="float" office:value="775.318449363099" calcext:value-type="float">
            <text:p>775.318449363099</text:p>
          </table:table-cell>
          <table:table-cell table:formula="of:=([.F654]-[.C654])/0.0166667" office:value-type="float" office:value="8.1659836680326" calcext:value-type="float">
            <text:p>8.1659836680326</text:p>
          </table:table-cell>
          <table:table-cell table:formula="of:=DEGREES(ATAN(ABS([.F654]-[.C654])/ABS([.E654]-[.B654])))" office:value-type="float" office:value="0.603441205955866" calcext:value-type="float">
            <text:p>0.603441205955866</text:p>
          </table:table-cell>
          <table:table-cell table:formula="of:=SQRT(POWER([.H654];2)+POWER([.I654];2)+POWER([.J654];2))" office:value-type="float" office:value="775.528795257753" calcext:value-type="float">
            <text:p>775.528795257753</text:p>
          </table:table-cell>
        </table:table-row>
        <table:table-row table:style-name="ro1">
          <table:table-cell office:value-type="float" office:value="71.5894" calcext:value-type="float">
            <text:p>71.5894</text:p>
          </table:table-cell>
          <table:table-cell office:value-type="float" office:value="279.199" calcext:value-type="float">
            <text:p>279.199</text:p>
          </table:table-cell>
          <table:table-cell office:value-type="float" office:value="40.8706" calcext:value-type="float">
            <text:p>40.8706</text:p>
          </table:table-cell>
          <table:table-cell office:value-type="float" office:value="71.0989" calcext:value-type="float">
            <text:p>71.0989</text:p>
          </table:table-cell>
          <table:table-cell office:value-type="float" office:value="265.28" calcext:value-type="float">
            <text:p>265.28</text:p>
          </table:table-cell>
          <table:table-cell office:value-type="float" office:value="40.9632" calcext:value-type="float">
            <text:p>40.9632</text:p>
          </table:table-cell>
          <table:table-cell/>
          <table:table-cell table:formula="of:=([.D655]-[.A655])/0.0166667" office:value-type="float" office:value="-29.4299411401176" calcext:value-type="float">
            <text:p>-29.4299411401176</text:p>
          </table:table-cell>
          <table:table-cell table:formula="of:=ABS([.E655]-[.B655])/0.0166667" office:value-type="float" office:value="835.138329723343" calcext:value-type="float">
            <text:p>835.138329723343</text:p>
          </table:table-cell>
          <table:table-cell table:formula="of:=([.F655]-[.C655])/0.0166667" office:value-type="float" office:value="5.55598888802207" calcext:value-type="float">
            <text:p>5.55598888802207</text:p>
          </table:table-cell>
          <table:table-cell table:formula="of:=DEGREES(ATAN(ABS([.F655]-[.C655])/ABS([.E655]-[.B655])))" office:value-type="float" office:value="0.381170408136821" calcext:value-type="float">
            <text:p>0.381170408136821</text:p>
          </table:table-cell>
          <table:table-cell table:formula="of:=SQRT(POWER([.H655];2)+POWER([.I655];2)+POWER([.J655];2))" office:value-type="float" office:value="835.675188228734" calcext:value-type="float">
            <text:p>835.675188228734</text:p>
          </table:table-cell>
        </table:table-row>
        <table:table-row table:style-name="ro1">
          <table:table-cell office:value-type="float" office:value="72.0986" calcext:value-type="float">
            <text:p>72.0986</text:p>
          </table:table-cell>
          <table:table-cell office:value-type="float" office:value="280.495" calcext:value-type="float">
            <text:p>280.495</text:p>
          </table:table-cell>
          <table:table-cell office:value-type="float" office:value="41.1569" calcext:value-type="float">
            <text:p>41.1569</text:p>
          </table:table-cell>
          <table:table-cell office:value-type="float" office:value="71.84" calcext:value-type="float">
            <text:p>71.84</text:p>
          </table:table-cell>
          <table:table-cell office:value-type="float" office:value="266.51" calcext:value-type="float">
            <text:p>266.51</text:p>
          </table:table-cell>
          <table:table-cell office:value-type="float" office:value="41.4829" calcext:value-type="float">
            <text:p>41.4829</text:p>
          </table:table-cell>
          <table:table-cell/>
          <table:table-cell table:formula="of:=([.D656]-[.A656])/0.0166667" office:value-type="float" office:value="-15.5159689680621" calcext:value-type="float">
            <text:p>-15.5159689680621</text:p>
          </table:table-cell>
          <table:table-cell table:formula="of:=ABS([.E656]-[.B656])/0.0166667" office:value-type="float" office:value="839.098321803357" calcext:value-type="float">
            <text:p>839.098321803357</text:p>
          </table:table-cell>
          <table:table-cell table:formula="of:=([.F656]-[.C656])/0.0166667" office:value-type="float" office:value="19.5599608800783" calcext:value-type="float">
            <text:p>19.5599608800783</text:p>
          </table:table-cell>
          <table:table-cell table:formula="of:=DEGREES(ATAN(ABS([.F656]-[.C656])/ABS([.E656]-[.B656])))" office:value-type="float" office:value="1.3353623176038" calcext:value-type="float">
            <text:p>1.3353623176038</text:p>
          </table:table-cell>
          <table:table-cell table:formula="of:=SQRT(POWER([.H656];2)+POWER([.I656];2)+POWER([.J656];2))" office:value-type="float" office:value="839.469672481298" calcext:value-type="float">
            <text:p>839.469672481298</text:p>
          </table:table-cell>
        </table:table-row>
        <table:table-row table:style-name="ro1">
          <table:table-cell office:value-type="float" office:value="71.5807" calcext:value-type="float">
            <text:p>71.5807</text:p>
          </table:table-cell>
          <table:table-cell office:value-type="float" office:value="280.756" calcext:value-type="float">
            <text:p>280.756</text:p>
          </table:table-cell>
          <table:table-cell office:value-type="float" office:value="39.6061" calcext:value-type="float">
            <text:p>39.6061</text:p>
          </table:table-cell>
          <table:table-cell office:value-type="float" office:value="70.8381" calcext:value-type="float">
            <text:p>70.8381</text:p>
          </table:table-cell>
          <table:table-cell office:value-type="float" office:value="267.986" calcext:value-type="float">
            <text:p>267.986</text:p>
          </table:table-cell>
          <table:table-cell office:value-type="float" office:value="39.5238" calcext:value-type="float">
            <text:p>39.5238</text:p>
          </table:table-cell>
          <table:table-cell/>
          <table:table-cell table:formula="of:=([.D657]-[.A657])/0.0166667" office:value-type="float" office:value="-44.555910888178" calcext:value-type="float">
            <text:p>-44.555910888178</text:p>
          </table:table-cell>
          <table:table-cell table:formula="of:=ABS([.E657]-[.B657])/0.0166667" office:value-type="float" office:value="766.198467603064" calcext:value-type="float">
            <text:p>766.198467603064</text:p>
          </table:table-cell>
          <table:table-cell table:formula="of:=([.F657]-[.C657])/0.0166667" office:value-type="float" office:value="-4.93799012401954" calcext:value-type="float">
            <text:p>-4.93799012401954</text:p>
          </table:table-cell>
          <table:table-cell table:formula="of:=DEGREES(ATAN(ABS([.F657]-[.C657])/ABS([.E657]-[.B657])))" office:value-type="float" office:value="0.369254296765821" calcext:value-type="float">
            <text:p>0.369254296765821</text:p>
          </table:table-cell>
          <table:table-cell table:formula="of:=SQRT(POWER([.H657];2)+POWER([.I657];2)+POWER([.J657];2))" office:value-type="float" office:value="767.508765226055" calcext:value-type="float">
            <text:p>767.508765226055</text:p>
          </table:table-cell>
        </table:table-row>
        <table:table-row table:style-name="ro1">
          <table:table-cell office:value-type="float" office:value="72.8682" calcext:value-type="float">
            <text:p>72.8682</text:p>
          </table:table-cell>
          <table:table-cell office:value-type="float" office:value="283.139" calcext:value-type="float">
            <text:p>283.139</text:p>
          </table:table-cell>
          <table:table-cell office:value-type="float" office:value="41.478" calcext:value-type="float">
            <text:p>41.478</text:p>
          </table:table-cell>
          <table:table-cell office:value-type="float" office:value="72.0892" calcext:value-type="float">
            <text:p>72.0892</text:p>
          </table:table-cell>
          <table:table-cell office:value-type="float" office:value="270.298" calcext:value-type="float">
            <text:p>270.298</text:p>
          </table:table-cell>
          <table:table-cell office:value-type="float" office:value="41.3401" calcext:value-type="float">
            <text:p>41.3401</text:p>
          </table:table-cell>
          <table:table-cell/>
          <table:table-cell table:formula="of:=([.D658]-[.A658])/0.0166667" office:value-type="float" office:value="-46.7399065201867" calcext:value-type="float">
            <text:p>-46.7399065201867</text:p>
          </table:table-cell>
          <table:table-cell table:formula="of:=ABS([.E658]-[.B658])/0.0166667" office:value-type="float" office:value="770.458459083082" calcext:value-type="float">
            <text:p>770.458459083082</text:p>
          </table:table-cell>
          <table:table-cell table:formula="of:=([.F658]-[.C658])/0.0166667" office:value-type="float" office:value="-8.27398345203321" calcext:value-type="float">
            <text:p>-8.27398345203321</text:p>
          </table:table-cell>
          <table:table-cell table:formula="of:=DEGREES(ATAN(ABS([.F658]-[.C658])/ABS([.E658]-[.B658])))" office:value-type="float" office:value="0.615277959638614" calcext:value-type="float">
            <text:p>0.615277959638614</text:p>
          </table:table-cell>
          <table:table-cell table:formula="of:=SQRT(POWER([.H658];2)+POWER([.I658];2)+POWER([.J658];2))" office:value-type="float" office:value="771.919241136246" calcext:value-type="float">
            <text:p>771.919241136246</text:p>
          </table:table-cell>
        </table:table-row>
        <table:table-row table:style-name="ro1">
          <table:table-cell office:value-type="float" office:value="72.3463" calcext:value-type="float">
            <text:p>72.3463</text:p>
          </table:table-cell>
          <table:table-cell office:value-type="float" office:value="275.316" calcext:value-type="float">
            <text:p>275.316</text:p>
          </table:table-cell>
          <table:table-cell office:value-type="float" office:value="41.5005" calcext:value-type="float">
            <text:p>41.5005</text:p>
          </table:table-cell>
          <table:table-cell office:value-type="float" office:value="72.0837" calcext:value-type="float">
            <text:p>72.0837</text:p>
          </table:table-cell>
          <table:table-cell office:value-type="float" office:value="254.297" calcext:value-type="float">
            <text:p>254.297</text:p>
          </table:table-cell>
          <table:table-cell office:value-type="float" office:value="43.0489" calcext:value-type="float">
            <text:p>43.0489</text:p>
          </table:table-cell>
          <table:table-cell/>
          <table:table-cell table:formula="of:=([.D659]-[.A659])/0.0166667" office:value-type="float" office:value="-15.7559684880634" calcext:value-type="float">
            <text:p>-15.7559684880634</text:p>
          </table:table-cell>
          <table:table-cell table:formula="of:=ABS([.E659]-[.B659])/0.0166667" office:value-type="float" office:value="1261.13747772504" calcext:value-type="float">
            <text:p>1261.13747772504</text:p>
          </table:table-cell>
          <table:table-cell table:formula="of:=([.F659]-[.C659])/0.0166667" office:value-type="float" office:value="92.9038141923717" calcext:value-type="float">
            <text:p>92.9038141923717</text:p>
          </table:table-cell>
          <table:table-cell table:formula="of:=DEGREES(ATAN(ABS([.F659]-[.C659])/ABS([.E659]-[.B659])))" office:value-type="float" office:value="4.21317966413037" calcext:value-type="float">
            <text:p>4.21317966413037</text:p>
          </table:table-cell>
          <table:table-cell table:formula="of:=SQRT(POWER([.H659];2)+POWER([.I659];2)+POWER([.J659];2))" office:value-type="float" office:value="1264.65295909873" calcext:value-type="float">
            <text:p>1264.65295909873</text:p>
          </table:table-cell>
        </table:table-row>
        <table:table-row table:style-name="ro1">
          <table:table-cell office:value-type="float" office:value="71.5837" calcext:value-type="float">
            <text:p>71.5837</text:p>
          </table:table-cell>
          <table:table-cell office:value-type="float" office:value="287.244" calcext:value-type="float">
            <text:p>287.244</text:p>
          </table:table-cell>
          <table:table-cell office:value-type="float" office:value="40.0621" calcext:value-type="float">
            <text:p>40.0621</text:p>
          </table:table-cell>
          <table:table-cell office:value-type="float" office:value="70.8607" calcext:value-type="float">
            <text:p>70.8607</text:p>
          </table:table-cell>
          <table:table-cell office:value-type="float" office:value="263.917" calcext:value-type="float">
            <text:p>263.917</text:p>
          </table:table-cell>
          <table:table-cell office:value-type="float" office:value="41.6828" calcext:value-type="float">
            <text:p>41.6828</text:p>
          </table:table-cell>
          <table:table-cell/>
          <table:table-cell table:formula="of:=([.D660]-[.A660])/0.0166667" office:value-type="float" office:value="-43.3799132401735" calcext:value-type="float">
            <text:p>-43.3799132401735</text:p>
          </table:table-cell>
          <table:table-cell table:formula="of:=ABS([.E660]-[.B660])/0.0166667" office:value-type="float" office:value="1399.6172007656" calcext:value-type="float">
            <text:p>1399.6172007656</text:p>
          </table:table-cell>
          <table:table-cell table:formula="of:=([.F660]-[.C660])/0.0166667" office:value-type="float" office:value="97.2418055163889" calcext:value-type="float">
            <text:p>97.2418055163889</text:p>
          </table:table-cell>
          <table:table-cell table:formula="of:=DEGREES(ATAN(ABS([.F660]-[.C660])/ABS([.E660]-[.B660])))" office:value-type="float" office:value="3.97437677557183" calcext:value-type="float">
            <text:p>3.97437677557183</text:p>
          </table:table-cell>
          <table:table-cell table:formula="of:=SQRT(POWER([.H660];2)+POWER([.I660];2)+POWER([.J660];2))" office:value-type="float" office:value="1403.66167372759" calcext:value-type="float">
            <text:p>1403.66167372759</text:p>
          </table:table-cell>
        </table:table-row>
        <table:table-row table:style-name="ro1">
          <table:table-cell office:value-type="float" office:value="72.87" calcext:value-type="float">
            <text:p>72.87</text:p>
          </table:table-cell>
          <table:table-cell office:value-type="float" office:value="285.958" calcext:value-type="float">
            <text:p>285.958</text:p>
          </table:table-cell>
          <table:table-cell office:value-type="float" office:value="40.5143" calcext:value-type="float">
            <text:p>40.5143</text:p>
          </table:table-cell>
          <table:table-cell office:value-type="float" office:value="72.0844" calcext:value-type="float">
            <text:p>72.0844</text:p>
          </table:table-cell>
          <table:table-cell office:value-type="float" office:value="273.026" calcext:value-type="float">
            <text:p>273.026</text:p>
          </table:table-cell>
          <table:table-cell office:value-type="float" office:value="40.1416" calcext:value-type="float">
            <text:p>40.1416</text:p>
          </table:table-cell>
          <table:table-cell/>
          <table:table-cell table:formula="of:=([.D661]-[.A661])/0.0166667" office:value-type="float" office:value="-47.1359057281887" calcext:value-type="float">
            <text:p>-47.1359057281887</text:p>
          </table:table-cell>
          <table:table-cell table:formula="of:=ABS([.E661]-[.B661])/0.0166667" office:value-type="float" office:value="775.918448163105" calcext:value-type="float">
            <text:p>775.918448163105</text:p>
          </table:table-cell>
          <table:table-cell table:formula="of:=([.F661]-[.C661])/0.0166667" office:value-type="float" office:value="-22.3619552760896" calcext:value-type="float">
            <text:p>-22.3619552760896</text:p>
          </table:table-cell>
          <table:table-cell table:formula="of:=DEGREES(ATAN(ABS([.F661]-[.C661])/ABS([.E661]-[.B661])))" office:value-type="float" office:value="1.65080635494275" calcext:value-type="float">
            <text:p>1.65080635494275</text:p>
          </table:table-cell>
          <table:table-cell table:formula="of:=SQRT(POWER([.H661];2)+POWER([.I661];2)+POWER([.J661];2))" office:value-type="float" office:value="777.670424313814" calcext:value-type="float">
            <text:p>777.670424313814</text:p>
          </table:table-cell>
        </table:table-row>
        <table:table-row table:style-name="ro1">
          <table:table-cell office:value-type="float" office:value="72.3559" calcext:value-type="float">
            <text:p>72.3559</text:p>
          </table:table-cell>
          <table:table-cell office:value-type="float" office:value="287.332" calcext:value-type="float">
            <text:p>287.332</text:p>
          </table:table-cell>
          <table:table-cell office:value-type="float" office:value="40.0404" calcext:value-type="float">
            <text:p>40.0404</text:p>
          </table:table-cell>
          <table:table-cell office:value-type="float" office:value="72.0844" calcext:value-type="float">
            <text:p>72.0844</text:p>
          </table:table-cell>
          <table:table-cell office:value-type="float" office:value="273.026" calcext:value-type="float">
            <text:p>273.026</text:p>
          </table:table-cell>
          <table:table-cell office:value-type="float" office:value="40.1416" calcext:value-type="float">
            <text:p>40.1416</text:p>
          </table:table-cell>
          <table:table-cell/>
          <table:table-cell table:formula="of:=([.D662]-[.A662])/0.0166667" office:value-type="float" office:value="-16.2899674200654" calcext:value-type="float">
            <text:p>-16.2899674200654</text:p>
          </table:table-cell>
          <table:table-cell table:formula="of:=ABS([.E662]-[.B662])/0.0166667" office:value-type="float" office:value="858.358283283432" calcext:value-type="float">
            <text:p>858.358283283432</text:p>
          </table:table-cell>
          <table:table-cell table:formula="of:=([.F662]-[.C662])/0.0166667" office:value-type="float" office:value="6.07198785602421" calcext:value-type="float">
            <text:p>6.07198785602421</text:p>
          </table:table-cell>
          <table:table-cell table:formula="of:=DEGREES(ATAN(ABS([.F662]-[.C662])/ABS([.E662]-[.B662])))" office:value-type="float" office:value="0.405301004600398" calcext:value-type="float">
            <text:p>0.405301004600398</text:p>
          </table:table-cell>
          <table:table-cell table:formula="of:=SQRT(POWER([.H662];2)+POWER([.I662];2)+POWER([.J662];2))" office:value-type="float" office:value="858.534317634625" calcext:value-type="float">
            <text:p>858.534317634625</text:p>
          </table:table-cell>
        </table:table-row>
        <table:table-row table:style-name="ro1">
          <table:table-cell office:value-type="float" office:value="72.097" calcext:value-type="float">
            <text:p>72.097</text:p>
          </table:table-cell>
          <table:table-cell office:value-type="float" office:value="280.549" calcext:value-type="float">
            <text:p>280.549</text:p>
          </table:table-cell>
          <table:table-cell office:value-type="float" office:value="40.8963" calcext:value-type="float">
            <text:p>40.8963</text:p>
          </table:table-cell>
          <table:table-cell office:value-type="float" office:value="71.8359" calcext:value-type="float">
            <text:p>71.8359</text:p>
          </table:table-cell>
          <table:table-cell office:value-type="float" office:value="267.879" calcext:value-type="float">
            <text:p>267.879</text:p>
          </table:table-cell>
          <table:table-cell office:value-type="float" office:value="40.7627" calcext:value-type="float">
            <text:p>40.7627</text:p>
          </table:table-cell>
          <table:table-cell/>
          <table:table-cell table:formula="of:=([.D663]-[.A663])/0.0166667" office:value-type="float" office:value="-15.6659686680626" calcext:value-type="float">
            <text:p>-15.6659686680626</text:p>
          </table:table-cell>
          <table:table-cell table:formula="of:=ABS([.E663]-[.B663])/0.0166667" office:value-type="float" office:value="760.198479603038" calcext:value-type="float">
            <text:p>760.198479603038</text:p>
          </table:table-cell>
          <table:table-cell table:formula="of:=([.F663]-[.C663])/0.0166667" office:value-type="float" office:value="-8.01598396803171" calcext:value-type="float">
            <text:p>-8.01598396803171</text:p>
          </table:table-cell>
          <table:table-cell table:formula="of:=DEGREES(ATAN(ABS([.F663]-[.C663])/ABS([.E663]-[.B663])))" office:value-type="float" office:value="0.604138315432122" calcext:value-type="float">
            <text:p>0.604138315432122</text:p>
          </table:table-cell>
          <table:table-cell table:formula="of:=SQRT(POWER([.H663];2)+POWER([.I663];2)+POWER([.J663];2))" office:value-type="float" office:value="760.402135033862" calcext:value-type="float">
            <text:p>760.402135033862</text:p>
          </table:table-cell>
        </table:table-row>
        <table:table-row table:style-name="ro1">
          <table:table-cell office:value-type="float" office:value="71.5861" calcext:value-type="float">
            <text:p>71.5861</text:p>
          </table:table-cell>
          <table:table-cell office:value-type="float" office:value="280.599" calcext:value-type="float">
            <text:p>280.599</text:p>
          </table:table-cell>
          <table:table-cell office:value-type="float" office:value="40.3889" calcext:value-type="float">
            <text:p>40.3889</text:p>
          </table:table-cell>
          <table:table-cell office:value-type="float" office:value="70.597" calcext:value-type="float">
            <text:p>70.597</text:p>
          </table:table-cell>
          <table:table-cell office:value-type="float" office:value="267.808" calcext:value-type="float">
            <text:p>267.808</text:p>
          </table:table-cell>
          <table:table-cell office:value-type="float" office:value="40.2947" calcext:value-type="float">
            <text:p>40.2947</text:p>
          </table:table-cell>
          <table:table-cell/>
          <table:table-cell table:formula="of:=([.D664]-[.A664])/0.0166667" office:value-type="float" office:value="-59.3458813082378" calcext:value-type="float">
            <text:p>-59.3458813082378</text:p>
          </table:table-cell>
          <table:table-cell table:formula="of:=ABS([.E664]-[.B664])/0.0166667" office:value-type="float" office:value="767.45846508307" calcext:value-type="float">
            <text:p>767.45846508307</text:p>
          </table:table-cell>
          <table:table-cell table:formula="of:=([.F664]-[.C664])/0.0166667" office:value-type="float" office:value="-5.65198869602265" calcext:value-type="float">
            <text:p>-5.65198869602265</text:p>
          </table:table-cell>
          <table:table-cell table:formula="of:=DEGREES(ATAN(ABS([.F664]-[.C664])/ABS([.E664]-[.B664])))" office:value-type="float" office:value="0.421950188166747" calcext:value-type="float">
            <text:p>0.421950188166747</text:p>
          </table:table-cell>
          <table:table-cell table:formula="of:=SQRT(POWER([.H664];2)+POWER([.I664];2)+POWER([.J664];2))" office:value-type="float" office:value="769.770338628433" calcext:value-type="float">
            <text:p>769.770338628433</text:p>
          </table:table-cell>
        </table:table-row>
        <table:table-row table:style-name="ro1">
          <table:table-cell office:value-type="float" office:value="72.3461" calcext:value-type="float">
            <text:p>72.3461</text:p>
          </table:table-cell>
          <table:table-cell office:value-type="float" office:value="280.74" calcext:value-type="float">
            <text:p>280.74</text:p>
          </table:table-cell>
          <table:table-cell office:value-type="float" office:value="40.1063" calcext:value-type="float">
            <text:p>40.1063</text:p>
          </table:table-cell>
          <table:table-cell office:value-type="float" office:value="71.8293" calcext:value-type="float">
            <text:p>71.8293</text:p>
          </table:table-cell>
          <table:table-cell office:value-type="float" office:value="268.072" calcext:value-type="float">
            <text:p>268.072</text:p>
          </table:table-cell>
          <table:table-cell office:value-type="float" office:value="39.746" calcext:value-type="float">
            <text:p>39.746</text:p>
          </table:table-cell>
          <table:table-cell/>
          <table:table-cell table:formula="of:=([.D665]-[.A665])/0.0166667" office:value-type="float" office:value="-31.0079379841242" calcext:value-type="float">
            <text:p>-31.0079379841242</text:p>
          </table:table-cell>
          <table:table-cell table:formula="of:=ABS([.E665]-[.B665])/0.0166667" office:value-type="float" office:value="760.078479843041" calcext:value-type="float">
            <text:p>760.078479843041</text:p>
          </table:table-cell>
          <table:table-cell table:formula="of:=([.F665]-[.C665])/0.0166667" office:value-type="float" office:value="-21.6179567640862" calcext:value-type="float">
            <text:p>-21.6179567640862</text:p>
          </table:table-cell>
          <table:table-cell table:formula="of:=DEGREES(ATAN(ABS([.F665]-[.C665])/ABS([.E665]-[.B665])))" office:value-type="float" office:value="1.62915263751465" calcext:value-type="float">
            <text:p>1.62915263751465</text:p>
          </table:table-cell>
          <table:table-cell table:formula="of:=SQRT(POWER([.H665];2)+POWER([.I665];2)+POWER([.J665];2))" office:value-type="float" office:value="761.017820943234" calcext:value-type="float">
            <text:p>761.017820943234</text:p>
          </table:table-cell>
        </table:table-row>
        <table:table-row table:style-name="ro1">
          <table:table-cell office:value-type="float" office:value="71.8436" calcext:value-type="float">
            <text:p>71.8436</text:p>
          </table:table-cell>
          <table:table-cell office:value-type="float" office:value="285.843" calcext:value-type="float">
            <text:p>285.843</text:p>
          </table:table-cell>
          <table:table-cell office:value-type="float" office:value="40.5425" calcext:value-type="float">
            <text:p>40.5425</text:p>
          </table:table-cell>
          <table:table-cell office:value-type="float" office:value="71.0899" calcext:value-type="float">
            <text:p>71.0899</text:p>
          </table:table-cell>
          <table:table-cell office:value-type="float" office:value="271.54" calcext:value-type="float">
            <text:p>271.54</text:p>
          </table:table-cell>
          <table:table-cell office:value-type="float" office:value="40.648" calcext:value-type="float">
            <text:p>40.648</text:p>
          </table:table-cell>
          <table:table-cell/>
          <table:table-cell table:formula="of:=([.D666]-[.A666])/0.0166667" office:value-type="float" office:value="-45.2219095561806" calcext:value-type="float">
            <text:p>-45.2219095561806</text:p>
          </table:table-cell>
          <table:table-cell table:formula="of:=ABS([.E666]-[.B666])/0.0166667" office:value-type="float" office:value="858.178283643433" calcext:value-type="float">
            <text:p>858.178283643433</text:p>
          </table:table-cell>
          <table:table-cell table:formula="of:=([.F666]-[.C666])/0.0166667" office:value-type="float" office:value="6.3299873400257" calcext:value-type="float">
            <text:p>6.3299873400257</text:p>
          </table:table-cell>
          <table:table-cell table:formula="of:=DEGREES(ATAN(ABS([.F666]-[.C666])/ABS([.E666]-[.B666])))" office:value-type="float" office:value="0.422610299832422" calcext:value-type="float">
            <text:p>0.422610299832422</text:p>
          </table:table-cell>
          <table:table-cell table:formula="of:=SQRT(POWER([.H666];2)+POWER([.I666];2)+POWER([.J666];2))" office:value-type="float" office:value="859.392259891151" calcext:value-type="float">
            <text:p>859.392259891151</text:p>
          </table:table-cell>
        </table:table-row>
        <table:table-row table:style-name="ro1">
          <table:table-cell office:value-type="float" office:value="71.5881" calcext:value-type="float">
            <text:p>71.5881</text:p>
          </table:table-cell>
          <table:table-cell office:value-type="float" office:value="281.833" calcext:value-type="float">
            <text:p>281.833</text:p>
          </table:table-cell>
          <table:table-cell office:value-type="float" office:value="40.6911" calcext:value-type="float">
            <text:p>40.6911</text:p>
          </table:table-cell>
          <table:table-cell office:value-type="float" office:value="70.8443" calcext:value-type="float">
            <text:p>70.8443</text:p>
          </table:table-cell>
          <table:table-cell office:value-type="float" office:value="269.03" calcext:value-type="float">
            <text:p>269.03</text:p>
          </table:table-cell>
          <table:table-cell office:value-type="float" office:value="40.578" calcext:value-type="float">
            <text:p>40.578</text:p>
          </table:table-cell>
          <table:table-cell/>
          <table:table-cell table:formula="of:=([.D667]-[.A667])/0.0166667" office:value-type="float" office:value="-44.6279107441781" calcext:value-type="float">
            <text:p>-44.6279107441781</text:p>
          </table:table-cell>
          <table:table-cell table:formula="of:=ABS([.E667]-[.B667])/0.0166667" office:value-type="float" office:value="768.178463643076" calcext:value-type="float">
            <text:p>768.178463643076</text:p>
          </table:table-cell>
          <table:table-cell table:formula="of:=([.F667]-[.C667])/0.0166667" office:value-type="float" office:value="-6.78598642802689" calcext:value-type="float">
            <text:p>-6.78598642802689</text:p>
          </table:table-cell>
          <table:table-cell table:formula="of:=DEGREES(ATAN(ABS([.F667]-[.C667])/ABS([.E667]-[.B667])))" office:value-type="float" office:value="0.506130134068783" calcext:value-type="float">
            <text:p>0.506130134068783</text:p>
          </table:table-cell>
          <table:table-cell table:formula="of:=SQRT(POWER([.H667];2)+POWER([.I667];2)+POWER([.J667];2))" office:value-type="float" office:value="769.503640039622" calcext:value-type="float">
            <text:p>769.503640039622</text:p>
          </table:table-cell>
        </table:table-row>
        <table:table-row table:style-name="ro1">
          <table:table-cell office:value-type="float" office:value="70.8213" calcext:value-type="float">
            <text:p>70.8213</text:p>
          </table:table-cell>
          <table:table-cell office:value-type="float" office:value="283.094" calcext:value-type="float">
            <text:p>283.094</text:p>
          </table:table-cell>
          <table:table-cell office:value-type="float" office:value="40.4921" calcext:value-type="float">
            <text:p>40.4921</text:p>
          </table:table-cell>
          <table:table-cell office:value-type="float" office:value="70.1016" calcext:value-type="float">
            <text:p>70.1016</text:p>
          </table:table-cell>
          <table:table-cell office:value-type="float" office:value="268.925" calcext:value-type="float">
            <text:p>268.925</text:p>
          </table:table-cell>
          <table:table-cell office:value-type="float" office:value="40.6026" calcext:value-type="float">
            <text:p>40.6026</text:p>
          </table:table-cell>
          <table:table-cell/>
          <table:table-cell table:formula="of:=([.D668]-[.A668])/0.0166667" office:value-type="float" office:value="-43.1819136361721" calcext:value-type="float">
            <text:p>-43.1819136361721</text:p>
          </table:table-cell>
          <table:table-cell table:formula="of:=ABS([.E668]-[.B668])/0.0166667" office:value-type="float" office:value="850.1382997234" calcext:value-type="float">
            <text:p>850.1382997234</text:p>
          </table:table-cell>
          <table:table-cell table:formula="of:=([.F668]-[.C668])/0.0166667" office:value-type="float" office:value="6.62998674002663" calcext:value-type="float">
            <text:p>6.62998674002663</text:p>
          </table:table-cell>
          <table:table-cell table:formula="of:=DEGREES(ATAN(ABS([.F668]-[.C668])/ABS([.E668]-[.B668])))" office:value-type="float" office:value="0.446824425630609" calcext:value-type="float">
            <text:p>0.446824425630609</text:p>
          </table:table-cell>
          <table:table-cell table:formula="of:=SQRT(POWER([.H668];2)+POWER([.I668];2)+POWER([.J668];2))" office:value-type="float" office:value="851.260103050793" calcext:value-type="float">
            <text:p>851.260103050793</text:p>
          </table:table-cell>
        </table:table-row>
        <table:table-row table:style-name="ro1">
          <table:table-cell office:value-type="float" office:value="71.0882" calcext:value-type="float">
            <text:p>71.0882</text:p>
          </table:table-cell>
          <table:table-cell office:value-type="float" office:value="280.264" calcext:value-type="float">
            <text:p>280.264</text:p>
          </table:table-cell>
          <table:table-cell office:value-type="float" office:value="41.7069" calcext:value-type="float">
            <text:p>41.7069</text:p>
          </table:table-cell>
          <table:table-cell office:value-type="float" office:value="70.1105" calcext:value-type="float">
            <text:p>70.1105</text:p>
          </table:table-cell>
          <table:table-cell office:value-type="float" office:value="268.731" calcext:value-type="float">
            <text:p>268.731</text:p>
          </table:table-cell>
          <table:table-cell office:value-type="float" office:value="41.6193" calcext:value-type="float">
            <text:p>41.6193</text:p>
          </table:table-cell>
          <table:table-cell/>
          <table:table-cell table:formula="of:=([.D669]-[.A669])/0.0166667" office:value-type="float" office:value="-58.6618826762346" calcext:value-type="float">
            <text:p>-58.6618826762346</text:p>
          </table:table-cell>
          <table:table-cell table:formula="of:=ABS([.E669]-[.B669])/0.0166667" office:value-type="float" office:value="691.978616042769" calcext:value-type="float">
            <text:p>691.978616042769</text:p>
          </table:table-cell>
          <table:table-cell table:formula="of:=([.F669]-[.C669])/0.0166667" office:value-type="float" office:value="-5.25598948802071" calcext:value-type="float">
            <text:p>-5.25598948802071</text:p>
          </table:table-cell>
          <table:table-cell table:formula="of:=DEGREES(ATAN(ABS([.F669]-[.C669])/ABS([.E669]-[.B669])))" office:value-type="float" office:value="0.435187181658241" calcext:value-type="float">
            <text:p>0.435187181658241</text:p>
          </table:table-cell>
          <table:table-cell table:formula="of:=SQRT(POWER([.H669];2)+POWER([.I669];2)+POWER([.J669];2))" office:value-type="float" office:value="694.48055909801" calcext:value-type="float">
            <text:p>694.48055909801</text:p>
          </table:table-cell>
        </table:table-row>
        <table:table-row table:style-name="ro1">
          <table:table-cell office:value-type="float" office:value="72.3667" calcext:value-type="float">
            <text:p>72.3667</text:p>
          </table:table-cell>
          <table:table-cell office:value-type="float" office:value="286.927" calcext:value-type="float">
            <text:p>286.927</text:p>
          </table:table-cell>
          <table:table-cell office:value-type="float" office:value="41.891" calcext:value-type="float">
            <text:p>41.891</text:p>
          </table:table-cell>
          <table:table-cell office:value-type="float" office:value="71.5992" calcext:value-type="float">
            <text:p>71.5992</text:p>
          </table:table-cell>
          <table:table-cell office:value-type="float" office:value="275.072" calcext:value-type="float">
            <text:p>275.072</text:p>
          </table:table-cell>
          <table:table-cell office:value-type="float" office:value="42.2938" calcext:value-type="float">
            <text:p>42.2938</text:p>
          </table:table-cell>
          <table:table-cell/>
          <table:table-cell table:formula="of:=([.D670]-[.A670])/0.0166667" office:value-type="float" office:value="-46.0499079001841" calcext:value-type="float">
            <text:p>-46.0499079001841</text:p>
          </table:table-cell>
          <table:table-cell table:formula="of:=ABS([.E670]-[.B670])/0.0166667" office:value-type="float" office:value="711.298577402846" calcext:value-type="float">
            <text:p>711.298577402846</text:p>
          </table:table-cell>
          <table:table-cell table:formula="of:=([.F670]-[.C670])/0.0166667" office:value-type="float" office:value="24.1679516640966" calcext:value-type="float">
            <text:p>24.1679516640966</text:p>
          </table:table-cell>
          <table:table-cell table:formula="of:=DEGREES(ATAN(ABS([.F670]-[.C670])/ABS([.E670]-[.B670])))" office:value-type="float" office:value="1.94600295544508" calcext:value-type="float">
            <text:p>1.94600295544508</text:p>
          </table:table-cell>
          <table:table-cell table:formula="of:=SQRT(POWER([.H670];2)+POWER([.I670];2)+POWER([.J670];2))" office:value-type="float" office:value="713.19727293405" calcext:value-type="float">
            <text:p>713.19727293405</text:p>
          </table:table-cell>
        </table:table-row>
        <table:table-row table:style-name="ro1">
          <table:table-cell office:value-type="float" office:value="72.3636" calcext:value-type="float">
            <text:p>72.3636</text:p>
          </table:table-cell>
          <table:table-cell office:value-type="float" office:value="281.488" calcext:value-type="float">
            <text:p>281.488</text:p>
          </table:table-cell>
          <table:table-cell office:value-type="float" office:value="42.7561" calcext:value-type="float">
            <text:p>42.7561</text:p>
          </table:table-cell>
          <table:table-cell office:value-type="float" office:value="71.851" calcext:value-type="float">
            <text:p>71.851</text:p>
          </table:table-cell>
          <table:table-cell office:value-type="float" office:value="269.947" calcext:value-type="float">
            <text:p>269.947</text:p>
          </table:table-cell>
          <table:table-cell office:value-type="float" office:value="42.8777" calcext:value-type="float">
            <text:p>42.8777</text:p>
          </table:table-cell>
          <table:table-cell/>
          <table:table-cell table:formula="of:=([.D671]-[.A671])/0.0166667" office:value-type="float" office:value="-30.7559384881234" calcext:value-type="float">
            <text:p>-30.7559384881234</text:p>
          </table:table-cell>
          <table:table-cell table:formula="of:=ABS([.E671]-[.B671])/0.0166667" office:value-type="float" office:value="692.45861508277" calcext:value-type="float">
            <text:p>692.45861508277</text:p>
          </table:table-cell>
          <table:table-cell table:formula="of:=([.F671]-[.C671])/0.0166667" office:value-type="float" office:value="7.29598540802881" calcext:value-type="float">
            <text:p>7.29598540802881</text:p>
          </table:table-cell>
          <table:table-cell table:formula="of:=DEGREES(ATAN(ABS([.F671]-[.C671])/ABS([.E671]-[.B671])))" office:value-type="float" office:value="0.603665972340655" calcext:value-type="float">
            <text:p>0.603665972340655</text:p>
          </table:table-cell>
          <table:table-cell table:formula="of:=SQRT(POWER([.H671];2)+POWER([.I671];2)+POWER([.J671];2))" office:value-type="float" office:value="693.179697306338" calcext:value-type="float">
            <text:p>693.179697306338</text:p>
          </table:table-cell>
        </table:table-row>
        <table:table-row table:style-name="ro1">
          <table:table-cell office:value-type="float" office:value="72.6057" calcext:value-type="float">
            <text:p>72.6057</text:p>
          </table:table-cell>
          <table:table-cell office:value-type="float" office:value="276.396" calcext:value-type="float">
            <text:p>276.396</text:p>
          </table:table-cell>
          <table:table-cell office:value-type="float" office:value="42.5679" calcext:value-type="float">
            <text:p>42.5679</text:p>
          </table:table-cell>
          <table:table-cell office:value-type="float" office:value="72.3386" calcext:value-type="float">
            <text:p>72.3386</text:p>
          </table:table-cell>
          <table:table-cell office:value-type="float" office:value="263.818" calcext:value-type="float">
            <text:p>263.818</text:p>
          </table:table-cell>
          <table:table-cell office:value-type="float" office:value="43.144" calcext:value-type="float">
            <text:p>43.144</text:p>
          </table:table-cell>
          <table:table-cell/>
          <table:table-cell table:formula="of:=([.D672]-[.A672])/0.0166667" office:value-type="float" office:value="-16.0259679480641" calcext:value-type="float">
            <text:p>-16.0259679480641</text:p>
          </table:table-cell>
          <table:table-cell table:formula="of:=ABS([.E672]-[.B672])/0.0166667" office:value-type="float" office:value="754.678490643021" calcext:value-type="float">
            <text:p>754.678490643021</text:p>
          </table:table-cell>
          <table:table-cell table:formula="of:=([.F672]-[.C672])/0.0166667" office:value-type="float" office:value="34.5659308681381" calcext:value-type="float">
            <text:p>34.5659308681381</text:p>
          </table:table-cell>
          <table:table-cell table:formula="of:=DEGREES(ATAN(ABS([.F672]-[.C672])/ABS([.E672]-[.B672])))" office:value-type="float" office:value="2.62243963055499" calcext:value-type="float">
            <text:p>2.62243963055499</text:p>
          </table:table-cell>
          <table:table-cell table:formula="of:=SQRT(POWER([.H672];2)+POWER([.I672];2)+POWER([.J672];2))" office:value-type="float" office:value="755.639635980459" calcext:value-type="float">
            <text:p>755.639635980459</text:p>
          </table:table-cell>
        </table:table-row>
        <table:table-row table:style-name="ro1">
          <table:table-cell office:value-type="float" office:value="72.3538" calcext:value-type="float">
            <text:p>72.3538</text:p>
          </table:table-cell>
          <table:table-cell office:value-type="float" office:value="275.058" calcext:value-type="float">
            <text:p>275.058</text:p>
          </table:table-cell>
          <table:table-cell office:value-type="float" office:value="42.786" calcext:value-type="float">
            <text:p>42.786</text:p>
          </table:table-cell>
          <table:table-cell office:value-type="float" office:value="71.8488" calcext:value-type="float">
            <text:p>71.8488</text:p>
          </table:table-cell>
          <table:table-cell office:value-type="float" office:value="262.552" calcext:value-type="float">
            <text:p>262.552</text:p>
          </table:table-cell>
          <table:table-cell office:value-type="float" office:value="43.1147" calcext:value-type="float">
            <text:p>43.1147</text:p>
          </table:table-cell>
          <table:table-cell/>
          <table:table-cell table:formula="of:=([.D673]-[.A673])/0.0166667" office:value-type="float" office:value="-30.2999394001218" calcext:value-type="float">
            <text:p>-30.2999394001218</text:p>
          </table:table-cell>
          <table:table-cell table:formula="of:=ABS([.E673]-[.B673])/0.0166667" office:value-type="float" office:value="750.358499283" calcext:value-type="float">
            <text:p>750.358499283</text:p>
          </table:table-cell>
          <table:table-cell table:formula="of:=([.F673]-[.C673])/0.0166667" office:value-type="float" office:value="19.7219605560788" calcext:value-type="float">
            <text:p>19.7219605560788</text:p>
          </table:table-cell>
          <table:table-cell table:formula="of:=DEGREES(ATAN(ABS([.F673]-[.C673])/ABS([.E673]-[.B673])))" office:value-type="float" office:value="1.50558034383875" calcext:value-type="float">
            <text:p>1.50558034383875</text:p>
          </table:table-cell>
          <table:table-cell table:formula="of:=SQRT(POWER([.H673];2)+POWER([.I673];2)+POWER([.J673];2))" office:value-type="float" office:value="751.228939473222" calcext:value-type="float">
            <text:p>751.228939473222</text:p>
          </table:table-cell>
        </table:table-row>
        <table:table-row table:style-name="ro1">
          <table:table-cell office:value-type="float" office:value="72.1034" calcext:value-type="float">
            <text:p>72.1034</text:p>
          </table:table-cell>
          <table:table-cell office:value-type="float" office:value="276.344" calcext:value-type="float">
            <text:p>276.344</text:p>
          </table:table-cell>
          <table:table-cell office:value-type="float" office:value="42.581" calcext:value-type="float">
            <text:p>42.581</text:p>
          </table:table-cell>
          <table:table-cell office:value-type="float" office:value="71.6022" calcext:value-type="float">
            <text:p>71.6022</text:p>
          </table:table-cell>
          <table:table-cell office:value-type="float" office:value="265.02" calcext:value-type="float">
            <text:p>265.02</text:p>
          </table:table-cell>
          <table:table-cell office:value-type="float" office:value="42.7095" calcext:value-type="float">
            <text:p>42.7095</text:p>
          </table:table-cell>
          <table:table-cell/>
          <table:table-cell table:formula="of:=([.D674]-[.A674])/0.0166667" office:value-type="float" office:value="-30.0719398561201" calcext:value-type="float">
            <text:p>-30.0719398561201</text:p>
          </table:table-cell>
          <table:table-cell table:formula="of:=ABS([.E674]-[.B674])/0.0166667" office:value-type="float" office:value="679.438641122719" calcext:value-type="float">
            <text:p>679.438641122719</text:p>
          </table:table-cell>
          <table:table-cell table:formula="of:=([.F674]-[.C674])/0.0166667" office:value-type="float" office:value="7.70998458003056" calcext:value-type="float">
            <text:p>7.70998458003056</text:p>
          </table:table-cell>
          <table:table-cell table:formula="of:=DEGREES(ATAN(ABS([.F674]-[.C674])/ABS([.E674]-[.B674])))" office:value-type="float" office:value="0.650140557613252" calcext:value-type="float">
            <text:p>0.650140557613252</text:p>
          </table:table-cell>
          <table:table-cell table:formula="of:=SQRT(POWER([.H674];2)+POWER([.I674];2)+POWER([.J674];2))" office:value-type="float" office:value="680.147507883121" calcext:value-type="float">
            <text:p>680.147507883121</text:p>
          </table:table-cell>
        </table:table-row>
        <table:table-row table:style-name="ro1">
          <table:table-cell office:value-type="float" office:value="71.3472" calcext:value-type="float">
            <text:p>71.3472</text:p>
          </table:table-cell>
          <table:table-cell office:value-type="float" office:value="273.828" calcext:value-type="float">
            <text:p>273.828</text:p>
          </table:table-cell>
          <table:table-cell office:value-type="float" office:value="42.0021" calcext:value-type="float">
            <text:p>42.0021</text:p>
          </table:table-cell>
          <table:table-cell office:value-type="float" office:value="70.8695" calcext:value-type="float">
            <text:p>70.8695</text:p>
          </table:table-cell>
          <table:table-cell office:value-type="float" office:value="260.201" calcext:value-type="float">
            <text:p>260.201</text:p>
          </table:table-cell>
          <table:table-cell office:value-type="float" office:value="42.0654" calcext:value-type="float">
            <text:p>42.0654</text:p>
          </table:table-cell>
          <table:table-cell/>
          <table:table-cell table:formula="of:=([.D675]-[.A675])/0.0166667" office:value-type="float" office:value="-28.6619426761146" calcext:value-type="float">
            <text:p>-28.6619426761146</text:p>
          </table:table-cell>
          <table:table-cell table:formula="of:=ABS([.E675]-[.B675])/0.0166667" office:value-type="float" office:value="817.618364763268" calcext:value-type="float">
            <text:p>817.618364763268</text:p>
          </table:table-cell>
          <table:table-cell table:formula="of:=([.F675]-[.C675])/0.0166667" office:value-type="float" office:value="3.79799240401508" calcext:value-type="float">
            <text:p>3.79799240401508</text:p>
          </table:table-cell>
          <table:table-cell table:formula="of:=DEGREES(ATAN(ABS([.F675]-[.C675])/ABS([.E675]-[.B675])))" office:value-type="float" office:value="0.266147850388573" calcext:value-type="float">
            <text:p>0.266147850388573</text:p>
          </table:table-cell>
          <table:table-cell table:formula="of:=SQRT(POWER([.H675];2)+POWER([.I675];2)+POWER([.J675];2))" office:value-type="float" office:value="818.129404252426" calcext:value-type="float">
            <text:p>818.129404252426</text:p>
          </table:table-cell>
        </table:table-row>
        <table:table-row table:style-name="ro1">
          <table:table-cell office:value-type="float" office:value="71.8499" calcext:value-type="float">
            <text:p>71.8499</text:p>
          </table:table-cell>
          <table:table-cell office:value-type="float" office:value="277.684" calcext:value-type="float">
            <text:p>277.684</text:p>
          </table:table-cell>
          <table:table-cell office:value-type="float" office:value="42.1173" calcext:value-type="float">
            <text:p>42.1173</text:p>
          </table:table-cell>
          <table:table-cell office:value-type="float" office:value="70.8615" calcext:value-type="float">
            <text:p>70.8615</text:p>
          </table:table-cell>
          <table:table-cell office:value-type="float" office:value="266.233" calcext:value-type="float">
            <text:p>266.233</text:p>
          </table:table-cell>
          <table:table-cell office:value-type="float" office:value="42.2719" calcext:value-type="float">
            <text:p>42.2719</text:p>
          </table:table-cell>
          <table:table-cell/>
          <table:table-cell table:formula="of:=([.D676]-[.A676])/0.0166667" office:value-type="float" office:value="-59.3038813922371" calcext:value-type="float">
            <text:p>-59.3038813922371</text:p>
          </table:table-cell>
          <table:table-cell table:formula="of:=ABS([.E676]-[.B676])/0.0166667" office:value-type="float" office:value="687.05862588275" calcext:value-type="float">
            <text:p>687.05862588275</text:p>
          </table:table-cell>
          <table:table-cell table:formula="of:=([.F676]-[.C676])/0.0166667" office:value-type="float" office:value="9.27598144803723" calcext:value-type="float">
            <text:p>9.27598144803723</text:p>
          </table:table-cell>
          <table:table-cell table:formula="of:=DEGREES(ATAN(ABS([.F676]-[.C676])/ABS([.E676]-[.B676])))" office:value-type="float" office:value="0.773503569331407" calcext:value-type="float">
            <text:p>0.773503569331407</text:p>
          </table:table-cell>
          <table:table-cell table:formula="of:=SQRT(POWER([.H676];2)+POWER([.I676];2)+POWER([.J676];2))" office:value-type="float" office:value="689.675684347289" calcext:value-type="float">
            <text:p>689.675684347289</text:p>
          </table:table-cell>
        </table:table-row>
        <table:table-row table:style-name="ro1">
          <table:table-cell office:value-type="float" office:value="71.3513" calcext:value-type="float">
            <text:p>71.3513</text:p>
          </table:table-cell>
          <table:table-cell office:value-type="float" office:value="272.474" calcext:value-type="float">
            <text:p>272.474</text:p>
          </table:table-cell>
          <table:table-cell office:value-type="float" office:value="42.4707" calcext:value-type="float">
            <text:p>42.4707</text:p>
          </table:table-cell>
          <table:table-cell office:value-type="float" office:value="70.6309" calcext:value-type="float">
            <text:p>70.6309</text:p>
          </table:table-cell>
          <table:table-cell office:value-type="float" office:value="260.082" calcext:value-type="float">
            <text:p>260.082</text:p>
          </table:table-cell>
          <table:table-cell office:value-type="float" office:value="42.5703" calcext:value-type="float">
            <text:p>42.5703</text:p>
          </table:table-cell>
          <table:table-cell/>
          <table:table-cell table:formula="of:=([.D677]-[.A677])/0.0166667" office:value-type="float" office:value="-43.2239135521728" calcext:value-type="float">
            <text:p>-43.2239135521728</text:p>
          </table:table-cell>
          <table:table-cell table:formula="of:=ABS([.E677]-[.B677])/0.0166667" office:value-type="float" office:value="743.518512962974" calcext:value-type="float">
            <text:p>743.518512962974</text:p>
          </table:table-cell>
          <table:table-cell table:formula="of:=([.F677]-[.C677])/0.0166667" office:value-type="float" office:value="5.97598804802405" calcext:value-type="float">
            <text:p>5.97598804802405</text:p>
          </table:table-cell>
          <table:table-cell table:formula="of:=DEGREES(ATAN(ABS([.F677]-[.C677])/ABS([.E677]-[.B677])))" office:value-type="float" office:value="0.460501675267432" calcext:value-type="float">
            <text:p>0.460501675267432</text:p>
          </table:table-cell>
          <table:table-cell table:formula="of:=SQRT(POWER([.H677];2)+POWER([.I677];2)+POWER([.J677];2))" office:value-type="float" office:value="744.79782374453" calcext:value-type="float">
            <text:p>744.79782374453</text:p>
          </table:table-cell>
        </table:table-row>
        <table:table-row table:style-name="ro1">
          <table:table-cell office:value-type="float" office:value="71.3422" calcext:value-type="float">
            <text:p>71.3422</text:p>
          </table:table-cell>
          <table:table-cell office:value-type="float" office:value="284.133" calcext:value-type="float">
            <text:p>284.133</text:p>
          </table:table-cell>
          <table:table-cell office:value-type="float" office:value="42.0919" calcext:value-type="float">
            <text:p>42.0919</text:p>
          </table:table-cell>
          <table:table-cell office:value-type="float" office:value="70.6085" calcext:value-type="float">
            <text:p>70.6085</text:p>
          </table:table-cell>
          <table:table-cell office:value-type="float" office:value="271.083" calcext:value-type="float">
            <text:p>271.083</text:p>
          </table:table-cell>
          <table:table-cell office:value-type="float" office:value="42.7043" calcext:value-type="float">
            <text:p>42.7043</text:p>
          </table:table-cell>
          <table:table-cell/>
          <table:table-cell table:formula="of:=([.D678]-[.A678])/0.0166667" office:value-type="float" office:value="-44.021911956176" calcext:value-type="float">
            <text:p>-44.021911956176</text:p>
          </table:table-cell>
          <table:table-cell table:formula="of:=ABS([.E678]-[.B678])/0.0166667" office:value-type="float" office:value="782.998434003129" calcext:value-type="float">
            <text:p>782.998434003129</text:p>
          </table:table-cell>
          <table:table-cell table:formula="of:=([.F678]-[.C678])/0.0166667" office:value-type="float" office:value="36.743926512147" calcext:value-type="float">
            <text:p>36.743926512147</text:p>
          </table:table-cell>
          <table:table-cell table:formula="of:=DEGREES(ATAN(ABS([.F678]-[.C678])/ABS([.E678]-[.B678])))" office:value-type="float" office:value="2.6867596098429" calcext:value-type="float">
            <text:p>2.6867596098429</text:p>
          </table:table-cell>
          <table:table-cell table:formula="of:=SQRT(POWER([.H678];2)+POWER([.I678];2)+POWER([.J678];2))" office:value-type="float" office:value="785.095276077471" calcext:value-type="float">
            <text:p>785.095276077471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1.569" calcext:value-type="float">
            <text:p>281.569</text:p>
          </table:table-cell>
          <table:table-cell office:value-type="float" office:value="42.2422" calcext:value-type="float">
            <text:p>42.2422</text:p>
          </table:table-cell>
          <table:table-cell office:value-type="float" office:value="71.8484" calcext:value-type="float">
            <text:p>71.8484</text:p>
          </table:table-cell>
          <table:table-cell office:value-type="float" office:value="268.768" calcext:value-type="float">
            <text:p>268.768</text:p>
          </table:table-cell>
          <table:table-cell office:value-type="float" office:value="42.5792" calcext:value-type="float">
            <text:p>42.5792</text:p>
          </table:table-cell>
          <table:table-cell/>
          <table:table-cell table:formula="of:=([.D679]-[.A679])/0.0166667" office:value-type="float" office:value="-15.4919690160621" calcext:value-type="float">
            <text:p>-15.4919690160621</text:p>
          </table:table-cell>
          <table:table-cell table:formula="of:=ABS([.E679]-[.B679])/0.0166667" office:value-type="float" office:value="768.058463883075" calcext:value-type="float">
            <text:p>768.058463883075</text:p>
          </table:table-cell>
          <table:table-cell table:formula="of:=([.F679]-[.C679])/0.0166667" office:value-type="float" office:value="20.2199595600811" calcext:value-type="float">
            <text:p>20.2199595600811</text:p>
          </table:table-cell>
          <table:table-cell table:formula="of:=DEGREES(ATAN(ABS([.F679]-[.C679])/ABS([.E679]-[.B679])))" office:value-type="float" office:value="1.50802428303681" calcext:value-type="float">
            <text:p>1.50802428303681</text:p>
          </table:table-cell>
          <table:table-cell table:formula="of:=SQRT(POWER([.H679];2)+POWER([.I679];2)+POWER([.J679];2))" office:value-type="float" office:value="768.480742641632" calcext:value-type="float">
            <text:p>768.480742641632</text:p>
          </table:table-cell>
        </table:table-row>
        <table:table-row table:style-name="ro1">
          <table:table-cell office:value-type="float" office:value="72.3538" calcext:value-type="float">
            <text:p>72.3538</text:p>
          </table:table-cell>
          <table:table-cell office:value-type="float" office:value="275.068" calcext:value-type="float">
            <text:p>275.068</text:p>
          </table:table-cell>
          <table:table-cell office:value-type="float" office:value="42.7844" calcext:value-type="float">
            <text:p>42.7844</text:p>
          </table:table-cell>
          <table:table-cell office:value-type="float" office:value="71.8488" calcext:value-type="float">
            <text:p>71.8488</text:p>
          </table:table-cell>
          <table:table-cell office:value-type="float" office:value="262.567" calcext:value-type="float">
            <text:p>262.567</text:p>
          </table:table-cell>
          <table:table-cell office:value-type="float" office:value="43.1124" calcext:value-type="float">
            <text:p>43.1124</text:p>
          </table:table-cell>
          <table:table-cell/>
          <table:table-cell table:formula="of:=([.D680]-[.A680])/0.0166667" office:value-type="float" office:value="-30.2999394001218" calcext:value-type="float">
            <text:p>-30.2999394001218</text:p>
          </table:table-cell>
          <table:table-cell table:formula="of:=ABS([.E680]-[.B680])/0.0166667" office:value-type="float" office:value="750.058499882999" calcext:value-type="float">
            <text:p>750.058499882999</text:p>
          </table:table-cell>
          <table:table-cell table:formula="of:=([.F680]-[.C680])/0.0166667" office:value-type="float" office:value="19.6799606400789" calcext:value-type="float">
            <text:p>19.6799606400789</text:p>
          </table:table-cell>
          <table:table-cell table:formula="of:=DEGREES(ATAN(ABS([.F680]-[.C680])/ABS([.E680]-[.B680])))" office:value-type="float" office:value="1.50297615535845" calcext:value-type="float">
            <text:p>1.50297615535845</text:p>
          </table:table-cell>
          <table:table-cell table:formula="of:=SQRT(POWER([.H680];2)+POWER([.I680];2)+POWER([.J680];2))" office:value-type="float" office:value="750.928185930706" calcext:value-type="float">
            <text:p>750.928185930706</text:p>
          </table:table-cell>
        </table:table-row>
        <table:table-row table:style-name="ro1">
          <table:table-cell office:value-type="float" office:value="71.8552" calcext:value-type="float">
            <text:p>71.8552</text:p>
          </table:table-cell>
          <table:table-cell office:value-type="float" office:value="282.782" calcext:value-type="float">
            <text:p>282.782</text:p>
          </table:table-cell>
          <table:table-cell office:value-type="float" office:value="42.5551" calcext:value-type="float">
            <text:p>42.5551</text:p>
          </table:table-cell>
          <table:table-cell office:value-type="float" office:value="71.107" calcext:value-type="float">
            <text:p>71.107</text:p>
          </table:table-cell>
          <table:table-cell office:value-type="float" office:value="271.097" calcext:value-type="float">
            <text:p>271.097</text:p>
          </table:table-cell>
          <table:table-cell office:value-type="float" office:value="42.9438" calcext:value-type="float">
            <text:p>42.9438</text:p>
          </table:table-cell>
          <table:table-cell/>
          <table:table-cell table:formula="of:=([.D681]-[.A681])/0.0166667" office:value-type="float" office:value="-44.8919102161794" calcext:value-type="float">
            <text:p>-44.8919102161794</text:p>
          </table:table-cell>
          <table:table-cell table:formula="of:=ABS([.E681]-[.B681])/0.0166667" office:value-type="float" office:value="701.098597802805" calcext:value-type="float">
            <text:p>701.098597802805</text:p>
          </table:table-cell>
          <table:table-cell table:formula="of:=([.F681]-[.C681])/0.0166667" office:value-type="float" office:value="23.3219533560933" calcext:value-type="float">
            <text:p>23.3219533560933</text:p>
          </table:table-cell>
          <table:table-cell table:formula="of:=DEGREES(ATAN(ABS([.F681]-[.C681])/ABS([.E681]-[.B681])))" office:value-type="float" office:value="1.90523408854998" calcext:value-type="float">
            <text:p>1.90523408854998</text:p>
          </table:table-cell>
          <table:table-cell table:formula="of:=SQRT(POWER([.H681];2)+POWER([.I681];2)+POWER([.J681];2))" office:value-type="float" office:value="702.921361855122" calcext:value-type="float">
            <text:p>702.921361855122</text:p>
          </table:table-cell>
        </table:table-row>
        <table:table-row table:style-name="ro1">
          <table:table-cell office:value-type="float" office:value="71.8562" calcext:value-type="float">
            <text:p>71.8562</text:p>
          </table:table-cell>
          <table:table-cell office:value-type="float" office:value="284.078" calcext:value-type="float">
            <text:p>284.078</text:p>
          </table:table-cell>
          <table:table-cell office:value-type="float" office:value="42.6018" calcext:value-type="float">
            <text:p>42.6018</text:p>
          </table:table-cell>
          <table:table-cell office:value-type="float" office:value="70.8571" calcext:value-type="float">
            <text:p>70.8571</text:p>
          </table:table-cell>
          <table:table-cell office:value-type="float" office:value="272.311" calcext:value-type="float">
            <text:p>272.311</text:p>
          </table:table-cell>
          <table:table-cell office:value-type="float" office:value="42.9961" calcext:value-type="float">
            <text:p>42.9961</text:p>
          </table:table-cell>
          <table:table-cell/>
          <table:table-cell table:formula="of:=([.D682]-[.A682])/0.0166667" office:value-type="float" office:value="-59.9458801082397" calcext:value-type="float">
            <text:p>-59.9458801082397</text:p>
          </table:table-cell>
          <table:table-cell table:formula="of:=ABS([.E682]-[.B682])/0.0166667" office:value-type="float" office:value="706.018587962824" calcext:value-type="float">
            <text:p>706.018587962824</text:p>
          </table:table-cell>
          <table:table-cell table:formula="of:=([.F682]-[.C682])/0.0166667" office:value-type="float" office:value="23.6579526840947" calcext:value-type="float">
            <text:p>23.6579526840947</text:p>
          </table:table-cell>
          <table:table-cell table:formula="of:=DEGREES(ATAN(ABS([.F682]-[.C682])/ABS([.E682]-[.B682])))" office:value-type="float" office:value="1.91920420173085" calcext:value-type="float">
            <text:p>1.91920420173085</text:p>
          </table:table-cell>
          <table:table-cell table:formula="of:=SQRT(POWER([.H682];2)+POWER([.I682];2)+POWER([.J682];2))" office:value-type="float" office:value="708.953774103907" calcext:value-type="float">
            <text:p>708.953774103907</text:p>
          </table:table-cell>
        </table:table-row>
        <table:table-row table:style-name="ro1">
          <table:table-cell office:value-type="float" office:value="71.8558" calcext:value-type="float">
            <text:p>71.8558</text:p>
          </table:table-cell>
          <table:table-cell office:value-type="float" office:value="278.807" calcext:value-type="float">
            <text:p>278.807</text:p>
          </table:table-cell>
          <table:table-cell office:value-type="float" office:value="42.9371" calcext:value-type="float">
            <text:p>42.9371</text:p>
          </table:table-cell>
          <table:table-cell office:value-type="float" office:value="71.3642" calcext:value-type="float">
            <text:p>71.3642</text:p>
          </table:table-cell>
          <table:table-cell office:value-type="float" office:value="264.805" calcext:value-type="float">
            <text:p>264.805</text:p>
          </table:table-cell>
          <table:table-cell office:value-type="float" office:value="43.7201" calcext:value-type="float">
            <text:p>43.7201</text:p>
          </table:table-cell>
          <table:table-cell/>
          <table:table-cell table:formula="of:=([.D683]-[.A683])/0.0166667" office:value-type="float" office:value="-29.4959410081183" calcext:value-type="float">
            <text:p>-29.4959410081183</text:p>
          </table:table-cell>
          <table:table-cell table:formula="of:=ABS([.E683]-[.B683])/0.0166667" office:value-type="float" office:value="840.118319763361" calcext:value-type="float">
            <text:p>840.118319763361</text:p>
          </table:table-cell>
          <table:table-cell table:formula="of:=([.F683]-[.C683])/0.0166667" office:value-type="float" office:value="46.979906040188" calcext:value-type="float">
            <text:p>46.979906040188</text:p>
          </table:table-cell>
          <table:table-cell table:formula="of:=DEGREES(ATAN(ABS([.F683]-[.C683])/ABS([.E683]-[.B683])))" office:value-type="float" office:value="3.2006798640786" calcext:value-type="float">
            <text:p>3.2006798640786</text:p>
          </table:table-cell>
          <table:table-cell table:formula="of:=SQRT(POWER([.H683];2)+POWER([.I683];2)+POWER([.J683];2))" office:value-type="float" office:value="841.947690364142" calcext:value-type="float">
            <text:p>841.947690364142</text:p>
          </table:table-cell>
        </table:table-row>
        <table:table-row table:style-name="ro1">
          <table:table-cell office:value-type="float" office:value="71.6014" calcext:value-type="float">
            <text:p>71.6014</text:p>
          </table:table-cell>
          <table:table-cell office:value-type="float" office:value="277.549" calcext:value-type="float">
            <text:p>277.549</text:p>
          </table:table-cell>
          <table:table-cell office:value-type="float" office:value="42.641" calcext:value-type="float">
            <text:p>42.641</text:p>
          </table:table-cell>
          <table:table-cell office:value-type="float" office:value="70.8709" calcext:value-type="float">
            <text:p>70.8709</text:p>
          </table:table-cell>
          <table:table-cell office:value-type="float" office:value="264.829" calcext:value-type="float">
            <text:p>264.829</text:p>
          </table:table-cell>
          <table:table-cell office:value-type="float" office:value="43.2346" calcext:value-type="float">
            <text:p>43.2346</text:p>
          </table:table-cell>
          <table:table-cell/>
          <table:table-cell table:formula="of:=([.D684]-[.A684])/0.0166667" office:value-type="float" office:value="-43.8299123401749" calcext:value-type="float">
            <text:p>-43.8299123401749</text:p>
          </table:table-cell>
          <table:table-cell table:formula="of:=ABS([.E684]-[.B684])/0.0166667" office:value-type="float" office:value="763.198473603051" calcext:value-type="float">
            <text:p>763.198473603051</text:p>
          </table:table-cell>
          <table:table-cell table:formula="of:=([.F684]-[.C684])/0.0166667" office:value-type="float" office:value="35.6159287681426" calcext:value-type="float">
            <text:p>35.6159287681426</text:p>
          </table:table-cell>
          <table:table-cell table:formula="of:=DEGREES(ATAN(ABS([.F684]-[.C684])/ABS([.E684]-[.B684])))" office:value-type="float" office:value="2.6718645932726" calcext:value-type="float">
            <text:p>2.6718645932726</text:p>
          </table:table-cell>
          <table:table-cell table:formula="of:=SQRT(POWER([.H684];2)+POWER([.I684];2)+POWER([.J684];2))" office:value-type="float" office:value="765.285218534758" calcext:value-type="float">
            <text:p>765.285218534758</text:p>
          </table:table-cell>
        </table:table-row>
        <table:table-row table:style-name="ro1">
          <table:table-cell office:value-type="float" office:value="72.3598" calcext:value-type="float">
            <text:p>72.3598</text:p>
          </table:table-cell>
          <table:table-cell office:value-type="float" office:value="280.254" calcext:value-type="float">
            <text:p>280.254</text:p>
          </table:table-cell>
          <table:table-cell office:value-type="float" office:value="42.4505" calcext:value-type="float">
            <text:p>42.4505</text:p>
          </table:table-cell>
          <table:table-cell office:value-type="float" office:value="72.0956" calcext:value-type="float">
            <text:p>72.0956</text:p>
          </table:table-cell>
          <table:table-cell office:value-type="float" office:value="267.524" calcext:value-type="float">
            <text:p>267.524</text:p>
          </table:table-cell>
          <table:table-cell office:value-type="float" office:value="42.781" calcext:value-type="float">
            <text:p>42.781</text:p>
          </table:table-cell>
          <table:table-cell/>
          <table:table-cell table:formula="of:=([.D685]-[.A685])/0.0166667" office:value-type="float" office:value="-15.8519682960636" calcext:value-type="float">
            <text:p>-15.8519682960636</text:p>
          </table:table-cell>
          <table:table-cell table:formula="of:=ABS([.E685]-[.B685])/0.0166667" office:value-type="float" office:value="763.798472403056" calcext:value-type="float">
            <text:p>763.798472403056</text:p>
          </table:table-cell>
          <table:table-cell table:formula="of:=([.F685]-[.C685])/0.0166667" office:value-type="float" office:value="19.8299603400794" calcext:value-type="float">
            <text:p>19.8299603400794</text:p>
          </table:table-cell>
          <table:table-cell table:formula="of:=DEGREES(ATAN(ABS([.F685]-[.C685])/ABS([.E685]-[.B685])))" office:value-type="float" office:value="1.48719577743094" calcext:value-type="float">
            <text:p>1.48719577743094</text:p>
          </table:table-cell>
          <table:table-cell table:formula="of:=SQRT(POWER([.H685];2)+POWER([.I685];2)+POWER([.J685];2))" office:value-type="float" office:value="764.220268424746" calcext:value-type="float">
            <text:p>764.220268424746</text:p>
          </table:table-cell>
        </table:table-row>
        <table:table-row table:style-name="ro1">
          <table:table-cell office:value-type="float" office:value="70.8464" calcext:value-type="float">
            <text:p>70.8464</text:p>
          </table:table-cell>
          <table:table-cell office:value-type="float" office:value="277.458" calcext:value-type="float">
            <text:p>277.458</text:p>
          </table:table-cell>
          <table:table-cell office:value-type="float" office:value="42.6627" calcext:value-type="float">
            <text:p>42.6627</text:p>
          </table:table-cell>
          <table:table-cell office:value-type="float" office:value="69.883" calcext:value-type="float">
            <text:p>69.883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42.8073" calcext:value-type="float">
            <text:p>42.8073</text:p>
          </table:table-cell>
          <table:table-cell/>
          <table:table-cell table:formula="of:=([.D686]-[.A686])/0.0166667" office:value-type="float" office:value="-57.8038843922317" calcext:value-type="float">
            <text:p>-57.8038843922317</text:p>
          </table:table-cell>
          <table:table-cell table:formula="of:=ABS([.E686]-[.B686])/0.0166667" office:value-type="float" office:value="687.238625522749" calcext:value-type="float">
            <text:p>687.238625522749</text:p>
          </table:table-cell>
          <table:table-cell table:formula="of:=([.F686]-[.C686])/0.0166667" office:value-type="float" office:value="8.67598264803452" calcext:value-type="float">
            <text:p>8.67598264803452</text:p>
          </table:table-cell>
          <table:table-cell table:formula="of:=DEGREES(ATAN(ABS([.F686]-[.C686])/ABS([.E686]-[.B686])))" office:value-type="float" office:value="0.723287027990332" calcext:value-type="float">
            <text:p>0.723287027990332</text:p>
          </table:table-cell>
          <table:table-cell table:formula="of:=SQRT(POWER([.H686];2)+POWER([.I686];2)+POWER([.J686];2))" office:value-type="float" office:value="689.719863521515" calcext:value-type="float">
            <text:p>689.719863521515</text:p>
          </table:table-cell>
        </table:table-row>
        <table:table-row table:style-name="ro1">
          <table:table-cell office:value-type="float" office:value="70.3432" calcext:value-type="float">
            <text:p>70.3432</text:p>
          </table:table-cell>
          <table:table-cell office:value-type="float" office:value="277.396" calcext:value-type="float">
            <text:p>277.396</text:p>
          </table:table-cell>
          <table:table-cell office:value-type="float" office:value="42.6775" calcext:value-type="float">
            <text:p>42.6775</text:p>
          </table:table-cell>
          <table:table-cell office:value-type="float" office:value="69.1577" calcext:value-type="float">
            <text:p>69.1577</text:p>
          </table:table-cell>
          <table:table-cell office:value-type="float" office:value="264.588" calcext:value-type="float">
            <text:p>264.588</text:p>
          </table:table-cell>
          <table:table-cell office:value-type="float" office:value="43.2902" calcext:value-type="float">
            <text:p>43.2902</text:p>
          </table:table-cell>
          <table:table-cell/>
          <table:table-cell table:formula="of:=([.D687]-[.A687])/0.0166667" office:value-type="float" office:value="-71.129857740284" calcext:value-type="float">
            <text:p>-71.129857740284</text:p>
          </table:table-cell>
          <table:table-cell table:formula="of:=ABS([.E687]-[.B687])/0.0166667" office:value-type="float" office:value="768.478463043074" calcext:value-type="float">
            <text:p>768.478463043074</text:p>
          </table:table-cell>
          <table:table-cell table:formula="of:=([.F687]-[.C687])/0.0166667" office:value-type="float" office:value="36.7619264761468" calcext:value-type="float">
            <text:p>36.7619264761468</text:p>
          </table:table-cell>
          <table:table-cell table:formula="of:=DEGREES(ATAN(ABS([.F687]-[.C687])/ABS([.E687]-[.B687])))" office:value-type="float" office:value="2.73878689520135" calcext:value-type="float">
            <text:p>2.73878689520135</text:p>
          </table:table-cell>
          <table:table-cell table:formula="of:=SQRT(POWER([.H687];2)+POWER([.I687];2)+POWER([.J687];2))" office:value-type="float" office:value="772.638365641673" calcext:value-type="float">
            <text:p>772.638365641673</text:p>
          </table:table-cell>
        </table:table-row>
        <table:table-row table:style-name="ro1">
          <table:table-cell office:value-type="float" office:value="70.8424" calcext:value-type="float">
            <text:p>70.8424</text:p>
          </table:table-cell>
          <table:table-cell office:value-type="float" office:value="277.563" calcext:value-type="float">
            <text:p>277.563</text:p>
          </table:table-cell>
          <table:table-cell office:value-type="float" office:value="42.1463" calcext:value-type="float">
            <text:p>42.1463</text:p>
          </table:table-cell>
          <table:table-cell office:value-type="float" office:value="69.8785" calcext:value-type="float">
            <text:p>69.8785</text:p>
          </table:table-cell>
          <table:table-cell office:value-type="float" office:value="266.098" calcext:value-type="float">
            <text:p>266.098</text:p>
          </table:table-cell>
          <table:table-cell office:value-type="float" office:value="42.3035" calcext:value-type="float">
            <text:p>42.3035</text:p>
          </table:table-cell>
          <table:table-cell/>
          <table:table-cell table:formula="of:=([.D688]-[.A688])/0.0166667" office:value-type="float" office:value="-57.8338843322311" calcext:value-type="float">
            <text:p>-57.8338843322311</text:p>
          </table:table-cell>
          <table:table-cell table:formula="of:=ABS([.E688]-[.B688])/0.0166667" office:value-type="float" office:value="687.89862420275" calcext:value-type="float">
            <text:p>687.89862420275</text:p>
          </table:table-cell>
          <table:table-cell table:formula="of:=([.F688]-[.C688])/0.0166667" office:value-type="float" office:value="9.43198113603792" calcext:value-type="float">
            <text:p>9.43198113603792</text:p>
          </table:table-cell>
          <table:table-cell table:formula="of:=DEGREES(ATAN(ABS([.F688]-[.C688])/ABS([.E688]-[.B688])))" office:value-type="float" office:value="0.785550124036775" calcext:value-type="float">
            <text:p>0.785550124036775</text:p>
          </table:table-cell>
          <table:table-cell table:formula="of:=SQRT(POWER([.H688];2)+POWER([.I688];2)+POWER([.J688];2))" office:value-type="float" office:value="690.389917094058" calcext:value-type="float">
            <text:p>690.389917094058</text:p>
          </table:table-cell>
        </table:table-row>
        <table:table-row table:style-name="ro1">
          <table:table-cell office:value-type="float" office:value="71.3492" calcext:value-type="float">
            <text:p>71.3492</text:p>
          </table:table-cell>
          <table:table-cell office:value-type="float" office:value="285.218" calcext:value-type="float">
            <text:p>285.218</text:p>
          </table:table-cell>
          <table:table-cell office:value-type="float" office:value="43.186" calcext:value-type="float">
            <text:p>43.186</text:p>
          </table:table-cell>
          <table:table-cell office:value-type="float" office:value="69.8603" calcext:value-type="float">
            <text:p>69.8603</text:p>
          </table:table-cell>
          <table:table-cell office:value-type="float" office:value="274.539" calcext:value-type="float">
            <text:p>274.539</text:p>
          </table:table-cell>
          <table:table-cell office:value-type="float" office:value="43.8848" calcext:value-type="float">
            <text:p>43.8848</text:p>
          </table:table-cell>
          <table:table-cell/>
          <table:table-cell table:formula="of:=([.D689]-[.A689])/0.0166667" office:value-type="float" office:value="-89.3338213323574" calcext:value-type="float">
            <text:p>-89.3338213323574</text:p>
          </table:table-cell>
          <table:table-cell table:formula="of:=ABS([.E689]-[.B689])/0.0166667" office:value-type="float" office:value="640.738718522565" calcext:value-type="float">
            <text:p>640.738718522565</text:p>
          </table:table-cell>
          <table:table-cell table:formula="of:=([.F689]-[.C689])/0.0166667" office:value-type="float" office:value="41.9279161441676" calcext:value-type="float">
            <text:p>41.9279161441676</text:p>
          </table:table-cell>
          <table:table-cell table:formula="of:=DEGREES(ATAN(ABS([.F689]-[.C689])/ABS([.E689]-[.B689])))" office:value-type="float" office:value="3.74391697549516" calcext:value-type="float">
            <text:p>3.74391697549516</text:p>
          </table:table-cell>
          <table:table-cell table:formula="of:=SQRT(POWER([.H689];2)+POWER([.I689];2)+POWER([.J689];2))" office:value-type="float" office:value="648.293596451463" calcext:value-type="float">
            <text:p>648.293596451463</text:p>
          </table:table-cell>
        </table:table-row>
        <table:table-row table:style-name="ro1">
          <table:table-cell office:value-type="float" office:value="71.1046" calcext:value-type="float">
            <text:p>71.1046</text:p>
          </table:table-cell>
          <table:table-cell office:value-type="float" office:value="278.559" calcext:value-type="float">
            <text:p>278.559</text:p>
          </table:table-cell>
          <table:table-cell office:value-type="float" office:value="43.7333" calcext:value-type="float">
            <text:p>43.7333</text:p>
          </table:table-cell>
          <table:table-cell office:value-type="float" office:value="70.3888" calcext:value-type="float">
            <text:p>70.3888</text:p>
          </table:table-cell>
          <table:table-cell office:value-type="float" office:value="265.746" calcext:value-type="float">
            <text:p>265.746</text:p>
          </table:table-cell>
          <table:table-cell office:value-type="float" office:value="44.5493" calcext:value-type="float">
            <text:p>44.5493</text:p>
          </table:table-cell>
          <table:table-cell/>
          <table:table-cell table:formula="of:=([.D690]-[.A690])/0.0166667" office:value-type="float" office:value="-42.9479141041719" calcext:value-type="float">
            <text:p>-42.9479141041719</text:p>
          </table:table-cell>
          <table:table-cell table:formula="of:=ABS([.E690]-[.B690])/0.0166667" office:value-type="float" office:value="768.778462443078" calcext:value-type="float">
            <text:p>768.778462443078</text:p>
          </table:table-cell>
          <table:table-cell table:formula="of:=([.F690]-[.C690])/0.0166667" office:value-type="float" office:value="48.959902080196" calcext:value-type="float">
            <text:p>48.959902080196</text:p>
          </table:table-cell>
          <table:table-cell table:formula="of:=DEGREES(ATAN(ABS([.F690]-[.C690])/ABS([.E690]-[.B690])))" office:value-type="float" office:value="3.64397890601812" calcext:value-type="float">
            <text:p>3.64397890601812</text:p>
          </table:table-cell>
          <table:table-cell table:formula="of:=SQRT(POWER([.H690];2)+POWER([.I690];2)+POWER([.J690];2))" office:value-type="float" office:value="771.532189642107" calcext:value-type="float">
            <text:p>771.532189642107</text:p>
          </table:table-cell>
        </table:table-row>
        <table:table-row table:style-name="ro1">
          <table:table-cell office:value-type="float" office:value="72.1163" calcext:value-type="float">
            <text:p>72.1163</text:p>
          </table:table-cell>
          <table:table-cell office:value-type="float" office:value="289.442" calcext:value-type="float">
            <text:p>289.442</text:p>
          </table:table-cell>
          <table:table-cell office:value-type="float" office:value="42.5164" calcext:value-type="float">
            <text:p>42.5164</text:p>
          </table:table-cell>
          <table:table-cell office:value-type="float" office:value="71.3578" calcext:value-type="float">
            <text:p>71.3578</text:p>
          </table:table-cell>
          <table:table-cell office:value-type="float" office:value="274.779" calcext:value-type="float">
            <text:p>274.779</text:p>
          </table:table-cell>
          <table:table-cell office:value-type="float" office:value="43.5846" calcext:value-type="float">
            <text:p>43.5846</text:p>
          </table:table-cell>
          <table:table-cell/>
          <table:table-cell table:formula="of:=([.D691]-[.A691])/0.0166667" office:value-type="float" office:value="-45.5099089801819" calcext:value-type="float">
            <text:p>-45.5099089801819</text:p>
          </table:table-cell>
          <table:table-cell table:formula="of:=ABS([.E691]-[.B691])/0.0166667" office:value-type="float" office:value="879.77824044352" calcext:value-type="float">
            <text:p>879.77824044352</text:p>
          </table:table-cell>
          <table:table-cell table:formula="of:=([.F691]-[.C691])/0.0166667" office:value-type="float" office:value="64.0918718162566" calcext:value-type="float">
            <text:p>64.0918718162566</text:p>
          </table:table-cell>
          <table:table-cell table:formula="of:=DEGREES(ATAN(ABS([.F691]-[.C691])/ABS([.E691]-[.B691])))" office:value-type="float" office:value="4.16663873836295" calcext:value-type="float">
            <text:p>4.16663873836295</text:p>
          </table:table-cell>
          <table:table-cell table:formula="of:=SQRT(POWER([.H691];2)+POWER([.I691];2)+POWER([.J691];2))" office:value-type="float" office:value="883.282894777314" calcext:value-type="float">
            <text:p>883.282894777314</text:p>
          </table:table-cell>
        </table:table-row>
        <table:table-row table:style-name="ro1">
          <table:table-cell office:value-type="float" office:value="70.8475" calcext:value-type="float">
            <text:p>70.8475</text:p>
          </table:table-cell>
          <table:table-cell office:value-type="float" office:value="282.392" calcext:value-type="float">
            <text:p>282.392</text:p>
          </table:table-cell>
          <table:table-cell office:value-type="float" office:value="43.8856" calcext:value-type="float">
            <text:p>43.8856</text:p>
          </table:table-cell>
          <table:table-cell office:value-type="float" office:value="69.8886" calcext:value-type="float">
            <text:p>69.8886</text:p>
          </table:table-cell>
          <table:table-cell office:value-type="float" office:value="269.304" calcext:value-type="float">
            <text:p>269.304</text:p>
          </table:table-cell>
          <table:table-cell office:value-type="float" office:value="44.9619" calcext:value-type="float">
            <text:p>44.9619</text:p>
          </table:table-cell>
          <table:table-cell/>
          <table:table-cell table:formula="of:=([.D692]-[.A692])/0.0166667" office:value-type="float" office:value="-57.5338849322301" calcext:value-type="float">
            <text:p>-57.5338849322301</text:p>
          </table:table-cell>
          <table:table-cell table:formula="of:=ABS([.E692]-[.B692])/0.0166667" office:value-type="float" office:value="785.278429443143" calcext:value-type="float">
            <text:p>785.278429443143</text:p>
          </table:table-cell>
          <table:table-cell table:formula="of:=([.F692]-[.C692])/0.0166667" office:value-type="float" office:value="64.5778708442585" calcext:value-type="float">
            <text:p>64.5778708442585</text:p>
          </table:table-cell>
          <table:table-cell table:formula="of:=DEGREES(ATAN(ABS([.F692]-[.C692])/ABS([.E692]-[.B692])))" office:value-type="float" office:value="4.70117634699503" calcext:value-type="float">
            <text:p>4.70117634699503</text:p>
          </table:table-cell>
          <table:table-cell table:formula="of:=SQRT(POWER([.H692];2)+POWER([.I692];2)+POWER([.J692];2))" office:value-type="float" office:value="790.027000213829" calcext:value-type="float">
            <text:p>790.027000213829</text:p>
          </table:table-cell>
        </table:table-row>
        <table:table-row table:style-name="ro1">
          <table:table-cell office:value-type="float" office:value="70.8321" calcext:value-type="float">
            <text:p>70.8321</text:p>
          </table:table-cell>
          <table:table-cell office:value-type="float" office:value="286.594" calcext:value-type="float">
            <text:p>286.594</text:p>
          </table:table-cell>
          <table:table-cell office:value-type="float" office:value="42.721" calcext:value-type="float">
            <text:p>42.721</text:p>
          </table:table-cell>
          <table:table-cell office:value-type="float" office:value="70.1151" calcext:value-type="float">
            <text:p>70.1151</text:p>
          </table:table-cell>
          <table:table-cell office:value-type="float" office:value="272.109" calcext:value-type="float">
            <text:p>272.109</text:p>
          </table:table-cell>
          <table:table-cell office:value-type="float" office:value="43.5293" calcext:value-type="float">
            <text:p>43.5293</text:p>
          </table:table-cell>
          <table:table-cell/>
          <table:table-cell table:formula="of:=([.D693]-[.A693])/0.0166667" office:value-type="float" office:value="-43.019913960172" calcext:value-type="float">
            <text:p>-43.019913960172</text:p>
          </table:table-cell>
          <table:table-cell table:formula="of:=ABS([.E693]-[.B693])/0.0166667" office:value-type="float" office:value="869.098261803477" calcext:value-type="float">
            <text:p>869.098261803477</text:p>
          </table:table-cell>
          <table:table-cell table:formula="of:=([.F693]-[.C693])/0.0166667" office:value-type="float" office:value="48.4979030041942" calcext:value-type="float">
            <text:p>48.4979030041942</text:p>
          </table:table-cell>
          <table:table-cell table:formula="of:=DEGREES(ATAN(ABS([.F693]-[.C693])/ABS([.E693]-[.B693])))" office:value-type="float" office:value="3.19393837141313" calcext:value-type="float">
            <text:p>3.19393837141313</text:p>
          </table:table-cell>
          <table:table-cell table:formula="of:=SQRT(POWER([.H693];2)+POWER([.I693];2)+POWER([.J693];2))" office:value-type="float" office:value="871.512792942691" calcext:value-type="float">
            <text:p>871.512792942691</text:p>
          </table:table-cell>
        </table:table-row>
        <table:table-row table:style-name="ro1">
          <table:table-cell office:value-type="float" office:value="72.1179" calcext:value-type="float">
            <text:p>72.1179</text:p>
          </table:table-cell>
          <table:table-cell office:value-type="float" office:value="289.378" calcext:value-type="float">
            <text:p>289.378</text:p>
          </table:table-cell>
          <table:table-cell office:value-type="float" office:value="42.7818" calcext:value-type="float">
            <text:p>42.7818</text:p>
          </table:table-cell>
          <table:table-cell office:value-type="float" office:value="71.1008" calcext:value-type="float">
            <text:p>71.1008</text:p>
          </table:table-cell>
          <table:table-cell office:value-type="float" office:value="278.66" calcext:value-type="float">
            <text:p>278.66</text:p>
          </table:table-cell>
          <table:table-cell office:value-type="float" office:value="43.2177" calcext:value-type="float">
            <text:p>43.2177</text:p>
          </table:table-cell>
          <table:table-cell/>
          <table:table-cell table:formula="of:=([.D694]-[.A694])/0.0166667" office:value-type="float" office:value="-61.0258779482441" calcext:value-type="float">
            <text:p>-61.0258779482441</text:p>
          </table:table-cell>
          <table:table-cell table:formula="of:=ABS([.E694]-[.B694])/0.0166667" office:value-type="float" office:value="643.07871384257" calcext:value-type="float">
            <text:p>643.07871384257</text:p>
          </table:table-cell>
          <table:table-cell table:formula="of:=([.F694]-[.C694])/0.0166667" office:value-type="float" office:value="26.1539476921048" calcext:value-type="float">
            <text:p>26.1539476921048</text:p>
          </table:table-cell>
          <table:table-cell table:formula="of:=DEGREES(ATAN(ABS([.F694]-[.C694])/ABS([.E694]-[.B694])))" office:value-type="float" office:value="2.32893020360502" calcext:value-type="float">
            <text:p>2.32893020360502</text:p>
          </table:table-cell>
          <table:table-cell table:formula="of:=SQRT(POWER([.H694];2)+POWER([.I694];2)+POWER([.J694];2))" office:value-type="float" office:value="646.497037082653" calcext:value-type="float">
            <text:p>646.497037082653</text:p>
          </table:table-cell>
        </table:table-row>
        <table:table-row table:style-name="ro1">
          <table:table-cell office:value-type="float" office:value="71.1008" calcext:value-type="float">
            <text:p>71.1008</text:p>
          </table:table-cell>
          <table:table-cell office:value-type="float" office:value="278.66" calcext:value-type="float">
            <text:p>278.66</text:p>
          </table:table-cell>
          <table:table-cell office:value-type="float" office:value="43.2177" calcext:value-type="float">
            <text:p>43.2177</text:p>
          </table:table-cell>
          <table:table-cell office:value-type="float" office:value="70.1373" calcext:value-type="float">
            <text:p>70.1373</text:p>
          </table:table-cell>
          <table:table-cell office:value-type="float" office:value="265.849" calcext:value-type="float">
            <text:p>265.849</text:p>
          </table:table-cell>
          <table:table-cell office:value-type="float" office:value="43.8051" calcext:value-type="float">
            <text:p>43.8051</text:p>
          </table:table-cell>
          <table:table-cell/>
          <table:table-cell table:formula="of:=([.D695]-[.A695])/0.0166667" office:value-type="float" office:value="-57.8098843802319" calcext:value-type="float">
            <text:p>-57.8098843802319</text:p>
          </table:table-cell>
          <table:table-cell table:formula="of:=ABS([.E695]-[.B695])/0.0166667" office:value-type="float" office:value="768.658462683077" calcext:value-type="float">
            <text:p>768.658462683077</text:p>
          </table:table-cell>
          <table:table-cell table:formula="of:=([.F695]-[.C695])/0.0166667" office:value-type="float" office:value="35.2439295121411" calcext:value-type="float">
            <text:p>35.2439295121411</text:p>
          </table:table-cell>
          <table:table-cell table:formula="of:=DEGREES(ATAN(ABS([.F695]-[.C695])/ABS([.E695]-[.B695])))" office:value-type="float" office:value="2.6252428009608" calcext:value-type="float">
            <text:p>2.6252428009608</text:p>
          </table:table-cell>
          <table:table-cell table:formula="of:=SQRT(POWER([.H695];2)+POWER([.I695];2)+POWER([.J695];2))" office:value-type="float" office:value="771.634595876717" calcext:value-type="float">
            <text:p>771.634595876717</text:p>
          </table:table-cell>
        </table:table-row>
        <table:table-row table:style-name="ro1">
          <table:table-cell office:value-type="float" office:value="70.8504" calcext:value-type="float">
            <text:p>70.8504</text:p>
          </table:table-cell>
          <table:table-cell office:value-type="float" office:value="277.354" calcext:value-type="float">
            <text:p>277.354</text:p>
          </table:table-cell>
          <table:table-cell office:value-type="float" office:value="43.1785" calcext:value-type="float">
            <text:p>43.1785</text:p>
          </table:table-cell>
          <table:table-cell office:value-type="float" office:value="69.8939" calcext:value-type="float">
            <text:p>69.8939</text:p>
          </table:table-cell>
          <table:table-cell office:value-type="float" office:value="264.652" calcext:value-type="float">
            <text:p>264.652</text:p>
          </table:table-cell>
          <table:table-cell office:value-type="float" office:value="43.5159" calcext:value-type="float">
            <text:p>43.5159</text:p>
          </table:table-cell>
          <table:table-cell/>
          <table:table-cell table:formula="of:=([.D696]-[.A696])/0.0166667" office:value-type="float" office:value="-57.389885220229" calcext:value-type="float">
            <text:p>-57.389885220229</text:p>
          </table:table-cell>
          <table:table-cell table:formula="of:=ABS([.E696]-[.B696])/0.0166667" office:value-type="float" office:value="762.118475763048" calcext:value-type="float">
            <text:p>762.118475763048</text:p>
          </table:table-cell>
          <table:table-cell table:formula="of:=([.F696]-[.C696])/0.0166667" office:value-type="float" office:value="20.2439595120811" calcext:value-type="float">
            <text:p>20.2439595120811</text:p>
          </table:table-cell>
          <table:table-cell table:formula="of:=DEGREES(ATAN(ABS([.F696]-[.C696])/ABS([.E696]-[.B696])))" office:value-type="float" office:value="1.52157544264154" calcext:value-type="float">
            <text:p>1.52157544264154</text:p>
          </table:table-cell>
          <table:table-cell table:formula="of:=SQRT(POWER([.H696];2)+POWER([.I696];2)+POWER([.J696];2))" office:value-type="float" office:value="764.54430082351" calcext:value-type="float">
            <text:p>764.54430082351</text:p>
          </table:table-cell>
        </table:table-row>
        <table:table-row table:style-name="ro1">
          <table:table-cell office:value-type="float" office:value="71.8622" calcext:value-type="float">
            <text:p>71.8622</text:p>
          </table:table-cell>
          <table:table-cell office:value-type="float" office:value="285.224" calcext:value-type="float">
            <text:p>285.224</text:p>
          </table:table-cell>
          <table:table-cell office:value-type="float" office:value="43.4335" calcext:value-type="float">
            <text:p>43.4335</text:p>
          </table:table-cell>
          <table:table-cell office:value-type="float" office:value="71.1125" calcext:value-type="float">
            <text:p>71.1125</text:p>
          </table:table-cell>
          <table:table-cell office:value-type="float" office:value="273.391" calcext:value-type="float">
            <text:p>273.391</text:p>
          </table:table-cell>
          <table:table-cell office:value-type="float" office:value="44.0556" calcext:value-type="float">
            <text:p>44.0556</text:p>
          </table:table-cell>
          <table:table-cell/>
          <table:table-cell table:formula="of:=([.D697]-[.A697])/0.0166667" office:value-type="float" office:value="-44.9819100361802" calcext:value-type="float">
            <text:p>-44.9819100361802</text:p>
          </table:table-cell>
          <table:table-cell table:formula="of:=ABS([.E697]-[.B697])/0.0166667" office:value-type="float" office:value="709.978580042838" calcext:value-type="float">
            <text:p>709.978580042838</text:p>
          </table:table-cell>
          <table:table-cell table:formula="of:=([.F697]-[.C697])/0.0166667" office:value-type="float" office:value="37.3259253481491" calcext:value-type="float">
            <text:p>37.3259253481491</text:p>
          </table:table-cell>
          <table:table-cell table:formula="of:=DEGREES(ATAN(ABS([.F697]-[.C697])/ABS([.E697]-[.B697])))" office:value-type="float" office:value="3.00945826174778" calcext:value-type="float">
            <text:p>3.00945826174778</text:p>
          </table:table-cell>
          <table:table-cell table:formula="of:=SQRT(POWER([.H697];2)+POWER([.I697];2)+POWER([.J697];2))" office:value-type="float" office:value="712.380643373501" calcext:value-type="float">
            <text:p>712.380643373501</text:p>
          </table:table-cell>
        </table:table-row>
        <table:table-row table:style-name="ro1">
          <table:table-cell office:value-type="float" office:value="71.3432" calcext:value-type="float">
            <text:p>71.3432</text:p>
          </table:table-cell>
          <table:table-cell office:value-type="float" office:value="286.708" calcext:value-type="float">
            <text:p>286.708</text:p>
          </table:table-cell>
          <table:table-cell office:value-type="float" office:value="42.444" calcext:value-type="float">
            <text:p>42.444</text:p>
          </table:table-cell>
          <table:table-cell office:value-type="float" office:value="70.3565" calcext:value-type="float">
            <text:p>70.3565</text:p>
          </table:table-cell>
          <table:table-cell office:value-type="float" office:value="273.494" calcext:value-type="float">
            <text:p>273.494</text:p>
          </table:table-cell>
          <table:table-cell office:value-type="float" office:value="43.057" calcext:value-type="float">
            <text:p>43.057</text:p>
          </table:table-cell>
          <table:table-cell/>
          <table:table-cell table:formula="of:=([.D698]-[.A698])/0.0166667" office:value-type="float" office:value="-59.2018815962368" calcext:value-type="float">
            <text:p>-59.2018815962368</text:p>
          </table:table-cell>
          <table:table-cell table:formula="of:=ABS([.E698]-[.B698])/0.0166667" office:value-type="float" office:value="792.838414323171" calcext:value-type="float">
            <text:p>792.838414323171</text:p>
          </table:table-cell>
          <table:table-cell table:formula="of:=([.F698]-[.C698])/0.0166667" office:value-type="float" office:value="36.7799264401471" calcext:value-type="float">
            <text:p>36.7799264401471</text:p>
          </table:table-cell>
          <table:table-cell table:formula="of:=DEGREES(ATAN(ABS([.F698]-[.C698])/ABS([.E698]-[.B698])))" office:value-type="float" office:value="2.65605799408007" calcext:value-type="float">
            <text:p>2.65605799408007</text:p>
          </table:table-cell>
          <table:table-cell table:formula="of:=SQRT(POWER([.H698];2)+POWER([.I698];2)+POWER([.J698];2))" office:value-type="float" office:value="795.895958652862" calcext:value-type="float">
            <text:p>795.895958652862</text:p>
          </table:table-cell>
        </table:table-row>
        <table:table-row table:style-name="ro1">
          <table:table-cell office:value-type="float" office:value="70.8475" calcext:value-type="float">
            <text:p>70.8475</text:p>
          </table:table-cell>
          <table:table-cell office:value-type="float" office:value="282.392" calcext:value-type="float">
            <text:p>282.392</text:p>
          </table:table-cell>
          <table:table-cell office:value-type="float" office:value="43.8856" calcext:value-type="float">
            <text:p>43.8856</text:p>
          </table:table-cell>
          <table:table-cell office:value-type="float" office:value="69.8776" calcext:value-type="float">
            <text:p>69.8776</text:p>
          </table:table-cell>
          <table:table-cell office:value-type="float" office:value="270.688" calcext:value-type="float">
            <text:p>270.688</text:p>
          </table:table-cell>
          <table:table-cell office:value-type="float" office:value="44.2515" calcext:value-type="float">
            <text:p>44.2515</text:p>
          </table:table-cell>
          <table:table-cell/>
          <table:table-cell table:formula="of:=([.D699]-[.A699])/0.0166667" office:value-type="float" office:value="-58.1938836122325" calcext:value-type="float">
            <text:p>-58.1938836122325</text:p>
          </table:table-cell>
          <table:table-cell table:formula="of:=ABS([.E699]-[.B699])/0.0166667" office:value-type="float" office:value="702.238595522809" calcext:value-type="float">
            <text:p>702.238595522809</text:p>
          </table:table-cell>
          <table:table-cell table:formula="of:=([.F699]-[.C699])/0.0166667" office:value-type="float" office:value="21.953956092088" calcext:value-type="float">
            <text:p>21.953956092088</text:p>
          </table:table-cell>
          <table:table-cell table:formula="of:=DEGREES(ATAN(ABS([.F699]-[.C699])/ABS([.E699]-[.B699])))" office:value-type="float" office:value="1.79064420178188" calcext:value-type="float">
            <text:p>1.79064420178188</text:p>
          </table:table-cell>
          <table:table-cell table:formula="of:=SQRT(POWER([.H699];2)+POWER([.I699];2)+POWER([.J699];2))" office:value-type="float" office:value="704.987623522438" calcext:value-type="float">
            <text:p>704.987623522438</text:p>
          </table:table-cell>
        </table:table-row>
        <table:table-row table:style-name="ro1">
          <table:table-cell office:value-type="float" office:value="71.3588" calcext:value-type="float">
            <text:p>71.3588</text:p>
          </table:table-cell>
          <table:table-cell office:value-type="float" office:value="277.273" calcext:value-type="float">
            <text:p>277.273</text:p>
          </table:table-cell>
          <table:table-cell office:value-type="float" office:value="43.9341" calcext:value-type="float">
            <text:p>43.9341</text:p>
          </table:table-cell>
          <table:table-cell office:value-type="float" office:value="70.1415" calcext:value-type="float">
            <text:p>70.1415</text:p>
          </table:table-cell>
          <table:table-cell office:value-type="float" office:value="265.774" calcext:value-type="float">
            <text:p>265.774</text:p>
          </table:table-cell>
          <table:table-cell office:value-type="float" office:value="44.3039" calcext:value-type="float">
            <text:p>44.3039</text:p>
          </table:table-cell>
          <table:table-cell/>
          <table:table-cell table:formula="of:=([.D700]-[.A700])/0.0166667" office:value-type="float" office:value="-73.0378539242927" calcext:value-type="float">
            <text:p>-73.0378539242927</text:p>
          </table:table-cell>
          <table:table-cell table:formula="of:=ABS([.E700]-[.B700])/0.0166667" office:value-type="float" office:value="689.938620122761" calcext:value-type="float">
            <text:p>689.938620122761</text:p>
          </table:table-cell>
          <table:table-cell table:formula="of:=([.F700]-[.C700])/0.0166667" office:value-type="float" office:value="22.1879556240886" calcext:value-type="float">
            <text:p>22.1879556240886</text:p>
          </table:table-cell>
          <table:table-cell table:formula="of:=DEGREES(ATAN(ABS([.F700]-[.C700])/ABS([.E700]-[.B700])))" office:value-type="float" office:value="1.8419583821963" calcext:value-type="float">
            <text:p>1.8419583821963</text:p>
          </table:table-cell>
          <table:table-cell table:formula="of:=SQRT(POWER([.H700];2)+POWER([.I700];2)+POWER([.J700];2))" office:value-type="float" office:value="694.148494932851" calcext:value-type="float">
            <text:p>694.148494932851</text:p>
          </table:table-cell>
        </table:table-row>
        <table:table-row table:style-name="ro1">
          <table:table-cell office:value-type="float" office:value="71.6013" calcext:value-type="float">
            <text:p>71.6013</text:p>
          </table:table-cell>
          <table:table-cell office:value-type="float" office:value="285.353" calcext:value-type="float">
            <text:p>285.353</text:p>
          </table:table-cell>
          <table:table-cell office:value-type="float" office:value="42.6556" calcext:value-type="float">
            <text:p>42.6556</text:p>
          </table:table-cell>
          <table:table-cell office:value-type="float" office:value="70.608" calcext:value-type="float">
            <text:p>70.608</text:p>
          </table:table-cell>
          <table:table-cell office:value-type="float" office:value="273.475" calcext:value-type="float">
            <text:p>273.475</text:p>
          </table:table-cell>
          <table:table-cell office:value-type="float" office:value="43.3051" calcext:value-type="float">
            <text:p>43.3051</text:p>
          </table:table-cell>
          <table:table-cell/>
          <table:table-cell table:formula="of:=([.D701]-[.A701])/0.0166667" office:value-type="float" office:value="-59.5978808042378" calcext:value-type="float">
            <text:p>-59.5978808042378</text:p>
          </table:table-cell>
          <table:table-cell table:formula="of:=ABS([.E701]-[.B701])/0.0166667" office:value-type="float" office:value="712.67857464285" calcext:value-type="float">
            <text:p>712.67857464285</text:p>
          </table:table-cell>
          <table:table-cell table:formula="of:=([.F701]-[.C701])/0.0166667" office:value-type="float" office:value="38.9699220601561" calcext:value-type="float">
            <text:p>38.9699220601561</text:p>
          </table:table-cell>
          <table:table-cell table:formula="of:=DEGREES(ATAN(ABS([.F701]-[.C701])/ABS([.E701]-[.B701])))" office:value-type="float" office:value="3.12986913506622" calcext:value-type="float">
            <text:p>3.12986913506622</text:p>
          </table:table-cell>
          <table:table-cell table:formula="of:=SQRT(POWER([.H701];2)+POWER([.I701];2)+POWER([.J701];2))" office:value-type="float" office:value="716.227137838755" calcext:value-type="float">
            <text:p>716.227137838755</text:p>
          </table:table-cell>
        </table:table-row>
        <table:table-row table:style-name="ro1">
          <table:table-cell office:value-type="float" office:value="71.6028" calcext:value-type="float">
            <text:p>71.6028</text:p>
          </table:table-cell>
          <table:table-cell office:value-type="float" office:value="284" calcext:value-type="float">
            <text:p>284</text:p>
          </table:table-cell>
          <table:table-cell office:value-type="float" office:value="42.8694" calcext:value-type="float">
            <text:p>42.8694</text:p>
          </table:table-cell>
          <table:table-cell office:value-type="float" office:value="70.8591" calcext:value-type="float">
            <text:p>70.8591</text:p>
          </table:table-cell>
          <table:table-cell office:value-type="float" office:value="272.256" calcext:value-type="float">
            <text:p>272.256</text:p>
          </table:table-cell>
          <table:table-cell office:value-type="float" office:value="43.2519" calcext:value-type="float">
            <text:p>43.2519</text:p>
          </table:table-cell>
          <table:table-cell/>
          <table:table-cell table:formula="of:=([.D702]-[.A702])/0.0166667" office:value-type="float" office:value="-44.6219107561787" calcext:value-type="float">
            <text:p>-44.6219107561787</text:p>
          </table:table-cell>
          <table:table-cell table:formula="of:=ABS([.E702]-[.B702])/0.0166667" office:value-type="float" office:value="704.63859072282" calcext:value-type="float">
            <text:p>704.63859072282</text:p>
          </table:table-cell>
          <table:table-cell table:formula="of:=([.F702]-[.C702])/0.0166667" office:value-type="float" office:value="22.9499541000918" calcext:value-type="float">
            <text:p>22.9499541000918</text:p>
          </table:table-cell>
          <table:table-cell table:formula="of:=DEGREES(ATAN(ABS([.F702]-[.C702])/ABS([.E702]-[.B702])))" office:value-type="float" office:value="1.86545395708366" calcext:value-type="float">
            <text:p>1.86545395708366</text:p>
          </table:table-cell>
          <table:table-cell table:formula="of:=SQRT(POWER([.H702];2)+POWER([.I702];2)+POWER([.J702];2))" office:value-type="float" office:value="706.422931995112" calcext:value-type="float">
            <text:p>706.422931995112</text:p>
          </table:table-cell>
        </table:table-row>
        <table:table-row table:style-name="ro1">
          <table:table-cell office:value-type="float" office:value="70.5897" calcext:value-type="float">
            <text:p>70.5897</text:p>
          </table:table-cell>
          <table:table-cell office:value-type="float" office:value="281.224" calcext:value-type="float">
            <text:p>281.224</text:p>
          </table:table-cell>
          <table:table-cell office:value-type="float" office:value="43.066" calcext:value-type="float">
            <text:p>43.066</text:p>
          </table:table-cell>
          <table:table-cell office:value-type="float" office:value="69.6326" calcext:value-type="float">
            <text:p>69.6326</text:p>
          </table:table-cell>
          <table:table-cell office:value-type="float" office:value="268.324" calcext:value-type="float">
            <text:p>268.324</text:p>
          </table:table-cell>
          <table:table-cell office:value-type="float" office:value="43.4079" calcext:value-type="float">
            <text:p>43.4079</text:p>
          </table:table-cell>
          <table:table-cell/>
          <table:table-cell table:formula="of:=([.D703]-[.A703])/0.0166667" office:value-type="float" office:value="-57.4258851482295" calcext:value-type="float">
            <text:p>-57.4258851482295</text:p>
          </table:table-cell>
          <table:table-cell table:formula="of:=ABS([.E703]-[.B703])/0.0166667" office:value-type="float" office:value="773.998452003095" calcext:value-type="float">
            <text:p>773.998452003095</text:p>
          </table:table-cell>
          <table:table-cell table:formula="of:=([.F703]-[.C703])/0.0166667" office:value-type="float" office:value="20.5139589720818" calcext:value-type="float">
            <text:p>20.5139589720818</text:p>
          </table:table-cell>
          <table:table-cell table:formula="of:=DEGREES(ATAN(ABS([.F703]-[.C703])/ABS([.E703]-[.B703])))" office:value-type="float" office:value="1.51820480991798" calcext:value-type="float">
            <text:p>1.51820480991798</text:p>
          </table:table-cell>
          <table:table-cell table:formula="of:=SQRT(POWER([.H703];2)+POWER([.I703];2)+POWER([.J703];2))" office:value-type="float" office:value="776.396907838351" calcext:value-type="float">
            <text:p>776.396907838351</text:p>
          </table:table-cell>
        </table:table-row>
        <table:table-row table:style-name="ro1">
          <table:table-cell office:value-type="float" office:value="72.1146" calcext:value-type="float">
            <text:p>72.1146</text:p>
          </table:table-cell>
          <table:table-cell office:value-type="float" office:value="284.001" calcext:value-type="float">
            <text:p>284.001</text:p>
          </table:table-cell>
          <table:table-cell office:value-type="float" office:value="43.1172" calcext:value-type="float">
            <text:p>43.1172</text:p>
          </table:table-cell>
          <table:table-cell office:value-type="float" office:value="71.6119" calcext:value-type="float">
            <text:p>71.6119</text:p>
          </table:table-cell>
          <table:table-cell office:value-type="float" office:value="269.676" calcext:value-type="float">
            <text:p>269.676</text:p>
          </table:table-cell>
          <table:table-cell office:value-type="float" office:value="44.1515" calcext:value-type="float">
            <text:p>44.1515</text:p>
          </table:table-cell>
          <table:table-cell/>
          <table:table-cell table:formula="of:=([.D704]-[.A704])/0.0166667" office:value-type="float" office:value="-30.1619396761201" calcext:value-type="float">
            <text:p>-30.1619396761201</text:p>
          </table:table-cell>
          <table:table-cell table:formula="of:=ABS([.E704]-[.B704])/0.0166667" office:value-type="float" office:value="859.498281003437" calcext:value-type="float">
            <text:p>859.498281003437</text:p>
          </table:table-cell>
          <table:table-cell table:formula="of:=([.F704]-[.C704])/0.0166667" office:value-type="float" office:value="62.0578758842483" calcext:value-type="float">
            <text:p>62.0578758842483</text:p>
          </table:table-cell>
          <table:table-cell table:formula="of:=DEGREES(ATAN(ABS([.F704]-[.C704])/ABS([.E704]-[.B704])))" office:value-type="float" office:value="4.12972886223261" calcext:value-type="float">
            <text:p>4.12972886223261</text:p>
          </table:table-cell>
          <table:table-cell table:formula="of:=SQRT(POWER([.H704];2)+POWER([.I704];2)+POWER([.J704];2))" office:value-type="float" office:value="862.263427040806" calcext:value-type="float">
            <text:p>862.263427040806</text:p>
          </table:table-cell>
        </table:table-row>
        <table:table-row table:style-name="ro1">
          <table:table-cell office:value-type="float" office:value="71.0897" calcext:value-type="float">
            <text:p>71.0897</text:p>
          </table:table-cell>
          <table:table-cell office:value-type="float" office:value="285.307" calcext:value-type="float">
            <text:p>285.307</text:p>
          </table:table-cell>
          <table:table-cell office:value-type="float" office:value="42.6677" calcext:value-type="float">
            <text:p>42.6677</text:p>
          </table:table-cell>
          <table:table-cell office:value-type="float" office:value="70.1187" calcext:value-type="float">
            <text:p>70.1187</text:p>
          </table:table-cell>
          <table:table-cell office:value-type="float" office:value="270.869" calcext:value-type="float">
            <text:p>270.869</text:p>
          </table:table-cell>
          <table:table-cell office:value-type="float" office:value="43.4825" calcext:value-type="float">
            <text:p>43.4825</text:p>
          </table:table-cell>
          <table:table-cell/>
          <table:table-cell table:formula="of:=([.D705]-[.A705])/0.0166667" office:value-type="float" office:value="-58.2598834802324" calcext:value-type="float">
            <text:p>-58.2598834802324</text:p>
          </table:table-cell>
          <table:table-cell table:formula="of:=ABS([.E705]-[.B705])/0.0166667" office:value-type="float" office:value="866.278267443465" calcext:value-type="float">
            <text:p>866.278267443465</text:p>
          </table:table-cell>
          <table:table-cell table:formula="of:=([.F705]-[.C705])/0.0166667" office:value-type="float" office:value="48.8879022241954" calcext:value-type="float">
            <text:p>48.8879022241954</text:p>
          </table:table-cell>
          <table:table-cell table:formula="of:=DEGREES(ATAN(ABS([.F705]-[.C705])/ABS([.E705]-[.B705])))" office:value-type="float" office:value="3.23002733094686" calcext:value-type="float">
            <text:p>3.23002733094686</text:p>
          </table:table-cell>
          <table:table-cell table:formula="of:=SQRT(POWER([.H705];2)+POWER([.I705];2)+POWER([.J705];2))" office:value-type="float" office:value="869.610417170737" calcext:value-type="float">
            <text:p>869.610417170737</text:p>
          </table:table-cell>
        </table:table-row>
        <table:table-row table:style-name="ro1">
          <table:table-cell office:value-type="float" office:value="71.0836" calcext:value-type="float">
            <text:p>71.0836</text:p>
          </table:table-cell>
          <table:table-cell office:value-type="float" office:value="288.06" calcext:value-type="float">
            <text:p>288.06</text:p>
          </table:table-cell>
          <table:table-cell office:value-type="float" office:value="42.233" calcext:value-type="float">
            <text:p>42.233</text:p>
          </table:table-cell>
          <table:table-cell office:value-type="float" office:value="70.1013" calcext:value-type="float">
            <text:p>70.1013</text:p>
          </table:table-cell>
          <table:table-cell office:value-type="float" office:value="274.771" calcext:value-type="float">
            <text:p>274.771</text:p>
          </table:table-cell>
          <table:table-cell office:value-type="float" office:value="42.8535" calcext:value-type="float">
            <text:p>42.8535</text:p>
          </table:table-cell>
          <table:table-cell/>
          <table:table-cell table:formula="of:=([.D706]-[.A706])/0.0166667" office:value-type="float" office:value="-58.9378821242363" calcext:value-type="float">
            <text:p>-58.9378821242363</text:p>
          </table:table-cell>
          <table:table-cell table:formula="of:=ABS([.E706]-[.B706])/0.0166667" office:value-type="float" office:value="797.338405323189" calcext:value-type="float">
            <text:p>797.338405323189</text:p>
          </table:table-cell>
          <table:table-cell table:formula="of:=([.F706]-[.C706])/0.0166667" office:value-type="float" office:value="37.2299255401489" calcext:value-type="float">
            <text:p>37.2299255401489</text:p>
          </table:table-cell>
          <table:table-cell table:formula="of:=DEGREES(ATAN(ABS([.F706]-[.C706])/ABS([.E706]-[.B706])))" office:value-type="float" office:value="2.67335600350845" calcext:value-type="float">
            <text:p>2.67335600350845</text:p>
          </table:table-cell>
          <table:table-cell table:formula="of:=SQRT(POWER([.H706];2)+POWER([.I706];2)+POWER([.J706];2))" office:value-type="float" office:value="800.380080904279" calcext:value-type="float">
            <text:p>800.380080904279</text:p>
          </table:table-cell>
        </table:table-row>
        <table:table-row table:style-name="ro1">
          <table:table-cell office:value-type="float" office:value="71.3487" calcext:value-type="float">
            <text:p>71.3487</text:p>
          </table:table-cell>
          <table:table-cell office:value-type="float" office:value="286.533" calcext:value-type="float">
            <text:p>286.533</text:p>
          </table:table-cell>
          <table:table-cell office:value-type="float" office:value="43.2337" calcext:value-type="float">
            <text:p>43.2337</text:p>
          </table:table-cell>
          <table:table-cell office:value-type="float" office:value="70.3663" calcext:value-type="float">
            <text:p>70.3663</text:p>
          </table:table-cell>
          <table:table-cell office:value-type="float" office:value="274.456" calcext:value-type="float">
            <text:p>274.456</text:p>
          </table:table-cell>
          <table:table-cell office:value-type="float" office:value="44.6358" calcext:value-type="float">
            <text:p>44.6358</text:p>
          </table:table-cell>
          <table:table-cell/>
          <table:table-cell table:formula="of:=([.D707]-[.A707])/0.0166667" office:value-type="float" office:value="-58.9438821122357" calcext:value-type="float">
            <text:p>-58.9438821122357</text:p>
          </table:table-cell>
          <table:table-cell table:formula="of:=ABS([.E707]-[.B707])/0.0166667" office:value-type="float" office:value="724.618550762898" calcext:value-type="float">
            <text:p>724.618550762898</text:p>
          </table:table-cell>
          <table:table-cell table:formula="of:=([.F707]-[.C707])/0.0166667" office:value-type="float" office:value="84.1258317483368" calcext:value-type="float">
            <text:p>84.1258317483368</text:p>
          </table:table-cell>
          <table:table-cell table:formula="of:=DEGREES(ATAN(ABS([.F707]-[.C707])/ABS([.E707]-[.B707])))" office:value-type="float" office:value="6.62220549749587" calcext:value-type="float">
            <text:p>6.62220549749587</text:p>
          </table:table-cell>
          <table:table-cell table:formula="of:=SQRT(POWER([.H707];2)+POWER([.I707];2)+POWER([.J707];2))" office:value-type="float" office:value="731.863088914541" calcext:value-type="float">
            <text:p>731.863088914541</text:p>
          </table:table-cell>
        </table:table-row>
        <table:table-row table:style-name="ro1">
          <table:table-cell office:value-type="float" office:value="71.3428" calcext:value-type="float">
            <text:p>71.3428</text:p>
          </table:table-cell>
          <table:table-cell office:value-type="float" office:value="288.031" calcext:value-type="float">
            <text:p>288.031</text:p>
          </table:table-cell>
          <table:table-cell office:value-type="float" office:value="42.4901" calcext:value-type="float">
            <text:p>42.4901</text:p>
          </table:table-cell>
          <table:table-cell office:value-type="float" office:value="70.0998" calcext:value-type="float">
            <text:p>70.0998</text:p>
          </table:table-cell>
          <table:table-cell office:value-type="float" office:value="275.989" calcext:value-type="float">
            <text:p>275.989</text:p>
          </table:table-cell>
          <table:table-cell office:value-type="float" office:value="43.1547" calcext:value-type="float">
            <text:p>43.1547</text:p>
          </table:table-cell>
          <table:table-cell/>
          <table:table-cell table:formula="of:=([.D708]-[.A708])/0.0166667" office:value-type="float" office:value="-74.579850840298" calcext:value-type="float">
            <text:p>-74.579850840298</text:p>
          </table:table-cell>
          <table:table-cell table:formula="of:=ABS([.E708]-[.B708])/0.0166667" office:value-type="float" office:value="722.518554962892" calcext:value-type="float">
            <text:p>722.518554962892</text:p>
          </table:table-cell>
          <table:table-cell table:formula="of:=([.F708]-[.C708])/0.0166667" office:value-type="float" office:value="39.8759202481595" calcext:value-type="float">
            <text:p>39.8759202481595</text:p>
          </table:table-cell>
          <table:table-cell table:formula="of:=DEGREES(ATAN(ABS([.F708]-[.C708])/ABS([.E708]-[.B708])))" office:value-type="float" office:value="3.15895893499617" calcext:value-type="float">
            <text:p>3.15895893499617</text:p>
          </table:table-cell>
          <table:table-cell table:formula="of:=SQRT(POWER([.H708];2)+POWER([.I708];2)+POWER([.J708];2))" office:value-type="float" office:value="727.451239213093" calcext:value-type="float">
            <text:p>727.451239213093</text:p>
          </table:table-cell>
        </table:table-row>
        <table:table-row table:style-name="ro1">
          <table:table-cell office:value-type="float" office:value="71.601" calcext:value-type="float">
            <text:p>71.601</text:p>
          </table:table-cell>
          <table:table-cell office:value-type="float" office:value="284.05" calcext:value-type="float">
            <text:p>284.05</text:p>
          </table:table-cell>
          <table:table-cell office:value-type="float" office:value="42.6086" calcext:value-type="float">
            <text:p>42.6086</text:p>
          </table:table-cell>
          <table:table-cell office:value-type="float" office:value="70.8571" calcext:value-type="float">
            <text:p>70.8571</text:p>
          </table:table-cell>
          <table:table-cell office:value-type="float" office:value="272.311" calcext:value-type="float">
            <text:p>272.311</text:p>
          </table:table-cell>
          <table:table-cell office:value-type="float" office:value="42.9961" calcext:value-type="float">
            <text:p>42.9961</text:p>
          </table:table-cell>
          <table:table-cell/>
          <table:table-cell table:formula="of:=([.D709]-[.A709])/0.0166667" office:value-type="float" office:value="-44.6339107321783" calcext:value-type="float">
            <text:p>-44.6339107321783</text:p>
          </table:table-cell>
          <table:table-cell table:formula="of:=ABS([.E709]-[.B709])/0.0166667" office:value-type="float" office:value="704.338591322819" calcext:value-type="float">
            <text:p>704.338591322819</text:p>
          </table:table-cell>
          <table:table-cell table:formula="of:=([.F709]-[.C709])/0.0166667" office:value-type="float" office:value="23.2499535000927" calcext:value-type="float">
            <text:p>23.2499535000927</text:p>
          </table:table-cell>
          <table:table-cell table:formula="of:=DEGREES(ATAN(ABS([.F709]-[.C709])/ABS([.E709]-[.B709])))" office:value-type="float" office:value="1.89062575681772" calcext:value-type="float">
            <text:p>1.89062575681772</text:p>
          </table:table-cell>
          <table:table-cell table:formula="of:=SQRT(POWER([.H709];2)+POWER([.I709];2)+POWER([.J709];2))" office:value-type="float" office:value="706.134263119712" calcext:value-type="float">
            <text:p>706.134263119712</text:p>
          </table:table-cell>
        </table:table-row>
        <table:table-row table:style-name="ro1">
          <table:table-cell office:value-type="float" office:value="72.113" calcext:value-type="float">
            <text:p>72.113</text:p>
          </table:table-cell>
          <table:table-cell office:value-type="float" office:value="284.056" calcext:value-type="float">
            <text:p>284.056</text:p>
          </table:table-cell>
          <table:table-cell office:value-type="float" office:value="42.8557" calcext:value-type="float">
            <text:p>42.8557</text:p>
          </table:table-cell>
          <table:table-cell office:value-type="float" office:value="71.3589" calcext:value-type="float">
            <text:p>71.3589</text:p>
          </table:table-cell>
          <table:table-cell office:value-type="float" office:value="271.035" calcext:value-type="float">
            <text:p>271.035</text:p>
          </table:table-cell>
          <table:table-cell office:value-type="float" office:value="43.4441" calcext:value-type="float">
            <text:p>43.4441</text:p>
          </table:table-cell>
          <table:table-cell/>
          <table:table-cell table:formula="of:=([.D710]-[.A710])/0.0166667" office:value-type="float" office:value="-45.2459095081806" calcext:value-type="float">
            <text:p>-45.2459095081806</text:p>
          </table:table-cell>
          <table:table-cell table:formula="of:=ABS([.E710]-[.B710])/0.0166667" office:value-type="float" office:value="781.258437483123" calcext:value-type="float">
            <text:p>781.258437483123</text:p>
          </table:table-cell>
          <table:table-cell table:formula="of:=([.F710]-[.C710])/0.0166667" office:value-type="float" office:value="35.3039293921412" calcext:value-type="float">
            <text:p>35.3039293921412</text:p>
          </table:table-cell>
          <table:table-cell table:formula="of:=DEGREES(ATAN(ABS([.F710]-[.C710])/ABS([.E710]-[.B710])))" office:value-type="float" office:value="2.58735254490539" calcext:value-type="float">
            <text:p>2.58735254490539</text:p>
          </table:table-cell>
          <table:table-cell table:formula="of:=SQRT(POWER([.H710];2)+POWER([.I710];2)+POWER([.J710];2))" office:value-type="float" office:value="783.363457085099" calcext:value-type="float">
            <text:p>783.363457085099</text:p>
          </table:table-cell>
        </table:table-row>
        <table:table-row table:style-name="ro1">
          <table:table-cell office:value-type="float" office:value="71.3493" calcext:value-type="float">
            <text:p>71.3493</text:p>
          </table:table-cell>
          <table:table-cell office:value-type="float" office:value="278.796" calcext:value-type="float">
            <text:p>278.796</text:p>
          </table:table-cell>
          <table:table-cell office:value-type="float" office:value="42.6933" calcext:value-type="float">
            <text:p>42.6933</text:p>
          </table:table-cell>
          <table:table-cell office:value-type="float" office:value="70.6218" calcext:value-type="float">
            <text:p>70.6218</text:p>
          </table:table-cell>
          <table:table-cell office:value-type="float" office:value="266.058" calcext:value-type="float">
            <text:p>266.058</text:p>
          </table:table-cell>
          <table:table-cell office:value-type="float" office:value="43.0353" calcext:value-type="float">
            <text:p>43.0353</text:p>
          </table:table-cell>
          <table:table-cell/>
          <table:table-cell table:formula="of:=([.D711]-[.A711])/0.0166667" office:value-type="float" office:value="-43.649912700175" calcext:value-type="float">
            <text:p>-43.649912700175</text:p>
          </table:table-cell>
          <table:table-cell table:formula="of:=ABS([.E711]-[.B711])/0.0166667" office:value-type="float" office:value="764.278471443057" calcext:value-type="float">
            <text:p>764.278471443057</text:p>
          </table:table-cell>
          <table:table-cell table:formula="of:=([.F711]-[.C711])/0.0166667" office:value-type="float" office:value="20.519958960082" calcext:value-type="float">
            <text:p>20.519958960082</text:p>
          </table:table-cell>
          <table:table-cell table:formula="of:=DEGREES(ATAN(ABS([.F711]-[.C711])/ABS([.E711]-[.B711])))" office:value-type="float" office:value="1.53795338256358" calcext:value-type="float">
            <text:p>1.53795338256358</text:p>
          </table:table-cell>
          <table:table-cell table:formula="of:=SQRT(POWER([.H711];2)+POWER([.I711];2)+POWER([.J711];2))" office:value-type="float" office:value="765.798906701878" calcext:value-type="float">
            <text:p>765.798906701878</text:p>
          </table:table-cell>
        </table:table-row>
        <table:table-row table:style-name="ro1">
          <table:table-cell office:value-type="float" office:value="71.6083" calcext:value-type="float">
            <text:p>71.6083</text:p>
          </table:table-cell>
          <table:table-cell office:value-type="float" office:value="285.14" calcext:value-type="float">
            <text:p>285.14</text:p>
          </table:table-cell>
          <table:table-cell office:value-type="float" office:value="43.702" calcext:value-type="float">
            <text:p>43.702</text:p>
          </table:table-cell>
          <table:table-cell office:value-type="float" office:value="70.6182" calcext:value-type="float">
            <text:p>70.6182</text:p>
          </table:table-cell>
          <table:table-cell office:value-type="float" office:value="273.222" calcext:value-type="float">
            <text:p>273.222</text:p>
          </table:table-cell>
          <table:table-cell office:value-type="float" office:value="44.5808" calcext:value-type="float">
            <text:p>44.5808</text:p>
          </table:table-cell>
          <table:table-cell/>
          <table:table-cell table:formula="of:=([.D712]-[.A712])/0.0166667" office:value-type="float" office:value="-59.4058811882375" calcext:value-type="float">
            <text:p>-59.4058811882375</text:p>
          </table:table-cell>
          <table:table-cell table:formula="of:=ABS([.E712]-[.B712])/0.0166667" office:value-type="float" office:value="715.078569842861" calcext:value-type="float">
            <text:p>715.078569842861</text:p>
          </table:table-cell>
          <table:table-cell table:formula="of:=([.F712]-[.C712])/0.0166667" office:value-type="float" office:value="52.7278945442108" calcext:value-type="float">
            <text:p>52.7278945442108</text:p>
          </table:table-cell>
          <table:table-cell table:formula="of:=DEGREES(ATAN(ABS([.F712]-[.C712])/ABS([.E712]-[.B712])))" office:value-type="float" office:value="4.21719843026394" calcext:value-type="float">
            <text:p>4.21719843026394</text:p>
          </table:table-cell>
          <table:table-cell table:formula="of:=SQRT(POWER([.H712];2)+POWER([.I712];2)+POWER([.J712];2))" office:value-type="float" office:value="719.476650511556" calcext:value-type="float">
            <text:p>719.476650511556</text:p>
          </table:table-cell>
        </table:table-row>
        <table:table-row table:style-name="ro1">
          <table:table-cell office:value-type="float" office:value="71.8539" calcext:value-type="float">
            <text:p>71.8539</text:p>
          </table:table-cell>
          <table:table-cell office:value-type="float" office:value="276.257" calcext:value-type="float">
            <text:p>276.257</text:p>
          </table:table-cell>
          <table:table-cell office:value-type="float" office:value="42.8464" calcext:value-type="float">
            <text:p>42.8464</text:p>
          </table:table-cell>
          <table:table-cell office:value-type="float" office:value="70.8689" calcext:value-type="float">
            <text:p>70.8689</text:p>
          </table:table-cell>
          <table:table-cell office:value-type="float" office:value="264.876" calcext:value-type="float">
            <text:p>264.876</text:p>
          </table:table-cell>
          <table:table-cell office:value-type="float" office:value="42.9837" calcext:value-type="float">
            <text:p>42.9837</text:p>
          </table:table-cell>
          <table:table-cell/>
          <table:table-cell table:formula="of:=([.D713]-[.A713])/0.0166667" office:value-type="float" office:value="-59.0998818002364" calcext:value-type="float">
            <text:p>-59.0998818002364</text:p>
          </table:table-cell>
          <table:table-cell table:formula="of:=ABS([.E713]-[.B713])/0.0166667" office:value-type="float" office:value="682.858634282733" calcext:value-type="float">
            <text:p>682.858634282733</text:p>
          </table:table-cell>
          <table:table-cell table:formula="of:=([.F713]-[.C713])/0.0166667" office:value-type="float" office:value="8.23798352403272" calcext:value-type="float">
            <text:p>8.23798352403272</text:p>
          </table:table-cell>
          <table:table-cell table:formula="of:=DEGREES(ATAN(ABS([.F713]-[.C713])/ABS([.E713]-[.B713])))" office:value-type="float" office:value="0.691180820841885" calcext:value-type="float">
            <text:p>0.691180820841885</text:p>
          </table:table-cell>
          <table:table-cell table:formula="of:=SQRT(POWER([.H713];2)+POWER([.I713];2)+POWER([.J713];2))" office:value-type="float" office:value="685.460848492329" calcext:value-type="float">
            <text:p>685.460848492329</text:p>
          </table:table-cell>
        </table:table-row>
        <table:table-row table:style-name="ro1">
          <table:table-cell office:value-type="float" office:value="70.5897" calcext:value-type="float">
            <text:p>70.5897</text:p>
          </table:table-cell>
          <table:table-cell office:value-type="float" office:value="281.23" calcext:value-type="float">
            <text:p>281.23</text:p>
          </table:table-cell>
          <table:table-cell office:value-type="float" office:value="43.0651" calcext:value-type="float">
            <text:p>43.0651</text:p>
          </table:table-cell>
          <table:table-cell office:value-type="float" office:value="69.6326" calcext:value-type="float">
            <text:p>69.6326</text:p>
          </table:table-cell>
          <table:table-cell office:value-type="float" office:value="268.324" calcext:value-type="float">
            <text:p>268.324</text:p>
          </table:table-cell>
          <table:table-cell office:value-type="float" office:value="43.4079" calcext:value-type="float">
            <text:p>43.4079</text:p>
          </table:table-cell>
          <table:table-cell/>
          <table:table-cell table:formula="of:=([.D714]-[.A714])/0.0166667" office:value-type="float" office:value="-57.4258851482295" calcext:value-type="float">
            <text:p>-57.4258851482295</text:p>
          </table:table-cell>
          <table:table-cell table:formula="of:=ABS([.E714]-[.B714])/0.0166667" office:value-type="float" office:value="774.358451283098" calcext:value-type="float">
            <text:p>774.358451283098</text:p>
          </table:table-cell>
          <table:table-cell table:formula="of:=([.F714]-[.C714])/0.0166667" office:value-type="float" office:value="20.5679588640821" calcext:value-type="float">
            <text:p>20.5679588640821</text:p>
          </table:table-cell>
          <table:table-cell table:formula="of:=DEGREES(ATAN(ABS([.F714]-[.C714])/ABS([.E714]-[.B714])))" office:value-type="float" office:value="1.52149203864119" calcext:value-type="float">
            <text:p>1.52149203864119</text:p>
          </table:table-cell>
          <table:table-cell table:formula="of:=SQRT(POWER([.H714];2)+POWER([.I714];2)+POWER([.J714];2))" office:value-type="float" office:value="776.757223519968" calcext:value-type="float">
            <text:p>776.757223519968</text:p>
          </table:table-cell>
        </table:table-row>
        <table:table-row table:style-name="ro1">
          <table:table-cell office:value-type="float" office:value="71.6069" calcext:value-type="float">
            <text:p>71.6069</text:p>
          </table:table-cell>
          <table:table-cell office:value-type="float" office:value="278.667" calcext:value-type="float">
            <text:p>278.667</text:p>
          </table:table-cell>
          <table:table-cell office:value-type="float" office:value="43.4618" calcext:value-type="float">
            <text:p>43.4618</text:p>
          </table:table-cell>
          <table:table-cell office:value-type="float" office:value="70.6276" calcext:value-type="float">
            <text:p>70.6276</text:p>
          </table:table-cell>
          <table:table-cell office:value-type="float" office:value="267.093" calcext:value-type="float">
            <text:p>267.093</text:p>
          </table:table-cell>
          <table:table-cell office:value-type="float" office:value="44.0867" calcext:value-type="float">
            <text:p>44.0867</text:p>
          </table:table-cell>
          <table:table-cell/>
          <table:table-cell table:formula="of:=([.D715]-[.A715])/0.0166667" office:value-type="float" office:value="-58.7578824842347" calcext:value-type="float">
            <text:p>-58.7578824842347</text:p>
          </table:table-cell>
          <table:table-cell table:formula="of:=ABS([.E715]-[.B715])/0.0166667" office:value-type="float" office:value="694.438611122775" calcext:value-type="float">
            <text:p>694.438611122775</text:p>
          </table:table-cell>
          <table:table-cell table:formula="of:=([.F715]-[.C715])/0.0166667" office:value-type="float" office:value="37.4939250121502" calcext:value-type="float">
            <text:p>37.4939250121502</text:p>
          </table:table-cell>
          <table:table-cell table:formula="of:=DEGREES(ATAN(ABS([.F715]-[.C715])/ABS([.E715]-[.B715])))" office:value-type="float" office:value="3.09049614793613" calcext:value-type="float">
            <text:p>3.09049614793613</text:p>
          </table:table-cell>
          <table:table-cell table:formula="of:=SQRT(POWER([.H715];2)+POWER([.I715];2)+POWER([.J715];2))" office:value-type="float" office:value="697.927838522706" calcext:value-type="float">
            <text:p>697.927838522706</text:p>
          </table:table-cell>
        </table:table-row>
        <table:table-row table:style-name="ro1">
          <table:table-cell office:value-type="float" office:value="71.345" calcext:value-type="float">
            <text:p>71.345</text:p>
          </table:table-cell>
          <table:table-cell office:value-type="float" office:value="286.652" calcext:value-type="float">
            <text:p>286.652</text:p>
          </table:table-cell>
          <table:table-cell office:value-type="float" office:value="42.7072" calcext:value-type="float">
            <text:p>42.7072</text:p>
          </table:table-cell>
          <table:table-cell office:value-type="float" office:value="70.1013" calcext:value-type="float">
            <text:p>70.1013</text:p>
          </table:table-cell>
          <table:table-cell office:value-type="float" office:value="274.771" calcext:value-type="float">
            <text:p>274.771</text:p>
          </table:table-cell>
          <table:table-cell office:value-type="float" office:value="42.8535" calcext:value-type="float">
            <text:p>42.8535</text:p>
          </table:table-cell>
          <table:table-cell/>
          <table:table-cell table:formula="of:=([.D716]-[.A716])/0.0166667" office:value-type="float" office:value="-74.6218507562987" calcext:value-type="float">
            <text:p>-74.6218507562987</text:p>
          </table:table-cell>
          <table:table-cell table:formula="of:=ABS([.E716]-[.B716])/0.0166667" office:value-type="float" office:value="712.85857428285" calcext:value-type="float">
            <text:p>712.85857428285</text:p>
          </table:table-cell>
          <table:table-cell table:formula="of:=([.F716]-[.C716])/0.0166667" office:value-type="float" office:value="8.7779824440349" calcext:value-type="float">
            <text:p>8.7779824440349</text:p>
          </table:table-cell>
          <table:table-cell table:formula="of:=DEGREES(ATAN(ABS([.F716]-[.C716])/ABS([.E716]-[.B716])))" office:value-type="float" office:value="0.70549187026921" calcext:value-type="float">
            <text:p>0.70549187026921</text:p>
          </table:table-cell>
          <table:table-cell table:formula="of:=SQRT(POWER([.H716];2)+POWER([.I716];2)+POWER([.J716];2))" office:value-type="float" office:value="716.807380343325" calcext:value-type="float">
            <text:p>716.807380343325</text:p>
          </table:table-cell>
        </table:table-row>
        <table:table-row table:style-name="ro1">
          <table:table-cell office:value-type="float" office:value="71.8573" calcext:value-type="float">
            <text:p>71.8573</text:p>
          </table:table-cell>
          <table:table-cell office:value-type="float" office:value="288.086" calcext:value-type="float">
            <text:p>288.086</text:p>
          </table:table-cell>
          <table:table-cell office:value-type="float" office:value="42.4765" calcext:value-type="float">
            <text:p>42.4765</text:p>
          </table:table-cell>
          <table:table-cell office:value-type="float" office:value="70.5992" calcext:value-type="float">
            <text:p>70.5992</text:p>
          </table:table-cell>
          <table:table-cell office:value-type="float" office:value="276.104" calcext:value-type="float">
            <text:p>276.104</text:p>
          </table:table-cell>
          <table:table-cell office:value-type="float" office:value="42.8827" calcext:value-type="float">
            <text:p>42.8827</text:p>
          </table:table-cell>
          <table:table-cell/>
          <table:table-cell table:formula="of:=([.D717]-[.A717])/0.0166667" office:value-type="float" office:value="-75.4858490283019" calcext:value-type="float">
            <text:p>-75.4858490283019</text:p>
          </table:table-cell>
          <table:table-cell table:formula="of:=ABS([.E717]-[.B717])/0.0166667" office:value-type="float" office:value="718.918562162877" calcext:value-type="float">
            <text:p>718.918562162877</text:p>
          </table:table-cell>
          <table:table-cell table:formula="of:=([.F717]-[.C717])/0.0166667" office:value-type="float" office:value="24.3719512560974" calcext:value-type="float">
            <text:p>24.3719512560974</text:p>
          </table:table-cell>
          <table:table-cell table:formula="of:=DEGREES(ATAN(ABS([.F717]-[.C717])/ABS([.E717]-[.B717])))" office:value-type="float" office:value="1.9416321095224" calcext:value-type="float">
            <text:p>1.9416321095224</text:p>
          </table:table-cell>
          <table:table-cell table:formula="of:=SQRT(POWER([.H717];2)+POWER([.I717];2)+POWER([.J717];2))" office:value-type="float" office:value="723.281414412048" calcext:value-type="float">
            <text:p>723.281414412048</text:p>
          </table:table-cell>
        </table:table-row>
        <table:table-row table:style-name="ro1">
          <table:table-cell office:value-type="float" office:value="70.3247" calcext:value-type="float">
            <text:p>70.3247</text:p>
          </table:table-cell>
          <table:table-cell office:value-type="float" office:value="285.163" calcext:value-type="float">
            <text:p>285.163</text:p>
          </table:table-cell>
          <table:table-cell office:value-type="float" office:value="42.9511" calcext:value-type="float">
            <text:p>42.9511</text:p>
          </table:table-cell>
          <table:table-cell office:value-type="float" office:value="69.1186" calcext:value-type="float">
            <text:p>69.1186</text:p>
          </table:table-cell>
          <table:table-cell office:value-type="float" office:value="272.025" calcext:value-type="float">
            <text:p>272.025</text:p>
          </table:table-cell>
          <table:table-cell office:value-type="float" office:value="43.3056" calcext:value-type="float">
            <text:p>43.3056</text:p>
          </table:table-cell>
          <table:table-cell/>
          <table:table-cell table:formula="of:=([.D718]-[.A718])/0.0166667" office:value-type="float" office:value="-72.3658552682899" calcext:value-type="float">
            <text:p>-72.3658552682899</text:p>
          </table:table-cell>
          <table:table-cell table:formula="of:=ABS([.E718]-[.B718])/0.0166667" office:value-type="float" office:value="788.278423443155" calcext:value-type="float">
            <text:p>788.278423443155</text:p>
          </table:table-cell>
          <table:table-cell table:formula="of:=([.F718]-[.C718])/0.0166667" office:value-type="float" office:value="21.2699574600852" calcext:value-type="float">
            <text:p>21.2699574600852</text:p>
          </table:table-cell>
          <table:table-cell table:formula="of:=DEGREES(ATAN(ABS([.F718]-[.C718])/ABS([.E718]-[.B718])))" office:value-type="float" office:value="1.54562540856851" calcext:value-type="float">
            <text:p>1.54562540856851</text:p>
          </table:table-cell>
          <table:table-cell table:formula="of:=SQRT(POWER([.H718];2)+POWER([.I718];2)+POWER([.J718];2))" office:value-type="float" office:value="791.878842352219" calcext:value-type="float">
            <text:p>791.878842352219</text:p>
          </table:table-cell>
        </table:table-row>
        <table:table-row table:style-name="ro1">
          <table:table-cell office:value-type="float" office:value="70.0947" calcext:value-type="float">
            <text:p>70.0947</text:p>
          </table:table-cell>
          <table:table-cell office:value-type="float" office:value="278.484" calcext:value-type="float">
            <text:p>278.484</text:p>
          </table:table-cell>
          <table:table-cell office:value-type="float" office:value="43.505" calcext:value-type="float">
            <text:p>43.505</text:p>
          </table:table-cell>
          <table:table-cell office:value-type="float" office:value="68.9142" calcext:value-type="float">
            <text:p>68.9142</text:p>
          </table:table-cell>
          <table:table-cell office:value-type="float" office:value="265.628" calcext:value-type="float">
            <text:p>265.628</text:p>
          </table:table-cell>
          <table:table-cell office:value-type="float" office:value="44.0958" calcext:value-type="float">
            <text:p>44.0958</text:p>
          </table:table-cell>
          <table:table-cell/>
          <table:table-cell table:formula="of:=([.D719]-[.A719])/0.0166667" office:value-type="float" office:value="-70.8298583402839" calcext:value-type="float">
            <text:p>-70.8298583402839</text:p>
          </table:table-cell>
          <table:table-cell table:formula="of:=ABS([.E719]-[.B719])/0.0166667" office:value-type="float" office:value="771.358457283085" calcext:value-type="float">
            <text:p>771.358457283085</text:p>
          </table:table-cell>
          <table:table-cell table:formula="of:=([.F719]-[.C719])/0.0166667" office:value-type="float" office:value="35.4479291041415" calcext:value-type="float">
            <text:p>35.4479291041415</text:p>
          </table:table-cell>
          <table:table-cell table:formula="of:=DEGREES(ATAN(ABS([.F719]-[.C719])/ABS([.E719]-[.B719])))" office:value-type="float" office:value="2.63118756963335" calcext:value-type="float">
            <text:p>2.63118756963335</text:p>
          </table:table-cell>
          <table:table-cell table:formula="of:=SQRT(POWER([.H719];2)+POWER([.I719];2)+POWER([.J719];2))" office:value-type="float" office:value="775.414272587511" calcext:value-type="float">
            <text:p>775.414272587511</text:p>
          </table:table-cell>
        </table:table-row>
        <table:table-row table:style-name="ro1">
          <table:table-cell office:value-type="float" office:value="70.5945" calcext:value-type="float">
            <text:p>70.5945</text:p>
          </table:table-cell>
          <table:table-cell office:value-type="float" office:value="278.652" calcext:value-type="float">
            <text:p>278.652</text:p>
          </table:table-cell>
          <table:table-cell office:value-type="float" office:value="42.9737" calcext:value-type="float">
            <text:p>42.9737</text:p>
          </table:table-cell>
          <table:table-cell office:value-type="float" office:value="69.3891" calcext:value-type="float">
            <text:p>69.3891</text:p>
          </table:table-cell>
          <table:table-cell office:value-type="float" office:value="267.11" calcext:value-type="float">
            <text:p>267.11</text:p>
          </table:table-cell>
          <table:table-cell office:value-type="float" office:value="43.1189" calcext:value-type="float">
            <text:p>43.1189</text:p>
          </table:table-cell>
          <table:table-cell/>
          <table:table-cell table:formula="of:=([.D720]-[.A720])/0.0166667" office:value-type="float" office:value="-72.3238553522891" calcext:value-type="float">
            <text:p>-72.3238553522891</text:p>
          </table:table-cell>
          <table:table-cell table:formula="of:=ABS([.E720]-[.B720])/0.0166667" office:value-type="float" office:value="692.518614962769" calcext:value-type="float">
            <text:p>692.518614962769</text:p>
          </table:table-cell>
          <table:table-cell table:formula="of:=([.F720]-[.C720])/0.0166667" office:value-type="float" office:value="8.71198257603458" calcext:value-type="float">
            <text:p>8.71198257603458</text:p>
          </table:table-cell>
          <table:table-cell table:formula="of:=DEGREES(ATAN(ABS([.F720]-[.C720])/ABS([.E720]-[.B720])))" office:value-type="float" office:value="0.720751027009392" calcext:value-type="float">
            <text:p>0.720751027009392</text:p>
          </table:table-cell>
          <table:table-cell table:formula="of:=SQRT(POWER([.H720];2)+POWER([.I720];2)+POWER([.J720];2))" office:value-type="float" office:value="696.339479538088" calcext:value-type="float">
            <text:p>696.339479538088</text:p>
          </table:table-cell>
        </table:table-row>
        <table:table-row table:style-name="ro1">
          <table:table-cell office:value-type="float" office:value="71.8566" calcext:value-type="float">
            <text:p>71.8566</text:p>
          </table:table-cell>
          <table:table-cell office:value-type="float" office:value="289.473" calcext:value-type="float">
            <text:p>289.473</text:p>
          </table:table-cell>
          <table:table-cell office:value-type="float" office:value="42.2583" calcext:value-type="float">
            <text:p>42.2583</text:p>
          </table:table-cell>
          <table:table-cell office:value-type="float" office:value="71.124" calcext:value-type="float">
            <text:p>71.124</text:p>
          </table:table-cell>
          <table:table-cell office:value-type="float" office:value="265.859" calcext:value-type="float">
            <text:p>265.859</text:p>
          </table:table-cell>
          <table:table-cell office:value-type="float" office:value="44.5242" calcext:value-type="float">
            <text:p>44.5242</text:p>
          </table:table-cell>
          <table:table-cell/>
          <table:table-cell table:formula="of:=([.D721]-[.A721])/0.0166667" office:value-type="float" office:value="-43.9559120881761" calcext:value-type="float">
            <text:p>-43.9559120881761</text:p>
          </table:table-cell>
          <table:table-cell table:formula="of:=ABS([.E721]-[.B721])/0.0166667" office:value-type="float" office:value="1416.83716632567" calcext:value-type="float">
            <text:p>1416.83716632567</text:p>
          </table:table-cell>
          <table:table-cell table:formula="of:=([.F721]-[.C721])/0.0166667" office:value-type="float" office:value="135.953728092544" calcext:value-type="float">
            <text:p>135.953728092544</text:p>
          </table:table-cell>
          <table:table-cell table:formula="of:=DEGREES(ATAN(ABS([.F721]-[.C721])/ABS([.E721]-[.B721])))" office:value-type="float" office:value="5.48108045862596" calcext:value-type="float">
            <text:p>5.48108045862596</text:p>
          </table:table-cell>
          <table:table-cell table:formula="of:=SQRT(POWER([.H721];2)+POWER([.I721];2)+POWER([.J721];2))" office:value-type="float" office:value="1424.02355818698" calcext:value-type="float">
            <text:p>1424.02355818698</text:p>
          </table:table-cell>
        </table:table-row>
        <table:table-row table:style-name="ro1">
          <table:table-cell office:value-type="float" office:value="71.3518" calcext:value-type="float">
            <text:p>71.3518</text:p>
          </table:table-cell>
          <table:table-cell office:value-type="float" office:value="282.554" calcext:value-type="float">
            <text:p>282.554</text:p>
          </table:table-cell>
          <table:table-cell office:value-type="float" office:value="43.352" calcext:value-type="float">
            <text:p>43.352</text:p>
          </table:table-cell>
          <table:table-cell office:value-type="float" office:value="70.373" calcext:value-type="float">
            <text:p>70.373</text:p>
          </table:table-cell>
          <table:table-cell office:value-type="float" office:value="270.754" calcext:value-type="float">
            <text:p>270.754</text:p>
          </table:table-cell>
          <table:table-cell office:value-type="float" office:value="44.2363" calcext:value-type="float">
            <text:p>44.2363</text:p>
          </table:table-cell>
          <table:table-cell/>
          <table:table-cell table:formula="of:=([.D722]-[.A722])/0.0166667" office:value-type="float" office:value="-58.7278825442345" calcext:value-type="float">
            <text:p>-58.7278825442345</text:p>
          </table:table-cell>
          <table:table-cell table:formula="of:=ABS([.E722]-[.B722])/0.0166667" office:value-type="float" office:value="707.998584002829" calcext:value-type="float">
            <text:p>707.998584002829</text:p>
          </table:table-cell>
          <table:table-cell table:formula="of:=([.F722]-[.C722])/0.0166667" office:value-type="float" office:value="53.0578938842124" calcext:value-type="float">
            <text:p>53.0578938842124</text:p>
          </table:table-cell>
          <table:table-cell table:formula="of:=DEGREES(ATAN(ABS([.F722]-[.C722])/ABS([.E722]-[.B722])))" office:value-type="float" office:value="4.28577342357776" calcext:value-type="float">
            <text:p>4.28577342357776</text:p>
          </table:table-cell>
          <table:table-cell table:formula="of:=SQRT(POWER([.H722];2)+POWER([.I722];2)+POWER([.J722];2))" office:value-type="float" office:value="712.408660279737" calcext:value-type="float">
            <text:p>712.408660279737</text:p>
          </table:table-cell>
        </table:table-row>
        <table:table-row table:style-name="ro1">
          <table:table-cell office:value-type="float" office:value="71.0948" calcext:value-type="float">
            <text:p>71.0948</text:p>
          </table:table-cell>
          <table:table-cell office:value-type="float" office:value="281.349" calcext:value-type="float">
            <text:p>281.349</text:p>
          </table:table-cell>
          <table:table-cell office:value-type="float" office:value="42.79" calcext:value-type="float">
            <text:p>42.79</text:p>
          </table:table-cell>
          <table:table-cell office:value-type="float" office:value="70.1237" calcext:value-type="float">
            <text:p>70.1237</text:p>
          </table:table-cell>
          <table:table-cell office:value-type="float" office:value="268.44" calcext:value-type="float">
            <text:p>268.44</text:p>
          </table:table-cell>
          <table:table-cell office:value-type="float" office:value="43.1395" calcext:value-type="float">
            <text:p>43.1395</text:p>
          </table:table-cell>
          <table:table-cell/>
          <table:table-cell table:formula="of:=([.D723]-[.A723])/0.0166667" office:value-type="float" office:value="-58.2658834682335" calcext:value-type="float">
            <text:p>-58.2658834682335</text:p>
          </table:table-cell>
          <table:table-cell table:formula="of:=ABS([.E723]-[.B723])/0.0166667" office:value-type="float" office:value="774.538450923098" calcext:value-type="float">
            <text:p>774.538450923098</text:p>
          </table:table-cell>
          <table:table-cell table:formula="of:=([.F723]-[.C723])/0.0166667" office:value-type="float" office:value="20.9699580600838" calcext:value-type="float">
            <text:p>20.9699580600838</text:p>
          </table:table-cell>
          <table:table-cell table:formula="of:=DEGREES(ATAN(ABS([.F723]-[.C723])/ABS([.E723]-[.B723])))" office:value-type="float" office:value="1.55085477478742" calcext:value-type="float">
            <text:p>1.55085477478742</text:p>
          </table:table-cell>
          <table:table-cell table:formula="of:=SQRT(POWER([.H723];2)+POWER([.I723];2)+POWER([.J723];2))" office:value-type="float" office:value="777.009951207658" calcext:value-type="float">
            <text:p>777.009951207658</text:p>
          </table:table-cell>
        </table:table-row>
        <table:table-row table:style-name="ro1">
          <table:table-cell office:value-type="float" office:value="71.6048" calcext:value-type="float">
            <text:p>71.6048</text:p>
          </table:table-cell>
          <table:table-cell office:value-type="float" office:value="285.258" calcext:value-type="float">
            <text:p>285.258</text:p>
          </table:table-cell>
          <table:table-cell office:value-type="float" office:value="43.1774" calcext:value-type="float">
            <text:p>43.1774</text:p>
          </table:table-cell>
          <table:table-cell office:value-type="float" office:value="70.865" calcext:value-type="float">
            <text:p>70.865</text:p>
          </table:table-cell>
          <table:table-cell office:value-type="float" office:value="272.111" calcext:value-type="float">
            <text:p>272.111</text:p>
          </table:table-cell>
          <table:table-cell office:value-type="float" office:value="44.0151" calcext:value-type="float">
            <text:p>44.0151</text:p>
          </table:table-cell>
          <table:table-cell/>
          <table:table-cell table:formula="of:=([.D724]-[.A724])/0.0166667" office:value-type="float" office:value="-44.3879112241777" calcext:value-type="float">
            <text:p>-44.3879112241777</text:p>
          </table:table-cell>
          <table:table-cell table:formula="of:=ABS([.E724]-[.B724])/0.0166667" office:value-type="float" office:value="788.818422363155" calcext:value-type="float">
            <text:p>788.818422363155</text:p>
          </table:table-cell>
          <table:table-cell table:formula="of:=([.F724]-[.C724])/0.0166667" office:value-type="float" office:value="50.2618994762009" calcext:value-type="float">
            <text:p>50.2618994762009</text:p>
          </table:table-cell>
          <table:table-cell table:formula="of:=DEGREES(ATAN(ABS([.F724]-[.C724])/ABS([.E724]-[.B724])))" office:value-type="float" office:value="3.64584141776624" calcext:value-type="float">
            <text:p>3.64584141776624</text:p>
          </table:table-cell>
          <table:table-cell table:formula="of:=SQRT(POWER([.H724];2)+POWER([.I724];2)+POWER([.J724];2))" office:value-type="float" office:value="791.663469323486" calcext:value-type="float">
            <text:p>791.663469323486</text:p>
          </table:table-cell>
        </table:table-row>
        <table:table-row table:style-name="ro1">
          <table:table-cell office:value-type="float" office:value="71.859" calcext:value-type="float">
            <text:p>71.859</text:p>
          </table:table-cell>
          <table:table-cell office:value-type="float" office:value="288.029" calcext:value-type="float">
            <text:p>288.029</text:p>
          </table:table-cell>
          <table:table-cell office:value-type="float" office:value="42.7404" calcext:value-type="float">
            <text:p>42.7404</text:p>
          </table:table-cell>
          <table:table-cell office:value-type="float" office:value="71.3578" calcext:value-type="float">
            <text:p>71.3578</text:p>
          </table:table-cell>
          <table:table-cell office:value-type="float" office:value="274.779" calcext:value-type="float">
            <text:p>274.779</text:p>
          </table:table-cell>
          <table:table-cell office:value-type="float" office:value="43.5846" calcext:value-type="float">
            <text:p>43.5846</text:p>
          </table:table-cell>
          <table:table-cell/>
          <table:table-cell table:formula="of:=([.D725]-[.A725])/0.0166667" office:value-type="float" office:value="-30.0719398561201" calcext:value-type="float">
            <text:p>-30.0719398561201</text:p>
          </table:table-cell>
          <table:table-cell table:formula="of:=ABS([.E725]-[.B725])/0.0166667" office:value-type="float" office:value="794.99841000318" calcext:value-type="float">
            <text:p>794.99841000318</text:p>
          </table:table-cell>
          <table:table-cell table:formula="of:=([.F725]-[.C725])/0.0166667" office:value-type="float" office:value="50.6518986962027" calcext:value-type="float">
            <text:p>50.6518986962027</text:p>
          </table:table-cell>
          <table:table-cell table:formula="of:=DEGREES(ATAN(ABS([.F725]-[.C725])/ABS([.E725]-[.B725])))" office:value-type="float" office:value="3.64557031056872" calcext:value-type="float">
            <text:p>3.64557031056872</text:p>
          </table:table-cell>
          <table:table-cell table:formula="of:=SQRT(POWER([.H725];2)+POWER([.I725];2)+POWER([.J725];2))" office:value-type="float" office:value="797.17777710861" calcext:value-type="float">
            <text:p>797.17777710861</text:p>
          </table:table-cell>
        </table:table-row>
        <table:table-row table:style-name="ro1">
          <table:table-cell office:value-type="float" office:value="72.1145" calcext:value-type="float">
            <text:p>72.1145</text:p>
          </table:table-cell>
          <table:table-cell office:value-type="float" office:value="282.645" calcext:value-type="float">
            <text:p>282.645</text:p>
          </table:table-cell>
          <table:table-cell office:value-type="float" office:value="43.3306" calcext:value-type="float">
            <text:p>43.3306</text:p>
          </table:table-cell>
          <table:table-cell office:value-type="float" office:value="71.6102" calcext:value-type="float">
            <text:p>71.6102</text:p>
          </table:table-cell>
          <table:table-cell office:value-type="float" office:value="269.72" calcext:value-type="float">
            <text:p>269.72</text:p>
          </table:table-cell>
          <table:table-cell office:value-type="float" office:value="43.8992" calcext:value-type="float">
            <text:p>43.8992</text:p>
          </table:table-cell>
          <table:table-cell/>
          <table:table-cell table:formula="of:=([.D726]-[.A726])/0.0166667" office:value-type="float" office:value="-30.2579394841211" calcext:value-type="float">
            <text:p>-30.2579394841211</text:p>
          </table:table-cell>
          <table:table-cell table:formula="of:=ABS([.E726]-[.B726])/0.0166667" office:value-type="float" office:value="775.498449003099" calcext:value-type="float">
            <text:p>775.498449003099</text:p>
          </table:table-cell>
          <table:table-cell table:formula="of:=([.F726]-[.C726])/0.0166667" office:value-type="float" office:value="34.1159317681367" calcext:value-type="float">
            <text:p>34.1159317681367</text:p>
          </table:table-cell>
          <table:table-cell table:formula="of:=DEGREES(ATAN(ABS([.F726]-[.C726])/ABS([.E726]-[.B726])))" office:value-type="float" office:value="2.5189468533831" calcext:value-type="float">
            <text:p>2.5189468533831</text:p>
          </table:table-cell>
          <table:table-cell table:formula="of:=SQRT(POWER([.H726];2)+POWER([.I726];2)+POWER([.J726];2))" office:value-type="float" office:value="776.838003774561" calcext:value-type="float">
            <text:p>776.838003774561</text:p>
          </table:table-cell>
        </table:table-row>
        <table:table-row table:style-name="ro1">
          <table:table-cell office:value-type="float" office:value="71.3492" calcext:value-type="float">
            <text:p>71.3492</text:p>
          </table:table-cell>
          <table:table-cell office:value-type="float" office:value="285.213" calcext:value-type="float">
            <text:p>285.213</text:p>
          </table:table-cell>
          <table:table-cell office:value-type="float" office:value="43.1868" calcext:value-type="float">
            <text:p>43.1868</text:p>
          </table:table-cell>
          <table:table-cell office:value-type="float" office:value="70.1159" calcext:value-type="float">
            <text:p>70.1159</text:p>
          </table:table-cell>
          <table:table-cell office:value-type="float" office:value="273.264" calcext:value-type="float">
            <text:p>273.264</text:p>
          </table:table-cell>
          <table:table-cell office:value-type="float" office:value="44.0851" calcext:value-type="float">
            <text:p>44.0851</text:p>
          </table:table-cell>
          <table:table-cell/>
          <table:table-cell table:formula="of:=([.D727]-[.A727])/0.0166667" office:value-type="float" office:value="-73.997852004296" calcext:value-type="float">
            <text:p>-73.997852004296</text:p>
          </table:table-cell>
          <table:table-cell table:formula="of:=ABS([.E727]-[.B727])/0.0166667" office:value-type="float" office:value="716.938566122869" calcext:value-type="float">
            <text:p>716.938566122869</text:p>
          </table:table-cell>
          <table:table-cell table:formula="of:=([.F727]-[.C727])/0.0166667" office:value-type="float" office:value="53.8978922042155" calcext:value-type="float">
            <text:p>53.8978922042155</text:p>
          </table:table-cell>
          <table:table-cell table:formula="of:=DEGREES(ATAN(ABS([.F727]-[.C727])/ABS([.E727]-[.B727])))" office:value-type="float" office:value="4.2992856320741" calcext:value-type="float">
            <text:p>4.2992856320741</text:p>
          </table:table-cell>
          <table:table-cell table:formula="of:=SQRT(POWER([.H727];2)+POWER([.I727];2)+POWER([.J727];2))" office:value-type="float" office:value="722.759692068963" calcext:value-type="float">
            <text:p>722.759692068963</text:p>
          </table:table-cell>
        </table:table-row>
        <table:table-row table:style-name="ro1">
          <table:table-cell office:value-type="float" office:value="71.8619" calcext:value-type="float">
            <text:p>71.8619</text:p>
          </table:table-cell>
          <table:table-cell office:value-type="float" office:value="282.562" calcext:value-type="float">
            <text:p>282.562</text:p>
          </table:table-cell>
          <table:table-cell office:value-type="float" office:value="43.5978" calcext:value-type="float">
            <text:p>43.5978</text:p>
          </table:table-cell>
          <table:table-cell office:value-type="float" office:value="71.1211" calcext:value-type="float">
            <text:p>71.1211</text:p>
          </table:table-cell>
          <table:table-cell office:value-type="float" office:value="269.521" calcext:value-type="float">
            <text:p>269.521</text:p>
          </table:table-cell>
          <table:table-cell office:value-type="float" office:value="44.6711" calcext:value-type="float">
            <text:p>44.6711</text:p>
          </table:table-cell>
          <table:table-cell/>
          <table:table-cell table:formula="of:=([.D728]-[.A728])/0.0166667" office:value-type="float" office:value="-44.4479111041782" calcext:value-type="float">
            <text:p>-44.4479111041782</text:p>
          </table:table-cell>
          <table:table-cell table:formula="of:=ABS([.E728]-[.B728])/0.0166667" office:value-type="float" office:value="782.45843508313" calcext:value-type="float">
            <text:p>782.45843508313</text:p>
          </table:table-cell>
          <table:table-cell table:formula="of:=([.F728]-[.C728])/0.0166667" office:value-type="float" office:value="64.3978712042578" calcext:value-type="float">
            <text:p>64.3978712042578</text:p>
          </table:table-cell>
          <table:table-cell table:formula="of:=DEGREES(ATAN(ABS([.F728]-[.C728])/ABS([.E728]-[.B728])))" office:value-type="float" office:value="4.70495151224759" calcext:value-type="float">
            <text:p>4.70495151224759</text:p>
          </table:table-cell>
          <table:table-cell table:formula="of:=SQRT(POWER([.H728];2)+POWER([.I728];2)+POWER([.J728];2))" office:value-type="float" office:value="786.361179897574" calcext:value-type="float">
            <text:p>786.361179897574</text:p>
          </table:table-cell>
        </table:table-row>
        <table:table-row table:style-name="ro1">
          <table:table-cell office:value-type="float" office:value="71.8581" calcext:value-type="float">
            <text:p>71.8581</text:p>
          </table:table-cell>
          <table:table-cell office:value-type="float" office:value="286.713" calcext:value-type="float">
            <text:p>286.713</text:p>
          </table:table-cell>
          <table:table-cell office:value-type="float" office:value="42.6927" calcext:value-type="float">
            <text:p>42.6927</text:p>
          </table:table-cell>
          <table:table-cell office:value-type="float" office:value="71.3589" calcext:value-type="float">
            <text:p>71.3589</text:p>
          </table:table-cell>
          <table:table-cell office:value-type="float" office:value="271.025" calcext:value-type="float">
            <text:p>271.025</text:p>
          </table:table-cell>
          <table:table-cell office:value-type="float" office:value="43.4458" calcext:value-type="float">
            <text:p>43.4458</text:p>
          </table:table-cell>
          <table:table-cell/>
          <table:table-cell table:formula="of:=([.D729]-[.A729])/0.0166667" office:value-type="float" office:value="-29.9519400961191" calcext:value-type="float">
            <text:p>-29.9519400961191</text:p>
          </table:table-cell>
          <table:table-cell table:formula="of:=ABS([.E729]-[.B729])/0.0166667" office:value-type="float" office:value="941.278117443768" calcext:value-type="float">
            <text:p>941.278117443768</text:p>
          </table:table-cell>
          <table:table-cell table:formula="of:=([.F729]-[.C729])/0.0166667" office:value-type="float" office:value="45.1859096281805" calcext:value-type="float">
            <text:p>45.1859096281805</text:p>
          </table:table-cell>
          <table:table-cell table:formula="of:=DEGREES(ATAN(ABS([.F729]-[.C729])/ABS([.E729]-[.B729])))" office:value-type="float" office:value="2.74836510946328" calcext:value-type="float">
            <text:p>2.74836510946328</text:p>
          </table:table-cell>
          <table:table-cell table:formula="of:=SQRT(POWER([.H729];2)+POWER([.I729];2)+POWER([.J729];2))" office:value-type="float" office:value="942.837939161833" calcext:value-type="float">
            <text:p>942.837939161833</text:p>
          </table:table-cell>
        </table:table-row>
        <table:table-row table:style-name="ro1">
          <table:table-cell office:value-type="float" office:value="71.345" calcext:value-type="float">
            <text:p>71.345</text:p>
          </table:table-cell>
          <table:table-cell office:value-type="float" office:value="286.652" calcext:value-type="float">
            <text:p>286.652</text:p>
          </table:table-cell>
          <table:table-cell office:value-type="float" office:value="42.7072" calcext:value-type="float">
            <text:p>42.7072</text:p>
          </table:table-cell>
          <table:table-cell office:value-type="float" office:value="70.3587" calcext:value-type="float">
            <text:p>70.3587</text:p>
          </table:table-cell>
          <table:table-cell office:value-type="float" office:value="273.443" calcext:value-type="float">
            <text:p>273.443</text:p>
          </table:table-cell>
          <table:table-cell office:value-type="float" office:value="43.3126" calcext:value-type="float">
            <text:p>43.3126</text:p>
          </table:table-cell>
          <table:table-cell/>
          <table:table-cell table:formula="of:=([.D730]-[.A730])/0.0166667" office:value-type="float" office:value="-59.1778816442367" calcext:value-type="float">
            <text:p>-59.1778816442367</text:p>
          </table:table-cell>
          <table:table-cell table:formula="of:=ABS([.E730]-[.B730])/0.0166667" office:value-type="float" office:value="792.53841492317" calcext:value-type="float">
            <text:p>792.53841492317</text:p>
          </table:table-cell>
          <table:table-cell table:formula="of:=([.F730]-[.C730])/0.0166667" office:value-type="float" office:value="36.3239273521455" calcext:value-type="float">
            <text:p>36.3239273521455</text:p>
          </table:table-cell>
          <table:table-cell table:formula="of:=DEGREES(ATAN(ABS([.F730]-[.C730])/ABS([.E730]-[.B730])))" office:value-type="float" office:value="2.62416592104294" calcext:value-type="float">
            <text:p>2.62416592104294</text:p>
          </table:table-cell>
          <table:table-cell table:formula="of:=SQRT(POWER([.H730];2)+POWER([.I730];2)+POWER([.J730];2))" office:value-type="float" office:value="795.574376474704" calcext:value-type="float">
            <text:p>795.574376474704</text:p>
          </table:table-cell>
        </table:table-row>
        <table:table-row table:style-name="ro1">
          <table:table-cell office:value-type="float" office:value="70.8504" calcext:value-type="float">
            <text:p>70.8504</text:p>
          </table:table-cell>
          <table:table-cell office:value-type="float" office:value="277.354" calcext:value-type="float">
            <text:p>277.354</text:p>
          </table:table-cell>
          <table:table-cell office:value-type="float" office:value="43.1785" calcext:value-type="float">
            <text:p>43.1785</text:p>
          </table:table-cell>
          <table:table-cell office:value-type="float" office:value="69.8962" calcext:value-type="float">
            <text:p>69.8962</text:p>
          </table:table-cell>
          <table:table-cell office:value-type="float" office:value="264.6" calcext:value-type="float">
            <text:p>264.6</text:p>
          </table:table-cell>
          <table:table-cell office:value-type="float" office:value="43.7673" calcext:value-type="float">
            <text:p>43.7673</text:p>
          </table:table-cell>
          <table:table-cell/>
          <table:table-cell table:formula="of:=([.D731]-[.A731])/0.0166667" office:value-type="float" office:value="-57.251885496229" calcext:value-type="float">
            <text:p>-57.251885496229</text:p>
          </table:table-cell>
          <table:table-cell table:formula="of:=ABS([.E731]-[.B731])/0.0166667" office:value-type="float" office:value="765.238469523059" calcext:value-type="float">
            <text:p>765.238469523059</text:p>
          </table:table-cell>
          <table:table-cell table:formula="of:=([.F731]-[.C731])/0.0166667" office:value-type="float" office:value="35.3279293441413" calcext:value-type="float">
            <text:p>35.3279293441413</text:p>
          </table:table-cell>
          <table:table-cell table:formula="of:=DEGREES(ATAN(ABS([.F731]-[.C731])/ABS([.E731]-[.B731])))" office:value-type="float" office:value="2.6432349595332" calcext:value-type="float">
            <text:p>2.6432349595332</text:p>
          </table:table-cell>
          <table:table-cell table:formula="of:=SQRT(POWER([.H731];2)+POWER([.I731];2)+POWER([.J731];2))" office:value-type="float" office:value="768.189921974124" calcext:value-type="float">
            <text:p>768.189921974124</text:p>
          </table:table-cell>
        </table:table-row>
        <table:table-row table:style-name="ro1">
          <table:table-cell office:value-type="float" office:value="71.0953" calcext:value-type="float">
            <text:p>71.0953</text:p>
          </table:table-cell>
          <table:table-cell office:value-type="float" office:value="276.327" calcext:value-type="float">
            <text:p>276.327</text:p>
          </table:table-cell>
          <table:table-cell office:value-type="float" office:value="42.0946" calcext:value-type="float">
            <text:p>42.0946</text:p>
          </table:table-cell>
          <table:table-cell office:value-type="float" office:value="70.3778" calcext:value-type="float">
            <text:p>70.3778</text:p>
          </table:table-cell>
          <table:table-cell office:value-type="float" office:value="263.696" calcext:value-type="float">
            <text:p>263.696</text:p>
          </table:table-cell>
          <table:table-cell office:value-type="float" office:value="42.4539" calcext:value-type="float">
            <text:p>42.4539</text:p>
          </table:table-cell>
          <table:table-cell/>
          <table:table-cell table:formula="of:=([.D732]-[.A732])/0.0166667" office:value-type="float" office:value="-43.0499139001723" calcext:value-type="float">
            <text:p>-43.0499139001723</text:p>
          </table:table-cell>
          <table:table-cell table:formula="of:=ABS([.E732]-[.B732])/0.0166667" office:value-type="float" office:value="757.85848428303" calcext:value-type="float">
            <text:p>757.85848428303</text:p>
          </table:table-cell>
          <table:table-cell table:formula="of:=([.F732]-[.C732])/0.0166667" office:value-type="float" office:value="21.5579568840861" calcext:value-type="float">
            <text:p>21.5579568840861</text:p>
          </table:table-cell>
          <table:table-cell table:formula="of:=DEGREES(ATAN(ABS([.F732]-[.C732])/ABS([.E732]-[.B732])))" office:value-type="float" office:value="1.62938988665439" calcext:value-type="float">
            <text:p>1.62938988665439</text:p>
          </table:table-cell>
          <table:table-cell table:formula="of:=SQRT(POWER([.H732];2)+POWER([.I732];2)+POWER([.J732];2))" office:value-type="float" office:value="759.38628035513" calcext:value-type="float">
            <text:p>759.38628035513</text:p>
          </table:table-cell>
        </table:table-row>
        <table:table-row table:style-name="ro1">
          <table:table-cell office:value-type="float" office:value="71.5873" calcext:value-type="float">
            <text:p>71.5873</text:p>
          </table:table-cell>
          <table:table-cell office:value-type="float" office:value="287.13" calcext:value-type="float">
            <text:p>287.13</text:p>
          </table:table-cell>
          <table:table-cell office:value-type="float" office:value="40.5913" calcext:value-type="float">
            <text:p>40.5913</text:p>
          </table:table-cell>
          <table:table-cell office:value-type="float" office:value="70.8376" calcext:value-type="float">
            <text:p>70.8376</text:p>
          </table:table-cell>
          <table:table-cell office:value-type="float" office:value="274.015" calcext:value-type="float">
            <text:p>274.015</text:p>
          </table:table-cell>
          <table:table-cell office:value-type="float" office:value="40.7339" calcext:value-type="float">
            <text:p>40.7339</text:p>
          </table:table-cell>
          <table:table-cell/>
          <table:table-cell table:formula="of:=([.D733]-[.A733])/0.0166667" office:value-type="float" office:value="-44.9819100361802" calcext:value-type="float">
            <text:p>-44.9819100361802</text:p>
          </table:table-cell>
          <table:table-cell table:formula="of:=ABS([.E733]-[.B733])/0.0166667" office:value-type="float" office:value="786.898426203148" calcext:value-type="float">
            <text:p>786.898426203148</text:p>
          </table:table-cell>
          <table:table-cell table:formula="of:=([.F733]-[.C733])/0.0166667" office:value-type="float" office:value="8.55598288803432" calcext:value-type="float">
            <text:p>8.55598288803432</text:p>
          </table:table-cell>
          <table:table-cell table:formula="of:=DEGREES(ATAN(ABS([.F733]-[.C733])/ABS([.E733]-[.B733])))" office:value-type="float" office:value="0.622955105261439" calcext:value-type="float">
            <text:p>0.622955105261439</text:p>
          </table:table-cell>
          <table:table-cell table:formula="of:=SQRT(POWER([.H733];2)+POWER([.I733];2)+POWER([.J733];2))" office:value-type="float" office:value="788.229478156377" calcext:value-type="float">
            <text:p>788.229478156377</text:p>
          </table:table-cell>
        </table:table-row>
        <table:table-row table:style-name="ro1">
          <table:table-cell office:value-type="float" office:value="71.3324" calcext:value-type="float">
            <text:p>71.3324</text:p>
          </table:table-cell>
          <table:table-cell office:value-type="float" office:value="285.73" calcext:value-type="float">
            <text:p>285.73</text:p>
          </table:table-cell>
          <table:table-cell office:value-type="float" office:value="40.8202" calcext:value-type="float">
            <text:p>40.8202</text:p>
          </table:table-cell>
          <table:table-cell office:value-type="float" office:value="69.8256" calcext:value-type="float">
            <text:p>69.8256</text:p>
          </table:table-cell>
          <table:table-cell office:value-type="float" office:value="275.302" calcext:value-type="float">
            <text:p>275.302</text:p>
          </table:table-cell>
          <table:table-cell office:value-type="float" office:value="40.0302" calcext:value-type="float">
            <text:p>40.0302</text:p>
          </table:table-cell>
          <table:table-cell/>
          <table:table-cell table:formula="of:=([.D734]-[.A734])/0.0166667" office:value-type="float" office:value="-90.4078191843624" calcext:value-type="float">
            <text:p>-90.4078191843624</text:p>
          </table:table-cell>
          <table:table-cell table:formula="of:=ABS([.E734]-[.B734])/0.0166667" office:value-type="float" office:value="625.678748642503" calcext:value-type="float">
            <text:p>625.678748642503</text:p>
          </table:table-cell>
          <table:table-cell table:formula="of:=([.F734]-[.C734])/0.0166667" office:value-type="float" office:value="-47.3999052001896" calcext:value-type="float">
            <text:p>-47.3999052001896</text:p>
          </table:table-cell>
          <table:table-cell table:formula="of:=DEGREES(ATAN(ABS([.F734]-[.C734])/ABS([.E734]-[.B734])))" office:value-type="float" office:value="4.33231398318851" calcext:value-type="float">
            <text:p>4.33231398318851</text:p>
          </table:table-cell>
          <table:table-cell table:formula="of:=SQRT(POWER([.H734];2)+POWER([.I734];2)+POWER([.J734];2))" office:value-type="float" office:value="633.951276744126" calcext:value-type="float">
            <text:p>633.951276744126</text:p>
          </table:table-cell>
        </table:table-row>
        <table:table-row table:style-name="ro1">
          <table:table-cell office:value-type="float" office:value="71.8454" calcext:value-type="float">
            <text:p>71.8454</text:p>
          </table:table-cell>
          <table:table-cell office:value-type="float" office:value="288.489" calcext:value-type="float">
            <text:p>288.489</text:p>
          </table:table-cell>
          <table:table-cell office:value-type="float" office:value="40.6247" calcext:value-type="float">
            <text:p>40.6247</text:p>
          </table:table-cell>
          <table:table-cell office:value-type="float" office:value="71.0897" calcext:value-type="float">
            <text:p>71.0897</text:p>
          </table:table-cell>
          <table:table-cell office:value-type="float" office:value="274.001" calcext:value-type="float">
            <text:p>274.001</text:p>
          </table:table-cell>
          <table:table-cell office:value-type="float" office:value="40.9826" calcext:value-type="float">
            <text:p>40.9826</text:p>
          </table:table-cell>
          <table:table-cell/>
          <table:table-cell table:formula="of:=([.D735]-[.A735])/0.0166667" office:value-type="float" office:value="-45.3419093161816" calcext:value-type="float">
            <text:p>-45.3419093161816</text:p>
          </table:table-cell>
          <table:table-cell table:formula="of:=ABS([.E735]-[.B735])/0.0166667" office:value-type="float" office:value="869.278261443477" calcext:value-type="float">
            <text:p>869.278261443477</text:p>
          </table:table-cell>
          <table:table-cell table:formula="of:=([.F735]-[.C735])/0.0166667" office:value-type="float" office:value="21.4739570520859" calcext:value-type="float">
            <text:p>21.4739570520859</text:p>
          </table:table-cell>
          <table:table-cell table:formula="of:=DEGREES(ATAN(ABS([.F735]-[.C735])/ABS([.E735]-[.B735])))" office:value-type="float" office:value="1.41510144477686" calcext:value-type="float">
            <text:p>1.41510144477686</text:p>
          </table:table-cell>
          <table:table-cell table:formula="of:=SQRT(POWER([.H735];2)+POWER([.I735];2)+POWER([.J735];2))" office:value-type="float" office:value="870.724821852522" calcext:value-type="float">
            <text:p>870.724821852522</text:p>
          </table:table-cell>
        </table:table-row>
        <table:table-row table:style-name="ro1">
          <table:table-cell office:value-type="float" office:value="72.1001" calcext:value-type="float">
            <text:p>72.1001</text:p>
          </table:table-cell>
          <table:table-cell office:value-type="float" office:value="287.242" calcext:value-type="float">
            <text:p>287.242</text:p>
          </table:table-cell>
          <table:table-cell office:value-type="float" office:value="40.3129" calcext:value-type="float">
            <text:p>40.3129</text:p>
          </table:table-cell>
          <table:table-cell office:value-type="float" office:value="71.3362" calcext:value-type="float">
            <text:p>71.3362</text:p>
          </table:table-cell>
          <table:table-cell office:value-type="float" office:value="274.139" calcext:value-type="float">
            <text:p>274.139</text:p>
          </table:table-cell>
          <table:table-cell office:value-type="float" office:value="40.4597" calcext:value-type="float">
            <text:p>40.4597</text:p>
          </table:table-cell>
          <table:table-cell/>
          <table:table-cell table:formula="of:=([.D736]-[.A736])/0.0166667" office:value-type="float" office:value="-45.8339083321829" calcext:value-type="float">
            <text:p>-45.8339083321829</text:p>
          </table:table-cell>
          <table:table-cell table:formula="of:=ABS([.E736]-[.B736])/0.0166667" office:value-type="float" office:value="786.178427643145" calcext:value-type="float">
            <text:p>786.178427643145</text:p>
          </table:table-cell>
          <table:table-cell table:formula="of:=([.F736]-[.C736])/0.0166667" office:value-type="float" office:value="8.80798238403517" calcext:value-type="float">
            <text:p>8.80798238403517</text:p>
          </table:table-cell>
          <table:table-cell table:formula="of:=DEGREES(ATAN(ABS([.F736]-[.C736])/ABS([.E736]-[.B736])))" office:value-type="float" office:value="0.641888769273552" calcext:value-type="float">
            <text:p>0.641888769273552</text:p>
          </table:table-cell>
          <table:table-cell table:formula="of:=SQRT(POWER([.H736];2)+POWER([.I736];2)+POWER([.J736];2))" office:value-type="float" office:value="787.562599288545" calcext:value-type="float">
            <text:p>787.562599288545</text:p>
          </table:table-cell>
        </table:table-row>
        <table:table-row table:style-name="ro1">
          <table:table-cell office:value-type="float" office:value="70.3293" calcext:value-type="float">
            <text:p>70.3293</text:p>
          </table:table-cell>
          <table:table-cell office:value-type="float" office:value="278.939" calcext:value-type="float">
            <text:p>278.939</text:p>
          </table:table-cell>
          <table:table-cell office:value-type="float" office:value="41.427" calcext:value-type="float">
            <text:p>41.427</text:p>
          </table:table-cell>
          <table:table-cell office:value-type="float" office:value="69.38" calcext:value-type="float">
            <text:p>69.38</text:p>
          </table:table-cell>
          <table:table-cell office:value-type="float" office:value="266.175" calcext:value-type="float">
            <text:p>266.175</text:p>
          </table:table-cell>
          <table:table-cell office:value-type="float" office:value="41.5621" calcext:value-type="float">
            <text:p>41.5621</text:p>
          </table:table-cell>
          <table:table-cell/>
          <table:table-cell table:formula="of:=([.D737]-[.A737])/0.0166667" office:value-type="float" office:value="-56.9578860842283" calcext:value-type="float">
            <text:p>-56.9578860842283</text:p>
          </table:table-cell>
          <table:table-cell table:formula="of:=ABS([.E737]-[.B737])/0.0166667" office:value-type="float" office:value="765.838468323064" calcext:value-type="float">
            <text:p>765.838468323064</text:p>
          </table:table-cell>
          <table:table-cell table:formula="of:=([.F737]-[.C737])/0.0166667" office:value-type="float" office:value="8.1059837880325" calcext:value-type="float">
            <text:p>8.1059837880325</text:p>
          </table:table-cell>
          <table:table-cell table:formula="of:=DEGREES(ATAN(ABS([.F737]-[.C737])/ABS([.E737]-[.B737])))" office:value-type="float" office:value="0.606422028185709" calcext:value-type="float">
            <text:p>0.606422028185709</text:p>
          </table:table-cell>
          <table:table-cell table:formula="of:=SQRT(POWER([.H737];2)+POWER([.I737];2)+POWER([.J737];2))" office:value-type="float" office:value="767.996397988801" calcext:value-type="float">
            <text:p>767.996397988801</text:p>
          </table:table-cell>
        </table:table-row>
        <table:table-row table:style-name="ro1">
          <table:table-cell office:value-type="float" office:value="71.3319" calcext:value-type="float">
            <text:p>71.3319</text:p>
          </table:table-cell>
          <table:table-cell office:value-type="float" office:value="281.858" calcext:value-type="float">
            <text:p>281.858</text:p>
          </table:table-cell>
          <table:table-cell office:value-type="float" office:value="40.4367" calcext:value-type="float">
            <text:p>40.4367</text:p>
          </table:table-cell>
          <table:table-cell office:value-type="float" office:value="70.3419" calcext:value-type="float">
            <text:p>70.3419</text:p>
          </table:table-cell>
          <table:table-cell office:value-type="float" office:value="270.296" calcext:value-type="float">
            <text:p>270.296</text:p>
          </table:table-cell>
          <table:table-cell office:value-type="float" office:value="40.1222" calcext:value-type="float">
            <text:p>40.1222</text:p>
          </table:table-cell>
          <table:table-cell/>
          <table:table-cell table:formula="of:=([.D738]-[.A738])/0.0166667" office:value-type="float" office:value="-59.3998812002381" calcext:value-type="float">
            <text:p>-59.3998812002381</text:p>
          </table:table-cell>
          <table:table-cell table:formula="of:=ABS([.E738]-[.B738])/0.0166667" office:value-type="float" office:value="693.718612562776" calcext:value-type="float">
            <text:p>693.718612562776</text:p>
          </table:table-cell>
          <table:table-cell table:formula="of:=([.F738]-[.C738])/0.0166667" office:value-type="float" office:value="-18.8699622600756" calcext:value-type="float">
            <text:p>-18.8699622600756</text:p>
          </table:table-cell>
          <table:table-cell table:formula="of:=DEGREES(ATAN(ABS([.F738]-[.C738])/ABS([.E738]-[.B738])))" office:value-type="float" office:value="1.55812838521905" calcext:value-type="float">
            <text:p>1.55812838521905</text:p>
          </table:table-cell>
          <table:table-cell table:formula="of:=SQRT(POWER([.H738];2)+POWER([.I738];2)+POWER([.J738];2))" office:value-type="float" office:value="696.512695346123" calcext:value-type="float">
            <text:p>696.512695346123</text:p>
          </table:table-cell>
        </table:table-row>
        <table:table-row table:style-name="ro1">
          <table:table-cell office:value-type="float" office:value="71.8434" calcext:value-type="float">
            <text:p>71.8434</text:p>
          </table:table-cell>
          <table:table-cell office:value-type="float" office:value="283.167" calcext:value-type="float">
            <text:p>283.167</text:p>
          </table:table-cell>
          <table:table-cell office:value-type="float" office:value="40.7238" calcext:value-type="float">
            <text:p>40.7238</text:p>
          </table:table-cell>
          <table:table-cell office:value-type="float" office:value="71.0929" calcext:value-type="float">
            <text:p>71.0929</text:p>
          </table:table-cell>
          <table:table-cell office:value-type="float" office:value="270.252" calcext:value-type="float">
            <text:p>270.252</text:p>
          </table:table-cell>
          <table:table-cell office:value-type="float" office:value="40.8637" calcext:value-type="float">
            <text:p>40.8637</text:p>
          </table:table-cell>
          <table:table-cell/>
          <table:table-cell table:formula="of:=([.D739]-[.A739])/0.0166667" office:value-type="float" office:value="-45.0299099401803" calcext:value-type="float">
            <text:p>-45.0299099401803</text:p>
          </table:table-cell>
          <table:table-cell table:formula="of:=ABS([.E739]-[.B739])/0.0166667" office:value-type="float" office:value="774.898450203098" calcext:value-type="float">
            <text:p>774.898450203098</text:p>
          </table:table-cell>
          <table:table-cell table:formula="of:=([.F739]-[.C739])/0.0166667" office:value-type="float" office:value="8.39398321203384" calcext:value-type="float">
            <text:p>8.39398321203384</text:p>
          </table:table-cell>
          <table:table-cell table:formula="of:=DEGREES(ATAN(ABS([.F739]-[.C739])/ABS([.E739]-[.B739])))" office:value-type="float" office:value="0.620624549409766" calcext:value-type="float">
            <text:p>0.620624549409766</text:p>
          </table:table-cell>
          <table:table-cell table:formula="of:=SQRT(POWER([.H739];2)+POWER([.I739];2)+POWER([.J739];2))" office:value-type="float" office:value="776.251093313592" calcext:value-type="float">
            <text:p>776.251093313592</text:p>
          </table:table-cell>
        </table:table-row>
        <table:table-row table:style-name="ro1">
          <table:table-cell office:value-type="float" office:value="71.5881" calcext:value-type="float">
            <text:p>71.5881</text:p>
          </table:table-cell>
          <table:table-cell office:value-type="float" office:value="281.833" calcext:value-type="float">
            <text:p>281.833</text:p>
          </table:table-cell>
          <table:table-cell office:value-type="float" office:value="40.6911" calcext:value-type="float">
            <text:p>40.6911</text:p>
          </table:table-cell>
          <table:table-cell office:value-type="float" office:value="71.0968" calcext:value-type="float">
            <text:p>71.0968</text:p>
          </table:table-cell>
          <table:table-cell office:value-type="float" office:value="267.734" calcext:value-type="float">
            <text:p>267.734</text:p>
          </table:table-cell>
          <table:table-cell office:value-type="float" office:value="41.0396" calcext:value-type="float">
            <text:p>41.0396</text:p>
          </table:table-cell>
          <table:table-cell/>
          <table:table-cell table:formula="of:=([.D740]-[.A740])/0.0166667" office:value-type="float" office:value="-29.4779410441176" calcext:value-type="float">
            <text:p>-29.4779410441176</text:p>
          </table:table-cell>
          <table:table-cell table:formula="of:=ABS([.E740]-[.B740])/0.0166667" office:value-type="float" office:value="845.938308123387" calcext:value-type="float">
            <text:p>845.938308123387</text:p>
          </table:table-cell>
          <table:table-cell table:formula="of:=([.F740]-[.C740])/0.0166667" office:value-type="float" office:value="20.9099581800837" calcext:value-type="float">
            <text:p>20.9099581800837</text:p>
          </table:table-cell>
          <table:table-cell table:formula="of:=DEGREES(ATAN(ABS([.F740]-[.C740])/ABS([.E740]-[.B740])))" office:value-type="float" office:value="1.41595248138239" calcext:value-type="float">
            <text:p>1.41595248138239</text:p>
          </table:table-cell>
          <table:table-cell table:formula="of:=SQRT(POWER([.H740];2)+POWER([.I740];2)+POWER([.J740];2))" office:value-type="float" office:value="846.709983707498" calcext:value-type="float">
            <text:p>846.709983707498</text:p>
          </table:table-cell>
        </table:table-row>
        <table:table-row table:style-name="ro1">
          <table:table-cell office:value-type="float" office:value="72.3447" calcext:value-type="float">
            <text:p>72.3447</text:p>
          </table:table-cell>
          <table:table-cell office:value-type="float" office:value="278.059" calcext:value-type="float">
            <text:p>278.059</text:p>
          </table:table-cell>
          <table:table-cell office:value-type="float" office:value="40.549" calcext:value-type="float">
            <text:p>40.549</text:p>
          </table:table-cell>
          <table:table-cell office:value-type="float" office:value="71.8325" calcext:value-type="float">
            <text:p>71.8325</text:p>
          </table:table-cell>
          <table:table-cell office:value-type="float" office:value="265.482" calcext:value-type="float">
            <text:p>265.482</text:p>
          </table:table-cell>
          <table:table-cell office:value-type="float" office:value="40.433" calcext:value-type="float">
            <text:p>40.433</text:p>
          </table:table-cell>
          <table:table-cell/>
          <table:table-cell table:formula="of:=([.D741]-[.A741])/0.0166667" office:value-type="float" office:value="-30.7319385361234" calcext:value-type="float">
            <text:p>-30.7319385361234</text:p>
          </table:table-cell>
          <table:table-cell table:formula="of:=ABS([.E741]-[.B741])/0.0166667" office:value-type="float" office:value="754.618490763018" calcext:value-type="float">
            <text:p>754.618490763018</text:p>
          </table:table-cell>
          <table:table-cell table:formula="of:=([.F741]-[.C741])/0.0166667" office:value-type="float" office:value="-6.95998608002782" calcext:value-type="float">
            <text:p>-6.95998608002782</text:p>
          </table:table-cell>
          <table:table-cell table:formula="of:=DEGREES(ATAN(ABS([.F741]-[.C741])/ABS([.E741]-[.B741])))" office:value-type="float" office:value="0.528434600640232" calcext:value-type="float">
            <text:p>0.528434600640232</text:p>
          </table:table-cell>
          <table:table-cell table:formula="of:=SQRT(POWER([.H741];2)+POWER([.I741];2)+POWER([.J741];2))" office:value-type="float" office:value="755.276082008346" calcext:value-type="float">
            <text:p>755.276082008346</text:p>
          </table:table-cell>
        </table:table-row>
        <table:table-row table:style-name="ro1">
          <table:table-cell office:value-type="float" office:value="72.3402" calcext:value-type="float">
            <text:p>72.3402</text:p>
          </table:table-cell>
          <table:table-cell office:value-type="float" office:value="275.523" calcext:value-type="float">
            <text:p>275.523</text:p>
          </table:table-cell>
          <table:table-cell office:value-type="float" office:value="40.4691" calcext:value-type="float">
            <text:p>40.4691</text:p>
          </table:table-cell>
          <table:table-cell office:value-type="float" office:value="72.0744" calcext:value-type="float">
            <text:p>72.0744</text:p>
          </table:table-cell>
          <table:table-cell office:value-type="float" office:value="254.565" calcext:value-type="float">
            <text:p>254.565</text:p>
          </table:table-cell>
          <table:table-cell office:value-type="float" office:value="41.5722" calcext:value-type="float">
            <text:p>41.5722</text:p>
          </table:table-cell>
          <table:table-cell/>
          <table:table-cell table:formula="of:=([.D742]-[.A742])/0.0166667" office:value-type="float" office:value="-15.9479681040637" calcext:value-type="float">
            <text:p>-15.9479681040637</text:p>
          </table:table-cell>
          <table:table-cell table:formula="of:=ABS([.E742]-[.B742])/0.0166667" office:value-type="float" office:value="1257.47748504503" calcext:value-type="float">
            <text:p>1257.47748504503</text:p>
          </table:table-cell>
          <table:table-cell table:formula="of:=([.F742]-[.C742])/0.0166667" office:value-type="float" office:value="66.185867628265" calcext:value-type="float">
            <text:p>66.185867628265</text:p>
          </table:table-cell>
          <table:table-cell table:formula="of:=DEGREES(ATAN(ABS([.F742]-[.C742])/ABS([.E742]-[.B742])))" office:value-type="float" office:value="3.01291664403546" calcext:value-type="float">
            <text:p>3.01291664403546</text:p>
          </table:table-cell>
          <table:table-cell table:formula="of:=SQRT(POWER([.H742];2)+POWER([.I742];2)+POWER([.J742];2))" office:value-type="float" office:value="1259.31907480016" calcext:value-type="float">
            <text:p>1259.31907480016</text:p>
          </table:table-cell>
        </table:table-row>
        <table:table-row table:style-name="ro1">
          <table:table-cell office:value-type="float" office:value="70.8273" calcext:value-type="float">
            <text:p>70.8273</text:p>
          </table:table-cell>
          <table:table-cell office:value-type="float" office:value="282.934" calcext:value-type="float">
            <text:p>282.934</text:p>
          </table:table-cell>
          <table:table-cell office:value-type="float" office:value="41.2773" calcext:value-type="float">
            <text:p>41.2773</text:p>
          </table:table-cell>
          <table:table-cell office:value-type="float" office:value="69.6016" calcext:value-type="float">
            <text:p>69.6016</text:p>
          </table:table-cell>
          <table:table-cell office:value-type="float" office:value="271.247" calcext:value-type="float">
            <text:p>271.247</text:p>
          </table:table-cell>
          <table:table-cell office:value-type="float" office:value="41.2057" calcext:value-type="float">
            <text:p>41.2057</text:p>
          </table:table-cell>
          <table:table-cell/>
          <table:table-cell table:formula="of:=([.D743]-[.A743])/0.0166667" office:value-type="float" office:value="-73.5418529162935" calcext:value-type="float">
            <text:p>-73.5418529162935</text:p>
          </table:table-cell>
          <table:table-cell table:formula="of:=ABS([.E743]-[.B743])/0.0166667" office:value-type="float" office:value="701.218597562806" calcext:value-type="float">
            <text:p>701.218597562806</text:p>
          </table:table-cell>
          <table:table-cell table:formula="of:=([.F743]-[.C743])/0.0166667" office:value-type="float" office:value="-4.29599140801698" calcext:value-type="float">
            <text:p>-4.29599140801698</text:p>
          </table:table-cell>
          <table:table-cell table:formula="of:=DEGREES(ATAN(ABS([.F743]-[.C743])/ABS([.E743]-[.B743])))" office:value-type="float" office:value="0.351016213626621" calcext:value-type="float">
            <text:p>0.351016213626621</text:p>
          </table:table-cell>
          <table:table-cell table:formula="of:=SQRT(POWER([.H743];2)+POWER([.I743];2)+POWER([.J743];2))" office:value-type="float" office:value="705.077571080294" calcext:value-type="float">
            <text:p>705.077571080294</text:p>
          </table:table-cell>
        </table:table-row>
        <table:table-row table:style-name="ro1">
          <table:table-cell office:value-type="float" office:value="71.8409" calcext:value-type="float">
            <text:p>71.8409</text:p>
          </table:table-cell>
          <table:table-cell office:value-type="float" office:value="284.585" calcext:value-type="float">
            <text:p>284.585</text:p>
          </table:table-cell>
          <table:table-cell office:value-type="float" office:value="40.2387" calcext:value-type="float">
            <text:p>40.2387</text:p>
          </table:table-cell>
          <table:table-cell office:value-type="float" office:value="70.8332" calcext:value-type="float">
            <text:p>70.8332</text:p>
          </table:table-cell>
          <table:table-cell office:value-type="float" office:value="272.92" calcext:value-type="float">
            <text:p>272.92</text:p>
          </table:table-cell>
          <table:table-cell office:value-type="float" office:value="39.9227" calcext:value-type="float">
            <text:p>39.9227</text:p>
          </table:table-cell>
          <table:table-cell/>
          <table:table-cell table:formula="of:=([.D744]-[.A744])/0.0166667" office:value-type="float" office:value="-60.4618790762418" calcext:value-type="float">
            <text:p>-60.4618790762418</text:p>
          </table:table-cell>
          <table:table-cell table:formula="of:=ABS([.E744]-[.B744])/0.0166667" office:value-type="float" office:value="699.898600202797" calcext:value-type="float">
            <text:p>699.898600202797</text:p>
          </table:table-cell>
          <table:table-cell table:formula="of:=([.F744]-[.C744])/0.0166667" office:value-type="float" office:value="-18.959962080076" calcext:value-type="float">
            <text:p>-18.959962080076</text:p>
          </table:table-cell>
          <table:table-cell table:formula="of:=DEGREES(ATAN(ABS([.F744]-[.C744])/ABS([.E744]-[.B744])))" office:value-type="float" office:value="1.55173934016894" calcext:value-type="float">
            <text:p>1.55173934016894</text:p>
          </table:table-cell>
          <table:table-cell table:formula="of:=SQRT(POWER([.H744];2)+POWER([.I744];2)+POWER([.J744];2))" office:value-type="float" office:value="702.761104180747" calcext:value-type="float">
            <text:p>702.761104180747</text:p>
          </table:table-cell>
        </table:table-row>
        <table:table-row table:style-name="ro1">
          <table:table-cell office:value-type="float" office:value="71.335" calcext:value-type="float">
            <text:p>71.335</text:p>
          </table:table-cell>
          <table:table-cell office:value-type="float" office:value="277.941" calcext:value-type="float">
            <text:p>277.941</text:p>
          </table:table-cell>
          <table:table-cell office:value-type="float" office:value="40.5781" calcext:value-type="float">
            <text:p>40.5781</text:p>
          </table:table-cell>
          <table:table-cell office:value-type="float" office:value="70.355" calcext:value-type="float">
            <text:p>70.355</text:p>
          </table:table-cell>
          <table:table-cell office:value-type="float" office:value="266.499" calcext:value-type="float">
            <text:p>266.499</text:p>
          </table:table-cell>
          <table:table-cell office:value-type="float" office:value="40.519" calcext:value-type="float">
            <text:p>40.519</text:p>
          </table:table-cell>
          <table:table-cell/>
          <table:table-cell table:formula="of:=([.D745]-[.A745])/0.0166667" office:value-type="float" office:value="-58.7998824002346" calcext:value-type="float">
            <text:p>-58.7998824002346</text:p>
          </table:table-cell>
          <table:table-cell table:formula="of:=ABS([.E745]-[.B745])/0.0166667" office:value-type="float" office:value="686.518626962743" calcext:value-type="float">
            <text:p>686.518626962743</text:p>
          </table:table-cell>
          <table:table-cell table:formula="of:=([.F745]-[.C745])/0.0166667" office:value-type="float" office:value="-3.54599290801423" calcext:value-type="float">
            <text:p>-3.54599290801423</text:p>
          </table:table-cell>
          <table:table-cell table:formula="of:=DEGREES(ATAN(ABS([.F745]-[.C745])/ABS([.E745]-[.B745])))" office:value-type="float" office:value="0.295940434914833" calcext:value-type="float">
            <text:p>0.295940434914833</text:p>
          </table:table-cell>
          <table:table-cell table:formula="of:=SQRT(POWER([.H745];2)+POWER([.I745];2)+POWER([.J745];2))" office:value-type="float" office:value="689.04123635875" calcext:value-type="float">
            <text:p>689.04123635875</text:p>
          </table:table-cell>
        </table:table-row>
        <table:table-row table:style-name="ro1">
          <table:table-cell office:value-type="float" office:value="71.0741" calcext:value-type="float">
            <text:p>71.0741</text:p>
          </table:table-cell>
          <table:table-cell office:value-type="float" office:value="285.757" calcext:value-type="float">
            <text:p>285.757</text:p>
          </table:table-cell>
          <table:table-cell office:value-type="float" office:value="40.5637" calcext:value-type="float">
            <text:p>40.5637</text:p>
          </table:table-cell>
          <table:table-cell office:value-type="float" office:value="69.839" calcext:value-type="float">
            <text:p>69.839</text:p>
          </table:table-cell>
          <table:table-cell office:value-type="float" office:value="272.677" calcext:value-type="float">
            <text:p>272.677</text:p>
          </table:table-cell>
          <table:table-cell office:value-type="float" office:value="40.4695" calcext:value-type="float">
            <text:p>40.4695</text:p>
          </table:table-cell>
          <table:table-cell/>
          <table:table-cell table:formula="of:=([.D746]-[.A746])/0.0166667" office:value-type="float" office:value="-74.1058517882966" calcext:value-type="float">
            <text:p>-74.1058517882966</text:p>
          </table:table-cell>
          <table:table-cell table:formula="of:=ABS([.E746]-[.B746])/0.0166667" office:value-type="float" office:value="784.798430403138" calcext:value-type="float">
            <text:p>784.798430403138</text:p>
          </table:table-cell>
          <table:table-cell table:formula="of:=([.F746]-[.C746])/0.0166667" office:value-type="float" office:value="-5.65198869602265" calcext:value-type="float">
            <text:p>-5.65198869602265</text:p>
          </table:table-cell>
          <table:table-cell table:formula="of:=DEGREES(ATAN(ABS([.F746]-[.C746])/ABS([.E746]-[.B746])))" office:value-type="float" office:value="0.412627608623837" calcext:value-type="float">
            <text:p>0.412627608623837</text:p>
          </table:table-cell>
          <table:table-cell table:formula="of:=SQRT(POWER([.H746];2)+POWER([.I746];2)+POWER([.J746];2))" office:value-type="float" office:value="788.309709827754" calcext:value-type="float">
            <text:p>788.309709827754</text:p>
          </table:table-cell>
        </table:table-row>
        <table:table-row table:style-name="ro1">
          <table:table-cell office:value-type="float" office:value="70.328" calcext:value-type="float">
            <text:p>70.328</text:p>
          </table:table-cell>
          <table:table-cell office:value-type="float" office:value="277.763" calcext:value-type="float">
            <text:p>277.763</text:p>
          </table:table-cell>
          <table:table-cell office:value-type="float" office:value="40.8674" calcext:value-type="float">
            <text:p>40.8674</text:p>
          </table:table-cell>
          <table:table-cell office:value-type="float" office:value="68.8806" calcext:value-type="float">
            <text:p>68.8806</text:p>
          </table:table-cell>
          <table:table-cell office:value-type="float" office:value="266.246" calcext:value-type="float">
            <text:p>266.246</text:p>
          </table:table-cell>
          <table:table-cell office:value-type="float" office:value="40.8207" calcext:value-type="float">
            <text:p>40.8207</text:p>
          </table:table-cell>
          <table:table-cell/>
          <table:table-cell table:formula="of:=([.D747]-[.A747])/0.0166667" office:value-type="float" office:value="-86.8438263123475" calcext:value-type="float">
            <text:p>-86.8438263123475</text:p>
          </table:table-cell>
          <table:table-cell table:formula="of:=ABS([.E747]-[.B747])/0.0166667" office:value-type="float" office:value="691.018617962764" calcext:value-type="float">
            <text:p>691.018617962764</text:p>
          </table:table-cell>
          <table:table-cell table:formula="of:=([.F747]-[.C747])/0.0166667" office:value-type="float" office:value="-2.80199439601129" calcext:value-type="float">
            <text:p>-2.80199439601129</text:p>
          </table:table-cell>
          <table:table-cell table:formula="of:=DEGREES(ATAN(ABS([.F747]-[.C747])/ABS([.E747]-[.B747])))" office:value-type="float" office:value="0.232325973665209" calcext:value-type="float">
            <text:p>0.232325973665209</text:p>
          </table:table-cell>
          <table:table-cell table:formula="of:=SQRT(POWER([.H747];2)+POWER([.I747];2)+POWER([.J747];2))" office:value-type="float" office:value="696.45992828901" calcext:value-type="float">
            <text:p>696.45992828901</text:p>
          </table:table-cell>
        </table:table-row>
        <table:table-row table:style-name="ro1">
          <table:table-cell office:value-type="float" office:value="71.0895" calcext:value-type="float">
            <text:p>71.0895</text:p>
          </table:table-cell>
          <table:table-cell office:value-type="float" office:value="276.478" calcext:value-type="float">
            <text:p>276.478</text:p>
          </table:table-cell>
          <table:table-cell office:value-type="float" office:value="41.3215" calcext:value-type="float">
            <text:p>41.3215</text:p>
          </table:table-cell>
          <table:table-cell office:value-type="float" office:value="69.8671" calcext:value-type="float">
            <text:p>69.8671</text:p>
          </table:table-cell>
          <table:table-cell office:value-type="float" office:value="266.34" calcext:value-type="float">
            <text:p>266.34</text:p>
          </table:table-cell>
          <table:table-cell office:value-type="float" office:value="41.0404" calcext:value-type="float">
            <text:p>41.0404</text:p>
          </table:table-cell>
          <table:table-cell/>
          <table:table-cell table:formula="of:=([.D748]-[.A748])/0.0166667" office:value-type="float" office:value="-73.3438533122938" calcext:value-type="float">
            <text:p>-73.3438533122938</text:p>
          </table:table-cell>
          <table:table-cell table:formula="of:=ABS([.E748]-[.B748])/0.0166667" office:value-type="float" office:value="608.278783442435" calcext:value-type="float">
            <text:p>608.278783442435</text:p>
          </table:table-cell>
          <table:table-cell table:formula="of:=([.F748]-[.C748])/0.0166667" office:value-type="float" office:value="-16.8659662680676" calcext:value-type="float">
            <text:p>-16.8659662680676</text:p>
          </table:table-cell>
          <table:table-cell table:formula="of:=DEGREES(ATAN(ABS([.F748]-[.C748])/ABS([.E748]-[.B748])))" office:value-type="float" office:value="1.58825390585612" calcext:value-type="float">
            <text:p>1.58825390585612</text:p>
          </table:table-cell>
          <table:table-cell table:formula="of:=SQRT(POWER([.H748];2)+POWER([.I748];2)+POWER([.J748];2))" office:value-type="float" office:value="612.916682774306" calcext:value-type="float">
            <text:p>612.916682774306</text:p>
          </table:table-cell>
        </table:table-row>
        <table:table-row table:style-name="ro1">
          <table:table-cell office:value-type="float" office:value="71.3298" calcext:value-type="float">
            <text:p>71.3298</text:p>
          </table:table-cell>
          <table:table-cell office:value-type="float" office:value="276.822" calcext:value-type="float">
            <text:p>276.822</text:p>
          </table:table-cell>
          <table:table-cell office:value-type="float" office:value="39.7616" calcext:value-type="float">
            <text:p>39.7616</text:p>
          </table:table-cell>
          <table:table-cell office:value-type="float" office:value="70.3409" calcext:value-type="float">
            <text:p>70.3409</text:p>
          </table:table-cell>
          <table:table-cell office:value-type="float" office:value="265.651" calcext:value-type="float">
            <text:p>265.651</text:p>
          </table:table-cell>
          <table:table-cell office:value-type="float" office:value="38.4568" calcext:value-type="float">
            <text:p>38.4568</text:p>
          </table:table-cell>
          <table:table-cell/>
          <table:table-cell table:formula="of:=([.D749]-[.A749])/0.0166667" office:value-type="float" office:value="-59.3338813322374" calcext:value-type="float">
            <text:p>-59.3338813322374</text:p>
          </table:table-cell>
          <table:table-cell table:formula="of:=ABS([.E749]-[.B749])/0.0166667" office:value-type="float" office:value="670.258659482681" calcext:value-type="float">
            <text:p>670.258659482681</text:p>
          </table:table-cell>
          <table:table-cell table:formula="of:=([.F749]-[.C749])/0.0166667" office:value-type="float" office:value="-78.2878434243132" calcext:value-type="float">
            <text:p>-78.2878434243132</text:p>
          </table:table-cell>
          <table:table-cell table:formula="of:=DEGREES(ATAN(ABS([.F749]-[.C749])/ABS([.E749]-[.B749])))" office:value-type="float" office:value="6.66209941312532" calcext:value-type="float">
            <text:p>6.66209941312532</text:p>
          </table:table-cell>
          <table:table-cell table:formula="of:=SQRT(POWER([.H749];2)+POWER([.I749];2)+POWER([.J749];2))" office:value-type="float" office:value="677.418752702859" calcext:value-type="float">
            <text:p>677.418752702859</text:p>
          </table:table-cell>
        </table:table-row>
        <table:table-row table:style-name="ro1">
          <table:table-cell office:value-type="float" office:value="71.5868" calcext:value-type="float">
            <text:p>71.5868</text:p>
          </table:table-cell>
          <table:table-cell office:value-type="float" office:value="284.501" calcext:value-type="float">
            <text:p>284.501</text:p>
          </table:table-cell>
          <table:table-cell office:value-type="float" office:value="40.5089" calcext:value-type="float">
            <text:p>40.5089</text:p>
          </table:table-cell>
          <table:table-cell office:value-type="float" office:value="70.3328" calcext:value-type="float">
            <text:p>70.3328</text:p>
          </table:table-cell>
          <table:table-cell office:value-type="float" office:value="274.062" calcext:value-type="float">
            <text:p>274.062</text:p>
          </table:table-cell>
          <table:table-cell office:value-type="float" office:value="40.233" calcext:value-type="float">
            <text:p>40.233</text:p>
          </table:table-cell>
          <table:table-cell/>
          <table:table-cell table:formula="of:=([.D750]-[.A750])/0.0166667" office:value-type="float" office:value="-75.2398495203004" calcext:value-type="float">
            <text:p>-75.2398495203004</text:p>
          </table:table-cell>
          <table:table-cell table:formula="of:=ABS([.E750]-[.B750])/0.0166667" office:value-type="float" office:value="626.338747322503" calcext:value-type="float">
            <text:p>626.338747322503</text:p>
          </table:table-cell>
          <table:table-cell table:formula="of:=([.F750]-[.C750])/0.0166667" office:value-type="float" office:value="-16.5539668920662" calcext:value-type="float">
            <text:p>-16.5539668920662</text:p>
          </table:table-cell>
          <table:table-cell table:formula="of:=DEGREES(ATAN(ABS([.F750]-[.C750])/ABS([.E750]-[.B750])))" office:value-type="float" office:value="1.51395979878727" calcext:value-type="float">
            <text:p>1.51395979878727</text:p>
          </table:table-cell>
          <table:table-cell table:formula="of:=SQRT(POWER([.H750];2)+POWER([.I750];2)+POWER([.J750];2))" office:value-type="float" office:value="631.058868231185" calcext:value-type="float">
            <text:p>631.058868231185</text:p>
          </table:table-cell>
        </table:table-row>
        <table:table-row table:style-name="ro1">
          <table:table-cell office:value-type="float" office:value="72.0953" calcext:value-type="float">
            <text:p>72.0953</text:p>
          </table:table-cell>
          <table:table-cell office:value-type="float" office:value="281.946" calcext:value-type="float">
            <text:p>281.946</text:p>
          </table:table-cell>
          <table:table-cell office:value-type="float" office:value="40.4152" calcext:value-type="float">
            <text:p>40.4152</text:p>
          </table:table-cell>
          <table:table-cell office:value-type="float" office:value="71.3374" calcext:value-type="float">
            <text:p>71.3374</text:p>
          </table:table-cell>
          <table:table-cell office:value-type="float" office:value="270.382" calcext:value-type="float">
            <text:p>270.382</text:p>
          </table:table-cell>
          <table:table-cell office:value-type="float" office:value="40.3455" calcext:value-type="float">
            <text:p>40.3455</text:p>
          </table:table-cell>
          <table:table-cell/>
          <table:table-cell table:formula="of:=([.D751]-[.A751])/0.0166667" office:value-type="float" office:value="-45.4739090521814" calcext:value-type="float">
            <text:p>-45.4739090521814</text:p>
          </table:table-cell>
          <table:table-cell table:formula="of:=ABS([.E751]-[.B751])/0.0166667" office:value-type="float" office:value="693.838612322777" calcext:value-type="float">
            <text:p>693.838612322777</text:p>
          </table:table-cell>
          <table:table-cell table:formula="of:=([.F751]-[.C751])/0.0166667" office:value-type="float" office:value="-4.18199163601657" calcext:value-type="float">
            <text:p>-4.18199163601657</text:p>
          </table:table-cell>
          <table:table-cell table:formula="of:=DEGREES(ATAN(ABS([.F751]-[.C751])/ABS([.E751]-[.B751])))" office:value-type="float" office:value="0.345336170306257" calcext:value-type="float">
            <text:p>0.345336170306257</text:p>
          </table:table-cell>
          <table:table-cell table:formula="of:=SQRT(POWER([.H751];2)+POWER([.I751];2)+POWER([.J751];2))" office:value-type="float" office:value="695.33976256829" calcext:value-type="float">
            <text:p>695.33976256829</text:p>
          </table:table-cell>
        </table:table-row>
        <table:table-row table:style-name="ro1">
          <table:table-cell office:value-type="float" office:value="70.8298" calcext:value-type="float">
            <text:p>70.8298</text:p>
          </table:table-cell>
          <table:table-cell office:value-type="float" office:value="275.442" calcext:value-type="float">
            <text:p>275.442</text:p>
          </table:table-cell>
          <table:table-cell office:value-type="float" office:value="39.9973" calcext:value-type="float">
            <text:p>39.9973</text:p>
          </table:table-cell>
          <table:table-cell office:value-type="float" office:value="69.6118" calcext:value-type="float">
            <text:p>69.6118</text:p>
          </table:table-cell>
          <table:table-cell office:value-type="float" office:value="264.237" calcext:value-type="float">
            <text:p>264.237</text:p>
          </table:table-cell>
          <table:table-cell office:value-type="float" office:value="38.9554" calcext:value-type="float">
            <text:p>38.9554</text:p>
          </table:table-cell>
          <table:table-cell/>
          <table:table-cell table:formula="of:=([.D752]-[.A752])/0.0166667" office:value-type="float" office:value="-73.0798538402925" calcext:value-type="float">
            <text:p>-73.0798538402925</text:p>
          </table:table-cell>
          <table:table-cell table:formula="of:=ABS([.E752]-[.B752])/0.0166667" office:value-type="float" office:value="672.298655402688" calcext:value-type="float">
            <text:p>672.298655402688</text:p>
          </table:table-cell>
          <table:table-cell table:formula="of:=([.F752]-[.C752])/0.0166667" office:value-type="float" office:value="-62.5138749722504" calcext:value-type="float">
            <text:p>-62.5138749722504</text:p>
          </table:table-cell>
          <table:table-cell table:formula="of:=DEGREES(ATAN(ABS([.F752]-[.C752])/ABS([.E752]-[.B752])))" office:value-type="float" office:value="5.31238815902856" calcext:value-type="float">
            <text:p>5.31238815902856</text:p>
          </table:table-cell>
          <table:table-cell table:formula="of:=SQRT(POWER([.H752];2)+POWER([.I752];2)+POWER([.J752];2))" office:value-type="float" office:value="679.142202824731" calcext:value-type="float">
            <text:p>679.142202824731</text:p>
          </table:table-cell>
        </table:table-row>
        <table:table-row table:style-name="ro1">
          <table:table-cell office:value-type="float" office:value="71.0777" calcext:value-type="float">
            <text:p>71.0777</text:p>
          </table:table-cell>
          <table:table-cell office:value-type="float" office:value="279.298" calcext:value-type="float">
            <text:p>279.298</text:p>
          </table:table-cell>
          <table:table-cell office:value-type="float" office:value="40.1047" calcext:value-type="float">
            <text:p>40.1047</text:p>
          </table:table-cell>
          <table:table-cell office:value-type="float" office:value="69.8449" calcext:value-type="float">
            <text:p>69.8449</text:p>
          </table:table-cell>
          <table:table-cell office:value-type="float" office:value="269.091" calcext:value-type="float">
            <text:p>269.091</text:p>
          </table:table-cell>
          <table:table-cell office:value-type="float" office:value="39.5908" calcext:value-type="float">
            <text:p>39.5908</text:p>
          </table:table-cell>
          <table:table-cell/>
          <table:table-cell table:formula="of:=([.D753]-[.A753])/0.0166667" office:value-type="float" office:value="-73.9678520642957" calcext:value-type="float">
            <text:p>-73.9678520642957</text:p>
          </table:table-cell>
          <table:table-cell table:formula="of:=ABS([.E753]-[.B753])/0.0166667" office:value-type="float" office:value="612.418775162449" calcext:value-type="float">
            <text:p>612.418775162449</text:p>
          </table:table-cell>
          <table:table-cell table:formula="of:=([.F753]-[.C753])/0.0166667" office:value-type="float" office:value="-30.8339383321233" calcext:value-type="float">
            <text:p>-30.8339383321233</text:p>
          </table:table-cell>
          <table:table-cell table:formula="of:=DEGREES(ATAN(ABS([.F753]-[.C753])/ABS([.E753]-[.B753])))" office:value-type="float" office:value="2.88228268841382" calcext:value-type="float">
            <text:p>2.88228268841382</text:p>
          </table:table-cell>
          <table:table-cell table:formula="of:=SQRT(POWER([.H753];2)+POWER([.I753];2)+POWER([.J753];2))" office:value-type="float" office:value="617.639644990143" calcext:value-type="float">
            <text:p>617.639644990143</text:p>
          </table:table-cell>
        </table:table-row>
        <table:table-row table:style-name="ro1">
          <table:table-cell office:value-type="float" office:value="71.5868" calcext:value-type="float">
            <text:p>71.5868</text:p>
          </table:table-cell>
          <table:table-cell office:value-type="float" office:value="284.496" calcext:value-type="float">
            <text:p>284.496</text:p>
          </table:table-cell>
          <table:table-cell office:value-type="float" office:value="40.5098" calcext:value-type="float">
            <text:p>40.5098</text:p>
          </table:table-cell>
          <table:table-cell office:value-type="float" office:value="70.3359" calcext:value-type="float">
            <text:p>70.3359</text:p>
          </table:table-cell>
          <table:table-cell office:value-type="float" office:value="272.799" calcext:value-type="float">
            <text:p>272.799</text:p>
          </table:table-cell>
          <table:table-cell office:value-type="float" office:value="40.1961" calcext:value-type="float">
            <text:p>40.1961</text:p>
          </table:table-cell>
          <table:table-cell/>
          <table:table-cell table:formula="of:=([.D754]-[.A754])/0.0166667" office:value-type="float" office:value="-75.0538498923003" calcext:value-type="float">
            <text:p>-75.0538498923003</text:p>
          </table:table-cell>
          <table:table-cell table:formula="of:=ABS([.E754]-[.B754])/0.0166667" office:value-type="float" office:value="701.818596362808" calcext:value-type="float">
            <text:p>701.818596362808</text:p>
          </table:table-cell>
          <table:table-cell table:formula="of:=([.F754]-[.C754])/0.0166667" office:value-type="float" office:value="-18.8219623560751" calcext:value-type="float">
            <text:p>-18.8219623560751</text:p>
          </table:table-cell>
          <table:table-cell table:formula="of:=DEGREES(ATAN(ABS([.F754]-[.C754])/ABS([.E754]-[.B754])))" office:value-type="float" office:value="1.53623824047618" calcext:value-type="float">
            <text:p>1.53623824047618</text:p>
          </table:table-cell>
          <table:table-cell table:formula="of:=SQRT(POWER([.H754];2)+POWER([.I754];2)+POWER([.J754];2))" office:value-type="float" office:value="706.071305783807" calcext:value-type="float">
            <text:p>706.071305783807</text:p>
          </table:table-cell>
        </table:table-row>
        <table:table-row table:style-name="ro1">
          <table:table-cell office:value-type="float" office:value="71.8445" calcext:value-type="float">
            <text:p>71.8445</text:p>
          </table:table-cell>
          <table:table-cell office:value-type="float" office:value="287.168" calcext:value-type="float">
            <text:p>287.168</text:p>
          </table:table-cell>
          <table:table-cell office:value-type="float" office:value="40.5826" calcext:value-type="float">
            <text:p>40.5826</text:p>
          </table:table-cell>
          <table:table-cell office:value-type="float" office:value="71.0859" calcext:value-type="float">
            <text:p>71.0859</text:p>
          </table:table-cell>
          <table:table-cell office:value-type="float" office:value="274.103" calcext:value-type="float">
            <text:p>274.103</text:p>
          </table:table-cell>
          <table:table-cell office:value-type="float" office:value="40.4681" calcext:value-type="float">
            <text:p>40.4681</text:p>
          </table:table-cell>
          <table:table-cell/>
          <table:table-cell table:formula="of:=([.D755]-[.A755])/0.0166667" office:value-type="float" office:value="-45.5159089681821" calcext:value-type="float">
            <text:p>-45.5159089681821</text:p>
          </table:table-cell>
          <table:table-cell table:formula="of:=ABS([.E755]-[.B755])/0.0166667" office:value-type="float" office:value="783.898432203135" calcext:value-type="float">
            <text:p>783.898432203135</text:p>
          </table:table-cell>
          <table:table-cell table:formula="of:=([.F755]-[.C755])/0.0166667" office:value-type="float" office:value="-6.86998626002746" calcext:value-type="float">
            <text:p>-6.86998626002746</text:p>
          </table:table-cell>
          <table:table-cell table:formula="of:=DEGREES(ATAN(ABS([.F755]-[.C755])/ABS([.E755]-[.B755])))" office:value-type="float" office:value="0.502120076895456" calcext:value-type="float">
            <text:p>0.502120076895456</text:p>
          </table:table-cell>
          <table:table-cell table:formula="of:=SQRT(POWER([.H755];2)+POWER([.I755];2)+POWER([.J755];2))" office:value-type="float" office:value="785.248780127003" calcext:value-type="float">
            <text:p>785.248780127003</text:p>
          </table:table-cell>
        </table:table-row>
        <table:table-row table:style-name="ro1">
          <table:table-cell office:value-type="float" office:value="71.8453" calcext:value-type="float">
            <text:p>71.8453</text:p>
          </table:table-cell>
          <table:table-cell office:value-type="float" office:value="285.781" calcext:value-type="float">
            <text:p>285.781</text:p>
          </table:table-cell>
          <table:table-cell office:value-type="float" office:value="40.8071" calcext:value-type="float">
            <text:p>40.8071</text:p>
          </table:table-cell>
          <table:table-cell office:value-type="float" office:value="71.0897" calcext:value-type="float">
            <text:p>71.0897</text:p>
          </table:table-cell>
          <table:table-cell office:value-type="float" office:value="274.001" calcext:value-type="float">
            <text:p>274.001</text:p>
          </table:table-cell>
          <table:table-cell office:value-type="float" office:value="40.9826" calcext:value-type="float">
            <text:p>40.9826</text:p>
          </table:table-cell>
          <table:table-cell/>
          <table:table-cell table:formula="of:=([.D756]-[.A756])/0.0166667" office:value-type="float" office:value="-45.3359093281814" calcext:value-type="float">
            <text:p>-45.3359093281814</text:p>
          </table:table-cell>
          <table:table-cell table:formula="of:=ABS([.E756]-[.B756])/0.0166667" office:value-type="float" office:value="706.798586402829" calcext:value-type="float">
            <text:p>706.798586402829</text:p>
          </table:table-cell>
          <table:table-cell table:formula="of:=([.F756]-[.C756])/0.0166667" office:value-type="float" office:value="10.5299789400421" calcext:value-type="float">
            <text:p>10.5299789400421</text:p>
          </table:table-cell>
          <table:table-cell table:formula="of:=DEGREES(ATAN(ABS([.F756]-[.C756])/ABS([.E756]-[.B756])))" office:value-type="float" office:value="0.853536965732208" calcext:value-type="float">
            <text:p>0.853536965732208</text:p>
          </table:table-cell>
          <table:table-cell table:formula="of:=SQRT(POWER([.H756];2)+POWER([.I756];2)+POWER([.J756];2))" office:value-type="float" office:value="708.329349153435" calcext:value-type="float">
            <text:p>708.329349153435</text:p>
          </table:table-cell>
        </table:table-row>
        <table:table-row table:style-name="ro1">
          <table:table-cell office:value-type="float" office:value="71.8407" calcext:value-type="float">
            <text:p>71.8407</text:p>
          </table:table-cell>
          <table:table-cell office:value-type="float" office:value="279.287" calcext:value-type="float">
            <text:p>279.287</text:p>
          </table:table-cell>
          <table:table-cell office:value-type="float" office:value="40.6025" calcext:value-type="float">
            <text:p>40.6025</text:p>
          </table:table-cell>
          <table:table-cell office:value-type="float" office:value="70.844" calcext:value-type="float">
            <text:p>70.844</text:p>
          </table:table-cell>
          <table:table-cell office:value-type="float" office:value="267.846" calcext:value-type="float">
            <text:p>267.846</text:p>
          </table:table-cell>
          <table:table-cell office:value-type="float" office:value="40.2859" calcext:value-type="float">
            <text:p>40.2859</text:p>
          </table:table-cell>
          <table:table-cell/>
          <table:table-cell table:formula="of:=([.D757]-[.A757])/0.0166667" office:value-type="float" office:value="-59.8018803962395" calcext:value-type="float">
            <text:p>-59.8018803962395</text:p>
          </table:table-cell>
          <table:table-cell table:formula="of:=ABS([.E757]-[.B757])/0.0166667" office:value-type="float" office:value="686.458627082744" calcext:value-type="float">
            <text:p>686.458627082744</text:p>
          </table:table-cell>
          <table:table-cell table:formula="of:=([.F757]-[.C757])/0.0166667" office:value-type="float" office:value="-18.995962008076" calcext:value-type="float">
            <text:p>-18.995962008076</text:p>
          </table:table-cell>
          <table:table-cell table:formula="of:=DEGREES(ATAN(ABS([.F757]-[.C757])/ABS([.E757]-[.B757])))" office:value-type="float" office:value="1.58510756507207" calcext:value-type="float">
            <text:p>1.58510756507207</text:p>
          </table:table-cell>
          <table:table-cell table:formula="of:=SQRT(POWER([.H757];2)+POWER([.I757];2)+POWER([.J757];2))" office:value-type="float" office:value="689.320359606377" calcext:value-type="float">
            <text:p>689.320359606377</text:p>
          </table:table-cell>
        </table:table-row>
        <table:table-row table:style-name="ro1">
          <table:table-cell office:value-type="float" office:value="71.3278" calcext:value-type="float">
            <text:p>71.3278</text:p>
          </table:table-cell>
          <table:table-cell office:value-type="float" office:value="288.491" calcext:value-type="float">
            <text:p>288.491</text:p>
          </table:table-cell>
          <table:table-cell office:value-type="float" office:value="40.3734" calcext:value-type="float">
            <text:p>40.3734</text:p>
          </table:table-cell>
          <table:table-cell office:value-type="float" office:value="70.5876" calcext:value-type="float">
            <text:p>70.5876</text:p>
          </table:table-cell>
          <table:table-cell office:value-type="float" office:value="272.781" calcext:value-type="float">
            <text:p>272.781</text:p>
          </table:table-cell>
          <table:table-cell office:value-type="float" office:value="40.445" calcext:value-type="float">
            <text:p>40.445</text:p>
          </table:table-cell>
          <table:table-cell/>
          <table:table-cell table:formula="of:=([.D758]-[.A758])/0.0166667" office:value-type="float" office:value="-44.4119111761777" calcext:value-type="float">
            <text:p>-44.4119111761777</text:p>
          </table:table-cell>
          <table:table-cell table:formula="of:=ABS([.E758]-[.B758])/0.0166667" office:value-type="float" office:value="942.598114803769" calcext:value-type="float">
            <text:p>942.598114803769</text:p>
          </table:table-cell>
          <table:table-cell table:formula="of:=([.F758]-[.C758])/0.0166667" office:value-type="float" office:value="4.2959914080174" calcext:value-type="float">
            <text:p>4.2959914080174</text:p>
          </table:table-cell>
          <table:table-cell table:formula="of:=DEGREES(ATAN(ABS([.F758]-[.C758])/ABS([.E758]-[.B758])))" office:value-type="float" office:value="0.261129815972652" calcext:value-type="float">
            <text:p>0.261129815972652</text:p>
          </table:table-cell>
          <table:table-cell table:formula="of:=SQRT(POWER([.H758];2)+POWER([.I758];2)+POWER([.J758];2))" office:value-type="float" office:value="943.653580202035" calcext:value-type="float">
            <text:p>943.653580202035</text:p>
          </table:table-cell>
        </table:table-row>
        <table:table-row table:style-name="ro1">
          <table:table-cell office:value-type="float" office:value="71.0729" calcext:value-type="float">
            <text:p>71.0729</text:p>
          </table:table-cell>
          <table:table-cell office:value-type="float" office:value="287.078" calcext:value-type="float">
            <text:p>287.078</text:p>
          </table:table-cell>
          <table:table-cell office:value-type="float" office:value="40.6045" calcext:value-type="float">
            <text:p>40.6045</text:p>
          </table:table-cell>
          <table:table-cell office:value-type="float" office:value="69.8346" calcext:value-type="float">
            <text:p>69.8346</text:p>
          </table:table-cell>
          <table:table-cell office:value-type="float" office:value="273.94" calcext:value-type="float">
            <text:p>273.94</text:p>
          </table:table-cell>
          <table:table-cell office:value-type="float" office:value="40.507" calcext:value-type="float">
            <text:p>40.507</text:p>
          </table:table-cell>
          <table:table-cell/>
          <table:table-cell table:formula="of:=([.D759]-[.A759])/0.0166667" office:value-type="float" office:value="-74.2978514042978" calcext:value-type="float">
            <text:p>-74.2978514042978</text:p>
          </table:table-cell>
          <table:table-cell table:formula="of:=ABS([.E759]-[.B759])/0.0166667" office:value-type="float" office:value="788.278423443152" calcext:value-type="float">
            <text:p>788.278423443152</text:p>
          </table:table-cell>
          <table:table-cell table:formula="of:=([.F759]-[.C759])/0.0166667" office:value-type="float" office:value="-5.84998830002362" calcext:value-type="float">
            <text:p>-5.84998830002362</text:p>
          </table:table-cell>
          <table:table-cell table:formula="of:=DEGREES(ATAN(ABS([.F759]-[.C759])/ABS([.E759]-[.B759])))" office:value-type="float" office:value="0.425196829878599" calcext:value-type="float">
            <text:p>0.425196829878599</text:p>
          </table:table-cell>
          <table:table-cell table:formula="of:=SQRT(POWER([.H759];2)+POWER([.I759];2)+POWER([.J759];2))" office:value-type="float" office:value="791.793701637255" calcext:value-type="float">
            <text:p>791.793701637255</text:p>
          </table:table-cell>
        </table:table-row>
        <table:table-row table:style-name="ro1">
          <table:table-cell office:value-type="float" office:value="70.8281" calcext:value-type="float">
            <text:p>70.8281</text:p>
          </table:table-cell>
          <table:table-cell office:value-type="float" office:value="276.708" calcext:value-type="float">
            <text:p>276.708</text:p>
          </table:table-cell>
          <table:table-cell office:value-type="float" office:value="40.0359" calcext:value-type="float">
            <text:p>40.0359</text:p>
          </table:table-cell>
          <table:table-cell office:value-type="float" office:value="69.6117" calcext:value-type="float">
            <text:p>69.6117</text:p>
          </table:table-cell>
          <table:table-cell office:value-type="float" office:value="265.366" calcext:value-type="float">
            <text:p>265.366</text:p>
          </table:table-cell>
          <table:table-cell office:value-type="float" office:value="39.4942" calcext:value-type="float">
            <text:p>39.4942</text:p>
          </table:table-cell>
          <table:table-cell/>
          <table:table-cell table:formula="of:=([.D760]-[.A760])/0.0166667" office:value-type="float" office:value="-72.9838540322924" calcext:value-type="float">
            <text:p>-72.9838540322924</text:p>
          </table:table-cell>
          <table:table-cell table:formula="of:=ABS([.E760]-[.B760])/0.0166667" office:value-type="float" office:value="680.518638962725" calcext:value-type="float">
            <text:p>680.518638962725</text:p>
          </table:table-cell>
          <table:table-cell table:formula="of:=([.F760]-[.C760])/0.0166667" office:value-type="float" office:value="-32.5019349961299" calcext:value-type="float">
            <text:p>-32.5019349961299</text:p>
          </table:table-cell>
          <table:table-cell table:formula="of:=DEGREES(ATAN(ABS([.F760]-[.C760])/ABS([.E760]-[.B760])))" office:value-type="float" office:value="2.73439928910595" calcext:value-type="float">
            <text:p>2.73439928910595</text:p>
          </table:table-cell>
          <table:table-cell table:formula="of:=SQRT(POWER([.H760];2)+POWER([.I760];2)+POWER([.J760];2))" office:value-type="float" office:value="685.1924085274" calcext:value-type="float">
            <text:p>685.1924085274</text:p>
          </table:table-cell>
        </table:table-row>
        <table:table-row table:style-name="ro1">
          <table:table-cell office:value-type="float" office:value="70.8384" calcext:value-type="float">
            <text:p>70.8384</text:p>
          </table:table-cell>
          <table:table-cell office:value-type="float" office:value="277.668" calcext:value-type="float">
            <text:p>277.668</text:p>
          </table:table-cell>
          <table:table-cell office:value-type="float" office:value="41.6292" calcext:value-type="float">
            <text:p>41.6292</text:p>
          </table:table-cell>
          <table:table-cell office:value-type="float" office:value="69.8717" calcext:value-type="float">
            <text:p>69.8717</text:p>
          </table:table-cell>
          <table:table-cell office:value-type="float" office:value="266.245" calcext:value-type="float">
            <text:p>266.245</text:p>
          </table:table-cell>
          <table:table-cell office:value-type="float" office:value="41.5458" calcext:value-type="float">
            <text:p>41.5458</text:p>
          </table:table-cell>
          <table:table-cell/>
          <table:table-cell table:formula="of:=([.D761]-[.A761])/0.0166667" office:value-type="float" office:value="-58.0018839962322" calcext:value-type="float">
            <text:p>-58.0018839962322</text:p>
          </table:table-cell>
          <table:table-cell table:formula="of:=ABS([.E761]-[.B761])/0.0166667" office:value-type="float" office:value="685.378629242742" calcext:value-type="float">
            <text:p>685.378629242742</text:p>
          </table:table-cell>
          <table:table-cell table:formula="of:=([.F761]-[.C761])/0.0166667" office:value-type="float" office:value="-5.00398999201986" calcext:value-type="float">
            <text:p>-5.00398999201986</text:p>
          </table:table-cell>
          <table:table-cell table:formula="of:=DEGREES(ATAN(ABS([.F761]-[.C761])/ABS([.E761]-[.B761])))" office:value-type="float" office:value="0.418312449264732" calcext:value-type="float">
            <text:p>0.418312449264732</text:p>
          </table:table-cell>
          <table:table-cell table:formula="of:=SQRT(POWER([.H761];2)+POWER([.I761];2)+POWER([.J761];2))" office:value-type="float" office:value="687.846729937427" calcext:value-type="float">
            <text:p>687.846729937427</text:p>
          </table:table-cell>
        </table:table-row>
        <table:table-row table:style-name="ro1">
          <table:table-cell office:value-type="float" office:value="69.3481" calcext:value-type="float">
            <text:p>69.3481</text:p>
          </table:table-cell>
          <table:table-cell office:value-type="float" office:value="271.312" calcext:value-type="float">
            <text:p>271.312</text:p>
          </table:table-cell>
          <table:table-cell office:value-type="float" office:value="40.7026" calcext:value-type="float">
            <text:p>40.7026</text:p>
          </table:table-cell>
          <table:table-cell office:value-type="float" office:value="68.4413" calcext:value-type="float">
            <text:p>68.4413</text:p>
          </table:table-cell>
          <table:table-cell office:value-type="float" office:value="257.777" calcext:value-type="float">
            <text:p>257.777</text:p>
          </table:table-cell>
          <table:table-cell office:value-type="float" office:value="40.332" calcext:value-type="float">
            <text:p>40.332</text:p>
          </table:table-cell>
          <table:table-cell/>
          <table:table-cell table:formula="of:=([.D762]-[.A762])/0.0166667" office:value-type="float" office:value="-54.4078911842179" calcext:value-type="float">
            <text:p>-54.4078911842179</text:p>
          </table:table-cell>
          <table:table-cell table:formula="of:=ABS([.E762]-[.B762])/0.0166667" office:value-type="float" office:value="812.09837580325" calcext:value-type="float">
            <text:p>812.09837580325</text:p>
          </table:table-cell>
          <table:table-cell table:formula="of:=([.F762]-[.C762])/0.0166667" office:value-type="float" office:value="-22.2359555280887" calcext:value-type="float">
            <text:p>-22.2359555280887</text:p>
          </table:table-cell>
          <table:table-cell table:formula="of:=DEGREES(ATAN(ABS([.F762]-[.C762])/ABS([.E762]-[.B762])))" office:value-type="float" office:value="1.56841609601603" calcext:value-type="float">
            <text:p>1.56841609601603</text:p>
          </table:table-cell>
          <table:table-cell table:formula="of:=SQRT(POWER([.H762];2)+POWER([.I762];2)+POWER([.J762];2))" office:value-type="float" office:value="814.222591386187" calcext:value-type="float">
            <text:p>814.222591386187</text:p>
          </table:table-cell>
        </table:table-row>
        <table:table-row table:style-name="ro1">
          <table:table-cell office:value-type="float" office:value="70.8188" calcext:value-type="float">
            <text:p>70.8188</text:p>
          </table:table-cell>
          <table:table-cell office:value-type="float" office:value="280.644" calcext:value-type="float">
            <text:p>280.644</text:p>
          </table:table-cell>
          <table:table-cell office:value-type="float" office:value="39.6318" calcext:value-type="float">
            <text:p>39.6318</text:p>
          </table:table-cell>
          <table:table-cell office:value-type="float" office:value="70.3643" calcext:value-type="float">
            <text:p>70.3643</text:p>
          </table:table-cell>
          <table:table-cell office:value-type="float" office:value="265.142" calcext:value-type="float">
            <text:p>265.142</text:p>
          </table:table-cell>
          <table:table-cell office:value-type="float" office:value="41.2377" calcext:value-type="float">
            <text:p>41.2377</text:p>
          </table:table-cell>
          <table:table-cell/>
          <table:table-cell table:formula="of:=([.D763]-[.A763])/0.0166667" office:value-type="float" office:value="-27.2699454601088" calcext:value-type="float">
            <text:p>-27.2699454601088</text:p>
          </table:table-cell>
          <table:table-cell table:formula="of:=ABS([.E763]-[.B763])/0.0166667" office:value-type="float" office:value="930.118139763721" calcext:value-type="float">
            <text:p>930.118139763721</text:p>
          </table:table-cell>
          <table:table-cell table:formula="of:=([.F763]-[.C763])/0.0166667" office:value-type="float" office:value="96.3538072923853" calcext:value-type="float">
            <text:p>96.3538072923853</text:p>
          </table:table-cell>
          <table:table-cell table:formula="of:=DEGREES(ATAN(ABS([.F763]-[.C763])/ABS([.E763]-[.B763])))" office:value-type="float" office:value="5.9143500809771" calcext:value-type="float">
            <text:p>5.9143500809771</text:p>
          </table:table-cell>
          <table:table-cell table:formula="of:=SQRT(POWER([.H763];2)+POWER([.I763];2)+POWER([.J763];2))" office:value-type="float" office:value="935.493164070513" calcext:value-type="float">
            <text:p>935.493164070513</text:p>
          </table:table-cell>
        </table:table-row>
        <table:table-row table:style-name="ro1">
          <table:table-cell office:value-type="float" office:value="70.3187" calcext:value-type="float">
            <text:p>70.3187</text:p>
          </table:table-cell>
          <table:table-cell office:value-type="float" office:value="281.628" calcext:value-type="float">
            <text:p>281.628</text:p>
          </table:table-cell>
          <table:table-cell office:value-type="float" office:value="40.989" calcext:value-type="float">
            <text:p>40.989</text:p>
          </table:table-cell>
          <table:table-cell office:value-type="float" office:value="69.1169" calcext:value-type="float">
            <text:p>69.1169</text:p>
          </table:table-cell>
          <table:table-cell office:value-type="float" office:value="268.69" calcext:value-type="float">
            <text:p>268.69</text:p>
          </table:table-cell>
          <table:table-cell office:value-type="float" office:value="41.1438" calcext:value-type="float">
            <text:p>41.1438</text:p>
          </table:table-cell>
          <table:table-cell/>
          <table:table-cell table:formula="of:=([.D764]-[.A764])/0.0166667" office:value-type="float" office:value="-72.1078557842888" calcext:value-type="float">
            <text:p>-72.1078557842888</text:p>
          </table:table-cell>
          <table:table-cell table:formula="of:=ABS([.E764]-[.B764])/0.0166667" office:value-type="float" office:value="776.278447443104" calcext:value-type="float">
            <text:p>776.278447443104</text:p>
          </table:table-cell>
          <table:table-cell table:formula="of:=([.F764]-[.C764])/0.0166667" office:value-type="float" office:value="9.28798142403725" calcext:value-type="float">
            <text:p>9.28798142403725</text:p>
          </table:table-cell>
          <table:table-cell table:formula="of:=DEGREES(ATAN(ABS([.F764]-[.C764])/ABS([.E764]-[.B764])))" office:value-type="float" office:value="0.685497253946133" calcext:value-type="float">
            <text:p>0.685497253946133</text:p>
          </table:table-cell>
          <table:table-cell table:formula="of:=SQRT(POWER([.H764];2)+POWER([.I764];2)+POWER([.J764];2))" office:value-type="float" office:value="779.675597559278" calcext:value-type="float">
            <text:p>779.675597559278</text:p>
          </table:table-cell>
        </table:table-row>
        <table:table-row table:style-name="ro1">
          <table:table-cell office:value-type="float" office:value="71.8391" calcext:value-type="float">
            <text:p>71.8391</text:p>
          </table:table-cell>
          <table:table-cell office:value-type="float" office:value="281.972" calcext:value-type="float">
            <text:p>281.972</text:p>
          </table:table-cell>
          <table:table-cell office:value-type="float" office:value="40.1606" calcext:value-type="float">
            <text:p>40.1606</text:p>
          </table:table-cell>
          <table:table-cell office:value-type="float" office:value="70.8367" calcext:value-type="float">
            <text:p>70.8367</text:p>
          </table:table-cell>
          <table:table-cell office:value-type="float" office:value="270.417" calcext:value-type="float">
            <text:p>270.417</text:p>
          </table:table-cell>
          <table:table-cell office:value-type="float" office:value="39.8499" calcext:value-type="float">
            <text:p>39.8499</text:p>
          </table:table-cell>
          <table:table-cell/>
          <table:table-cell table:formula="of:=([.D765]-[.A765])/0.0166667" office:value-type="float" office:value="-60.1438797122411" calcext:value-type="float">
            <text:p>-60.1438797122411</text:p>
          </table:table-cell>
          <table:table-cell table:formula="of:=ABS([.E765]-[.B765])/0.0166667" office:value-type="float" office:value="693.298613402774" calcext:value-type="float">
            <text:p>693.298613402774</text:p>
          </table:table-cell>
          <table:table-cell table:formula="of:=([.F765]-[.C765])/0.0166667" office:value-type="float" office:value="-18.6419627160748" calcext:value-type="float">
            <text:p>-18.6419627160748</text:p>
          </table:table-cell>
          <table:table-cell table:formula="of:=DEGREES(ATAN(ABS([.F765]-[.C765])/ABS([.E765]-[.B765])))" office:value-type="float" office:value="1.54024320889971" calcext:value-type="float">
            <text:p>1.54024320889971</text:p>
          </table:table-cell>
          <table:table-cell table:formula="of:=SQRT(POWER([.H765];2)+POWER([.I765];2)+POWER([.J765];2))" office:value-type="float" office:value="696.152121584756" calcext:value-type="float">
            <text:p>696.152121584756</text:p>
          </table:table-cell>
        </table:table-row>
        <table:table-row table:style-name="ro1">
          <table:table-cell office:value-type="float" office:value="71.0724" calcext:value-type="float">
            <text:p>71.0724</text:p>
          </table:table-cell>
          <table:table-cell office:value-type="float" office:value="283.235" calcext:value-type="float">
            <text:p>283.235</text:p>
          </table:table-cell>
          <table:table-cell office:value-type="float" office:value="39.9598" calcext:value-type="float">
            <text:p>39.9598</text:p>
          </table:table-cell>
          <table:table-cell office:value-type="float" office:value="69.8363" calcext:value-type="float">
            <text:p>69.8363</text:p>
          </table:table-cell>
          <table:table-cell office:value-type="float" office:value="271.58" calcext:value-type="float">
            <text:p>271.58</text:p>
          </table:table-cell>
          <table:table-cell office:value-type="float" office:value="39.6621" calcext:value-type="float">
            <text:p>39.6621</text:p>
          </table:table-cell>
          <table:table-cell/>
          <table:table-cell table:formula="of:=([.D766]-[.A766])/0.0166667" office:value-type="float" office:value="-74.1658516682971" calcext:value-type="float">
            <text:p>-74.1658516682971</text:p>
          </table:table-cell>
          <table:table-cell table:formula="of:=ABS([.E766]-[.B766])/0.0166667" office:value-type="float" office:value="699.298601402799" calcext:value-type="float">
            <text:p>699.298601402799</text:p>
          </table:table-cell>
          <table:table-cell table:formula="of:=([.F766]-[.C766])/0.0166667" office:value-type="float" office:value="-17.8619642760714" calcext:value-type="float">
            <text:p>-17.8619642760714</text:p>
          </table:table-cell>
          <table:table-cell table:formula="of:=DEGREES(ATAN(ABS([.F766]-[.C766])/ABS([.E766]-[.B766])))" office:value-type="float" office:value="1.46316992964201" calcext:value-type="float">
            <text:p>1.46316992964201</text:p>
          </table:table-cell>
          <table:table-cell table:formula="of:=SQRT(POWER([.H766];2)+POWER([.I766];2)+POWER([.J766];2))" office:value-type="float" office:value="703.447337933263" calcext:value-type="float">
            <text:p>703.447337933263</text:p>
          </table:table-cell>
        </table:table-row>
        <table:table-row table:style-name="ro1">
          <table:table-cell office:value-type="float" office:value="70.8263" calcext:value-type="float">
            <text:p>70.8263</text:p>
          </table:table-cell>
          <table:table-cell office:value-type="float" office:value="277.985" calcext:value-type="float">
            <text:p>277.985</text:p>
          </table:table-cell>
          <table:table-cell office:value-type="float" office:value="40.0739" calcext:value-type="float">
            <text:p>40.0739</text:p>
          </table:table-cell>
          <table:table-cell office:value-type="float" office:value="69.8599" calcext:value-type="float">
            <text:p>69.8599</text:p>
          </table:table-cell>
          <table:table-cell office:value-type="float" office:value="265.355" calcext:value-type="float">
            <text:p>265.355</text:p>
          </table:table-cell>
          <table:table-cell office:value-type="float" office:value="39.7389" calcext:value-type="float">
            <text:p>39.7389</text:p>
          </table:table-cell>
          <table:table-cell/>
          <table:table-cell table:formula="of:=([.D767]-[.A767])/0.0166667" office:value-type="float" office:value="-57.9838840322324" calcext:value-type="float">
            <text:p>-57.9838840322324</text:p>
          </table:table-cell>
          <table:table-cell table:formula="of:=ABS([.E767]-[.B767])/0.0166667" office:value-type="float" office:value="757.798484403031" calcext:value-type="float">
            <text:p>757.798484403031</text:p>
          </table:table-cell>
          <table:table-cell table:formula="of:=([.F767]-[.C767])/0.0166667" office:value-type="float" office:value="-20.0999598000805" calcext:value-type="float">
            <text:p>-20.0999598000805</text:p>
          </table:table-cell>
          <table:table-cell table:formula="of:=DEGREES(ATAN(ABS([.F767]-[.C767])/ABS([.E767]-[.B767])))" office:value-type="float" office:value="1.51936554456126" calcext:value-type="float">
            <text:p>1.51936554456126</text:p>
          </table:table-cell>
          <table:table-cell table:formula="of:=SQRT(POWER([.H767];2)+POWER([.I767];2)+POWER([.J767];2))" office:value-type="float" office:value="760.279344816732" calcext:value-type="float">
            <text:p>760.279344816732</text:p>
          </table:table-cell>
        </table:table-row>
        <table:table-row table:style-name="ro1">
          <table:table-cell office:value-type="float" office:value="71.5886" calcext:value-type="float">
            <text:p>71.5886</text:p>
          </table:table-cell>
          <table:table-cell office:value-type="float" office:value="284.445" calcext:value-type="float">
            <text:p>284.445</text:p>
          </table:table-cell>
          <table:table-cell office:value-type="float" office:value="40.7719" calcext:value-type="float">
            <text:p>40.7719</text:p>
          </table:table-cell>
          <table:table-cell office:value-type="float" office:value="70.8446" calcext:value-type="float">
            <text:p>70.8446</text:p>
          </table:table-cell>
          <table:table-cell office:value-type="float" office:value="270.219" calcext:value-type="float">
            <text:p>270.219</text:p>
          </table:table-cell>
          <table:table-cell office:value-type="float" office:value="40.8714" calcext:value-type="float">
            <text:p>40.8714</text:p>
          </table:table-cell>
          <table:table-cell/>
          <table:table-cell table:formula="of:=([.D768]-[.A768])/0.0166667" office:value-type="float" office:value="-44.6399107201786" calcext:value-type="float">
            <text:p>-44.6399107201786</text:p>
          </table:table-cell>
          <table:table-cell table:formula="of:=ABS([.E768]-[.B768])/0.0166667" office:value-type="float" office:value="853.558292883414" calcext:value-type="float">
            <text:p>853.558292883414</text:p>
          </table:table-cell>
          <table:table-cell table:formula="of:=([.F768]-[.C768])/0.0166667" office:value-type="float" office:value="5.96998806002382" calcext:value-type="float">
            <text:p>5.96998806002382</text:p>
          </table:table-cell>
          <table:table-cell table:formula="of:=DEGREES(ATAN(ABS([.F768]-[.C768])/ABS([.E768]-[.B768])))" office:value-type="float" office:value="0.400733663881337" calcext:value-type="float">
            <text:p>0.400733663881337</text:p>
          </table:table-cell>
          <table:table-cell table:formula="of:=SQRT(POWER([.H768];2)+POWER([.I768];2)+POWER([.J768];2))" office:value-type="float" office:value="854.745647392598" calcext:value-type="float">
            <text:p>854.745647392598</text:p>
          </table:table-cell>
        </table:table-row>
        <table:table-row table:style-name="ro1">
          <table:table-cell office:value-type="float" office:value="70.8195" calcext:value-type="float">
            <text:p>70.8195</text:p>
          </table:table-cell>
          <table:table-cell office:value-type="float" office:value="284.408" calcext:value-type="float">
            <text:p>284.408</text:p>
          </table:table-cell>
          <table:table-cell office:value-type="float" office:value="40.5313" calcext:value-type="float">
            <text:p>40.5313</text:p>
          </table:table-cell>
          <table:table-cell office:value-type="float" office:value="69.3561" calcext:value-type="float">
            <text:p>69.3561</text:p>
          </table:table-cell>
          <table:table-cell office:value-type="float" office:value="270.017" calcext:value-type="float">
            <text:p>270.017</text:p>
          </table:table-cell>
          <table:table-cell office:value-type="float" office:value="40.9193" calcext:value-type="float">
            <text:p>40.9193</text:p>
          </table:table-cell>
          <table:table-cell/>
          <table:table-cell table:formula="of:=([.D769]-[.A769])/0.0166667" office:value-type="float" office:value="-87.8038243923517" calcext:value-type="float">
            <text:p>-87.8038243923517</text:p>
          </table:table-cell>
          <table:table-cell table:formula="of:=ABS([.E769]-[.B769])/0.0166667" office:value-type="float" office:value="863.458273083455" calcext:value-type="float">
            <text:p>863.458273083455</text:p>
          </table:table-cell>
          <table:table-cell table:formula="of:=([.F769]-[.C769])/0.0166667" office:value-type="float" office:value="23.279953440093" calcext:value-type="float">
            <text:p>23.279953440093</text:p>
          </table:table-cell>
          <table:table-cell table:formula="of:=DEGREES(ATAN(ABS([.F769]-[.C769])/ABS([.E769]-[.B769])))" office:value-type="float" office:value="1.54439428814373" calcext:value-type="float">
            <text:p>1.54439428814373</text:p>
          </table:table-cell>
          <table:table-cell table:formula="of:=SQRT(POWER([.H769];2)+POWER([.I769];2)+POWER([.J769];2))" office:value-type="float" office:value="868.223276102615" calcext:value-type="float">
            <text:p>868.223276102615</text:p>
          </table:table-cell>
        </table:table-row>
        <table:table-row table:style-name="ro1">
          <table:table-cell office:value-type="float" office:value="71.3321" calcext:value-type="float">
            <text:p>71.3321</text:p>
          </table:table-cell>
          <table:table-cell office:value-type="float" office:value="275.505" calcext:value-type="float">
            <text:p>275.505</text:p>
          </table:table-cell>
          <table:table-cell office:value-type="float" office:value="39.9821" calcext:value-type="float">
            <text:p>39.9821</text:p>
          </table:table-cell>
          <table:table-cell office:value-type="float" office:value="70.8447" calcext:value-type="float">
            <text:p>70.8447</text:p>
          </table:table-cell>
          <table:table-cell office:value-type="float" office:value="263.111" calcext:value-type="float">
            <text:p>263.111</text:p>
          </table:table-cell>
          <table:table-cell office:value-type="float" office:value="39.3837" calcext:value-type="float">
            <text:p>39.3837</text:p>
          </table:table-cell>
          <table:table-cell/>
          <table:table-cell table:formula="of:=([.D770]-[.A770])/0.0166667" office:value-type="float" office:value="-29.2439415121166" calcext:value-type="float">
            <text:p>-29.2439415121166</text:p>
          </table:table-cell>
          <table:table-cell table:formula="of:=ABS([.E770]-[.B770])/0.0166667" office:value-type="float" office:value="743.638512722975" calcext:value-type="float">
            <text:p>743.638512722975</text:p>
          </table:table-cell>
          <table:table-cell table:formula="of:=([.F770]-[.C770])/0.0166667" office:value-type="float" office:value="-35.9039281921439" calcext:value-type="float">
            <text:p>-35.9039281921439</text:p>
          </table:table-cell>
          <table:table-cell table:formula="of:=DEGREES(ATAN(ABS([.F770]-[.C770])/ABS([.E770]-[.B770])))" office:value-type="float" office:value="2.76417544775446" calcext:value-type="float">
            <text:p>2.76417544775446</text:p>
          </table:table-cell>
          <table:table-cell table:formula="of:=SQRT(POWER([.H770];2)+POWER([.I770];2)+POWER([.J770];2))" office:value-type="float" office:value="745.078880239957" calcext:value-type="float">
            <text:p>745.078880239957</text:p>
          </table:table-cell>
        </table:table-row>
        <table:table-row table:style-name="ro1">
          <table:table-cell office:value-type="float" office:value="71.0816" calcext:value-type="float">
            <text:p>71.0816</text:p>
          </table:table-cell>
          <table:table-cell office:value-type="float" office:value="279.197" calcext:value-type="float">
            <text:p>279.197</text:p>
          </table:table-cell>
          <table:table-cell office:value-type="float" office:value="40.6244" calcext:value-type="float">
            <text:p>40.6244</text:p>
          </table:table-cell>
          <table:table-cell office:value-type="float" office:value="69.8538" calcext:value-type="float">
            <text:p>69.8538</text:p>
          </table:table-cell>
          <table:table-cell office:value-type="float" office:value="267.754" calcext:value-type="float">
            <text:p>267.754</text:p>
          </table:table-cell>
          <table:table-cell office:value-type="float" office:value="40.0649" calcext:value-type="float">
            <text:p>40.0649</text:p>
          </table:table-cell>
          <table:table-cell/>
          <table:table-cell table:formula="of:=([.D771]-[.A771])/0.0166667" office:value-type="float" office:value="-73.6678526642939" calcext:value-type="float">
            <text:p>-73.6678526642939</text:p>
          </table:table-cell>
          <table:table-cell table:formula="of:=ABS([.E771]-[.B771])/0.0166667" office:value-type="float" office:value="686.578626842745" calcext:value-type="float">
            <text:p>686.578626842745</text:p>
          </table:table-cell>
          <table:table-cell table:formula="of:=([.F771]-[.C771])/0.0166667" office:value-type="float" office:value="-33.5699328601343" calcext:value-type="float">
            <text:p>-33.5699328601343</text:p>
          </table:table-cell>
          <table:table-cell table:formula="of:=DEGREES(ATAN(ABS([.F771]-[.C771])/ABS([.E771]-[.B771])))" office:value-type="float" office:value="2.79922042124322" calcext:value-type="float">
            <text:p>2.79922042124322</text:p>
          </table:table-cell>
          <table:table-cell table:formula="of:=SQRT(POWER([.H771];2)+POWER([.I771];2)+POWER([.J771];2))" office:value-type="float" office:value="691.335015564576" calcext:value-type="float">
            <text:p>691.335015564576</text:p>
          </table:table-cell>
        </table:table-row>
        <table:table-row table:style-name="ro1">
          <table:table-cell office:value-type="float" office:value="70.0819" calcext:value-type="float">
            <text:p>70.0819</text:p>
          </table:table-cell>
          <table:table-cell office:value-type="float" office:value="276.404" calcext:value-type="float">
            <text:p>276.404</text:p>
          </table:table-cell>
          <table:table-cell office:value-type="float" office:value="41.0936" calcext:value-type="float">
            <text:p>41.0936</text:p>
          </table:table-cell>
          <table:table-cell office:value-type="float" office:value="68.8874" calcext:value-type="float">
            <text:p>68.8874</text:p>
          </table:table-cell>
          <table:table-cell office:value-type="float" office:value="265.024" calcext:value-type="float">
            <text:p>265.024</text:p>
          </table:table-cell>
          <table:table-cell office:value-type="float" office:value="40.783" calcext:value-type="float">
            <text:p>40.783</text:p>
          </table:table-cell>
          <table:table-cell/>
          <table:table-cell table:formula="of:=([.D772]-[.A772])/0.0166667" office:value-type="float" office:value="-71.669856660287" calcext:value-type="float">
            <text:p>-71.669856660287</text:p>
          </table:table-cell>
          <table:table-cell table:formula="of:=ABS([.E772]-[.B772])/0.0166667" office:value-type="float" office:value="682.798634402731" calcext:value-type="float">
            <text:p>682.798634402731</text:p>
          </table:table-cell>
          <table:table-cell table:formula="of:=([.F772]-[.C772])/0.0166667" office:value-type="float" office:value="-18.6359627280746" calcext:value-type="float">
            <text:p>-18.6359627280746</text:p>
          </table:table-cell>
          <table:table-cell table:formula="of:=DEGREES(ATAN(ABS([.F772]-[.C772])/ABS([.E772]-[.B772])))" office:value-type="float" office:value="1.56341407023272" calcext:value-type="float">
            <text:p>1.56341407023272</text:p>
          </table:table-cell>
          <table:table-cell table:formula="of:=SQRT(POWER([.H772];2)+POWER([.I772];2)+POWER([.J772];2))" office:value-type="float" office:value="686.802622740145" calcext:value-type="float">
            <text:p>686.802622740145</text:p>
          </table:table-cell>
        </table:table-row>
        <table:table-row table:style-name="ro1">
          <table:table-cell office:value-type="float" office:value="71.0794" calcext:value-type="float">
            <text:p>71.0794</text:p>
          </table:table-cell>
          <table:table-cell office:value-type="float" office:value="281.779" calcext:value-type="float">
            <text:p>281.779</text:p>
          </table:table-cell>
          <table:table-cell office:value-type="float" office:value="40.7047" calcext:value-type="float">
            <text:p>40.7047</text:p>
          </table:table-cell>
          <table:table-cell office:value-type="float" office:value="69.8498" calcext:value-type="float">
            <text:p>69.8498</text:p>
          </table:table-cell>
          <table:table-cell office:value-type="float" office:value="270.135" calcext:value-type="float">
            <text:p>270.135</text:p>
          </table:table-cell>
          <table:table-cell office:value-type="float" office:value="40.648" calcext:value-type="float">
            <text:p>40.648</text:p>
          </table:table-cell>
          <table:table-cell/>
          <table:table-cell table:formula="of:=([.D773]-[.A773])/0.0166667" office:value-type="float" office:value="-73.7758524482954" calcext:value-type="float">
            <text:p>-73.7758524482954</text:p>
          </table:table-cell>
          <table:table-cell table:formula="of:=ABS([.E773]-[.B773])/0.0166667" office:value-type="float" office:value="698.638602722795" calcext:value-type="float">
            <text:p>698.638602722795</text:p>
          </table:table-cell>
          <table:table-cell table:formula="of:=([.F773]-[.C773])/0.0166667" office:value-type="float" office:value="-3.40199319601357" calcext:value-type="float">
            <text:p>-3.40199319601357</text:p>
          </table:table-cell>
          <table:table-cell table:formula="of:=DEGREES(ATAN(ABS([.F773]-[.C773])/ABS([.E773]-[.B773])))" office:value-type="float" office:value="0.278997339543618" calcext:value-type="float">
            <text:p>0.278997339543618</text:p>
          </table:table-cell>
          <table:table-cell table:formula="of:=SQRT(POWER([.H773];2)+POWER([.I773];2)+POWER([.J773];2))" office:value-type="float" office:value="702.531385189756" calcext:value-type="float">
            <text:p>702.531385189756</text:p>
          </table:table-cell>
        </table:table-row>
        <table:table-row table:style-name="ro1">
          <table:table-cell office:value-type="float" office:value="70.5665" calcext:value-type="float">
            <text:p>70.5665</text:p>
          </table:table-cell>
          <table:table-cell office:value-type="float" office:value="281.827" calcext:value-type="float">
            <text:p>281.827</text:p>
          </table:table-cell>
          <table:table-cell office:value-type="float" office:value="40.1963" calcext:value-type="float">
            <text:p>40.1963</text:p>
          </table:table-cell>
          <table:table-cell office:value-type="float" office:value="69.5995" calcext:value-type="float">
            <text:p>69.5995</text:p>
          </table:table-cell>
          <table:table-cell office:value-type="float" office:value="269.007" calcext:value-type="float">
            <text:p>269.007</text:p>
          </table:table-cell>
          <table:table-cell office:value-type="float" office:value="39.854" calcext:value-type="float">
            <text:p>39.854</text:p>
          </table:table-cell>
          <table:table-cell/>
          <table:table-cell table:formula="of:=([.D774]-[.A774])/0.0166667" office:value-type="float" office:value="-58.019883960232" calcext:value-type="float">
            <text:p>-58.019883960232</text:p>
          </table:table-cell>
          <table:table-cell table:formula="of:=ABS([.E774]-[.B774])/0.0166667" office:value-type="float" office:value="769.198461603077" calcext:value-type="float">
            <text:p>769.198461603077</text:p>
          </table:table-cell>
          <table:table-cell table:formula="of:=([.F774]-[.C774])/0.0166667" office:value-type="float" office:value="-20.5379589240822" calcext:value-type="float">
            <text:p>-20.5379589240822</text:p>
          </table:table-cell>
          <table:table-cell table:formula="of:=DEGREES(ATAN(ABS([.F774]-[.C774])/ABS([.E774]-[.B774])))" office:value-type="float" office:value="1.52946073907122" calcext:value-type="float">
            <text:p>1.52946073907122</text:p>
          </table:table-cell>
          <table:table-cell table:formula="of:=SQRT(POWER([.H774];2)+POWER([.I774];2)+POWER([.J774];2))" office:value-type="float" office:value="771.656910825054" calcext:value-type="float">
            <text:p>771.656910825054</text:p>
          </table:table-cell>
        </table:table-row>
        <table:table-row table:style-name="ro1">
          <table:table-cell office:value-type="float" office:value="70.5799" calcext:value-type="float">
            <text:p>70.5799</text:p>
          </table:table-cell>
          <table:table-cell office:value-type="float" office:value="279.023" calcext:value-type="float">
            <text:p>279.023</text:p>
          </table:table-cell>
          <table:table-cell office:value-type="float" office:value="41.1599" calcext:value-type="float">
            <text:p>41.1599</text:p>
          </table:table-cell>
          <table:table-cell office:value-type="float" office:value="69.6234" calcext:value-type="float">
            <text:p>69.6234</text:p>
          </table:table-cell>
          <table:table-cell office:value-type="float" office:value="266.258" calcext:value-type="float">
            <text:p>266.258</text:p>
          </table:table-cell>
          <table:table-cell office:value-type="float" office:value="41.3013" calcext:value-type="float">
            <text:p>41.3013</text:p>
          </table:table-cell>
          <table:table-cell/>
          <table:table-cell table:formula="of:=([.D775]-[.A775])/0.0166667" office:value-type="float" office:value="-57.389885220229" calcext:value-type="float">
            <text:p>-57.389885220229</text:p>
          </table:table-cell>
          <table:table-cell table:formula="of:=ABS([.E775]-[.B775])/0.0166667" office:value-type="float" office:value="765.898468203066" calcext:value-type="float">
            <text:p>765.898468203066</text:p>
          </table:table-cell>
          <table:table-cell table:formula="of:=([.F775]-[.C775])/0.0166667" office:value-type="float" office:value="8.48398303203378" calcext:value-type="float">
            <text:p>8.48398303203378</text:p>
          </table:table-cell>
          <table:table-cell table:formula="of:=DEGREES(ATAN(ABS([.F775]-[.C775])/ABS([.E775]-[.B775])))" office:value-type="float" office:value="0.634648796045927" calcext:value-type="float">
            <text:p>0.634648796045927</text:p>
          </table:table-cell>
          <table:table-cell table:formula="of:=SQRT(POWER([.H775];2)+POWER([.I775];2)+POWER([.J775];2))" office:value-type="float" office:value="768.092468710299" calcext:value-type="float">
            <text:p>768.092468710299</text:p>
          </table:table-cell>
        </table:table-row>
        <table:table-row table:style-name="ro1">
          <table:table-cell office:value-type="float" office:value="70.8263" calcext:value-type="float">
            <text:p>70.8263</text:p>
          </table:table-cell>
          <table:table-cell office:value-type="float" office:value="277.979" calcext:value-type="float">
            <text:p>277.979</text:p>
          </table:table-cell>
          <table:table-cell office:value-type="float" office:value="40.0748" calcext:value-type="float">
            <text:p>40.0748</text:p>
          </table:table-cell>
          <table:table-cell office:value-type="float" office:value="69.6141" calcext:value-type="float">
            <text:p>69.6141</text:p>
          </table:table-cell>
          <table:table-cell office:value-type="float" office:value="265.315" calcext:value-type="float">
            <text:p>265.315</text:p>
          </table:table-cell>
          <table:table-cell office:value-type="float" office:value="39.7481" calcext:value-type="float">
            <text:p>39.7481</text:p>
          </table:table-cell>
          <table:table-cell/>
          <table:table-cell table:formula="of:=([.D776]-[.A776])/0.0166667" office:value-type="float" office:value="-72.7318545362915" calcext:value-type="float">
            <text:p>-72.7318545362915</text:p>
          </table:table-cell>
          <table:table-cell table:formula="of:=ABS([.E776]-[.B776])/0.0166667" office:value-type="float" office:value="759.838480323039" calcext:value-type="float">
            <text:p>759.838480323039</text:p>
          </table:table-cell>
          <table:table-cell table:formula="of:=([.F776]-[.C776])/0.0166667" office:value-type="float" office:value="-19.6019607960786" calcext:value-type="float">
            <text:p>-19.6019607960786</text:p>
          </table:table-cell>
          <table:table-cell table:formula="of:=DEGREES(ATAN(ABS([.F776]-[.C776])/ABS([.E776]-[.B776])))" office:value-type="float" office:value="1.47776218807016" calcext:value-type="float">
            <text:p>1.47776218807016</text:p>
          </table:table-cell>
          <table:table-cell table:formula="of:=SQRT(POWER([.H776];2)+POWER([.I776];2)+POWER([.J776];2))" office:value-type="float" office:value="763.563144547302" calcext:value-type="float">
            <text:p>763.563144547302</text:p>
          </table:table-cell>
        </table:table-row>
        <table:table-row table:style-name="ro1">
          <table:table-cell office:value-type="float" office:value="71.3268" calcext:value-type="float">
            <text:p>71.3268</text:p>
          </table:table-cell>
          <table:table-cell office:value-type="float" office:value="285.899" calcext:value-type="float">
            <text:p>285.899</text:p>
          </table:table-cell>
          <table:table-cell office:value-type="float" office:value="40.0288" calcext:value-type="float">
            <text:p>40.0288</text:p>
          </table:table-cell>
          <table:table-cell office:value-type="float" office:value="70.0757" calcext:value-type="float">
            <text:p>70.0757</text:p>
          </table:table-cell>
          <table:table-cell office:value-type="float" office:value="274.182" calcext:value-type="float">
            <text:p>274.182</text:p>
          </table:table-cell>
          <table:table-cell office:value-type="float" office:value="39.4678" calcext:value-type="float">
            <text:p>39.4678</text:p>
          </table:table-cell>
          <table:table-cell/>
          <table:table-cell table:formula="of:=([.D777]-[.A777])/0.0166667" office:value-type="float" office:value="-75.0658498683008" calcext:value-type="float">
            <text:p>-75.0658498683008</text:p>
          </table:table-cell>
          <table:table-cell table:formula="of:=ABS([.E777]-[.B777])/0.0166667" office:value-type="float" office:value="703.018593962811" calcext:value-type="float">
            <text:p>703.018593962811</text:p>
          </table:table-cell>
          <table:table-cell table:formula="of:=([.F777]-[.C777])/0.0166667" office:value-type="float" office:value="-33.6599326801346" calcext:value-type="float">
            <text:p>-33.6599326801346</text:p>
          </table:table-cell>
          <table:table-cell table:formula="of:=DEGREES(ATAN(ABS([.F777]-[.C777])/ABS([.E777]-[.B777])))" office:value-type="float" office:value="2.74117985914125" calcext:value-type="float">
            <text:p>2.74117985914125</text:p>
          </table:table-cell>
          <table:table-cell table:formula="of:=SQRT(POWER([.H777];2)+POWER([.I777];2)+POWER([.J777];2))" office:value-type="float" office:value="707.815665510399" calcext:value-type="float">
            <text:p>707.815665510399</text:p>
          </table:table-cell>
        </table:table-row>
        <table:table-row table:style-name="ro1">
          <table:table-cell office:value-type="float" office:value="71.0763" calcext:value-type="float">
            <text:p>71.0763</text:p>
          </table:table-cell>
          <table:table-cell office:value-type="float" office:value="283.135" calcext:value-type="float">
            <text:p>283.135</text:p>
          </table:table-cell>
          <table:table-cell office:value-type="float" office:value="40.483" calcext:value-type="float">
            <text:p>40.483</text:p>
          </table:table-cell>
          <table:table-cell office:value-type="float" office:value="70.1016" calcext:value-type="float">
            <text:p>70.1016</text:p>
          </table:table-cell>
          <table:table-cell office:value-type="float" office:value="268.935" calcext:value-type="float">
            <text:p>268.935</text:p>
          </table:table-cell>
          <table:table-cell office:value-type="float" office:value="40.601" calcext:value-type="float">
            <text:p>40.601</text:p>
          </table:table-cell>
          <table:table-cell/>
          <table:table-cell table:formula="of:=([.D778]-[.A778])/0.0166667" office:value-type="float" office:value="-58.4818830362338" calcext:value-type="float">
            <text:p>-58.4818830362338</text:p>
          </table:table-cell>
          <table:table-cell table:formula="of:=ABS([.E778]-[.B778])/0.0166667" office:value-type="float" office:value="851.998296003407" calcext:value-type="float">
            <text:p>851.998296003407</text:p>
          </table:table-cell>
          <table:table-cell table:formula="of:=([.F778]-[.C778])/0.0166667" office:value-type="float" office:value="7.07998584002845" calcext:value-type="float">
            <text:p>7.07998584002845</text:p>
          </table:table-cell>
          <table:table-cell table:formula="of:=DEGREES(ATAN(ABS([.F778]-[.C778])/ABS([.E778]-[.B778])))" office:value-type="float" office:value="0.476108899090999" calcext:value-type="float">
            <text:p>0.476108899090999</text:p>
          </table:table-cell>
          <table:table-cell table:formula="of:=SQRT(POWER([.H778];2)+POWER([.I778];2)+POWER([.J778];2))" office:value-type="float" office:value="854.032407602703" calcext:value-type="float">
            <text:p>854.032407602703</text:p>
          </table:table-cell>
        </table:table-row>
        <table:table-row table:style-name="ro1">
          <table:table-cell office:value-type="float" office:value="71.5881" calcext:value-type="float">
            <text:p>71.5881</text:p>
          </table:table-cell>
          <table:table-cell office:value-type="float" office:value="281.838" calcext:value-type="float">
            <text:p>281.838</text:p>
          </table:table-cell>
          <table:table-cell office:value-type="float" office:value="40.6902" calcext:value-type="float">
            <text:p>40.6902</text:p>
          </table:table-cell>
          <table:table-cell office:value-type="float" office:value="70.5967" calcext:value-type="float">
            <text:p>70.5967</text:p>
          </table:table-cell>
          <table:table-cell office:value-type="float" office:value="268.997" calcext:value-type="float">
            <text:p>268.997</text:p>
          </table:table-cell>
          <table:table-cell office:value-type="float" office:value="40.5858" calcext:value-type="float">
            <text:p>40.5858</text:p>
          </table:table-cell>
          <table:table-cell/>
          <table:table-cell table:formula="of:=([.D779]-[.A779])/0.0166667" office:value-type="float" office:value="-59.4838810322379" calcext:value-type="float">
            <text:p>-59.4838810322379</text:p>
          </table:table-cell>
          <table:table-cell table:formula="of:=ABS([.E779]-[.B779])/0.0166667" office:value-type="float" office:value="770.458459083082" calcext:value-type="float">
            <text:p>770.458459083082</text:p>
          </table:table-cell>
          <table:table-cell table:formula="of:=([.F779]-[.C779])/0.0166667" office:value-type="float" office:value="-6.26398747202495" calcext:value-type="float">
            <text:p>-6.26398747202495</text:p>
          </table:table-cell>
          <table:table-cell table:formula="of:=DEGREES(ATAN(ABS([.F779]-[.C779])/ABS([.E779]-[.B779])))" office:value-type="float" office:value="0.465816337473456" calcext:value-type="float">
            <text:p>0.465816337473456</text:p>
          </table:table-cell>
          <table:table-cell table:formula="of:=SQRT(POWER([.H779];2)+POWER([.I779];2)+POWER([.J779];2))" office:value-type="float" office:value="772.776686251846" calcext:value-type="float">
            <text:p>772.776686251846</text:p>
          </table:table-cell>
        </table:table-row>
        <table:table-row table:style-name="ro1">
          <table:table-cell office:value-type="float" office:value="71.8443" calcext:value-type="float">
            <text:p>71.8443</text:p>
          </table:table-cell>
          <table:table-cell office:value-type="float" office:value="284.474" calcext:value-type="float">
            <text:p>284.474</text:p>
          </table:table-cell>
          <table:table-cell office:value-type="float" office:value="40.7649" calcext:value-type="float">
            <text:p>40.7649</text:p>
          </table:table-cell>
          <table:table-cell office:value-type="float" office:value="71.0918" calcext:value-type="float">
            <text:p>71.0918</text:p>
          </table:table-cell>
          <table:table-cell office:value-type="float" office:value="271.495" calcext:value-type="float">
            <text:p>271.495</text:p>
          </table:table-cell>
          <table:table-cell office:value-type="float" office:value="40.903" calcext:value-type="float">
            <text:p>40.903</text:p>
          </table:table-cell>
          <table:table-cell/>
          <table:table-cell table:formula="of:=([.D780]-[.A780])/0.0166667" office:value-type="float" office:value="-45.1499097001805" calcext:value-type="float">
            <text:p>-45.1499097001805</text:p>
          </table:table-cell>
          <table:table-cell table:formula="of:=ABS([.E780]-[.B780])/0.0166667" office:value-type="float" office:value="778.738442523114" calcext:value-type="float">
            <text:p>778.738442523114</text:p>
          </table:table-cell>
          <table:table-cell table:formula="of:=([.F780]-[.C780])/0.0166667" office:value-type="float" office:value="8.28598342803323" calcext:value-type="float">
            <text:p>8.28598342803323</text:p>
          </table:table-cell>
          <table:table-cell table:formula="of:=DEGREES(ATAN(ABS([.F780]-[.C780])/ABS([.E780]-[.B780])))" office:value-type="float" office:value="0.609619274525296" calcext:value-type="float">
            <text:p>0.609619274525296</text:p>
          </table:table-cell>
          <table:table-cell table:formula="of:=SQRT(POWER([.H780];2)+POWER([.I780];2)+POWER([.J780];2))" office:value-type="float" office:value="780.090208713473" calcext:value-type="float">
            <text:p>780.090208713473</text:p>
          </table:table-cell>
        </table:table-row>
        <table:table-row table:style-name="ro1">
          <table:table-cell office:value-type="float" office:value="70.3258" calcext:value-type="float">
            <text:p>70.3258</text:p>
          </table:table-cell>
          <table:table-cell office:value-type="float" office:value="277.816" calcext:value-type="float">
            <text:p>277.816</text:p>
          </table:table-cell>
          <table:table-cell office:value-type="float" office:value="40.6082" calcext:value-type="float">
            <text:p>40.6082</text:p>
          </table:table-cell>
          <table:table-cell office:value-type="float" office:value="68.8822" calcext:value-type="float">
            <text:p>68.8822</text:p>
          </table:table-cell>
          <table:table-cell office:value-type="float" office:value="265.118" calcext:value-type="float">
            <text:p>265.118</text:p>
          </table:table-cell>
          <table:table-cell office:value-type="float" office:value="40.2782" calcext:value-type="float">
            <text:p>40.2782</text:p>
          </table:table-cell>
          <table:table-cell/>
          <table:table-cell table:formula="of:=([.D781]-[.A781])/0.0166667" office:value-type="float" office:value="-86.6158267683467" calcext:value-type="float">
            <text:p>-86.6158267683467</text:p>
          </table:table-cell>
          <table:table-cell table:formula="of:=ABS([.E781]-[.B781])/0.0166667" office:value-type="float" office:value="761.878476243046" calcext:value-type="float">
            <text:p>761.878476243046</text:p>
          </table:table-cell>
          <table:table-cell table:formula="of:=([.F781]-[.C781])/0.0166667" office:value-type="float" office:value="-19.7999604000791" calcext:value-type="float">
            <text:p>-19.7999604000791</text:p>
          </table:table-cell>
          <table:table-cell table:formula="of:=DEGREES(ATAN(ABS([.F781]-[.C781])/ABS([.E781]-[.B781])))" office:value-type="float" office:value="1.48868737346602" calcext:value-type="float">
            <text:p>1.48868737346602</text:p>
          </table:table-cell>
          <table:table-cell table:formula="of:=SQRT(POWER([.H781];2)+POWER([.I781];2)+POWER([.J781];2))" office:value-type="float" office:value="767.041819225676" calcext:value-type="float">
            <text:p>767.041819225676</text:p>
          </table:table-cell>
        </table:table-row>
        <table:table-row table:style-name="ro1">
          <table:table-cell office:value-type="float" office:value="70.8324" calcext:value-type="float">
            <text:p>70.8324</text:p>
          </table:table-cell>
          <table:table-cell office:value-type="float" office:value="277.826" calcext:value-type="float">
            <text:p>277.826</text:p>
          </table:table-cell>
          <table:table-cell office:value-type="float" office:value="40.8523" calcext:value-type="float">
            <text:p>40.8523</text:p>
          </table:table-cell>
          <table:table-cell office:value-type="float" office:value="69.869" calcext:value-type="float">
            <text:p>69.869</text:p>
          </table:table-cell>
          <table:table-cell office:value-type="float" office:value="265.162" calcext:value-type="float">
            <text:p>265.162</text:p>
          </table:table-cell>
          <table:table-cell office:value-type="float" office:value="40.7504" calcext:value-type="float">
            <text:p>40.7504</text:p>
          </table:table-cell>
          <table:table-cell/>
          <table:table-cell table:formula="of:=([.D782]-[.A782])/0.0166667" office:value-type="float" office:value="-57.8038843922317" calcext:value-type="float">
            <text:p>-57.8038843922317</text:p>
          </table:table-cell>
          <table:table-cell table:formula="of:=ABS([.E782]-[.B782])/0.0166667" office:value-type="float" office:value="759.838480323042" calcext:value-type="float">
            <text:p>759.838480323042</text:p>
          </table:table-cell>
          <table:table-cell table:formula="of:=([.F782]-[.C782])/0.0166667" office:value-type="float" office:value="-6.11398777202449" calcext:value-type="float">
            <text:p>-6.11398777202449</text:p>
          </table:table-cell>
          <table:table-cell table:formula="of:=DEGREES(ATAN(ABS([.F782]-[.C782])/ABS([.E782]-[.B782])))" office:value-type="float" office:value="0.461016577220292" calcext:value-type="float">
            <text:p>0.461016577220292</text:p>
          </table:table-cell>
          <table:table-cell table:formula="of:=SQRT(POWER([.H782];2)+POWER([.I782];2)+POWER([.J782];2))" office:value-type="float" office:value="762.058518800844" calcext:value-type="float">
            <text:p>762.058518800844</text:p>
          </table:table-cell>
        </table:table-row>
        <table:table-row table:style-name="ro1">
          <table:table-cell office:value-type="float" office:value="71.0791" calcext:value-type="float">
            <text:p>71.0791</text:p>
          </table:table-cell>
          <table:table-cell office:value-type="float" office:value="284.326" calcext:value-type="float">
            <text:p>284.326</text:p>
          </table:table-cell>
          <table:table-cell office:value-type="float" office:value="41.0497" calcext:value-type="float">
            <text:p>41.0497</text:p>
          </table:table-cell>
          <table:table-cell office:value-type="float" office:value="69.8502" calcext:value-type="float">
            <text:p>69.8502</text:p>
          </table:table-cell>
          <table:table-cell office:value-type="float" office:value="271.281" calcext:value-type="float">
            <text:p>271.281</text:p>
          </table:table-cell>
          <table:table-cell office:value-type="float" office:value="41.1977" calcext:value-type="float">
            <text:p>41.1977</text:p>
          </table:table-cell>
          <table:table-cell/>
          <table:table-cell table:formula="of:=([.D783]-[.A783])/0.0166667" office:value-type="float" office:value="-73.7338525322947" calcext:value-type="float">
            <text:p>-73.7338525322947</text:p>
          </table:table-cell>
          <table:table-cell table:formula="of:=ABS([.E783]-[.B783])/0.0166667" office:value-type="float" office:value="782.698434603132" calcext:value-type="float">
            <text:p>782.698434603132</text:p>
          </table:table-cell>
          <table:table-cell table:formula="of:=([.F783]-[.C783])/0.0166667" office:value-type="float" office:value="8.87998224003529" calcext:value-type="float">
            <text:p>8.87998224003529</text:p>
          </table:table-cell>
          <table:table-cell table:formula="of:=DEGREES(ATAN(ABS([.F783]-[.C783])/ABS([.E783]-[.B783])))" office:value-type="float" office:value="0.650012385293765" calcext:value-type="float">
            <text:p>0.650012385293765</text:p>
          </table:table-cell>
          <table:table-cell table:formula="of:=SQRT(POWER([.H783];2)+POWER([.I783];2)+POWER([.J783];2))" office:value-type="float" office:value="786.213949649859" calcext:value-type="float">
            <text:p>786.213949649859</text:p>
          </table:table-cell>
        </table:table-row>
        <table:table-row table:style-name="ro1">
          <table:table-cell office:value-type="float" office:value="70.5404" calcext:value-type="float">
            <text:p>70.5404</text:p>
          </table:table-cell>
          <table:table-cell office:value-type="float" office:value="291.295" calcext:value-type="float">
            <text:p>291.295</text:p>
          </table:table-cell>
          <table:table-cell office:value-type="float" office:value="39.4118" calcext:value-type="float">
            <text:p>39.4118</text:p>
          </table:table-cell>
          <table:table-cell office:value-type="float" office:value="70.0937" calcext:value-type="float">
            <text:p>70.0937</text:p>
          </table:table-cell>
          <table:table-cell office:value-type="float" office:value="273.775" calcext:value-type="float">
            <text:p>273.775</text:p>
          </table:table-cell>
          <table:table-cell office:value-type="float" office:value="41.5261" calcext:value-type="float">
            <text:p>41.5261</text:p>
          </table:table-cell>
          <table:table-cell/>
          <table:table-cell table:formula="of:=([.D784]-[.A784])/0.0166667" office:value-type="float" office:value="-26.8019463961076" calcext:value-type="float">
            <text:p>-26.8019463961076</text:p>
          </table:table-cell>
          <table:table-cell table:formula="of:=ABS([.E784]-[.B784])/0.0166667" office:value-type="float" office:value="1051.19789760421" calcext:value-type="float">
            <text:p>1051.19789760421</text:p>
          </table:table-cell>
          <table:table-cell table:formula="of:=([.F784]-[.C784])/0.0166667" office:value-type="float" office:value="126.857746284507" calcext:value-type="float">
            <text:p>126.857746284507</text:p>
          </table:table-cell>
          <table:table-cell table:formula="of:=DEGREES(ATAN(ABS([.F784]-[.C784])/ABS([.E784]-[.B784])))" office:value-type="float" office:value="6.88113453386896" calcext:value-type="float">
            <text:p>6.88113453386896</text:p>
          </table:table-cell>
          <table:table-cell table:formula="of:=SQRT(POWER([.H784];2)+POWER([.I784];2)+POWER([.J784];2))" office:value-type="float" office:value="1059.16394011999" calcext:value-type="float">
            <text:p>1059.16394011999</text:p>
          </table:table-cell>
        </table:table-row>
        <table:table-row table:style-name="ro1">
          <table:table-cell office:value-type="float" office:value="70.5778" calcext:value-type="float">
            <text:p>70.5778</text:p>
          </table:table-cell>
          <table:table-cell office:value-type="float" office:value="279.077" calcext:value-type="float">
            <text:p>279.077</text:p>
          </table:table-cell>
          <table:table-cell office:value-type="float" office:value="40.9001" calcext:value-type="float">
            <text:p>40.9001</text:p>
          </table:table-cell>
          <table:table-cell office:value-type="float" office:value="69.3702" calcext:value-type="float">
            <text:p>69.3702</text:p>
          </table:table-cell>
          <table:table-cell office:value-type="float" office:value="266.36" calcext:value-type="float">
            <text:p>266.36</text:p>
          </table:table-cell>
          <table:table-cell office:value-type="float" office:value="40.5518" calcext:value-type="float">
            <text:p>40.5518</text:p>
          </table:table-cell>
          <table:table-cell/>
          <table:table-cell table:formula="of:=([.D785]-[.A785])/0.0166667" office:value-type="float" office:value="-72.4558550882898" calcext:value-type="float">
            <text:p>-72.4558550882898</text:p>
          </table:table-cell>
          <table:table-cell table:formula="of:=ABS([.E785]-[.B785])/0.0166667" office:value-type="float" office:value="763.018473963051" calcext:value-type="float">
            <text:p>763.018473963051</text:p>
          </table:table-cell>
          <table:table-cell table:formula="of:=([.F785]-[.C785])/0.0166667" office:value-type="float" office:value="-20.8979582040837" calcext:value-type="float">
            <text:p>-20.8979582040837</text:p>
          </table:table-cell>
          <table:table-cell table:formula="of:=DEGREES(ATAN(ABS([.F785]-[.C785])/ABS([.E785]-[.B785])))" office:value-type="float" office:value="1.56885526004376" calcext:value-type="float">
            <text:p>1.56885526004376</text:p>
          </table:table-cell>
          <table:table-cell table:formula="of:=SQRT(POWER([.H785];2)+POWER([.I785];2)+POWER([.J785];2))" office:value-type="float" office:value="766.735787088733" calcext:value-type="float">
            <text:p>766.735787088733</text:p>
          </table:table-cell>
        </table:table-row>
        <table:table-row table:style-name="ro1">
          <table:table-cell office:value-type="float" office:value="70.8217" calcext:value-type="float">
            <text:p>70.8217</text:p>
          </table:table-cell>
          <table:table-cell office:value-type="float" office:value="285.615" calcext:value-type="float">
            <text:p>285.615</text:p>
          </table:table-cell>
          <table:table-cell office:value-type="float" office:value="41.0979" calcext:value-type="float">
            <text:p>41.0979</text:p>
          </table:table-cell>
          <table:table-cell office:value-type="float" office:value="69.3474" calcext:value-type="float">
            <text:p>69.3474</text:p>
          </table:table-cell>
          <table:table-cell office:value-type="float" office:value="272.464" calcext:value-type="float">
            <text:p>272.464</text:p>
          </table:table-cell>
          <table:table-cell office:value-type="float" office:value="41.2536" calcext:value-type="float">
            <text:p>41.2536</text:p>
          </table:table-cell>
          <table:table-cell/>
          <table:table-cell table:formula="of:=([.D786]-[.A786])/0.0166667" office:value-type="float" office:value="-88.4578230843547" calcext:value-type="float">
            <text:p>-88.4578230843547</text:p>
          </table:table-cell>
          <table:table-cell table:formula="of:=ABS([.E786]-[.B786])/0.0166667" office:value-type="float" office:value="789.058421883157" calcext:value-type="float">
            <text:p>789.058421883157</text:p>
          </table:table-cell>
          <table:table-cell table:formula="of:=([.F786]-[.C786])/0.0166667" office:value-type="float" office:value="9.34198131603713" calcext:value-type="float">
            <text:p>9.34198131603713</text:p>
          </table:table-cell>
          <table:table-cell table:formula="of:=DEGREES(ATAN(ABS([.F786]-[.C786])/ABS([.E786]-[.B786])))" office:value-type="float" office:value="0.678316180075516" calcext:value-type="float">
            <text:p>0.678316180075516</text:p>
          </table:table-cell>
          <table:table-cell table:formula="of:=SQRT(POWER([.H786];2)+POWER([.I786];2)+POWER([.J786];2))" office:value-type="float" office:value="794.056202182484" calcext:value-type="float">
            <text:p>794.056202182484</text:p>
          </table:table-cell>
        </table:table-row>
        <table:table-row table:style-name="ro1">
          <table:table-cell office:value-type="float" office:value="71.5899" calcext:value-type="float">
            <text:p>71.5899</text:p>
          </table:table-cell>
          <table:table-cell office:value-type="float" office:value="281.784" calcext:value-type="float">
            <text:p>281.784</text:p>
          </table:table-cell>
          <table:table-cell office:value-type="float" office:value="40.9516" calcext:value-type="float">
            <text:p>40.9516</text:p>
          </table:table-cell>
          <table:table-cell office:value-type="float" office:value="70.8483" calcext:value-type="float">
            <text:p>70.8483</text:p>
          </table:table-cell>
          <table:table-cell office:value-type="float" office:value="268.933" calcext:value-type="float">
            <text:p>268.933</text:p>
          </table:table-cell>
          <table:table-cell office:value-type="float" office:value="41.0868" calcext:value-type="float">
            <text:p>41.0868</text:p>
          </table:table-cell>
          <table:table-cell/>
          <table:table-cell table:formula="of:=([.D787]-[.A787])/0.0166667" office:value-type="float" office:value="-44.4959110081783" calcext:value-type="float">
            <text:p>-44.4959110081783</text:p>
          </table:table-cell>
          <table:table-cell table:formula="of:=ABS([.E787]-[.B787])/0.0166667" office:value-type="float" office:value="771.058457883084" calcext:value-type="float">
            <text:p>771.058457883084</text:p>
          </table:table-cell>
          <table:table-cell table:formula="of:=([.F787]-[.C787])/0.0166667" office:value-type="float" office:value="8.1119837760323" calcext:value-type="float">
            <text:p>8.1119837760323</text:p>
          </table:table-cell>
          <table:table-cell table:formula="of:=DEGREES(ATAN(ABS([.F787]-[.C787])/ABS([.E787]-[.B787])))" office:value-type="float" office:value="0.602762712021359" calcext:value-type="float">
            <text:p>0.602762712021359</text:p>
          </table:table-cell>
          <table:table-cell table:formula="of:=SQRT(POWER([.H787];2)+POWER([.I787];2)+POWER([.J787];2))" office:value-type="float" office:value="772.383865607167" calcext:value-type="float">
            <text:p>772.383865607167</text:p>
          </table:table-cell>
        </table:table-row>
        <table:table-row table:style-name="ro1">
          <table:table-cell office:value-type="float" office:value="70.8378" calcext:value-type="float">
            <text:p>70.8378</text:p>
          </table:table-cell>
          <table:table-cell office:value-type="float" office:value="275.231" calcext:value-type="float">
            <text:p>275.231</text:p>
          </table:table-cell>
          <table:table-cell office:value-type="float" office:value="41.0303" calcext:value-type="float">
            <text:p>41.0303</text:p>
          </table:table-cell>
          <table:table-cell office:value-type="float" office:value="69.6283" calcext:value-type="float">
            <text:p>69.6283</text:p>
          </table:table-cell>
          <table:table-cell office:value-type="float" office:value="263.916" calcext:value-type="float">
            <text:p>263.916</text:p>
          </table:table-cell>
          <table:table-cell office:value-type="float" office:value="40.7202" calcext:value-type="float">
            <text:p>40.7202</text:p>
          </table:table-cell>
          <table:table-cell/>
          <table:table-cell table:formula="of:=([.D788]-[.A788])/0.0166667" office:value-type="float" office:value="-72.5698548602906" calcext:value-type="float">
            <text:p>-72.5698548602906</text:p>
          </table:table-cell>
          <table:table-cell table:formula="of:=ABS([.E788]-[.B788])/0.0166667" office:value-type="float" office:value="678.898642202715" calcext:value-type="float">
            <text:p>678.898642202715</text:p>
          </table:table-cell>
          <table:table-cell table:formula="of:=([.F788]-[.C788])/0.0166667" office:value-type="float" office:value="-18.6059627880743" calcext:value-type="float">
            <text:p>-18.6059627880743</text:p>
          </table:table-cell>
          <table:table-cell table:formula="of:=DEGREES(ATAN(ABS([.F788]-[.C788])/ABS([.E788]-[.B788])))" office:value-type="float" office:value="1.56986079494905" calcext:value-type="float">
            <text:p>1.56986079494905</text:p>
          </table:table-cell>
          <table:table-cell table:formula="of:=SQRT(POWER([.H788];2)+POWER([.I788];2)+POWER([.J788];2))" office:value-type="float" office:value="683.019715725985" calcext:value-type="float">
            <text:p>683.019715725985</text:p>
          </table:table-cell>
        </table:table-row>
        <table:table-row table:style-name="ro1">
          <table:table-cell office:value-type="float" office:value="71.0835" calcext:value-type="float">
            <text:p>71.0835</text:p>
          </table:table-cell>
          <table:table-cell office:value-type="float" office:value="279.138" calcext:value-type="float">
            <text:p>279.138</text:p>
          </table:table-cell>
          <table:table-cell office:value-type="float" office:value="40.8852" calcext:value-type="float">
            <text:p>40.8852</text:p>
          </table:table-cell>
          <table:table-cell office:value-type="float" office:value="69.8671" calcext:value-type="float">
            <text:p>69.8671</text:p>
          </table:table-cell>
          <table:table-cell office:value-type="float" office:value="266.34" calcext:value-type="float">
            <text:p>266.34</text:p>
          </table:table-cell>
          <table:table-cell office:value-type="float" office:value="41.0404" calcext:value-type="float">
            <text:p>41.0404</text:p>
          </table:table-cell>
          <table:table-cell/>
          <table:table-cell table:formula="of:=([.D789]-[.A789])/0.0166667" office:value-type="float" office:value="-72.9838540322924" calcext:value-type="float">
            <text:p>-72.9838540322924</text:p>
          </table:table-cell>
          <table:table-cell table:formula="of:=ABS([.E789]-[.B789])/0.0166667" office:value-type="float" office:value="767.878464243072" calcext:value-type="float">
            <text:p>767.878464243072</text:p>
          </table:table-cell>
          <table:table-cell table:formula="of:=([.F789]-[.C789])/0.0166667" office:value-type="float" office:value="9.31198137603729" calcext:value-type="float">
            <text:p>9.31198137603729</text:p>
          </table:table-cell>
          <table:table-cell table:formula="of:=DEGREES(ATAN(ABS([.F789]-[.C789])/ABS([.E789]-[.B789])))" office:value-type="float" office:value="0.69478583477273" calcext:value-type="float">
            <text:p>0.69478583477273</text:p>
          </table:table-cell>
          <table:table-cell table:formula="of:=SQRT(POWER([.H789];2)+POWER([.I789];2)+POWER([.J789];2))" office:value-type="float" office:value="771.395288937425" calcext:value-type="float">
            <text:p>771.395288937425</text:p>
          </table:table-cell>
        </table:table-row>
        <table:table-row table:style-name="ro1">
          <table:table-cell office:value-type="float" office:value="71.3417" calcext:value-type="float">
            <text:p>71.3417</text:p>
          </table:table-cell>
          <table:table-cell office:value-type="float" office:value="273.991" calcext:value-type="float">
            <text:p>273.991</text:p>
          </table:table-cell>
          <table:table-cell office:value-type="float" office:value="41.2303" calcext:value-type="float">
            <text:p>41.2303</text:p>
          </table:table-cell>
          <table:table-cell office:value-type="float" office:value="70.363" calcext:value-type="float">
            <text:p>70.363</text:p>
          </table:table-cell>
          <table:table-cell office:value-type="float" office:value="264.026" calcext:value-type="float">
            <text:p>264.026</text:p>
          </table:table-cell>
          <table:table-cell office:value-type="float" office:value="40.6946" calcext:value-type="float">
            <text:p>40.6946</text:p>
          </table:table-cell>
          <table:table-cell/>
          <table:table-cell table:formula="of:=([.D790]-[.A790])/0.0166667" office:value-type="float" office:value="-58.7218825562351" calcext:value-type="float">
            <text:p>-58.7218825562351</text:p>
          </table:table-cell>
          <table:table-cell table:formula="of:=ABS([.E790]-[.B790])/0.0166667" office:value-type="float" office:value="597.89880420239" calcext:value-type="float">
            <text:p>597.89880420239</text:p>
          </table:table-cell>
          <table:table-cell table:formula="of:=([.F790]-[.C790])/0.0166667" office:value-type="float" office:value="-32.1419357161285" calcext:value-type="float">
            <text:p>-32.1419357161285</text:p>
          </table:table-cell>
          <table:table-cell table:formula="of:=DEGREES(ATAN(ABS([.F790]-[.C790])/ABS([.E790]-[.B790])))" office:value-type="float" office:value="3.07715333118572" calcext:value-type="float">
            <text:p>3.07715333118572</text:p>
          </table:table-cell>
          <table:table-cell table:formula="of:=SQRT(POWER([.H790];2)+POWER([.I790];2)+POWER([.J790];2))" office:value-type="float" office:value="601.634726049932" calcext:value-type="float">
            <text:p>601.634726049932</text:p>
          </table:table-cell>
        </table:table-row>
        <table:table-row table:style-name="ro1">
          <table:table-cell office:value-type="float" office:value="71.8453" calcext:value-type="float">
            <text:p>71.8453</text:p>
          </table:table-cell>
          <table:table-cell office:value-type="float" office:value="285.787" calcext:value-type="float">
            <text:p>285.787</text:p>
          </table:table-cell>
          <table:table-cell office:value-type="float" office:value="40.8062" calcext:value-type="float">
            <text:p>40.8062</text:p>
          </table:table-cell>
          <table:table-cell office:value-type="float" office:value="70.8355" calcext:value-type="float">
            <text:p>70.8355</text:p>
          </table:table-cell>
          <table:table-cell office:value-type="float" office:value="274.071" calcext:value-type="float">
            <text:p>274.071</text:p>
          </table:table-cell>
          <table:table-cell office:value-type="float" office:value="40.4757" calcext:value-type="float">
            <text:p>40.4757</text:p>
          </table:table-cell>
          <table:table-cell/>
          <table:table-cell table:formula="of:=([.D791]-[.A791])/0.0166667" office:value-type="float" office:value="-60.5878788242423" calcext:value-type="float">
            <text:p>-60.5878788242423</text:p>
          </table:table-cell>
          <table:table-cell table:formula="of:=ABS([.E791]-[.B791])/0.0166667" office:value-type="float" office:value="702.958594082809" calcext:value-type="float">
            <text:p>702.958594082809</text:p>
          </table:table-cell>
          <table:table-cell table:formula="of:=([.F791]-[.C791])/0.0166667" office:value-type="float" office:value="-19.8299603400789" calcext:value-type="float">
            <text:p>-19.8299603400789</text:p>
          </table:table-cell>
          <table:table-cell table:formula="of:=DEGREES(ATAN(ABS([.F791]-[.C791])/ABS([.E791]-[.B791])))" office:value-type="float" office:value="1.61584453712076" calcext:value-type="float">
            <text:p>1.61584453712076</text:p>
          </table:table-cell>
          <table:table-cell table:formula="of:=SQRT(POWER([.H791];2)+POWER([.I791];2)+POWER([.J791];2))" office:value-type="float" office:value="705.843398624929" calcext:value-type="float">
            <text:p>705.843398624929</text:p>
          </table:table-cell>
        </table:table-row>
        <table:table-row table:style-name="ro1">
          <table:table-cell office:value-type="float" office:value="71.0826" calcext:value-type="float">
            <text:p>71.0826</text:p>
          </table:table-cell>
          <table:table-cell office:value-type="float" office:value="277.92" calcext:value-type="float">
            <text:p>277.92</text:p>
          </table:table-cell>
          <table:table-cell office:value-type="float" office:value="40.5838" calcext:value-type="float">
            <text:p>40.5838</text:p>
          </table:table-cell>
          <table:table-cell office:value-type="float" office:value="70.1159" calcext:value-type="float">
            <text:p>70.1159</text:p>
          </table:table-cell>
          <table:table-cell office:value-type="float" office:value="264.033" calcext:value-type="float">
            <text:p>264.033</text:p>
          </table:table-cell>
          <table:table-cell office:value-type="float" office:value="40.4518" calcext:value-type="float">
            <text:p>40.4518</text:p>
          </table:table-cell>
          <table:table-cell/>
          <table:table-cell table:formula="of:=([.D792]-[.A792])/0.0166667" office:value-type="float" office:value="-58.0018839962322" calcext:value-type="float">
            <text:p>-58.0018839962322</text:p>
          </table:table-cell>
          <table:table-cell table:formula="of:=ABS([.E792]-[.B792])/0.0166667" office:value-type="float" office:value="833.218333563333" calcext:value-type="float">
            <text:p>833.218333563333</text:p>
          </table:table-cell>
          <table:table-cell table:formula="of:=([.F792]-[.C792])/0.0166667" office:value-type="float" office:value="-7.91998416003155" calcext:value-type="float">
            <text:p>-7.91998416003155</text:p>
          </table:table-cell>
          <table:table-cell table:formula="of:=DEGREES(ATAN(ABS([.F792]-[.C792])/ABS([.E792]-[.B792])))" office:value-type="float" office:value="0.5445967547307" calcext:value-type="float">
            <text:p>0.5445967547307</text:p>
          </table:table-cell>
          <table:table-cell table:formula="of:=SQRT(POWER([.H792];2)+POWER([.I792];2)+POWER([.J792];2))" office:value-type="float" office:value="835.272252671107" calcext:value-type="float">
            <text:p>835.272252671107</text:p>
          </table:table-cell>
        </table:table-row>
        <table:table-row table:style-name="ro1">
          <table:table-cell office:value-type="float" office:value="69.8698" calcext:value-type="float">
            <text:p>69.8698</text:p>
          </table:table-cell>
          <table:table-cell office:value-type="float" office:value="267.423" calcext:value-type="float">
            <text:p>267.423</text:p>
          </table:table-cell>
          <table:table-cell office:value-type="float" office:value="41.8391" calcext:value-type="float">
            <text:p>41.8391</text:p>
          </table:table-cell>
          <table:table-cell office:value-type="float" office:value="68.7267" calcext:value-type="float">
            <text:p>68.7267</text:p>
          </table:table-cell>
          <table:table-cell office:value-type="float" office:value="252.868" calcext:value-type="float">
            <text:p>252.868</text:p>
          </table:table-cell>
          <table:table-cell office:value-type="float" office:value="41.6574" calcext:value-type="float">
            <text:p>41.6574</text:p>
          </table:table-cell>
          <table:table-cell/>
          <table:table-cell table:formula="of:=([.D793]-[.A793])/0.0166667" office:value-type="float" office:value="-68.5858628282746" calcext:value-type="float">
            <text:p>-68.5858628282746</text:p>
          </table:table-cell>
          <table:table-cell table:formula="of:=ABS([.E793]-[.B793])/0.0166667" office:value-type="float" office:value="873.298253403494" calcext:value-type="float">
            <text:p>873.298253403494</text:p>
          </table:table-cell>
          <table:table-cell table:formula="of:=([.F793]-[.C793])/0.0166667" office:value-type="float" office:value="-10.9019781960436" calcext:value-type="float">
            <text:p>-10.9019781960436</text:p>
          </table:table-cell>
          <table:table-cell table:formula="of:=DEGREES(ATAN(ABS([.F793]-[.C793])/ABS([.E793]-[.B793])))" office:value-type="float" office:value="0.715225172228947" calcext:value-type="float">
            <text:p>0.715225172228947</text:p>
          </table:table-cell>
          <table:table-cell table:formula="of:=SQRT(POWER([.H793];2)+POWER([.I793];2)+POWER([.J793];2))" office:value-type="float" office:value="876.055199805399" calcext:value-type="float">
            <text:p>876.055199805399</text:p>
          </table:table-cell>
        </table:table-row>
        <table:table-row table:style-name="ro1">
          <table:table-cell office:value-type="float" office:value="70.324" calcext:value-type="float">
            <text:p>70.324</text:p>
          </table:table-cell>
          <table:table-cell office:value-type="float" office:value="280.28" calcext:value-type="float">
            <text:p>280.28</text:p>
          </table:table-cell>
          <table:table-cell office:value-type="float" office:value="41.2086" calcext:value-type="float">
            <text:p>41.2086</text:p>
          </table:table-cell>
          <table:table-cell office:value-type="float" office:value="69.1292" calcext:value-type="float">
            <text:p>69.1292</text:p>
          </table:table-cell>
          <table:table-cell office:value-type="float" office:value="266.23" calcext:value-type="float">
            <text:p>266.23</text:p>
          </table:table-cell>
          <table:table-cell office:value-type="float" office:value="41.066" calcext:value-type="float">
            <text:p>41.066</text:p>
          </table:table-cell>
          <table:table-cell/>
          <table:table-cell table:formula="of:=([.D794]-[.A794])/0.0166667" office:value-type="float" office:value="-71.6878566242868" calcext:value-type="float">
            <text:p>-71.6878566242868</text:p>
          </table:table-cell>
          <table:table-cell table:formula="of:=ABS([.E794]-[.B794])/0.0166667" office:value-type="float" office:value="842.998314003369" calcext:value-type="float">
            <text:p>842.998314003369</text:p>
          </table:table-cell>
          <table:table-cell table:formula="of:=([.F794]-[.C794])/0.0166667" office:value-type="float" office:value="-8.5559828880339" calcext:value-type="float">
            <text:p>-8.5559828880339</text:p>
          </table:table-cell>
          <table:table-cell table:formula="of:=DEGREES(ATAN(ABS([.F794]-[.C794])/ABS([.E794]-[.B794])))" office:value-type="float" office:value="0.581501610521042" calcext:value-type="float">
            <text:p>0.581501610521042</text:p>
          </table:table-cell>
          <table:table-cell table:formula="of:=SQRT(POWER([.H794];2)+POWER([.I794];2)+POWER([.J794];2))" office:value-type="float" office:value="846.0842221925" calcext:value-type="float">
            <text:p>846.0842221925</text:p>
          </table:table-cell>
        </table:table-row>
        <table:table-row table:style-name="ro1">
          <table:table-cell office:value-type="float" office:value="70.8415" calcext:value-type="float">
            <text:p>70.8415</text:p>
          </table:table-cell>
          <table:table-cell office:value-type="float" office:value="273.918" calcext:value-type="float">
            <text:p>273.918</text:p>
          </table:table-cell>
          <table:table-cell office:value-type="float" office:value="41.2471" calcext:value-type="float">
            <text:p>41.2471</text:p>
          </table:table-cell>
          <table:table-cell office:value-type="float" office:value="69.8923" calcext:value-type="float">
            <text:p>69.8923</text:p>
          </table:table-cell>
          <table:table-cell office:value-type="float" office:value="260.201" calcext:value-type="float">
            <text:p>260.201</text:p>
          </table:table-cell>
          <table:table-cell office:value-type="float" office:value="41.3499" calcext:value-type="float">
            <text:p>41.3499</text:p>
          </table:table-cell>
          <table:table-cell/>
          <table:table-cell table:formula="of:=([.D795]-[.A795])/0.0166667" office:value-type="float" office:value="-56.9518860962272" calcext:value-type="float">
            <text:p>-56.9518860962272</text:p>
          </table:table-cell>
          <table:table-cell table:formula="of:=ABS([.E795]-[.B795])/0.0166667" office:value-type="float" office:value="823.018353963291" calcext:value-type="float">
            <text:p>823.018353963291</text:p>
          </table:table-cell>
          <table:table-cell table:formula="of:=([.F795]-[.C795])/0.0166667" office:value-type="float" office:value="6.16798766402437" calcext:value-type="float">
            <text:p>6.16798766402437</text:p>
          </table:table-cell>
          <table:table-cell table:formula="of:=DEGREES(ATAN(ABS([.F795]-[.C795])/ABS([.E795]-[.B795])))" office:value-type="float" office:value="0.429386590826946" calcext:value-type="float">
            <text:p>0.429386590826946</text:p>
          </table:table-cell>
          <table:table-cell table:formula="of:=SQRT(POWER([.H795];2)+POWER([.I795];2)+POWER([.J795];2))" office:value-type="float" office:value="825.009558952008" calcext:value-type="float">
            <text:p>825.009558952008</text:p>
          </table:table-cell>
        </table:table-row>
        <table:table-row table:style-name="ro1">
          <table:table-cell office:value-type="float" office:value="71.5864" calcext:value-type="float">
            <text:p>71.5864</text:p>
          </table:table-cell>
          <table:table-cell office:value-type="float" office:value="272.909" calcext:value-type="float">
            <text:p>272.909</text:p>
          </table:table-cell>
          <table:table-cell office:value-type="float" office:value="40.4143" calcext:value-type="float">
            <text:p>40.4143</text:p>
          </table:table-cell>
          <table:table-cell office:value-type="float" office:value="71.3427" calcext:value-type="float">
            <text:p>71.3427</text:p>
          </table:table-cell>
          <table:table-cell office:value-type="float" office:value="259.397" calcext:value-type="float">
            <text:p>259.397</text:p>
          </table:table-cell>
          <table:table-cell office:value-type="float" office:value="40.2653" calcext:value-type="float">
            <text:p>40.2653</text:p>
          </table:table-cell>
          <table:table-cell/>
          <table:table-cell table:formula="of:=([.D796]-[.A796])/0.0166667" office:value-type="float" office:value="-14.6219707560587" calcext:value-type="float">
            <text:p>-14.6219707560587</text:p>
          </table:table-cell>
          <table:table-cell table:formula="of:=ABS([.E796]-[.B796])/0.0166667" office:value-type="float" office:value="810.718378563243" calcext:value-type="float">
            <text:p>810.718378563243</text:p>
          </table:table-cell>
          <table:table-cell table:formula="of:=([.F796]-[.C796])/0.0166667" office:value-type="float" office:value="-8.93998212003539" calcext:value-type="float">
            <text:p>-8.93998212003539</text:p>
          </table:table-cell>
          <table:table-cell table:formula="of:=DEGREES(ATAN(ABS([.F796]-[.C796])/ABS([.E796]-[.B796])))" office:value-type="float" office:value="0.631788420440419" calcext:value-type="float">
            <text:p>0.631788420440419</text:p>
          </table:table-cell>
          <table:table-cell table:formula="of:=SQRT(POWER([.H796];2)+POWER([.I796];2)+POWER([.J796];2))" office:value-type="float" office:value="810.899509587539" calcext:value-type="float">
            <text:p>810.899509587539</text:p>
          </table:table-cell>
        </table:table-row>
        <table:table-row table:style-name="ro1">
          <table:table-cell office:value-type="float" office:value="72.3514" calcext:value-type="float">
            <text:p>72.3514</text:p>
          </table:table-cell>
          <table:table-cell office:value-type="float" office:value="281.925" calcext:value-type="float">
            <text:p>281.925</text:p>
          </table:table-cell>
          <table:table-cell office:value-type="float" office:value="40.669" calcext:value-type="float">
            <text:p>40.669</text:p>
          </table:table-cell>
          <table:table-cell office:value-type="float" office:value="71.8352" calcext:value-type="float">
            <text:p>71.8352</text:p>
          </table:table-cell>
          <table:table-cell office:value-type="float" office:value="269.168" calcext:value-type="float">
            <text:p>269.168</text:p>
          </table:table-cell>
          <table:table-cell office:value-type="float" office:value="40.5454" calcext:value-type="float">
            <text:p>40.5454</text:p>
          </table:table-cell>
          <table:table-cell/>
          <table:table-cell table:formula="of:=([.D797]-[.A797])/0.0166667" office:value-type="float" office:value="-30.9719380561238" calcext:value-type="float">
            <text:p>-30.9719380561238</text:p>
          </table:table-cell>
          <table:table-cell table:formula="of:=ABS([.E797]-[.B797])/0.0166667" office:value-type="float" office:value="765.418469163062" calcext:value-type="float">
            <text:p>765.418469163062</text:p>
          </table:table-cell>
          <table:table-cell table:formula="of:=([.F797]-[.C797])/0.0166667" office:value-type="float" office:value="-7.41598516802943" calcext:value-type="float">
            <text:p>-7.41598516802943</text:p>
          </table:table-cell>
          <table:table-cell table:formula="of:=DEGREES(ATAN(ABS([.F797]-[.C797])/ABS([.E797]-[.B797])))" office:value-type="float" office:value="0.555109882059951" calcext:value-type="float">
            <text:p>0.555109882059951</text:p>
          </table:table-cell>
          <table:table-cell table:formula="of:=SQRT(POWER([.H797];2)+POWER([.I797];2)+POWER([.J797];2))" office:value-type="float" office:value="766.080733812625" calcext:value-type="float">
            <text:p>766.080733812625</text:p>
          </table:table-cell>
        </table:table-row>
        <table:table-row table:style-name="ro1">
          <table:table-cell office:value-type="float" office:value="71.3428" calcext:value-type="float">
            <text:p>71.3428</text:p>
          </table:table-cell>
          <table:table-cell office:value-type="float" office:value="276.457" calcext:value-type="float">
            <text:p>276.457</text:p>
          </table:table-cell>
          <table:table-cell office:value-type="float" office:value="41.5723" calcext:value-type="float">
            <text:p>41.5723</text:p>
          </table:table-cell>
          <table:table-cell office:value-type="float" office:value="70.6224" calcext:value-type="float">
            <text:p>70.6224</text:p>
          </table:table-cell>
          <table:table-cell office:value-type="float" office:value="262.571" calcext:value-type="float">
            <text:p>262.571</text:p>
          </table:table-cell>
          <table:table-cell office:value-type="float" office:value="42.1538" calcext:value-type="float">
            <text:p>42.1538</text:p>
          </table:table-cell>
          <table:table-cell/>
          <table:table-cell table:formula="of:=([.D798]-[.A798])/0.0166667" office:value-type="float" office:value="-43.2239135521728" calcext:value-type="float">
            <text:p>-43.2239135521728</text:p>
          </table:table-cell>
          <table:table-cell table:formula="of:=ABS([.E798]-[.B798])/0.0166667" office:value-type="float" office:value="833.158333683331" calcext:value-type="float">
            <text:p>833.158333683331</text:p>
          </table:table-cell>
          <table:table-cell table:formula="of:=([.F798]-[.C798])/0.0166667" office:value-type="float" office:value="34.8899302201395" calcext:value-type="float">
            <text:p>34.8899302201395</text:p>
          </table:table-cell>
          <table:table-cell table:formula="of:=DEGREES(ATAN(ABS([.F798]-[.C798])/ABS([.E798]-[.B798])))" office:value-type="float" office:value="2.39795768493003" calcext:value-type="float">
            <text:p>2.39795768493003</text:p>
          </table:table-cell>
          <table:table-cell table:formula="of:=SQRT(POWER([.H798];2)+POWER([.I798];2)+POWER([.J798];2))" office:value-type="float" office:value="835.008037637672" calcext:value-type="float">
            <text:p>835.008037637672</text:p>
          </table:table-cell>
        </table:table-row>
        <table:table-row table:style-name="ro1">
          <table:table-cell office:value-type="float" office:value="71.3358" calcext:value-type="float">
            <text:p>71.3358</text:p>
          </table:table-cell>
          <table:table-cell office:value-type="float" office:value="275.397" calcext:value-type="float">
            <text:p>275.397</text:p>
          </table:table-cell>
          <table:table-cell office:value-type="float" office:value="40.4994" calcext:value-type="float">
            <text:p>40.4994</text:p>
          </table:table-cell>
          <table:table-cell office:value-type="float" office:value="70.3545" calcext:value-type="float">
            <text:p>70.3545</text:p>
          </table:table-cell>
          <table:table-cell office:value-type="float" office:value="264.207" calcext:value-type="float">
            <text:p>264.207</text:p>
          </table:table-cell>
          <table:table-cell office:value-type="float" office:value="39.6871" calcext:value-type="float">
            <text:p>39.6871</text:p>
          </table:table-cell>
          <table:table-cell/>
          <table:table-cell table:formula="of:=([.D799]-[.A799])/0.0166667" office:value-type="float" office:value="-58.8778822442358" calcext:value-type="float">
            <text:p>-58.8778822442358</text:p>
          </table:table-cell>
          <table:table-cell table:formula="of:=ABS([.E799]-[.B799])/0.0166667" office:value-type="float" office:value="671.398657202686" calcext:value-type="float">
            <text:p>671.398657202686</text:p>
          </table:table-cell>
          <table:table-cell table:formula="of:=([.F799]-[.C799])/0.0166667" office:value-type="float" office:value="-48.737902524195" calcext:value-type="float">
            <text:p>-48.737902524195</text:p>
          </table:table-cell>
          <table:table-cell table:formula="of:=DEGREES(ATAN(ABS([.F799]-[.C799])/ABS([.E799]-[.B799])))" office:value-type="float" office:value="4.15190962239144" calcext:value-type="float">
            <text:p>4.15190962239144</text:p>
          </table:table-cell>
          <table:table-cell table:formula="of:=SQRT(POWER([.H799];2)+POWER([.I799];2)+POWER([.J799];2))" office:value-type="float" office:value="675.735262550056" calcext:value-type="float">
            <text:p>675.735262550056</text:p>
          </table:table-cell>
        </table:table-row>
        <table:table-row table:style-name="ro1">
          <table:table-cell office:value-type="float" office:value="70.8381" calcext:value-type="float">
            <text:p>70.8381</text:p>
          </table:table-cell>
          <table:table-cell office:value-type="float" office:value="276.447" calcext:value-type="float">
            <text:p>276.447</text:p>
          </table:table-cell>
          <table:table-cell office:value-type="float" office:value="41.329" calcext:value-type="float">
            <text:p>41.329</text:p>
          </table:table-cell>
          <table:table-cell office:value-type="float" office:value="69.8864" calcext:value-type="float">
            <text:p>69.8864</text:p>
          </table:table-cell>
          <table:table-cell office:value-type="float" office:value="262.554" calcext:value-type="float">
            <text:p>262.554</text:p>
          </table:table-cell>
          <table:table-cell office:value-type="float" office:value="41.6783" calcext:value-type="float">
            <text:p>41.6783</text:p>
          </table:table-cell>
          <table:table-cell/>
          <table:table-cell table:formula="of:=([.D800]-[.A800])/0.0166667" office:value-type="float" office:value="-57.1018857962286" calcext:value-type="float">
            <text:p>-57.1018857962286</text:p>
          </table:table-cell>
          <table:table-cell table:formula="of:=ABS([.E800]-[.B800])/0.0166667" office:value-type="float" office:value="833.578332843336" calcext:value-type="float">
            <text:p>833.578332843336</text:p>
          </table:table-cell>
          <table:table-cell table:formula="of:=([.F800]-[.C800])/0.0166667" office:value-type="float" office:value="20.9579580840838" calcext:value-type="float">
            <text:p>20.9579580840838</text:p>
          </table:table-cell>
          <table:table-cell table:formula="of:=DEGREES(ATAN(ABS([.F800]-[.C800])/ABS([.E800]-[.B800])))" office:value-type="float" office:value="1.44023611663543" calcext:value-type="float">
            <text:p>1.44023611663543</text:p>
          </table:table-cell>
          <table:table-cell table:formula="of:=SQRT(POWER([.H800];2)+POWER([.I800];2)+POWER([.J800];2))" office:value-type="float" office:value="835.794650829027" calcext:value-type="float">
            <text:p>835.794650829027</text:p>
          </table:table-cell>
        </table:table-row>
        <table:table-row table:style-name="ro1">
          <table:table-cell office:value-type="float" office:value="71.0916" calcext:value-type="float">
            <text:p>71.0916</text:p>
          </table:table-cell>
          <table:table-cell office:value-type="float" office:value="273.95" calcext:value-type="float">
            <text:p>273.95</text:p>
          </table:table-cell>
          <table:table-cell office:value-type="float" office:value="41.2395" calcext:value-type="float">
            <text:p>41.2395</text:p>
          </table:table-cell>
          <table:table-cell office:value-type="float" office:value="70.3709" calcext:value-type="float">
            <text:p>70.3709</text:p>
          </table:table-cell>
          <table:table-cell office:value-type="float" office:value="261.563" calcext:value-type="float">
            <text:p>261.563</text:p>
          </table:table-cell>
          <table:table-cell office:value-type="float" office:value="40.871" calcext:value-type="float">
            <text:p>40.871</text:p>
          </table:table-cell>
          <table:table-cell/>
          <table:table-cell table:formula="of:=([.D801]-[.A801])/0.0166667" office:value-type="float" office:value="-43.2419135161726" calcext:value-type="float">
            <text:p>-43.2419135161726</text:p>
          </table:table-cell>
          <table:table-cell table:formula="of:=ABS([.E801]-[.B801])/0.0166667" office:value-type="float" office:value="743.218513562973" calcext:value-type="float">
            <text:p>743.218513562973</text:p>
          </table:table-cell>
          <table:table-cell table:formula="of:=([.F801]-[.C801])/0.0166667" office:value-type="float" office:value="-22.1099557800883" calcext:value-type="float">
            <text:p>-22.1099557800883</text:p>
          </table:table-cell>
          <table:table-cell table:formula="of:=DEGREES(ATAN(ABS([.F801]-[.C801])/ABS([.E801]-[.B801])))" office:value-type="float" office:value="1.70398559642348" calcext:value-type="float">
            <text:p>1.70398559642348</text:p>
          </table:table-cell>
          <table:table-cell table:formula="of:=SQRT(POWER([.H801];2)+POWER([.I801];2)+POWER([.J801];2))" office:value-type="float" office:value="744.803646696156" calcext:value-type="float">
            <text:p>744.803646696156</text:p>
          </table:table-cell>
        </table:table-row>
        <table:table-row table:style-name="ro1">
          <table:table-cell office:value-type="float" office:value="71.0846" calcext:value-type="float">
            <text:p>71.0846</text:p>
          </table:table-cell>
          <table:table-cell office:value-type="float" office:value="277.863" calcext:value-type="float">
            <text:p>277.863</text:p>
          </table:table-cell>
          <table:table-cell office:value-type="float" office:value="40.844" calcext:value-type="float">
            <text:p>40.844</text:p>
          </table:table-cell>
          <table:table-cell office:value-type="float" office:value="69.8537" calcext:value-type="float">
            <text:p>69.8537</text:p>
          </table:table-cell>
          <table:table-cell office:value-type="float" office:value="267.759" calcext:value-type="float">
            <text:p>267.759</text:p>
          </table:table-cell>
          <table:table-cell office:value-type="float" office:value="40.0641" calcext:value-type="float">
            <text:p>40.0641</text:p>
          </table:table-cell>
          <table:table-cell/>
          <table:table-cell table:formula="of:=([.D802]-[.A802])/0.0166667" office:value-type="float" office:value="-73.8538522922949" calcext:value-type="float">
            <text:p>-73.8538522922949</text:p>
          </table:table-cell>
          <table:table-cell table:formula="of:=ABS([.E802]-[.B802])/0.0166667" office:value-type="float" office:value="606.238787522424" calcext:value-type="float">
            <text:p>606.238787522424</text:p>
          </table:table-cell>
          <table:table-cell table:formula="of:=([.F802]-[.C802])/0.0166667" office:value-type="float" office:value="-46.793906412187" calcext:value-type="float">
            <text:p>-46.793906412187</text:p>
          </table:table-cell>
          <table:table-cell table:formula="of:=DEGREES(ATAN(ABS([.F802]-[.C802])/ABS([.E802]-[.B802])))" office:value-type="float" office:value="4.41375216430802" calcext:value-type="float">
            <text:p>4.41375216430802</text:p>
          </table:table-cell>
          <table:table-cell table:formula="of:=SQRT(POWER([.H802];2)+POWER([.I802];2)+POWER([.J802];2))" office:value-type="float" office:value="612.510839636642" calcext:value-type="float">
            <text:p>612.510839636642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93.998" calcext:value-type="float">
            <text:p>293.998</text:p>
          </table:table-cell>
          <table:table-cell office:value-type="float" office:value="40.2515" calcext:value-type="float">
            <text:p>40.2515</text:p>
          </table:table-cell>
          <table:table-cell office:value-type="float" office:value="71.5894" calcext:value-type="float">
            <text:p>71.5894</text:p>
          </table:table-cell>
          <table:table-cell office:value-type="float" office:value="279.183" calcext:value-type="float">
            <text:p>279.183</text:p>
          </table:table-cell>
          <table:table-cell office:value-type="float" office:value="40.8732" calcext:value-type="float">
            <text:p>40.8732</text:p>
          </table:table-cell>
          <table:table-cell/>
          <table:table-cell table:formula="of:=([.D803]-[.A803])/0.0166667" office:value-type="float" office:value="-31.0319379361243" calcext:value-type="float">
            <text:p>-31.0319379361243</text:p>
          </table:table-cell>
          <table:table-cell table:formula="of:=ABS([.E803]-[.B803])/0.0166667" office:value-type="float" office:value="888.898222203556" calcext:value-type="float">
            <text:p>888.898222203556</text:p>
          </table:table-cell>
          <table:table-cell table:formula="of:=([.F803]-[.C803])/0.0166667" office:value-type="float" office:value="37.301925396149" calcext:value-type="float">
            <text:p>37.301925396149</text:p>
          </table:table-cell>
          <table:table-cell table:formula="of:=DEGREES(ATAN(ABS([.F803]-[.C803])/ABS([.E803]-[.B803])))" office:value-type="float" office:value="2.40296313410524" calcext:value-type="float">
            <text:p>2.40296313410524</text:p>
          </table:table-cell>
          <table:table-cell table:formula="of:=SQRT(POWER([.H803];2)+POWER([.I803];2)+POWER([.J803];2))" office:value-type="float" office:value="890.221581544153" calcext:value-type="float">
            <text:p>890.221581544153</text:p>
          </table:table-cell>
        </table:table-row>
        <table:table-row table:style-name="ro1">
          <table:table-cell office:value-type="float" office:value="71.3245" calcext:value-type="float">
            <text:p>71.3245</text:p>
          </table:table-cell>
          <table:table-cell office:value-type="float" office:value="287.256" calcext:value-type="float">
            <text:p>287.256</text:p>
          </table:table-cell>
          <table:table-cell office:value-type="float" office:value="39.807" calcext:value-type="float">
            <text:p>39.807</text:p>
          </table:table-cell>
          <table:table-cell office:value-type="float" office:value="70.5811" calcext:value-type="float">
            <text:p>70.5811</text:p>
          </table:table-cell>
          <table:table-cell office:value-type="float" office:value="274.126" calcext:value-type="float">
            <text:p>274.126</text:p>
          </table:table-cell>
          <table:table-cell office:value-type="float" office:value="39.971" calcext:value-type="float">
            <text:p>39.971</text:p>
          </table:table-cell>
          <table:table-cell/>
          <table:table-cell table:formula="of:=([.D804]-[.A804])/0.0166667" office:value-type="float" office:value="-44.6039107921781" calcext:value-type="float">
            <text:p>-44.6039107921781</text:p>
          </table:table-cell>
          <table:table-cell table:formula="of:=ABS([.E804]-[.B804])/0.0166667" office:value-type="float" office:value="787.798424403151" calcext:value-type="float">
            <text:p>787.798424403151</text:p>
          </table:table-cell>
          <table:table-cell table:formula="of:=([.F804]-[.C804])/0.0166667" office:value-type="float" office:value="9.83998032003902" calcext:value-type="float">
            <text:p>9.83998032003902</text:p>
          </table:table-cell>
          <table:table-cell table:formula="of:=DEGREES(ATAN(ABS([.F804]-[.C804])/ABS([.E804]-[.B804])))" office:value-type="float" office:value="0.715614564327385" calcext:value-type="float">
            <text:p>0.715614564327385</text:p>
          </table:table-cell>
          <table:table-cell table:formula="of:=SQRT(POWER([.H804];2)+POWER([.I804];2)+POWER([.J804];2))" office:value-type="float" office:value="789.121468192789" calcext:value-type="float">
            <text:p>789.121468192789</text:p>
          </table:table-cell>
        </table:table-row>
        <table:table-row table:style-name="ro1">
          <table:table-cell office:value-type="float" office:value="70.8346" calcext:value-type="float">
            <text:p>70.8346</text:p>
          </table:table-cell>
          <table:table-cell office:value-type="float" office:value="279.006" calcext:value-type="float">
            <text:p>279.006</text:p>
          </table:table-cell>
          <table:table-cell office:value-type="float" office:value="41.4112" calcext:value-type="float">
            <text:p>41.4112</text:p>
          </table:table-cell>
          <table:table-cell office:value-type="float" office:value="69.8694" calcext:value-type="float">
            <text:p>69.8694</text:p>
          </table:table-cell>
          <table:table-cell office:value-type="float" office:value="266.298" calcext:value-type="float">
            <text:p>266.298</text:p>
          </table:table-cell>
          <table:table-cell office:value-type="float" office:value="41.2924" calcext:value-type="float">
            <text:p>41.2924</text:p>
          </table:table-cell>
          <table:table-cell/>
          <table:table-cell table:formula="of:=([.D805]-[.A805])/0.0166667" office:value-type="float" office:value="-57.9118841762314" calcext:value-type="float">
            <text:p>-57.9118841762314</text:p>
          </table:table-cell>
          <table:table-cell table:formula="of:=ABS([.E805]-[.B805])/0.0166667" office:value-type="float" office:value="762.478475043048" calcext:value-type="float">
            <text:p>762.478475043048</text:p>
          </table:table-cell>
          <table:table-cell table:formula="of:=([.F805]-[.C805])/0.0166667" office:value-type="float" office:value="-7.12798574402853" calcext:value-type="float">
            <text:p>-7.12798574402853</text:p>
          </table:table-cell>
          <table:table-cell table:formula="of:=DEGREES(ATAN(ABS([.F805]-[.C805])/ABS([.E805]-[.B805])))" office:value-type="float" office:value="0.535610664826661" calcext:value-type="float">
            <text:p>0.535610664826661</text:p>
          </table:table-cell>
          <table:table-cell table:formula="of:=SQRT(POWER([.H805];2)+POWER([.I805];2)+POWER([.J805];2))" office:value-type="float" office:value="764.707800021407" calcext:value-type="float">
            <text:p>764.707800021407</text:p>
          </table:table-cell>
        </table:table-row>
        <table:table-row table:style-name="ro1">
          <table:table-cell office:value-type="float" office:value="71.3399" calcext:value-type="float">
            <text:p>71.3399</text:p>
          </table:table-cell>
          <table:table-cell office:value-type="float" office:value="285.504" calcext:value-type="float">
            <text:p>285.504</text:p>
          </table:table-cell>
          <table:table-cell office:value-type="float" office:value="41.873" calcext:value-type="float">
            <text:p>41.873</text:p>
          </table:table-cell>
          <table:table-cell office:value-type="float" office:value="70.351" calcext:value-type="float">
            <text:p>70.351</text:p>
          </table:table-cell>
          <table:table-cell office:value-type="float" office:value="272.442" calcext:value-type="float">
            <text:p>272.442</text:p>
          </table:table-cell>
          <table:table-cell office:value-type="float" office:value="41.9906" calcext:value-type="float">
            <text:p>41.9906</text:p>
          </table:table-cell>
          <table:table-cell/>
          <table:table-cell table:formula="of:=([.D806]-[.A806])/0.0166667" office:value-type="float" office:value="-59.3338813322374" calcext:value-type="float">
            <text:p>-59.3338813322374</text:p>
          </table:table-cell>
          <table:table-cell table:formula="of:=ABS([.E806]-[.B806])/0.0166667" office:value-type="float" office:value="783.718432563136" calcext:value-type="float">
            <text:p>783.718432563136</text:p>
          </table:table-cell>
          <table:table-cell table:formula="of:=([.F806]-[.C806])/0.0166667" office:value-type="float" office:value="7.05598588802841" calcext:value-type="float">
            <text:p>7.05598588802841</text:p>
          </table:table-cell>
          <table:table-cell table:formula="of:=DEGREES(ATAN(ABS([.F806]-[.C806])/ABS([.E806]-[.B806])))" office:value-type="float" office:value="0.51583230929542" calcext:value-type="float">
            <text:p>0.51583230929542</text:p>
          </table:table-cell>
          <table:table-cell table:formula="of:=SQRT(POWER([.H806];2)+POWER([.I806];2)+POWER([.J806];2))" office:value-type="float" office:value="785.992924872749" calcext:value-type="float">
            <text:p>785.992924872749</text:p>
          </table:table-cell>
        </table:table-row>
        <table:table-row table:style-name="ro1">
          <table:table-cell office:value-type="float" office:value="71.337" calcext:value-type="float">
            <text:p>71.337</text:p>
          </table:table-cell>
          <table:table-cell office:value-type="float" office:value="282.999" calcext:value-type="float">
            <text:p>282.999</text:p>
          </table:table-cell>
          <table:table-cell office:value-type="float" office:value="41.262" calcext:value-type="float">
            <text:p>41.262</text:p>
          </table:table-cell>
          <table:table-cell office:value-type="float" office:value="70.3526" calcext:value-type="float">
            <text:p>70.3526</text:p>
          </table:table-cell>
          <table:table-cell office:value-type="float" office:value="270.05" calcext:value-type="float">
            <text:p>270.05</text:p>
          </table:table-cell>
          <table:table-cell office:value-type="float" office:value="41.3976" calcext:value-type="float">
            <text:p>41.3976</text:p>
          </table:table-cell>
          <table:table-cell/>
          <table:table-cell table:formula="of:=([.D807]-[.A807])/0.0166667" office:value-type="float" office:value="-59.0638818722367" calcext:value-type="float">
            <text:p>-59.0638818722367</text:p>
          </table:table-cell>
          <table:table-cell table:formula="of:=ABS([.E807]-[.B807])/0.0166667" office:value-type="float" office:value="776.938446123109" calcext:value-type="float">
            <text:p>776.938446123109</text:p>
          </table:table-cell>
          <table:table-cell table:formula="of:=([.F807]-[.C807])/0.0166667" office:value-type="float" office:value="8.13598372803234" calcext:value-type="float">
            <text:p>8.13598372803234</text:p>
          </table:table-cell>
          <table:table-cell table:formula="of:=DEGREES(ATAN(ABS([.F807]-[.C807])/ABS([.E807]-[.B807])))" office:value-type="float" office:value="0.599970941959193" calcext:value-type="float">
            <text:p>0.599970941959193</text:p>
          </table:table-cell>
          <table:table-cell table:formula="of:=SQRT(POWER([.H807];2)+POWER([.I807];2)+POWER([.J807];2))" office:value-type="float" office:value="779.222744430135" calcext:value-type="float">
            <text:p>779.222744430135</text:p>
          </table:table-cell>
        </table:table-row>
        <table:table-row table:style-name="ro1">
          <table:table-cell office:value-type="float" office:value="69.8395" calcext:value-type="float">
            <text:p>69.8395</text:p>
          </table:table-cell>
          <table:table-cell office:value-type="float" office:value="275.004" calcext:value-type="float">
            <text:p>275.004</text:p>
          </table:table-cell>
          <table:table-cell office:value-type="float" office:value="41.5751" calcext:value-type="float">
            <text:p>41.5751</text:p>
          </table:table-cell>
          <table:table-cell office:value-type="float" office:value="68.6745" calcext:value-type="float">
            <text:p>68.6745</text:p>
          </table:table-cell>
          <table:table-cell office:value-type="float" office:value="261.171" calcext:value-type="float">
            <text:p>261.171</text:p>
          </table:table-cell>
          <table:table-cell office:value-type="float" office:value="41.6807" calcext:value-type="float">
            <text:p>41.6807</text:p>
          </table:table-cell>
          <table:table-cell/>
          <table:table-cell table:formula="of:=([.D808]-[.A808])/0.0166667" office:value-type="float" office:value="-69.89986020028" calcext:value-type="float">
            <text:p>-69.89986020028</text:p>
          </table:table-cell>
          <table:table-cell table:formula="of:=ABS([.E808]-[.B808])/0.0166667" office:value-type="float" office:value="829.978340043322" calcext:value-type="float">
            <text:p>829.978340043322</text:p>
          </table:table-cell>
          <table:table-cell table:formula="of:=([.F808]-[.C808])/0.0166667" office:value-type="float" office:value="6.3359873280255" calcext:value-type="float">
            <text:p>6.3359873280255</text:p>
          </table:table-cell>
          <table:table-cell table:formula="of:=DEGREES(ATAN(ABS([.F808]-[.C808])/ABS([.E808]-[.B808])))" office:value-type="float" office:value="0.437382837239964" calcext:value-type="float">
            <text:p>0.437382837239964</text:p>
          </table:table-cell>
          <table:table-cell table:formula="of:=SQRT(POWER([.H808];2)+POWER([.I808];2)+POWER([.J808];2))" office:value-type="float" office:value="832.940682241243" calcext:value-type="float">
            <text:p>832.940682241243</text:p>
          </table:table-cell>
        </table:table-row>
        <table:table-row table:style-name="ro1">
          <table:table-cell office:value-type="float" office:value="71.5926" calcext:value-type="float">
            <text:p>71.5926</text:p>
          </table:table-cell>
          <table:table-cell office:value-type="float" office:value="286.969" calcext:value-type="float">
            <text:p>286.969</text:p>
          </table:table-cell>
          <table:table-cell office:value-type="float" office:value="41.3821" calcext:value-type="float">
            <text:p>41.3821</text:p>
          </table:table-cell>
          <table:table-cell office:value-type="float" office:value="70.3406" calcext:value-type="float">
            <text:p>70.3406</text:p>
          </table:table-cell>
          <table:table-cell office:value-type="float" office:value="275.064" calcext:value-type="float">
            <text:p>275.064</text:p>
          </table:table-cell>
          <table:table-cell office:value-type="float" office:value="41.5605" calcext:value-type="float">
            <text:p>41.5605</text:p>
          </table:table-cell>
          <table:table-cell/>
          <table:table-cell table:formula="of:=([.D809]-[.A809])/0.0166667" office:value-type="float" office:value="-75.1198497603011" calcext:value-type="float">
            <text:p>-75.1198497603011</text:p>
          </table:table-cell>
          <table:table-cell table:formula="of:=ABS([.E809]-[.B809])/0.0166667" office:value-type="float" office:value="714.298571402856" calcext:value-type="float">
            <text:p>714.298571402856</text:p>
          </table:table-cell>
          <table:table-cell table:formula="of:=([.F809]-[.C809])/0.0166667" office:value-type="float" office:value="10.7039785920426" calcext:value-type="float">
            <text:p>10.7039785920426</text:p>
          </table:table-cell>
          <table:table-cell table:formula="of:=DEGREES(ATAN(ABS([.F809]-[.C809])/ABS([.E809]-[.B809])))" office:value-type="float" office:value="0.858530201804253" calcext:value-type="float">
            <text:p>0.858530201804253</text:p>
          </table:table-cell>
          <table:table-cell table:formula="of:=SQRT(POWER([.H809];2)+POWER([.I809];2)+POWER([.J809];2))" office:value-type="float" office:value="718.317489759138" calcext:value-type="float">
            <text:p>718.317489759138</text:p>
          </table:table-cell>
        </table:table-row>
        <table:table-row table:style-name="ro1">
          <table:table-cell office:value-type="float" office:value="72.105" calcext:value-type="float">
            <text:p>72.105</text:p>
          </table:table-cell>
          <table:table-cell office:value-type="float" office:value="284.34" calcext:value-type="float">
            <text:p>284.34</text:p>
          </table:table-cell>
          <table:table-cell office:value-type="float" office:value="41.545" calcext:value-type="float">
            <text:p>41.545</text:p>
          </table:table-cell>
          <table:table-cell office:value-type="float" office:value="71.0935" calcext:value-type="float">
            <text:p>71.0935</text:p>
          </table:table-cell>
          <table:table-cell office:value-type="float" office:value="273.904" calcext:value-type="float">
            <text:p>273.904</text:p>
          </table:table-cell>
          <table:table-cell office:value-type="float" office:value="41.4955" calcext:value-type="float">
            <text:p>41.4955</text:p>
          </table:table-cell>
          <table:table-cell/>
          <table:table-cell table:formula="of:=([.D810]-[.A810])/0.0166667" office:value-type="float" office:value="-60.6898786202426" calcext:value-type="float">
            <text:p>-60.6898786202426</text:p>
          </table:table-cell>
          <table:table-cell table:formula="of:=ABS([.E810]-[.B810])/0.0166667" office:value-type="float" office:value="626.158747682503" calcext:value-type="float">
            <text:p>626.158747682503</text:p>
          </table:table-cell>
          <table:table-cell table:formula="of:=([.F810]-[.C810])/0.0166667" office:value-type="float" office:value="-2.96999406001199" calcext:value-type="float">
            <text:p>-2.96999406001199</text:p>
          </table:table-cell>
          <table:table-cell table:formula="of:=DEGREES(ATAN(ABS([.F810]-[.C810])/ABS([.E810]-[.B810])))" office:value-type="float" office:value="0.271763110109091" calcext:value-type="float">
            <text:p>0.271763110109091</text:p>
          </table:table-cell>
          <table:table-cell table:formula="of:=SQRT(POWER([.H810];2)+POWER([.I810];2)+POWER([.J810];2))" office:value-type="float" office:value="629.100039366536" calcext:value-type="float">
            <text:p>629.100039366536</text:p>
          </table:table-cell>
        </table:table-row>
        <table:table-row table:style-name="ro1">
          <table:table-cell office:value-type="float" office:value="71.0805" calcext:value-type="float">
            <text:p>71.0805</text:p>
          </table:table-cell>
          <table:table-cell office:value-type="float" office:value="280.49" calcext:value-type="float">
            <text:p>280.49</text:p>
          </table:table-cell>
          <table:table-cell office:value-type="float" office:value="40.6635" calcext:value-type="float">
            <text:p>40.6635</text:p>
          </table:table-cell>
          <table:table-cell office:value-type="float" office:value="70.3572" calcext:value-type="float">
            <text:p>70.3572</text:p>
          </table:table-cell>
          <table:table-cell office:value-type="float" office:value="266.456" calcext:value-type="float">
            <text:p>266.456</text:p>
          </table:table-cell>
          <table:table-cell office:value-type="float" office:value="40.7713" calcext:value-type="float">
            <text:p>40.7713</text:p>
          </table:table-cell>
          <table:table-cell/>
          <table:table-cell table:formula="of:=([.D811]-[.A811])/0.0166667" office:value-type="float" office:value="-43.3979132041733" calcext:value-type="float">
            <text:p>-43.3979132041733</text:p>
          </table:table-cell>
          <table:table-cell table:formula="of:=ABS([.E811]-[.B811])/0.0166667" office:value-type="float" office:value="842.038315923368" calcext:value-type="float">
            <text:p>842.038315923368</text:p>
          </table:table-cell>
          <table:table-cell table:formula="of:=([.F811]-[.C811])/0.0166667" office:value-type="float" office:value="6.46798706402572" calcext:value-type="float">
            <text:p>6.46798706402572</text:p>
          </table:table-cell>
          <table:table-cell table:formula="of:=DEGREES(ATAN(ABS([.F811]-[.C811])/ABS([.E811]-[.B811])))" office:value-type="float" office:value="0.440100011303012" calcext:value-type="float">
            <text:p>0.440100011303012</text:p>
          </table:table-cell>
          <table:table-cell table:formula="of:=SQRT(POWER([.H811];2)+POWER([.I811];2)+POWER([.J811];2))" office:value-type="float" office:value="843.180727489782" calcext:value-type="float">
            <text:p>843.180727489782</text:p>
          </table:table-cell>
        </table:table-row>
        <table:table-row table:style-name="ro1">
          <table:table-cell office:value-type="float" office:value="71.8468" calcext:value-type="float">
            <text:p>71.8468</text:p>
          </table:table-cell>
          <table:table-cell office:value-type="float" office:value="283.062" calcext:value-type="float">
            <text:p>283.062</text:p>
          </table:table-cell>
          <table:table-cell office:value-type="float" office:value="41.247" calcext:value-type="float">
            <text:p>41.247</text:p>
          </table:table-cell>
          <table:table-cell office:value-type="float" office:value="70.5941" calcext:value-type="float">
            <text:p>70.5941</text:p>
          </table:table-cell>
          <table:table-cell office:value-type="float" office:value="271.431" calcext:value-type="float">
            <text:p>271.431</text:p>
          </table:table-cell>
          <table:table-cell office:value-type="float" office:value="40.9185" calcext:value-type="float">
            <text:p>40.9185</text:p>
          </table:table-cell>
          <table:table-cell/>
          <table:table-cell table:formula="of:=([.D812]-[.A812])/0.0166667" office:value-type="float" office:value="-75.1618496763009" calcext:value-type="float">
            <text:p>-75.1618496763009</text:p>
          </table:table-cell>
          <table:table-cell table:formula="of:=ABS([.E812]-[.B812])/0.0166667" office:value-type="float" office:value="697.858604282793" calcext:value-type="float">
            <text:p>697.858604282793</text:p>
          </table:table-cell>
          <table:table-cell table:formula="of:=([.F812]-[.C812])/0.0166667" office:value-type="float" office:value="-19.7099605800787" calcext:value-type="float">
            <text:p>-19.7099605800787</text:p>
          </table:table-cell>
          <table:table-cell table:formula="of:=DEGREES(ATAN(ABS([.F812]-[.C812])/ABS([.E812]-[.B812])))" office:value-type="float" office:value="1.61780253784785" calcext:value-type="float">
            <text:p>1.61780253784785</text:p>
          </table:table-cell>
          <table:table-cell table:formula="of:=SQRT(POWER([.H812];2)+POWER([.I812];2)+POWER([.J812];2))" office:value-type="float" office:value="702.171216844125" calcext:value-type="float">
            <text:p>702.171216844125</text:p>
          </table:table-cell>
        </table:table-row>
        <table:table-row table:style-name="ro1">
          <table:table-cell office:value-type="float" office:value="71.5899" calcext:value-type="float">
            <text:p>71.5899</text:p>
          </table:table-cell>
          <table:table-cell office:value-type="float" office:value="281.789" calcext:value-type="float">
            <text:p>281.789</text:p>
          </table:table-cell>
          <table:table-cell office:value-type="float" office:value="40.9508" calcext:value-type="float">
            <text:p>40.9508</text:p>
          </table:table-cell>
          <table:table-cell office:value-type="float" office:value="70.5988" calcext:value-type="float">
            <text:p>70.5988</text:p>
          </table:table-cell>
          <table:table-cell office:value-type="float" office:value="268.948" calcext:value-type="float">
            <text:p>268.948</text:p>
          </table:table-cell>
          <table:table-cell office:value-type="float" office:value="40.8403" calcext:value-type="float">
            <text:p>40.8403</text:p>
          </table:table-cell>
          <table:table-cell/>
          <table:table-cell table:formula="of:=([.D813]-[.A813])/0.0166667" office:value-type="float" office:value="-59.465881068238" calcext:value-type="float">
            <text:p>-59.465881068238</text:p>
          </table:table-cell>
          <table:table-cell table:formula="of:=ABS([.E813]-[.B813])/0.0166667" office:value-type="float" office:value="770.458459083082" calcext:value-type="float">
            <text:p>770.458459083082</text:p>
          </table:table-cell>
          <table:table-cell table:formula="of:=([.F813]-[.C813])/0.0166667" office:value-type="float" office:value="-6.62998674002663" calcext:value-type="float">
            <text:p>-6.62998674002663</text:p>
          </table:table-cell>
          <table:table-cell table:formula="of:=DEGREES(ATAN(ABS([.F813]-[.C813])/ABS([.E813]-[.B813])))" office:value-type="float" office:value="0.493032269120352" calcext:value-type="float">
            <text:p>0.493032269120352</text:p>
          </table:table-cell>
          <table:table-cell table:formula="of:=SQRT(POWER([.H813];2)+POWER([.I813];2)+POWER([.J813];2))" office:value-type="float" office:value="772.778354321647" calcext:value-type="float">
            <text:p>772.778354321647</text:p>
          </table:table-cell>
        </table:table-row>
        <table:table-row table:style-name="ro1">
          <table:table-cell office:value-type="float" office:value="71.8502" calcext:value-type="float">
            <text:p>71.8502</text:p>
          </table:table-cell>
          <table:table-cell office:value-type="float" office:value="282.952" calcext:value-type="float">
            <text:p>282.952</text:p>
          </table:table-cell>
          <table:table-cell office:value-type="float" office:value="41.7704" calcext:value-type="float">
            <text:p>41.7704</text:p>
          </table:table-cell>
          <table:table-cell office:value-type="float" office:value="71.1005" calcext:value-type="float">
            <text:p>71.1005</text:p>
          </table:table-cell>
          <table:table-cell office:value-type="float" office:value="270.055" calcext:value-type="float">
            <text:p>270.055</text:p>
          </table:table-cell>
          <table:table-cell office:value-type="float" office:value="41.8827" calcext:value-type="float">
            <text:p>41.8827</text:p>
          </table:table-cell>
          <table:table-cell/>
          <table:table-cell table:formula="of:=([.D814]-[.A814])/0.0166667" office:value-type="float" office:value="-44.9819100361802" calcext:value-type="float">
            <text:p>-44.9819100361802</text:p>
          </table:table-cell>
          <table:table-cell table:formula="of:=ABS([.E814]-[.B814])/0.0166667" office:value-type="float" office:value="773.818452363095" calcext:value-type="float">
            <text:p>773.818452363095</text:p>
          </table:table-cell>
          <table:table-cell table:formula="of:=([.F814]-[.C814])/0.0166667" office:value-type="float" office:value="6.73798652402681" calcext:value-type="float">
            <text:p>6.73798652402681</text:p>
          </table:table-cell>
          <table:table-cell table:formula="of:=DEGREES(ATAN(ABS([.F814]-[.C814])/ABS([.E814]-[.B814])))" office:value-type="float" office:value="0.498887604150311" calcext:value-type="float">
            <text:p>0.498887604150311</text:p>
          </table:table-cell>
          <table:table-cell table:formula="of:=SQRT(POWER([.H814];2)+POWER([.I814];2)+POWER([.J814];2))" office:value-type="float" office:value="775.154029796992" calcext:value-type="float">
            <text:p>775.154029796992</text:p>
          </table:table-cell>
        </table:table-row>
        <table:table-row table:style-name="ro1">
          <table:table-cell office:value-type="float" office:value="71.5954" calcext:value-type="float">
            <text:p>71.5954</text:p>
          </table:table-cell>
          <table:table-cell office:value-type="float" office:value="282.918" calcext:value-type="float">
            <text:p>282.918</text:p>
          </table:table-cell>
          <table:table-cell office:value-type="float" office:value="41.7783" calcext:value-type="float">
            <text:p>41.7783</text:p>
          </table:table-cell>
          <table:table-cell office:value-type="float" office:value="70.6047" calcext:value-type="float">
            <text:p>70.6047</text:p>
          </table:table-cell>
          <table:table-cell office:value-type="float" office:value="269.985" calcext:value-type="float">
            <text:p>269.985</text:p>
          </table:table-cell>
          <table:table-cell office:value-type="float" office:value="41.8989" calcext:value-type="float">
            <text:p>41.8989</text:p>
          </table:table-cell>
          <table:table-cell/>
          <table:table-cell table:formula="of:=([.D815]-[.A815])/0.0166667" office:value-type="float" office:value="-59.441881116238" calcext:value-type="float">
            <text:p>-59.441881116238</text:p>
          </table:table-cell>
          <table:table-cell table:formula="of:=ABS([.E815]-[.B815])/0.0166667" office:value-type="float" office:value="775.978448043104" calcext:value-type="float">
            <text:p>775.978448043104</text:p>
          </table:table-cell>
          <table:table-cell table:formula="of:=([.F815]-[.C815])/0.0166667" office:value-type="float" office:value="7.23598552802871" calcext:value-type="float">
            <text:p>7.23598552802871</text:p>
          </table:table-cell>
          <table:table-cell table:formula="of:=DEGREES(ATAN(ABS([.F815]-[.C815])/ABS([.E815]-[.B815])))" office:value-type="float" office:value="0.53426666175078" calcext:value-type="float">
            <text:p>0.53426666175078</text:p>
          </table:table-cell>
          <table:table-cell table:formula="of:=SQRT(POWER([.H815];2)+POWER([.I815];2)+POWER([.J815];2))" office:value-type="float" office:value="778.285454408973" calcext:value-type="float">
            <text:p>778.285454408973</text:p>
          </table:table-cell>
        </table:table-row>
        <table:table-row table:style-name="ro1">
          <table:table-cell office:value-type="float" office:value="70.8268" calcext:value-type="float">
            <text:p>70.8268</text:p>
          </table:table-cell>
          <table:table-cell office:value-type="float" office:value="280.454" calcext:value-type="float">
            <text:p>280.454</text:p>
          </table:table-cell>
          <table:table-cell office:value-type="float" office:value="40.6718" calcext:value-type="float">
            <text:p>40.6718</text:p>
          </table:table-cell>
          <table:table-cell office:value-type="float" office:value="69.6115" calcext:value-type="float">
            <text:p>69.6115</text:p>
          </table:table-cell>
          <table:table-cell office:value-type="float" office:value="267.628" calcext:value-type="float">
            <text:p>267.628</text:p>
          </table:table-cell>
          <table:table-cell office:value-type="float" office:value="40.5802" calcext:value-type="float">
            <text:p>40.5802</text:p>
          </table:table-cell>
          <table:table-cell/>
          <table:table-cell table:formula="of:=([.D816]-[.A816])/0.0166667" office:value-type="float" office:value="-72.9178541642916" calcext:value-type="float">
            <text:p>-72.9178541642916</text:p>
          </table:table-cell>
          <table:table-cell table:formula="of:=ABS([.E816]-[.B816])/0.0166667" office:value-type="float" office:value="769.55846088308" calcext:value-type="float">
            <text:p>769.55846088308</text:p>
          </table:table-cell>
          <table:table-cell table:formula="of:=([.F816]-[.C816])/0.0166667" office:value-type="float" office:value="-5.49598900802197" calcext:value-type="float">
            <text:p>-5.49598900802197</text:p>
          </table:table-cell>
          <table:table-cell table:formula="of:=DEGREES(ATAN(ABS([.F816]-[.C816])/ABS([.E816]-[.B816])))" office:value-type="float" office:value="0.409184794735095" calcext:value-type="float">
            <text:p>0.409184794735095</text:p>
          </table:table-cell>
          <table:table-cell table:formula="of:=SQRT(POWER([.H816];2)+POWER([.I816];2)+POWER([.J816];2))" office:value-type="float" office:value="773.024866396829" calcext:value-type="float">
            <text:p>773.024866396829</text:p>
          </table:table-cell>
        </table:table-row>
        <table:table-row table:style-name="ro1">
          <table:table-cell office:value-type="float" office:value="71.5967" calcext:value-type="float">
            <text:p>71.5967</text:p>
          </table:table-cell>
          <table:table-cell office:value-type="float" office:value="280.28" calcext:value-type="float">
            <text:p>280.28</text:p>
          </table:table-cell>
          <table:table-cell office:value-type="float" office:value="41.9509" calcext:value-type="float">
            <text:p>41.9509</text:p>
          </table:table-cell>
          <table:table-cell office:value-type="float" office:value="70.8595" calcext:value-type="float">
            <text:p>70.8595</text:p>
          </table:table-cell>
          <table:table-cell office:value-type="float" office:value="266.286" calcext:value-type="float">
            <text:p>266.286</text:p>
          </table:table-cell>
          <table:table-cell office:value-type="float" office:value="42.0188" calcext:value-type="float">
            <text:p>42.0188</text:p>
          </table:table-cell>
          <table:table-cell/>
          <table:table-cell table:formula="of:=([.D817]-[.A817])/0.0166667" office:value-type="float" office:value="-44.231911536177" calcext:value-type="float">
            <text:p>-44.231911536177</text:p>
          </table:table-cell>
          <table:table-cell table:formula="of:=ABS([.E817]-[.B817])/0.0166667" office:value-type="float" office:value="839.638320723357" calcext:value-type="float">
            <text:p>839.638320723357</text:p>
          </table:table-cell>
          <table:table-cell table:formula="of:=([.F817]-[.C817])/0.0166667" office:value-type="float" office:value="4.07399185201639" calcext:value-type="float">
            <text:p>4.07399185201639</text:p>
          </table:table-cell>
          <table:table-cell table:formula="of:=DEGREES(ATAN(ABS([.F817]-[.C817])/ABS([.E817]-[.B817])))" office:value-type="float" office:value="0.278001493451379" calcext:value-type="float">
            <text:p>0.278001493451379</text:p>
          </table:table-cell>
          <table:table-cell table:formula="of:=SQRT(POWER([.H817];2)+POWER([.I817];2)+POWER([.J817];2))" office:value-type="float" office:value="840.812445813508" calcext:value-type="float">
            <text:p>840.812445813508</text:p>
          </table:table-cell>
        </table:table-row>
        <table:table-row table:style-name="ro1">
          <table:table-cell office:value-type="float" office:value="72.6072" calcext:value-type="float">
            <text:p>72.6072</text:p>
          </table:table-cell>
          <table:table-cell office:value-type="float" office:value="277.729" calcext:value-type="float">
            <text:p>277.729</text:p>
          </table:table-cell>
          <table:table-cell office:value-type="float" office:value="42.353" calcext:value-type="float">
            <text:p>42.353</text:p>
          </table:table-cell>
          <table:table-cell office:value-type="float" office:value="72.0909" calcext:value-type="float">
            <text:p>72.0909</text:p>
          </table:table-cell>
          <table:table-cell office:value-type="float" office:value="266.399" calcext:value-type="float">
            <text:p>266.399</text:p>
          </table:table-cell>
          <table:table-cell office:value-type="float" office:value="42.2329" calcext:value-type="float">
            <text:p>42.2329</text:p>
          </table:table-cell>
          <table:table-cell/>
          <table:table-cell table:formula="of:=([.D818]-[.A818])/0.0166667" office:value-type="float" office:value="-30.977938044124" calcext:value-type="float">
            <text:p>-30.977938044124</text:p>
          </table:table-cell>
          <table:table-cell table:formula="of:=ABS([.E818]-[.B818])/0.0166667" office:value-type="float" office:value="679.798640402718" calcext:value-type="float">
            <text:p>679.798640402718</text:p>
          </table:table-cell>
          <table:table-cell table:formula="of:=([.F818]-[.C818])/0.0166667" office:value-type="float" office:value="-7.20598558802887" calcext:value-type="float">
            <text:p>-7.20598558802887</text:p>
          </table:table-cell>
          <table:table-cell table:formula="of:=DEGREES(ATAN(ABS([.F818]-[.C818])/ABS([.E818]-[.B818])))" office:value-type="float" office:value="0.607322630500322" calcext:value-type="float">
            <text:p>0.607322630500322</text:p>
          </table:table-cell>
          <table:table-cell table:formula="of:=SQRT(POWER([.H818];2)+POWER([.I818];2)+POWER([.J818];2))" office:value-type="float" office:value="680.542247305151" calcext:value-type="float">
            <text:p>680.542247305151</text:p>
          </table:table-cell>
        </table:table-row>
        <table:table-row table:style-name="ro1">
          <table:table-cell office:value-type="float" office:value="70.8515" calcext:value-type="float">
            <text:p>70.8515</text:p>
          </table:table-cell>
          <table:table-cell office:value-type="float" office:value="273.664" calcext:value-type="float">
            <text:p>273.664</text:p>
          </table:table-cell>
          <table:table-cell office:value-type="float" office:value="42.5294" calcext:value-type="float">
            <text:p>42.5294</text:p>
          </table:table-cell>
          <table:table-cell office:value-type="float" office:value="69.9017" calcext:value-type="float">
            <text:p>69.9017</text:p>
          </table:table-cell>
          <table:table-cell office:value-type="float" office:value="261.131" calcext:value-type="float">
            <text:p>261.131</text:p>
          </table:table-cell>
          <table:table-cell office:value-type="float" office:value="42.8849" calcext:value-type="float">
            <text:p>42.8849</text:p>
          </table:table-cell>
          <table:table-cell/>
          <table:table-cell table:formula="of:=([.D819]-[.A819])/0.0166667" office:value-type="float" office:value="-56.9878860242277" calcext:value-type="float">
            <text:p>-56.9878860242277</text:p>
          </table:table-cell>
          <table:table-cell table:formula="of:=ABS([.E819]-[.B819])/0.0166667" office:value-type="float" office:value="751.978496043009" calcext:value-type="float">
            <text:p>751.978496043009</text:p>
          </table:table-cell>
          <table:table-cell table:formula="of:=([.F819]-[.C819])/0.0166667" office:value-type="float" office:value="21.3299573400853" calcext:value-type="float">
            <text:p>21.3299573400853</text:p>
          </table:table-cell>
          <table:table-cell table:formula="of:=DEGREES(ATAN(ABS([.F819]-[.C819])/ABS([.E819]-[.B819])))" office:value-type="float" office:value="1.62476577976197" calcext:value-type="float">
            <text:p>1.62476577976197</text:p>
          </table:table-cell>
          <table:table-cell table:formula="of:=SQRT(POWER([.H819];2)+POWER([.I819];2)+POWER([.J819];2))" office:value-type="float" office:value="754.436375544516" calcext:value-type="float">
            <text:p>754.436375544516</text:p>
          </table:table-cell>
        </table:table-row>
        <table:table-row table:style-name="ro1">
          <table:table-cell office:value-type="float" office:value="71.5982" calcext:value-type="float">
            <text:p>71.5982</text:p>
          </table:table-cell>
          <table:table-cell office:value-type="float" office:value="278.932" calcext:value-type="float">
            <text:p>278.932</text:p>
          </table:table-cell>
          <table:table-cell office:value-type="float" office:value="42.1683" calcext:value-type="float">
            <text:p>42.1683</text:p>
          </table:table-cell>
          <table:table-cell office:value-type="float" office:value="70.867" calcext:value-type="float">
            <text:p>70.867</text:p>
          </table:table-cell>
          <table:table-cell office:value-type="float" office:value="264.927" calcext:value-type="float">
            <text:p>264.927</text:p>
          </table:table-cell>
          <table:table-cell office:value-type="float" office:value="42.7317" calcext:value-type="float">
            <text:p>42.7317</text:p>
          </table:table-cell>
          <table:table-cell/>
          <table:table-cell table:formula="of:=([.D820]-[.A820])/0.0166667" office:value-type="float" office:value="-43.8719122561756" calcext:value-type="float">
            <text:p>-43.8719122561756</text:p>
          </table:table-cell>
          <table:table-cell table:formula="of:=ABS([.E820]-[.B820])/0.0166667" office:value-type="float" office:value="840.298319403361" calcext:value-type="float">
            <text:p>840.298319403361</text:p>
          </table:table-cell>
          <table:table-cell table:formula="of:=([.F820]-[.C820])/0.0166667" office:value-type="float" office:value="33.8039323921353" calcext:value-type="float">
            <text:p>33.8039323921353</text:p>
          </table:table-cell>
          <table:table-cell table:formula="of:=DEGREES(ATAN(ABS([.F820]-[.C820])/ABS([.E820]-[.B820])))" office:value-type="float" office:value="2.30368051283811" calcext:value-type="float">
            <text:p>2.30368051283811</text:p>
          </table:table-cell>
          <table:table-cell table:formula="of:=SQRT(POWER([.H820];2)+POWER([.I820];2)+POWER([.J820];2))" office:value-type="float" office:value="842.121556618935" calcext:value-type="float">
            <text:p>842.121556618935</text:p>
          </table:table-cell>
        </table:table-row>
        <table:table-row table:style-name="ro1">
          <table:table-cell office:value-type="float" office:value="71.0882" calcext:value-type="float">
            <text:p>71.0882</text:p>
          </table:table-cell>
          <table:table-cell office:value-type="float" office:value="280.264" calcext:value-type="float">
            <text:p>280.264</text:p>
          </table:table-cell>
          <table:table-cell office:value-type="float" office:value="41.7069" calcext:value-type="float">
            <text:p>41.7069</text:p>
          </table:table-cell>
          <table:table-cell office:value-type="float" office:value="69.8698" calcext:value-type="float">
            <text:p>69.8698</text:p>
          </table:table-cell>
          <table:table-cell office:value-type="float" office:value="267.423" calcext:value-type="float">
            <text:p>267.423</text:p>
          </table:table-cell>
          <table:table-cell office:value-type="float" office:value="41.8391" calcext:value-type="float">
            <text:p>41.8391</text:p>
          </table:table-cell>
          <table:table-cell/>
          <table:table-cell table:formula="of:=([.D821]-[.A821])/0.0166667" office:value-type="float" office:value="-73.1038537922926" calcext:value-type="float">
            <text:p>-73.1038537922926</text:p>
          </table:table-cell>
          <table:table-cell table:formula="of:=ABS([.E821]-[.B821])/0.0166667" office:value-type="float" office:value="770.458459083082" calcext:value-type="float">
            <text:p>770.458459083082</text:p>
          </table:table-cell>
          <table:table-cell table:formula="of:=([.F821]-[.C821])/0.0166667" office:value-type="float" office:value="7.931984136032" calcext:value-type="float">
            <text:p>7.931984136032</text:p>
          </table:table-cell>
          <table:table-cell table:formula="of:=DEGREES(ATAN(ABS([.F821]-[.C821])/ABS([.E821]-[.B821])))" office:value-type="float" office:value="0.589847711337762" calcext:value-type="float">
            <text:p>0.589847711337762</text:p>
          </table:table-cell>
          <table:table-cell table:formula="of:=SQRT(POWER([.H821];2)+POWER([.I821];2)+POWER([.J821];2))" office:value-type="float" office:value="773.959512496808" calcext:value-type="float">
            <text:p>773.959512496808</text:p>
          </table:table-cell>
        </table:table-row>
        <table:table-row table:style-name="ro1">
          <table:table-cell office:value-type="float" office:value="71.5969" calcext:value-type="float">
            <text:p>71.5969</text:p>
          </table:table-cell>
          <table:table-cell office:value-type="float" office:value="281.571" calcext:value-type="float">
            <text:p>281.571</text:p>
          </table:table-cell>
          <table:table-cell office:value-type="float" office:value="41.9947" calcext:value-type="float">
            <text:p>41.9947</text:p>
          </table:table-cell>
          <table:table-cell office:value-type="float" office:value="70.8562" calcext:value-type="float">
            <text:p>70.8562</text:p>
          </table:table-cell>
          <table:table-cell office:value-type="float" office:value="268.738" calcext:value-type="float">
            <text:p>268.738</text:p>
          </table:table-cell>
          <table:table-cell office:value-type="float" office:value="42.1025" calcext:value-type="float">
            <text:p>42.1025</text:p>
          </table:table-cell>
          <table:table-cell/>
          <table:table-cell table:formula="of:=([.D822]-[.A822])/0.0166667" office:value-type="float" office:value="-44.441911116178" calcext:value-type="float">
            <text:p>-44.441911116178</text:p>
          </table:table-cell>
          <table:table-cell table:formula="of:=ABS([.E822]-[.B822])/0.0166667" office:value-type="float" office:value="769.978460043082" calcext:value-type="float">
            <text:p>769.978460043082</text:p>
          </table:table-cell>
          <table:table-cell table:formula="of:=([.F822]-[.C822])/0.0166667" office:value-type="float" office:value="6.46798706402572" calcext:value-type="float">
            <text:p>6.46798706402572</text:p>
          </table:table-cell>
          <table:table-cell table:formula="of:=DEGREES(ATAN(ABS([.F822]-[.C822])/ABS([.E822]-[.B822])))" office:value-type="float" office:value="0.481285728916532" calcext:value-type="float">
            <text:p>0.481285728916532</text:p>
          </table:table-cell>
          <table:table-cell table:formula="of:=SQRT(POWER([.H822];2)+POWER([.I822];2)+POWER([.J822];2))" office:value-type="float" office:value="771.287071880914" calcext:value-type="float">
            <text:p>771.287071880914</text:p>
          </table:table-cell>
        </table:table-row>
        <table:table-row table:style-name="ro1">
          <table:table-cell office:value-type="float" office:value="71.5969" calcext:value-type="float">
            <text:p>71.5969</text:p>
          </table:table-cell>
          <table:table-cell office:value-type="float" office:value="272.606" calcext:value-type="float">
            <text:p>272.606</text:p>
          </table:table-cell>
          <table:table-cell office:value-type="float" office:value="41.952" calcext:value-type="float">
            <text:p>41.952</text:p>
          </table:table-cell>
          <table:table-cell office:value-type="float" office:value="70.8695" calcext:value-type="float">
            <text:p>70.8695</text:p>
          </table:table-cell>
          <table:table-cell office:value-type="float" office:value="260.211" calcext:value-type="float">
            <text:p>260.211</text:p>
          </table:table-cell>
          <table:table-cell office:value-type="float" office:value="42.0638" calcext:value-type="float">
            <text:p>42.0638</text:p>
          </table:table-cell>
          <table:table-cell/>
          <table:table-cell table:formula="of:=([.D823]-[.A823])/0.0166667" office:value-type="float" office:value="-43.6439127121748" calcext:value-type="float">
            <text:p>-43.6439127121748</text:p>
          </table:table-cell>
          <table:table-cell table:formula="of:=ABS([.E823]-[.B823])/0.0166667" office:value-type="float" office:value="743.698512602974" calcext:value-type="float">
            <text:p>743.698512602974</text:p>
          </table:table-cell>
          <table:table-cell table:formula="of:=([.F823]-[.C823])/0.0166667" office:value-type="float" office:value="6.70798658402697" calcext:value-type="float">
            <text:p>6.70798658402697</text:p>
          </table:table-cell>
          <table:table-cell table:formula="of:=DEGREES(ATAN(ABS([.F823]-[.C823])/ABS([.E823]-[.B823])))" office:value-type="float" office:value="0.516780511857978" calcext:value-type="float">
            <text:p>0.516780511857978</text:p>
          </table:table-cell>
          <table:table-cell table:formula="of:=SQRT(POWER([.H823];2)+POWER([.I823];2)+POWER([.J823];2))" office:value-type="float" office:value="745.00823206775" calcext:value-type="float">
            <text:p>745.00823206775</text:p>
          </table:table-cell>
        </table:table-row>
        <table:table-row table:style-name="ro1">
          <table:table-cell office:value-type="float" office:value="70.5553" calcext:value-type="float">
            <text:p>70.5553</text:p>
          </table:table-cell>
          <table:table-cell office:value-type="float" office:value="284.585" calcext:value-type="float">
            <text:p>284.585</text:p>
          </table:table-cell>
          <table:table-cell office:value-type="float" office:value="39.4881" calcext:value-type="float">
            <text:p>39.4881</text:p>
          </table:table-cell>
          <table:table-cell office:value-type="float" office:value="69.5899" calcext:value-type="float">
            <text:p>69.5899</text:p>
          </table:table-cell>
          <table:table-cell office:value-type="float" office:value="270.322" calcext:value-type="float">
            <text:p>270.322</text:p>
          </table:table-cell>
          <table:table-cell office:value-type="float" office:value="39.3829" calcext:value-type="float">
            <text:p>39.3829</text:p>
          </table:table-cell>
          <table:table-cell/>
          <table:table-cell table:formula="of:=([.D824]-[.A824])/0.0166667" office:value-type="float" office:value="-57.9238841522318" calcext:value-type="float">
            <text:p>-57.9238841522318</text:p>
          </table:table-cell>
          <table:table-cell table:formula="of:=ABS([.E824]-[.B824])/0.0166667" office:value-type="float" office:value="855.778288443422" calcext:value-type="float">
            <text:p>855.778288443422</text:p>
          </table:table-cell>
          <table:table-cell table:formula="of:=([.F824]-[.C824])/0.0166667" office:value-type="float" office:value="-6.31198737602546" calcext:value-type="float">
            <text:p>-6.31198737602546</text:p>
          </table:table-cell>
          <table:table-cell table:formula="of:=DEGREES(ATAN(ABS([.F824]-[.C824])/ABS([.E824]-[.B824])))" office:value-type="float" office:value="0.422590388183774" calcext:value-type="float">
            <text:p>0.422590388183774</text:p>
          </table:table-cell>
          <table:table-cell table:formula="of:=SQRT(POWER([.H824];2)+POWER([.I824];2)+POWER([.J824];2))" office:value-type="float" office:value="857.759579667327" calcext:value-type="float">
            <text:p>857.759579667327</text:p>
          </table:table-cell>
        </table:table-row>
        <table:table-row table:style-name="ro1">
          <table:table-cell office:value-type="float" office:value="71.5821" calcext:value-type="float">
            <text:p>71.5821</text:p>
          </table:table-cell>
          <table:table-cell office:value-type="float" office:value="288.619" calcext:value-type="float">
            <text:p>288.619</text:p>
          </table:table-cell>
          <table:table-cell office:value-type="float" office:value="39.8381" calcext:value-type="float">
            <text:p>39.8381</text:p>
          </table:table-cell>
          <table:table-cell office:value-type="float" office:value="70.5742" calcext:value-type="float">
            <text:p>70.5742</text:p>
          </table:table-cell>
          <table:table-cell office:value-type="float" office:value="276.713" calcext:value-type="float">
            <text:p>276.713</text:p>
          </table:table-cell>
          <table:table-cell office:value-type="float" office:value="39.787" calcext:value-type="float">
            <text:p>39.787</text:p>
          </table:table-cell>
          <table:table-cell/>
          <table:table-cell table:formula="of:=([.D825]-[.A825])/0.0166667" office:value-type="float" office:value="-60.4738790522414" calcext:value-type="float">
            <text:p>-60.4738790522414</text:p>
          </table:table-cell>
          <table:table-cell table:formula="of:=ABS([.E825]-[.B825])/0.0166667" office:value-type="float" office:value="714.358571282858" calcext:value-type="float">
            <text:p>714.358571282858</text:p>
          </table:table-cell>
          <table:table-cell table:formula="of:=([.F825]-[.C825])/0.0166667" office:value-type="float" office:value="-3.06599386801215" calcext:value-type="float">
            <text:p>-3.06599386801215</text:p>
          </table:table-cell>
          <table:table-cell table:formula="of:=DEGREES(ATAN(ABS([.F825]-[.C825])/ABS([.E825]-[.B825])))" office:value-type="float" office:value="0.245909319308912" calcext:value-type="float">
            <text:p>0.245909319308912</text:p>
          </table:table-cell>
          <table:table-cell table:formula="of:=SQRT(POWER([.H825];2)+POWER([.I825];2)+POWER([.J825];2))" office:value-type="float" office:value="716.920259674191" calcext:value-type="float">
            <text:p>716.920259674191</text:p>
          </table:table-cell>
        </table:table-row>
        <table:table-row table:style-name="ro1">
          <table:table-cell office:value-type="float" office:value="71.5883" calcext:value-type="float">
            <text:p>71.5883</text:p>
          </table:table-cell>
          <table:table-cell office:value-type="float" office:value="283.139" calcext:value-type="float">
            <text:p>283.139</text:p>
          </table:table-cell>
          <table:table-cell office:value-type="float" office:value="40.7309" calcext:value-type="float">
            <text:p>40.7309</text:p>
          </table:table-cell>
          <table:table-cell office:value-type="float" office:value="70.8483" calcext:value-type="float">
            <text:p>70.8483</text:p>
          </table:table-cell>
          <table:table-cell office:value-type="float" office:value="268.938" calcext:value-type="float">
            <text:p>268.938</text:p>
          </table:table-cell>
          <table:table-cell office:value-type="float" office:value="41.0859" calcext:value-type="float">
            <text:p>41.0859</text:p>
          </table:table-cell>
          <table:table-cell/>
          <table:table-cell table:formula="of:=([.D826]-[.A826])/0.0166667" office:value-type="float" office:value="-44.3999112001781" calcext:value-type="float">
            <text:p>-44.3999112001781</text:p>
          </table:table-cell>
          <table:table-cell table:formula="of:=ABS([.E826]-[.B826])/0.0166667" office:value-type="float" office:value="852.05829588341" calcext:value-type="float">
            <text:p>852.05829588341</text:p>
          </table:table-cell>
          <table:table-cell table:formula="of:=([.F826]-[.C826])/0.0166667" office:value-type="float" office:value="21.2999574000854" calcext:value-type="float">
            <text:p>21.2999574000854</text:p>
          </table:table-cell>
          <table:table-cell table:formula="of:=DEGREES(ATAN(ABS([.F826]-[.C826])/ABS([.E826]-[.B826])))" office:value-type="float" office:value="1.43199538141391" calcext:value-type="float">
            <text:p>1.43199538141391</text:p>
          </table:table-cell>
          <table:table-cell table:formula="of:=SQRT(POWER([.H826];2)+POWER([.I826];2)+POWER([.J826];2))" office:value-type="float" office:value="853.48015787338" calcext:value-type="float">
            <text:p>853.48015787338</text:p>
          </table:table-cell>
        </table:table-row>
        <table:table-row table:style-name="ro1">
          <table:table-cell office:value-type="float" office:value="71.0833" calcext:value-type="float">
            <text:p>71.0833</text:p>
          </table:table-cell>
          <table:table-cell office:value-type="float" office:value="281.67" calcext:value-type="float">
            <text:p>281.67</text:p>
          </table:table-cell>
          <table:table-cell office:value-type="float" office:value="41.2272" calcext:value-type="float">
            <text:p>41.2272</text:p>
          </table:table-cell>
          <table:table-cell office:value-type="float" office:value="70.3585" calcext:value-type="float">
            <text:p>70.3585</text:p>
          </table:table-cell>
          <table:table-cell office:value-type="float" office:value="267.587" calcext:value-type="float">
            <text:p>267.587</text:p>
          </table:table-cell>
          <table:table-cell office:value-type="float" office:value="41.3167" calcext:value-type="float">
            <text:p>41.3167</text:p>
          </table:table-cell>
          <table:table-cell/>
          <table:table-cell table:formula="of:=([.D827]-[.A827])/0.0166667" office:value-type="float" office:value="-43.4879130241732" calcext:value-type="float">
            <text:p>-43.4879130241732</text:p>
          </table:table-cell>
          <table:table-cell table:formula="of:=ABS([.E827]-[.B827])/0.0166667" office:value-type="float" office:value="844.978310043381" calcext:value-type="float">
            <text:p>844.978310043381</text:p>
          </table:table-cell>
          <table:table-cell table:formula="of:=([.F827]-[.C827])/0.0166667" office:value-type="float" office:value="5.36998926002112" calcext:value-type="float">
            <text:p>5.36998926002112</text:p>
          </table:table-cell>
          <table:table-cell table:formula="of:=DEGREES(ATAN(ABS([.F827]-[.C827])/ABS([.E827]-[.B827])))" office:value-type="float" office:value="0.364120090277448" calcext:value-type="float">
            <text:p>0.364120090277448</text:p>
          </table:table-cell>
          <table:table-cell table:formula="of:=SQRT(POWER([.H827];2)+POWER([.I827];2)+POWER([.J827];2))" office:value-type="float" office:value="846.113692010488" calcext:value-type="float">
            <text:p>846.113692010488</text:p>
          </table:table-cell>
        </table:table-row>
        <table:table-row table:style-name="ro1">
          <table:table-cell office:value-type="float" office:value="71.8502" calcext:value-type="float">
            <text:p>71.8502</text:p>
          </table:table-cell>
          <table:table-cell office:value-type="float" office:value="282.952" calcext:value-type="float">
            <text:p>282.952</text:p>
          </table:table-cell>
          <table:table-cell office:value-type="float" office:value="41.7704" calcext:value-type="float">
            <text:p>41.7704</text:p>
          </table:table-cell>
          <table:table-cell office:value-type="float" office:value="70.8526" calcext:value-type="float">
            <text:p>70.8526</text:p>
          </table:table-cell>
          <table:table-cell office:value-type="float" office:value="270.022" calcext:value-type="float">
            <text:p>270.022</text:p>
          </table:table-cell>
          <table:table-cell office:value-type="float" office:value="41.8904" calcext:value-type="float">
            <text:p>41.8904</text:p>
          </table:table-cell>
          <table:table-cell/>
          <table:table-cell table:formula="of:=([.D828]-[.A828])/0.0166667" office:value-type="float" office:value="-59.8558802882398" calcext:value-type="float">
            <text:p>-59.8558802882398</text:p>
          </table:table-cell>
          <table:table-cell table:formula="of:=ABS([.E828]-[.B828])/0.0166667" office:value-type="float" office:value="775.798448403104" calcext:value-type="float">
            <text:p>775.798448403104</text:p>
          </table:table-cell>
          <table:table-cell table:formula="of:=([.F828]-[.C828])/0.0166667" office:value-type="float" office:value="7.19998560002865" calcext:value-type="float">
            <text:p>7.19998560002865</text:p>
          </table:table-cell>
          <table:table-cell table:formula="of:=DEGREES(ATAN(ABS([.F828]-[.C828])/ABS([.E828]-[.B828])))" office:value-type="float" office:value="0.531732107606611" calcext:value-type="float">
            <text:p>0.531732107606611</text:p>
          </table:table-cell>
          <table:table-cell table:formula="of:=SQRT(POWER([.H828];2)+POWER([.I828];2)+POWER([.J828];2))" office:value-type="float" office:value="778.137390659505" calcext:value-type="float">
            <text:p>778.137390659505</text:p>
          </table:table-cell>
        </table:table-row>
        <table:table-row table:style-name="ro1">
          <table:table-cell office:value-type="float" office:value="71.8426" calcext:value-type="float">
            <text:p>71.8426</text:p>
          </table:table-cell>
          <table:table-cell office:value-type="float" office:value="284.535" calcext:value-type="float">
            <text:p>284.535</text:p>
          </table:table-cell>
          <table:table-cell office:value-type="float" office:value="40.501" calcext:value-type="float">
            <text:p>40.501</text:p>
          </table:table-cell>
          <table:table-cell office:value-type="float" office:value="71.3415" calcext:value-type="float">
            <text:p>71.3415</text:p>
          </table:table-cell>
          <table:table-cell office:value-type="float" office:value="269.051" calcext:value-type="float">
            <text:p>269.051</text:p>
          </table:table-cell>
          <table:table-cell office:value-type="float" office:value="40.8161" calcext:value-type="float">
            <text:p>40.8161</text:p>
          </table:table-cell>
          <table:table-cell/>
          <table:table-cell table:formula="of:=([.D829]-[.A829])/0.0166667" office:value-type="float" office:value="-30.0659398681208" calcext:value-type="float">
            <text:p>-30.0659398681208</text:p>
          </table:table-cell>
          <table:table-cell table:formula="of:=ABS([.E829]-[.B829])/0.0166667" office:value-type="float" office:value="929.038141923718" calcext:value-type="float">
            <text:p>929.038141923718</text:p>
          </table:table-cell>
          <table:table-cell table:formula="of:=([.F829]-[.C829])/0.0166667" office:value-type="float" office:value="18.9059621880757" calcext:value-type="float">
            <text:p>18.9059621880757</text:p>
          </table:table-cell>
          <table:table-cell table:formula="of:=DEGREES(ATAN(ABS([.F829]-[.C829])/ABS([.E829]-[.B829])))" office:value-type="float" office:value="1.16581042099743" calcext:value-type="float">
            <text:p>1.16581042099743</text:p>
          </table:table-cell>
          <table:table-cell table:formula="of:=SQRT(POWER([.H829];2)+POWER([.I829];2)+POWER([.J829];2))" office:value-type="float" office:value="929.716766168862" calcext:value-type="float">
            <text:p>929.716766168862</text:p>
          </table:table-cell>
        </table:table-row>
        <table:table-row table:style-name="ro1">
          <table:table-cell office:value-type="float" office:value="72.6147" calcext:value-type="float">
            <text:p>72.6147</text:p>
          </table:table-cell>
          <table:table-cell office:value-type="float" office:value="284.456" calcext:value-type="float">
            <text:p>284.456</text:p>
          </table:table-cell>
          <table:table-cell office:value-type="float" office:value="41.268" calcext:value-type="float">
            <text:p>41.268</text:p>
          </table:table-cell>
          <table:table-cell office:value-type="float" office:value="72.0892" calcext:value-type="float">
            <text:p>72.0892</text:p>
          </table:table-cell>
          <table:table-cell office:value-type="float" office:value="271.575" calcext:value-type="float">
            <text:p>271.575</text:p>
          </table:table-cell>
          <table:table-cell office:value-type="float" office:value="41.1278" calcext:value-type="float">
            <text:p>41.1278</text:p>
          </table:table-cell>
          <table:table-cell/>
          <table:table-cell table:formula="of:=([.D830]-[.A830])/0.0166667" office:value-type="float" office:value="-31.5299369401257" calcext:value-type="float">
            <text:p>-31.5299369401257</text:p>
          </table:table-cell>
          <table:table-cell table:formula="of:=ABS([.E830]-[.B830])/0.0166667" office:value-type="float" office:value="772.858454283093" calcext:value-type="float">
            <text:p>772.858454283093</text:p>
          </table:table-cell>
          <table:table-cell table:formula="of:=([.F830]-[.C830])/0.0166667" office:value-type="float" office:value="-8.41198317603365" calcext:value-type="float">
            <text:p>-8.41198317603365</text:p>
          </table:table-cell>
          <table:table-cell table:formula="of:=DEGREES(ATAN(ABS([.F830]-[.C830])/ABS([.E830]-[.B830])))" office:value-type="float" office:value="0.623596855890566" calcext:value-type="float">
            <text:p>0.623596855890566</text:p>
          </table:table-cell>
          <table:table-cell table:formula="of:=SQRT(POWER([.H830];2)+POWER([.I830];2)+POWER([.J830];2))" office:value-type="float" office:value="773.547082433419" calcext:value-type="float">
            <text:p>773.547082433419</text:p>
          </table:table-cell>
        </table:table-row>
        <table:table-row table:style-name="ro1">
          <table:table-cell office:value-type="float" office:value="72.6132" calcext:value-type="float">
            <text:p>72.6132</text:p>
          </table:table-cell>
          <table:table-cell office:value-type="float" office:value="283.091" calcext:value-type="float">
            <text:p>283.091</text:p>
          </table:table-cell>
          <table:table-cell office:value-type="float" office:value="41.4881" calcext:value-type="float">
            <text:p>41.4881</text:p>
          </table:table-cell>
          <table:table-cell office:value-type="float" office:value="71.8427" calcext:value-type="float">
            <text:p>71.8427</text:p>
          </table:table-cell>
          <table:table-cell office:value-type="float" office:value="270.203" calcext:value-type="float">
            <text:p>270.203</text:p>
          </table:table-cell>
          <table:table-cell office:value-type="float" office:value="41.6047" calcext:value-type="float">
            <text:p>41.6047</text:p>
          </table:table-cell>
          <table:table-cell/>
          <table:table-cell table:formula="of:=([.D831]-[.A831])/0.0166667" office:value-type="float" office:value="-46.2299075401857" calcext:value-type="float">
            <text:p>-46.2299075401857</text:p>
          </table:table-cell>
          <table:table-cell table:formula="of:=ABS([.E831]-[.B831])/0.0166667" office:value-type="float" office:value="773.278453443095" calcext:value-type="float">
            <text:p>773.278453443095</text:p>
          </table:table-cell>
          <table:table-cell table:formula="of:=([.F831]-[.C831])/0.0166667" office:value-type="float" office:value="6.99598600802788" calcext:value-type="float">
            <text:p>6.99598600802788</text:p>
          </table:table-cell>
          <table:table-cell table:formula="of:=DEGREES(ATAN(ABS([.F831]-[.C831])/ABS([.E831]-[.B831])))" office:value-type="float" office:value="0.518350839979193" calcext:value-type="float">
            <text:p>0.518350839979193</text:p>
          </table:table-cell>
          <table:table-cell table:formula="of:=SQRT(POWER([.H831];2)+POWER([.I831];2)+POWER([.J831];2))" office:value-type="float" office:value="774.690721985712" calcext:value-type="float">
            <text:p>774.690721985712</text:p>
          </table:table-cell>
        </table:table-row>
        <table:table-row table:style-name="ro1">
          <table:table-cell office:value-type="float" office:value="72.6132" calcext:value-type="float">
            <text:p>72.6132</text:p>
          </table:table-cell>
          <table:table-cell office:value-type="float" office:value="283.086" calcext:value-type="float">
            <text:p>283.086</text:p>
          </table:table-cell>
          <table:table-cell office:value-type="float" office:value="41.489" calcext:value-type="float">
            <text:p>41.489</text:p>
          </table:table-cell>
          <table:table-cell office:value-type="float" office:value="72.0909" calcext:value-type="float">
            <text:p>72.0909</text:p>
          </table:table-cell>
          <table:table-cell office:value-type="float" office:value="268.95" calcext:value-type="float">
            <text:p>268.95</text:p>
          </table:table-cell>
          <table:table-cell office:value-type="float" office:value="41.8101" calcext:value-type="float">
            <text:p>41.8101</text:p>
          </table:table-cell>
          <table:table-cell/>
          <table:table-cell table:formula="of:=([.D832]-[.A832])/0.0166667" office:value-type="float" office:value="-31.3379373241254" calcext:value-type="float">
            <text:p>-31.3379373241254</text:p>
          </table:table-cell>
          <table:table-cell table:formula="of:=ABS([.E832]-[.B832])/0.0166667" office:value-type="float" office:value="848.158303683394" calcext:value-type="float">
            <text:p>848.158303683394</text:p>
          </table:table-cell>
          <table:table-cell table:formula="of:=([.F832]-[.C832])/0.0166667" office:value-type="float" office:value="19.2659614680771" calcext:value-type="float">
            <text:p>19.2659614680771</text:p>
          </table:table-cell>
          <table:table-cell table:formula="of:=DEGREES(ATAN(ABS([.F832]-[.C832])/ABS([.E832]-[.B832])))" office:value-type="float" office:value="1.30125293875976" calcext:value-type="float">
            <text:p>1.30125293875976</text:p>
          </table:table-cell>
          <table:table-cell table:formula="of:=SQRT(POWER([.H832];2)+POWER([.I832];2)+POWER([.J832];2))" office:value-type="float" office:value="848.955682997713" calcext:value-type="float">
            <text:p>848.955682997713</text:p>
          </table:table-cell>
        </table:table-row>
        <table:table-row table:style-name="ro1">
          <table:table-cell office:value-type="float" office:value="71.5866" calcext:value-type="float">
            <text:p>71.5866</text:p>
          </table:table-cell>
          <table:table-cell office:value-type="float" office:value="274.17" calcext:value-type="float">
            <text:p>274.17</text:p>
          </table:table-cell>
          <table:table-cell office:value-type="float" office:value="40.4522" calcext:value-type="float">
            <text:p>40.4522</text:p>
          </table:table-cell>
          <table:table-cell office:value-type="float" office:value="71.0962" calcext:value-type="float">
            <text:p>71.0962</text:p>
          </table:table-cell>
          <table:table-cell office:value-type="float" office:value="261.812" calcext:value-type="float">
            <text:p>261.812</text:p>
          </table:table-cell>
          <table:table-cell office:value-type="float" office:value="40.093" calcext:value-type="float">
            <text:p>40.093</text:p>
          </table:table-cell>
          <table:table-cell/>
          <table:table-cell table:formula="of:=([.D833]-[.A833])/0.0166667" office:value-type="float" office:value="-29.4239411521182" calcext:value-type="float">
            <text:p>-29.4239411521182</text:p>
          </table:table-cell>
          <table:table-cell table:formula="of:=ABS([.E833]-[.B833])/0.0166667" office:value-type="float" office:value="741.478517042966" calcext:value-type="float">
            <text:p>741.478517042966</text:p>
          </table:table-cell>
          <table:table-cell table:formula="of:=([.F833]-[.C833])/0.0166667" office:value-type="float" office:value="-21.5519568960859" calcext:value-type="float">
            <text:p>-21.5519568960859</text:p>
          </table:table-cell>
          <table:table-cell table:formula="of:=DEGREES(ATAN(ABS([.F833]-[.C833])/ABS([.E833]-[.B833])))" office:value-type="float" office:value="1.66490136991357" calcext:value-type="float">
            <text:p>1.66490136991357</text:p>
          </table:table-cell>
          <table:table-cell table:formula="of:=SQRT(POWER([.H833];2)+POWER([.I833];2)+POWER([.J833];2))" office:value-type="float" office:value="742.375003886318" calcext:value-type="float">
            <text:p>742.375003886318</text:p>
          </table:table-cell>
        </table:table-row>
        <table:table-row table:style-name="ro1">
          <table:table-cell office:value-type="float" office:value="72.3508" calcext:value-type="float">
            <text:p>72.3508</text:p>
          </table:table-cell>
          <table:table-cell office:value-type="float" office:value="277.848" calcext:value-type="float">
            <text:p>277.848</text:p>
          </table:table-cell>
          <table:table-cell office:value-type="float" office:value="41.5858" calcext:value-type="float">
            <text:p>41.5858</text:p>
          </table:table-cell>
          <table:table-cell office:value-type="float" office:value="71.5953" calcext:value-type="float">
            <text:p>71.5953</text:p>
          </table:table-cell>
          <table:table-cell office:value-type="float" office:value="265.213" calcext:value-type="float">
            <text:p>265.213</text:p>
          </table:table-cell>
          <table:table-cell office:value-type="float" office:value="41.7023" calcext:value-type="float">
            <text:p>41.7023</text:p>
          </table:table-cell>
          <table:table-cell/>
          <table:table-cell table:formula="of:=([.D834]-[.A834])/0.0166667" office:value-type="float" office:value="-45.329909340182" calcext:value-type="float">
            <text:p>-45.329909340182</text:p>
          </table:table-cell>
          <table:table-cell table:formula="of:=ABS([.E834]-[.B834])/0.0166667" office:value-type="float" office:value="758.098483803032" calcext:value-type="float">
            <text:p>758.098483803032</text:p>
          </table:table-cell>
          <table:table-cell table:formula="of:=([.F834]-[.C834])/0.0166667" office:value-type="float" office:value="6.98998602002808" calcext:value-type="float">
            <text:p>6.98998602002808</text:p>
          </table:table-cell>
          <table:table-cell table:formula="of:=DEGREES(ATAN(ABS([.F834]-[.C834])/ABS([.E834]-[.B834])))" office:value-type="float" office:value="0.528276150629453" calcext:value-type="float">
            <text:p>0.528276150629453</text:p>
          </table:table-cell>
          <table:table-cell table:formula="of:=SQRT(POWER([.H834];2)+POWER([.I834];2)+POWER([.J834];2))" office:value-type="float" office:value="759.484675111885" calcext:value-type="float">
            <text:p>759.484675111885</text:p>
          </table:table-cell>
        </table:table-row>
        <table:table-row table:style-name="ro1">
          <table:table-cell office:value-type="float" office:value="72.1018" calcext:value-type="float">
            <text:p>72.1018</text:p>
          </table:table-cell>
          <table:table-cell office:value-type="float" office:value="284.446" calcext:value-type="float">
            <text:p>284.446</text:p>
          </table:table-cell>
          <table:table-cell office:value-type="float" office:value="41.0207" calcext:value-type="float">
            <text:p>41.0207</text:p>
          </table:table-cell>
          <table:table-cell office:value-type="float" office:value="71.3429" calcext:value-type="float">
            <text:p>71.3429</text:p>
          </table:table-cell>
          <table:table-cell office:value-type="float" office:value="270.239" calcext:value-type="float">
            <text:p>270.239</text:p>
          </table:table-cell>
          <table:table-cell office:value-type="float" office:value="41.1102" calcext:value-type="float">
            <text:p>41.1102</text:p>
          </table:table-cell>
          <table:table-cell/>
          <table:table-cell table:formula="of:=([.D835]-[.A835])/0.0166667" office:value-type="float" office:value="-45.533908932182" calcext:value-type="float">
            <text:p>-45.533908932182</text:p>
          </table:table-cell>
          <table:table-cell table:formula="of:=ABS([.E835]-[.B835])/0.0166667" office:value-type="float" office:value="852.418295163413" calcext:value-type="float">
            <text:p>852.418295163413</text:p>
          </table:table-cell>
          <table:table-cell table:formula="of:=([.F835]-[.C835])/0.0166667" office:value-type="float" office:value="5.36998926002154" calcext:value-type="float">
            <text:p>5.36998926002154</text:p>
          </table:table-cell>
          <table:table-cell table:formula="of:=DEGREES(ATAN(ABS([.F835]-[.C835])/ABS([.E835]-[.B835])))" office:value-type="float" office:value="0.360942101159883" calcext:value-type="float">
            <text:p>0.360942101159883</text:p>
          </table:table-cell>
          <table:table-cell table:formula="of:=SQRT(POWER([.H835];2)+POWER([.I835];2)+POWER([.J835];2))" office:value-type="float" office:value="853.650469206569" calcext:value-type="float">
            <text:p>853.650469206569</text:p>
          </table:table-cell>
        </table:table-row>
        <table:table-row table:style-name="ro1">
          <table:table-cell office:value-type="float" office:value="73.1305" calcext:value-type="float">
            <text:p>73.1305</text:p>
          </table:table-cell>
          <table:table-cell office:value-type="float" office:value="285.809" calcext:value-type="float">
            <text:p>285.809</text:p>
          </table:table-cell>
          <table:table-cell office:value-type="float" office:value="41.2993" calcext:value-type="float">
            <text:p>41.2993</text:p>
          </table:table-cell>
          <table:table-cell office:value-type="float" office:value="72.3426" calcext:value-type="float">
            <text:p>72.3426</text:p>
          </table:table-cell>
          <table:table-cell office:value-type="float" office:value="274.107" calcext:value-type="float">
            <text:p>274.107</text:p>
          </table:table-cell>
          <table:table-cell office:value-type="float" office:value="41.2018" calcext:value-type="float">
            <text:p>41.2018</text:p>
          </table:table-cell>
          <table:table-cell/>
          <table:table-cell table:formula="of:=([.D836]-[.A836])/0.0166667" office:value-type="float" office:value="-47.2739054521887" calcext:value-type="float">
            <text:p>-47.2739054521887</text:p>
          </table:table-cell>
          <table:table-cell table:formula="of:=ABS([.E836]-[.B836])/0.0166667" office:value-type="float" office:value="702.118595762808" calcext:value-type="float">
            <text:p>702.118595762808</text:p>
          </table:table-cell>
          <table:table-cell table:formula="of:=([.F836]-[.C836])/0.0166667" office:value-type="float" office:value="-5.84998830002362" calcext:value-type="float">
            <text:p>-5.84998830002362</text:p>
          </table:table-cell>
          <table:table-cell table:formula="of:=DEGREES(ATAN(ABS([.F836]-[.C836])/ABS([.E836]-[.B836])))" office:value-type="float" office:value="0.477372179005038" calcext:value-type="float">
            <text:p>0.477372179005038</text:p>
          </table:table-cell>
          <table:table-cell table:formula="of:=SQRT(POWER([.H836];2)+POWER([.I836];2)+POWER([.J836];2))" office:value-type="float" office:value="703.732596243595" calcext:value-type="float">
            <text:p>703.732596243595</text:p>
          </table:table-cell>
        </table:table-row>
        <table:table-row table:style-name="ro1">
          <table:table-cell office:value-type="float" office:value="71.6012" calcext:value-type="float">
            <text:p>71.6012</text:p>
          </table:table-cell>
          <table:table-cell office:value-type="float" office:value="276.284" calcext:value-type="float">
            <text:p>276.284</text:p>
          </table:table-cell>
          <table:table-cell office:value-type="float" office:value="42.5953" calcext:value-type="float">
            <text:p>42.5953</text:p>
          </table:table-cell>
          <table:table-cell office:value-type="float" office:value="71.1149" calcext:value-type="float">
            <text:p>71.1149</text:p>
          </table:table-cell>
          <table:table-cell office:value-type="float" office:value="263.704" calcext:value-type="float">
            <text:p>263.704</text:p>
          </table:table-cell>
          <table:table-cell office:value-type="float" office:value="42.9314" calcext:value-type="float">
            <text:p>42.9314</text:p>
          </table:table-cell>
          <table:table-cell/>
          <table:table-cell table:formula="of:=([.D837]-[.A837])/0.0166667" office:value-type="float" office:value="-29.1779416441167" calcext:value-type="float">
            <text:p>-29.1779416441167</text:p>
          </table:table-cell>
          <table:table-cell table:formula="of:=ABS([.E837]-[.B837])/0.0166667" office:value-type="float" office:value="754.798490403018" calcext:value-type="float">
            <text:p>754.798490403018</text:p>
          </table:table-cell>
          <table:table-cell table:formula="of:=([.F837]-[.C837])/0.0166667" office:value-type="float" office:value="20.1659596680803" calcext:value-type="float">
            <text:p>20.1659596680803</text:p>
          </table:table-cell>
          <table:table-cell table:formula="of:=DEGREES(ATAN(ABS([.F837]-[.C837])/ABS([.E837]-[.B837])))" office:value-type="float" office:value="1.53040791378385" calcext:value-type="float">
            <text:p>1.53040791378385</text:p>
          </table:table-cell>
          <table:table-cell table:formula="of:=SQRT(POWER([.H837];2)+POWER([.I837];2)+POWER([.J837];2))" office:value-type="float" office:value="755.631377936754" calcext:value-type="float">
            <text:p>755.631377936754</text:p>
          </table:table-cell>
        </table:table-row>
        <table:table-row table:style-name="ro1">
          <table:table-cell office:value-type="float" office:value="72.6072" calcext:value-type="float">
            <text:p>72.6072</text:p>
          </table:table-cell>
          <table:table-cell office:value-type="float" office:value="277.718" calcext:value-type="float">
            <text:p>277.718</text:p>
          </table:table-cell>
          <table:table-cell office:value-type="float" office:value="42.3547" calcext:value-type="float">
            <text:p>42.3547</text:p>
          </table:table-cell>
          <table:table-cell office:value-type="float" office:value="72.091" calcext:value-type="float">
            <text:p>72.091</text:p>
          </table:table-cell>
          <table:table-cell office:value-type="float" office:value="263.88" calcext:value-type="float">
            <text:p>263.88</text:p>
          </table:table-cell>
          <table:table-cell office:value-type="float" office:value="42.6503" calcext:value-type="float">
            <text:p>42.6503</text:p>
          </table:table-cell>
          <table:table-cell/>
          <table:table-cell table:formula="of:=([.D838]-[.A838])/0.0166667" office:value-type="float" office:value="-30.9719380561246" calcext:value-type="float">
            <text:p>-30.9719380561246</text:p>
          </table:table-cell>
          <table:table-cell table:formula="of:=ABS([.E838]-[.B838])/0.0166667" office:value-type="float" office:value="830.278339443323" calcext:value-type="float">
            <text:p>830.278339443323</text:p>
          </table:table-cell>
          <table:table-cell table:formula="of:=([.F838]-[.C838])/0.0166667" office:value-type="float" office:value="17.735964528071" calcext:value-type="float">
            <text:p>17.735964528071</text:p>
          </table:table-cell>
          <table:table-cell table:formula="of:=DEGREES(ATAN(ABS([.F838]-[.C838])/ABS([.E838]-[.B838])))" office:value-type="float" office:value="1.22373587207191" calcext:value-type="float">
            <text:p>1.22373587207191</text:p>
          </table:table-cell>
          <table:table-cell table:formula="of:=SQRT(POWER([.H838];2)+POWER([.I838];2)+POWER([.J838];2))" office:value-type="float" office:value="831.045092840006" calcext:value-type="float">
            <text:p>831.045092840006</text:p>
          </table:table-cell>
        </table:table-row>
        <table:table-row table:style-name="ro1">
          <table:table-cell office:value-type="float" office:value="72.0986" calcext:value-type="float">
            <text:p>72.0986</text:p>
          </table:table-cell>
          <table:table-cell office:value-type="float" office:value="276.5" calcext:value-type="float">
            <text:p>276.5</text:p>
          </table:table-cell>
          <table:table-cell office:value-type="float" office:value="41.8078" calcext:value-type="float">
            <text:p>41.8078</text:p>
          </table:table-cell>
          <table:table-cell office:value-type="float" office:value="71.598" calcext:value-type="float">
            <text:p>71.598</text:p>
          </table:table-cell>
          <table:table-cell office:value-type="float" office:value="261.51" calcext:value-type="float">
            <text:p>261.51</text:p>
          </table:table-cell>
          <table:table-cell office:value-type="float" office:value="42.0802" calcext:value-type="float">
            <text:p>42.0802</text:p>
          </table:table-cell>
          <table:table-cell/>
          <table:table-cell table:formula="of:=([.D839]-[.A839])/0.0166667" office:value-type="float" office:value="-30.0359399281205" calcext:value-type="float">
            <text:p>-30.0359399281205</text:p>
          </table:table-cell>
          <table:table-cell table:formula="of:=ABS([.E839]-[.B839])/0.0166667" office:value-type="float" office:value="899.398201203598" calcext:value-type="float">
            <text:p>899.398201203598</text:p>
          </table:table-cell>
          <table:table-cell table:formula="of:=([.F839]-[.C839])/0.0166667" office:value-type="float" office:value="16.3439673120652" calcext:value-type="float">
            <text:p>16.3439673120652</text:p>
          </table:table-cell>
          <table:table-cell table:formula="of:=DEGREES(ATAN(ABS([.F839]-[.C839])/ABS([.E839]-[.B839])))" office:value-type="float" office:value="1.04107089355991" calcext:value-type="float">
            <text:p>1.04107089355991</text:p>
          </table:table-cell>
          <table:table-cell table:formula="of:=SQRT(POWER([.H839];2)+POWER([.I839];2)+POWER([.J839];2))" office:value-type="float" office:value="900.048002766037" calcext:value-type="float">
            <text:p>900.048002766037</text:p>
          </table:table-cell>
        </table:table-row>
        <table:table-row table:style-name="ro1">
          <table:table-cell office:value-type="float" office:value="71.8463" calcext:value-type="float">
            <text:p>71.8463</text:p>
          </table:table-cell>
          <table:table-cell office:value-type="float" office:value="275.205" calcext:value-type="float">
            <text:p>275.205</text:p>
          </table:table-cell>
          <table:table-cell office:value-type="float" office:value="41.7723" calcext:value-type="float">
            <text:p>41.7723</text:p>
          </table:table-cell>
          <table:table-cell office:value-type="float" office:value="71.3528" calcext:value-type="float">
            <text:p>71.3528</text:p>
          </table:table-cell>
          <table:table-cell office:value-type="float" office:value="261.517" calcext:value-type="float">
            <text:p>261.517</text:p>
          </table:table-cell>
          <table:table-cell office:value-type="float" office:value="41.8391" calcext:value-type="float">
            <text:p>41.8391</text:p>
          </table:table-cell>
          <table:table-cell/>
          <table:table-cell table:formula="of:=([.D840]-[.A840])/0.0166667" office:value-type="float" office:value="-29.6099407801183" calcext:value-type="float">
            <text:p>-29.6099407801183</text:p>
          </table:table-cell>
          <table:table-cell table:formula="of:=ABS([.E840]-[.B840])/0.0166667" office:value-type="float" office:value="821.278357443284" calcext:value-type="float">
            <text:p>821.278357443284</text:p>
          </table:table-cell>
          <table:table-cell table:formula="of:=([.F840]-[.C840])/0.0166667" office:value-type="float" office:value="4.00799198401607" calcext:value-type="float">
            <text:p>4.00799198401607</text:p>
          </table:table-cell>
          <table:table-cell table:formula="of:=DEGREES(ATAN(ABS([.F840]-[.C840])/ABS([.E840]-[.B840])))" office:value-type="float" office:value="0.279611900021962" calcext:value-type="float">
            <text:p>0.279611900021962</text:p>
          </table:table-cell>
          <table:table-cell table:formula="of:=SQRT(POWER([.H840];2)+POWER([.I840];2)+POWER([.J840];2))" office:value-type="float" office:value="821.82172823398" calcext:value-type="float">
            <text:p>821.82172823398</text:p>
          </table:table-cell>
        </table:table-row>
        <table:table-row table:style-name="ro1">
          <table:table-cell office:value-type="float" office:value="70.5974" calcext:value-type="float">
            <text:p>70.5974</text:p>
          </table:table-cell>
          <table:table-cell office:value-type="float" office:value="274.942" calcext:value-type="float">
            <text:p>274.942</text:p>
          </table:table-cell>
          <table:table-cell office:value-type="float" office:value="42.3242" calcext:value-type="float">
            <text:p>42.3242</text:p>
          </table:table-cell>
          <table:table-cell office:value-type="float" office:value="69.4082" calcext:value-type="float">
            <text:p>69.4082</text:p>
          </table:table-cell>
          <table:table-cell office:value-type="float" office:value="262.305" calcext:value-type="float">
            <text:p>262.305</text:p>
          </table:table-cell>
          <table:table-cell office:value-type="float" office:value="42.6944" calcext:value-type="float">
            <text:p>42.6944</text:p>
          </table:table-cell>
          <table:table-cell/>
          <table:table-cell table:formula="of:=([.D841]-[.A841])/0.0166667" office:value-type="float" office:value="-71.3518572962854" calcext:value-type="float">
            <text:p>-71.3518572962854</text:p>
          </table:table-cell>
          <table:table-cell table:formula="of:=ABS([.E841]-[.B841])/0.0166667" office:value-type="float" office:value="758.218483563033" calcext:value-type="float">
            <text:p>758.218483563033</text:p>
          </table:table-cell>
          <table:table-cell table:formula="of:=([.F841]-[.C841])/0.0166667" office:value-type="float" office:value="22.2119555760891" calcext:value-type="float">
            <text:p>22.2119555760891</text:p>
          </table:table-cell>
          <table:table-cell table:formula="of:=DEGREES(ATAN(ABS([.F841]-[.C841])/ABS([.E841]-[.B841])))" office:value-type="float" office:value="1.67799580742539" calcext:value-type="float">
            <text:p>1.67799580742539</text:p>
          </table:table-cell>
          <table:table-cell table:formula="of:=SQRT(POWER([.H841];2)+POWER([.I841];2)+POWER([.J841];2))" office:value-type="float" office:value="761.892201907047" calcext:value-type="float">
            <text:p>761.892201907047</text:p>
          </table:table-cell>
        </table:table-row>
        <table:table-row table:style-name="ro1">
          <table:table-cell office:value-type="float" office:value="71.8453" calcext:value-type="float">
            <text:p>71.8453</text:p>
          </table:table-cell>
          <table:table-cell office:value-type="float" office:value="285.792" calcext:value-type="float">
            <text:p>285.792</text:p>
          </table:table-cell>
          <table:table-cell office:value-type="float" office:value="40.8053" calcext:value-type="float">
            <text:p>40.8053</text:p>
          </table:table-cell>
          <table:table-cell office:value-type="float" office:value="71.5894" calcext:value-type="float">
            <text:p>71.5894</text:p>
          </table:table-cell>
          <table:table-cell office:value-type="float" office:value="270.31" calcext:value-type="float">
            <text:p>270.31</text:p>
          </table:table-cell>
          <table:table-cell office:value-type="float" office:value="40.8492" calcext:value-type="float">
            <text:p>40.8492</text:p>
          </table:table-cell>
          <table:table-cell/>
          <table:table-cell table:formula="of:=([.D842]-[.A842])/0.0166667" office:value-type="float" office:value="-15.3539692920612" calcext:value-type="float">
            <text:p>-15.3539692920612</text:p>
          </table:table-cell>
          <table:table-cell table:formula="of:=ABS([.E842]-[.B842])/0.0166667" office:value-type="float" office:value="928.918142163714" calcext:value-type="float">
            <text:p>928.918142163714</text:p>
          </table:table-cell>
          <table:table-cell table:formula="of:=([.F842]-[.C842])/0.0166667" office:value-type="float" office:value="2.63399473201058" calcext:value-type="float">
            <text:p>2.63399473201058</text:p>
          </table:table-cell>
          <table:table-cell table:formula="of:=DEGREES(ATAN(ABS([.F842]-[.C842])/ABS([.E842]-[.B842])))" office:value-type="float" office:value="0.162464667316949" calcext:value-type="float">
            <text:p>0.162464667316949</text:p>
          </table:table-cell>
          <table:table-cell table:formula="of:=SQRT(POWER([.H842];2)+POWER([.I842];2)+POWER([.J842];2))" office:value-type="float" office:value="929.048759292081" calcext:value-type="float">
            <text:p>929.048759292081</text:p>
          </table:table-cell>
        </table:table-row>
        <table:table-row table:style-name="ro1">
          <table:table-cell office:value-type="float" office:value="70.5885" calcext:value-type="float">
            <text:p>70.5885</text:p>
          </table:table-cell>
          <table:table-cell office:value-type="float" office:value="277.585" calcext:value-type="float">
            <text:p>277.585</text:p>
          </table:table-cell>
          <table:table-cell office:value-type="float" office:value="41.8952" calcext:value-type="float">
            <text:p>41.8952</text:p>
          </table:table-cell>
          <table:table-cell office:value-type="float" office:value="69.6377" calcext:value-type="float">
            <text:p>69.6377</text:p>
          </table:table-cell>
          <table:table-cell office:value-type="float" office:value="264.846" calcext:value-type="float">
            <text:p>264.846</text:p>
          </table:table-cell>
          <table:table-cell office:value-type="float" office:value="42.2697" calcext:value-type="float">
            <text:p>42.2697</text:p>
          </table:table-cell>
          <table:table-cell/>
          <table:table-cell table:formula="of:=([.D843]-[.A843])/0.0166667" office:value-type="float" office:value="-57.0478859042283" calcext:value-type="float">
            <text:p>-57.0478859042283</text:p>
          </table:table-cell>
          <table:table-cell table:formula="of:=ABS([.E843]-[.B843])/0.0166667" office:value-type="float" office:value="764.338471323056" calcext:value-type="float">
            <text:p>764.338471323056</text:p>
          </table:table-cell>
          <table:table-cell table:formula="of:=([.F843]-[.C843])/0.0166667" office:value-type="float" office:value="22.4699550600897" calcext:value-type="float">
            <text:p>22.4699550600897</text:p>
          </table:table-cell>
          <table:table-cell table:formula="of:=DEGREES(ATAN(ABS([.F843]-[.C843])/ABS([.E843]-[.B843])))" office:value-type="float" office:value="1.68389129764128" calcext:value-type="float">
            <text:p>1.68389129764128</text:p>
          </table:table-cell>
          <table:table-cell table:formula="of:=SQRT(POWER([.H843];2)+POWER([.I843];2)+POWER([.J843];2))" office:value-type="float" office:value="766.793752524765" calcext:value-type="float">
            <text:p>766.793752524765</text:p>
          </table:table-cell>
        </table:table-row>
        <table:table-row table:style-name="ro1">
          <table:table-cell office:value-type="float" office:value="72.3536" calcext:value-type="float">
            <text:p>72.3536</text:p>
          </table:table-cell>
          <table:table-cell office:value-type="float" office:value="285.996" calcext:value-type="float">
            <text:p>285.996</text:p>
          </table:table-cell>
          <table:table-cell office:value-type="float" office:value="40.0034" calcext:value-type="float">
            <text:p>40.0034</text:p>
          </table:table-cell>
          <table:table-cell office:value-type="float" office:value="71.8375" calcext:value-type="float">
            <text:p>71.8375</text:p>
          </table:table-cell>
          <table:table-cell office:value-type="float" office:value="265.345" calcext:value-type="float">
            <text:p>265.345</text:p>
          </table:table-cell>
          <table:table-cell office:value-type="float" office:value="41.1896" calcext:value-type="float">
            <text:p>41.1896</text:p>
          </table:table-cell>
          <table:table-cell/>
          <table:table-cell table:formula="of:=([.D844]-[.A844])/0.0166667" office:value-type="float" office:value="-30.9659380681235" calcext:value-type="float">
            <text:p>-30.9659380681235</text:p>
          </table:table-cell>
          <table:table-cell table:formula="of:=ABS([.E844]-[.B844])/0.0166667" office:value-type="float" office:value="1239.05752188495" calcext:value-type="float">
            <text:p>1239.05752188495</text:p>
          </table:table-cell>
          <table:table-cell table:formula="of:=([.F844]-[.C844])/0.0166667" office:value-type="float" office:value="71.1718576562847" calcext:value-type="float">
            <text:p>71.1718576562847</text:p>
          </table:table-cell>
          <table:table-cell table:formula="of:=DEGREES(ATAN(ABS([.F844]-[.C844])/ABS([.E844]-[.B844])))" office:value-type="float" office:value="3.28747539684703" calcext:value-type="float">
            <text:p>3.28747539684703</text:p>
          </table:table-cell>
          <table:table-cell table:formula="of:=SQRT(POWER([.H844];2)+POWER([.I844];2)+POWER([.J844];2))" office:value-type="float" office:value="1241.48615182867" calcext:value-type="float">
            <text:p>1241.48615182867</text:p>
          </table:table-cell>
        </table:table-row>
        <table:table-row table:style-name="ro1">
          <table:table-cell office:value-type="float" office:value="71.0608" calcext:value-type="float">
            <text:p>71.0608</text:p>
          </table:table-cell>
          <table:table-cell office:value-type="float" office:value="290.014" calcext:value-type="float">
            <text:p>290.014</text:p>
          </table:table-cell>
          <table:table-cell office:value-type="float" office:value="39.3585" calcext:value-type="float">
            <text:p>39.3585</text:p>
          </table:table-cell>
          <table:table-cell office:value-type="float" office:value="70.0661" calcext:value-type="float">
            <text:p>70.0661</text:p>
          </table:table-cell>
          <table:table-cell office:value-type="float" office:value="276.748" calcext:value-type="float">
            <text:p>276.748</text:p>
          </table:table-cell>
          <table:table-cell office:value-type="float" office:value="39.2849" calcext:value-type="float">
            <text:p>39.2849</text:p>
          </table:table-cell>
          <table:table-cell/>
          <table:table-cell table:formula="of:=([.D845]-[.A845])/0.0166667" office:value-type="float" office:value="-59.6818806362384" calcext:value-type="float">
            <text:p>-59.6818806362384</text:p>
          </table:table-cell>
          <table:table-cell table:formula="of:=ABS([.E845]-[.B845])/0.0166667" office:value-type="float" office:value="795.958408083185" calcext:value-type="float">
            <text:p>795.958408083185</text:p>
          </table:table-cell>
          <table:table-cell table:formula="of:=([.F845]-[.C845])/0.0166667" office:value-type="float" office:value="-4.4159911680176" calcext:value-type="float">
            <text:p>-4.4159911680176</text:p>
          </table:table-cell>
          <table:table-cell table:formula="of:=DEGREES(ATAN(ABS([.F845]-[.C845])/ABS([.E845]-[.B845])))" office:value-type="float" office:value="0.317874725324589" calcext:value-type="float">
            <text:p>0.317874725324589</text:p>
          </table:table-cell>
          <table:table-cell table:formula="of:=SQRT(POWER([.H845];2)+POWER([.I845];2)+POWER([.J845];2))" office:value-type="float" office:value="798.204995757727" calcext:value-type="float">
            <text:p>798.204995757727</text:p>
          </table:table-cell>
        </table:table-row>
        <table:table-row table:style-name="ro1">
          <table:table-cell office:value-type="float" office:value="70.8311" calcext:value-type="float">
            <text:p>70.8311</text:p>
          </table:table-cell>
          <table:table-cell office:value-type="float" office:value="281.591" calcext:value-type="float">
            <text:p>281.591</text:p>
          </table:table-cell>
          <table:table-cell office:value-type="float" office:value="41.4946" calcext:value-type="float">
            <text:p>41.4946</text:p>
          </table:table-cell>
          <table:table-cell office:value-type="float" office:value="69.3488" calcext:value-type="float">
            <text:p>69.3488</text:p>
          </table:table-cell>
          <table:table-cell office:value-type="float" office:value="270.145" calcext:value-type="float">
            <text:p>270.145</text:p>
          </table:table-cell>
          <table:table-cell office:value-type="float" office:value="40.1572" calcext:value-type="float">
            <text:p>40.1572</text:p>
          </table:table-cell>
          <table:table-cell/>
          <table:table-cell table:formula="of:=([.D846]-[.A846])/0.0166667" office:value-type="float" office:value="-88.9378221243563" calcext:value-type="float">
            <text:p>-88.9378221243563</text:p>
          </table:table-cell>
          <table:table-cell table:formula="of:=ABS([.E846]-[.B846])/0.0166667" office:value-type="float" office:value="686.758626482749" calcext:value-type="float">
            <text:p>686.758626482749</text:p>
          </table:table-cell>
          <table:table-cell table:formula="of:=([.F846]-[.C846])/0.0166667" office:value-type="float" office:value="-80.2438395123207" calcext:value-type="float">
            <text:p>-80.2438395123207</text:p>
          </table:table-cell>
          <table:table-cell table:formula="of:=DEGREES(ATAN(ABS([.F846]-[.C846])/ABS([.E846]-[.B846])))" office:value-type="float" office:value="6.66446651436602" calcext:value-type="float">
            <text:p>6.66446651436602</text:p>
          </table:table-cell>
          <table:table-cell table:formula="of:=SQRT(POWER([.H846];2)+POWER([.I846];2)+POWER([.J846];2))" office:value-type="float" office:value="697.127263153848" calcext:value-type="float">
            <text:p>697.127263153848</text:p>
          </table:table-cell>
        </table:table-row>
        <table:table-row table:style-name="ro1">
          <table:table-cell office:value-type="float" office:value="71.8488" calcext:value-type="float">
            <text:p>71.8488</text:p>
          </table:table-cell>
          <table:table-cell office:value-type="float" office:value="273.849" calcext:value-type="float">
            <text:p>273.849</text:p>
          </table:table-cell>
          <table:table-cell office:value-type="float" office:value="42.2421" calcext:value-type="float">
            <text:p>42.2421</text:p>
          </table:table-cell>
          <table:table-cell office:value-type="float" office:value="71.3585" calcext:value-type="float">
            <text:p>71.3585</text:p>
          </table:table-cell>
          <table:table-cell office:value-type="float" office:value="260.188" calcext:value-type="float">
            <text:p>260.188</text:p>
          </table:table-cell>
          <table:table-cell office:value-type="float" office:value="42.5456" calcext:value-type="float">
            <text:p>42.5456</text:p>
          </table:table-cell>
          <table:table-cell/>
          <table:table-cell table:formula="of:=([.D847]-[.A847])/0.0166667" office:value-type="float" office:value="-29.4179411641171" calcext:value-type="float">
            <text:p>-29.4179411641171</text:p>
          </table:table-cell>
          <table:table-cell table:formula="of:=ABS([.E847]-[.B847])/0.0166667" office:value-type="float" office:value="819.658360683279" calcext:value-type="float">
            <text:p>819.658360683279</text:p>
          </table:table-cell>
          <table:table-cell table:formula="of:=([.F847]-[.C847])/0.0166667" office:value-type="float" office:value="18.2099635800728" calcext:value-type="float">
            <text:p>18.2099635800728</text:p>
          </table:table-cell>
          <table:table-cell table:formula="of:=DEGREES(ATAN(ABS([.F847]-[.C847])/ABS([.E847]-[.B847])))" office:value-type="float" office:value="1.27270397222748" calcext:value-type="float">
            <text:p>1.27270397222748</text:p>
          </table:table-cell>
          <table:table-cell table:formula="of:=SQRT(POWER([.H847];2)+POWER([.I847];2)+POWER([.J847];2))" office:value-type="float" office:value="820.388228995226" calcext:value-type="float">
            <text:p>820.388228995226</text:p>
          </table:table-cell>
        </table:table-row>
        <table:table-row table:style-name="ro1">
          <table:table-cell office:value-type="float" office:value="71.8465" calcext:value-type="float">
            <text:p>71.8465</text:p>
          </table:table-cell>
          <table:table-cell office:value-type="float" office:value="277.795" calcext:value-type="float">
            <text:p>277.795</text:p>
          </table:table-cell>
          <table:table-cell office:value-type="float" office:value="41.5992" calcext:value-type="float">
            <text:p>41.5992</text:p>
          </table:table-cell>
          <table:table-cell office:value-type="float" office:value="71.3521" calcext:value-type="float">
            <text:p>71.3521</text:p>
          </table:table-cell>
          <table:table-cell office:value-type="float" office:value="263.923" calcext:value-type="float">
            <text:p>263.923</text:p>
          </table:table-cell>
          <table:table-cell office:value-type="float" office:value="41.9206" calcext:value-type="float">
            <text:p>41.9206</text:p>
          </table:table-cell>
          <table:table-cell/>
          <table:table-cell table:formula="of:=([.D848]-[.A848])/0.0166667" office:value-type="float" office:value="-29.6639406721194" calcext:value-type="float">
            <text:p>-29.6639406721194</text:p>
          </table:table-cell>
          <table:table-cell table:formula="of:=ABS([.E848]-[.B848])/0.0166667" office:value-type="float" office:value="832.31833536333" calcext:value-type="float">
            <text:p>832.31833536333</text:p>
          </table:table-cell>
          <table:table-cell table:formula="of:=([.F848]-[.C848])/0.0166667" office:value-type="float" office:value="19.283961432077" calcext:value-type="float">
            <text:p>19.283961432077</text:p>
          </table:table-cell>
          <table:table-cell table:formula="of:=DEGREES(ATAN(ABS([.F848]-[.C848])/ABS([.E848]-[.B848])))" office:value-type="float" office:value="1.32724694025932" calcext:value-type="float">
            <text:p>1.32724694025932</text:p>
          </table:table-cell>
          <table:table-cell table:formula="of:=SQRT(POWER([.H848];2)+POWER([.I848];2)+POWER([.J848];2))" office:value-type="float" office:value="833.070004217351" calcext:value-type="float">
            <text:p>833.070004217351</text:p>
          </table:table-cell>
        </table:table-row>
        <table:table-row table:style-name="ro1">
          <table:table-cell office:value-type="float" office:value="72.1034" calcext:value-type="float">
            <text:p>72.1034</text:p>
          </table:table-cell>
          <table:table-cell office:value-type="float" office:value="284.39" calcext:value-type="float">
            <text:p>284.39</text:p>
          </table:table-cell>
          <table:table-cell office:value-type="float" office:value="41.2834" calcext:value-type="float">
            <text:p>41.2834</text:p>
          </table:table-cell>
          <table:table-cell office:value-type="float" office:value="71.3448" calcext:value-type="float">
            <text:p>71.3448</text:p>
          </table:table-cell>
          <table:table-cell office:value-type="float" office:value="270.185" calcext:value-type="float">
            <text:p>270.185</text:p>
          </table:table-cell>
          <table:table-cell office:value-type="float" office:value="41.3659" calcext:value-type="float">
            <text:p>41.3659</text:p>
          </table:table-cell>
          <table:table-cell/>
          <table:table-cell table:formula="of:=([.D849]-[.A849])/0.0166667" office:value-type="float" office:value="-45.5159089681813" calcext:value-type="float">
            <text:p>-45.5159089681813</text:p>
          </table:table-cell>
          <table:table-cell table:formula="of:=ABS([.E849]-[.B849])/0.0166667" office:value-type="float" office:value="852.298295403408" calcext:value-type="float">
            <text:p>852.298295403408</text:p>
          </table:table-cell>
          <table:table-cell table:formula="of:=([.F849]-[.C849])/0.0166667" office:value-type="float" office:value="4.94999010001999" calcext:value-type="float">
            <text:p>4.94999010001999</text:p>
          </table:table-cell>
          <table:table-cell table:formula="of:=DEGREES(ATAN(ABS([.F849]-[.C849])/ABS([.E849]-[.B849])))" office:value-type="float" office:value="0.332759497617828" calcext:value-type="float">
            <text:p>0.332759497617828</text:p>
          </table:table-cell>
          <table:table-cell table:formula="of:=SQRT(POWER([.H849];2)+POWER([.I849];2)+POWER([.J849];2))" office:value-type="float" office:value="853.527143516096" calcext:value-type="float">
            <text:p>853.527143516096</text:p>
          </table:table-cell>
        </table:table-row>
        <table:table-row table:style-name="ro1">
          <table:table-cell office:value-type="float" office:value="71.3489" calcext:value-type="float">
            <text:p>71.3489</text:p>
          </table:table-cell>
          <table:table-cell office:value-type="float" office:value="280.09" calcext:value-type="float">
            <text:p>280.09</text:p>
          </table:table-cell>
          <table:table-cell office:value-type="float" office:value="42.7371" calcext:value-type="float">
            <text:p>42.7371</text:p>
          </table:table-cell>
          <table:table-cell office:value-type="float" office:value="70.6195" calcext:value-type="float">
            <text:p>70.6195</text:p>
          </table:table-cell>
          <table:table-cell office:value-type="float" office:value="267.284" calcext:value-type="float">
            <text:p>267.284</text:p>
          </table:table-cell>
          <table:table-cell office:value-type="float" office:value="43.0787" calcext:value-type="float">
            <text:p>43.0787</text:p>
          </table:table-cell>
          <table:table-cell/>
          <table:table-cell table:formula="of:=([.D850]-[.A850])/0.0166667" office:value-type="float" office:value="-43.763912472175" calcext:value-type="float">
            <text:p>-43.763912472175</text:p>
          </table:table-cell>
          <table:table-cell table:formula="of:=ABS([.E850]-[.B850])/0.0166667" office:value-type="float" office:value="768.358463283072" calcext:value-type="float">
            <text:p>768.358463283072</text:p>
          </table:table-cell>
          <table:table-cell table:formula="of:=([.F850]-[.C850])/0.0166667" office:value-type="float" office:value="20.495959008082" calcext:value-type="float">
            <text:p>20.495959008082</text:p>
          </table:table-cell>
          <table:table-cell table:formula="of:=DEGREES(ATAN(ABS([.F850]-[.C850])/ABS([.E850]-[.B850])))" office:value-type="float" office:value="1.52800234409926" calcext:value-type="float">
            <text:p>1.52800234409926</text:p>
          </table:table-cell>
          <table:table-cell table:formula="of:=SQRT(POWER([.H850];2)+POWER([.I850];2)+POWER([.J850];2))" office:value-type="float" office:value="769.876673545353" calcext:value-type="float">
            <text:p>769.876673545353</text:p>
          </table:table-cell>
        </table:table-row>
        <table:table-row table:style-name="ro1">
          <table:table-cell office:value-type="float" office:value="71.3509" calcext:value-type="float">
            <text:p>71.3509</text:p>
          </table:table-cell>
          <table:table-cell office:value-type="float" office:value="273.732" calcext:value-type="float">
            <text:p>273.732</text:p>
          </table:table-cell>
          <table:table-cell office:value-type="float" office:value="42.5138" calcext:value-type="float">
            <text:p>42.5138</text:p>
          </table:table-cell>
          <table:table-cell office:value-type="float" office:value="70.6244" calcext:value-type="float">
            <text:p>70.6244</text:p>
          </table:table-cell>
          <table:table-cell office:value-type="float" office:value="262.525" calcext:value-type="float">
            <text:p>262.525</text:p>
          </table:table-cell>
          <table:table-cell office:value-type="float" office:value="42.4039" calcext:value-type="float">
            <text:p>42.4039</text:p>
          </table:table-cell>
          <table:table-cell/>
          <table:table-cell table:formula="of:=([.D851]-[.A851])/0.0166667" office:value-type="float" office:value="-43.5899128201744" calcext:value-type="float">
            <text:p>-43.5899128201744</text:p>
          </table:table-cell>
          <table:table-cell table:formula="of:=ABS([.E851]-[.B851])/0.0166667" office:value-type="float" office:value="672.418655162693" calcext:value-type="float">
            <text:p>672.418655162693</text:p>
          </table:table-cell>
          <table:table-cell table:formula="of:=([.F851]-[.C851])/0.0166667" office:value-type="float" office:value="-6.59398681202657" calcext:value-type="float">
            <text:p>-6.59398681202657</text:p>
          </table:table-cell>
          <table:table-cell table:formula="of:=DEGREES(ATAN(ABS([.F851]-[.C851])/ABS([.E851]-[.B851])))" office:value-type="float" office:value="0.561845662192837" calcext:value-type="float">
            <text:p>0.561845662192837</text:p>
          </table:table-cell>
          <table:table-cell table:formula="of:=SQRT(POWER([.H851];2)+POWER([.I851];2)+POWER([.J851];2))" office:value-type="float" office:value="673.862307131473" calcext:value-type="float">
            <text:p>673.862307131473</text:p>
          </table:table-cell>
        </table:table-row>
        <table:table-row table:style-name="ro1">
          <table:table-cell office:value-type="float" office:value="72.1082" calcext:value-type="float">
            <text:p>72.1082</text:p>
          </table:table-cell>
          <table:table-cell office:value-type="float" office:value="285.583" calcext:value-type="float">
            <text:p>285.583</text:p>
          </table:table-cell>
          <table:table-cell office:value-type="float" office:value="41.8532" calcext:value-type="float">
            <text:p>41.8532</text:p>
          </table:table-cell>
          <table:table-cell office:value-type="float" office:value="70.8458" calcext:value-type="float">
            <text:p>70.8458</text:p>
          </table:table-cell>
          <table:table-cell office:value-type="float" office:value="275.03" calcext:value-type="float">
            <text:p>275.03</text:p>
          </table:table-cell>
          <table:table-cell office:value-type="float" office:value="42.0589" calcext:value-type="float">
            <text:p>42.0589</text:p>
          </table:table-cell>
          <table:table-cell/>
          <table:table-cell table:formula="of:=([.D852]-[.A852])/0.0166667" office:value-type="float" office:value="-75.7438485123029" calcext:value-type="float">
            <text:p>-75.7438485123029</text:p>
          </table:table-cell>
          <table:table-cell table:formula="of:=ABS([.E852]-[.B852])/0.0166667" office:value-type="float" office:value="633.178733642536" calcext:value-type="float">
            <text:p>633.178733642536</text:p>
          </table:table-cell>
          <table:table-cell table:formula="of:=([.F852]-[.C852])/0.0166667" office:value-type="float" office:value="12.3419753160494" calcext:value-type="float">
            <text:p>12.3419753160494</text:p>
          </table:table-cell>
          <table:table-cell table:formula="of:=DEGREES(ATAN(ABS([.F852]-[.C852])/ABS([.E852]-[.B852])))" office:value-type="float" office:value="1.11667294184527" calcext:value-type="float">
            <text:p>1.11667294184527</text:p>
          </table:table-cell>
          <table:table-cell table:formula="of:=SQRT(POWER([.H852];2)+POWER([.I852];2)+POWER([.J852];2))" office:value-type="float" office:value="637.812483163604" calcext:value-type="float">
            <text:p>637.812483163604</text:p>
          </table:table-cell>
        </table:table-row>
        <table:table-row table:style-name="ro1">
          <table:table-cell office:value-type="float" office:value="71.8483" calcext:value-type="float">
            <text:p>71.8483</text:p>
          </table:table-cell>
          <table:table-cell office:value-type="float" office:value="280.363" calcext:value-type="float">
            <text:p>280.363</text:p>
          </table:table-cell>
          <table:table-cell office:value-type="float" office:value="41.6838" calcext:value-type="float">
            <text:p>41.6838</text:p>
          </table:table-cell>
          <table:table-cell office:value-type="float" office:value="70.8559" calcext:value-type="float">
            <text:p>70.8559</text:p>
          </table:table-cell>
          <table:table-cell office:value-type="float" office:value="267.557" calcext:value-type="float">
            <text:p>267.557</text:p>
          </table:table-cell>
          <table:table-cell office:value-type="float" office:value="41.8074" calcext:value-type="float">
            <text:p>41.8074</text:p>
          </table:table-cell>
          <table:table-cell/>
          <table:table-cell table:formula="of:=([.D853]-[.A853])/0.0166667" office:value-type="float" office:value="-59.5438809122375" calcext:value-type="float">
            <text:p>-59.5438809122375</text:p>
          </table:table-cell>
          <table:table-cell table:formula="of:=ABS([.E853]-[.B853])/0.0166667" office:value-type="float" office:value="768.358463283072" calcext:value-type="float">
            <text:p>768.358463283072</text:p>
          </table:table-cell>
          <table:table-cell table:formula="of:=([.F853]-[.C853])/0.0166667" office:value-type="float" office:value="7.41598516802986" calcext:value-type="float">
            <text:p>7.41598516802986</text:p>
          </table:table-cell>
          <table:table-cell table:formula="of:=DEGREES(ATAN(ABS([.F853]-[.C853])/ABS([.E853]-[.B853])))" office:value-type="float" office:value="0.552985979837241" calcext:value-type="float">
            <text:p>0.552985979837241</text:p>
          </table:table-cell>
          <table:table-cell table:formula="of:=SQRT(POWER([.H853];2)+POWER([.I853];2)+POWER([.J853];2))" office:value-type="float" office:value="770.697864723153" calcext:value-type="float">
            <text:p>770.697864723153</text:p>
          </table:table-cell>
        </table:table-row>
        <table:table-row table:style-name="ro1">
          <table:table-cell office:value-type="float" office:value="71.0874" calcext:value-type="float">
            <text:p>71.0874</text:p>
          </table:table-cell>
          <table:table-cell office:value-type="float" office:value="279.037" calcext:value-type="float">
            <text:p>279.037</text:p>
          </table:table-cell>
          <table:table-cell office:value-type="float" office:value="41.4039" calcext:value-type="float">
            <text:p>41.4039</text:p>
          </table:table-cell>
          <table:table-cell office:value-type="float" office:value="70.3735" calcext:value-type="float">
            <text:p>70.3735</text:p>
          </table:table-cell>
          <table:table-cell office:value-type="float" office:value="263.789" calcext:value-type="float">
            <text:p>263.789</text:p>
          </table:table-cell>
          <table:table-cell office:value-type="float" office:value="41.9523" calcext:value-type="float">
            <text:p>41.9523</text:p>
          </table:table-cell>
          <table:table-cell/>
          <table:table-cell table:formula="of:=([.D854]-[.A854])/0.0166667" office:value-type="float" office:value="-42.8339143321711" calcext:value-type="float">
            <text:p>-42.8339143321711</text:p>
          </table:table-cell>
          <table:table-cell table:formula="of:=ABS([.E854]-[.B854])/0.0166667" office:value-type="float" office:value="914.878170243659" calcext:value-type="float">
            <text:p>914.878170243659</text:p>
          </table:table-cell>
          <table:table-cell table:formula="of:=([.F854]-[.C854])/0.0166667" office:value-type="float" office:value="32.9039341921317" calcext:value-type="float">
            <text:p>32.9039341921317</text:p>
          </table:table-cell>
          <table:table-cell table:formula="of:=DEGREES(ATAN(ABS([.F854]-[.C854])/ABS([.E854]-[.B854])))" office:value-type="float" office:value="2.05977624708611" calcext:value-type="float">
            <text:p>2.05977624708611</text:p>
          </table:table-cell>
          <table:table-cell table:formula="of:=SQRT(POWER([.H854];2)+POWER([.I854];2)+POWER([.J854];2))" office:value-type="float" office:value="916.47121039928" calcext:value-type="float">
            <text:p>916.47121039928</text:p>
          </table:table-cell>
        </table:table-row>
        <table:table-row table:style-name="ro1">
          <table:table-cell office:value-type="float" office:value="71.8526" calcext:value-type="float">
            <text:p>71.8526</text:p>
          </table:table-cell>
          <table:table-cell office:value-type="float" office:value="281.54" calcext:value-type="float">
            <text:p>281.54</text:p>
          </table:table-cell>
          <table:table-cell office:value-type="float" office:value="42.2491" calcext:value-type="float">
            <text:p>42.2491</text:p>
          </table:table-cell>
          <table:table-cell office:value-type="float" office:value="71.3564" calcext:value-type="float">
            <text:p>71.3564</text:p>
          </table:table-cell>
          <table:table-cell office:value-type="float" office:value="267.435" calcext:value-type="float">
            <text:p>267.435</text:p>
          </table:table-cell>
          <table:table-cell office:value-type="float" office:value="42.8026" calcext:value-type="float">
            <text:p>42.8026</text:p>
          </table:table-cell>
          <table:table-cell/>
          <table:table-cell table:formula="of:=([.D855]-[.A855])/0.0166667" office:value-type="float" office:value="-29.7719404561192" calcext:value-type="float">
            <text:p>-29.7719404561192</text:p>
          </table:table-cell>
          <table:table-cell table:formula="of:=ABS([.E855]-[.B855])/0.0166667" office:value-type="float" office:value="846.298307403386" calcext:value-type="float">
            <text:p>846.298307403386</text:p>
          </table:table-cell>
          <table:table-cell table:formula="of:=([.F855]-[.C855])/0.0166667" office:value-type="float" office:value="33.2099335801328" calcext:value-type="float">
            <text:p>33.2099335801328</text:p>
          </table:table-cell>
          <table:table-cell table:formula="of:=DEGREES(ATAN(ABS([.F855]-[.C855])/ABS([.E855]-[.B855])))" office:value-type="float" office:value="2.2472138050732" calcext:value-type="float">
            <text:p>2.2472138050732</text:p>
          </table:table-cell>
          <table:table-cell table:formula="of:=SQRT(POWER([.H855];2)+POWER([.I855];2)+POWER([.J855];2))" office:value-type="float" office:value="847.472768436105" calcext:value-type="float">
            <text:p>847.472768436105</text:p>
          </table:table-cell>
        </table:table-row>
        <table:table-row table:style-name="ro1">
          <table:table-cell office:value-type="float" office:value="70.3423" calcext:value-type="float">
            <text:p>70.3423</text:p>
          </table:table-cell>
          <table:table-cell office:value-type="float" office:value="278.626" calcext:value-type="float">
            <text:p>278.626</text:p>
          </table:table-cell>
          <table:table-cell office:value-type="float" office:value="42.9802" calcext:value-type="float">
            <text:p>42.9802</text:p>
          </table:table-cell>
          <table:table-cell office:value-type="float" office:value="69.1517" calcext:value-type="float">
            <text:p>69.1517</text:p>
          </table:table-cell>
          <table:table-cell office:value-type="float" office:value="265.805" calcext:value-type="float">
            <text:p>265.805</text:p>
          </table:table-cell>
          <table:table-cell office:value-type="float" office:value="43.3344" calcext:value-type="float">
            <text:p>43.3344</text:p>
          </table:table-cell>
          <table:table-cell/>
          <table:table-cell table:formula="of:=([.D856]-[.A856])/0.0166667" office:value-type="float" office:value="-71.4358571282851" calcext:value-type="float">
            <text:p>-71.4358571282851</text:p>
          </table:table-cell>
          <table:table-cell table:formula="of:=ABS([.E856]-[.B856])/0.0166667" office:value-type="float" office:value="769.258461483075" calcext:value-type="float">
            <text:p>769.258461483075</text:p>
          </table:table-cell>
          <table:table-cell table:formula="of:=([.F856]-[.C856])/0.0166667" office:value-type="float" office:value="21.2519574960849" calcext:value-type="float">
            <text:p>21.2519574960849</text:p>
          </table:table-cell>
          <table:table-cell table:formula="of:=DEGREES(ATAN(ABS([.F856]-[.C856])/ABS([.E856]-[.B856])))" office:value-type="float" office:value="1.58248221302749" calcext:value-type="float">
            <text:p>1.58248221302749</text:p>
          </table:table-cell>
          <table:table-cell table:formula="of:=SQRT(POWER([.H856];2)+POWER([.I856];2)+POWER([.J856];2))" office:value-type="float" office:value="772.860471200576" calcext:value-type="float">
            <text:p>772.860471200576</text:p>
          </table:table-cell>
        </table:table-row>
        <table:table-row table:style-name="ro1">
          <table:table-cell office:value-type="float" office:value="70.8389" calcext:value-type="float">
            <text:p>70.8389</text:p>
          </table:table-cell>
          <table:table-cell office:value-type="float" office:value="280.132" calcext:value-type="float">
            <text:p>280.132</text:p>
          </table:table-cell>
          <table:table-cell office:value-type="float" office:value="42.2332" calcext:value-type="float">
            <text:p>42.2332</text:p>
          </table:table-cell>
          <table:table-cell office:value-type="float" office:value="69.883" calcext:value-type="float">
            <text:p>69.883</text:p>
          </table:table-cell>
          <table:table-cell office:value-type="float" office:value="266.009" calcext:value-type="float">
            <text:p>266.009</text:p>
          </table:table-cell>
          <table:table-cell office:value-type="float" office:value="42.8064" calcext:value-type="float">
            <text:p>42.8064</text:p>
          </table:table-cell>
          <table:table-cell/>
          <table:table-cell table:formula="of:=([.D857]-[.A857])/0.0166667" office:value-type="float" office:value="-57.3538852922294" calcext:value-type="float">
            <text:p>-57.3538852922294</text:p>
          </table:table-cell>
          <table:table-cell table:formula="of:=ABS([.E857]-[.B857])/0.0166667" office:value-type="float" office:value="847.378305243389" calcext:value-type="float">
            <text:p>847.378305243389</text:p>
          </table:table-cell>
          <table:table-cell table:formula="of:=([.F857]-[.C857])/0.0166667" office:value-type="float" office:value="34.3919312161376" calcext:value-type="float">
            <text:p>34.3919312161376</text:p>
          </table:table-cell>
          <table:table-cell table:formula="of:=DEGREES(ATAN(ABS([.F857]-[.C857])/ABS([.E857]-[.B857])))" office:value-type="float" office:value="2.324146831472" calcext:value-type="float">
            <text:p>2.324146831472</text:p>
          </table:table-cell>
          <table:table-cell table:formula="of:=SQRT(POWER([.H857];2)+POWER([.I857];2)+POWER([.J857];2))" office:value-type="float" office:value="850.013097127361" calcext:value-type="float">
            <text:p>850.013097127361</text:p>
          </table:table-cell>
        </table:table-row>
        <table:table-row table:style-name="ro1">
          <table:table-cell office:value-type="float" office:value="72.1082" calcext:value-type="float">
            <text:p>72.1082</text:p>
          </table:table-cell>
          <table:table-cell office:value-type="float" office:value="282.865" calcext:value-type="float">
            <text:p>282.865</text:p>
          </table:table-cell>
          <table:table-cell office:value-type="float" office:value="42.2871" calcext:value-type="float">
            <text:p>42.2871</text:p>
          </table:table-cell>
          <table:table-cell office:value-type="float" office:value="71.6047" calcext:value-type="float">
            <text:p>71.6047</text:p>
          </table:table-cell>
          <table:table-cell office:value-type="float" office:value="268.645" calcext:value-type="float">
            <text:p>268.645</text:p>
          </table:table-cell>
          <table:table-cell office:value-type="float" office:value="43.0922" calcext:value-type="float">
            <text:p>43.0922</text:p>
          </table:table-cell>
          <table:table-cell/>
          <table:table-cell table:formula="of:=([.D858]-[.A858])/0.0166667" office:value-type="float" office:value="-30.209939580121" calcext:value-type="float">
            <text:p>-30.209939580121</text:p>
          </table:table-cell>
          <table:table-cell table:formula="of:=ABS([.E858]-[.B858])/0.0166667" office:value-type="float" office:value="853.198293603414" calcext:value-type="float">
            <text:p>853.198293603414</text:p>
          </table:table-cell>
          <table:table-cell table:formula="of:=([.F858]-[.C858])/0.0166667" office:value-type="float" office:value="48.305903388193" calcext:value-type="float">
            <text:p>48.305903388193</text:p>
          </table:table-cell>
          <table:table-cell table:formula="of:=DEGREES(ATAN(ABS([.F858]-[.C858])/ABS([.E858]-[.B858])))" office:value-type="float" office:value="3.24048083545969" calcext:value-type="float">
            <text:p>3.24048083545969</text:p>
          </table:table-cell>
          <table:table-cell table:formula="of:=SQRT(POWER([.H858];2)+POWER([.I858];2)+POWER([.J858];2))" office:value-type="float" office:value="855.098490794693" calcext:value-type="float">
            <text:p>855.098490794693</text:p>
          </table:table-cell>
        </table:table-row>
        <table:table-row table:style-name="ro1">
          <table:table-cell office:value-type="float" office:value="71.8526" calcext:value-type="float">
            <text:p>71.8526</text:p>
          </table:table-cell>
          <table:table-cell office:value-type="float" office:value="281.54" calcext:value-type="float">
            <text:p>281.54</text:p>
          </table:table-cell>
          <table:table-cell office:value-type="float" office:value="42.2491" calcext:value-type="float">
            <text:p>42.2491</text:p>
          </table:table-cell>
          <table:table-cell office:value-type="float" office:value="71.3564" calcext:value-type="float">
            <text:p>71.3564</text:p>
          </table:table-cell>
          <table:table-cell office:value-type="float" office:value="267.43" calcext:value-type="float">
            <text:p>267.43</text:p>
          </table:table-cell>
          <table:table-cell office:value-type="float" office:value="42.8034" calcext:value-type="float">
            <text:p>42.8034</text:p>
          </table:table-cell>
          <table:table-cell/>
          <table:table-cell table:formula="of:=([.D859]-[.A859])/0.0166667" office:value-type="float" office:value="-29.7719404561192" calcext:value-type="float">
            <text:p>-29.7719404561192</text:p>
          </table:table-cell>
          <table:table-cell table:formula="of:=ABS([.E859]-[.B859])/0.0166667" office:value-type="float" office:value="846.598306803387" calcext:value-type="float">
            <text:p>846.598306803387</text:p>
          </table:table-cell>
          <table:table-cell table:formula="of:=([.F859]-[.C859])/0.0166667" office:value-type="float" office:value="33.2579334841333" calcext:value-type="float">
            <text:p>33.2579334841333</text:p>
          </table:table-cell>
          <table:table-cell table:formula="of:=DEGREES(ATAN(ABS([.F859]-[.C859])/ABS([.E859]-[.B859])))" office:value-type="float" office:value="2.24966182359926" calcext:value-type="float">
            <text:p>2.24966182359926</text:p>
          </table:table-cell>
          <table:table-cell table:formula="of:=SQRT(POWER([.H859];2)+POWER([.I859];2)+POWER([.J859];2))" office:value-type="float" office:value="847.774233897516" calcext:value-type="float">
            <text:p>847.774233897516</text:p>
          </table:table-cell>
        </table:table-row>
        <table:table-row table:style-name="ro1">
          <table:table-cell office:value-type="float" office:value="71.8483" calcext:value-type="float">
            <text:p>71.8483</text:p>
          </table:table-cell>
          <table:table-cell office:value-type="float" office:value="280.358" calcext:value-type="float">
            <text:p>280.358</text:p>
          </table:table-cell>
          <table:table-cell office:value-type="float" office:value="41.6846" calcext:value-type="float">
            <text:p>41.6846</text:p>
          </table:table-cell>
          <table:table-cell office:value-type="float" office:value="70.8559" calcext:value-type="float">
            <text:p>70.8559</text:p>
          </table:table-cell>
          <table:table-cell office:value-type="float" office:value="267.557" calcext:value-type="float">
            <text:p>267.557</text:p>
          </table:table-cell>
          <table:table-cell office:value-type="float" office:value="41.8074" calcext:value-type="float">
            <text:p>41.8074</text:p>
          </table:table-cell>
          <table:table-cell/>
          <table:table-cell table:formula="of:=([.D860]-[.A860])/0.0166667" office:value-type="float" office:value="-59.5438809122375" calcext:value-type="float">
            <text:p>-59.5438809122375</text:p>
          </table:table-cell>
          <table:table-cell table:formula="of:=ABS([.E860]-[.B860])/0.0166667" office:value-type="float" office:value="768.058463883072" calcext:value-type="float">
            <text:p>768.058463883072</text:p>
          </table:table-cell>
          <table:table-cell table:formula="of:=([.F860]-[.C860])/0.0166667" office:value-type="float" office:value="7.36798526402935" calcext:value-type="float">
            <text:p>7.36798526402935</text:p>
          </table:table-cell>
          <table:table-cell table:formula="of:=DEGREES(ATAN(ABS([.F860]-[.C860])/ABS([.E860]-[.B860])))" office:value-type="float" office:value="0.549621584850955" calcext:value-type="float">
            <text:p>0.549621584850955</text:p>
          </table:table-cell>
          <table:table-cell table:formula="of:=SQRT(POWER([.H860];2)+POWER([.I860];2)+POWER([.J860];2))" office:value-type="float" office:value="770.398315745411" calcext:value-type="float">
            <text:p>770.398315745411</text:p>
          </table:table-cell>
        </table:table-row>
        <table:table-row table:style-name="ro1">
          <table:table-cell office:value-type="float" office:value="71.8498" calcext:value-type="float">
            <text:p>71.8498</text:p>
          </table:table-cell>
          <table:table-cell office:value-type="float" office:value="277.689" calcext:value-type="float">
            <text:p>277.689</text:p>
          </table:table-cell>
          <table:table-cell office:value-type="float" office:value="42.1164" calcext:value-type="float">
            <text:p>42.1164</text:p>
          </table:table-cell>
          <table:table-cell office:value-type="float" office:value="71.3535" calcext:value-type="float">
            <text:p>71.3535</text:p>
          </table:table-cell>
          <table:table-cell office:value-type="float" office:value="265.087" calcext:value-type="float">
            <text:p>265.087</text:p>
          </table:table-cell>
          <table:table-cell office:value-type="float" office:value="42.2135" calcext:value-type="float">
            <text:p>42.2135</text:p>
          </table:table-cell>
          <table:table-cell/>
          <table:table-cell table:formula="of:=([.D861]-[.A861])/0.0166667" office:value-type="float" office:value="-29.7779404441194" calcext:value-type="float">
            <text:p>-29.7779404441194</text:p>
          </table:table-cell>
          <table:table-cell table:formula="of:=ABS([.E861]-[.B861])/0.0166667" office:value-type="float" office:value="756.118487763026" calcext:value-type="float">
            <text:p>756.118487763026</text:p>
          </table:table-cell>
          <table:table-cell table:formula="of:=([.F861]-[.C861])/0.0166667" office:value-type="float" office:value="5.82598834802358" calcext:value-type="float">
            <text:p>5.82598834802358</text:p>
          </table:table-cell>
          <table:table-cell table:formula="of:=DEGREES(ATAN(ABS([.F861]-[.C861])/ABS([.E861]-[.B861])))" office:value-type="float" office:value="0.441462473930174" calcext:value-type="float">
            <text:p>0.441462473930174</text:p>
          </table:table-cell>
          <table:table-cell table:formula="of:=SQRT(POWER([.H861];2)+POWER([.I861];2)+POWER([.J861];2))" office:value-type="float" office:value="756.7270547657" calcext:value-type="float">
            <text:p>756.7270547657</text:p>
          </table:table-cell>
        </table:table-row>
        <table:table-row table:style-name="ro1">
          <table:table-cell office:value-type="float" office:value="71.6045" calcext:value-type="float">
            <text:p>71.6045</text:p>
          </table:table-cell>
          <table:table-cell office:value-type="float" office:value="283.939" calcext:value-type="float">
            <text:p>283.939</text:p>
          </table:table-cell>
          <table:table-cell office:value-type="float" office:value="43.1316" calcext:value-type="float">
            <text:p>43.1316</text:p>
          </table:table-cell>
          <table:table-cell office:value-type="float" office:value="70.6124" calcext:value-type="float">
            <text:p>70.6124</text:p>
          </table:table-cell>
          <table:table-cell office:value-type="float" office:value="272.179" calcext:value-type="float">
            <text:p>272.179</text:p>
          </table:table-cell>
          <table:table-cell office:value-type="float" office:value="43.5134" calcext:value-type="float">
            <text:p>43.5134</text:p>
          </table:table-cell>
          <table:table-cell/>
          <table:table-cell table:formula="of:=([.D862]-[.A862])/0.0166667" office:value-type="float" office:value="-59.5258809482386" calcext:value-type="float">
            <text:p>-59.5258809482386</text:p>
          </table:table-cell>
          <table:table-cell table:formula="of:=ABS([.E862]-[.B862])/0.0166667" office:value-type="float" office:value="705.598588802825" calcext:value-type="float">
            <text:p>705.598588802825</text:p>
          </table:table-cell>
          <table:table-cell table:formula="of:=([.F862]-[.C862])/0.0166667" office:value-type="float" office:value="22.9079541840915" calcext:value-type="float">
            <text:p>22.9079541840915</text:p>
          </table:table-cell>
          <table:table-cell table:formula="of:=DEGREES(ATAN(ABS([.F862]-[.C862])/ABS([.E862]-[.B862])))" office:value-type="float" office:value="1.85951084856593" calcext:value-type="float">
            <text:p>1.85951084856593</text:p>
          </table:table-cell>
          <table:table-cell table:formula="of:=SQRT(POWER([.H862];2)+POWER([.I862];2)+POWER([.J862];2))" office:value-type="float" office:value="708.475457152965" calcext:value-type="float">
            <text:p>708.475457152965</text:p>
          </table:table-cell>
        </table:table-row>
        <table:table-row table:style-name="ro1">
          <table:table-cell office:value-type="float" office:value="71.3416" calcext:value-type="float">
            <text:p>71.3416</text:p>
          </table:table-cell>
          <table:table-cell office:value-type="float" office:value="280.294" calcext:value-type="float">
            <text:p>280.294</text:p>
          </table:table-cell>
          <table:table-cell office:value-type="float" office:value="41.6997" calcext:value-type="float">
            <text:p>41.6997</text:p>
          </table:table-cell>
          <table:table-cell office:value-type="float" office:value="70.3649" calcext:value-type="float">
            <text:p>70.3649</text:p>
          </table:table-cell>
          <table:table-cell office:value-type="float" office:value="267.443" calcext:value-type="float">
            <text:p>267.443</text:p>
          </table:table-cell>
          <table:table-cell office:value-type="float" office:value="42.0761" calcext:value-type="float">
            <text:p>42.0761</text:p>
          </table:table-cell>
          <table:table-cell/>
          <table:table-cell table:formula="of:=([.D863]-[.A863])/0.0166667" office:value-type="float" office:value="-58.601882796234" calcext:value-type="float">
            <text:p>-58.601882796234</text:p>
          </table:table-cell>
          <table:table-cell table:formula="of:=ABS([.E863]-[.B863])/0.0166667" office:value-type="float" office:value="771.058457883084" calcext:value-type="float">
            <text:p>771.058457883084</text:p>
          </table:table-cell>
          <table:table-cell table:formula="of:=([.F863]-[.C863])/0.0166667" office:value-type="float" office:value="22.5839548320901" calcext:value-type="float">
            <text:p>22.5839548320901</text:p>
          </table:table-cell>
          <table:table-cell table:formula="of:=DEGREES(ATAN(ABS([.F863]-[.C863])/ABS([.E863]-[.B863])))" office:value-type="float" office:value="1.67768792674987" calcext:value-type="float">
            <text:p>1.67768792674987</text:p>
          </table:table-cell>
          <table:table-cell table:formula="of:=SQRT(POWER([.H863];2)+POWER([.I863];2)+POWER([.J863];2))" office:value-type="float" office:value="773.611893106719" calcext:value-type="float">
            <text:p>773.611893106719</text:p>
          </table:table-cell>
        </table:table-row>
        <table:table-row table:style-name="ro1">
          <table:table-cell office:value-type="float" office:value="70.0894" calcext:value-type="float">
            <text:p>70.0894</text:p>
          </table:table-cell>
          <table:table-cell office:value-type="float" office:value="277.417" calcext:value-type="float">
            <text:p>277.417</text:p>
          </table:table-cell>
          <table:table-cell office:value-type="float" office:value="42.4269" calcext:value-type="float">
            <text:p>42.4269</text:p>
          </table:table-cell>
          <table:table-cell office:value-type="float" office:value="68.908" calcext:value-type="float">
            <text:p>68.908</text:p>
          </table:table-cell>
          <table:table-cell office:value-type="float" office:value="264.646" calcext:value-type="float">
            <text:p>264.646</text:p>
          </table:table-cell>
          <table:table-cell office:value-type="float" office:value="42.7967" calcext:value-type="float">
            <text:p>42.7967</text:p>
          </table:table-cell>
          <table:table-cell/>
          <table:table-cell table:formula="of:=([.D864]-[.A864])/0.0166667" office:value-type="float" office:value="-70.8838582322833" calcext:value-type="float">
            <text:p>-70.8838582322833</text:p>
          </table:table-cell>
          <table:table-cell table:formula="of:=ABS([.E864]-[.B864])/0.0166667" office:value-type="float" office:value="766.258467483063" calcext:value-type="float">
            <text:p>766.258467483063</text:p>
          </table:table-cell>
          <table:table-cell table:formula="of:=([.F864]-[.C864])/0.0166667" office:value-type="float" office:value="22.1879556240886" calcext:value-type="float">
            <text:p>22.1879556240886</text:p>
          </table:table-cell>
          <table:table-cell table:formula="of:=DEGREES(ATAN(ABS([.F864]-[.C864])/ABS([.E864]-[.B864])))" office:value-type="float" office:value="1.65860625330874" calcext:value-type="float">
            <text:p>1.65860625330874</text:p>
          </table:table-cell>
          <table:table-cell table:formula="of:=SQRT(POWER([.H864];2)+POWER([.I864];2)+POWER([.J864];2))" office:value-type="float" office:value="769.849898176367" calcext:value-type="float">
            <text:p>769.849898176367</text:p>
          </table:table-cell>
        </table:table-row>
        <table:table-row table:style-name="ro1">
          <table:table-cell office:value-type="float" office:value="70.5516" calcext:value-type="float">
            <text:p>70.5516</text:p>
          </table:table-cell>
          <table:table-cell office:value-type="float" office:value="289.723" calcext:value-type="float">
            <text:p>289.723</text:p>
          </table:table-cell>
          <table:table-cell office:value-type="float" office:value="40.4379" calcext:value-type="float">
            <text:p>40.4379</text:p>
          </table:table-cell>
          <table:table-cell office:value-type="float" office:value="69.3174" calcext:value-type="float">
            <text:p>69.3174</text:p>
          </table:table-cell>
          <table:table-cell office:value-type="float" office:value="277.67" calcext:value-type="float">
            <text:p>277.67</text:p>
          </table:table-cell>
          <table:table-cell office:value-type="float" office:value="40.6418" calcext:value-type="float">
            <text:p>40.6418</text:p>
          </table:table-cell>
          <table:table-cell/>
          <table:table-cell table:formula="of:=([.D865]-[.A865])/0.0166667" office:value-type="float" office:value="-74.0518518962954" calcext:value-type="float">
            <text:p>-74.0518518962954</text:p>
          </table:table-cell>
          <table:table-cell table:formula="of:=ABS([.E865]-[.B865])/0.0166667" office:value-type="float" office:value="723.178553642893" calcext:value-type="float">
            <text:p>723.178553642893</text:p>
          </table:table-cell>
          <table:table-cell table:formula="of:=([.F865]-[.C865])/0.0166667" office:value-type="float" office:value="12.2339755320492" calcext:value-type="float">
            <text:p>12.2339755320492</text:p>
          </table:table-cell>
          <table:table-cell table:formula="of:=DEGREES(ATAN(ABS([.F865]-[.C865])/ABS([.E865]-[.B865])))" office:value-type="float" office:value="0.969177398035007" calcext:value-type="float">
            <text:p>0.969177398035007</text:p>
          </table:table-cell>
          <table:table-cell table:formula="of:=SQRT(POWER([.H865];2)+POWER([.I865];2)+POWER([.J865];2))" office:value-type="float" office:value="727.062973459394" calcext:value-type="float">
            <text:p>727.062973459394</text:p>
          </table:table-cell>
        </table:table-row>
        <table:table-row table:style-name="ro1">
          <table:table-cell office:value-type="float" office:value="71.8507" calcext:value-type="float">
            <text:p>71.8507</text:p>
          </table:table-cell>
          <table:table-cell office:value-type="float" office:value="291.034" calcext:value-type="float">
            <text:p>291.034</text:p>
          </table:table-cell>
          <table:table-cell office:value-type="float" office:value="41.2427" calcext:value-type="float">
            <text:p>41.2427</text:p>
          </table:table-cell>
          <table:table-cell office:value-type="float" office:value="71.3447" calcext:value-type="float">
            <text:p>71.3447</text:p>
          </table:table-cell>
          <table:table-cell office:value-type="float" office:value="276.384" calcext:value-type="float">
            <text:p>276.384</text:p>
          </table:table-cell>
          <table:table-cell office:value-type="float" office:value="41.8337" calcext:value-type="float">
            <text:p>41.8337</text:p>
          </table:table-cell>
          <table:table-cell/>
          <table:table-cell table:formula="of:=([.D866]-[.A866])/0.0166667" office:value-type="float" office:value="-30.3599392801215" calcext:value-type="float">
            <text:p>-30.3599392801215</text:p>
          </table:table-cell>
          <table:table-cell table:formula="of:=ABS([.E866]-[.B866])/0.0166667" office:value-type="float" office:value="878.998242003515" calcext:value-type="float">
            <text:p>878.998242003515</text:p>
          </table:table-cell>
          <table:table-cell table:formula="of:=([.F866]-[.C866])/0.0166667" office:value-type="float" office:value="35.4599290801419" calcext:value-type="float">
            <text:p>35.4599290801419</text:p>
          </table:table-cell>
          <table:table-cell table:formula="of:=DEGREES(ATAN(ABS([.F866]-[.C866])/ABS([.E866]-[.B866])))" office:value-type="float" office:value="2.31013341151483" calcext:value-type="float">
            <text:p>2.31013341151483</text:p>
          </table:table-cell>
          <table:table-cell table:formula="of:=SQRT(POWER([.H866];2)+POWER([.I866];2)+POWER([.J866];2))" office:value-type="float" office:value="880.236923747652" calcext:value-type="float">
            <text:p>880.236923747652</text:p>
          </table:table-cell>
        </table:table-row>
        <table:table-row table:style-name="ro1">
          <table:table-cell office:value-type="float" office:value="72.118" calcext:value-type="float">
            <text:p>72.118</text:p>
          </table:table-cell>
          <table:table-cell office:value-type="float" office:value="292.173" calcext:value-type="float">
            <text:p>292.173</text:p>
          </table:table-cell>
          <table:table-cell office:value-type="float" office:value="42.3451" calcext:value-type="float">
            <text:p>42.3451</text:p>
          </table:table-cell>
          <table:table-cell office:value-type="float" office:value="70.3191" calcext:value-type="float">
            <text:p>70.3191</text:p>
          </table:table-cell>
          <table:table-cell office:value-type="float" office:value="284.059" calcext:value-type="float">
            <text:p>284.059</text:p>
          </table:table-cell>
          <table:table-cell office:value-type="float" office:value="41.8602" calcext:value-type="float">
            <text:p>41.8602</text:p>
          </table:table-cell>
          <table:table-cell/>
          <table:table-cell table:formula="of:=([.D867]-[.A867])/0.0166667" office:value-type="float" office:value="-107.933784132431" calcext:value-type="float">
            <text:p>-107.933784132431</text:p>
          </table:table-cell>
          <table:table-cell table:formula="of:=ABS([.E867]-[.B867])/0.0166667" office:value-type="float" office:value="486.839026321946" calcext:value-type="float">
            <text:p>486.839026321946</text:p>
          </table:table-cell>
          <table:table-cell table:formula="of:=([.F867]-[.C867])/0.0166667" office:value-type="float" office:value="-29.0939418121166" calcext:value-type="float">
            <text:p>-29.0939418121166</text:p>
          </table:table-cell>
          <table:table-cell table:formula="of:=DEGREES(ATAN(ABS([.F867]-[.C867])/ABS([.E867]-[.B867])))" office:value-type="float" office:value="3.41998029158653" calcext:value-type="float">
            <text:p>3.41998029158653</text:p>
          </table:table-cell>
          <table:table-cell table:formula="of:=SQRT(POWER([.H867];2)+POWER([.I867];2)+POWER([.J867];2))" office:value-type="float" office:value="499.508154845758" calcext:value-type="float">
            <text:p>499.508154845758</text:p>
          </table:table-cell>
        </table:table-row>
        <table:table-row table:style-name="ro1">
          <table:table-cell office:value-type="float" office:value="72.3712" calcext:value-type="float">
            <text:p>72.3712</text:p>
          </table:table-cell>
          <table:table-cell office:value-type="float" office:value="286.767" calcext:value-type="float">
            <text:p>286.767</text:p>
          </table:table-cell>
          <table:table-cell office:value-type="float" office:value="42.6794" calcext:value-type="float">
            <text:p>42.6794</text:p>
          </table:table-cell>
          <table:table-cell office:value-type="float" office:value="71.8537" calcext:value-type="float">
            <text:p>71.8537</text:p>
          </table:table-cell>
          <table:table-cell office:value-type="float" office:value="273.691" calcext:value-type="float">
            <text:p>273.691</text:p>
          </table:table-cell>
          <table:table-cell office:value-type="float" office:value="43.0112" calcext:value-type="float">
            <text:p>43.0112</text:p>
          </table:table-cell>
          <table:table-cell/>
          <table:table-cell table:formula="of:=([.D868]-[.A868])/0.0166667" office:value-type="float" office:value="-31.0499379001241" calcext:value-type="float">
            <text:p>-31.0499379001241</text:p>
          </table:table-cell>
          <table:table-cell table:formula="of:=ABS([.E868]-[.B868])/0.0166667" office:value-type="float" office:value="784.55843088314" calcext:value-type="float">
            <text:p>784.55843088314</text:p>
          </table:table-cell>
          <table:table-cell table:formula="of:=([.F868]-[.C868])/0.0166667" office:value-type="float" office:value="19.9079601840797" calcext:value-type="float">
            <text:p>19.9079601840797</text:p>
          </table:table-cell>
          <table:table-cell table:formula="of:=DEGREES(ATAN(ABS([.F868]-[.C868])/ABS([.E868]-[.B868])))" office:value-type="float" office:value="1.45355315272806" calcext:value-type="float">
            <text:p>1.45355315272806</text:p>
          </table:table-cell>
          <table:table-cell table:formula="of:=SQRT(POWER([.H868];2)+POWER([.I868];2)+POWER([.J868];2))" office:value-type="float" office:value="785.424953125444" calcext:value-type="float">
            <text:p>785.424953125444</text:p>
          </table:table-cell>
        </table:table-row>
        <table:table-row table:style-name="ro1">
          <table:table-cell office:value-type="float" office:value="71.3526" calcext:value-type="float">
            <text:p>71.3526</text:p>
          </table:table-cell>
          <table:table-cell office:value-type="float" office:value="279.977" calcext:value-type="float">
            <text:p>279.977</text:p>
          </table:table-cell>
          <table:table-cell office:value-type="float" office:value="43.2565" calcext:value-type="float">
            <text:p>43.2565</text:p>
          </table:table-cell>
          <table:table-cell office:value-type="float" office:value="70.6256" calcext:value-type="float">
            <text:p>70.6256</text:p>
          </table:table-cell>
          <table:table-cell office:value-type="float" office:value="267.141" calcext:value-type="float">
            <text:p>267.141</text:p>
          </table:table-cell>
          <table:table-cell office:value-type="float" office:value="43.8349" calcext:value-type="float">
            <text:p>43.8349</text:p>
          </table:table-cell>
          <table:table-cell/>
          <table:table-cell table:formula="of:=([.D869]-[.A869])/0.0166667" office:value-type="float" office:value="-43.6199127601739" calcext:value-type="float">
            <text:p>-43.6199127601739</text:p>
          </table:table-cell>
          <table:table-cell table:formula="of:=ABS([.E869]-[.B869])/0.0166667" office:value-type="float" office:value="770.158459683078" calcext:value-type="float">
            <text:p>770.158459683078</text:p>
          </table:table-cell>
          <table:table-cell table:formula="of:=([.F869]-[.C869])/0.0166667" office:value-type="float" office:value="34.7039305921385" calcext:value-type="float">
            <text:p>34.7039305921385</text:p>
          </table:table-cell>
          <table:table-cell table:formula="of:=DEGREES(ATAN(ABS([.F869]-[.C869])/ABS([.E869]-[.B869])))" office:value-type="float" office:value="2.58004645401909" calcext:value-type="float">
            <text:p>2.58004645401909</text:p>
          </table:table-cell>
          <table:table-cell table:formula="of:=SQRT(POWER([.H869];2)+POWER([.I869];2)+POWER([.J869];2))" office:value-type="float" office:value="772.172981014721" calcext:value-type="float">
            <text:p>772.172981014721</text:p>
          </table:table-cell>
        </table:table-row>
        <table:table-row table:style-name="ro1">
          <table:table-cell office:value-type="float" office:value="71.3422" calcext:value-type="float">
            <text:p>71.3422</text:p>
          </table:table-cell>
          <table:table-cell office:value-type="float" office:value="284.138" calcext:value-type="float">
            <text:p>284.138</text:p>
          </table:table-cell>
          <table:table-cell office:value-type="float" office:value="42.0911" calcext:value-type="float">
            <text:p>42.0911</text:p>
          </table:table-cell>
          <table:table-cell office:value-type="float" office:value="70.1099" calcext:value-type="float">
            <text:p>70.1099</text:p>
          </table:table-cell>
          <table:table-cell office:value-type="float" office:value="271.067" calcext:value-type="float">
            <text:p>271.067</text:p>
          </table:table-cell>
          <table:table-cell office:value-type="float" office:value="42.4651" calcext:value-type="float">
            <text:p>42.4651</text:p>
          </table:table-cell>
          <table:table-cell/>
          <table:table-cell table:formula="of:=([.D870]-[.A870])/0.0166667" office:value-type="float" office:value="-73.9378521242963" calcext:value-type="float">
            <text:p>-73.9378521242963</text:p>
          </table:table-cell>
          <table:table-cell table:formula="of:=ABS([.E870]-[.B870])/0.0166667" office:value-type="float" office:value="784.258431483135" calcext:value-type="float">
            <text:p>784.258431483135</text:p>
          </table:table-cell>
          <table:table-cell table:formula="of:=([.F870]-[.C870])/0.0166667" office:value-type="float" office:value="22.4399551200899" calcext:value-type="float">
            <text:p>22.4399551200899</text:p>
          </table:table-cell>
          <table:table-cell table:formula="of:=DEGREES(ATAN(ABS([.F870]-[.C870])/ABS([.E870]-[.B870])))" office:value-type="float" office:value="1.63895467274362" calcext:value-type="float">
            <text:p>1.63895467274362</text:p>
          </table:table-cell>
          <table:table-cell table:formula="of:=SQRT(POWER([.H870];2)+POWER([.I870];2)+POWER([.J870];2))" office:value-type="float" office:value="788.055610293419" calcext:value-type="float">
            <text:p>788.055610293419</text:p>
          </table:table-cell>
        </table:table-row>
        <table:table-row table:style-name="ro1">
          <table:table-cell office:value-type="float" office:value="71.3416" calcext:value-type="float">
            <text:p>71.3416</text:p>
          </table:table-cell>
          <table:table-cell office:value-type="float" office:value="280.294" calcext:value-type="float">
            <text:p>280.294</text:p>
          </table:table-cell>
          <table:table-cell office:value-type="float" office:value="41.6997" calcext:value-type="float">
            <text:p>41.6997</text:p>
          </table:table-cell>
          <table:table-cell office:value-type="float" office:value="70.6093" calcext:value-type="float">
            <text:p>70.6093</text:p>
          </table:table-cell>
          <table:table-cell office:value-type="float" office:value="267.524" calcext:value-type="float">
            <text:p>267.524</text:p>
          </table:table-cell>
          <table:table-cell office:value-type="float" office:value="41.8153" calcext:value-type="float">
            <text:p>41.8153</text:p>
          </table:table-cell>
          <table:table-cell/>
          <table:table-cell table:formula="of:=([.D871]-[.A871])/0.0166667" office:value-type="float" office:value="-43.9379121241755" calcext:value-type="float">
            <text:p>-43.9379121241755</text:p>
          </table:table-cell>
          <table:table-cell table:formula="of:=ABS([.E871]-[.B871])/0.0166667" office:value-type="float" office:value="766.198467603064" calcext:value-type="float">
            <text:p>766.198467603064</text:p>
          </table:table-cell>
          <table:table-cell table:formula="of:=([.F871]-[.C871])/0.0166667" office:value-type="float" office:value="6.93598612802778" calcext:value-type="float">
            <text:p>6.93598612802778</text:p>
          </table:table-cell>
          <table:table-cell table:formula="of:=DEGREES(ATAN(ABS([.F871]-[.C871])/ABS([.E871]-[.B871])))" office:value-type="float" office:value="0.518653970078077" calcext:value-type="float">
            <text:p>0.518653970078077</text:p>
          </table:table-cell>
          <table:table-cell table:formula="of:=SQRT(POWER([.H871];2)+POWER([.I871];2)+POWER([.J871];2))" office:value-type="float" office:value="767.488592607527" calcext:value-type="float">
            <text:p>767.488592607527</text:p>
          </table:table-cell>
        </table:table-row>
        <table:table-row table:style-name="ro1">
          <table:table-cell office:value-type="float" office:value="70.8495" calcext:value-type="float">
            <text:p>70.8495</text:p>
          </table:table-cell>
          <table:table-cell office:value-type="float" office:value="273.715" calcext:value-type="float">
            <text:p>273.715</text:p>
          </table:table-cell>
          <table:table-cell office:value-type="float" office:value="42.2733" calcext:value-type="float">
            <text:p>42.2733</text:p>
          </table:table-cell>
          <table:table-cell office:value-type="float" office:value="69.8931" calcext:value-type="float">
            <text:p>69.8931</text:p>
          </table:table-cell>
          <table:table-cell office:value-type="float" office:value="262.421" calcext:value-type="float">
            <text:p>262.421</text:p>
          </table:table-cell>
          <table:table-cell office:value-type="float" office:value="42.4281" calcext:value-type="float">
            <text:p>42.4281</text:p>
          </table:table-cell>
          <table:table-cell/>
          <table:table-cell table:formula="of:=([.D872]-[.A872])/0.0166667" office:value-type="float" office:value="-57.3838852322297" calcext:value-type="float">
            <text:p>-57.3838852322297</text:p>
          </table:table-cell>
          <table:table-cell table:formula="of:=ABS([.E872]-[.B872])/0.0166667" office:value-type="float" office:value="677.63864472271" calcext:value-type="float">
            <text:p>677.63864472271</text:p>
          </table:table-cell>
          <table:table-cell table:formula="of:=([.F872]-[.C872])/0.0166667" office:value-type="float" office:value="9.28798142403725" calcext:value-type="float">
            <text:p>9.28798142403725</text:p>
          </table:table-cell>
          <table:table-cell table:formula="of:=DEGREES(ATAN(ABS([.F872]-[.C872])/ABS([.E872]-[.B872])))" office:value-type="float" office:value="0.785269285890519" calcext:value-type="float">
            <text:p>0.785269285890519</text:p>
          </table:table-cell>
          <table:table-cell table:formula="of:=SQRT(POWER([.H872];2)+POWER([.I872];2)+POWER([.J872];2))" office:value-type="float" office:value="680.127421668109" calcext:value-type="float">
            <text:p>680.127421668109</text:p>
          </table:table-cell>
        </table:table-row>
        <table:table-row table:style-name="ro1">
          <table:table-cell office:value-type="float" office:value="71.0931" calcext:value-type="float">
            <text:p>71.0931</text:p>
          </table:table-cell>
          <table:table-cell office:value-type="float" office:value="278.878" calcext:value-type="float">
            <text:p>278.878</text:p>
          </table:table-cell>
          <table:table-cell office:value-type="float" office:value="42.1819" calcext:value-type="float">
            <text:p>42.1819</text:p>
          </table:table-cell>
          <table:table-cell office:value-type="float" office:value="70.377" calcext:value-type="float">
            <text:p>70.377</text:p>
          </table:table-cell>
          <table:table-cell office:value-type="float" office:value="264.86" calcext:value-type="float">
            <text:p>264.86</text:p>
          </table:table-cell>
          <table:table-cell office:value-type="float" office:value="42.7474" calcext:value-type="float">
            <text:p>42.7474</text:p>
          </table:table-cell>
          <table:table-cell/>
          <table:table-cell table:formula="of:=([.D873]-[.A873])/0.0166667" office:value-type="float" office:value="-42.9659140681726" calcext:value-type="float">
            <text:p>-42.9659140681726</text:p>
          </table:table-cell>
          <table:table-cell table:formula="of:=ABS([.E873]-[.B873])/0.0166667" office:value-type="float" office:value="841.078317843363" calcext:value-type="float">
            <text:p>841.078317843363</text:p>
          </table:table-cell>
          <table:table-cell table:formula="of:=([.F873]-[.C873])/0.0166667" office:value-type="float" office:value="33.9299321401357" calcext:value-type="float">
            <text:p>33.9299321401357</text:p>
          </table:table-cell>
          <table:table-cell table:formula="of:=DEGREES(ATAN(ABS([.F873]-[.C873])/ABS([.E873]-[.B873])))" office:value-type="float" office:value="2.31011586328548" calcext:value-type="float">
            <text:p>2.31011586328548</text:p>
          </table:table-cell>
          <table:table-cell table:formula="of:=SQRT(POWER([.H873];2)+POWER([.I873];2)+POWER([.J873];2))" office:value-type="float" office:value="842.858260215185" calcext:value-type="float">
            <text:p>842.858260215185</text:p>
          </table:table-cell>
        </table:table-row>
        <table:table-row table:style-name="ro1">
          <table:table-cell office:value-type="float" office:value="71.5954" calcext:value-type="float">
            <text:p>71.5954</text:p>
          </table:table-cell>
          <table:table-cell office:value-type="float" office:value="282.923" calcext:value-type="float">
            <text:p>282.923</text:p>
          </table:table-cell>
          <table:table-cell office:value-type="float" office:value="41.7774" calcext:value-type="float">
            <text:p>41.7774</text:p>
          </table:table-cell>
          <table:table-cell office:value-type="float" office:value="70.3568" calcext:value-type="float">
            <text:p>70.3568</text:p>
          </table:table-cell>
          <table:table-cell office:value-type="float" office:value="269.962" calcext:value-type="float">
            <text:p>269.962</text:p>
          </table:table-cell>
          <table:table-cell office:value-type="float" office:value="41.905" calcext:value-type="float">
            <text:p>41.905</text:p>
          </table:table-cell>
          <table:table-cell/>
          <table:table-cell table:formula="of:=([.D874]-[.A874])/0.0166667" office:value-type="float" office:value="-74.3158513682967" calcext:value-type="float">
            <text:p>-74.3158513682967</text:p>
          </table:table-cell>
          <table:table-cell table:formula="of:=ABS([.E874]-[.B874])/0.0166667" office:value-type="float" office:value="777.658444683111" calcext:value-type="float">
            <text:p>777.658444683111</text:p>
          </table:table-cell>
          <table:table-cell table:formula="of:=([.F874]-[.C874])/0.0166667" office:value-type="float" office:value="7.65598468803069" calcext:value-type="float">
            <text:p>7.65598468803069</text:p>
          </table:table-cell>
          <table:table-cell table:formula="of:=DEGREES(ATAN(ABS([.F874]-[.C874])/ABS([.E874]-[.B874])))" office:value-type="float" office:value="0.564054107053091" calcext:value-type="float">
            <text:p>0.564054107053091</text:p>
          </table:table-cell>
          <table:table-cell table:formula="of:=SQRT(POWER([.H874];2)+POWER([.I874];2)+POWER([.J874];2))" office:value-type="float" office:value="781.238834450192" calcext:value-type="float">
            <text:p>781.238834450192</text:p>
          </table:table-cell>
        </table:table-row>
        <table:table-row table:style-name="ro1">
          <table:table-cell office:value-type="float" office:value="72.1098" calcext:value-type="float">
            <text:p>72.1098</text:p>
          </table:table-cell>
          <table:table-cell office:value-type="float" office:value="285.538" calcext:value-type="float">
            <text:p>285.538</text:p>
          </table:table-cell>
          <table:table-cell office:value-type="float" office:value="42.1143" calcext:value-type="float">
            <text:p>42.1143</text:p>
          </table:table-cell>
          <table:table-cell office:value-type="float" office:value="71.3513" calcext:value-type="float">
            <text:p>71.3513</text:p>
          </table:table-cell>
          <table:table-cell office:value-type="float" office:value="272.474" calcext:value-type="float">
            <text:p>272.474</text:p>
          </table:table-cell>
          <table:table-cell office:value-type="float" office:value="42.4707" calcext:value-type="float">
            <text:p>42.4707</text:p>
          </table:table-cell>
          <table:table-cell/>
          <table:table-cell table:formula="of:=([.D875]-[.A875])/0.0166667" office:value-type="float" office:value="-45.5099089801828" calcext:value-type="float">
            <text:p>-45.5099089801828</text:p>
          </table:table-cell>
          <table:table-cell table:formula="of:=ABS([.E875]-[.B875])/0.0166667" office:value-type="float" office:value="783.838432323137" calcext:value-type="float">
            <text:p>783.838432323137</text:p>
          </table:table-cell>
          <table:table-cell table:formula="of:=([.F875]-[.C875])/0.0166667" office:value-type="float" office:value="21.3839572320856" calcext:value-type="float">
            <text:p>21.3839572320856</text:p>
          </table:table-cell>
          <table:table-cell table:formula="of:=DEGREES(ATAN(ABS([.F875]-[.C875])/ABS([.E875]-[.B875])))" office:value-type="float" office:value="1.5627030094338" calcext:value-type="float">
            <text:p>1.5627030094338</text:p>
          </table:table-cell>
          <table:table-cell table:formula="of:=SQRT(POWER([.H875];2)+POWER([.I875];2)+POWER([.J875];2))" office:value-type="float" office:value="785.449625010465" calcext:value-type="float">
            <text:p>785.449625010465</text:p>
          </table:table-cell>
        </table:table-row>
        <table:table-row table:style-name="ro1">
          <table:table-cell office:value-type="float" office:value="71.5899" calcext:value-type="float">
            <text:p>71.5899</text:p>
          </table:table-cell>
          <table:table-cell office:value-type="float" office:value="281.789" calcext:value-type="float">
            <text:p>281.789</text:p>
          </table:table-cell>
          <table:table-cell office:value-type="float" office:value="40.9508" calcext:value-type="float">
            <text:p>40.9508</text:p>
          </table:table-cell>
          <table:table-cell office:value-type="float" office:value="70.8499" calcext:value-type="float">
            <text:p>70.8499</text:p>
          </table:table-cell>
          <table:table-cell office:value-type="float" office:value="267.706" calcext:value-type="float">
            <text:p>267.706</text:p>
          </table:table-cell>
          <table:table-cell office:value-type="float" office:value="41.0466" calcext:value-type="float">
            <text:p>41.0466</text:p>
          </table:table-cell>
          <table:table-cell/>
          <table:table-cell table:formula="of:=([.D876]-[.A876])/0.0166667" office:value-type="float" office:value="-44.3999112001773" calcext:value-type="float">
            <text:p>-44.3999112001773</text:p>
          </table:table-cell>
          <table:table-cell table:formula="of:=ABS([.E876]-[.B876])/0.0166667" office:value-type="float" office:value="844.978310043378" calcext:value-type="float">
            <text:p>844.978310043378</text:p>
          </table:table-cell>
          <table:table-cell table:formula="of:=([.F876]-[.C876])/0.0166667" office:value-type="float" office:value="5.74798850402281" calcext:value-type="float">
            <text:p>5.74798850402281</text:p>
          </table:table-cell>
          <table:table-cell table:formula="of:=DEGREES(ATAN(ABS([.F876]-[.C876])/ABS([.E876]-[.B876])))" office:value-type="float" office:value="0.389750125257075" calcext:value-type="float">
            <text:p>0.389750125257075</text:p>
          </table:table-cell>
          <table:table-cell table:formula="of:=SQRT(POWER([.H876];2)+POWER([.I876];2)+POWER([.J876];2))" office:value-type="float" office:value="846.163539707419" calcext:value-type="float">
            <text:p>846.163539707419</text:p>
          </table:table-cell>
        </table:table-row>
        <table:table-row table:style-name="ro1">
          <table:table-cell office:value-type="float" office:value="71.8433" calcext:value-type="float">
            <text:p>71.8433</text:p>
          </table:table-cell>
          <table:table-cell office:value-type="float" office:value="280.52" calcext:value-type="float">
            <text:p>280.52</text:p>
          </table:table-cell>
          <table:table-cell office:value-type="float" office:value="40.9034" calcext:value-type="float">
            <text:p>40.9034</text:p>
          </table:table-cell>
          <table:table-cell office:value-type="float" office:value="70.8463" calcext:value-type="float">
            <text:p>70.8463</text:p>
          </table:table-cell>
          <table:table-cell office:value-type="float" office:value="268.986" calcext:value-type="float">
            <text:p>268.986</text:p>
          </table:table-cell>
          <table:table-cell office:value-type="float" office:value="40.8316" calcext:value-type="float">
            <text:p>40.8316</text:p>
          </table:table-cell>
          <table:table-cell/>
          <table:table-cell table:formula="of:=([.D877]-[.A877])/0.0166667" office:value-type="float" office:value="-59.8198803602393" calcext:value-type="float">
            <text:p>-59.8198803602393</text:p>
          </table:table-cell>
          <table:table-cell table:formula="of:=ABS([.E877]-[.B877])/0.0166667" office:value-type="float" office:value="692.038615922768" calcext:value-type="float">
            <text:p>692.038615922768</text:p>
          </table:table-cell>
          <table:table-cell table:formula="of:=([.F877]-[.C877])/0.0166667" office:value-type="float" office:value="-4.307991384017" calcext:value-type="float">
            <text:p>-4.307991384017</text:p>
          </table:table-cell>
          <table:table-cell table:formula="of:=DEGREES(ATAN(ABS([.F877]-[.C877])/ABS([.E877]-[.B877])))" office:value-type="float" office:value="0.356665842821097" calcext:value-type="float">
            <text:p>0.356665842821097</text:p>
          </table:table-cell>
          <table:table-cell table:formula="of:=SQRT(POWER([.H877];2)+POWER([.I877];2)+POWER([.J877];2))" office:value-type="float" office:value="694.63258115667" calcext:value-type="float">
            <text:p>694.63258115667</text:p>
          </table:table-cell>
        </table:table-row>
        <table:table-row table:style-name="ro1">
          <table:table-cell office:value-type="float" office:value="72.8787" calcext:value-type="float">
            <text:p>72.8787</text:p>
          </table:table-cell>
          <table:table-cell office:value-type="float" office:value="288.55" calcext:value-type="float">
            <text:p>288.55</text:p>
          </table:table-cell>
          <table:table-cell office:value-type="float" office:value="40.8612" calcext:value-type="float">
            <text:p>40.8612</text:p>
          </table:table-cell>
          <table:table-cell office:value-type="float" office:value="72.59" calcext:value-type="float">
            <text:p>72.59</text:p>
          </table:table-cell>
          <table:table-cell office:value-type="float" office:value="274.239" calcext:value-type="float">
            <text:p>274.239</text:p>
          </table:table-cell>
          <table:table-cell office:value-type="float" office:value="40.6802" calcext:value-type="float">
            <text:p>40.6802</text:p>
          </table:table-cell>
          <table:table-cell/>
          <table:table-cell table:formula="of:=([.D878]-[.A878])/0.0166667" office:value-type="float" office:value="-17.3219653560688" calcext:value-type="float">
            <text:p>-17.3219653560688</text:p>
          </table:table-cell>
          <table:table-cell table:formula="of:=ABS([.E878]-[.B878])/0.0166667" office:value-type="float" office:value="858.658282683437" calcext:value-type="float">
            <text:p>858.658282683437</text:p>
          </table:table-cell>
          <table:table-cell table:formula="of:=([.F878]-[.C878])/0.0166667" office:value-type="float" office:value="-10.8599782800433" calcext:value-type="float">
            <text:p>-10.8599782800433</text:p>
          </table:table-cell>
          <table:table-cell table:formula="of:=DEGREES(ATAN(ABS([.F878]-[.C878])/ABS([.E878]-[.B878])))" office:value-type="float" office:value="0.724616251874512" calcext:value-type="float">
            <text:p>0.724616251874512</text:p>
          </table:table-cell>
          <table:table-cell table:formula="of:=SQRT(POWER([.H878];2)+POWER([.I878];2)+POWER([.J878];2))" office:value-type="float" office:value="858.901645145071" calcext:value-type="float">
            <text:p>858.901645145071</text:p>
          </table:table-cell>
        </table:table-row>
        <table:table-row table:style-name="ro1">
          <table:table-cell office:value-type="float" office:value="72.1018" calcext:value-type="float">
            <text:p>72.1018</text:p>
          </table:table-cell>
          <table:table-cell office:value-type="float" office:value="281.732" calcext:value-type="float">
            <text:p>281.732</text:p>
          </table:table-cell>
          <table:table-cell office:value-type="float" office:value="41.4599" calcext:value-type="float">
            <text:p>41.4599</text:p>
          </table:table-cell>
          <table:table-cell office:value-type="float" office:value="71.0967" calcext:value-type="float">
            <text:p>71.0967</text:p>
          </table:table-cell>
          <table:table-cell office:value-type="float" office:value="270.153" calcext:value-type="float">
            <text:p>270.153</text:p>
          </table:table-cell>
          <table:table-cell office:value-type="float" office:value="41.3735" calcext:value-type="float">
            <text:p>41.3735</text:p>
          </table:table-cell>
          <table:table-cell/>
          <table:table-cell table:formula="of:=([.D879]-[.A879])/0.0166667" office:value-type="float" office:value="-60.3058793882412" calcext:value-type="float">
            <text:p>-60.3058793882412</text:p>
          </table:table-cell>
          <table:table-cell table:formula="of:=ABS([.E879]-[.B879])/0.0166667" office:value-type="float" office:value="694.73861052278" calcext:value-type="float">
            <text:p>694.73861052278</text:p>
          </table:table-cell>
          <table:table-cell table:formula="of:=([.F879]-[.C879])/0.0166667" office:value-type="float" office:value="-5.18398963202059" calcext:value-type="float">
            <text:p>-5.18398963202059</text:p>
          </table:table-cell>
          <table:table-cell table:formula="of:=DEGREES(ATAN(ABS([.F879]-[.C879])/ABS([.E879]-[.B879])))" office:value-type="float" office:value="0.427520811584245" calcext:value-type="float">
            <text:p>0.427520811584245</text:p>
          </table:table-cell>
          <table:table-cell table:formula="of:=SQRT(POWER([.H879];2)+POWER([.I879];2)+POWER([.J879];2))" office:value-type="float" office:value="697.370353390805" calcext:value-type="float">
            <text:p>697.370353390805</text:p>
          </table:table-cell>
        </table:table-row>
        <table:table-row table:style-name="ro1">
          <table:table-cell office:value-type="float" office:value="71.8433" calcext:value-type="float">
            <text:p>71.8433</text:p>
          </table:table-cell>
          <table:table-cell office:value-type="float" office:value="280.515" calcext:value-type="float">
            <text:p>280.515</text:p>
          </table:table-cell>
          <table:table-cell office:value-type="float" office:value="40.9042" calcext:value-type="float">
            <text:p>40.9042</text:p>
          </table:table-cell>
          <table:table-cell office:value-type="float" office:value="70.5964" calcext:value-type="float">
            <text:p>70.5964</text:p>
          </table:table-cell>
          <table:table-cell office:value-type="float" office:value="270.191" calcext:value-type="float">
            <text:p>270.191</text:p>
          </table:table-cell>
          <table:table-cell office:value-type="float" office:value="40.8784" calcext:value-type="float">
            <text:p>40.8784</text:p>
          </table:table-cell>
          <table:table-cell/>
          <table:table-cell table:formula="of:=([.D880]-[.A880])/0.0166667" office:value-type="float" office:value="-74.8138503722991" calcext:value-type="float">
            <text:p>-74.8138503722991</text:p>
          </table:table-cell>
          <table:table-cell table:formula="of:=ABS([.E880]-[.B880])/0.0166667" office:value-type="float" office:value="619.438761122478" calcext:value-type="float">
            <text:p>619.438761122478</text:p>
          </table:table-cell>
          <table:table-cell table:formula="of:=([.F880]-[.C880])/0.0166667" office:value-type="float" office:value="-1.54799690400642" calcext:value-type="float">
            <text:p>-1.54799690400642</text:p>
          </table:table-cell>
          <table:table-cell table:formula="of:=DEGREES(ATAN(ABS([.F880]-[.C880])/ABS([.E880]-[.B880])))" office:value-type="float" office:value="0.143183653059576" calcext:value-type="float">
            <text:p>0.143183653059576</text:p>
          </table:table-cell>
          <table:table-cell table:formula="of:=SQRT(POWER([.H880];2)+POWER([.I880];2)+POWER([.J880];2))" office:value-type="float" office:value="623.94221469852" calcext:value-type="float">
            <text:p>623.94221469852</text:p>
          </table:table-cell>
        </table:table-row>
        <table:table-row table:style-name="ro1">
          <table:table-cell office:value-type="float" office:value="72.3492" calcext:value-type="float">
            <text:p>72.3492</text:p>
          </table:table-cell>
          <table:table-cell office:value-type="float" office:value="277.906" calcext:value-type="float">
            <text:p>277.906</text:p>
          </table:table-cell>
          <table:table-cell office:value-type="float" office:value="41.326" calcext:value-type="float">
            <text:p>41.326</text:p>
          </table:table-cell>
          <table:table-cell office:value-type="float" office:value="71.8375" calcext:value-type="float">
            <text:p>71.8375</text:p>
          </table:table-cell>
          <table:table-cell office:value-type="float" office:value="265.34" calcext:value-type="float">
            <text:p>265.34</text:p>
          </table:table-cell>
          <table:table-cell office:value-type="float" office:value="41.1904" calcext:value-type="float">
            <text:p>41.1904</text:p>
          </table:table-cell>
          <table:table-cell/>
          <table:table-cell table:formula="of:=([.D881]-[.A881])/0.0166667" office:value-type="float" office:value="-30.7019385961222" calcext:value-type="float">
            <text:p>-30.7019385961222</text:p>
          </table:table-cell>
          <table:table-cell table:formula="of:=ABS([.E881]-[.B881])/0.0166667" office:value-type="float" office:value="753.958492083018" calcext:value-type="float">
            <text:p>753.958492083018</text:p>
          </table:table-cell>
          <table:table-cell table:formula="of:=([.F881]-[.C881])/0.0166667" office:value-type="float" office:value="-8.13598372803277" calcext:value-type="float">
            <text:p>-8.13598372803277</text:p>
          </table:table-cell>
          <table:table-cell table:formula="of:=DEGREES(ATAN(ABS([.F881]-[.C881])/ABS([.E881]-[.B881])))" office:value-type="float" office:value="0.618256100134693" calcext:value-type="float">
            <text:p>0.618256100134693</text:p>
          </table:table-cell>
          <table:table-cell table:formula="of:=SQRT(POWER([.H881];2)+POWER([.I881];2)+POWER([.J881];2))" office:value-type="float" office:value="754.627200045745" calcext:value-type="float">
            <text:p>754.627200045745</text:p>
          </table:table-cell>
        </table:table-row>
        <table:table-row table:style-name="ro1">
          <table:table-cell office:value-type="float" office:value="71.3358" calcext:value-type="float">
            <text:p>71.3358</text:p>
          </table:table-cell>
          <table:table-cell office:value-type="float" office:value="275.402" calcext:value-type="float">
            <text:p>275.402</text:p>
          </table:table-cell>
          <table:table-cell office:value-type="float" office:value="40.4986" calcext:value-type="float">
            <text:p>40.4986</text:p>
          </table:table-cell>
          <table:table-cell office:value-type="float" office:value="70.6041" calcext:value-type="float">
            <text:p>70.6041</text:p>
          </table:table-cell>
          <table:table-cell office:value-type="float" office:value="262.98" calcext:value-type="float">
            <text:p>262.98</text:p>
          </table:table-cell>
          <table:table-cell office:value-type="float" office:value="39.8963" calcext:value-type="float">
            <text:p>39.8963</text:p>
          </table:table-cell>
          <table:table-cell/>
          <table:table-cell table:formula="of:=([.D882]-[.A882])/0.0166667" office:value-type="float" office:value="-43.9019121961758" calcext:value-type="float">
            <text:p>-43.9019121961758</text:p>
          </table:table-cell>
          <table:table-cell table:formula="of:=ABS([.E882]-[.B882])/0.0166667" office:value-type="float" office:value="745.318509362979" calcext:value-type="float">
            <text:p>745.318509362979</text:p>
          </table:table-cell>
          <table:table-cell table:formula="of:=([.F882]-[.C882])/0.0166667" office:value-type="float" office:value="-36.137927724145" calcext:value-type="float">
            <text:p>-36.137927724145</text:p>
          </table:table-cell>
          <table:table-cell table:formula="of:=DEGREES(ATAN(ABS([.F882]-[.C882])/ABS([.E882]-[.B882])))" office:value-type="float" office:value="2.77590105903626" calcext:value-type="float">
            <text:p>2.77590105903626</text:p>
          </table:table-cell>
          <table:table-cell table:formula="of:=SQRT(POWER([.H882];2)+POWER([.I882];2)+POWER([.J882];2))" office:value-type="float" office:value="747.48445342611" calcext:value-type="float">
            <text:p>747.48445342611</text:p>
          </table:table-cell>
        </table:table-row>
        <table:table-row table:style-name="ro1">
          <table:table-cell office:value-type="float" office:value="71.0854" calcext:value-type="float">
            <text:p>71.0854</text:p>
          </table:table-cell>
          <table:table-cell office:value-type="float" office:value="279.09" calcext:value-type="float">
            <text:p>279.09</text:p>
          </table:table-cell>
          <table:table-cell office:value-type="float" office:value="41.1442" calcext:value-type="float">
            <text:p>41.1442</text:p>
          </table:table-cell>
          <table:table-cell office:value-type="float" office:value="70.3693" calcext:value-type="float">
            <text:p>70.3693</text:p>
          </table:table-cell>
          <table:table-cell office:value-type="float" office:value="263.881" calcext:value-type="float">
            <text:p>263.881</text:p>
          </table:table-cell>
          <table:table-cell office:value-type="float" office:value="41.45" calcext:value-type="float">
            <text:p>41.45</text:p>
          </table:table-cell>
          <table:table-cell/>
          <table:table-cell table:formula="of:=([.D883]-[.A883])/0.0166667" office:value-type="float" office:value="-42.9659140681726" calcext:value-type="float">
            <text:p>-42.9659140681726</text:p>
          </table:table-cell>
          <table:table-cell table:formula="of:=ABS([.E883]-[.B883])/0.0166667" office:value-type="float" office:value="912.53817492365" calcext:value-type="float">
            <text:p>912.53817492365</text:p>
          </table:table-cell>
          <table:table-cell table:formula="of:=([.F883]-[.C883])/0.0166667" office:value-type="float" office:value="18.3479633040737" calcext:value-type="float">
            <text:p>18.3479633040737</text:p>
          </table:table-cell>
          <table:table-cell table:formula="of:=DEGREES(ATAN(ABS([.F883]-[.C883])/ABS([.E883]-[.B883])))" office:value-type="float" office:value="1.15186329527715" calcext:value-type="float">
            <text:p>1.15186329527715</text:p>
          </table:table-cell>
          <table:table-cell table:formula="of:=SQRT(POWER([.H883];2)+POWER([.I883];2)+POWER([.J883];2))" office:value-type="float" office:value="913.73335181666" calcext:value-type="float">
            <text:p>913.73335181666</text:p>
          </table:table-cell>
        </table:table-row>
        <table:table-row table:style-name="ro1">
          <table:table-cell office:value-type="float" office:value="71.5894" calcext:value-type="float">
            <text:p>71.5894</text:p>
          </table:table-cell>
          <table:table-cell office:value-type="float" office:value="279.204" calcext:value-type="float">
            <text:p>279.204</text:p>
          </table:table-cell>
          <table:table-cell office:value-type="float" office:value="40.8698" calcext:value-type="float">
            <text:p>40.8698</text:p>
          </table:table-cell>
          <table:table-cell office:value-type="float" office:value="70.8533" calcext:value-type="float">
            <text:p>70.8533</text:p>
          </table:table-cell>
          <table:table-cell office:value-type="float" office:value="265.256" calcext:value-type="float">
            <text:p>265.256</text:p>
          </table:table-cell>
          <table:table-cell office:value-type="float" office:value="40.9695" calcext:value-type="float">
            <text:p>40.9695</text:p>
          </table:table-cell>
          <table:table-cell/>
          <table:table-cell table:formula="of:=([.D884]-[.A884])/0.0166667" office:value-type="float" office:value="-44.1659116681763" calcext:value-type="float">
            <text:p>-44.1659116681763</text:p>
          </table:table-cell>
          <table:table-cell table:formula="of:=ABS([.E884]-[.B884])/0.0166667" office:value-type="float" office:value="836.87832624335" calcext:value-type="float">
            <text:p>836.87832624335</text:p>
          </table:table-cell>
          <table:table-cell table:formula="of:=([.F884]-[.C884])/0.0166667" office:value-type="float" office:value="5.98198803602384" calcext:value-type="float">
            <text:p>5.98198803602384</text:p>
          </table:table-cell>
          <table:table-cell table:formula="of:=DEGREES(ATAN(ABS([.F884]-[.C884])/ABS([.E884]-[.B884])))" office:value-type="float" office:value="0.409542008288486" calcext:value-type="float">
            <text:p>0.409542008288486</text:p>
          </table:table-cell>
          <table:table-cell table:formula="of:=SQRT(POWER([.H884];2)+POWER([.I884];2)+POWER([.J884];2))" office:value-type="float" office:value="838.064284449716" calcext:value-type="float">
            <text:p>838.064284449716</text:p>
          </table:table-cell>
        </table:table-row>
        <table:table-row table:style-name="ro1">
          <table:table-cell office:value-type="float" office:value="71.8317" calcext:value-type="float">
            <text:p>71.8317</text:p>
          </table:table-cell>
          <table:table-cell office:value-type="float" office:value="288.931" calcext:value-type="float">
            <text:p>288.931</text:p>
          </table:table-cell>
          <table:table-cell office:value-type="float" office:value="38.5015" calcext:value-type="float">
            <text:p>38.5015</text:p>
          </table:table-cell>
          <table:table-cell office:value-type="float" office:value="70.5822" calcext:value-type="float">
            <text:p>70.5822</text:p>
          </table:table-cell>
          <table:table-cell office:value-type="float" office:value="269.339" calcext:value-type="float">
            <text:p>269.339</text:p>
          </table:table-cell>
          <table:table-cell office:value-type="float" office:value="38.8002" calcext:value-type="float">
            <text:p>38.8002</text:p>
          </table:table-cell>
          <table:table-cell/>
          <table:table-cell table:formula="of:=([.D885]-[.A885])/0.0166667" office:value-type="float" office:value="-74.9698500602997" calcext:value-type="float">
            <text:p>-74.9698500602997</text:p>
          </table:table-cell>
          <table:table-cell table:formula="of:=ABS([.E885]-[.B885])/0.0166667" office:value-type="float" office:value="1175.5176489647" calcext:value-type="float">
            <text:p>1175.5176489647</text:p>
          </table:table-cell>
          <table:table-cell table:formula="of:=([.F885]-[.C885])/0.0166667" office:value-type="float" office:value="17.9219641560715" calcext:value-type="float">
            <text:p>17.9219641560715</text:p>
          </table:table-cell>
          <table:table-cell table:formula="of:=DEGREES(ATAN(ABS([.F885]-[.C885])/ABS([.E885]-[.B885])))" office:value-type="float" office:value="0.873464858473337" calcext:value-type="float">
            <text:p>0.873464858473337</text:p>
          </table:table-cell>
          <table:table-cell table:formula="of:=SQRT(POWER([.H885];2)+POWER([.I885];2)+POWER([.J885];2))" office:value-type="float" office:value="1178.04219714099" calcext:value-type="float">
            <text:p>1178.04219714099</text:p>
          </table:table-cell>
        </table:table-row>
        <table:table-row table:style-name="ro1">
          <table:table-cell office:value-type="float" office:value="71.0603" calcext:value-type="float">
            <text:p>71.0603</text:p>
          </table:table-cell>
          <table:table-cell office:value-type="float" office:value="286.131" calcext:value-type="float">
            <text:p>286.131</text:p>
          </table:table-cell>
          <table:table-cell office:value-type="float" office:value="38.7172" calcext:value-type="float">
            <text:p>38.7172</text:p>
          </table:table-cell>
          <table:table-cell office:value-type="float" office:value="69.809" calcext:value-type="float">
            <text:p>69.809</text:p>
          </table:table-cell>
          <table:table-cell office:value-type="float" office:value="274.472" calcext:value-type="float">
            <text:p>274.472</text:p>
          </table:table-cell>
          <table:table-cell office:value-type="float" office:value="37.6724" calcext:value-type="float">
            <text:p>37.6724</text:p>
          </table:table-cell>
          <table:table-cell/>
          <table:table-cell table:formula="of:=([.D886]-[.A886])/0.0166667" office:value-type="float" office:value="-75.0778498443003" calcext:value-type="float">
            <text:p>-75.0778498443003</text:p>
          </table:table-cell>
          <table:table-cell table:formula="of:=ABS([.E886]-[.B886])/0.0166667" office:value-type="float" office:value="699.538600922798" calcext:value-type="float">
            <text:p>699.538600922798</text:p>
          </table:table-cell>
          <table:table-cell table:formula="of:=([.F886]-[.C886])/0.0166667" office:value-type="float" office:value="-62.6878746242505" calcext:value-type="float">
            <text:p>-62.6878746242505</text:p>
          </table:table-cell>
          <table:table-cell table:formula="of:=DEGREES(ATAN(ABS([.F886]-[.C886])/ABS([.E886]-[.B886])))" office:value-type="float" office:value="5.12077840546664" calcext:value-type="float">
            <text:p>5.12077840546664</text:p>
          </table:table-cell>
          <table:table-cell table:formula="of:=SQRT(POWER([.H886];2)+POWER([.I886];2)+POWER([.J886];2))" office:value-type="float" office:value="706.343193740249" calcext:value-type="float">
            <text:p>706.343193740249</text:p>
          </table:table-cell>
        </table:table-row>
        <table:table-row table:style-name="ro1">
          <table:table-cell office:value-type="float" office:value="71.8406" calcext:value-type="float">
            <text:p>71.8406</text:p>
          </table:table-cell>
          <table:table-cell office:value-type="float" office:value="294.148" calcext:value-type="float">
            <text:p>294.148</text:p>
          </table:table-cell>
          <table:table-cell office:value-type="float" office:value="39.4533" calcext:value-type="float">
            <text:p>39.4533</text:p>
          </table:table-cell>
          <table:table-cell office:value-type="float" office:value="70.8187" calcext:value-type="float">
            <text:p>70.8187</text:p>
          </table:table-cell>
          <table:table-cell office:value-type="float" office:value="280.649" calcext:value-type="float">
            <text:p>280.649</text:p>
          </table:table-cell>
          <table:table-cell office:value-type="float" office:value="39.6309" calcext:value-type="float">
            <text:p>39.6309</text:p>
          </table:table-cell>
          <table:table-cell/>
          <table:table-cell table:formula="of:=([.D887]-[.A887])/0.0166667" office:value-type="float" office:value="-61.3138773722445" calcext:value-type="float">
            <text:p>-61.3138773722445</text:p>
          </table:table-cell>
          <table:table-cell table:formula="of:=ABS([.E887]-[.B887])/0.0166667" office:value-type="float" office:value="809.938380123241" calcext:value-type="float">
            <text:p>809.938380123241</text:p>
          </table:table-cell>
          <table:table-cell table:formula="of:=([.F887]-[.C887])/0.0166667" office:value-type="float" office:value="10.6559786880425" calcext:value-type="float">
            <text:p>10.6559786880425</text:p>
          </table:table-cell>
          <table:table-cell table:formula="of:=DEGREES(ATAN(ABS([.F887]-[.C887])/ABS([.E887]-[.B887])))" office:value-type="float" office:value="0.753770159436375" calcext:value-type="float">
            <text:p>0.753770159436375</text:p>
          </table:table-cell>
          <table:table-cell table:formula="of:=SQRT(POWER([.H887];2)+POWER([.I887];2)+POWER([.J887];2))" office:value-type="float" office:value="812.325748106558" calcext:value-type="float">
            <text:p>812.325748106558</text:p>
          </table:table-cell>
        </table:table-row>
        <table:table-row table:style-name="ro1">
          <table:table-cell office:value-type="float" office:value="71.5719" calcext:value-type="float">
            <text:p>71.5719</text:p>
          </table:table-cell>
          <table:table-cell office:value-type="float" office:value="292.992" calcext:value-type="float">
            <text:p>292.992</text:p>
          </table:table-cell>
          <table:table-cell office:value-type="float" office:value="38.3491" calcext:value-type="float">
            <text:p>38.3491</text:p>
          </table:table-cell>
          <table:table-cell office:value-type="float" office:value="70.303" calcext:value-type="float">
            <text:p>70.303</text:p>
          </table:table-cell>
          <table:table-cell office:value-type="float" office:value="279.563" calcext:value-type="float">
            <text:p>279.563</text:p>
          </table:table-cell>
          <table:table-cell office:value-type="float" office:value="38.3035" calcext:value-type="float">
            <text:p>38.3035</text:p>
          </table:table-cell>
          <table:table-cell/>
          <table:table-cell table:formula="of:=([.D888]-[.A888])/0.0166667" office:value-type="float" office:value="-76.1338477323047" calcext:value-type="float">
            <text:p>-76.1338477323047</text:p>
          </table:table-cell>
          <table:table-cell table:formula="of:=ABS([.E888]-[.B888])/0.0166667" office:value-type="float" office:value="805.738388523225" calcext:value-type="float">
            <text:p>805.738388523225</text:p>
          </table:table-cell>
          <table:table-cell table:formula="of:=([.F888]-[.C888])/0.0166667" office:value-type="float" office:value="-2.73599452801096" calcext:value-type="float">
            <text:p>-2.73599452801096</text:p>
          </table:table-cell>
          <table:table-cell table:formula="of:=DEGREES(ATAN(ABS([.F888]-[.C888])/ABS([.E888]-[.B888])))" office:value-type="float" office:value="0.194554881535157" calcext:value-type="float">
            <text:p>0.194554881535157</text:p>
          </table:table-cell>
          <table:table-cell table:formula="of:=SQRT(POWER([.H888];2)+POWER([.I888];2)+POWER([.J888];2))" office:value-type="float" office:value="809.331946222677" calcext:value-type="float">
            <text:p>809.331946222677</text:p>
          </table:table-cell>
        </table:table-row>
        <table:table-row table:style-name="ro1">
          <table:table-cell office:value-type="float" office:value="72.6001" calcext:value-type="float">
            <text:p>72.6001</text:p>
          </table:table-cell>
          <table:table-cell office:value-type="float" office:value="282.166" calcext:value-type="float">
            <text:p>282.166</text:p>
          </table:table-cell>
          <table:table-cell office:value-type="float" office:value="39.6152" calcext:value-type="float">
            <text:p>39.6152</text:p>
          </table:table-cell>
          <table:table-cell office:value-type="float" office:value="71.8285" calcext:value-type="float">
            <text:p>71.8285</text:p>
          </table:table-cell>
          <table:table-cell office:value-type="float" office:value="269.359" calcext:value-type="float">
            <text:p>269.359</text:p>
          </table:table-cell>
          <table:table-cell office:value-type="float" office:value="39.5263" calcext:value-type="float">
            <text:p>39.5263</text:p>
          </table:table-cell>
          <table:table-cell/>
          <table:table-cell table:formula="of:=([.D889]-[.A889])/0.0166667" office:value-type="float" office:value="-46.2959074081847" calcext:value-type="float">
            <text:p>-46.2959074081847</text:p>
          </table:table-cell>
          <table:table-cell table:formula="of:=ABS([.E889]-[.B889])/0.0166667" office:value-type="float" office:value="768.418463163075" calcext:value-type="float">
            <text:p>768.418463163075</text:p>
          </table:table-cell>
          <table:table-cell table:formula="of:=([.F889]-[.C889])/0.0166667" office:value-type="float" office:value="-5.33398933202148" calcext:value-type="float">
            <text:p>-5.33398933202148</text:p>
          </table:table-cell>
          <table:table-cell table:formula="of:=DEGREES(ATAN(ABS([.F889]-[.C889])/ABS([.E889]-[.B889])))" office:value-type="float" office:value="0.397713202939943" calcext:value-type="float">
            <text:p>0.397713202939943</text:p>
          </table:table-cell>
          <table:table-cell table:formula="of:=SQRT(POWER([.H889];2)+POWER([.I889];2)+POWER([.J889];2))" office:value-type="float" office:value="769.830304037742" calcext:value-type="float">
            <text:p>769.830304037742</text:p>
          </table:table-cell>
        </table:table-row>
        <table:table-row table:style-name="ro1">
          <table:table-cell office:value-type="float" office:value="71.5838" calcext:value-type="float">
            <text:p>71.5838</text:p>
          </table:table-cell>
          <table:table-cell office:value-type="float" office:value="278.087" calcext:value-type="float">
            <text:p>278.087</text:p>
          </table:table-cell>
          <table:table-cell office:value-type="float" office:value="40.0498" calcext:value-type="float">
            <text:p>40.0498</text:p>
          </table:table-cell>
          <table:table-cell office:value-type="float" office:value="70.8394" calcext:value-type="float">
            <text:p>70.8394</text:p>
          </table:table-cell>
          <table:table-cell office:value-type="float" office:value="265.586" calcext:value-type="float">
            <text:p>265.586</text:p>
          </table:table-cell>
          <table:table-cell office:value-type="float" office:value="39.1995" calcext:value-type="float">
            <text:p>39.1995</text:p>
          </table:table-cell>
          <table:table-cell/>
          <table:table-cell table:formula="of:=([.D890]-[.A890])/0.0166667" office:value-type="float" office:value="-44.6639106721786" calcext:value-type="float">
            <text:p>-44.6639106721786</text:p>
          </table:table-cell>
          <table:table-cell table:formula="of:=ABS([.E890]-[.B890])/0.0166667" office:value-type="float" office:value="750.058499882999" calcext:value-type="float">
            <text:p>750.058499882999</text:p>
          </table:table-cell>
          <table:table-cell table:formula="of:=([.F890]-[.C890])/0.0166667" office:value-type="float" office:value="-51.0178979642039" calcext:value-type="float">
            <text:p>-51.0178979642039</text:p>
          </table:table-cell>
          <table:table-cell table:formula="of:=DEGREES(ATAN(ABS([.F890]-[.C890])/ABS([.E890]-[.B890])))" office:value-type="float" office:value="3.89118283315166" calcext:value-type="float">
            <text:p>3.89118283315166</text:p>
          </table:table-cell>
          <table:table-cell table:formula="of:=SQRT(POWER([.H890];2)+POWER([.I890];2)+POWER([.J890];2))" office:value-type="float" office:value="753.117151627788" calcext:value-type="float">
            <text:p>753.117151627788</text:p>
          </table:table-cell>
        </table:table-row>
        <table:table-row table:style-name="ro1">
          <table:table-cell office:value-type="float" office:value="72.0844" calcext:value-type="float">
            <text:p>72.0844</text:p>
          </table:table-cell>
          <table:table-cell office:value-type="float" office:value="273.026" calcext:value-type="float">
            <text:p>273.026</text:p>
          </table:table-cell>
          <table:table-cell office:value-type="float" office:value="40.1416" calcext:value-type="float">
            <text:p>40.1416</text:p>
          </table:table-cell>
          <table:table-cell office:value-type="float" office:value="71.0905" calcext:value-type="float">
            <text:p>71.0905</text:p>
          </table:table-cell>
          <table:table-cell office:value-type="float" office:value="261.94" calcext:value-type="float">
            <text:p>261.94</text:p>
          </table:table-cell>
          <table:table-cell office:value-type="float" office:value="39.3413" calcext:value-type="float">
            <text:p>39.3413</text:p>
          </table:table-cell>
          <table:table-cell/>
          <table:table-cell table:formula="of:=([.D891]-[.A891])/0.0166667" office:value-type="float" office:value="-59.6338807322383" calcext:value-type="float">
            <text:p>-59.6338807322383</text:p>
          </table:table-cell>
          <table:table-cell table:formula="of:=ABS([.E891]-[.B891])/0.0166667" office:value-type="float" office:value="665.158669682661" calcext:value-type="float">
            <text:p>665.158669682661</text:p>
          </table:table-cell>
          <table:table-cell table:formula="of:=([.F891]-[.C891])/0.0166667" office:value-type="float" office:value="-48.0179039641921" calcext:value-type="float">
            <text:p>-48.0179039641921</text:p>
          </table:table-cell>
          <table:table-cell table:formula="of:=DEGREES(ATAN(ABS([.F891]-[.C891])/ABS([.E891]-[.B891])))" office:value-type="float" office:value="4.12902814647259" calcext:value-type="float">
            <text:p>4.12902814647259</text:p>
          </table:table-cell>
          <table:table-cell table:formula="of:=SQRT(POWER([.H891];2)+POWER([.I891];2)+POWER([.J891];2))" office:value-type="float" office:value="669.550576645491" calcext:value-type="float">
            <text:p>669.550576645491</text:p>
          </table:table-cell>
        </table:table-row>
        <table:table-row table:style-name="ro1">
          <table:table-cell office:value-type="float" office:value="71.8426" calcext:value-type="float">
            <text:p>71.8426</text:p>
          </table:table-cell>
          <table:table-cell office:value-type="float" office:value="284.535" calcext:value-type="float">
            <text:p>284.535</text:p>
          </table:table-cell>
          <table:table-cell office:value-type="float" office:value="40.501" calcext:value-type="float">
            <text:p>40.501</text:p>
          </table:table-cell>
          <table:table-cell office:value-type="float" office:value="70.5835" calcext:value-type="float">
            <text:p>70.5835</text:p>
          </table:table-cell>
          <table:table-cell office:value-type="float" office:value="272.882" calcext:value-type="float">
            <text:p>272.882</text:p>
          </table:table-cell>
          <table:table-cell office:value-type="float" office:value="39.9313" calcext:value-type="float">
            <text:p>39.9313</text:p>
          </table:table-cell>
          <table:table-cell/>
          <table:table-cell table:formula="of:=([.D892]-[.A892])/0.0166667" office:value-type="float" office:value="-75.5458489083024" calcext:value-type="float">
            <text:p>-75.5458489083024</text:p>
          </table:table-cell>
          <table:table-cell table:formula="of:=ABS([.E892]-[.B892])/0.0166667" office:value-type="float" office:value="699.178601642798" calcext:value-type="float">
            <text:p>699.178601642798</text:p>
          </table:table-cell>
          <table:table-cell table:formula="of:=([.F892]-[.C892])/0.0166667" office:value-type="float" office:value="-34.1819316361366" calcext:value-type="float">
            <text:p>-34.1819316361366</text:p>
          </table:table-cell>
          <table:table-cell table:formula="of:=DEGREES(ATAN(ABS([.F892]-[.C892])/ABS([.E892]-[.B892])))" office:value-type="float" office:value="2.79888761334795" calcext:value-type="float">
            <text:p>2.79888761334795</text:p>
          </table:table-cell>
          <table:table-cell table:formula="of:=SQRT(POWER([.H892];2)+POWER([.I892];2)+POWER([.J892];2))" office:value-type="float" office:value="704.078331389933" calcext:value-type="float">
            <text:p>704.078331389933</text:p>
          </table:table-cell>
        </table:table-row>
        <table:table-row table:style-name="ro1">
          <table:table-cell office:value-type="float" office:value="72.3544" calcext:value-type="float">
            <text:p>72.3544</text:p>
          </table:table-cell>
          <table:table-cell office:value-type="float" office:value="284.591" calcext:value-type="float">
            <text:p>284.591</text:p>
          </table:table-cell>
          <table:table-cell office:value-type="float" office:value="40.4871" calcext:value-type="float">
            <text:p>40.4871</text:p>
          </table:table-cell>
          <table:table-cell office:value-type="float" office:value="71.3366" calcext:value-type="float">
            <text:p>71.3366</text:p>
          </table:table-cell>
          <table:table-cell office:value-type="float" office:value="272.887" calcext:value-type="float">
            <text:p>272.887</text:p>
          </table:table-cell>
          <table:table-cell office:value-type="float" office:value="40.4202" calcext:value-type="float">
            <text:p>40.4202</text:p>
          </table:table-cell>
          <table:table-cell/>
          <table:table-cell table:formula="of:=([.D893]-[.A893])/0.0166667" office:value-type="float" office:value="-61.0678778642439" calcext:value-type="float">
            <text:p>-61.0678778642439</text:p>
          </table:table-cell>
          <table:table-cell table:formula="of:=ABS([.E893]-[.B893])/0.0166667" office:value-type="float" office:value="702.238595522809" calcext:value-type="float">
            <text:p>702.238595522809</text:p>
          </table:table-cell>
          <table:table-cell table:formula="of:=([.F893]-[.C893])/0.0166667" office:value-type="float" office:value="-4.01399197201587" calcext:value-type="float">
            <text:p>-4.01399197201587</text:p>
          </table:table-cell>
          <table:table-cell table:formula="of:=DEGREES(ATAN(ABS([.F893]-[.C893])/ABS([.E893]-[.B893])))" office:value-type="float" office:value="0.327498795677134" calcext:value-type="float">
            <text:p>0.327498795677134</text:p>
          </table:table-cell>
          <table:table-cell table:formula="of:=SQRT(POWER([.H893];2)+POWER([.I893];2)+POWER([.J893];2))" office:value-type="float" office:value="704.90030705075" calcext:value-type="float">
            <text:p>704.90030705075</text:p>
          </table:table-cell>
        </table:table-row>
        <table:table-row table:style-name="ro1">
          <table:table-cell office:value-type="float" office:value="70.8298" calcext:value-type="float">
            <text:p>70.8298</text:p>
          </table:table-cell>
          <table:table-cell office:value-type="float" office:value="275.447" calcext:value-type="float">
            <text:p>275.447</text:p>
          </table:table-cell>
          <table:table-cell office:value-type="float" office:value="39.9965" calcext:value-type="float">
            <text:p>39.9965</text:p>
          </table:table-cell>
          <table:table-cell office:value-type="float" office:value="69.8637" calcext:value-type="float">
            <text:p>69.8637</text:p>
          </table:table-cell>
          <table:table-cell office:value-type="float" office:value="263.013" calcext:value-type="float">
            <text:p>263.013</text:p>
          </table:table-cell>
          <table:table-cell office:value-type="float" office:value="39.166" calcext:value-type="float">
            <text:p>39.166</text:p>
          </table:table-cell>
          <table:table-cell/>
          <table:table-cell table:formula="of:=([.D894]-[.A894])/0.0166667" office:value-type="float" office:value="-57.9658840682326" calcext:value-type="float">
            <text:p>-57.9658840682326</text:p>
          </table:table-cell>
          <table:table-cell table:formula="of:=ABS([.E894]-[.B894])/0.0166667" office:value-type="float" office:value="746.038507922986" calcext:value-type="float">
            <text:p>746.038507922986</text:p>
          </table:table-cell>
          <table:table-cell table:formula="of:=([.F894]-[.C894])/0.0166667" office:value-type="float" office:value="-49.8299003401994" calcext:value-type="float">
            <text:p>-49.8299003401994</text:p>
          </table:table-cell>
          <table:table-cell table:formula="of:=DEGREES(ATAN(ABS([.F894]-[.C894])/ABS([.E894]-[.B894])))" office:value-type="float" office:value="3.82126201918361" calcext:value-type="float">
            <text:p>3.82126201918361</text:p>
          </table:table-cell>
          <table:table-cell table:formula="of:=SQRT(POWER([.H894];2)+POWER([.I894];2)+POWER([.J894];2))" office:value-type="float" office:value="749.944343260005" calcext:value-type="float">
            <text:p>749.944343260005</text:p>
          </table:table-cell>
        </table:table-row>
        <table:table-row table:style-name="ro1">
          <table:table-cell office:value-type="float" office:value="71.8436" calcext:value-type="float">
            <text:p>71.8436</text:p>
          </table:table-cell>
          <table:table-cell office:value-type="float" office:value="285.848" calcext:value-type="float">
            <text:p>285.848</text:p>
          </table:table-cell>
          <table:table-cell office:value-type="float" office:value="40.5417" calcext:value-type="float">
            <text:p>40.5417</text:p>
          </table:table-cell>
          <table:table-cell office:value-type="float" office:value="70.8335" calcext:value-type="float">
            <text:p>70.8335</text:p>
          </table:table-cell>
          <table:table-cell office:value-type="float" office:value="274.127" calcext:value-type="float">
            <text:p>274.127</text:p>
          </table:table-cell>
          <table:table-cell office:value-type="float" office:value="40.2175" calcext:value-type="float">
            <text:p>40.2175</text:p>
          </table:table-cell>
          <table:table-cell/>
          <table:table-cell table:formula="of:=([.D895]-[.A895])/0.0166667" office:value-type="float" office:value="-60.6058787882421" calcext:value-type="float">
            <text:p>-60.6058787882421</text:p>
          </table:table-cell>
          <table:table-cell table:formula="of:=ABS([.E895]-[.B895])/0.0166667" office:value-type="float" office:value="703.258593482813" calcext:value-type="float">
            <text:p>703.258593482813</text:p>
          </table:table-cell>
          <table:table-cell table:formula="of:=([.F895]-[.C895])/0.0166667" office:value-type="float" office:value="-19.4519610960777" calcext:value-type="float">
            <text:p>-19.4519610960777</text:p>
          </table:table-cell>
          <table:table-cell table:formula="of:=DEGREES(ATAN(ABS([.F895]-[.C895])/ABS([.E895]-[.B895])))" office:value-type="float" office:value="1.5843833126478" calcext:value-type="float">
            <text:p>1.5843833126478</text:p>
          </table:table-cell>
          <table:table-cell table:formula="of:=SQRT(POWER([.H895];2)+POWER([.I895];2)+POWER([.J895];2))" office:value-type="float" office:value="706.133203185917" calcext:value-type="float">
            <text:p>706.133203185917</text:p>
          </table:table-cell>
        </table:table-row>
        <table:table-row table:style-name="ro1">
          <table:table-cell office:value-type="float" office:value="70.5763" calcext:value-type="float">
            <text:p>70.5763</text:p>
          </table:table-cell>
          <table:table-cell office:value-type="float" office:value="276.686" calcext:value-type="float">
            <text:p>276.686</text:p>
          </table:table-cell>
          <table:table-cell office:value-type="float" office:value="40.0419" calcext:value-type="float">
            <text:p>40.0419</text:p>
          </table:table-cell>
          <table:table-cell office:value-type="float" office:value="69.361" calcext:value-type="float">
            <text:p>69.361</text:p>
          </table:table-cell>
          <table:table-cell office:value-type="float" office:value="265.42" calcext:value-type="float">
            <text:p>265.42</text:p>
          </table:table-cell>
          <table:table-cell office:value-type="float" office:value="38.997" calcext:value-type="float">
            <text:p>38.997</text:p>
          </table:table-cell>
          <table:table-cell/>
          <table:table-cell table:formula="of:=([.D896]-[.A896])/0.0166667" office:value-type="float" office:value="-72.9178541642916" calcext:value-type="float">
            <text:p>-72.9178541642916</text:p>
          </table:table-cell>
          <table:table-cell table:formula="of:=ABS([.E896]-[.B896])/0.0166667" office:value-type="float" office:value="675.958648082702" calcext:value-type="float">
            <text:p>675.958648082702</text:p>
          </table:table-cell>
          <table:table-cell table:formula="of:=([.F896]-[.C896])/0.0166667" office:value-type="float" office:value="-62.6938746122507" calcext:value-type="float">
            <text:p>-62.6938746122507</text:p>
          </table:table-cell>
          <table:table-cell table:formula="of:=DEGREES(ATAN(ABS([.F896]-[.C896])/ABS([.E896]-[.B896])))" office:value-type="float" office:value="5.29891478145524" calcext:value-type="float">
            <text:p>5.29891478145524</text:p>
          </table:table-cell>
          <table:table-cell table:formula="of:=SQRT(POWER([.H896];2)+POWER([.I896];2)+POWER([.J896];2))" office:value-type="float" office:value="682.764695402168" calcext:value-type="float">
            <text:p>682.764695402168</text:p>
          </table:table-cell>
        </table:table-row>
        <table:table-row table:style-name="ro1">
          <table:table-cell office:value-type="float" office:value="70.8292" calcext:value-type="float">
            <text:p>70.8292</text:p>
          </table:table-cell>
          <table:table-cell office:value-type="float" office:value="273.026" calcext:value-type="float">
            <text:p>273.026</text:p>
          </table:table-cell>
          <table:table-cell office:value-type="float" office:value="39.4074" calcext:value-type="float">
            <text:p>39.4074</text:p>
          </table:table-cell>
          <table:table-cell office:value-type="float" office:value="69.6143" calcext:value-type="float">
            <text:p>69.6143</text:p>
          </table:table-cell>
          <table:table-cell office:value-type="float" office:value="261.953" calcext:value-type="float">
            <text:p>261.953</text:p>
          </table:table-cell>
          <table:table-cell office:value-type="float" office:value="38.1347" calcext:value-type="float">
            <text:p>38.1347</text:p>
          </table:table-cell>
          <table:table-cell/>
          <table:table-cell table:formula="of:=([.D897]-[.A897])/0.0166667" office:value-type="float" office:value="-72.8938542122916" calcext:value-type="float">
            <text:p>-72.8938542122916</text:p>
          </table:table-cell>
          <table:table-cell table:formula="of:=ABS([.E897]-[.B897])/0.0166667" office:value-type="float" office:value="664.37867124266" calcext:value-type="float">
            <text:p>664.37867124266</text:p>
          </table:table-cell>
          <table:table-cell table:formula="of:=([.F897]-[.C897])/0.0166667" office:value-type="float" office:value="-76.3618472763055" calcext:value-type="float">
            <text:p>-76.3618472763055</text:p>
          </table:table-cell>
          <table:table-cell table:formula="of:=DEGREES(ATAN(ABS([.F897]-[.C897])/ABS([.E897]-[.B897])))" office:value-type="float" office:value="6.5566471281586" calcext:value-type="float">
            <text:p>6.5566471281586</text:p>
          </table:table-cell>
          <table:table-cell table:formula="of:=SQRT(POWER([.H897];2)+POWER([.I897];2)+POWER([.J897];2))" office:value-type="float" office:value="672.71365714064" calcext:value-type="float">
            <text:p>672.71365714064</text:p>
          </table:table-cell>
        </table:table-row>
        <table:table-row table:style-name="ro1">
          <table:table-cell office:value-type="float" office:value="70.8352" calcext:value-type="float">
            <text:p>70.8352</text:p>
          </table:table-cell>
          <table:table-cell office:value-type="float" office:value="272.869" calcext:value-type="float">
            <text:p>272.869</text:p>
          </table:table-cell>
          <table:table-cell office:value-type="float" office:value="40.1796" calcext:value-type="float">
            <text:p>40.1796</text:p>
          </table:table-cell>
          <table:table-cell office:value-type="float" office:value="69.872" calcext:value-type="float">
            <text:p>69.872</text:p>
          </table:table-cell>
          <table:table-cell office:value-type="float" office:value="260.601" calcext:value-type="float">
            <text:p>260.601</text:p>
          </table:table-cell>
          <table:table-cell office:value-type="float" office:value="39.1004" calcext:value-type="float">
            <text:p>39.1004</text:p>
          </table:table-cell>
          <table:table-cell/>
          <table:table-cell table:formula="of:=([.D898]-[.A898])/0.0166667" office:value-type="float" office:value="-57.7918844162312" calcext:value-type="float">
            <text:p>-57.7918844162312</text:p>
          </table:table-cell>
          <table:table-cell table:formula="of:=ABS([.E898]-[.B898])/0.0166667" office:value-type="float" office:value="736.078527842946" calcext:value-type="float">
            <text:p>736.078527842946</text:p>
          </table:table-cell>
          <table:table-cell table:formula="of:=([.F898]-[.C898])/0.0166667" office:value-type="float" office:value="-64.751870496259" calcext:value-type="float">
            <text:p>-64.751870496259</text:p>
          </table:table-cell>
          <table:table-cell table:formula="of:=DEGREES(ATAN(ABS([.F898]-[.C898])/ABS([.E898]-[.B898])))" office:value-type="float" office:value="5.02729394630644" calcext:value-type="float">
            <text:p>5.02729394630644</text:p>
          </table:table-cell>
          <table:table-cell table:formula="of:=SQRT(POWER([.H898];2)+POWER([.I898];2)+POWER([.J898];2))" office:value-type="float" office:value="741.177647928337" calcext:value-type="float">
            <text:p>741.177647928337</text:p>
          </table:table-cell>
        </table:table-row>
        <table:table-row table:style-name="ro1">
          <table:table-cell office:value-type="float" office:value="72.6045" calcext:value-type="float">
            <text:p>72.6045</text:p>
          </table:table-cell>
          <table:table-cell office:value-type="float" office:value="283.423" calcext:value-type="float">
            <text:p>283.423</text:p>
          </table:table-cell>
          <table:table-cell office:value-type="float" office:value="39.9145" calcext:value-type="float">
            <text:p>39.9145</text:p>
          </table:table-cell>
          <table:table-cell office:value-type="float" office:value="72.0782" calcext:value-type="float">
            <text:p>72.0782</text:p>
          </table:table-cell>
          <table:table-cell office:value-type="float" office:value="269.342" calcext:value-type="float">
            <text:p>269.342</text:p>
          </table:table-cell>
          <table:table-cell office:value-type="float" office:value="39.7738" calcext:value-type="float">
            <text:p>39.7738</text:p>
          </table:table-cell>
          <table:table-cell/>
          <table:table-cell table:formula="of:=([.D899]-[.A899])/0.0166667" office:value-type="float" office:value="-31.5779368441267" calcext:value-type="float">
            <text:p>-31.5779368441267</text:p>
          </table:table-cell>
          <table:table-cell table:formula="of:=ABS([.E899]-[.B899])/0.0166667" office:value-type="float" office:value="844.858310283381" calcext:value-type="float">
            <text:p>844.858310283381</text:p>
          </table:table-cell>
          <table:table-cell table:formula="of:=([.F899]-[.C899])/0.0166667" office:value-type="float" office:value="-8.44198311603349" calcext:value-type="float">
            <text:p>-8.44198311603349</text:p>
          </table:table-cell>
          <table:table-cell table:formula="of:=DEGREES(ATAN(ABS([.F899]-[.C899])/ABS([.E899]-[.B899])))" office:value-type="float" office:value="0.572491150914913" calcext:value-type="float">
            <text:p>0.572491150914913</text:p>
          </table:table-cell>
          <table:table-cell table:formula="of:=SQRT(POWER([.H899];2)+POWER([.I899];2)+POWER([.J899];2))" office:value-type="float" office:value="845.490388844931" calcext:value-type="float">
            <text:p>845.490388844931</text:p>
          </table:table-cell>
        </table:table-row>
        <table:table-row table:style-name="ro1">
          <table:table-cell office:value-type="float" office:value="71.5831" calcext:value-type="float">
            <text:p>71.5831</text:p>
          </table:table-cell>
          <table:table-cell office:value-type="float" office:value="274.272" calcext:value-type="float">
            <text:p>274.272</text:p>
          </table:table-cell>
          <table:table-cell office:value-type="float" office:value="39.937" calcext:value-type="float">
            <text:p>39.937</text:p>
          </table:table-cell>
          <table:table-cell office:value-type="float" office:value="70.3438" calcext:value-type="float">
            <text:p>70.3438</text:p>
          </table:table-cell>
          <table:table-cell office:value-type="float" office:value="264.441" calcext:value-type="float">
            <text:p>264.441</text:p>
          </table:table-cell>
          <table:table-cell office:value-type="float" office:value="38.4232" calcext:value-type="float">
            <text:p>38.4232</text:p>
          </table:table-cell>
          <table:table-cell/>
          <table:table-cell table:formula="of:=([.D900]-[.A900])/0.0166667" office:value-type="float" office:value="-74.3578512842974" calcext:value-type="float">
            <text:p>-74.3578512842974</text:p>
          </table:table-cell>
          <table:table-cell table:formula="of:=ABS([.E900]-[.B900])/0.0166667" office:value-type="float" office:value="589.858820282361" calcext:value-type="float">
            <text:p>589.858820282361</text:p>
          </table:table-cell>
          <table:table-cell table:formula="of:=([.F900]-[.C900])/0.0166667" office:value-type="float" office:value="-90.8278183443631" calcext:value-type="float">
            <text:p>-90.8278183443631</text:p>
          </table:table-cell>
          <table:table-cell table:formula="of:=DEGREES(ATAN(ABS([.F900]-[.C900])/ABS([.E900]-[.B900])))" office:value-type="float" office:value="8.75378239544189" calcext:value-type="float">
            <text:p>8.75378239544189</text:p>
          </table:table-cell>
          <table:table-cell table:formula="of:=SQRT(POWER([.H900];2)+POWER([.I900];2)+POWER([.J900];2))" office:value-type="float" office:value="601.425149538754" calcext:value-type="float">
            <text:p>601.425149538754</text:p>
          </table:table-cell>
        </table:table-row>
        <table:table-row table:style-name="ro1">
          <table:table-cell office:value-type="float" office:value="71.3344" calcext:value-type="float">
            <text:p>71.3344</text:p>
          </table:table-cell>
          <table:table-cell office:value-type="float" office:value="274.19" calcext:value-type="float">
            <text:p>274.19</text:p>
          </table:table-cell>
          <table:table-cell office:value-type="float" office:value="40.2022" calcext:value-type="float">
            <text:p>40.2022</text:p>
          </table:table-cell>
          <table:table-cell office:value-type="float" office:value="70.6063" calcext:value-type="float">
            <text:p>70.6063</text:p>
          </table:table-cell>
          <table:table-cell office:value-type="float" office:value="261.78" calcext:value-type="float">
            <text:p>261.78</text:p>
          </table:table-cell>
          <table:table-cell office:value-type="float" office:value="39.8601" calcext:value-type="float">
            <text:p>39.8601</text:p>
          </table:table-cell>
          <table:table-cell/>
          <table:table-cell table:formula="of:=([.D901]-[.A901])/0.0166667" office:value-type="float" office:value="-43.6859126281746" calcext:value-type="float">
            <text:p>-43.6859126281746</text:p>
          </table:table-cell>
          <table:table-cell table:formula="of:=ABS([.E901]-[.B901])/0.0166667" office:value-type="float" office:value="744.59851080298" calcext:value-type="float">
            <text:p>744.59851080298</text:p>
          </table:table-cell>
          <table:table-cell table:formula="of:=([.F901]-[.C901])/0.0166667" office:value-type="float" office:value="-20.5259589480818" calcext:value-type="float">
            <text:p>-20.5259589480818</text:p>
          </table:table-cell>
          <table:table-cell table:formula="of:=DEGREES(ATAN(ABS([.F901]-[.C901])/ABS([.E901]-[.B901])))" office:value-type="float" office:value="1.57904298624407" calcext:value-type="float">
            <text:p>1.57904298624407</text:p>
          </table:table-cell>
          <table:table-cell table:formula="of:=SQRT(POWER([.H901];2)+POWER([.I901];2)+POWER([.J901];2))" office:value-type="float" office:value="746.161320521849" calcext:value-type="float">
            <text:p>746.161320521849</text:p>
          </table:table-cell>
        </table:table-row>
        <table:table-row table:style-name="ro1">
          <table:table-cell office:value-type="float" office:value="72.105" calcext:value-type="float">
            <text:p>72.105</text:p>
          </table:table-cell>
          <table:table-cell office:value-type="float" office:value="285.707" calcext:value-type="float">
            <text:p>285.707</text:p>
          </table:table-cell>
          <table:table-cell office:value-type="float" office:value="41.3253" calcext:value-type="float">
            <text:p>41.3253</text:p>
          </table:table-cell>
          <table:table-cell office:value-type="float" office:value="70.8398" calcext:value-type="float">
            <text:p>70.8398</text:p>
          </table:table-cell>
          <table:table-cell office:value-type="float" office:value="275.18" calcext:value-type="float">
            <text:p>275.18</text:p>
          </table:table-cell>
          <table:table-cell office:value-type="float" office:value="41.2879" calcext:value-type="float">
            <text:p>41.2879</text:p>
          </table:table-cell>
          <table:table-cell/>
          <table:table-cell table:formula="of:=([.D902]-[.A902])/0.0166667" office:value-type="float" office:value="-75.9118481763041" calcext:value-type="float">
            <text:p>-75.9118481763041</text:p>
          </table:table-cell>
          <table:table-cell table:formula="of:=ABS([.E902]-[.B902])/0.0166667" office:value-type="float" office:value="631.618736762526" calcext:value-type="float">
            <text:p>631.618736762526</text:p>
          </table:table-cell>
          <table:table-cell table:formula="of:=([.F902]-[.C902])/0.0166667" office:value-type="float" office:value="-2.24399551200886" calcext:value-type="float">
            <text:p>-2.24399551200886</text:p>
          </table:table-cell>
          <table:table-cell table:formula="of:=DEGREES(ATAN(ABS([.F902]-[.C902])/ABS([.E902]-[.B902])))" office:value-type="float" office:value="0.203557816852098" calcext:value-type="float">
            <text:p>0.203557816852098</text:p>
          </table:table-cell>
          <table:table-cell table:formula="of:=SQRT(POWER([.H902];2)+POWER([.I902];2)+POWER([.J902];2))" office:value-type="float" office:value="636.16811680474" calcext:value-type="float">
            <text:p>636.16811680474</text:p>
          </table:table-cell>
        </table:table-row>
        <table:table-row table:style-name="ro1">
          <table:table-cell office:value-type="float" office:value="71.5904" calcext:value-type="float">
            <text:p>71.5904</text:p>
          </table:table-cell>
          <table:table-cell office:value-type="float" office:value="275.334" calcext:value-type="float">
            <text:p>275.334</text:p>
          </table:table-cell>
          <table:table-cell office:value-type="float" office:value="41.0062" calcext:value-type="float">
            <text:p>41.0062</text:p>
          </table:table-cell>
          <table:table-cell office:value-type="float" office:value="70.8565" calcext:value-type="float">
            <text:p>70.8565</text:p>
          </table:table-cell>
          <table:table-cell office:value-type="float" office:value="262.839" calcext:value-type="float">
            <text:p>262.839</text:p>
          </table:table-cell>
          <table:table-cell office:value-type="float" office:value="40.8919" calcext:value-type="float">
            <text:p>40.8919</text:p>
          </table:table-cell>
          <table:table-cell/>
          <table:table-cell table:formula="of:=([.D903]-[.A903])/0.0166667" office:value-type="float" office:value="-44.0339119321765" calcext:value-type="float">
            <text:p>-44.0339119321765</text:p>
          </table:table-cell>
          <table:table-cell table:formula="of:=ABS([.E903]-[.B903])/0.0166667" office:value-type="float" office:value="749.698500602999" calcext:value-type="float">
            <text:p>749.698500602999</text:p>
          </table:table-cell>
          <table:table-cell table:formula="of:=([.F903]-[.C903])/0.0166667" office:value-type="float" office:value="-6.85798628402744" calcext:value-type="float">
            <text:p>-6.85798628402744</text:p>
          </table:table-cell>
          <table:table-cell table:formula="of:=DEGREES(ATAN(ABS([.F903]-[.C903])/ABS([.E903]-[.B903])))" office:value-type="float" office:value="0.524107638045777" calcext:value-type="float">
            <text:p>0.524107638045777</text:p>
          </table:table-cell>
          <table:table-cell table:formula="of:=SQRT(POWER([.H903];2)+POWER([.I903];2)+POWER([.J903];2))" office:value-type="float" office:value="751.021876633635" calcext:value-type="float">
            <text:p>751.021876633635</text:p>
          </table:table-cell>
        </table:table-row>
        <table:table-row table:style-name="ro1">
          <table:table-cell office:value-type="float" office:value="72.0969" calcext:value-type="float">
            <text:p>72.0969</text:p>
          </table:table-cell>
          <table:table-cell office:value-type="float" office:value="281.901" calcext:value-type="float">
            <text:p>281.901</text:p>
          </table:table-cell>
          <table:table-cell office:value-type="float" office:value="40.6751" calcext:value-type="float">
            <text:p>40.6751</text:p>
          </table:table-cell>
          <table:table-cell office:value-type="float" office:value="71.3393" calcext:value-type="float">
            <text:p>71.3393</text:p>
          </table:table-cell>
          <table:table-cell office:value-type="float" office:value="270.338" calcext:value-type="float">
            <text:p>270.338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([.D904]-[.A904])/0.0166667" office:value-type="float" office:value="-45.4559090881825" calcext:value-type="float">
            <text:p>-45.4559090881825</text:p>
          </table:table-cell>
          <table:table-cell table:formula="of:=ABS([.E904]-[.B904])/0.0166667" office:value-type="float" office:value="693.778612442774" calcext:value-type="float">
            <text:p>693.778612442774</text:p>
          </table:table-cell>
          <table:table-cell table:formula="of:=([.F904]-[.C904])/0.0166667" office:value-type="float" office:value="-4.50599098801797" calcext:value-type="float">
            <text:p>-4.50599098801797</text:p>
          </table:table-cell>
          <table:table-cell table:formula="of:=DEGREES(ATAN(ABS([.F904]-[.C904])/ABS([.E904]-[.B904])))" office:value-type="float" office:value="0.37212250622797" calcext:value-type="float">
            <text:p>0.37212250622797</text:p>
          </table:table-cell>
          <table:table-cell table:formula="of:=SQRT(POWER([.H904];2)+POWER([.I904];2)+POWER([.J904];2))" office:value-type="float" office:value="695.280739492213" calcext:value-type="float">
            <text:p>695.280739492213</text:p>
          </table:table-cell>
        </table:table-row>
        <table:table-row table:style-name="ro1">
          <table:table-cell office:value-type="float" office:value="73.3475" calcext:value-type="float">
            <text:p>73.3475</text:p>
          </table:table-cell>
          <table:table-cell office:value-type="float" office:value="275.534" calcext:value-type="float">
            <text:p>275.534</text:p>
          </table:table-cell>
          <table:table-cell office:value-type="float" office:value="40.9568" calcext:value-type="float">
            <text:p>40.9568</text:p>
          </table:table-cell>
          <table:table-cell office:value-type="float" office:value="72.8156" calcext:value-type="float">
            <text:p>72.8156</text:p>
          </table:table-cell>
          <table:table-cell office:value-type="float" office:value="264.31" calcext:value-type="float">
            <text:p>264.31</text:p>
          </table:table-cell>
          <table:table-cell office:value-type="float" office:value="40.8672" calcext:value-type="float">
            <text:p>40.8672</text:p>
          </table:table-cell>
          <table:table-cell/>
          <table:table-cell table:formula="of:=([.D905]-[.A905])/0.0166667" office:value-type="float" office:value="-31.9139361721272" calcext:value-type="float">
            <text:p>-31.9139361721272</text:p>
          </table:table-cell>
          <table:table-cell table:formula="of:=ABS([.E905]-[.B905])/0.0166667" office:value-type="float" office:value="673.438653122693" calcext:value-type="float">
            <text:p>673.438653122693</text:p>
          </table:table-cell>
          <table:table-cell table:formula="of:=([.F905]-[.C905])/0.0166667" office:value-type="float" office:value="-5.37598924802176" calcext:value-type="float">
            <text:p>-5.37598924802176</text:p>
          </table:table-cell>
          <table:table-cell table:formula="of:=DEGREES(ATAN(ABS([.F905]-[.C905])/ABS([.E905]-[.B905])))" office:value-type="float" office:value="0.457376407468984" calcext:value-type="float">
            <text:p>0.457376407468984</text:p>
          </table:table-cell>
          <table:table-cell table:formula="of:=SQRT(POWER([.H905];2)+POWER([.I905];2)+POWER([.J905];2))" office:value-type="float" office:value="674.215855718405" calcext:value-type="float">
            <text:p>674.215855718405</text:p>
          </table:table-cell>
        </table:table-row>
        <table:table-row table:style-name="ro1">
          <table:table-cell office:value-type="float" office:value="73.1193" calcext:value-type="float">
            <text:p>73.1193</text:p>
          </table:table-cell>
          <table:table-cell office:value-type="float" office:value="283.316" calcext:value-type="float">
            <text:p>283.316</text:p>
          </table:table-cell>
          <table:table-cell office:value-type="float" office:value="40.6877" calcext:value-type="float">
            <text:p>40.6877</text:p>
          </table:table-cell>
          <table:table-cell office:value-type="float" office:value="72.5829" calcext:value-type="float">
            <text:p>72.5829</text:p>
          </table:table-cell>
          <table:table-cell office:value-type="float" office:value="271.791" calcext:value-type="float">
            <text:p>271.791</text:p>
          </table:table-cell>
          <table:table-cell office:value-type="float" office:value="40.3444" calcext:value-type="float">
            <text:p>40.3444</text:p>
          </table:table-cell>
          <table:table-cell/>
          <table:table-cell table:formula="of:=([.D906]-[.A906])/0.0166667" office:value-type="float" office:value="-32.1839356321288" calcext:value-type="float">
            <text:p>-32.1839356321288</text:p>
          </table:table-cell>
          <table:table-cell table:formula="of:=ABS([.E906]-[.B906])/0.0166667" office:value-type="float" office:value="691.498617002765" calcext:value-type="float">
            <text:p>691.498617002765</text:p>
          </table:table-cell>
          <table:table-cell table:formula="of:=([.F906]-[.C906])/0.0166667" office:value-type="float" office:value="-20.5979588040823" calcext:value-type="float">
            <text:p>-20.5979588040823</text:p>
          </table:table-cell>
          <table:table-cell table:formula="of:=DEGREES(ATAN(ABS([.F906]-[.C906])/ABS([.E906]-[.B906])))" office:value-type="float" office:value="1.70618886258968" calcext:value-type="float">
            <text:p>1.70618886258968</text:p>
          </table:table-cell>
          <table:table-cell table:formula="of:=SQRT(POWER([.H906];2)+POWER([.I906];2)+POWER([.J906];2))" office:value-type="float" office:value="692.553549508198" calcext:value-type="float">
            <text:p>692.553549508198</text:p>
          </table:table-cell>
        </table:table-row>
        <table:table-row table:style-name="ro1">
          <table:table-cell office:value-type="float" office:value="72.3506" calcext:value-type="float">
            <text:p>72.3506</text:p>
          </table:table-cell>
          <table:table-cell office:value-type="float" office:value="283.319" calcext:value-type="float">
            <text:p>283.319</text:p>
          </table:table-cell>
          <table:table-cell office:value-type="float" office:value="40.1876" calcext:value-type="float">
            <text:p>40.1876</text:p>
          </table:table-cell>
          <table:table-cell office:value-type="float" office:value="71.8344" calcext:value-type="float">
            <text:p>71.8344</text:p>
          </table:table-cell>
          <table:table-cell office:value-type="float" office:value="270.436" calcext:value-type="float">
            <text:p>270.436</text:p>
          </table:table-cell>
          <table:table-cell office:value-type="float" office:value="40.3319" calcext:value-type="float">
            <text:p>40.3319</text:p>
          </table:table-cell>
          <table:table-cell/>
          <table:table-cell table:formula="of:=([.D907]-[.A907])/0.0166667" office:value-type="float" office:value="-30.9719380561238" calcext:value-type="float">
            <text:p>-30.9719380561238</text:p>
          </table:table-cell>
          <table:table-cell table:formula="of:=ABS([.E907]-[.B907])/0.0166667" office:value-type="float" office:value="772.978454043094" calcext:value-type="float">
            <text:p>772.978454043094</text:p>
          </table:table-cell>
          <table:table-cell table:formula="of:=([.F907]-[.C907])/0.0166667" office:value-type="float" office:value="8.65798268403428" calcext:value-type="float">
            <text:p>8.65798268403428</text:p>
          </table:table-cell>
          <table:table-cell table:formula="of:=DEGREES(ATAN(ABS([.F907]-[.C907])/ABS([.E907]-[.B907])))" office:value-type="float" office:value="0.641732147515555" calcext:value-type="float">
            <text:p>0.641732147515555</text:p>
          </table:table-cell>
          <table:table-cell table:formula="of:=SQRT(POWER([.H907];2)+POWER([.I907];2)+POWER([.J907];2))" office:value-type="float" office:value="773.647149562358" calcext:value-type="float">
            <text:p>773.647149562358</text:p>
          </table:table-cell>
        </table:table-row>
        <table:table-row table:style-name="ro1">
          <table:table-cell office:value-type="float" office:value="71.0561" calcext:value-type="float">
            <text:p>71.0561</text:p>
          </table:table-cell>
          <table:table-cell office:value-type="float" office:value="295.436" calcext:value-type="float">
            <text:p>295.436</text:p>
          </table:table-cell>
          <table:table-cell office:value-type="float" office:value="39.5119" calcext:value-type="float">
            <text:p>39.5119</text:p>
          </table:table-cell>
          <table:table-cell office:value-type="float" office:value="70.3109" calcext:value-type="float">
            <text:p>70.3109</text:p>
          </table:table-cell>
          <table:table-cell office:value-type="float" office:value="280.582" calcext:value-type="float">
            <text:p>280.582</text:p>
          </table:table-cell>
          <table:table-cell office:value-type="float" office:value="39.647" calcext:value-type="float">
            <text:p>39.647</text:p>
          </table:table-cell>
          <table:table-cell/>
          <table:table-cell table:formula="of:=([.D908]-[.A908])/0.0166667" office:value-type="float" office:value="-44.7119105761787" calcext:value-type="float">
            <text:p>-44.7119105761787</text:p>
          </table:table-cell>
          <table:table-cell table:formula="of:=ABS([.E908]-[.B908])/0.0166667" office:value-type="float" office:value="891.238217523564" calcext:value-type="float">
            <text:p>891.238217523564</text:p>
          </table:table-cell>
          <table:table-cell table:formula="of:=([.F908]-[.C908])/0.0166667" office:value-type="float" office:value="8.1059837880325" calcext:value-type="float">
            <text:p>8.1059837880325</text:p>
          </table:table-cell>
          <table:table-cell table:formula="of:=DEGREES(ATAN(ABS([.F908]-[.C908])/ABS([.E908]-[.B908])))" office:value-type="float" office:value="0.521101816377059" calcext:value-type="float">
            <text:p>0.521101816377059</text:p>
          </table:table-cell>
          <table:table-cell table:formula="of:=SQRT(POWER([.H908];2)+POWER([.I908];2)+POWER([.J908];2))" office:value-type="float" office:value="892.395888770855" calcext:value-type="float">
            <text:p>892.395888770855</text:p>
          </table:table-cell>
        </table:table-row>
        <table:table-row table:style-name="ro1">
          <table:table-cell office:value-type="float" office:value="68.9944" calcext:value-type="float">
            <text:p>68.9944</text:p>
          </table:table-cell>
          <table:table-cell office:value-type="float" office:value="288.486" calcext:value-type="float">
            <text:p>288.486</text:p>
          </table:table-cell>
          <table:table-cell office:value-type="float" office:value="39.1151" calcext:value-type="float">
            <text:p>39.1151</text:p>
          </table:table-cell>
          <table:table-cell office:value-type="float" office:value="67.2912" calcext:value-type="float">
            <text:p>67.2912</text:p>
          </table:table-cell>
          <table:table-cell office:value-type="float" office:value="276.464" calcext:value-type="float">
            <text:p>276.464</text:p>
          </table:table-cell>
          <table:table-cell office:value-type="float" office:value="38.8578" calcext:value-type="float">
            <text:p>38.8578</text:p>
          </table:table-cell>
          <table:table-cell/>
          <table:table-cell table:formula="of:=([.D909]-[.A909])/0.0166667" office:value-type="float" office:value="-102.191795616409" calcext:value-type="float">
            <text:p>-102.191795616409</text:p>
          </table:table-cell>
          <table:table-cell table:formula="of:=ABS([.E909]-[.B909])/0.0166667" office:value-type="float" office:value="721.318557362885" calcext:value-type="float">
            <text:p>721.318557362885</text:p>
          </table:table-cell>
          <table:table-cell table:formula="of:=([.F909]-[.C909])/0.0166667" office:value-type="float" office:value="-15.4379691240618" calcext:value-type="float">
            <text:p>-15.4379691240618</text:p>
          </table:table-cell>
          <table:table-cell table:formula="of:=DEGREES(ATAN(ABS([.F909]-[.C909])/ABS([.E909]-[.B909])))" office:value-type="float" office:value="1.22608166109593" calcext:value-type="float">
            <text:p>1.22608166109593</text:p>
          </table:table-cell>
          <table:table-cell table:formula="of:=SQRT(POWER([.H909];2)+POWER([.I909];2)+POWER([.J909];2))" office:value-type="float" office:value="728.685086424894" calcext:value-type="float">
            <text:p>728.685086424894</text:p>
          </table:table-cell>
        </table:table-row>
        <table:table-row table:style-name="ro1">
          <table:table-cell office:value-type="float" office:value="71.844" calcext:value-type="float">
            <text:p>71.844</text:p>
          </table:table-cell>
          <table:table-cell office:value-type="float" office:value="294.032" calcext:value-type="float">
            <text:p>294.032</text:p>
          </table:table-cell>
          <table:table-cell office:value-type="float" office:value="39.9898" calcext:value-type="float">
            <text:p>39.9898</text:p>
          </table:table-cell>
          <table:table-cell office:value-type="float" office:value="71.0797" calcext:value-type="float">
            <text:p>71.0797</text:p>
          </table:table-cell>
          <table:table-cell office:value-type="float" office:value="279.224" calcext:value-type="float">
            <text:p>279.224</text:p>
          </table:table-cell>
          <table:table-cell office:value-type="float" office:value="40.3685" calcext:value-type="float">
            <text:p>40.3685</text:p>
          </table:table-cell>
          <table:table-cell/>
          <table:table-cell table:formula="of:=([.D910]-[.A910])/0.0166667" office:value-type="float" office:value="-45.8579082841829" calcext:value-type="float">
            <text:p>-45.8579082841829</text:p>
          </table:table-cell>
          <table:table-cell table:formula="of:=ABS([.E910]-[.B910])/0.0166667" office:value-type="float" office:value="888.478223043554" calcext:value-type="float">
            <text:p>888.478223043554</text:p>
          </table:table-cell>
          <table:table-cell table:formula="of:=([.F910]-[.C910])/0.0166667" office:value-type="float" office:value="22.7219545560906" calcext:value-type="float">
            <text:p>22.7219545560906</text:p>
          </table:table-cell>
          <table:table-cell table:formula="of:=DEGREES(ATAN(ABS([.F910]-[.C910])/ABS([.E910]-[.B910])))" office:value-type="float" office:value="1.46496374891147" calcext:value-type="float">
            <text:p>1.46496374891147</text:p>
          </table:table-cell>
          <table:table-cell table:formula="of:=SQRT(POWER([.H910];2)+POWER([.I910];2)+POWER([.J910];2))" office:value-type="float" office:value="889.951003029762" calcext:value-type="float">
            <text:p>889.951003029762</text:p>
          </table:table-cell>
        </table:table-row>
        <table:table-row table:style-name="ro1">
          <table:table-cell office:value-type="float" office:value="72.1066" calcext:value-type="float">
            <text:p>72.1066</text:p>
          </table:table-cell>
          <table:table-cell office:value-type="float" office:value="284.279" calcext:value-type="float">
            <text:p>284.279</text:p>
          </table:table-cell>
          <table:table-cell office:value-type="float" office:value="41.8082" calcext:value-type="float">
            <text:p>41.8082</text:p>
          </table:table-cell>
          <table:table-cell office:value-type="float" office:value="71.3426" calcext:value-type="float">
            <text:p>71.3426</text:p>
          </table:table-cell>
          <table:table-cell office:value-type="float" office:value="271.462" calcext:value-type="float">
            <text:p>271.462</text:p>
          </table:table-cell>
          <table:table-cell office:value-type="float" office:value="41.1536" calcext:value-type="float">
            <text:p>41.1536</text:p>
          </table:table-cell>
          <table:table-cell/>
          <table:table-cell table:formula="of:=([.D911]-[.A911])/0.0166667" office:value-type="float" office:value="-45.8399083201831" calcext:value-type="float">
            <text:p>-45.8399083201831</text:p>
          </table:table-cell>
          <table:table-cell table:formula="of:=ABS([.E911]-[.B911])/0.0166667" office:value-type="float" office:value="769.018461963077" calcext:value-type="float">
            <text:p>769.018461963077</text:p>
          </table:table-cell>
          <table:table-cell table:formula="of:=([.F911]-[.C911])/0.0166667" office:value-type="float" office:value="-39.2759214481572" calcext:value-type="float">
            <text:p>-39.2759214481572</text:p>
          </table:table-cell>
          <table:table-cell table:formula="of:=DEGREES(ATAN(ABS([.F911]-[.C911])/ABS([.E911]-[.B911])))" office:value-type="float" office:value="2.92371520442362" calcext:value-type="float">
            <text:p>2.92371520442362</text:p>
          </table:table-cell>
          <table:table-cell table:formula="of:=SQRT(POWER([.H911];2)+POWER([.I911];2)+POWER([.J911];2))" office:value-type="float" office:value="771.384009453437" calcext:value-type="float">
            <text:p>771.384009453437</text:p>
          </table:table-cell>
        </table:table-row>
        <table:table-row table:style-name="ro1">
          <table:table-cell office:value-type="float" office:value="71.8451" calcext:value-type="float">
            <text:p>71.8451</text:p>
          </table:table-cell>
          <table:table-cell office:value-type="float" office:value="283.117" calcext:value-type="float">
            <text:p>283.117</text:p>
          </table:table-cell>
          <table:table-cell office:value-type="float" office:value="40.9851" calcext:value-type="float">
            <text:p>40.9851</text:p>
          </table:table-cell>
          <table:table-cell office:value-type="float" office:value="71.3433" calcext:value-type="float">
            <text:p>71.3433</text:p>
          </table:table-cell>
          <table:table-cell office:value-type="float" office:value="268.997" calcext:value-type="float">
            <text:p>268.997</text:p>
          </table:table-cell>
          <table:table-cell office:value-type="float" office:value="41.0713" calcext:value-type="float">
            <text:p>41.0713</text:p>
          </table:table-cell>
          <table:table-cell/>
          <table:table-cell table:formula="of:=([.D912]-[.A912])/0.0166667" office:value-type="float" office:value="-30.1079397841206" calcext:value-type="float">
            <text:p>-30.1079397841206</text:p>
          </table:table-cell>
          <table:table-cell table:formula="of:=ABS([.E912]-[.B912])/0.0166667" office:value-type="float" office:value="847.198305603389" calcext:value-type="float">
            <text:p>847.198305603389</text:p>
          </table:table-cell>
          <table:table-cell table:formula="of:=([.F912]-[.C912])/0.0166667" office:value-type="float" office:value="5.17198965602057" calcext:value-type="float">
            <text:p>5.17198965602057</text:p>
          </table:table-cell>
          <table:table-cell table:formula="of:=DEGREES(ATAN(ABS([.F912]-[.C912])/ABS([.E912]-[.B912])))" office:value-type="float" office:value="0.349775838516974" calcext:value-type="float">
            <text:p>0.349775838516974</text:p>
          </table:table-cell>
          <table:table-cell table:formula="of:=SQRT(POWER([.H912];2)+POWER([.I912];2)+POWER([.J912];2))" office:value-type="float" office:value="847.748905356002" calcext:value-type="float">
            <text:p>847.748905356002</text:p>
          </table:table-cell>
        </table:table-row>
        <table:table-row table:style-name="ro1">
          <table:table-cell office:value-type="float" office:value="72.105" calcext:value-type="float">
            <text:p>72.105</text:p>
          </table:table-cell>
          <table:table-cell office:value-type="float" office:value="284.34" calcext:value-type="float">
            <text:p>284.34</text:p>
          </table:table-cell>
          <table:table-cell office:value-type="float" office:value="41.545" calcext:value-type="float">
            <text:p>41.545</text:p>
          </table:table-cell>
          <table:table-cell office:value-type="float" office:value="71.5964" calcext:value-type="float">
            <text:p>71.5964</text:p>
          </table:table-cell>
          <table:table-cell office:value-type="float" office:value="270.118" calcext:value-type="float">
            <text:p>270.118</text:p>
          </table:table-cell>
          <table:table-cell office:value-type="float" office:value="41.8676" calcext:value-type="float">
            <text:p>41.8676</text:p>
          </table:table-cell>
          <table:table-cell/>
          <table:table-cell table:formula="of:=([.D913]-[.A913])/0.0166667" office:value-type="float" office:value="-30.5159389681221" calcext:value-type="float">
            <text:p>-30.5159389681221</text:p>
          </table:table-cell>
          <table:table-cell table:formula="of:=ABS([.E913]-[.B913])/0.0166667" office:value-type="float" office:value="853.318293363412" calcext:value-type="float">
            <text:p>853.318293363412</text:p>
          </table:table-cell>
          <table:table-cell table:formula="of:=([.F913]-[.C913])/0.0166667" office:value-type="float" office:value="19.3559612880775" calcext:value-type="float">
            <text:p>19.3559612880775</text:p>
          </table:table-cell>
          <table:table-cell table:formula="of:=DEGREES(ATAN(ABS([.F913]-[.C913])/ABS([.E913]-[.B913])))" office:value-type="float" office:value="1.29942689833225" calcext:value-type="float">
            <text:p>1.29942689833225</text:p>
          </table:table-cell>
          <table:table-cell table:formula="of:=SQRT(POWER([.H913];2)+POWER([.I913];2)+POWER([.J913];2))" office:value-type="float" office:value="854.083125671698" calcext:value-type="float">
            <text:p>854.083125671698</text:p>
          </table:table-cell>
        </table:table-row>
        <table:table-row table:style-name="ro1">
          <table:table-cell office:value-type="float" office:value="71.8416" calcext:value-type="float">
            <text:p>71.8416</text:p>
          </table:table-cell>
          <table:table-cell office:value-type="float" office:value="280.574" calcext:value-type="float">
            <text:p>280.574</text:p>
          </table:table-cell>
          <table:table-cell office:value-type="float" office:value="40.6426" calcext:value-type="float">
            <text:p>40.6426</text:p>
          </table:table-cell>
          <table:table-cell office:value-type="float" office:value="71.3463" calcext:value-type="float">
            <text:p>71.3463</text:p>
          </table:table-cell>
          <table:table-cell office:value-type="float" office:value="265.28" calcext:value-type="float">
            <text:p>265.28</text:p>
          </table:table-cell>
          <table:table-cell office:value-type="float" office:value="41.2051" calcext:value-type="float">
            <text:p>41.2051</text:p>
          </table:table-cell>
          <table:table-cell/>
          <table:table-cell table:formula="of:=([.D914]-[.A914])/0.0166667" office:value-type="float" office:value="-29.7179405641189" calcext:value-type="float">
            <text:p>-29.7179405641189</text:p>
          </table:table-cell>
          <table:table-cell table:formula="of:=ABS([.E914]-[.B914])/0.0166667" office:value-type="float" office:value="917.638164723673" calcext:value-type="float">
            <text:p>917.638164723673</text:p>
          </table:table-cell>
          <table:table-cell table:formula="of:=([.F914]-[.C914])/0.0166667" office:value-type="float" office:value="33.749932500135" calcext:value-type="float">
            <text:p>33.749932500135</text:p>
          </table:table-cell>
          <table:table-cell table:formula="of:=DEGREES(ATAN(ABS([.F914]-[.C914])/ABS([.E914]-[.B914])))" office:value-type="float" office:value="2.10633946073703" calcext:value-type="float">
            <text:p>2.10633946073703</text:p>
          </table:table-cell>
          <table:table-cell table:formula="of:=SQRT(POWER([.H914];2)+POWER([.I914];2)+POWER([.J914];2))" office:value-type="float" office:value="918.739362002395" calcext:value-type="float">
            <text:p>918.739362002395</text:p>
          </table:table-cell>
        </table:table-row>
        <table:table-row table:style-name="ro1">
          <table:table-cell office:value-type="float" office:value="71.5889" calcext:value-type="float">
            <text:p>71.5889</text:p>
          </table:table-cell>
          <table:table-cell office:value-type="float" office:value="276.654" calcext:value-type="float">
            <text:p>276.654</text:p>
          </table:table-cell>
          <table:table-cell office:value-type="float" office:value="40.7882" calcext:value-type="float">
            <text:p>40.7882</text:p>
          </table:table-cell>
          <table:table-cell office:value-type="float" office:value="70.851" calcext:value-type="float">
            <text:p>70.851</text:p>
          </table:table-cell>
          <table:table-cell office:value-type="float" office:value="264.14" calcext:value-type="float">
            <text:p>264.14</text:p>
          </table:table-cell>
          <table:table-cell office:value-type="float" office:value="40.4265" calcext:value-type="float">
            <text:p>40.4265</text:p>
          </table:table-cell>
          <table:table-cell/>
          <table:table-cell table:formula="of:=([.D915]-[.A915])/0.0166667" office:value-type="float" office:value="-44.2739114521769" calcext:value-type="float">
            <text:p>-44.2739114521769</text:p>
          </table:table-cell>
          <table:table-cell table:formula="of:=ABS([.E915]-[.B915])/0.0166667" office:value-type="float" office:value="750.838498323004" calcext:value-type="float">
            <text:p>750.838498323004</text:p>
          </table:table-cell>
          <table:table-cell table:formula="of:=([.F915]-[.C915])/0.0166667" office:value-type="float" office:value="-21.7019565960872" calcext:value-type="float">
            <text:p>-21.7019565960872</text:p>
          </table:table-cell>
          <table:table-cell table:formula="of:=DEGREES(ATAN(ABS([.F915]-[.C915])/ABS([.E915]-[.B915])))" office:value-type="float" office:value="1.65559495716948" calcext:value-type="float">
            <text:p>1.65559495716948</text:p>
          </table:table-cell>
          <table:table-cell table:formula="of:=SQRT(POWER([.H915];2)+POWER([.I915];2)+POWER([.J915];2))" office:value-type="float" office:value="752.455716118442" calcext:value-type="float">
            <text:p>752.455716118442</text:p>
          </table:table-cell>
        </table:table-row>
        <table:table-row table:style-name="ro1">
          <table:table-cell office:value-type="float" office:value="71.5866" calcext:value-type="float">
            <text:p>71.5866</text:p>
          </table:table-cell>
          <table:table-cell office:value-type="float" office:value="274.17" calcext:value-type="float">
            <text:p>274.17</text:p>
          </table:table-cell>
          <table:table-cell office:value-type="float" office:value="40.4522" calcext:value-type="float">
            <text:p>40.4522</text:p>
          </table:table-cell>
          <table:table-cell office:value-type="float" office:value="70.8503" calcext:value-type="float">
            <text:p>70.8503</text:p>
          </table:table-cell>
          <table:table-cell office:value-type="float" office:value="261.809" calcext:value-type="float">
            <text:p>261.809</text:p>
          </table:table-cell>
          <table:table-cell office:value-type="float" office:value="39.8527" calcext:value-type="float">
            <text:p>39.8527</text:p>
          </table:table-cell>
          <table:table-cell/>
          <table:table-cell table:formula="of:=([.D916]-[.A916])/0.0166667" office:value-type="float" office:value="-44.1779116441767" calcext:value-type="float">
            <text:p>-44.1779116441767</text:p>
          </table:table-cell>
          <table:table-cell table:formula="of:=ABS([.E916]-[.B916])/0.0166667" office:value-type="float" office:value="741.658516682966" calcext:value-type="float">
            <text:p>741.658516682966</text:p>
          </table:table-cell>
          <table:table-cell table:formula="of:=([.F916]-[.C916])/0.0166667" office:value-type="float" office:value="-35.9699280601438" calcext:value-type="float">
            <text:p>-35.9699280601438</text:p>
          </table:table-cell>
          <table:table-cell table:formula="of:=DEGREES(ATAN(ABS([.F916]-[.C916])/ABS([.E916]-[.B916])))" office:value-type="float" office:value="2.77663022325961" calcext:value-type="float">
            <text:p>2.77663022325961</text:p>
          </table:table-cell>
          <table:table-cell table:formula="of:=SQRT(POWER([.H916];2)+POWER([.I916];2)+POWER([.J916];2))" office:value-type="float" office:value="743.843316142768" calcext:value-type="float">
            <text:p>743.843316142768</text:p>
          </table:table-cell>
        </table:table-row>
        <table:table-row table:style-name="ro1">
          <table:table-cell office:value-type="float" office:value="71.0816" calcext:value-type="float">
            <text:p>71.0816</text:p>
          </table:table-cell>
          <table:table-cell office:value-type="float" office:value="279.197" calcext:value-type="float">
            <text:p>279.197</text:p>
          </table:table-cell>
          <table:table-cell office:value-type="float" office:value="40.6244" calcext:value-type="float">
            <text:p>40.6244</text:p>
          </table:table-cell>
          <table:table-cell office:value-type="float" office:value="69.8514" calcext:value-type="float">
            <text:p>69.8514</text:p>
          </table:table-cell>
          <table:table-cell office:value-type="float" office:value="267.807" calcext:value-type="float">
            <text:p>267.807</text:p>
          </table:table-cell>
          <table:table-cell office:value-type="float" office:value="39.8099" calcext:value-type="float">
            <text:p>39.8099</text:p>
          </table:table-cell>
          <table:table-cell/>
          <table:table-cell table:formula="of:=([.D917]-[.A917])/0.0166667" office:value-type="float" office:value="-73.811852376295" calcext:value-type="float">
            <text:p>-73.811852376295</text:p>
          </table:table-cell>
          <table:table-cell table:formula="of:=ABS([.E917]-[.B917])/0.0166667" office:value-type="float" office:value="683.398633202733" calcext:value-type="float">
            <text:p>683.398633202733</text:p>
          </table:table-cell>
          <table:table-cell table:formula="of:=([.F917]-[.C917])/0.0166667" office:value-type="float" office:value="-48.8699022601956" calcext:value-type="float">
            <text:p>-48.8699022601956</text:p>
          </table:table-cell>
          <table:table-cell table:formula="of:=DEGREES(ATAN(ABS([.F917]-[.C917])/ABS([.E917]-[.B917])))" office:value-type="float" office:value="4.09026408901056" calcext:value-type="float">
            <text:p>4.09026408901056</text:p>
          </table:table-cell>
          <table:table-cell table:formula="of:=SQRT(POWER([.H917];2)+POWER([.I917];2)+POWER([.J917];2))" office:value-type="float" office:value="689.108227175895" calcext:value-type="float">
            <text:p>689.108227175895</text:p>
          </table:table-cell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276.91" calcext:value-type="float">
            <text:p>276.91</text:p>
          </table:table-cell>
          <table:table-cell office:value-type="float" office:value="39.4939" calcext:value-type="float">
            <text:p>39.4939</text:p>
          </table:table-cell>
          <table:table-cell office:value-type="float" office:value="70.5891" calcext:value-type="float">
            <text:p>70.5891</text:p>
          </table:table-cell>
          <table:table-cell office:value-type="float" office:value="265.657" calcext:value-type="float">
            <text:p>265.657</text:p>
          </table:table-cell>
          <table:table-cell office:value-type="float" office:value="38.699" calcext:value-type="float">
            <text:p>38.699</text:p>
          </table:table-cell>
          <table:table-cell/>
          <table:table-cell table:formula="of:=([.D918]-[.A918])/0.0166667" office:value-type="float" office:value="-59.4538810922376" calcext:value-type="float">
            <text:p>-59.4538810922376</text:p>
          </table:table-cell>
          <table:table-cell table:formula="of:=ABS([.E918]-[.B918])/0.0166667" office:value-type="float" office:value="675.178649642703" calcext:value-type="float">
            <text:p>675.178649642703</text:p>
          </table:table-cell>
          <table:table-cell table:formula="of:=([.F918]-[.C918])/0.0166667" office:value-type="float" office:value="-47.6939046121907" calcext:value-type="float">
            <text:p>-47.6939046121907</text:p>
          </table:table-cell>
          <table:table-cell table:formula="of:=DEGREES(ATAN(ABS([.F918]-[.C918])/ABS([.E918]-[.B918])))" office:value-type="float" office:value="4.04060141397442" calcext:value-type="float">
            <text:p>4.04060141397442</text:p>
          </table:table-cell>
          <table:table-cell table:formula="of:=SQRT(POWER([.H918];2)+POWER([.I918];2)+POWER([.J918];2))" office:value-type="float" office:value="679.46720409997" calcext:value-type="float">
            <text:p>679.46720409997</text:p>
          </table:table-cell>
        </table:table-row>
        <table:table-row table:style-name="ro1">
          <table:table-cell office:value-type="float" office:value="71.8328" calcext:value-type="float">
            <text:p>71.8328</text:p>
          </table:table-cell>
          <table:table-cell office:value-type="float" office:value="273.046" calcext:value-type="float">
            <text:p>273.046</text:p>
          </table:table-cell>
          <table:table-cell office:value-type="float" office:value="39.8921" calcext:value-type="float">
            <text:p>39.8921</text:p>
          </table:table-cell>
          <table:table-cell office:value-type="float" office:value="71.0963" calcext:value-type="float">
            <text:p>71.0963</text:p>
          </table:table-cell>
          <table:table-cell office:value-type="float" office:value="259.466" calcext:value-type="float">
            <text:p>259.466</text:p>
          </table:table-cell>
          <table:table-cell office:value-type="float" office:value="39.7719" calcext:value-type="float">
            <text:p>39.7719</text:p>
          </table:table-cell>
          <table:table-cell/>
          <table:table-cell table:formula="of:=([.D919]-[.A919])/0.0166667" office:value-type="float" office:value="-44.1899116201772" calcext:value-type="float">
            <text:p>-44.1899116201772</text:p>
          </table:table-cell>
          <table:table-cell table:formula="of:=ABS([.E919]-[.B919])/0.0166667" office:value-type="float" office:value="814.798370403258" calcext:value-type="float">
            <text:p>814.798370403258</text:p>
          </table:table-cell>
          <table:table-cell table:formula="of:=([.F919]-[.C919])/0.0166667" office:value-type="float" office:value="-7.21198557602867" calcext:value-type="float">
            <text:p>-7.21198557602867</text:p>
          </table:table-cell>
          <table:table-cell table:formula="of:=DEGREES(ATAN(ABS([.F919]-[.C919])/ABS([.E919]-[.B919])))" office:value-type="float" office:value="0.507126130628785" calcext:value-type="float">
            <text:p>0.507126130628785</text:p>
          </table:table-cell>
          <table:table-cell table:formula="of:=SQRT(POWER([.H919];2)+POWER([.I919];2)+POWER([.J919];2))" office:value-type="float" office:value="816.027662176199" calcext:value-type="float">
            <text:p>816.027662176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6:30:54.593877060</dc:date>
    <meta:editing-duration>PT34S</meta:editing-duration>
    <meta:editing-cycles>1</meta:editing-cycles>
    <meta:document-statistic meta:table-count="1" meta:cell-count="10109" meta:object-count="0"/>
  </office:meta>
</office:document-meta>
</file>